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4.1295in" svg:height="13.3039in" svg:x="15.322in" svg:y="0.0295in">
            <draw:object draw:notify-on-update-of-ranges="output.A1:output.A392 output.B1:output.B392 output.C1:output.C392 output.D1:output.D392 output.E1:output.E392 output.F1:output.F392 output.G1:output.G392 output.H1:output.H392 output.I1:output.I392 output.J1:output.J392 output.K1:output.K392 output.L1:output.L392 output.M1:output.M392 output.N1:output.N392 output.O1:output.O392 output.P1:output.P392 output.Q1:output.Q392 output.R1:output.R392 output.S1:output.S392 output.T1:output.T3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3984in" svg:height="6.5185in" svg:x="19.9094in" svg:y="62.9039in">
            <draw:object draw:notify-on-update-of-ranges="output.B395:output.T3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5.65427" calcext:value-type="float">
            <text:p>105.6542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94654" calcext:value-type="float">
            <text:p>105.9465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24641" calcext:value-type="float">
            <text:p>105.24641</text:p>
          </table:table-cell>
          <table:table-cell office:value-type="float" office:value="105.64598" calcext:value-type="float">
            <text:p>105.64598</text:p>
          </table:table-cell>
          <table:table-cell office:value-type="float" office:value="105.64636" calcext:value-type="float">
            <text:p>105.64636</text:p>
          </table:table-cell>
          <table:table-cell office:value-type="float" office:value="105.54874" calcext:value-type="float">
            <text:p>105.5487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94648" calcext:value-type="float">
            <text:p>105.94648</text:p>
          </table:table-cell>
          <table:table-cell office:value-type="float" office:value="105.94637" calcext:value-type="float">
            <text:p>105.94637</text:p>
          </table:table-cell>
          <table:table-cell office:value-type="float" office:value="105.94667" calcext:value-type="float">
            <text:p>105.9466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6.23253" calcext:value-type="float">
            <text:p>106.23253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6.2325" calcext:value-type="float">
            <text:p>106.2325</text:p>
          </table:table-cell>
          <table:table-cell office:value-type="float" office:value="105.54922" calcext:value-type="float">
            <text:p>105.54922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5.31282" calcext:value-type="float">
            <text:p>105.3128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59559" calcext:value-type="float">
            <text:p>105.5955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92043" calcext:value-type="float">
            <text:p>104.92043</text:p>
          </table:table-cell>
          <table:table-cell office:value-type="float" office:value="105.32352" calcext:value-type="float">
            <text:p>105.32352</text:p>
          </table:table-cell>
          <table:table-cell office:value-type="float" office:value="105.12813" calcext:value-type="float">
            <text:p>105.12813</text:p>
          </table:table-cell>
          <table:table-cell office:value-type="float" office:value="105.22554" calcext:value-type="float">
            <text:p>105.22554</text:p>
          </table:table-cell>
          <table:table-cell office:value-type="float" office:value="106.48255" calcext:value-type="float">
            <text:p>106.4825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59526" calcext:value-type="float">
            <text:p>105.59526</text:p>
          </table:table-cell>
          <table:table-cell office:value-type="float" office:value="105.59543" calcext:value-type="float">
            <text:p>105.59543</text:p>
          </table:table-cell>
          <table:table-cell office:value-type="float" office:value="105.59554" calcext:value-type="float">
            <text:p>105.5955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85929" calcext:value-type="float">
            <text:p>105.85929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85927" calcext:value-type="float">
            <text:p>105.85927</text:p>
          </table:table-cell>
          <table:table-cell office:value-type="float" office:value="105.22584" calcext:value-type="float">
            <text:p>105.22584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4.79994" calcext:value-type="float">
            <text:p>104.7999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672" calcext:value-type="float">
            <text:p>105.0567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38326" calcext:value-type="float">
            <text:p>104.38326</text:p>
          </table:table-cell>
          <table:table-cell office:value-type="float" office:value="104.78679" calcext:value-type="float">
            <text:p>104.78679</text:p>
          </table:table-cell>
          <table:table-cell office:value-type="float" office:value="104.7876" calcext:value-type="float">
            <text:p>104.7876</text:p>
          </table:table-cell>
          <table:table-cell office:value-type="float" office:value="104.68925" calcext:value-type="float">
            <text:p>104.68925</text:p>
          </table:table-cell>
          <table:table-cell office:value-type="float" office:value="105.94133" calcext:value-type="float">
            <text:p>105.94133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598" calcext:value-type="float">
            <text:p>105.05598</text:p>
          </table:table-cell>
          <table:table-cell office:value-type="float" office:value="105.05597" calcext:value-type="float">
            <text:p>105.05597</text:p>
          </table:table-cell>
          <table:table-cell office:value-type="float" office:value="105.05628" calcext:value-type="float">
            <text:p>105.05628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30794" calcext:value-type="float">
            <text:p>105.3079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30814" calcext:value-type="float">
            <text:p>105.30814</text:p>
          </table:table-cell>
          <table:table-cell office:value-type="float" office:value="104.6897" calcext:value-type="float">
            <text:p>104.6897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4.79994" calcext:value-type="float">
            <text:p>104.7999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672" calcext:value-type="float">
            <text:p>105.0567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38326" calcext:value-type="float">
            <text:p>104.38326</text:p>
          </table:table-cell>
          <table:table-cell office:value-type="float" office:value="104.78679" calcext:value-type="float">
            <text:p>104.78679</text:p>
          </table:table-cell>
          <table:table-cell office:value-type="float" office:value="104.7876" calcext:value-type="float">
            <text:p>104.7876</text:p>
          </table:table-cell>
          <table:table-cell office:value-type="float" office:value="104.68925" calcext:value-type="float">
            <text:p>104.68925</text:p>
          </table:table-cell>
          <table:table-cell office:value-type="float" office:value="105.94133" calcext:value-type="float">
            <text:p>105.94133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598" calcext:value-type="float">
            <text:p>105.05598</text:p>
          </table:table-cell>
          <table:table-cell office:value-type="float" office:value="105.05597" calcext:value-type="float">
            <text:p>105.05597</text:p>
          </table:table-cell>
          <table:table-cell office:value-type="float" office:value="105.05628" calcext:value-type="float">
            <text:p>105.05628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30794" calcext:value-type="float">
            <text:p>105.3079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30814" calcext:value-type="float">
            <text:p>105.30814</text:p>
          </table:table-cell>
          <table:table-cell office:value-type="float" office:value="104.6897" calcext:value-type="float">
            <text:p>104.6897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4.47172" calcext:value-type="float">
            <text:p>104.4717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73507" calcext:value-type="float">
            <text:p>104.7350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07663" calcext:value-type="float">
            <text:p>104.07663</text:p>
          </table:table-cell>
          <table:table-cell office:value-type="float" office:value="104.4824" calcext:value-type="float">
            <text:p>104.4824</text:p>
          </table:table-cell>
          <table:table-cell office:value-type="float" office:value="104.28537" calcext:value-type="float">
            <text:p>104.28537</text:p>
          </table:table-cell>
          <table:table-cell office:value-type="float" office:value="104.38245" calcext:value-type="float">
            <text:p>104.38245</text:p>
          </table:table-cell>
          <table:table-cell office:value-type="float" office:value="105.58972" calcext:value-type="float">
            <text:p>105.5897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7345" calcext:value-type="float">
            <text:p>104.7345</text:p>
          </table:table-cell>
          <table:table-cell office:value-type="float" office:value="104.73437" calcext:value-type="float">
            <text:p>104.73437</text:p>
          </table:table-cell>
          <table:table-cell office:value-type="float" office:value="104.73472" calcext:value-type="float">
            <text:p>104.73472</text:p>
          </table:table-cell>
          <table:table-cell office:value-type="float" office:value="106.32259" calcext:value-type="float">
            <text:p>106.32259</text:p>
          </table:table-cell>
          <table:table-cell office:value-type="float" office:value="104.98502" calcext:value-type="float">
            <text:p>104.9850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98544" calcext:value-type="float">
            <text:p>104.98544</text:p>
          </table:table-cell>
          <table:table-cell office:value-type="float" office:value="104.3848" calcext:value-type="float">
            <text:p>104.3848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94931" calcext:value-type="float">
            <text:p>103.9493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20827" calcext:value-type="float">
            <text:p>104.2082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55582" calcext:value-type="float">
            <text:p>103.55582</text:p>
          </table:table-cell>
          <table:table-cell office:value-type="float" office:value="103.95983" calcext:value-type="float">
            <text:p>103.95983</text:p>
          </table:table-cell>
          <table:table-cell office:value-type="float" office:value="103.96023" calcext:value-type="float">
            <text:p>103.96023</text:p>
          </table:table-cell>
          <table:table-cell office:value-type="float" office:value="103.86167" calcext:value-type="float">
            <text:p>103.86167</text:p>
          </table:table-cell>
          <table:table-cell office:value-type="float" office:value="105.04844" calcext:value-type="float">
            <text:p>105.0484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20773" calcext:value-type="float">
            <text:p>104.20773</text:p>
          </table:table-cell>
          <table:table-cell office:value-type="float" office:value="104.20718" calcext:value-type="float">
            <text:p>104.20718</text:p>
          </table:table-cell>
          <table:table-cell office:value-type="float" office:value="104.20795" calcext:value-type="float">
            <text:p>104.20795</text:p>
          </table:table-cell>
          <table:table-cell office:value-type="float" office:value="105.74955" calcext:value-type="float">
            <text:p>105.74955</text:p>
          </table:table-cell>
          <table:table-cell office:value-type="float" office:value="104.45715" calcext:value-type="float">
            <text:p>104.45715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45808" calcext:value-type="float">
            <text:p>104.45808</text:p>
          </table:table-cell>
          <table:table-cell office:value-type="float" office:value="103.86205" calcext:value-type="float">
            <text:p>103.86205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65754" calcext:value-type="float">
            <text:p>103.6575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304" calcext:value-type="float">
            <text:p>103.9130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26404" calcext:value-type="float">
            <text:p>103.26404</text:p>
          </table:table-cell>
          <table:table-cell office:value-type="float" office:value="103.67797" calcext:value-type="float">
            <text:p>103.67797</text:p>
          </table:table-cell>
          <table:table-cell office:value-type="float" office:value="103.48322" calcext:value-type="float">
            <text:p>103.48322</text:p>
          </table:table-cell>
          <table:table-cell office:value-type="float" office:value="103.57984" calcext:value-type="float">
            <text:p>103.57984</text:p>
          </table:table-cell>
          <table:table-cell office:value-type="float" office:value="104.72658" calcext:value-type="float">
            <text:p>104.72658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255" calcext:value-type="float">
            <text:p>103.91255</text:p>
          </table:table-cell>
          <table:table-cell office:value-type="float" office:value="103.91164" calcext:value-type="float">
            <text:p>103.91164</text:p>
          </table:table-cell>
          <table:table-cell office:value-type="float" office:value="103.9129" calcext:value-type="float">
            <text:p>103.9129</text:p>
          </table:table-cell>
          <table:table-cell office:value-type="float" office:value="105.41085" calcext:value-type="float">
            <text:p>105.41085</text:p>
          </table:table-cell>
          <table:table-cell office:value-type="float" office:value="104.15084" calcext:value-type="float">
            <text:p>104.1508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15226" calcext:value-type="float">
            <text:p>104.15226</text:p>
          </table:table-cell>
          <table:table-cell office:value-type="float" office:value="103.58041" calcext:value-type="float">
            <text:p>103.58041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65754" calcext:value-type="float">
            <text:p>103.6575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304" calcext:value-type="float">
            <text:p>103.9130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26404" calcext:value-type="float">
            <text:p>103.26404</text:p>
          </table:table-cell>
          <table:table-cell office:value-type="float" office:value="103.67797" calcext:value-type="float">
            <text:p>103.67797</text:p>
          </table:table-cell>
          <table:table-cell office:value-type="float" office:value="103.48322" calcext:value-type="float">
            <text:p>103.48322</text:p>
          </table:table-cell>
          <table:table-cell office:value-type="float" office:value="103.57984" calcext:value-type="float">
            <text:p>103.57984</text:p>
          </table:table-cell>
          <table:table-cell office:value-type="float" office:value="104.72658" calcext:value-type="float">
            <text:p>104.72658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255" calcext:value-type="float">
            <text:p>103.91255</text:p>
          </table:table-cell>
          <table:table-cell office:value-type="float" office:value="103.91164" calcext:value-type="float">
            <text:p>103.91164</text:p>
          </table:table-cell>
          <table:table-cell office:value-type="float" office:value="103.9129" calcext:value-type="float">
            <text:p>103.9129</text:p>
          </table:table-cell>
          <table:table-cell office:value-type="float" office:value="105.41085" calcext:value-type="float">
            <text:p>105.41085</text:p>
          </table:table-cell>
          <table:table-cell office:value-type="float" office:value="104.15084" calcext:value-type="float">
            <text:p>104.1508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15226" calcext:value-type="float">
            <text:p>104.15226</text:p>
          </table:table-cell>
          <table:table-cell office:value-type="float" office:value="103.58041" calcext:value-type="float">
            <text:p>103.58041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14926" calcext:value-type="float">
            <text:p>103.1492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38872" calcext:value-type="float">
            <text:p>103.3887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75325" calcext:value-type="float">
            <text:p>102.75325</text:p>
          </table:table-cell>
          <table:table-cell office:value-type="float" office:value="103.1695" calcext:value-type="float">
            <text:p>103.1695</text:p>
          </table:table-cell>
          <table:table-cell office:value-type="float" office:value="103.16834" calcext:value-type="float">
            <text:p>103.16834</text:p>
          </table:table-cell>
          <table:table-cell office:value-type="float" office:value="103.07126" calcext:value-type="float">
            <text:p>103.07126</text:p>
          </table:table-cell>
          <table:table-cell office:value-type="float" office:value="104.20105" calcext:value-type="float">
            <text:p>104.2010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39006" calcext:value-type="float">
            <text:p>103.39006</text:p>
          </table:table-cell>
          <table:table-cell office:value-type="float" office:value="103.38697" calcext:value-type="float">
            <text:p>103.38697</text:p>
          </table:table-cell>
          <table:table-cell office:value-type="float" office:value="103.3887" calcext:value-type="float">
            <text:p>103.3887</text:p>
          </table:table-cell>
          <table:table-cell office:value-type="float" office:value="104.87188" calcext:value-type="float">
            <text:p>104.87188</text:p>
          </table:table-cell>
          <table:table-cell office:value-type="float" office:value="103.62527" calcext:value-type="float">
            <text:p>103.62527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3.62676" calcext:value-type="float">
            <text:p>103.62676</text:p>
          </table:table-cell>
          <table:table-cell office:value-type="float" office:value="103.07209" calcext:value-type="float">
            <text:p>103.07209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2.88031" calcext:value-type="float">
            <text:p>102.8803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10846" calcext:value-type="float">
            <text:p>103.10846</text:p>
          </table:table-cell>
          <table:table-cell office:value-type="float" office:value="106.48241" calcext:value-type="float">
            <text:p>106.48241</text:p>
          </table:table-cell>
          <table:table-cell office:value-type="float" office:value="102.48602" calcext:value-type="float">
            <text:p>102.48602</text:p>
          </table:table-cell>
          <table:table-cell office:value-type="float" office:value="102.90046" calcext:value-type="float">
            <text:p>102.90046</text:p>
          </table:table-cell>
          <table:table-cell office:value-type="float" office:value="102.7062" calcext:value-type="float">
            <text:p>102.7062</text:p>
          </table:table-cell>
          <table:table-cell office:value-type="float" office:value="102.80232" calcext:value-type="float">
            <text:p>102.80232</text:p>
          </table:table-cell>
          <table:table-cell office:value-type="float" office:value="103.90387" calcext:value-type="float">
            <text:p>103.9038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10796" calcext:value-type="float">
            <text:p>103.10796</text:p>
          </table:table-cell>
          <table:table-cell office:value-type="float" office:value="103.10652" calcext:value-type="float">
            <text:p>103.10652</text:p>
          </table:table-cell>
          <table:table-cell office:value-type="float" office:value="103.10854" calcext:value-type="float">
            <text:p>103.10854</text:p>
          </table:table-cell>
          <table:table-cell office:value-type="float" office:value="104.56208" calcext:value-type="float">
            <text:p>104.56208</text:p>
          </table:table-cell>
          <table:table-cell office:value-type="float" office:value="103.34182" calcext:value-type="float">
            <text:p>103.3418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3.34336" calcext:value-type="float">
            <text:p>103.34336</text:p>
          </table:table-cell>
          <table:table-cell office:value-type="float" office:value="102.80322" calcext:value-type="float">
            <text:p>102.80322</text:p>
          </table:table-cell>
          <table:table-cell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2.88031" calcext:value-type="float">
            <text:p>102.8803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10846" calcext:value-type="float">
            <text:p>103.10846</text:p>
          </table:table-cell>
          <table:table-cell office:value-type="float" office:value="106.48241" calcext:value-type="float">
            <text:p>106.48241</text:p>
          </table:table-cell>
          <table:table-cell office:value-type="float" office:value="101.97936" calcext:value-type="float">
            <text:p>101.97936</text:p>
          </table:table-cell>
          <table:table-cell office:value-type="float" office:value="102.39614" calcext:value-type="float">
            <text:p>102.39614</text:p>
          </table:table-cell>
          <table:table-cell office:value-type="float" office:value="102.39545" calcext:value-type="float">
            <text:p>102.39545</text:p>
          </table:table-cell>
          <table:table-cell office:value-type="float" office:value="102.80232" calcext:value-type="float">
            <text:p>102.80232</text:p>
          </table:table-cell>
          <table:table-cell office:value-type="float" office:value="103.90387" calcext:value-type="float">
            <text:p>103.9038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60754" calcext:value-type="float">
            <text:p>102.60754</text:p>
          </table:table-cell>
          <table:table-cell office:value-type="float" office:value="103.10652" calcext:value-type="float">
            <text:p>103.10652</text:p>
          </table:table-cell>
          <table:table-cell office:value-type="float" office:value="103.10854" calcext:value-type="float">
            <text:p>103.10854</text:p>
          </table:table-cell>
          <table:table-cell office:value-type="float" office:value="104.56208" calcext:value-type="float">
            <text:p>104.56208</text:p>
          </table:table-cell>
          <table:table-cell office:value-type="float" office:value="103.34182" calcext:value-type="float">
            <text:p>103.3418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2.83257" calcext:value-type="float">
            <text:p>102.83257</text:p>
          </table:table-cell>
          <table:table-cell office:value-type="float" office:value="102.29945" calcext:value-type="float">
            <text:p>102.29945</text:p>
          </table:table-cell>
          <table:table-cell/>
        </table:table-row>
        <table:table-row table:style-name="ro1">
          <table:table-cell office:value-type="float" office:value="106.22962" calcext:value-type="float">
            <text:p>106.22962</text:p>
          </table:table-cell>
          <table:table-cell office:value-type="float" office:value="102.3744" calcext:value-type="float">
            <text:p>102.374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60638" calcext:value-type="float">
            <text:p>102.60638</text:p>
          </table:table-cell>
          <table:table-cell office:value-type="float" office:value="105.93917" calcext:value-type="float">
            <text:p>105.93917</text:p>
          </table:table-cell>
          <table:table-cell office:value-type="float" office:value="101.73486" calcext:value-type="float">
            <text:p>101.73486</text:p>
          </table:table-cell>
          <table:table-cell office:value-type="float" office:value="102.15153" calcext:value-type="float">
            <text:p>102.15153</text:p>
          </table:table-cell>
          <table:table-cell office:value-type="float" office:value="101.95614" calcext:value-type="float">
            <text:p>101.95614</text:p>
          </table:table-cell>
          <table:table-cell office:value-type="float" office:value="102.2964" calcext:value-type="float">
            <text:p>102.2964</text:p>
          </table:table-cell>
          <table:table-cell office:value-type="float" office:value="103.38088" calcext:value-type="float">
            <text:p>103.38088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338" calcext:value-type="float">
            <text:p>102.338</text:p>
          </table:table-cell>
          <table:table-cell office:value-type="float" office:value="102.60599" calcext:value-type="float">
            <text:p>102.60599</text:p>
          </table:table-cell>
          <table:table-cell office:value-type="float" office:value="102.6084" calcext:value-type="float">
            <text:p>102.6084</text:p>
          </table:table-cell>
          <table:table-cell office:value-type="float" office:value="104.03495" calcext:value-type="float">
            <text:p>104.03495</text:p>
          </table:table-cell>
          <table:table-cell office:value-type="float" office:value="102.83057" calcext:value-type="float">
            <text:p>102.83057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2.56428" calcext:value-type="float">
            <text:p>102.56428</text:p>
          </table:table-cell>
          <table:table-cell office:value-type="float" office:value="102.05552" calcext:value-type="float">
            <text:p>102.05552</text:p>
          </table:table-cell>
          <table:table-cell/>
        </table:table-row>
        <table:table-row table:style-name="ro1">
          <table:table-cell office:value-type="float" office:value="105.85255" calcext:value-type="float">
            <text:p>105.85255</text:p>
          </table:table-cell>
          <table:table-cell office:value-type="float" office:value="102.13012" calcext:value-type="float">
            <text:p>102.1301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33919" calcext:value-type="float">
            <text:p>102.33919</text:p>
          </table:table-cell>
          <table:table-cell office:value-type="float" office:value="105.58639" calcext:value-type="float">
            <text:p>105.58639</text:p>
          </table:table-cell>
          <table:table-cell office:value-type="float" office:value="101.24276" calcext:value-type="float">
            <text:p>101.24276</text:p>
          </table:table-cell>
          <table:table-cell office:value-type="float" office:value="102.15153" calcext:value-type="float">
            <text:p>102.15153</text:p>
          </table:table-cell>
          <table:table-cell office:value-type="float" office:value="101.95614" calcext:value-type="float">
            <text:p>101.95614</text:p>
          </table:table-cell>
          <table:table-cell office:value-type="float" office:value="102.05441" calcext:value-type="float">
            <text:p>102.05441</text:p>
          </table:table-cell>
          <table:table-cell office:value-type="float" office:value="103.09819" calcext:value-type="float">
            <text:p>103.0981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338" calcext:value-type="float">
            <text:p>102.338</text:p>
          </table:table-cell>
          <table:table-cell office:value-type="float" office:value="102.33652" calcext:value-type="float">
            <text:p>102.33652</text:p>
          </table:table-cell>
          <table:table-cell office:value-type="float" office:value="102.33928" calcext:value-type="float">
            <text:p>102.33928</text:p>
          </table:table-cell>
          <table:table-cell office:value-type="float" office:value="103.73986" calcext:value-type="float">
            <text:p>103.73986</text:p>
          </table:table-cell>
          <table:table-cell office:value-type="float" office:value="102.56202" calcext:value-type="float">
            <text:p>102.5620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2.56428" calcext:value-type="float">
            <text:p>102.56428</text:p>
          </table:table-cell>
          <table:table-cell office:value-type="float" office:value="101.56219" calcext:value-type="float">
            <text:p>101.56219</text:p>
          </table:table-cell>
          <table:table-cell/>
        </table:table-row>
        <table:table-row table:style-name="ro1">
          <table:table-cell office:value-type="float" office:value="105.85255" calcext:value-type="float">
            <text:p>105.85255</text:p>
          </table:table-cell>
          <table:table-cell office:value-type="float" office:value="102.13012" calcext:value-type="float">
            <text:p>102.1301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33919" calcext:value-type="float">
            <text:p>102.33919</text:p>
          </table:table-cell>
          <table:table-cell office:value-type="float" office:value="105.58639" calcext:value-type="float">
            <text:p>105.58639</text:p>
          </table:table-cell>
          <table:table-cell office:value-type="float" office:value="101.01148" calcext:value-type="float">
            <text:p>101.01148</text:p>
          </table:table-cell>
          <table:table-cell office:value-type="float" office:value="101.65729" calcext:value-type="float">
            <text:p>101.65729</text:p>
          </table:table-cell>
          <table:table-cell office:value-type="float" office:value="101.65948" calcext:value-type="float">
            <text:p>101.65948</text:p>
          </table:table-cell>
          <table:table-cell office:value-type="float" office:value="102.05441" calcext:value-type="float">
            <text:p>102.05441</text:p>
          </table:table-cell>
          <table:table-cell office:value-type="float" office:value="103.09819" calcext:value-type="float">
            <text:p>103.0981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1.84235" calcext:value-type="float">
            <text:p>101.84235</text:p>
          </table:table-cell>
          <table:table-cell office:value-type="float" office:value="102.33652" calcext:value-type="float">
            <text:p>102.33652</text:p>
          </table:table-cell>
          <table:table-cell office:value-type="float" office:value="102.33928" calcext:value-type="float">
            <text:p>102.33928</text:p>
          </table:table-cell>
          <table:table-cell office:value-type="float" office:value="103.21566" calcext:value-type="float">
            <text:p>103.21566</text:p>
          </table:table-cell>
          <table:table-cell office:value-type="float" office:value="102.56202" calcext:value-type="float">
            <text:p>102.5620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2.06584" calcext:value-type="float">
            <text:p>102.06584</text:p>
          </table:table-cell>
          <table:table-cell office:value-type="float" office:value="101.33344" calcext:value-type="float">
            <text:p>101.33344</text:p>
          </table:table-cell>
          <table:table-cell/>
        </table:table-row>
        <table:table-row table:style-name="ro1">
          <table:table-cell office:value-type="float" office:value="105.29849" calcext:value-type="float">
            <text:p>105.29849</text:p>
          </table:table-cell>
          <table:table-cell office:value-type="float" office:value="101.63827" calcext:value-type="float">
            <text:p>101.63827</text:p>
          </table:table-cell>
          <table:table-cell office:value-type="float" office:value="106.40838" calcext:value-type="float">
            <text:p>106.40838</text:p>
          </table:table-cell>
          <table:table-cell office:value-type="float" office:value="101.84367" calcext:value-type="float">
            <text:p>101.84367</text:p>
          </table:table-cell>
          <table:table-cell office:value-type="float" office:value="105.0447" calcext:value-type="float">
            <text:p>105.0447</text:p>
          </table:table-cell>
          <table:table-cell office:value-type="float" office:value="100.54189" calcext:value-type="float">
            <text:p>100.54189</text:p>
          </table:table-cell>
          <table:table-cell office:value-type="float" office:value="101.42818" calcext:value-type="float">
            <text:p>101.42818</text:p>
          </table:table-cell>
          <table:table-cell office:value-type="float" office:value="101.23362" calcext:value-type="float">
            <text:p>101.23362</text:p>
          </table:table-cell>
          <table:table-cell office:value-type="float" office:value="101.56076" calcext:value-type="float">
            <text:p>101.56076</text:p>
          </table:table-cell>
          <table:table-cell office:value-type="float" office:value="102.59733" calcext:value-type="float">
            <text:p>102.59733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1.60787" calcext:value-type="float">
            <text:p>101.60787</text:p>
          </table:table-cell>
          <table:table-cell office:value-type="float" office:value="101.84068" calcext:value-type="float">
            <text:p>101.84068</text:p>
          </table:table-cell>
          <table:table-cell office:value-type="float" office:value="101.84384" calcext:value-type="float">
            <text:p>101.84384</text:p>
          </table:table-cell>
          <table:table-cell office:value-type="float" office:value="102.94559" calcext:value-type="float">
            <text:p>102.94559</text:p>
          </table:table-cell>
          <table:table-cell office:value-type="float" office:value="102.06332" calcext:value-type="float">
            <text:p>102.0633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1.82079" calcext:value-type="float">
            <text:p>101.82079</text:p>
          </table:table-cell>
          <table:table-cell office:value-type="float" office:value="100.86425" calcext:value-type="float">
            <text:p>100.86425</text:p>
          </table:table-cell>
          <table:table-cell/>
        </table:table-row>
        <table:table-row table:style-name="ro1">
          <table:table-cell office:value-type="float" office:value="104.97735" calcext:value-type="float">
            <text:p>104.97735</text:p>
          </table:table-cell>
          <table:table-cell office:value-type="float" office:value="101.40696" calcext:value-type="float">
            <text:p>101.40696</text:p>
          </table:table-cell>
          <table:table-cell office:value-type="float" office:value="106.40838" calcext:value-type="float">
            <text:p>106.40838</text:p>
          </table:table-cell>
          <table:table-cell office:value-type="float" office:value="101.59971" calcext:value-type="float">
            <text:p>101.59971</text:p>
          </table:table-cell>
          <table:table-cell office:value-type="float" office:value="104.72434" calcext:value-type="float">
            <text:p>104.72434</text:p>
          </table:table-cell>
          <table:table-cell office:value-type="float" office:value="100.32605" calcext:value-type="float">
            <text:p>100.32605</text:p>
          </table:table-cell>
          <table:table-cell office:value-type="float" office:value="100.9576" calcext:value-type="float">
            <text:p>100.9576</text:p>
          </table:table-cell>
          <table:table-cell office:value-type="float" office:value="100.95889" calcext:value-type="float">
            <text:p>100.95889</text:p>
          </table:table-cell>
          <table:table-cell office:value-type="float" office:value="101.33208" calcext:value-type="float">
            <text:p>101.33208</text:p>
          </table:table-cell>
          <table:table-cell office:value-type="float" office:value="102.32955" calcext:value-type="float">
            <text:p>102.3295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1.12468" calcext:value-type="float">
            <text:p>101.12468</text:p>
          </table:table-cell>
          <table:table-cell office:value-type="float" office:value="101.60626" calcext:value-type="float">
            <text:p>101.60626</text:p>
          </table:table-cell>
          <table:table-cell office:value-type="float" office:value="101.60917" calcext:value-type="float">
            <text:p>101.60917</text:p>
          </table:table-cell>
          <table:table-cell office:value-type="float" office:value="102.43582" calcext:value-type="float">
            <text:p>102.43582</text:p>
          </table:table-cell>
          <table:table-cell office:value-type="float" office:value="101.82002" calcext:value-type="float">
            <text:p>101.8200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1.33696" calcext:value-type="float">
            <text:p>101.33696</text:p>
          </table:table-cell>
          <table:table-cell office:value-type="float" office:value="100.6486" calcext:value-type="float">
            <text:p>100.6486</text:p>
          </table:table-cell>
          <table:table-cell/>
        </table:table-row>
        <table:table-row table:style-name="ro1">
          <table:table-cell office:value-type="float" office:value="104.44702" calcext:value-type="float">
            <text:p>104.44702</text:p>
          </table:table-cell>
          <table:table-cell office:value-type="float" office:value="100.92733" calcext:value-type="float">
            <text:p>100.92733</text:p>
          </table:table-cell>
          <table:table-cell office:value-type="float" office:value="106.03668" calcext:value-type="float">
            <text:p>106.03668</text:p>
          </table:table-cell>
          <table:table-cell office:value-type="float" office:value="101.12665" calcext:value-type="float">
            <text:p>101.12665</text:p>
          </table:table-cell>
          <table:table-cell office:value-type="float" office:value="104.19667" calcext:value-type="float">
            <text:p>104.19667</text:p>
          </table:table-cell>
          <table:table-cell office:value-type="float" office:value="99.85919" calcext:value-type="float">
            <text:p>99.85919</text:p>
          </table:table-cell>
          <table:table-cell office:value-type="float" office:value="100.74155" calcext:value-type="float">
            <text:p>100.74155</text:p>
          </table:table-cell>
          <table:table-cell office:value-type="float" office:value="100.54865" calcext:value-type="float">
            <text:p>100.54865</text:p>
          </table:table-cell>
          <table:table-cell office:value-type="float" office:value="100.86299" calcext:value-type="float">
            <text:p>100.86299</text:p>
          </table:table-cell>
          <table:table-cell office:value-type="float" office:value="101.83146" calcext:value-type="float">
            <text:p>101.8314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0.89592" calcext:value-type="float">
            <text:p>100.89592</text:p>
          </table:table-cell>
          <table:table-cell office:value-type="float" office:value="101.12268" calcext:value-type="float">
            <text:p>101.12268</text:p>
          </table:table-cell>
          <table:table-cell office:value-type="float" office:value="101.12608" calcext:value-type="float">
            <text:p>101.12608</text:p>
          </table:table-cell>
          <table:table-cell office:value-type="float" office:value="102.43582" calcext:value-type="float">
            <text:p>102.43582</text:p>
          </table:table-cell>
          <table:table-cell office:value-type="float" office:value="101.33386" calcext:value-type="float">
            <text:p>101.33386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1.10733" calcext:value-type="float">
            <text:p>101.10733</text:p>
          </table:table-cell>
          <table:table-cell office:value-type="float" office:value="100.19187" calcext:value-type="float">
            <text:p>100.19187</text:p>
          </table:table-cell>
          <table:table-cell/>
        </table:table-row>
        <table:table-row table:style-name="ro1">
          <table:table-cell office:value-type="float" office:value="104.1405" calcext:value-type="float">
            <text:p>104.1405</text:p>
          </table:table-cell>
          <table:table-cell office:value-type="float" office:value="100.72073" calcext:value-type="float">
            <text:p>100.72073</text:p>
          </table:table-cell>
          <table:table-cell office:value-type="float" office:value="105.47683" calcext:value-type="float">
            <text:p>105.47683</text:p>
          </table:table-cell>
          <table:table-cell office:value-type="float" office:value="100.8959" calcext:value-type="float">
            <text:p>100.8959</text:p>
          </table:table-cell>
          <table:table-cell office:value-type="float" office:value="103.8989" calcext:value-type="float">
            <text:p>103.8989</text:p>
          </table:table-cell>
          <table:table-cell office:value-type="float" office:value="99.66863" calcext:value-type="float">
            <text:p>99.66863</text:p>
          </table:table-cell>
          <table:table-cell office:value-type="float" office:value="100.28446" calcext:value-type="float">
            <text:p>100.28446</text:p>
          </table:table-cell>
          <table:table-cell office:value-type="float" office:value="100.28849" calcext:value-type="float">
            <text:p>100.28849</text:p>
          </table:table-cell>
          <table:table-cell office:value-type="float" office:value="100.64489" calcext:value-type="float">
            <text:p>100.64489</text:p>
          </table:table-cell>
          <table:table-cell office:value-type="float" office:value="101.59655" calcext:value-type="float">
            <text:p>101.5965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0.42565" calcext:value-type="float">
            <text:p>100.42565</text:p>
          </table:table-cell>
          <table:table-cell office:value-type="float" office:value="100.89374" calcext:value-type="float">
            <text:p>100.89374</text:p>
          </table:table-cell>
          <table:table-cell office:value-type="float" office:value="100.89725" calcext:value-type="float">
            <text:p>100.89725</text:p>
          </table:table-cell>
          <table:table-cell office:value-type="float" office:value="102.17712" calcext:value-type="float">
            <text:p>102.17712</text:p>
          </table:table-cell>
          <table:table-cell office:value-type="float" office:value="101.10358" calcext:value-type="float">
            <text:p>101.10358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0.63648" calcext:value-type="float">
            <text:p>100.63648</text:p>
          </table:table-cell>
          <table:table-cell office:value-type="float" office:value="99.98961" calcext:value-type="float">
            <text:p>99.98961</text:p>
          </table:table-cell>
          <table:table-cell/>
        </table:table-row>
        <table:table-row table:style-name="ro1">
          <table:table-cell office:value-type="float" office:value="103.61474" calcext:value-type="float">
            <text:p>103.61474</text:p>
          </table:table-cell>
          <table:table-cell office:value-type="float" office:value="100.25368" calcext:value-type="float">
            <text:p>100.25368</text:p>
          </table:table-cell>
          <table:table-cell office:value-type="float" office:value="105.15315" calcext:value-type="float">
            <text:p>105.15315</text:p>
          </table:table-cell>
          <table:table-cell office:value-type="float" office:value="100.42577" calcext:value-type="float">
            <text:p>100.42577</text:p>
          </table:table-cell>
          <table:table-cell office:value-type="float" office:value="103.37557" calcext:value-type="float">
            <text:p>103.37557</text:p>
          </table:table-cell>
          <table:table-cell office:value-type="float" office:value="99.21458" calcext:value-type="float">
            <text:p>99.21458</text:p>
          </table:table-cell>
          <table:table-cell office:value-type="float" office:value="100.09382" calcext:value-type="float">
            <text:p>100.09382</text:p>
          </table:table-cell>
          <table:table-cell office:value-type="float" office:value="99.89181" calcext:value-type="float">
            <text:p>99.89181</text:p>
          </table:table-cell>
          <table:table-cell office:value-type="float" office:value="100.19043" calcext:value-type="float">
            <text:p>100.19043</text:p>
          </table:table-cell>
          <table:table-cell office:value-type="float" office:value="101.11313" calcext:value-type="float">
            <text:p>101.11313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0.21993" calcext:value-type="float">
            <text:p>100.21993</text:p>
          </table:table-cell>
          <table:table-cell office:value-type="float" office:value="100.42303" calcext:value-type="float">
            <text:p>100.42303</text:p>
          </table:table-cell>
          <table:table-cell office:value-type="float" office:value="100.42683" calcext:value-type="float">
            <text:p>100.42683</text:p>
          </table:table-cell>
          <table:table-cell office:value-type="float" office:value="101.69171" calcext:value-type="float">
            <text:p>101.69171</text:p>
          </table:table-cell>
          <table:table-cell office:value-type="float" office:value="100.6321" calcext:value-type="float">
            <text:p>100.6321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0.63648" calcext:value-type="float">
            <text:p>100.63648</text:p>
          </table:table-cell>
          <table:table-cell office:value-type="float" office:value="99.54775" calcext:value-type="float">
            <text:p>99.54775</text:p>
          </table:table-cell>
          <table:table-cell/>
        </table:table-row>
        <table:table-row table:style-name="ro1">
          <table:table-cell office:value-type="float" office:value="103.33107" calcext:value-type="float">
            <text:p>103.33107</text:p>
          </table:table-cell>
          <table:table-cell office:value-type="float" office:value="100.06278" calcext:value-type="float">
            <text:p>100.06278</text:p>
          </table:table-cell>
          <table:table-cell office:value-type="float" office:value="104.61421" calcext:value-type="float">
            <text:p>104.61421</text:p>
          </table:table-cell>
          <table:table-cell office:value-type="float" office:value="100.2201" calcext:value-type="float">
            <text:p>100.2201</text:p>
          </table:table-cell>
          <table:table-cell office:value-type="float" office:value="103.09286" calcext:value-type="float">
            <text:p>103.09286</text:p>
          </table:table-cell>
          <table:table-cell office:value-type="float" office:value="99.03738" calcext:value-type="float">
            <text:p>99.03738</text:p>
          </table:table-cell>
          <table:table-cell office:value-type="float" office:value="99.63918" calcext:value-type="float">
            <text:p>99.63918</text:p>
          </table:table-cell>
          <table:table-cell office:value-type="float" office:value="99.64391" calcext:value-type="float">
            <text:p>99.64391</text:p>
          </table:table-cell>
          <table:table-cell office:value-type="float" office:value="99.98793" calcext:value-type="float">
            <text:p>99.98793</text:p>
          </table:table-cell>
          <table:table-cell office:value-type="float" office:value="101.11313" calcext:value-type="float">
            <text:p>101.11313</text:p>
          </table:table-cell>
          <table:table-cell office:value-type="float" office:value="106.13387" calcext:value-type="float">
            <text:p>106.13387</text:p>
          </table:table-cell>
          <table:table-cell office:value-type="float" office:value="99.76215" calcext:value-type="float">
            <text:p>99.76215</text:p>
          </table:table-cell>
          <table:table-cell office:value-type="float" office:value="100.21735" calcext:value-type="float">
            <text:p>100.21735</text:p>
          </table:table-cell>
          <table:table-cell office:value-type="float" office:value="100.22122" calcext:value-type="float">
            <text:p>100.22122</text:p>
          </table:table-cell>
          <table:table-cell office:value-type="float" office:value="101.69171" calcext:value-type="float">
            <text:p>101.69171</text:p>
          </table:table-cell>
          <table:table-cell office:value-type="float" office:value="100.41542" calcext:value-type="float">
            <text:p>100.4154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0.42023" calcext:value-type="float">
            <text:p>100.42023</text:p>
          </table:table-cell>
          <table:table-cell office:value-type="float" office:value="99.36809" calcext:value-type="float">
            <text:p>99.36809</text:p>
          </table:table-cell>
          <table:table-cell/>
        </table:table-row>
        <table:table-row table:style-name="ro1">
          <table:table-cell office:value-type="float" office:value="102.81939" calcext:value-type="float">
            <text:p>102.81939</text:p>
          </table:table-cell>
          <table:table-cell office:value-type="float" office:value="99.60859" calcext:value-type="float">
            <text:p>99.60859</text:p>
          </table:table-cell>
          <table:table-cell office:value-type="float" office:value="104.30519" calcext:value-type="float">
            <text:p>104.30519</text:p>
          </table:table-cell>
          <table:table-cell office:value-type="float" office:value="99.76477" calcext:value-type="float">
            <text:p>99.76477</text:p>
          </table:table-cell>
          <table:table-cell office:value-type="float" office:value="102.59181" calcext:value-type="float">
            <text:p>102.59181</text:p>
          </table:table-cell>
          <table:table-cell office:value-type="float" office:value="98.60537" calcext:value-type="float">
            <text:p>98.60537</text:p>
          </table:table-cell>
          <table:table-cell office:value-type="float" office:value="99.4615" calcext:value-type="float">
            <text:p>99.4615</text:p>
          </table:table-cell>
          <table:table-cell office:value-type="float" office:value="99.27066" calcext:value-type="float">
            <text:p>99.27066</text:p>
          </table:table-cell>
          <table:table-cell office:value-type="float" office:value="99.54564" calcext:value-type="float">
            <text:p>99.54564</text:p>
          </table:table-cell>
          <table:table-cell office:value-type="float" office:value="100.88432" calcext:value-type="float">
            <text:p>100.88432</text:p>
          </table:table-cell>
          <table:table-cell office:value-type="float" office:value="105.76221" calcext:value-type="float">
            <text:p>105.76221</text:p>
          </table:table-cell>
          <table:table-cell office:value-type="float" office:value="99.58174" calcext:value-type="float">
            <text:p>99.58174</text:p>
          </table:table-cell>
          <table:table-cell office:value-type="float" office:value="99.75943" calcext:value-type="float">
            <text:p>99.75943</text:p>
          </table:table-cell>
          <table:table-cell office:value-type="float" office:value="99.76369" calcext:value-type="float">
            <text:p>99.76369</text:p>
          </table:table-cell>
          <table:table-cell office:value-type="float" office:value="101.44791" calcext:value-type="float">
            <text:p>101.44791</text:p>
          </table:table-cell>
          <table:table-cell office:value-type="float" office:value="99.95632" calcext:value-type="float">
            <text:p>99.9563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96165" calcext:value-type="float">
            <text:p>99.96165</text:p>
          </table:table-cell>
          <table:table-cell office:value-type="float" office:value="98.93827" calcext:value-type="float">
            <text:p>98.93827</text:p>
          </table:table-cell>
          <table:table-cell/>
        </table:table-row>
        <table:table-row table:style-name="ro1">
          <table:table-cell office:value-type="float" office:value="102.55053" calcext:value-type="float">
            <text:p>102.55053</text:p>
          </table:table-cell>
          <table:table-cell office:value-type="float" office:value="99.43105" calcext:value-type="float">
            <text:p>99.43105</text:p>
          </table:table-cell>
          <table:table-cell office:value-type="float" office:value="104.30519" calcext:value-type="float">
            <text:p>104.30519</text:p>
          </table:table-cell>
          <table:table-cell office:value-type="float" office:value="99.58172" calcext:value-type="float">
            <text:p>99.58172</text:p>
          </table:table-cell>
          <table:table-cell office:value-type="float" office:value="102.32402" calcext:value-type="float">
            <text:p>102.32402</text:p>
          </table:table-cell>
          <table:table-cell office:value-type="float" office:value="98.44169" calcext:value-type="float">
            <text:p>98.44169</text:p>
          </table:table-cell>
          <table:table-cell office:value-type="float" office:value="99.02958" calcext:value-type="float">
            <text:p>99.02958</text:p>
          </table:table-cell>
          <table:table-cell office:value-type="float" office:value="99.03521" calcext:value-type="float">
            <text:p>99.03521</text:p>
          </table:table-cell>
          <table:table-cell office:value-type="float" office:value="99.36597" calcext:value-type="float">
            <text:p>99.36597</text:p>
          </table:table-cell>
          <table:table-cell office:value-type="float" office:value="100.4139" calcext:value-type="float">
            <text:p>100.4139</text:p>
          </table:table-cell>
          <table:table-cell office:value-type="float" office:value="105.76221" calcext:value-type="float">
            <text:p>105.76221</text:p>
          </table:table-cell>
          <table:table-cell office:value-type="float" office:value="99.13694" calcext:value-type="float">
            <text:p>99.13694</text:p>
          </table:table-cell>
          <table:table-cell office:value-type="float" office:value="99.57949" calcext:value-type="float">
            <text:p>99.57949</text:p>
          </table:table-cell>
          <table:table-cell office:value-type="float" office:value="99.58095" calcext:value-type="float">
            <text:p>99.58095</text:p>
          </table:table-cell>
          <table:table-cell office:value-type="float" office:value="100.9653" calcext:value-type="float">
            <text:p>100.9653</text:p>
          </table:table-cell>
          <table:table-cell office:value-type="float" office:value="99.76497" calcext:value-type="float">
            <text:p>99.76497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77022" calcext:value-type="float">
            <text:p>99.77022</text:p>
          </table:table-cell>
          <table:table-cell office:value-type="float" office:value="98.77456" calcext:value-type="float">
            <text:p>98.77456</text:p>
          </table:table-cell>
          <table:table-cell/>
        </table:table-row>
        <table:table-row table:style-name="ro1">
          <table:table-cell office:value-type="float" office:value="102.0514" calcext:value-type="float">
            <text:p>102.0514</text:p>
          </table:table-cell>
          <table:table-cell office:value-type="float" office:value="98.99889" calcext:value-type="float">
            <text:p>98.99889</text:p>
          </table:table-cell>
          <table:table-cell office:value-type="float" office:value="103.77839" calcext:value-type="float">
            <text:p>103.77839</text:p>
          </table:table-cell>
          <table:table-cell office:value-type="float" office:value="99.13885" calcext:value-type="float">
            <text:p>99.13885</text:p>
          </table:table-cell>
          <table:table-cell office:value-type="float" office:value="101.82561" calcext:value-type="float">
            <text:p>101.82561</text:p>
          </table:table-cell>
          <table:table-cell office:value-type="float" office:value="98.02505" calcext:value-type="float">
            <text:p>98.02505</text:p>
          </table:table-cell>
          <table:table-cell office:value-type="float" office:value="98.86569" calcext:value-type="float">
            <text:p>98.86569</text:p>
          </table:table-cell>
          <table:table-cell office:value-type="float" office:value="98.67811" calcext:value-type="float">
            <text:p>98.67811</text:p>
          </table:table-cell>
          <table:table-cell office:value-type="float" office:value="98.93621" calcext:value-type="float">
            <text:p>98.93621</text:p>
          </table:table-cell>
          <table:table-cell office:value-type="float" office:value="100.20803" calcext:value-type="float">
            <text:p>100.20803</text:p>
          </table:table-cell>
          <table:table-cell office:value-type="float" office:value="105.21008" calcext:value-type="float">
            <text:p>105.21008</text:p>
          </table:table-cell>
          <table:table-cell office:value-type="float" office:value="98.9702" calcext:value-type="float">
            <text:p>98.9702</text:p>
          </table:table-cell>
          <table:table-cell office:value-type="float" office:value="99.13481" calcext:value-type="float">
            <text:p>99.13481</text:p>
          </table:table-cell>
          <table:table-cell office:value-type="float" office:value="99.13805" calcext:value-type="float">
            <text:p>99.13805</text:p>
          </table:table-cell>
          <table:table-cell office:value-type="float" office:value="100.747" calcext:value-type="float">
            <text:p>100.747</text:p>
          </table:table-cell>
          <table:table-cell office:value-type="float" office:value="99.31891" calcext:value-type="float">
            <text:p>99.31891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32422" calcext:value-type="float">
            <text:p>99.32422</text:p>
          </table:table-cell>
          <table:table-cell office:value-type="float" office:value="98.35539" calcext:value-type="float">
            <text:p>98.35539</text:p>
          </table:table-cell>
          <table:table-cell/>
        </table:table-row>
        <table:table-row table:style-name="ro1">
          <table:table-cell office:value-type="float" office:value="101.80582" calcext:value-type="float">
            <text:p>101.80582</text:p>
          </table:table-cell>
          <table:table-cell office:value-type="float" office:value="98.83482" calcext:value-type="float">
            <text:p>98.83482</text:p>
          </table:table-cell>
          <table:table-cell office:value-type="float" office:value="103.49401" calcext:value-type="float">
            <text:p>103.49401</text:p>
          </table:table-cell>
          <table:table-cell office:value-type="float" office:value="98.97207" calcext:value-type="float">
            <text:p>98.97207</text:p>
          </table:table-cell>
          <table:table-cell office:value-type="float" office:value="101.59288" calcext:value-type="float">
            <text:p>101.59288</text:p>
          </table:table-cell>
          <table:table-cell office:value-type="float" office:value="97.88424" calcext:value-type="float">
            <text:p>97.88424</text:p>
          </table:table-cell>
          <table:table-cell office:value-type="float" office:value="98.44914" calcext:value-type="float">
            <text:p>98.44914</text:p>
          </table:table-cell>
          <table:table-cell office:value-type="float" office:value="98.45261" calcext:value-type="float">
            <text:p>98.45261</text:p>
          </table:table-cell>
          <table:table-cell office:value-type="float" office:value="98.77233" calcext:value-type="float">
            <text:p>98.77233</text:p>
          </table:table-cell>
          <table:table-cell office:value-type="float" office:value="99.75259" calcext:value-type="float">
            <text:p>99.75259</text:p>
          </table:table-cell>
          <table:table-cell office:value-type="float" office:value="104.89878" calcext:value-type="float">
            <text:p>104.89878</text:p>
          </table:table-cell>
          <table:table-cell office:value-type="float" office:value="98.54061" calcext:value-type="float">
            <text:p>98.54061</text:p>
          </table:table-cell>
          <table:table-cell office:value-type="float" office:value="98.96795" calcext:value-type="float">
            <text:p>98.96795</text:p>
          </table:table-cell>
          <table:table-cell office:value-type="float" office:value="98.97111" calcext:value-type="float">
            <text:p>98.97111</text:p>
          </table:table-cell>
          <table:table-cell office:value-type="float" office:value="100.27719" calcext:value-type="float">
            <text:p>100.27719</text:p>
          </table:table-cell>
          <table:table-cell office:value-type="float" office:value="99.14094" calcext:value-type="float">
            <text:p>99.1409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14648" calcext:value-type="float">
            <text:p>99.14648</text:p>
          </table:table-cell>
          <table:table-cell office:value-type="float" office:value="98.21707" calcext:value-type="float">
            <text:p>98.21707</text:p>
          </table:table-cell>
          <table:table-cell/>
        </table:table-row>
        <table:table-row table:style-name="ro1">
          <table:table-cell office:value-type="float" office:value="101.32159" calcext:value-type="float">
            <text:p>101.32159</text:p>
          </table:table-cell>
          <table:table-cell office:value-type="float" office:value="98.40842" calcext:value-type="float">
            <text:p>98.40842</text:p>
          </table:table-cell>
          <table:table-cell office:value-type="float" office:value="102.98148" calcext:value-type="float">
            <text:p>102.98148</text:p>
          </table:table-cell>
          <table:table-cell office:value-type="float" office:value="98.53993" calcext:value-type="float">
            <text:p>98.53993</text:p>
          </table:table-cell>
          <table:table-cell office:value-type="float" office:value="101.10697" calcext:value-type="float">
            <text:p>101.10697</text:p>
          </table:table-cell>
          <table:table-cell office:value-type="float" office:value="97.47048" calcext:value-type="float">
            <text:p>97.47048</text:p>
          </table:table-cell>
          <table:table-cell office:value-type="float" office:value="98.30873" calcext:value-type="float">
            <text:p>98.30873</text:p>
          </table:table-cell>
          <table:table-cell office:value-type="float" office:value="98.1213" calcext:value-type="float">
            <text:p>98.1213</text:p>
          </table:table-cell>
          <table:table-cell office:value-type="float" office:value="98.35574" calcext:value-type="float">
            <text:p>98.35574</text:p>
          </table:table-cell>
          <table:table-cell office:value-type="float" office:value="99.57015" calcext:value-type="float">
            <text:p>99.57015</text:p>
          </table:table-cell>
          <table:table-cell office:value-type="float" office:value="104.89878" calcext:value-type="float">
            <text:p>104.89878</text:p>
          </table:table-cell>
          <table:table-cell office:value-type="float" office:value="98.38714" calcext:value-type="float">
            <text:p>98.38714</text:p>
          </table:table-cell>
          <table:table-cell office:value-type="float" office:value="98.53612" calcext:value-type="float">
            <text:p>98.53612</text:p>
          </table:table-cell>
          <table:table-cell office:value-type="float" office:value="98.5388" calcext:value-type="float">
            <text:p>98.5388</text:p>
          </table:table-cell>
          <table:table-cell office:value-type="float" office:value="100.08143" calcext:value-type="float">
            <text:p>100.08143</text:p>
          </table:table-cell>
          <table:table-cell office:value-type="float" office:value="98.71027" calcext:value-type="float">
            <text:p>98.71027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8.71307" calcext:value-type="float">
            <text:p>98.71307</text:p>
          </table:table-cell>
          <table:table-cell office:value-type="float" office:value="97.80071" calcext:value-type="float">
            <text:p>97.80071</text:p>
          </table:table-cell>
          <table:table-cell/>
        </table:table-row>
        <table:table-row table:style-name="ro1">
          <table:table-cell office:value-type="float" office:value="101.08918" calcext:value-type="float">
            <text:p>101.08918</text:p>
          </table:table-cell>
          <table:table-cell office:value-type="float" office:value="98.26718" calcext:value-type="float">
            <text:p>98.26718</text:p>
          </table:table-cell>
          <table:table-cell office:value-type="float" office:value="102.71181" calcext:value-type="float">
            <text:p>102.71181</text:p>
          </table:table-cell>
          <table:table-cell office:value-type="float" office:value="98.38652" calcext:value-type="float">
            <text:p>98.38652</text:p>
          </table:table-cell>
          <table:table-cell office:value-type="float" office:value="100.8776" calcext:value-type="float">
            <text:p>100.8776</text:p>
          </table:table-cell>
          <table:table-cell office:value-type="float" office:value="97.34315" calcext:value-type="float">
            <text:p>97.34315</text:p>
          </table:table-cell>
          <table:table-cell office:value-type="float" office:value="97.90518" calcext:value-type="float">
            <text:p>97.90518</text:p>
          </table:table-cell>
          <table:table-cell office:value-type="float" office:value="97.90822" calcext:value-type="float">
            <text:p>97.90822</text:p>
          </table:table-cell>
          <table:table-cell office:value-type="float" office:value="98.21487" calcext:value-type="float">
            <text:p>98.21487</text:p>
          </table:table-cell>
          <table:table-cell office:value-type="float" office:value="99.12485" calcext:value-type="float">
            <text:p>99.12485</text:p>
          </table:table-cell>
          <table:table-cell office:value-type="float" office:value="104.36054" calcext:value-type="float">
            <text:p>104.36054</text:p>
          </table:table-cell>
          <table:table-cell office:value-type="float" office:value="97.96798" calcext:value-type="float">
            <text:p>97.96798</text:p>
          </table:table-cell>
          <table:table-cell office:value-type="float" office:value="98.38534" calcext:value-type="float">
            <text:p>98.38534</text:p>
          </table:table-cell>
          <table:table-cell office:value-type="float" office:value="98.38526" calcext:value-type="float">
            <text:p>98.38526</text:p>
          </table:table-cell>
          <table:table-cell office:value-type="float" office:value="99.62377" calcext:value-type="float">
            <text:p>99.62377</text:p>
          </table:table-cell>
          <table:table-cell office:value-type="float" office:value="98.55543" calcext:value-type="float">
            <text:p>98.55543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8.55855" calcext:value-type="float">
            <text:p>98.55855</text:p>
          </table:table-cell>
          <table:table-cell office:value-type="float" office:value="97.68592" calcext:value-type="float">
            <text:p>97.68592</text:p>
          </table:table-cell>
          <table:table-cell/>
        </table:table-row>
        <table:table-row table:style-name="ro1">
          <table:table-cell office:value-type="float" office:value="100.61742" calcext:value-type="float">
            <text:p>100.61742</text:p>
          </table:table-cell>
          <table:table-cell office:value-type="float" office:value="97.86315" calcext:value-type="float">
            <text:p>97.86315</text:p>
          </table:table-cell>
          <table:table-cell office:value-type="float" office:value="102.20168" calcext:value-type="float">
            <text:p>102.20168</text:p>
          </table:table-cell>
          <table:table-cell office:value-type="float" office:value="97.96983" calcext:value-type="float">
            <text:p>97.96983</text:p>
          </table:table-cell>
          <table:table-cell office:value-type="float" office:value="100.40663" calcext:value-type="float">
            <text:p>100.40663</text:p>
          </table:table-cell>
          <table:table-cell office:value-type="float" office:value="96.94921" calcext:value-type="float">
            <text:p>96.94921</text:p>
          </table:table-cell>
          <table:table-cell office:value-type="float" office:value="97.77802" calcext:value-type="float">
            <text:p>97.77802</text:p>
          </table:table-cell>
          <table:table-cell office:value-type="float" office:value="97.59106" calcext:value-type="float">
            <text:p>97.59106</text:p>
          </table:table-cell>
          <table:table-cell office:value-type="float" office:value="97.80824" calcext:value-type="float">
            <text:p>97.80824</text:p>
          </table:table-cell>
          <table:table-cell office:value-type="float" office:value="98.95781" calcext:value-type="float">
            <text:p>98.95781</text:p>
          </table:table-cell>
          <table:table-cell office:value-type="float" office:value="104.06215" calcext:value-type="float">
            <text:p>104.06215</text:p>
          </table:table-cell>
          <table:table-cell office:value-type="float" office:value="97.83798" calcext:value-type="float">
            <text:p>97.83798</text:p>
          </table:table-cell>
          <table:table-cell office:value-type="float" office:value="97.96622" calcext:value-type="float">
            <text:p>97.96622</text:p>
          </table:table-cell>
          <table:table-cell office:value-type="float" office:value="97.96835" calcext:value-type="float">
            <text:p>97.96835</text:p>
          </table:table-cell>
          <table:table-cell office:value-type="float" office:value="99.44375" calcext:value-type="float">
            <text:p>99.44375</text:p>
          </table:table-cell>
          <table:table-cell office:value-type="float" office:value="98.13506" calcext:value-type="float">
            <text:p>98.13506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8.13092" calcext:value-type="float">
            <text:p>98.13092</text:p>
          </table:table-cell>
          <table:table-cell office:value-type="float" office:value="97.28286" calcext:value-type="float">
            <text:p>97.28286</text:p>
          </table:table-cell>
          <table:table-cell/>
        </table:table-row>
        <table:table-row table:style-name="ro1">
          <table:table-cell office:value-type="float" office:value="100.40051" calcext:value-type="float">
            <text:p>100.40051</text:p>
          </table:table-cell>
          <table:table-cell office:value-type="float" office:value="97.73562" calcext:value-type="float">
            <text:p>97.73562</text:p>
          </table:table-cell>
          <table:table-cell office:value-type="float" office:value="101.95553" calcext:value-type="float">
            <text:p>101.95553</text:p>
          </table:table-cell>
          <table:table-cell office:value-type="float" office:value="97.83979" calcext:value-type="float">
            <text:p>97.83979</text:p>
          </table:table-cell>
          <table:table-cell office:value-type="float" office:value="100.20285" calcext:value-type="float">
            <text:p>100.20285</text:p>
          </table:table-cell>
          <table:table-cell office:value-type="float" office:value="96.83798" calcext:value-type="float">
            <text:p>96.83798</text:p>
          </table:table-cell>
          <table:table-cell office:value-type="float" office:value="97.37778" calcext:value-type="float">
            <text:p>97.37778</text:p>
          </table:table-cell>
          <table:table-cell office:value-type="float" office:value="97.38326" calcext:value-type="float">
            <text:p>97.38326</text:p>
          </table:table-cell>
          <table:table-cell office:value-type="float" office:value="97.6836" calcext:value-type="float">
            <text:p>97.6836</text:p>
          </table:table-cell>
          <table:table-cell office:value-type="float" office:value="98.52782" calcext:value-type="float">
            <text:p>98.52782</text:p>
          </table:table-cell>
          <table:table-cell office:value-type="float" office:value="103.53814" calcext:value-type="float">
            <text:p>103.53814</text:p>
          </table:table-cell>
          <table:table-cell office:value-type="float" office:value="97.43429" calcext:value-type="float">
            <text:p>97.43429</text:p>
          </table:table-cell>
          <table:table-cell office:value-type="float" office:value="97.83571" calcext:value-type="float">
            <text:p>97.83571</text:p>
          </table:table-cell>
          <table:table-cell office:value-type="float" office:value="97.83816" calcext:value-type="float">
            <text:p>97.83816</text:p>
          </table:table-cell>
          <table:table-cell office:value-type="float" office:value="99.0011" calcext:value-type="float">
            <text:p>99.0011</text:p>
          </table:table-cell>
          <table:table-cell office:value-type="float" office:value="97.994" calcext:value-type="float">
            <text:p>97.99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7.99947" calcext:value-type="float">
            <text:p>97.99947</text:p>
          </table:table-cell>
          <table:table-cell office:value-type="float" office:value="97.17868" calcext:value-type="float">
            <text:p>97.17868</text:p>
          </table:table-cell>
          <table:table-cell/>
        </table:table-row>
        <table:table-row table:style-name="ro1">
          <table:table-cell office:value-type="float" office:value="99.94179" calcext:value-type="float">
            <text:p>99.94179</text:p>
          </table:table-cell>
          <table:table-cell office:value-type="float" office:value="97.33461" calcext:value-type="float">
            <text:p>97.33461</text:p>
          </table:table-cell>
          <table:table-cell office:value-type="float" office:value="101.45898" calcext:value-type="float">
            <text:p>101.45898</text:p>
          </table:table-cell>
          <table:table-cell office:value-type="float" office:value="97.43578" calcext:value-type="float">
            <text:p>97.43578</text:p>
          </table:table-cell>
          <table:table-cell office:value-type="float" office:value="99.74445" calcext:value-type="float">
            <text:p>99.74445</text:p>
          </table:table-cell>
          <table:table-cell office:value-type="float" office:value="96.4596" calcext:value-type="float">
            <text:p>96.4596</text:p>
          </table:table-cell>
          <table:table-cell office:value-type="float" office:value="97.2738" calcext:value-type="float">
            <text:p>97.2738</text:p>
          </table:table-cell>
          <table:table-cell office:value-type="float" office:value="97.0868" calcext:value-type="float">
            <text:p>97.0868</text:p>
          </table:table-cell>
          <table:table-cell office:value-type="float" office:value="97.283" calcext:value-type="float">
            <text:p>97.283</text:p>
          </table:table-cell>
          <table:table-cell office:value-type="float" office:value="98.37401" calcext:value-type="float">
            <text:p>98.37401</text:p>
          </table:table-cell>
          <table:table-cell office:value-type="float" office:value="103.25477" calcext:value-type="float">
            <text:p>103.25477</text:p>
          </table:table-cell>
          <table:table-cell office:value-type="float" office:value="97.31739" calcext:value-type="float">
            <text:p>97.31739</text:p>
          </table:table-cell>
          <table:table-cell office:value-type="float" office:value="97.43189" calcext:value-type="float">
            <text:p>97.43189</text:p>
          </table:table-cell>
          <table:table-cell office:value-type="float" office:value="97.43392" calcext:value-type="float">
            <text:p>97.43392</text:p>
          </table:table-cell>
          <table:table-cell office:value-type="float" office:value="98.83238" calcext:value-type="float">
            <text:p>98.83238</text:p>
          </table:table-cell>
          <table:table-cell office:value-type="float" office:value="97.57925" calcext:value-type="float">
            <text:p>97.57925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7.58487" calcext:value-type="float">
            <text:p>97.58487</text:p>
          </table:table-cell>
          <table:table-cell office:value-type="float" office:value="96.80058" calcext:value-type="float">
            <text:p>96.80058</text:p>
          </table:table-cell>
          <table:table-cell/>
        </table:table-row>
        <table:table-row table:style-name="ro1">
          <table:table-cell office:value-type="float" office:value="99.75038" calcext:value-type="float">
            <text:p>99.75038</text:p>
          </table:table-cell>
          <table:table-cell office:value-type="float" office:value="97.23019" calcext:value-type="float">
            <text:p>97.23019</text:p>
          </table:table-cell>
          <table:table-cell office:value-type="float" office:value="101.22822" calcext:value-type="float">
            <text:p>101.22822</text:p>
          </table:table-cell>
          <table:table-cell office:value-type="float" office:value="97.31909" calcext:value-type="float">
            <text:p>97.31909</text:p>
          </table:table-cell>
          <table:table-cell office:value-type="float" office:value="99.56155" calcext:value-type="float">
            <text:p>99.56155</text:p>
          </table:table-cell>
          <table:table-cell office:value-type="float" office:value="96.3688" calcext:value-type="float">
            <text:p>96.3688</text:p>
          </table:table-cell>
          <table:table-cell office:value-type="float" office:value="96.89568" calcext:value-type="float">
            <text:p>96.89568</text:p>
          </table:table-cell>
          <table:table-cell office:value-type="float" office:value="96.89829" calcext:value-type="float">
            <text:p>96.89829</text:p>
          </table:table-cell>
          <table:table-cell office:value-type="float" office:value="97.1787" calcext:value-type="float">
            <text:p>97.1787</text:p>
          </table:table-cell>
          <table:table-cell office:value-type="float" office:value="97.95711" calcext:value-type="float">
            <text:p>97.95711</text:p>
          </table:table-cell>
          <table:table-cell office:value-type="float" office:value="102.7431" calcext:value-type="float">
            <text:p>102.7431</text:p>
          </table:table-cell>
          <table:table-cell office:value-type="float" office:value="96.9265" calcext:value-type="float">
            <text:p>96.9265</text:p>
          </table:table-cell>
          <table:table-cell office:value-type="float" office:value="97.31766" calcext:value-type="float">
            <text:p>97.31766</text:p>
          </table:table-cell>
          <table:table-cell office:value-type="float" office:value="97.31713" calcext:value-type="float">
            <text:p>97.31713</text:p>
          </table:table-cell>
          <table:table-cell office:value-type="float" office:value="98.40283" calcext:value-type="float">
            <text:p>98.40283</text:p>
          </table:table-cell>
          <table:table-cell office:value-type="float" office:value="97.46134" calcext:value-type="float">
            <text:p>97.4613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7.46704" calcext:value-type="float">
            <text:p>97.46704</text:p>
          </table:table-cell>
          <table:table-cell office:value-type="float" office:value="96.70961" calcext:value-type="float">
            <text:p>96.70961</text:p>
          </table:table-cell>
          <table:table-cell/>
        </table:table-row>
        <table:table-row table:style-name="ro1">
          <table:table-cell office:value-type="float" office:value="99.30394" calcext:value-type="float">
            <text:p>99.30394</text:p>
          </table:table-cell>
          <table:table-cell office:value-type="float" office:value="96.84142" calcext:value-type="float">
            <text:p>96.84142</text:p>
          </table:table-cell>
          <table:table-cell office:value-type="float" office:value="100.75573" calcext:value-type="float">
            <text:p>100.75573</text:p>
          </table:table-cell>
          <table:table-cell office:value-type="float" office:value="96.92534" calcext:value-type="float">
            <text:p>96.92534</text:p>
          </table:table-cell>
          <table:table-cell office:value-type="float" office:value="99.11857" calcext:value-type="float">
            <text:p>99.11857</text:p>
          </table:table-cell>
          <table:table-cell office:value-type="float" office:value="95.9939" calcext:value-type="float">
            <text:p>95.9939</text:p>
          </table:table-cell>
          <table:table-cell office:value-type="float" office:value="96.80465" calcext:value-type="float">
            <text:p>96.80465</text:p>
          </table:table-cell>
          <table:table-cell office:value-type="float" office:value="96.61842" calcext:value-type="float">
            <text:p>96.61842</text:p>
          </table:table-cell>
          <table:table-cell office:value-type="float" office:value="96.8003" calcext:value-type="float">
            <text:p>96.8003</text:p>
          </table:table-cell>
          <table:table-cell office:value-type="float" office:value="97.82646" calcext:value-type="float">
            <text:p>97.82646</text:p>
          </table:table-cell>
          <table:table-cell office:value-type="float" office:value="102.47259" calcext:value-type="float">
            <text:p>102.47259</text:p>
          </table:table-cell>
          <table:table-cell office:value-type="float" office:value="96.82308" calcext:value-type="float">
            <text:p>96.82308</text:p>
          </table:table-cell>
          <table:table-cell office:value-type="float" office:value="96.92376" calcext:value-type="float">
            <text:p>96.92376</text:p>
          </table:table-cell>
          <table:table-cell office:value-type="float" office:value="96.92595" calcext:value-type="float">
            <text:p>96.92595</text:p>
          </table:table-cell>
          <table:table-cell office:value-type="float" office:value="98.25973" calcext:value-type="float">
            <text:p>98.25973</text:p>
          </table:table-cell>
          <table:table-cell office:value-type="float" office:value="97.06923" calcext:value-type="float">
            <text:p>97.06923</text:p>
          </table:table-cell>
          <table:table-cell office:value-type="float" office:value="106.22929" calcext:value-type="float">
            <text:p>106.2292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97.07476" calcext:value-type="float">
            <text:p>97.07476</text:p>
          </table:table-cell>
          <table:table-cell office:value-type="float" office:value="96.33454" calcext:value-type="float">
            <text:p>96.33454</text:p>
          </table:table-cell>
          <table:table-cell/>
        </table:table-row>
        <table:table-row table:style-name="ro1">
          <table:table-cell office:value-type="float" office:value="99.12593" calcext:value-type="float">
            <text:p>99.12593</text:p>
          </table:table-cell>
          <table:table-cell office:value-type="float" office:value="96.75983" calcext:value-type="float">
            <text:p>96.75983</text:p>
          </table:table-cell>
          <table:table-cell office:value-type="float" office:value="100.53795" calcext:value-type="float">
            <text:p>100.53795</text:p>
          </table:table-cell>
          <table:table-cell office:value-type="float" office:value="96.82461" calcext:value-type="float">
            <text:p>96.82461</text:p>
          </table:table-cell>
          <table:table-cell office:value-type="float" office:value="98.95101" calcext:value-type="float">
            <text:p>98.95101</text:p>
          </table:table-cell>
          <table:table-cell office:value-type="float" office:value="95.92583" calcext:value-type="float">
            <text:p>95.92583</text:p>
          </table:table-cell>
          <table:table-cell office:value-type="float" office:value="96.42963" calcext:value-type="float">
            <text:p>96.42963</text:p>
          </table:table-cell>
          <table:table-cell office:value-type="float" office:value="96.43262" calcext:value-type="float">
            <text:p>96.43262</text:p>
          </table:table-cell>
          <table:table-cell office:value-type="float" office:value="96.70945" calcext:value-type="float">
            <text:p>96.70945</text:p>
          </table:table-cell>
          <table:table-cell office:value-type="float" office:value="97.42207" calcext:value-type="float">
            <text:p>97.42207</text:p>
          </table:table-cell>
          <table:table-cell office:value-type="float" office:value="101.9755" calcext:value-type="float">
            <text:p>101.9755</text:p>
          </table:table-cell>
          <table:table-cell office:value-type="float" office:value="96.44478" calcext:value-type="float">
            <text:p>96.44478</text:p>
          </table:table-cell>
          <table:table-cell office:value-type="float" office:value="96.82026" calcext:value-type="float">
            <text:p>96.82026</text:p>
          </table:table-cell>
          <table:table-cell office:value-type="float" office:value="96.82254" calcext:value-type="float">
            <text:p>96.82254</text:p>
          </table:table-cell>
          <table:table-cell office:value-type="float" office:value="97.84301" calcext:value-type="float">
            <text:p>97.84301</text:p>
          </table:table-cell>
          <table:table-cell office:value-type="float" office:value="96.96469" calcext:value-type="float">
            <text:p>96.96469</text:p>
          </table:table-cell>
          <table:table-cell office:value-type="float" office:value="105.65511" calcext:value-type="float">
            <text:p>105.6551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96.96997" calcext:value-type="float">
            <text:p>96.96997</text:p>
          </table:table-cell>
          <table:table-cell office:value-type="float" office:value="96.2664" calcext:value-type="float">
            <text:p>96.2664</text:p>
          </table:table-cell>
          <table:table-cell/>
        </table:table-row>
        <table:table-row table:style-name="ro1">
          <table:table-cell office:value-type="float" office:value="98.69232" calcext:value-type="float">
            <text:p>98.69232</text:p>
          </table:table-cell>
          <table:table-cell office:value-type="float" office:value="96.38458" calcext:value-type="float">
            <text:p>96.38458</text:p>
          </table:table-cell>
          <table:table-cell office:value-type="float" office:value="100.07784" calcext:value-type="float">
            <text:p>100.07784</text:p>
          </table:table-cell>
          <table:table-cell office:value-type="float" office:value="96.44375" calcext:value-type="float">
            <text:p>96.44375</text:p>
          </table:table-cell>
          <table:table-cell office:value-type="float" office:value="98.51828" calcext:value-type="float">
            <text:p>98.51828</text:p>
          </table:table-cell>
          <table:table-cell office:value-type="float" office:value="95.56042" calcext:value-type="float">
            <text:p>95.56042</text:p>
          </table:table-cell>
          <table:table-cell office:value-type="float" office:value="96.36135" calcext:value-type="float">
            <text:p>96.36135</text:p>
          </table:table-cell>
          <table:table-cell office:value-type="float" office:value="96.17611" calcext:value-type="float">
            <text:p>96.17611</text:p>
          </table:table-cell>
          <table:table-cell office:value-type="float" office:value="96.33129" calcext:value-type="float">
            <text:p>96.33129</text:p>
          </table:table-cell>
          <table:table-cell office:value-type="float" office:value="97.30501" calcext:value-type="float">
            <text:p>97.30501</text:p>
          </table:table-cell>
          <table:table-cell office:value-type="float" office:value="101.73012" calcext:value-type="float">
            <text:p>101.73012</text:p>
          </table:table-cell>
          <table:table-cell office:value-type="float" office:value="96.36434" calcext:value-type="float">
            <text:p>96.36434</text:p>
          </table:table-cell>
          <table:table-cell office:value-type="float" office:value="96.44224" calcext:value-type="float">
            <text:p>96.44224</text:p>
          </table:table-cell>
          <table:table-cell office:value-type="float" office:value="96.44447" calcext:value-type="float">
            <text:p>96.44447</text:p>
          </table:table-cell>
          <table:table-cell office:value-type="float" office:value="97.7131" calcext:value-type="float">
            <text:p>97.7131</text:p>
          </table:table-cell>
          <table:table-cell office:value-type="float" office:value="96.57581" calcext:value-type="float">
            <text:p>96.57581</text:p>
          </table:table-cell>
          <table:table-cell office:value-type="float" office:value="105.32909" calcext:value-type="float">
            <text:p>105.3290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96.58121" calcext:value-type="float">
            <text:p>96.58121</text:p>
          </table:table-cell>
          <table:table-cell office:value-type="float" office:value="95.90444" calcext:value-type="float">
            <text:p>95.90444</text:p>
          </table:table-cell>
          <table:table-cell/>
        </table:table-row>
        <table:table-row table:style-name="ro1">
          <table:table-cell office:value-type="float" office:value="98.53732" calcext:value-type="float">
            <text:p>98.53732</text:p>
          </table:table-cell>
          <table:table-cell office:value-type="float" office:value="96.30655" calcext:value-type="float">
            <text:p>96.30655</text:p>
          </table:table-cell>
          <table:table-cell office:value-type="float" office:value="99.87588" calcext:value-type="float">
            <text:p>99.87588</text:p>
          </table:table-cell>
          <table:table-cell office:value-type="float" office:value="96.36624" calcext:value-type="float">
            <text:p>96.36624</text:p>
          </table:table-cell>
          <table:table-cell office:value-type="float" office:value="98.3642" calcext:value-type="float">
            <text:p>98.3642</text:p>
          </table:table-cell>
          <table:table-cell office:value-type="float" office:value="95.49628" calcext:value-type="float">
            <text:p>95.49628</text:p>
          </table:table-cell>
          <table:table-cell office:value-type="float" office:value="95.99912" calcext:value-type="float">
            <text:p>95.99912</text:p>
          </table:table-cell>
          <table:table-cell office:value-type="float" office:value="96.00267" calcext:value-type="float">
            <text:p>96.00267</text:p>
          </table:table-cell>
          <table:table-cell office:value-type="float" office:value="96.26599" calcext:value-type="float">
            <text:p>96.26599</text:p>
          </table:table-cell>
          <table:table-cell office:value-type="float" office:value="96.91104" calcext:value-type="float">
            <text:p>96.91104</text:p>
          </table:table-cell>
          <table:table-cell office:value-type="float" office:value="101.24571" calcext:value-type="float">
            <text:p>101.24571</text:p>
          </table:table-cell>
          <table:table-cell office:value-type="float" office:value="95.99926" calcext:value-type="float">
            <text:p>95.99926</text:p>
          </table:table-cell>
          <table:table-cell office:value-type="float" office:value="96.36194" calcext:value-type="float">
            <text:p>96.36194</text:p>
          </table:table-cell>
          <table:table-cell office:value-type="float" office:value="96.36404" calcext:value-type="float">
            <text:p>96.36404</text:p>
          </table:table-cell>
          <table:table-cell office:value-type="float" office:value="97.30938" calcext:value-type="float">
            <text:p>97.30938</text:p>
          </table:table-cell>
          <table:table-cell office:value-type="float" office:value="96.49431" calcext:value-type="float">
            <text:p>96.49431</text:p>
          </table:table-cell>
          <table:table-cell office:value-type="float" office:value="105.32909" calcext:value-type="float">
            <text:p>105.32909</text:p>
          </table:table-cell>
          <table:table-cell office:value-type="float" office:value="106.32191" calcext:value-type="float">
            <text:p>106.32191</text:p>
          </table:table-cell>
          <table:table-cell office:value-type="float" office:value="96.49933" calcext:value-type="float">
            <text:p>96.49933</text:p>
          </table:table-cell>
          <table:table-cell office:value-type="float" office:value="95.8499" calcext:value-type="float">
            <text:p>95.8499</text:p>
          </table:table-cell>
          <table:table-cell/>
        </table:table-row>
        <table:table-row table:style-name="ro1">
          <table:table-cell office:value-type="float" office:value="98.10945" calcext:value-type="float">
            <text:p>98.10945</text:p>
          </table:table-cell>
          <table:table-cell office:value-type="float" office:value="95.94138" calcext:value-type="float">
            <text:p>95.94138</text:p>
          </table:table-cell>
          <table:table-cell office:value-type="float" office:value="99.42867" calcext:value-type="float">
            <text:p>99.42867</text:p>
          </table:table-cell>
          <table:table-cell office:value-type="float" office:value="95.9982" calcext:value-type="float">
            <text:p>95.9982</text:p>
          </table:table-cell>
          <table:table-cell office:value-type="float" office:value="97.94678" calcext:value-type="float">
            <text:p>97.94678</text:p>
          </table:table-cell>
          <table:table-cell office:value-type="float" office:value="95.14678" calcext:value-type="float">
            <text:p>95.14678</text:p>
          </table:table-cell>
          <table:table-cell office:value-type="float" office:value="95.94422" calcext:value-type="float">
            <text:p>95.94422</text:p>
          </table:table-cell>
          <table:table-cell office:value-type="float" office:value="95.75699" calcext:value-type="float">
            <text:p>95.75699</text:p>
          </table:table-cell>
          <table:table-cell office:value-type="float" office:value="95.90068" calcext:value-type="float">
            <text:p>95.90068</text:p>
          </table:table-cell>
          <table:table-cell office:value-type="float" office:value="96.81007" calcext:value-type="float">
            <text:p>96.81007</text:p>
          </table:table-cell>
          <table:table-cell office:value-type="float" office:value="101.0136" calcext:value-type="float">
            <text:p>101.0136</text:p>
          </table:table-cell>
          <table:table-cell office:value-type="float" office:value="95.9323" calcext:value-type="float">
            <text:p>95.9323</text:p>
          </table:table-cell>
          <table:table-cell office:value-type="float" office:value="95.997" calcext:value-type="float">
            <text:p>95.997</text:p>
          </table:table-cell>
          <table:table-cell office:value-type="float" office:value="95.99895" calcext:value-type="float">
            <text:p>95.99895</text:p>
          </table:table-cell>
          <table:table-cell office:value-type="float" office:value="97.20248" calcext:value-type="float">
            <text:p>97.20248</text:p>
          </table:table-cell>
          <table:table-cell office:value-type="float" office:value="96.11584" calcext:value-type="float">
            <text:p>96.11584</text:p>
          </table:table-cell>
          <table:table-cell office:value-type="float" office:value="104.77994" calcext:value-type="float">
            <text:p>104.77994</text:p>
          </table:table-cell>
          <table:table-cell office:value-type="float" office:value="106.32191" calcext:value-type="float">
            <text:p>106.32191</text:p>
          </table:table-cell>
          <table:table-cell office:value-type="float" office:value="96.12059" calcext:value-type="float">
            <text:p>96.12059</text:p>
          </table:table-cell>
          <table:table-cell office:value-type="float" office:value="95.50052" calcext:value-type="float">
            <text:p>95.50052</text:p>
          </table:table-cell>
          <table:table-cell/>
        </table:table-row>
        <table:table-row table:style-name="ro1">
          <table:table-cell office:value-type="float" office:value="97.97756" calcext:value-type="float">
            <text:p>97.97756</text:p>
          </table:table-cell>
          <table:table-cell office:value-type="float" office:value="95.88636" calcext:value-type="float">
            <text:p>95.88636</text:p>
          </table:table-cell>
          <table:table-cell office:value-type="float" office:value="99.24974" calcext:value-type="float">
            <text:p>99.24974</text:p>
          </table:table-cell>
          <table:table-cell office:value-type="float" office:value="95.93115" calcext:value-type="float">
            <text:p>95.93115</text:p>
          </table:table-cell>
          <table:table-cell office:value-type="float" office:value="97.81632" calcext:value-type="float">
            <text:p>97.81632</text:p>
          </table:table-cell>
          <table:table-cell office:value-type="float" office:value="95.11474" calcext:value-type="float">
            <text:p>95.11474</text:p>
          </table:table-cell>
          <table:table-cell office:value-type="float" office:value="95.5918" calcext:value-type="float">
            <text:p>95.5918</text:p>
          </table:table-cell>
          <table:table-cell office:value-type="float" office:value="95.59878" calcext:value-type="float">
            <text:p>95.59878</text:p>
          </table:table-cell>
          <table:table-cell office:value-type="float" office:value="95.84577" calcext:value-type="float">
            <text:p>95.84577</text:p>
          </table:table-cell>
          <table:table-cell office:value-type="float" office:value="96.42892" calcext:value-type="float">
            <text:p>96.42892</text:p>
          </table:table-cell>
          <table:table-cell office:value-type="float" office:value="100.54168" calcext:value-type="float">
            <text:p>100.54168</text:p>
          </table:table-cell>
          <table:table-cell office:value-type="float" office:value="95.58013" calcext:value-type="float">
            <text:p>95.58013</text:p>
          </table:table-cell>
          <table:table-cell office:value-type="float" office:value="95.92994" calcext:value-type="float">
            <text:p>95.92994</text:p>
          </table:table-cell>
          <table:table-cell office:value-type="float" office:value="95.93186" calcext:value-type="float">
            <text:p>95.93186</text:p>
          </table:table-cell>
          <table:table-cell office:value-type="float" office:value="96.81166" calcext:value-type="float">
            <text:p>96.81166</text:p>
          </table:table-cell>
          <table:table-cell office:value-type="float" office:value="96.04766" calcext:value-type="float">
            <text:p>96.04766</text:p>
          </table:table-cell>
          <table:table-cell office:value-type="float" office:value="104.47027" calcext:value-type="float">
            <text:p>104.47027</text:p>
          </table:table-cell>
          <table:table-cell office:value-type="float" office:value="105.74689" calcext:value-type="float">
            <text:p>105.74689</text:p>
          </table:table-cell>
          <table:table-cell office:value-type="float" office:value="96.05245" calcext:value-type="float">
            <text:p>96.05245</text:p>
          </table:table-cell>
          <table:table-cell office:value-type="float" office:value="95.45597" calcext:value-type="float">
            <text:p>95.45597</text:p>
          </table:table-cell>
          <table:table-cell/>
        </table:table-row>
        <table:table-row table:style-name="ro1">
          <table:table-cell office:value-type="float" office:value="97.56006" calcext:value-type="float">
            <text:p>97.56006</text:p>
          </table:table-cell>
          <table:table-cell office:value-type="float" office:value="95.53662" calcext:value-type="float">
            <text:p>95.53662</text:p>
          </table:table-cell>
          <table:table-cell office:value-type="float" office:value="98.81547" calcext:value-type="float">
            <text:p>98.81547</text:p>
          </table:table-cell>
          <table:table-cell office:value-type="float" office:value="95.56924" calcext:value-type="float">
            <text:p>95.56924</text:p>
          </table:table-cell>
          <table:table-cell office:value-type="float" office:value="97.41187" calcext:value-type="float">
            <text:p>97.41187</text:p>
          </table:table-cell>
          <table:table-cell office:value-type="float" office:value="94.76573" calcext:value-type="float">
            <text:p>94.76573</text:p>
          </table:table-cell>
          <table:table-cell office:value-type="float" office:value="95.54992" calcext:value-type="float">
            <text:p>95.54992</text:p>
          </table:table-cell>
          <table:table-cell office:value-type="float" office:value="95.36355" calcext:value-type="float">
            <text:p>95.36355</text:p>
          </table:table-cell>
          <table:table-cell office:value-type="float" office:value="95.49638" calcext:value-type="float">
            <text:p>95.49638</text:p>
          </table:table-cell>
          <table:table-cell office:value-type="float" office:value="96.35119" calcext:value-type="float">
            <text:p>96.35119</text:p>
          </table:table-cell>
          <table:table-cell office:value-type="float" office:value="100.33673" calcext:value-type="float">
            <text:p>100.33673</text:p>
          </table:table-cell>
          <table:table-cell office:value-type="float" office:value="95.52344" calcext:value-type="float">
            <text:p>95.52344</text:p>
          </table:table-cell>
          <table:table-cell office:value-type="float" office:value="95.57752" calcext:value-type="float">
            <text:p>95.57752</text:p>
          </table:table-cell>
          <table:table-cell office:value-type="float" office:value="95.57957" calcext:value-type="float">
            <text:p>95.57957</text:p>
          </table:table-cell>
          <table:table-cell office:value-type="float" office:value="96.71844" calcext:value-type="float">
            <text:p>96.71844</text:p>
          </table:table-cell>
          <table:table-cell office:value-type="float" office:value="95.68468" calcext:value-type="float">
            <text:p>95.68468</text:p>
          </table:table-cell>
          <table:table-cell office:value-type="float" office:value="103.94333" calcext:value-type="float">
            <text:p>103.94333</text:p>
          </table:table-cell>
          <table:table-cell office:value-type="float" office:value="105.4076" calcext:value-type="float">
            <text:p>105.4076</text:p>
          </table:table-cell>
          <table:table-cell office:value-type="float" office:value="95.68961" calcext:value-type="float">
            <text:p>95.68961</text:p>
          </table:table-cell>
          <table:table-cell office:value-type="float" office:value="95.11951" calcext:value-type="float">
            <text:p>95.11951</text:p>
          </table:table-cell>
          <table:table-cell/>
        </table:table-row>
        <table:table-row table:style-name="ro1">
          <table:table-cell office:value-type="float" office:value="97.44404" calcext:value-type="float">
            <text:p>97.44404</text:p>
          </table:table-cell>
          <table:table-cell office:value-type="float" office:value="95.49476" calcext:value-type="float">
            <text:p>95.49476</text:p>
          </table:table-cell>
          <table:table-cell office:value-type="float" office:value="98.65007" calcext:value-type="float">
            <text:p>98.65007</text:p>
          </table:table-cell>
          <table:table-cell office:value-type="float" office:value="95.52502" calcext:value-type="float">
            <text:p>95.52502</text:p>
          </table:table-cell>
          <table:table-cell office:value-type="float" office:value="97.29481" calcext:value-type="float">
            <text:p>97.29481</text:p>
          </table:table-cell>
          <table:table-cell office:value-type="float" office:value="94.74711" calcext:value-type="float">
            <text:p>94.74711</text:p>
          </table:table-cell>
          <table:table-cell office:value-type="float" office:value="95.2132" calcext:value-type="float">
            <text:p>95.2132</text:p>
          </table:table-cell>
          <table:table-cell office:value-type="float" office:value="95.21763" calcext:value-type="float">
            <text:p>95.21763</text:p>
          </table:table-cell>
          <table:table-cell office:value-type="float" office:value="95.45494" calcext:value-type="float">
            <text:p>95.45494</text:p>
          </table:table-cell>
          <table:table-cell office:value-type="float" office:value="95.98279" calcext:value-type="float">
            <text:p>95.98279</text:p>
          </table:table-cell>
          <table:table-cell office:value-type="float" office:value="99.8778" calcext:value-type="float">
            <text:p>99.8778</text:p>
          </table:table-cell>
          <table:table-cell office:value-type="float" office:value="95.18419" calcext:value-type="float">
            <text:p>95.18419</text:p>
          </table:table-cell>
          <table:table-cell office:value-type="float" office:value="95.52362" calcext:value-type="float">
            <text:p>95.52362</text:p>
          </table:table-cell>
          <table:table-cell office:value-type="float" office:value="95.52275" calcext:value-type="float">
            <text:p>95.52275</text:p>
          </table:table-cell>
          <table:table-cell office:value-type="float" office:value="96.34056" calcext:value-type="float">
            <text:p>96.34056</text:p>
          </table:table-cell>
          <table:table-cell office:value-type="float" office:value="95.63935" calcext:value-type="float">
            <text:p>95.63935</text:p>
          </table:table-cell>
          <table:table-cell office:value-type="float" office:value="103.64842" calcext:value-type="float">
            <text:p>103.64842</text:p>
          </table:table-cell>
          <table:table-cell office:value-type="float" office:value="105.4076" calcext:value-type="float">
            <text:p>105.4076</text:p>
          </table:table-cell>
          <table:table-cell office:value-type="float" office:value="95.6443" calcext:value-type="float">
            <text:p>95.6443</text:p>
          </table:table-cell>
          <table:table-cell office:value-type="float" office:value="95.09751" calcext:value-type="float">
            <text:p>95.09751</text:p>
          </table:table-cell>
          <table:table-cell/>
        </table:table-row>
        <table:table-row table:style-name="ro1">
          <table:table-cell office:value-type="float" office:value="97.04913" calcext:value-type="float">
            <text:p>97.04913</text:p>
          </table:table-cell>
          <table:table-cell office:value-type="float" office:value="95.15476" calcext:value-type="float">
            <text:p>95.15476</text:p>
          </table:table-cell>
          <table:table-cell office:value-type="float" office:value="98.23126" calcext:value-type="float">
            <text:p>98.23126</text:p>
          </table:table-cell>
          <table:table-cell office:value-type="float" office:value="95.17289" calcext:value-type="float">
            <text:p>95.17289</text:p>
          </table:table-cell>
          <table:table-cell office:value-type="float" office:value="96.90361" calcext:value-type="float">
            <text:p>96.90361</text:p>
          </table:table-cell>
          <table:table-cell office:value-type="float" office:value="94.41059" calcext:value-type="float">
            <text:p>94.41059</text:p>
          </table:table-cell>
          <table:table-cell office:value-type="float" office:value="95.19128" calcext:value-type="float">
            <text:p>95.19128</text:p>
          </table:table-cell>
          <table:table-cell office:value-type="float" office:value="95.00571" calcext:value-type="float">
            <text:p>95.00571</text:p>
          </table:table-cell>
          <table:table-cell office:value-type="float" office:value="95.11529" calcext:value-type="float">
            <text:p>95.11529</text:p>
          </table:table-cell>
          <table:table-cell office:value-type="float" office:value="95.91564" calcext:value-type="float">
            <text:p>95.91564</text:p>
          </table:table-cell>
          <table:table-cell office:value-type="float" office:value="99.68408" calcext:value-type="float">
            <text:p>99.68408</text:p>
          </table:table-cell>
          <table:table-cell office:value-type="float" office:value="95.15328" calcext:value-type="float">
            <text:p>95.15328</text:p>
          </table:table-cell>
          <table:table-cell office:value-type="float" office:value="95.18134" calcext:value-type="float">
            <text:p>95.18134</text:p>
          </table:table-cell>
          <table:table-cell office:value-type="float" office:value="95.18371" calcext:value-type="float">
            <text:p>95.18371</text:p>
          </table:table-cell>
          <table:table-cell office:value-type="float" office:value="96.26088" calcext:value-type="float">
            <text:p>96.26088</text:p>
          </table:table-cell>
          <table:table-cell office:value-type="float" office:value="95.2866" calcext:value-type="float">
            <text:p>95.2866</text:p>
          </table:table-cell>
          <table:table-cell office:value-type="float" office:value="103.1337" calcext:value-type="float">
            <text:p>103.1337</text:p>
          </table:table-cell>
          <table:table-cell office:value-type="float" office:value="104.86825" calcext:value-type="float">
            <text:p>104.86825</text:p>
          </table:table-cell>
          <table:table-cell office:value-type="float" office:value="95.29137" calcext:value-type="float">
            <text:p>95.29137</text:p>
          </table:table-cell>
          <table:table-cell office:value-type="float" office:value="94.76416" calcext:value-type="float">
            <text:p>94.76416</text:p>
          </table:table-cell>
          <table:table-cell/>
        </table:table-row>
        <table:table-row table:style-name="ro1">
          <table:table-cell office:value-type="float" office:value="96.94721" calcext:value-type="float">
            <text:p>96.94721</text:p>
          </table:table-cell>
          <table:table-cell office:value-type="float" office:value="95.12309" calcext:value-type="float">
            <text:p>95.12309</text:p>
          </table:table-cell>
          <table:table-cell office:value-type="float" office:value="98.08929" calcext:value-type="float">
            <text:p>98.08929</text:p>
          </table:table-cell>
          <table:table-cell office:value-type="float" office:value="95.14203" calcext:value-type="float">
            <text:p>95.14203</text:p>
          </table:table-cell>
          <table:table-cell office:value-type="float" office:value="96.80017" calcext:value-type="float">
            <text:p>96.80017</text:p>
          </table:table-cell>
          <table:table-cell office:value-type="float" office:value="94.40164" calcext:value-type="float">
            <text:p>94.40164</text:p>
          </table:table-cell>
          <table:table-cell office:value-type="float" office:value="94.86429" calcext:value-type="float">
            <text:p>94.86429</text:p>
          </table:table-cell>
          <table:table-cell office:value-type="float" office:value="94.86242" calcext:value-type="float">
            <text:p>94.86242</text:p>
          </table:table-cell>
          <table:table-cell office:value-type="float" office:value="95.09336" calcext:value-type="float">
            <text:p>95.09336</text:p>
          </table:table-cell>
          <table:table-cell office:value-type="float" office:value="95.56333" calcext:value-type="float">
            <text:p>95.56333</text:p>
          </table:table-cell>
          <table:table-cell office:value-type="float" office:value="99.24027" calcext:value-type="float">
            <text:p>99.24027</text:p>
          </table:table-cell>
          <table:table-cell office:value-type="float" office:value="94.81421" calcext:value-type="float">
            <text:p>94.81421</text:p>
          </table:table-cell>
          <table:table-cell office:value-type="float" office:value="95.15042" calcext:value-type="float">
            <text:p>95.15042</text:p>
          </table:table-cell>
          <table:table-cell office:value-type="float" office:value="95.15291" calcext:value-type="float">
            <text:p>95.15291</text:p>
          </table:table-cell>
          <table:table-cell office:value-type="float" office:value="95.89331" calcext:value-type="float">
            <text:p>95.89331</text:p>
          </table:table-cell>
          <table:table-cell office:value-type="float" office:value="95.24508" calcext:value-type="float">
            <text:p>95.24508</text:p>
          </table:table-cell>
          <table:table-cell office:value-type="float" office:value="102.86373" calcext:value-type="float">
            <text:p>102.86373</text:p>
          </table:table-cell>
          <table:table-cell office:value-type="float" office:value="104.55799" calcext:value-type="float">
            <text:p>104.55799</text:p>
          </table:table-cell>
          <table:table-cell office:value-type="float" office:value="95.24981" calcext:value-type="float">
            <text:p>95.24981</text:p>
          </table:table-cell>
          <table:table-cell office:value-type="float" office:value="94.755" calcext:value-type="float">
            <text:p>94.755</text:p>
          </table:table-cell>
          <table:table-cell/>
        </table:table-row>
        <table:table-row table:style-name="ro1">
          <table:table-cell office:value-type="float" office:value="96.55561" calcext:value-type="float">
            <text:p>96.55561</text:p>
          </table:table-cell>
          <table:table-cell office:value-type="float" office:value="94.79893" calcext:value-type="float">
            <text:p>94.79893</text:p>
          </table:table-cell>
          <table:table-cell office:value-type="float" office:value="97.67108" calcext:value-type="float">
            <text:p>97.67108</text:p>
          </table:table-cell>
          <table:table-cell office:value-type="float" office:value="94.81237" calcext:value-type="float">
            <text:p>94.81237</text:p>
          </table:table-cell>
          <table:table-cell office:value-type="float" office:value="96.42183" calcext:value-type="float">
            <text:p>96.42183</text:p>
          </table:table-cell>
          <table:table-cell office:value-type="float" office:value="94.08732" calcext:value-type="float">
            <text:p>94.08732</text:p>
          </table:table-cell>
          <table:table-cell office:value-type="float" office:value="94.84568" calcext:value-type="float">
            <text:p>94.84568</text:p>
          </table:table-cell>
          <table:table-cell office:value-type="float" office:value="94.6636" calcext:value-type="float">
            <text:p>94.6636</text:p>
          </table:table-cell>
          <table:table-cell office:value-type="float" office:value="94.76026" calcext:value-type="float">
            <text:p>94.76026</text:p>
          </table:table-cell>
          <table:table-cell office:value-type="float" office:value="95.50963" calcext:value-type="float">
            <text:p>95.50963</text:p>
          </table:table-cell>
          <table:table-cell office:value-type="float" office:value="99.06266" calcext:value-type="float">
            <text:p>99.06266</text:p>
          </table:table-cell>
          <table:table-cell office:value-type="float" office:value="94.79315" calcext:value-type="float">
            <text:p>94.79315</text:p>
          </table:table-cell>
          <table:table-cell office:value-type="float" office:value="94.81095" calcext:value-type="float">
            <text:p>94.81095</text:p>
          </table:table-cell>
          <table:table-cell office:value-type="float" office:value="94.8138" calcext:value-type="float">
            <text:p>94.8138</text:p>
          </table:table-cell>
          <table:table-cell office:value-type="float" office:value="95.82703" calcext:value-type="float">
            <text:p>95.82703</text:p>
          </table:table-cell>
          <table:table-cell office:value-type="float" office:value="94.90478" calcext:value-type="float">
            <text:p>94.90478</text:p>
          </table:table-cell>
          <table:table-cell office:value-type="float" office:value="102.35352" calcext:value-type="float">
            <text:p>102.35352</text:p>
          </table:table-cell>
          <table:table-cell office:value-type="float" office:value="104.03069" calcext:value-type="float">
            <text:p>104.03069</text:p>
          </table:table-cell>
          <table:table-cell office:value-type="float" office:value="94.90963" calcext:value-type="float">
            <text:p>94.90963</text:p>
          </table:table-cell>
          <table:table-cell office:value-type="float" office:value="94.44047" calcext:value-type="float">
            <text:p>94.44047</text:p>
          </table:table-cell>
          <table:table-cell/>
        </table:table-row>
        <table:table-row table:style-name="ro1">
          <table:table-cell office:value-type="float" office:value="96.47407" calcext:value-type="float">
            <text:p>96.47407</text:p>
          </table:table-cell>
          <table:table-cell office:value-type="float" office:value="94.7897" calcext:value-type="float">
            <text:p>94.7897</text:p>
          </table:table-cell>
          <table:table-cell office:value-type="float" office:value="97.55461" calcext:value-type="float">
            <text:p>97.55461</text:p>
          </table:table-cell>
          <table:table-cell office:value-type="float" office:value="94.79133" calcext:value-type="float">
            <text:p>94.79133</text:p>
          </table:table-cell>
          <table:table-cell office:value-type="float" office:value="96.34122" calcext:value-type="float">
            <text:p>96.34122</text:p>
          </table:table-cell>
          <table:table-cell office:value-type="float" office:value="94.09134" calcext:value-type="float">
            <text:p>94.09134</text:p>
          </table:table-cell>
          <table:table-cell office:value-type="float" office:value="94.53124" calcext:value-type="float">
            <text:p>94.53124</text:p>
          </table:table-cell>
          <table:table-cell office:value-type="float" office:value="94.53885" calcext:value-type="float">
            <text:p>94.53885</text:p>
          </table:table-cell>
          <table:table-cell office:value-type="float" office:value="94.75116" calcext:value-type="float">
            <text:p>94.75116</text:p>
          </table:table-cell>
          <table:table-cell office:value-type="float" office:value="95.16715" calcext:value-type="float">
            <text:p>95.16715</text:p>
          </table:table-cell>
          <table:table-cell office:value-type="float" office:value="98.62932" calcext:value-type="float">
            <text:p>98.62932</text:p>
          </table:table-cell>
          <table:table-cell office:value-type="float" office:value="94.46681" calcext:value-type="float">
            <text:p>94.46681</text:p>
          </table:table-cell>
          <table:table-cell office:value-type="float" office:value="94.79297" calcext:value-type="float">
            <text:p>94.79297</text:p>
          </table:table-cell>
          <table:table-cell office:value-type="float" office:value="94.79267" calcext:value-type="float">
            <text:p>94.79267</text:p>
          </table:table-cell>
          <table:table-cell office:value-type="float" office:value="95.47517" calcext:value-type="float">
            <text:p>95.47517</text:p>
          </table:table-cell>
          <table:table-cell office:value-type="float" office:value="94.88568" calcext:value-type="float">
            <text:p>94.88568</text:p>
          </table:table-cell>
          <table:table-cell office:value-type="float" office:value="102.09669" calcext:value-type="float">
            <text:p>102.09669</text:p>
          </table:table-cell>
          <table:table-cell office:value-type="float" office:value="103.73503" calcext:value-type="float">
            <text:p>103.73503</text:p>
          </table:table-cell>
          <table:table-cell office:value-type="float" office:value="94.88735" calcext:value-type="float">
            <text:p>94.88735</text:p>
          </table:table-cell>
          <table:table-cell office:value-type="float" office:value="94.44437" calcext:value-type="float">
            <text:p>94.44437</text:p>
          </table:table-cell>
          <table:table-cell/>
        </table:table-row>
        <table:table-row table:style-name="ro1">
          <table:table-cell office:value-type="float" office:value="96.09818" calcext:value-type="float">
            <text:p>96.09818</text:p>
          </table:table-cell>
          <table:table-cell office:value-type="float" office:value="94.46549" calcext:value-type="float">
            <text:p>94.46549</text:p>
          </table:table-cell>
          <table:table-cell office:value-type="float" office:value="97.14945" calcext:value-type="float">
            <text:p>97.14945</text:p>
          </table:table-cell>
          <table:table-cell office:value-type="float" office:value="94.46489" calcext:value-type="float">
            <text:p>94.46489</text:p>
          </table:table-cell>
          <table:table-cell office:value-type="float" office:value="95.97601" calcext:value-type="float">
            <text:p>95.97601</text:p>
          </table:table-cell>
          <table:table-cell office:value-type="float" office:value="93.78036" calcext:value-type="float">
            <text:p>93.78036</text:p>
          </table:table-cell>
          <table:table-cell office:value-type="float" office:value="94.53502" calcext:value-type="float">
            <text:p>94.53502</text:p>
          </table:table-cell>
          <table:table-cell office:value-type="float" office:value="94.35354" calcext:value-type="float">
            <text:p>94.35354</text:p>
          </table:table-cell>
          <table:table-cell office:value-type="float" office:value="94.43681" calcext:value-type="float">
            <text:p>94.43681</text:p>
          </table:table-cell>
          <table:table-cell office:value-type="float" office:value="95.12664" calcext:value-type="float">
            <text:p>95.12664</text:p>
          </table:table-cell>
          <table:table-cell office:value-type="float" office:value="98.47449" calcext:value-type="float">
            <text:p>98.47449</text:p>
          </table:table-cell>
          <table:table-cell office:value-type="float" office:value="94.4683" calcext:value-type="float">
            <text:p>94.4683</text:p>
          </table:table-cell>
          <table:table-cell office:value-type="float" office:value="94.46648" calcext:value-type="float">
            <text:p>94.46648</text:p>
          </table:table-cell>
          <table:table-cell office:value-type="float" office:value="94.46613" calcext:value-type="float">
            <text:p>94.46613</text:p>
          </table:table-cell>
          <table:table-cell office:value-type="float" office:value="95.43164" calcext:value-type="float">
            <text:p>95.43164</text:p>
          </table:table-cell>
          <table:table-cell office:value-type="float" office:value="94.55803" calcext:value-type="float">
            <text:p>94.55803</text:p>
          </table:table-cell>
          <table:table-cell office:value-type="float" office:value="101.61092" calcext:value-type="float">
            <text:p>101.61092</text:p>
          </table:table-cell>
          <table:table-cell office:value-type="float" office:value="103.20977" calcext:value-type="float">
            <text:p>103.20977</text:p>
          </table:table-cell>
          <table:table-cell office:value-type="float" office:value="94.56309" calcext:value-type="float">
            <text:p>94.56309</text:p>
          </table:table-cell>
          <table:table-cell office:value-type="float" office:value="94.13336" calcext:value-type="float">
            <text:p>94.13336</text:p>
          </table:table-cell>
          <table:table-cell/>
        </table:table-row>
        <table:table-row table:style-name="ro1">
          <table:table-cell office:value-type="float" office:value="96.02991" calcext:value-type="float">
            <text:p>96.02991</text:p>
          </table:table-cell>
          <table:table-cell office:value-type="float" office:value="94.46899" calcext:value-type="float">
            <text:p>94.46899</text:p>
          </table:table-cell>
          <table:table-cell office:value-type="float" office:value="97.04659" calcext:value-type="float">
            <text:p>97.04659</text:p>
          </table:table-cell>
          <table:table-cell office:value-type="float" office:value="94.45667" calcext:value-type="float">
            <text:p>94.45667</text:p>
          </table:table-cell>
          <table:table-cell office:value-type="float" office:value="95.90878" calcext:value-type="float">
            <text:p>95.90878</text:p>
          </table:table-cell>
          <table:table-cell office:value-type="float" office:value="93.79737" calcext:value-type="float">
            <text:p>93.79737</text:p>
          </table:table-cell>
          <table:table-cell office:value-type="float" office:value="94.22387" calcext:value-type="float">
            <text:p>94.22387</text:p>
          </table:table-cell>
          <table:table-cell office:value-type="float" office:value="94.23136" calcext:value-type="float">
            <text:p>94.23136</text:p>
          </table:table-cell>
          <table:table-cell office:value-type="float" office:value="94.44073" calcext:value-type="float">
            <text:p>94.44073</text:p>
          </table:table-cell>
          <table:table-cell office:value-type="float" office:value="94.79657" calcext:value-type="float">
            <text:p>94.79657</text:p>
          </table:table-cell>
          <table:table-cell office:value-type="float" office:value="98.05678" calcext:value-type="float">
            <text:p>98.05678</text:p>
          </table:table-cell>
          <table:table-cell office:value-type="float" office:value="94.15456" calcext:value-type="float">
            <text:p>94.15456</text:p>
          </table:table-cell>
          <table:table-cell office:value-type="float" office:value="94.46789" calcext:value-type="float">
            <text:p>94.46789</text:p>
          </table:table-cell>
          <table:table-cell office:value-type="float" office:value="94.46758" calcext:value-type="float">
            <text:p>94.46758</text:p>
          </table:table-cell>
          <table:table-cell office:value-type="float" office:value="95.08978" calcext:value-type="float">
            <text:p>95.08978</text:p>
          </table:table-cell>
          <table:table-cell office:value-type="float" office:value="94.54885" calcext:value-type="float">
            <text:p>94.54885</text:p>
          </table:table-cell>
          <table:table-cell office:value-type="float" office:value="101.36703" calcext:value-type="float">
            <text:p>101.36703</text:p>
          </table:table-cell>
          <table:table-cell office:value-type="float" office:value="102.93921" calcext:value-type="float">
            <text:p>102.93921</text:p>
          </table:table-cell>
          <table:table-cell office:value-type="float" office:value="94.55404" calcext:value-type="float">
            <text:p>94.55404</text:p>
          </table:table-cell>
          <table:table-cell office:value-type="float" office:value="94.14671" calcext:value-type="float">
            <text:p>94.14671</text:p>
          </table:table-cell>
          <table:table-cell/>
        </table:table-row>
        <table:table-row table:style-name="ro1">
          <table:table-cell office:value-type="float" office:value="95.67628" calcext:value-type="float">
            <text:p>95.67628</text:p>
          </table:table-cell>
          <table:table-cell office:value-type="float" office:value="94.15749" calcext:value-type="float">
            <text:p>94.15749</text:p>
          </table:table-cell>
          <table:table-cell office:value-type="float" office:value="96.65408" calcext:value-type="float">
            <text:p>96.65408</text:p>
          </table:table-cell>
          <table:table-cell office:value-type="float" office:value="94.14274" calcext:value-type="float">
            <text:p>94.14274</text:p>
          </table:table-cell>
          <table:table-cell office:value-type="float" office:value="95.55357" calcext:value-type="float">
            <text:p>95.55357</text:p>
          </table:table-cell>
          <table:table-cell office:value-type="float" office:value="93.49547" calcext:value-type="float">
            <text:p>93.49547</text:p>
          </table:table-cell>
          <table:table-cell office:value-type="float" office:value="94.24034" calcext:value-type="float">
            <text:p>94.24034</text:p>
          </table:table-cell>
          <table:table-cell office:value-type="float" office:value="94.05621" calcext:value-type="float">
            <text:p>94.05621</text:p>
          </table:table-cell>
          <table:table-cell office:value-type="float" office:value="94.12961" calcext:value-type="float">
            <text:p>94.12961</text:p>
          </table:table-cell>
          <table:table-cell office:value-type="float" office:value="94.7755" calcext:value-type="float">
            <text:p>94.7755</text:p>
          </table:table-cell>
          <table:table-cell office:value-type="float" office:value="97.91583" calcext:value-type="float">
            <text:p>97.91583</text:p>
          </table:table-cell>
          <table:table-cell office:value-type="float" office:value="94.15954" calcext:value-type="float">
            <text:p>94.15954</text:p>
          </table:table-cell>
          <table:table-cell office:value-type="float" office:value="94.15415" calcext:value-type="float">
            <text:p>94.15415</text:p>
          </table:table-cell>
          <table:table-cell office:value-type="float" office:value="94.15363" calcext:value-type="float">
            <text:p>94.15363</text:p>
          </table:table-cell>
          <table:table-cell office:value-type="float" office:value="95.05944" calcext:value-type="float">
            <text:p>95.05944</text:p>
          </table:table-cell>
          <table:table-cell office:value-type="float" office:value="94.23397" calcext:value-type="float">
            <text:p>94.23397</text:p>
          </table:table-cell>
          <table:table-cell office:value-type="float" office:value="100.89378" calcext:value-type="float">
            <text:p>100.89378</text:p>
          </table:table-cell>
          <table:table-cell office:value-type="float" office:value="102.42883" calcext:value-type="float">
            <text:p>102.42883</text:p>
          </table:table-cell>
          <table:table-cell office:value-type="float" office:value="94.23951" calcext:value-type="float">
            <text:p>94.23951</text:p>
          </table:table-cell>
          <table:table-cell office:value-type="float" office:value="93.84791" calcext:value-type="float">
            <text:p>93.84791</text:p>
          </table:table-cell>
          <table:table-cell/>
        </table:table-row>
        <table:table-row table:style-name="ro1">
          <table:table-cell office:value-type="float" office:value="95.62109" calcext:value-type="float">
            <text:p>95.62109</text:p>
          </table:table-cell>
          <table:table-cell office:value-type="float" office:value="94.17049" calcext:value-type="float">
            <text:p>94.17049</text:p>
          </table:table-cell>
          <table:table-cell office:value-type="float" office:value="96.56197" calcext:value-type="float">
            <text:p>96.56197</text:p>
          </table:table-cell>
          <table:table-cell office:value-type="float" office:value="94.15683" calcext:value-type="float">
            <text:p>94.15683</text:p>
          </table:table-cell>
          <table:table-cell office:value-type="float" office:value="95.49975" calcext:value-type="float">
            <text:p>95.49975</text:p>
          </table:table-cell>
          <table:table-cell office:value-type="float" office:value="93.5216" calcext:value-type="float">
            <text:p>93.5216</text:p>
          </table:table-cell>
          <table:table-cell office:value-type="float" office:value="93.93817" calcext:value-type="float">
            <text:p>93.93817</text:p>
          </table:table-cell>
          <table:table-cell office:value-type="float" office:value="93.94595" calcext:value-type="float">
            <text:p>93.94595</text:p>
          </table:table-cell>
          <table:table-cell office:value-type="float" office:value="94.14302" calcext:value-type="float">
            <text:p>94.14302</text:p>
          </table:table-cell>
          <table:table-cell office:value-type="float" office:value="94.4521" calcext:value-type="float">
            <text:p>94.4521</text:p>
          </table:table-cell>
          <table:table-cell office:value-type="float" office:value="97.51075" calcext:value-type="float">
            <text:p>97.51075</text:p>
          </table:table-cell>
          <table:table-cell office:value-type="float" office:value="93.8583" calcext:value-type="float">
            <text:p>93.8583</text:p>
          </table:table-cell>
          <table:table-cell office:value-type="float" office:value="94.15574" calcext:value-type="float">
            <text:p>94.15574</text:p>
          </table:table-cell>
          <table:table-cell office:value-type="float" office:value="94.15852" calcext:value-type="float">
            <text:p>94.15852</text:p>
          </table:table-cell>
          <table:table-cell office:value-type="float" office:value="94.72079" calcext:value-type="float">
            <text:p>94.72079</text:p>
          </table:table-cell>
          <table:table-cell office:value-type="float" office:value="94.23782" calcext:value-type="float">
            <text:p>94.23782</text:p>
          </table:table-cell>
          <table:table-cell office:value-type="float" office:value="100.67535" calcext:value-type="float">
            <text:p>100.67535</text:p>
          </table:table-cell>
          <table:table-cell office:value-type="float" office:value="102.17143" calcext:value-type="float">
            <text:p>102.17143</text:p>
          </table:table-cell>
          <table:table-cell office:value-type="float" office:value="94.24016" calcext:value-type="float">
            <text:p>94.24016</text:p>
          </table:table-cell>
          <table:table-cell office:value-type="float" office:value="93.87393" calcext:value-type="float">
            <text:p>93.87393</text:p>
          </table:table-cell>
          <table:table-cell/>
        </table:table-row>
        <table:table-row table:style-name="ro1">
          <table:table-cell office:value-type="float" office:value="95.2681" calcext:value-type="float">
            <text:p>95.2681</text:p>
          </table:table-cell>
          <table:table-cell office:value-type="float" office:value="93.87141" calcext:value-type="float">
            <text:p>93.87141</text:p>
          </table:table-cell>
          <table:table-cell office:value-type="float" office:value="96.19491" calcext:value-type="float">
            <text:p>96.19491</text:p>
          </table:table-cell>
          <table:table-cell office:value-type="float" office:value="93.84636" calcext:value-type="float">
            <text:p>93.84636</text:p>
          </table:table-cell>
          <table:table-cell office:value-type="float" office:value="95.15728" calcext:value-type="float">
            <text:p>95.15728</text:p>
          </table:table-cell>
          <table:table-cell office:value-type="float" office:value="93.41997" calcext:value-type="float">
            <text:p>93.41997</text:p>
          </table:table-cell>
          <table:table-cell office:value-type="float" office:value="93.977" calcext:value-type="float">
            <text:p>93.977</text:p>
          </table:table-cell>
          <table:table-cell office:value-type="float" office:value="93.7934" calcext:value-type="float">
            <text:p>93.7934</text:p>
          </table:table-cell>
          <table:table-cell office:value-type="float" office:value="93.84441" calcext:value-type="float">
            <text:p>93.84441</text:p>
          </table:table-cell>
          <table:table-cell office:value-type="float" office:value="94.44411" calcext:value-type="float">
            <text:p>94.44411</text:p>
          </table:table-cell>
          <table:table-cell office:value-type="float" office:value="97.39302" calcext:value-type="float">
            <text:p>97.39302</text:p>
          </table:table-cell>
          <table:table-cell office:value-type="float" office:value="93.87275" calcext:value-type="float">
            <text:p>93.87275</text:p>
          </table:table-cell>
          <table:table-cell office:value-type="float" office:value="93.85431" calcext:value-type="float">
            <text:p>93.85431</text:p>
          </table:table-cell>
          <table:table-cell office:value-type="float" office:value="93.85722" calcext:value-type="float">
            <text:p>93.85722</text:p>
          </table:table-cell>
          <table:table-cell office:value-type="float" office:value="94.71307" calcext:value-type="float">
            <text:p>94.71307</text:p>
          </table:table-cell>
          <table:table-cell office:value-type="float" office:value="93.92301" calcext:value-type="float">
            <text:p>93.92301</text:p>
          </table:table-cell>
          <table:table-cell office:value-type="float" office:value="100.20527" calcext:value-type="float">
            <text:p>100.20527</text:p>
          </table:table-cell>
          <table:table-cell office:value-type="float" office:value="101.6832" calcext:value-type="float">
            <text:p>101.6832</text:p>
          </table:table-cell>
          <table:table-cell office:value-type="float" office:value="93.92859" calcext:value-type="float">
            <text:p>93.92859</text:p>
          </table:table-cell>
          <table:table-cell office:value-type="float" office:value="93.58417" calcext:value-type="float">
            <text:p>93.58417</text:p>
          </table:table-cell>
          <table:table-cell/>
        </table:table-row>
        <table:table-row table:style-name="ro1">
          <table:table-cell office:value-type="float" office:value="95.23583" calcext:value-type="float">
            <text:p>95.23583</text:p>
          </table:table-cell>
          <table:table-cell office:value-type="float" office:value="93.89714" calcext:value-type="float">
            <text:p>93.89714</text:p>
          </table:table-cell>
          <table:table-cell office:value-type="float" office:value="96.11632" calcext:value-type="float">
            <text:p>96.11632</text:p>
          </table:table-cell>
          <table:table-cell office:value-type="float" office:value="93.87024" calcext:value-type="float">
            <text:p>93.87024</text:p>
          </table:table-cell>
          <table:table-cell office:value-type="float" office:value="95.12625" calcext:value-type="float">
            <text:p>95.12625</text:p>
          </table:table-cell>
          <table:table-cell office:value-type="float" office:value="93.27105" calcext:value-type="float">
            <text:p>93.27105</text:p>
          </table:table-cell>
          <table:table-cell office:value-type="float" office:value="93.68739" calcext:value-type="float">
            <text:p>93.68739</text:p>
          </table:table-cell>
          <table:table-cell office:value-type="float" office:value="93.69176" calcext:value-type="float">
            <text:p>93.69176</text:p>
          </table:table-cell>
          <table:table-cell office:value-type="float" office:value="93.87988" calcext:value-type="float">
            <text:p>93.87988</text:p>
          </table:table-cell>
          <table:table-cell office:value-type="float" office:value="94.1273" calcext:value-type="float">
            <text:p>94.1273</text:p>
          </table:table-cell>
          <table:table-cell office:value-type="float" office:value="97.00122" calcext:value-type="float">
            <text:p>97.00122</text:p>
          </table:table-cell>
          <table:table-cell office:value-type="float" office:value="93.58079" calcext:value-type="float">
            <text:p>93.58079</text:p>
          </table:table-cell>
          <table:table-cell office:value-type="float" office:value="93.87801" calcext:value-type="float">
            <text:p>93.87801</text:p>
          </table:table-cell>
          <table:table-cell office:value-type="float" office:value="93.88117" calcext:value-type="float">
            <text:p>93.88117</text:p>
          </table:table-cell>
          <table:table-cell office:value-type="float" office:value="94.38726" calcext:value-type="float">
            <text:p>94.38726</text:p>
          </table:table-cell>
          <table:table-cell office:value-type="float" office:value="93.94929" calcext:value-type="float">
            <text:p>93.94929</text:p>
          </table:table-cell>
          <table:table-cell office:value-type="float" office:value="100.01012" calcext:value-type="float">
            <text:p>100.01012</text:p>
          </table:table-cell>
          <table:table-cell office:value-type="float" office:value="101.44142" calcext:value-type="float">
            <text:p>101.44142</text:p>
          </table:table-cell>
          <table:table-cell office:value-type="float" office:value="93.95492" calcext:value-type="float">
            <text:p>93.95492</text:p>
          </table:table-cell>
          <table:table-cell office:value-type="float" office:value="93.63198" calcext:value-type="float">
            <text:p>93.63198</text:p>
          </table:table-cell>
          <table:table-cell/>
        </table:table-row>
        <table:table-row table:style-name="ro1">
          <table:table-cell office:value-type="float" office:value="94.89556" calcext:value-type="float">
            <text:p>94.89556</text:p>
          </table:table-cell>
          <table:table-cell office:value-type="float" office:value="93.60711" calcext:value-type="float">
            <text:p>93.60711</text:p>
          </table:table-cell>
          <table:table-cell office:value-type="float" office:value="95.75263" calcext:value-type="float">
            <text:p>95.75263</text:p>
          </table:table-cell>
          <table:table-cell office:value-type="float" office:value="93.57795" calcext:value-type="float">
            <text:p>93.57795</text:p>
          </table:table-cell>
          <table:table-cell office:value-type="float" office:value="94.78714" calcext:value-type="float">
            <text:p>94.78714</text:p>
          </table:table-cell>
          <table:table-cell office:value-type="float" office:value="93.17161" calcext:value-type="float">
            <text:p>93.17161</text:p>
          </table:table-cell>
          <table:table-cell office:value-type="float" office:value="93.72243" calcext:value-type="float">
            <text:p>93.72243</text:p>
          </table:table-cell>
          <table:table-cell office:value-type="float" office:value="93.54276" calcext:value-type="float">
            <text:p>93.54276</text:p>
          </table:table-cell>
          <table:table-cell office:value-type="float" office:value="93.59038" calcext:value-type="float">
            <text:p>93.59038</text:p>
          </table:table-cell>
          <table:table-cell office:value-type="float" office:value="94.14181" calcext:value-type="float">
            <text:p>94.14181</text:p>
          </table:table-cell>
          <table:table-cell office:value-type="float" office:value="96.89724" calcext:value-type="float">
            <text:p>96.89724</text:p>
          </table:table-cell>
          <table:table-cell office:value-type="float" office:value="93.61711" calcext:value-type="float">
            <text:p>93.61711</text:p>
          </table:table-cell>
          <table:table-cell office:value-type="float" office:value="93.58007" calcext:value-type="float">
            <text:p>93.58007</text:p>
          </table:table-cell>
          <table:table-cell office:value-type="float" office:value="93.57963" calcext:value-type="float">
            <text:p>93.57963</text:p>
          </table:table-cell>
          <table:table-cell office:value-type="float" office:value="94.38003" calcext:value-type="float">
            <text:p>94.38003</text:p>
          </table:table-cell>
          <table:table-cell office:value-type="float" office:value="93.64717" calcext:value-type="float">
            <text:p>93.64717</text:p>
          </table:table-cell>
          <table:table-cell office:value-type="float" office:value="99.55513" calcext:value-type="float">
            <text:p>99.55513</text:p>
          </table:table-cell>
          <table:table-cell office:value-type="float" office:value="100.9558" calcext:value-type="float">
            <text:p>100.9558</text:p>
          </table:table-cell>
          <table:table-cell office:value-type="float" office:value="93.6526" calcext:value-type="float">
            <text:p>93.6526</text:p>
          </table:table-cell>
          <table:table-cell office:value-type="float" office:value="93.34523" calcext:value-type="float">
            <text:p>93.34523</text:p>
          </table:table-cell>
          <table:table-cell/>
        </table:table-row>
        <table:table-row table:style-name="ro1">
          <table:table-cell office:value-type="float" office:value="94.8635" calcext:value-type="float">
            <text:p>94.8635</text:p>
          </table:table-cell>
          <table:table-cell office:value-type="float" office:value="93.6452" calcext:value-type="float">
            <text:p>93.6452</text:p>
          </table:table-cell>
          <table:table-cell office:value-type="float" office:value="95.69692" calcext:value-type="float">
            <text:p>95.69692</text:p>
          </table:table-cell>
          <table:table-cell office:value-type="float" office:value="93.60504" calcext:value-type="float">
            <text:p>93.60504</text:p>
          </table:table-cell>
          <table:table-cell office:value-type="float" office:value="94.76941" calcext:value-type="float">
            <text:p>94.76941</text:p>
          </table:table-cell>
          <table:table-cell office:value-type="float" office:value="93.04129" calcext:value-type="float">
            <text:p>93.04129</text:p>
          </table:table-cell>
          <table:table-cell office:value-type="float" office:value="93.43576" calcext:value-type="float">
            <text:p>93.43576</text:p>
          </table:table-cell>
          <table:table-cell office:value-type="float" office:value="93.44355" calcext:value-type="float">
            <text:p>93.44355</text:p>
          </table:table-cell>
          <table:table-cell office:value-type="float" office:value="93.62881" calcext:value-type="float">
            <text:p>93.62881</text:p>
          </table:table-cell>
          <table:table-cell office:value-type="float" office:value="93.84089" calcext:value-type="float">
            <text:p>93.84089</text:p>
          </table:table-cell>
          <table:table-cell office:value-type="float" office:value="96.51848" calcext:value-type="float">
            <text:p>96.51848</text:p>
          </table:table-cell>
          <table:table-cell office:value-type="float" office:value="93.32813" calcext:value-type="float">
            <text:p>93.32813</text:p>
          </table:table-cell>
          <table:table-cell office:value-type="float" office:value="93.61302" calcext:value-type="float">
            <text:p>93.61302</text:p>
          </table:table-cell>
          <table:table-cell office:value-type="float" office:value="93.61603" calcext:value-type="float">
            <text:p>93.61603</text:p>
          </table:table-cell>
          <table:table-cell office:value-type="float" office:value="94.07647" calcext:value-type="float">
            <text:p>94.07647</text:p>
          </table:table-cell>
          <table:table-cell office:value-type="float" office:value="93.67324" calcext:value-type="float">
            <text:p>93.67324</text:p>
          </table:table-cell>
          <table:table-cell office:value-type="float" office:value="99.37332" calcext:value-type="float">
            <text:p>99.37332</text:p>
          </table:table-cell>
          <table:table-cell office:value-type="float" office:value="100.73699" calcext:value-type="float">
            <text:p>100.73699</text:p>
          </table:table-cell>
          <table:table-cell office:value-type="float" office:value="93.67875" calcext:value-type="float">
            <text:p>93.67875</text:p>
          </table:table-cell>
          <table:table-cell office:value-type="float" office:value="93.40209" calcext:value-type="float">
            <text:p>93.40209</text:p>
          </table:table-cell>
          <table:table-cell/>
        </table:table-row>
        <table:table-row table:style-name="ro1">
          <table:table-cell office:value-type="float" office:value="94.53949" calcext:value-type="float">
            <text:p>94.53949</text:p>
          </table:table-cell>
          <table:table-cell office:value-type="float" office:value="93.36747" calcext:value-type="float">
            <text:p>93.36747</text:p>
          </table:table-cell>
          <table:table-cell office:value-type="float" office:value="95.34313" calcext:value-type="float">
            <text:p>95.34313</text:p>
          </table:table-cell>
          <table:table-cell office:value-type="float" office:value="93.32543" calcext:value-type="float">
            <text:p>93.32543</text:p>
          </table:table-cell>
          <table:table-cell office:value-type="float" office:value="94.44293" calcext:value-type="float">
            <text:p>94.44293</text:p>
          </table:table-cell>
          <table:table-cell office:value-type="float" office:value="92.95375" calcext:value-type="float">
            <text:p>92.95375</text:p>
          </table:table-cell>
          <table:table-cell office:value-type="float" office:value="93.4925" calcext:value-type="float">
            <text:p>93.4925</text:p>
          </table:table-cell>
          <table:table-cell office:value-type="float" office:value="93.31346" calcext:value-type="float">
            <text:p>93.31346</text:p>
          </table:table-cell>
          <table:table-cell office:value-type="float" office:value="93.34211" calcext:value-type="float">
            <text:p>93.34211</text:p>
          </table:table-cell>
          <table:table-cell office:value-type="float" office:value="93.85534" calcext:value-type="float">
            <text:p>93.85534</text:p>
          </table:table-cell>
          <table:table-cell office:value-type="float" office:value="96.42773" calcext:value-type="float">
            <text:p>96.42773</text:p>
          </table:table-cell>
          <table:table-cell office:value-type="float" office:value="93.37713" calcext:value-type="float">
            <text:p>93.37713</text:p>
          </table:table-cell>
          <table:table-cell office:value-type="float" office:value="93.32392" calcext:value-type="float">
            <text:p>93.32392</text:p>
          </table:table-cell>
          <table:table-cell office:value-type="float" office:value="93.32731" calcext:value-type="float">
            <text:p>93.32731</text:p>
          </table:table-cell>
          <table:table-cell office:value-type="float" office:value="94.0789" calcext:value-type="float">
            <text:p>94.0789</text:p>
          </table:table-cell>
          <table:table-cell office:value-type="float" office:value="93.38334" calcext:value-type="float">
            <text:p>93.38334</text:p>
          </table:table-cell>
          <table:table-cell office:value-type="float" office:value="98.9312" calcext:value-type="float">
            <text:p>98.9312</text:p>
          </table:table-cell>
          <table:table-cell office:value-type="float" office:value="100.27615" calcext:value-type="float">
            <text:p>100.27615</text:p>
          </table:table-cell>
          <table:table-cell office:value-type="float" office:value="93.38902" calcext:value-type="float">
            <text:p>93.38902</text:p>
          </table:table-cell>
          <table:table-cell office:value-type="float" office:value="93.12763" calcext:value-type="float">
            <text:p>93.12763</text:p>
          </table:table-cell>
          <table:table-cell/>
        </table:table-row>
        <table:table-row table:style-name="ro1">
          <table:table-cell office:value-type="float" office:value="94.53059" calcext:value-type="float">
            <text:p>94.53059</text:p>
          </table:table-cell>
          <table:table-cell office:value-type="float" office:value="93.41453" calcext:value-type="float">
            <text:p>93.41453</text:p>
          </table:table-cell>
          <table:table-cell office:value-type="float" office:value="95.31031" calcext:value-type="float">
            <text:p>95.31031</text:p>
          </table:table-cell>
          <table:table-cell office:value-type="float" office:value="93.37442" calcext:value-type="float">
            <text:p>93.37442</text:p>
          </table:table-cell>
          <table:table-cell office:value-type="float" office:value="94.44438" calcext:value-type="float">
            <text:p>94.44438</text:p>
          </table:table-cell>
          <table:table-cell office:value-type="float" office:value="92.8269" calcext:value-type="float">
            <text:p>92.8269</text:p>
          </table:table-cell>
          <table:table-cell office:value-type="float" office:value="93.21806" calcext:value-type="float">
            <text:p>93.21806</text:p>
          </table:table-cell>
          <table:table-cell office:value-type="float" office:value="93.22601" calcext:value-type="float">
            <text:p>93.22601</text:p>
          </table:table-cell>
          <table:table-cell office:value-type="float" office:value="93.399" calcext:value-type="float">
            <text:p>93.399</text:p>
          </table:table-cell>
          <table:table-cell office:value-type="float" office:value="93.56344" calcext:value-type="float">
            <text:p>93.56344</text:p>
          </table:table-cell>
          <table:table-cell office:value-type="float" office:value="96.05881" calcext:value-type="float">
            <text:p>96.05881</text:p>
          </table:table-cell>
          <table:table-cell office:value-type="float" office:value="93.10032" calcext:value-type="float">
            <text:p>93.10032</text:p>
          </table:table-cell>
          <table:table-cell office:value-type="float" office:value="93.37288" calcext:value-type="float">
            <text:p>93.37288</text:p>
          </table:table-cell>
          <table:table-cell office:value-type="float" office:value="93.37631" calcext:value-type="float">
            <text:p>93.37631</text:p>
          </table:table-cell>
          <table:table-cell office:value-type="float" office:value="93.77848" calcext:value-type="float">
            <text:p>93.77848</text:p>
          </table:table-cell>
          <table:table-cell office:value-type="float" office:value="93.43134" calcext:value-type="float">
            <text:p>93.43134</text:p>
          </table:table-cell>
          <table:table-cell office:value-type="float" office:value="98.76268" calcext:value-type="float">
            <text:p>98.76268</text:p>
          </table:table-cell>
          <table:table-cell office:value-type="float" office:value="100.07293" calcext:value-type="float">
            <text:p>100.07293</text:p>
          </table:table-cell>
          <table:table-cell office:value-type="float" office:value="93.43709" calcext:value-type="float">
            <text:p>93.43709</text:p>
          </table:table-cell>
          <table:table-cell office:value-type="float" office:value="93.18357" calcext:value-type="float">
            <text:p>93.18357</text:p>
          </table:table-cell>
          <table:table-cell/>
        </table:table-row>
        <table:table-row table:style-name="ro1">
          <table:table-cell office:value-type="float" office:value="94.21621" calcext:value-type="float">
            <text:p>94.21621</text:p>
          </table:table-cell>
          <table:table-cell office:value-type="float" office:value="93.13633" calcext:value-type="float">
            <text:p>93.13633</text:p>
          </table:table-cell>
          <table:table-cell office:value-type="float" office:value="94.97257" calcext:value-type="float">
            <text:p>94.97257</text:p>
          </table:table-cell>
          <table:table-cell office:value-type="float" office:value="93.09791" calcext:value-type="float">
            <text:p>93.09791</text:p>
          </table:table-cell>
          <table:table-cell office:value-type="float" office:value="94.13084" calcext:value-type="float">
            <text:p>94.13084</text:p>
          </table:table-cell>
          <table:table-cell office:value-type="float" office:value="92.74745" calcext:value-type="float">
            <text:p>92.74745</text:p>
          </table:table-cell>
          <table:table-cell office:value-type="float" office:value="93.27766" calcext:value-type="float">
            <text:p>93.27766</text:p>
          </table:table-cell>
          <table:table-cell office:value-type="float" office:value="93.28198" calcext:value-type="float">
            <text:p>93.28198</text:p>
          </table:table-cell>
          <table:table-cell office:value-type="float" office:value="93.12454" calcext:value-type="float">
            <text:p>93.12454</text:p>
          </table:table-cell>
          <table:table-cell office:value-type="float" office:value="93.60005" calcext:value-type="float">
            <text:p>93.60005</text:p>
          </table:table-cell>
          <table:table-cell office:value-type="float" office:value="95.99095" calcext:value-type="float">
            <text:p>95.99095</text:p>
          </table:table-cell>
          <table:table-cell office:value-type="float" office:value="93.15796" calcext:value-type="float">
            <text:p>93.15796</text:p>
          </table:table-cell>
          <table:table-cell office:value-type="float" office:value="93.09601" calcext:value-type="float">
            <text:p>93.09601</text:p>
          </table:table-cell>
          <table:table-cell office:value-type="float" office:value="93.0962" calcext:value-type="float">
            <text:p>93.0962</text:p>
          </table:table-cell>
          <table:table-cell office:value-type="float" office:value="93.80312" calcext:value-type="float">
            <text:p>93.80312</text:p>
          </table:table-cell>
          <table:table-cell office:value-type="float" office:value="93.15375" calcext:value-type="float">
            <text:p>93.15375</text:p>
          </table:table-cell>
          <table:table-cell office:value-type="float" office:value="98.34327" calcext:value-type="float">
            <text:p>98.34327</text:p>
          </table:table-cell>
          <table:table-cell office:value-type="float" office:value="99.61525" calcext:value-type="float">
            <text:p>99.61525</text:p>
          </table:table-cell>
          <table:table-cell office:value-type="float" office:value="93.15973" calcext:value-type="float">
            <text:p>93.15973</text:p>
          </table:table-cell>
          <table:table-cell office:value-type="float" office:value="92.91775" calcext:value-type="float">
            <text:p>92.91775</text:p>
          </table:table-cell>
          <table:table-cell/>
        </table:table-row>
        <table:table-row table:style-name="ro1">
          <table:table-cell office:value-type="float" office:value="94.21683" calcext:value-type="float">
            <text:p>94.21683</text:p>
          </table:table-cell>
          <table:table-cell office:value-type="float" office:value="93.20502" calcext:value-type="float">
            <text:p>93.20502</text:p>
          </table:table-cell>
          <table:table-cell office:value-type="float" office:value="94.94005" calcext:value-type="float">
            <text:p>94.94005</text:p>
          </table:table-cell>
          <table:table-cell office:value-type="float" office:value="93.14283" calcext:value-type="float">
            <text:p>93.14283</text:p>
          </table:table-cell>
          <table:table-cell office:value-type="float" office:value="94.13222" calcext:value-type="float">
            <text:p>94.13222</text:p>
          </table:table-cell>
          <table:table-cell office:value-type="float" office:value="92.62988" calcext:value-type="float">
            <text:p>92.62988</text:p>
          </table:table-cell>
          <table:table-cell office:value-type="float" office:value="93.01152" calcext:value-type="float">
            <text:p>93.01152</text:p>
          </table:table-cell>
          <table:table-cell office:value-type="float" office:value="93.01626" calcext:value-type="float">
            <text:p>93.01626</text:p>
          </table:table-cell>
          <table:table-cell office:value-type="float" office:value="93.18058" calcext:value-type="float">
            <text:p>93.18058</text:p>
          </table:table-cell>
          <table:table-cell office:value-type="float" office:value="93.31127" calcext:value-type="float">
            <text:p>93.31127</text:p>
          </table:table-cell>
          <table:table-cell office:value-type="float" office:value="95.62864" calcext:value-type="float">
            <text:p>95.62864</text:p>
          </table:table-cell>
          <table:table-cell office:value-type="float" office:value="92.88053" calcext:value-type="float">
            <text:p>92.88053</text:p>
          </table:table-cell>
          <table:table-cell office:value-type="float" office:value="93.15365" calcext:value-type="float">
            <text:p>93.15365</text:p>
          </table:table-cell>
          <table:table-cell office:value-type="float" office:value="93.15405" calcext:value-type="float">
            <text:p>93.15405</text:p>
          </table:table-cell>
          <table:table-cell office:value-type="float" office:value="93.5119" calcext:value-type="float">
            <text:p>93.5119</text:p>
          </table:table-cell>
          <table:table-cell office:value-type="float" office:value="93.20119" calcext:value-type="float">
            <text:p>93.20119</text:p>
          </table:table-cell>
          <table:table-cell office:value-type="float" office:value="98.19078" calcext:value-type="float">
            <text:p>98.19078</text:p>
          </table:table-cell>
          <table:table-cell office:value-type="float" office:value="99.43297" calcext:value-type="float">
            <text:p>99.43297</text:p>
          </table:table-cell>
          <table:table-cell office:value-type="float" office:value="93.20373" calcext:value-type="float">
            <text:p>93.20373</text:p>
          </table:table-cell>
          <table:table-cell office:value-type="float" office:value="92.98941" calcext:value-type="float">
            <text:p>92.98941</text:p>
          </table:table-cell>
          <table:table-cell/>
        </table:table-row>
        <table:table-row table:style-name="ro1">
          <table:table-cell office:value-type="float" office:value="93.91497" calcext:value-type="float">
            <text:p>93.91497</text:p>
          </table:table-cell>
          <table:table-cell office:value-type="float" office:value="92.92949" calcext:value-type="float">
            <text:p>92.92949</text:p>
          </table:table-cell>
          <table:table-cell office:value-type="float" office:value="94.61189" calcext:value-type="float">
            <text:p>94.61189</text:p>
          </table:table-cell>
          <table:table-cell office:value-type="float" office:value="92.8786" calcext:value-type="float">
            <text:p>92.8786</text:p>
          </table:table-cell>
          <table:table-cell office:value-type="float" office:value="93.83122" calcext:value-type="float">
            <text:p>93.83122</text:p>
          </table:table-cell>
          <table:table-cell office:value-type="float" office:value="92.56178" calcext:value-type="float">
            <text:p>92.56178</text:p>
          </table:table-cell>
          <table:table-cell office:value-type="float" office:value="93.08895" calcext:value-type="float">
            <text:p>93.08895</text:p>
          </table:table-cell>
          <table:table-cell office:value-type="float" office:value="93.09745" calcext:value-type="float">
            <text:p>93.09745</text:p>
          </table:table-cell>
          <table:table-cell office:value-type="float" office:value="92.91853" calcext:value-type="float">
            <text:p>92.91853</text:p>
          </table:table-cell>
          <table:table-cell office:value-type="float" office:value="93.36009" calcext:value-type="float">
            <text:p>93.36009</text:p>
          </table:table-cell>
          <table:table-cell office:value-type="float" office:value="95.58369" calcext:value-type="float">
            <text:p>95.58369</text:p>
          </table:table-cell>
          <table:table-cell office:value-type="float" office:value="92.94676" calcext:value-type="float">
            <text:p>92.94676</text:p>
          </table:table-cell>
          <table:table-cell office:value-type="float" office:value="93.06314" calcext:value-type="float">
            <text:p>93.06314</text:p>
          </table:table-cell>
          <table:table-cell office:value-type="float" office:value="92.88049" calcext:value-type="float">
            <text:p>92.88049</text:p>
          </table:table-cell>
          <table:table-cell office:value-type="float" office:value="93.54914" calcext:value-type="float">
            <text:p>93.54914</text:p>
          </table:table-cell>
          <table:table-cell office:value-type="float" office:value="92.93246" calcext:value-type="float">
            <text:p>92.93246</text:p>
          </table:table-cell>
          <table:table-cell office:value-type="float" office:value="97.78406" calcext:value-type="float">
            <text:p>97.78406</text:p>
          </table:table-cell>
          <table:table-cell office:value-type="float" office:value="98.99048" calcext:value-type="float">
            <text:p>98.99048</text:p>
          </table:table-cell>
          <table:table-cell office:value-type="float" office:value="92.92944" calcext:value-type="float">
            <text:p>92.92944</text:p>
          </table:table-cell>
          <table:table-cell office:value-type="float" office:value="92.73182" calcext:value-type="float">
            <text:p>92.73182</text:p>
          </table:table-cell>
          <table:table-cell/>
        </table:table-row>
        <table:table-row table:style-name="ro1">
          <table:table-cell office:value-type="float" office:value="93.93182" calcext:value-type="float">
            <text:p>93.93182</text:p>
          </table:table-cell>
          <table:table-cell office:value-type="float" office:value="93.0067" calcext:value-type="float">
            <text:p>93.0067</text:p>
          </table:table-cell>
          <table:table-cell office:value-type="float" office:value="94.60209" calcext:value-type="float">
            <text:p>94.60209</text:p>
          </table:table-cell>
          <table:table-cell office:value-type="float" office:value="92.94488" calcext:value-type="float">
            <text:p>92.94488</text:p>
          </table:table-cell>
          <table:table-cell office:value-type="float" office:value="93.85525" calcext:value-type="float">
            <text:p>93.85525</text:p>
          </table:table-cell>
          <table:table-cell office:value-type="float" office:value="92.4529" calcext:value-type="float">
            <text:p>92.4529</text:p>
          </table:table-cell>
          <table:table-cell office:value-type="float" office:value="92.82565" calcext:value-type="float">
            <text:p>92.82565</text:p>
          </table:table-cell>
          <table:table-cell office:value-type="float" office:value="92.83064" calcext:value-type="float">
            <text:p>92.83064</text:p>
          </table:table-cell>
          <table:table-cell office:value-type="float" office:value="92.99611" calcext:value-type="float">
            <text:p>92.99611</text:p>
          </table:table-cell>
          <table:table-cell office:value-type="float" office:value="93.08375" calcext:value-type="float">
            <text:p>93.08375</text:p>
          </table:table-cell>
          <table:table-cell office:value-type="float" office:value="95.23104" calcext:value-type="float">
            <text:p>95.23104</text:p>
          </table:table-cell>
          <table:table-cell office:value-type="float" office:value="92.68178" calcext:value-type="float">
            <text:p>92.68178</text:p>
          </table:table-cell>
          <table:table-cell office:value-type="float" office:value="92.94291" calcext:value-type="float">
            <text:p>92.94291</text:p>
          </table:table-cell>
          <table:table-cell office:value-type="float" office:value="92.94706" calcext:value-type="float">
            <text:p>92.94706</text:p>
          </table:table-cell>
          <table:table-cell office:value-type="float" office:value="93.26075" calcext:value-type="float">
            <text:p>93.26075</text:p>
          </table:table-cell>
          <table:table-cell office:value-type="float" office:value="92.98858" calcext:value-type="float">
            <text:p>92.98858</text:p>
          </table:table-cell>
          <table:table-cell office:value-type="float" office:value="97.65482" calcext:value-type="float">
            <text:p>97.65482</text:p>
          </table:table-cell>
          <table:table-cell office:value-type="float" office:value="98.82413" calcext:value-type="float">
            <text:p>98.82413</text:p>
          </table:table-cell>
          <table:table-cell office:value-type="float" office:value="92.99518" calcext:value-type="float">
            <text:p>92.99518</text:p>
          </table:table-cell>
          <table:table-cell office:value-type="float" office:value="92.81218" calcext:value-type="float">
            <text:p>92.81218</text:p>
          </table:table-cell>
          <table:table-cell/>
        </table:table-row>
        <table:table-row table:style-name="ro1">
          <table:table-cell office:value-type="float" office:value="93.6391" calcext:value-type="float">
            <text:p>93.6391</text:p>
          </table:table-cell>
          <table:table-cell office:value-type="float" office:value="92.74345" calcext:value-type="float">
            <text:p>92.74345</text:p>
          </table:table-cell>
          <table:table-cell office:value-type="float" office:value="94.27699" calcext:value-type="float">
            <text:p>94.27699</text:p>
          </table:table-cell>
          <table:table-cell office:value-type="float" office:value="92.68008" calcext:value-type="float">
            <text:p>92.68008</text:p>
          </table:table-cell>
          <table:table-cell office:value-type="float" office:value="93.55741" calcext:value-type="float">
            <text:p>93.55741</text:p>
          </table:table-cell>
          <table:table-cell office:value-type="float" office:value="92.3867" calcext:value-type="float">
            <text:p>92.3867</text:p>
          </table:table-cell>
          <table:table-cell office:value-type="float" office:value="92.90203" calcext:value-type="float">
            <text:p>92.90203</text:p>
          </table:table-cell>
          <table:table-cell office:value-type="float" office:value="92.91076" calcext:value-type="float">
            <text:p>92.91076</text:p>
          </table:table-cell>
          <table:table-cell office:value-type="float" office:value="92.7294" calcext:value-type="float">
            <text:p>92.7294</text:p>
          </table:table-cell>
          <table:table-cell office:value-type="float" office:value="93.14167" calcext:value-type="float">
            <text:p>93.14167</text:p>
          </table:table-cell>
          <table:table-cell office:value-type="float" office:value="95.19934" calcext:value-type="float">
            <text:p>95.19934</text:p>
          </table:table-cell>
          <table:table-cell office:value-type="float" office:value="92.76021" calcext:value-type="float">
            <text:p>92.76021</text:p>
          </table:table-cell>
          <table:table-cell office:value-type="float" office:value="92.87682" calcext:value-type="float">
            <text:p>92.87682</text:p>
          </table:table-cell>
          <table:table-cell office:value-type="float" office:value="92.87741" calcext:value-type="float">
            <text:p>92.87741</text:p>
          </table:table-cell>
          <table:table-cell office:value-type="float" office:value="93.3105" calcext:value-type="float">
            <text:p>93.3105</text:p>
          </table:table-cell>
          <table:table-cell office:value-type="float" office:value="92.72624" calcext:value-type="float">
            <text:p>92.72624</text:p>
          </table:table-cell>
          <table:table-cell office:value-type="float" office:value="97.2517" calcext:value-type="float">
            <text:p>97.2517</text:p>
          </table:table-cell>
          <table:table-cell office:value-type="float" office:value="98.39235" calcext:value-type="float">
            <text:p>98.39235</text:p>
          </table:table-cell>
          <table:table-cell office:value-type="float" office:value="92.7297" calcext:value-type="float">
            <text:p>92.7297</text:p>
          </table:table-cell>
          <table:table-cell office:value-type="float" office:value="92.55665" calcext:value-type="float">
            <text:p>92.55665</text:p>
          </table:table-cell>
          <table:table-cell/>
        </table:table-row>
        <table:table-row table:style-name="ro1">
          <table:table-cell office:value-type="float" office:value="93.66518" calcext:value-type="float">
            <text:p>93.66518</text:p>
          </table:table-cell>
          <table:table-cell office:value-type="float" office:value="92.82335" calcext:value-type="float">
            <text:p>92.82335</text:p>
          </table:table-cell>
          <table:table-cell office:value-type="float" office:value="94.2801" calcext:value-type="float">
            <text:p>94.2801</text:p>
          </table:table-cell>
          <table:table-cell office:value-type="float" office:value="92.75844" calcext:value-type="float">
            <text:p>92.75844</text:p>
          </table:table-cell>
          <table:table-cell office:value-type="float" office:value="93.59365" calcext:value-type="float">
            <text:p>93.59365</text:p>
          </table:table-cell>
          <table:table-cell office:value-type="float" office:value="92.29004" calcext:value-type="float">
            <text:p>92.29004</text:p>
          </table:table-cell>
          <table:table-cell office:value-type="float" office:value="92.65061" calcext:value-type="float">
            <text:p>92.65061</text:p>
          </table:table-cell>
          <table:table-cell office:value-type="float" office:value="92.65551" calcext:value-type="float">
            <text:p>92.65551</text:p>
          </table:table-cell>
          <table:table-cell office:value-type="float" office:value="92.80959" calcext:value-type="float">
            <text:p>92.80959</text:p>
          </table:table-cell>
          <table:table-cell office:value-type="float" office:value="93.05117" calcext:value-type="float">
            <text:p>93.05117</text:p>
          </table:table-cell>
          <table:table-cell office:value-type="float" office:value="94.85966" calcext:value-type="float">
            <text:p>94.85966</text:p>
          </table:table-cell>
          <table:table-cell office:value-type="float" office:value="92.69261" calcext:value-type="float">
            <text:p>92.69261</text:p>
          </table:table-cell>
          <table:table-cell office:value-type="float" office:value="92.75637" calcext:value-type="float">
            <text:p>92.75637</text:p>
          </table:table-cell>
          <table:table-cell office:value-type="float" office:value="92.76083" calcext:value-type="float">
            <text:p>92.76083</text:p>
          </table:table-cell>
          <table:table-cell office:value-type="float" office:value="93.03122" calcext:value-type="float">
            <text:p>93.03122</text:p>
          </table:table-cell>
          <table:table-cell office:value-type="float" office:value="92.80021" calcext:value-type="float">
            <text:p>92.80021</text:p>
          </table:table-cell>
          <table:table-cell office:value-type="float" office:value="97.14535" calcext:value-type="float">
            <text:p>97.14535</text:p>
          </table:table-cell>
          <table:table-cell office:value-type="float" office:value="98.25166" calcext:value-type="float">
            <text:p>98.25166</text:p>
          </table:table-cell>
          <table:table-cell office:value-type="float" office:value="92.79816" calcext:value-type="float">
            <text:p>92.79816</text:p>
          </table:table-cell>
          <table:table-cell office:value-type="float" office:value="92.6538" calcext:value-type="float">
            <text:p>92.6538</text:p>
          </table:table-cell>
          <table:table-cell/>
        </table:table-row>
        <table:table-row table:style-name="ro1">
          <table:table-cell office:value-type="float" office:value="93.37436" calcext:value-type="float">
            <text:p>93.37436</text:p>
          </table:table-cell>
          <table:table-cell office:value-type="float" office:value="92.57715" calcext:value-type="float">
            <text:p>92.57715</text:p>
          </table:table-cell>
          <table:table-cell office:value-type="float" office:value="94.16665" calcext:value-type="float">
            <text:p>94.16665</text:p>
          </table:table-cell>
          <table:table-cell office:value-type="float" office:value="92.5014" calcext:value-type="float">
            <text:p>92.5014</text:p>
          </table:table-cell>
          <table:table-cell office:value-type="float" office:value="93.49251" calcext:value-type="float">
            <text:p>93.49251</text:p>
          </table:table-cell>
          <table:table-cell office:value-type="float" office:value="92.2315" calcext:value-type="float">
            <text:p>92.2315</text:p>
          </table:table-cell>
          <table:table-cell office:value-type="float" office:value="92.74381" calcext:value-type="float">
            <text:p>92.74381</text:p>
          </table:table-cell>
          <table:table-cell office:value-type="float" office:value="92.75279" calcext:value-type="float">
            <text:p>92.75279</text:p>
          </table:table-cell>
          <table:table-cell office:value-type="float" office:value="92.73979" calcext:value-type="float">
            <text:p>92.73979</text:p>
          </table:table-cell>
          <table:table-cell office:value-type="float" office:value="92.93098" calcext:value-type="float">
            <text:p>92.93098</text:p>
          </table:table-cell>
          <table:table-cell office:value-type="float" office:value="94.84107" calcext:value-type="float">
            <text:p>94.84107</text:p>
          </table:table-cell>
          <table:table-cell office:value-type="float" office:value="92.59286" calcext:value-type="float">
            <text:p>92.59286</text:p>
          </table:table-cell>
          <table:table-cell office:value-type="float" office:value="92.689" calcext:value-type="float">
            <text:p>92.689</text:p>
          </table:table-cell>
          <table:table-cell office:value-type="float" office:value="92.69345" calcext:value-type="float">
            <text:p>92.69345</text:p>
          </table:table-cell>
          <table:table-cell office:value-type="float" office:value="93.08981" calcext:value-type="float">
            <text:p>93.08981</text:p>
          </table:table-cell>
          <table:table-cell office:value-type="float" office:value="92.53685" calcext:value-type="float">
            <text:p>92.53685</text:p>
          </table:table-cell>
          <table:table-cell office:value-type="float" office:value="96.75475" calcext:value-type="float">
            <text:p>96.75475</text:p>
          </table:table-cell>
          <table:table-cell office:value-type="float" office:value="97.83212" calcext:value-type="float">
            <text:p>97.83212</text:p>
          </table:table-cell>
          <table:table-cell office:value-type="float" office:value="92.54422" calcext:value-type="float">
            <text:p>92.54422</text:p>
          </table:table-cell>
          <table:table-cell office:value-type="float" office:value="92.40113" calcext:value-type="float">
            <text:p>92.40113</text:p>
          </table:table-cell>
          <table:table-cell/>
        </table:table-row>
        <table:table-row table:style-name="ro1">
          <table:table-cell office:value-type="float" office:value="93.42218" calcext:value-type="float">
            <text:p>93.42218</text:p>
          </table:table-cell>
          <table:table-cell office:value-type="float" office:value="92.66496" calcext:value-type="float">
            <text:p>92.66496</text:p>
          </table:table-cell>
          <table:table-cell office:value-type="float" office:value="93.99287" calcext:value-type="float">
            <text:p>93.99287</text:p>
          </table:table-cell>
          <table:table-cell office:value-type="float" office:value="92.57879" calcext:value-type="float">
            <text:p>92.57879</text:p>
          </table:table-cell>
          <table:table-cell office:value-type="float" office:value="93.34965" calcext:value-type="float">
            <text:p>93.34965</text:p>
          </table:table-cell>
          <table:table-cell office:value-type="float" office:value="92.14363" calcext:value-type="float">
            <text:p>92.14363</text:p>
          </table:table-cell>
          <table:table-cell office:value-type="float" office:value="92.49152" calcext:value-type="float">
            <text:p>92.49152</text:p>
          </table:table-cell>
          <table:table-cell office:value-type="float" office:value="92.49999" calcext:value-type="float">
            <text:p>92.49999</text:p>
          </table:table-cell>
          <table:table-cell office:value-type="float" office:value="92.65175" calcext:value-type="float">
            <text:p>92.65175</text:p>
          </table:table-cell>
          <table:table-cell office:value-type="float" office:value="92.85219" calcext:value-type="float">
            <text:p>92.85219</text:p>
          </table:table-cell>
          <table:table-cell office:value-type="float" office:value="94.70413" calcext:value-type="float">
            <text:p>94.70413</text:p>
          </table:table-cell>
          <table:table-cell office:value-type="float" office:value="92.52391" calcext:value-type="float">
            <text:p>92.52391</text:p>
          </table:table-cell>
          <table:table-cell office:value-type="float" office:value="92.43246" calcext:value-type="float">
            <text:p>92.43246</text:p>
          </table:table-cell>
          <table:table-cell office:value-type="float" office:value="92.59389" calcext:value-type="float">
            <text:p>92.59389</text:p>
          </table:table-cell>
          <table:table-cell office:value-type="float" office:value="92.82215" calcext:value-type="float">
            <text:p>92.82215</text:p>
          </table:table-cell>
          <table:table-cell office:value-type="float" office:value="92.62271" calcext:value-type="float">
            <text:p>92.62271</text:p>
          </table:table-cell>
          <table:table-cell office:value-type="float" office:value="96.66186" calcext:value-type="float">
            <text:p>96.66186</text:p>
          </table:table-cell>
          <table:table-cell office:value-type="float" office:value="97.702" calcext:value-type="float">
            <text:p>97.702</text:p>
          </table:table-cell>
          <table:table-cell office:value-type="float" office:value="92.62988" calcext:value-type="float">
            <text:p>92.62988</text:p>
          </table:table-cell>
          <table:table-cell office:value-type="float" office:value="92.49709" calcext:value-type="float">
            <text:p>92.49709</text:p>
          </table:table-cell>
          <table:table-cell/>
        </table:table-row>
        <table:table-row table:style-name="ro1">
          <table:table-cell office:value-type="float" office:value="93.13539" calcext:value-type="float">
            <text:p>93.13539</text:p>
          </table:table-cell>
          <table:table-cell office:value-type="float" office:value="92.41233" calcext:value-type="float">
            <text:p>92.41233</text:p>
          </table:table-cell>
          <table:table-cell office:value-type="float" office:value="93.87868" calcext:value-type="float">
            <text:p>93.87868</text:p>
          </table:table-cell>
          <table:table-cell office:value-type="float" office:value="92.33781" calcext:value-type="float">
            <text:p>92.33781</text:p>
          </table:table-cell>
          <table:table-cell office:value-type="float" office:value="93.26061" calcext:value-type="float">
            <text:p>93.26061</text:p>
          </table:table-cell>
          <table:table-cell office:value-type="float" office:value="92.08743" calcext:value-type="float">
            <text:p>92.08743</text:p>
          </table:table-cell>
          <table:table-cell office:value-type="float" office:value="92.59147" calcext:value-type="float">
            <text:p>92.59147</text:p>
          </table:table-cell>
          <table:table-cell office:value-type="float" office:value="92.59597" calcext:value-type="float">
            <text:p>92.59597</text:p>
          </table:table-cell>
          <table:table-cell office:value-type="float" office:value="92.58425" calcext:value-type="float">
            <text:p>92.58425</text:p>
          </table:table-cell>
          <table:table-cell office:value-type="float" office:value="92.74387" calcext:value-type="float">
            <text:p>92.74387</text:p>
          </table:table-cell>
          <table:table-cell office:value-type="float" office:value="94.50475" calcext:value-type="float">
            <text:p>94.50475</text:p>
          </table:table-cell>
          <table:table-cell office:value-type="float" office:value="92.42414" calcext:value-type="float">
            <text:p>92.42414</text:p>
          </table:table-cell>
          <table:table-cell office:value-type="float" office:value="92.52035" calcext:value-type="float">
            <text:p>92.52035</text:p>
          </table:table-cell>
          <table:table-cell office:value-type="float" office:value="92.52476" calcext:value-type="float">
            <text:p>92.52476</text:p>
          </table:table-cell>
          <table:table-cell office:value-type="float" office:value="92.89271" calcext:value-type="float">
            <text:p>92.89271</text:p>
          </table:table-cell>
          <table:table-cell office:value-type="float" office:value="92.37136" calcext:value-type="float">
            <text:p>92.37136</text:p>
          </table:table-cell>
          <table:table-cell office:value-type="float" office:value="96.28451" calcext:value-type="float">
            <text:p>96.28451</text:p>
          </table:table-cell>
          <table:table-cell office:value-type="float" office:value="97.29816" calcext:value-type="float">
            <text:p>97.29816</text:p>
          </table:table-cell>
          <table:table-cell office:value-type="float" office:value="92.37887" calcext:value-type="float">
            <text:p>92.37887</text:p>
          </table:table-cell>
          <table:table-cell office:value-type="float" office:value="92.2657" calcext:value-type="float">
            <text:p>92.2657</text:p>
          </table:table-cell>
          <table:table-cell/>
        </table:table-row>
        <table:table-row table:style-name="ro1">
          <table:table-cell office:value-type="float" office:value="93.19244" calcext:value-type="float">
            <text:p>93.19244</text:p>
          </table:table-cell>
          <table:table-cell office:value-type="float" office:value="92.5121" calcext:value-type="float">
            <text:p>92.5121</text:p>
          </table:table-cell>
          <table:table-cell office:value-type="float" office:value="93.71507" calcext:value-type="float">
            <text:p>93.71507</text:p>
          </table:table-cell>
          <table:table-cell office:value-type="float" office:value="92.42319" calcext:value-type="float">
            <text:p>92.42319</text:p>
          </table:table-cell>
          <table:table-cell office:value-type="float" office:value="93.13091" calcext:value-type="float">
            <text:p>93.13091</text:p>
          </table:table-cell>
          <table:table-cell office:value-type="float" office:value="92.0076" calcext:value-type="float">
            <text:p>92.0076</text:p>
          </table:table-cell>
          <table:table-cell office:value-type="float" office:value="92.35591" calcext:value-type="float">
            <text:p>92.35591</text:p>
          </table:table-cell>
          <table:table-cell office:value-type="float" office:value="92.36472" calcext:value-type="float">
            <text:p>92.36472</text:p>
          </table:table-cell>
          <table:table-cell office:value-type="float" office:value="92.49595" calcext:value-type="float">
            <text:p>92.49595</text:p>
          </table:table-cell>
          <table:table-cell office:value-type="float" office:value="92.67652" calcext:value-type="float">
            <text:p>92.67652</text:p>
          </table:table-cell>
          <table:table-cell office:value-type="float" office:value="94.3801" calcext:value-type="float">
            <text:p>94.3801</text:p>
          </table:table-cell>
          <table:table-cell office:value-type="float" office:value="92.36596" calcext:value-type="float">
            <text:p>92.36596</text:p>
          </table:table-cell>
          <table:table-cell office:value-type="float" office:value="92.27639" calcext:value-type="float">
            <text:p>92.27639</text:p>
          </table:table-cell>
          <table:table-cell office:value-type="float" office:value="92.43404" calcext:value-type="float">
            <text:p>92.43404</text:p>
          </table:table-cell>
          <table:table-cell office:value-type="float" office:value="92.63756" calcext:value-type="float">
            <text:p>92.63756</text:p>
          </table:table-cell>
          <table:table-cell office:value-type="float" office:value="92.4649" calcext:value-type="float">
            <text:p>92.4649</text:p>
          </table:table-cell>
          <table:table-cell office:value-type="float" office:value="96.20539" calcext:value-type="float">
            <text:p>96.20539</text:p>
          </table:table-cell>
          <table:table-cell office:value-type="float" office:value="97.19143" calcext:value-type="float">
            <text:p>97.19143</text:p>
          </table:table-cell>
          <table:table-cell office:value-type="float" office:value="92.46359" calcext:value-type="float">
            <text:p>92.46359</text:p>
          </table:table-cell>
          <table:table-cell office:value-type="float" office:value="92.36014" calcext:value-type="float">
            <text:p>92.36014</text:p>
          </table:table-cell>
          <table:table-cell/>
        </table:table-row>
        <table:table-row table:style-name="ro1">
          <table:table-cell office:value-type="float" office:value="92.91453" calcext:value-type="float">
            <text:p>92.91453</text:p>
          </table:table-cell>
          <table:table-cell office:value-type="float" office:value="92.27665" calcext:value-type="float">
            <text:p>92.27665</text:p>
          </table:table-cell>
          <table:table-cell office:value-type="float" office:value="93.61628" calcext:value-type="float">
            <text:p>93.61628</text:p>
          </table:table-cell>
          <table:table-cell office:value-type="float" office:value="92.18114" calcext:value-type="float">
            <text:p>92.18114</text:p>
          </table:table-cell>
          <table:table-cell office:value-type="float" office:value="93.04028" calcext:value-type="float">
            <text:p>93.04028</text:p>
          </table:table-cell>
          <table:table-cell office:value-type="float" office:value="91.95324" calcext:value-type="float">
            <text:p>91.95324</text:p>
          </table:table-cell>
          <table:table-cell office:value-type="float" office:value="92.29633" calcext:value-type="float">
            <text:p>92.29633</text:p>
          </table:table-cell>
          <table:table-cell office:value-type="float" office:value="92.45914" calcext:value-type="float">
            <text:p>92.45914</text:p>
          </table:table-cell>
          <table:table-cell office:value-type="float" office:value="92.43956" calcext:value-type="float">
            <text:p>92.43956</text:p>
          </table:table-cell>
          <table:table-cell office:value-type="float" office:value="92.57755" calcext:value-type="float">
            <text:p>92.57755</text:p>
          </table:table-cell>
          <table:table-cell office:value-type="float" office:value="94.1945" calcext:value-type="float">
            <text:p>94.1945</text:p>
          </table:table-cell>
          <table:table-cell office:value-type="float" office:value="92.28793" calcext:value-type="float">
            <text:p>92.28793</text:p>
          </table:table-cell>
          <table:table-cell office:value-type="float" office:value="92.37597" calcext:value-type="float">
            <text:p>92.37597</text:p>
          </table:table-cell>
          <table:table-cell office:value-type="float" office:value="92.37629" calcext:value-type="float">
            <text:p>92.37629</text:p>
          </table:table-cell>
          <table:table-cell office:value-type="float" office:value="92.71293" calcext:value-type="float">
            <text:p>92.71293</text:p>
          </table:table-cell>
          <table:table-cell office:value-type="float" office:value="92.21299" calcext:value-type="float">
            <text:p>92.21299</text:p>
          </table:table-cell>
          <table:table-cell office:value-type="float" office:value="95.83864" calcext:value-type="float">
            <text:p>95.83864</text:p>
          </table:table-cell>
          <table:table-cell office:value-type="float" office:value="96.80085" calcext:value-type="float">
            <text:p>96.80085</text:p>
          </table:table-cell>
          <table:table-cell office:value-type="float" office:value="92.22096" calcext:value-type="float">
            <text:p>92.22096</text:p>
          </table:table-cell>
          <table:table-cell office:value-type="float" office:value="92.12708" calcext:value-type="float">
            <text:p>92.12708</text:p>
          </table:table-cell>
          <table:table-cell/>
        </table:table-row>
        <table:table-row table:style-name="ro1">
          <table:table-cell office:value-type="float" office:value="92.98027" calcext:value-type="float">
            <text:p>92.98027</text:p>
          </table:table-cell>
          <table:table-cell office:value-type="float" office:value="92.37486" calcext:value-type="float">
            <text:p>92.37486</text:p>
          </table:table-cell>
          <table:table-cell office:value-type="float" office:value="93.46289" calcext:value-type="float">
            <text:p>93.46289</text:p>
          </table:table-cell>
          <table:table-cell office:value-type="float" office:value="92.27429" calcext:value-type="float">
            <text:p>92.27429</text:p>
          </table:table-cell>
          <table:table-cell office:value-type="float" office:value="92.77745" calcext:value-type="float">
            <text:p>92.77745</text:p>
          </table:table-cell>
          <table:table-cell office:value-type="float" office:value="91.88073" calcext:value-type="float">
            <text:p>91.88073</text:p>
          </table:table-cell>
          <table:table-cell office:value-type="float" office:value="92.21741" calcext:value-type="float">
            <text:p>92.21741</text:p>
          </table:table-cell>
          <table:table-cell office:value-type="float" office:value="92.22657" calcext:value-type="float">
            <text:p>92.22657</text:p>
          </table:table-cell>
          <table:table-cell office:value-type="float" office:value="92.35958" calcext:value-type="float">
            <text:p>92.35958</text:p>
          </table:table-cell>
          <table:table-cell office:value-type="float" office:value="92.50837" calcext:value-type="float">
            <text:p>92.50837</text:p>
          </table:table-cell>
          <table:table-cell office:value-type="float" office:value="94.08181" calcext:value-type="float">
            <text:p>94.08181</text:p>
          </table:table-cell>
          <table:table-cell office:value-type="float" office:value="92.22825" calcext:value-type="float">
            <text:p>92.22825</text:p>
          </table:table-cell>
          <table:table-cell office:value-type="float" office:value="92.37597" calcext:value-type="float">
            <text:p>92.37597</text:p>
          </table:table-cell>
          <table:table-cell office:value-type="float" office:value="92.28898" calcext:value-type="float">
            <text:p>92.28898</text:p>
          </table:table-cell>
          <table:table-cell office:value-type="float" office:value="92.45164" calcext:value-type="float">
            <text:p>92.45164</text:p>
          </table:table-cell>
          <table:table-cell office:value-type="float" office:value="92.31866" calcext:value-type="float">
            <text:p>92.31866</text:p>
          </table:table-cell>
          <table:table-cell office:value-type="float" office:value="95.78232" calcext:value-type="float">
            <text:p>95.78232</text:p>
          </table:table-cell>
          <table:table-cell office:value-type="float" office:value="96.70733" calcext:value-type="float">
            <text:p>96.70733</text:p>
          </table:table-cell>
          <table:table-cell office:value-type="float" office:value="92.31752" calcext:value-type="float">
            <text:p>92.31752</text:p>
          </table:table-cell>
          <table:table-cell office:value-type="float" office:value="92.23278" calcext:value-type="float">
            <text:p>92.23278</text:p>
          </table:table-cell>
          <table:table-cell/>
        </table:table-row>
        <table:table-row table:style-name="ro1">
          <table:table-cell office:value-type="float" office:value="92.71787" calcext:value-type="float">
            <text:p>92.71787</text:p>
          </table:table-cell>
          <table:table-cell office:value-type="float" office:value="92.14173" calcext:value-type="float">
            <text:p>92.14173</text:p>
          </table:table-cell>
          <table:table-cell office:value-type="float" office:value="93.37252" calcext:value-type="float">
            <text:p>93.37252</text:p>
          </table:table-cell>
          <table:table-cell office:value-type="float" office:value="92.04427" calcext:value-type="float">
            <text:p>92.04427</text:p>
          </table:table-cell>
          <table:table-cell office:value-type="float" office:value="92.85452" calcext:value-type="float">
            <text:p>92.85452</text:p>
          </table:table-cell>
          <table:table-cell office:value-type="float" office:value="91.83346" calcext:value-type="float">
            <text:p>91.83346</text:p>
          </table:table-cell>
          <table:table-cell office:value-type="float" office:value="92.16874" calcext:value-type="float">
            <text:p>92.16874</text:p>
          </table:table-cell>
          <table:table-cell office:value-type="float" office:value="92.34136" calcext:value-type="float">
            <text:p>92.34136</text:p>
          </table:table-cell>
          <table:table-cell office:value-type="float" office:value="92.31017" calcext:value-type="float">
            <text:p>92.31017</text:p>
          </table:table-cell>
          <table:table-cell office:value-type="float" office:value="92.26472" calcext:value-type="float">
            <text:p>92.26472</text:p>
          </table:table-cell>
          <table:table-cell office:value-type="float" office:value="93.90624" calcext:value-type="float">
            <text:p>93.90624</text:p>
          </table:table-cell>
          <table:table-cell office:value-type="float" office:value="92.22825" calcext:value-type="float">
            <text:p>92.22825</text:p>
          </table:table-cell>
          <table:table-cell office:value-type="float" office:value="92.13123" calcext:value-type="float">
            <text:p>92.13123</text:p>
          </table:table-cell>
          <table:table-cell office:value-type="float" office:value="92.23832" calcext:value-type="float">
            <text:p>92.23832</text:p>
          </table:table-cell>
          <table:table-cell office:value-type="float" office:value="92.53908" calcext:value-type="float">
            <text:p>92.53908</text:p>
          </table:table-cell>
          <table:table-cell office:value-type="float" office:value="92.07861" calcext:value-type="float">
            <text:p>92.07861</text:p>
          </table:table-cell>
          <table:table-cell office:value-type="float" office:value="95.43112" calcext:value-type="float">
            <text:p>95.43112</text:p>
          </table:table-cell>
          <table:table-cell office:value-type="float" office:value="96.32976" calcext:value-type="float">
            <text:p>96.32976</text:p>
          </table:table-cell>
          <table:table-cell office:value-type="float" office:value="92.2704" calcext:value-type="float">
            <text:p>92.2704</text:p>
          </table:table-cell>
          <table:table-cell office:value-type="float" office:value="92.01158" calcext:value-type="float">
            <text:p>92.01158</text:p>
          </table:table-cell>
          <table:table-cell/>
        </table:table-row>
        <table:table-row table:style-name="ro1">
          <table:table-cell office:value-type="float" office:value="92.78634" calcext:value-type="float">
            <text:p>92.78634</text:p>
          </table:table-cell>
          <table:table-cell office:value-type="float" office:value="92.24719" calcext:value-type="float">
            <text:p>92.24719</text:p>
          </table:table-cell>
          <table:table-cell office:value-type="float" office:value="93.23215" calcext:value-type="float">
            <text:p>93.23215</text:p>
          </table:table-cell>
          <table:table-cell office:value-type="float" office:value="92.14879" calcext:value-type="float">
            <text:p>92.14879</text:p>
          </table:table-cell>
          <table:table-cell office:value-type="float" office:value="92.85452" calcext:value-type="float">
            <text:p>92.85452</text:p>
          </table:table-cell>
          <table:table-cell office:value-type="float" office:value="91.76727" calcext:value-type="float">
            <text:p>91.76727</text:p>
          </table:table-cell>
          <table:table-cell office:value-type="float" office:value="92.10157" calcext:value-type="float">
            <text:p>92.10157</text:p>
          </table:table-cell>
          <table:table-cell office:value-type="float" office:value="92.10677" calcext:value-type="float">
            <text:p>92.10677</text:p>
          </table:table-cell>
          <table:table-cell office:value-type="float" office:value="92.23284" calcext:value-type="float">
            <text:p>92.23284</text:p>
          </table:table-cell>
          <table:table-cell office:value-type="float" office:value="92.36018" calcext:value-type="float">
            <text:p>92.36018</text:p>
          </table:table-cell>
          <table:table-cell office:value-type="float" office:value="93.79272" calcext:value-type="float">
            <text:p>93.79272</text:p>
          </table:table-cell>
          <table:table-cell office:value-type="float" office:value="91.99506" calcext:value-type="float">
            <text:p>91.99506</text:p>
          </table:table-cell>
          <table:table-cell office:value-type="float" office:value="92.23845" calcext:value-type="float">
            <text:p>92.23845</text:p>
          </table:table-cell>
          <table:table-cell office:value-type="float" office:value="92.23832" calcext:value-type="float">
            <text:p>92.23832</text:p>
          </table:table-cell>
          <table:table-cell office:value-type="float" office:value="92.29508" calcext:value-type="float">
            <text:p>92.29508</text:p>
          </table:table-cell>
          <table:table-cell office:value-type="float" office:value="92.18236" calcext:value-type="float">
            <text:p>92.18236</text:p>
          </table:table-cell>
          <table:table-cell office:value-type="float" office:value="95.38792" calcext:value-type="float">
            <text:p>95.38792</text:p>
          </table:table-cell>
          <table:table-cell office:value-type="float" office:value="96.24993" calcext:value-type="float">
            <text:p>96.24993</text:p>
          </table:table-cell>
          <table:table-cell office:value-type="float" office:value="92.18148" calcext:value-type="float">
            <text:p>92.18148</text:p>
          </table:table-cell>
          <table:table-cell office:value-type="float" office:value="92.1226" calcext:value-type="float">
            <text:p>92.1226</text:p>
          </table:table-cell>
          <table:table-cell/>
        </table:table-row>
        <table:table-row table:style-name="ro1">
          <table:table-cell office:value-type="float" office:value="92.5291" calcext:value-type="float">
            <text:p>92.5291</text:p>
          </table:table-cell>
          <table:table-cell office:value-type="float" office:value="92.02145" calcext:value-type="float">
            <text:p>92.02145</text:p>
          </table:table-cell>
          <table:table-cell office:value-type="float" office:value="93.14413" calcext:value-type="float">
            <text:p>93.14413</text:p>
          </table:table-cell>
          <table:table-cell office:value-type="float" office:value="91.91294" calcext:value-type="float">
            <text:p>91.91294</text:p>
          </table:table-cell>
          <table:table-cell office:value-type="float" office:value="92.59072" calcext:value-type="float">
            <text:p>92.59072</text:p>
          </table:table-cell>
          <table:table-cell office:value-type="float" office:value="91.72127" calcext:value-type="float">
            <text:p>91.72127</text:p>
          </table:table-cell>
          <table:table-cell office:value-type="float" office:value="92.05066" calcext:value-type="float">
            <text:p>92.05066</text:p>
          </table:table-cell>
          <table:table-cell office:value-type="float" office:value="92.06002" calcext:value-type="float">
            <text:p>92.06002</text:p>
          </table:table-cell>
          <table:table-cell office:value-type="float" office:value="92.18142" calcext:value-type="float">
            <text:p>92.18142</text:p>
          </table:table-cell>
          <table:table-cell office:value-type="float" office:value="92.11892" calcext:value-type="float">
            <text:p>92.11892</text:p>
          </table:table-cell>
          <table:table-cell office:value-type="float" office:value="93.64357" calcext:value-type="float">
            <text:p>93.64357</text:p>
          </table:table-cell>
          <table:table-cell office:value-type="float" office:value="92.10058" calcext:value-type="float">
            <text:p>92.10058</text:p>
          </table:table-cell>
          <table:table-cell office:value-type="float" office:value="92.00536" calcext:value-type="float">
            <text:p>92.00536</text:p>
          </table:table-cell>
          <table:table-cell office:value-type="float" office:value="92.15909" calcext:value-type="float">
            <text:p>92.15909</text:p>
          </table:table-cell>
          <table:table-cell office:value-type="float" office:value="92.39029" calcext:value-type="float">
            <text:p>92.39029</text:p>
          </table:table-cell>
          <table:table-cell office:value-type="float" office:value="91.94992" calcext:value-type="float">
            <text:p>91.94992</text:p>
          </table:table-cell>
          <table:table-cell office:value-type="float" office:value="95.03699" calcext:value-type="float">
            <text:p>95.03699</text:p>
          </table:table-cell>
          <table:table-cell office:value-type="float" office:value="95.88503" calcext:value-type="float">
            <text:p>95.88503</text:p>
          </table:table-cell>
          <table:table-cell office:value-type="float" office:value="92.13225" calcext:value-type="float">
            <text:p>92.13225</text:p>
          </table:table-cell>
          <table:table-cell office:value-type="float" office:value="91.8958" calcext:value-type="float">
            <text:p>91.8958</text:p>
          </table:table-cell>
          <table:table-cell/>
        </table:table-row>
        <table:table-row table:style-name="ro1">
          <table:table-cell office:value-type="float" office:value="92.61887" calcext:value-type="float">
            <text:p>92.61887</text:p>
          </table:table-cell>
          <table:table-cell office:value-type="float" office:value="92.13409" calcext:value-type="float">
            <text:p>92.13409</text:p>
          </table:table-cell>
          <table:table-cell office:value-type="float" office:value="93.02247" calcext:value-type="float">
            <text:p>93.02247</text:p>
          </table:table-cell>
          <table:table-cell office:value-type="float" office:value="92.02888" calcext:value-type="float">
            <text:p>92.02888</text:p>
          </table:table-cell>
          <table:table-cell office:value-type="float" office:value="92.66665" calcext:value-type="float">
            <text:p>92.66665</text:p>
          </table:table-cell>
          <table:table-cell office:value-type="float" office:value="91.66434" calcext:value-type="float">
            <text:p>91.66434</text:p>
          </table:table-cell>
          <table:table-cell office:value-type="float" office:value="91.98282" calcext:value-type="float">
            <text:p>91.98282</text:p>
          </table:table-cell>
          <table:table-cell office:value-type="float" office:value="91.9923" calcext:value-type="float">
            <text:p>91.9923</text:p>
          </table:table-cell>
          <table:table-cell office:value-type="float" office:value="92.12421" calcext:value-type="float">
            <text:p>92.12421</text:p>
          </table:table-cell>
          <table:table-cell office:value-type="float" office:value="92.22603" calcext:value-type="float">
            <text:p>92.22603</text:p>
          </table:table-cell>
          <table:table-cell office:value-type="float" office:value="93.54197" calcext:value-type="float">
            <text:p>93.54197</text:p>
          </table:table-cell>
          <table:table-cell office:value-type="float" office:value="91.87473" calcext:value-type="float">
            <text:p>91.87473</text:p>
          </table:table-cell>
          <table:table-cell office:value-type="float" office:value="92.10659" calcext:value-type="float">
            <text:p>92.10659</text:p>
          </table:table-cell>
          <table:table-cell office:value-type="float" office:value="92.11038" calcext:value-type="float">
            <text:p>92.11038</text:p>
          </table:table-cell>
          <table:table-cell office:value-type="float" office:value="92.14886" calcext:value-type="float">
            <text:p>92.14886</text:p>
          </table:table-cell>
          <table:table-cell office:value-type="float" office:value="92.05201" calcext:value-type="float">
            <text:p>92.05201</text:p>
          </table:table-cell>
          <table:table-cell office:value-type="float" office:value="95.01646" calcext:value-type="float">
            <text:p>95.01646</text:p>
          </table:table-cell>
          <table:table-cell office:value-type="float" office:value="95.8185" calcext:value-type="float">
            <text:p>95.8185</text:p>
          </table:table-cell>
          <table:table-cell office:value-type="float" office:value="92.06048" calcext:value-type="float">
            <text:p>92.06048</text:p>
          </table:table-cell>
          <table:table-cell office:value-type="float" office:value="92.01885" calcext:value-type="float">
            <text:p>92.01885</text:p>
          </table:table-cell>
          <table:table-cell/>
        </table:table-row>
        <table:table-row table:style-name="ro1">
          <table:table-cell office:value-type="float" office:value="92.36389" calcext:value-type="float">
            <text:p>92.36389</text:p>
          </table:table-cell>
          <table:table-cell office:value-type="float" office:value="91.90646" calcext:value-type="float">
            <text:p>91.90646</text:p>
          </table:table-cell>
          <table:table-cell office:value-type="float" office:value="92.94622" calcext:value-type="float">
            <text:p>92.94622</text:p>
          </table:table-cell>
          <table:table-cell office:value-type="float" office:value="91.79539" calcext:value-type="float">
            <text:p>91.79539</text:p>
          </table:table-cell>
          <table:table-cell office:value-type="float" office:value="92.41504" calcext:value-type="float">
            <text:p>92.41504</text:p>
          </table:table-cell>
          <table:table-cell office:value-type="float" office:value="91.62398" calcext:value-type="float">
            <text:p>91.62398</text:p>
          </table:table-cell>
          <table:table-cell office:value-type="float" office:value="91.94609" calcext:value-type="float">
            <text:p>91.94609</text:p>
          </table:table-cell>
          <table:table-cell office:value-type="float" office:value="91.95568" calcext:value-type="float">
            <text:p>91.95568</text:p>
          </table:table-cell>
          <table:table-cell office:value-type="float" office:value="92.07792" calcext:value-type="float">
            <text:p>92.07792</text:p>
          </table:table-cell>
          <table:table-cell office:value-type="float" office:value="92.22603" calcext:value-type="float">
            <text:p>92.22603</text:p>
          </table:table-cell>
          <table:table-cell office:value-type="float" office:value="93.25377" calcext:value-type="float">
            <text:p>93.25377</text:p>
          </table:table-cell>
          <table:table-cell office:value-type="float" office:value="91.98744" calcext:value-type="float">
            <text:p>91.98744</text:p>
          </table:table-cell>
          <table:table-cell office:value-type="float" office:value="91.87586" calcext:value-type="float">
            <text:p>91.87586</text:p>
          </table:table-cell>
          <table:table-cell office:value-type="float" office:value="92.03904" calcext:value-type="float">
            <text:p>92.03904</text:p>
          </table:table-cell>
          <table:table-cell office:value-type="float" office:value="92.24638" calcext:value-type="float">
            <text:p>92.24638</text:p>
          </table:table-cell>
          <table:table-cell office:value-type="float" office:value="91.831" calcext:value-type="float">
            <text:p>91.831</text:p>
          </table:table-cell>
          <table:table-cell office:value-type="float" office:value="94.67832" calcext:value-type="float">
            <text:p>94.67832</text:p>
          </table:table-cell>
          <table:table-cell office:value-type="float" office:value="95.46699" calcext:value-type="float">
            <text:p>95.46699</text:p>
          </table:table-cell>
          <table:table-cell office:value-type="float" office:value="92.00887" calcext:value-type="float">
            <text:p>92.00887</text:p>
          </table:table-cell>
          <table:table-cell office:value-type="float" office:value="91.80226" calcext:value-type="float">
            <text:p>91.80226</text:p>
          </table:table-cell>
          <table:table-cell/>
        </table:table-row>
        <table:table-row table:style-name="ro1">
          <table:table-cell office:value-type="float" office:value="92.45234" calcext:value-type="float">
            <text:p>92.45234</text:p>
          </table:table-cell>
          <table:table-cell office:value-type="float" office:value="92.02953" calcext:value-type="float">
            <text:p>92.02953</text:p>
          </table:table-cell>
          <table:table-cell office:value-type="float" office:value="92.82389" calcext:value-type="float">
            <text:p>92.82389</text:p>
          </table:table-cell>
          <table:table-cell office:value-type="float" office:value="91.91448" calcext:value-type="float">
            <text:p>91.91448</text:p>
          </table:table-cell>
          <table:table-cell office:value-type="float" office:value="92.50291" calcext:value-type="float">
            <text:p>92.50291</text:p>
          </table:table-cell>
          <table:table-cell office:value-type="float" office:value="91.56419" calcext:value-type="float">
            <text:p>91.56419</text:p>
          </table:table-cell>
          <table:table-cell office:value-type="float" office:value="91.88939" calcext:value-type="float">
            <text:p>91.88939</text:p>
          </table:table-cell>
          <table:table-cell office:value-type="float" office:value="91.89906" calcext:value-type="float">
            <text:p>91.89906</text:p>
          </table:table-cell>
          <table:table-cell office:value-type="float" office:value="91.86073" calcext:value-type="float">
            <text:p>91.86073</text:p>
          </table:table-cell>
          <table:table-cell office:value-type="float" office:value="91.98364" calcext:value-type="float">
            <text:p>91.98364</text:p>
          </table:table-cell>
          <table:table-cell office:value-type="float" office:value="93.30945" calcext:value-type="float">
            <text:p>93.30945</text:p>
          </table:table-cell>
          <table:table-cell office:value-type="float" office:value="91.75482" calcext:value-type="float">
            <text:p>91.75482</text:p>
          </table:table-cell>
          <table:table-cell office:value-type="float" office:value="91.98864" calcext:value-type="float">
            <text:p>91.98864</text:p>
          </table:table-cell>
          <table:table-cell office:value-type="float" office:value="91.99213" calcext:value-type="float">
            <text:p>91.99213</text:p>
          </table:table-cell>
          <table:table-cell office:value-type="float" office:value="92.01275" calcext:value-type="float">
            <text:p>92.01275</text:p>
          </table:table-cell>
          <table:table-cell office:value-type="float" office:value="91.94028" calcext:value-type="float">
            <text:p>91.94028</text:p>
          </table:table-cell>
          <table:table-cell office:value-type="float" office:value="94.66785" calcext:value-type="float">
            <text:p>94.66785</text:p>
          </table:table-cell>
          <table:table-cell office:value-type="float" office:value="95.30508" calcext:value-type="float">
            <text:p>95.30508</text:p>
          </table:table-cell>
          <table:table-cell office:value-type="float" office:value="91.94857" calcext:value-type="float">
            <text:p>91.94857</text:p>
          </table:table-cell>
          <table:table-cell office:value-type="float" office:value="91.93155" calcext:value-type="float">
            <text:p>91.93155</text:p>
          </table:table-cell>
          <table:table-cell/>
        </table:table-row>
        <table:table-row table:style-name="ro1">
          <table:table-cell office:value-type="float" office:value="92.20969" calcext:value-type="float">
            <text:p>92.20969</text:p>
          </table:table-cell>
          <table:table-cell office:value-type="float" office:value="91.81284" calcext:value-type="float">
            <text:p>91.81284</text:p>
          </table:table-cell>
          <table:table-cell office:value-type="float" office:value="92.75532" calcext:value-type="float">
            <text:p>92.75532</text:p>
          </table:table-cell>
          <table:table-cell office:value-type="float" office:value="91.69236" calcext:value-type="float">
            <text:p>91.69236</text:p>
          </table:table-cell>
          <table:table-cell office:value-type="float" office:value="92.25932" calcext:value-type="float">
            <text:p>92.25932</text:p>
          </table:table-cell>
          <table:table-cell office:value-type="float" office:value="91.53393" calcext:value-type="float">
            <text:p>91.53393</text:p>
          </table:table-cell>
          <table:table-cell office:value-type="float" office:value="91.85824" calcext:value-type="float">
            <text:p>91.85824</text:p>
          </table:table-cell>
          <table:table-cell office:value-type="float" office:value="91.86811" calcext:value-type="float">
            <text:p>91.86811</text:p>
          </table:table-cell>
          <table:table-cell office:value-type="float" office:value="91.98017" calcext:value-type="float">
            <text:p>91.98017</text:p>
          </table:table-cell>
          <table:table-cell office:value-type="float" office:value="92.09416" calcext:value-type="float">
            <text:p>92.09416</text:p>
          </table:table-cell>
          <table:table-cell office:value-type="float" office:value="93.03364" calcext:value-type="float">
            <text:p>93.03364</text:p>
          </table:table-cell>
          <table:table-cell office:value-type="float" office:value="91.87444" calcext:value-type="float">
            <text:p>91.87444</text:p>
          </table:table-cell>
          <table:table-cell office:value-type="float" office:value="91.76527" calcext:value-type="float">
            <text:p>91.76527</text:p>
          </table:table-cell>
          <table:table-cell office:value-type="float" office:value="91.9285" calcext:value-type="float">
            <text:p>91.9285</text:p>
          </table:table-cell>
          <table:table-cell office:value-type="float" office:value="92.11784" calcext:value-type="float">
            <text:p>92.11784</text:p>
          </table:table-cell>
          <table:table-cell office:value-type="float" office:value="91.71744" calcext:value-type="float">
            <text:p>91.71744</text:p>
          </table:table-cell>
          <table:table-cell office:value-type="float" office:value="94.34244" calcext:value-type="float">
            <text:p>94.34244</text:p>
          </table:table-cell>
          <table:table-cell office:value-type="float" office:value="95.08154" calcext:value-type="float">
            <text:p>95.08154</text:p>
          </table:table-cell>
          <table:table-cell office:value-type="float" office:value="91.89868" calcext:value-type="float">
            <text:p>91.89868</text:p>
          </table:table-cell>
          <table:table-cell office:value-type="float" office:value="91.70741" calcext:value-type="float">
            <text:p>91.70741</text:p>
          </table:table-cell>
          <table:table-cell/>
        </table:table-row>
        <table:table-row table:style-name="ro1">
          <table:table-cell office:value-type="float" office:value="92.30208" calcext:value-type="float">
            <text:p>92.30208</text:p>
          </table:table-cell>
          <table:table-cell office:value-type="float" office:value="91.94173" calcext:value-type="float">
            <text:p>91.94173</text:p>
          </table:table-cell>
          <table:table-cell office:value-type="float" office:value="92.64949" calcext:value-type="float">
            <text:p>92.64949</text:p>
          </table:table-cell>
          <table:table-cell office:value-type="float" office:value="91.8089" calcext:value-type="float">
            <text:p>91.8089</text:p>
          </table:table-cell>
          <table:table-cell office:value-type="float" office:value="92.355" calcext:value-type="float">
            <text:p>92.355</text:p>
          </table:table-cell>
          <table:table-cell office:value-type="float" office:value="91.47154" calcext:value-type="float">
            <text:p>91.47154</text:p>
          </table:table-cell>
          <table:table-cell office:value-type="float" office:value="91.79899" calcext:value-type="float">
            <text:p>91.79899</text:p>
          </table:table-cell>
          <table:table-cell office:value-type="float" office:value="91.80461" calcext:value-type="float">
            <text:p>91.80461</text:p>
          </table:table-cell>
          <table:table-cell office:value-type="float" office:value="91.7644" calcext:value-type="float">
            <text:p>91.7644</text:p>
          </table:table-cell>
          <table:table-cell office:value-type="float" office:value="91.86324" calcext:value-type="float">
            <text:p>91.86324</text:p>
          </table:table-cell>
          <table:table-cell office:value-type="float" office:value="93.03364" calcext:value-type="float">
            <text:p>93.03364</text:p>
          </table:table-cell>
          <table:table-cell office:value-type="float" office:value="91.65338" calcext:value-type="float">
            <text:p>91.65338</text:p>
          </table:table-cell>
          <table:table-cell office:value-type="float" office:value="91.87586" calcext:value-type="float">
            <text:p>91.87586</text:p>
          </table:table-cell>
          <table:table-cell office:value-type="float" office:value="91.87919" calcext:value-type="float">
            <text:p>91.87919</text:p>
          </table:table-cell>
          <table:table-cell office:value-type="float" office:value="91.88256" calcext:value-type="float">
            <text:p>91.88256</text:p>
          </table:table-cell>
          <table:table-cell office:value-type="float" office:value="91.83752" calcext:value-type="float">
            <text:p>91.83752</text:p>
          </table:table-cell>
          <table:table-cell office:value-type="float" office:value="94.21772" calcext:value-type="float">
            <text:p>94.21772</text:p>
          </table:table-cell>
          <table:table-cell office:value-type="float" office:value="94.93196" calcext:value-type="float">
            <text:p>94.93196</text:p>
          </table:table-cell>
          <table:table-cell office:value-type="float" office:value="91.83674" calcext:value-type="float">
            <text:p>91.83674</text:p>
          </table:table-cell>
          <table:table-cell office:value-type="float" office:value="91.8376" calcext:value-type="float">
            <text:p>91.8376</text:p>
          </table:table-cell>
          <table:table-cell/>
        </table:table-row>
        <table:table-row table:style-name="ro1">
          <table:table-cell office:value-type="float" office:value="92.07103" calcext:value-type="float">
            <text:p>92.07103</text:p>
          </table:table-cell>
          <table:table-cell office:value-type="float" office:value="91.72214" calcext:value-type="float">
            <text:p>91.72214</text:p>
          </table:table-cell>
          <table:table-cell office:value-type="float" office:value="92.57924" calcext:value-type="float">
            <text:p>92.57924</text:p>
          </table:table-cell>
          <table:table-cell office:value-type="float" office:value="91.58492" calcext:value-type="float">
            <text:p>91.58492</text:p>
          </table:table-cell>
          <table:table-cell office:value-type="float" office:value="92.1103" calcext:value-type="float">
            <text:p>92.1103</text:p>
          </table:table-cell>
          <table:table-cell office:value-type="float" office:value="91.44212" calcext:value-type="float">
            <text:p>91.44212</text:p>
          </table:table-cell>
          <table:table-cell office:value-type="float" office:value="91.76464" calcext:value-type="float">
            <text:p>91.76464</text:p>
          </table:table-cell>
          <table:table-cell office:value-type="float" office:value="91.77471" calcext:value-type="float">
            <text:p>91.77471</text:p>
          </table:table-cell>
          <table:table-cell office:value-type="float" office:value="91.89002" calcext:value-type="float">
            <text:p>91.89002</text:p>
          </table:table-cell>
          <table:table-cell office:value-type="float" office:value="91.97594" calcext:value-type="float">
            <text:p>91.97594</text:p>
          </table:table-cell>
          <table:table-cell office:value-type="float" office:value="93.0923" calcext:value-type="float">
            <text:p>93.0923</text:p>
          </table:table-cell>
          <table:table-cell office:value-type="float" office:value="91.77076" calcext:value-type="float">
            <text:p>91.77076</text:p>
          </table:table-cell>
          <table:table-cell office:value-type="float" office:value="91.65057" calcext:value-type="float">
            <text:p>91.65057</text:p>
          </table:table-cell>
          <table:table-cell office:value-type="float" office:value="91.81364" calcext:value-type="float">
            <text:p>91.81364</text:p>
          </table:table-cell>
          <table:table-cell office:value-type="float" office:value="91.99483" calcext:value-type="float">
            <text:p>91.99483</text:p>
          </table:table-cell>
          <table:table-cell office:value-type="float" office:value="91.6126" calcext:value-type="float">
            <text:p>91.6126</text:p>
          </table:table-cell>
          <table:table-cell office:value-type="float" office:value="94.21772" calcext:value-type="float">
            <text:p>94.21772</text:p>
          </table:table-cell>
          <table:table-cell office:value-type="float" office:value="94.7131" calcext:value-type="float">
            <text:p>94.7131</text:p>
          </table:table-cell>
          <table:table-cell office:value-type="float" office:value="91.79357" calcext:value-type="float">
            <text:p>91.79357</text:p>
          </table:table-cell>
          <table:table-cell office:value-type="float" office:value="91.61071" calcext:value-type="float">
            <text:p>91.61071</text:p>
          </table:table-cell>
          <table:table-cell/>
        </table:table-row>
        <table:table-row table:style-name="ro1">
          <table:table-cell office:value-type="float" office:value="92.17492" calcext:value-type="float">
            <text:p>92.17492</text:p>
          </table:table-cell>
          <table:table-cell office:value-type="float" office:value="91.84817" calcext:value-type="float">
            <text:p>91.84817</text:p>
          </table:table-cell>
          <table:table-cell office:value-type="float" office:value="92.48195" calcext:value-type="float">
            <text:p>92.48195</text:p>
          </table:table-cell>
          <table:table-cell office:value-type="float" office:value="91.71212" calcext:value-type="float">
            <text:p>91.71212</text:p>
          </table:table-cell>
          <table:table-cell office:value-type="float" office:value="92.21742" calcext:value-type="float">
            <text:p>92.21742</text:p>
          </table:table-cell>
          <table:table-cell office:value-type="float" office:value="91.3547" calcext:value-type="float">
            <text:p>91.3547</text:p>
          </table:table-cell>
          <table:table-cell office:value-type="float" office:value="91.69817" calcext:value-type="float">
            <text:p>91.69817</text:p>
          </table:table-cell>
          <table:table-cell office:value-type="float" office:value="91.70834" calcext:value-type="float">
            <text:p>91.70834</text:p>
          </table:table-cell>
          <table:table-cell office:value-type="float" office:value="91.67148" calcext:value-type="float">
            <text:p>91.67148</text:p>
          </table:table-cell>
          <table:table-cell office:value-type="float" office:value="91.7522" calcext:value-type="float">
            <text:p>91.7522</text:p>
          </table:table-cell>
          <table:table-cell office:value-type="float" office:value="92.81598" calcext:value-type="float">
            <text:p>92.81598</text:p>
          </table:table-cell>
          <table:table-cell office:value-type="float" office:value="91.55236" calcext:value-type="float">
            <text:p>91.55236</text:p>
          </table:table-cell>
          <table:table-cell office:value-type="float" office:value="91.77678" calcext:value-type="float">
            <text:p>91.77678</text:p>
          </table:table-cell>
          <table:table-cell office:value-type="float" office:value="91.78002" calcext:value-type="float">
            <text:p>91.78002</text:p>
          </table:table-cell>
          <table:table-cell office:value-type="float" office:value="91.76584" calcext:value-type="float">
            <text:p>91.76584</text:p>
          </table:table-cell>
          <table:table-cell office:value-type="float" office:value="91.73032" calcext:value-type="float">
            <text:p>91.73032</text:p>
          </table:table-cell>
          <table:table-cell office:value-type="float" office:value="94.03237" calcext:value-type="float">
            <text:p>94.03237</text:p>
          </table:table-cell>
          <table:table-cell office:value-type="float" office:value="94.57591" calcext:value-type="float">
            <text:p>94.57591</text:p>
          </table:table-cell>
          <table:table-cell office:value-type="float" office:value="91.73884" calcext:value-type="float">
            <text:p>91.73884</text:p>
          </table:table-cell>
          <table:table-cell office:value-type="float" office:value="91.6712" calcext:value-type="float">
            <text:p>91.6712</text:p>
          </table:table-cell>
          <table:table-cell/>
        </table:table-row>
        <table:table-row table:style-name="ro1">
          <table:table-cell office:value-type="float" office:value="91.94228" calcext:value-type="float">
            <text:p>91.94228</text:p>
          </table:table-cell>
          <table:table-cell office:value-type="float" office:value="91.62559" calcext:value-type="float">
            <text:p>91.62559</text:p>
          </table:table-cell>
          <table:table-cell office:value-type="float" office:value="92.42306" calcext:value-type="float">
            <text:p>92.42306</text:p>
          </table:table-cell>
          <table:table-cell office:value-type="float" office:value="91.48596" calcext:value-type="float">
            <text:p>91.48596</text:p>
          </table:table-cell>
          <table:table-cell office:value-type="float" office:value="91.98375" calcext:value-type="float">
            <text:p>91.98375</text:p>
          </table:table-cell>
          <table:table-cell office:value-type="float" office:value="91.24608" calcext:value-type="float">
            <text:p>91.24608</text:p>
          </table:table-cell>
          <table:table-cell office:value-type="float" office:value="91.61576" calcext:value-type="float">
            <text:p>91.61576</text:p>
          </table:table-cell>
          <table:table-cell office:value-type="float" office:value="91.62602" calcext:value-type="float">
            <text:p>91.62602</text:p>
          </table:table-cell>
          <table:table-cell office:value-type="float" office:value="91.79397" calcext:value-type="float">
            <text:p>91.79397</text:p>
          </table:table-cell>
          <table:table-cell office:value-type="float" office:value="91.86276" calcext:value-type="float">
            <text:p>91.86276</text:p>
          </table:table-cell>
          <table:table-cell office:value-type="float" office:value="92.88299" calcext:value-type="float">
            <text:p>92.88299</text:p>
          </table:table-cell>
          <table:table-cell office:value-type="float" office:value="91.68068" calcext:value-type="float">
            <text:p>91.68068</text:p>
          </table:table-cell>
          <table:table-cell office:value-type="float" office:value="91.55324" calcext:value-type="float">
            <text:p>91.55324</text:p>
          </table:table-cell>
          <table:table-cell office:value-type="float" office:value="91.71683" calcext:value-type="float">
            <text:p>91.71683</text:p>
          </table:table-cell>
          <table:table-cell office:value-type="float" office:value="91.88493" calcext:value-type="float">
            <text:p>91.88493</text:p>
          </table:table-cell>
          <table:table-cell office:value-type="float" office:value="91.51213" calcext:value-type="float">
            <text:p>91.51213</text:p>
          </table:table-cell>
          <table:table-cell office:value-type="float" office:value="93.91962" calcext:value-type="float">
            <text:p>93.91962</text:p>
          </table:table-cell>
          <table:table-cell office:value-type="float" office:value="94.37685" calcext:value-type="float">
            <text:p>94.37685</text:p>
          </table:table-cell>
          <table:table-cell office:value-type="float" office:value="91.6928" calcext:value-type="float">
            <text:p>91.6928</text:p>
          </table:table-cell>
          <table:table-cell office:value-type="float" office:value="91.36946" calcext:value-type="float">
            <text:p>91.36946</text:p>
          </table:table-cell>
          <table:table-cell/>
        </table:table-row>
        <table:table-row table:style-name="ro1">
          <table:table-cell office:value-type="float" office:value="92.04813" calcext:value-type="float">
            <text:p>92.04813</text:p>
          </table:table-cell>
          <table:table-cell office:value-type="float" office:value="91.73505" calcext:value-type="float">
            <text:p>91.73505</text:p>
          </table:table-cell>
          <table:table-cell office:value-type="float" office:value="92.33443" calcext:value-type="float">
            <text:p>92.33443</text:p>
          </table:table-cell>
          <table:table-cell office:value-type="float" office:value="91.45028" calcext:value-type="float">
            <text:p>91.45028</text:p>
          </table:table-cell>
          <table:table-cell office:value-type="float" office:value="92.08921" calcext:value-type="float">
            <text:p>92.08921</text:p>
          </table:table-cell>
          <table:table-cell office:value-type="float" office:value="91.02508" calcext:value-type="float">
            <text:p>91.02508</text:p>
          </table:table-cell>
          <table:table-cell office:value-type="float" office:value="91.43058" calcext:value-type="float">
            <text:p>91.43058</text:p>
          </table:table-cell>
          <table:table-cell office:value-type="float" office:value="91.44055" calcext:value-type="float">
            <text:p>91.44055</text:p>
          </table:table-cell>
          <table:table-cell office:value-type="float" office:value="91.5323" calcext:value-type="float">
            <text:p>91.5323</text:p>
          </table:table-cell>
          <table:table-cell office:value-type="float" office:value="91.6374" calcext:value-type="float">
            <text:p>91.6374</text:p>
          </table:table-cell>
          <table:table-cell office:value-type="float" office:value="92.62767" calcext:value-type="float">
            <text:p>92.62767</text:p>
          </table:table-cell>
          <table:table-cell office:value-type="float" office:value="91.45482" calcext:value-type="float">
            <text:p>91.45482</text:p>
          </table:table-cell>
          <table:table-cell office:value-type="float" office:value="91.67702" calcext:value-type="float">
            <text:p>91.67702</text:p>
          </table:table-cell>
          <table:table-cell office:value-type="float" office:value="91.68058" calcext:value-type="float">
            <text:p>91.68058</text:p>
          </table:table-cell>
          <table:table-cell office:value-type="float" office:value="91.65904" calcext:value-type="float">
            <text:p>91.65904</text:p>
          </table:table-cell>
          <table:table-cell office:value-type="float" office:value="91.63605" calcext:value-type="float">
            <text:p>91.63605</text:p>
          </table:table-cell>
          <table:table-cell office:value-type="float" office:value="93.74457" calcext:value-type="float">
            <text:p>93.74457</text:p>
          </table:table-cell>
          <table:table-cell office:value-type="float" office:value="94.25176" calcext:value-type="float">
            <text:p>94.25176</text:p>
          </table:table-cell>
          <table:table-cell office:value-type="float" office:value="91.63612" calcext:value-type="float">
            <text:p>91.63612</text:p>
          </table:table-cell>
          <table:table-cell office:value-type="float" office:value="91.31464" calcext:value-type="float">
            <text:p>91.31464</text:p>
          </table:table-cell>
          <table:table-cell/>
        </table:table-row>
        <table:table-row table:style-name="ro1">
          <table:table-cell office:value-type="float" office:value="91.82288" calcext:value-type="float">
            <text:p>91.82288</text:p>
          </table:table-cell>
          <table:table-cell office:value-type="float" office:value="91.45572" calcext:value-type="float">
            <text:p>91.45572</text:p>
          </table:table-cell>
          <table:table-cell office:value-type="float" office:value="92.27743" calcext:value-type="float">
            <text:p>92.27743</text:p>
          </table:table-cell>
          <table:table-cell office:value-type="float" office:value="91.38214" calcext:value-type="float">
            <text:p>91.38214</text:p>
          </table:table-cell>
          <table:table-cell office:value-type="float" office:value="91.85413" calcext:value-type="float">
            <text:p>91.85413</text:p>
          </table:table-cell>
          <table:table-cell office:value-type="float" office:value="90.86311" calcext:value-type="float">
            <text:p>90.86311</text:p>
          </table:table-cell>
          <table:table-cell office:value-type="float" office:value="91.27296" calcext:value-type="float">
            <text:p>91.27296</text:p>
          </table:table-cell>
          <table:table-cell office:value-type="float" office:value="91.28306" calcext:value-type="float">
            <text:p>91.28306</text:p>
          </table:table-cell>
          <table:table-cell office:value-type="float" office:value="91.51749" calcext:value-type="float">
            <text:p>91.51749</text:p>
          </table:table-cell>
          <table:table-cell office:value-type="float" office:value="91.76384" calcext:value-type="float">
            <text:p>91.76384</text:p>
          </table:table-cell>
          <table:table-cell office:value-type="float" office:value="92.7069" calcext:value-type="float">
            <text:p>92.7069</text:p>
          </table:table-cell>
          <table:table-cell office:value-type="float" office:value="91.54909" calcext:value-type="float">
            <text:p>91.54909</text:p>
          </table:table-cell>
          <table:table-cell office:value-type="float" office:value="91.45117" calcext:value-type="float">
            <text:p>91.45117</text:p>
          </table:table-cell>
          <table:table-cell office:value-type="float" office:value="91.61112" calcext:value-type="float">
            <text:p>91.61112</text:p>
          </table:table-cell>
          <table:table-cell office:value-type="float" office:value="91.78015" calcext:value-type="float">
            <text:p>91.78015</text:p>
          </table:table-cell>
          <table:table-cell office:value-type="float" office:value="91.39738" calcext:value-type="float">
            <text:p>91.39738</text:p>
          </table:table-cell>
          <table:table-cell office:value-type="float" office:value="93.63453" calcext:value-type="float">
            <text:p>93.63453</text:p>
          </table:table-cell>
          <table:table-cell office:value-type="float" office:value="94.06596" calcext:value-type="float">
            <text:p>94.06596</text:p>
          </table:table-cell>
          <table:table-cell office:value-type="float" office:value="91.58731" calcext:value-type="float">
            <text:p>91.58731</text:p>
          </table:table-cell>
          <table:table-cell office:value-type="float" office:value="90.98179" calcext:value-type="float">
            <text:p>90.98179</text:p>
          </table:table-cell>
          <table:table-cell/>
        </table:table-row>
        <table:table-row table:style-name="ro1">
          <table:table-cell office:value-type="float" office:value="91.9361" calcext:value-type="float">
            <text:p>91.9361</text:p>
          </table:table-cell>
          <table:table-cell office:value-type="float" office:value="91.42765" calcext:value-type="float">
            <text:p>91.42765</text:p>
          </table:table-cell>
          <table:table-cell office:value-type="float" office:value="92.19694" calcext:value-type="float">
            <text:p>92.19694</text:p>
          </table:table-cell>
          <table:table-cell office:value-type="float" office:value="91.29435" calcext:value-type="float">
            <text:p>91.29435</text:p>
          </table:table-cell>
          <table:table-cell office:value-type="float" office:value="91.96689" calcext:value-type="float">
            <text:p>91.96689</text:p>
          </table:table-cell>
          <table:table-cell office:value-type="float" office:value="90.62513" calcext:value-type="float">
            <text:p>90.62513</text:p>
          </table:table-cell>
          <table:table-cell office:value-type="float" office:value="91.03399" calcext:value-type="float">
            <text:p>91.03399</text:p>
          </table:table-cell>
          <table:table-cell office:value-type="float" office:value="91.04448" calcext:value-type="float">
            <text:p>91.04448</text:p>
          </table:table-cell>
          <table:table-cell office:value-type="float" office:value="91.18547" calcext:value-type="float">
            <text:p>91.18547</text:p>
          </table:table-cell>
          <table:table-cell office:value-type="float" office:value="91.54053" calcext:value-type="float">
            <text:p>91.54053</text:p>
          </table:table-cell>
          <table:table-cell office:value-type="float" office:value="92.45086" calcext:value-type="float">
            <text:p>92.45086</text:p>
          </table:table-cell>
          <table:table-cell office:value-type="float" office:value="91.27172" calcext:value-type="float">
            <text:p>91.27172</text:p>
          </table:table-cell>
          <table:table-cell office:value-type="float" office:value="91.54987" calcext:value-type="float">
            <text:p>91.54987</text:p>
          </table:table-cell>
          <table:table-cell office:value-type="float" office:value="91.54933" calcext:value-type="float">
            <text:p>91.54933</text:p>
          </table:table-cell>
          <table:table-cell office:value-type="float" office:value="91.55218" calcext:value-type="float">
            <text:p>91.55218</text:p>
          </table:table-cell>
          <table:table-cell office:value-type="float" office:value="91.42979" calcext:value-type="float">
            <text:p>91.42979</text:p>
          </table:table-cell>
          <table:table-cell office:value-type="float" office:value="93.48206" calcext:value-type="float">
            <text:p>93.48206</text:p>
          </table:table-cell>
          <table:table-cell office:value-type="float" office:value="93.9402" calcext:value-type="float">
            <text:p>93.9402</text:p>
          </table:table-cell>
          <table:table-cell office:value-type="float" office:value="91.43931" calcext:value-type="float">
            <text:p>91.43931</text:p>
          </table:table-cell>
          <table:table-cell office:value-type="float" office:value="90.92276" calcext:value-type="float">
            <text:p>90.92276</text:p>
          </table:table-cell>
          <table:table-cell/>
        </table:table-row>
        <table:table-row table:style-name="ro1">
          <table:table-cell office:value-type="float" office:value="91.70924" calcext:value-type="float">
            <text:p>91.70924</text:p>
          </table:table-cell>
          <table:table-cell office:value-type="float" office:value="91.08607" calcext:value-type="float">
            <text:p>91.08607</text:p>
          </table:table-cell>
          <table:table-cell office:value-type="float" office:value="92.14695" calcext:value-type="float">
            <text:p>92.14695</text:p>
          </table:table-cell>
          <table:table-cell office:value-type="float" office:value="91.09454" calcext:value-type="float">
            <text:p>91.09454</text:p>
          </table:table-cell>
          <table:table-cell office:value-type="float" office:value="91.74348" calcext:value-type="float">
            <text:p>91.74348</text:p>
          </table:table-cell>
          <table:table-cell office:value-type="float" office:value="90.47296" calcext:value-type="float">
            <text:p>90.47296</text:p>
          </table:table-cell>
          <table:table-cell office:value-type="float" office:value="90.88123" calcext:value-type="float">
            <text:p>90.88123</text:p>
          </table:table-cell>
          <table:table-cell office:value-type="float" office:value="90.89175" calcext:value-type="float">
            <text:p>90.89175</text:p>
          </table:table-cell>
          <table:table-cell office:value-type="float" office:value="91.13026" calcext:value-type="float">
            <text:p>91.13026</text:p>
          </table:table-cell>
          <table:table-cell office:value-type="float" office:value="91.65522" calcext:value-type="float">
            <text:p>91.65522</text:p>
          </table:table-cell>
          <table:table-cell office:value-type="float" office:value="92.52898" calcext:value-type="float">
            <text:p>92.52898</text:p>
          </table:table-cell>
          <table:table-cell office:value-type="float" office:value="91.23774" calcext:value-type="float">
            <text:p>91.23774</text:p>
          </table:table-cell>
          <table:table-cell office:value-type="float" office:value="91.26831" calcext:value-type="float">
            <text:p>91.26831</text:p>
          </table:table-cell>
          <table:table-cell office:value-type="float" office:value="91.38842" calcext:value-type="float">
            <text:p>91.38842</text:p>
          </table:table-cell>
          <table:table-cell office:value-type="float" office:value="91.67991" calcext:value-type="float">
            <text:p>91.67991</text:p>
          </table:table-cell>
          <table:table-cell office:value-type="float" office:value="91.09967" calcext:value-type="float">
            <text:p>91.09967</text:p>
          </table:table-cell>
          <table:table-cell office:value-type="float" office:value="93.38046" calcext:value-type="float">
            <text:p>93.38046</text:p>
          </table:table-cell>
          <table:table-cell office:value-type="float" office:value="93.76809" calcext:value-type="float">
            <text:p>93.76809</text:p>
          </table:table-cell>
          <table:table-cell office:value-type="float" office:value="91.28902" calcext:value-type="float">
            <text:p>91.28902</text:p>
          </table:table-cell>
          <table:table-cell office:value-type="float" office:value="90.6001" calcext:value-type="float">
            <text:p>90.6001</text:p>
          </table:table-cell>
          <table:table-cell/>
        </table:table-row>
        <table:table-row table:style-name="ro1">
          <table:table-cell office:value-type="float" office:value="91.82935" calcext:value-type="float">
            <text:p>91.82935</text:p>
          </table:table-cell>
          <table:table-cell office:value-type="float" office:value="91.02727" calcext:value-type="float">
            <text:p>91.02727</text:p>
          </table:table-cell>
          <table:table-cell office:value-type="float" office:value="92.0692" calcext:value-type="float">
            <text:p>92.0692</text:p>
          </table:table-cell>
          <table:table-cell office:value-type="float" office:value="90.93212" calcext:value-type="float">
            <text:p>90.93212</text:p>
          </table:table-cell>
          <table:table-cell office:value-type="float" office:value="91.85401" calcext:value-type="float">
            <text:p>91.85401</text:p>
          </table:table-cell>
          <table:table-cell office:value-type="float" office:value="90.25369" calcext:value-type="float">
            <text:p>90.25369</text:p>
          </table:table-cell>
          <table:table-cell office:value-type="float" office:value="90.65252" calcext:value-type="float">
            <text:p>90.65252</text:p>
          </table:table-cell>
          <table:table-cell office:value-type="float" office:value="90.66297" calcext:value-type="float">
            <text:p>90.66297</text:p>
          </table:table-cell>
          <table:table-cell office:value-type="float" office:value="90.79857" calcext:value-type="float">
            <text:p>90.79857</text:p>
          </table:table-cell>
          <table:table-cell office:value-type="float" office:value="91.43863" calcext:value-type="float">
            <text:p>91.43863</text:p>
          </table:table-cell>
          <table:table-cell office:value-type="float" office:value="92.28497" calcext:value-type="float">
            <text:p>92.28497</text:p>
          </table:table-cell>
          <table:table-cell office:value-type="float" office:value="90.89554" calcext:value-type="float">
            <text:p>90.89554</text:p>
          </table:table-cell>
          <table:table-cell office:value-type="float" office:value="91.22566" calcext:value-type="float">
            <text:p>91.22566</text:p>
          </table:table-cell>
          <table:table-cell office:value-type="float" office:value="91.22939" calcext:value-type="float">
            <text:p>91.22939</text:p>
          </table:table-cell>
          <table:table-cell office:value-type="float" office:value="91.45397" calcext:value-type="float">
            <text:p>91.45397</text:p>
          </table:table-cell>
          <table:table-cell office:value-type="float" office:value="91.05288" calcext:value-type="float">
            <text:p>91.05288</text:p>
          </table:table-cell>
          <table:table-cell office:value-type="float" office:value="93.22839" calcext:value-type="float">
            <text:p>93.22839</text:p>
          </table:table-cell>
          <table:table-cell office:value-type="float" office:value="93.65438" calcext:value-type="float">
            <text:p>93.65438</text:p>
          </table:table-cell>
          <table:table-cell office:value-type="float" office:value="91.05337" calcext:value-type="float">
            <text:p>91.05337</text:p>
          </table:table-cell>
          <table:table-cell office:value-type="float" office:value="90.55967" calcext:value-type="float">
            <text:p>90.55967</text:p>
          </table:table-cell>
          <table:table-cell/>
        </table:table-row>
        <table:table-row table:style-name="ro1">
          <table:table-cell office:value-type="float" office:value="91.60443" calcext:value-type="float">
            <text:p>91.60443</text:p>
          </table:table-cell>
          <table:table-cell office:value-type="float" office:value="90.6958" calcext:value-type="float">
            <text:p>90.6958</text:p>
          </table:table-cell>
          <table:table-cell office:value-type="float" office:value="92.02645" calcext:value-type="float">
            <text:p>92.02645</text:p>
          </table:table-cell>
          <table:table-cell office:value-type="float" office:value="90.69346" calcext:value-type="float">
            <text:p>90.69346</text:p>
          </table:table-cell>
          <table:table-cell office:value-type="float" office:value="91.62834" calcext:value-type="float">
            <text:p>91.62834</text:p>
          </table:table-cell>
          <table:table-cell office:value-type="float" office:value="90.10662" calcext:value-type="float">
            <text:p>90.10662</text:p>
          </table:table-cell>
          <table:table-cell office:value-type="float" office:value="90.50941" calcext:value-type="float">
            <text:p>90.50941</text:p>
          </table:table-cell>
          <table:table-cell office:value-type="float" office:value="90.51986" calcext:value-type="float">
            <text:p>90.51986</text:p>
          </table:table-cell>
          <table:table-cell office:value-type="float" office:value="90.74928" calcext:value-type="float">
            <text:p>90.74928</text:p>
          </table:table-cell>
          <table:table-cell office:value-type="float" office:value="91.53293" calcext:value-type="float">
            <text:p>91.53293</text:p>
          </table:table-cell>
          <table:table-cell office:value-type="float" office:value="92.38024" calcext:value-type="float">
            <text:p>92.38024</text:p>
          </table:table-cell>
          <table:table-cell office:value-type="float" office:value="90.84509" calcext:value-type="float">
            <text:p>90.84509</text:p>
          </table:table-cell>
          <table:table-cell office:value-type="float" office:value="90.89203" calcext:value-type="float">
            <text:p>90.89203</text:p>
          </table:table-cell>
          <table:table-cell office:value-type="float" office:value="90.99875" calcext:value-type="float">
            <text:p>90.99875</text:p>
          </table:table-cell>
          <table:table-cell office:value-type="float" office:value="91.57495" calcext:value-type="float">
            <text:p>91.57495</text:p>
          </table:table-cell>
          <table:table-cell office:value-type="float" office:value="90.7109" calcext:value-type="float">
            <text:p>90.7109</text:p>
          </table:table-cell>
          <table:table-cell office:value-type="float" office:value="93.13884" calcext:value-type="float">
            <text:p>93.13884</text:p>
          </table:table-cell>
          <table:table-cell office:value-type="float" office:value="93.50495" calcext:value-type="float">
            <text:p>93.50495</text:p>
          </table:table-cell>
          <table:table-cell office:value-type="float" office:value="90.89988" calcext:value-type="float">
            <text:p>90.89988</text:p>
          </table:table-cell>
          <table:table-cell office:value-type="float" office:value="90.23388" calcext:value-type="float">
            <text:p>90.23388</text:p>
          </table:table-cell>
          <table:table-cell/>
        </table:table-row>
        <table:table-row table:style-name="ro1">
          <table:table-cell office:value-type="float" office:value="91.72214" calcext:value-type="float">
            <text:p>91.72214</text:p>
          </table:table-cell>
          <table:table-cell office:value-type="float" office:value="90.65106" calcext:value-type="float">
            <text:p>90.65106</text:p>
          </table:table-cell>
          <table:table-cell office:value-type="float" office:value="91.956" calcext:value-type="float">
            <text:p>91.956</text:p>
          </table:table-cell>
          <table:table-cell office:value-type="float" office:value="90.54076" calcext:value-type="float">
            <text:p>90.54076</text:p>
          </table:table-cell>
          <table:table-cell office:value-type="float" office:value="91.75882" calcext:value-type="float">
            <text:p>91.75882</text:p>
          </table:table-cell>
          <table:table-cell office:value-type="float" office:value="89.88478" calcext:value-type="float">
            <text:p>89.88478</text:p>
          </table:table-cell>
          <table:table-cell office:value-type="float" office:value="90.2864" calcext:value-type="float">
            <text:p>90.2864</text:p>
          </table:table-cell>
          <table:table-cell office:value-type="float" office:value="90.29691" calcext:value-type="float">
            <text:p>90.29691</text:p>
          </table:table-cell>
          <table:table-cell office:value-type="float" office:value="90.42746" calcext:value-type="float">
            <text:p>90.42746</text:p>
          </table:table-cell>
          <table:table-cell office:value-type="float" office:value="91.256" calcext:value-type="float">
            <text:p>91.256</text:p>
          </table:table-cell>
          <table:table-cell office:value-type="float" office:value="92.13882" calcext:value-type="float">
            <text:p>92.13882</text:p>
          </table:table-cell>
          <table:table-cell office:value-type="float" office:value="90.51295" calcext:value-type="float">
            <text:p>90.51295</text:p>
          </table:table-cell>
          <table:table-cell office:value-type="float" office:value="90.83266" calcext:value-type="float">
            <text:p>90.83266</text:p>
          </table:table-cell>
          <table:table-cell office:value-type="float" office:value="90.83625" calcext:value-type="float">
            <text:p>90.83625</text:p>
          </table:table-cell>
          <table:table-cell office:value-type="float" office:value="91.30659" calcext:value-type="float">
            <text:p>91.30659</text:p>
          </table:table-cell>
          <table:table-cell office:value-type="float" office:value="90.66072" calcext:value-type="float">
            <text:p>90.66072</text:p>
          </table:table-cell>
          <table:table-cell office:value-type="float" office:value="92.99974" calcext:value-type="float">
            <text:p>92.99974</text:p>
          </table:table-cell>
          <table:table-cell office:value-type="float" office:value="93.40325" calcext:value-type="float">
            <text:p>93.40325</text:p>
          </table:table-cell>
          <table:table-cell office:value-type="float" office:value="90.67027" calcext:value-type="float">
            <text:p>90.67027</text:p>
          </table:table-cell>
          <table:table-cell office:value-type="float" office:value="90.19006" calcext:value-type="float">
            <text:p>90.19006</text:p>
          </table:table-cell>
          <table:table-cell/>
        </table:table-row>
        <table:table-row table:style-name="ro1">
          <table:table-cell office:value-type="float" office:value="91.50832" calcext:value-type="float">
            <text:p>91.50832</text:p>
          </table:table-cell>
          <table:table-cell office:value-type="float" office:value="90.32076" calcext:value-type="float">
            <text:p>90.32076</text:p>
          </table:table-cell>
          <table:table-cell office:value-type="float" office:value="91.90583" calcext:value-type="float">
            <text:p>91.90583</text:p>
          </table:table-cell>
          <table:table-cell office:value-type="float" office:value="90.31701" calcext:value-type="float">
            <text:p>90.31701</text:p>
          </table:table-cell>
          <table:table-cell office:value-type="float" office:value="91.53115" calcext:value-type="float">
            <text:p>91.53115</text:p>
          </table:table-cell>
          <table:table-cell office:value-type="float" office:value="89.74751" calcext:value-type="float">
            <text:p>89.74751</text:p>
          </table:table-cell>
          <table:table-cell office:value-type="float" office:value="90.14856" calcext:value-type="float">
            <text:p>90.14856</text:p>
          </table:table-cell>
          <table:table-cell office:value-type="float" office:value="90.15912" calcext:value-type="float">
            <text:p>90.15912</text:p>
          </table:table-cell>
          <table:table-cell office:value-type="float" office:value="90.38326" calcext:value-type="float">
            <text:p>90.38326</text:p>
          </table:table-cell>
          <table:table-cell office:value-type="float" office:value="91.21325" calcext:value-type="float">
            <text:p>91.21325</text:p>
          </table:table-cell>
          <table:table-cell office:value-type="float" office:value="92.23251" calcext:value-type="float">
            <text:p>92.23251</text:p>
          </table:table-cell>
          <table:table-cell office:value-type="float" office:value="90.45879" calcext:value-type="float">
            <text:p>90.45879</text:p>
          </table:table-cell>
          <table:table-cell office:value-type="float" office:value="90.50044" calcext:value-type="float">
            <text:p>90.50044</text:p>
          </table:table-cell>
          <table:table-cell office:value-type="float" office:value="90.60709" calcext:value-type="float">
            <text:p>90.60709</text:p>
          </table:table-cell>
          <table:table-cell office:value-type="float" office:value="91.29048" calcext:value-type="float">
            <text:p>91.29048</text:p>
          </table:table-cell>
          <table:table-cell office:value-type="float" office:value="90.33769" calcext:value-type="float">
            <text:p>90.33769</text:p>
          </table:table-cell>
          <table:table-cell office:value-type="float" office:value="92.92189" calcext:value-type="float">
            <text:p>92.92189</text:p>
          </table:table-cell>
          <table:table-cell office:value-type="float" office:value="93.25057" calcext:value-type="float">
            <text:p>93.25057</text:p>
          </table:table-cell>
          <table:table-cell office:value-type="float" office:value="90.51767" calcext:value-type="float">
            <text:p>90.51767</text:p>
          </table:table-cell>
          <table:table-cell office:value-type="float" office:value="89.8699" calcext:value-type="float">
            <text:p>89.8699</text:p>
          </table:table-cell>
          <table:table-cell/>
        </table:table-row>
        <table:table-row table:style-name="ro1">
          <table:table-cell office:value-type="float" office:value="91.63256" calcext:value-type="float">
            <text:p>91.63256</text:p>
          </table:table-cell>
          <table:table-cell office:value-type="float" office:value="90.28131" calcext:value-type="float">
            <text:p>90.28131</text:p>
          </table:table-cell>
          <table:table-cell office:value-type="float" office:value="91.8433" calcext:value-type="float">
            <text:p>91.8433</text:p>
          </table:table-cell>
          <table:table-cell office:value-type="float" office:value="90.16532" calcext:value-type="float">
            <text:p>90.16532</text:p>
          </table:table-cell>
          <table:table-cell office:value-type="float" office:value="91.65481" calcext:value-type="float">
            <text:p>91.65481</text:p>
          </table:table-cell>
          <table:table-cell office:value-type="float" office:value="89.52629" calcext:value-type="float">
            <text:p>89.52629</text:p>
          </table:table-cell>
          <table:table-cell office:value-type="float" office:value="89.93116" calcext:value-type="float">
            <text:p>89.93116</text:p>
          </table:table-cell>
          <table:table-cell office:value-type="float" office:value="89.94191" calcext:value-type="float">
            <text:p>89.94191</text:p>
          </table:table-cell>
          <table:table-cell office:value-type="float" office:value="90.05816" calcext:value-type="float">
            <text:p>90.05816</text:p>
          </table:table-cell>
          <table:table-cell office:value-type="float" office:value="90.87968" calcext:value-type="float">
            <text:p>90.87968</text:p>
          </table:table-cell>
          <table:table-cell office:value-type="float" office:value="92.00257" calcext:value-type="float">
            <text:p>92.00257</text:p>
          </table:table-cell>
          <table:table-cell office:value-type="float" office:value="90.137" calcext:value-type="float">
            <text:p>90.137</text:p>
          </table:table-cell>
          <table:table-cell office:value-type="float" office:value="90.45974" calcext:value-type="float">
            <text:p>90.45974</text:p>
          </table:table-cell>
          <table:table-cell office:value-type="float" office:value="90.46378" calcext:value-type="float">
            <text:p>90.46378</text:p>
          </table:table-cell>
          <table:table-cell office:value-type="float" office:value="90.95688" calcext:value-type="float">
            <text:p>90.95688</text:p>
          </table:table-cell>
          <table:table-cell office:value-type="float" office:value="90.2929" calcext:value-type="float">
            <text:p>90.2929</text:p>
          </table:table-cell>
          <table:table-cell office:value-type="float" office:value="92.79176" calcext:value-type="float">
            <text:p>92.79176</text:p>
          </table:table-cell>
          <table:table-cell office:value-type="float" office:value="93.16053" calcext:value-type="float">
            <text:p>93.16053</text:p>
          </table:table-cell>
          <table:table-cell office:value-type="float" office:value="90.29397" calcext:value-type="float">
            <text:p>90.29397</text:p>
          </table:table-cell>
          <table:table-cell office:value-type="float" office:value="89.8311" calcext:value-type="float">
            <text:p>89.8311</text:p>
          </table:table-cell>
          <table:table-cell/>
        </table:table-row>
        <table:table-row table:style-name="ro1">
          <table:table-cell office:value-type="float" office:value="91.39431" calcext:value-type="float">
            <text:p>91.39431</text:p>
          </table:table-cell>
          <table:table-cell office:value-type="float" office:value="89.9567" calcext:value-type="float">
            <text:p>89.9567</text:p>
          </table:table-cell>
          <table:table-cell office:value-type="float" office:value="91.79957" calcext:value-type="float">
            <text:p>91.79957</text:p>
          </table:table-cell>
          <table:table-cell office:value-type="float" office:value="89.94735" calcext:value-type="float">
            <text:p>89.94735</text:p>
          </table:table-cell>
          <table:table-cell office:value-type="float" office:value="91.43337" calcext:value-type="float">
            <text:p>91.43337</text:p>
          </table:table-cell>
          <table:table-cell office:value-type="float" office:value="89.38536" calcext:value-type="float">
            <text:p>89.38536</text:p>
          </table:table-cell>
          <table:table-cell office:value-type="float" office:value="89.79399" calcext:value-type="float">
            <text:p>89.79399</text:p>
          </table:table-cell>
          <table:table-cell office:value-type="float" office:value="89.80496" calcext:value-type="float">
            <text:p>89.80496</text:p>
          </table:table-cell>
          <table:table-cell office:value-type="float" office:value="90.05816" calcext:value-type="float">
            <text:p>90.05816</text:p>
          </table:table-cell>
          <table:table-cell office:value-type="float" office:value="90.81995" calcext:value-type="float">
            <text:p>90.81995</text:p>
          </table:table-cell>
          <table:table-cell office:value-type="float" office:value="92.10388" calcext:value-type="float">
            <text:p>92.10388</text:p>
          </table:table-cell>
          <table:table-cell office:value-type="float" office:value="90.09281" calcext:value-type="float">
            <text:p>90.09281</text:p>
          </table:table-cell>
          <table:table-cell office:value-type="float" office:value="90.12456" calcext:value-type="float">
            <text:p>90.12456</text:p>
          </table:table-cell>
          <table:table-cell office:value-type="float" office:value="90.24047" calcext:value-type="float">
            <text:p>90.24047</text:p>
          </table:table-cell>
          <table:table-cell office:value-type="float" office:value="90.90182" calcext:value-type="float">
            <text:p>90.90182</text:p>
          </table:table-cell>
          <table:table-cell office:value-type="float" office:value="89.96684" calcext:value-type="float">
            <text:p>89.96684</text:p>
          </table:table-cell>
          <table:table-cell office:value-type="float" office:value="92.71249" calcext:value-type="float">
            <text:p>92.71249</text:p>
          </table:table-cell>
          <table:table-cell office:value-type="float" office:value="93.02089" calcext:value-type="float">
            <text:p>93.02089</text:p>
          </table:table-cell>
          <table:table-cell office:value-type="float" office:value="90.14677" calcext:value-type="float">
            <text:p>90.14677</text:p>
          </table:table-cell>
          <table:table-cell office:value-type="float" office:value="89.51208" calcext:value-type="float">
            <text:p>89.51208</text:p>
          </table:table-cell>
          <table:table-cell/>
        </table:table-row>
        <table:table-row table:style-name="ro1">
          <table:table-cell office:value-type="float" office:value="91.42228" calcext:value-type="float">
            <text:p>91.42228</text:p>
          </table:table-cell>
          <table:table-cell office:value-type="float" office:value="89.91785" calcext:value-type="float">
            <text:p>89.91785</text:p>
          </table:table-cell>
          <table:table-cell office:value-type="float" office:value="91.74404" calcext:value-type="float">
            <text:p>91.74404</text:p>
          </table:table-cell>
          <table:table-cell office:value-type="float" office:value="89.80097" calcext:value-type="float">
            <text:p>89.80097</text:p>
          </table:table-cell>
          <table:table-cell office:value-type="float" office:value="91.52777" calcext:value-type="float">
            <text:p>91.52777</text:p>
          </table:table-cell>
          <table:table-cell office:value-type="float" office:value="89.17414" calcext:value-type="float">
            <text:p>89.17414</text:p>
          </table:table-cell>
          <table:table-cell office:value-type="float" office:value="89.58204" calcext:value-type="float">
            <text:p>89.58204</text:p>
          </table:table-cell>
          <table:table-cell office:value-type="float" office:value="89.593" calcext:value-type="float">
            <text:p>89.593</text:p>
          </table:table-cell>
          <table:table-cell office:value-type="float" office:value="90.02799" calcext:value-type="float">
            <text:p>90.02799</text:p>
          </table:table-cell>
          <table:table-cell office:value-type="float" office:value="90.48778" calcext:value-type="float">
            <text:p>90.48778</text:p>
          </table:table-cell>
          <table:table-cell office:value-type="float" office:value="91.87284" calcext:value-type="float">
            <text:p>91.87284</text:p>
          </table:table-cell>
          <table:table-cell office:value-type="float" office:value="89.77207" calcext:value-type="float">
            <text:p>89.77207</text:p>
          </table:table-cell>
          <table:table-cell office:value-type="float" office:value="90.08926" calcext:value-type="float">
            <text:p>90.08926</text:p>
          </table:table-cell>
          <table:table-cell office:value-type="float" office:value="90.09348" calcext:value-type="float">
            <text:p>90.09348</text:p>
          </table:table-cell>
          <table:table-cell office:value-type="float" office:value="90.55605" calcext:value-type="float">
            <text:p>90.55605</text:p>
          </table:table-cell>
          <table:table-cell office:value-type="float" office:value="89.93147" calcext:value-type="float">
            <text:p>89.93147</text:p>
          </table:table-cell>
          <table:table-cell office:value-type="float" office:value="92.60436" calcext:value-type="float">
            <text:p>92.60436</text:p>
          </table:table-cell>
          <table:table-cell office:value-type="float" office:value="92.94265" calcext:value-type="float">
            <text:p>92.94265</text:p>
          </table:table-cell>
          <table:table-cell office:value-type="float" office:value="89.93339" calcext:value-type="float">
            <text:p>89.93339</text:p>
          </table:table-cell>
          <table:table-cell office:value-type="float" office:value="89.48725" calcext:value-type="float">
            <text:p>89.48725</text:p>
          </table:table-cell>
          <table:table-cell/>
        </table:table-row>
        <table:table-row table:style-name="ro1">
          <table:table-cell office:value-type="float" office:value="91.09647" calcext:value-type="float">
            <text:p>91.09647</text:p>
          </table:table-cell>
          <table:table-cell office:value-type="float" office:value="89.5987" calcext:value-type="float">
            <text:p>89.5987</text:p>
          </table:table-cell>
          <table:table-cell office:value-type="float" office:value="91.70207" calcext:value-type="float">
            <text:p>91.70207</text:p>
          </table:table-cell>
          <table:table-cell office:value-type="float" office:value="89.58415" calcext:value-type="float">
            <text:p>89.58415</text:p>
          </table:table-cell>
          <table:table-cell office:value-type="float" office:value="91.24622" calcext:value-type="float">
            <text:p>91.24622</text:p>
          </table:table-cell>
          <table:table-cell office:value-type="float" office:value="89.0428" calcext:value-type="float">
            <text:p>89.0428</text:p>
          </table:table-cell>
          <table:table-cell office:value-type="float" office:value="89.45" calcext:value-type="float">
            <text:p>89.45</text:p>
          </table:table-cell>
          <table:table-cell office:value-type="float" office:value="89.46108" calcext:value-type="float">
            <text:p>89.46108</text:p>
          </table:table-cell>
          <table:table-cell office:value-type="float" office:value="89.71296" calcext:value-type="float">
            <text:p>89.71296</text:p>
          </table:table-cell>
          <table:table-cell office:value-type="float" office:value="90.44739" calcext:value-type="float">
            <text:p>90.44739</text:p>
          </table:table-cell>
          <table:table-cell office:value-type="float" office:value="91.98532" calcext:value-type="float">
            <text:p>91.98532</text:p>
          </table:table-cell>
          <table:table-cell office:value-type="float" office:value="89.73324" calcext:value-type="float">
            <text:p>89.73324</text:p>
          </table:table-cell>
          <table:table-cell office:value-type="float" office:value="89.7642" calcext:value-type="float">
            <text:p>89.7642</text:p>
          </table:table-cell>
          <table:table-cell office:value-type="float" office:value="89.87561" calcext:value-type="float">
            <text:p>89.87561</text:p>
          </table:table-cell>
          <table:table-cell office:value-type="float" office:value="90.51535" calcext:value-type="float">
            <text:p>90.51535</text:p>
          </table:table-cell>
          <table:table-cell office:value-type="float" office:value="89.6023" calcext:value-type="float">
            <text:p>89.6023</text:p>
          </table:table-cell>
          <table:table-cell office:value-type="float" office:value="92.53646" calcext:value-type="float">
            <text:p>92.53646</text:p>
          </table:table-cell>
          <table:table-cell office:value-type="float" office:value="92.81209" calcext:value-type="float">
            <text:p>92.81209</text:p>
          </table:table-cell>
          <table:table-cell office:value-type="float" office:value="89.7913" calcext:value-type="float">
            <text:p>89.7913</text:p>
          </table:table-cell>
          <table:table-cell office:value-type="float" office:value="89.1736" calcext:value-type="float">
            <text:p>89.1736</text:p>
          </table:table-cell>
          <table:table-cell/>
        </table:table-row>
        <table:table-row table:style-name="ro1">
          <table:table-cell office:value-type="float" office:value="91.04073" calcext:value-type="float">
            <text:p>91.04073</text:p>
          </table:table-cell>
          <table:table-cell office:value-type="float" office:value="89.56486" calcext:value-type="float">
            <text:p>89.56486</text:p>
          </table:table-cell>
          <table:table-cell office:value-type="float" office:value="91.64468" calcext:value-type="float">
            <text:p>91.64468</text:p>
          </table:table-cell>
          <table:table-cell office:value-type="float" office:value="89.44289" calcext:value-type="float">
            <text:p>89.44289</text:p>
          </table:table-cell>
          <table:table-cell office:value-type="float" office:value="91.20352" calcext:value-type="float">
            <text:p>91.20352</text:p>
          </table:table-cell>
          <table:table-cell office:value-type="float" office:value="89.0428" calcext:value-type="float">
            <text:p>89.0428</text:p>
          </table:table-cell>
          <table:table-cell office:value-type="float" office:value="89.24797" calcext:value-type="float">
            <text:p>89.24797</text:p>
          </table:table-cell>
          <table:table-cell office:value-type="float" office:value="89.25915" calcext:value-type="float">
            <text:p>89.25915</text:p>
          </table:table-cell>
          <table:table-cell office:value-type="float" office:value="89.67892" calcext:value-type="float">
            <text:p>89.67892</text:p>
          </table:table-cell>
          <table:table-cell office:value-type="float" office:value="90.11215" calcext:value-type="float">
            <text:p>90.11215</text:p>
          </table:table-cell>
          <table:table-cell office:value-type="float" office:value="91.76116" calcext:value-type="float">
            <text:p>91.76116</text:p>
          </table:table-cell>
          <table:table-cell office:value-type="float" office:value="89.41419" calcext:value-type="float">
            <text:p>89.41419</text:p>
          </table:table-cell>
          <table:table-cell office:value-type="float" office:value="89.72948" calcext:value-type="float">
            <text:p>89.72948</text:p>
          </table:table-cell>
          <table:table-cell office:value-type="float" office:value="89.73378" calcext:value-type="float">
            <text:p>89.73378</text:p>
          </table:table-cell>
          <table:table-cell office:value-type="float" office:value="90.18001" calcext:value-type="float">
            <text:p>90.18001</text:p>
          </table:table-cell>
          <table:table-cell office:value-type="float" office:value="89.57233" calcext:value-type="float">
            <text:p>89.57233</text:p>
          </table:table-cell>
          <table:table-cell office:value-type="float" office:value="92.42793" calcext:value-type="float">
            <text:p>92.42793</text:p>
          </table:table-cell>
          <table:table-cell office:value-type="float" office:value="92.73623" calcext:value-type="float">
            <text:p>92.73623</text:p>
          </table:table-cell>
          <table:table-cell office:value-type="float" office:value="89.57455" calcext:value-type="float">
            <text:p>89.57455</text:p>
          </table:table-cell>
          <table:table-cell office:value-type="float" office:value="89.1736" calcext:value-type="float">
            <text:p>89.1736</text:p>
          </table:table-cell>
          <table:table-cell/>
        </table:table-row>
        <table:table-row table:style-name="ro1">
          <table:table-cell office:value-type="float" office:value="90.70777" calcext:value-type="float">
            <text:p>90.70777</text:p>
          </table:table-cell>
          <table:table-cell office:value-type="float" office:value="89.25547" calcext:value-type="float">
            <text:p>89.25547</text:p>
          </table:table-cell>
          <table:table-cell office:value-type="float" office:value="91.59964" calcext:value-type="float">
            <text:p>91.59964</text:p>
          </table:table-cell>
          <table:table-cell office:value-type="float" office:value="89.23152" calcext:value-type="float">
            <text:p>89.23152</text:p>
          </table:table-cell>
          <table:table-cell office:value-type="float" office:value="90.87458" calcext:value-type="float">
            <text:p>90.87458</text:p>
          </table:table-cell>
          <table:table-cell office:value-type="float" office:value="88.837" calcext:value-type="float">
            <text:p>88.837</text:p>
          </table:table-cell>
          <table:table-cell office:value-type="float" office:value="89.24797" calcext:value-type="float">
            <text:p>89.24797</text:p>
          </table:table-cell>
          <table:table-cell office:value-type="float" office:value="89.25915" calcext:value-type="float">
            <text:p>89.25915</text:p>
          </table:table-cell>
          <table:table-cell office:value-type="float" office:value="89.3607" calcext:value-type="float">
            <text:p>89.3607</text:p>
          </table:table-cell>
          <table:table-cell office:value-type="float" office:value="90.07682" calcext:value-type="float">
            <text:p>90.07682</text:p>
          </table:table-cell>
          <table:table-cell office:value-type="float" office:value="91.87112" calcext:value-type="float">
            <text:p>91.87112</text:p>
          </table:table-cell>
          <table:table-cell office:value-type="float" office:value="89.38031" calcext:value-type="float">
            <text:p>89.38031</text:p>
          </table:table-cell>
          <table:table-cell office:value-type="float" office:value="89.41466" calcext:value-type="float">
            <text:p>89.41466</text:p>
          </table:table-cell>
          <table:table-cell office:value-type="float" office:value="89.52155" calcext:value-type="float">
            <text:p>89.52155</text:p>
          </table:table-cell>
          <table:table-cell office:value-type="float" office:value="90.14483" calcext:value-type="float">
            <text:p>90.14483</text:p>
          </table:table-cell>
          <table:table-cell office:value-type="float" office:value="89.26217" calcext:value-type="float">
            <text:p>89.26217</text:p>
          </table:table-cell>
          <table:table-cell office:value-type="float" office:value="92.35848" calcext:value-type="float">
            <text:p>92.35848</text:p>
          </table:table-cell>
          <table:table-cell office:value-type="float" office:value="92.62796" calcext:value-type="float">
            <text:p>92.62796</text:p>
          </table:table-cell>
          <table:table-cell office:value-type="float" office:value="89.44205" calcext:value-type="float">
            <text:p>89.44205</text:p>
          </table:table-cell>
          <table:table-cell office:value-type="float" office:value="89.14456" calcext:value-type="float">
            <text:p>89.14456</text:p>
          </table:table-cell>
          <table:table-cell/>
        </table:table-row>
        <table:table-row table:style-name="ro1">
          <table:table-cell office:value-type="float" office:value="90.65773" calcext:value-type="float">
            <text:p>90.65773</text:p>
          </table:table-cell>
          <table:table-cell office:value-type="float" office:value="89.25547" calcext:value-type="float">
            <text:p>89.25547</text:p>
          </table:table-cell>
          <table:table-cell office:value-type="float" office:value="91.47785" calcext:value-type="float">
            <text:p>91.47785</text:p>
          </table:table-cell>
          <table:table-cell office:value-type="float" office:value="89.23152" calcext:value-type="float">
            <text:p>89.23152</text:p>
          </table:table-cell>
          <table:table-cell office:value-type="float" office:value="90.81526" calcext:value-type="float">
            <text:p>90.81526</text:p>
          </table:table-cell>
          <table:table-cell office:value-type="float" office:value="88.7015" calcext:value-type="float">
            <text:p>88.7015</text:p>
          </table:table-cell>
          <table:table-cell office:value-type="float" office:value="89.11179" calcext:value-type="float">
            <text:p>89.11179</text:p>
          </table:table-cell>
          <table:table-cell office:value-type="float" office:value="89.12312" calcext:value-type="float">
            <text:p>89.12312</text:p>
          </table:table-cell>
          <table:table-cell office:value-type="float" office:value="89.33181" calcext:value-type="float">
            <text:p>89.33181</text:p>
          </table:table-cell>
          <table:table-cell office:value-type="float" office:value="89.75193" calcext:value-type="float">
            <text:p>89.75193</text:p>
          </table:table-cell>
          <table:table-cell office:value-type="float" office:value="91.64942" calcext:value-type="float">
            <text:p>91.64942</text:p>
          </table:table-cell>
          <table:table-cell office:value-type="float" office:value="89.38031" calcext:value-type="float">
            <text:p>89.38031</text:p>
          </table:table-cell>
          <table:table-cell office:value-type="float" office:value="89.37619" calcext:value-type="float">
            <text:p>89.37619</text:p>
          </table:table-cell>
          <table:table-cell office:value-type="float" office:value="89.38037" calcext:value-type="float">
            <text:p>89.38037</text:p>
          </table:table-cell>
          <table:table-cell office:value-type="float" office:value="89.81991" calcext:value-type="float">
            <text:p>89.81991</text:p>
          </table:table-cell>
          <table:table-cell office:value-type="float" office:value="89.26217" calcext:value-type="float">
            <text:p>89.26217</text:p>
          </table:table-cell>
          <table:table-cell office:value-type="float" office:value="92.27167" calcext:value-type="float">
            <text:p>92.27167</text:p>
          </table:table-cell>
          <table:table-cell office:value-type="float" office:value="92.55064" calcext:value-type="float">
            <text:p>92.55064</text:p>
          </table:table-cell>
          <table:table-cell office:value-type="float" office:value="89.44205" calcext:value-type="float">
            <text:p>89.44205</text:p>
          </table:table-cell>
          <table:table-cell office:value-type="float" office:value="88.84078" calcext:value-type="float">
            <text:p>88.84078</text:p>
          </table:table-cell>
          <table:table-cell/>
        </table:table-row>
        <table:table-row table:style-name="ro1">
          <table:table-cell office:value-type="float" office:value="90.32607" calcext:value-type="float">
            <text:p>90.32607</text:p>
          </table:table-cell>
          <table:table-cell office:value-type="float" office:value="89.22172" calcext:value-type="float">
            <text:p>89.22172</text:p>
          </table:table-cell>
          <table:table-cell office:value-type="float" office:value="91.34972" calcext:value-type="float">
            <text:p>91.34972</text:p>
          </table:table-cell>
          <table:table-cell office:value-type="float" office:value="89.0952" calcext:value-type="float">
            <text:p>89.0952</text:p>
          </table:table-cell>
          <table:table-cell office:value-type="float" office:value="90.81526" calcext:value-type="float">
            <text:p>90.81526</text:p>
          </table:table-cell>
          <table:table-cell office:value-type="float" office:value="88.49598" calcext:value-type="float">
            <text:p>88.49598</text:p>
          </table:table-cell>
          <table:table-cell office:value-type="float" office:value="88.90143" calcext:value-type="float">
            <text:p>88.90143</text:p>
          </table:table-cell>
          <table:table-cell office:value-type="float" office:value="88.91272" calcext:value-type="float">
            <text:p>88.91272</text:p>
          </table:table-cell>
          <table:table-cell office:value-type="float" office:value="89.33181" calcext:value-type="float">
            <text:p>89.33181</text:p>
          </table:table-cell>
          <table:table-cell office:value-type="float" office:value="89.71726" calcext:value-type="float">
            <text:p>89.71726</text:p>
          </table:table-cell>
          <table:table-cell office:value-type="float" office:value="91.76639" calcext:value-type="float">
            <text:p>91.76639</text:p>
          </table:table-cell>
          <table:table-cell office:value-type="float" office:value="89.07097" calcext:value-type="float">
            <text:p>89.07097</text:p>
          </table:table-cell>
          <table:table-cell office:value-type="float" office:value="89.37619" calcext:value-type="float">
            <text:p>89.37619</text:p>
          </table:table-cell>
          <table:table-cell office:value-type="float" office:value="89.38037" calcext:value-type="float">
            <text:p>89.38037</text:p>
          </table:table-cell>
          <table:table-cell office:value-type="float" office:value="89.81991" calcext:value-type="float">
            <text:p>89.81991</text:p>
          </table:table-cell>
          <table:table-cell office:value-type="float" office:value="89.22376" calcext:value-type="float">
            <text:p>89.22376</text:p>
          </table:table-cell>
          <table:table-cell office:value-type="float" office:value="92.21326" calcext:value-type="float">
            <text:p>92.21326</text:p>
          </table:table-cell>
          <table:table-cell office:value-type="float" office:value="92.45126" calcext:value-type="float">
            <text:p>92.45126</text:p>
          </table:table-cell>
          <table:table-cell office:value-type="float" office:value="89.23475" calcext:value-type="float">
            <text:p>89.23475</text:p>
          </table:table-cell>
          <table:table-cell office:value-type="float" office:value="88.81634" calcext:value-type="float">
            <text:p>88.81634</text:p>
          </table:table-cell>
          <table:table-cell/>
        </table:table-row>
        <table:table-row table:style-name="ro1">
          <table:table-cell office:value-type="float" office:value="90.32607" calcext:value-type="float">
            <text:p>90.32607</text:p>
          </table:table-cell>
          <table:table-cell office:value-type="float" office:value="88.90885" calcext:value-type="float">
            <text:p>88.90885</text:p>
          </table:table-cell>
          <table:table-cell office:value-type="float" office:value="91.34972" calcext:value-type="float">
            <text:p>91.34972</text:p>
          </table:table-cell>
          <table:table-cell office:value-type="float" office:value="88.88899" calcext:value-type="float">
            <text:p>88.88899</text:p>
          </table:table-cell>
          <table:table-cell office:value-type="float" office:value="90.48302" calcext:value-type="float">
            <text:p>90.48302</text:p>
          </table:table-cell>
          <table:table-cell office:value-type="float" office:value="88.36116" calcext:value-type="float">
            <text:p>88.36116</text:p>
          </table:table-cell>
          <table:table-cell office:value-type="float" office:value="88.77476" calcext:value-type="float">
            <text:p>88.77476</text:p>
          </table:table-cell>
          <table:table-cell office:value-type="float" office:value="88.78613" calcext:value-type="float">
            <text:p>88.78613</text:p>
          </table:table-cell>
          <table:table-cell office:value-type="float" office:value="89.02352" calcext:value-type="float">
            <text:p>89.02352</text:p>
          </table:table-cell>
          <table:table-cell office:value-type="float" office:value="89.71726" calcext:value-type="float">
            <text:p>89.71726</text:p>
          </table:table-cell>
          <table:table-cell office:value-type="float" office:value="91.55172" calcext:value-type="float">
            <text:p>91.55172</text:p>
          </table:table-cell>
          <table:table-cell office:value-type="float" office:value="89.04207" calcext:value-type="float">
            <text:p>89.04207</text:p>
          </table:table-cell>
          <table:table-cell office:value-type="float" office:value="89.05779" calcext:value-type="float">
            <text:p>89.05779</text:p>
          </table:table-cell>
          <table:table-cell office:value-type="float" office:value="89.17336" calcext:value-type="float">
            <text:p>89.17336</text:p>
          </table:table-cell>
          <table:table-cell office:value-type="float" office:value="89.7809" calcext:value-type="float">
            <text:p>89.7809</text:p>
          </table:table-cell>
          <table:table-cell office:value-type="float" office:value="88.91479" calcext:value-type="float">
            <text:p>88.91479</text:p>
          </table:table-cell>
          <table:table-cell office:value-type="float" office:value="92.12562" calcext:value-type="float">
            <text:p>92.12562</text:p>
          </table:table-cell>
          <table:table-cell office:value-type="float" office:value="92.3816" calcext:value-type="float">
            <text:p>92.3816</text:p>
          </table:table-cell>
          <table:table-cell office:value-type="float" office:value="89.09413" calcext:value-type="float">
            <text:p>89.09413</text:p>
          </table:table-cell>
          <table:table-cell office:value-type="float" office:value="88.4998" calcext:value-type="float">
            <text:p>88.4998</text:p>
          </table:table-cell>
          <table:table-cell/>
        </table:table-row>
        <table:table-row table:style-name="ro1">
          <table:table-cell office:value-type="float" office:value="90.29042" calcext:value-type="float">
            <text:p>90.29042</text:p>
          </table:table-cell>
          <table:table-cell office:value-type="float" office:value="88.88463" calcext:value-type="float">
            <text:p>88.88463</text:p>
          </table:table-cell>
          <table:table-cell office:value-type="float" office:value="91.11362" calcext:value-type="float">
            <text:p>91.11362</text:p>
          </table:table-cell>
          <table:table-cell office:value-type="float" office:value="88.75325" calcext:value-type="float">
            <text:p>88.75325</text:p>
          </table:table-cell>
          <table:table-cell office:value-type="float" office:value="90.43678" calcext:value-type="float">
            <text:p>90.43678</text:p>
          </table:table-cell>
          <table:table-cell office:value-type="float" office:value="88.16067" calcext:value-type="float">
            <text:p>88.16067</text:p>
          </table:table-cell>
          <table:table-cell office:value-type="float" office:value="88.56945" calcext:value-type="float">
            <text:p>88.56945</text:p>
          </table:table-cell>
          <table:table-cell office:value-type="float" office:value="88.58078" calcext:value-type="float">
            <text:p>88.58078</text:p>
          </table:table-cell>
          <table:table-cell office:value-type="float" office:value="88.99924" calcext:value-type="float">
            <text:p>88.99924</text:p>
          </table:table-cell>
          <table:table-cell office:value-type="float" office:value="89.39787" calcext:value-type="float">
            <text:p>89.39787</text:p>
          </table:table-cell>
          <table:table-cell office:value-type="float" office:value="91.66612" calcext:value-type="float">
            <text:p>91.66612</text:p>
          </table:table-cell>
          <table:table-cell office:value-type="float" office:value="88.72445" calcext:value-type="float">
            <text:p>88.72445</text:p>
          </table:table-cell>
          <table:table-cell office:value-type="float" office:value="89.03747" calcext:value-type="float">
            <text:p>89.03747</text:p>
          </table:table-cell>
          <table:table-cell office:value-type="float" office:value="89.04163" calcext:value-type="float">
            <text:p>89.04163</text:p>
          </table:table-cell>
          <table:table-cell office:value-type="float" office:value="89.46609" calcext:value-type="float">
            <text:p>89.46609</text:p>
          </table:table-cell>
          <table:table-cell office:value-type="float" office:value="88.89" calcext:value-type="float">
            <text:p>88.89</text:p>
          </table:table-cell>
          <table:table-cell office:value-type="float" office:value="92.06961" calcext:value-type="float">
            <text:p>92.06961</text:p>
          </table:table-cell>
          <table:table-cell office:value-type="float" office:value="92.28504" calcext:value-type="float">
            <text:p>92.28504</text:p>
          </table:table-cell>
          <table:table-cell office:value-type="float" office:value="88.8919" calcext:value-type="float">
            <text:p>88.8919</text:p>
          </table:table-cell>
          <table:table-cell office:value-type="float" office:value="88.48002" calcext:value-type="float">
            <text:p>88.48002</text:p>
          </table:table-cell>
          <table:table-cell/>
        </table:table-row>
        <table:table-row table:style-name="ro1">
          <table:table-cell office:value-type="float" office:value="89.96474" calcext:value-type="float">
            <text:p>89.96474</text:p>
          </table:table-cell>
          <table:table-cell office:value-type="float" office:value="88.57689" calcext:value-type="float">
            <text:p>88.57689</text:p>
          </table:table-cell>
          <table:table-cell office:value-type="float" office:value="90.96431" calcext:value-type="float">
            <text:p>90.96431</text:p>
          </table:table-cell>
          <table:table-cell office:value-type="float" office:value="88.55179" calcext:value-type="float">
            <text:p>88.55179</text:p>
          </table:table-cell>
          <table:table-cell office:value-type="float" office:value="90.10183" calcext:value-type="float">
            <text:p>90.10183</text:p>
          </table:table-cell>
          <table:table-cell office:value-type="float" office:value="88.0306" calcext:value-type="float">
            <text:p>88.0306</text:p>
          </table:table-cell>
          <table:table-cell office:value-type="float" office:value="88.43862" calcext:value-type="float">
            <text:p>88.43862</text:p>
          </table:table-cell>
          <table:table-cell office:value-type="float" office:value="88.45" calcext:value-type="float">
            <text:p>88.45</text:p>
          </table:table-cell>
          <table:table-cell office:value-type="float" office:value="88.68281" calcext:value-type="float">
            <text:p>88.68281</text:p>
          </table:table-cell>
          <table:table-cell office:value-type="float" office:value="89.36391" calcext:value-type="float">
            <text:p>89.36391</text:p>
          </table:table-cell>
          <table:table-cell office:value-type="float" office:value="91.66612" calcext:value-type="float">
            <text:p>91.66612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72445" calcext:value-type="float">
            <text:p>88.72445</text:p>
          </table:table-cell>
          <table:table-cell office:value-type="float" office:value="88.83087" calcext:value-type="float">
            <text:p>88.83087</text:p>
          </table:table-cell>
          <table:table-cell office:value-type="float" office:value="89.43218" calcext:value-type="float">
            <text:p>89.43218</text:p>
          </table:table-cell>
          <table:table-cell office:value-type="float" office:value="88.57723" calcext:value-type="float">
            <text:p>88.57723</text:p>
          </table:table-cell>
          <table:table-cell office:value-type="float" office:value="91.98997" calcext:value-type="float">
            <text:p>91.98997</text:p>
          </table:table-cell>
          <table:table-cell office:value-type="float" office:value="92.22653" calcext:value-type="float">
            <text:p>92.22653</text:p>
          </table:table-cell>
          <table:table-cell office:value-type="float" office:value="88.75598" calcext:value-type="float">
            <text:p>88.75598</text:p>
          </table:table-cell>
          <table:table-cell office:value-type="float" office:value="88.16829" calcext:value-type="float">
            <text:p>88.16829</text:p>
          </table:table-cell>
          <table:table-cell/>
        </table:table-row>
        <table:table-row table:style-name="ro1">
          <table:table-cell office:value-type="float" office:value="89.9164" calcext:value-type="float">
            <text:p>89.9164</text:p>
          </table:table-cell>
          <table:table-cell office:value-type="float" office:value="88.54837" calcext:value-type="float">
            <text:p>88.54837</text:p>
          </table:table-cell>
          <table:table-cell office:value-type="float" office:value="90.73432" calcext:value-type="float">
            <text:p>90.73432</text:p>
          </table:table-cell>
          <table:table-cell office:value-type="float" office:value="88.41171" calcext:value-type="float">
            <text:p>88.41171</text:p>
          </table:table-cell>
          <table:table-cell office:value-type="float" office:value="90.06681" calcext:value-type="float">
            <text:p>90.06681</text:p>
          </table:table-cell>
          <table:table-cell office:value-type="float" office:value="87.83089" calcext:value-type="float">
            <text:p>87.83089</text:p>
          </table:table-cell>
          <table:table-cell office:value-type="float" office:value="88.24677" calcext:value-type="float">
            <text:p>88.24677</text:p>
          </table:table-cell>
          <table:table-cell office:value-type="float" office:value="88.25831" calcext:value-type="float">
            <text:p>88.25831</text:p>
          </table:table-cell>
          <table:table-cell office:value-type="float" office:value="88.66794" calcext:value-type="float">
            <text:p>88.66794</text:p>
          </table:table-cell>
          <table:table-cell office:value-type="float" office:value="89.04552" calcext:value-type="float">
            <text:p>89.04552</text:p>
          </table:table-cell>
          <table:table-cell office:value-type="float" office:value="91.44922" calcext:value-type="float">
            <text:p>91.44922</text:p>
          </table:table-cell>
          <table:table-cell office:value-type="float" office:value="88.38308" calcext:value-type="float">
            <text:p>88.38308</text:p>
          </table:table-cell>
          <table:table-cell office:value-type="float" office:value="88.69131" calcext:value-type="float">
            <text:p>88.69131</text:p>
          </table:table-cell>
          <table:table-cell office:value-type="float" office:value="88.69068" calcext:value-type="float">
            <text:p>88.69068</text:p>
          </table:table-cell>
          <table:table-cell office:value-type="float" office:value="89.10927" calcext:value-type="float">
            <text:p>89.10927</text:p>
          </table:table-cell>
          <table:table-cell office:value-type="float" office:value="88.54827" calcext:value-type="float">
            <text:p>88.54827</text:p>
          </table:table-cell>
          <table:table-cell office:value-type="float" office:value="91.94085" calcext:value-type="float">
            <text:p>91.94085</text:p>
          </table:table-cell>
          <table:table-cell office:value-type="float" office:value="92.1385" calcext:value-type="float">
            <text:p>92.1385</text:p>
          </table:table-cell>
          <table:table-cell office:value-type="float" office:value="88.55891" calcext:value-type="float">
            <text:p>88.55891</text:p>
          </table:table-cell>
          <table:table-cell office:value-type="float" office:value="88.1483" calcext:value-type="float">
            <text:p>88.1483</text:p>
          </table:table-cell>
          <table:table-cell/>
        </table:table-row>
        <table:table-row table:style-name="ro1">
          <table:table-cell office:value-type="float" office:value="89.60084" calcext:value-type="float">
            <text:p>89.60084</text:p>
          </table:table-cell>
          <table:table-cell office:value-type="float" office:value="88.24146" calcext:value-type="float">
            <text:p>88.24146</text:p>
          </table:table-cell>
          <table:table-cell office:value-type="float" office:value="90.58177" calcext:value-type="float">
            <text:p>90.58177</text:p>
          </table:table-cell>
          <table:table-cell office:value-type="float" office:value="88.21549" calcext:value-type="float">
            <text:p>88.21549</text:p>
          </table:table-cell>
          <table:table-cell office:value-type="float" office:value="89.742" calcext:value-type="float">
            <text:p>89.742</text:p>
          </table:table-cell>
          <table:table-cell office:value-type="float" office:value="87.70042" calcext:value-type="float">
            <text:p>87.70042</text:p>
          </table:table-cell>
          <table:table-cell office:value-type="float" office:value="88.11174" calcext:value-type="float">
            <text:p>88.11174</text:p>
          </table:table-cell>
          <table:table-cell office:value-type="float" office:value="88.12346" calcext:value-type="float">
            <text:p>88.12346</text:p>
          </table:table-cell>
          <table:table-cell office:value-type="float" office:value="88.36111" calcext:value-type="float">
            <text:p>88.36111</text:p>
          </table:table-cell>
          <table:table-cell office:value-type="float" office:value="89.02511" calcext:value-type="float">
            <text:p>89.02511</text:p>
          </table:table-cell>
          <table:table-cell office:value-type="float" office:value="91.56092" calcext:value-type="float">
            <text:p>91.56092</text:p>
          </table:table-cell>
          <table:table-cell office:value-type="float" office:value="88.36326" calcext:value-type="float">
            <text:p>88.36326</text:p>
          </table:table-cell>
          <table:table-cell office:value-type="float" office:value="88.38353" calcext:value-type="float">
            <text:p>88.38353</text:p>
          </table:table-cell>
          <table:table-cell office:value-type="float" office:value="88.4984" calcext:value-type="float">
            <text:p>88.4984</text:p>
          </table:table-cell>
          <table:table-cell office:value-type="float" office:value="89.08017" calcext:value-type="float">
            <text:p>89.08017</text:p>
          </table:table-cell>
          <table:table-cell office:value-type="float" office:value="88.2408" calcext:value-type="float">
            <text:p>88.2408</text:p>
          </table:table-cell>
          <table:table-cell office:value-type="float" office:value="91.86007" calcext:value-type="float">
            <text:p>91.86007</text:p>
          </table:table-cell>
          <table:table-cell office:value-type="float" office:value="92.08215" calcext:value-type="float">
            <text:p>92.08215</text:p>
          </table:table-cell>
          <table:table-cell office:value-type="float" office:value="88.41905" calcext:value-type="float">
            <text:p>88.41905</text:p>
          </table:table-cell>
          <table:table-cell office:value-type="float" office:value="87.84638" calcext:value-type="float">
            <text:p>87.84638</text:p>
          </table:table-cell>
          <table:table-cell/>
        </table:table-row>
        <table:table-row table:style-name="ro1">
          <table:table-cell office:value-type="float" office:value="89.56646" calcext:value-type="float">
            <text:p>89.56646</text:p>
          </table:table-cell>
          <table:table-cell office:value-type="float" office:value="88.21267" calcext:value-type="float">
            <text:p>88.21267</text:p>
          </table:table-cell>
          <table:table-cell office:value-type="float" office:value="90.35752" calcext:value-type="float">
            <text:p>90.35752</text:p>
          </table:table-cell>
          <table:table-cell office:value-type="float" office:value="88.07124" calcext:value-type="float">
            <text:p>88.07124</text:p>
          </table:table-cell>
          <table:table-cell office:value-type="float" office:value="89.71204" calcext:value-type="float">
            <text:p>89.71204</text:p>
          </table:table-cell>
          <table:table-cell office:value-type="float" office:value="87.50515" calcext:value-type="float">
            <text:p>87.50515</text:p>
          </table:table-cell>
          <table:table-cell office:value-type="float" office:value="87.91605" calcext:value-type="float">
            <text:p>87.91605</text:p>
          </table:table-cell>
          <table:table-cell office:value-type="float" office:value="87.92764" calcext:value-type="float">
            <text:p>87.92764</text:p>
          </table:table-cell>
          <table:table-cell office:value-type="float" office:value="88.33716" calcext:value-type="float">
            <text:p>88.33716</text:p>
          </table:table-cell>
          <table:table-cell office:value-type="float" office:value="88.71227" calcext:value-type="float">
            <text:p>88.71227</text:p>
          </table:table-cell>
          <table:table-cell office:value-type="float" office:value="91.2967" calcext:value-type="float">
            <text:p>91.2967</text:p>
          </table:table-cell>
          <table:table-cell office:value-type="float" office:value="88.05636" calcext:value-type="float">
            <text:p>88.05636</text:p>
          </table:table-cell>
          <table:table-cell office:value-type="float" office:value="88.35505" calcext:value-type="float">
            <text:p>88.35505</text:p>
          </table:table-cell>
          <table:table-cell office:value-type="float" office:value="88.3628" calcext:value-type="float">
            <text:p>88.3628</text:p>
          </table:table-cell>
          <table:table-cell office:value-type="float" office:value="88.76719" calcext:value-type="float">
            <text:p>88.76719</text:p>
          </table:table-cell>
          <table:table-cell office:value-type="float" office:value="88.21626" calcext:value-type="float">
            <text:p>88.21626</text:p>
          </table:table-cell>
          <table:table-cell office:value-type="float" office:value="91.82192" calcext:value-type="float">
            <text:p>91.82192</text:p>
          </table:table-cell>
          <table:table-cell office:value-type="float" office:value="92.00179" calcext:value-type="float">
            <text:p>92.00179</text:p>
          </table:table-cell>
          <table:table-cell office:value-type="float" office:value="88.22293" calcext:value-type="float">
            <text:p>88.22293</text:p>
          </table:table-cell>
          <table:table-cell office:value-type="float" office:value="87.82182" calcext:value-type="float">
            <text:p>87.82182</text:p>
          </table:table-cell>
          <table:table-cell/>
        </table:table-row>
        <table:table-row table:style-name="ro1">
          <table:table-cell office:value-type="float" office:value="89.24749" calcext:value-type="float">
            <text:p>89.24749</text:p>
          </table:table-cell>
          <table:table-cell office:value-type="float" office:value="87.91072" calcext:value-type="float">
            <text:p>87.91072</text:p>
          </table:table-cell>
          <table:table-cell office:value-type="float" office:value="90.21004" calcext:value-type="float">
            <text:p>90.21004</text:p>
          </table:table-cell>
          <table:table-cell office:value-type="float" office:value="87.87112" calcext:value-type="float">
            <text:p>87.87112</text:p>
          </table:table-cell>
          <table:table-cell office:value-type="float" office:value="89.39277" calcext:value-type="float">
            <text:p>89.39277</text:p>
          </table:table-cell>
          <table:table-cell office:value-type="float" office:value="87.36628" calcext:value-type="float">
            <text:p>87.36628</text:p>
          </table:table-cell>
          <table:table-cell office:value-type="float" office:value="87.77671" calcext:value-type="float">
            <text:p>87.77671</text:p>
          </table:table-cell>
          <table:table-cell office:value-type="float" office:value="87.78825" calcext:value-type="float">
            <text:p>87.78825</text:p>
          </table:table-cell>
          <table:table-cell office:value-type="float" office:value="88.02644" calcext:value-type="float">
            <text:p>88.02644</text:p>
          </table:table-cell>
          <table:table-cell office:value-type="float" office:value="88.67449" calcext:value-type="float">
            <text:p>88.67449</text:p>
          </table:table-cell>
          <table:table-cell office:value-type="float" office:value="91.28532" calcext:value-type="float">
            <text:p>91.28532</text:p>
          </table:table-cell>
          <table:table-cell office:value-type="float" office:value="88.02757" calcext:value-type="float">
            <text:p>88.02757</text:p>
          </table:table-cell>
          <table:table-cell office:value-type="float" office:value="88.04351" calcext:value-type="float">
            <text:p>88.04351</text:p>
          </table:table-cell>
          <table:table-cell office:value-type="float" office:value="88.16223" calcext:value-type="float">
            <text:p>88.16223</text:p>
          </table:table-cell>
          <table:table-cell office:value-type="float" office:value="88.7427" calcext:value-type="float">
            <text:p>88.7427</text:p>
          </table:table-cell>
          <table:table-cell office:value-type="float" office:value="87.90951" calcext:value-type="float">
            <text:p>87.90951</text:p>
          </table:table-cell>
          <table:table-cell office:value-type="float" office:value="91.82192" calcext:value-type="float">
            <text:p>91.82192</text:p>
          </table:table-cell>
          <table:table-cell office:value-type="float" office:value="91.95227" calcext:value-type="float">
            <text:p>91.95227</text:p>
          </table:table-cell>
          <table:table-cell office:value-type="float" office:value="88.08756" calcext:value-type="float">
            <text:p>88.08756</text:p>
          </table:table-cell>
          <table:table-cell office:value-type="float" office:value="87.50697" calcext:value-type="float">
            <text:p>87.50697</text:p>
          </table:table-cell>
          <table:table-cell/>
        </table:table-row>
        <table:table-row table:style-name="ro1">
          <table:table-cell office:value-type="float" office:value="89.22267" calcext:value-type="float">
            <text:p>89.22267</text:p>
          </table:table-cell>
          <table:table-cell office:value-type="float" office:value="87.88223" calcext:value-type="float">
            <text:p>87.88223</text:p>
          </table:table-cell>
          <table:table-cell office:value-type="float" office:value="89.99633" calcext:value-type="float">
            <text:p>89.99633</text:p>
          </table:table-cell>
          <table:table-cell office:value-type="float" office:value="87.74499" calcext:value-type="float">
            <text:p>87.74499</text:p>
          </table:table-cell>
          <table:table-cell office:value-type="float" office:value="89.35903" calcext:value-type="float">
            <text:p>89.35903</text:p>
          </table:table-cell>
          <table:table-cell office:value-type="float" office:value="87.17065" calcext:value-type="float">
            <text:p>87.17065</text:p>
          </table:table-cell>
          <table:table-cell office:value-type="float" office:value="87.58559" calcext:value-type="float">
            <text:p>87.58559</text:p>
          </table:table-cell>
          <table:table-cell office:value-type="float" office:value="87.59684" calcext:value-type="float">
            <text:p>87.59684</text:p>
          </table:table-cell>
          <table:table-cell office:value-type="float" office:value="88.00679" calcext:value-type="float">
            <text:p>88.00679</text:p>
          </table:table-cell>
          <table:table-cell office:value-type="float" office:value="88.37138" calcext:value-type="float">
            <text:p>88.37138</text:p>
          </table:table-cell>
          <table:table-cell office:value-type="float" office:value="90.94698" calcext:value-type="float">
            <text:p>90.94698</text:p>
          </table:table-cell>
          <table:table-cell office:value-type="float" office:value="87.71668" calcext:value-type="float">
            <text:p>87.71668</text:p>
          </table:table-cell>
          <table:table-cell office:value-type="float" office:value="88.02824" calcext:value-type="float">
            <text:p>88.02824</text:p>
          </table:table-cell>
          <table:table-cell office:value-type="float" office:value="88.02722" calcext:value-type="float">
            <text:p>88.02722</text:p>
          </table:table-cell>
          <table:table-cell office:value-type="float" office:value="88.43052" calcext:value-type="float">
            <text:p>88.43052</text:p>
          </table:table-cell>
          <table:table-cell office:value-type="float" office:value="87.88955" calcext:value-type="float">
            <text:p>87.88955</text:p>
          </table:table-cell>
          <table:table-cell office:value-type="float" office:value="91.74854" calcext:value-type="float">
            <text:p>91.74854</text:p>
          </table:table-cell>
          <table:table-cell office:value-type="float" office:value="91.95227" calcext:value-type="float">
            <text:p>91.95227</text:p>
          </table:table-cell>
          <table:table-cell office:value-type="float" office:value="87.89128" calcext:value-type="float">
            <text:p>87.89128</text:p>
          </table:table-cell>
          <table:table-cell office:value-type="float" office:value="87.48663" calcext:value-type="float">
            <text:p>87.48663</text:p>
          </table:table-cell>
          <table:table-cell/>
        </table:table-row>
        <table:table-row table:style-name="ro1">
          <table:table-cell office:value-type="float" office:value="88.90884" calcext:value-type="float">
            <text:p>88.90884</text:p>
          </table:table-cell>
          <table:table-cell office:value-type="float" office:value="87.57141" calcext:value-type="float">
            <text:p>87.57141</text:p>
          </table:table-cell>
          <table:table-cell office:value-type="float" office:value="89.84983" calcext:value-type="float">
            <text:p>89.84983</text:p>
          </table:table-cell>
          <table:table-cell office:value-type="float" office:value="87.54454" calcext:value-type="float">
            <text:p>87.54454</text:p>
          </table:table-cell>
          <table:table-cell office:value-type="float" office:value="89.03638" calcext:value-type="float">
            <text:p>89.03638</text:p>
          </table:table-cell>
          <table:table-cell office:value-type="float" office:value="87.03598" calcext:value-type="float">
            <text:p>87.03598</text:p>
          </table:table-cell>
          <table:table-cell office:value-type="float" office:value="87.45554" calcext:value-type="float">
            <text:p>87.45554</text:p>
          </table:table-cell>
          <table:table-cell office:value-type="float" office:value="87.46667" calcext:value-type="float">
            <text:p>87.46667</text:p>
          </table:table-cell>
          <table:table-cell office:value-type="float" office:value="87.70068" calcext:value-type="float">
            <text:p>87.70068</text:p>
          </table:table-cell>
          <table:table-cell office:value-type="float" office:value="88.33804" calcext:value-type="float">
            <text:p>88.33804</text:p>
          </table:table-cell>
          <table:table-cell office:value-type="float" office:value="90.89622" calcext:value-type="float">
            <text:p>90.89622</text:p>
          </table:table-cell>
          <table:table-cell office:value-type="float" office:value="87.69685" calcext:value-type="float">
            <text:p>87.69685</text:p>
          </table:table-cell>
          <table:table-cell office:value-type="float" office:value="87.71271" calcext:value-type="float">
            <text:p>87.71271</text:p>
          </table:table-cell>
          <table:table-cell office:value-type="float" office:value="87.82256" calcext:value-type="float">
            <text:p>87.82256</text:p>
          </table:table-cell>
          <table:table-cell office:value-type="float" office:value="88.41056" calcext:value-type="float">
            <text:p>88.41056</text:p>
          </table:table-cell>
          <table:table-cell office:value-type="float" office:value="87.58285" calcext:value-type="float">
            <text:p>87.58285</text:p>
          </table:table-cell>
          <table:table-cell office:value-type="float" office:value="91.70793" calcext:value-type="float">
            <text:p>91.70793</text:p>
          </table:table-cell>
          <table:table-cell office:value-type="float" office:value="91.87535" calcext:value-type="float">
            <text:p>91.87535</text:p>
          </table:table-cell>
          <table:table-cell office:value-type="float" office:value="87.76055" calcext:value-type="float">
            <text:p>87.76055</text:p>
          </table:table-cell>
          <table:table-cell office:value-type="float" office:value="87.17662" calcext:value-type="float">
            <text:p>87.17662</text:p>
          </table:table-cell>
          <table:table-cell/>
        </table:table-row>
        <table:table-row table:style-name="ro1">
          <table:table-cell office:value-type="float" office:value="88.88002" calcext:value-type="float">
            <text:p>88.88002</text:p>
          </table:table-cell>
          <table:table-cell office:value-type="float" office:value="87.54722" calcext:value-type="float">
            <text:p>87.54722</text:p>
          </table:table-cell>
          <table:table-cell office:value-type="float" office:value="89.63699" calcext:value-type="float">
            <text:p>89.63699</text:p>
          </table:table-cell>
          <table:table-cell office:value-type="float" office:value="87.4054" calcext:value-type="float">
            <text:p>87.4054</text:p>
          </table:table-cell>
          <table:table-cell office:value-type="float" office:value="89.01633" calcext:value-type="float">
            <text:p>89.01633</text:p>
          </table:table-cell>
          <table:table-cell office:value-type="float" office:value="86.83614" calcext:value-type="float">
            <text:p>86.83614</text:p>
          </table:table-cell>
          <table:table-cell office:value-type="float" office:value="87.2555" calcext:value-type="float">
            <text:p>87.2555</text:p>
          </table:table-cell>
          <table:table-cell office:value-type="float" office:value="87.26633" calcext:value-type="float">
            <text:p>87.26633</text:p>
          </table:table-cell>
          <table:table-cell office:value-type="float" office:value="87.6766" calcext:value-type="float">
            <text:p>87.6766</text:p>
          </table:table-cell>
          <table:table-cell office:value-type="float" office:value="88.0311" calcext:value-type="float">
            <text:p>88.0311</text:p>
          </table:table-cell>
          <table:table-cell office:value-type="float" office:value="90.55506" calcext:value-type="float">
            <text:p>90.55506</text:p>
          </table:table-cell>
          <table:table-cell office:value-type="float" office:value="87.39071" calcext:value-type="float">
            <text:p>87.39071</text:p>
          </table:table-cell>
          <table:table-cell office:value-type="float" office:value="87.69287" calcext:value-type="float">
            <text:p>87.69287</text:p>
          </table:table-cell>
          <table:table-cell office:value-type="float" office:value="87.69657" calcext:value-type="float">
            <text:p>87.69657</text:p>
          </table:table-cell>
          <table:table-cell office:value-type="float" office:value="88.09881" calcext:value-type="float">
            <text:p>88.09881</text:p>
          </table:table-cell>
          <table:table-cell office:value-type="float" office:value="87.55825" calcext:value-type="float">
            <text:p>87.55825</text:p>
          </table:table-cell>
          <table:table-cell office:value-type="float" office:value="91.64647" calcext:value-type="float">
            <text:p>91.64647</text:p>
          </table:table-cell>
          <table:table-cell office:value-type="float" office:value="91.83309" calcext:value-type="float">
            <text:p>91.83309</text:p>
          </table:table-cell>
          <table:table-cell office:value-type="float" office:value="87.56492" calcext:value-type="float">
            <text:p>87.56492</text:p>
          </table:table-cell>
          <table:table-cell office:value-type="float" office:value="87.15162" calcext:value-type="float">
            <text:p>87.15162</text:p>
          </table:table-cell>
          <table:table-cell/>
        </table:table-row>
        <table:table-row table:style-name="ro1">
          <table:table-cell office:value-type="float" office:value="88.57137" calcext:value-type="float">
            <text:p>88.57137</text:p>
          </table:table-cell>
          <table:table-cell office:value-type="float" office:value="87.23719" calcext:value-type="float">
            <text:p>87.23719</text:p>
          </table:table-cell>
          <table:table-cell office:value-type="float" office:value="89.49554" calcext:value-type="float">
            <text:p>89.49554</text:p>
          </table:table-cell>
          <table:table-cell office:value-type="float" office:value="87.20085" calcext:value-type="float">
            <text:p>87.20085</text:p>
          </table:table-cell>
          <table:table-cell office:value-type="float" office:value="88.70249" calcext:value-type="float">
            <text:p>88.70249</text:p>
          </table:table-cell>
          <table:table-cell office:value-type="float" office:value="86.70168" calcext:value-type="float">
            <text:p>86.70168</text:p>
          </table:table-cell>
          <table:table-cell office:value-type="float" office:value="87.12066" calcext:value-type="float">
            <text:p>87.12066</text:p>
          </table:table-cell>
          <table:table-cell office:value-type="float" office:value="87.13162" calcext:value-type="float">
            <text:p>87.13162</text:p>
          </table:table-cell>
          <table:table-cell office:value-type="float" office:value="87.36648" calcext:value-type="float">
            <text:p>87.36648</text:p>
          </table:table-cell>
          <table:table-cell office:value-type="float" office:value="88.01579" calcext:value-type="float">
            <text:p>88.01579</text:p>
          </table:table-cell>
          <table:table-cell office:value-type="float" office:value="90.51451" calcext:value-type="float">
            <text:p>90.51451</text:p>
          </table:table-cell>
          <table:table-cell office:value-type="float" office:value="87.36164" calcext:value-type="float">
            <text:p>87.36164</text:p>
          </table:table-cell>
          <table:table-cell office:value-type="float" office:value="87.37783" calcext:value-type="float">
            <text:p>87.37783</text:p>
          </table:table-cell>
          <table:table-cell office:value-type="float" office:value="87.49171" calcext:value-type="float">
            <text:p>87.49171</text:p>
          </table:table-cell>
          <table:table-cell office:value-type="float" office:value="88.0748" calcext:value-type="float">
            <text:p>88.0748</text:p>
          </table:table-cell>
          <table:table-cell office:value-type="float" office:value="87.25225" calcext:value-type="float">
            <text:p>87.25225</text:p>
          </table:table-cell>
          <table:table-cell office:value-type="float" office:value="91.60349" calcext:value-type="float">
            <text:p>91.60349</text:p>
          </table:table-cell>
          <table:table-cell office:value-type="float" office:value="91.76385" calcext:value-type="float">
            <text:p>91.76385</text:p>
          </table:table-cell>
          <table:table-cell office:value-type="float" office:value="87.42974" calcext:value-type="float">
            <text:p>87.42974</text:p>
          </table:table-cell>
          <table:table-cell office:value-type="float" office:value="86.84177" calcext:value-type="float">
            <text:p>86.84177</text:p>
          </table:table-cell>
          <table:table-cell/>
        </table:table-row>
        <table:table-row table:style-name="ro1">
          <table:table-cell office:value-type="float" office:value="88.54702" calcext:value-type="float">
            <text:p>88.54702</text:p>
          </table:table-cell>
          <table:table-cell office:value-type="float" office:value="87.20348" calcext:value-type="float">
            <text:p>87.20348</text:p>
          </table:table-cell>
          <table:table-cell office:value-type="float" office:value="89.29252" calcext:value-type="float">
            <text:p>89.29252</text:p>
          </table:table-cell>
          <table:table-cell office:value-type="float" office:value="87.07066" calcext:value-type="float">
            <text:p>87.07066</text:p>
          </table:table-cell>
          <table:table-cell office:value-type="float" office:value="88.66954" calcext:value-type="float">
            <text:p>88.66954</text:p>
          </table:table-cell>
          <table:table-cell office:value-type="float" office:value="86.49256" calcext:value-type="float">
            <text:p>86.49256</text:p>
          </table:table-cell>
          <table:table-cell office:value-type="float" office:value="86.916" calcext:value-type="float">
            <text:p>86.916</text:p>
          </table:table-cell>
          <table:table-cell office:value-type="float" office:value="86.92684" calcext:value-type="float">
            <text:p>86.92684</text:p>
          </table:table-cell>
          <table:table-cell office:value-type="float" office:value="87.34668" calcext:value-type="float">
            <text:p>87.34668</text:p>
          </table:table-cell>
          <table:table-cell office:value-type="float" office:value="87.70008" calcext:value-type="float">
            <text:p>87.70008</text:p>
          </table:table-cell>
          <table:table-cell office:value-type="float" office:value="90.17937" calcext:value-type="float">
            <text:p>90.17937</text:p>
          </table:table-cell>
          <table:table-cell office:value-type="float" office:value="87.05123" calcext:value-type="float">
            <text:p>87.05123</text:p>
          </table:table-cell>
          <table:table-cell office:value-type="float" office:value="87.35747" calcext:value-type="float">
            <text:p>87.35747</text:p>
          </table:table-cell>
          <table:table-cell office:value-type="float" office:value="87.36136" calcext:value-type="float">
            <text:p>87.36136</text:p>
          </table:table-cell>
          <table:table-cell office:value-type="float" office:value="87.76382" calcext:value-type="float">
            <text:p>87.76382</text:p>
          </table:table-cell>
          <table:table-cell office:value-type="float" office:value="87.22329" calcext:value-type="float">
            <text:p>87.22329</text:p>
          </table:table-cell>
          <table:table-cell office:value-type="float" office:value="91.54022" calcext:value-type="float">
            <text:p>91.54022</text:p>
          </table:table-cell>
          <table:table-cell office:value-type="float" office:value="91.70991" calcext:value-type="float">
            <text:p>91.70991</text:p>
          </table:table-cell>
          <table:table-cell office:value-type="float" office:value="87.22517" calcext:value-type="float">
            <text:p>87.22517</text:p>
          </table:table-cell>
          <table:table-cell office:value-type="float" office:value="86.80737" calcext:value-type="float">
            <text:p>86.80737</text:p>
          </table:table-cell>
          <table:table-cell/>
        </table:table-row>
        <table:table-row table:style-name="ro1">
          <table:table-cell office:value-type="float" office:value="88.23937" calcext:value-type="float">
            <text:p>88.23937</text:p>
          </table:table-cell>
          <table:table-cell office:value-type="float" office:value="86.89789" calcext:value-type="float">
            <text:p>86.89789</text:p>
          </table:table-cell>
          <table:table-cell office:value-type="float" office:value="89.15175" calcext:value-type="float">
            <text:p>89.15175</text:p>
          </table:table-cell>
          <table:table-cell office:value-type="float" office:value="86.87041" calcext:value-type="float">
            <text:p>86.87041</text:p>
          </table:table-cell>
          <table:table-cell office:value-type="float" office:value="88.36197" calcext:value-type="float">
            <text:p>88.36197</text:p>
          </table:table-cell>
          <table:table-cell office:value-type="float" office:value="86.35371" calcext:value-type="float">
            <text:p>86.35371</text:p>
          </table:table-cell>
          <table:table-cell office:value-type="float" office:value="86.78551" calcext:value-type="float">
            <text:p>86.78551</text:p>
          </table:table-cell>
          <table:table-cell office:value-type="float" office:value="86.79629" calcext:value-type="float">
            <text:p>86.79629</text:p>
          </table:table-cell>
          <table:table-cell office:value-type="float" office:value="87.04588" calcext:value-type="float">
            <text:p>87.04588</text:p>
          </table:table-cell>
          <table:table-cell office:value-type="float" office:value="87.68043" calcext:value-type="float">
            <text:p>87.68043</text:p>
          </table:table-cell>
          <table:table-cell office:value-type="float" office:value="90.14412" calcext:value-type="float">
            <text:p>90.14412</text:p>
          </table:table-cell>
          <table:table-cell office:value-type="float" office:value="87.02595" calcext:value-type="float">
            <text:p>87.02595</text:p>
          </table:table-cell>
          <table:table-cell office:value-type="float" office:value="87.04712" calcext:value-type="float">
            <text:p>87.04712</text:p>
          </table:table-cell>
          <table:table-cell office:value-type="float" office:value="87.15183" calcext:value-type="float">
            <text:p>87.15183</text:p>
          </table:table-cell>
          <table:table-cell office:value-type="float" office:value="87.74389" calcext:value-type="float">
            <text:p>87.74389</text:p>
          </table:table-cell>
          <table:table-cell office:value-type="float" office:value="87.08849" calcext:value-type="float">
            <text:p>87.08849</text:p>
          </table:table-cell>
          <table:table-cell office:value-type="float" office:value="91.4945" calcext:value-type="float">
            <text:p>91.4945</text:p>
          </table:table-cell>
          <table:table-cell office:value-type="float" office:value="91.64818" calcext:value-type="float">
            <text:p>91.64818</text:p>
          </table:table-cell>
          <table:table-cell office:value-type="float" office:value="87.09025" calcext:value-type="float">
            <text:p>87.09025</text:p>
          </table:table-cell>
          <table:table-cell office:value-type="float" office:value="86.50209" calcext:value-type="float">
            <text:p>86.50209</text:p>
          </table:table-cell>
          <table:table-cell/>
        </table:table-row>
        <table:table-row table:style-name="ro1">
          <table:table-cell office:value-type="float" office:value="88.21506" calcext:value-type="float">
            <text:p>88.21506</text:p>
          </table:table-cell>
          <table:table-cell office:value-type="float" office:value="86.86828" calcext:value-type="float">
            <text:p>86.86828</text:p>
          </table:table-cell>
          <table:table-cell office:value-type="float" office:value="88.94946" calcext:value-type="float">
            <text:p>88.94946</text:p>
          </table:table-cell>
          <table:table-cell office:value-type="float" office:value="86.7311" calcext:value-type="float">
            <text:p>86.7311</text:p>
          </table:table-cell>
          <table:table-cell office:value-type="float" office:value="88.33361" calcext:value-type="float">
            <text:p>88.33361</text:p>
          </table:table-cell>
          <table:table-cell office:value-type="float" office:value="86.13996" calcext:value-type="float">
            <text:p>86.13996</text:p>
          </table:table-cell>
          <table:table-cell office:value-type="float" office:value="86.57628" calcext:value-type="float">
            <text:p>86.57628</text:p>
          </table:table-cell>
          <table:table-cell office:value-type="float" office:value="86.58705" calcext:value-type="float">
            <text:p>86.58705</text:p>
          </table:table-cell>
          <table:table-cell office:value-type="float" office:value="87.01651" calcext:value-type="float">
            <text:p>87.01651</text:p>
          </table:table-cell>
          <table:table-cell office:value-type="float" office:value="87.36523" calcext:value-type="float">
            <text:p>87.36523</text:p>
          </table:table-cell>
          <table:table-cell office:value-type="float" office:value="89.81887" calcext:value-type="float">
            <text:p>89.81887</text:p>
          </table:table-cell>
          <table:table-cell office:value-type="float" office:value="86.71131" calcext:value-type="float">
            <text:p>86.71131</text:p>
          </table:table-cell>
          <table:table-cell office:value-type="float" office:value="87.01326" calcext:value-type="float">
            <text:p>87.01326</text:p>
          </table:table-cell>
          <table:table-cell office:value-type="float" office:value="87.01687" calcext:value-type="float">
            <text:p>87.01687</text:p>
          </table:table-cell>
          <table:table-cell office:value-type="float" office:value="87.42874" calcext:value-type="float">
            <text:p>87.42874</text:p>
          </table:table-cell>
          <table:table-cell office:value-type="float" office:value="86.88351" calcext:value-type="float">
            <text:p>86.88351</text:p>
          </table:table-cell>
          <table:table-cell office:value-type="float" office:value="91.43814" calcext:value-type="float">
            <text:p>91.43814</text:p>
          </table:table-cell>
          <table:table-cell office:value-type="float" office:value="91.60926" calcext:value-type="float">
            <text:p>91.60926</text:p>
          </table:table-cell>
          <table:table-cell office:value-type="float" office:value="86.89008" calcext:value-type="float">
            <text:p>86.89008</text:p>
          </table:table-cell>
          <table:table-cell office:value-type="float" office:value="86.47117" calcext:value-type="float">
            <text:p>86.47117</text:p>
          </table:table-cell>
          <table:table-cell/>
        </table:table-row>
        <table:table-row table:style-name="ro1">
          <table:table-cell office:value-type="float" office:value="87.90367" calcext:value-type="float">
            <text:p>87.90367</text:p>
          </table:table-cell>
          <table:table-cell office:value-type="float" office:value="86.55453" calcext:value-type="float">
            <text:p>86.55453</text:p>
          </table:table-cell>
          <table:table-cell office:value-type="float" office:value="88.81351" calcext:value-type="float">
            <text:p>88.81351</text:p>
          </table:table-cell>
          <table:table-cell office:value-type="float" office:value="86.52668" calcext:value-type="float">
            <text:p>86.52668</text:p>
          </table:table-cell>
          <table:table-cell office:value-type="float" office:value="88.02222" calcext:value-type="float">
            <text:p>88.02222</text:p>
          </table:table-cell>
          <table:table-cell office:value-type="float" office:value="86.00489" calcext:value-type="float">
            <text:p>86.00489</text:p>
          </table:table-cell>
          <table:table-cell office:value-type="float" office:value="86.44114" calcext:value-type="float">
            <text:p>86.44114</text:p>
          </table:table-cell>
          <table:table-cell office:value-type="float" office:value="86.45189" calcext:value-type="float">
            <text:p>86.45189</text:p>
          </table:table-cell>
          <table:table-cell office:value-type="float" office:value="86.70267" calcext:value-type="float">
            <text:p>86.70267</text:p>
          </table:table-cell>
          <table:table-cell office:value-type="float" office:value="87.34445" calcext:value-type="float">
            <text:p>87.34445</text:p>
          </table:table-cell>
          <table:table-cell office:value-type="float" office:value="89.77947" calcext:value-type="float">
            <text:p>89.77947</text:p>
          </table:table-cell>
          <table:table-cell office:value-type="float" office:value="86.68172" calcext:value-type="float">
            <text:p>86.68172</text:p>
          </table:table-cell>
          <table:table-cell office:value-type="float" office:value="86.71228" calcext:value-type="float">
            <text:p>86.71228</text:p>
          </table:table-cell>
          <table:table-cell office:value-type="float" office:value="86.81206" calcext:value-type="float">
            <text:p>86.81206</text:p>
          </table:table-cell>
          <table:table-cell office:value-type="float" office:value="87.40454" calcext:value-type="float">
            <text:p>87.40454</text:p>
          </table:table-cell>
          <table:table-cell office:value-type="float" office:value="86.75286" calcext:value-type="float">
            <text:p>86.75286</text:p>
          </table:table-cell>
          <table:table-cell office:value-type="float" office:value="91.38967" calcext:value-type="float">
            <text:p>91.38967</text:p>
          </table:table-cell>
          <table:table-cell office:value-type="float" office:value="91.55036" calcext:value-type="float">
            <text:p>91.55036</text:p>
          </table:table-cell>
          <table:table-cell office:value-type="float" office:value="86.75075" calcext:value-type="float">
            <text:p>86.75075</text:p>
          </table:table-cell>
          <table:table-cell office:value-type="float" office:value="86.15293" calcext:value-type="float">
            <text:p>86.15293</text:p>
          </table:table-cell>
          <table:table-cell/>
        </table:table-row>
        <table:table-row table:style-name="ro1">
          <table:table-cell office:value-type="float" office:value="87.87964" calcext:value-type="float">
            <text:p>87.87964</text:p>
          </table:table-cell>
          <table:table-cell office:value-type="float" office:value="86.5153" calcext:value-type="float">
            <text:p>86.5153</text:p>
          </table:table-cell>
          <table:table-cell office:value-type="float" office:value="88.61201" calcext:value-type="float">
            <text:p>88.61201</text:p>
          </table:table-cell>
          <table:table-cell office:value-type="float" office:value="86.38275" calcext:value-type="float">
            <text:p>86.38275</text:p>
          </table:table-cell>
          <table:table-cell office:value-type="float" office:value="88.0071" calcext:value-type="float">
            <text:p>88.0071</text:p>
          </table:table-cell>
          <table:table-cell office:value-type="float" office:value="85.79535" calcext:value-type="float">
            <text:p>85.79535</text:p>
          </table:table-cell>
          <table:table-cell office:value-type="float" office:value="86.22749" calcext:value-type="float">
            <text:p>86.22749</text:p>
          </table:table-cell>
          <table:table-cell office:value-type="float" office:value="86.23809" calcext:value-type="float">
            <text:p>86.23809</text:p>
          </table:table-cell>
          <table:table-cell office:value-type="float" office:value="86.67723" calcext:value-type="float">
            <text:p>86.67723</text:p>
          </table:table-cell>
          <table:table-cell office:value-type="float" office:value="87.03411" calcext:value-type="float">
            <text:p>87.03411</text:p>
          </table:table-cell>
          <table:table-cell office:value-type="float" office:value="89.45972" calcext:value-type="float">
            <text:p>89.45972</text:p>
          </table:table-cell>
          <table:table-cell office:value-type="float" office:value="86.37656" calcext:value-type="float">
            <text:p>86.37656</text:p>
          </table:table-cell>
          <table:table-cell office:value-type="float" office:value="86.68279" calcext:value-type="float">
            <text:p>86.68279</text:p>
          </table:table-cell>
          <table:table-cell office:value-type="float" office:value="86.68179" calcext:value-type="float">
            <text:p>86.68179</text:p>
          </table:table-cell>
          <table:table-cell office:value-type="float" office:value="87.09417" calcext:value-type="float">
            <text:p>87.09417</text:p>
          </table:table-cell>
          <table:table-cell office:value-type="float" office:value="86.5484" calcext:value-type="float">
            <text:p>86.5484</text:p>
          </table:table-cell>
          <table:table-cell office:value-type="float" office:value="91.24183" calcext:value-type="float">
            <text:p>91.24183</text:p>
          </table:table-cell>
          <table:table-cell office:value-type="float" office:value="91.50862" calcext:value-type="float">
            <text:p>91.50862</text:p>
          </table:table-cell>
          <table:table-cell office:value-type="float" office:value="86.54996" calcext:value-type="float">
            <text:p>86.54996</text:p>
          </table:table-cell>
          <table:table-cell office:value-type="float" office:value="86.11744" calcext:value-type="float">
            <text:p>86.11744</text:p>
          </table:table-cell>
          <table:table-cell/>
        </table:table-row>
        <table:table-row table:style-name="ro1">
          <table:table-cell office:value-type="float" office:value="87.5727" calcext:value-type="float">
            <text:p>87.5727</text:p>
          </table:table-cell>
          <table:table-cell office:value-type="float" office:value="86.2058" calcext:value-type="float">
            <text:p>86.2058</text:p>
          </table:table-cell>
          <table:table-cell office:value-type="float" office:value="88.48088" calcext:value-type="float">
            <text:p>88.48088</text:p>
          </table:table-cell>
          <table:table-cell office:value-type="float" office:value="86.18245" calcext:value-type="float">
            <text:p>86.18245</text:p>
          </table:table-cell>
          <table:table-cell office:value-type="float" office:value="87.69636" calcext:value-type="float">
            <text:p>87.69636</text:p>
          </table:table-cell>
          <table:table-cell office:value-type="float" office:value="85.65582" calcext:value-type="float">
            <text:p>85.65582</text:p>
          </table:table-cell>
          <table:table-cell office:value-type="float" office:value="86.0877" calcext:value-type="float">
            <text:p>86.0877</text:p>
          </table:table-cell>
          <table:table-cell office:value-type="float" office:value="86.10319" calcext:value-type="float">
            <text:p>86.10319</text:p>
          </table:table-cell>
          <table:table-cell office:value-type="float" office:value="86.36738" calcext:value-type="float">
            <text:p>86.36738</text:p>
          </table:table-cell>
          <table:table-cell office:value-type="float" office:value="87.00032" calcext:value-type="float">
            <text:p>87.00032</text:p>
          </table:table-cell>
          <table:table-cell office:value-type="float" office:value="89.42583" calcext:value-type="float">
            <text:p>89.42583</text:p>
          </table:table-cell>
          <table:table-cell office:value-type="float" office:value="86.33712" calcext:value-type="float">
            <text:p>86.33712</text:p>
          </table:table-cell>
          <table:table-cell office:value-type="float" office:value="86.3639" calcext:value-type="float">
            <text:p>86.3639</text:p>
          </table:table-cell>
          <table:table-cell office:value-type="float" office:value="86.47235" calcext:value-type="float">
            <text:p>86.47235</text:p>
          </table:table-cell>
          <table:table-cell office:value-type="float" office:value="87.06878" calcext:value-type="float">
            <text:p>87.06878</text:p>
          </table:table-cell>
          <table:table-cell office:value-type="float" office:value="86.41307" calcext:value-type="float">
            <text:p>86.41307</text:p>
          </table:table-cell>
          <table:table-cell office:value-type="float" office:value="91.09176" calcext:value-type="float">
            <text:p>91.09176</text:p>
          </table:table-cell>
          <table:table-cell office:value-type="float" office:value="91.45191" calcext:value-type="float">
            <text:p>91.45191</text:p>
          </table:table-cell>
          <table:table-cell office:value-type="float" office:value="86.40585" calcext:value-type="float">
            <text:p>86.40585</text:p>
          </table:table-cell>
          <table:table-cell office:value-type="float" office:value="85.97273" calcext:value-type="float">
            <text:p>85.97273</text:p>
          </table:table-cell>
          <table:table-cell/>
        </table:table-row>
        <table:table-row table:style-name="ro1">
          <table:table-cell office:value-type="float" office:value="87.54816" calcext:value-type="float">
            <text:p>87.54816</text:p>
          </table:table-cell>
          <table:table-cell office:value-type="float" office:value="86.16174" calcext:value-type="float">
            <text:p>86.16174</text:p>
          </table:table-cell>
          <table:table-cell office:value-type="float" office:value="88.27986" calcext:value-type="float">
            <text:p>88.27986</text:p>
          </table:table-cell>
          <table:table-cell office:value-type="float" office:value="86.03887" calcext:value-type="float">
            <text:p>86.03887</text:p>
          </table:table-cell>
          <table:table-cell office:value-type="float" office:value="87.67194" calcext:value-type="float">
            <text:p>87.67194</text:p>
          </table:table-cell>
          <table:table-cell office:value-type="float" office:value="85.43265" calcext:value-type="float">
            <text:p>85.43265</text:p>
          </table:table-cell>
          <table:table-cell office:value-type="float" office:value="85.87825" calcext:value-type="float">
            <text:p>85.87825</text:p>
          </table:table-cell>
          <table:table-cell office:value-type="float" office:value="85.88868" calcext:value-type="float">
            <text:p>85.88868</text:p>
          </table:table-cell>
          <table:table-cell office:value-type="float" office:value="86.32808" calcext:value-type="float">
            <text:p>86.32808</text:p>
          </table:table-cell>
          <table:table-cell office:value-type="float" office:value="86.69924" calcext:value-type="float">
            <text:p>86.69924</text:p>
          </table:table-cell>
          <table:table-cell office:value-type="float" office:value="89.10736" calcext:value-type="float">
            <text:p>89.10736</text:p>
          </table:table-cell>
          <table:table-cell office:value-type="float" office:value="86.02761" calcext:value-type="float">
            <text:p>86.02761</text:p>
          </table:table-cell>
          <table:table-cell office:value-type="float" office:value="86.33815" calcext:value-type="float">
            <text:p>86.33815</text:p>
          </table:table-cell>
          <table:table-cell office:value-type="float" office:value="86.33601" calcext:value-type="float">
            <text:p>86.33601</text:p>
          </table:table-cell>
          <table:table-cell office:value-type="float" office:value="86.75914" calcext:value-type="float">
            <text:p>86.75914</text:p>
          </table:table-cell>
          <table:table-cell office:value-type="float" office:value="86.20777" calcext:value-type="float">
            <text:p>86.20777</text:p>
          </table:table-cell>
          <table:table-cell office:value-type="float" office:value="90.85634" calcext:value-type="float">
            <text:p>90.85634</text:p>
          </table:table-cell>
          <table:table-cell office:value-type="float" office:value="91.40743" calcext:value-type="float">
            <text:p>91.40743</text:p>
          </table:table-cell>
          <table:table-cell office:value-type="float" office:value="86.20057" calcext:value-type="float">
            <text:p>86.20057</text:p>
          </table:table-cell>
          <table:table-cell office:value-type="float" office:value="85.74959" calcext:value-type="float">
            <text:p>85.74959</text:p>
          </table:table-cell>
          <table:table-cell/>
        </table:table-row>
        <table:table-row table:style-name="ro1">
          <table:table-cell office:value-type="float" office:value="87.2423" calcext:value-type="float">
            <text:p>87.2423</text:p>
          </table:table-cell>
          <table:table-cell office:value-type="float" office:value="85.84776" calcext:value-type="float">
            <text:p>85.84776</text:p>
          </table:table-cell>
          <table:table-cell office:value-type="float" office:value="88.14891" calcext:value-type="float">
            <text:p>88.14891</text:p>
          </table:table-cell>
          <table:table-cell office:value-type="float" office:value="85.82035" calcext:value-type="float">
            <text:p>85.82035</text:p>
          </table:table-cell>
          <table:table-cell office:value-type="float" office:value="87.35716" calcext:value-type="float">
            <text:p>87.35716</text:p>
          </table:table-cell>
          <table:table-cell office:value-type="float" office:value="85.28812" calcext:value-type="float">
            <text:p>85.28812</text:p>
          </table:table-cell>
          <table:table-cell office:value-type="float" office:value="85.7336" calcext:value-type="float">
            <text:p>85.7336</text:p>
          </table:table-cell>
          <table:table-cell office:value-type="float" office:value="85.74899" calcext:value-type="float">
            <text:p>85.74899</text:p>
          </table:table-cell>
          <table:table-cell office:value-type="float" office:value="86.01374" calcext:value-type="float">
            <text:p>86.01374</text:p>
          </table:table-cell>
          <table:table-cell office:value-type="float" office:value="86.66463" calcext:value-type="float">
            <text:p>86.66463</text:p>
          </table:table-cell>
          <table:table-cell office:value-type="float" office:value="89.07814" calcext:value-type="float">
            <text:p>89.07814</text:p>
          </table:table-cell>
          <table:table-cell office:value-type="float" office:value="85.98335" calcext:value-type="float">
            <text:p>85.98335</text:p>
          </table:table-cell>
          <table:table-cell office:value-type="float" office:value="86.01506" calcext:value-type="float">
            <text:p>86.01506</text:p>
          </table:table-cell>
          <table:table-cell office:value-type="float" office:value="86.12247" calcext:value-type="float">
            <text:p>86.12247</text:p>
          </table:table-cell>
          <table:table-cell office:value-type="float" office:value="86.72966" calcext:value-type="float">
            <text:p>86.72966</text:p>
          </table:table-cell>
          <table:table-cell office:value-type="float" office:value="86.05908" calcext:value-type="float">
            <text:p>86.05908</text:p>
          </table:table-cell>
          <table:table-cell office:value-type="float" office:value="90.7031" calcext:value-type="float">
            <text:p>90.7031</text:p>
          </table:table-cell>
          <table:table-cell office:value-type="float" office:value="91.29501" calcext:value-type="float">
            <text:p>91.29501</text:p>
          </table:table-cell>
          <table:table-cell office:value-type="float" office:value="86.06552" calcext:value-type="float">
            <text:p>86.06552</text:p>
          </table:table-cell>
          <table:table-cell office:value-type="float" office:value="85.60506" calcext:value-type="float">
            <text:p>85.60506</text:p>
          </table:table-cell>
          <table:table-cell/>
        </table:table-row>
        <table:table-row table:style-name="ro1">
          <table:table-cell office:value-type="float" office:value="87.21309" calcext:value-type="float">
            <text:p>87.21309</text:p>
          </table:table-cell>
          <table:table-cell office:value-type="float" office:value="85.80749" calcext:value-type="float">
            <text:p>85.80749</text:p>
          </table:table-cell>
          <table:table-cell office:value-type="float" office:value="87.94372" calcext:value-type="float">
            <text:p>87.94372</text:p>
          </table:table-cell>
          <table:table-cell office:value-type="float" office:value="85.68044" calcext:value-type="float">
            <text:p>85.68044</text:p>
          </table:table-cell>
          <table:table-cell office:value-type="float" office:value="87.33689" calcext:value-type="float">
            <text:p>87.33689</text:p>
          </table:table-cell>
          <table:table-cell office:value-type="float" office:value="85.06912" calcext:value-type="float">
            <text:p>85.06912</text:p>
          </table:table-cell>
          <table:table-cell office:value-type="float" office:value="85.51935" calcext:value-type="float">
            <text:p>85.51935</text:p>
          </table:table-cell>
          <table:table-cell office:value-type="float" office:value="85.52101" calcext:value-type="float">
            <text:p>85.52101</text:p>
          </table:table-cell>
          <table:table-cell office:value-type="float" office:value="85.97842" calcext:value-type="float">
            <text:p>85.97842</text:p>
          </table:table-cell>
          <table:table-cell office:value-type="float" office:value="86.3505" calcext:value-type="float">
            <text:p>86.3505</text:p>
          </table:table-cell>
          <table:table-cell office:value-type="float" office:value="88.76475" calcext:value-type="float">
            <text:p>88.76475</text:p>
          </table:table-cell>
          <table:table-cell office:value-type="float" office:value="85.66901" calcext:value-type="float">
            <text:p>85.66901</text:p>
          </table:table-cell>
          <table:table-cell office:value-type="float" office:value="85.98431" calcext:value-type="float">
            <text:p>85.98431</text:p>
          </table:table-cell>
          <table:table-cell office:value-type="float" office:value="85.98255" calcext:value-type="float">
            <text:p>85.98255</text:p>
          </table:table-cell>
          <table:table-cell office:value-type="float" office:value="86.4108" calcext:value-type="float">
            <text:p>86.4108</text:p>
          </table:table-cell>
          <table:table-cell office:value-type="float" office:value="85.84921" calcext:value-type="float">
            <text:p>85.84921</text:p>
          </table:table-cell>
          <table:table-cell office:value-type="float" office:value="90.47363" calcext:value-type="float">
            <text:p>90.47363</text:p>
          </table:table-cell>
          <table:table-cell office:value-type="float" office:value="91.18065" calcext:value-type="float">
            <text:p>91.18065</text:p>
          </table:table-cell>
          <table:table-cell office:value-type="float" office:value="85.84707" calcext:value-type="float">
            <text:p>85.84707</text:p>
          </table:table-cell>
          <table:table-cell office:value-type="float" office:value="85.38546" calcext:value-type="float">
            <text:p>85.38546</text:p>
          </table:table-cell>
          <table:table-cell/>
        </table:table-row>
        <table:table-row table:style-name="ro1">
          <table:table-cell office:value-type="float" office:value="86.91181" calcext:value-type="float">
            <text:p>86.91181</text:p>
          </table:table-cell>
          <table:table-cell office:value-type="float" office:value="85.48048" calcext:value-type="float">
            <text:p>85.48048</text:p>
          </table:table-cell>
          <table:table-cell office:value-type="float" office:value="87.81735" calcext:value-type="float">
            <text:p>87.81735</text:p>
          </table:table-cell>
          <table:table-cell office:value-type="float" office:value="85.63137" calcext:value-type="float">
            <text:p>85.63137</text:p>
          </table:table-cell>
          <table:table-cell office:value-type="float" office:value="87.02652" calcext:value-type="float">
            <text:p>87.02652</text:p>
          </table:table-cell>
          <table:table-cell office:value-type="float" office:value="84.9112" calcext:value-type="float">
            <text:p>84.9112</text:p>
          </table:table-cell>
          <table:table-cell office:value-type="float" office:value="85.36141" calcext:value-type="float">
            <text:p>85.36141</text:p>
          </table:table-cell>
          <table:table-cell office:value-type="float" office:value="85.37172" calcext:value-type="float">
            <text:p>85.37172</text:p>
          </table:table-cell>
          <table:table-cell office:value-type="float" office:value="85.65964" calcext:value-type="float">
            <text:p>85.65964</text:p>
          </table:table-cell>
          <table:table-cell office:value-type="float" office:value="86.32461" calcext:value-type="float">
            <text:p>86.32461</text:p>
          </table:table-cell>
          <table:table-cell office:value-type="float" office:value="88.74041" calcext:value-type="float">
            <text:p>88.74041</text:p>
          </table:table-cell>
          <table:table-cell office:value-type="float" office:value="85.61995" calcext:value-type="float">
            <text:p>85.61995</text:p>
          </table:table-cell>
          <table:table-cell office:value-type="float" office:value="85.65664" calcext:value-type="float">
            <text:p>85.65664</text:p>
          </table:table-cell>
          <table:table-cell office:value-type="float" office:value="85.76431" calcext:value-type="float">
            <text:p>85.76431</text:p>
          </table:table-cell>
          <table:table-cell office:value-type="float" office:value="86.3852" calcext:value-type="float">
            <text:p>86.3852</text:p>
          </table:table-cell>
          <table:table-cell office:value-type="float" office:value="85.70935" calcext:value-type="float">
            <text:p>85.70935</text:p>
          </table:table-cell>
          <table:table-cell office:value-type="float" office:value="90.33023" calcext:value-type="float">
            <text:p>90.33023</text:p>
          </table:table-cell>
          <table:table-cell office:value-type="float" office:value="91.1248" calcext:value-type="float">
            <text:p>91.1248</text:p>
          </table:table-cell>
          <table:table-cell office:value-type="float" office:value="85.7024" calcext:value-type="float">
            <text:p>85.7024</text:p>
          </table:table-cell>
          <table:table-cell office:value-type="float" office:value="85.2358" calcext:value-type="float">
            <text:p>85.2358</text:p>
          </table:table-cell>
          <table:table-cell/>
        </table:table-row>
        <table:table-row table:style-name="ro1">
          <table:table-cell office:value-type="float" office:value="86.88217" calcext:value-type="float">
            <text:p>86.88217</text:p>
          </table:table-cell>
          <table:table-cell office:value-type="float" office:value="85.43558" calcext:value-type="float">
            <text:p>85.43558</text:p>
          </table:table-cell>
          <table:table-cell office:value-type="float" office:value="87.6167" calcext:value-type="float">
            <text:p>87.6167</text:p>
          </table:table-cell>
          <table:table-cell office:value-type="float" office:value="85.31264" calcext:value-type="float">
            <text:p>85.31264</text:p>
          </table:table-cell>
          <table:table-cell office:value-type="float" office:value="86.99781" calcext:value-type="float">
            <text:p>86.99781</text:p>
          </table:table-cell>
          <table:table-cell office:value-type="float" office:value="84.68728" calcext:value-type="float">
            <text:p>84.68728</text:p>
          </table:table-cell>
          <table:table-cell office:value-type="float" office:value="85.13729" calcext:value-type="float">
            <text:p>85.13729</text:p>
          </table:table-cell>
          <table:table-cell office:value-type="float" office:value="85.14766" calcext:value-type="float">
            <text:p>85.14766</text:p>
          </table:table-cell>
          <table:table-cell office:value-type="float" office:value="85.61074" calcext:value-type="float">
            <text:p>85.61074</text:p>
          </table:table-cell>
          <table:table-cell office:value-type="float" office:value="86.00142" calcext:value-type="float">
            <text:p>86.00142</text:p>
          </table:table-cell>
          <table:table-cell office:value-type="float" office:value="88.42349" calcext:value-type="float">
            <text:p>88.42349</text:p>
          </table:table-cell>
          <table:table-cell office:value-type="float" office:value="85.30134" calcext:value-type="float">
            <text:p>85.30134</text:p>
          </table:table-cell>
          <table:table-cell office:value-type="float" office:value="85.62119" calcext:value-type="float">
            <text:p>85.62119</text:p>
          </table:table-cell>
          <table:table-cell office:value-type="float" office:value="85.61961" calcext:value-type="float">
            <text:p>85.61961</text:p>
          </table:table-cell>
          <table:table-cell office:value-type="float" office:value="86.0669" calcext:value-type="float">
            <text:p>86.0669</text:p>
          </table:table-cell>
          <table:table-cell office:value-type="float" office:value="85.48963" calcext:value-type="float">
            <text:p>85.48963</text:p>
          </table:table-cell>
          <table:table-cell office:value-type="float" office:value="90.10685" calcext:value-type="float">
            <text:p>90.10685</text:p>
          </table:table-cell>
          <table:table-cell office:value-type="float" office:value="90.7868" calcext:value-type="float">
            <text:p>90.7868</text:p>
          </table:table-cell>
          <table:table-cell office:value-type="float" office:value="85.48774" calcext:value-type="float">
            <text:p>85.48774</text:p>
          </table:table-cell>
          <table:table-cell office:value-type="float" office:value="84.99061" calcext:value-type="float">
            <text:p>84.99061</text:p>
          </table:table-cell>
          <table:table-cell/>
        </table:table-row>
        <table:table-row table:style-name="ro1">
          <table:table-cell office:value-type="float" office:value="86.56775" calcext:value-type="float">
            <text:p>86.56775</text:p>
          </table:table-cell>
          <table:table-cell office:value-type="float" office:value="85.10396" calcext:value-type="float">
            <text:p>85.10396</text:p>
          </table:table-cell>
          <table:table-cell office:value-type="float" office:value="87.4862" calcext:value-type="float">
            <text:p>87.4862</text:p>
          </table:table-cell>
          <table:table-cell office:value-type="float" office:value="85.25861" calcext:value-type="float">
            <text:p>85.25861</text:p>
          </table:table-cell>
          <table:table-cell office:value-type="float" office:value="86.68332" calcext:value-type="float">
            <text:p>86.68332</text:p>
          </table:table-cell>
          <table:table-cell office:value-type="float" office:value="84.52449" calcext:value-type="float">
            <text:p>84.52449</text:p>
          </table:table-cell>
          <table:table-cell office:value-type="float" office:value="84.98795" calcext:value-type="float">
            <text:p>84.98795</text:p>
          </table:table-cell>
          <table:table-cell office:value-type="float" office:value="84.98959" calcext:value-type="float">
            <text:p>84.98959</text:p>
          </table:table-cell>
          <table:table-cell office:value-type="float" office:value="85.28725" calcext:value-type="float">
            <text:p>85.28725</text:p>
          </table:table-cell>
          <table:table-cell office:value-type="float" office:value="85.97081" calcext:value-type="float">
            <text:p>85.97081</text:p>
          </table:table-cell>
          <table:table-cell office:value-type="float" office:value="88.40359" calcext:value-type="float">
            <text:p>88.40359</text:p>
          </table:table-cell>
          <table:table-cell office:value-type="float" office:value="85.24719" calcext:value-type="float">
            <text:p>85.24719</text:p>
          </table:table-cell>
          <table:table-cell office:value-type="float" office:value="85.29748" calcext:value-type="float">
            <text:p>85.29748</text:p>
          </table:table-cell>
          <table:table-cell office:value-type="float" office:value="85.40522" calcext:value-type="float">
            <text:p>85.40522</text:p>
          </table:table-cell>
          <table:table-cell office:value-type="float" office:value="86.03638" calcext:value-type="float">
            <text:p>86.03638</text:p>
          </table:table-cell>
          <table:table-cell office:value-type="float" office:value="85.33628" calcext:value-type="float">
            <text:p>85.33628</text:p>
          </table:table-cell>
          <table:table-cell office:value-type="float" office:value="89.96443" calcext:value-type="float">
            <text:p>89.96443</text:p>
          </table:table-cell>
          <table:table-cell office:value-type="float" office:value="90.73665" calcext:value-type="float">
            <text:p>90.73665</text:p>
          </table:table-cell>
          <table:table-cell office:value-type="float" office:value="85.33814" calcext:value-type="float">
            <text:p>85.33814</text:p>
          </table:table-cell>
          <table:table-cell office:value-type="float" office:value="84.83654" calcext:value-type="float">
            <text:p>84.83654</text:p>
          </table:table-cell>
          <table:table-cell/>
        </table:table-row>
        <table:table-row table:style-name="ro1">
          <table:table-cell office:value-type="float" office:value="86.53803" calcext:value-type="float">
            <text:p>86.53803</text:p>
          </table:table-cell>
          <table:table-cell office:value-type="float" office:value="85.04469" calcext:value-type="float">
            <text:p>85.04469</text:p>
          </table:table-cell>
          <table:table-cell office:value-type="float" office:value="87.28143" calcext:value-type="float">
            <text:p>87.28143</text:p>
          </table:table-cell>
          <table:table-cell office:value-type="float" office:value="84.93523" calcext:value-type="float">
            <text:p>84.93523</text:p>
          </table:table-cell>
          <table:table-cell office:value-type="float" office:value="86.66233" calcext:value-type="float">
            <text:p>86.66233</text:p>
          </table:table-cell>
          <table:table-cell office:value-type="float" office:value="84.28169" calcext:value-type="float">
            <text:p>84.28169</text:p>
          </table:table-cell>
          <table:table-cell office:value-type="float" office:value="84.92412" calcext:value-type="float">
            <text:p>84.92412</text:p>
          </table:table-cell>
          <table:table-cell office:value-type="float" office:value="84.76008" calcext:value-type="float">
            <text:p>84.76008</text:p>
          </table:table-cell>
          <table:table-cell office:value-type="float" office:value="85.23708" calcext:value-type="float">
            <text:p>85.23708</text:p>
          </table:table-cell>
          <table:table-cell office:value-type="float" office:value="85.64278" calcext:value-type="float">
            <text:p>85.64278</text:p>
          </table:table-cell>
          <table:table-cell office:value-type="float" office:value="88.09648" calcext:value-type="float">
            <text:p>88.09648</text:p>
          </table:table-cell>
          <table:table-cell office:value-type="float" office:value="84.92369" calcext:value-type="float">
            <text:p>84.92369</text:p>
          </table:table-cell>
          <table:table-cell office:value-type="float" office:value="85.24346" calcext:value-type="float">
            <text:p>85.24346</text:p>
          </table:table-cell>
          <table:table-cell office:value-type="float" office:value="85.24702" calcext:value-type="float">
            <text:p>85.24702</text:p>
          </table:table-cell>
          <table:table-cell office:value-type="float" office:value="85.71356" calcext:value-type="float">
            <text:p>85.71356</text:p>
          </table:table-cell>
          <table:table-cell office:value-type="float" office:value="85.11191" calcext:value-type="float">
            <text:p>85.11191</text:p>
          </table:table-cell>
          <table:table-cell office:value-type="float" office:value="89.74677" calcext:value-type="float">
            <text:p>89.74677</text:p>
          </table:table-cell>
          <table:table-cell office:value-type="float" office:value="90.40053" calcext:value-type="float">
            <text:p>90.40053</text:p>
          </table:table-cell>
          <table:table-cell office:value-type="float" office:value="85.11014" calcext:value-type="float">
            <text:p>85.11014</text:p>
          </table:table-cell>
          <table:table-cell office:value-type="float" office:value="84.50855" calcext:value-type="float">
            <text:p>84.50855</text:p>
          </table:table-cell>
          <table:table-cell/>
        </table:table-row>
        <table:table-row table:style-name="ro1">
          <table:table-cell office:value-type="float" office:value="86.22774" calcext:value-type="float">
            <text:p>86.22774</text:p>
          </table:table-cell>
          <table:table-cell office:value-type="float" office:value="84.89048" calcext:value-type="float">
            <text:p>84.89048</text:p>
          </table:table-cell>
          <table:table-cell office:value-type="float" office:value="87.15489" calcext:value-type="float">
            <text:p>87.15489</text:p>
          </table:table-cell>
          <table:table-cell office:value-type="float" office:value="84.87128" calcext:value-type="float">
            <text:p>84.87128</text:p>
          </table:table-cell>
          <table:table-cell office:value-type="float" office:value="86.34352" calcext:value-type="float">
            <text:p>86.34352</text:p>
          </table:table-cell>
          <table:table-cell office:value-type="float" office:value="84.12745" calcext:value-type="float">
            <text:p>84.12745</text:p>
          </table:table-cell>
          <table:table-cell office:value-type="float" office:value="84.59061" calcext:value-type="float">
            <text:p>84.59061</text:p>
          </table:table-cell>
          <table:table-cell office:value-type="float" office:value="84.59713" calcext:value-type="float">
            <text:p>84.59713</text:p>
          </table:table-cell>
          <table:table-cell office:value-type="float" office:value="84.91384" calcext:value-type="float">
            <text:p>84.91384</text:p>
          </table:table-cell>
          <table:table-cell office:value-type="float" office:value="85.6021" calcext:value-type="float">
            <text:p>85.6021</text:p>
          </table:table-cell>
          <table:table-cell office:value-type="float" office:value="88.07218" calcext:value-type="float">
            <text:p>88.07218</text:p>
          </table:table-cell>
          <table:table-cell office:value-type="float" office:value="84.86464" calcext:value-type="float">
            <text:p>84.86464</text:p>
          </table:table-cell>
          <table:table-cell office:value-type="float" office:value="84.9201" calcext:value-type="float">
            <text:p>84.9201</text:p>
          </table:table-cell>
          <table:table-cell office:value-type="float" office:value="85.02293" calcext:value-type="float">
            <text:p>85.02293</text:p>
          </table:table-cell>
          <table:table-cell office:value-type="float" office:value="85.67315" calcext:value-type="float">
            <text:p>85.67315</text:p>
          </table:table-cell>
          <table:table-cell office:value-type="float" office:value="84.9624" calcext:value-type="float">
            <text:p>84.9624</text:p>
          </table:table-cell>
          <table:table-cell office:value-type="float" office:value="89.60062" calcext:value-type="float">
            <text:p>89.60062</text:p>
          </table:table-cell>
          <table:table-cell office:value-type="float" office:value="90.35998" calcext:value-type="float">
            <text:p>90.35998</text:p>
          </table:table-cell>
          <table:table-cell office:value-type="float" office:value="84.95571" calcext:value-type="float">
            <text:p>84.95571</text:p>
          </table:table-cell>
          <table:table-cell office:value-type="float" office:value="84.43461" calcext:value-type="float">
            <text:p>84.43461</text:p>
          </table:table-cell>
          <table:table-cell/>
        </table:table-row>
        <table:table-row table:style-name="ro1">
          <table:table-cell office:value-type="float" office:value="86.19682" calcext:value-type="float">
            <text:p>86.19682</text:p>
          </table:table-cell>
          <table:table-cell office:value-type="float" office:value="84.64742" calcext:value-type="float">
            <text:p>84.64742</text:p>
          </table:table-cell>
          <table:table-cell office:value-type="float" office:value="86.94569" calcext:value-type="float">
            <text:p>86.94569</text:p>
          </table:table-cell>
          <table:table-cell office:value-type="float" office:value="84.54769" calcext:value-type="float">
            <text:p>84.54769</text:p>
          </table:table-cell>
          <table:table-cell office:value-type="float" office:value="86.30909" calcext:value-type="float">
            <text:p>86.30909</text:p>
          </table:table-cell>
          <table:table-cell office:value-type="float" office:value="83.87137" calcext:value-type="float">
            <text:p>83.87137</text:p>
          </table:table-cell>
          <table:table-cell office:value-type="float" office:value="84.52195" calcext:value-type="float">
            <text:p>84.52195</text:p>
          </table:table-cell>
          <table:table-cell office:value-type="float" office:value="84.35816" calcext:value-type="float">
            <text:p>84.35816</text:p>
          </table:table-cell>
          <table:table-cell office:value-type="float" office:value="84.85015" calcext:value-type="float">
            <text:p>84.85015</text:p>
          </table:table-cell>
          <table:table-cell office:value-type="float" office:value="85.28319" calcext:value-type="float">
            <text:p>85.28319</text:p>
          </table:table-cell>
          <table:table-cell office:value-type="float" office:value="87.76073" calcext:value-type="float">
            <text:p>87.76073</text:p>
          </table:table-cell>
          <table:table-cell office:value-type="float" office:value="84.53591" calcext:value-type="float">
            <text:p>84.53591</text:p>
          </table:table-cell>
          <table:table-cell office:value-type="float" office:value="84.86081" calcext:value-type="float">
            <text:p>84.86081</text:p>
          </table:table-cell>
          <table:table-cell office:value-type="float" office:value="84.8646" calcext:value-type="float">
            <text:p>84.8646</text:p>
          </table:table-cell>
          <table:table-cell office:value-type="float" office:value="85.52619" calcext:value-type="float">
            <text:p>85.52619</text:p>
          </table:table-cell>
          <table:table-cell office:value-type="float" office:value="84.72408" calcext:value-type="float">
            <text:p>84.72408</text:p>
          </table:table-cell>
          <table:table-cell office:value-type="float" office:value="89.38832" calcext:value-type="float">
            <text:p>89.38832</text:p>
          </table:table-cell>
          <table:table-cell office:value-type="float" office:value="90.0336" calcext:value-type="float">
            <text:p>90.0336</text:p>
          </table:table-cell>
          <table:table-cell office:value-type="float" office:value="84.71737" calcext:value-type="float">
            <text:p>84.71737</text:p>
          </table:table-cell>
          <table:table-cell office:value-type="float" office:value="84.09321" calcext:value-type="float">
            <text:p>84.09321</text:p>
          </table:table-cell>
          <table:table-cell/>
        </table:table-row>
        <table:table-row table:style-name="ro1">
          <table:table-cell office:value-type="float" office:value="85.87325" calcext:value-type="float">
            <text:p>85.87325</text:p>
          </table:table-cell>
          <table:table-cell office:value-type="float" office:value="84.4847" calcext:value-type="float">
            <text:p>84.4847</text:p>
          </table:table-cell>
          <table:table-cell office:value-type="float" office:value="86.81452" calcext:value-type="float">
            <text:p>86.81452</text:p>
          </table:table-cell>
          <table:table-cell office:value-type="float" office:value="84.47873" calcext:value-type="float">
            <text:p>84.47873</text:p>
          </table:table-cell>
          <table:table-cell office:value-type="float" office:value="85.99408" calcext:value-type="float">
            <text:p>85.99408</text:p>
          </table:table-cell>
          <table:table-cell office:value-type="float" office:value="83.70729" calcext:value-type="float">
            <text:p>83.70729</text:p>
          </table:table-cell>
          <table:table-cell office:value-type="float" office:value="84.18008" calcext:value-type="float">
            <text:p>84.18008</text:p>
          </table:table-cell>
          <table:table-cell office:value-type="float" office:value="84.19037" calcext:value-type="float">
            <text:p>84.19037</text:p>
          </table:table-cell>
          <table:table-cell office:value-type="float" office:value="84.51297" calcext:value-type="float">
            <text:p>84.51297</text:p>
          </table:table-cell>
          <table:table-cell office:value-type="float" office:value="85.22891" calcext:value-type="float">
            <text:p>85.22891</text:p>
          </table:table-cell>
          <table:table-cell office:value-type="float" office:value="87.74056" calcext:value-type="float">
            <text:p>87.74056</text:p>
          </table:table-cell>
          <table:table-cell office:value-type="float" office:value="84.46687" calcext:value-type="float">
            <text:p>84.46687</text:p>
          </table:table-cell>
          <table:table-cell office:value-type="float" office:value="84.5328" calcext:value-type="float">
            <text:p>84.5328</text:p>
          </table:table-cell>
          <table:table-cell office:value-type="float" office:value="84.63025" calcext:value-type="float">
            <text:p>84.63025</text:p>
          </table:table-cell>
          <table:table-cell office:value-type="float" office:value="85.29771" calcext:value-type="float">
            <text:p>85.29771</text:p>
          </table:table-cell>
          <table:table-cell office:value-type="float" office:value="84.56946" calcext:value-type="float">
            <text:p>84.56946</text:p>
          </table:table-cell>
          <table:table-cell office:value-type="float" office:value="89.24478" calcext:value-type="float">
            <text:p>89.24478</text:p>
          </table:table-cell>
          <table:table-cell office:value-type="float" office:value="89.98482" calcext:value-type="float">
            <text:p>89.98482</text:p>
          </table:table-cell>
          <table:table-cell office:value-type="float" office:value="84.56313" calcext:value-type="float">
            <text:p>84.56313</text:p>
          </table:table-cell>
          <table:table-cell office:value-type="float" office:value="84.01926" calcext:value-type="float">
            <text:p>84.01926</text:p>
          </table:table-cell>
          <table:table-cell/>
        </table:table-row>
        <table:table-row table:style-name="ro1">
          <table:table-cell office:value-type="float" office:value="85.83737" calcext:value-type="float">
            <text:p>85.83737</text:p>
          </table:table-cell>
          <table:table-cell office:value-type="float" office:value="84.23706" calcext:value-type="float">
            <text:p>84.23706</text:p>
          </table:table-cell>
          <table:table-cell office:value-type="float" office:value="86.49989" calcext:value-type="float">
            <text:p>86.49989</text:p>
          </table:table-cell>
          <table:table-cell office:value-type="float" office:value="84.13666" calcext:value-type="float">
            <text:p>84.13666</text:p>
          </table:table-cell>
          <table:table-cell office:value-type="float" office:value="85.96297" calcext:value-type="float">
            <text:p>85.96297</text:p>
          </table:table-cell>
          <table:table-cell office:value-type="float" office:value="83.4465" calcext:value-type="float">
            <text:p>83.4465</text:p>
          </table:table-cell>
          <table:table-cell office:value-type="float" office:value="84.10135" calcext:value-type="float">
            <text:p>84.10135</text:p>
          </table:table-cell>
          <table:table-cell office:value-type="float" office:value="83.93791" calcext:value-type="float">
            <text:p>83.93791</text:p>
          </table:table-cell>
          <table:table-cell office:value-type="float" office:value="84.44789" calcext:value-type="float">
            <text:p>84.44789</text:p>
          </table:table-cell>
          <table:table-cell office:value-type="float" office:value="84.9048" calcext:value-type="float">
            <text:p>84.9048</text:p>
          </table:table-cell>
          <table:table-cell office:value-type="float" office:value="87.4336" calcext:value-type="float">
            <text:p>87.4336</text:p>
          </table:table-cell>
          <table:table-cell office:value-type="float" office:value="84.12985" calcext:value-type="float">
            <text:p>84.12985</text:p>
          </table:table-cell>
          <table:table-cell office:value-type="float" office:value="84.46343" calcext:value-type="float">
            <text:p>84.46343</text:p>
          </table:table-cell>
          <table:table-cell office:value-type="float" office:value="84.46716" calcext:value-type="float">
            <text:p>84.46716</text:p>
          </table:table-cell>
          <table:table-cell office:value-type="float" office:value="85.15326" calcext:value-type="float">
            <text:p>85.15326</text:p>
          </table:table-cell>
          <table:table-cell office:value-type="float" office:value="84.32679" calcext:value-type="float">
            <text:p>84.32679</text:p>
          </table:table-cell>
          <table:table-cell office:value-type="float" office:value="89.04242" calcext:value-type="float">
            <text:p>89.04242</text:p>
          </table:table-cell>
          <table:table-cell office:value-type="float" office:value="89.66838" calcext:value-type="float">
            <text:p>89.66838</text:p>
          </table:table-cell>
          <table:table-cell office:value-type="float" office:value="84.31987" calcext:value-type="float">
            <text:p>84.31987</text:p>
          </table:table-cell>
          <table:table-cell office:value-type="float" office:value="83.67314" calcext:value-type="float">
            <text:p>83.67314</text:p>
          </table:table-cell>
          <table:table-cell/>
        </table:table-row>
        <table:table-row table:style-name="ro1">
          <table:table-cell office:value-type="float" office:value="85.52304" calcext:value-type="float">
            <text:p>85.52304</text:p>
          </table:table-cell>
          <table:table-cell office:value-type="float" office:value="84.06422" calcext:value-type="float">
            <text:p>84.06422</text:p>
          </table:table-cell>
          <table:table-cell office:value-type="float" office:value="86.47362" calcext:value-type="float">
            <text:p>86.47362</text:p>
          </table:table-cell>
          <table:table-cell office:value-type="float" office:value="84.06256" calcext:value-type="float">
            <text:p>84.06256</text:p>
          </table:table-cell>
          <table:table-cell office:value-type="float" office:value="85.63955" calcext:value-type="float">
            <text:p>85.63955</text:p>
          </table:table-cell>
          <table:table-cell office:value-type="float" office:value="83.4465" calcext:value-type="float">
            <text:p>83.4465</text:p>
          </table:table-cell>
          <table:table-cell office:value-type="float" office:value="83.7548" calcext:value-type="float">
            <text:p>83.7548</text:p>
          </table:table-cell>
          <table:table-cell office:value-type="float" office:value="83.77005" calcext:value-type="float">
            <text:p>83.77005</text:p>
          </table:table-cell>
          <table:table-cell office:value-type="float" office:value="84.1059" calcext:value-type="float">
            <text:p>84.1059</text:p>
          </table:table-cell>
          <table:table-cell office:value-type="float" office:value="84.84553" calcext:value-type="float">
            <text:p>84.84553</text:p>
          </table:table-cell>
          <table:table-cell office:value-type="float" office:value="87.40393" calcext:value-type="float">
            <text:p>87.40393</text:p>
          </table:table-cell>
          <table:table-cell office:value-type="float" office:value="84.05567" calcext:value-type="float">
            <text:p>84.05567</text:p>
          </table:table-cell>
          <table:table-cell office:value-type="float" office:value="84.13543" calcext:value-type="float">
            <text:p>84.13543</text:p>
          </table:table-cell>
          <table:table-cell office:value-type="float" office:value="84.22436" calcext:value-type="float">
            <text:p>84.22436</text:p>
          </table:table-cell>
          <table:table-cell office:value-type="float" office:value="84.92367" calcext:value-type="float">
            <text:p>84.92367</text:p>
          </table:table-cell>
          <table:table-cell office:value-type="float" office:value="84.15851" calcext:value-type="float">
            <text:p>84.15851</text:p>
          </table:table-cell>
          <table:table-cell office:value-type="float" office:value="88.906" calcext:value-type="float">
            <text:p>88.906</text:p>
          </table:table-cell>
          <table:table-cell office:value-type="float" office:value="89.63846" calcext:value-type="float">
            <text:p>89.63846</text:p>
          </table:table-cell>
          <table:table-cell office:value-type="float" office:value="84.16076" calcext:value-type="float">
            <text:p>84.16076</text:p>
          </table:table-cell>
          <table:table-cell office:value-type="float" office:value="83.67314" calcext:value-type="float">
            <text:p>83.67314</text:p>
          </table:table-cell>
          <table:table-cell/>
        </table:table-row>
        <table:table-row table:style-name="ro1">
          <table:table-cell office:value-type="float" office:value="85.46864" calcext:value-type="float">
            <text:p>85.46864</text:p>
          </table:table-cell>
          <table:table-cell office:value-type="float" office:value="83.81157" calcext:value-type="float">
            <text:p>83.81157</text:p>
          </table:table-cell>
          <table:table-cell office:value-type="float" office:value="86.15479" calcext:value-type="float">
            <text:p>86.15479</text:p>
          </table:table-cell>
          <table:table-cell office:value-type="float" office:value="83.72082" calcext:value-type="float">
            <text:p>83.72082</text:p>
          </table:table-cell>
          <table:table-cell office:value-type="float" office:value="85.59874" calcext:value-type="float">
            <text:p>85.59874</text:p>
          </table:table-cell>
          <table:table-cell office:value-type="float" office:value="83.27376" calcext:value-type="float">
            <text:p>83.27376</text:p>
          </table:table-cell>
          <table:table-cell office:value-type="float" office:value="83.7548" calcext:value-type="float">
            <text:p>83.7548</text:p>
          </table:table-cell>
          <table:table-cell office:value-type="float" office:value="83.77005" calcext:value-type="float">
            <text:p>83.77005</text:p>
          </table:table-cell>
          <table:table-cell office:value-type="float" office:value="84.03199" calcext:value-type="float">
            <text:p>84.03199</text:p>
          </table:table-cell>
          <table:table-cell office:value-type="float" office:value="84.51689" calcext:value-type="float">
            <text:p>84.51689</text:p>
          </table:table-cell>
          <table:table-cell office:value-type="float" office:value="87.09296" calcext:value-type="float">
            <text:p>87.09296</text:p>
          </table:table-cell>
          <table:table-cell office:value-type="float" office:value="83.70867" calcext:value-type="float">
            <text:p>83.70867</text:p>
          </table:table-cell>
          <table:table-cell office:value-type="float" office:value="84.05233" calcext:value-type="float">
            <text:p>84.05233</text:p>
          </table:table-cell>
          <table:table-cell office:value-type="float" office:value="84.06444" calcext:value-type="float">
            <text:p>84.06444</text:p>
          </table:table-cell>
          <table:table-cell office:value-type="float" office:value="84.76569" calcext:value-type="float">
            <text:p>84.76569</text:p>
          </table:table-cell>
          <table:table-cell office:value-type="float" office:value="83.826" calcext:value-type="float">
            <text:p>83.826</text:p>
          </table:table-cell>
          <table:table-cell office:value-type="float" office:value="88.69528" calcext:value-type="float">
            <text:p>88.69528</text:p>
          </table:table-cell>
          <table:table-cell office:value-type="float" office:value="89.31925" calcext:value-type="float">
            <text:p>89.31925</text:p>
          </table:table-cell>
          <table:table-cell office:value-type="float" office:value="83.90401" calcext:value-type="float">
            <text:p>83.90401</text:p>
          </table:table-cell>
          <table:table-cell office:value-type="float" office:value="83.58055" calcext:value-type="float">
            <text:p>83.58055</text:p>
          </table:table-cell>
          <table:table-cell/>
        </table:table-row>
        <table:table-row table:style-name="ro1">
          <table:table-cell office:value-type="float" office:value="85.46864" calcext:value-type="float">
            <text:p>85.46864</text:p>
          </table:table-cell>
          <table:table-cell office:value-type="float" office:value="83.81157" calcext:value-type="float">
            <text:p>83.81157</text:p>
          </table:table-cell>
          <table:table-cell office:value-type="float" office:value="86.15479" calcext:value-type="float">
            <text:p>86.15479</text:p>
          </table:table-cell>
          <table:table-cell office:value-type="float" office:value="83.72082" calcext:value-type="float">
            <text:p>83.72082</text:p>
          </table:table-cell>
          <table:table-cell office:value-type="float" office:value="85.27972" calcext:value-type="float">
            <text:p>85.27972</text:p>
          </table:table-cell>
          <table:table-cell office:value-type="float" office:value="83.00267" calcext:value-type="float">
            <text:p>83.00267</text:p>
          </table:table-cell>
          <table:table-cell office:value-type="float" office:value="83.66234" calcext:value-type="float">
            <text:p>83.66234</text:p>
          </table:table-cell>
          <table:table-cell office:value-type="float" office:value="83.50394" calcext:value-type="float">
            <text:p>83.50394</text:p>
          </table:table-cell>
          <table:table-cell office:value-type="float" office:value="83.6852" calcext:value-type="float">
            <text:p>83.6852</text:p>
          </table:table-cell>
          <table:table-cell office:value-type="float" office:value="84.44765" calcext:value-type="float">
            <text:p>84.44765</text:p>
          </table:table-cell>
          <table:table-cell office:value-type="float" office:value="87.07252" calcext:value-type="float">
            <text:p>87.07252</text:p>
          </table:table-cell>
          <table:table-cell office:value-type="float" office:value="83.70867" calcext:value-type="float">
            <text:p>83.70867</text:p>
          </table:table-cell>
          <table:table-cell office:value-type="float" office:value="83.71076" calcext:value-type="float">
            <text:p>83.71076</text:p>
          </table:table-cell>
          <table:table-cell office:value-type="float" office:value="83.80344" calcext:value-type="float">
            <text:p>83.80344</text:p>
          </table:table-cell>
          <table:table-cell office:value-type="float" office:value="84.53128" calcext:value-type="float">
            <text:p>84.53128</text:p>
          </table:table-cell>
          <table:table-cell office:value-type="float" office:value="83.826" calcext:value-type="float">
            <text:p>83.826</text:p>
          </table:table-cell>
          <table:table-cell office:value-type="float" office:value="88.55982" calcext:value-type="float">
            <text:p>88.55982</text:p>
          </table:table-cell>
          <table:table-cell office:value-type="float" office:value="89.31925" calcext:value-type="float">
            <text:p>89.31925</text:p>
          </table:table-cell>
          <table:table-cell office:value-type="float" office:value="83.90401" calcext:value-type="float">
            <text:p>83.90401</text:p>
          </table:table-cell>
          <table:table-cell office:value-type="float" office:value="83.23444" calcext:value-type="float">
            <text:p>83.23444</text:p>
          </table:table-cell>
          <table:table-cell/>
        </table:table-row>
        <table:table-row table:style-name="ro1">
          <table:table-cell office:value-type="float" office:value="85.32401" calcext:value-type="float">
            <text:p>85.32401</text:p>
          </table:table-cell>
          <table:table-cell office:value-type="float" office:value="83.63895" calcext:value-type="float">
            <text:p>83.63895</text:p>
          </table:table-cell>
          <table:table-cell office:value-type="float" office:value="86.12364" calcext:value-type="float">
            <text:p>86.12364</text:p>
          </table:table-cell>
          <table:table-cell office:value-type="float" office:value="83.63303" calcext:value-type="float">
            <text:p>83.63303</text:p>
          </table:table-cell>
          <table:table-cell office:value-type="float" office:value="85.27972" calcext:value-type="float">
            <text:p>85.27972</text:p>
          </table:table-cell>
          <table:table-cell office:value-type="float" office:value="82.82462" calcext:value-type="float">
            <text:p>82.82462</text:p>
          </table:table-cell>
          <table:table-cell office:value-type="float" office:value="83.31601" calcext:value-type="float">
            <text:p>83.31601</text:p>
          </table:table-cell>
          <table:table-cell office:value-type="float" office:value="83.32595" calcext:value-type="float">
            <text:p>83.32595</text:p>
          </table:table-cell>
          <table:table-cell office:value-type="float" office:value="83.6852" calcext:value-type="float">
            <text:p>83.6852</text:p>
          </table:table-cell>
          <table:table-cell office:value-type="float" office:value="84.11931" calcext:value-type="float">
            <text:p>84.11931</text:p>
          </table:table-cell>
          <table:table-cell office:value-type="float" office:value="86.75729" calcext:value-type="float">
            <text:p>86.75729</text:p>
          </table:table-cell>
          <table:table-cell office:value-type="float" office:value="83.62944" calcext:value-type="float">
            <text:p>83.62944</text:p>
          </table:table-cell>
          <table:table-cell office:value-type="float" office:value="83.71076" calcext:value-type="float">
            <text:p>83.71076</text:p>
          </table:table-cell>
          <table:table-cell office:value-type="float" office:value="83.80344" calcext:value-type="float">
            <text:p>83.80344</text:p>
          </table:table-cell>
          <table:table-cell office:value-type="float" office:value="84.53128" calcext:value-type="float">
            <text:p>84.53128</text:p>
          </table:table-cell>
          <table:table-cell office:value-type="float" office:value="83.73787" calcext:value-type="float">
            <text:p>83.73787</text:p>
          </table:table-cell>
          <table:table-cell office:value-type="float" office:value="88.55982" calcext:value-type="float">
            <text:p>88.55982</text:p>
          </table:table-cell>
          <table:table-cell office:value-type="float" office:value="89.28036" calcext:value-type="float">
            <text:p>89.28036</text:p>
          </table:table-cell>
          <table:table-cell office:value-type="float" office:value="83.73117" calcext:value-type="float">
            <text:p>83.73117</text:p>
          </table:table-cell>
          <table:table-cell office:value-type="float" office:value="83.12799" calcext:value-type="float">
            <text:p>83.12799</text:p>
          </table:table-cell>
          <table:table-cell/>
        </table:table-row>
        <table:table-row table:style-name="ro1">
          <table:table-cell office:value-type="float" office:value="85.09902" calcext:value-type="float">
            <text:p>85.09902</text:p>
          </table:table-cell>
          <table:table-cell office:value-type="float" office:value="83.36393" calcext:value-type="float">
            <text:p>83.36393</text:p>
          </table:table-cell>
          <table:table-cell office:value-type="float" office:value="85.80864" calcext:value-type="float">
            <text:p>85.80864</text:p>
          </table:table-cell>
          <table:table-cell office:value-type="float" office:value="83.28627" calcext:value-type="float">
            <text:p>83.28627</text:p>
          </table:table-cell>
          <table:table-cell office:value-type="float" office:value="85.22055" calcext:value-type="float">
            <text:p>85.22055</text:p>
          </table:table-cell>
          <table:table-cell office:value-type="float" office:value="82.54482" calcext:value-type="float">
            <text:p>82.54482</text:p>
          </table:table-cell>
          <table:table-cell office:value-type="float" office:value="83.21844" calcext:value-type="float">
            <text:p>83.21844</text:p>
          </table:table-cell>
          <table:table-cell office:value-type="float" office:value="83.04629" calcext:value-type="float">
            <text:p>83.04629</text:p>
          </table:table-cell>
          <table:table-cell office:value-type="float" office:value="83.59271" calcext:value-type="float">
            <text:p>83.59271</text:p>
          </table:table-cell>
          <table:table-cell office:value-type="float" office:value="84.11931" calcext:value-type="float">
            <text:p>84.11931</text:p>
          </table:table-cell>
          <table:table-cell office:value-type="float" office:value="86.75729" calcext:value-type="float">
            <text:p>86.75729</text:p>
          </table:table-cell>
          <table:table-cell office:value-type="float" office:value="83.2741" calcext:value-type="float">
            <text:p>83.2741</text:p>
          </table:table-cell>
          <table:table-cell office:value-type="float" office:value="83.62626" calcext:value-type="float">
            <text:p>83.62626</text:p>
          </table:table-cell>
          <table:table-cell office:value-type="float" office:value="83.6304" calcext:value-type="float">
            <text:p>83.6304</text:p>
          </table:table-cell>
          <table:table-cell office:value-type="float" office:value="84.36847" calcext:value-type="float">
            <text:p>84.36847</text:p>
          </table:table-cell>
          <table:table-cell office:value-type="float" office:value="83.39168" calcext:value-type="float">
            <text:p>83.39168</text:p>
          </table:table-cell>
          <table:table-cell office:value-type="float" office:value="88.3675" calcext:value-type="float">
            <text:p>88.3675</text:p>
          </table:table-cell>
          <table:table-cell office:value-type="float" office:value="88.97065" calcext:value-type="float">
            <text:p>88.97065</text:p>
          </table:table-cell>
          <table:table-cell office:value-type="float" office:value="83.47817" calcext:value-type="float">
            <text:p>83.47817</text:p>
          </table:table-cell>
          <table:table-cell office:value-type="float" office:value="82.77228" calcext:value-type="float">
            <text:p>82.77228</text:p>
          </table:table-cell>
          <table:table-cell/>
        </table:table-row>
        <table:table-row table:style-name="ro1">
          <table:table-cell office:value-type="float" office:value="84.94087" calcext:value-type="float">
            <text:p>84.94087</text:p>
          </table:table-cell>
          <table:table-cell office:value-type="float" office:value="83.1864" calcext:value-type="float">
            <text:p>83.1864</text:p>
          </table:table-cell>
          <table:table-cell office:value-type="float" office:value="85.7725" calcext:value-type="float">
            <text:p>85.7725</text:p>
          </table:table-cell>
          <table:table-cell office:value-type="float" office:value="83.17982" calcext:value-type="float">
            <text:p>83.17982</text:p>
          </table:table-cell>
          <table:table-cell office:value-type="float" office:value="84.90176" calcext:value-type="float">
            <text:p>84.90176</text:p>
          </table:table-cell>
          <table:table-cell office:value-type="float" office:value="82.34117" calcext:value-type="float">
            <text:p>82.34117</text:p>
          </table:table-cell>
          <table:table-cell office:value-type="float" office:value="82.84149" calcext:value-type="float">
            <text:p>82.84149</text:p>
          </table:table-cell>
          <table:table-cell office:value-type="float" office:value="82.85136" calcext:value-type="float">
            <text:p>82.85136</text:p>
          </table:table-cell>
          <table:table-cell office:value-type="float" office:value="83.24092" calcext:value-type="float">
            <text:p>83.24092</text:p>
          </table:table-cell>
          <table:table-cell office:value-type="float" office:value="84.04508" calcext:value-type="float">
            <text:p>84.04508</text:p>
          </table:table-cell>
          <table:table-cell office:value-type="float" office:value="86.72756" calcext:value-type="float">
            <text:p>86.72756</text:p>
          </table:table-cell>
          <table:table-cell office:value-type="float" office:value="83.18117" calcext:value-type="float">
            <text:p>83.18117</text:p>
          </table:table-cell>
          <table:table-cell office:value-type="float" office:value="83.27111" calcext:value-type="float">
            <text:p>83.27111</text:p>
          </table:table-cell>
          <table:table-cell office:value-type="float" office:value="83.36411" calcext:value-type="float">
            <text:p>83.36411</text:p>
          </table:table-cell>
          <table:table-cell office:value-type="float" office:value="84.12046" calcext:value-type="float">
            <text:p>84.12046</text:p>
          </table:table-cell>
          <table:table-cell office:value-type="float" office:value="83.29865" calcext:value-type="float">
            <text:p>83.29865</text:p>
          </table:table-cell>
          <table:table-cell office:value-type="float" office:value="88.2366" calcext:value-type="float">
            <text:p>88.2366</text:p>
          </table:table-cell>
          <table:table-cell office:value-type="float" office:value="88.94139" calcext:value-type="float">
            <text:p>88.94139</text:p>
          </table:table-cell>
          <table:table-cell office:value-type="float" office:value="83.29174" calcext:value-type="float">
            <text:p>83.29174</text:p>
          </table:table-cell>
          <table:table-cell office:value-type="float" office:value="82.6315" calcext:value-type="float">
            <text:p>82.6315</text:p>
          </table:table-cell>
          <table:table-cell/>
        </table:table-row>
        <table:table-row table:style-name="ro1">
          <table:table-cell office:value-type="float" office:value="84.7115" calcext:value-type="float">
            <text:p>84.7115</text:p>
          </table:table-cell>
          <table:table-cell office:value-type="float" office:value="82.90183" calcext:value-type="float">
            <text:p>82.90183</text:p>
          </table:table-cell>
          <table:table-cell office:value-type="float" office:value="85.44488" calcext:value-type="float">
            <text:p>85.44488</text:p>
          </table:table-cell>
          <table:table-cell office:value-type="float" office:value="82.83377" calcext:value-type="float">
            <text:p>82.83377</text:p>
          </table:table-cell>
          <table:table-cell office:value-type="float" office:value="84.83719" calcext:value-type="float">
            <text:p>84.83719</text:p>
          </table:table-cell>
          <table:table-cell office:value-type="float" office:value="82.01861" calcext:value-type="float">
            <text:p>82.01861</text:p>
          </table:table-cell>
          <table:table-cell office:value-type="float" office:value="82.69225" calcext:value-type="float">
            <text:p>82.69225</text:p>
          </table:table-cell>
          <table:table-cell office:value-type="float" office:value="82.53407" calcext:value-type="float">
            <text:p>82.53407</text:p>
          </table:table-cell>
          <table:table-cell office:value-type="float" office:value="83.13482" calcext:value-type="float">
            <text:p>83.13482</text:p>
          </table:table-cell>
          <table:table-cell office:value-type="float" office:value="83.698" calcext:value-type="float">
            <text:p>83.698</text:p>
          </table:table-cell>
          <table:table-cell office:value-type="float" office:value="86.4131" calcext:value-type="float">
            <text:p>86.4131</text:p>
          </table:table-cell>
          <table:table-cell office:value-type="float" office:value="82.82996" calcext:value-type="float">
            <text:p>82.82996</text:p>
          </table:table-cell>
          <table:table-cell office:value-type="float" office:value="83.17792" calcext:value-type="float">
            <text:p>83.17792</text:p>
          </table:table-cell>
          <table:table-cell office:value-type="float" office:value="83.1824" calcext:value-type="float">
            <text:p>83.1824</text:p>
          </table:table-cell>
          <table:table-cell office:value-type="float" office:value="83.95273" calcext:value-type="float">
            <text:p>83.95273</text:p>
          </table:table-cell>
          <table:table-cell office:value-type="float" office:value="83.29865" calcext:value-type="float">
            <text:p>83.29865</text:p>
          </table:table-cell>
          <table:table-cell office:value-type="float" office:value="88.21197" calcext:value-type="float">
            <text:p>88.21197</text:p>
          </table:table-cell>
          <table:table-cell office:value-type="float" office:value="88.62403" calcext:value-type="float">
            <text:p>88.62403</text:p>
          </table:table-cell>
          <table:table-cell office:value-type="float" office:value="83.02044" calcext:value-type="float">
            <text:p>83.02044</text:p>
          </table:table-cell>
          <table:table-cell office:value-type="float" office:value="82.24646" calcext:value-type="float">
            <text:p>82.24646</text:p>
          </table:table-cell>
          <table:table-cell/>
        </table:table-row>
        <table:table-row table:style-name="ro1">
          <table:table-cell office:value-type="float" office:value="84.55728" calcext:value-type="float">
            <text:p>84.55728</text:p>
          </table:table-cell>
          <table:table-cell office:value-type="float" office:value="82.68975" calcext:value-type="float">
            <text:p>82.68975</text:p>
          </table:table-cell>
          <table:table-cell office:value-type="float" office:value="85.40456" calcext:value-type="float">
            <text:p>85.40456</text:p>
          </table:table-cell>
          <table:table-cell office:value-type="float" office:value="82.71341" calcext:value-type="float">
            <text:p>82.71341</text:p>
          </table:table-cell>
          <table:table-cell office:value-type="float" office:value="84.50914" calcext:value-type="float">
            <text:p>84.50914</text:p>
          </table:table-cell>
          <table:table-cell office:value-type="float" office:value="81.80162" calcext:value-type="float">
            <text:p>81.80162</text:p>
          </table:table-cell>
          <table:table-cell office:value-type="float" office:value="82.3073" calcext:value-type="float">
            <text:p>82.3073</text:p>
          </table:table-cell>
          <table:table-cell office:value-type="float" office:value="82.31706" calcext:value-type="float">
            <text:p>82.31706</text:p>
          </table:table-cell>
          <table:table-cell office:value-type="float" office:value="82.76645" calcext:value-type="float">
            <text:p>82.76645</text:p>
          </table:table-cell>
          <table:table-cell office:value-type="float" office:value="83.60999" calcext:value-type="float">
            <text:p>83.60999</text:p>
          </table:table-cell>
          <table:table-cell office:value-type="float" office:value="86.37801" calcext:value-type="float">
            <text:p>86.37801</text:p>
          </table:table-cell>
          <table:table-cell office:value-type="float" office:value="82.70969" calcext:value-type="float">
            <text:p>82.70969</text:p>
          </table:table-cell>
          <table:table-cell office:value-type="float" office:value="82.82709" calcext:value-type="float">
            <text:p>82.82709</text:p>
          </table:table-cell>
          <table:table-cell office:value-type="float" office:value="82.83099" calcext:value-type="float">
            <text:p>82.83099</text:p>
          </table:table-cell>
          <table:table-cell office:value-type="float" office:value="83.69137" calcext:value-type="float">
            <text:p>83.69137</text:p>
          </table:table-cell>
          <table:table-cell office:value-type="float" office:value="82.94786" calcext:value-type="float">
            <text:p>82.94786</text:p>
          </table:table-cell>
          <table:table-cell office:value-type="float" office:value="87.90035" calcext:value-type="float">
            <text:p>87.90035</text:p>
          </table:table-cell>
          <table:table-cell office:value-type="float" office:value="88.5998" calcext:value-type="float">
            <text:p>88.5998</text:p>
          </table:table-cell>
          <table:table-cell office:value-type="float" office:value="82.83421" calcext:value-type="float">
            <text:p>82.83421</text:p>
          </table:table-cell>
          <table:table-cell office:value-type="float" office:value="82.09186" calcext:value-type="float">
            <text:p>82.09186</text:p>
          </table:table-cell>
          <table:table-cell/>
        </table:table-row>
        <table:table-row table:style-name="ro1">
          <table:table-cell office:value-type="float" office:value="84.31466" calcext:value-type="float">
            <text:p>84.31466</text:p>
          </table:table-cell>
          <table:table-cell office:value-type="float" office:value="82.37595" calcext:value-type="float">
            <text:p>82.37595</text:p>
          </table:table-cell>
          <table:table-cell office:value-type="float" office:value="85.08109" calcext:value-type="float">
            <text:p>85.08109</text:p>
          </table:table-cell>
          <table:table-cell office:value-type="float" office:value="82.33315" calcext:value-type="float">
            <text:p>82.33315</text:p>
          </table:table-cell>
          <table:table-cell office:value-type="float" office:value="84.44514" calcext:value-type="float">
            <text:p>84.44514</text:p>
          </table:table-cell>
          <table:table-cell office:value-type="float" office:value="81.47423" calcext:value-type="float">
            <text:p>81.47423</text:p>
          </table:table-cell>
          <table:table-cell office:value-type="float" office:value="82.1616" calcext:value-type="float">
            <text:p>82.1616</text:p>
          </table:table-cell>
          <table:table-cell office:value-type="float" office:value="81.99833" calcext:value-type="float">
            <text:p>81.99833</text:p>
          </table:table-cell>
          <table:table-cell office:value-type="float" office:value="82.62204" calcext:value-type="float">
            <text:p>82.62204</text:p>
          </table:table-cell>
          <table:table-cell office:value-type="float" office:value="83.26348" calcext:value-type="float">
            <text:p>83.26348</text:p>
          </table:table-cell>
          <table:table-cell office:value-type="float" office:value="86.06782" calcext:value-type="float">
            <text:p>86.06782</text:p>
          </table:table-cell>
          <table:table-cell office:value-type="float" office:value="82.32956" calcext:value-type="float">
            <text:p>82.32956</text:p>
          </table:table-cell>
          <table:table-cell office:value-type="float" office:value="82.71188" calcext:value-type="float">
            <text:p>82.71188</text:p>
          </table:table-cell>
          <table:table-cell office:value-type="float" office:value="82.71076" calcext:value-type="float">
            <text:p>82.71076</text:p>
          </table:table-cell>
          <table:table-cell office:value-type="float" office:value="83.51871" calcext:value-type="float">
            <text:p>83.51871</text:p>
          </table:table-cell>
          <table:table-cell office:value-type="float" office:value="82.84158" calcext:value-type="float">
            <text:p>82.84158</text:p>
          </table:table-cell>
          <table:table-cell office:value-type="float" office:value="87.88037" calcext:value-type="float">
            <text:p>87.88037</text:p>
          </table:table-cell>
          <table:table-cell office:value-type="float" office:value="88.2921" calcext:value-type="float">
            <text:p>88.2921</text:p>
          </table:table-cell>
          <table:table-cell office:value-type="float" office:value="82.52884" calcext:value-type="float">
            <text:p>82.52884</text:p>
          </table:table-cell>
          <table:table-cell office:value-type="float" office:value="81.70198" calcext:value-type="float">
            <text:p>81.70198</text:p>
          </table:table-cell>
          <table:table-cell/>
        </table:table-row>
        <table:table-row table:style-name="ro1">
          <table:table-cell office:value-type="float" office:value="84.14676" calcext:value-type="float">
            <text:p>84.14676</text:p>
          </table:table-cell>
          <table:table-cell office:value-type="float" office:value="82.1554" calcext:value-type="float">
            <text:p>82.1554</text:p>
          </table:table-cell>
          <table:table-cell office:value-type="float" office:value="85.03069" calcext:value-type="float">
            <text:p>85.03069</text:p>
          </table:table-cell>
          <table:table-cell office:value-type="float" office:value="82.17828" calcext:value-type="float">
            <text:p>82.17828</text:p>
          </table:table-cell>
          <table:table-cell office:value-type="float" office:value="84.1122" calcext:value-type="float">
            <text:p>84.1122</text:p>
          </table:table-cell>
          <table:table-cell office:value-type="float" office:value="81.25219" calcext:value-type="float">
            <text:p>81.25219</text:p>
          </table:table-cell>
          <table:table-cell office:value-type="float" office:value="81.77174" calcext:value-type="float">
            <text:p>81.77174</text:p>
          </table:table-cell>
          <table:table-cell office:value-type="float" office:value="81.78134" calcext:value-type="float">
            <text:p>81.78134</text:p>
          </table:table-cell>
          <table:table-cell office:value-type="float" office:value="82.2367" calcext:value-type="float">
            <text:p>82.2367</text:p>
          </table:table-cell>
          <table:table-cell office:value-type="float" office:value="83.1619" calcext:value-type="float">
            <text:p>83.1619</text:p>
          </table:table-cell>
          <table:table-cell office:value-type="float" office:value="86.03225" calcext:value-type="float">
            <text:p>86.03225</text:p>
          </table:table-cell>
          <table:table-cell office:value-type="float" office:value="82.18332" calcext:value-type="float">
            <text:p>82.18332</text:p>
          </table:table-cell>
          <table:table-cell office:value-type="float" office:value="82.32671" calcext:value-type="float">
            <text:p>82.32671</text:p>
          </table:table-cell>
          <table:table-cell office:value-type="float" office:value="82.33069" calcext:value-type="float">
            <text:p>82.33069</text:p>
          </table:table-cell>
          <table:table-cell office:value-type="float" office:value="83.25286" calcext:value-type="float">
            <text:p>83.25286</text:p>
          </table:table-cell>
          <table:table-cell office:value-type="float" office:value="82.46883" calcext:value-type="float">
            <text:p>82.46883</text:p>
          </table:table-cell>
          <table:table-cell office:value-type="float" office:value="87.56962" calcext:value-type="float">
            <text:p>87.56962</text:p>
          </table:table-cell>
          <table:table-cell office:value-type="float" office:value="88.27245" calcext:value-type="float">
            <text:p>88.27245</text:p>
          </table:table-cell>
          <table:table-cell office:value-type="float" office:value="82.31664" calcext:value-type="float">
            <text:p>82.31664</text:p>
          </table:table-cell>
          <table:table-cell office:value-type="float" office:value="81.55068" calcext:value-type="float">
            <text:p>81.55068</text:p>
          </table:table-cell>
          <table:table-cell/>
        </table:table-row>
        <table:table-row table:style-name="ro1">
          <table:table-cell office:value-type="float" office:value="83.81418" calcext:value-type="float">
            <text:p>83.81418</text:p>
          </table:table-cell>
          <table:table-cell office:value-type="float" office:value="81.83162" calcext:value-type="float">
            <text:p>81.83162</text:p>
          </table:table-cell>
          <table:table-cell office:value-type="float" office:value="84.69761" calcext:value-type="float">
            <text:p>84.69761</text:p>
          </table:table-cell>
          <table:table-cell office:value-type="float" office:value="81.79354" calcext:value-type="float">
            <text:p>81.79354</text:p>
          </table:table-cell>
          <table:table-cell office:value-type="float" office:value="84.02929" calcext:value-type="float">
            <text:p>84.02929</text:p>
          </table:table-cell>
          <table:table-cell office:value-type="float" office:value="80.92836" calcext:value-type="float">
            <text:p>80.92836</text:p>
          </table:table-cell>
          <table:table-cell office:value-type="float" office:value="81.62081" calcext:value-type="float">
            <text:p>81.62081</text:p>
          </table:table-cell>
          <table:table-cell office:value-type="float" office:value="81.45766" calcext:value-type="float">
            <text:p>81.45766</text:p>
          </table:table-cell>
          <table:table-cell office:value-type="float" office:value="82.09078" calcext:value-type="float">
            <text:p>82.09078</text:p>
          </table:table-cell>
          <table:table-cell office:value-type="float" office:value="82.8109" calcext:value-type="float">
            <text:p>82.8109</text:p>
          </table:table-cell>
          <table:table-cell office:value-type="float" office:value="85.70918" calcext:value-type="float">
            <text:p>85.70918</text:p>
          </table:table-cell>
          <table:table-cell office:value-type="float" office:value="81.7897" calcext:value-type="float">
            <text:p>81.7897</text:p>
          </table:table-cell>
          <table:table-cell office:value-type="float" office:value="82.17679" calcext:value-type="float">
            <text:p>82.17679</text:p>
          </table:table-cell>
          <table:table-cell office:value-type="float" office:value="82.18083" calcext:value-type="float">
            <text:p>82.18083</text:p>
          </table:table-cell>
          <table:table-cell office:value-type="float" office:value="83.06648" calcext:value-type="float">
            <text:p>83.06648</text:p>
          </table:table-cell>
          <table:table-cell office:value-type="float" office:value="82.32413" calcext:value-type="float">
            <text:p>82.32413</text:p>
          </table:table-cell>
          <table:table-cell office:value-type="float" office:value="87.54517" calcext:value-type="float">
            <text:p>87.54517</text:p>
          </table:table-cell>
          <table:table-cell office:value-type="float" office:value="87.96099" calcext:value-type="float">
            <text:p>87.96099</text:p>
          </table:table-cell>
          <table:table-cell office:value-type="float" office:value="81.99413" calcext:value-type="float">
            <text:p>81.99413</text:p>
          </table:table-cell>
          <table:table-cell office:value-type="float" office:value="81.15574" calcext:value-type="float">
            <text:p>81.15574</text:p>
          </table:table-cell>
          <table:table-cell/>
        </table:table-row>
        <table:table-row table:style-name="ro1">
          <table:table-cell office:value-type="float" office:value="83.72654" calcext:value-type="float">
            <text:p>83.72654</text:p>
          </table:table-cell>
          <table:table-cell office:value-type="float" office:value="81.61466" calcext:value-type="float">
            <text:p>81.61466</text:p>
          </table:table-cell>
          <table:table-cell office:value-type="float" office:value="84.63732" calcext:value-type="float">
            <text:p>84.63732</text:p>
          </table:table-cell>
          <table:table-cell office:value-type="float" office:value="81.63364" calcext:value-type="float">
            <text:p>81.63364</text:p>
          </table:table-cell>
          <table:table-cell office:value-type="float" office:value="83.68812" calcext:value-type="float">
            <text:p>83.68812</text:p>
          </table:table-cell>
          <table:table-cell office:value-type="float" office:value="80.70129" calcext:value-type="float">
            <text:p>80.70129</text:p>
          </table:table-cell>
          <table:table-cell office:value-type="float" office:value="81.22613" calcext:value-type="float">
            <text:p>81.22613</text:p>
          </table:table-cell>
          <table:table-cell office:value-type="float" office:value="81.23567" calcext:value-type="float">
            <text:p>81.23567</text:p>
          </table:table-cell>
          <table:table-cell office:value-type="float" office:value="81.70088" calcext:value-type="float">
            <text:p>81.70088</text:p>
          </table:table-cell>
          <table:table-cell office:value-type="float" office:value="82.69574" calcext:value-type="float">
            <text:p>82.69574</text:p>
          </table:table-cell>
          <table:table-cell office:value-type="float" office:value="85.67371" calcext:value-type="float">
            <text:p>85.67371</text:p>
          </table:table-cell>
          <table:table-cell office:value-type="float" office:value="81.63844" calcext:value-type="float">
            <text:p>81.63844</text:p>
          </table:table-cell>
          <table:table-cell office:value-type="float" office:value="81.78684" calcext:value-type="float">
            <text:p>81.78684</text:p>
          </table:table-cell>
          <table:table-cell office:value-type="float" office:value="81.79072" calcext:value-type="float">
            <text:p>81.79072</text:p>
          </table:table-cell>
          <table:table-cell office:value-type="float" office:value="82.79572" calcext:value-type="float">
            <text:p>82.79572</text:p>
          </table:table-cell>
          <table:table-cell office:value-type="float" office:value="81.93401" calcext:value-type="float">
            <text:p>81.93401</text:p>
          </table:table-cell>
          <table:table-cell office:value-type="float" office:value="87.23928" calcext:value-type="float">
            <text:p>87.23928</text:p>
          </table:table-cell>
          <table:table-cell office:value-type="float" office:value="87.93238" calcext:value-type="float">
            <text:p>87.93238</text:p>
          </table:table-cell>
          <table:table-cell office:value-type="float" office:value="81.77696" calcext:value-type="float">
            <text:p>81.77696</text:p>
          </table:table-cell>
          <table:table-cell office:value-type="float" office:value="80.99444" calcext:value-type="float">
            <text:p>80.99444</text:p>
          </table:table-cell>
          <table:table-cell/>
        </table:table-row>
        <table:table-row table:style-name="ro1">
          <table:table-cell office:value-type="float" office:value="83.38055" calcext:value-type="float">
            <text:p>83.38055</text:p>
          </table:table-cell>
          <table:table-cell office:value-type="float" office:value="81.286" calcext:value-type="float">
            <text:p>81.286</text:p>
          </table:table-cell>
          <table:table-cell office:value-type="float" office:value="84.30087" calcext:value-type="float">
            <text:p>84.30087</text:p>
          </table:table-cell>
          <table:table-cell office:value-type="float" office:value="81.24381" calcext:value-type="float">
            <text:p>81.24381</text:p>
          </table:table-cell>
          <table:table-cell office:value-type="float" office:value="83.6089" calcext:value-type="float">
            <text:p>83.6089</text:p>
          </table:table-cell>
          <table:table-cell office:value-type="float" office:value="80.36755" calcext:value-type="float">
            <text:p>80.36755</text:p>
          </table:table-cell>
          <table:table-cell office:value-type="float" office:value="81.06489" calcext:value-type="float">
            <text:p>81.06489</text:p>
          </table:table-cell>
          <table:table-cell office:value-type="float" office:value="80.90699" calcext:value-type="float">
            <text:p>80.90699</text:p>
          </table:table-cell>
          <table:table-cell office:value-type="float" office:value="81.54476" calcext:value-type="float">
            <text:p>81.54476</text:p>
          </table:table-cell>
          <table:table-cell office:value-type="float" office:value="82.31057" calcext:value-type="float">
            <text:p>82.31057</text:p>
          </table:table-cell>
          <table:table-cell office:value-type="float" office:value="85.34633" calcext:value-type="float">
            <text:p>85.34633</text:p>
          </table:table-cell>
          <table:table-cell office:value-type="float" office:value="81.24852" calcext:value-type="float">
            <text:p>81.24852</text:p>
          </table:table-cell>
          <table:table-cell office:value-type="float" office:value="81.63183" calcext:value-type="float">
            <text:p>81.63183</text:p>
          </table:table-cell>
          <table:table-cell office:value-type="float" office:value="81.63582" calcext:value-type="float">
            <text:p>81.63582</text:p>
          </table:table-cell>
          <table:table-cell office:value-type="float" office:value="82.59215" calcext:value-type="float">
            <text:p>82.59215</text:p>
          </table:table-cell>
          <table:table-cell office:value-type="float" office:value="81.78807" calcext:value-type="float">
            <text:p>81.78807</text:p>
          </table:table-cell>
          <table:table-cell office:value-type="float" office:value="87.21417" calcext:value-type="float">
            <text:p>87.21417</text:p>
          </table:table-cell>
          <table:table-cell office:value-type="float" office:value="87.6304" calcext:value-type="float">
            <text:p>87.6304</text:p>
          </table:table-cell>
          <table:table-cell office:value-type="float" office:value="81.45307" calcext:value-type="float">
            <text:p>81.45307</text:p>
          </table:table-cell>
          <table:table-cell office:value-type="float" office:value="80.59986" calcext:value-type="float">
            <text:p>80.59986</text:p>
          </table:table-cell>
          <table:table-cell/>
        </table:table-row>
        <table:table-row table:style-name="ro1">
          <table:table-cell office:value-type="float" office:value="83.28771" calcext:value-type="float">
            <text:p>83.28771</text:p>
          </table:table-cell>
          <table:table-cell office:value-type="float" office:value="81.06399" calcext:value-type="float">
            <text:p>81.06399</text:p>
          </table:table-cell>
          <table:table-cell office:value-type="float" office:value="84.23192" calcext:value-type="float">
            <text:p>84.23192</text:p>
          </table:table-cell>
          <table:table-cell office:value-type="float" office:value="81.08741" calcext:value-type="float">
            <text:p>81.08741</text:p>
          </table:table-cell>
          <table:table-cell office:value-type="float" office:value="83.24895" calcext:value-type="float">
            <text:p>83.24895</text:p>
          </table:table-cell>
          <table:table-cell office:value-type="float" office:value="80.14042" calcext:value-type="float">
            <text:p>80.14042</text:p>
          </table:table-cell>
          <table:table-cell office:value-type="float" office:value="80.66503" calcext:value-type="float">
            <text:p>80.66503</text:p>
          </table:table-cell>
          <table:table-cell office:value-type="float" office:value="80.6799" calcext:value-type="float">
            <text:p>80.6799</text:p>
          </table:table-cell>
          <table:table-cell office:value-type="float" office:value="81.14982" calcext:value-type="float">
            <text:p>81.14982</text:p>
          </table:table-cell>
          <table:table-cell office:value-type="float" office:value="82.16089" calcext:value-type="float">
            <text:p>82.16089</text:p>
          </table:table-cell>
          <table:table-cell office:value-type="float" office:value="85.30085" calcext:value-type="float">
            <text:p>85.30085</text:p>
          </table:table-cell>
          <table:table-cell office:value-type="float" office:value="81.09171" calcext:value-type="float">
            <text:p>81.09171</text:p>
          </table:table-cell>
          <table:table-cell office:value-type="float" office:value="81.23694" calcext:value-type="float">
            <text:p>81.23694</text:p>
          </table:table-cell>
          <table:table-cell office:value-type="float" office:value="81.24957" calcext:value-type="float">
            <text:p>81.24957</text:p>
          </table:table-cell>
          <table:table-cell office:value-type="float" office:value="82.26961" calcext:value-type="float">
            <text:p>82.26961</text:p>
          </table:table-cell>
          <table:table-cell office:value-type="float" office:value="81.39819" calcext:value-type="float">
            <text:p>81.39819</text:p>
          </table:table-cell>
          <table:table-cell office:value-type="float" office:value="86.90409" calcext:value-type="float">
            <text:p>86.90409</text:p>
          </table:table-cell>
          <table:table-cell office:value-type="float" office:value="87.59711" calcext:value-type="float">
            <text:p>87.59711</text:p>
          </table:table-cell>
          <table:table-cell office:value-type="float" office:value="81.23067" calcext:value-type="float">
            <text:p>81.23067</text:p>
          </table:table-cell>
          <table:table-cell office:value-type="float" office:value="80.43346" calcext:value-type="float">
            <text:p>80.43346</text:p>
          </table:table-cell>
          <table:table-cell/>
        </table:table-row>
        <table:table-row table:style-name="ro1">
          <table:table-cell office:value-type="float" office:value="82.93687" calcext:value-type="float">
            <text:p>82.93687</text:p>
          </table:table-cell>
          <table:table-cell office:value-type="float" office:value="80.73031" calcext:value-type="float">
            <text:p>80.73031</text:p>
          </table:table-cell>
          <table:table-cell office:value-type="float" office:value="83.89928" calcext:value-type="float">
            <text:p>83.89928</text:p>
          </table:table-cell>
          <table:table-cell office:value-type="float" office:value="80.69275" calcext:value-type="float">
            <text:p>80.69275</text:p>
          </table:table-cell>
          <table:table-cell office:value-type="float" office:value="83.15617" calcext:value-type="float">
            <text:p>83.15617</text:p>
          </table:table-cell>
          <table:table-cell office:value-type="float" office:value="79.80149" calcext:value-type="float">
            <text:p>79.80149</text:p>
          </table:table-cell>
          <table:table-cell office:value-type="float" office:value="80.4987" calcext:value-type="float">
            <text:p>80.4987</text:p>
          </table:table-cell>
          <table:table-cell office:value-type="float" office:value="80.34106" calcext:value-type="float">
            <text:p>80.34106</text:p>
          </table:table-cell>
          <table:table-cell office:value-type="float" office:value="80.99363" calcext:value-type="float">
            <text:p>80.99363</text:p>
          </table:table-cell>
          <table:table-cell office:value-type="float" office:value="81.7708" calcext:value-type="float">
            <text:p>81.7708</text:p>
          </table:table-cell>
          <table:table-cell office:value-type="float" office:value="84.97703" calcext:value-type="float">
            <text:p>84.97703</text:p>
          </table:table-cell>
          <table:table-cell office:value-type="float" office:value="80.69681" calcext:value-type="float">
            <text:p>80.69681</text:p>
          </table:table-cell>
          <table:table-cell office:value-type="float" office:value="81.08535" calcext:value-type="float">
            <text:p>81.08535</text:p>
          </table:table-cell>
          <table:table-cell office:value-type="float" office:value="81.08428" calcext:value-type="float">
            <text:p>81.08428</text:p>
          </table:table-cell>
          <table:table-cell office:value-type="float" office:value="82.05744" calcext:value-type="float">
            <text:p>82.05744</text:p>
          </table:table-cell>
          <table:table-cell office:value-type="float" office:value="81.24147" calcext:value-type="float">
            <text:p>81.24147</text:p>
          </table:table-cell>
          <table:table-cell office:value-type="float" office:value="86.87887" calcext:value-type="float">
            <text:p>86.87887</text:p>
          </table:table-cell>
          <table:table-cell office:value-type="float" office:value="87.29095" calcext:value-type="float">
            <text:p>87.29095</text:p>
          </table:table-cell>
          <table:table-cell office:value-type="float" office:value="80.90163" calcext:value-type="float">
            <text:p>80.90163</text:p>
          </table:table-cell>
          <table:table-cell office:value-type="float" office:value="80.03725" calcext:value-type="float">
            <text:p>80.03725</text:p>
          </table:table-cell>
          <table:table-cell/>
        </table:table-row>
        <table:table-row table:style-name="ro1">
          <table:table-cell office:value-type="float" office:value="82.83039" calcext:value-type="float">
            <text:p>82.83039</text:p>
          </table:table-cell>
          <table:table-cell office:value-type="float" office:value="80.50315" calcext:value-type="float">
            <text:p>80.50315</text:p>
          </table:table-cell>
          <table:table-cell office:value-type="float" office:value="83.81162" calcext:value-type="float">
            <text:p>83.81162</text:p>
          </table:table-cell>
          <table:table-cell office:value-type="float" office:value="80.53121" calcext:value-type="float">
            <text:p>80.53121</text:p>
          </table:table-cell>
          <table:table-cell office:value-type="float" office:value="82.79666" calcext:value-type="float">
            <text:p>82.79666</text:p>
          </table:table-cell>
          <table:table-cell office:value-type="float" office:value="79.56916" calcext:value-type="float">
            <text:p>79.56916</text:p>
          </table:table-cell>
          <table:table-cell office:value-type="float" office:value="80.1076" calcext:value-type="float">
            <text:p>80.1076</text:p>
          </table:table-cell>
          <table:table-cell office:value-type="float" office:value="80.10882" calcext:value-type="float">
            <text:p>80.10882</text:p>
          </table:table-cell>
          <table:table-cell office:value-type="float" office:value="80.59381" calcext:value-type="float">
            <text:p>80.59381</text:p>
          </table:table-cell>
          <table:table-cell office:value-type="float" office:value="81.62461" calcext:value-type="float">
            <text:p>81.62461</text:p>
          </table:table-cell>
          <table:table-cell office:value-type="float" office:value="84.91788" calcext:value-type="float">
            <text:p>84.91788</text:p>
          </table:table-cell>
          <table:table-cell office:value-type="float" office:value="80.53515" calcext:value-type="float">
            <text:p>80.53515</text:p>
          </table:table-cell>
          <table:table-cell office:value-type="float" office:value="80.68528" calcext:value-type="float">
            <text:p>80.68528</text:p>
          </table:table-cell>
          <table:table-cell office:value-type="float" office:value="80.68928" calcext:value-type="float">
            <text:p>80.68928</text:p>
          </table:table-cell>
          <table:table-cell office:value-type="float" office:value="81.72997" calcext:value-type="float">
            <text:p>81.72997</text:p>
          </table:table-cell>
          <table:table-cell office:value-type="float" office:value="80.84654" calcext:value-type="float">
            <text:p>80.84654</text:p>
          </table:table-cell>
          <table:table-cell office:value-type="float" office:value="86.57322" calcext:value-type="float">
            <text:p>86.57322</text:p>
          </table:table-cell>
          <table:table-cell office:value-type="float" office:value="87.27064" calcext:value-type="float">
            <text:p>87.27064</text:p>
          </table:table-cell>
          <table:table-cell office:value-type="float" office:value="80.68298" calcext:value-type="float">
            <text:p>80.68298</text:p>
          </table:table-cell>
          <table:table-cell office:value-type="float" office:value="79.85704" calcext:value-type="float">
            <text:p>79.85704</text:p>
          </table:table-cell>
          <table:table-cell/>
        </table:table-row>
        <table:table-row table:style-name="ro1">
          <table:table-cell office:value-type="float" office:value="82.46235" calcext:value-type="float">
            <text:p>82.46235</text:p>
          </table:table-cell>
          <table:table-cell office:value-type="float" office:value="80.09849" calcext:value-type="float">
            <text:p>80.09849</text:p>
          </table:table-cell>
          <table:table-cell office:value-type="float" office:value="83.47415" calcext:value-type="float">
            <text:p>83.47415</text:p>
          </table:table-cell>
          <table:table-cell office:value-type="float" office:value="80.13154" calcext:value-type="float">
            <text:p>80.13154</text:p>
          </table:table-cell>
          <table:table-cell office:value-type="float" office:value="82.68996" calcext:value-type="float">
            <text:p>82.68996</text:p>
          </table:table-cell>
          <table:table-cell office:value-type="float" office:value="79.21267" calcext:value-type="float">
            <text:p>79.21267</text:p>
          </table:table-cell>
          <table:table-cell office:value-type="float" office:value="79.92754" calcext:value-type="float">
            <text:p>79.92754</text:p>
          </table:table-cell>
          <table:table-cell office:value-type="float" office:value="79.765" calcext:value-type="float">
            <text:p>79.765</text:p>
          </table:table-cell>
          <table:table-cell office:value-type="float" office:value="80.42729" calcext:value-type="float">
            <text:p>80.42729</text:p>
          </table:table-cell>
          <table:table-cell office:value-type="float" office:value="81.22976" calcext:value-type="float">
            <text:p>81.22976</text:p>
          </table:table-cell>
          <table:table-cell office:value-type="float" office:value="84.58965" calcext:value-type="float">
            <text:p>84.58965</text:p>
          </table:table-cell>
          <table:table-cell office:value-type="float" office:value="80.135" calcext:value-type="float">
            <text:p>80.135</text:p>
          </table:table-cell>
          <table:table-cell office:value-type="float" office:value="80.52359" calcext:value-type="float">
            <text:p>80.52359</text:p>
          </table:table-cell>
          <table:table-cell office:value-type="float" office:value="80.52757" calcext:value-type="float">
            <text:p>80.52757</text:p>
          </table:table-cell>
          <table:table-cell office:value-type="float" office:value="81.50783" calcext:value-type="float">
            <text:p>81.50783</text:p>
          </table:table-cell>
          <table:table-cell office:value-type="float" office:value="80.68511" calcext:value-type="float">
            <text:p>80.68511</text:p>
          </table:table-cell>
          <table:table-cell office:value-type="float" office:value="86.53854" calcext:value-type="float">
            <text:p>86.53854</text:p>
          </table:table-cell>
          <table:table-cell office:value-type="float" office:value="86.96053" calcext:value-type="float">
            <text:p>86.96053</text:p>
          </table:table-cell>
          <table:table-cell office:value-type="float" office:value="80.34379" calcext:value-type="float">
            <text:p>80.34379</text:p>
          </table:table-cell>
          <table:table-cell office:value-type="float" office:value="79.46073" calcext:value-type="float">
            <text:p>79.46073</text:p>
          </table:table-cell>
          <table:table-cell/>
        </table:table-row>
        <table:table-row table:style-name="ro1">
          <table:table-cell office:value-type="float" office:value="82.31273" calcext:value-type="float">
            <text:p>82.31273</text:p>
          </table:table-cell>
          <table:table-cell office:value-type="float" office:value="79.92692" calcext:value-type="float">
            <text:p>79.92692</text:p>
          </table:table-cell>
          <table:table-cell office:value-type="float" office:value="83.38138" calcext:value-type="float">
            <text:p>83.38138</text:p>
          </table:table-cell>
          <table:table-cell office:value-type="float" office:value="79.95979" calcext:value-type="float">
            <text:p>79.95979</text:p>
          </table:table-cell>
          <table:table-cell office:value-type="float" office:value="82.30476" calcext:value-type="float">
            <text:p>82.30476</text:p>
          </table:table-cell>
          <table:table-cell office:value-type="float" office:value="78.97539" calcext:value-type="float">
            <text:p>78.97539</text:p>
          </table:table-cell>
          <table:table-cell office:value-type="float" office:value="79.52639" calcext:value-type="float">
            <text:p>79.52639</text:p>
          </table:table-cell>
          <table:table-cell office:value-type="float" office:value="79.53294" calcext:value-type="float">
            <text:p>79.53294</text:p>
          </table:table-cell>
          <table:table-cell office:value-type="float" office:value="80.02741" calcext:value-type="float">
            <text:p>80.02741</text:p>
          </table:table-cell>
          <table:table-cell office:value-type="float" office:value="81.06465" calcext:value-type="float">
            <text:p>81.06465</text:p>
          </table:table-cell>
          <table:table-cell office:value-type="float" office:value="84.52563" calcext:value-type="float">
            <text:p>84.52563</text:p>
          </table:table-cell>
          <table:table-cell office:value-type="float" office:value="79.96292" calcext:value-type="float">
            <text:p>79.96292</text:p>
          </table:table-cell>
          <table:table-cell office:value-type="float" office:value="80.13237" calcext:value-type="float">
            <text:p>80.13237</text:p>
          </table:table-cell>
          <table:table-cell office:value-type="float" office:value="80.13636" calcext:value-type="float">
            <text:p>80.13636</text:p>
          </table:table-cell>
          <table:table-cell office:value-type="float" office:value="81.11806" calcext:value-type="float">
            <text:p>81.11806</text:p>
          </table:table-cell>
          <table:table-cell office:value-type="float" office:value="80.28531" calcext:value-type="float">
            <text:p>80.28531</text:p>
          </table:table-cell>
          <table:table-cell office:value-type="float" office:value="86.22453" calcext:value-type="float">
            <text:p>86.22453</text:p>
          </table:table-cell>
          <table:table-cell office:value-type="float" office:value="86.92676" calcext:value-type="float">
            <text:p>86.92676</text:p>
          </table:table-cell>
          <table:table-cell office:value-type="float" office:value="80.1166" calcext:value-type="float">
            <text:p>80.1166</text:p>
          </table:table-cell>
          <table:table-cell office:value-type="float" office:value="79.26998" calcext:value-type="float">
            <text:p>79.26998</text:p>
          </table:table-cell>
          <table:table-cell/>
        </table:table-row>
        <table:table-row table:style-name="ro1">
          <table:table-cell office:value-type="float" office:value="81.92769" calcext:value-type="float">
            <text:p>81.92769</text:p>
          </table:table-cell>
          <table:table-cell office:value-type="float" office:value="79.52245" calcext:value-type="float">
            <text:p>79.52245</text:p>
          </table:table-cell>
          <table:table-cell office:value-type="float" office:value="83.02691" calcext:value-type="float">
            <text:p>83.02691</text:p>
          </table:table-cell>
          <table:table-cell office:value-type="float" office:value="79.5637" calcext:value-type="float">
            <text:p>79.5637</text:p>
          </table:table-cell>
          <table:table-cell office:value-type="float" office:value="82.15503" calcext:value-type="float">
            <text:p>82.15503</text:p>
          </table:table-cell>
          <table:table-cell office:value-type="float" office:value="78.62112" calcext:value-type="float">
            <text:p>78.62112</text:p>
          </table:table-cell>
          <table:table-cell office:value-type="float" office:value="79.34118" calcext:value-type="float">
            <text:p>79.34118</text:p>
          </table:table-cell>
          <table:table-cell office:value-type="float" office:value="79.17488" calcext:value-type="float">
            <text:p>79.17488</text:p>
          </table:table-cell>
          <table:table-cell office:value-type="float" office:value="79.85076" calcext:value-type="float">
            <text:p>79.85076</text:p>
          </table:table-cell>
          <table:table-cell office:value-type="float" office:value="80.67818" calcext:value-type="float">
            <text:p>80.67818</text:p>
          </table:table-cell>
          <table:table-cell office:value-type="float" office:value="84.18421" calcext:value-type="float">
            <text:p>84.18421</text:p>
          </table:table-cell>
          <table:table-cell office:value-type="float" office:value="79.55798" calcext:value-type="float">
            <text:p>79.55798</text:p>
          </table:table-cell>
          <table:table-cell office:value-type="float" office:value="79.96558" calcext:value-type="float">
            <text:p>79.96558</text:p>
          </table:table-cell>
          <table:table-cell office:value-type="float" office:value="79.96418" calcext:value-type="float">
            <text:p>79.96418</text:p>
          </table:table-cell>
          <table:table-cell office:value-type="float" office:value="80.96163" calcext:value-type="float">
            <text:p>80.96163</text:p>
          </table:table-cell>
          <table:table-cell office:value-type="float" office:value="80.11868" calcext:value-type="float">
            <text:p>80.11868</text:p>
          </table:table-cell>
          <table:table-cell office:value-type="float" office:value="86.19382" calcext:value-type="float">
            <text:p>86.19382</text:p>
          </table:table-cell>
          <table:table-cell office:value-type="float" office:value="86.62089" calcext:value-type="float">
            <text:p>86.62089</text:p>
          </table:table-cell>
          <table:table-cell office:value-type="float" office:value="79.77238" calcext:value-type="float">
            <text:p>79.77238</text:p>
          </table:table-cell>
          <table:table-cell office:value-type="float" office:value="78.86866" calcext:value-type="float">
            <text:p>78.86866</text:p>
          </table:table-cell>
          <table:table-cell/>
        </table:table-row>
        <table:table-row table:style-name="ro1">
          <table:table-cell office:value-type="float" office:value="81.76782" calcext:value-type="float">
            <text:p>81.76782</text:p>
          </table:table-cell>
          <table:table-cell office:value-type="float" office:value="79.34567" calcext:value-type="float">
            <text:p>79.34567</text:p>
          </table:table-cell>
          <table:table-cell office:value-type="float" office:value="82.929" calcext:value-type="float">
            <text:p>82.929</text:p>
          </table:table-cell>
          <table:table-cell office:value-type="float" office:value="79.37813" calcext:value-type="float">
            <text:p>79.37813</text:p>
          </table:table-cell>
          <table:table-cell office:value-type="float" office:value="81.7651" calcext:value-type="float">
            <text:p>81.7651</text:p>
          </table:table-cell>
          <table:table-cell office:value-type="float" office:value="78.37879" calcext:value-type="float">
            <text:p>78.37879</text:p>
          </table:table-cell>
          <table:table-cell office:value-type="float" office:value="79.34118" calcext:value-type="float">
            <text:p>79.34118</text:p>
          </table:table-cell>
          <table:table-cell office:value-type="float" office:value="78.94622" calcext:value-type="float">
            <text:p>78.94622</text:p>
          </table:table-cell>
          <table:table-cell office:value-type="float" office:value="79.44592" calcext:value-type="float">
            <text:p>79.44592</text:p>
          </table:table-cell>
          <table:table-cell office:value-type="float" office:value="80.51651" calcext:value-type="float">
            <text:p>80.51651</text:p>
          </table:table-cell>
          <table:table-cell office:value-type="float" office:value="84.11521" calcext:value-type="float">
            <text:p>84.11521</text:p>
          </table:table-cell>
          <table:table-cell office:value-type="float" office:value="79.38099" calcext:value-type="float">
            <text:p>79.38099</text:p>
          </table:table-cell>
          <table:table-cell office:value-type="float" office:value="79.55577" calcext:value-type="float">
            <text:p>79.55577</text:p>
          </table:table-cell>
          <table:table-cell office:value-type="float" office:value="79.55942" calcext:value-type="float">
            <text:p>79.55942</text:p>
          </table:table-cell>
          <table:table-cell office:value-type="float" office:value="80.5618" calcext:value-type="float">
            <text:p>80.5618</text:p>
          </table:table-cell>
          <table:table-cell office:value-type="float" office:value="79.71384" calcext:value-type="float">
            <text:p>79.71384</text:p>
          </table:table-cell>
          <table:table-cell office:value-type="float" office:value="85.87941" calcext:value-type="float">
            <text:p>85.87941</text:p>
          </table:table-cell>
          <table:table-cell office:value-type="float" office:value="86.59111" calcext:value-type="float">
            <text:p>86.59111</text:p>
          </table:table-cell>
          <table:table-cell office:value-type="float" office:value="79.53994" calcext:value-type="float">
            <text:p>79.53994</text:p>
          </table:table-cell>
          <table:table-cell office:value-type="float" office:value="78.67292" calcext:value-type="float">
            <text:p>78.67292</text:p>
          </table:table-cell>
          <table:table-cell/>
        </table:table-row>
        <table:table-row table:style-name="ro1">
          <table:table-cell office:value-type="float" office:value="81.37774" calcext:value-type="float">
            <text:p>81.37774</text:p>
          </table:table-cell>
          <table:table-cell office:value-type="float" office:value="78.93091" calcext:value-type="float">
            <text:p>78.93091</text:p>
          </table:table-cell>
          <table:table-cell office:value-type="float" office:value="82.56455" calcext:value-type="float">
            <text:p>82.56455</text:p>
          </table:table-cell>
          <table:table-cell office:value-type="float" office:value="78.97714" calcext:value-type="float">
            <text:p>78.97714</text:p>
          </table:table-cell>
          <table:table-cell office:value-type="float" office:value="81.61007" calcext:value-type="float">
            <text:p>81.61007</text:p>
          </table:table-cell>
          <table:table-cell office:value-type="float" office:value="77.96428" calcext:value-type="float">
            <text:p>77.96428</text:p>
          </table:table-cell>
          <table:table-cell office:value-type="float" office:value="78.9349" calcext:value-type="float">
            <text:p>78.9349</text:p>
          </table:table-cell>
          <table:table-cell office:value-type="float" office:value="78.57842" calcext:value-type="float">
            <text:p>78.57842</text:p>
          </table:table-cell>
          <table:table-cell office:value-type="float" office:value="79.2641" calcext:value-type="float">
            <text:p>79.2641</text:p>
          </table:table-cell>
          <table:table-cell office:value-type="float" office:value="80.11667" calcext:value-type="float">
            <text:p>80.11667</text:p>
          </table:table-cell>
          <table:table-cell office:value-type="float" office:value="83.76891" calcext:value-type="float">
            <text:p>83.76891</text:p>
          </table:table-cell>
          <table:table-cell office:value-type="float" office:value="78.9798" calcext:value-type="float">
            <text:p>78.9798</text:p>
          </table:table-cell>
          <table:table-cell office:value-type="float" office:value="79.38373" calcext:value-type="float">
            <text:p>79.38373</text:p>
          </table:table-cell>
          <table:table-cell office:value-type="float" office:value="79.38211" calcext:value-type="float">
            <text:p>79.38211</text:p>
          </table:table-cell>
          <table:table-cell office:value-type="float" office:value="80.40012" calcext:value-type="float">
            <text:p>80.40012</text:p>
          </table:table-cell>
          <table:table-cell office:value-type="float" office:value="79.54208" calcext:value-type="float">
            <text:p>79.54208</text:p>
          </table:table-cell>
          <table:table-cell office:value-type="float" office:value="85.83513" calcext:value-type="float">
            <text:p>85.83513</text:p>
          </table:table-cell>
          <table:table-cell office:value-type="float" office:value="86.27233" calcext:value-type="float">
            <text:p>86.27233</text:p>
          </table:table-cell>
          <table:table-cell office:value-type="float" office:value="79.19038" calcext:value-type="float">
            <text:p>79.19038</text:p>
          </table:table-cell>
          <table:table-cell office:value-type="float" office:value="78.25799" calcext:value-type="float">
            <text:p>78.25799</text:p>
          </table:table-cell>
          <table:table-cell/>
        </table:table-row>
        <table:table-row table:style-name="ro1">
          <table:table-cell office:value-type="float" office:value="81.22641" calcext:value-type="float">
            <text:p>81.22641</text:p>
          </table:table-cell>
          <table:table-cell office:value-type="float" office:value="78.74898" calcext:value-type="float">
            <text:p>78.74898</text:p>
          </table:table-cell>
          <table:table-cell office:value-type="float" office:value="82.43208" calcext:value-type="float">
            <text:p>82.43208</text:p>
          </table:table-cell>
          <table:table-cell office:value-type="float" office:value="78.78651" calcext:value-type="float">
            <text:p>78.78651</text:p>
          </table:table-cell>
          <table:table-cell office:value-type="float" office:value="81.22026" calcext:value-type="float">
            <text:p>81.22026</text:p>
          </table:table-cell>
          <table:table-cell office:value-type="float" office:value="77.76339" calcext:value-type="float">
            <text:p>77.76339</text:p>
          </table:table-cell>
          <table:table-cell office:value-type="float" office:value="78.73941" calcext:value-type="float">
            <text:p>78.73941</text:p>
          </table:table-cell>
          <table:table-cell office:value-type="float" office:value="78.33102" calcext:value-type="float">
            <text:p>78.33102</text:p>
          </table:table-cell>
          <table:table-cell office:value-type="float" office:value="78.85418" calcext:value-type="float">
            <text:p>78.85418</text:p>
          </table:table-cell>
          <table:table-cell office:value-type="float" office:value="79.94472" calcext:value-type="float">
            <text:p>79.94472</text:p>
          </table:table-cell>
          <table:table-cell office:value-type="float" office:value="83.68964" calcext:value-type="float">
            <text:p>83.68964</text:p>
          </table:table-cell>
          <table:table-cell office:value-type="float" office:value="78.7891" calcext:value-type="float">
            <text:p>78.7891</text:p>
          </table:table-cell>
          <table:table-cell office:value-type="float" office:value="78.97394" calcext:value-type="float">
            <text:p>78.97394</text:p>
          </table:table-cell>
          <table:table-cell office:value-type="float" office:value="78.97218" calcext:value-type="float">
            <text:p>78.97218</text:p>
          </table:table-cell>
          <table:table-cell office:value-type="float" office:value="79.99946" calcext:value-type="float">
            <text:p>79.99946</text:p>
          </table:table-cell>
          <table:table-cell office:value-type="float" office:value="79.13214" calcext:value-type="float">
            <text:p>79.13214</text:p>
          </table:table-cell>
          <table:table-cell office:value-type="float" office:value="85.51592" calcext:value-type="float">
            <text:p>85.51592</text:p>
          </table:table-cell>
          <table:table-cell office:value-type="float" office:value="86.24161" calcext:value-type="float">
            <text:p>86.24161</text:p>
          </table:table-cell>
          <table:table-cell office:value-type="float" office:value="78.94776" calcext:value-type="float">
            <text:p>78.94776</text:p>
          </table:table-cell>
          <table:table-cell office:value-type="float" office:value="78.06589" calcext:value-type="float">
            <text:p>78.06589</text:p>
          </table:table-cell>
          <table:table-cell/>
        </table:table-row>
        <table:table-row table:style-name="ro1">
          <table:table-cell office:value-type="float" office:value="80.83151" calcext:value-type="float">
            <text:p>80.83151</text:p>
          </table:table-cell>
          <table:table-cell office:value-type="float" office:value="78.3344" calcext:value-type="float">
            <text:p>78.3344</text:p>
          </table:table-cell>
          <table:table-cell office:value-type="float" office:value="82.03831" calcext:value-type="float">
            <text:p>82.03831</text:p>
          </table:table-cell>
          <table:table-cell office:value-type="float" office:value="78.37684" calcext:value-type="float">
            <text:p>78.37684</text:p>
          </table:table-cell>
          <table:table-cell office:value-type="float" office:value="81.06382" calcext:value-type="float">
            <text:p>81.06382</text:p>
          </table:table-cell>
          <table:table-cell office:value-type="float" office:value="77.34358" calcext:value-type="float">
            <text:p>77.34358</text:p>
          </table:table-cell>
          <table:table-cell office:value-type="float" office:value="78.32471" calcext:value-type="float">
            <text:p>78.32471</text:p>
          </table:table-cell>
          <table:table-cell office:value-type="float" office:value="77.96669" calcext:value-type="float">
            <text:p>77.96669</text:p>
          </table:table-cell>
          <table:table-cell office:value-type="float" office:value="78.6673" calcext:value-type="float">
            <text:p>78.6673</text:p>
          </table:table-cell>
          <table:table-cell office:value-type="float" office:value="79.53994" calcext:value-type="float">
            <text:p>79.53994</text:p>
          </table:table-cell>
          <table:table-cell office:value-type="float" office:value="83.33492" calcext:value-type="float">
            <text:p>83.33492</text:p>
          </table:table-cell>
          <table:table-cell office:value-type="float" office:value="78.37411" calcext:value-type="float">
            <text:p>78.37411</text:p>
          </table:table-cell>
          <table:table-cell office:value-type="float" office:value="78.79164" calcext:value-type="float">
            <text:p>78.79164</text:p>
          </table:table-cell>
          <table:table-cell office:value-type="float" office:value="78.78991" calcext:value-type="float">
            <text:p>78.78991</text:p>
          </table:table-cell>
          <table:table-cell office:value-type="float" office:value="79.82774" calcext:value-type="float">
            <text:p>79.82774</text:p>
          </table:table-cell>
          <table:table-cell office:value-type="float" office:value="78.95006" calcext:value-type="float">
            <text:p>78.95006</text:p>
          </table:table-cell>
          <table:table-cell office:value-type="float" office:value="85.47544" calcext:value-type="float">
            <text:p>85.47544</text:p>
          </table:table-cell>
          <table:table-cell office:value-type="float" office:value="85.92301" calcext:value-type="float">
            <text:p>85.92301</text:p>
          </table:table-cell>
          <table:table-cell office:value-type="float" office:value="78.53812" calcext:value-type="float">
            <text:p>78.53812</text:p>
          </table:table-cell>
          <table:table-cell office:value-type="float" office:value="77.6319" calcext:value-type="float">
            <text:p>77.6319</text:p>
          </table:table-cell>
          <table:table-cell/>
        </table:table-row>
        <table:table-row table:style-name="ro1">
          <table:table-cell office:value-type="float" office:value="80.66991" calcext:value-type="float">
            <text:p>80.66991</text:p>
          </table:table-cell>
          <table:table-cell office:value-type="float" office:value="78.13366" calcext:value-type="float">
            <text:p>78.13366</text:p>
          </table:table-cell>
          <table:table-cell office:value-type="float" office:value="81.89203" calcext:value-type="float">
            <text:p>81.89203</text:p>
          </table:table-cell>
          <table:table-cell office:value-type="float" office:value="78.18439" calcext:value-type="float">
            <text:p>78.18439</text:p>
          </table:table-cell>
          <table:table-cell office:value-type="float" office:value="80.66907" calcext:value-type="float">
            <text:p>80.66907</text:p>
          </table:table-cell>
          <table:table-cell office:value-type="float" office:value="77.13735" calcext:value-type="float">
            <text:p>77.13735</text:p>
          </table:table-cell>
          <table:table-cell office:value-type="float" office:value="78.13277" calcext:value-type="float">
            <text:p>78.13277</text:p>
          </table:table-cell>
          <table:table-cell office:value-type="float" office:value="77.71059" calcext:value-type="float">
            <text:p>77.71059</text:p>
          </table:table-cell>
          <table:table-cell office:value-type="float" office:value="78.25223" calcext:value-type="float">
            <text:p>78.25223</text:p>
          </table:table-cell>
          <table:table-cell office:value-type="float" office:value="79.36292" calcext:value-type="float">
            <text:p>79.36292</text:p>
          </table:table-cell>
          <table:table-cell office:value-type="float" office:value="83.24196" calcext:value-type="float">
            <text:p>83.24196</text:p>
          </table:table-cell>
          <table:table-cell office:value-type="float" office:value="78.18678" calcext:value-type="float">
            <text:p>78.18678</text:p>
          </table:table-cell>
          <table:table-cell office:value-type="float" office:value="78.37675" calcext:value-type="float">
            <text:p>78.37675</text:p>
          </table:table-cell>
          <table:table-cell office:value-type="float" office:value="78.37989" calcext:value-type="float">
            <text:p>78.37989</text:p>
          </table:table-cell>
          <table:table-cell office:value-type="float" office:value="79.43194" calcext:value-type="float">
            <text:p>79.43194</text:p>
          </table:table-cell>
          <table:table-cell office:value-type="float" office:value="78.54031" calcext:value-type="float">
            <text:p>78.54031</text:p>
          </table:table-cell>
          <table:table-cell office:value-type="float" office:value="85.157" calcext:value-type="float">
            <text:p>85.157</text:p>
          </table:table-cell>
          <table:table-cell office:value-type="float" office:value="85.88741" calcext:value-type="float">
            <text:p>85.88741</text:p>
          </table:table-cell>
          <table:table-cell office:value-type="float" office:value="78.35093" calcext:value-type="float">
            <text:p>78.35093</text:p>
          </table:table-cell>
          <table:table-cell office:value-type="float" office:value="77.42597" calcext:value-type="float">
            <text:p>77.42597</text:p>
          </table:table-cell>
          <table:table-cell/>
        </table:table-row>
        <table:table-row table:style-name="ro1">
          <table:table-cell office:value-type="float" office:value="80.26992" calcext:value-type="float">
            <text:p>80.26992</text:p>
          </table:table-cell>
          <table:table-cell office:value-type="float" office:value="77.71385" calcext:value-type="float">
            <text:p>77.71385</text:p>
          </table:table-cell>
          <table:table-cell office:value-type="float" office:value="81.50195" calcext:value-type="float">
            <text:p>81.50195</text:p>
          </table:table-cell>
          <table:table-cell office:value-type="float" office:value="77.76949" calcext:value-type="float">
            <text:p>77.76949</text:p>
          </table:table-cell>
          <table:table-cell office:value-type="float" office:value="80.50235" calcext:value-type="float">
            <text:p>80.50235</text:p>
          </table:table-cell>
          <table:table-cell office:value-type="float" office:value="76.71249" calcext:value-type="float">
            <text:p>76.71249</text:p>
          </table:table-cell>
          <table:table-cell office:value-type="float" office:value="77.70391" calcext:value-type="float">
            <text:p>77.70391</text:p>
          </table:table-cell>
          <table:table-cell office:value-type="float" office:value="77.33245" calcext:value-type="float">
            <text:p>77.33245</text:p>
          </table:table-cell>
          <table:table-cell office:value-type="float" office:value="78.05159" calcext:value-type="float">
            <text:p>78.05159</text:p>
          </table:table-cell>
          <table:table-cell office:value-type="float" office:value="78.95833" calcext:value-type="float">
            <text:p>78.95833</text:p>
          </table:table-cell>
          <table:table-cell office:value-type="float" office:value="82.89088" calcext:value-type="float">
            <text:p>82.89088</text:p>
          </table:table-cell>
          <table:table-cell office:value-type="float" office:value="77.76687" calcext:value-type="float">
            <text:p>77.76687</text:p>
          </table:table-cell>
          <table:table-cell office:value-type="float" office:value="78.17572" calcext:value-type="float">
            <text:p>78.17572</text:p>
          </table:table-cell>
          <table:table-cell office:value-type="float" office:value="78.17873" calcext:value-type="float">
            <text:p>78.17873</text:p>
          </table:table-cell>
          <table:table-cell office:value-type="float" office:value="79.25501" calcext:value-type="float">
            <text:p>79.25501</text:p>
          </table:table-cell>
          <table:table-cell office:value-type="float" office:value="78.34456" calcext:value-type="float">
            <text:p>78.34456</text:p>
          </table:table-cell>
          <table:table-cell office:value-type="float" office:value="85.09791" calcext:value-type="float">
            <text:p>85.09791</text:p>
          </table:table-cell>
          <table:table-cell office:value-type="float" office:value="85.55955" calcext:value-type="float">
            <text:p>85.55955</text:p>
          </table:table-cell>
          <table:table-cell office:value-type="float" office:value="77.93085" calcext:value-type="float">
            <text:p>77.93085</text:p>
          </table:table-cell>
          <table:table-cell office:value-type="float" office:value="77.00081" calcext:value-type="float">
            <text:p>77.00081</text:p>
          </table:table-cell>
          <table:table-cell/>
        </table:table-row>
        <table:table-row table:style-name="ro1">
          <table:table-cell office:value-type="float" office:value="80.10301" calcext:value-type="float">
            <text:p>80.10301</text:p>
          </table:table-cell>
          <table:table-cell office:value-type="float" office:value="77.50797" calcext:value-type="float">
            <text:p>77.50797</text:p>
          </table:table-cell>
          <table:table-cell office:value-type="float" office:value="81.35045" calcext:value-type="float">
            <text:p>81.35045</text:p>
          </table:table-cell>
          <table:table-cell office:value-type="float" office:value="77.56346" calcext:value-type="float">
            <text:p>77.56346</text:p>
          </table:table-cell>
          <table:table-cell office:value-type="float" office:value="80.10258" calcext:value-type="float">
            <text:p>80.10258</text:p>
          </table:table-cell>
          <table:table-cell office:value-type="float" office:value="76.49618" calcext:value-type="float">
            <text:p>76.49618</text:p>
          </table:table-cell>
          <table:table-cell office:value-type="float" office:value="77.49322" calcext:value-type="float">
            <text:p>77.49322</text:p>
          </table:table-cell>
          <table:table-cell office:value-type="float" office:value="77.07931" calcext:value-type="float">
            <text:p>77.07931</text:p>
          </table:table-cell>
          <table:table-cell office:value-type="float" office:value="77.63143" calcext:value-type="float">
            <text:p>77.63143</text:p>
          </table:table-cell>
          <table:table-cell office:value-type="float" office:value="78.77102" calcext:value-type="float">
            <text:p>78.77102</text:p>
          </table:table-cell>
          <table:table-cell office:value-type="float" office:value="82.78416" calcext:value-type="float">
            <text:p>82.78416</text:p>
          </table:table-cell>
          <table:table-cell office:value-type="float" office:value="77.56582" calcext:value-type="float">
            <text:p>77.56582</text:p>
          </table:table-cell>
          <table:table-cell office:value-type="float" office:value="77.76072" calcext:value-type="float">
            <text:p>77.76072</text:p>
          </table:table-cell>
          <table:table-cell office:value-type="float" office:value="77.75876" calcext:value-type="float">
            <text:p>77.75876</text:p>
          </table:table-cell>
          <table:table-cell office:value-type="float" office:value="78.8404" calcext:value-type="float">
            <text:p>78.8404</text:p>
          </table:table-cell>
          <table:table-cell office:value-type="float" office:value="77.92457" calcext:value-type="float">
            <text:p>77.92457</text:p>
          </table:table-cell>
          <table:table-cell office:value-type="float" office:value="84.77464" calcext:value-type="float">
            <text:p>84.77464</text:p>
          </table:table-cell>
          <table:table-cell office:value-type="float" office:value="85.51909" calcext:value-type="float">
            <text:p>85.51909</text:p>
          </table:table-cell>
          <table:table-cell office:value-type="float" office:value="77.72985" calcext:value-type="float">
            <text:p>77.72985</text:p>
          </table:table-cell>
          <table:table-cell office:value-type="float" office:value="76.7849" calcext:value-type="float">
            <text:p>76.7849</text:p>
          </table:table-cell>
          <table:table-cell/>
        </table:table-row>
        <table:table-row table:style-name="ro1">
          <table:table-cell office:value-type="float" office:value="79.69817" calcext:value-type="float">
            <text:p>79.69817</text:p>
          </table:table-cell>
          <table:table-cell office:value-type="float" office:value="77.08287" calcext:value-type="float">
            <text:p>77.08287</text:p>
          </table:table-cell>
          <table:table-cell office:value-type="float" office:value="80.95531" calcext:value-type="float">
            <text:p>80.95531</text:p>
          </table:table-cell>
          <table:table-cell office:value-type="float" office:value="77.13824" calcext:value-type="float">
            <text:p>77.13824</text:p>
          </table:table-cell>
          <table:table-cell office:value-type="float" office:value="79.93563" calcext:value-type="float">
            <text:p>79.93563</text:p>
          </table:table-cell>
          <table:table-cell office:value-type="float" office:value="76.06253" calcext:value-type="float">
            <text:p>76.06253</text:p>
          </table:table-cell>
          <table:table-cell office:value-type="float" office:value="77.06809" calcext:value-type="float">
            <text:p>77.06809</text:p>
          </table:table-cell>
          <table:table-cell office:value-type="float" office:value="76.69121" calcext:value-type="float">
            <text:p>76.69121</text:p>
          </table:table-cell>
          <table:table-cell office:value-type="float" office:value="77.41967" calcext:value-type="float">
            <text:p>77.41967</text:p>
          </table:table-cell>
          <table:table-cell office:value-type="float" office:value="78.36131" calcext:value-type="float">
            <text:p>78.36131</text:p>
          </table:table-cell>
          <table:table-cell office:value-type="float" office:value="82.40724" calcext:value-type="float">
            <text:p>82.40724</text:p>
          </table:table-cell>
          <table:table-cell office:value-type="float" office:value="77.14077" calcext:value-type="float">
            <text:p>77.14077</text:p>
          </table:table-cell>
          <table:table-cell office:value-type="float" office:value="77.56306" calcext:value-type="float">
            <text:p>77.56306</text:p>
          </table:table-cell>
          <table:table-cell office:value-type="float" office:value="77.56641" calcext:value-type="float">
            <text:p>77.56641</text:p>
          </table:table-cell>
          <table:table-cell office:value-type="float" office:value="78.64968" calcext:value-type="float">
            <text:p>78.64968</text:p>
          </table:table-cell>
          <table:table-cell office:value-type="float" office:value="77.73239" calcext:value-type="float">
            <text:p>77.73239</text:p>
          </table:table-cell>
          <table:table-cell office:value-type="float" office:value="84.7194" calcext:value-type="float">
            <text:p>84.7194</text:p>
          </table:table-cell>
          <table:table-cell office:value-type="float" office:value="85.20041" calcext:value-type="float">
            <text:p>85.20041</text:p>
          </table:table-cell>
          <table:table-cell office:value-type="float" office:value="77.30462" calcext:value-type="float">
            <text:p>77.30462</text:p>
          </table:table-cell>
          <table:table-cell office:value-type="float" office:value="76.34571" calcext:value-type="float">
            <text:p>76.34571</text:p>
          </table:table-cell>
          <table:table-cell/>
        </table:table-row>
        <table:table-row table:style-name="ro1">
          <table:table-cell office:value-type="float" office:value="79.52607" calcext:value-type="float">
            <text:p>79.52607</text:p>
          </table:table-cell>
          <table:table-cell office:value-type="float" office:value="76.85836" calcext:value-type="float">
            <text:p>76.85836</text:p>
          </table:table-cell>
          <table:table-cell office:value-type="float" office:value="80.79357" calcext:value-type="float">
            <text:p>80.79357</text:p>
          </table:table-cell>
          <table:table-cell office:value-type="float" office:value="76.92707" calcext:value-type="float">
            <text:p>76.92707</text:p>
          </table:table-cell>
          <table:table-cell office:value-type="float" office:value="79.53988" calcext:value-type="float">
            <text:p>79.53988</text:p>
          </table:table-cell>
          <table:table-cell office:value-type="float" office:value="75.83267" calcext:value-type="float">
            <text:p>75.83267</text:p>
          </table:table-cell>
          <table:table-cell office:value-type="float" office:value="76.85238" calcext:value-type="float">
            <text:p>76.85238</text:p>
          </table:table-cell>
          <table:table-cell office:value-type="float" office:value="76.42492" calcext:value-type="float">
            <text:p>76.42492</text:p>
          </table:table-cell>
          <table:table-cell office:value-type="float" office:value="76.99449" calcext:value-type="float">
            <text:p>76.99449</text:p>
          </table:table-cell>
          <table:table-cell office:value-type="float" office:value="78.16882" calcext:value-type="float">
            <text:p>78.16882</text:p>
          </table:table-cell>
          <table:table-cell office:value-type="float" office:value="82.2573" calcext:value-type="float">
            <text:p>82.2573</text:p>
          </table:table-cell>
          <table:table-cell office:value-type="float" office:value="76.92966" calcext:value-type="float">
            <text:p>76.92966</text:p>
          </table:table-cell>
          <table:table-cell office:value-type="float" office:value="77.12948" calcext:value-type="float">
            <text:p>77.12948</text:p>
          </table:table-cell>
          <table:table-cell office:value-type="float" office:value="77.14109" calcext:value-type="float">
            <text:p>77.14109</text:p>
          </table:table-cell>
          <table:table-cell office:value-type="float" office:value="78.23494" calcext:value-type="float">
            <text:p>78.23494</text:p>
          </table:table-cell>
          <table:table-cell office:value-type="float" office:value="77.30376" calcext:value-type="float">
            <text:p>77.30376</text:p>
          </table:table-cell>
          <table:table-cell office:value-type="float" office:value="84.38282" calcext:value-type="float">
            <text:p>84.38282</text:p>
          </table:table-cell>
          <table:table-cell office:value-type="float" office:value="85.14641" calcext:value-type="float">
            <text:p>85.14641</text:p>
          </table:table-cell>
          <table:table-cell office:value-type="float" office:value="77.09863" calcext:value-type="float">
            <text:p>77.09863</text:p>
          </table:table-cell>
          <table:table-cell office:value-type="float" office:value="76.12126" calcext:value-type="float">
            <text:p>76.12126</text:p>
          </table:table-cell>
          <table:table-cell/>
        </table:table-row>
        <table:table-row table:style-name="ro1">
          <table:table-cell office:value-type="float" office:value="79.11602" calcext:value-type="float">
            <text:p>79.11602</text:p>
          </table:table-cell>
          <table:table-cell office:value-type="float" office:value="76.42827" calcext:value-type="float">
            <text:p>76.42827</text:p>
          </table:table-cell>
          <table:table-cell office:value-type="float" office:value="80.39879" calcext:value-type="float">
            <text:p>80.39879</text:p>
          </table:table-cell>
          <table:table-cell office:value-type="float" office:value="76.49353" calcext:value-type="float">
            <text:p>76.49353</text:p>
          </table:table-cell>
          <table:table-cell office:value-type="float" office:value="79.36301" calcext:value-type="float">
            <text:p>79.36301</text:p>
          </table:table-cell>
          <table:table-cell office:value-type="float" office:value="75.38914" calcext:value-type="float">
            <text:p>75.38914</text:p>
          </table:table-cell>
          <table:table-cell office:value-type="float" office:value="76.41339" calcext:value-type="float">
            <text:p>76.41339</text:p>
          </table:table-cell>
          <table:table-cell office:value-type="float" office:value="76.02311" calcext:value-type="float">
            <text:p>76.02311</text:p>
          </table:table-cell>
          <table:table-cell office:value-type="float" office:value="76.77866" calcext:value-type="float">
            <text:p>76.77866</text:p>
          </table:table-cell>
          <table:table-cell office:value-type="float" office:value="77.74542" calcext:value-type="float">
            <text:p>77.74542</text:p>
          </table:table-cell>
          <table:table-cell office:value-type="float" office:value="81.87209" calcext:value-type="float">
            <text:p>81.87209</text:p>
          </table:table-cell>
          <table:table-cell office:value-type="float" office:value="76.49597" calcext:value-type="float">
            <text:p>76.49597</text:p>
          </table:table-cell>
          <table:table-cell office:value-type="float" office:value="76.91831" calcext:value-type="float">
            <text:p>76.91831</text:p>
          </table:table-cell>
          <table:table-cell office:value-type="float" office:value="76.92121" calcext:value-type="float">
            <text:p>76.92121</text:p>
          </table:table-cell>
          <table:table-cell office:value-type="float" office:value="78.04778" calcext:value-type="float">
            <text:p>78.04778</text:p>
          </table:table-cell>
          <table:table-cell office:value-type="float" office:value="77.09285" calcext:value-type="float">
            <text:p>77.09285</text:p>
          </table:table-cell>
          <table:table-cell office:value-type="float" office:value="84.3222" calcext:value-type="float">
            <text:p>84.3222</text:p>
          </table:table-cell>
          <table:table-cell office:value-type="float" office:value="84.82309" calcext:value-type="float">
            <text:p>84.82309</text:p>
          </table:table-cell>
          <table:table-cell office:value-type="float" office:value="76.6648" calcext:value-type="float">
            <text:p>76.6648</text:p>
          </table:table-cell>
          <table:table-cell office:value-type="float" office:value="75.67703" calcext:value-type="float">
            <text:p>75.67703</text:p>
          </table:table-cell>
          <table:table-cell/>
        </table:table-row>
        <table:table-row table:style-name="ro1">
          <table:table-cell office:value-type="float" office:value="78.93392" calcext:value-type="float">
            <text:p>78.93392</text:p>
          </table:table-cell>
          <table:table-cell office:value-type="float" office:value="76.2039" calcext:value-type="float">
            <text:p>76.2039</text:p>
          </table:table-cell>
          <table:table-cell office:value-type="float" office:value="80.23186" calcext:value-type="float">
            <text:p>80.23186</text:p>
          </table:table-cell>
          <table:table-cell office:value-type="float" office:value="76.27226" calcext:value-type="float">
            <text:p>76.27226</text:p>
          </table:table-cell>
          <table:table-cell office:value-type="float" office:value="78.95358" calcext:value-type="float">
            <text:p>78.95358</text:p>
          </table:table-cell>
          <table:table-cell office:value-type="float" office:value="75.15432" calcext:value-type="float">
            <text:p>75.15432</text:p>
          </table:table-cell>
          <table:table-cell office:value-type="float" office:value="76.184" calcext:value-type="float">
            <text:p>76.184</text:p>
          </table:table-cell>
          <table:table-cell office:value-type="float" office:value="75.75183" calcext:value-type="float">
            <text:p>75.75183</text:p>
          </table:table-cell>
          <table:table-cell office:value-type="float" office:value="76.33991" calcext:value-type="float">
            <text:p>76.33991</text:p>
          </table:table-cell>
          <table:table-cell office:value-type="float" office:value="77.54794" calcext:value-type="float">
            <text:p>77.54794</text:p>
          </table:table-cell>
          <table:table-cell office:value-type="float" office:value="81.72581" calcext:value-type="float">
            <text:p>81.72581</text:p>
          </table:table-cell>
          <table:table-cell office:value-type="float" office:value="76.27463" calcext:value-type="float">
            <text:p>76.27463</text:p>
          </table:table-cell>
          <table:table-cell office:value-type="float" office:value="76.49299" calcext:value-type="float">
            <text:p>76.49299</text:p>
          </table:table-cell>
          <table:table-cell office:value-type="float" office:value="76.49604" calcext:value-type="float">
            <text:p>76.49604</text:p>
          </table:table-cell>
          <table:table-cell office:value-type="float" office:value="77.62785" calcext:value-type="float">
            <text:p>77.62785</text:p>
          </table:table-cell>
          <table:table-cell office:value-type="float" office:value="76.66772" calcext:value-type="float">
            <text:p>76.66772</text:p>
          </table:table-cell>
          <table:table-cell office:value-type="float" office:value="83.98081" calcext:value-type="float">
            <text:p>83.98081</text:p>
          </table:table-cell>
          <table:table-cell office:value-type="float" office:value="84.7591" calcext:value-type="float">
            <text:p>84.7591</text:p>
          </table:table-cell>
          <table:table-cell office:value-type="float" office:value="76.44362" calcext:value-type="float">
            <text:p>76.44362</text:p>
          </table:table-cell>
          <table:table-cell office:value-type="float" office:value="75.44248" calcext:value-type="float">
            <text:p>75.44248</text:p>
          </table:table-cell>
          <table:table-cell/>
        </table:table-row>
        <table:table-row table:style-name="ro1">
          <table:table-cell office:value-type="float" office:value="78.52409" calcext:value-type="float">
            <text:p>78.52409</text:p>
          </table:table-cell>
          <table:table-cell office:value-type="float" office:value="75.76021" calcext:value-type="float">
            <text:p>75.76021</text:p>
          </table:table-cell>
          <table:table-cell office:value-type="float" office:value="79.8268" calcext:value-type="float">
            <text:p>79.8268</text:p>
          </table:table-cell>
          <table:table-cell office:value-type="float" office:value="75.83342" calcext:value-type="float">
            <text:p>75.83342</text:p>
          </table:table-cell>
          <table:table-cell office:value-type="float" office:value="78.76276" calcext:value-type="float">
            <text:p>78.76276</text:p>
          </table:table-cell>
          <table:table-cell office:value-type="float" office:value="74.70184" calcext:value-type="float">
            <text:p>74.70184</text:p>
          </table:table-cell>
          <table:table-cell office:value-type="float" office:value="75.74516" calcext:value-type="float">
            <text:p>75.74516</text:p>
          </table:table-cell>
          <table:table-cell office:value-type="float" office:value="75.345" calcext:value-type="float">
            <text:p>75.345</text:p>
          </table:table-cell>
          <table:table-cell office:value-type="float" office:value="76.11022" calcext:value-type="float">
            <text:p>76.11022</text:p>
          </table:table-cell>
          <table:table-cell office:value-type="float" office:value="77.11423" calcext:value-type="float">
            <text:p>77.11423</text:p>
          </table:table-cell>
          <table:table-cell office:value-type="float" office:value="81.33082" calcext:value-type="float">
            <text:p>81.33082</text:p>
          </table:table-cell>
          <table:table-cell office:value-type="float" office:value="75.83572" calcext:value-type="float">
            <text:p>75.83572</text:p>
          </table:table-cell>
          <table:table-cell office:value-type="float" office:value="76.26808" calcext:value-type="float">
            <text:p>76.26808</text:p>
          </table:table-cell>
          <table:table-cell office:value-type="float" office:value="76.26587" calcext:value-type="float">
            <text:p>76.26587</text:p>
          </table:table-cell>
          <table:table-cell office:value-type="float" office:value="77.42179" calcext:value-type="float">
            <text:p>77.42179</text:p>
          </table:table-cell>
          <table:table-cell office:value-type="float" office:value="76.44304" calcext:value-type="float">
            <text:p>76.44304</text:p>
          </table:table-cell>
          <table:table-cell office:value-type="float" office:value="83.90151" calcext:value-type="float">
            <text:p>83.90151</text:p>
          </table:table-cell>
          <table:table-cell office:value-type="float" office:value="84.43104" calcext:value-type="float">
            <text:p>84.43104</text:p>
          </table:table-cell>
          <table:table-cell office:value-type="float" office:value="76.00478" calcext:value-type="float">
            <text:p>76.00478</text:p>
          </table:table-cell>
          <table:table-cell office:value-type="float" office:value="74.98471" calcext:value-type="float">
            <text:p>74.98471</text:p>
          </table:table-cell>
          <table:table-cell/>
        </table:table-row>
        <table:table-row table:style-name="ro1">
          <table:table-cell office:value-type="float" office:value="78.33684" calcext:value-type="float">
            <text:p>78.33684</text:p>
          </table:table-cell>
          <table:table-cell office:value-type="float" office:value="75.5257" calcext:value-type="float">
            <text:p>75.5257</text:p>
          </table:table-cell>
          <table:table-cell office:value-type="float" office:value="79.65497" calcext:value-type="float">
            <text:p>79.65497</text:p>
          </table:table-cell>
          <table:table-cell office:value-type="float" office:value="75.60344" calcext:value-type="float">
            <text:p>75.60344</text:p>
          </table:table-cell>
          <table:table-cell office:value-type="float" office:value="78.35652" calcext:value-type="float">
            <text:p>78.35652</text:p>
          </table:table-cell>
          <table:table-cell office:value-type="float" office:value="74.46198" calcext:value-type="float">
            <text:p>74.46198</text:p>
          </table:table-cell>
          <table:table-cell office:value-type="float" office:value="75.50576" calcext:value-type="float">
            <text:p>75.50576</text:p>
          </table:table-cell>
          <table:table-cell office:value-type="float" office:value="75.07371" calcext:value-type="float">
            <text:p>75.07371</text:p>
          </table:table-cell>
          <table:table-cell office:value-type="float" office:value="75.67119" calcext:value-type="float">
            <text:p>75.67119</text:p>
          </table:table-cell>
          <table:table-cell office:value-type="float" office:value="76.90298" calcext:value-type="float">
            <text:p>76.90298</text:p>
          </table:table-cell>
          <table:table-cell office:value-type="float" office:value="81.17947" calcext:value-type="float">
            <text:p>81.17947</text:p>
          </table:table-cell>
          <table:table-cell office:value-type="float" office:value="75.60597" calcext:value-type="float">
            <text:p>75.60597</text:p>
          </table:table-cell>
          <table:table-cell office:value-type="float" office:value="75.82411" calcext:value-type="float">
            <text:p>75.82411</text:p>
          </table:table-cell>
          <table:table-cell office:value-type="float" office:value="75.82717" calcext:value-type="float">
            <text:p>75.82717</text:p>
          </table:table-cell>
          <table:table-cell office:value-type="float" office:value="76.99686" calcext:value-type="float">
            <text:p>76.99686</text:p>
          </table:table-cell>
          <table:table-cell office:value-type="float" office:value="76.01283" calcext:value-type="float">
            <text:p>76.01283</text:p>
          </table:table-cell>
          <table:table-cell office:value-type="float" office:value="83.55982" calcext:value-type="float">
            <text:p>83.55982</text:p>
          </table:table-cell>
          <table:table-cell office:value-type="float" office:value="84.36208" calcext:value-type="float">
            <text:p>84.36208</text:p>
          </table:table-cell>
          <table:table-cell office:value-type="float" office:value="75.77477" calcext:value-type="float">
            <text:p>75.77477</text:p>
          </table:table-cell>
          <table:table-cell office:value-type="float" office:value="74.73674" calcext:value-type="float">
            <text:p>74.73674</text:p>
          </table:table-cell>
          <table:table-cell/>
        </table:table-row>
        <table:table-row table:style-name="ro1">
          <table:table-cell office:value-type="float" office:value="77.90817" calcext:value-type="float">
            <text:p>77.90817</text:p>
          </table:table-cell>
          <table:table-cell office:value-type="float" office:value="75.07347" calcext:value-type="float">
            <text:p>75.07347</text:p>
          </table:table-cell>
          <table:table-cell office:value-type="float" office:value="79.24986" calcext:value-type="float">
            <text:p>79.24986</text:p>
          </table:table-cell>
          <table:table-cell office:value-type="float" office:value="75.15953" calcext:value-type="float">
            <text:p>75.15953</text:p>
          </table:table-cell>
          <table:table-cell office:value-type="float" office:value="78.16061" calcext:value-type="float">
            <text:p>78.16061</text:p>
          </table:table-cell>
          <table:table-cell office:value-type="float" office:value="74.17692" calcext:value-type="float">
            <text:p>74.17692</text:p>
          </table:table-cell>
          <table:table-cell office:value-type="float" office:value="75.06175" calcext:value-type="float">
            <text:p>75.06175</text:p>
          </table:table-cell>
          <table:table-cell office:value-type="float" office:value="74.64803" calcext:value-type="float">
            <text:p>74.64803</text:p>
          </table:table-cell>
          <table:table-cell office:value-type="float" office:value="75.43676" calcext:value-type="float">
            <text:p>75.43676</text:p>
          </table:table-cell>
          <table:table-cell office:value-type="float" office:value="76.47778" calcext:value-type="float">
            <text:p>76.47778</text:p>
          </table:table-cell>
          <table:table-cell office:value-type="float" office:value="80.78485" calcext:value-type="float">
            <text:p>80.78485</text:p>
          </table:table-cell>
          <table:table-cell office:value-type="float" office:value="75.15672" calcext:value-type="float">
            <text:p>75.15672</text:p>
          </table:table-cell>
          <table:table-cell office:value-type="float" office:value="75.59413" calcext:value-type="float">
            <text:p>75.59413</text:p>
          </table:table-cell>
          <table:table-cell office:value-type="float" office:value="75.60588" calcext:value-type="float">
            <text:p>75.60588</text:p>
          </table:table-cell>
          <table:table-cell office:value-type="float" office:value="76.78554" calcext:value-type="float">
            <text:p>76.78554</text:p>
          </table:table-cell>
          <table:table-cell office:value-type="float" office:value="75.77807" calcext:value-type="float">
            <text:p>75.77807</text:p>
          </table:table-cell>
          <table:table-cell office:value-type="float" office:value="83.46698" calcext:value-type="float">
            <text:p>83.46698</text:p>
          </table:table-cell>
          <table:table-cell office:value-type="float" office:value="84.02058" calcext:value-type="float">
            <text:p>84.02058</text:p>
          </table:table-cell>
          <table:table-cell office:value-type="float" office:value="75.33066" calcext:value-type="float">
            <text:p>75.33066</text:p>
          </table:table-cell>
          <table:table-cell office:value-type="float" office:value="74.28259" calcext:value-type="float">
            <text:p>74.28259</text:p>
          </table:table-cell>
          <table:table-cell/>
        </table:table-row>
        <table:table-row table:style-name="ro1">
          <table:table-cell office:value-type="float" office:value="77.71584" calcext:value-type="float">
            <text:p>77.71584</text:p>
          </table:table-cell>
          <table:table-cell office:value-type="float" office:value="74.83402" calcext:value-type="float">
            <text:p>74.83402</text:p>
          </table:table-cell>
          <table:table-cell office:value-type="float" office:value="79.06758" calcext:value-type="float">
            <text:p>79.06758</text:p>
          </table:table-cell>
          <table:table-cell office:value-type="float" office:value="74.91099" calcext:value-type="float">
            <text:p>74.91099</text:p>
          </table:table-cell>
          <table:table-cell office:value-type="float" office:value="77.74042" calcext:value-type="float">
            <text:p>77.74042</text:p>
          </table:table-cell>
          <table:table-cell office:value-type="float" office:value="73.73729" calcext:value-type="float">
            <text:p>73.73729</text:p>
          </table:table-cell>
          <table:table-cell office:value-type="float" office:value="74.80887" calcext:value-type="float">
            <text:p>74.80887</text:p>
          </table:table-cell>
          <table:table-cell office:value-type="float" office:value="74.36307" calcext:value-type="float">
            <text:p>74.36307</text:p>
          </table:table-cell>
          <table:table-cell office:value-type="float" office:value="74.9876" calcext:value-type="float">
            <text:p>74.9876</text:p>
          </table:table-cell>
          <table:table-cell office:value-type="float" office:value="76.24781" calcext:value-type="float">
            <text:p>76.24781</text:p>
          </table:table-cell>
          <table:table-cell office:value-type="float" office:value="80.61475" calcext:value-type="float">
            <text:p>80.61475</text:p>
          </table:table-cell>
          <table:table-cell office:value-type="float" office:value="74.91337" calcext:value-type="float">
            <text:p>74.91337</text:p>
          </table:table-cell>
          <table:table-cell office:value-type="float" office:value="75.14995" calcext:value-type="float">
            <text:p>75.14995</text:p>
          </table:table-cell>
          <table:table-cell office:value-type="float" office:value="75.14793" calcext:value-type="float">
            <text:p>75.14793</text:p>
          </table:table-cell>
          <table:table-cell office:value-type="float" office:value="76.34675" calcext:value-type="float">
            <text:p>76.34675</text:p>
          </table:table-cell>
          <table:table-cell office:value-type="float" office:value="75.33926" calcext:value-type="float">
            <text:p>75.33926</text:p>
          </table:table-cell>
          <table:table-cell office:value-type="float" office:value="83.12096" calcext:value-type="float">
            <text:p>83.12096</text:p>
          </table:table-cell>
          <table:table-cell office:value-type="float" office:value="83.94644" calcext:value-type="float">
            <text:p>83.94644</text:p>
          </table:table-cell>
          <table:table-cell office:value-type="float" office:value="75.09582" calcext:value-type="float">
            <text:p>75.09582</text:p>
          </table:table-cell>
          <table:table-cell office:value-type="float" office:value="74.02097" calcext:value-type="float">
            <text:p>74.02097</text:p>
          </table:table-cell>
          <table:table-cell/>
        </table:table-row>
        <table:table-row table:style-name="ro1">
          <table:table-cell office:value-type="float" office:value="77.28221" calcext:value-type="float">
            <text:p>77.28221</text:p>
          </table:table-cell>
          <table:table-cell office:value-type="float" office:value="74.37137" calcext:value-type="float">
            <text:p>74.37137</text:p>
          </table:table-cell>
          <table:table-cell office:value-type="float" office:value="78.65757" calcext:value-type="float">
            <text:p>78.65757</text:p>
          </table:table-cell>
          <table:table-cell office:value-type="float" office:value="74.46187" calcext:value-type="float">
            <text:p>74.46187</text:p>
          </table:table-cell>
          <table:table-cell office:value-type="float" office:value="77.53432" calcext:value-type="float">
            <text:p>77.53432</text:p>
          </table:table-cell>
          <table:table-cell office:value-type="float" office:value="73.4472" calcext:value-type="float">
            <text:p>73.4472</text:p>
          </table:table-cell>
          <table:table-cell office:value-type="float" office:value="74.35112" calcext:value-type="float">
            <text:p>74.35112</text:p>
          </table:table-cell>
          <table:table-cell office:value-type="float" office:value="73.9238" calcext:value-type="float">
            <text:p>73.9238</text:p>
          </table:table-cell>
          <table:table-cell office:value-type="float" office:value="74.73963" calcext:value-type="float">
            <text:p>74.73963</text:p>
          </table:table-cell>
          <table:table-cell office:value-type="float" office:value="75.80889" calcext:value-type="float">
            <text:p>75.80889</text:p>
          </table:table-cell>
          <table:table-cell office:value-type="float" office:value="80.22353" calcext:value-type="float">
            <text:p>80.22353</text:p>
          </table:table-cell>
          <table:table-cell office:value-type="float" office:value="74.46432" calcext:value-type="float">
            <text:p>74.46432</text:p>
          </table:table-cell>
          <table:table-cell office:value-type="float" office:value="74.90988" calcext:value-type="float">
            <text:p>74.90988</text:p>
          </table:table-cell>
          <table:table-cell office:value-type="float" office:value="74.91308" calcext:value-type="float">
            <text:p>74.91308</text:p>
          </table:table-cell>
          <table:table-cell office:value-type="float" office:value="76.12185" calcext:value-type="float">
            <text:p>76.12185</text:p>
          </table:table-cell>
          <table:table-cell office:value-type="float" office:value="75.09086" calcext:value-type="float">
            <text:p>75.09086</text:p>
          </table:table-cell>
          <table:table-cell office:value-type="float" office:value="83.02325" calcext:value-type="float">
            <text:p>83.02325</text:p>
          </table:table-cell>
          <table:table-cell office:value-type="float" office:value="83.60021" calcext:value-type="float">
            <text:p>83.60021</text:p>
          </table:table-cell>
          <table:table-cell office:value-type="float" office:value="74.63747" calcext:value-type="float">
            <text:p>74.63747</text:p>
          </table:table-cell>
          <table:table-cell office:value-type="float" office:value="73.55797" calcext:value-type="float">
            <text:p>73.55797</text:p>
          </table:table-cell>
          <table:table-cell/>
        </table:table-row>
        <table:table-row table:style-name="ro1">
          <table:table-cell office:value-type="float" office:value="77.07599" calcext:value-type="float">
            <text:p>77.07599</text:p>
          </table:table-cell>
          <table:table-cell office:value-type="float" office:value="74.10984" calcext:value-type="float">
            <text:p>74.10984</text:p>
          </table:table-cell>
          <table:table-cell office:value-type="float" office:value="78.47017" calcext:value-type="float">
            <text:p>78.47017</text:p>
          </table:table-cell>
          <table:table-cell office:value-type="float" office:value="74.19985" calcext:value-type="float">
            <text:p>74.19985</text:p>
          </table:table-cell>
          <table:table-cell office:value-type="float" office:value="77.11402" calcext:value-type="float">
            <text:p>77.11402</text:p>
          </table:table-cell>
          <table:table-cell office:value-type="float" office:value="73.00753" calcext:value-type="float">
            <text:p>73.00753</text:p>
          </table:table-cell>
          <table:table-cell office:value-type="float" office:value="74.08974" calcext:value-type="float">
            <text:p>74.08974</text:p>
          </table:table-cell>
          <table:table-cell office:value-type="float" office:value="73.63385" calcext:value-type="float">
            <text:p>73.63385</text:p>
          </table:table-cell>
          <table:table-cell office:value-type="float" office:value="74.27668" calcext:value-type="float">
            <text:p>74.27668</text:p>
          </table:table-cell>
          <table:table-cell office:value-type="float" office:value="75.58719" calcext:value-type="float">
            <text:p>75.58719</text:p>
          </table:table-cell>
          <table:table-cell office:value-type="float" office:value="80.05645" calcext:value-type="float">
            <text:p>80.05645</text:p>
          </table:table-cell>
          <table:table-cell office:value-type="float" office:value="74.20227" calcext:value-type="float">
            <text:p>74.20227</text:p>
          </table:table-cell>
          <table:table-cell office:value-type="float" office:value="74.45201" calcext:value-type="float">
            <text:p>74.45201</text:p>
          </table:table-cell>
          <table:table-cell office:value-type="float" office:value="74.45514" calcext:value-type="float">
            <text:p>74.45514</text:p>
          </table:table-cell>
          <table:table-cell office:value-type="float" office:value="75.678" calcext:value-type="float">
            <text:p>75.678</text:p>
          </table:table-cell>
          <table:table-cell office:value-type="float" office:value="74.64149" calcext:value-type="float">
            <text:p>74.64149</text:p>
          </table:table-cell>
          <table:table-cell office:value-type="float" office:value="82.66385" calcext:value-type="float">
            <text:p>82.66385</text:p>
          </table:table-cell>
          <table:table-cell office:value-type="float" office:value="83.52098" calcext:value-type="float">
            <text:p>83.52098</text:p>
          </table:table-cell>
          <table:table-cell office:value-type="float" office:value="74.38417" calcext:value-type="float">
            <text:p>74.38417</text:p>
          </table:table-cell>
          <table:table-cell office:value-type="float" office:value="73.2778" calcext:value-type="float">
            <text:p>73.2778</text:p>
          </table:table-cell>
          <table:table-cell/>
        </table:table-row>
        <table:table-row table:style-name="ro1">
          <table:table-cell office:value-type="float" office:value="76.65094" calcext:value-type="float">
            <text:p>76.65094</text:p>
          </table:table-cell>
          <table:table-cell office:value-type="float" office:value="73.647" calcext:value-type="float">
            <text:p>73.647</text:p>
          </table:table-cell>
          <table:table-cell office:value-type="float" office:value="78.04969" calcext:value-type="float">
            <text:p>78.04969</text:p>
          </table:table-cell>
          <table:table-cell office:value-type="float" office:value="73.73684" calcext:value-type="float">
            <text:p>73.73684</text:p>
          </table:table-cell>
          <table:table-cell office:value-type="float" office:value="76.90272" calcext:value-type="float">
            <text:p>76.90272</text:p>
          </table:table-cell>
          <table:table-cell office:value-type="float" office:value="72.70377" calcext:value-type="float">
            <text:p>72.70377</text:p>
          </table:table-cell>
          <table:table-cell office:value-type="float" office:value="73.62684" calcext:value-type="float">
            <text:p>73.62684</text:p>
          </table:table-cell>
          <table:table-cell office:value-type="float" office:value="73.1897" calcext:value-type="float">
            <text:p>73.1897</text:p>
          </table:table-cell>
          <table:table-cell office:value-type="float" office:value="74.01522" calcext:value-type="float">
            <text:p>74.01522</text:p>
          </table:table-cell>
          <table:table-cell office:value-type="float" office:value="75.12947" calcext:value-type="float">
            <text:p>75.12947</text:p>
          </table:table-cell>
          <table:table-cell office:value-type="float" office:value="79.65173" calcext:value-type="float">
            <text:p>79.65173</text:p>
          </table:table-cell>
          <table:table-cell office:value-type="float" office:value="73.73935" calcext:value-type="float">
            <text:p>73.73935</text:p>
          </table:table-cell>
          <table:table-cell office:value-type="float" office:value="74.19826" calcext:value-type="float">
            <text:p>74.19826</text:p>
          </table:table-cell>
          <table:table-cell office:value-type="float" office:value="74.20159" calcext:value-type="float">
            <text:p>74.20159</text:p>
          </table:table-cell>
          <table:table-cell office:value-type="float" office:value="75.44309" calcext:value-type="float">
            <text:p>75.44309</text:p>
          </table:table-cell>
          <table:table-cell office:value-type="float" office:value="74.3932" calcext:value-type="float">
            <text:p>74.3932</text:p>
          </table:table-cell>
          <table:table-cell office:value-type="float" office:value="82.53477" calcext:value-type="float">
            <text:p>82.53477</text:p>
          </table:table-cell>
          <table:table-cell office:value-type="float" office:value="83.16609" calcext:value-type="float">
            <text:p>83.16609</text:p>
          </table:table-cell>
          <table:table-cell office:value-type="float" office:value="73.93498" calcext:value-type="float">
            <text:p>73.93498</text:p>
          </table:table-cell>
          <table:table-cell office:value-type="float" office:value="72.80951" calcext:value-type="float">
            <text:p>72.80951</text:p>
          </table:table-cell>
          <table:table-cell/>
        </table:table-row>
        <table:table-row table:style-name="ro1">
          <table:table-cell office:value-type="float" office:value="76.42613" calcext:value-type="float">
            <text:p>76.42613</text:p>
          </table:table-cell>
          <table:table-cell office:value-type="float" office:value="73.38057" calcext:value-type="float">
            <text:p>73.38057</text:p>
          </table:table-cell>
          <table:table-cell office:value-type="float" office:value="77.84875" calcext:value-type="float">
            <text:p>77.84875</text:p>
          </table:table-cell>
          <table:table-cell office:value-type="float" office:value="73.4697" calcext:value-type="float">
            <text:p>73.4697</text:p>
          </table:table-cell>
          <table:table-cell office:value-type="float" office:value="76.47239" calcext:value-type="float">
            <text:p>76.47239</text:p>
          </table:table-cell>
          <table:table-cell office:value-type="float" office:value="72.25044" calcext:value-type="float">
            <text:p>72.25044</text:p>
          </table:table-cell>
          <table:table-cell office:value-type="float" office:value="73.35568" calcext:value-type="float">
            <text:p>73.35568</text:p>
          </table:table-cell>
          <table:table-cell office:value-type="float" office:value="72.89117" calcext:value-type="float">
            <text:p>72.89117</text:p>
          </table:table-cell>
          <table:table-cell office:value-type="float" office:value="73.55227" calcext:value-type="float">
            <text:p>73.55227</text:p>
          </table:table-cell>
          <table:table-cell office:value-type="float" office:value="74.89466" calcext:value-type="float">
            <text:p>74.89466</text:p>
          </table:table-cell>
          <table:table-cell office:value-type="float" office:value="79.47468" calcext:value-type="float">
            <text:p>79.47468</text:p>
          </table:table-cell>
          <table:table-cell office:value-type="float" office:value="73.47232" calcext:value-type="float">
            <text:p>73.47232</text:p>
          </table:table-cell>
          <table:table-cell office:value-type="float" office:value="73.73531" calcext:value-type="float">
            <text:p>73.73531</text:p>
          </table:table-cell>
          <table:table-cell office:value-type="float" office:value="73.73839" calcext:value-type="float">
            <text:p>73.73839</text:p>
          </table:table-cell>
          <table:table-cell office:value-type="float" office:value="74.9991" calcext:value-type="float">
            <text:p>74.9991</text:p>
          </table:table-cell>
          <table:table-cell office:value-type="float" office:value="73.93031" calcext:value-type="float">
            <text:p>73.93031</text:p>
          </table:table-cell>
          <table:table-cell office:value-type="float" office:value="82.14964" calcext:value-type="float">
            <text:p>82.14964</text:p>
          </table:table-cell>
          <table:table-cell office:value-type="float" office:value="83.06818" calcext:value-type="float">
            <text:p>83.06818</text:p>
          </table:table-cell>
          <table:table-cell office:value-type="float" office:value="73.66817" calcext:value-type="float">
            <text:p>73.66817</text:p>
          </table:table-cell>
          <table:table-cell office:value-type="float" office:value="72.52956" calcext:value-type="float">
            <text:p>72.52956</text:p>
          </table:table-cell>
          <table:table-cell/>
        </table:table-row>
        <table:table-row table:style-name="ro1">
          <table:table-cell office:value-type="float" office:value="75.99054" calcext:value-type="float">
            <text:p>75.99054</text:p>
          </table:table-cell>
          <table:table-cell office:value-type="float" office:value="72.9042" calcext:value-type="float">
            <text:p>72.9042</text:p>
          </table:table-cell>
          <table:table-cell office:value-type="float" office:value="77.60081" calcext:value-type="float">
            <text:p>77.60081</text:p>
          </table:table-cell>
          <table:table-cell office:value-type="float" office:value="73.0063" calcext:value-type="float">
            <text:p>73.0063</text:p>
          </table:table-cell>
          <table:table-cell office:value-type="float" office:value="76.24742" calcext:value-type="float">
            <text:p>76.24742</text:p>
          </table:table-cell>
          <table:table-cell office:value-type="float" office:value="71.94178" calcext:value-type="float">
            <text:p>71.94178</text:p>
          </table:table-cell>
          <table:table-cell office:value-type="float" office:value="72.87898" calcext:value-type="float">
            <text:p>72.87898</text:p>
          </table:table-cell>
          <table:table-cell office:value-type="float" office:value="72.43334" calcext:value-type="float">
            <text:p>72.43334</text:p>
          </table:table-cell>
          <table:table-cell office:value-type="float" office:value="73.2809" calcext:value-type="float">
            <text:p>73.2809</text:p>
          </table:table-cell>
          <table:table-cell office:value-type="float" office:value="74.43677" calcext:value-type="float">
            <text:p>74.43677</text:p>
          </table:table-cell>
          <table:table-cell office:value-type="float" office:value="79.06469" calcext:value-type="float">
            <text:p>79.06469</text:p>
          </table:table-cell>
          <table:table-cell office:value-type="float" office:value="73.00938" calcext:value-type="float">
            <text:p>73.00938</text:p>
          </table:table-cell>
          <table:table-cell office:value-type="float" office:value="73.46816" calcext:value-type="float">
            <text:p>73.46816</text:p>
          </table:table-cell>
          <table:table-cell office:value-type="float" office:value="73.47138" calcext:value-type="float">
            <text:p>73.47138</text:p>
          </table:table-cell>
          <table:table-cell office:value-type="float" office:value="74.75056" calcext:value-type="float">
            <text:p>74.75056</text:p>
          </table:table-cell>
          <table:table-cell office:value-type="float" office:value="73.66354" calcext:value-type="float">
            <text:p>73.66354</text:p>
          </table:table-cell>
          <table:table-cell office:value-type="float" office:value="81.99989" calcext:value-type="float">
            <text:p>81.99989</text:p>
          </table:table-cell>
          <table:table-cell office:value-type="float" office:value="82.70861" calcext:value-type="float">
            <text:p>82.70861</text:p>
          </table:table-cell>
          <table:table-cell office:value-type="float" office:value="73.19656" calcext:value-type="float">
            <text:p>73.19656</text:p>
          </table:table-cell>
          <table:table-cell office:value-type="float" office:value="72.03917" calcext:value-type="float">
            <text:p>72.03917</text:p>
          </table:table-cell>
          <table:table-cell/>
        </table:table-row>
        <table:table-row table:style-name="ro1">
          <table:table-cell office:value-type="float" office:value="75.7607" calcext:value-type="float">
            <text:p>75.7607</text:p>
          </table:table-cell>
          <table:table-cell office:value-type="float" office:value="72.61919" calcext:value-type="float">
            <text:p>72.61919</text:p>
          </table:table-cell>
          <table:table-cell office:value-type="float" office:value="77.22227" calcext:value-type="float">
            <text:p>77.22227</text:p>
          </table:table-cell>
          <table:table-cell office:value-type="float" office:value="72.72577" calcext:value-type="float">
            <text:p>72.72577</text:p>
          </table:table-cell>
          <table:table-cell office:value-type="float" office:value="75.80854" calcext:value-type="float">
            <text:p>75.80854</text:p>
          </table:table-cell>
          <table:table-cell office:value-type="float" office:value="71.47511" calcext:value-type="float">
            <text:p>71.47511</text:p>
          </table:table-cell>
          <table:table-cell office:value-type="float" office:value="72.59428" calcext:value-type="float">
            <text:p>72.59428</text:p>
          </table:table-cell>
          <table:table-cell office:value-type="float" office:value="72.12476" calcext:value-type="float">
            <text:p>72.12476</text:p>
          </table:table-cell>
          <table:table-cell office:value-type="float" office:value="72.80417" calcext:value-type="float">
            <text:p>72.80417</text:p>
          </table:table-cell>
          <table:table-cell office:value-type="float" office:value="74.18318" calcext:value-type="float">
            <text:p>74.18318</text:p>
          </table:table-cell>
          <table:table-cell office:value-type="float" office:value="78.88747" calcext:value-type="float">
            <text:p>78.88747</text:p>
          </table:table-cell>
          <table:table-cell office:value-type="float" office:value="72.72899" calcext:value-type="float">
            <text:p>72.72899</text:p>
          </table:table-cell>
          <table:table-cell office:value-type="float" office:value="73.16914" calcext:value-type="float">
            <text:p>73.16914</text:p>
          </table:table-cell>
          <table:table-cell office:value-type="float" office:value="73.00839" calcext:value-type="float">
            <text:p>73.00839</text:p>
          </table:table-cell>
          <table:table-cell office:value-type="float" office:value="74.30139" calcext:value-type="float">
            <text:p>74.30139</text:p>
          </table:table-cell>
          <table:table-cell office:value-type="float" office:value="73.20052" calcext:value-type="float">
            <text:p>73.20052</text:p>
          </table:table-cell>
          <table:table-cell office:value-type="float" office:value="81.60981" calcext:value-type="float">
            <text:p>81.60981</text:p>
          </table:table-cell>
          <table:table-cell office:value-type="float" office:value="82.59353" calcext:value-type="float">
            <text:p>82.59353</text:p>
          </table:table-cell>
          <table:table-cell office:value-type="float" office:value="72.92478" calcext:value-type="float">
            <text:p>72.92478</text:p>
          </table:table-cell>
          <table:table-cell office:value-type="float" office:value="71.74049" calcext:value-type="float">
            <text:p>71.74049</text:p>
          </table:table-cell>
          <table:table-cell/>
        </table:table-row>
        <table:table-row table:style-name="ro1">
          <table:table-cell office:value-type="float" office:value="75.31653" calcext:value-type="float">
            <text:p>75.31653</text:p>
          </table:table-cell>
          <table:table-cell office:value-type="float" office:value="72.14253" calcext:value-type="float">
            <text:p>72.14253</text:p>
          </table:table-cell>
          <table:table-cell office:value-type="float" office:value="76.96945" calcext:value-type="float">
            <text:p>76.96945</text:p>
          </table:table-cell>
          <table:table-cell office:value-type="float" office:value="72.24884" calcext:value-type="float">
            <text:p>72.24884</text:p>
          </table:table-cell>
          <table:table-cell office:value-type="float" office:value="75.57353" calcext:value-type="float">
            <text:p>75.57353</text:p>
          </table:table-cell>
          <table:table-cell office:value-type="float" office:value="71.15768" calcext:value-type="float">
            <text:p>71.15768</text:p>
          </table:table-cell>
          <table:table-cell office:value-type="float" office:value="72.10887" calcext:value-type="float">
            <text:p>72.10887</text:p>
          </table:table-cell>
          <table:table-cell office:value-type="float" office:value="71.65839" calcext:value-type="float">
            <text:p>71.65839</text:p>
          </table:table-cell>
          <table:table-cell office:value-type="float" office:value="72.51921" calcext:value-type="float">
            <text:p>72.51921</text:p>
          </table:table-cell>
          <table:table-cell office:value-type="float" office:value="73.89291" calcext:value-type="float">
            <text:p>73.89291</text:p>
          </table:table-cell>
          <table:table-cell office:value-type="float" office:value="78.47275" calcext:value-type="float">
            <text:p>78.47275</text:p>
          </table:table-cell>
          <table:table-cell office:value-type="float" office:value="72.24711" calcext:value-type="float">
            <text:p>72.24711</text:p>
          </table:table-cell>
          <table:table-cell office:value-type="float" office:value="72.72441" calcext:value-type="float">
            <text:p>72.72441</text:p>
          </table:table-cell>
          <table:table-cell office:value-type="float" office:value="72.7279" calcext:value-type="float">
            <text:p>72.7279</text:p>
          </table:table-cell>
          <table:table-cell office:value-type="float" office:value="74.03927" calcext:value-type="float">
            <text:p>74.03927</text:p>
          </table:table-cell>
          <table:table-cell office:value-type="float" office:value="72.92024" calcext:value-type="float">
            <text:p>72.92024</text:p>
          </table:table-cell>
          <table:table-cell office:value-type="float" office:value="81.45856" calcext:value-type="float">
            <text:p>81.45856</text:p>
          </table:table-cell>
          <table:table-cell office:value-type="float" office:value="82.20835" calcext:value-type="float">
            <text:p>82.20835</text:p>
          </table:table-cell>
          <table:table-cell office:value-type="float" office:value="72.44809" calcext:value-type="float">
            <text:p>72.44809</text:p>
          </table:table-cell>
          <table:table-cell office:value-type="float" office:value="71.24977" calcext:value-type="float">
            <text:p>71.24977</text:p>
          </table:table-cell>
          <table:table-cell/>
        </table:table-row>
        <table:table-row table:style-name="ro1">
          <table:table-cell office:value-type="float" office:value="75.07302" calcext:value-type="float">
            <text:p>75.07302</text:p>
          </table:table-cell>
          <table:table-cell office:value-type="float" office:value="71.84912" calcext:value-type="float">
            <text:p>71.84912</text:p>
          </table:table-cell>
          <table:table-cell office:value-type="float" office:value="76.57208" calcext:value-type="float">
            <text:p>76.57208</text:p>
          </table:table-cell>
          <table:table-cell office:value-type="float" office:value="71.95823" calcext:value-type="float">
            <text:p>71.95823</text:p>
          </table:table-cell>
          <table:table-cell office:value-type="float" office:value="75.12954" calcext:value-type="float">
            <text:p>75.12954</text:p>
          </table:table-cell>
          <table:table-cell office:value-type="float" office:value="70.67208" calcext:value-type="float">
            <text:p>70.67208</text:p>
          </table:table-cell>
          <table:table-cell office:value-type="float" office:value="71.81071" calcext:value-type="float">
            <text:p>71.81071</text:p>
          </table:table-cell>
          <table:table-cell office:value-type="float" office:value="71.34124" calcext:value-type="float">
            <text:p>71.34124</text:p>
          </table:table-cell>
          <table:table-cell office:value-type="float" office:value="72.04248" calcext:value-type="float">
            <text:p>72.04248</text:p>
          </table:table-cell>
          <table:table-cell office:value-type="float" office:value="73.45321" calcext:value-type="float">
            <text:p>73.45321</text:p>
          </table:table-cell>
          <table:table-cell office:value-type="float" office:value="78.28517" calcext:value-type="float">
            <text:p>78.28517</text:p>
          </table:table-cell>
          <table:table-cell office:value-type="float" office:value="71.96185" calcext:value-type="float">
            <text:p>71.96185</text:p>
          </table:table-cell>
          <table:table-cell office:value-type="float" office:value="72.42052" calcext:value-type="float">
            <text:p>72.42052</text:p>
          </table:table-cell>
          <table:table-cell office:value-type="float" office:value="72.41886" calcext:value-type="float">
            <text:p>72.41886</text:p>
          </table:table-cell>
          <table:table-cell office:value-type="float" office:value="73.57643" calcext:value-type="float">
            <text:p>73.57643</text:p>
          </table:table-cell>
          <table:table-cell office:value-type="float" office:value="72.44317" calcext:value-type="float">
            <text:p>72.44317</text:p>
          </table:table-cell>
          <table:table-cell office:value-type="float" office:value="81.06368" calcext:value-type="float">
            <text:p>81.06368</text:p>
          </table:table-cell>
          <table:table-cell office:value-type="float" office:value="82.0535" calcext:value-type="float">
            <text:p>82.0535</text:p>
          </table:table-cell>
          <table:table-cell office:value-type="float" office:value="72.16297" calcext:value-type="float">
            <text:p>72.16297</text:p>
          </table:table-cell>
          <table:table-cell office:value-type="float" office:value="70.94306" calcext:value-type="float">
            <text:p>70.94306</text:p>
          </table:table-cell>
          <table:table-cell/>
        </table:table-row>
        <table:table-row table:style-name="ro1">
          <table:table-cell office:value-type="float" office:value="74.62373" calcext:value-type="float">
            <text:p>74.62373</text:p>
          </table:table-cell>
          <table:table-cell office:value-type="float" office:value="71.35379" calcext:value-type="float">
            <text:p>71.35379</text:p>
          </table:table-cell>
          <table:table-cell office:value-type="float" office:value="76.3138" calcext:value-type="float">
            <text:p>76.3138</text:p>
          </table:table-cell>
          <table:table-cell office:value-type="float" office:value="71.46773" calcext:value-type="float">
            <text:p>71.46773</text:p>
          </table:table-cell>
          <table:table-cell office:value-type="float" office:value="74.88095" calcext:value-type="float">
            <text:p>74.88095</text:p>
          </table:table-cell>
          <table:table-cell office:value-type="float" office:value="70.3548" calcext:value-type="float">
            <text:p>70.3548</text:p>
          </table:table-cell>
          <table:table-cell office:value-type="float" office:value="71.32019" calcext:value-type="float">
            <text:p>71.32019</text:p>
          </table:table-cell>
          <table:table-cell office:value-type="float" office:value="70.85642" calcext:value-type="float">
            <text:p>70.85642</text:p>
          </table:table-cell>
          <table:table-cell office:value-type="float" office:value="71.74428" calcext:value-type="float">
            <text:p>71.74428</text:p>
          </table:table-cell>
          <table:table-cell office:value-type="float" office:value="73.1627" calcext:value-type="float">
            <text:p>73.1627</text:p>
          </table:table-cell>
          <table:table-cell office:value-type="float" office:value="78.03724" calcext:value-type="float">
            <text:p>78.03724</text:p>
          </table:table-cell>
          <table:table-cell office:value-type="float" office:value="71.47132" calcext:value-type="float">
            <text:p>71.47132</text:p>
          </table:table-cell>
          <table:table-cell office:value-type="float" office:value="71.94829" calcext:value-type="float">
            <text:p>71.94829</text:p>
          </table:table-cell>
          <table:table-cell office:value-type="float" office:value="71.95195" calcext:value-type="float">
            <text:p>71.95195</text:p>
          </table:table-cell>
          <table:table-cell office:value-type="float" office:value="73.30946" calcext:value-type="float">
            <text:p>73.30946</text:p>
          </table:table-cell>
          <table:table-cell office:value-type="float" office:value="72.15817" calcext:value-type="float">
            <text:p>72.15817</text:p>
          </table:table-cell>
          <table:table-cell office:value-type="float" office:value="80.90718" calcext:value-type="float">
            <text:p>80.90718</text:p>
          </table:table-cell>
          <table:table-cell office:value-type="float" office:value="81.66831" calcext:value-type="float">
            <text:p>81.66831</text:p>
          </table:table-cell>
          <table:table-cell office:value-type="float" office:value="71.67763" calcext:value-type="float">
            <text:p>71.67763</text:p>
          </table:table-cell>
          <table:table-cell office:value-type="float" office:value="70.4472" calcext:value-type="float">
            <text:p>70.4472</text:p>
          </table:table-cell>
          <table:table-cell/>
        </table:table-row>
        <table:table-row table:style-name="ro1">
          <table:table-cell office:value-type="float" office:value="74.37548" calcext:value-type="float">
            <text:p>74.37548</text:p>
          </table:table-cell>
          <table:table-cell office:value-type="float" office:value="71.04692" calcext:value-type="float">
            <text:p>71.04692</text:p>
          </table:table-cell>
          <table:table-cell office:value-type="float" office:value="75.91143" calcext:value-type="float">
            <text:p>75.91143</text:p>
          </table:table-cell>
          <table:table-cell office:value-type="float" office:value="71.16881" calcext:value-type="float">
            <text:p>71.16881</text:p>
          </table:table-cell>
          <table:table-cell office:value-type="float" office:value="74.4317" calcext:value-type="float">
            <text:p>74.4317</text:p>
          </table:table-cell>
          <table:table-cell office:value-type="float" office:value="69.85564" calcext:value-type="float">
            <text:p>69.85564</text:p>
          </table:table-cell>
          <table:table-cell office:value-type="float" office:value="71.01736" calcext:value-type="float">
            <text:p>71.01736</text:p>
          </table:table-cell>
          <table:table-cell office:value-type="float" office:value="70.52573" calcext:value-type="float">
            <text:p>70.52573</text:p>
          </table:table-cell>
          <table:table-cell office:value-type="float" office:value="71.25351" calcext:value-type="float">
            <text:p>71.25351</text:p>
          </table:table-cell>
          <table:table-cell office:value-type="float" office:value="72.7093" calcext:value-type="float">
            <text:p>72.7093</text:p>
          </table:table-cell>
          <table:table-cell office:value-type="float" office:value="77.66375" calcext:value-type="float">
            <text:p>77.66375</text:p>
          </table:table-cell>
          <table:table-cell office:value-type="float" office:value="71.17246" calcext:value-type="float">
            <text:p>71.17246</text:p>
          </table:table-cell>
          <table:table-cell office:value-type="float" office:value="71.64439" calcext:value-type="float">
            <text:p>71.64439</text:p>
          </table:table-cell>
          <table:table-cell office:value-type="float" office:value="71.64291" calcext:value-type="float">
            <text:p>71.64291</text:p>
          </table:table-cell>
          <table:table-cell office:value-type="float" office:value="72.84144" calcext:value-type="float">
            <text:p>72.84144</text:p>
          </table:table-cell>
          <table:table-cell office:value-type="float" office:value="71.67271" calcext:value-type="float">
            <text:p>71.67271</text:p>
          </table:table-cell>
          <table:table-cell office:value-type="float" office:value="80.50732" calcext:value-type="float">
            <text:p>80.50732</text:p>
          </table:table-cell>
          <table:table-cell office:value-type="float" office:value="81.51703" calcext:value-type="float">
            <text:p>81.51703</text:p>
          </table:table-cell>
          <table:table-cell office:value-type="float" office:value="71.3791" calcext:value-type="float">
            <text:p>71.3791</text:p>
          </table:table-cell>
          <table:table-cell office:value-type="float" office:value="70.122" calcext:value-type="float">
            <text:p>70.122</text:p>
          </table:table-cell>
          <table:table-cell/>
        </table:table-row>
        <table:table-row table:style-name="ro1">
          <table:table-cell office:value-type="float" office:value="73.91253" calcext:value-type="float">
            <text:p>73.91253</text:p>
          </table:table-cell>
          <table:table-cell office:value-type="float" office:value="70.55122" calcext:value-type="float">
            <text:p>70.55122</text:p>
          </table:table-cell>
          <table:table-cell office:value-type="float" office:value="75.63965" calcext:value-type="float">
            <text:p>75.63965</text:p>
          </table:table-cell>
          <table:table-cell office:value-type="float" office:value="70.66927" calcext:value-type="float">
            <text:p>70.66927</text:p>
          </table:table-cell>
          <table:table-cell office:value-type="float" office:value="74.17819" calcext:value-type="float">
            <text:p>74.17819</text:p>
          </table:table-cell>
          <table:table-cell office:value-type="float" office:value="69.5247" calcext:value-type="float">
            <text:p>69.5247</text:p>
          </table:table-cell>
          <table:table-cell office:value-type="float" office:value="70.51293" calcext:value-type="float">
            <text:p>70.51293</text:p>
          </table:table-cell>
          <table:table-cell office:value-type="float" office:value="70.03217" calcext:value-type="float">
            <text:p>70.03217</text:p>
          </table:table-cell>
          <table:table-cell office:value-type="float" office:value="70.94184" calcext:value-type="float">
            <text:p>70.94184</text:p>
          </table:table-cell>
          <table:table-cell office:value-type="float" office:value="72.40037" calcext:value-type="float">
            <text:p>72.40037</text:p>
          </table:table-cell>
          <table:table-cell office:value-type="float" office:value="77.41105" calcext:value-type="float">
            <text:p>77.41105</text:p>
          </table:table-cell>
          <table:table-cell office:value-type="float" office:value="70.84626" calcext:value-type="float">
            <text:p>70.84626</text:p>
          </table:table-cell>
          <table:table-cell office:value-type="float" office:value="71.15875" calcext:value-type="float">
            <text:p>71.15875</text:p>
          </table:table-cell>
          <table:table-cell office:value-type="float" office:value="71.16197" calcext:value-type="float">
            <text:p>71.16197</text:p>
          </table:table-cell>
          <table:table-cell office:value-type="float" office:value="72.56099" calcext:value-type="float">
            <text:p>72.56099</text:p>
          </table:table-cell>
          <table:table-cell office:value-type="float" office:value="71.37412" calcext:value-type="float">
            <text:p>71.37412</text:p>
          </table:table-cell>
          <table:table-cell office:value-type="float" office:value="80.34544" calcext:value-type="float">
            <text:p>80.34544</text:p>
          </table:table-cell>
          <table:table-cell office:value-type="float" office:value="81.12204" calcext:value-type="float">
            <text:p>81.12204</text:p>
          </table:table-cell>
          <table:table-cell office:value-type="float" office:value="70.88837" calcext:value-type="float">
            <text:p>70.88837</text:p>
          </table:table-cell>
          <table:table-cell office:value-type="float" office:value="69.61758" calcext:value-type="float">
            <text:p>69.61758</text:p>
          </table:table-cell>
          <table:table-cell/>
        </table:table-row>
        <table:table-row table:style-name="ro1">
          <table:table-cell office:value-type="float" office:value="73.6457" calcext:value-type="float">
            <text:p>73.6457</text:p>
          </table:table-cell>
          <table:table-cell office:value-type="float" office:value="70.23085" calcext:value-type="float">
            <text:p>70.23085</text:p>
          </table:table-cell>
          <table:table-cell office:value-type="float" office:value="75.22343" calcext:value-type="float">
            <text:p>75.22343</text:p>
          </table:table-cell>
          <table:table-cell office:value-type="float" office:value="70.35719" calcext:value-type="float">
            <text:p>70.35719</text:p>
          </table:table-cell>
          <table:table-cell office:value-type="float" office:value="73.7202" calcext:value-type="float">
            <text:p>73.7202</text:p>
          </table:table-cell>
          <table:table-cell office:value-type="float" office:value="69.01716" calcext:value-type="float">
            <text:p>69.01716</text:p>
          </table:table-cell>
          <table:table-cell office:value-type="float" office:value="70.19303" calcext:value-type="float">
            <text:p>70.19303</text:p>
          </table:table-cell>
          <table:table-cell office:value-type="float" office:value="69.6966" calcext:value-type="float">
            <text:p>69.6966</text:p>
          </table:table-cell>
          <table:table-cell office:value-type="float" office:value="70.43726" calcext:value-type="float">
            <text:p>70.43726</text:p>
          </table:table-cell>
          <table:table-cell office:value-type="float" office:value="71.93329" calcext:value-type="float">
            <text:p>71.93329</text:p>
          </table:table-cell>
          <table:table-cell office:value-type="float" office:value="77.02772" calcext:value-type="float">
            <text:p>77.02772</text:p>
          </table:table-cell>
          <table:table-cell office:value-type="float" office:value="70.36064" calcext:value-type="float">
            <text:p>70.36064</text:p>
          </table:table-cell>
          <table:table-cell office:value-type="float" office:value="70.84114" calcext:value-type="float">
            <text:p>70.84114</text:p>
          </table:table-cell>
          <table:table-cell office:value-type="float" office:value="70.84456" calcext:value-type="float">
            <text:p>70.84456</text:p>
          </table:table-cell>
          <table:table-cell office:value-type="float" office:value="72.08415" calcext:value-type="float">
            <text:p>72.08415</text:p>
          </table:table-cell>
          <table:table-cell office:value-type="float" office:value="70.88354" calcext:value-type="float">
            <text:p>70.88354</text:p>
          </table:table-cell>
          <table:table-cell office:value-type="float" office:value="79.94059" calcext:value-type="float">
            <text:p>79.94059</text:p>
          </table:table-cell>
          <table:table-cell office:value-type="float" office:value="80.96538" calcext:value-type="float">
            <text:p>80.96538</text:p>
          </table:table-cell>
          <table:table-cell office:value-type="float" office:value="70.57657" calcext:value-type="float">
            <text:p>70.57657</text:p>
          </table:table-cell>
          <table:table-cell office:value-type="float" office:value="69.2841" calcext:value-type="float">
            <text:p>69.2841</text:p>
          </table:table-cell>
          <table:table-cell/>
        </table:table-row>
        <table:table-row table:style-name="ro1">
          <table:table-cell office:value-type="float" office:value="73.18276" calcext:value-type="float">
            <text:p>73.18276</text:p>
          </table:table-cell>
          <table:table-cell office:value-type="float" office:value="69.7266" calcext:value-type="float">
            <text:p>69.7266</text:p>
          </table:table-cell>
          <table:table-cell office:value-type="float" office:value="74.9518" calcext:value-type="float">
            <text:p>74.9518</text:p>
          </table:table-cell>
          <table:table-cell office:value-type="float" office:value="69.85281" calcext:value-type="float">
            <text:p>69.85281</text:p>
          </table:table-cell>
          <table:table-cell office:value-type="float" office:value="73.45301" calcext:value-type="float">
            <text:p>73.45301</text:p>
          </table:table-cell>
          <table:table-cell office:value-type="float" office:value="68.67272" calcext:value-type="float">
            <text:p>68.67272</text:p>
          </table:table-cell>
          <table:table-cell office:value-type="float" office:value="69.68862" calcext:value-type="float">
            <text:p>69.68862</text:p>
          </table:table-cell>
          <table:table-cell office:value-type="float" office:value="69.18966" calcext:value-type="float">
            <text:p>69.18966</text:p>
          </table:table-cell>
          <table:table-cell office:value-type="float" office:value="70.11738" calcext:value-type="float">
            <text:p>70.11738</text:p>
          </table:table-cell>
          <table:table-cell office:value-type="float" office:value="71.62444" calcext:value-type="float">
            <text:p>71.62444</text:p>
          </table:table-cell>
          <table:table-cell office:value-type="float" office:value="76.76636" calcext:value-type="float">
            <text:p>76.76636</text:p>
          </table:table-cell>
          <table:table-cell office:value-type="float" office:value="70.02972" calcext:value-type="float">
            <text:p>70.02972</text:p>
          </table:table-cell>
          <table:table-cell office:value-type="float" office:value="70.35563" calcext:value-type="float">
            <text:p>70.35563</text:p>
          </table:table-cell>
          <table:table-cell office:value-type="float" office:value="70.35894" calcext:value-type="float">
            <text:p>70.35894</text:p>
          </table:table-cell>
          <table:table-cell office:value-type="float" office:value="71.78525" calcext:value-type="float">
            <text:p>71.78525</text:p>
          </table:table-cell>
          <table:table-cell office:value-type="float" office:value="70.57169" calcext:value-type="float">
            <text:p>70.57169</text:p>
          </table:table-cell>
          <table:table-cell office:value-type="float" office:value="79.76863" calcext:value-type="float">
            <text:p>79.76863</text:p>
          </table:table-cell>
          <table:table-cell office:value-type="float" office:value="80.56949" calcext:value-type="float">
            <text:p>80.56949</text:p>
          </table:table-cell>
          <table:table-cell office:value-type="float" office:value="70.07227" calcext:value-type="float">
            <text:p>70.07227</text:p>
          </table:table-cell>
          <table:table-cell office:value-type="float" office:value="68.76549" calcext:value-type="float">
            <text:p>68.76549</text:p>
          </table:table-cell>
          <table:table-cell/>
        </table:table-row>
        <table:table-row table:style-name="ro1">
          <table:table-cell office:value-type="float" office:value="72.9024" calcext:value-type="float">
            <text:p>72.9024</text:p>
          </table:table-cell>
          <table:table-cell office:value-type="float" office:value="69.39304" calcext:value-type="float">
            <text:p>69.39304</text:p>
          </table:table-cell>
          <table:table-cell office:value-type="float" office:value="74.52553" calcext:value-type="float">
            <text:p>74.52553</text:p>
          </table:table-cell>
          <table:table-cell office:value-type="float" office:value="69.52738" calcext:value-type="float">
            <text:p>69.52738</text:p>
          </table:table-cell>
          <table:table-cell office:value-type="float" office:value="73.14883" calcext:value-type="float">
            <text:p>73.14883</text:p>
          </table:table-cell>
          <table:table-cell office:value-type="float" office:value="68.1517" calcext:value-type="float">
            <text:p>68.1517</text:p>
          </table:table-cell>
          <table:table-cell office:value-type="float" office:value="69.35035" calcext:value-type="float">
            <text:p>69.35035</text:p>
          </table:table-cell>
          <table:table-cell office:value-type="float" office:value="68.84553" calcext:value-type="float">
            <text:p>68.84553</text:p>
          </table:table-cell>
          <table:table-cell office:value-type="float" office:value="69.61302" calcext:value-type="float">
            <text:p>69.61302</text:p>
          </table:table-cell>
          <table:table-cell office:value-type="float" office:value="71.14352" calcext:value-type="float">
            <text:p>71.14352</text:p>
          </table:table-cell>
          <table:table-cell office:value-type="float" office:value="76.3777" calcext:value-type="float">
            <text:p>76.3777</text:p>
          </table:table-cell>
          <table:table-cell office:value-type="float" office:value="69.53093" calcext:value-type="float">
            <text:p>69.53093</text:p>
          </table:table-cell>
          <table:table-cell office:value-type="float" office:value="70.02463" calcext:value-type="float">
            <text:p>70.02463</text:p>
          </table:table-cell>
          <table:table-cell office:value-type="float" office:value="70.02777" calcext:value-type="float">
            <text:p>70.02777</text:p>
          </table:table-cell>
          <table:table-cell office:value-type="float" office:value="71.29463" calcext:value-type="float">
            <text:p>71.29463</text:p>
          </table:table-cell>
          <table:table-cell office:value-type="float" office:value="70.06718" calcext:value-type="float">
            <text:p>70.06718</text:p>
          </table:table-cell>
          <table:table-cell office:value-type="float" office:value="79.36393" calcext:value-type="float">
            <text:p>79.36393</text:p>
          </table:table-cell>
          <table:table-cell office:value-type="float" office:value="80.40259" calcext:value-type="float">
            <text:p>80.40259</text:p>
          </table:table-cell>
          <table:table-cell office:value-type="float" office:value="69.74671" calcext:value-type="float">
            <text:p>69.74671</text:p>
          </table:table-cell>
          <table:table-cell office:value-type="float" office:value="68.41874" calcext:value-type="float">
            <text:p>68.41874</text:p>
          </table:table-cell>
          <table:table-cell/>
        </table:table-row>
        <table:table-row table:style-name="ro1">
          <table:table-cell office:value-type="float" office:value="72.42548" calcext:value-type="float">
            <text:p>72.42548</text:p>
          </table:table-cell>
          <table:table-cell office:value-type="float" office:value="68.87491" calcext:value-type="float">
            <text:p>68.87491</text:p>
          </table:table-cell>
          <table:table-cell office:value-type="float" office:value="74.24018" calcext:value-type="float">
            <text:p>74.24018</text:p>
          </table:table-cell>
          <table:table-cell office:value-type="float" office:value="69.00914" calcext:value-type="float">
            <text:p>69.00914</text:p>
          </table:table-cell>
          <table:table-cell office:value-type="float" office:value="72.69541" calcext:value-type="float">
            <text:p>72.69541</text:p>
          </table:table-cell>
          <table:table-cell office:value-type="float" office:value="67.79866" calcext:value-type="float">
            <text:p>67.79866</text:p>
          </table:table-cell>
          <table:table-cell office:value-type="float" office:value="68.83205" calcext:value-type="float">
            <text:p>68.83205</text:p>
          </table:table-cell>
          <table:table-cell office:value-type="float" office:value="68.325" calcext:value-type="float">
            <text:p>68.325</text:p>
          </table:table-cell>
          <table:table-cell office:value-type="float" office:value="69.27476" calcext:value-type="float">
            <text:p>69.27476</text:p>
          </table:table-cell>
          <table:table-cell office:value-type="float" office:value="70.82598" calcext:value-type="float">
            <text:p>70.82598</text:p>
          </table:table-cell>
          <table:table-cell office:value-type="float" office:value="76.11111" calcext:value-type="float">
            <text:p>76.11111</text:p>
          </table:table-cell>
          <table:table-cell office:value-type="float" office:value="69.18645" calcext:value-type="float">
            <text:p>69.18645</text:p>
          </table:table-cell>
          <table:table-cell office:value-type="float" office:value="69.51683" calcext:value-type="float">
            <text:p>69.51683</text:p>
          </table:table-cell>
          <table:table-cell office:value-type="float" office:value="69.529" calcext:value-type="float">
            <text:p>69.529</text:p>
          </table:table-cell>
          <table:table-cell office:value-type="float" office:value="70.99602" calcext:value-type="float">
            <text:p>70.99602</text:p>
          </table:table-cell>
          <table:table-cell office:value-type="float" office:value="69.74185" calcext:value-type="float">
            <text:p>69.74185</text:p>
          </table:table-cell>
          <table:table-cell office:value-type="float" office:value="79.18686" calcext:value-type="float">
            <text:p>79.18686</text:p>
          </table:table-cell>
          <table:table-cell office:value-type="float" office:value="80.00305" calcext:value-type="float">
            <text:p>80.00305</text:p>
          </table:table-cell>
          <table:table-cell office:value-type="float" office:value="69.23356" calcext:value-type="float">
            <text:p>69.23356</text:p>
          </table:table-cell>
          <table:table-cell office:value-type="float" office:value="67.8871" calcext:value-type="float">
            <text:p>67.8871</text:p>
          </table:table-cell>
          <table:table-cell/>
        </table:table-row>
        <table:table-row table:style-name="ro1">
          <table:table-cell office:value-type="float" office:value="72.14027" calcext:value-type="float">
            <text:p>72.14027</text:p>
          </table:table-cell>
          <table:table-cell office:value-type="float" office:value="68.52806" calcext:value-type="float">
            <text:p>68.52806</text:p>
          </table:table-cell>
          <table:table-cell office:value-type="float" office:value="73.80897" calcext:value-type="float">
            <text:p>73.80897</text:p>
          </table:table-cell>
          <table:table-cell office:value-type="float" office:value="68.67543" calcext:value-type="float">
            <text:p>68.67543</text:p>
          </table:table-cell>
          <table:table-cell office:value-type="float" office:value="72.39137" calcext:value-type="float">
            <text:p>72.39137</text:p>
          </table:table-cell>
          <table:table-cell office:value-type="float" office:value="67.26919" calcext:value-type="float">
            <text:p>67.26919</text:p>
          </table:table-cell>
          <table:table-cell office:value-type="float" office:value="68.48547" calcext:value-type="float">
            <text:p>68.48547</text:p>
          </table:table-cell>
          <table:table-cell office:value-type="float" office:value="67.97227" calcext:value-type="float">
            <text:p>67.97227</text:p>
          </table:table-cell>
          <table:table-cell office:value-type="float" office:value="68.75655" calcext:value-type="float">
            <text:p>68.75655</text:p>
          </table:table-cell>
          <table:table-cell office:value-type="float" office:value="70.3407" calcext:value-type="float">
            <text:p>70.3407</text:p>
          </table:table-cell>
          <table:table-cell office:value-type="float" office:value="75.70877" calcext:value-type="float">
            <text:p>75.70877</text:p>
          </table:table-cell>
          <table:table-cell office:value-type="float" office:value="68.67413" calcext:value-type="float">
            <text:p>68.67413</text:p>
          </table:table-cell>
          <table:table-cell office:value-type="float" office:value="69.18094" calcext:value-type="float">
            <text:p>69.18094</text:p>
          </table:table-cell>
          <table:table-cell office:value-type="float" office:value="69.18435" calcext:value-type="float">
            <text:p>69.18435</text:p>
          </table:table-cell>
          <table:table-cell office:value-type="float" office:value="70.4917" calcext:value-type="float">
            <text:p>70.4917</text:p>
          </table:table-cell>
          <table:table-cell office:value-type="float" office:value="69.22865" calcext:value-type="float">
            <text:p>69.22865</text:p>
          </table:table-cell>
          <table:table-cell office:value-type="float" office:value="78.77692" calcext:value-type="float">
            <text:p>78.77692</text:p>
          </table:table-cell>
          <table:table-cell office:value-type="float" office:value="79.83141" calcext:value-type="float">
            <text:p>79.83141</text:p>
          </table:table-cell>
          <table:table-cell office:value-type="float" office:value="68.89502" calcext:value-type="float">
            <text:p>68.89502</text:p>
          </table:table-cell>
          <table:table-cell office:value-type="float" office:value="67.53202" calcext:value-type="float">
            <text:p>67.53202</text:p>
          </table:table-cell>
          <table:table-cell/>
        </table:table-row>
        <table:table-row table:style-name="ro1">
          <table:table-cell office:value-type="float" office:value="71.65468" calcext:value-type="float">
            <text:p>71.65468</text:p>
          </table:table-cell>
          <table:table-cell office:value-type="float" office:value="68.00993" calcext:value-type="float">
            <text:p>68.00993</text:p>
          </table:table-cell>
          <table:table-cell office:value-type="float" office:value="73.51019" calcext:value-type="float">
            <text:p>73.51019</text:p>
          </table:table-cell>
          <table:table-cell office:value-type="float" office:value="68.15704" calcext:value-type="float">
            <text:p>68.15704</text:p>
          </table:table-cell>
          <table:table-cell office:value-type="float" office:value="71.93304" calcext:value-type="float">
            <text:p>71.93304</text:p>
          </table:table-cell>
          <table:table-cell office:value-type="float" office:value="66.91133" calcext:value-type="float">
            <text:p>66.91133</text:p>
          </table:table-cell>
          <table:table-cell office:value-type="float" office:value="67.95853" calcext:value-type="float">
            <text:p>67.95853</text:p>
          </table:table-cell>
          <table:table-cell office:value-type="float" office:value="67.43829" calcext:value-type="float">
            <text:p>67.43829</text:p>
          </table:table-cell>
          <table:table-cell office:value-type="float" office:value="68.40969" calcext:value-type="float">
            <text:p>68.40969</text:p>
          </table:table-cell>
          <table:table-cell office:value-type="float" office:value="70.00959" calcext:value-type="float">
            <text:p>70.00959</text:p>
          </table:table-cell>
          <table:table-cell office:value-type="float" office:value="75.43723" calcext:value-type="float">
            <text:p>75.43723</text:p>
          </table:table-cell>
          <table:table-cell office:value-type="float" office:value="68.32969" calcext:value-type="float">
            <text:p>68.32969</text:p>
          </table:table-cell>
          <table:table-cell office:value-type="float" office:value="68.66481" calcext:value-type="float">
            <text:p>68.66481</text:p>
          </table:table-cell>
          <table:table-cell office:value-type="float" office:value="68.67168" calcext:value-type="float">
            <text:p>68.67168</text:p>
          </table:table-cell>
          <table:table-cell office:value-type="float" office:value="70.17971" calcext:value-type="float">
            <text:p>70.17971</text:p>
          </table:table-cell>
          <table:table-cell office:value-type="float" office:value="68.89016" calcext:value-type="float">
            <text:p>68.89016</text:p>
          </table:table-cell>
          <table:table-cell office:value-type="float" office:value="78.58957" calcext:value-type="float">
            <text:p>78.58957</text:p>
          </table:table-cell>
          <table:table-cell office:value-type="float" office:value="79.42676" calcext:value-type="float">
            <text:p>79.42676</text:p>
          </table:table-cell>
          <table:table-cell office:value-type="float" office:value="68.37693" calcext:value-type="float">
            <text:p>68.37693</text:p>
          </table:table-cell>
          <table:table-cell office:value-type="float" office:value="66.99119" calcext:value-type="float">
            <text:p>66.99119</text:p>
          </table:table-cell>
          <table:table-cell/>
        </table:table-row>
        <table:table-row table:style-name="ro1">
          <table:table-cell office:value-type="float" office:value="71.3561" calcext:value-type="float">
            <text:p>71.3561</text:p>
          </table:table-cell>
          <table:table-cell office:value-type="float" office:value="67.64974" calcext:value-type="float">
            <text:p>67.64974</text:p>
          </table:table-cell>
          <table:table-cell office:value-type="float" office:value="73.06568" calcext:value-type="float">
            <text:p>73.06568</text:p>
          </table:table-cell>
          <table:table-cell office:value-type="float" office:value="67.79618" calcext:value-type="float">
            <text:p>67.79618</text:p>
          </table:table-cell>
          <table:table-cell office:value-type="float" office:value="71.61553" calcext:value-type="float">
            <text:p>71.61553</text:p>
          </table:table-cell>
          <table:table-cell office:value-type="float" office:value="66.36816" calcext:value-type="float">
            <text:p>66.36816</text:p>
          </table:table-cell>
          <table:table-cell office:value-type="float" office:value="67.59875" calcext:value-type="float">
            <text:p>67.59875</text:p>
          </table:table-cell>
          <table:table-cell office:value-type="float" office:value="67.08065" calcext:value-type="float">
            <text:p>67.08065</text:p>
          </table:table-cell>
          <table:table-cell office:value-type="float" office:value="67.88273" calcext:value-type="float">
            <text:p>67.88273</text:p>
          </table:table-cell>
          <table:table-cell office:value-type="float" office:value="69.51041" calcext:value-type="float">
            <text:p>69.51041</text:p>
          </table:table-cell>
          <table:table-cell office:value-type="float" office:value="75.02459" calcext:value-type="float">
            <text:p>75.02459</text:p>
          </table:table-cell>
          <table:table-cell office:value-type="float" office:value="67.80023" calcext:value-type="float">
            <text:p>67.80023</text:p>
          </table:table-cell>
          <table:table-cell office:value-type="float" office:value="68.32036" calcext:value-type="float">
            <text:p>68.32036</text:p>
          </table:table-cell>
          <table:table-cell office:value-type="float" office:value="68.31854" calcext:value-type="float">
            <text:p>68.31854</text:p>
          </table:table-cell>
          <table:table-cell office:value-type="float" office:value="69.67531" calcext:value-type="float">
            <text:p>69.67531</text:p>
          </table:table-cell>
          <table:table-cell office:value-type="float" office:value="68.37189" calcext:value-type="float">
            <text:p>68.37189</text:p>
          </table:table-cell>
          <table:table-cell office:value-type="float" office:value="78.17466" calcext:value-type="float">
            <text:p>78.17466</text:p>
          </table:table-cell>
          <table:table-cell office:value-type="float" office:value="79.24983" calcext:value-type="float">
            <text:p>79.24983</text:p>
          </table:table-cell>
          <table:table-cell office:value-type="float" office:value="68.03011" calcext:value-type="float">
            <text:p>68.03011</text:p>
          </table:table-cell>
          <table:table-cell office:value-type="float" office:value="66.62285" calcext:value-type="float">
            <text:p>66.62285</text:p>
          </table:table-cell>
          <table:table-cell/>
        </table:table-row>
        <table:table-row table:style-name="ro1">
          <table:table-cell office:value-type="float" office:value="70.86539" calcext:value-type="float">
            <text:p>70.86539</text:p>
          </table:table-cell>
          <table:table-cell office:value-type="float" office:value="67.11421" calcext:value-type="float">
            <text:p>67.11421</text:p>
          </table:table-cell>
          <table:table-cell office:value-type="float" office:value="72.76174" calcext:value-type="float">
            <text:p>72.76174</text:p>
          </table:table-cell>
          <table:table-cell office:value-type="float" office:value="67.26913" calcext:value-type="float">
            <text:p>67.26913</text:p>
          </table:table-cell>
          <table:table-cell office:value-type="float" office:value="71.14361" calcext:value-type="float">
            <text:p>71.14361</text:p>
          </table:table-cell>
          <table:table-cell office:value-type="float" office:value="65.99287" calcext:value-type="float">
            <text:p>65.99287</text:p>
          </table:table-cell>
          <table:table-cell office:value-type="float" office:value="67.05789" calcext:value-type="float">
            <text:p>67.05789</text:p>
          </table:table-cell>
          <table:table-cell office:value-type="float" office:value="66.70387" calcext:value-type="float">
            <text:p>66.70387</text:p>
          </table:table-cell>
          <table:table-cell office:value-type="float" office:value="67.5229" calcext:value-type="float">
            <text:p>67.5229</text:p>
          </table:table-cell>
          <table:table-cell office:value-type="float" office:value="69.16573" calcext:value-type="float">
            <text:p>69.16573</text:p>
          </table:table-cell>
          <table:table-cell office:value-type="float" office:value="74.73909" calcext:value-type="float">
            <text:p>74.73909</text:p>
          </table:table-cell>
          <table:table-cell office:value-type="float" office:value="67.44741" calcext:value-type="float">
            <text:p>67.44741</text:p>
          </table:table-cell>
          <table:table-cell office:value-type="float" office:value="67.79461" calcext:value-type="float">
            <text:p>67.79461</text:p>
          </table:table-cell>
          <table:table-cell office:value-type="float" office:value="67.79758" calcext:value-type="float">
            <text:p>67.79758</text:p>
          </table:table-cell>
          <table:table-cell office:value-type="float" office:value="69.34113" calcext:value-type="float">
            <text:p>69.34113</text:p>
          </table:table-cell>
          <table:table-cell office:value-type="float" office:value="68.02506" calcext:value-type="float">
            <text:p>68.02506</text:p>
          </table:table-cell>
          <table:table-cell office:value-type="float" office:value="77.98232" calcext:value-type="float">
            <text:p>77.98232</text:p>
          </table:table-cell>
          <table:table-cell office:value-type="float" office:value="78.84015" calcext:value-type="float">
            <text:p>78.84015</text:p>
          </table:table-cell>
          <table:table-cell office:value-type="float" office:value="67.50285" calcext:value-type="float">
            <text:p>67.50285</text:p>
          </table:table-cell>
          <table:table-cell office:value-type="float" office:value="66.082" calcext:value-type="float">
            <text:p>66.082</text:p>
          </table:table-cell>
          <table:table-cell/>
        </table:table-row>
        <table:table-row table:style-name="ro1">
          <table:table-cell office:value-type="float" office:value="70.5535" calcext:value-type="float">
            <text:p>70.5535</text:p>
          </table:table-cell>
          <table:table-cell office:value-type="float" office:value="66.74572" calcext:value-type="float">
            <text:p>66.74572</text:p>
          </table:table-cell>
          <table:table-cell office:value-type="float" office:value="72.30866" calcext:value-type="float">
            <text:p>72.30866</text:p>
          </table:table-cell>
          <table:table-cell office:value-type="float" office:value="66.90029" calcext:value-type="float">
            <text:p>66.90029</text:p>
          </table:table-cell>
          <table:table-cell office:value-type="float" office:value="70.82122" calcext:value-type="float">
            <text:p>70.82122</text:p>
          </table:table-cell>
          <table:table-cell office:value-type="float" office:value="65.44127" calcext:value-type="float">
            <text:p>65.44127</text:p>
          </table:table-cell>
          <table:table-cell office:value-type="float" office:value="66.6898" calcext:value-type="float">
            <text:p>66.6898</text:p>
          </table:table-cell>
          <table:table-cell office:value-type="float" office:value="66.16314" calcext:value-type="float">
            <text:p>66.16314</text:p>
          </table:table-cell>
          <table:table-cell office:value-type="float" office:value="66.99564" calcext:value-type="float">
            <text:p>66.99564</text:p>
          </table:table-cell>
          <table:table-cell office:value-type="float" office:value="68.65331" calcext:value-type="float">
            <text:p>68.65331</text:p>
          </table:table-cell>
          <table:table-cell office:value-type="float" office:value="74.31815" calcext:value-type="float">
            <text:p>74.31815</text:p>
          </table:table-cell>
          <table:table-cell office:value-type="float" office:value="66.90415" calcext:value-type="float">
            <text:p>66.90415</text:p>
          </table:table-cell>
          <table:table-cell office:value-type="float" office:value="67.44166" calcext:value-type="float">
            <text:p>67.44166</text:p>
          </table:table-cell>
          <table:table-cell office:value-type="float" office:value="67.43961" calcext:value-type="float">
            <text:p>67.43961</text:p>
          </table:table-cell>
          <table:table-cell office:value-type="float" office:value="68.83163" calcext:value-type="float">
            <text:p>68.83163</text:p>
          </table:table-cell>
          <table:table-cell office:value-type="float" office:value="67.49808" calcext:value-type="float">
            <text:p>67.49808</text:p>
          </table:table-cell>
          <table:table-cell office:value-type="float" office:value="77.55372" calcext:value-type="float">
            <text:p>77.55372</text:p>
          </table:table-cell>
          <table:table-cell office:value-type="float" office:value="78.65785" calcext:value-type="float">
            <text:p>78.65785</text:p>
          </table:table-cell>
          <table:table-cell office:value-type="float" office:value="67.13413" calcext:value-type="float">
            <text:p>67.13413</text:p>
          </table:table-cell>
          <table:table-cell office:value-type="float" office:value="65.69157" calcext:value-type="float">
            <text:p>65.69157</text:p>
          </table:table-cell>
          <table:table-cell/>
        </table:table-row>
        <table:table-row table:style-name="ro1">
          <table:table-cell office:value-type="float" office:value="70.04918" calcext:value-type="float">
            <text:p>70.04918</text:p>
          </table:table-cell>
          <table:table-cell office:value-type="float" office:value="66.20492" calcext:value-type="float">
            <text:p>66.20492</text:p>
          </table:table-cell>
          <table:table-cell office:value-type="float" office:value="71.99964" calcext:value-type="float">
            <text:p>71.99964</text:p>
          </table:table-cell>
          <table:table-cell office:value-type="float" office:value="66.35942" calcext:value-type="float">
            <text:p>66.35942</text:p>
          </table:table-cell>
          <table:table-cell office:value-type="float" office:value="70.32712" calcext:value-type="float">
            <text:p>70.32712</text:p>
          </table:table-cell>
          <table:table-cell office:value-type="float" office:value="65.06129" calcext:value-type="float">
            <text:p>65.06129</text:p>
          </table:table-cell>
          <table:table-cell office:value-type="float" office:value="66.14887" calcext:value-type="float">
            <text:p>66.14887</text:p>
          </table:table-cell>
          <table:table-cell office:value-type="float" office:value="65.77801" calcext:value-type="float">
            <text:p>65.77801</text:p>
          </table:table-cell>
          <table:table-cell office:value-type="float" office:value="66.61374" calcext:value-type="float">
            <text:p>66.61374</text:p>
          </table:table-cell>
          <table:table-cell office:value-type="float" office:value="68.29918" calcext:value-type="float">
            <text:p>68.29918</text:p>
          </table:table-cell>
          <table:table-cell office:value-type="float" office:value="74.02787" calcext:value-type="float">
            <text:p>74.02787</text:p>
          </table:table-cell>
          <table:table-cell office:value-type="float" office:value="66.53753" calcext:value-type="float">
            <text:p>66.53753</text:p>
          </table:table-cell>
          <table:table-cell office:value-type="float" office:value="66.89369" calcext:value-type="float">
            <text:p>66.89369</text:p>
          </table:table-cell>
          <table:table-cell office:value-type="float" office:value="66.89645" calcext:value-type="float">
            <text:p>66.89645</text:p>
          </table:table-cell>
          <table:table-cell office:value-type="float" office:value="68.48423" calcext:value-type="float">
            <text:p>68.48423</text:p>
          </table:table-cell>
          <table:table-cell office:value-type="float" office:value="67.12924" calcext:value-type="float">
            <text:p>67.12924</text:p>
          </table:table-cell>
          <table:table-cell office:value-type="float" office:value="77.34773" calcext:value-type="float">
            <text:p>77.34773</text:p>
          </table:table-cell>
          <table:table-cell office:value-type="float" office:value="78.24297" calcext:value-type="float">
            <text:p>78.24297</text:p>
          </table:table-cell>
          <table:table-cell office:value-type="float" office:value="66.602" calcext:value-type="float">
            <text:p>66.602</text:p>
          </table:table-cell>
          <table:table-cell office:value-type="float" office:value="65.14184" calcext:value-type="float">
            <text:p>65.14184</text:p>
          </table:table-cell>
          <table:table-cell/>
        </table:table-row>
        <table:table-row table:style-name="ro1">
          <table:table-cell office:value-type="float" office:value="69.72375" calcext:value-type="float">
            <text:p>69.72375</text:p>
          </table:table-cell>
          <table:table-cell office:value-type="float" office:value="65.81445" calcext:value-type="float">
            <text:p>65.81445</text:p>
          </table:table-cell>
          <table:table-cell office:value-type="float" office:value="71.52777" calcext:value-type="float">
            <text:p>71.52777</text:p>
          </table:table-cell>
          <table:table-cell office:value-type="float" office:value="65.98174" calcext:value-type="float">
            <text:p>65.98174</text:p>
          </table:table-cell>
          <table:table-cell office:value-type="float" office:value="69.99618" calcext:value-type="float">
            <text:p>69.99618</text:p>
          </table:table-cell>
          <table:table-cell office:value-type="float" office:value="64.49253" calcext:value-type="float">
            <text:p>64.49253</text:p>
          </table:table-cell>
          <table:table-cell office:value-type="float" office:value="65.75878" calcext:value-type="float">
            <text:p>65.75878</text:p>
          </table:table-cell>
          <table:table-cell office:value-type="float" office:value="65.22348" calcext:value-type="float">
            <text:p>65.22348</text:p>
          </table:table-cell>
          <table:table-cell office:value-type="float" office:value="66.07782" calcext:value-type="float">
            <text:p>66.07782</text:p>
          </table:table-cell>
          <table:table-cell office:value-type="float" office:value="67.77844" calcext:value-type="float">
            <text:p>67.77844</text:p>
          </table:table-cell>
          <table:table-cell office:value-type="float" office:value="73.59672" calcext:value-type="float">
            <text:p>73.59672</text:p>
          </table:table-cell>
          <table:table-cell office:value-type="float" office:value="65.9898" calcext:value-type="float">
            <text:p>65.9898</text:p>
          </table:table-cell>
          <table:table-cell office:value-type="float" office:value="66.53195" calcext:value-type="float">
            <text:p>66.53195</text:p>
          </table:table-cell>
          <table:table-cell office:value-type="float" office:value="66.52993" calcext:value-type="float">
            <text:p>66.52993</text:p>
          </table:table-cell>
          <table:table-cell office:value-type="float" office:value="67.96576" calcext:value-type="float">
            <text:p>67.96576</text:p>
          </table:table-cell>
          <table:table-cell office:value-type="float" office:value="66.59713" calcext:value-type="float">
            <text:p>66.59713</text:p>
          </table:table-cell>
          <table:table-cell office:value-type="float" office:value="76.92269" calcext:value-type="float">
            <text:p>76.92269</text:p>
          </table:table-cell>
          <table:table-cell office:value-type="float" office:value="78.0504" calcext:value-type="float">
            <text:p>78.0504</text:p>
          </table:table-cell>
          <table:table-cell office:value-type="float" office:value="66.22498" calcext:value-type="float">
            <text:p>66.22498</text:p>
          </table:table-cell>
          <table:table-cell office:value-type="float" office:value="64.74303" calcext:value-type="float">
            <text:p>64.74303</text:p>
          </table:table-cell>
          <table:table-cell/>
        </table:table-row>
        <table:table-row table:style-name="ro1">
          <table:table-cell office:value-type="float" office:value="69.21926" calcext:value-type="float">
            <text:p>69.21926</text:p>
          </table:table-cell>
          <table:table-cell office:value-type="float" office:value="65.26497" calcext:value-type="float">
            <text:p>65.26497</text:p>
          </table:table-cell>
          <table:table-cell office:value-type="float" office:value="71.21042" calcext:value-type="float">
            <text:p>71.21042</text:p>
          </table:table-cell>
          <table:table-cell office:value-type="float" office:value="65.43578" calcext:value-type="float">
            <text:p>65.43578</text:p>
          </table:table-cell>
          <table:table-cell office:value-type="float" office:value="69.49701" calcext:value-type="float">
            <text:p>69.49701</text:p>
          </table:table-cell>
          <table:table-cell office:value-type="float" office:value="64.10369" calcext:value-type="float">
            <text:p>64.10369</text:p>
          </table:table-cell>
          <table:table-cell office:value-type="float" office:value="65.20907" calcext:value-type="float">
            <text:p>65.20907</text:p>
          </table:table-cell>
          <table:table-cell office:value-type="float" office:value="64.82515" calcext:value-type="float">
            <text:p>64.82515</text:p>
          </table:table-cell>
          <table:table-cell office:value-type="float" office:value="65.6964" calcext:value-type="float">
            <text:p>65.6964</text:p>
          </table:table-cell>
          <table:table-cell office:value-type="float" office:value="67.42074" calcext:value-type="float">
            <text:p>67.42074</text:p>
          </table:table-cell>
          <table:table-cell office:value-type="float" office:value="73.298" calcext:value-type="float">
            <text:p>73.298</text:p>
          </table:table-cell>
          <table:table-cell office:value-type="float" office:value="65.61477" calcext:value-type="float">
            <text:p>65.61477</text:p>
          </table:table-cell>
          <table:table-cell office:value-type="float" office:value="65.97526" calcext:value-type="float">
            <text:p>65.97526</text:p>
          </table:table-cell>
          <table:table-cell office:value-type="float" office:value="65.97816" calcext:value-type="float">
            <text:p>65.97816</text:p>
          </table:table-cell>
          <table:table-cell office:value-type="float" office:value="67.61015" calcext:value-type="float">
            <text:p>67.61015</text:p>
          </table:table-cell>
          <table:table-cell office:value-type="float" office:value="66.21991" calcext:value-type="float">
            <text:p>66.21991</text:p>
          </table:table-cell>
          <table:table-cell office:value-type="float" office:value="76.71156" calcext:value-type="float">
            <text:p>76.71156</text:p>
          </table:table-cell>
          <table:table-cell office:value-type="float" office:value="77.62171" calcext:value-type="float">
            <text:p>77.62171</text:p>
          </table:table-cell>
          <table:table-cell office:value-type="float" office:value="65.67545" calcext:value-type="float">
            <text:p>65.67545</text:p>
          </table:table-cell>
          <table:table-cell office:value-type="float" office:value="64.18407" calcext:value-type="float">
            <text:p>64.18407</text:p>
          </table:table-cell>
          <table:table-cell/>
        </table:table-row>
        <table:table-row table:style-name="ro1">
          <table:table-cell office:value-type="float" office:value="68.87185" calcext:value-type="float">
            <text:p>68.87185</text:p>
          </table:table-cell>
          <table:table-cell office:value-type="float" office:value="64.87491" calcext:value-type="float">
            <text:p>64.87491</text:p>
          </table:table-cell>
          <table:table-cell office:value-type="float" office:value="70.73015" calcext:value-type="float">
            <text:p>70.73015</text:p>
          </table:table-cell>
          <table:table-cell office:value-type="float" office:value="65.04516" calcext:value-type="float">
            <text:p>65.04516</text:p>
          </table:table-cell>
          <table:table-cell office:value-type="float" office:value="69.16604" calcext:value-type="float">
            <text:p>69.16604</text:p>
          </table:table-cell>
          <table:table-cell office:value-type="float" office:value="63.52126" calcext:value-type="float">
            <text:p>63.52126</text:p>
          </table:table-cell>
          <table:table-cell office:value-type="float" office:value="64.81071" calcext:value-type="float">
            <text:p>64.81071</text:p>
          </table:table-cell>
          <table:table-cell office:value-type="float" office:value="64.26644" calcext:value-type="float">
            <text:p>64.26644</text:p>
          </table:table-cell>
          <table:table-cell office:value-type="float" office:value="65.13794" calcext:value-type="float">
            <text:p>65.13794</text:p>
          </table:table-cell>
          <table:table-cell office:value-type="float" office:value="66.87786" calcext:value-type="float">
            <text:p>66.87786</text:p>
          </table:table-cell>
          <table:table-cell office:value-type="float" office:value="72.85322" calcext:value-type="float">
            <text:p>72.85322</text:p>
          </table:table-cell>
          <table:table-cell office:value-type="float" office:value="65.04981" calcext:value-type="float">
            <text:p>65.04981</text:p>
          </table:table-cell>
          <table:table-cell office:value-type="float" office:value="65.60876" calcext:value-type="float">
            <text:p>65.60876</text:p>
          </table:table-cell>
          <table:table-cell office:value-type="float" office:value="65.61149" calcext:value-type="float">
            <text:p>65.61149</text:p>
          </table:table-cell>
          <table:table-cell office:value-type="float" office:value="67.07819" calcext:value-type="float">
            <text:p>67.07819</text:p>
          </table:table-cell>
          <table:table-cell office:value-type="float" office:value="65.67922" calcext:value-type="float">
            <text:p>65.67922</text:p>
          </table:table-cell>
          <table:table-cell office:value-type="float" office:value="76.27263" calcext:value-type="float">
            <text:p>76.27263</text:p>
          </table:table-cell>
          <table:table-cell office:value-type="float" office:value="77.42421" calcext:value-type="float">
            <text:p>77.42421</text:p>
          </table:table-cell>
          <table:table-cell office:value-type="float" office:value="65.29857" calcext:value-type="float">
            <text:p>65.29857</text:p>
          </table:table-cell>
          <table:table-cell office:value-type="float" office:value="63.77183" calcext:value-type="float">
            <text:p>63.77183</text:p>
          </table:table-cell>
          <table:table-cell/>
        </table:table-row>
        <table:table-row table:style-name="ro1">
          <table:table-cell office:value-type="float" office:value="68.35331" calcext:value-type="float">
            <text:p>68.35331</text:p>
          </table:table-cell>
          <table:table-cell office:value-type="float" office:value="64.31618" calcext:value-type="float">
            <text:p>64.31618</text:p>
          </table:table-cell>
          <table:table-cell office:value-type="float" office:value="70.39866" calcext:value-type="float">
            <text:p>70.39866</text:p>
          </table:table-cell>
          <table:table-cell office:value-type="float" office:value="64.48623" calcext:value-type="float">
            <text:p>64.48623</text:p>
          </table:table-cell>
          <table:table-cell office:value-type="float" office:value="68.64454" calcext:value-type="float">
            <text:p>68.64454</text:p>
          </table:table-cell>
          <table:table-cell office:value-type="float" office:value="63.12887" calcext:value-type="float">
            <text:p>63.12887</text:p>
          </table:table-cell>
          <table:table-cell office:value-type="float" office:value="64.2519" calcext:value-type="float">
            <text:p>64.2519</text:p>
          </table:table-cell>
          <table:table-cell office:value-type="float" office:value="63.8597" calcext:value-type="float">
            <text:p>63.8597</text:p>
          </table:table-cell>
          <table:table-cell office:value-type="float" office:value="64.74321" calcext:value-type="float">
            <text:p>64.74321</text:p>
          </table:table-cell>
          <table:table-cell office:value-type="float" office:value="66.51147" calcext:value-type="float">
            <text:p>66.51147</text:p>
          </table:table-cell>
          <table:table-cell office:value-type="float" office:value="72.54908" calcext:value-type="float">
            <text:p>72.54908</text:p>
          </table:table-cell>
          <table:table-cell office:value-type="float" office:value="64.66566" calcext:value-type="float">
            <text:p>64.66566</text:p>
          </table:table-cell>
          <table:table-cell office:value-type="float" office:value="65.05886" calcext:value-type="float">
            <text:p>65.05886</text:p>
          </table:table-cell>
          <table:table-cell office:value-type="float" office:value="65.04647" calcext:value-type="float">
            <text:p>65.04647</text:p>
          </table:table-cell>
          <table:table-cell office:value-type="float" office:value="66.70928" calcext:value-type="float">
            <text:p>66.70928</text:p>
          </table:table-cell>
          <table:table-cell office:value-type="float" office:value="65.28884" calcext:value-type="float">
            <text:p>65.28884</text:p>
          </table:table-cell>
          <table:table-cell office:value-type="float" office:value="76.05142" calcext:value-type="float">
            <text:p>76.05142</text:p>
          </table:table-cell>
          <table:table-cell office:value-type="float" office:value="76.99851" calcext:value-type="float">
            <text:p>76.99851</text:p>
          </table:table-cell>
          <table:table-cell office:value-type="float" office:value="64.73503" calcext:value-type="float">
            <text:p>64.73503</text:p>
          </table:table-cell>
          <table:table-cell office:value-type="float" office:value="63.20422" calcext:value-type="float">
            <text:p>63.20422</text:p>
          </table:table-cell>
          <table:table-cell/>
        </table:table-row>
        <table:table-row table:style-name="ro1">
          <table:table-cell office:value-type="float" office:value="68.00617" calcext:value-type="float">
            <text:p>68.00617</text:p>
          </table:table-cell>
          <table:table-cell office:value-type="float" office:value="63.90859" calcext:value-type="float">
            <text:p>63.90859</text:p>
          </table:table-cell>
          <table:table-cell office:value-type="float" office:value="69.89931" calcext:value-type="float">
            <text:p>69.89931</text:p>
          </table:table-cell>
          <table:table-cell office:value-type="float" office:value="64.08707" calcext:value-type="float">
            <text:p>64.08707</text:p>
          </table:table-cell>
          <table:table-cell office:value-type="float" office:value="68.29974" calcext:value-type="float">
            <text:p>68.29974</text:p>
          </table:table-cell>
          <table:table-cell office:value-type="float" office:value="62.53282" calcext:value-type="float">
            <text:p>62.53282</text:p>
          </table:table-cell>
          <table:table-cell office:value-type="float" office:value="63.84484" calcext:value-type="float">
            <text:p>63.84484</text:p>
          </table:table-cell>
          <table:table-cell office:value-type="float" office:value="63.2874" calcext:value-type="float">
            <text:p>63.2874</text:p>
          </table:table-cell>
          <table:table-cell office:value-type="float" office:value="64.35058" calcext:value-type="float">
            <text:p>64.35058</text:p>
          </table:table-cell>
          <table:table-cell office:value-type="float" office:value="65.95987" calcext:value-type="float">
            <text:p>65.95987</text:p>
          </table:table-cell>
          <table:table-cell office:value-type="float" office:value="72.08217" calcext:value-type="float">
            <text:p>72.08217</text:p>
          </table:table-cell>
          <table:table-cell office:value-type="float" office:value="64.09176" calcext:value-type="float">
            <text:p>64.09176</text:p>
          </table:table-cell>
          <table:table-cell office:value-type="float" office:value="64.65946" calcext:value-type="float">
            <text:p>64.65946</text:p>
          </table:table-cell>
          <table:table-cell office:value-type="float" office:value="64.65745" calcext:value-type="float">
            <text:p>64.65745</text:p>
          </table:table-cell>
          <table:table-cell office:value-type="float" office:value="66.16827" calcext:value-type="float">
            <text:p>66.16827</text:p>
          </table:table-cell>
          <table:table-cell office:value-type="float" office:value="64.72994" calcext:value-type="float">
            <text:p>64.72994</text:p>
          </table:table-cell>
          <table:table-cell office:value-type="float" office:value="75.60701" calcext:value-type="float">
            <text:p>75.60701</text:p>
          </table:table-cell>
          <table:table-cell office:value-type="float" office:value="76.77832" calcext:value-type="float">
            <text:p>76.77832</text:p>
          </table:table-cell>
          <table:table-cell office:value-type="float" office:value="64.33582" calcext:value-type="float">
            <text:p>64.33582</text:p>
          </table:table-cell>
          <table:table-cell office:value-type="float" office:value="62.77982" calcext:value-type="float">
            <text:p>62.77982</text:p>
          </table:table-cell>
          <table:table-cell/>
        </table:table-row>
        <table:table-row table:style-name="ro1">
          <table:table-cell office:value-type="float" office:value="67.47884" calcext:value-type="float">
            <text:p>67.47884</text:p>
          </table:table-cell>
          <table:table-cell office:value-type="float" office:value="63.33605" calcext:value-type="float">
            <text:p>63.33605</text:p>
          </table:table-cell>
          <table:table-cell office:value-type="float" office:value="69.56811" calcext:value-type="float">
            <text:p>69.56811</text:p>
          </table:table-cell>
          <table:table-cell office:value-type="float" office:value="63.51453" calcext:value-type="float">
            <text:p>63.51453</text:p>
          </table:table-cell>
          <table:table-cell office:value-type="float" office:value="67.76495" calcext:value-type="float">
            <text:p>67.76495</text:p>
          </table:table-cell>
          <table:table-cell office:value-type="float" office:value="62.53282" calcext:value-type="float">
            <text:p>62.53282</text:p>
          </table:table-cell>
          <table:table-cell office:value-type="float" office:value="63.27244" calcext:value-type="float">
            <text:p>63.27244</text:p>
          </table:table-cell>
          <table:table-cell office:value-type="float" office:value="62.87227" calcext:value-type="float">
            <text:p>62.87227</text:p>
          </table:table-cell>
          <table:table-cell office:value-type="float" office:value="63.76821" calcext:value-type="float">
            <text:p>63.76821</text:p>
          </table:table-cell>
          <table:table-cell office:value-type="float" office:value="65.59314" calcext:value-type="float">
            <text:p>65.59314</text:p>
          </table:table-cell>
          <table:table-cell office:value-type="float" office:value="71.77299" calcext:value-type="float">
            <text:p>71.77299</text:p>
          </table:table-cell>
          <table:table-cell office:value-type="float" office:value="63.6941" calcext:value-type="float">
            <text:p>63.6941</text:p>
          </table:table-cell>
          <table:table-cell office:value-type="float" office:value="64.09576" calcext:value-type="float">
            <text:p>64.09576</text:p>
          </table:table-cell>
          <table:table-cell office:value-type="float" office:value="64.08346" calcext:value-type="float">
            <text:p>64.08346</text:p>
          </table:table-cell>
          <table:table-cell office:value-type="float" office:value="65.78583" calcext:value-type="float">
            <text:p>65.78583</text:p>
          </table:table-cell>
          <table:table-cell office:value-type="float" office:value="64.331" calcext:value-type="float">
            <text:p>64.331</text:p>
          </table:table-cell>
          <table:table-cell office:value-type="float" office:value="75.37696" calcext:value-type="float">
            <text:p>75.37696</text:p>
          </table:table-cell>
          <table:table-cell office:value-type="float" office:value="76.34755" calcext:value-type="float">
            <text:p>76.34755</text:p>
          </table:table-cell>
          <table:table-cell office:value-type="float" office:value="63.77718" calcext:value-type="float">
            <text:p>63.77718</text:p>
          </table:table-cell>
          <table:table-cell office:value-type="float" office:value="62.19862" calcext:value-type="float">
            <text:p>62.19862</text:p>
          </table:table-cell>
          <table:table-cell/>
        </table:table-row>
        <table:table-row table:style-name="ro1">
          <table:table-cell office:value-type="float" office:value="67.11882" calcext:value-type="float">
            <text:p>67.11882</text:p>
          </table:table-cell>
          <table:table-cell office:value-type="float" office:value="62.91136" calcext:value-type="float">
            <text:p>62.91136</text:p>
          </table:table-cell>
          <table:table-cell office:value-type="float" office:value="69.06047" calcext:value-type="float">
            <text:p>69.06047</text:p>
          </table:table-cell>
          <table:table-cell office:value-type="float" office:value="63.10709" calcext:value-type="float">
            <text:p>63.10709</text:p>
          </table:table-cell>
          <table:table-cell office:value-type="float" office:value="67.41163" calcext:value-type="float">
            <text:p>67.41163</text:p>
          </table:table-cell>
          <table:table-cell office:value-type="float" office:value="61.59184" calcext:value-type="float">
            <text:p>61.59184</text:p>
          </table:table-cell>
          <table:table-cell office:value-type="float" office:value="62.84826" calcext:value-type="float">
            <text:p>62.84826</text:p>
          </table:table-cell>
          <table:table-cell office:value-type="float" office:value="62.29099" calcext:value-type="float">
            <text:p>62.29099</text:p>
          </table:table-cell>
          <table:table-cell office:value-type="float" office:value="63.3708" calcext:value-type="float">
            <text:p>63.3708</text:p>
          </table:table-cell>
          <table:table-cell office:value-type="float" office:value="65.03845" calcext:value-type="float">
            <text:p>65.03845</text:p>
          </table:table-cell>
          <table:table-cell office:value-type="float" office:value="71.30079" calcext:value-type="float">
            <text:p>71.30079</text:p>
          </table:table-cell>
          <table:table-cell office:value-type="float" office:value="63.11167" calcext:value-type="float">
            <text:p>63.11167</text:p>
          </table:table-cell>
          <table:table-cell office:value-type="float" office:value="63.68779" calcext:value-type="float">
            <text:p>63.68779</text:p>
          </table:table-cell>
          <table:table-cell office:value-type="float" office:value="63.69072" calcext:value-type="float">
            <text:p>63.69072</text:p>
          </table:table-cell>
          <table:table-cell office:value-type="float" office:value="65.23568" calcext:value-type="float">
            <text:p>65.23568</text:p>
          </table:table-cell>
          <table:table-cell office:value-type="float" office:value="63.77223" calcext:value-type="float">
            <text:p>63.77223</text:p>
          </table:table-cell>
          <table:table-cell office:value-type="float" office:value="74.91913" calcext:value-type="float">
            <text:p>74.91913</text:p>
          </table:table-cell>
          <table:table-cell office:value-type="float" office:value="76.12241" calcext:value-type="float">
            <text:p>76.12241</text:p>
          </table:table-cell>
          <table:table-cell office:value-type="float" office:value="63.35614" calcext:value-type="float">
            <text:p>63.35614</text:p>
          </table:table-cell>
          <table:table-cell office:value-type="float" office:value="61.22237" calcext:value-type="float">
            <text:p>61.22237</text:p>
          </table:table-cell>
          <table:table-cell/>
        </table:table-row>
        <table:table-row table:style-name="ro1">
          <table:table-cell office:value-type="float" office:value="66.58265" calcext:value-type="float">
            <text:p>66.58265</text:p>
          </table:table-cell>
          <table:table-cell office:value-type="float" office:value="62.33878" calcext:value-type="float">
            <text:p>62.33878</text:p>
          </table:table-cell>
          <table:table-cell office:value-type="float" office:value="68.71583" calcext:value-type="float">
            <text:p>68.71583</text:p>
          </table:table-cell>
          <table:table-cell office:value-type="float" office:value="62.52606" calcext:value-type="float">
            <text:p>62.52606</text:p>
          </table:table-cell>
          <table:table-cell office:value-type="float" office:value="66.87724" calcext:value-type="float">
            <text:p>66.87724</text:p>
          </table:table-cell>
          <table:table-cell office:value-type="float" office:value="60.66816" calcext:value-type="float">
            <text:p>60.66816</text:p>
          </table:table-cell>
          <table:table-cell office:value-type="float" office:value="61.86528" calcext:value-type="float">
            <text:p>61.86528</text:p>
          </table:table-cell>
          <table:table-cell office:value-type="float" office:value="61.84877" calcext:value-type="float">
            <text:p>61.84877</text:p>
          </table:table-cell>
          <table:table-cell office:value-type="float" office:value="62.78001" calcext:value-type="float">
            <text:p>62.78001</text:p>
          </table:table-cell>
          <table:table-cell office:value-type="float" office:value="64.63905" calcext:value-type="float">
            <text:p>64.63905</text:p>
          </table:table-cell>
          <table:table-cell office:value-type="float" office:value="70.98304" calcext:value-type="float">
            <text:p>70.98304</text:p>
          </table:table-cell>
          <table:table-cell office:value-type="float" office:value="62.71036" calcext:value-type="float">
            <text:p>62.71036</text:p>
          </table:table-cell>
          <table:table-cell office:value-type="float" office:value="63.12018" calcext:value-type="float">
            <text:p>63.12018</text:p>
          </table:table-cell>
          <table:table-cell office:value-type="float" office:value="63.09953" calcext:value-type="float">
            <text:p>63.09953</text:p>
          </table:table-cell>
          <table:table-cell office:value-type="float" office:value="64.83607" calcext:value-type="float">
            <text:p>64.83607</text:p>
          </table:table-cell>
          <table:table-cell office:value-type="float" office:value="63.34781" calcext:value-type="float">
            <text:p>63.34781</text:p>
          </table:table-cell>
          <table:table-cell office:value-type="float" office:value="74.67891" calcext:value-type="float">
            <text:p>74.67891</text:p>
          </table:table-cell>
          <table:table-cell office:value-type="float" office:value="75.67819" calcext:value-type="float">
            <text:p>75.67819</text:p>
          </table:table-cell>
          <table:table-cell office:value-type="float" office:value="62.95881" calcext:value-type="float">
            <text:p>62.95881</text:p>
          </table:table-cell>
          <table:table-cell office:value-type="float" office:value="61.22237" calcext:value-type="float">
            <text:p>61.22237</text:p>
          </table:table-cell>
          <table:table-cell/>
        </table:table-row>
        <table:table-row table:style-name="ro1">
          <table:table-cell office:value-type="float" office:value="65.7004" calcext:value-type="float">
            <text:p>65.7004</text:p>
          </table:table-cell>
          <table:table-cell office:value-type="float" office:value="61.3582" calcext:value-type="float">
            <text:p>61.3582</text:p>
          </table:table-cell>
          <table:table-cell office:value-type="float" office:value="67.86151" calcext:value-type="float">
            <text:p>67.86151</text:p>
          </table:table-cell>
          <table:table-cell office:value-type="float" office:value="62.09655" calcext:value-type="float">
            <text:p>62.09655</text:p>
          </table:table-cell>
          <table:table-cell office:value-type="float" office:value="65.98173" calcext:value-type="float">
            <text:p>65.98173</text:p>
          </table:table-cell>
          <table:table-cell office:value-type="float" office:value="59.70545" calcext:value-type="float">
            <text:p>59.70545</text:p>
          </table:table-cell>
          <table:table-cell office:value-type="float" office:value="60.94925" calcext:value-type="float">
            <text:p>60.94925</text:p>
          </table:table-cell>
          <table:table-cell office:value-type="float" office:value="60.89492" calcext:value-type="float">
            <text:p>60.89492</text:p>
          </table:table-cell>
          <table:table-cell office:value-type="float" office:value="62.37409" calcext:value-type="float">
            <text:p>62.37409</text:p>
          </table:table-cell>
          <table:table-cell office:value-type="float" office:value="64.08041" calcext:value-type="float">
            <text:p>64.08041</text:p>
          </table:table-cell>
          <table:table-cell office:value-type="float" office:value="70.49734" calcext:value-type="float">
            <text:p>70.49734</text:p>
          </table:table-cell>
          <table:table-cell office:value-type="float" office:value="62.10579" calcext:value-type="float">
            <text:p>62.10579</text:p>
          </table:table-cell>
          <table:table-cell office:value-type="float" office:value="62.69907" calcext:value-type="float">
            <text:p>62.69907</text:p>
          </table:table-cell>
          <table:table-cell office:value-type="float" office:value="62.70202" calcext:value-type="float">
            <text:p>62.70202</text:p>
          </table:table-cell>
          <table:table-cell office:value-type="float" office:value="64.28657" calcext:value-type="float">
            <text:p>64.28657</text:p>
          </table:table-cell>
          <table:table-cell office:value-type="float" office:value="62.78044" calcext:value-type="float">
            <text:p>62.78044</text:p>
          </table:table-cell>
          <table:table-cell office:value-type="float" office:value="73.98131" calcext:value-type="float">
            <text:p>73.98131</text:p>
          </table:table-cell>
          <table:table-cell office:value-type="float" office:value="75.03902" calcext:value-type="float">
            <text:p>75.03902</text:p>
          </table:table-cell>
          <table:table-cell office:value-type="float" office:value="61.97845" calcext:value-type="float">
            <text:p>61.97845</text:p>
          </table:table-cell>
          <table:table-cell office:value-type="float" office:value="60.29041" calcext:value-type="float">
            <text:p>60.29041</text:p>
          </table:table-cell>
          <table:table-cell/>
        </table:table-row>
        <table:table-row table:style-name="ro1">
          <table:table-cell office:value-type="float" office:value="65.7004" calcext:value-type="float">
            <text:p>65.7004</text:p>
          </table:table-cell>
          <table:table-cell office:value-type="float" office:value="61.3582" calcext:value-type="float">
            <text:p>61.3582</text:p>
          </table:table-cell>
          <table:table-cell office:value-type="float" office:value="67.86151" calcext:value-type="float">
            <text:p>67.86151</text:p>
          </table:table-cell>
          <table:table-cell office:value-type="float" office:value="61.55896" calcext:value-type="float">
            <text:p>61.55896</text:p>
          </table:table-cell>
          <table:table-cell office:value-type="float" office:value="65.15345" calcext:value-type="float">
            <text:p>65.15345</text:p>
          </table:table-cell>
          <table:table-cell office:value-type="float" office:value="58.72297" calcext:value-type="float">
            <text:p>58.72297</text:p>
          </table:table-cell>
          <table:table-cell office:value-type="float" office:value="60.94925" calcext:value-type="float">
            <text:p>60.94925</text:p>
          </table:table-cell>
          <table:table-cell office:value-type="float" office:value="60.89492" calcext:value-type="float">
            <text:p>60.89492</text:p>
          </table:table-cell>
          <table:table-cell office:value-type="float" office:value="61.7966" calcext:value-type="float">
            <text:p>61.7966</text:p>
          </table:table-cell>
          <table:table-cell office:value-type="float" office:value="63.13104" calcext:value-type="float">
            <text:p>63.13104</text:p>
          </table:table-cell>
          <table:table-cell office:value-type="float" office:value="70.16616" calcext:value-type="float">
            <text:p>70.16616</text:p>
          </table:table-cell>
          <table:table-cell office:value-type="float" office:value="61.20807" calcext:value-type="float">
            <text:p>61.20807</text:p>
          </table:table-cell>
          <table:table-cell office:value-type="float" office:value="62.12267" calcext:value-type="float">
            <text:p>62.12267</text:p>
          </table:table-cell>
          <table:table-cell office:value-type="float" office:value="62.09738" calcext:value-type="float">
            <text:p>62.09738</text:p>
          </table:table-cell>
          <table:table-cell office:value-type="float" office:value="63.34758" calcext:value-type="float">
            <text:p>63.34758</text:p>
          </table:table-cell>
          <table:table-cell office:value-type="float" office:value="62.3602" calcext:value-type="float">
            <text:p>62.3602</text:p>
          </table:table-cell>
          <table:table-cell office:value-type="float" office:value="73.32227" calcext:value-type="float">
            <text:p>73.32227</text:p>
          </table:table-cell>
          <table:table-cell office:value-type="float" office:value="75.03902" calcext:value-type="float">
            <text:p>75.03902</text:p>
          </table:table-cell>
          <table:table-cell office:value-type="float" office:value="61.97845" calcext:value-type="float">
            <text:p>61.97845</text:p>
          </table:table-cell>
          <table:table-cell office:value-type="float" office:value="59.32288" calcext:value-type="float">
            <text:p>59.32288</text:p>
          </table:table-cell>
          <table:table-cell/>
        </table:table-row>
        <table:table-row table:style-name="ro1">
          <table:table-cell office:value-type="float" office:value="64.847" calcext:value-type="float">
            <text:p>64.847</text:p>
          </table:table-cell>
          <table:table-cell office:value-type="float" office:value="60.4348" calcext:value-type="float">
            <text:p>60.4348</text:p>
          </table:table-cell>
          <table:table-cell office:value-type="float" office:value="67.04214" calcext:value-type="float">
            <text:p>67.04214</text:p>
          </table:table-cell>
          <table:table-cell office:value-type="float" office:value="61.16734" calcext:value-type="float">
            <text:p>61.16734</text:p>
          </table:table-cell>
          <table:table-cell office:value-type="float" office:value="65.15345" calcext:value-type="float">
            <text:p>65.15345</text:p>
          </table:table-cell>
          <table:table-cell office:value-type="float" office:value="57.7112" calcext:value-type="float">
            <text:p>57.7112</text:p>
          </table:table-cell>
          <table:table-cell office:value-type="float" office:value="59.99254" calcext:value-type="float">
            <text:p>59.99254</text:p>
          </table:table-cell>
          <table:table-cell office:value-type="float" office:value="59.94869" calcext:value-type="float">
            <text:p>59.94869</text:p>
          </table:table-cell>
          <table:table-cell office:value-type="float" office:value="61.43274" calcext:value-type="float">
            <text:p>61.43274</text:p>
          </table:table-cell>
          <table:table-cell office:value-type="float" office:value="62.24968" calcext:value-type="float">
            <text:p>62.24968</text:p>
          </table:table-cell>
          <table:table-cell office:value-type="float" office:value="69.6671" calcext:value-type="float">
            <text:p>69.6671</text:p>
          </table:table-cell>
          <table:table-cell office:value-type="float" office:value="61.20807" calcext:value-type="float">
            <text:p>61.20807</text:p>
          </table:table-cell>
          <table:table-cell office:value-type="float" office:value="61.70951" calcext:value-type="float">
            <text:p>61.70951</text:p>
          </table:table-cell>
          <table:table-cell office:value-type="float" office:value="61.71233" calcext:value-type="float">
            <text:p>61.71233</text:p>
          </table:table-cell>
          <table:table-cell office:value-type="float" office:value="63.34758" calcext:value-type="float">
            <text:p>63.34758</text:p>
          </table:table-cell>
          <table:table-cell office:value-type="float" office:value="61.82284" calcext:value-type="float">
            <text:p>61.82284</text:p>
          </table:table-cell>
          <table:table-cell office:value-type="float" office:value="73.32227" calcext:value-type="float">
            <text:p>73.32227</text:p>
          </table:table-cell>
          <table:table-cell office:value-type="float" office:value="74.43366" calcext:value-type="float">
            <text:p>74.43366</text:p>
          </table:table-cell>
          <table:table-cell office:value-type="float" office:value="61.07451" calcext:value-type="float">
            <text:p>61.07451</text:p>
          </table:table-cell>
          <table:table-cell office:value-type="float" office:value="58.32444" calcext:value-type="float">
            <text:p>58.32444</text:p>
          </table:table-cell>
          <table:table-cell/>
        </table:table-row>
        <table:table-row table:style-name="ro1">
          <table:table-cell office:value-type="float" office:value="63.9636" calcext:value-type="float">
            <text:p>63.9636</text:p>
          </table:table-cell>
          <table:table-cell office:value-type="float" office:value="59.46229" calcext:value-type="float">
            <text:p>59.46229</text:p>
          </table:table-cell>
          <table:table-cell office:value-type="float" office:value="66.19272" calcext:value-type="float">
            <text:p>66.19272</text:p>
          </table:table-cell>
          <table:table-cell office:value-type="float" office:value="61.16734" calcext:value-type="float">
            <text:p>61.16734</text:p>
          </table:table-cell>
          <table:table-cell office:value-type="float" office:value="64.28017" calcext:value-type="float">
            <text:p>64.28017</text:p>
          </table:table-cell>
          <table:table-cell office:value-type="float" office:value="56.66237" calcext:value-type="float">
            <text:p>56.66237</text:p>
          </table:table-cell>
          <table:table-cell office:value-type="float" office:value="59.03852" calcext:value-type="float">
            <text:p>59.03852</text:p>
          </table:table-cell>
          <table:table-cell office:value-type="float" office:value="58.96347" calcext:value-type="float">
            <text:p>58.96347</text:p>
          </table:table-cell>
          <table:table-cell office:value-type="float" office:value="60.87971" calcext:value-type="float">
            <text:p>60.87971</text:p>
          </table:table-cell>
          <table:table-cell office:value-type="float" office:value="62.24968" calcext:value-type="float">
            <text:p>62.24968</text:p>
          </table:table-cell>
          <table:table-cell office:value-type="float" office:value="69.34234" calcext:value-type="float">
            <text:p>69.34234</text:p>
          </table:table-cell>
          <table:table-cell office:value-type="float" office:value="60.26658" calcext:value-type="float">
            <text:p>60.26658</text:p>
          </table:table-cell>
          <table:table-cell office:value-type="float" office:value="61.1931" calcext:value-type="float">
            <text:p>61.1931</text:p>
          </table:table-cell>
          <table:table-cell office:value-type="float" office:value="61.1681" calcext:value-type="float">
            <text:p>61.1681</text:p>
          </table:table-cell>
          <table:table-cell office:value-type="float" office:value="62.45524" calcext:value-type="float">
            <text:p>62.45524</text:p>
          </table:table-cell>
          <table:table-cell office:value-type="float" office:value="61.43175" calcext:value-type="float">
            <text:p>61.43175</text:p>
          </table:table-cell>
          <table:table-cell office:value-type="float" office:value="72.63113" calcext:value-type="float">
            <text:p>72.63113</text:p>
          </table:table-cell>
          <table:table-cell office:value-type="float" office:value="73.78482" calcext:value-type="float">
            <text:p>73.78482</text:p>
          </table:table-cell>
          <table:table-cell office:value-type="float" office:value="60.11879" calcext:value-type="float">
            <text:p>60.11879</text:p>
          </table:table-cell>
          <table:table-cell office:value-type="float" office:value="57.30688" calcext:value-type="float">
            <text:p>57.30688</text:p>
          </table:table-cell>
          <table:table-cell/>
        </table:table-row>
        <table:table-row table:style-name="ro1">
          <table:table-cell office:value-type="float" office:value="63.585" calcext:value-type="float">
            <text:p>63.585</text:p>
          </table:table-cell>
          <table:table-cell office:value-type="float" office:value="58.4773" calcext:value-type="float">
            <text:p>58.4773</text:p>
          </table:table-cell>
          <table:table-cell office:value-type="float" office:value="65.32806" calcext:value-type="float">
            <text:p>65.32806</text:p>
          </table:table-cell>
          <table:table-cell office:value-type="float" office:value="60.64853" calcext:value-type="float">
            <text:p>60.64853</text:p>
          </table:table-cell>
          <table:table-cell office:value-type="float" office:value="63.37387" calcext:value-type="float">
            <text:p>63.37387</text:p>
          </table:table-cell>
          <table:table-cell office:value-type="float" office:value="55.58303" calcext:value-type="float">
            <text:p>55.58303</text:p>
          </table:table-cell>
          <table:table-cell office:value-type="float" office:value="58.03162" calcext:value-type="float">
            <text:p>58.03162</text:p>
          </table:table-cell>
          <table:table-cell office:value-type="float" office:value="57.96611" calcext:value-type="float">
            <text:p>57.96611</text:p>
          </table:table-cell>
          <table:table-cell office:value-type="float" office:value="60.87971" calcext:value-type="float">
            <text:p>60.87971</text:p>
          </table:table-cell>
          <table:table-cell office:value-type="float" office:value="61.33802" calcext:value-type="float">
            <text:p>61.33802</text:p>
          </table:table-cell>
          <table:table-cell office:value-type="float" office:value="68.88106" calcext:value-type="float">
            <text:p>68.88106</text:p>
          </table:table-cell>
          <table:table-cell office:value-type="float" office:value="59.2963" calcext:value-type="float">
            <text:p>59.2963</text:p>
          </table:table-cell>
          <table:table-cell office:value-type="float" office:value="61.1931" calcext:value-type="float">
            <text:p>61.1931</text:p>
          </table:table-cell>
          <table:table-cell office:value-type="float" office:value="61.1681" calcext:value-type="float">
            <text:p>61.1681</text:p>
          </table:table-cell>
          <table:table-cell office:value-type="float" office:value="61.54984" calcext:value-type="float">
            <text:p>61.54984</text:p>
          </table:table-cell>
          <table:table-cell office:value-type="float" office:value="61.43175" calcext:value-type="float">
            <text:p>61.43175</text:p>
          </table:table-cell>
          <table:table-cell office:value-type="float" office:value="71.90362" calcext:value-type="float">
            <text:p>71.90362</text:p>
          </table:table-cell>
          <table:table-cell office:value-type="float" office:value="73.10517" calcext:value-type="float">
            <text:p>73.10517</text:p>
          </table:table-cell>
          <table:table-cell office:value-type="float" office:value="59.14469" calcext:value-type="float">
            <text:p>59.14469</text:p>
          </table:table-cell>
          <table:table-cell office:value-type="float" office:value="56.25175" calcext:value-type="float">
            <text:p>56.25175</text:p>
          </table:table-cell>
          <table:table-cell/>
        </table:table-row>
        <table:table-row table:style-name="ro1">
          <table:table-cell office:value-type="float" office:value="63.06575" calcext:value-type="float">
            <text:p>63.06575</text:p>
          </table:table-cell>
          <table:table-cell office:value-type="float" office:value="57.45964" calcext:value-type="float">
            <text:p>57.45964</text:p>
          </table:table-cell>
          <table:table-cell office:value-type="float" office:value="64.4331" calcext:value-type="float">
            <text:p>64.4331</text:p>
          </table:table-cell>
          <table:table-cell office:value-type="float" office:value="60.22618" calcext:value-type="float">
            <text:p>60.22618</text:p>
          </table:table-cell>
          <table:table-cell office:value-type="float" office:value="62.43425" calcext:value-type="float">
            <text:p>62.43425</text:p>
          </table:table-cell>
          <table:table-cell office:value-type="float" office:value="54.48685" calcext:value-type="float">
            <text:p>54.48685</text:p>
          </table:table-cell>
          <table:table-cell office:value-type="float" office:value="56.99341" calcext:value-type="float">
            <text:p>56.99341</text:p>
          </table:table-cell>
          <table:table-cell office:value-type="float" office:value="56.93496" calcext:value-type="float">
            <text:p>56.93496</text:p>
          </table:table-cell>
          <table:table-cell office:value-type="float" office:value="60.50286" calcext:value-type="float">
            <text:p>60.50286</text:p>
          </table:table-cell>
          <table:table-cell office:value-type="float" office:value="60.37612" calcext:value-type="float">
            <text:p>60.37612</text:p>
          </table:table-cell>
          <table:table-cell office:value-type="float" office:value="68.56329" calcext:value-type="float">
            <text:p>68.56329</text:p>
          </table:table-cell>
          <table:table-cell office:value-type="float" office:value="58.3077" calcext:value-type="float">
            <text:p>58.3077</text:p>
          </table:table-cell>
          <table:table-cell office:value-type="float" office:value="60.79174" calcext:value-type="float">
            <text:p>60.79174</text:p>
          </table:table-cell>
          <table:table-cell office:value-type="float" office:value="60.7946" calcext:value-type="float">
            <text:p>60.7946</text:p>
          </table:table-cell>
          <table:table-cell office:value-type="float" office:value="60.59333" calcext:value-type="float">
            <text:p>60.59333</text:p>
          </table:table-cell>
          <table:table-cell office:value-type="float" office:value="60.90464" calcext:value-type="float">
            <text:p>60.90464</text:p>
          </table:table-cell>
          <table:table-cell office:value-type="float" office:value="71.1401" calcext:value-type="float">
            <text:p>71.1401</text:p>
          </table:table-cell>
          <table:table-cell office:value-type="float" office:value="72.40053" calcext:value-type="float">
            <text:p>72.40053</text:p>
          </table:table-cell>
          <table:table-cell office:value-type="float" office:value="58.15306" calcext:value-type="float">
            <text:p>58.15306</text:p>
          </table:table-cell>
          <table:table-cell office:value-type="float" office:value="55.1683" calcext:value-type="float">
            <text:p>55.1683</text:p>
          </table:table-cell>
          <table:table-cell/>
        </table:table-row>
        <table:table-row table:style-name="ro1">
          <table:table-cell office:value-type="float" office:value="62.67652" calcext:value-type="float">
            <text:p>62.67652</text:p>
          </table:table-cell>
          <table:table-cell office:value-type="float" office:value="56.41391" calcext:value-type="float">
            <text:p>56.41391</text:p>
          </table:table-cell>
          <table:table-cell office:value-type="float" office:value="63.50486" calcext:value-type="float">
            <text:p>63.50486</text:p>
          </table:table-cell>
          <table:table-cell office:value-type="float" office:value="59.68899" calcext:value-type="float">
            <text:p>59.68899</text:p>
          </table:table-cell>
          <table:table-cell office:value-type="float" office:value="61.48319" calcext:value-type="float">
            <text:p>61.48319</text:p>
          </table:table-cell>
          <table:table-cell office:value-type="float" office:value="53.36743" calcext:value-type="float">
            <text:p>53.36743</text:p>
          </table:table-cell>
          <table:table-cell office:value-type="float" office:value="55.91536" calcext:value-type="float">
            <text:p>55.91536</text:p>
          </table:table-cell>
          <table:table-cell office:value-type="float" office:value="55.86367" calcext:value-type="float">
            <text:p>55.86367</text:p>
          </table:table-cell>
          <table:table-cell office:value-type="float" office:value="59.91763" calcext:value-type="float">
            <text:p>59.91763</text:p>
          </table:table-cell>
          <table:table-cell office:value-type="float" office:value="59.39376" calcext:value-type="float">
            <text:p>59.39376</text:p>
          </table:table-cell>
          <table:table-cell office:value-type="float" office:value="68.08159" calcext:value-type="float">
            <text:p>68.08159</text:p>
          </table:table-cell>
          <table:table-cell office:value-type="float" office:value="57.29128" calcext:value-type="float">
            <text:p>57.29128</text:p>
          </table:table-cell>
          <table:table-cell office:value-type="float" office:value="60.26042" calcext:value-type="float">
            <text:p>60.26042</text:p>
          </table:table-cell>
          <table:table-cell office:value-type="float" office:value="60.2268" calcext:value-type="float">
            <text:p>60.2268</text:p>
          </table:table-cell>
          <table:table-cell office:value-type="float" office:value="59.60537" calcext:value-type="float">
            <text:p>59.60537</text:p>
          </table:table-cell>
          <table:table-cell office:value-type="float" office:value="60.49606" calcext:value-type="float">
            <text:p>60.49606</text:p>
          </table:table-cell>
          <table:table-cell office:value-type="float" office:value="70.37517" calcext:value-type="float">
            <text:p>70.37517</text:p>
          </table:table-cell>
          <table:table-cell office:value-type="float" office:value="71.66159" calcext:value-type="float">
            <text:p>71.66159</text:p>
          </table:table-cell>
          <table:table-cell office:value-type="float" office:value="57.11908" calcext:value-type="float">
            <text:p>57.11908</text:p>
          </table:table-cell>
          <table:table-cell office:value-type="float" office:value="54.07284" calcext:value-type="float">
            <text:p>54.07284</text:p>
          </table:table-cell>
          <table:table-cell/>
        </table:table-row>
        <table:table-row table:style-name="ro1">
          <table:table-cell office:value-type="float" office:value="62.13661" calcext:value-type="float">
            <text:p>62.13661</text:p>
          </table:table-cell>
          <table:table-cell office:value-type="float" office:value="55.33363" calcext:value-type="float">
            <text:p>55.33363</text:p>
          </table:table-cell>
          <table:table-cell office:value-type="float" office:value="62.54639" calcext:value-type="float">
            <text:p>62.54639</text:p>
          </table:table-cell>
          <table:table-cell office:value-type="float" office:value="59.2566" calcext:value-type="float">
            <text:p>59.2566</text:p>
          </table:table-cell>
          <table:table-cell office:value-type="float" office:value="60.50699" calcext:value-type="float">
            <text:p>60.50699</text:p>
          </table:table-cell>
          <table:table-cell office:value-type="float" office:value="52.20513" calcext:value-type="float">
            <text:p>52.20513</text:p>
          </table:table-cell>
          <table:table-cell office:value-type="float" office:value="54.81599" calcext:value-type="float">
            <text:p>54.81599</text:p>
          </table:table-cell>
          <table:table-cell office:value-type="float" office:value="54.77626" calcext:value-type="float">
            <text:p>54.77626</text:p>
          </table:table-cell>
          <table:table-cell office:value-type="float" office:value="59.52641" calcext:value-type="float">
            <text:p>59.52641</text:p>
          </table:table-cell>
          <table:table-cell office:value-type="float" office:value="58.3891" calcext:value-type="float">
            <text:p>58.3891</text:p>
          </table:table-cell>
          <table:table-cell office:value-type="float" office:value="68.08159" calcext:value-type="float">
            <text:p>68.08159</text:p>
          </table:table-cell>
          <table:table-cell office:value-type="float" office:value="56.23032" calcext:value-type="float">
            <text:p>56.23032</text:p>
          </table:table-cell>
          <table:table-cell office:value-type="float" office:value="59.83598" calcext:value-type="float">
            <text:p>59.83598</text:p>
          </table:table-cell>
          <table:table-cell office:value-type="float" office:value="59.83828" calcext:value-type="float">
            <text:p>59.83828</text:p>
          </table:table-cell>
          <table:table-cell office:value-type="float" office:value="58.58938" calcext:value-type="float">
            <text:p>58.58938</text:p>
          </table:table-cell>
          <table:table-cell office:value-type="float" office:value="59.95439" calcext:value-type="float">
            <text:p>59.95439</text:p>
          </table:table-cell>
          <table:table-cell office:value-type="float" office:value="69.58391" calcext:value-type="float">
            <text:p>69.58391</text:p>
          </table:table-cell>
          <table:table-cell office:value-type="float" office:value="70.89127" calcext:value-type="float">
            <text:p>70.89127</text:p>
          </table:table-cell>
          <table:table-cell office:value-type="float" office:value="56.04601" calcext:value-type="float">
            <text:p>56.04601</text:p>
          </table:table-cell>
          <table:table-cell office:value-type="float" office:value="52.94135" calcext:value-type="float">
            <text:p>52.94135</text:p>
          </table:table-cell>
          <table:table-cell/>
        </table:table-row>
        <table:table-row table:style-name="ro1">
          <table:table-cell office:value-type="float" office:value="61.72815" calcext:value-type="float">
            <text:p>61.72815</text:p>
          </table:table-cell>
          <table:table-cell office:value-type="float" office:value="54.23822" calcext:value-type="float">
            <text:p>54.23822</text:p>
          </table:table-cell>
          <table:table-cell office:value-type="float" office:value="61.58277" calcext:value-type="float">
            <text:p>61.58277</text:p>
          </table:table-cell>
          <table:table-cell office:value-type="float" office:value="58.70053" calcext:value-type="float">
            <text:p>58.70053</text:p>
          </table:table-cell>
          <table:table-cell office:value-type="float" office:value="59.48392" calcext:value-type="float">
            <text:p>59.48392</text:p>
          </table:table-cell>
          <table:table-cell office:value-type="float" office:value="51.06296" calcext:value-type="float">
            <text:p>51.06296</text:p>
          </table:table-cell>
          <table:table-cell office:value-type="float" office:value="53.70409" calcext:value-type="float">
            <text:p>53.70409</text:p>
          </table:table-cell>
          <table:table-cell office:value-type="float" office:value="53.65938" calcext:value-type="float">
            <text:p>53.65938</text:p>
          </table:table-cell>
          <table:table-cell office:value-type="float" office:value="58.92417" calcext:value-type="float">
            <text:p>58.92417</text:p>
          </table:table-cell>
          <table:table-cell office:value-type="float" office:value="57.35631" calcext:value-type="float">
            <text:p>57.35631</text:p>
          </table:table-cell>
          <table:table-cell office:value-type="float" office:value="67.7436" calcext:value-type="float">
            <text:p>67.7436</text:p>
          </table:table-cell>
          <table:table-cell office:value-type="float" office:value="55.14736" calcext:value-type="float">
            <text:p>55.14736</text:p>
          </table:table-cell>
          <table:table-cell office:value-type="float" office:value="59.2819" calcext:value-type="float">
            <text:p>59.2819</text:p>
          </table:table-cell>
          <table:table-cell office:value-type="float" office:value="59.24843" calcext:value-type="float">
            <text:p>59.24843</text:p>
          </table:table-cell>
          <table:table-cell office:value-type="float" office:value="57.56612" calcext:value-type="float">
            <text:p>57.56612</text:p>
          </table:table-cell>
          <table:table-cell office:value-type="float" office:value="59.52711" calcext:value-type="float">
            <text:p>59.52711</text:p>
          </table:table-cell>
          <table:table-cell office:value-type="float" office:value="68.75556" calcext:value-type="float">
            <text:p>68.75556</text:p>
          </table:table-cell>
          <table:table-cell office:value-type="float" office:value="70.09877" calcext:value-type="float">
            <text:p>70.09877</text:p>
          </table:table-cell>
          <table:table-cell office:value-type="float" office:value="54.96447" calcext:value-type="float">
            <text:p>54.96447</text:p>
          </table:table-cell>
          <table:table-cell office:value-type="float" office:value="51.77446" calcext:value-type="float">
            <text:p>51.77446</text:p>
          </table:table-cell>
          <table:table-cell/>
        </table:table-row>
        <table:table-row table:style-name="ro1">
          <table:table-cell office:value-type="float" office:value="61.18035" calcext:value-type="float">
            <text:p>61.18035</text:p>
          </table:table-cell>
          <table:table-cell office:value-type="float" office:value="53.11081" calcext:value-type="float">
            <text:p>53.11081</text:p>
          </table:table-cell>
          <table:table-cell office:value-type="float" office:value="60.57994" calcext:value-type="float">
            <text:p>60.57994</text:p>
          </table:table-cell>
          <table:table-cell office:value-type="float" office:value="58.26594" calcext:value-type="float">
            <text:p>58.26594</text:p>
          </table:table-cell>
          <table:table-cell office:value-type="float" office:value="58.44402" calcext:value-type="float">
            <text:p>58.44402</text:p>
          </table:table-cell>
          <table:table-cell office:value-type="float" office:value="50.07063" calcext:value-type="float">
            <text:p>50.07063</text:p>
          </table:table-cell>
          <table:table-cell office:value-type="float" office:value="52.55671" calcext:value-type="float">
            <text:p>52.55671</text:p>
          </table:table-cell>
          <table:table-cell office:value-type="float" office:value="52.50748" calcext:value-type="float">
            <text:p>52.50748</text:p>
          </table:table-cell>
          <table:table-cell office:value-type="float" office:value="58.52341" calcext:value-type="float">
            <text:p>58.52341</text:p>
          </table:table-cell>
          <table:table-cell office:value-type="float" office:value="56.28033" calcext:value-type="float">
            <text:p>56.28033</text:p>
          </table:table-cell>
          <table:table-cell office:value-type="float" office:value="67.23839" calcext:value-type="float">
            <text:p>67.23839</text:p>
          </table:table-cell>
          <table:table-cell office:value-type="float" office:value="54.0468" calcext:value-type="float">
            <text:p>54.0468</text:p>
          </table:table-cell>
          <table:table-cell office:value-type="float" office:value="58.85611" calcext:value-type="float">
            <text:p>58.85611</text:p>
          </table:table-cell>
          <table:table-cell office:value-type="float" office:value="58.85349" calcext:value-type="float">
            <text:p>58.85349</text:p>
          </table:table-cell>
          <table:table-cell office:value-type="float" office:value="56.49732" calcext:value-type="float">
            <text:p>56.49732</text:p>
          </table:table-cell>
          <table:table-cell office:value-type="float" office:value="58.98282" calcext:value-type="float">
            <text:p>58.98282</text:p>
          </table:table-cell>
          <table:table-cell office:value-type="float" office:value="67.9053" calcext:value-type="float">
            <text:p>67.9053</text:p>
          </table:table-cell>
          <table:table-cell office:value-type="float" office:value="69.26276" calcext:value-type="float">
            <text:p>69.26276</text:p>
          </table:table-cell>
          <table:table-cell office:value-type="float" office:value="53.8505" calcext:value-type="float">
            <text:p>53.8505</text:p>
          </table:table-cell>
          <table:table-cell office:value-type="float" office:value="50.86444" calcext:value-type="float">
            <text:p>50.86444</text:p>
          </table:table-cell>
          <table:table-cell/>
        </table:table-row>
        <table:table-row table:style-name="ro1">
          <table:table-cell office:value-type="float" office:value="60.74947" calcext:value-type="float">
            <text:p>60.74947</text:p>
          </table:table-cell>
          <table:table-cell office:value-type="float" office:value="51.94985" calcext:value-type="float">
            <text:p>51.94985</text:p>
          </table:table-cell>
          <table:table-cell office:value-type="float" office:value="59.54541" calcext:value-type="float">
            <text:p>59.54541</text:p>
          </table:table-cell>
          <table:table-cell office:value-type="float" office:value="57.70505" calcext:value-type="float">
            <text:p>57.70505</text:p>
          </table:table-cell>
          <table:table-cell office:value-type="float" office:value="57.38107" calcext:value-type="float">
            <text:p>57.38107</text:p>
          </table:table-cell>
          <table:table-cell office:value-type="float" office:value="49.07715" calcext:value-type="float">
            <text:p>49.07715</text:p>
          </table:table-cell>
          <table:table-cell office:value-type="float" office:value="51.38068" calcext:value-type="float">
            <text:p>51.38068</text:p>
          </table:table-cell>
          <table:table-cell office:value-type="float" office:value="51.87797" calcext:value-type="float">
            <text:p>51.87797</text:p>
          </table:table-cell>
          <table:table-cell office:value-type="float" office:value="57.91711" calcext:value-type="float">
            <text:p>57.91711</text:p>
          </table:table-cell>
          <table:table-cell office:value-type="float" office:value="55.20153" calcext:value-type="float">
            <text:p>55.20153</text:p>
          </table:table-cell>
          <table:table-cell office:value-type="float" office:value="66.89719" calcext:value-type="float">
            <text:p>66.89719</text:p>
          </table:table-cell>
          <table:table-cell office:value-type="float" office:value="52.90988" calcext:value-type="float">
            <text:p>52.90988</text:p>
          </table:table-cell>
          <table:table-cell office:value-type="float" office:value="58.29706" calcext:value-type="float">
            <text:p>58.29706</text:p>
          </table:table-cell>
          <table:table-cell office:value-type="float" office:value="58.25035" calcext:value-type="float">
            <text:p>58.25035</text:p>
          </table:table-cell>
          <table:table-cell office:value-type="float" office:value="55.4042" calcext:value-type="float">
            <text:p>55.4042</text:p>
          </table:table-cell>
          <table:table-cell office:value-type="float" office:value="58.53963" calcext:value-type="float">
            <text:p>58.53963</text:p>
          </table:table-cell>
          <table:table-cell office:value-type="float" office:value="67.02995" calcext:value-type="float">
            <text:p>67.02995</text:p>
          </table:table-cell>
          <table:table-cell office:value-type="float" office:value="68.45804" calcext:value-type="float">
            <text:p>68.45804</text:p>
          </table:table-cell>
          <table:table-cell office:value-type="float" office:value="52.70617" calcext:value-type="float">
            <text:p>52.70617</text:p>
          </table:table-cell>
          <table:table-cell office:value-type="float" office:value="49.88176" calcext:value-type="float">
            <text:p>49.88176</text:p>
          </table:table-cell>
          <table:table-cell/>
        </table:table-row>
        <table:table-row table:style-name="ro1">
          <table:table-cell office:value-type="float" office:value="60.18571" calcext:value-type="float">
            <text:p>60.18571</text:p>
          </table:table-cell>
          <table:table-cell office:value-type="float" office:value="50.77391" calcext:value-type="float">
            <text:p>50.77391</text:p>
          </table:table-cell>
          <table:table-cell office:value-type="float" office:value="58.48954" calcext:value-type="float">
            <text:p>58.48954</text:p>
          </table:table-cell>
          <table:table-cell office:value-type="float" office:value="57.24175" calcext:value-type="float">
            <text:p>57.24175</text:p>
          </table:table-cell>
          <table:table-cell office:value-type="float" office:value="56.29712" calcext:value-type="float">
            <text:p>56.29712</text:p>
          </table:table-cell>
          <table:table-cell office:value-type="float" office:value="48.06246" calcext:value-type="float">
            <text:p>48.06246</text:p>
          </table:table-cell>
          <table:table-cell office:value-type="float" office:value="50.28696" calcext:value-type="float">
            <text:p>50.28696</text:p>
          </table:table-cell>
          <table:table-cell office:value-type="float" office:value="51.34016" calcext:value-type="float">
            <text:p>51.34016</text:p>
          </table:table-cell>
          <table:table-cell office:value-type="float" office:value="57.49914" calcext:value-type="float">
            <text:p>57.49914</text:p>
          </table:table-cell>
          <table:table-cell office:value-type="float" office:value="54.08643" calcext:value-type="float">
            <text:p>54.08643</text:p>
          </table:table-cell>
          <table:table-cell office:value-type="float" office:value="66.38437" calcext:value-type="float">
            <text:p>66.38437</text:p>
          </table:table-cell>
          <table:table-cell office:value-type="float" office:value="51.74486" calcext:value-type="float">
            <text:p>51.74486</text:p>
          </table:table-cell>
          <table:table-cell office:value-type="float" office:value="57.85105" calcext:value-type="float">
            <text:p>57.85105</text:p>
          </table:table-cell>
          <table:table-cell office:value-type="float" office:value="57.84841" calcext:value-type="float">
            <text:p>57.84841</text:p>
          </table:table-cell>
          <table:table-cell office:value-type="float" office:value="54.28682" calcext:value-type="float">
            <text:p>54.28682</text:p>
          </table:table-cell>
          <table:table-cell office:value-type="float" office:value="57.98743" calcext:value-type="float">
            <text:p>57.98743</text:p>
          </table:table-cell>
          <table:table-cell office:value-type="float" office:value="66.14022" calcext:value-type="float">
            <text:p>66.14022</text:p>
          </table:table-cell>
          <table:table-cell office:value-type="float" office:value="67.72729" calcext:value-type="float">
            <text:p>67.72729</text:p>
          </table:table-cell>
          <table:table-cell office:value-type="float" office:value="51.5845" calcext:value-type="float">
            <text:p>51.5845</text:p>
          </table:table-cell>
          <table:table-cell office:value-type="float" office:value="48.87475" calcext:value-type="float">
            <text:p>48.87475</text:p>
          </table:table-cell>
          <table:table-cell/>
        </table:table-row>
        <table:table-row table:style-name="ro1">
          <table:table-cell office:value-type="float" office:value="59.73354" calcext:value-type="float">
            <text:p>59.73354</text:p>
          </table:table-cell>
          <table:table-cell office:value-type="float" office:value="49.58102" calcext:value-type="float">
            <text:p>49.58102</text:p>
          </table:table-cell>
          <table:table-cell office:value-type="float" office:value="57.42159" calcext:value-type="float">
            <text:p>57.42159</text:p>
          </table:table-cell>
          <table:table-cell office:value-type="float" office:value="56.65787" calcext:value-type="float">
            <text:p>56.65787</text:p>
          </table:table-cell>
          <table:table-cell office:value-type="float" office:value="55.17263" calcext:value-type="float">
            <text:p>55.17263</text:p>
          </table:table-cell>
          <table:table-cell office:value-type="float" office:value="47.02669" calcext:value-type="float">
            <text:p>47.02669</text:p>
          </table:table-cell>
          <table:table-cell office:value-type="float" office:value="49.30166" calcext:value-type="float">
            <text:p>49.30166</text:p>
          </table:table-cell>
          <table:table-cell office:value-type="float" office:value="50.69961" calcext:value-type="float">
            <text:p>50.69961</text:p>
          </table:table-cell>
          <table:table-cell office:value-type="float" office:value="56.87431" calcext:value-type="float">
            <text:p>56.87431</text:p>
          </table:table-cell>
          <table:table-cell office:value-type="float" office:value="52.93772" calcext:value-type="float">
            <text:p>52.93772</text:p>
          </table:table-cell>
          <table:table-cell office:value-type="float" office:value="66.02901" calcext:value-type="float">
            <text:p>66.02901</text:p>
          </table:table-cell>
          <table:table-cell office:value-type="float" office:value="50.68549" calcext:value-type="float">
            <text:p>50.68549</text:p>
          </table:table-cell>
          <table:table-cell office:value-type="float" office:value="57.27301" calcext:value-type="float">
            <text:p>57.27301</text:p>
          </table:table-cell>
          <table:table-cell office:value-type="float" office:value="57.22689" calcext:value-type="float">
            <text:p>57.22689</text:p>
          </table:table-cell>
          <table:table-cell office:value-type="float" office:value="53.15651" calcext:value-type="float">
            <text:p>53.15651</text:p>
          </table:table-cell>
          <table:table-cell office:value-type="float" office:value="57.5247" calcext:value-type="float">
            <text:p>57.5247</text:p>
          </table:table-cell>
          <table:table-cell office:value-type="float" office:value="65.342" calcext:value-type="float">
            <text:p>65.342</text:p>
          </table:table-cell>
          <table:table-cell office:value-type="float" office:value="66.96382" calcext:value-type="float">
            <text:p>66.96382</text:p>
          </table:table-cell>
          <table:table-cell office:value-type="float" office:value="50.61215" calcext:value-type="float">
            <text:p>50.61215</text:p>
          </table:table-cell>
          <table:table-cell office:value-type="float" office:value="47.84647" calcext:value-type="float">
            <text:p>47.84647</text:p>
          </table:table-cell>
          <table:table-cell/>
        </table:table-row>
        <table:table-row table:style-name="ro1">
          <table:table-cell office:value-type="float" office:value="59.1646" calcext:value-type="float">
            <text:p>59.1646</text:p>
          </table:table-cell>
          <table:table-cell office:value-type="float" office:value="48.35055" calcext:value-type="float">
            <text:p>48.35055</text:p>
          </table:table-cell>
          <table:table-cell office:value-type="float" office:value="56.32089" calcext:value-type="float">
            <text:p>56.32089</text:p>
          </table:table-cell>
          <table:table-cell office:value-type="float" office:value="56.17687" calcext:value-type="float">
            <text:p>56.17687</text:p>
          </table:table-cell>
          <table:table-cell office:value-type="float" office:value="54.11096" calcext:value-type="float">
            <text:p>54.11096</text:p>
          </table:table-cell>
          <table:table-cell office:value-type="float" office:value="45.98605" calcext:value-type="float">
            <text:p>45.98605</text:p>
          </table:table-cell>
          <table:table-cell office:value-type="float" office:value="48.23568" calcext:value-type="float">
            <text:p>48.23568</text:p>
          </table:table-cell>
          <table:table-cell office:value-type="float" office:value="50.14848" calcext:value-type="float">
            <text:p>50.14848</text:p>
          </table:table-cell>
          <table:table-cell office:value-type="float" office:value="56.44186" calcext:value-type="float">
            <text:p>56.44186</text:p>
          </table:table-cell>
          <table:table-cell office:value-type="float" office:value="51.76818" calcext:value-type="float">
            <text:p>51.76818</text:p>
          </table:table-cell>
          <table:table-cell office:value-type="float" office:value="65.52233" calcext:value-type="float">
            <text:p>65.52233</text:p>
          </table:table-cell>
          <table:table-cell office:value-type="float" office:value="49.71191" calcext:value-type="float">
            <text:p>49.71191</text:p>
          </table:table-cell>
          <table:table-cell office:value-type="float" office:value="56.80827" calcext:value-type="float">
            <text:p>56.80827</text:p>
          </table:table-cell>
          <table:table-cell office:value-type="float" office:value="56.80528" calcext:value-type="float">
            <text:p>56.80528</text:p>
          </table:table-cell>
          <table:table-cell office:value-type="float" office:value="51.98706" calcext:value-type="float">
            <text:p>51.98706</text:p>
          </table:table-cell>
          <table:table-cell office:value-type="float" office:value="56.94584" calcext:value-type="float">
            <text:p>56.94584</text:p>
          </table:table-cell>
          <table:table-cell office:value-type="float" office:value="64.52811" calcext:value-type="float">
            <text:p>64.52811</text:p>
          </table:table-cell>
          <table:table-cell office:value-type="float" office:value="66.18026" calcext:value-type="float">
            <text:p>66.18026</text:p>
          </table:table-cell>
          <table:table-cell office:value-type="float" office:value="49.63112" calcext:value-type="float">
            <text:p>49.63112</text:p>
          </table:table-cell>
          <table:table-cell office:value-type="float" office:value="47.84647" calcext:value-type="float">
            <text:p>47.84647</text:p>
          </table:table-cell>
          <table:table-cell/>
        </table:table-row>
        <table:table-row table:style-name="ro1">
          <table:table-cell office:value-type="float" office:value="58.71583" calcext:value-type="float">
            <text:p>58.71583</text:p>
          </table:table-cell>
          <table:table-cell office:value-type="float" office:value="47.10771" calcext:value-type="float">
            <text:p>47.10771</text:p>
          </table:table-cell>
          <table:table-cell office:value-type="float" office:value="55.23943" calcext:value-type="float">
            <text:p>55.23943</text:p>
          </table:table-cell>
          <table:table-cell office:value-type="float" office:value="55.576" calcext:value-type="float">
            <text:p>55.576</text:p>
          </table:table-cell>
          <table:table-cell office:value-type="float" office:value="53.16172" calcext:value-type="float">
            <text:p>53.16172</text:p>
          </table:table-cell>
          <table:table-cell office:value-type="float" office:value="44.93518" calcext:value-type="float">
            <text:p>44.93518</text:p>
          </table:table-cell>
          <table:table-cell office:value-type="float" office:value="47.17368" calcext:value-type="float">
            <text:p>47.17368</text:p>
          </table:table-cell>
          <table:table-cell office:value-type="float" office:value="49.50403" calcext:value-type="float">
            <text:p>49.50403</text:p>
          </table:table-cell>
          <table:table-cell office:value-type="float" office:value="55.79606" calcext:value-type="float">
            <text:p>55.79606</text:p>
          </table:table-cell>
          <table:table-cell office:value-type="float" office:value="50.58585" calcext:value-type="float">
            <text:p>50.58585</text:p>
          </table:table-cell>
          <table:table-cell office:value-type="float" office:value="65.14463" calcext:value-type="float">
            <text:p>65.14463</text:p>
          </table:table-cell>
          <table:table-cell office:value-type="float" office:value="48.61722" calcext:value-type="float">
            <text:p>48.61722</text:p>
          </table:table-cell>
          <table:table-cell office:value-type="float" office:value="56.22146" calcext:value-type="float">
            <text:p>56.22146</text:p>
          </table:table-cell>
          <table:table-cell office:value-type="float" office:value="56.16223" calcext:value-type="float">
            <text:p>56.16223</text:p>
          </table:table-cell>
          <table:table-cell office:value-type="float" office:value="50.9488" calcext:value-type="float">
            <text:p>50.9488</text:p>
          </table:table-cell>
          <table:table-cell office:value-type="float" office:value="56.46496" calcext:value-type="float">
            <text:p>56.46496</text:p>
          </table:table-cell>
          <table:table-cell office:value-type="float" office:value="63.69624" calcext:value-type="float">
            <text:p>63.69624</text:p>
          </table:table-cell>
          <table:table-cell office:value-type="float" office:value="65.36749" calcext:value-type="float">
            <text:p>65.36749</text:p>
          </table:table-cell>
          <table:table-cell office:value-type="float" office:value="48.61128" calcext:value-type="float">
            <text:p>48.61128</text:p>
          </table:table-cell>
          <table:table-cell office:value-type="float" office:value="46.78086" calcext:value-type="float">
            <text:p>46.78086</text:p>
          </table:table-cell>
          <table:table-cell/>
        </table:table-row>
        <table:table-row table:style-name="ro1">
          <table:table-cell office:value-type="float" office:value="58.1274" calcext:value-type="float">
            <text:p>58.1274</text:p>
          </table:table-cell>
          <table:table-cell office:value-type="float" office:value="45.85924" calcext:value-type="float">
            <text:p>45.85924</text:p>
          </table:table-cell>
          <table:table-cell office:value-type="float" office:value="54.3063" calcext:value-type="float">
            <text:p>54.3063</text:p>
          </table:table-cell>
          <table:table-cell office:value-type="float" office:value="55.08602" calcext:value-type="float">
            <text:p>55.08602</text:p>
          </table:table-cell>
          <table:table-cell office:value-type="float" office:value="52.18846" calcext:value-type="float">
            <text:p>52.18846</text:p>
          </table:table-cell>
          <table:table-cell office:value-type="float" office:value="44.93518" calcext:value-type="float">
            <text:p>44.93518</text:p>
          </table:table-cell>
          <table:table-cell office:value-type="float" office:value="46.17175" calcext:value-type="float">
            <text:p>46.17175</text:p>
          </table:table-cell>
          <table:table-cell office:value-type="float" office:value="48.93614" calcext:value-type="float">
            <text:p>48.93614</text:p>
          </table:table-cell>
          <table:table-cell office:value-type="float" office:value="55.35133" calcext:value-type="float">
            <text:p>55.35133</text:p>
          </table:table-cell>
          <table:table-cell office:value-type="float" office:value="49.37922" calcext:value-type="float">
            <text:p>49.37922</text:p>
          </table:table-cell>
          <table:table-cell office:value-type="float" office:value="64.60866" calcext:value-type="float">
            <text:p>64.60866</text:p>
          </table:table-cell>
          <table:table-cell office:value-type="float" office:value="47.51166" calcext:value-type="float">
            <text:p>47.51166</text:p>
          </table:table-cell>
          <table:table-cell office:value-type="float" office:value="55.72994" calcext:value-type="float">
            <text:p>55.72994</text:p>
          </table:table-cell>
          <table:table-cell office:value-type="float" office:value="55.73564" calcext:value-type="float">
            <text:p>55.73564</text:p>
          </table:table-cell>
          <table:table-cell office:value-type="float" office:value="49.98087" calcext:value-type="float">
            <text:p>49.98087</text:p>
          </table:table-cell>
          <table:table-cell office:value-type="float" office:value="55.87471" calcext:value-type="float">
            <text:p>55.87471</text:p>
          </table:table-cell>
          <table:table-cell office:value-type="float" office:value="62.83521" calcext:value-type="float">
            <text:p>62.83521</text:p>
          </table:table-cell>
          <table:table-cell office:value-type="float" office:value="64.53534" calcext:value-type="float">
            <text:p>64.53534</text:p>
          </table:table-cell>
          <table:table-cell office:value-type="float" office:value="47.56653" calcext:value-type="float">
            <text:p>47.56653</text:p>
          </table:table-cell>
          <table:table-cell office:value-type="float" office:value="45.71571" calcext:value-type="float">
            <text:p>45.71571</text:p>
          </table:table-cell>
          <table:table-cell/>
        </table:table-row>
        <table:table-row table:style-name="ro1">
          <table:table-cell office:value-type="float" office:value="57.6653" calcext:value-type="float">
            <text:p>57.6653</text:p>
          </table:table-cell>
          <table:table-cell office:value-type="float" office:value="44.57049" calcext:value-type="float">
            <text:p>44.57049</text:p>
          </table:table-cell>
          <table:table-cell office:value-type="float" office:value="53.33297" calcext:value-type="float">
            <text:p>53.33297</text:p>
          </table:table-cell>
          <table:table-cell office:value-type="float" office:value="54.48186" calcext:value-type="float">
            <text:p>54.48186</text:p>
          </table:table-cell>
          <table:table-cell office:value-type="float" office:value="51.18177" calcext:value-type="float">
            <text:p>51.18177</text:p>
          </table:table-cell>
          <table:table-cell office:value-type="float" office:value="43.89773" calcext:value-type="float">
            <text:p>43.89773</text:p>
          </table:table-cell>
          <table:table-cell office:value-type="float" office:value="45.0868" calcext:value-type="float">
            <text:p>45.0868</text:p>
          </table:table-cell>
          <table:table-cell office:value-type="float" office:value="48.27617" calcext:value-type="float">
            <text:p>48.27617</text:p>
          </table:table-cell>
          <table:table-cell office:value-type="float" office:value="54.69321" calcext:value-type="float">
            <text:p>54.69321</text:p>
          </table:table-cell>
          <table:table-cell office:value-type="float" office:value="48.13759" calcext:value-type="float">
            <text:p>48.13759</text:p>
          </table:table-cell>
          <table:table-cell office:value-type="float" office:value="64.2276" calcext:value-type="float">
            <text:p>64.2276</text:p>
          </table:table-cell>
          <table:table-cell office:value-type="float" office:value="46.46476" calcext:value-type="float">
            <text:p>46.46476</text:p>
          </table:table-cell>
          <table:table-cell office:value-type="float" office:value="55.13012" calcext:value-type="float">
            <text:p>55.13012</text:p>
          </table:table-cell>
          <table:table-cell office:value-type="float" office:value="55.07443" calcext:value-type="float">
            <text:p>55.07443</text:p>
          </table:table-cell>
          <table:table-cell office:value-type="float" office:value="49.50412" calcext:value-type="float">
            <text:p>49.50412</text:p>
          </table:table-cell>
          <table:table-cell office:value-type="float" office:value="55.39182" calcext:value-type="float">
            <text:p>55.39182</text:p>
          </table:table-cell>
          <table:table-cell office:value-type="float" office:value="61.94909" calcext:value-type="float">
            <text:p>61.94909</text:p>
          </table:table-cell>
          <table:table-cell office:value-type="float" office:value="63.83105" calcext:value-type="float">
            <text:p>63.83105</text:p>
          </table:table-cell>
          <table:table-cell office:value-type="float" office:value="46.47802" calcext:value-type="float">
            <text:p>46.47802</text:p>
          </table:table-cell>
          <table:table-cell office:value-type="float" office:value="44.64346" calcext:value-type="float">
            <text:p>44.64346</text:p>
          </table:table-cell>
          <table:table-cell/>
        </table:table-row>
        <table:table-row table:style-name="ro1">
          <table:table-cell office:value-type="float" office:value="57.06057" calcext:value-type="float">
            <text:p>57.06057</text:p>
          </table:table-cell>
          <table:table-cell office:value-type="float" office:value="43.29107" calcext:value-type="float">
            <text:p>43.29107</text:p>
          </table:table-cell>
          <table:table-cell office:value-type="float" office:value="52.32708" calcext:value-type="float">
            <text:p>52.32708</text:p>
          </table:table-cell>
          <table:table-cell office:value-type="float" office:value="53.98662" calcext:value-type="float">
            <text:p>53.98662</text:p>
          </table:table-cell>
          <table:table-cell office:value-type="float" office:value="50.15715" calcext:value-type="float">
            <text:p>50.15715</text:p>
          </table:table-cell>
          <table:table-cell office:value-type="float" office:value="42.88108" calcext:value-type="float">
            <text:p>42.88108</text:p>
          </table:table-cell>
          <table:table-cell office:value-type="float" office:value="43.90998" calcext:value-type="float">
            <text:p>43.90998</text:p>
          </table:table-cell>
          <table:table-cell office:value-type="float" office:value="47.7811" calcext:value-type="float">
            <text:p>47.7811</text:p>
          </table:table-cell>
          <table:table-cell office:value-type="float" office:value="54.25424" calcext:value-type="float">
            <text:p>54.25424</text:p>
          </table:table-cell>
          <table:table-cell office:value-type="float" office:value="46.89984" calcext:value-type="float">
            <text:p>46.89984</text:p>
          </table:table-cell>
          <table:table-cell office:value-type="float" office:value="63.68173" calcext:value-type="float">
            <text:p>63.68173</text:p>
          </table:table-cell>
          <table:table-cell office:value-type="float" office:value="45.29337" calcext:value-type="float">
            <text:p>45.29337</text:p>
          </table:table-cell>
          <table:table-cell office:value-type="float" office:value="54.63285" calcext:value-type="float">
            <text:p>54.63285</text:p>
          </table:table-cell>
          <table:table-cell office:value-type="float" office:value="54.64638" calcext:value-type="float">
            <text:p>54.64638</text:p>
          </table:table-cell>
          <table:table-cell office:value-type="float" office:value="48.95589" calcext:value-type="float">
            <text:p>48.95589</text:p>
          </table:table-cell>
          <table:table-cell office:value-type="float" office:value="54.79222" calcext:value-type="float">
            <text:p>54.79222</text:p>
          </table:table-cell>
          <table:table-cell office:value-type="float" office:value="61.03921" calcext:value-type="float">
            <text:p>61.03921</text:p>
          </table:table-cell>
          <table:table-cell office:value-type="float" office:value="62.9296" calcext:value-type="float">
            <text:p>62.9296</text:p>
          </table:table-cell>
          <table:table-cell office:value-type="float" office:value="45.36272" calcext:value-type="float">
            <text:p>45.36272</text:p>
          </table:table-cell>
          <table:table-cell office:value-type="float" office:value="43.59317" calcext:value-type="float">
            <text:p>43.59317</text:p>
          </table:table-cell>
          <table:table-cell/>
        </table:table-row>
        <table:table-row table:style-name="ro1">
          <table:table-cell office:value-type="float" office:value="56.57261" calcext:value-type="float">
            <text:p>56.57261</text:p>
          </table:table-cell>
          <table:table-cell office:value-type="float" office:value="41.98784" calcext:value-type="float">
            <text:p>41.98784</text:p>
          </table:table-cell>
          <table:table-cell office:value-type="float" office:value="51.28608" calcext:value-type="float">
            <text:p>51.28608</text:p>
          </table:table-cell>
          <table:table-cell office:value-type="float" office:value="53.36438" calcext:value-type="float">
            <text:p>53.36438</text:p>
          </table:table-cell>
          <table:table-cell office:value-type="float" office:value="49.101" calcext:value-type="float">
            <text:p>49.101</text:p>
          </table:table-cell>
          <table:table-cell office:value-type="float" office:value="41.81346" calcext:value-type="float">
            <text:p>41.81346</text:p>
          </table:table-cell>
          <table:table-cell office:value-type="float" office:value="42.73064" calcext:value-type="float">
            <text:p>42.73064</text:p>
          </table:table-cell>
          <table:table-cell office:value-type="float" office:value="47.03524" calcext:value-type="float">
            <text:p>47.03524</text:p>
          </table:table-cell>
          <table:table-cell office:value-type="float" office:value="53.57993" calcext:value-type="float">
            <text:p>53.57993</text:p>
          </table:table-cell>
          <table:table-cell office:value-type="float" office:value="45.63692" calcext:value-type="float">
            <text:p>45.63692</text:p>
          </table:table-cell>
          <table:table-cell office:value-type="float" office:value="63.27983" calcext:value-type="float">
            <text:p>63.27983</text:p>
          </table:table-cell>
          <table:table-cell office:value-type="float" office:value="44.10274" calcext:value-type="float">
            <text:p>44.10274</text:p>
          </table:table-cell>
          <table:table-cell office:value-type="float" office:value="54.03003" calcext:value-type="float">
            <text:p>54.03003</text:p>
          </table:table-cell>
          <table:table-cell office:value-type="float" office:value="53.97528" calcext:value-type="float">
            <text:p>53.97528</text:p>
          </table:table-cell>
          <table:table-cell office:value-type="float" office:value="48.45867" calcext:value-type="float">
            <text:p>48.45867</text:p>
          </table:table-cell>
          <table:table-cell office:value-type="float" office:value="54.29186" calcext:value-type="float">
            <text:p>54.29186</text:p>
          </table:table-cell>
          <table:table-cell office:value-type="float" office:value="60.10578" calcext:value-type="float">
            <text:p>60.10578</text:p>
          </table:table-cell>
          <table:table-cell office:value-type="float" office:value="61.99316" calcext:value-type="float">
            <text:p>61.99316</text:p>
          </table:table-cell>
          <table:table-cell office:value-type="float" office:value="45.36272" calcext:value-type="float">
            <text:p>45.36272</text:p>
          </table:table-cell>
          <table:table-cell office:value-type="float" office:value="42.53848" calcext:value-type="float">
            <text:p>42.53848</text:p>
          </table:table-cell>
          <table:table-cell/>
        </table:table-row>
        <table:table-row table:style-name="ro1">
          <table:table-cell office:value-type="float" office:value="55.95424" calcext:value-type="float">
            <text:p>55.95424</text:p>
          </table:table-cell>
          <table:table-cell office:value-type="float" office:value="40.67658" calcext:value-type="float">
            <text:p>40.67658</text:p>
          </table:table-cell>
          <table:table-cell office:value-type="float" office:value="50.22279" calcext:value-type="float">
            <text:p>50.22279</text:p>
          </table:table-cell>
          <table:table-cell office:value-type="float" office:value="52.84673" calcext:value-type="float">
            <text:p>52.84673</text:p>
          </table:table-cell>
          <table:table-cell office:value-type="float" office:value="48.02297" calcext:value-type="float">
            <text:p>48.02297</text:p>
          </table:table-cell>
          <table:table-cell office:value-type="float" office:value="40.71483" calcext:value-type="float">
            <text:p>40.71483</text:p>
          </table:table-cell>
          <table:table-cell office:value-type="float" office:value="41.50981" calcext:value-type="float">
            <text:p>41.50981</text:p>
          </table:table-cell>
          <table:table-cell office:value-type="float" office:value="46.54481" calcext:value-type="float">
            <text:p>46.54481</text:p>
          </table:table-cell>
          <table:table-cell office:value-type="float" office:value="53.12183" calcext:value-type="float">
            <text:p>53.12183</text:p>
          </table:table-cell>
          <table:table-cell office:value-type="float" office:value="44.34434" calcext:value-type="float">
            <text:p>44.34434</text:p>
          </table:table-cell>
          <table:table-cell office:value-type="float" office:value="62.72126" calcext:value-type="float">
            <text:p>62.72126</text:p>
          </table:table-cell>
          <table:table-cell office:value-type="float" office:value="42.89253" calcext:value-type="float">
            <text:p>42.89253</text:p>
          </table:table-cell>
          <table:table-cell office:value-type="float" office:value="53.5191" calcext:value-type="float">
            <text:p>53.5191</text:p>
          </table:table-cell>
          <table:table-cell office:value-type="float" office:value="53.51907" calcext:value-type="float">
            <text:p>53.51907</text:p>
          </table:table-cell>
          <table:table-cell office:value-type="float" office:value="47.89776" calcext:value-type="float">
            <text:p>47.89776</text:p>
          </table:table-cell>
          <table:table-cell office:value-type="float" office:value="53.68287" calcext:value-type="float">
            <text:p>53.68287</text:p>
          </table:table-cell>
          <table:table-cell office:value-type="float" office:value="59.14008" calcext:value-type="float">
            <text:p>59.14008</text:p>
          </table:table-cell>
          <table:table-cell office:value-type="float" office:value="61.99316" calcext:value-type="float">
            <text:p>61.99316</text:p>
          </table:table-cell>
          <table:table-cell office:value-type="float" office:value="44.24768" calcext:value-type="float">
            <text:p>44.24768</text:p>
          </table:table-cell>
          <table:table-cell office:value-type="float" office:value="41.4438" calcext:value-type="float">
            <text:p>41.4438</text:p>
          </table:table-cell>
          <table:table-cell/>
        </table:table-row>
        <table:table-row table:style-name="ro1">
          <table:table-cell office:value-type="float" office:value="55.46108" calcext:value-type="float">
            <text:p>55.46108</text:p>
          </table:table-cell>
          <table:table-cell office:value-type="float" office:value="39.36398" calcext:value-type="float">
            <text:p>39.36398</text:p>
          </table:table-cell>
          <table:table-cell office:value-type="float" office:value="49.13784" calcext:value-type="float">
            <text:p>49.13784</text:p>
          </table:table-cell>
          <table:table-cell office:value-type="float" office:value="52.21711" calcext:value-type="float">
            <text:p>52.21711</text:p>
          </table:table-cell>
          <table:table-cell office:value-type="float" office:value="46.92748" calcext:value-type="float">
            <text:p>46.92748</text:p>
          </table:table-cell>
          <table:table-cell office:value-type="float" office:value="39.59564" calcext:value-type="float">
            <text:p>39.59564</text:p>
          </table:table-cell>
          <table:table-cell office:value-type="float" office:value="40.28821" calcext:value-type="float">
            <text:p>40.28821</text:p>
          </table:table-cell>
          <table:table-cell office:value-type="float" office:value="45.78771" calcext:value-type="float">
            <text:p>45.78771</text:p>
          </table:table-cell>
          <table:table-cell office:value-type="float" office:value="52.48454" calcext:value-type="float">
            <text:p>52.48454</text:p>
          </table:table-cell>
          <table:table-cell office:value-type="float" office:value="43.06034" calcext:value-type="float">
            <text:p>43.06034</text:p>
          </table:table-cell>
          <table:table-cell office:value-type="float" office:value="62.31469" calcext:value-type="float">
            <text:p>62.31469</text:p>
          </table:table-cell>
          <table:table-cell office:value-type="float" office:value="41.64671" calcext:value-type="float">
            <text:p>41.64671</text:p>
          </table:table-cell>
          <table:table-cell office:value-type="float" office:value="52.8939" calcext:value-type="float">
            <text:p>52.8939</text:p>
          </table:table-cell>
          <table:table-cell office:value-type="float" office:value="52.83103" calcext:value-type="float">
            <text:p>52.83103</text:p>
          </table:table-cell>
          <table:table-cell office:value-type="float" office:value="47.39911" calcext:value-type="float">
            <text:p>47.39911</text:p>
          </table:table-cell>
          <table:table-cell office:value-type="float" office:value="53.16088" calcext:value-type="float">
            <text:p>53.16088</text:p>
          </table:table-cell>
          <table:table-cell office:value-type="float" office:value="58.15581" calcext:value-type="float">
            <text:p>58.15581</text:p>
          </table:table-cell>
          <table:table-cell office:value-type="float" office:value="61.03865" calcext:value-type="float">
            <text:p>61.03865</text:p>
          </table:table-cell>
          <table:table-cell office:value-type="float" office:value="43.17472" calcext:value-type="float">
            <text:p>43.17472</text:p>
          </table:table-cell>
          <table:table-cell office:value-type="float" office:value="40.32219" calcext:value-type="float">
            <text:p>40.32219</text:p>
          </table:table-cell>
          <table:table-cell/>
        </table:table-row>
        <table:table-row table:style-name="ro1">
          <table:table-cell office:value-type="float" office:value="54.84823" calcext:value-type="float">
            <text:p>54.84823</text:p>
          </table:table-cell>
          <table:table-cell office:value-type="float" office:value="38.0457" calcext:value-type="float">
            <text:p>38.0457</text:p>
          </table:table-cell>
          <table:table-cell office:value-type="float" office:value="48.02673" calcext:value-type="float">
            <text:p>48.02673</text:p>
          </table:table-cell>
          <table:table-cell office:value-type="float" office:value="51.66945" calcext:value-type="float">
            <text:p>51.66945</text:p>
          </table:table-cell>
          <table:table-cell office:value-type="float" office:value="45.80716" calcext:value-type="float">
            <text:p>45.80716</text:p>
          </table:table-cell>
          <table:table-cell office:value-type="float" office:value="38.44948" calcext:value-type="float">
            <text:p>38.44948</text:p>
          </table:table-cell>
          <table:table-cell office:value-type="float" office:value="39.05853" calcext:value-type="float">
            <text:p>39.05853</text:p>
          </table:table-cell>
          <table:table-cell office:value-type="float" office:value="45.27538" calcext:value-type="float">
            <text:p>45.27538</text:p>
          </table:table-cell>
          <table:table-cell office:value-type="float" office:value="51.95185" calcext:value-type="float">
            <text:p>51.95185</text:p>
          </table:table-cell>
          <table:table-cell office:value-type="float" office:value="41.76416" calcext:value-type="float">
            <text:p>41.76416</text:p>
          </table:table-cell>
          <table:table-cell office:value-type="float" office:value="61.75584" calcext:value-type="float">
            <text:p>61.75584</text:p>
          </table:table-cell>
          <table:table-cell office:value-type="float" office:value="40.38992" calcext:value-type="float">
            <text:p>40.38992</text:p>
          </table:table-cell>
          <table:table-cell office:value-type="float" office:value="52.37066" calcext:value-type="float">
            <text:p>52.37066</text:p>
          </table:table-cell>
          <table:table-cell office:value-type="float" office:value="52.37019" calcext:value-type="float">
            <text:p>52.37019</text:p>
          </table:table-cell>
          <table:table-cell office:value-type="float" office:value="46.82901" calcext:value-type="float">
            <text:p>46.82901</text:p>
          </table:table-cell>
          <table:table-cell office:value-type="float" office:value="52.53105" calcext:value-type="float">
            <text:p>52.53105</text:p>
          </table:table-cell>
          <table:table-cell office:value-type="float" office:value="57.15361" calcext:value-type="float">
            <text:p>57.15361</text:p>
          </table:table-cell>
          <table:table-cell office:value-type="float" office:value="60.06178" calcext:value-type="float">
            <text:p>60.06178</text:p>
          </table:table-cell>
          <table:table-cell office:value-type="float" office:value="42.15299" calcext:value-type="float">
            <text:p>42.15299</text:p>
          </table:table-cell>
          <table:table-cell office:value-type="float" office:value="39.17792" calcext:value-type="float">
            <text:p>39.17792</text:p>
          </table:table-cell>
          <table:table-cell/>
        </table:table-row>
        <table:table-row table:style-name="ro1">
          <table:table-cell office:value-type="float" office:value="54.34328" calcext:value-type="float">
            <text:p>54.34328</text:p>
          </table:table-cell>
          <table:table-cell office:value-type="float" office:value="36.72324" calcext:value-type="float">
            <text:p>36.72324</text:p>
          </table:table-cell>
          <table:table-cell office:value-type="float" office:value="46.90003" calcext:value-type="float">
            <text:p>46.90003</text:p>
          </table:table-cell>
          <table:table-cell office:value-type="float" office:value="51.03695" calcext:value-type="float">
            <text:p>51.03695</text:p>
          </table:table-cell>
          <table:table-cell office:value-type="float" office:value="44.6611" calcext:value-type="float">
            <text:p>44.6611</text:p>
          </table:table-cell>
          <table:table-cell office:value-type="float" office:value="37.28695" calcext:value-type="float">
            <text:p>37.28695</text:p>
          </table:table-cell>
          <table:table-cell office:value-type="float" office:value="37.79612" calcext:value-type="float">
            <text:p>37.79612</text:p>
          </table:table-cell>
          <table:table-cell office:value-type="float" office:value="44.50472" calcext:value-type="float">
            <text:p>44.50472</text:p>
          </table:table-cell>
          <table:table-cell office:value-type="float" office:value="51.31174" calcext:value-type="float">
            <text:p>51.31174</text:p>
          </table:table-cell>
          <table:table-cell office:value-type="float" office:value="40.43905" calcext:value-type="float">
            <text:p>40.43905</text:p>
          </table:table-cell>
          <table:table-cell office:value-type="float" office:value="61.33146" calcext:value-type="float">
            <text:p>61.33146</text:p>
          </table:table-cell>
          <table:table-cell office:value-type="float" office:value="39.13014" calcext:value-type="float">
            <text:p>39.13014</text:p>
          </table:table-cell>
          <table:table-cell office:value-type="float" office:value="51.72907" calcext:value-type="float">
            <text:p>51.72907</text:p>
          </table:table-cell>
          <table:table-cell office:value-type="float" office:value="51.667" calcext:value-type="float">
            <text:p>51.667</text:p>
          </table:table-cell>
          <table:table-cell office:value-type="float" office:value="46.3108" calcext:value-type="float">
            <text:p>46.3108</text:p>
          </table:table-cell>
          <table:table-cell office:value-type="float" office:value="51.99687" calcext:value-type="float">
            <text:p>51.99687</text:p>
          </table:table-cell>
          <table:table-cell office:value-type="float" office:value="56.1199" calcext:value-type="float">
            <text:p>56.1199</text:p>
          </table:table-cell>
          <table:table-cell office:value-type="float" office:value="59.06238" calcext:value-type="float">
            <text:p>59.06238</text:p>
          </table:table-cell>
          <table:table-cell office:value-type="float" office:value="41.09527" calcext:value-type="float">
            <text:p>41.09527</text:p>
          </table:table-cell>
          <table:table-cell office:value-type="float" office:value="38.0104" calcext:value-type="float">
            <text:p>38.0104</text:p>
          </table:table-cell>
          <table:table-cell/>
        </table:table-row>
        <table:table-row table:style-name="ro1">
          <table:table-cell office:value-type="float" office:value="53.70454" calcext:value-type="float">
            <text:p>53.70454</text:p>
          </table:table-cell>
          <table:table-cell office:value-type="float" office:value="36.72324" calcext:value-type="float">
            <text:p>36.72324</text:p>
          </table:table-cell>
          <table:table-cell office:value-type="float" office:value="45.74816" calcext:value-type="float">
            <text:p>45.74816</text:p>
          </table:table-cell>
          <table:table-cell office:value-type="float" office:value="50.50317" calcext:value-type="float">
            <text:p>50.50317</text:p>
          </table:table-cell>
          <table:table-cell office:value-type="float" office:value="43.48269" calcext:value-type="float">
            <text:p>43.48269</text:p>
          </table:table-cell>
          <table:table-cell office:value-type="float" office:value="36.08069" calcext:value-type="float">
            <text:p>36.08069</text:p>
          </table:table-cell>
          <table:table-cell office:value-type="float" office:value="36.53613" calcext:value-type="float">
            <text:p>36.53613</text:p>
          </table:table-cell>
          <table:table-cell office:value-type="float" office:value="43.99402" calcext:value-type="float">
            <text:p>43.99402</text:p>
          </table:table-cell>
          <table:table-cell office:value-type="float" office:value="50.77892" calcext:value-type="float">
            <text:p>50.77892</text:p>
          </table:table-cell>
          <table:table-cell office:value-type="float" office:value="39.13239" calcext:value-type="float">
            <text:p>39.13239</text:p>
          </table:table-cell>
          <table:table-cell office:value-type="float" office:value="60.30674" calcext:value-type="float">
            <text:p>60.30674</text:p>
          </table:table-cell>
          <table:table-cell office:value-type="float" office:value="37.86025" calcext:value-type="float">
            <text:p>37.86025</text:p>
          </table:table-cell>
          <table:table-cell office:value-type="float" office:value="51.19409" calcext:value-type="float">
            <text:p>51.19409</text:p>
          </table:table-cell>
          <table:table-cell office:value-type="float" office:value="51.21951" calcext:value-type="float">
            <text:p>51.21951</text:p>
          </table:table-cell>
          <table:table-cell office:value-type="float" office:value="45.759" calcext:value-type="float">
            <text:p>45.759</text:p>
          </table:table-cell>
          <table:table-cell office:value-type="float" office:value="51.36707" calcext:value-type="float">
            <text:p>51.36707</text:p>
          </table:table-cell>
          <table:table-cell office:value-type="float" office:value="55.06845" calcext:value-type="float">
            <text:p>55.06845</text:p>
          </table:table-cell>
          <table:table-cell office:value-type="float" office:value="58.04122" calcext:value-type="float">
            <text:p>58.04122</text:p>
          </table:table-cell>
          <table:table-cell office:value-type="float" office:value="40.00894" calcext:value-type="float">
            <text:p>40.00894</text:p>
          </table:table-cell>
          <table:table-cell office:value-type="float" office:value="36.82136" calcext:value-type="float">
            <text:p>36.82136</text:p>
          </table:table-cell>
          <table:table-cell/>
        </table:table-row>
        <table:table-row table:style-name="ro1">
          <table:table-cell office:value-type="float" office:value="53.18341" calcext:value-type="float">
            <text:p>53.18341</text:p>
          </table:table-cell>
          <table:table-cell office:value-type="float" office:value="35.41844" calcext:value-type="float">
            <text:p>35.41844</text:p>
          </table:table-cell>
          <table:table-cell office:value-type="float" office:value="44.57621" calcext:value-type="float">
            <text:p>44.57621</text:p>
          </table:table-cell>
          <table:table-cell office:value-type="float" office:value="49.85001" calcext:value-type="float">
            <text:p>49.85001</text:p>
          </table:table-cell>
          <table:table-cell office:value-type="float" office:value="42.27519" calcext:value-type="float">
            <text:p>42.27519</text:p>
          </table:table-cell>
          <table:table-cell office:value-type="float" office:value="34.84779" calcext:value-type="float">
            <text:p>34.84779</text:p>
          </table:table-cell>
          <table:table-cell office:value-type="float" office:value="35.24454" calcext:value-type="float">
            <text:p>35.24454</text:p>
          </table:table-cell>
          <table:table-cell office:value-type="float" office:value="43.22944" calcext:value-type="float">
            <text:p>43.22944</text:p>
          </table:table-cell>
          <table:table-cell office:value-type="float" office:value="50.12379" calcext:value-type="float">
            <text:p>50.12379</text:p>
          </table:table-cell>
          <table:table-cell office:value-type="float" office:value="37.81191" calcext:value-type="float">
            <text:p>37.81191</text:p>
          </table:table-cell>
          <table:table-cell office:value-type="float" office:value="59.25978" calcext:value-type="float">
            <text:p>59.25978</text:p>
          </table:table-cell>
          <table:table-cell office:value-type="float" office:value="36.58261" calcext:value-type="float">
            <text:p>36.58261</text:p>
          </table:table-cell>
          <table:table-cell office:value-type="float" office:value="50.56406" calcext:value-type="float">
            <text:p>50.56406</text:p>
          </table:table-cell>
          <table:table-cell office:value-type="float" office:value="50.60904" calcext:value-type="float">
            <text:p>50.60904</text:p>
          </table:table-cell>
          <table:table-cell office:value-type="float" office:value="45.759" calcext:value-type="float">
            <text:p>45.759</text:p>
          </table:table-cell>
          <table:table-cell office:value-type="float" office:value="50.82409" calcext:value-type="float">
            <text:p>50.82409</text:p>
          </table:table-cell>
          <table:table-cell office:value-type="float" office:value="53.98969" calcext:value-type="float">
            <text:p>53.98969</text:p>
          </table:table-cell>
          <table:table-cell office:value-type="float" office:value="56.99837" calcext:value-type="float">
            <text:p>56.99837</text:p>
          </table:table-cell>
          <table:table-cell office:value-type="float" office:value="38.90102" calcext:value-type="float">
            <text:p>38.90102</text:p>
          </table:table-cell>
          <table:table-cell office:value-type="float" office:value="35.58614" calcext:value-type="float">
            <text:p>35.58614</text:p>
          </table:table-cell>
          <table:table-cell/>
        </table:table-row>
        <table:table-row table:style-name="ro1">
          <table:table-cell office:value-type="float" office:value="52.53423" calcext:value-type="float">
            <text:p>52.53423</text:p>
          </table:table-cell>
          <table:table-cell office:value-type="float" office:value="34.08008" calcext:value-type="float">
            <text:p>34.08008</text:p>
          </table:table-cell>
          <table:table-cell office:value-type="float" office:value="43.39811" calcext:value-type="float">
            <text:p>43.39811</text:p>
          </table:table-cell>
          <table:table-cell office:value-type="float" office:value="49.29875" calcext:value-type="float">
            <text:p>49.29875</text:p>
          </table:table-cell>
          <table:table-cell office:value-type="float" office:value="41.06606" calcext:value-type="float">
            <text:p>41.06606</text:p>
          </table:table-cell>
          <table:table-cell office:value-type="float" office:value="33.59344" calcext:value-type="float">
            <text:p>33.59344</text:p>
          </table:table-cell>
          <table:table-cell office:value-type="float" office:value="33.92618" calcext:value-type="float">
            <text:p>33.92618</text:p>
          </table:table-cell>
          <table:table-cell office:value-type="float" office:value="42.70597" calcext:value-type="float">
            <text:p>42.70597</text:p>
          </table:table-cell>
          <table:table-cell office:value-type="float" office:value="49.57812" calcext:value-type="float">
            <text:p>49.57812</text:p>
          </table:table-cell>
          <table:table-cell office:value-type="float" office:value="36.48561" calcext:value-type="float">
            <text:p>36.48561</text:p>
          </table:table-cell>
          <table:table-cell office:value-type="float" office:value="58.29194" calcext:value-type="float">
            <text:p>58.29194</text:p>
          </table:table-cell>
          <table:table-cell office:value-type="float" office:value="35.28147" calcext:value-type="float">
            <text:p>35.28147</text:p>
          </table:table-cell>
          <table:table-cell office:value-type="float" office:value="50.01422" calcext:value-type="float">
            <text:p>50.01422</text:p>
          </table:table-cell>
          <table:table-cell office:value-type="float" office:value="50.17925" calcext:value-type="float">
            <text:p>50.17925</text:p>
          </table:table-cell>
          <table:table-cell office:value-type="float" office:value="45.23808" calcext:value-type="float">
            <text:p>45.23808</text:p>
          </table:table-cell>
          <table:table-cell office:value-type="float" office:value="50.17515" calcext:value-type="float">
            <text:p>50.17515</text:p>
          </table:table-cell>
          <table:table-cell office:value-type="float" office:value="52.88634" calcext:value-type="float">
            <text:p>52.88634</text:p>
          </table:table-cell>
          <table:table-cell office:value-type="float" office:value="56.42059" calcext:value-type="float">
            <text:p>56.42059</text:p>
          </table:table-cell>
          <table:table-cell office:value-type="float" office:value="37.75939" calcext:value-type="float">
            <text:p>37.75939</text:p>
          </table:table-cell>
          <table:table-cell office:value-type="float" office:value="34.34381" calcext:value-type="float">
            <text:p>34.34381</text:p>
          </table:table-cell>
          <table:table-cell/>
        </table:table-row>
        <table:table-row table:style-name="ro1">
          <table:table-cell office:value-type="float" office:value="51.99716" calcext:value-type="float">
            <text:p>51.99716</text:p>
          </table:table-cell>
          <table:table-cell office:value-type="float" office:value="32.91231" calcext:value-type="float">
            <text:p>32.91231</text:p>
          </table:table-cell>
          <table:table-cell office:value-type="float" office:value="42.19513" calcext:value-type="float">
            <text:p>42.19513</text:p>
          </table:table-cell>
          <table:table-cell office:value-type="float" office:value="48.63827" calcext:value-type="float">
            <text:p>48.63827</text:p>
          </table:table-cell>
          <table:table-cell office:value-type="float" office:value="39.83327" calcext:value-type="float">
            <text:p>39.83327</text:p>
          </table:table-cell>
          <table:table-cell office:value-type="float" office:value="32.30651" calcext:value-type="float">
            <text:p>32.30651</text:p>
          </table:table-cell>
          <table:table-cell office:value-type="float" office:value="32.60713" calcext:value-type="float">
            <text:p>32.60713</text:p>
          </table:table-cell>
          <table:table-cell office:value-type="float" office:value="41.93118" calcext:value-type="float">
            <text:p>41.93118</text:p>
          </table:table-cell>
          <table:table-cell office:value-type="float" office:value="48.91967" calcext:value-type="float">
            <text:p>48.91967</text:p>
          </table:table-cell>
          <table:table-cell office:value-type="float" office:value="35.17176" calcext:value-type="float">
            <text:p>35.17176</text:p>
          </table:table-cell>
          <table:table-cell office:value-type="float" office:value="57.38398" calcext:value-type="float">
            <text:p>57.38398</text:p>
          </table:table-cell>
          <table:table-cell office:value-type="float" office:value="33.96824" calcext:value-type="float">
            <text:p>33.96824</text:p>
          </table:table-cell>
          <table:table-cell office:value-type="float" office:value="49.35783" calcext:value-type="float">
            <text:p>49.35783</text:p>
          </table:table-cell>
          <table:table-cell office:value-type="float" office:value="49.50793" calcext:value-type="float">
            <text:p>49.50793</text:p>
          </table:table-cell>
          <table:table-cell office:value-type="float" office:value="44.65979" calcext:value-type="float">
            <text:p>44.65979</text:p>
          </table:table-cell>
          <table:table-cell office:value-type="float" office:value="49.6282" calcext:value-type="float">
            <text:p>49.6282</text:p>
          </table:table-cell>
          <table:table-cell office:value-type="float" office:value="51.74615" calcext:value-type="float">
            <text:p>51.74615</text:p>
          </table:table-cell>
          <table:table-cell office:value-type="float" office:value="55.92461" calcext:value-type="float">
            <text:p>55.92461</text:p>
          </table:table-cell>
          <table:table-cell office:value-type="float" office:value="36.57981" calcext:value-type="float">
            <text:p>36.57981</text:p>
          </table:table-cell>
          <table:table-cell office:value-type="float" office:value="33.06875" calcext:value-type="float">
            <text:p>33.06875</text:p>
          </table:table-cell>
          <table:table-cell/>
        </table:table-row>
        <table:table-row table:style-name="ro1">
          <table:table-cell office:value-type="float" office:value="51.35232" calcext:value-type="float">
            <text:p>51.35232</text:p>
          </table:table-cell>
          <table:table-cell office:value-type="float" office:value="31.56995" calcext:value-type="float">
            <text:p>31.56995</text:p>
          </table:table-cell>
          <table:table-cell office:value-type="float" office:value="40.95431" calcext:value-type="float">
            <text:p>40.95431</text:p>
          </table:table-cell>
          <table:table-cell office:value-type="float" office:value="48.05713" calcext:value-type="float">
            <text:p>48.05713</text:p>
          </table:table-cell>
          <table:table-cell office:value-type="float" office:value="38.60805" calcext:value-type="float">
            <text:p>38.60805</text:p>
          </table:table-cell>
          <table:table-cell office:value-type="float" office:value="31.01946" calcext:value-type="float">
            <text:p>31.01946</text:p>
          </table:table-cell>
          <table:table-cell office:value-type="float" office:value="31.26804" calcext:value-type="float">
            <text:p>31.26804</text:p>
          </table:table-cell>
          <table:table-cell office:value-type="float" office:value="41.40874" calcext:value-type="float">
            <text:p>41.40874</text:p>
          </table:table-cell>
          <table:table-cell office:value-type="float" office:value="48.34042" calcext:value-type="float">
            <text:p>48.34042</text:p>
          </table:table-cell>
          <table:table-cell office:value-type="float" office:value="33.83588" calcext:value-type="float">
            <text:p>33.83588</text:p>
          </table:table-cell>
          <table:table-cell office:value-type="float" office:value="56.4512" calcext:value-type="float">
            <text:p>56.4512</text:p>
          </table:table-cell>
          <table:table-cell office:value-type="float" office:value="32.64" calcext:value-type="float">
            <text:p>32.64</text:p>
          </table:table-cell>
          <table:table-cell office:value-type="float" office:value="48.79638" calcext:value-type="float">
            <text:p>48.79638</text:p>
          </table:table-cell>
          <table:table-cell office:value-type="float" office:value="49.0342" calcext:value-type="float">
            <text:p>49.0342</text:p>
          </table:table-cell>
          <table:table-cell office:value-type="float" office:value="44.11396" calcext:value-type="float">
            <text:p>44.11396</text:p>
          </table:table-cell>
          <table:table-cell office:value-type="float" office:value="48.96777" calcext:value-type="float">
            <text:p>48.96777</text:p>
          </table:table-cell>
          <table:table-cell office:value-type="float" office:value="50.57632" calcext:value-type="float">
            <text:p>50.57632</text:p>
          </table:table-cell>
          <table:table-cell office:value-type="float" office:value="55.33718" calcext:value-type="float">
            <text:p>55.33718</text:p>
          </table:table-cell>
          <table:table-cell office:value-type="float" office:value="35.37765" calcext:value-type="float">
            <text:p>35.37765</text:p>
          </table:table-cell>
          <table:table-cell office:value-type="float" office:value="31.77409" calcext:value-type="float">
            <text:p>31.77409</text:p>
          </table:table-cell>
          <table:table-cell/>
        </table:table-row>
        <table:table-row table:style-name="ro1">
          <table:table-cell office:value-type="float" office:value="50.81211" calcext:value-type="float">
            <text:p>50.81211</text:p>
          </table:table-cell>
          <table:table-cell office:value-type="float" office:value="30.21018" calcext:value-type="float">
            <text:p>30.21018</text:p>
          </table:table-cell>
          <table:table-cell office:value-type="float" office:value="39.69525" calcext:value-type="float">
            <text:p>39.69525</text:p>
          </table:table-cell>
          <table:table-cell office:value-type="float" office:value="47.39488" calcext:value-type="float">
            <text:p>47.39488</text:p>
          </table:table-cell>
          <table:table-cell office:value-type="float" office:value="37.37633" calcext:value-type="float">
            <text:p>37.37633</text:p>
          </table:table-cell>
          <table:table-cell office:value-type="float" office:value="29.70453" calcext:value-type="float">
            <text:p>29.70453</text:p>
          </table:table-cell>
          <table:table-cell office:value-type="float" office:value="29.93513" calcext:value-type="float">
            <text:p>29.93513</text:p>
          </table:table-cell>
          <table:table-cell office:value-type="float" office:value="40.6128" calcext:value-type="float">
            <text:p>40.6128</text:p>
          </table:table-cell>
          <table:table-cell office:value-type="float" office:value="47.67587" calcext:value-type="float">
            <text:p>47.67587</text:p>
          </table:table-cell>
          <table:table-cell office:value-type="float" office:value="32.5109" calcext:value-type="float">
            <text:p>32.5109</text:p>
          </table:table-cell>
          <table:table-cell office:value-type="float" office:value="55.4831" calcext:value-type="float">
            <text:p>55.4831</text:p>
          </table:table-cell>
          <table:table-cell office:value-type="float" office:value="31.30078" calcext:value-type="float">
            <text:p>31.30078</text:p>
          </table:table-cell>
          <table:table-cell office:value-type="float" office:value="48.12416" calcext:value-type="float">
            <text:p>48.12416</text:p>
          </table:table-cell>
          <table:table-cell office:value-type="float" office:value="48.31855" calcext:value-type="float">
            <text:p>48.31855</text:p>
          </table:table-cell>
          <table:table-cell office:value-type="float" office:value="43.52546" calcext:value-type="float">
            <text:p>43.52546</text:p>
          </table:table-cell>
          <table:table-cell office:value-type="float" office:value="48.39609" calcext:value-type="float">
            <text:p>48.39609</text:p>
          </table:table-cell>
          <table:table-cell office:value-type="float" office:value="49.40177" calcext:value-type="float">
            <text:p>49.40177</text:p>
          </table:table-cell>
          <table:table-cell office:value-type="float" office:value="54.8417" calcext:value-type="float">
            <text:p>54.8417</text:p>
          </table:table-cell>
          <table:table-cell office:value-type="float" office:value="34.15146" calcext:value-type="float">
            <text:p>34.15146</text:p>
          </table:table-cell>
          <table:table-cell office:value-type="float" office:value="31.10146" calcext:value-type="float">
            <text:p>31.10146</text:p>
          </table:table-cell>
          <table:table-cell/>
        </table:table-row>
        <table:table-row table:style-name="ro1">
          <table:table-cell office:value-type="float" office:value="50.1556" calcext:value-type="float">
            <text:p>50.1556</text:p>
          </table:table-cell>
          <table:table-cell office:value-type="float" office:value="28.87084" calcext:value-type="float">
            <text:p>28.87084</text:p>
          </table:table-cell>
          <table:table-cell office:value-type="float" office:value="38.44791" calcext:value-type="float">
            <text:p>38.44791</text:p>
          </table:table-cell>
          <table:table-cell office:value-type="float" office:value="46.82869" calcext:value-type="float">
            <text:p>46.82869</text:p>
          </table:table-cell>
          <table:table-cell office:value-type="float" office:value="36.11347" calcext:value-type="float">
            <text:p>36.11347</text:p>
          </table:table-cell>
          <table:table-cell office:value-type="float" office:value="28.39095" calcext:value-type="float">
            <text:p>28.39095</text:p>
          </table:table-cell>
          <table:table-cell office:value-type="float" office:value="28.58298" calcext:value-type="float">
            <text:p>28.58298</text:p>
          </table:table-cell>
          <table:table-cell office:value-type="float" office:value="40.08362" calcext:value-type="float">
            <text:p>40.08362</text:p>
          </table:table-cell>
          <table:table-cell office:value-type="float" office:value="47.09963" calcext:value-type="float">
            <text:p>47.09963</text:p>
          </table:table-cell>
          <table:table-cell office:value-type="float" office:value="31.17969" calcext:value-type="float">
            <text:p>31.17969</text:p>
          </table:table-cell>
          <table:table-cell office:value-type="float" office:value="54.50234" calcext:value-type="float">
            <text:p>54.50234</text:p>
          </table:table-cell>
          <table:table-cell office:value-type="float" office:value="29.96169" calcext:value-type="float">
            <text:p>29.96169</text:p>
          </table:table-cell>
          <table:table-cell office:value-type="float" office:value="47.5572" calcext:value-type="float">
            <text:p>47.5572</text:p>
          </table:table-cell>
          <table:table-cell office:value-type="float" office:value="47.84097" calcext:value-type="float">
            <text:p>47.84097</text:p>
          </table:table-cell>
          <table:table-cell office:value-type="float" office:value="42.97511" calcext:value-type="float">
            <text:p>42.97511</text:p>
          </table:table-cell>
          <table:table-cell office:value-type="float" office:value="47.73686" calcext:value-type="float">
            <text:p>47.73686</text:p>
          </table:table-cell>
          <table:table-cell office:value-type="float" office:value="48.19574" calcext:value-type="float">
            <text:p>48.19574</text:p>
          </table:table-cell>
          <table:table-cell office:value-type="float" office:value="54.24169" calcext:value-type="float">
            <text:p>54.24169</text:p>
          </table:table-cell>
          <table:table-cell office:value-type="float" office:value="32.88842" calcext:value-type="float">
            <text:p>32.88842</text:p>
          </table:table-cell>
          <table:table-cell office:value-type="float" office:value="30.45933" calcext:value-type="float">
            <text:p>30.45933</text:p>
          </table:table-cell>
          <table:table-cell/>
        </table:table-row>
        <table:table-row table:style-name="ro1">
          <table:table-cell office:value-type="float" office:value="49.59432" calcext:value-type="float">
            <text:p>49.59432</text:p>
          </table:table-cell>
          <table:table-cell office:value-type="float" office:value="27.52707" calcext:value-type="float">
            <text:p>27.52707</text:p>
          </table:table-cell>
          <table:table-cell office:value-type="float" office:value="37.20489" calcext:value-type="float">
            <text:p>37.20489</text:p>
          </table:table-cell>
          <table:table-cell office:value-type="float" office:value="46.15585" calcext:value-type="float">
            <text:p>46.15585</text:p>
          </table:table-cell>
          <table:table-cell office:value-type="float" office:value="34.96601" calcext:value-type="float">
            <text:p>34.96601</text:p>
          </table:table-cell>
          <table:table-cell office:value-type="float" office:value="27.19512" calcext:value-type="float">
            <text:p>27.19512</text:p>
          </table:table-cell>
          <table:table-cell office:value-type="float" office:value="27.23245" calcext:value-type="float">
            <text:p>27.23245</text:p>
          </table:table-cell>
          <table:table-cell office:value-type="float" office:value="39.29891" calcext:value-type="float">
            <text:p>39.29891</text:p>
          </table:table-cell>
          <table:table-cell office:value-type="float" office:value="46.42604" calcext:value-type="float">
            <text:p>46.42604</text:p>
          </table:table-cell>
          <table:table-cell office:value-type="float" office:value="29.8362" calcext:value-type="float">
            <text:p>29.8362</text:p>
          </table:table-cell>
          <table:table-cell office:value-type="float" office:value="53.49152" calcext:value-type="float">
            <text:p>53.49152</text:p>
          </table:table-cell>
          <table:table-cell office:value-type="float" office:value="28.60884" calcext:value-type="float">
            <text:p>28.60884</text:p>
          </table:table-cell>
          <table:table-cell office:value-type="float" office:value="46.88454" calcext:value-type="float">
            <text:p>46.88454</text:p>
          </table:table-cell>
          <table:table-cell office:value-type="float" office:value="47.13101" calcext:value-type="float">
            <text:p>47.13101</text:p>
          </table:table-cell>
          <table:table-cell office:value-type="float" office:value="42.36744" calcext:value-type="float">
            <text:p>42.36744</text:p>
          </table:table-cell>
          <table:table-cell office:value-type="float" office:value="47.17049" calcext:value-type="float">
            <text:p>47.17049</text:p>
          </table:table-cell>
          <table:table-cell office:value-type="float" office:value="46.97207" calcext:value-type="float">
            <text:p>46.97207</text:p>
          </table:table-cell>
          <table:table-cell office:value-type="float" office:value="53.72886" calcext:value-type="float">
            <text:p>53.72886</text:p>
          </table:table-cell>
          <table:table-cell office:value-type="float" office:value="31.61399" calcext:value-type="float">
            <text:p>31.61399</text:p>
          </table:table-cell>
          <table:table-cell office:value-type="float" office:value="29.78037" calcext:value-type="float">
            <text:p>29.78037</text:p>
          </table:table-cell>
          <table:table-cell/>
        </table:table-row>
        <table:table-row table:style-name="ro1">
          <table:table-cell office:value-type="float" office:value="48.92843" calcext:value-type="float">
            <text:p>48.92843</text:p>
          </table:table-cell>
          <table:table-cell office:value-type="float" office:value="26.24368" calcext:value-type="float">
            <text:p>26.24368</text:p>
          </table:table-cell>
          <table:table-cell office:value-type="float" office:value="35.98294" calcext:value-type="float">
            <text:p>35.98294</text:p>
          </table:table-cell>
          <table:table-cell office:value-type="float" office:value="45.65192" calcext:value-type="float">
            <text:p>45.65192</text:p>
          </table:table-cell>
          <table:table-cell office:value-type="float" office:value="33.86344" calcext:value-type="float">
            <text:p>33.86344</text:p>
          </table:table-cell>
          <table:table-cell office:value-type="float" office:value="26.0694" calcext:value-type="float">
            <text:p>26.0694</text:p>
          </table:table-cell>
          <table:table-cell office:value-type="float" office:value="26.02278" calcext:value-type="float">
            <text:p>26.02278</text:p>
          </table:table-cell>
          <table:table-cell office:value-type="float" office:value="38.77697" calcext:value-type="float">
            <text:p>38.77697</text:p>
          </table:table-cell>
          <table:table-cell office:value-type="float" office:value="45.8496" calcext:value-type="float">
            <text:p>45.8496</text:p>
          </table:table-cell>
          <table:table-cell office:value-type="float" office:value="28.51165" calcext:value-type="float">
            <text:p>28.51165</text:p>
          </table:table-cell>
          <table:table-cell office:value-type="float" office:value="52.45172" calcext:value-type="float">
            <text:p>52.45172</text:p>
          </table:table-cell>
          <table:table-cell office:value-type="float" office:value="27.25957" calcext:value-type="float">
            <text:p>27.25957</text:p>
          </table:table-cell>
          <table:table-cell office:value-type="float" office:value="46.30831" calcext:value-type="float">
            <text:p>46.30831</text:p>
          </table:table-cell>
          <table:table-cell office:value-type="float" office:value="46.67012" calcext:value-type="float">
            <text:p>46.67012</text:p>
          </table:table-cell>
          <table:table-cell office:value-type="float" office:value="41.80058" calcext:value-type="float">
            <text:p>41.80058</text:p>
          </table:table-cell>
          <table:table-cell office:value-type="float" office:value="46.50228" calcext:value-type="float">
            <text:p>46.50228</text:p>
          </table:table-cell>
          <table:table-cell office:value-type="float" office:value="45.74094" calcext:value-type="float">
            <text:p>45.74094</text:p>
          </table:table-cell>
          <table:table-cell office:value-type="float" office:value="53.12014" calcext:value-type="float">
            <text:p>53.12014</text:p>
          </table:table-cell>
          <table:table-cell office:value-type="float" office:value="30.32095" calcext:value-type="float">
            <text:p>30.32095</text:p>
          </table:table-cell>
          <table:table-cell office:value-type="float" office:value="29.13063" calcext:value-type="float">
            <text:p>29.13063</text:p>
          </table:table-cell>
          <table:table-cell/>
        </table:table-row>
        <table:table-row table:style-name="ro1">
          <table:table-cell office:value-type="float" office:value="48.35661" calcext:value-type="float">
            <text:p>48.35661</text:p>
          </table:table-cell>
          <table:table-cell office:value-type="float" office:value="25.18025" calcext:value-type="float">
            <text:p>25.18025</text:p>
          </table:table-cell>
          <table:table-cell office:value-type="float" office:value="34.91353" calcext:value-type="float">
            <text:p>34.91353</text:p>
          </table:table-cell>
          <table:table-cell office:value-type="float" office:value="44.88927" calcext:value-type="float">
            <text:p>44.88927</text:p>
          </table:table-cell>
          <table:table-cell office:value-type="float" office:value="32.96057" calcext:value-type="float">
            <text:p>32.96057</text:p>
          </table:table-cell>
          <table:table-cell office:value-type="float" office:value="25.17992" calcext:value-type="float">
            <text:p>25.17992</text:p>
          </table:table-cell>
          <table:table-cell office:value-type="float" office:value="25.0491" calcext:value-type="float">
            <text:p>25.0491</text:p>
          </table:table-cell>
          <table:table-cell office:value-type="float" office:value="38.77697" calcext:value-type="float">
            <text:p>38.77697</text:p>
          </table:table-cell>
          <table:table-cell office:value-type="float" office:value="45.16348" calcext:value-type="float">
            <text:p>45.16348</text:p>
          </table:table-cell>
          <table:table-cell office:value-type="float" office:value="27.30581" calcext:value-type="float">
            <text:p>27.30581</text:p>
          </table:table-cell>
          <table:table-cell office:value-type="float" office:value="51.38747" calcext:value-type="float">
            <text:p>51.38747</text:p>
          </table:table-cell>
          <table:table-cell office:value-type="float" office:value="26.04911" calcext:value-type="float">
            <text:p>26.04911</text:p>
          </table:table-cell>
          <table:table-cell office:value-type="float" office:value="45.63283" calcext:value-type="float">
            <text:p>45.63283</text:p>
          </table:table-cell>
          <table:table-cell office:value-type="float" office:value="45.93934" calcext:value-type="float">
            <text:p>45.93934</text:p>
          </table:table-cell>
          <table:table-cell office:value-type="float" office:value="41.17343" calcext:value-type="float">
            <text:p>41.17343</text:p>
          </table:table-cell>
          <table:table-cell office:value-type="float" office:value="45.91461" calcext:value-type="float">
            <text:p>45.91461</text:p>
          </table:table-cell>
          <table:table-cell office:value-type="float" office:value="44.62563" calcext:value-type="float">
            <text:p>44.62563</text:p>
          </table:table-cell>
          <table:table-cell office:value-type="float" office:value="52.58985" calcext:value-type="float">
            <text:p>52.58985</text:p>
          </table:table-cell>
          <table:table-cell office:value-type="float" office:value="29.05835" calcext:value-type="float">
            <text:p>29.05835</text:p>
          </table:table-cell>
          <table:table-cell office:value-type="float" office:value="28.45103" calcext:value-type="float">
            <text:p>28.45103</text:p>
          </table:table-cell>
          <table:table-cell/>
        </table:table-row>
        <table:table-row table:style-name="ro1">
          <table:table-cell office:value-type="float" office:value="47.68123" calcext:value-type="float">
            <text:p>47.68123</text:p>
          </table:table-cell>
          <table:table-cell office:value-type="float" office:value="24.35162" calcext:value-type="float">
            <text:p>24.35162</text:p>
          </table:table-cell>
          <table:table-cell office:value-type="float" office:value="34.04403" calcext:value-type="float">
            <text:p>34.04403</text:p>
          </table:table-cell>
          <table:table-cell office:value-type="float" office:value="44.36945" calcext:value-type="float">
            <text:p>44.36945</text:p>
          </table:table-cell>
          <table:table-cell office:value-type="float" office:value="32.21134" calcext:value-type="float">
            <text:p>32.21134</text:p>
          </table:table-cell>
          <table:table-cell office:value-type="float" office:value="24.41344" calcext:value-type="float">
            <text:p>24.41344</text:p>
          </table:table-cell>
          <table:table-cell office:value-type="float" office:value="24.28183" calcext:value-type="float">
            <text:p>24.28183</text:p>
          </table:table-cell>
          <table:table-cell office:value-type="float" office:value="37.98334" calcext:value-type="float">
            <text:p>37.98334</text:p>
          </table:table-cell>
          <table:table-cell office:value-type="float" office:value="44.56679" calcext:value-type="float">
            <text:p>44.56679</text:p>
          </table:table-cell>
          <table:table-cell office:value-type="float" office:value="26.33104" calcext:value-type="float">
            <text:p>26.33104</text:p>
          </table:table-cell>
          <table:table-cell office:value-type="float" office:value="50.3088" calcext:value-type="float">
            <text:p>50.3088</text:p>
          </table:table-cell>
          <table:table-cell office:value-type="float" office:value="25.07381" calcext:value-type="float">
            <text:p>25.07381</text:p>
          </table:table-cell>
          <table:table-cell office:value-type="float" office:value="45.04041" calcext:value-type="float">
            <text:p>45.04041</text:p>
          </table:table-cell>
          <table:table-cell office:value-type="float" office:value="45.44343" calcext:value-type="float">
            <text:p>45.44343</text:p>
          </table:table-cell>
          <table:table-cell office:value-type="float" office:value="40.59708" calcext:value-type="float">
            <text:p>40.59708</text:p>
          </table:table-cell>
          <table:table-cell office:value-type="float" office:value="45.23565" calcext:value-type="float">
            <text:p>45.23565</text:p>
          </table:table-cell>
          <table:table-cell office:value-type="float" office:value="43.62473" calcext:value-type="float">
            <text:p>43.62473</text:p>
          </table:table-cell>
          <table:table-cell office:value-type="float" office:value="51.95081" calcext:value-type="float">
            <text:p>51.95081</text:p>
          </table:table-cell>
          <table:table-cell office:value-type="float" office:value="27.85108" calcext:value-type="float">
            <text:p>27.85108</text:p>
          </table:table-cell>
          <table:table-cell office:value-type="float" office:value="27.83101" calcext:value-type="float">
            <text:p>27.83101</text:p>
          </table:table-cell>
          <table:table-cell/>
        </table:table-row>
        <table:table-row table:style-name="ro1">
          <table:table-cell office:value-type="float" office:value="47.68123" calcext:value-type="float">
            <text:p>47.68123</text:p>
          </table:table-cell>
          <table:table-cell office:value-type="float" office:value="23.66882" calcext:value-type="float">
            <text:p>23.66882</text:p>
          </table:table-cell>
          <table:table-cell office:value-type="float" office:value="33.31656" calcext:value-type="float">
            <text:p>33.31656</text:p>
          </table:table-cell>
          <table:table-cell office:value-type="float" office:value="43.59809" calcext:value-type="float">
            <text:p>43.59809</text:p>
          </table:table-cell>
          <table:table-cell office:value-type="float" office:value="31.47602" calcext:value-type="float">
            <text:p>31.47602</text:p>
          </table:table-cell>
          <table:table-cell office:value-type="float" office:value="23.45345" calcext:value-type="float">
            <text:p>23.45345</text:p>
          </table:table-cell>
          <table:table-cell office:value-type="float" office:value="23.54924" calcext:value-type="float">
            <text:p>23.54924</text:p>
          </table:table-cell>
          <table:table-cell office:value-type="float" office:value="37.45712" calcext:value-type="float">
            <text:p>37.45712</text:p>
          </table:table-cell>
          <table:table-cell office:value-type="float" office:value="43.88002" calcext:value-type="float">
            <text:p>43.88002</text:p>
          </table:table-cell>
          <table:table-cell office:value-type="float" office:value="25.58532" calcext:value-type="float">
            <text:p>25.58532</text:p>
          </table:table-cell>
          <table:table-cell office:value-type="float" office:value="49.20572" calcext:value-type="float">
            <text:p>49.20572</text:p>
          </table:table-cell>
          <table:table-cell office:value-type="float" office:value="24.31115" calcext:value-type="float">
            <text:p>24.31115</text:p>
          </table:table-cell>
          <table:table-cell office:value-type="float" office:value="44.35044" calcext:value-type="float">
            <text:p>44.35044</text:p>
          </table:table-cell>
          <table:table-cell office:value-type="float" office:value="44.69625" calcext:value-type="float">
            <text:p>44.69625</text:p>
          </table:table-cell>
          <table:table-cell office:value-type="float" office:value="39.97571" calcext:value-type="float">
            <text:p>39.97571</text:p>
          </table:table-cell>
          <table:table-cell office:value-type="float" office:value="44.63732" calcext:value-type="float">
            <text:p>44.63732</text:p>
          </table:table-cell>
          <table:table-cell office:value-type="float" office:value="42.57944" calcext:value-type="float">
            <text:p>42.57944</text:p>
          </table:table-cell>
          <table:table-cell office:value-type="float" office:value="51.40989" calcext:value-type="float">
            <text:p>51.40989</text:p>
          </table:table-cell>
          <table:table-cell office:value-type="float" office:value="26.64505" calcext:value-type="float">
            <text:p>26.64505</text:p>
          </table:table-cell>
          <table:table-cell office:value-type="float" office:value="27.22516" calcext:value-type="float">
            <text:p>27.22516</text:p>
          </table:table-cell>
          <table:table-cell/>
        </table:table-row>
        <table:table-row table:style-name="ro1">
          <table:table-cell office:value-type="float" office:value="47.11239" calcext:value-type="float">
            <text:p>47.11239</text:p>
          </table:table-cell>
          <table:table-cell office:value-type="float" office:value="22.9713" calcext:value-type="float">
            <text:p>22.9713</text:p>
          </table:table-cell>
          <table:table-cell office:value-type="float" office:value="32.59257" calcext:value-type="float">
            <text:p>32.59257</text:p>
          </table:table-cell>
          <table:table-cell office:value-type="float" office:value="43.0967" calcext:value-type="float">
            <text:p>43.0967</text:p>
          </table:table-cell>
          <table:table-cell office:value-type="float" office:value="30.72448" calcext:value-type="float">
            <text:p>30.72448</text:p>
          </table:table-cell>
          <table:table-cell office:value-type="float" office:value="22.36113" calcext:value-type="float">
            <text:p>22.36113</text:p>
          </table:table-cell>
          <table:table-cell office:value-type="float" office:value="22.80871" calcext:value-type="float">
            <text:p>22.80871</text:p>
          </table:table-cell>
          <table:table-cell office:value-type="float" office:value="36.65926" calcext:value-type="float">
            <text:p>36.65926</text:p>
          </table:table-cell>
          <table:table-cell office:value-type="float" office:value="43.27637" calcext:value-type="float">
            <text:p>43.27637</text:p>
          </table:table-cell>
          <table:table-cell office:value-type="float" office:value="24.91678" calcext:value-type="float">
            <text:p>24.91678</text:p>
          </table:table-cell>
          <table:table-cell office:value-type="float" office:value="48.05686" calcext:value-type="float">
            <text:p>48.05686</text:p>
          </table:table-cell>
          <table:table-cell office:value-type="float" office:value="23.59186" calcext:value-type="float">
            <text:p>23.59186</text:p>
          </table:table-cell>
          <table:table-cell office:value-type="float" office:value="43.74395" calcext:value-type="float">
            <text:p>43.74395</text:p>
          </table:table-cell>
          <table:table-cell office:value-type="float" office:value="44.2002" calcext:value-type="float">
            <text:p>44.2002</text:p>
          </table:table-cell>
          <table:table-cell office:value-type="float" office:value="39.40067" calcext:value-type="float">
            <text:p>39.40067</text:p>
          </table:table-cell>
          <table:table-cell office:value-type="float" office:value="43.96072" calcext:value-type="float">
            <text:p>43.96072</text:p>
          </table:table-cell>
          <table:table-cell office:value-type="float" office:value="41.52083" calcext:value-type="float">
            <text:p>41.52083</text:p>
          </table:table-cell>
          <table:table-cell office:value-type="float" office:value="50.76747" calcext:value-type="float">
            <text:p>50.76747</text:p>
          </table:table-cell>
          <table:table-cell office:value-type="float" office:value="25.53386" calcext:value-type="float">
            <text:p>25.53386</text:p>
          </table:table-cell>
          <table:table-cell office:value-type="float" office:value="26.6513" calcext:value-type="float">
            <text:p>26.6513</text:p>
          </table:table-cell>
          <table:table-cell/>
        </table:table-row>
        <table:table-row table:style-name="ro1">
          <table:table-cell office:value-type="float" office:value="46.43152" calcext:value-type="float">
            <text:p>46.43152</text:p>
          </table:table-cell>
          <table:table-cell office:value-type="float" office:value="22.28713" calcext:value-type="float">
            <text:p>22.28713</text:p>
          </table:table-cell>
          <table:table-cell office:value-type="float" office:value="31.86002" calcext:value-type="float">
            <text:p>31.86002</text:p>
          </table:table-cell>
          <table:table-cell office:value-type="float" office:value="42.4903" calcext:value-type="float">
            <text:p>42.4903</text:p>
          </table:table-cell>
          <table:table-cell office:value-type="float" office:value="29.96023" calcext:value-type="float">
            <text:p>29.96023</text:p>
          </table:table-cell>
          <table:table-cell office:value-type="float" office:value="21.21802" calcext:value-type="float">
            <text:p>21.21802</text:p>
          </table:table-cell>
          <table:table-cell office:value-type="float" office:value="22.06968" calcext:value-type="float">
            <text:p>22.06968</text:p>
          </table:table-cell>
          <table:table-cell office:value-type="float" office:value="36.13331" calcext:value-type="float">
            <text:p>36.13331</text:p>
          </table:table-cell>
          <table:table-cell office:value-type="float" office:value="42.59055" calcext:value-type="float">
            <text:p>42.59055</text:p>
          </table:table-cell>
          <table:table-cell office:value-type="float" office:value="24.22993" calcext:value-type="float">
            <text:p>24.22993</text:p>
          </table:table-cell>
          <table:table-cell office:value-type="float" office:value="46.88587" calcext:value-type="float">
            <text:p>46.88587</text:p>
          </table:table-cell>
          <table:table-cell office:value-type="float" office:value="22.86375" calcext:value-type="float">
            <text:p>22.86375</text:p>
          </table:table-cell>
          <table:table-cell office:value-type="float" office:value="43.05829" calcext:value-type="float">
            <text:p>43.05829</text:p>
          </table:table-cell>
          <table:table-cell office:value-type="float" office:value="43.44717" calcext:value-type="float">
            <text:p>43.44717</text:p>
          </table:table-cell>
          <table:table-cell office:value-type="float" office:value="38.90787" calcext:value-type="float">
            <text:p>38.90787</text:p>
          </table:table-cell>
          <table:table-cell office:value-type="float" office:value="43.35558" calcext:value-type="float">
            <text:p>43.35558</text:p>
          </table:table-cell>
          <table:table-cell office:value-type="float" office:value="40.43633" calcext:value-type="float">
            <text:p>40.43633</text:p>
          </table:table-cell>
          <table:table-cell office:value-type="float" office:value="50.21319" calcext:value-type="float">
            <text:p>50.21319</text:p>
          </table:table-cell>
          <table:table-cell office:value-type="float" office:value="24.66211" calcext:value-type="float">
            <text:p>24.66211</text:p>
          </table:table-cell>
          <table:table-cell office:value-type="float" office:value="26.15433" calcext:value-type="float">
            <text:p>26.15433</text:p>
          </table:table-cell>
          <table:table-cell/>
        </table:table-row>
        <table:table-row table:style-name="ro1">
          <table:table-cell office:value-type="float" office:value="45.84728" calcext:value-type="float">
            <text:p>45.84728</text:p>
          </table:table-cell>
          <table:table-cell office:value-type="float" office:value="21.58594" calcext:value-type="float">
            <text:p>21.58594</text:p>
          </table:table-cell>
          <table:table-cell office:value-type="float" office:value="31.11175" calcext:value-type="float">
            <text:p>31.11175</text:p>
          </table:table-cell>
          <table:table-cell office:value-type="float" office:value="41.17703" calcext:value-type="float">
            <text:p>41.17703</text:p>
          </table:table-cell>
          <table:table-cell office:value-type="float" office:value="29.19257" calcext:value-type="float">
            <text:p>29.19257</text:p>
          </table:table-cell>
          <table:table-cell office:value-type="float" office:value="20.10361" calcext:value-type="float">
            <text:p>20.10361</text:p>
          </table:table-cell>
          <table:table-cell office:value-type="float" office:value="21.33091" calcext:value-type="float">
            <text:p>21.33091</text:p>
          </table:table-cell>
          <table:table-cell office:value-type="float" office:value="35.34189" calcext:value-type="float">
            <text:p>35.34189</text:p>
          </table:table-cell>
          <table:table-cell office:value-type="float" office:value="41.98912" calcext:value-type="float">
            <text:p>41.98912</text:p>
          </table:table-cell>
          <table:table-cell office:value-type="float" office:value="23.54545" calcext:value-type="float">
            <text:p>23.54545</text:p>
          </table:table-cell>
          <table:table-cell office:value-type="float" office:value="45.70109" calcext:value-type="float">
            <text:p>45.70109</text:p>
          </table:table-cell>
          <table:table-cell office:value-type="float" office:value="22.13672" calcext:value-type="float">
            <text:p>22.13672</text:p>
          </table:table-cell>
          <table:table-cell office:value-type="float" office:value="42.46556" calcext:value-type="float">
            <text:p>42.46556</text:p>
          </table:table-cell>
          <table:table-cell office:value-type="float" office:value="42.94985" calcext:value-type="float">
            <text:p>42.94985</text:p>
          </table:table-cell>
          <table:table-cell office:value-type="float" office:value="38.16682" calcext:value-type="float">
            <text:p>38.16682</text:p>
          </table:table-cell>
          <table:table-cell office:value-type="float" office:value="42.66623" calcext:value-type="float">
            <text:p>42.66623</text:p>
          </table:table-cell>
          <table:table-cell office:value-type="float" office:value="39.32516" calcext:value-type="float">
            <text:p>39.32516</text:p>
          </table:table-cell>
          <table:table-cell office:value-type="float" office:value="49.56177" calcext:value-type="float">
            <text:p>49.56177</text:p>
          </table:table-cell>
          <table:table-cell office:value-type="float" office:value="23.88908" calcext:value-type="float">
            <text:p>23.88908</text:p>
          </table:table-cell>
          <table:table-cell office:value-type="float" office:value="25.67889" calcext:value-type="float">
            <text:p>25.67889</text:p>
          </table:table-cell>
          <table:table-cell/>
        </table:table-row>
        <table:table-row table:style-name="ro1">
          <table:table-cell office:value-type="float" office:value="45.15255" calcext:value-type="float">
            <text:p>45.15255</text:p>
          </table:table-cell>
          <table:table-cell office:value-type="float" office:value="20.88734" calcext:value-type="float">
            <text:p>20.88734</text:p>
          </table:table-cell>
          <table:table-cell office:value-type="float" office:value="30.34173" calcext:value-type="float">
            <text:p>30.34173</text:p>
          </table:table-cell>
          <table:table-cell office:value-type="float" office:value="39.85526" calcext:value-type="float">
            <text:p>39.85526</text:p>
          </table:table-cell>
          <table:table-cell office:value-type="float" office:value="28.40263" calcext:value-type="float">
            <text:p>28.40263</text:p>
          </table:table-cell>
          <table:table-cell office:value-type="float" office:value="19.22472" calcext:value-type="float">
            <text:p>19.22472</text:p>
          </table:table-cell>
          <table:table-cell office:value-type="float" office:value="20.30373" calcext:value-type="float">
            <text:p>20.30373</text:p>
          </table:table-cell>
          <table:table-cell office:value-type="float" office:value="34.80808" calcext:value-type="float">
            <text:p>34.80808</text:p>
          </table:table-cell>
          <table:table-cell office:value-type="float" office:value="41.29202" calcext:value-type="float">
            <text:p>41.29202</text:p>
          </table:table-cell>
          <table:table-cell office:value-type="float" office:value="22.85401" calcext:value-type="float">
            <text:p>22.85401</text:p>
          </table:table-cell>
          <table:table-cell office:value-type="float" office:value="44.50233" calcext:value-type="float">
            <text:p>44.50233</text:p>
          </table:table-cell>
          <table:table-cell office:value-type="float" office:value="21.40173" calcext:value-type="float">
            <text:p>21.40173</text:p>
          </table:table-cell>
          <table:table-cell office:value-type="float" office:value="41.76562" calcext:value-type="float">
            <text:p>41.76562</text:p>
          </table:table-cell>
          <table:table-cell office:value-type="float" office:value="42.18956" calcext:value-type="float">
            <text:p>42.18956</text:p>
          </table:table-cell>
          <table:table-cell office:value-type="float" office:value="37.67811" calcext:value-type="float">
            <text:p>37.67811</text:p>
          </table:table-cell>
          <table:table-cell office:value-type="float" office:value="42.06309" calcext:value-type="float">
            <text:p>42.06309</text:p>
          </table:table-cell>
          <table:table-cell office:value-type="float" office:value="38.20323" calcext:value-type="float">
            <text:p>38.20323</text:p>
          </table:table-cell>
          <table:table-cell office:value-type="float" office:value="48.98988" calcext:value-type="float">
            <text:p>48.98988</text:p>
          </table:table-cell>
          <table:table-cell office:value-type="float" office:value="23.12809" calcext:value-type="float">
            <text:p>23.12809</text:p>
          </table:table-cell>
          <table:table-cell office:value-type="float" office:value="25.32674" calcext:value-type="float">
            <text:p>25.32674</text:p>
          </table:table-cell>
          <table:table-cell/>
        </table:table-row>
        <table:table-row table:style-name="ro1">
          <table:table-cell office:value-type="float" office:value="44.56262" calcext:value-type="float">
            <text:p>44.56262</text:p>
          </table:table-cell>
          <table:table-cell office:value-type="float" office:value="20.19175" calcext:value-type="float">
            <text:p>20.19175</text:p>
          </table:table-cell>
          <table:table-cell office:value-type="float" office:value="29.57186" calcext:value-type="float">
            <text:p>29.57186</text:p>
          </table:table-cell>
          <table:table-cell office:value-type="float" office:value="38.54551" calcext:value-type="float">
            <text:p>38.54551</text:p>
          </table:table-cell>
          <table:table-cell office:value-type="float" office:value="27.61234" calcext:value-type="float">
            <text:p>27.61234</text:p>
          </table:table-cell>
          <table:table-cell office:value-type="float" office:value="18.46003" calcext:value-type="float">
            <text:p>18.46003</text:p>
          </table:table-cell>
          <table:table-cell office:value-type="float" office:value="19.13966" calcext:value-type="float">
            <text:p>19.13966</text:p>
          </table:table-cell>
          <table:table-cell office:value-type="float" office:value="33.99953" calcext:value-type="float">
            <text:p>33.99953</text:p>
          </table:table-cell>
          <table:table-cell office:value-type="float" office:value="40.67156" calcext:value-type="float">
            <text:p>40.67156</text:p>
          </table:table-cell>
          <table:table-cell office:value-type="float" office:value="22.16517" calcext:value-type="float">
            <text:p>22.16517</text:p>
          </table:table-cell>
          <table:table-cell office:value-type="float" office:value="43.28607" calcext:value-type="float">
            <text:p>43.28607</text:p>
          </table:table-cell>
          <table:table-cell office:value-type="float" office:value="20.66828" calcext:value-type="float">
            <text:p>20.66828</text:p>
          </table:table-cell>
          <table:table-cell office:value-type="float" office:value="41.15305" calcext:value-type="float">
            <text:p>41.15305</text:p>
          </table:table-cell>
          <table:table-cell office:value-type="float" office:value="41.66934" calcext:value-type="float">
            <text:p>41.66934</text:p>
          </table:table-cell>
          <table:table-cell office:value-type="float" office:value="36.93858" calcext:value-type="float">
            <text:p>36.93858</text:p>
          </table:table-cell>
          <table:table-cell office:value-type="float" office:value="41.36008" calcext:value-type="float">
            <text:p>41.36008</text:p>
          </table:table-cell>
          <table:table-cell office:value-type="float" office:value="37.03101" calcext:value-type="float">
            <text:p>37.03101</text:p>
          </table:table-cell>
          <table:table-cell office:value-type="float" office:value="48.34382" calcext:value-type="float">
            <text:p>48.34382</text:p>
          </table:table-cell>
          <table:table-cell office:value-type="float" office:value="22.34888" calcext:value-type="float">
            <text:p>22.34888</text:p>
          </table:table-cell>
          <table:table-cell office:value-type="float" office:value="24.89553" calcext:value-type="float">
            <text:p>24.89553</text:p>
          </table:table-cell>
          <table:table-cell/>
        </table:table-row>
        <table:table-row table:style-name="ro1">
          <table:table-cell office:value-type="float" office:value="43.86856" calcext:value-type="float">
            <text:p>43.86856</text:p>
          </table:table-cell>
          <table:table-cell office:value-type="float" office:value="19.49849" calcext:value-type="float">
            <text:p>19.49849</text:p>
          </table:table-cell>
          <table:table-cell office:value-type="float" office:value="28.78629" calcext:value-type="float">
            <text:p>28.78629</text:p>
          </table:table-cell>
          <table:table-cell office:value-type="float" office:value="37.83759" calcext:value-type="float">
            <text:p>37.83759</text:p>
          </table:table-cell>
          <table:table-cell office:value-type="float" office:value="26.80877" calcext:value-type="float">
            <text:p>26.80877</text:p>
          </table:table-cell>
          <table:table-cell office:value-type="float" office:value="17.7255" calcext:value-type="float">
            <text:p>17.7255</text:p>
          </table:table-cell>
          <table:table-cell office:value-type="float" office:value="18.09218" calcext:value-type="float">
            <text:p>18.09218</text:p>
          </table:table-cell>
          <table:table-cell office:value-type="float" office:value="33.47048" calcext:value-type="float">
            <text:p>33.47048</text:p>
          </table:table-cell>
          <table:table-cell office:value-type="float" office:value="39.35195" calcext:value-type="float">
            <text:p>39.35195</text:p>
          </table:table-cell>
          <table:table-cell office:value-type="float" office:value="21.49777" calcext:value-type="float">
            <text:p>21.49777</text:p>
          </table:table-cell>
          <table:table-cell office:value-type="float" office:value="42.04678" calcext:value-type="float">
            <text:p>42.04678</text:p>
          </table:table-cell>
          <table:table-cell office:value-type="float" office:value="20.25913" calcext:value-type="float">
            <text:p>20.25913</text:p>
          </table:table-cell>
          <table:table-cell office:value-type="float" office:value="40.43994" calcext:value-type="float">
            <text:p>40.43994</text:p>
          </table:table-cell>
          <table:table-cell office:value-type="float" office:value="40.89842" calcext:value-type="float">
            <text:p>40.89842</text:p>
          </table:table-cell>
          <table:table-cell office:value-type="float" office:value="36.44025" calcext:value-type="float">
            <text:p>36.44025</text:p>
          </table:table-cell>
          <table:table-cell office:value-type="float" office:value="40.74738" calcext:value-type="float">
            <text:p>40.74738</text:p>
          </table:table-cell>
          <table:table-cell office:value-type="float" office:value="35.8465" calcext:value-type="float">
            <text:p>35.8465</text:p>
          </table:table-cell>
          <table:table-cell office:value-type="float" office:value="47.78766" calcext:value-type="float">
            <text:p>47.78766</text:p>
          </table:table-cell>
          <table:table-cell office:value-type="float" office:value="21.58421" calcext:value-type="float">
            <text:p>21.58421</text:p>
          </table:table-cell>
          <table:table-cell office:value-type="float" office:value="24.56664" calcext:value-type="float">
            <text:p>24.56664</text:p>
          </table:table-cell>
          <table:table-cell/>
        </table:table-row>
        <table:table-row table:style-name="ro1">
          <table:table-cell office:value-type="float" office:value="43.27296" calcext:value-type="float">
            <text:p>43.27296</text:p>
          </table:table-cell>
          <table:table-cell office:value-type="float" office:value="18.80728" calcext:value-type="float">
            <text:p>18.80728</text:p>
          </table:table-cell>
          <table:table-cell office:value-type="float" office:value="28.00061" calcext:value-type="float">
            <text:p>28.00061</text:p>
          </table:table-cell>
          <table:table-cell office:value-type="float" office:value="37.22281" calcext:value-type="float">
            <text:p>37.22281</text:p>
          </table:table-cell>
          <table:table-cell office:value-type="float" office:value="26.00439" calcext:value-type="float">
            <text:p>26.00439</text:p>
          </table:table-cell>
          <table:table-cell office:value-type="float" office:value="16.69983" calcext:value-type="float">
            <text:p>16.69983</text:p>
          </table:table-cell>
          <table:table-cell office:value-type="float" office:value="17.14421" calcext:value-type="float">
            <text:p>17.14421</text:p>
          </table:table-cell>
          <table:table-cell office:value-type="float" office:value="32.67252" calcext:value-type="float">
            <text:p>32.67252</text:p>
          </table:table-cell>
          <table:table-cell office:value-type="float" office:value="38.03808" calcext:value-type="float">
            <text:p>38.03808</text:p>
          </table:table-cell>
          <table:table-cell office:value-type="float" office:value="20.80332" calcext:value-type="float">
            <text:p>20.80332</text:p>
          </table:table-cell>
          <table:table-cell office:value-type="float" office:value="40.79405" calcext:value-type="float">
            <text:p>40.79405</text:p>
          </table:table-cell>
          <table:table-cell office:value-type="float" office:value="19.93577" calcext:value-type="float">
            <text:p>19.93577</text:p>
          </table:table-cell>
          <table:table-cell office:value-type="float" office:value="39.83194" calcext:value-type="float">
            <text:p>39.83194</text:p>
          </table:table-cell>
          <table:table-cell office:value-type="float" office:value="40.38519" calcext:value-type="float">
            <text:p>40.38519</text:p>
          </table:table-cell>
          <table:table-cell office:value-type="float" office:value="35.67257" calcext:value-type="float">
            <text:p>35.67257</text:p>
          </table:table-cell>
          <table:table-cell office:value-type="float" office:value="40.05219" calcext:value-type="float">
            <text:p>40.05219</text:p>
          </table:table-cell>
          <table:table-cell office:value-type="float" office:value="34.62564" calcext:value-type="float">
            <text:p>34.62564</text:p>
          </table:table-cell>
          <table:table-cell office:value-type="float" office:value="47.235" calcext:value-type="float">
            <text:p>47.235</text:p>
          </table:table-cell>
          <table:table-cell office:value-type="float" office:value="20.81118" calcext:value-type="float">
            <text:p>20.81118</text:p>
          </table:table-cell>
          <table:table-cell office:value-type="float" office:value="24.13311" calcext:value-type="float">
            <text:p>24.13311</text:p>
          </table:table-cell>
          <table:table-cell/>
        </table:table-row>
        <table:table-row table:style-name="ro1">
          <table:table-cell office:value-type="float" office:value="42.58372" calcext:value-type="float">
            <text:p>42.58372</text:p>
          </table:table-cell>
          <table:table-cell office:value-type="float" office:value="18.1555" calcext:value-type="float">
            <text:p>18.1555</text:p>
          </table:table-cell>
          <table:table-cell office:value-type="float" office:value="27.20218" calcext:value-type="float">
            <text:p>27.20218</text:p>
          </table:table-cell>
          <table:table-cell office:value-type="float" office:value="36.51384" calcext:value-type="float">
            <text:p>36.51384</text:p>
          </table:table-cell>
          <table:table-cell office:value-type="float" office:value="25.21601" calcext:value-type="float">
            <text:p>25.21601</text:p>
          </table:table-cell>
          <table:table-cell office:value-type="float" office:value="15.64939" calcext:value-type="float">
            <text:p>15.64939</text:p>
          </table:table-cell>
          <table:table-cell office:value-type="float" office:value="16.40055" calcext:value-type="float">
            <text:p>16.40055</text:p>
          </table:table-cell>
          <table:table-cell office:value-type="float" office:value="32.13399" calcext:value-type="float">
            <text:p>32.13399</text:p>
          </table:table-cell>
          <table:table-cell office:value-type="float" office:value="36.71363" calcext:value-type="float">
            <text:p>36.71363</text:p>
          </table:table-cell>
          <table:table-cell office:value-type="float" office:value="20.11072" calcext:value-type="float">
            <text:p>20.11072</text:p>
          </table:table-cell>
          <table:table-cell office:value-type="float" office:value="39.50972" calcext:value-type="float">
            <text:p>39.50972</text:p>
          </table:table-cell>
          <table:table-cell office:value-type="float" office:value="19.37103" calcext:value-type="float">
            <text:p>19.37103</text:p>
          </table:table-cell>
          <table:table-cell office:value-type="float" office:value="39.13792" calcext:value-type="float">
            <text:p>39.13792</text:p>
          </table:table-cell>
          <table:table-cell office:value-type="float" office:value="39.61425" calcext:value-type="float">
            <text:p>39.61425</text:p>
          </table:table-cell>
          <table:table-cell office:value-type="float" office:value="35.1561" calcext:value-type="float">
            <text:p>35.1561</text:p>
          </table:table-cell>
          <table:table-cell office:value-type="float" office:value="39.4374" calcext:value-type="float">
            <text:p>39.4374</text:p>
          </table:table-cell>
          <table:table-cell office:value-type="float" office:value="33.39755" calcext:value-type="float">
            <text:p>33.39755</text:p>
          </table:table-cell>
          <table:table-cell office:value-type="float" office:value="46.74122" calcext:value-type="float">
            <text:p>46.74122</text:p>
          </table:table-cell>
          <table:table-cell office:value-type="float" office:value="20.06303" calcext:value-type="float">
            <text:p>20.06303</text:p>
          </table:table-cell>
          <table:table-cell office:value-type="float" office:value="23.80052" calcext:value-type="float">
            <text:p>23.80052</text:p>
          </table:table-cell>
          <table:table-cell/>
        </table:table-row>
        <table:table-row table:style-name="ro1">
          <table:table-cell office:value-type="float" office:value="41.97766" calcext:value-type="float">
            <text:p>41.97766</text:p>
          </table:table-cell>
          <table:table-cell office:value-type="float" office:value="17.504" calcext:value-type="float">
            <text:p>17.504</text:p>
          </table:table-cell>
          <table:table-cell office:value-type="float" office:value="26.39361" calcext:value-type="float">
            <text:p>26.39361</text:p>
          </table:table-cell>
          <table:table-cell office:value-type="float" office:value="35.9" calcext:value-type="float">
            <text:p>35.9</text:p>
          </table:table-cell>
          <table:table-cell office:value-type="float" office:value="24.39296" calcext:value-type="float">
            <text:p>24.39296</text:p>
          </table:table-cell>
          <table:table-cell office:value-type="float" office:value="14.67493" calcext:value-type="float">
            <text:p>14.67493</text:p>
          </table:table-cell>
          <table:table-cell office:value-type="float" office:value="15.69511" calcext:value-type="float">
            <text:p>15.69511</text:p>
          </table:table-cell>
          <table:table-cell office:value-type="float" office:value="31.32832" calcext:value-type="float">
            <text:p>31.32832</text:p>
          </table:table-cell>
          <table:table-cell office:value-type="float" office:value="35.40206" calcext:value-type="float">
            <text:p>35.40206</text:p>
          </table:table-cell>
          <table:table-cell office:value-type="float" office:value="19.42055" calcext:value-type="float">
            <text:p>19.42055</text:p>
          </table:table-cell>
          <table:table-cell office:value-type="float" office:value="38.25049" calcext:value-type="float">
            <text:p>38.25049</text:p>
          </table:table-cell>
          <table:table-cell office:value-type="float" office:value="18.97022" calcext:value-type="float">
            <text:p>18.97022</text:p>
          </table:table-cell>
          <table:table-cell office:value-type="float" office:value="38.52232" calcext:value-type="float">
            <text:p>38.52232</text:p>
          </table:table-cell>
          <table:table-cell office:value-type="float" office:value="39.09046" calcext:value-type="float">
            <text:p>39.09046</text:p>
          </table:table-cell>
          <table:table-cell office:value-type="float" office:value="34.37912" calcext:value-type="float">
            <text:p>34.37912</text:p>
          </table:table-cell>
          <table:table-cell office:value-type="float" office:value="38.9172" calcext:value-type="float">
            <text:p>38.9172</text:p>
          </table:table-cell>
          <table:table-cell office:value-type="float" office:value="32.19003" calcext:value-type="float">
            <text:p>32.19003</text:p>
          </table:table-cell>
          <table:table-cell office:value-type="float" office:value="46.224" calcext:value-type="float">
            <text:p>46.224</text:p>
          </table:table-cell>
          <table:table-cell office:value-type="float" office:value="19.3477" calcext:value-type="float">
            <text:p>19.3477</text:p>
          </table:table-cell>
          <table:table-cell office:value-type="float" office:value="23.36419" calcext:value-type="float">
            <text:p>23.36419</text:p>
          </table:table-cell>
          <table:table-cell/>
        </table:table-row>
        <table:table-row table:style-name="ro1">
          <table:table-cell office:value-type="float" office:value="41.27494" calcext:value-type="float">
            <text:p>41.27494</text:p>
          </table:table-cell>
          <table:table-cell office:value-type="float" office:value="16.83291" calcext:value-type="float">
            <text:p>16.83291</text:p>
          </table:table-cell>
          <table:table-cell office:value-type="float" office:value="25.58416" calcext:value-type="float">
            <text:p>25.58416</text:p>
          </table:table-cell>
          <table:table-cell office:value-type="float" office:value="34.5754" calcext:value-type="float">
            <text:p>34.5754</text:p>
          </table:table-cell>
          <table:table-cell office:value-type="float" office:value="23.55981" calcext:value-type="float">
            <text:p>23.55981</text:p>
          </table:table-cell>
          <table:table-cell office:value-type="float" office:value="13.89972" calcext:value-type="float">
            <text:p>13.89972</text:p>
          </table:table-cell>
          <table:table-cell office:value-type="float" office:value="14.98048" calcext:value-type="float">
            <text:p>14.98048</text:p>
          </table:table-cell>
          <table:table-cell office:value-type="float" office:value="30.78449" calcext:value-type="float">
            <text:p>30.78449</text:p>
          </table:table-cell>
          <table:table-cell office:value-type="float" office:value="34.07054" calcext:value-type="float">
            <text:p>34.07054</text:p>
          </table:table-cell>
          <table:table-cell office:value-type="float" office:value="18.5493" calcext:value-type="float">
            <text:p>18.5493</text:p>
          </table:table-cell>
          <table:table-cell office:value-type="float" office:value="37.10136" calcext:value-type="float">
            <text:p>37.10136</text:p>
          </table:table-cell>
          <table:table-cell office:value-type="float" office:value="18.38507" calcext:value-type="float">
            <text:p>18.38507</text:p>
          </table:table-cell>
          <table:table-cell office:value-type="float" office:value="37.81789" calcext:value-type="float">
            <text:p>37.81789</text:p>
          </table:table-cell>
          <table:table-cell office:value-type="float" office:value="37.78543" calcext:value-type="float">
            <text:p>37.78543</text:p>
          </table:table-cell>
          <table:table-cell office:value-type="float" office:value="33.86457" calcext:value-type="float">
            <text:p>33.86457</text:p>
          </table:table-cell>
          <table:table-cell office:value-type="float" office:value="38.11868" calcext:value-type="float">
            <text:p>38.11868</text:p>
          </table:table-cell>
          <table:table-cell office:value-type="float" office:value="30.98544" calcext:value-type="float">
            <text:p>30.98544</text:p>
          </table:table-cell>
          <table:table-cell office:value-type="float" office:value="45.71804" calcext:value-type="float">
            <text:p>45.71804</text:p>
          </table:table-cell>
          <table:table-cell office:value-type="float" office:value="18.62412" calcext:value-type="float">
            <text:p>18.62412</text:p>
          </table:table-cell>
          <table:table-cell office:value-type="float" office:value="23.03757" calcext:value-type="float">
            <text:p>23.03757</text:p>
          </table:table-cell>
          <table:table-cell/>
        </table:table-row>
        <table:table-row table:style-name="ro1">
          <table:table-cell office:value-type="float" office:value="40.65431" calcext:value-type="float">
            <text:p>40.65431</text:p>
          </table:table-cell>
          <table:table-cell office:value-type="float" office:value="15.8899" calcext:value-type="float">
            <text:p>15.8899</text:p>
          </table:table-cell>
          <table:table-cell office:value-type="float" office:value="24.77106" calcext:value-type="float">
            <text:p>24.77106</text:p>
          </table:table-cell>
          <table:table-cell office:value-type="float" office:value="33.23083" calcext:value-type="float">
            <text:p>33.23083</text:p>
          </table:table-cell>
          <table:table-cell office:value-type="float" office:value="22.67978" calcext:value-type="float">
            <text:p>22.67978</text:p>
          </table:table-cell>
          <table:table-cell office:value-type="float" office:value="13.12847" calcext:value-type="float">
            <text:p>13.12847</text:p>
          </table:table-cell>
          <table:table-cell office:value-type="float" office:value="14.25618" calcext:value-type="float">
            <text:p>14.25618</text:p>
          </table:table-cell>
          <table:table-cell office:value-type="float" office:value="29.97327" calcext:value-type="float">
            <text:p>29.97327</text:p>
          </table:table-cell>
          <table:table-cell office:value-type="float" office:value="32.72317" calcext:value-type="float">
            <text:p>32.72317</text:p>
          </table:table-cell>
          <table:table-cell office:value-type="float" office:value="17.98896" calcext:value-type="float">
            <text:p>17.98896</text:p>
          </table:table-cell>
          <table:table-cell office:value-type="float" office:value="36.13704" calcext:value-type="float">
            <text:p>36.13704</text:p>
          </table:table-cell>
          <table:table-cell office:value-type="float" office:value="17.9842" calcext:value-type="float">
            <text:p>17.9842</text:p>
          </table:table-cell>
          <table:table-cell office:value-type="float" office:value="37.20032" calcext:value-type="float">
            <text:p>37.20032</text:p>
          </table:table-cell>
          <table:table-cell office:value-type="float" office:value="36.48657" calcext:value-type="float">
            <text:p>36.48657</text:p>
          </table:table-cell>
          <table:table-cell office:value-type="float" office:value="33.07709" calcext:value-type="float">
            <text:p>33.07709</text:p>
          </table:table-cell>
          <table:table-cell office:value-type="float" office:value="37.59156" calcext:value-type="float">
            <text:p>37.59156</text:p>
          </table:table-cell>
          <table:table-cell office:value-type="float" office:value="29.79904" calcext:value-type="float">
            <text:p>29.79904</text:p>
          </table:table-cell>
          <table:table-cell office:value-type="float" office:value="45.17452" calcext:value-type="float">
            <text:p>45.17452</text:p>
          </table:table-cell>
          <table:table-cell office:value-type="float" office:value="17.7622" calcext:value-type="float">
            <text:p>17.7622</text:p>
          </table:table-cell>
          <table:table-cell office:value-type="float" office:value="22.60661" calcext:value-type="float">
            <text:p>22.60661</text:p>
          </table:table-cell>
          <table:table-cell/>
        </table:table-row>
        <table:table-row table:style-name="ro1">
          <table:table-cell office:value-type="float" office:value="39.96619" calcext:value-type="float">
            <text:p>39.96619</text:p>
          </table:table-cell>
          <table:table-cell office:value-type="float" office:value="14.98238" calcext:value-type="float">
            <text:p>14.98238</text:p>
          </table:table-cell>
          <table:table-cell office:value-type="float" office:value="23.95679" calcext:value-type="float">
            <text:p>23.95679</text:p>
          </table:table-cell>
          <table:table-cell office:value-type="float" office:value="31.89575" calcext:value-type="float">
            <text:p>31.89575</text:p>
          </table:table-cell>
          <table:table-cell office:value-type="float" office:value="21.81996" calcext:value-type="float">
            <text:p>21.81996</text:p>
          </table:table-cell>
          <table:table-cell office:value-type="float" office:value="12.48998" calcext:value-type="float">
            <text:p>12.48998</text:p>
          </table:table-cell>
          <table:table-cell office:value-type="float" office:value="13.5322" calcext:value-type="float">
            <text:p>13.5322</text:p>
          </table:table-cell>
          <table:table-cell office:value-type="float" office:value="29.43321" calcext:value-type="float">
            <text:p>29.43321</text:p>
          </table:table-cell>
          <table:table-cell office:value-type="float" office:value="31.38269" calcext:value-type="float">
            <text:p>31.38269</text:p>
          </table:table-cell>
          <table:table-cell office:value-type="float" office:value="17.59807" calcext:value-type="float">
            <text:p>17.59807</text:p>
          </table:table-cell>
          <table:table-cell office:value-type="float" office:value="35.37122" calcext:value-type="float">
            <text:p>35.37122</text:p>
          </table:table-cell>
          <table:table-cell office:value-type="float" office:value="17.37586" calcext:value-type="float">
            <text:p>17.37586</text:p>
          </table:table-cell>
          <table:table-cell office:value-type="float" office:value="36.50058" calcext:value-type="float">
            <text:p>36.50058</text:p>
          </table:table-cell>
          <table:table-cell office:value-type="float" office:value="35.17214" calcext:value-type="float">
            <text:p>35.17214</text:p>
          </table:table-cell>
          <table:table-cell office:value-type="float" office:value="32.55516" calcext:value-type="float">
            <text:p>32.55516</text:p>
          </table:table-cell>
          <table:table-cell office:value-type="float" office:value="36.80932" calcext:value-type="float">
            <text:p>36.80932</text:p>
          </table:table-cell>
          <table:table-cell office:value-type="float" office:value="28.64576" calcext:value-type="float">
            <text:p>28.64576</text:p>
          </table:table-cell>
          <table:table-cell office:value-type="float" office:value="44.64954" calcext:value-type="float">
            <text:p>44.64954</text:p>
          </table:table-cell>
          <table:table-cell office:value-type="float" office:value="16.8416" calcext:value-type="float">
            <text:p>16.8416</text:p>
          </table:table-cell>
          <table:table-cell office:value-type="float" office:value="22.26619" calcext:value-type="float">
            <text:p>22.26619</text:p>
          </table:table-cell>
          <table:table-cell/>
        </table:table-row>
        <table:table-row table:style-name="ro1">
          <table:table-cell office:value-type="float" office:value="39.35371" calcext:value-type="float">
            <text:p>39.35371</text:p>
          </table:table-cell>
          <table:table-cell office:value-type="float" office:value="14.00604" calcext:value-type="float">
            <text:p>14.00604</text:p>
          </table:table-cell>
          <table:table-cell office:value-type="float" office:value="23.13129" calcext:value-type="float">
            <text:p>23.13129</text:p>
          </table:table-cell>
          <table:table-cell office:value-type="float" office:value="30.54338" calcext:value-type="float">
            <text:p>30.54338</text:p>
          </table:table-cell>
          <table:table-cell office:value-type="float" office:value="20.94067" calcext:value-type="float">
            <text:p>20.94067</text:p>
          </table:table-cell>
          <table:table-cell office:value-type="float" office:value="11.7277" calcext:value-type="float">
            <text:p>11.7277</text:p>
          </table:table-cell>
          <table:table-cell office:value-type="float" office:value="12.59912" calcext:value-type="float">
            <text:p>12.59912</text:p>
          </table:table-cell>
          <table:table-cell office:value-type="float" office:value="28.63998" calcext:value-type="float">
            <text:p>28.63998</text:p>
          </table:table-cell>
          <table:table-cell office:value-type="float" office:value="30.03253" calcext:value-type="float">
            <text:p>30.03253</text:p>
          </table:table-cell>
          <table:table-cell office:value-type="float" office:value="16.99712" calcext:value-type="float">
            <text:p>16.99712</text:p>
          </table:table-cell>
          <table:table-cell office:value-type="float" office:value="34.66966" calcext:value-type="float">
            <text:p>34.66966</text:p>
          </table:table-cell>
          <table:table-cell office:value-type="float" office:value="16.98386" calcext:value-type="float">
            <text:p>16.98386</text:p>
          </table:table-cell>
          <table:table-cell office:value-type="float" office:value="35.88754" calcext:value-type="float">
            <text:p>35.88754</text:p>
          </table:table-cell>
          <table:table-cell office:value-type="float" office:value="33.84308" calcext:value-type="float">
            <text:p>33.84308</text:p>
          </table:table-cell>
          <table:table-cell office:value-type="float" office:value="31.75525" calcext:value-type="float">
            <text:p>31.75525</text:p>
          </table:table-cell>
          <table:table-cell office:value-type="float" office:value="36.28506" calcext:value-type="float">
            <text:p>36.28506</text:p>
          </table:table-cell>
          <table:table-cell office:value-type="float" office:value="27.52724" calcext:value-type="float">
            <text:p>27.52724</text:p>
          </table:table-cell>
          <table:table-cell office:value-type="float" office:value="44.09844" calcext:value-type="float">
            <text:p>44.09844</text:p>
          </table:table-cell>
          <table:table-cell office:value-type="float" office:value="16.08394" calcext:value-type="float">
            <text:p>16.08394</text:p>
          </table:table-cell>
          <table:table-cell office:value-type="float" office:value="21.83251" calcext:value-type="float">
            <text:p>21.83251</text:p>
          </table:table-cell>
          <table:table-cell/>
        </table:table-row>
        <table:table-row table:style-name="ro1">
          <table:table-cell office:value-type="float" office:value="38.64605" calcext:value-type="float">
            <text:p>38.64605</text:p>
          </table:table-cell>
          <table:table-cell office:value-type="float" office:value="13.08271" calcext:value-type="float">
            <text:p>13.08271</text:p>
          </table:table-cell>
          <table:table-cell office:value-type="float" office:value="22.35919" calcext:value-type="float">
            <text:p>22.35919</text:p>
          </table:table-cell>
          <table:table-cell office:value-type="float" office:value="29.2356" calcext:value-type="float">
            <text:p>29.2356</text:p>
          </table:table-cell>
          <table:table-cell office:value-type="float" office:value="19.99897" calcext:value-type="float">
            <text:p>19.99897</text:p>
          </table:table-cell>
          <table:table-cell office:value-type="float" office:value="10.95456" calcext:value-type="float">
            <text:p>10.95456</text:p>
          </table:table-cell>
          <table:table-cell office:value-type="float" office:value="11.69623" calcext:value-type="float">
            <text:p>11.69623</text:p>
          </table:table-cell>
          <table:table-cell office:value-type="float" office:value="28.09679" calcext:value-type="float">
            <text:p>28.09679</text:p>
          </table:table-cell>
          <table:table-cell office:value-type="float" office:value="28.69605" calcext:value-type="float">
            <text:p>28.69605</text:p>
          </table:table-cell>
          <table:table-cell office:value-type="float" office:value="16.59317" calcext:value-type="float">
            <text:p>16.59317</text:p>
          </table:table-cell>
          <table:table-cell office:value-type="float" office:value="33.94377" calcext:value-type="float">
            <text:p>33.94377</text:p>
          </table:table-cell>
          <table:table-cell office:value-type="float" office:value="16.36401" calcext:value-type="float">
            <text:p>16.36401</text:p>
          </table:table-cell>
          <table:table-cell office:value-type="float" office:value="35.19081" calcext:value-type="float">
            <text:p>35.19081</text:p>
          </table:table-cell>
          <table:table-cell office:value-type="float" office:value="32.51196" calcext:value-type="float">
            <text:p>32.51196</text:p>
          </table:table-cell>
          <table:table-cell office:value-type="float" office:value="31.21651" calcext:value-type="float">
            <text:p>31.21651</text:p>
          </table:table-cell>
          <table:table-cell office:value-type="float" office:value="35.49487" calcext:value-type="float">
            <text:p>35.49487</text:p>
          </table:table-cell>
          <table:table-cell office:value-type="float" office:value="26.46109" calcext:value-type="float">
            <text:p>26.46109</text:p>
          </table:table-cell>
          <table:table-cell office:value-type="float" office:value="43.56174" calcext:value-type="float">
            <text:p>43.56174</text:p>
          </table:table-cell>
          <table:table-cell office:value-type="float" office:value="15.32973" calcext:value-type="float">
            <text:p>15.32973</text:p>
          </table:table-cell>
          <table:table-cell office:value-type="float" office:value="21.49662" calcext:value-type="float">
            <text:p>21.49662</text:p>
          </table:table-cell>
          <table:table-cell/>
        </table:table-row>
        <table:table-row table:style-name="ro1">
          <table:table-cell office:value-type="float" office:value="38.0373" calcext:value-type="float">
            <text:p>38.0373</text:p>
          </table:table-cell>
          <table:table-cell office:value-type="float" office:value="12.38842" calcext:value-type="float">
            <text:p>12.38842</text:p>
          </table:table-cell>
          <table:table-cell office:value-type="float" office:value="21.58263" calcext:value-type="float">
            <text:p>21.58263</text:p>
          </table:table-cell>
          <table:table-cell office:value-type="float" office:value="28.65228" calcext:value-type="float">
            <text:p>28.65228</text:p>
          </table:table-cell>
          <table:table-cell office:value-type="float" office:value="19.02122" calcext:value-type="float">
            <text:p>19.02122</text:p>
          </table:table-cell>
          <table:table-cell office:value-type="float" office:value="10.1846" calcext:value-type="float">
            <text:p>10.1846</text:p>
          </table:table-cell>
          <table:table-cell office:value-type="float" office:value="10.84947" calcext:value-type="float">
            <text:p>10.84947</text:p>
          </table:table-cell>
          <table:table-cell office:value-type="float" office:value="27.294" calcext:value-type="float">
            <text:p>27.294</text:p>
          </table:table-cell>
          <table:table-cell office:value-type="float" office:value="27.35987" calcext:value-type="float">
            <text:p>27.35987</text:p>
          </table:table-cell>
          <table:table-cell office:value-type="float" office:value="16.00311" calcext:value-type="float">
            <text:p>16.00311</text:p>
          </table:table-cell>
          <table:table-cell office:value-type="float" office:value="33.20603" calcext:value-type="float">
            <text:p>33.20603</text:p>
          </table:table-cell>
          <table:table-cell office:value-type="float" office:value="15.99275" calcext:value-type="float">
            <text:p>15.99275</text:p>
          </table:table-cell>
          <table:table-cell office:value-type="float" office:value="34.56234" calcext:value-type="float">
            <text:p>34.56234</text:p>
          </table:table-cell>
          <table:table-cell office:value-type="float" office:value="31.17361" calcext:value-type="float">
            <text:p>31.17361</text:p>
          </table:table-cell>
          <table:table-cell office:value-type="float" office:value="30.4299" calcext:value-type="float">
            <text:p>30.4299</text:p>
          </table:table-cell>
          <table:table-cell office:value-type="float" office:value="34.95727" calcext:value-type="float">
            <text:p>34.95727</text:p>
          </table:table-cell>
          <table:table-cell office:value-type="float" office:value="25.44476" calcext:value-type="float">
            <text:p>25.44476</text:p>
          </table:table-cell>
          <table:table-cell office:value-type="float" office:value="42.99979" calcext:value-type="float">
            <text:p>42.99979</text:p>
          </table:table-cell>
          <table:table-cell office:value-type="float" office:value="14.57419" calcext:value-type="float">
            <text:p>14.57419</text:p>
          </table:table-cell>
          <table:table-cell office:value-type="float" office:value="21.07141" calcext:value-type="float">
            <text:p>21.07141</text:p>
          </table:table-cell>
          <table:table-cell/>
        </table:table-row>
        <table:table-row table:style-name="ro1">
          <table:table-cell office:value-type="float" office:value="37.33625" calcext:value-type="float">
            <text:p>37.33625</text:p>
          </table:table-cell>
          <table:table-cell office:value-type="float" office:value="11.30314" calcext:value-type="float">
            <text:p>11.30314</text:p>
          </table:table-cell>
          <table:table-cell office:value-type="float" office:value="20.78381" calcext:value-type="float">
            <text:p>20.78381</text:p>
          </table:table-cell>
          <table:table-cell office:value-type="float" office:value="28.14367" calcext:value-type="float">
            <text:p>28.14367</text:p>
          </table:table-cell>
          <table:table-cell office:value-type="float" office:value="17.98364" calcext:value-type="float">
            <text:p>17.98364</text:p>
          </table:table-cell>
          <table:table-cell office:value-type="float" office:value="9.4151" calcext:value-type="float">
            <text:p>9.4151</text:p>
          </table:table-cell>
          <table:table-cell office:value-type="float" office:value="9.97076" calcext:value-type="float">
            <text:p>9.97076</text:p>
          </table:table-cell>
          <table:table-cell office:value-type="float" office:value="26.77987" calcext:value-type="float">
            <text:p>26.77987</text:p>
          </table:table-cell>
          <table:table-cell office:value-type="float" office:value="26.05784" calcext:value-type="float">
            <text:p>26.05784</text:p>
          </table:table-cell>
          <table:table-cell office:value-type="float" office:value="15.63236" calcext:value-type="float">
            <text:p>15.63236</text:p>
          </table:table-cell>
          <table:table-cell office:value-type="float" office:value="32.45632" calcext:value-type="float">
            <text:p>32.45632</text:p>
          </table:table-cell>
          <table:table-cell office:value-type="float" office:value="15.52032" calcext:value-type="float">
            <text:p>15.52032</text:p>
          </table:table-cell>
          <table:table-cell office:value-type="float" office:value="33.85446" calcext:value-type="float">
            <text:p>33.85446</text:p>
          </table:table-cell>
          <table:table-cell office:value-type="float" office:value="29.83021" calcext:value-type="float">
            <text:p>29.83021</text:p>
          </table:table-cell>
          <table:table-cell office:value-type="float" office:value="29.93452" calcext:value-type="float">
            <text:p>29.93452</text:p>
          </table:table-cell>
          <table:table-cell office:value-type="float" office:value="34.15767" calcext:value-type="float">
            <text:p>34.15767</text:p>
          </table:table-cell>
          <table:table-cell office:value-type="float" office:value="24.39764" calcext:value-type="float">
            <text:p>24.39764</text:p>
          </table:table-cell>
          <table:table-cell office:value-type="float" office:value="42.44459" calcext:value-type="float">
            <text:p>42.44459</text:p>
          </table:table-cell>
          <table:table-cell office:value-type="float" office:value="13.80843" calcext:value-type="float">
            <text:p>13.80843</text:p>
          </table:table-cell>
          <table:table-cell office:value-type="float" office:value="20.73155" calcext:value-type="float">
            <text:p>20.73155</text:p>
          </table:table-cell>
          <table:table-cell/>
        </table:table-row>
        <table:table-row table:style-name="ro1">
          <table:table-cell office:value-type="float" office:value="36.7348" calcext:value-type="float">
            <text:p>36.7348</text:p>
          </table:table-cell>
          <table:table-cell office:value-type="float" office:value="10.29232" calcext:value-type="float">
            <text:p>10.29232</text:p>
          </table:table-cell>
          <table:table-cell office:value-type="float" office:value="19.982" calcext:value-type="float">
            <text:p>19.982</text:p>
          </table:table-cell>
          <table:table-cell office:value-type="float" office:value="27.7061" calcext:value-type="float">
            <text:p>27.7061</text:p>
          </table:table-cell>
          <table:table-cell office:value-type="float" office:value="16.89184" calcext:value-type="float">
            <text:p>16.89184</text:p>
          </table:table-cell>
          <table:table-cell office:value-type="float" office:value="8.65291" calcext:value-type="float">
            <text:p>8.65291</text:p>
          </table:table-cell>
          <table:table-cell office:value-type="float" office:value="8.98191" calcext:value-type="float">
            <text:p>8.98191</text:p>
          </table:table-cell>
          <table:table-cell office:value-type="float" office:value="26.06831" calcext:value-type="float">
            <text:p>26.06831</text:p>
          </table:table-cell>
          <table:table-cell office:value-type="float" office:value="25.49463" calcext:value-type="float">
            <text:p>25.49463</text:p>
          </table:table-cell>
          <table:table-cell office:value-type="float" office:value="15.15298" calcext:value-type="float">
            <text:p>15.15298</text:p>
          </table:table-cell>
          <table:table-cell office:value-type="float" office:value="31.70042" calcext:value-type="float">
            <text:p>31.70042</text:p>
          </table:table-cell>
          <table:table-cell office:value-type="float" office:value="15.22952" calcext:value-type="float">
            <text:p>15.22952</text:p>
          </table:table-cell>
          <table:table-cell office:value-type="float" office:value="33.22061" calcext:value-type="float">
            <text:p>33.22061</text:p>
          </table:table-cell>
          <table:table-cell office:value-type="float" office:value="28.48638" calcext:value-type="float">
            <text:p>28.48638</text:p>
          </table:table-cell>
          <table:table-cell office:value-type="float" office:value="29.24106" calcext:value-type="float">
            <text:p>29.24106</text:p>
          </table:table-cell>
          <table:table-cell office:value-type="float" office:value="33.61474" calcext:value-type="float">
            <text:p>33.61474</text:p>
          </table:table-cell>
          <table:table-cell office:value-type="float" office:value="23.30744" calcext:value-type="float">
            <text:p>23.30744</text:p>
          </table:table-cell>
          <table:table-cell office:value-type="float" office:value="41.85766" calcext:value-type="float">
            <text:p>41.85766</text:p>
          </table:table-cell>
          <table:table-cell office:value-type="float" office:value="13.04072" calcext:value-type="float">
            <text:p>13.04072</text:p>
          </table:table-cell>
          <table:table-cell office:value-type="float" office:value="20.30332" calcext:value-type="float">
            <text:p>20.30332</text:p>
          </table:table-cell>
          <table:table-cell/>
        </table:table-row>
        <table:table-row table:style-name="ro1">
          <table:table-cell office:value-type="float" office:value="36.21272" calcext:value-type="float">
            <text:p>36.21272</text:p>
          </table:table-cell>
          <table:table-cell office:value-type="float" office:value="9.51686" calcext:value-type="float">
            <text:p>9.51686</text:p>
          </table:table-cell>
          <table:table-cell office:value-type="float" office:value="19.16543" calcext:value-type="float">
            <text:p>19.16543</text:p>
          </table:table-cell>
          <table:table-cell office:value-type="float" office:value="27.29267" calcext:value-type="float">
            <text:p>27.29267</text:p>
          </table:table-cell>
          <table:table-cell office:value-type="float" office:value="15.7475" calcext:value-type="float">
            <text:p>15.7475</text:p>
          </table:table-cell>
          <table:table-cell office:value-type="float" office:value="7.90811" calcext:value-type="float">
            <text:p>7.90811</text:p>
          </table:table-cell>
          <table:table-cell office:value-type="float" office:value="8.21061" calcext:value-type="float">
            <text:p>8.21061</text:p>
          </table:table-cell>
          <table:table-cell office:value-type="float" office:value="25.63563" calcext:value-type="float">
            <text:p>25.63563</text:p>
          </table:table-cell>
          <table:table-cell office:value-type="float" office:value="24.97728" calcext:value-type="float">
            <text:p>24.97728</text:p>
          </table:table-cell>
          <table:table-cell office:value-type="float" office:value="14.87713" calcext:value-type="float">
            <text:p>14.87713</text:p>
          </table:table-cell>
          <table:table-cell office:value-type="float" office:value="30.92658" calcext:value-type="float">
            <text:p>30.92658</text:p>
          </table:table-cell>
          <table:table-cell office:value-type="float" office:value="14.81729" calcext:value-type="float">
            <text:p>14.81729</text:p>
          </table:table-cell>
          <table:table-cell office:value-type="float" office:value="32.51168" calcext:value-type="float">
            <text:p>32.51168</text:p>
          </table:table-cell>
          <table:table-cell office:value-type="float" office:value="27.19073" calcext:value-type="float">
            <text:p>27.19073</text:p>
          </table:table-cell>
          <table:table-cell office:value-type="float" office:value="28.83482" calcext:value-type="float">
            <text:p>28.83482</text:p>
          </table:table-cell>
          <table:table-cell office:value-type="float" office:value="32.82096" calcext:value-type="float">
            <text:p>32.82096</text:p>
          </table:table-cell>
          <table:table-cell office:value-type="float" office:value="22.18316" calcext:value-type="float">
            <text:p>22.18316</text:p>
          </table:table-cell>
          <table:table-cell office:value-type="float" office:value="41.29446" calcext:value-type="float">
            <text:p>41.29446</text:p>
          </table:table-cell>
          <table:table-cell office:value-type="float" office:value="12.28379" calcext:value-type="float">
            <text:p>12.28379</text:p>
          </table:table-cell>
          <table:table-cell office:value-type="float" office:value="19.99016" calcext:value-type="float">
            <text:p>19.99016</text:p>
          </table:table-cell>
          <table:table-cell/>
        </table:table-row>
        <table:table-row table:style-name="ro1">
          <table:table-cell office:value-type="float" office:value="35.42552" calcext:value-type="float">
            <text:p>35.42552</text:p>
          </table:table-cell>
          <table:table-cell office:value-type="float" office:value="8.95318" calcext:value-type="float">
            <text:p>8.95318</text:p>
          </table:table-cell>
          <table:table-cell office:value-type="float" office:value="18.33216" calcext:value-type="float">
            <text:p>18.33216</text:p>
          </table:table-cell>
          <table:table-cell office:value-type="float" office:value="26.95707" calcext:value-type="float">
            <text:p>26.95707</text:p>
          </table:table-cell>
          <table:table-cell office:value-type="float" office:value="14.56235" calcext:value-type="float">
            <text:p>14.56235</text:p>
          </table:table-cell>
          <table:table-cell office:value-type="float" office:value="7.17112" calcext:value-type="float">
            <text:p>7.17112</text:p>
          </table:table-cell>
          <table:table-cell office:value-type="float" office:value="7.61207" calcext:value-type="float">
            <text:p>7.61207</text:p>
          </table:table-cell>
          <table:table-cell office:value-type="float" office:value="25.06518" calcext:value-type="float">
            <text:p>25.06518</text:p>
          </table:table-cell>
          <table:table-cell office:value-type="float" office:value="24.13131" calcext:value-type="float">
            <text:p>24.13131</text:p>
          </table:table-cell>
          <table:table-cell office:value-type="float" office:value="14.4928" calcext:value-type="float">
            <text:p>14.4928</text:p>
          </table:table-cell>
          <table:table-cell office:value-type="float" office:value="30.13712" calcext:value-type="float">
            <text:p>30.13712</text:p>
          </table:table-cell>
          <table:table-cell office:value-type="float" office:value="14.53503" calcext:value-type="float">
            <text:p>14.53503</text:p>
          </table:table-cell>
          <table:table-cell office:value-type="float" office:value="31.88272" calcext:value-type="float">
            <text:p>31.88272</text:p>
          </table:table-cell>
          <table:table-cell office:value-type="float" office:value="26.13003" calcext:value-type="float">
            <text:p>26.13003</text:p>
          </table:table-cell>
          <table:table-cell office:value-type="float" office:value="28.30343" calcext:value-type="float">
            <text:p>28.30343</text:p>
          </table:table-cell>
          <table:table-cell office:value-type="float" office:value="32.28304" calcext:value-type="float">
            <text:p>32.28304</text:p>
          </table:table-cell>
          <table:table-cell office:value-type="float" office:value="21.02288" calcext:value-type="float">
            <text:p>21.02288</text:p>
          </table:table-cell>
          <table:table-cell office:value-type="float" office:value="40.70555" calcext:value-type="float">
            <text:p>40.70555</text:p>
          </table:table-cell>
          <table:table-cell office:value-type="float" office:value="11.5153" calcext:value-type="float">
            <text:p>11.5153</text:p>
          </table:table-cell>
          <table:table-cell office:value-type="float" office:value="19.5902" calcext:value-type="float">
            <text:p>19.5902</text:p>
          </table:table-cell>
          <table:table-cell/>
        </table:table-row>
        <table:table-row table:style-name="ro1">
          <table:table-cell office:value-type="float" office:value="34.89362" calcext:value-type="float">
            <text:p>34.89362</text:p>
          </table:table-cell>
          <table:table-cell office:value-type="float" office:value="8.73159" calcext:value-type="float">
            <text:p>8.73159</text:p>
          </table:table-cell>
          <table:table-cell office:value-type="float" office:value="17.48003" calcext:value-type="float">
            <text:p>17.48003</text:p>
          </table:table-cell>
          <table:table-cell office:value-type="float" office:value="26.56707" calcext:value-type="float">
            <text:p>26.56707</text:p>
          </table:table-cell>
          <table:table-cell office:value-type="float" office:value="13.33022" calcext:value-type="float">
            <text:p>13.33022</text:p>
          </table:table-cell>
          <table:table-cell office:value-type="float" office:value="6.46482" calcext:value-type="float">
            <text:p>6.46482</text:p>
          </table:table-cell>
          <table:table-cell office:value-type="float" office:value="7.06576" calcext:value-type="float">
            <text:p>7.06576</text:p>
          </table:table-cell>
          <table:table-cell office:value-type="float" office:value="24.72536" calcext:value-type="float">
            <text:p>24.72536</text:p>
          </table:table-cell>
          <table:table-cell office:value-type="float" office:value="23.44056" calcext:value-type="float">
            <text:p>23.44056</text:p>
          </table:table-cell>
          <table:table-cell office:value-type="float" office:value="14.22947" calcext:value-type="float">
            <text:p>14.22947</text:p>
          </table:table-cell>
          <table:table-cell office:value-type="float" office:value="29.34807" calcext:value-type="float">
            <text:p>29.34807</text:p>
          </table:table-cell>
          <table:table-cell office:value-type="float" office:value="14.11216" calcext:value-type="float">
            <text:p>14.11216</text:p>
          </table:table-cell>
          <table:table-cell office:value-type="float" office:value="31.1746" calcext:value-type="float">
            <text:p>31.1746</text:p>
          </table:table-cell>
          <table:table-cell office:value-type="float" office:value="25.30771" calcext:value-type="float">
            <text:p>25.30771</text:p>
          </table:table-cell>
          <table:table-cell office:value-type="float" office:value="27.9906" calcext:value-type="float">
            <text:p>27.9906</text:p>
          </table:table-cell>
          <table:table-cell office:value-type="float" office:value="31.47849" calcext:value-type="float">
            <text:p>31.47849</text:p>
          </table:table-cell>
          <table:table-cell office:value-type="float" office:value="19.99415" calcext:value-type="float">
            <text:p>19.99415</text:p>
          </table:table-cell>
          <table:table-cell office:value-type="float" office:value="40.14869" calcext:value-type="float">
            <text:p>40.14869</text:p>
          </table:table-cell>
          <table:table-cell office:value-type="float" office:value="10.74989" calcext:value-type="float">
            <text:p>10.74989</text:p>
          </table:table-cell>
          <table:table-cell office:value-type="float" office:value="19.28245" calcext:value-type="float">
            <text:p>19.28245</text:p>
          </table:table-cell>
          <table:table-cell/>
        </table:table-row>
        <table:table-row table:style-name="ro1">
          <table:table-cell office:value-type="float" office:value="34.09537" calcext:value-type="float">
            <text:p>34.09537</text:p>
          </table:table-cell>
          <table:table-cell office:value-type="float" office:value="8.45857" calcext:value-type="float">
            <text:p>8.45857</text:p>
          </table:table-cell>
          <table:table-cell office:value-type="float" office:value="16.61411" calcext:value-type="float">
            <text:p>16.61411</text:p>
          </table:table-cell>
          <table:table-cell office:value-type="float" office:value="26.26382" calcext:value-type="float">
            <text:p>26.26382</text:p>
          </table:table-cell>
          <table:table-cell office:value-type="float" office:value="12.59027" calcext:value-type="float">
            <text:p>12.59027</text:p>
          </table:table-cell>
          <table:table-cell office:value-type="float" office:value="5.78828" calcext:value-type="float">
            <text:p>5.78828</text:p>
          </table:table-cell>
          <table:table-cell office:value-type="float" office:value="6.57077" calcext:value-type="float">
            <text:p>6.57077</text:p>
          </table:table-cell>
          <table:table-cell office:value-type="float" office:value="24.29378" calcext:value-type="float">
            <text:p>24.29378</text:p>
          </table:table-cell>
          <table:table-cell office:value-type="float" office:value="22.76075" calcext:value-type="float">
            <text:p>22.76075</text:p>
          </table:table-cell>
          <table:table-cell office:value-type="float" office:value="13.84574" calcext:value-type="float">
            <text:p>13.84574</text:p>
          </table:table-cell>
          <table:table-cell office:value-type="float" office:value="28.5466" calcext:value-type="float">
            <text:p>28.5466</text:p>
          </table:table-cell>
          <table:table-cell office:value-type="float" office:value="13.71368" calcext:value-type="float">
            <text:p>13.71368</text:p>
          </table:table-cell>
          <table:table-cell office:value-type="float" office:value="30.53262" calcext:value-type="float">
            <text:p>30.53262</text:p>
          </table:table-cell>
          <table:table-cell office:value-type="float" office:value="24.61366" calcext:value-type="float">
            <text:p>24.61366</text:p>
          </table:table-cell>
          <table:table-cell office:value-type="float" office:value="27.55071" calcext:value-type="float">
            <text:p>27.55071</text:p>
          </table:table-cell>
          <table:table-cell office:value-type="float" office:value="30.94453" calcext:value-type="float">
            <text:p>30.94453</text:p>
          </table:table-cell>
          <table:table-cell office:value-type="float" office:value="19.18074" calcext:value-type="float">
            <text:p>19.18074</text:p>
          </table:table-cell>
          <table:table-cell office:value-type="float" office:value="39.54991" calcext:value-type="float">
            <text:p>39.54991</text:p>
          </table:table-cell>
          <table:table-cell office:value-type="float" office:value="9.99678" calcext:value-type="float">
            <text:p>9.99678</text:p>
          </table:table-cell>
          <table:table-cell office:value-type="float" office:value="18.87815" calcext:value-type="float">
            <text:p>18.87815</text:p>
          </table:table-cell>
          <table:table-cell/>
        </table:table-row>
        <table:table-row table:style-name="ro1">
          <table:table-cell office:value-type="float" office:value="33.56601" calcext:value-type="float">
            <text:p>33.56601</text:p>
          </table:table-cell>
          <table:table-cell office:value-type="float" office:value="8.25545" calcext:value-type="float">
            <text:p>8.25545</text:p>
          </table:table-cell>
          <table:table-cell office:value-type="float" office:value="16.26091" calcext:value-type="float">
            <text:p>16.26091</text:p>
          </table:table-cell>
          <table:table-cell office:value-type="float" office:value="25.87633" calcext:value-type="float">
            <text:p>25.87633</text:p>
          </table:table-cell>
          <table:table-cell office:value-type="float" office:value="12.09694" calcext:value-type="float">
            <text:p>12.09694</text:p>
          </table:table-cell>
          <table:table-cell office:value-type="float" office:value="5.15007" calcext:value-type="float">
            <text:p>5.15007</text:p>
          </table:table-cell>
          <table:table-cell office:value-type="float" office:value="6.13244" calcext:value-type="float">
            <text:p>6.13244</text:p>
          </table:table-cell>
          <table:table-cell office:value-type="float" office:value="24.01289" calcext:value-type="float">
            <text:p>24.01289</text:p>
          </table:table-cell>
          <table:table-cell office:value-type="float" office:value="22.07408" calcext:value-type="float">
            <text:p>22.07408</text:p>
          </table:table-cell>
          <table:table-cell office:value-type="float" office:value="13.48271" calcext:value-type="float">
            <text:p>13.48271</text:p>
          </table:table-cell>
          <table:table-cell office:value-type="float" office:value="27.73555" calcext:value-type="float">
            <text:p>27.73555</text:p>
          </table:table-cell>
          <table:table-cell office:value-type="float" office:value="13.1434" calcext:value-type="float">
            <text:p>13.1434</text:p>
          </table:table-cell>
          <table:table-cell office:value-type="float" office:value="29.8216" calcext:value-type="float">
            <text:p>29.8216</text:p>
          </table:table-cell>
          <table:table-cell office:value-type="float" office:value="23.90357" calcext:value-type="float">
            <text:p>23.90357</text:p>
          </table:table-cell>
          <table:table-cell office:value-type="float" office:value="27.25672" calcext:value-type="float">
            <text:p>27.25672</text:p>
          </table:table-cell>
          <table:table-cell office:value-type="float" office:value="30.13438" calcext:value-type="float">
            <text:p>30.13438</text:p>
          </table:table-cell>
          <table:table-cell office:value-type="float" office:value="18.45889" calcext:value-type="float">
            <text:p>18.45889</text:p>
          </table:table-cell>
          <table:table-cell office:value-type="float" office:value="38.96977" calcext:value-type="float">
            <text:p>38.96977</text:p>
          </table:table-cell>
          <table:table-cell office:value-type="float" office:value="9.24828" calcext:value-type="float">
            <text:p>9.24828</text:p>
          </table:table-cell>
          <table:table-cell office:value-type="float" office:value="18.55588" calcext:value-type="float">
            <text:p>18.55588</text:p>
          </table:table-cell>
          <table:table-cell/>
        </table:table-row>
        <table:table-row table:style-name="ro1">
          <table:table-cell office:value-type="float" office:value="32.78339" calcext:value-type="float">
            <text:p>32.78339</text:p>
          </table:table-cell>
          <table:table-cell office:value-type="float" office:value="7.99852" calcext:value-type="float">
            <text:p>7.99852</text:p>
          </table:table-cell>
          <table:table-cell office:value-type="float" office:value="15.71242" calcext:value-type="float">
            <text:p>15.71242</text:p>
          </table:table-cell>
          <table:table-cell office:value-type="float" office:value="25.56921" calcext:value-type="float">
            <text:p>25.56921</text:p>
          </table:table-cell>
          <table:table-cell office:value-type="float" office:value="11.3668" calcext:value-type="float">
            <text:p>11.3668</text:p>
          </table:table-cell>
          <table:table-cell office:value-type="float" office:value="4.59132" calcext:value-type="float">
            <text:p>4.59132</text:p>
          </table:table-cell>
          <table:table-cell office:value-type="float" office:value="5.77617" calcext:value-type="float">
            <text:p>5.77617</text:p>
          </table:table-cell>
          <table:table-cell office:value-type="float" office:value="23.60569" calcext:value-type="float">
            <text:p>23.60569</text:p>
          </table:table-cell>
          <table:table-cell office:value-type="float" office:value="21.38013" calcext:value-type="float">
            <text:p>21.38013</text:p>
          </table:table-cell>
          <table:table-cell office:value-type="float" office:value="12.9468" calcext:value-type="float">
            <text:p>12.9468</text:p>
          </table:table-cell>
          <table:table-cell office:value-type="float" office:value="26.92135" calcext:value-type="float">
            <text:p>26.92135</text:p>
          </table:table-cell>
          <table:table-cell office:value-type="float" office:value="12.77623" calcext:value-type="float">
            <text:p>12.77623</text:p>
          </table:table-cell>
          <table:table-cell office:value-type="float" office:value="29.18805" calcext:value-type="float">
            <text:p>29.18805</text:p>
          </table:table-cell>
          <table:table-cell office:value-type="float" office:value="23.19524" calcext:value-type="float">
            <text:p>23.19524</text:p>
          </table:table-cell>
          <table:table-cell office:value-type="float" office:value="26.82674" calcext:value-type="float">
            <text:p>26.82674</text:p>
          </table:table-cell>
          <table:table-cell office:value-type="float" office:value="29.59457" calcext:value-type="float">
            <text:p>29.59457</text:p>
          </table:table-cell>
          <table:table-cell office:value-type="float" office:value="17.72834" calcext:value-type="float">
            <text:p>17.72834</text:p>
          </table:table-cell>
          <table:table-cell office:value-type="float" office:value="38.33951" calcext:value-type="float">
            <text:p>38.33951</text:p>
          </table:table-cell>
          <table:table-cell office:value-type="float" office:value="8.51253" calcext:value-type="float">
            <text:p>8.51253</text:p>
          </table:table-cell>
          <table:table-cell office:value-type="float" office:value="18.14807" calcext:value-type="float">
            <text:p>18.14807</text:p>
          </table:table-cell>
          <table:table-cell/>
        </table:table-row>
        <table:table-row table:style-name="ro1">
          <table:table-cell office:value-type="float" office:value="32.25131" calcext:value-type="float">
            <text:p>32.25131</text:p>
          </table:table-cell>
          <table:table-cell office:value-type="float" office:value="7.81664" calcext:value-type="float">
            <text:p>7.81664</text:p>
          </table:table-cell>
          <table:table-cell office:value-type="float" office:value="15.34397" calcext:value-type="float">
            <text:p>15.34397</text:p>
          </table:table-cell>
          <table:table-cell office:value-type="float" office:value="25.17931" calcext:value-type="float">
            <text:p>25.17931</text:p>
          </table:table-cell>
          <table:table-cell office:value-type="float" office:value="10.87638" calcext:value-type="float">
            <text:p>10.87638</text:p>
          </table:table-cell>
          <table:table-cell office:value-type="float" office:value="4.11709" calcext:value-type="float">
            <text:p>4.11709</text:p>
          </table:table-cell>
          <table:table-cell office:value-type="float" office:value="5.50543" calcext:value-type="float">
            <text:p>5.50543</text:p>
          </table:table-cell>
          <table:table-cell office:value-type="float" office:value="23.32996" calcext:value-type="float">
            <text:p>23.32996</text:p>
          </table:table-cell>
          <table:table-cell office:value-type="float" office:value="20.68921" calcext:value-type="float">
            <text:p>20.68921</text:p>
          </table:table-cell>
          <table:table-cell office:value-type="float" office:value="12.61493" calcext:value-type="float">
            <text:p>12.61493</text:p>
          </table:table-cell>
          <table:table-cell office:value-type="float" office:value="26.10666" calcext:value-type="float">
            <text:p>26.10666</text:p>
          </table:table-cell>
          <table:table-cell office:value-type="float" office:value="12.25121" calcext:value-type="float">
            <text:p>12.25121</text:p>
          </table:table-cell>
          <table:table-cell office:value-type="float" office:value="28.48741" calcext:value-type="float">
            <text:p>28.48741</text:p>
          </table:table-cell>
          <table:table-cell office:value-type="float" office:value="22.47946" calcext:value-type="float">
            <text:p>22.47946</text:p>
          </table:table-cell>
          <table:table-cell office:value-type="float" office:value="26.52696" calcext:value-type="float">
            <text:p>26.52696</text:p>
          </table:table-cell>
          <table:table-cell office:value-type="float" office:value="28.26809" calcext:value-type="float">
            <text:p>28.26809</text:p>
          </table:table-cell>
          <table:table-cell office:value-type="float" office:value="16.98933" calcext:value-type="float">
            <text:p>16.98933</text:p>
          </table:table-cell>
          <table:table-cell office:value-type="float" office:value="37.75518" calcext:value-type="float">
            <text:p>37.75518</text:p>
          </table:table-cell>
          <table:table-cell office:value-type="float" office:value="8.20146" calcext:value-type="float">
            <text:p>8.20146</text:p>
          </table:table-cell>
          <table:table-cell office:value-type="float" office:value="17.83092" calcext:value-type="float">
            <text:p>17.83092</text:p>
          </table:table-cell>
          <table:table-cell/>
        </table:table-row>
        <table:table-row table:style-name="ro1">
          <table:table-cell office:value-type="float" office:value="31.46047" calcext:value-type="float">
            <text:p>31.46047</text:p>
          </table:table-cell>
          <table:table-cell office:value-type="float" office:value="7.60297" calcext:value-type="float">
            <text:p>7.60297</text:p>
          </table:table-cell>
          <table:table-cell office:value-type="float" office:value="14.72072" calcext:value-type="float">
            <text:p>14.72072</text:p>
          </table:table-cell>
          <table:table-cell office:value-type="float" office:value="24.48383" calcext:value-type="float">
            <text:p>24.48383</text:p>
          </table:table-cell>
          <table:table-cell office:value-type="float" office:value="10.14924" calcext:value-type="float">
            <text:p>10.14924</text:p>
          </table:table-cell>
          <table:table-cell office:value-type="float" office:value="3.77394" calcext:value-type="float">
            <text:p>3.77394</text:p>
          </table:table-cell>
          <table:table-cell office:value-type="float" office:value="5.33865" calcext:value-type="float">
            <text:p>5.33865</text:p>
          </table:table-cell>
          <table:table-cell office:value-type="float" office:value="22.91065" calcext:value-type="float">
            <text:p>22.91065</text:p>
          </table:table-cell>
          <table:table-cell office:value-type="float" office:value="20.00126" calcext:value-type="float">
            <text:p>20.00126</text:p>
          </table:table-cell>
          <table:table-cell office:value-type="float" office:value="12.09428" calcext:value-type="float">
            <text:p>12.09428</text:p>
          </table:table-cell>
          <table:table-cell office:value-type="float" office:value="25.27895" calcext:value-type="float">
            <text:p>25.27895</text:p>
          </table:table-cell>
          <table:table-cell office:value-type="float" office:value="11.89858" calcext:value-type="float">
            <text:p>11.89858</text:p>
          </table:table-cell>
          <table:table-cell office:value-type="float" office:value="27.85103" calcext:value-type="float">
            <text:p>27.85103</text:p>
          </table:table-cell>
          <table:table-cell office:value-type="float" office:value="21.76581" calcext:value-type="float">
            <text:p>21.76581</text:p>
          </table:table-cell>
          <table:table-cell office:value-type="float" office:value="26.08326" calcext:value-type="float">
            <text:p>26.08326</text:p>
          </table:table-cell>
          <table:table-cell office:value-type="float" office:value="27.46221" calcext:value-type="float">
            <text:p>27.46221</text:p>
          </table:table-cell>
          <table:table-cell office:value-type="float" office:value="16.24297" calcext:value-type="float">
            <text:p>16.24297</text:p>
          </table:table-cell>
          <table:table-cell office:value-type="float" office:value="37.13059" calcext:value-type="float">
            <text:p>37.13059</text:p>
          </table:table-cell>
          <table:table-cell office:value-type="float" office:value="7.80011" calcext:value-type="float">
            <text:p>7.80011</text:p>
          </table:table-cell>
          <table:table-cell office:value-type="float" office:value="17.41982" calcext:value-type="float">
            <text:p>17.41982</text:p>
          </table:table-cell>
          <table:table-cell/>
        </table:table-row>
        <table:table-row table:style-name="ro1">
          <table:table-cell office:value-type="float" office:value="30.97787" calcext:value-type="float">
            <text:p>30.97787</text:p>
          </table:table-cell>
          <table:table-cell office:value-type="float" office:value="7.44065" calcext:value-type="float">
            <text:p>7.44065</text:p>
          </table:table-cell>
          <table:table-cell office:value-type="float" office:value="14.24751" calcext:value-type="float">
            <text:p>14.24751</text:p>
          </table:table-cell>
          <table:table-cell office:value-type="float" office:value="23.77001" calcext:value-type="float">
            <text:p>23.77001</text:p>
          </table:table-cell>
          <table:table-cell office:value-type="float" office:value="9.69573" calcext:value-type="float">
            <text:p>9.69573</text:p>
          </table:table-cell>
          <table:table-cell office:value-type="float" office:value="3.55495" calcext:value-type="float">
            <text:p>3.55495</text:p>
          </table:table-cell>
          <table:table-cell office:value-type="float" office:value="5.28391" calcext:value-type="float">
            <text:p>5.28391</text:p>
          </table:table-cell>
          <table:table-cell office:value-type="float" office:value="22.62978" calcext:value-type="float">
            <text:p>22.62978</text:p>
          </table:table-cell>
          <table:table-cell office:value-type="float" office:value="19.31532" calcext:value-type="float">
            <text:p>19.31532</text:p>
          </table:table-cell>
          <table:table-cell office:value-type="float" office:value="11.74338" calcext:value-type="float">
            <text:p>11.74338</text:p>
          </table:table-cell>
          <table:table-cell office:value-type="float" office:value="24.46258" calcext:value-type="float">
            <text:p>24.46258</text:p>
          </table:table-cell>
          <table:table-cell office:value-type="float" office:value="11.33045" calcext:value-type="float">
            <text:p>11.33045</text:p>
          </table:table-cell>
          <table:table-cell office:value-type="float" office:value="27.14543" calcext:value-type="float">
            <text:p>27.14543</text:p>
          </table:table-cell>
          <table:table-cell office:value-type="float" office:value="21.0436" calcext:value-type="float">
            <text:p>21.0436</text:p>
          </table:table-cell>
          <table:table-cell office:value-type="float" office:value="25.79131" calcext:value-type="float">
            <text:p>25.79131</text:p>
          </table:table-cell>
          <table:table-cell office:value-type="float" office:value="26.94986" calcext:value-type="float">
            <text:p>26.94986</text:p>
          </table:table-cell>
          <table:table-cell office:value-type="float" office:value="15.49888" calcext:value-type="float">
            <text:p>15.49888</text:p>
          </table:table-cell>
          <table:table-cell office:value-type="float" office:value="36.52948" calcext:value-type="float">
            <text:p>36.52948</text:p>
          </table:table-cell>
          <table:table-cell office:value-type="float" office:value="7.49364" calcext:value-type="float">
            <text:p>7.49364</text:p>
          </table:table-cell>
          <table:table-cell office:value-type="float" office:value="17.09825" calcext:value-type="float">
            <text:p>17.09825</text:p>
          </table:table-cell>
          <table:table-cell/>
        </table:table-row>
        <table:table-row table:style-name="ro1">
          <table:table-cell office:value-type="float" office:value="30.31724" calcext:value-type="float">
            <text:p>30.31724</text:p>
          </table:table-cell>
          <table:table-cell office:value-type="float" office:value="7.26375" calcext:value-type="float">
            <text:p>7.26375</text:p>
          </table:table-cell>
          <table:table-cell office:value-type="float" office:value="13.5237" calcext:value-type="float">
            <text:p>13.5237</text:p>
          </table:table-cell>
          <table:table-cell office:value-type="float" office:value="23.0683" calcext:value-type="float">
            <text:p>23.0683</text:p>
          </table:table-cell>
          <table:table-cell office:value-type="float" office:value="9.07384" calcext:value-type="float">
            <text:p>9.07384</text:p>
          </table:table-cell>
          <table:table-cell office:value-type="float" office:value="3.49453" calcext:value-type="float">
            <text:p>3.49453</text:p>
          </table:table-cell>
          <table:table-cell office:value-type="float" office:value="5.26084" calcext:value-type="float">
            <text:p>5.26084</text:p>
          </table:table-cell>
          <table:table-cell office:value-type="float" office:value="22.21816" calcext:value-type="float">
            <text:p>22.21816</text:p>
          </table:table-cell>
          <table:table-cell office:value-type="float" office:value="18.63235" calcext:value-type="float">
            <text:p>18.63235</text:p>
          </table:table-cell>
          <table:table-cell office:value-type="float" office:value="11.28422" calcext:value-type="float">
            <text:p>11.28422</text:p>
          </table:table-cell>
          <table:table-cell office:value-type="float" office:value="23.64493" calcext:value-type="float">
            <text:p>23.64493</text:p>
          </table:table-cell>
          <table:table-cell office:value-type="float" office:value="10.96889" calcext:value-type="float">
            <text:p>10.96889</text:p>
          </table:table-cell>
          <table:table-cell office:value-type="float" office:value="26.53287" calcext:value-type="float">
            <text:p>26.53287</text:p>
          </table:table-cell>
          <table:table-cell office:value-type="float" office:value="20.33307" calcext:value-type="float">
            <text:p>20.33307</text:p>
          </table:table-cell>
          <table:table-cell office:value-type="float" office:value="25.34393" calcext:value-type="float">
            <text:p>25.34393</text:p>
          </table:table-cell>
          <table:table-cell office:value-type="float" office:value="26.24704" calcext:value-type="float">
            <text:p>26.24704</text:p>
          </table:table-cell>
          <table:table-cell office:value-type="float" office:value="14.748" calcext:value-type="float">
            <text:p>14.748</text:p>
          </table:table-cell>
          <table:table-cell office:value-type="float" office:value="35.87331" calcext:value-type="float">
            <text:p>35.87331</text:p>
          </table:table-cell>
          <table:table-cell office:value-type="float" office:value="7.09871" calcext:value-type="float">
            <text:p>7.09871</text:p>
          </table:table-cell>
          <table:table-cell office:value-type="float" office:value="16.68358" calcext:value-type="float">
            <text:p>16.68358</text:p>
          </table:table-cell>
          <table:table-cell/>
        </table:table-row>
        <table:table-row table:style-name="ro1">
          <table:table-cell office:value-type="float" office:value="29.93486" calcext:value-type="float">
            <text:p>29.93486</text:p>
          </table:table-cell>
          <table:table-cell office:value-type="float" office:value="7.13014" calcext:value-type="float">
            <text:p>7.13014</text:p>
          </table:table-cell>
          <table:table-cell office:value-type="float" office:value="13.03178" calcext:value-type="float">
            <text:p>13.03178</text:p>
          </table:table-cell>
          <table:table-cell office:value-type="float" office:value="22.34809" calcext:value-type="float">
            <text:p>22.34809</text:p>
          </table:table-cell>
          <table:table-cell office:value-type="float" office:value="8.71156" calcext:value-type="float">
            <text:p>8.71156</text:p>
          </table:table-cell>
          <table:table-cell office:value-type="float" office:value="3.60512" calcext:value-type="float">
            <text:p>3.60512</text:p>
          </table:table-cell>
          <table:table-cell office:value-type="float" office:value="5.2642" calcext:value-type="float">
            <text:p>5.2642</text:p>
          </table:table-cell>
          <table:table-cell office:value-type="float" office:value="21.94271" calcext:value-type="float">
            <text:p>21.94271</text:p>
          </table:table-cell>
          <table:table-cell office:value-type="float" office:value="17.98744" calcext:value-type="float">
            <text:p>17.98744</text:p>
          </table:table-cell>
          <table:table-cell office:value-type="float" office:value="11.01995" calcext:value-type="float">
            <text:p>11.01995</text:p>
          </table:table-cell>
          <table:table-cell office:value-type="float" office:value="22.8715" calcext:value-type="float">
            <text:p>22.8715</text:p>
          </table:table-cell>
          <table:table-cell office:value-type="float" office:value="10.49371" calcext:value-type="float">
            <text:p>10.49371</text:p>
          </table:table-cell>
          <table:table-cell office:value-type="float" office:value="25.92614" calcext:value-type="float">
            <text:p>25.92614</text:p>
          </table:table-cell>
          <table:table-cell office:value-type="float" office:value="19.61387" calcext:value-type="float">
            <text:p>19.61387</text:p>
          </table:table-cell>
          <table:table-cell office:value-type="float" office:value="25.04622" calcext:value-type="float">
            <text:p>25.04622</text:p>
          </table:table-cell>
          <table:table-cell office:value-type="float" office:value="25.82068" calcext:value-type="float">
            <text:p>25.82068</text:p>
          </table:table-cell>
          <table:table-cell office:value-type="float" office:value="13.8755" calcext:value-type="float">
            <text:p>13.8755</text:p>
          </table:table-cell>
          <table:table-cell office:value-type="float" office:value="35.26362" calcext:value-type="float">
            <text:p>35.26362</text:p>
          </table:table-cell>
          <table:table-cell office:value-type="float" office:value="6.82785" calcext:value-type="float">
            <text:p>6.82785</text:p>
          </table:table-cell>
          <table:table-cell office:value-type="float" office:value="16.36786" calcext:value-type="float">
            <text:p>16.36786</text:p>
          </table:table-cell>
          <table:table-cell/>
        </table:table-row>
        <table:table-row table:style-name="ro1">
          <table:table-cell office:value-type="float" office:value="29.42346" calcext:value-type="float">
            <text:p>29.42346</text:p>
          </table:table-cell>
          <table:table-cell office:value-type="float" office:value="6.9935" calcext:value-type="float">
            <text:p>6.9935</text:p>
          </table:table-cell>
          <table:table-cell office:value-type="float" office:value="12.27746" calcext:value-type="float">
            <text:p>12.27746</text:p>
          </table:table-cell>
          <table:table-cell office:value-type="float" office:value="21.63963" calcext:value-type="float">
            <text:p>21.63963</text:p>
          </table:table-cell>
          <table:table-cell office:value-type="float" office:value="8.20143" calcext:value-type="float">
            <text:p>8.20143</text:p>
          </table:table-cell>
          <table:table-cell office:value-type="float" office:value="3.8656" calcext:value-type="float">
            <text:p>3.8656</text:p>
          </table:table-cell>
          <table:table-cell office:value-type="float" office:value="5.37113" calcext:value-type="float">
            <text:p>5.37113</text:p>
          </table:table-cell>
          <table:table-cell office:value-type="float" office:value="21.51861" calcext:value-type="float">
            <text:p>21.51861</text:p>
          </table:table-cell>
          <table:table-cell office:value-type="float" office:value="17.33289" calcext:value-type="float">
            <text:p>17.33289</text:p>
          </table:table-cell>
          <table:table-cell office:value-type="float" office:value="10.66963" calcext:value-type="float">
            <text:p>10.66963</text:p>
          </table:table-cell>
          <table:table-cell office:value-type="float" office:value="22.08168" calcext:value-type="float">
            <text:p>22.08168</text:p>
          </table:table-cell>
          <table:table-cell office:value-type="float" office:value="10.21722" calcext:value-type="float">
            <text:p>10.21722</text:p>
          </table:table-cell>
          <table:table-cell office:value-type="float" office:value="25.40417" calcext:value-type="float">
            <text:p>25.40417</text:p>
          </table:table-cell>
          <table:table-cell office:value-type="float" office:value="18.90568" calcext:value-type="float">
            <text:p>18.90568</text:p>
          </table:table-cell>
          <table:table-cell office:value-type="float" office:value="24.60855" calcext:value-type="float">
            <text:p>24.60855</text:p>
          </table:table-cell>
          <table:table-cell office:value-type="float" office:value="25.25923" calcext:value-type="float">
            <text:p>25.25923</text:p>
          </table:table-cell>
          <table:table-cell office:value-type="float" office:value="12.99586" calcext:value-type="float">
            <text:p>12.99586</text:p>
          </table:table-cell>
          <table:table-cell office:value-type="float" office:value="34.61054" calcext:value-type="float">
            <text:p>34.61054</text:p>
          </table:table-cell>
          <table:table-cell office:value-type="float" office:value="6.43644" calcext:value-type="float">
            <text:p>6.43644</text:p>
          </table:table-cell>
          <table:table-cell office:value-type="float" office:value="15.9397" calcext:value-type="float">
            <text:p>15.9397</text:p>
          </table:table-cell>
          <table:table-cell/>
        </table:table-row>
        <table:table-row table:style-name="ro1">
          <table:table-cell office:value-type="float" office:value="29.13215" calcext:value-type="float">
            <text:p>29.13215</text:p>
          </table:table-cell>
          <table:table-cell office:value-type="float" office:value="6.902" calcext:value-type="float">
            <text:p>6.902</text:p>
          </table:table-cell>
          <table:table-cell office:value-type="float" office:value="11.75531" calcext:value-type="float">
            <text:p>11.75531</text:p>
          </table:table-cell>
          <table:table-cell office:value-type="float" office:value="20.92253" calcext:value-type="float">
            <text:p>20.92253</text:p>
          </table:table-cell>
          <table:table-cell office:value-type="float" office:value="7.86184" calcext:value-type="float">
            <text:p>7.86184</text:p>
          </table:table-cell>
          <table:table-cell office:value-type="float" office:value="4.26439" calcext:value-type="float">
            <text:p>4.26439</text:p>
          </table:table-cell>
          <table:table-cell office:value-type="float" office:value="5.50992" calcext:value-type="float">
            <text:p>5.50992</text:p>
          </table:table-cell>
          <table:table-cell office:value-type="float" office:value="21.24832" calcext:value-type="float">
            <text:p>21.24832</text:p>
          </table:table-cell>
          <table:table-cell office:value-type="float" office:value="16.67043" calcext:value-type="float">
            <text:p>16.67043</text:p>
          </table:table-cell>
          <table:table-cell office:value-type="float" office:value="10.44247" calcext:value-type="float">
            <text:p>10.44247</text:p>
          </table:table-cell>
          <table:table-cell office:value-type="float" office:value="21.28191" calcext:value-type="float">
            <text:p>21.28191</text:p>
          </table:table-cell>
          <table:table-cell office:value-type="float" office:value="9.8356" calcext:value-type="float">
            <text:p>9.8356</text:p>
          </table:table-cell>
          <table:table-cell office:value-type="float" office:value="24.9367" calcext:value-type="float">
            <text:p>24.9367</text:p>
          </table:table-cell>
          <table:table-cell office:value-type="float" office:value="17.95409" calcext:value-type="float">
            <text:p>17.95409</text:p>
          </table:table-cell>
          <table:table-cell office:value-type="float" office:value="24.30529" calcext:value-type="float">
            <text:p>24.30529</text:p>
          </table:table-cell>
          <table:table-cell office:value-type="float" office:value="24.92572" calcext:value-type="float">
            <text:p>24.92572</text:p>
          </table:table-cell>
          <table:table-cell office:value-type="float" office:value="12.23732" calcext:value-type="float">
            <text:p>12.23732</text:p>
          </table:table-cell>
          <table:table-cell office:value-type="float" office:value="33.98176" calcext:value-type="float">
            <text:p>33.98176</text:p>
          </table:table-cell>
          <table:table-cell office:value-type="float" office:value="6.17892" calcext:value-type="float">
            <text:p>6.17892</text:p>
          </table:table-cell>
          <table:table-cell office:value-type="float" office:value="15.63046" calcext:value-type="float">
            <text:p>15.63046</text:p>
          </table:table-cell>
          <table:table-cell/>
        </table:table-row>
        <table:table-row table:style-name="ro1">
          <table:table-cell office:value-type="float" office:value="28.73844" calcext:value-type="float">
            <text:p>28.73844</text:p>
          </table:table-cell>
          <table:table-cell office:value-type="float" office:value="6.80777" calcext:value-type="float">
            <text:p>6.80777</text:p>
          </table:table-cell>
          <table:table-cell office:value-type="float" office:value="10.97556" calcext:value-type="float">
            <text:p>10.97556</text:p>
          </table:table-cell>
          <table:table-cell office:value-type="float" office:value="20.20644" calcext:value-type="float">
            <text:p>20.20644</text:p>
          </table:table-cell>
          <table:table-cell office:value-type="float" office:value="7.3598" calcext:value-type="float">
            <text:p>7.3598</text:p>
          </table:table-cell>
          <table:table-cell office:value-type="float" office:value="4.76593" calcext:value-type="float">
            <text:p>4.76593</text:p>
          </table:table-cell>
          <table:table-cell office:value-type="float" office:value="5.78346" calcext:value-type="float">
            <text:p>5.78346</text:p>
          </table:table-cell>
          <table:table-cell office:value-type="float" office:value="20.83163" calcext:value-type="float">
            <text:p>20.83163</text:p>
          </table:table-cell>
          <table:table-cell office:value-type="float" office:value="15.97064" calcext:value-type="float">
            <text:p>15.97064</text:p>
          </table:table-cell>
          <table:table-cell office:value-type="float" office:value="10.11186" calcext:value-type="float">
            <text:p>10.11186</text:p>
          </table:table-cell>
          <table:table-cell office:value-type="float" office:value="20.46767" calcext:value-type="float">
            <text:p>20.46767</text:p>
          </table:table-cell>
          <table:table-cell office:value-type="float" office:value="9.57674" calcext:value-type="float">
            <text:p>9.57674</text:p>
          </table:table-cell>
          <table:table-cell office:value-type="float" office:value="24.51014" calcext:value-type="float">
            <text:p>24.51014</text:p>
          </table:table-cell>
          <table:table-cell office:value-type="float" office:value="16.96837" calcext:value-type="float">
            <text:p>16.96837</text:p>
          </table:table-cell>
          <table:table-cell office:value-type="float" office:value="23.86576" calcext:value-type="float">
            <text:p>23.86576</text:p>
          </table:table-cell>
          <table:table-cell office:value-type="float" office:value="24.50057" calcext:value-type="float">
            <text:p>24.50057</text:p>
          </table:table-cell>
          <table:table-cell office:value-type="float" office:value="11.49655" calcext:value-type="float">
            <text:p>11.49655</text:p>
          </table:table-cell>
          <table:table-cell office:value-type="float" office:value="33.31279" calcext:value-type="float">
            <text:p>33.31279</text:p>
          </table:table-cell>
          <table:table-cell office:value-type="float" office:value="5.83639" calcext:value-type="float">
            <text:p>5.83639</text:p>
          </table:table-cell>
          <table:table-cell office:value-type="float" office:value="15.19913" calcext:value-type="float">
            <text:p>15.19913</text:p>
          </table:table-cell>
          <table:table-cell/>
        </table:table-row>
        <table:table-row table:style-name="ro1">
          <table:table-cell office:value-type="float" office:value="28.49151" calcext:value-type="float">
            <text:p>28.49151</text:p>
          </table:table-cell>
          <table:table-cell office:value-type="float" office:value="6.75151" calcext:value-type="float">
            <text:p>6.75151</text:p>
          </table:table-cell>
          <table:table-cell office:value-type="float" office:value="10.48125" calcext:value-type="float">
            <text:p>10.48125</text:p>
          </table:table-cell>
          <table:table-cell office:value-type="float" office:value="19.29854" calcext:value-type="float">
            <text:p>19.29854</text:p>
          </table:table-cell>
          <table:table-cell office:value-type="float" office:value="6.98673" calcext:value-type="float">
            <text:p>6.98673</text:p>
          </table:table-cell>
          <table:table-cell office:value-type="float" office:value="5.34282" calcext:value-type="float">
            <text:p>5.34282</text:p>
          </table:table-cell>
          <table:table-cell office:value-type="float" office:value="6.00735" calcext:value-type="float">
            <text:p>6.00735</text:p>
          </table:table-cell>
          <table:table-cell office:value-type="float" office:value="20.54648" calcext:value-type="float">
            <text:p>20.54648</text:p>
          </table:table-cell>
          <table:table-cell office:value-type="float" office:value="15.02701" calcext:value-type="float">
            <text:p>15.02701</text:p>
          </table:table-cell>
          <table:table-cell office:value-type="float" office:value="9.88862" calcext:value-type="float">
            <text:p>9.88862</text:p>
          </table:table-cell>
          <table:table-cell office:value-type="float" office:value="19.64878" calcext:value-type="float">
            <text:p>19.64878</text:p>
          </table:table-cell>
          <table:table-cell office:value-type="float" office:value="9.20444" calcext:value-type="float">
            <text:p>9.20444</text:p>
          </table:table-cell>
          <table:table-cell office:value-type="float" office:value="24.18661" calcext:value-type="float">
            <text:p>24.18661</text:p>
          </table:table-cell>
          <table:table-cell office:value-type="float" office:value="15.95393" calcext:value-type="float">
            <text:p>15.95393</text:p>
          </table:table-cell>
          <table:table-cell office:value-type="float" office:value="23.56838" calcext:value-type="float">
            <text:p>23.56838</text:p>
          </table:table-cell>
          <table:table-cell office:value-type="float" office:value="24.23042" calcext:value-type="float">
            <text:p>24.23042</text:p>
          </table:table-cell>
          <table:table-cell office:value-type="float" office:value="10.74629" calcext:value-type="float">
            <text:p>10.74629</text:p>
          </table:table-cell>
          <table:table-cell office:value-type="float" office:value="32.67817" calcext:value-type="float">
            <text:p>32.67817</text:p>
          </table:table-cell>
          <table:table-cell office:value-type="float" office:value="5.61772" calcext:value-type="float">
            <text:p>5.61772</text:p>
          </table:table-cell>
          <table:table-cell office:value-type="float" office:value="14.88544" calcext:value-type="float">
            <text:p>14.88544</text:p>
          </table:table-cell>
          <table:table-cell/>
        </table:table-row>
        <table:table-row table:style-name="ro1">
          <table:table-cell office:value-type="float" office:value="28.10472" calcext:value-type="float">
            <text:p>28.10472</text:p>
          </table:table-cell>
          <table:table-cell office:value-type="float" office:value="6.708" calcext:value-type="float">
            <text:p>6.708</text:p>
          </table:table-cell>
          <table:table-cell office:value-type="float" office:value="9.8052" calcext:value-type="float">
            <text:p>9.8052</text:p>
          </table:table-cell>
          <table:table-cell office:value-type="float" office:value="18.3294" calcext:value-type="float">
            <text:p>18.3294</text:p>
          </table:table-cell>
          <table:table-cell office:value-type="float" office:value="6.31983" calcext:value-type="float">
            <text:p>6.31983</text:p>
          </table:table-cell>
          <table:table-cell office:value-type="float" office:value="6.10576" calcext:value-type="float">
            <text:p>6.10576</text:p>
          </table:table-cell>
          <table:table-cell office:value-type="float" office:value="6.38907" calcext:value-type="float">
            <text:p>6.38907</text:p>
          </table:table-cell>
          <table:table-cell office:value-type="float" office:value="20.12723" calcext:value-type="float">
            <text:p>20.12723</text:p>
          </table:table-cell>
          <table:table-cell office:value-type="float" office:value="14.13387" calcext:value-type="float">
            <text:p>14.13387</text:p>
          </table:table-cell>
          <table:table-cell office:value-type="float" office:value="9.57356" calcext:value-type="float">
            <text:p>9.57356</text:p>
          </table:table-cell>
          <table:table-cell office:value-type="float" office:value="18.81711" calcext:value-type="float">
            <text:p>18.81711</text:p>
          </table:table-cell>
          <table:table-cell office:value-type="float" office:value="8.96116" calcext:value-type="float">
            <text:p>8.96116</text:p>
          </table:table-cell>
          <table:table-cell office:value-type="float" office:value="23.80585" calcext:value-type="float">
            <text:p>23.80585</text:p>
          </table:table-cell>
          <table:table-cell office:value-type="float" office:value="15.07761" calcext:value-type="float">
            <text:p>15.07761</text:p>
          </table:table-cell>
          <table:table-cell office:value-type="float" office:value="23.12689" calcext:value-type="float">
            <text:p>23.12689</text:p>
          </table:table-cell>
          <table:table-cell office:value-type="float" office:value="23.53836" calcext:value-type="float">
            <text:p>23.53836</text:p>
          </table:table-cell>
          <table:table-cell office:value-type="float" office:value="10.00109" calcext:value-type="float">
            <text:p>10.00109</text:p>
          </table:table-cell>
          <table:table-cell office:value-type="float" office:value="32.02014" calcext:value-type="float">
            <text:p>32.02014</text:p>
          </table:table-cell>
          <table:table-cell office:value-type="float" office:value="5.25992" calcext:value-type="float">
            <text:p>5.25992</text:p>
          </table:table-cell>
          <table:table-cell office:value-type="float" office:value="14.46203" calcext:value-type="float">
            <text:p>14.46203</text:p>
          </table:table-cell>
          <table:table-cell/>
        </table:table-row>
        <table:table-row table:style-name="ro1">
          <table:table-cell office:value-type="float" office:value="27.84216" calcext:value-type="float">
            <text:p>27.84216</text:p>
          </table:table-cell>
          <table:table-cell office:value-type="float" office:value="6.68003" calcext:value-type="float">
            <text:p>6.68003</text:p>
          </table:table-cell>
          <table:table-cell office:value-type="float" office:value="9.39855" calcext:value-type="float">
            <text:p>9.39855</text:p>
          </table:table-cell>
          <table:table-cell office:value-type="float" office:value="17.30008" calcext:value-type="float">
            <text:p>17.30008</text:p>
          </table:table-cell>
          <table:table-cell office:value-type="float" office:value="5.90511" calcext:value-type="float">
            <text:p>5.90511</text:p>
          </table:table-cell>
          <table:table-cell office:value-type="float" office:value="7.46174" calcext:value-type="float">
            <text:p>7.46174</text:p>
          </table:table-cell>
          <table:table-cell office:value-type="float" office:value="6.6861" calcext:value-type="float">
            <text:p>6.6861</text:p>
          </table:table-cell>
          <table:table-cell office:value-type="float" office:value="19.84714" calcext:value-type="float">
            <text:p>19.84714</text:p>
          </table:table-cell>
          <table:table-cell office:value-type="float" office:value="13.21144" calcext:value-type="float">
            <text:p>13.21144</text:p>
          </table:table-cell>
          <table:table-cell office:value-type="float" office:value="9.36384" calcext:value-type="float">
            <text:p>9.36384</text:p>
          </table:table-cell>
          <table:table-cell office:value-type="float" office:value="17.98226" calcext:value-type="float">
            <text:p>17.98226</text:p>
          </table:table-cell>
          <table:table-cell office:value-type="float" office:value="8.59567" calcext:value-type="float">
            <text:p>8.59567</text:p>
          </table:table-cell>
          <table:table-cell office:value-type="float" office:value="23.49907" calcext:value-type="float">
            <text:p>23.49907</text:p>
          </table:table-cell>
          <table:table-cell office:value-type="float" office:value="14.38549" calcext:value-type="float">
            <text:p>14.38549</text:p>
          </table:table-cell>
          <table:table-cell office:value-type="float" office:value="22.8243" calcext:value-type="float">
            <text:p>22.8243</text:p>
          </table:table-cell>
          <table:table-cell office:value-type="float" office:value="22.85979" calcext:value-type="float">
            <text:p>22.85979</text:p>
          </table:table-cell>
          <table:table-cell office:value-type="float" office:value="9.27099" calcext:value-type="float">
            <text:p>9.27099</text:p>
          </table:table-cell>
          <table:table-cell office:value-type="float" office:value="31.38267" calcext:value-type="float">
            <text:p>31.38267</text:p>
          </table:table-cell>
          <table:table-cell office:value-type="float" office:value="5.01382" calcext:value-type="float">
            <text:p>5.01382</text:p>
          </table:table-cell>
          <table:table-cell office:value-type="float" office:value="14.14465" calcext:value-type="float">
            <text:p>14.14465</text:p>
          </table:table-cell>
          <table:table-cell/>
        </table:table-row>
        <table:table-row table:style-name="ro1">
          <table:table-cell office:value-type="float" office:value="27.45512" calcext:value-type="float">
            <text:p>27.45512</text:p>
          </table:table-cell>
          <table:table-cell office:value-type="float" office:value="6.68558" calcext:value-type="float">
            <text:p>6.68558</text:p>
          </table:table-cell>
          <table:table-cell office:value-type="float" office:value="8.74887" calcext:value-type="float">
            <text:p>8.74887</text:p>
          </table:table-cell>
          <table:table-cell office:value-type="float" office:value="16.3123" calcext:value-type="float">
            <text:p>16.3123</text:p>
          </table:table-cell>
          <table:table-cell office:value-type="float" office:value="5.39641" calcext:value-type="float">
            <text:p>5.39641</text:p>
          </table:table-cell>
          <table:table-cell office:value-type="float" office:value="8.8249" calcext:value-type="float">
            <text:p>8.8249</text:p>
          </table:table-cell>
          <table:table-cell office:value-type="float" office:value="7.17737" calcext:value-type="float">
            <text:p>7.17737</text:p>
          </table:table-cell>
          <table:table-cell office:value-type="float" office:value="19.43527" calcext:value-type="float">
            <text:p>19.43527</text:p>
          </table:table-cell>
          <table:table-cell office:value-type="float" office:value="12.38973" calcext:value-type="float">
            <text:p>12.38973</text:p>
          </table:table-cell>
          <table:table-cell office:value-type="float" office:value="9.06598" calcext:value-type="float">
            <text:p>9.06598</text:p>
          </table:table-cell>
          <table:table-cell office:value-type="float" office:value="17.13403" calcext:value-type="float">
            <text:p>17.13403</text:p>
          </table:table-cell>
          <table:table-cell office:value-type="float" office:value="8.35702" calcext:value-type="float">
            <text:p>8.35702</text:p>
          </table:table-cell>
          <table:table-cell office:value-type="float" office:value="23.11568" calcext:value-type="float">
            <text:p>23.11568</text:p>
          </table:table-cell>
          <table:table-cell office:value-type="float" office:value="13.62487" calcext:value-type="float">
            <text:p>13.62487</text:p>
          </table:table-cell>
          <table:table-cell office:value-type="float" office:value="22.38098" calcext:value-type="float">
            <text:p>22.38098</text:p>
          </table:table-cell>
          <table:table-cell office:value-type="float" office:value="22.16421" calcext:value-type="float">
            <text:p>22.16421</text:p>
          </table:table-cell>
          <table:table-cell office:value-type="float" office:value="8.54883" calcext:value-type="float">
            <text:p>8.54883</text:p>
          </table:table-cell>
          <table:table-cell office:value-type="float" office:value="30.74013" calcext:value-type="float">
            <text:p>30.74013</text:p>
          </table:table-cell>
          <table:table-cell office:value-type="float" office:value="4.68102" calcext:value-type="float">
            <text:p>4.68102</text:p>
          </table:table-cell>
          <table:table-cell office:value-type="float" office:value="13.72895" calcext:value-type="float">
            <text:p>13.72895</text:p>
          </table:table-cell>
          <table:table-cell/>
        </table:table-row>
        <table:table-row table:style-name="ro1">
          <table:table-cell office:value-type="float" office:value="27.18962" calcext:value-type="float">
            <text:p>27.18962</text:p>
          </table:table-cell>
          <table:table-cell office:value-type="float" office:value="6.69834" calcext:value-type="float">
            <text:p>6.69834</text:p>
          </table:table-cell>
          <table:table-cell office:value-type="float" office:value="8.31726" calcext:value-type="float">
            <text:p>8.31726</text:p>
          </table:table-cell>
          <table:table-cell office:value-type="float" office:value="15.52946" calcext:value-type="float">
            <text:p>15.52946</text:p>
          </table:table-cell>
          <table:table-cell office:value-type="float" office:value="4.86309" calcext:value-type="float">
            <text:p>4.86309</text:p>
          </table:table-cell>
          <table:table-cell office:value-type="float" office:value="10.24372" calcext:value-type="float">
            <text:p>10.24372</text:p>
          </table:table-cell>
          <table:table-cell office:value-type="float" office:value="7.53066" calcext:value-type="float">
            <text:p>7.53066</text:p>
          </table:table-cell>
          <table:table-cell office:value-type="float" office:value="19.16003" calcext:value-type="float">
            <text:p>19.16003</text:p>
          </table:table-cell>
          <table:table-cell office:value-type="float" office:value="11.7456" calcext:value-type="float">
            <text:p>11.7456</text:p>
          </table:table-cell>
          <table:table-cell office:value-type="float" office:value="8.88601" calcext:value-type="float">
            <text:p>8.88601</text:p>
          </table:table-cell>
          <table:table-cell office:value-type="float" office:value="16.28068" calcext:value-type="float">
            <text:p>16.28068</text:p>
          </table:table-cell>
          <table:table-cell office:value-type="float" office:value="8.02991" calcext:value-type="float">
            <text:p>8.02991</text:p>
          </table:table-cell>
          <table:table-cell office:value-type="float" office:value="22.81381" calcext:value-type="float">
            <text:p>22.81381</text:p>
          </table:table-cell>
          <table:table-cell office:value-type="float" office:value="12.69735" calcext:value-type="float">
            <text:p>12.69735</text:p>
          </table:table-cell>
          <table:table-cell office:value-type="float" office:value="22.08504" calcext:value-type="float">
            <text:p>22.08504</text:p>
          </table:table-cell>
          <table:table-cell office:value-type="float" office:value="21.4713" calcext:value-type="float">
            <text:p>21.4713</text:p>
          </table:table-cell>
          <table:table-cell office:value-type="float" office:value="8.14076" calcext:value-type="float">
            <text:p>8.14076</text:p>
          </table:table-cell>
          <table:table-cell office:value-type="float" office:value="30.10914" calcext:value-type="float">
            <text:p>30.10914</text:p>
          </table:table-cell>
          <table:table-cell office:value-type="float" office:value="4.51244" calcext:value-type="float">
            <text:p>4.51244</text:p>
          </table:table-cell>
          <table:table-cell office:value-type="float" office:value="13.41949" calcext:value-type="float">
            <text:p>13.41949</text:p>
          </table:table-cell>
          <table:table-cell/>
        </table:table-row>
        <table:table-row table:style-name="ro1">
          <table:table-cell office:value-type="float" office:value="26.80127" calcext:value-type="float">
            <text:p>26.80127</text:p>
          </table:table-cell>
          <table:table-cell office:value-type="float" office:value="6.73595" calcext:value-type="float">
            <text:p>6.73595</text:p>
          </table:table-cell>
          <table:table-cell office:value-type="float" office:value="7.72611" calcext:value-type="float">
            <text:p>7.72611</text:p>
          </table:table-cell>
          <table:table-cell office:value-type="float" office:value="14.85205" calcext:value-type="float">
            <text:p>14.85205</text:p>
          </table:table-cell>
          <table:table-cell office:value-type="float" office:value="4.4621" calcext:value-type="float">
            <text:p>4.4621</text:p>
          </table:table-cell>
          <table:table-cell office:value-type="float" office:value="11.72817" calcext:value-type="float">
            <text:p>11.72817</text:p>
          </table:table-cell>
          <table:table-cell office:value-type="float" office:value="8.09335" calcext:value-type="float">
            <text:p>8.09335</text:p>
          </table:table-cell>
          <table:table-cell office:value-type="float" office:value="18.74552" calcext:value-type="float">
            <text:p>18.74552</text:p>
          </table:table-cell>
          <table:table-cell office:value-type="float" office:value="11.13772" calcext:value-type="float">
            <text:p>11.13772</text:p>
          </table:table-cell>
          <table:table-cell office:value-type="float" office:value="8.68375" calcext:value-type="float">
            <text:p>8.68375</text:p>
          </table:table-cell>
          <table:table-cell office:value-type="float" office:value="15.56861" calcext:value-type="float">
            <text:p>15.56861</text:p>
          </table:table-cell>
          <table:table-cell office:value-type="float" office:value="7.80702" calcext:value-type="float">
            <text:p>7.80702</text:p>
          </table:table-cell>
          <table:table-cell office:value-type="float" office:value="22.42841" calcext:value-type="float">
            <text:p>22.42841</text:p>
          </table:table-cell>
          <table:table-cell office:value-type="float" office:value="11.81075" calcext:value-type="float">
            <text:p>11.81075</text:p>
          </table:table-cell>
          <table:table-cell office:value-type="float" office:value="21.64969" calcext:value-type="float">
            <text:p>21.64969</text:p>
          </table:table-cell>
          <table:table-cell office:value-type="float" office:value="20.7811" calcext:value-type="float">
            <text:p>20.7811</text:p>
          </table:table-cell>
          <table:table-cell office:value-type="float" office:value="7.84379" calcext:value-type="float">
            <text:p>7.84379</text:p>
          </table:table-cell>
          <table:table-cell office:value-type="float" office:value="29.47256" calcext:value-type="float">
            <text:p>29.47256</text:p>
          </table:table-cell>
          <table:table-cell office:value-type="float" office:value="4.39717" calcext:value-type="float">
            <text:p>4.39717</text:p>
          </table:table-cell>
          <table:table-cell office:value-type="float" office:value="12.99066" calcext:value-type="float">
            <text:p>12.99066</text:p>
          </table:table-cell>
          <table:table-cell/>
        </table:table-row>
        <table:table-row table:style-name="ro1">
          <table:table-cell office:value-type="float" office:value="26.54267" calcext:value-type="float">
            <text:p>26.54267</text:p>
          </table:table-cell>
          <table:table-cell office:value-type="float" office:value="6.81419" calcext:value-type="float">
            <text:p>6.81419</text:p>
          </table:table-cell>
          <table:table-cell office:value-type="float" office:value="7.37571" calcext:value-type="float">
            <text:p>7.37571</text:p>
          </table:table-cell>
          <table:table-cell office:value-type="float" office:value="14.11935" calcext:value-type="float">
            <text:p>14.11935</text:p>
          </table:table-cell>
          <table:table-cell office:value-type="float" office:value="3.97919" calcext:value-type="float">
            <text:p>3.97919</text:p>
          </table:table-cell>
          <table:table-cell office:value-type="float" office:value="13.2371" calcext:value-type="float">
            <text:p>13.2371</text:p>
          </table:table-cell>
          <table:table-cell office:value-type="float" office:value="8.49981" calcext:value-type="float">
            <text:p>8.49981</text:p>
          </table:table-cell>
          <table:table-cell office:value-type="float" office:value="18.48386" calcext:value-type="float">
            <text:p>18.48386</text:p>
          </table:table-cell>
          <table:table-cell office:value-type="float" office:value="10.53683" calcext:value-type="float">
            <text:p>10.53683</text:p>
          </table:table-cell>
          <table:table-cell office:value-type="float" office:value="8.4404" calcext:value-type="float">
            <text:p>8.4404</text:p>
          </table:table-cell>
          <table:table-cell office:value-type="float" office:value="14.70703" calcext:value-type="float">
            <text:p>14.70703</text:p>
          </table:table-cell>
          <table:table-cell office:value-type="float" office:value="7.49492" calcext:value-type="float">
            <text:p>7.49492</text:p>
          </table:table-cell>
          <table:table-cell office:value-type="float" office:value="22.12205" calcext:value-type="float">
            <text:p>22.12205</text:p>
          </table:table-cell>
          <table:table-cell office:value-type="float" office:value="10.90247" calcext:value-type="float">
            <text:p>10.90247</text:p>
          </table:table-cell>
          <table:table-cell office:value-type="float" office:value="21.35868" calcext:value-type="float">
            <text:p>21.35868</text:p>
          </table:table-cell>
          <table:table-cell office:value-type="float" office:value="20.08378" calcext:value-type="float">
            <text:p>20.08378</text:p>
          </table:table-cell>
          <table:table-cell office:value-type="float" office:value="7.56798" calcext:value-type="float">
            <text:p>7.56798</text:p>
          </table:table-cell>
          <table:table-cell office:value-type="float" office:value="28.85083" calcext:value-type="float">
            <text:p>28.85083</text:p>
          </table:table-cell>
          <table:table-cell office:value-type="float" office:value="4.37186" calcext:value-type="float">
            <text:p>4.37186</text:p>
          </table:table-cell>
          <table:table-cell office:value-type="float" office:value="12.68825" calcext:value-type="float">
            <text:p>12.68825</text:p>
          </table:table-cell>
          <table:table-cell/>
        </table:table-row>
        <table:table-row table:style-name="ro1">
          <table:table-cell office:value-type="float" office:value="26.14357" calcext:value-type="float">
            <text:p>26.14357</text:p>
          </table:table-cell>
          <table:table-cell office:value-type="float" office:value="6.98636" calcext:value-type="float">
            <text:p>6.98636</text:p>
          </table:table-cell>
          <table:table-cell office:value-type="float" office:value="6.88175" calcext:value-type="float">
            <text:p>6.88175</text:p>
          </table:table-cell>
          <table:table-cell office:value-type="float" office:value="13.17875" calcext:value-type="float">
            <text:p>13.17875</text:p>
          </table:table-cell>
          <table:table-cell office:value-type="float" office:value="3.61317" calcext:value-type="float">
            <text:p>3.61317</text:p>
          </table:table-cell>
          <table:table-cell office:value-type="float" office:value="14.78459" calcext:value-type="float">
            <text:p>14.78459</text:p>
          </table:table-cell>
          <table:table-cell office:value-type="float" office:value="9.13107" calcext:value-type="float">
            <text:p>9.13107</text:p>
          </table:table-cell>
          <table:table-cell office:value-type="float" office:value="18.09395" calcext:value-type="float">
            <text:p>18.09395</text:p>
          </table:table-cell>
          <table:table-cell office:value-type="float" office:value="9.95587" calcext:value-type="float">
            <text:p>9.95587</text:p>
          </table:table-cell>
          <table:table-cell office:value-type="float" office:value="8.25887" calcext:value-type="float">
            <text:p>8.25887</text:p>
          </table:table-cell>
          <table:table-cell office:value-type="float" office:value="13.85115" calcext:value-type="float">
            <text:p>13.85115</text:p>
          </table:table-cell>
          <table:table-cell office:value-type="float" office:value="7.29075" calcext:value-type="float">
            <text:p>7.29075</text:p>
          </table:table-cell>
          <table:table-cell office:value-type="float" office:value="21.73442" calcext:value-type="float">
            <text:p>21.73442</text:p>
          </table:table-cell>
          <table:table-cell office:value-type="float" office:value="9.92327" calcext:value-type="float">
            <text:p>9.92327</text:p>
          </table:table-cell>
          <table:table-cell office:value-type="float" office:value="20.92201" calcext:value-type="float">
            <text:p>20.92201</text:p>
          </table:table-cell>
          <table:table-cell office:value-type="float" office:value="19.39834" calcext:value-type="float">
            <text:p>19.39834</text:p>
          </table:table-cell>
          <table:table-cell office:value-type="float" office:value="7.15877" calcext:value-type="float">
            <text:p>7.15877</text:p>
          </table:table-cell>
          <table:table-cell office:value-type="float" office:value="28.23718" calcext:value-type="float">
            <text:p>28.23718</text:p>
          </table:table-cell>
          <table:table-cell office:value-type="float" office:value="4.40084" calcext:value-type="float">
            <text:p>4.40084</text:p>
          </table:table-cell>
          <table:table-cell office:value-type="float" office:value="12.26786" calcext:value-type="float">
            <text:p>12.26786</text:p>
          </table:table-cell>
          <table:table-cell/>
        </table:table-row>
        <table:table-row table:style-name="ro1">
          <table:table-cell office:value-type="float" office:value="25.88118" calcext:value-type="float">
            <text:p>25.88118</text:p>
          </table:table-cell>
          <table:table-cell office:value-type="float" office:value="7.18971" calcext:value-type="float">
            <text:p>7.18971</text:p>
          </table:table-cell>
          <table:table-cell office:value-type="float" office:value="6.56206" calcext:value-type="float">
            <text:p>6.56206</text:p>
          </table:table-cell>
          <table:table-cell office:value-type="float" office:value="12.29278" calcext:value-type="float">
            <text:p>12.29278</text:p>
          </table:table-cell>
          <table:table-cell office:value-type="float" office:value="3.17935" calcext:value-type="float">
            <text:p>3.17935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9.57251" calcext:value-type="float">
            <text:p>9.57251</text:p>
          </table:table-cell>
          <table:table-cell office:value-type="float" office:value="17.82611" calcext:value-type="float">
            <text:p>17.82611</text:p>
          </table:table-cell>
          <table:table-cell office:value-type="float" office:value="9.4073" calcext:value-type="float">
            <text:p>9.4073</text:p>
          </table:table-cell>
          <table:table-cell office:value-type="float" office:value="8.04237" calcext:value-type="float">
            <text:p>8.04237</text:p>
          </table:table-cell>
          <table:table-cell office:value-type="float" office:value="12.8399" calcext:value-type="float">
            <text:p>12.8399</text:p>
          </table:table-cell>
          <table:table-cell office:value-type="float" office:value="7.00694" calcext:value-type="float">
            <text:p>7.00694</text:p>
          </table:table-cell>
          <table:table-cell office:value-type="float" office:value="21.45252" calcext:value-type="float">
            <text:p>21.45252</text:p>
          </table:table-cell>
          <table:table-cell office:value-type="float" office:value="9.07616" calcext:value-type="float">
            <text:p>9.07616</text:p>
          </table:table-cell>
          <table:table-cell office:value-type="float" office:value="20.65692" calcext:value-type="float">
            <text:p>20.65692</text:p>
          </table:table-cell>
          <table:table-cell office:value-type="float" office:value="18.71476" calcext:value-type="float">
            <text:p>18.71476</text:p>
          </table:table-cell>
          <table:table-cell office:value-type="float" office:value="6.89409" calcext:value-type="float">
            <text:p>6.89409</text:p>
          </table:table-cell>
          <table:table-cell office:value-type="float" office:value="27.63008" calcext:value-type="float">
            <text:p>27.63008</text:p>
          </table:table-cell>
          <table:table-cell office:value-type="float" office:value="4.44363" calcext:value-type="float">
            <text:p>4.44363</text:p>
          </table:table-cell>
          <table:table-cell office:value-type="float" office:value="11.96309" calcext:value-type="float">
            <text:p>11.96309</text:p>
          </table:table-cell>
          <table:table-cell/>
        </table:table-row>
        <table:table-row table:style-name="ro1">
          <table:table-cell office:value-type="float" office:value="25.49288" calcext:value-type="float">
            <text:p>25.49288</text:p>
          </table:table-cell>
          <table:table-cell office:value-type="float" office:value="7.45226" calcext:value-type="float">
            <text:p>7.45226</text:p>
          </table:table-cell>
          <table:table-cell office:value-type="float" office:value="6.08786" calcext:value-type="float">
            <text:p>6.08786</text:p>
          </table:table-cell>
          <table:table-cell office:value-type="float" office:value="11.39219" calcext:value-type="float">
            <text:p>11.39219</text:p>
          </table:table-cell>
          <table:table-cell office:value-type="float" office:value="2.91102" calcext:value-type="float">
            <text:p>2.91102</text:p>
          </table:table-cell>
          <table:table-cell office:value-type="float" office:value="17.31918" calcext:value-type="float">
            <text:p>17.31918</text:p>
          </table:table-cell>
          <table:table-cell office:value-type="float" office:value="10.24351" calcext:value-type="float">
            <text:p>10.24351</text:p>
          </table:table-cell>
          <table:table-cell office:value-type="float" office:value="17.43379" calcext:value-type="float">
            <text:p>17.43379</text:p>
          </table:table-cell>
          <table:table-cell office:value-type="float" office:value="8.88873" calcext:value-type="float">
            <text:p>8.88873</text:p>
          </table:table-cell>
          <table:table-cell office:value-type="float" office:value="7.8935" calcext:value-type="float">
            <text:p>7.8935</text:p>
          </table:table-cell>
          <table:table-cell office:value-type="float" office:value="11.78856" calcext:value-type="float">
            <text:p>11.78856</text:p>
          </table:table-cell>
          <table:table-cell office:value-type="float" office:value="6.83354" calcext:value-type="float">
            <text:p>6.83354</text:p>
          </table:table-cell>
          <table:table-cell office:value-type="float" office:value="21.0334" calcext:value-type="float">
            <text:p>21.0334</text:p>
          </table:table-cell>
          <table:table-cell office:value-type="float" office:value="8.45588" calcext:value-type="float">
            <text:p>8.45588</text:p>
          </table:table-cell>
          <table:table-cell office:value-type="float" office:value="20.23819" calcext:value-type="float">
            <text:p>20.23819</text:p>
          </table:table-cell>
          <table:table-cell office:value-type="float" office:value="18.06852" calcext:value-type="float">
            <text:p>18.06852</text:p>
          </table:table-cell>
          <table:table-cell office:value-type="float" office:value="6.50986" calcext:value-type="float">
            <text:p>6.50986</text:p>
          </table:table-cell>
          <table:table-cell office:value-type="float" office:value="27.03612" calcext:value-type="float">
            <text:p>27.03612</text:p>
          </table:table-cell>
          <table:table-cell office:value-type="float" office:value="4.51124" calcext:value-type="float">
            <text:p>4.51124</text:p>
          </table:table-cell>
          <table:table-cell office:value-type="float" office:value="11.54214" calcext:value-type="float">
            <text:p>11.54214</text:p>
          </table:table-cell>
          <table:table-cell/>
        </table:table-row>
        <table:table-row table:style-name="ro1">
          <table:table-cell office:value-type="float" office:value="25.22736" calcext:value-type="float">
            <text:p>25.22736</text:p>
          </table:table-cell>
          <table:table-cell office:value-type="float" office:value="7.747" calcext:value-type="float">
            <text:p>7.747</text:p>
          </table:table-cell>
          <table:table-cell office:value-type="float" office:value="5.77023" calcext:value-type="float">
            <text:p>5.77023</text:p>
          </table:table-cell>
          <table:table-cell office:value-type="float" office:value="10.63665" calcext:value-type="float">
            <text:p>10.63665</text:p>
          </table:table-cell>
          <table:table-cell office:value-type="float" office:value="2.64732" calcext:value-type="float">
            <text:p>2.64732</text:p>
          </table:table-cell>
          <table:table-cell office:value-type="float" office:value="17.96271" calcext:value-type="float">
            <text:p>17.96271</text:p>
          </table:table-cell>
          <table:table-cell office:value-type="float" office:value="10.71239" calcext:value-type="float">
            <text:p>10.71239</text:p>
          </table:table-cell>
          <table:table-cell office:value-type="float" office:value="17.16964" calcext:value-type="float">
            <text:p>17.16964</text:p>
          </table:table-cell>
          <table:table-cell office:value-type="float" office:value="8.414" calcext:value-type="float">
            <text:p>8.414</text:p>
          </table:table-cell>
          <table:table-cell office:value-type="float" office:value="7.7104" calcext:value-type="float">
            <text:p>7.7104</text:p>
          </table:table-cell>
          <table:table-cell office:value-type="float" office:value="10.90786" calcext:value-type="float">
            <text:p>10.90786</text:p>
          </table:table-cell>
          <table:table-cell office:value-type="float" office:value="6.65128" calcext:value-type="float">
            <text:p>6.65128</text:p>
          </table:table-cell>
          <table:table-cell office:value-type="float" office:value="20.75654" calcext:value-type="float">
            <text:p>20.75654</text:p>
          </table:table-cell>
          <table:table-cell office:value-type="float" office:value="7.95823" calcext:value-type="float">
            <text:p>7.95823</text:p>
          </table:table-cell>
          <table:table-cell office:value-type="float" office:value="19.96818" calcext:value-type="float">
            <text:p>19.96818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6.25895" calcext:value-type="float">
            <text:p>6.25895</text:p>
          </table:table-cell>
          <table:table-cell office:value-type="float" office:value="26.44473" calcext:value-type="float">
            <text:p>26.44473</text:p>
          </table:table-cell>
          <table:table-cell office:value-type="float" office:value="4.58544" calcext:value-type="float">
            <text:p>4.58544</text:p>
          </table:table-cell>
          <table:table-cell office:value-type="float" office:value="11.24805" calcext:value-type="float">
            <text:p>11.24805</text:p>
          </table:table-cell>
          <table:table-cell/>
        </table:table-row>
        <table:table-row table:style-name="ro1">
          <table:table-cell office:value-type="float" office:value="24.83879" calcext:value-type="float">
            <text:p>24.83879</text:p>
          </table:table-cell>
          <table:table-cell office:value-type="float" office:value="8.10715" calcext:value-type="float">
            <text:p>8.10715</text:p>
          </table:table-cell>
          <table:table-cell office:value-type="float" office:value="5.3141" calcext:value-type="float">
            <text:p>5.3141</text:p>
          </table:table-cell>
          <table:table-cell office:value-type="float" office:value="10.02314" calcext:value-type="float">
            <text:p>10.02314</text:p>
          </table:table-cell>
          <table:table-cell office:value-type="float" office:value="2.58967" calcext:value-type="float">
            <text:p>2.58967</text:p>
          </table:table-cell>
          <table:table-cell office:value-type="float" office:value="18.92892" calcext:value-type="float">
            <text:p>18.92892</text:p>
          </table:table-cell>
          <table:table-cell office:value-type="float" office:value="11.43649" calcext:value-type="float">
            <text:p>11.43649</text:p>
          </table:table-cell>
          <table:table-cell office:value-type="float" office:value="16.76408" calcext:value-type="float">
            <text:p>16.76408</text:p>
          </table:table-cell>
          <table:table-cell office:value-type="float" office:value="7.984" calcext:value-type="float">
            <text:p>7.984</text:p>
          </table:table-cell>
          <table:table-cell office:value-type="float" office:value="7.58861" calcext:value-type="float">
            <text:p>7.58861</text:p>
          </table:table-cell>
          <table:table-cell office:value-type="float" office:value="10.03507" calcext:value-type="float">
            <text:p>10.03507</text:p>
          </table:table-cell>
          <table:table-cell office:value-type="float" office:value="6.44412" calcext:value-type="float">
            <text:p>6.44412</text:p>
          </table:table-cell>
          <table:table-cell office:value-type="float" office:value="20.34515" calcext:value-type="float">
            <text:p>20.34515</text:p>
          </table:table-cell>
          <table:table-cell office:value-type="float" office:value="7.5243" calcext:value-type="float">
            <text:p>7.5243</text:p>
          </table:table-cell>
          <table:table-cell office:value-type="float" office:value="19.54687" calcext:value-type="float">
            <text:p>19.54687</text:p>
          </table:table-cell>
          <table:table-cell office:value-type="float" office:value="16.4755" calcext:value-type="float">
            <text:p>16.4755</text:p>
          </table:table-cell>
          <table:table-cell office:value-type="float" office:value="5.9007" calcext:value-type="float">
            <text:p>5.9007</text:p>
          </table:table-cell>
          <table:table-cell office:value-type="float" office:value="25.88289" calcext:value-type="float">
            <text:p>25.88289</text:p>
          </table:table-cell>
          <table:table-cell office:value-type="float" office:value="4.73749" calcext:value-type="float">
            <text:p>4.73749</text:p>
          </table:table-cell>
          <table:table-cell office:value-type="float" office:value="10.8347" calcext:value-type="float">
            <text:p>10.8347</text:p>
          </table:table-cell>
          <table:table-cell/>
        </table:table-row>
        <table:table-row table:style-name="ro1">
          <table:table-cell office:value-type="float" office:value="24.57993" calcext:value-type="float">
            <text:p>24.57993</text:p>
          </table:table-cell>
          <table:table-cell office:value-type="float" office:value="8.48222" calcext:value-type="float">
            <text:p>8.48222</text:p>
          </table:table-cell>
          <table:table-cell office:value-type="float" office:value="5.03359" calcext:value-type="float">
            <text:p>5.03359</text:p>
          </table:table-cell>
          <table:table-cell office:value-type="float" office:value="9.44018" calcext:value-type="float">
            <text:p>9.44018</text:p>
          </table:table-cell>
          <table:table-cell office:value-type="float" office:value="2.62352" calcext:value-type="float">
            <text:p>2.62352</text:p>
          </table:table-cell>
          <table:table-cell office:value-type="float" office:value="19.57738" calcext:value-type="float">
            <text:p>19.57738</text:p>
          </table:table-cell>
          <table:table-cell office:value-type="float" office:value="11.92119" calcext:value-type="float">
            <text:p>11.92119</text:p>
          </table:table-cell>
          <table:table-cell office:value-type="float" office:value="16.34811" calcext:value-type="float">
            <text:p>16.34811</text:p>
          </table:table-cell>
          <table:table-cell office:value-type="float" office:value="7.61357" calcext:value-type="float">
            <text:p>7.61357</text:p>
          </table:table-cell>
          <table:table-cell office:value-type="float" office:value="7.44221" calcext:value-type="float">
            <text:p>7.44221</text:p>
          </table:table-cell>
          <table:table-cell office:value-type="float" office:value="9.54794" calcext:value-type="float">
            <text:p>9.54794</text:p>
          </table:table-cell>
          <table:table-cell office:value-type="float" office:value="6.29355" calcext:value-type="float">
            <text:p>6.29355</text:p>
          </table:table-cell>
          <table:table-cell office:value-type="float" office:value="20.06382" calcext:value-type="float">
            <text:p>20.06382</text:p>
          </table:table-cell>
          <table:table-cell office:value-type="float" office:value="7.14616" calcext:value-type="float">
            <text:p>7.14616</text:p>
          </table:table-cell>
          <table:table-cell office:value-type="float" office:value="19.2718" calcext:value-type="float">
            <text:p>19.2718</text:p>
          </table:table-cell>
          <table:table-cell office:value-type="float" office:value="15.52501" calcext:value-type="float">
            <text:p>15.52501</text:p>
          </table:table-cell>
          <table:table-cell office:value-type="float" office:value="5.66771" calcext:value-type="float">
            <text:p>5.66771</text:p>
          </table:table-cell>
          <table:table-cell office:value-type="float" office:value="25.31227" calcext:value-type="float">
            <text:p>25.31227</text:p>
          </table:table-cell>
          <table:table-cell office:value-type="float" office:value="4.85011" calcext:value-type="float">
            <text:p>4.85011</text:p>
          </table:table-cell>
          <table:table-cell office:value-type="float" office:value="10.54971" calcext:value-type="float">
            <text:p>10.54971</text:p>
          </table:table-cell>
          <table:table-cell/>
        </table:table-row>
        <table:table-row table:style-name="ro1">
          <table:table-cell office:value-type="float" office:value="24.19189" calcext:value-type="float">
            <text:p>24.19189</text:p>
          </table:table-cell>
          <table:table-cell office:value-type="float" office:value="8.90899" calcext:value-type="float">
            <text:p>8.90899</text:p>
          </table:table-cell>
          <table:table-cell office:value-type="float" office:value="4.61331" calcext:value-type="float">
            <text:p>4.61331</text:p>
          </table:table-cell>
          <table:table-cell office:value-type="float" office:value="8.88584" calcext:value-type="float">
            <text:p>8.88584</text:p>
          </table:table-cell>
          <table:table-cell office:value-type="float" office:value="2.96326" calcext:value-type="float">
            <text:p>2.96326</text:p>
          </table:table-cell>
          <table:table-cell office:value-type="float" office:value="20.55133" calcext:value-type="float">
            <text:p>20.55133</text:p>
          </table:table-cell>
          <table:table-cell office:value-type="float" office:value="12.67845" calcext:value-type="float">
            <text:p>12.67845</text:p>
          </table:table-cell>
          <table:table-cell office:value-type="float" office:value="15.79732" calcext:value-type="float">
            <text:p>15.79732</text:p>
          </table:table-cell>
          <table:table-cell office:value-type="float" office:value="7.31456" calcext:value-type="float">
            <text:p>7.31456</text:p>
          </table:table-cell>
          <table:table-cell office:value-type="float" office:value="7.35371" calcext:value-type="float">
            <text:p>7.35371</text:p>
          </table:table-cell>
          <table:table-cell office:value-type="float" office:value="9.17382" calcext:value-type="float">
            <text:p>9.17382</text:p>
          </table:table-cell>
          <table:table-cell office:value-type="float" office:value="6.13473" calcext:value-type="float">
            <text:p>6.13473</text:p>
          </table:table-cell>
          <table:table-cell office:value-type="float" office:value="19.6502" calcext:value-type="float">
            <text:p>19.6502</text:p>
          </table:table-cell>
          <table:table-cell office:value-type="float" office:value="6.84021" calcext:value-type="float">
            <text:p>6.84021</text:p>
          </table:table-cell>
          <table:table-cell office:value-type="float" office:value="18.84828" calcext:value-type="float">
            <text:p>18.84828</text:p>
          </table:table-cell>
          <table:table-cell office:value-type="float" office:value="14.56834" calcext:value-type="float">
            <text:p>14.56834</text:p>
          </table:table-cell>
          <table:table-cell office:value-type="float" office:value="5.35088" calcext:value-type="float">
            <text:p>5.35088</text:p>
          </table:table-cell>
          <table:table-cell office:value-type="float" office:value="24.78896" calcext:value-type="float">
            <text:p>24.78896</text:p>
          </table:table-cell>
          <table:table-cell office:value-type="float" office:value="5.05546" calcext:value-type="float">
            <text:p>5.05546</text:p>
          </table:table-cell>
          <table:table-cell office:value-type="float" office:value="10.1473" calcext:value-type="float">
            <text:p>10.1473</text:p>
          </table:table-cell>
          <table:table-cell/>
        </table:table-row>
        <table:table-row table:style-name="ro1">
          <table:table-cell office:value-type="float" office:value="23.93004" calcext:value-type="float">
            <text:p>23.93004</text:p>
          </table:table-cell>
          <table:table-cell office:value-type="float" office:value="9.362" calcext:value-type="float">
            <text:p>9.362</text:p>
          </table:table-cell>
          <table:table-cell office:value-type="float" office:value="4.32683" calcext:value-type="float">
            <text:p>4.32683</text:p>
          </table:table-cell>
          <table:table-cell office:value-type="float" office:value="8.36385" calcext:value-type="float">
            <text:p>8.36385</text:p>
          </table:table-cell>
          <table:table-cell office:value-type="float" office:value="3.35971" calcext:value-type="float">
            <text:p>3.35971</text:p>
          </table:table-cell>
          <table:table-cell office:value-type="float" office:value="21.20696" calcext:value-type="float">
            <text:p>21.20696</text:p>
          </table:table-cell>
          <table:table-cell office:value-type="float" office:value="13.1946" calcext:value-type="float">
            <text:p>13.1946</text:p>
          </table:table-cell>
          <table:table-cell office:value-type="float" office:value="15.42601" calcext:value-type="float">
            <text:p>15.42601</text:p>
          </table:table-cell>
          <table:table-cell office:value-type="float" office:value="7.08188" calcext:value-type="float">
            <text:p>7.08188</text:p>
          </table:table-cell>
          <table:table-cell office:value-type="float" office:value="7.25227" calcext:value-type="float">
            <text:p>7.25227</text:p>
          </table:table-cell>
          <table:table-cell office:value-type="float" office:value="8.67765" calcext:value-type="float">
            <text:p>8.67765</text:p>
          </table:table-cell>
          <table:table-cell office:value-type="float" office:value="6.0209" calcext:value-type="float">
            <text:p>6.0209</text:p>
          </table:table-cell>
          <table:table-cell office:value-type="float" office:value="19.37345" calcext:value-type="float">
            <text:p>19.37345</text:p>
          </table:table-cell>
          <table:table-cell office:value-type="float" office:value="6.61232" calcext:value-type="float">
            <text:p>6.61232</text:p>
          </table:table-cell>
          <table:table-cell office:value-type="float" office:value="18.56816" calcext:value-type="float">
            <text:p>18.56816</text:p>
          </table:table-cell>
          <table:table-cell office:value-type="float" office:value="13.73089" calcext:value-type="float">
            <text:p>13.73089</text:p>
          </table:table-cell>
          <table:table-cell office:value-type="float" office:value="5.15503" calcext:value-type="float">
            <text:p>5.15503</text:p>
          </table:table-cell>
          <table:table-cell office:value-type="float" office:value="24.24218" calcext:value-type="float">
            <text:p>24.24218</text:p>
          </table:table-cell>
          <table:table-cell office:value-type="float" office:value="5.21469" calcext:value-type="float">
            <text:p>5.21469</text:p>
          </table:table-cell>
          <table:table-cell office:value-type="float" office:value="9.86283" calcext:value-type="float">
            <text:p>9.86283</text:p>
          </table:table-cell>
          <table:table-cell/>
        </table:table-row>
        <table:table-row table:style-name="ro1">
          <table:table-cell office:value-type="float" office:value="23.54232" calcext:value-type="float">
            <text:p>23.54232</text:p>
          </table:table-cell>
          <table:table-cell office:value-type="float" office:value="9.84467" calcext:value-type="float">
            <text:p>9.84467</text:p>
          </table:table-cell>
          <table:table-cell office:value-type="float" office:value="3.91139" calcext:value-type="float">
            <text:p>3.91139</text:p>
          </table:table-cell>
          <table:table-cell office:value-type="float" office:value="7.88895" calcext:value-type="float">
            <text:p>7.88895</text:p>
          </table:table-cell>
          <table:table-cell office:value-type="float" office:value="3.98276" calcext:value-type="float">
            <text:p>3.98276</text:p>
          </table:table-cell>
          <table:table-cell office:value-type="float" office:value="22.17182" calcext:value-type="float">
            <text:p>22.17182</text:p>
          </table:table-cell>
          <table:table-cell office:value-type="float" office:value="13.97121" calcext:value-type="float">
            <text:p>13.97121</text:p>
          </table:table-cell>
          <table:table-cell office:value-type="float" office:value="14.8775" calcext:value-type="float">
            <text:p>14.8775</text:p>
          </table:table-cell>
          <table:table-cell office:value-type="float" office:value="6.93527" calcext:value-type="float">
            <text:p>6.93527</text:p>
          </table:table-cell>
          <table:table-cell office:value-type="float" office:value="7.19679" calcext:value-type="float">
            <text:p>7.19679</text:p>
          </table:table-cell>
          <table:table-cell office:value-type="float" office:value="8.30394" calcext:value-type="float">
            <text:p>8.30394</text:p>
          </table:table-cell>
          <table:table-cell office:value-type="float" office:value="5.9048" calcext:value-type="float">
            <text:p>5.9048</text:p>
          </table:table-cell>
          <table:table-cell office:value-type="float" office:value="18.95745" calcext:value-type="float">
            <text:p>18.95745</text:p>
          </table:table-cell>
          <table:table-cell office:value-type="float" office:value="6.46741" calcext:value-type="float">
            <text:p>6.46741</text:p>
          </table:table-cell>
          <table:table-cell office:value-type="float" office:value="18.1526" calcext:value-type="float">
            <text:p>18.1526</text:p>
          </table:table-cell>
          <table:table-cell office:value-type="float" office:value="13.07242" calcext:value-type="float">
            <text:p>13.07242</text:p>
          </table:table-cell>
          <table:table-cell office:value-type="float" office:value="4.89146" calcext:value-type="float">
            <text:p>4.89146</text:p>
          </table:table-cell>
          <table:table-cell office:value-type="float" office:value="23.7234" calcext:value-type="float">
            <text:p>23.7234</text:p>
          </table:table-cell>
          <table:table-cell office:value-type="float" office:value="5.47929" calcext:value-type="float">
            <text:p>5.47929</text:p>
          </table:table-cell>
          <table:table-cell office:value-type="float" office:value="9.46369" calcext:value-type="float">
            <text:p>9.46369</text:p>
          </table:table-cell>
          <table:table-cell/>
        </table:table-row>
        <table:table-row table:style-name="ro1">
          <table:table-cell office:value-type="float" office:value="23.2876" calcext:value-type="float">
            <text:p>23.2876</text:p>
          </table:table-cell>
          <table:table-cell office:value-type="float" office:value="10.36248" calcext:value-type="float">
            <text:p>10.36248</text:p>
          </table:table-cell>
          <table:table-cell office:value-type="float" office:value="3.64096" calcext:value-type="float">
            <text:p>3.64096</text:p>
          </table:table-cell>
          <table:table-cell office:value-type="float" office:value="7.4689" calcext:value-type="float">
            <text:p>7.4689</text:p>
          </table:table-cell>
          <table:table-cell office:value-type="float" office:value="4.52972" calcext:value-type="float">
            <text:p>4.52972</text:p>
          </table:table-cell>
          <table:table-cell office:value-type="float" office:value="22.78514" calcext:value-type="float">
            <text:p>22.78514</text:p>
          </table:table-cell>
          <table:table-cell office:value-type="float" office:value="14.50883" calcext:value-type="float">
            <text:p>14.50883</text:p>
          </table:table-cell>
          <table:table-cell office:value-type="float" office:value="14.51744" calcext:value-type="float">
            <text:p>14.51744</text:p>
          </table:table-cell>
          <table:table-cell office:value-type="float" office:value="6.84574" calcext:value-type="float">
            <text:p>6.84574</text:p>
          </table:table-cell>
          <table:table-cell office:value-type="float" office:value="7.13835" calcext:value-type="float">
            <text:p>7.13835</text:p>
          </table:table-cell>
          <table:table-cell office:value-type="float" office:value="7.81815" calcext:value-type="float">
            <text:p>7.81815</text:p>
          </table:table-cell>
          <table:table-cell office:value-type="float" office:value="5.84646" calcext:value-type="float">
            <text:p>5.84646</text:p>
          </table:table-cell>
          <table:table-cell office:value-type="float" office:value="18.68537" calcext:value-type="float">
            <text:p>18.68537</text:p>
          </table:table-cell>
          <table:table-cell office:value-type="float" office:value="6.42701" calcext:value-type="float">
            <text:p>6.42701</text:p>
          </table:table-cell>
          <table:table-cell office:value-type="float" office:value="17.86794" calcext:value-type="float">
            <text:p>17.86794</text:p>
          </table:table-cell>
          <table:table-cell office:value-type="float" office:value="12.32515" calcext:value-type="float">
            <text:p>12.32515</text:p>
          </table:table-cell>
          <table:table-cell office:value-type="float" office:value="4.73578" calcext:value-type="float">
            <text:p>4.73578</text:p>
          </table:table-cell>
          <table:table-cell office:value-type="float" office:value="23.15816" calcext:value-type="float">
            <text:p>23.15816</text:p>
          </table:table-cell>
          <table:table-cell office:value-type="float" office:value="5.66847" calcext:value-type="float">
            <text:p>5.66847</text:p>
          </table:table-cell>
          <table:table-cell office:value-type="float" office:value="9.19079" calcext:value-type="float">
            <text:p>9.19079</text:p>
          </table:table-cell>
          <table:table-cell/>
        </table:table-row>
        <table:table-row table:style-name="ro1">
          <table:table-cell office:value-type="float" office:value="23.00562" calcext:value-type="float">
            <text:p>23.00562</text:p>
          </table:table-cell>
          <table:table-cell office:value-type="float" office:value="10.90472" calcext:value-type="float">
            <text:p>10.90472</text:p>
          </table:table-cell>
          <table:table-cell office:value-type="float" office:value="3.25171" calcext:value-type="float">
            <text:p>3.25171</text:p>
          </table:table-cell>
          <table:table-cell office:value-type="float" office:value="7.11071" calcext:value-type="float">
            <text:p>7.11071</text:p>
          </table:table-cell>
          <table:table-cell office:value-type="float" office:value="5.17741" calcext:value-type="float">
            <text:p>5.17741</text:p>
          </table:table-cell>
          <table:table-cell office:value-type="float" office:value="23.70729" calcext:value-type="float">
            <text:p>23.70729</text:p>
          </table:table-cell>
          <table:table-cell office:value-type="float" office:value="15.31449" calcext:value-type="float">
            <text:p>15.31449</text:p>
          </table:table-cell>
          <table:table-cell office:value-type="float" office:value="13.93469" calcext:value-type="float">
            <text:p>13.93469</text:p>
          </table:table-cell>
          <table:table-cell office:value-type="float" office:value="6.83111" calcext:value-type="float">
            <text:p>6.83111</text:p>
          </table:table-cell>
          <table:table-cell office:value-type="float" office:value="7.11213" calcext:value-type="float">
            <text:p>7.11213</text:p>
          </table:table-cell>
          <table:table-cell office:value-type="float" office:value="7.4646" calcext:value-type="float">
            <text:p>7.4646</text:p>
          </table:table-cell>
          <table:table-cell office:value-type="float" office:value="5.79535" calcext:value-type="float">
            <text:p>5.79535</text:p>
          </table:table-cell>
          <table:table-cell office:value-type="float" office:value="18.29463" calcext:value-type="float">
            <text:p>18.29463</text:p>
          </table:table-cell>
          <table:table-cell office:value-type="float" office:value="6.45239" calcext:value-type="float">
            <text:p>6.45239</text:p>
          </table:table-cell>
          <table:table-cell office:value-type="float" office:value="17.44988" calcext:value-type="float">
            <text:p>17.44988</text:p>
          </table:table-cell>
          <table:table-cell office:value-type="float" office:value="11.49708" calcext:value-type="float">
            <text:p>11.49708</text:p>
          </table:table-cell>
          <table:table-cell office:value-type="float" office:value="4.50573" calcext:value-type="float">
            <text:p>4.50573</text:p>
          </table:table-cell>
          <table:table-cell office:value-type="float" office:value="22.61854" calcext:value-type="float">
            <text:p>22.61854</text:p>
          </table:table-cell>
          <table:table-cell office:value-type="float" office:value="5.96199" calcext:value-type="float">
            <text:p>5.96199</text:p>
          </table:table-cell>
          <table:table-cell office:value-type="float" office:value="8.80644" calcext:value-type="float">
            <text:p>8.80644</text:p>
          </table:table-cell>
          <table:table-cell/>
        </table:table-row>
        <table:table-row table:style-name="ro1">
          <table:table-cell office:value-type="float" office:value="22.37916" calcext:value-type="float">
            <text:p>22.37916</text:p>
          </table:table-cell>
          <table:table-cell office:value-type="float" office:value="11.46737" calcext:value-type="float">
            <text:p>11.46737</text:p>
          </table:table-cell>
          <table:table-cell office:value-type="float" office:value="2.99577" calcext:value-type="float">
            <text:p>2.99577</text:p>
          </table:table-cell>
          <table:table-cell office:value-type="float" office:value="6.8329" calcext:value-type="float">
            <text:p>6.8329</text:p>
          </table:table-cell>
          <table:table-cell office:value-type="float" office:value="5.70914" calcext:value-type="float">
            <text:p>5.70914</text:p>
          </table:table-cell>
          <table:table-cell office:value-type="float" office:value="24.32764" calcext:value-type="float">
            <text:p>24.32764</text:p>
          </table:table-cell>
          <table:table-cell office:value-type="float" office:value="15.85771" calcext:value-type="float">
            <text:p>15.85771</text:p>
          </table:table-cell>
          <table:table-cell office:value-type="float" office:value="13.57881" calcext:value-type="float">
            <text:p>13.57881</text:p>
          </table:table-cell>
          <table:table-cell office:value-type="float" office:value="6.89411" calcext:value-type="float">
            <text:p>6.89411</text:p>
          </table:table-cell>
          <table:table-cell office:value-type="float" office:value="7.09274" calcext:value-type="float">
            <text:p>7.09274</text:p>
          </table:table-cell>
          <table:table-cell office:value-type="float" office:value="7.01904" calcext:value-type="float">
            <text:p>7.01904</text:p>
          </table:table-cell>
          <table:table-cell office:value-type="float" office:value="5.76679" calcext:value-type="float">
            <text:p>5.76679</text:p>
          </table:table-cell>
          <table:table-cell office:value-type="float" office:value="18.03671" calcext:value-type="float">
            <text:p>18.03671</text:p>
          </table:table-cell>
          <table:table-cell office:value-type="float" office:value="6.72488" calcext:value-type="float">
            <text:p>6.72488</text:p>
          </table:table-cell>
          <table:table-cell office:value-type="float" office:value="17.16117" calcext:value-type="float">
            <text:p>17.16117</text:p>
          </table:table-cell>
          <table:table-cell office:value-type="float" office:value="10.66299" calcext:value-type="float">
            <text:p>10.66299</text:p>
          </table:table-cell>
          <table:table-cell office:value-type="float" office:value="4.37879" calcext:value-type="float">
            <text:p>4.37879</text:p>
          </table:table-cell>
          <table:table-cell office:value-type="float" office:value="22.04608" calcext:value-type="float">
            <text:p>22.04608</text:p>
          </table:table-cell>
          <table:table-cell office:value-type="float" office:value="6.18113" calcext:value-type="float">
            <text:p>6.18113</text:p>
          </table:table-cell>
          <table:table-cell office:value-type="float" office:value="8.54652" calcext:value-type="float">
            <text:p>8.54652</text:p>
          </table:table-cell>
          <table:table-cell/>
        </table:table-row>
        <table:table-row table:style-name="ro1">
          <table:table-cell office:value-type="float" office:value="21.74956" calcext:value-type="float">
            <text:p>21.74956</text:p>
          </table:table-cell>
          <table:table-cell office:value-type="float" office:value="12.0429" calcext:value-type="float">
            <text:p>12.0429</text:p>
          </table:table-cell>
          <table:table-cell office:value-type="float" office:value="2.64326" calcext:value-type="float">
            <text:p>2.64326</text:p>
          </table:table-cell>
          <table:table-cell office:value-type="float" office:value="6.63691" calcext:value-type="float">
            <text:p>6.63691</text:p>
          </table:table-cell>
          <table:table-cell office:value-type="float" office:value="6.25429" calcext:value-type="float">
            <text:p>6.25429</text:p>
          </table:table-cell>
          <table:table-cell office:value-type="float" office:value="25.24705" calcext:value-type="float">
            <text:p>25.24705</text:p>
          </table:table-cell>
          <table:table-cell office:value-type="float" office:value="16.69124" calcext:value-type="float">
            <text:p>16.69124</text:p>
          </table:table-cell>
          <table:table-cell office:value-type="float" office:value="13.11858" calcext:value-type="float">
            <text:p>13.11858</text:p>
          </table:table-cell>
          <table:table-cell office:value-type="float" office:value="7.11975" calcext:value-type="float">
            <text:p>7.11975</text:p>
          </table:table-cell>
          <table:table-cell office:value-type="float" office:value="7.09518" calcext:value-type="float">
            <text:p>7.09518</text:p>
          </table:table-cell>
          <table:table-cell office:value-type="float" office:value="6.67549" calcext:value-type="float">
            <text:p>6.67549</text:p>
          </table:table-cell>
          <table:table-cell office:value-type="float" office:value="5.76808" calcext:value-type="float">
            <text:p>5.76808</text:p>
          </table:table-cell>
          <table:table-cell office:value-type="float" office:value="17.65106" calcext:value-type="float">
            <text:p>17.65106</text:p>
          </table:table-cell>
          <table:table-cell office:value-type="float" office:value="7.20023" calcext:value-type="float">
            <text:p>7.20023</text:p>
          </table:table-cell>
          <table:table-cell office:value-type="float" office:value="16.74139" calcext:value-type="float">
            <text:p>16.74139</text:p>
          </table:table-cell>
          <table:table-cell office:value-type="float" office:value="10.01347" calcext:value-type="float">
            <text:p>10.01347</text:p>
          </table:table-cell>
          <table:table-cell office:value-type="float" office:value="4.20655" calcext:value-type="float">
            <text:p>4.20655</text:p>
          </table:table-cell>
          <table:table-cell office:value-type="float" office:value="21.48848" calcext:value-type="float">
            <text:p>21.48848</text:p>
          </table:table-cell>
          <table:table-cell office:value-type="float" office:value="6.51533" calcext:value-type="float">
            <text:p>6.51533</text:p>
          </table:table-cell>
          <table:table-cell office:value-type="float" office:value="8.18819" calcext:value-type="float">
            <text:p>8.18819</text:p>
          </table:table-cell>
          <table:table-cell/>
        </table:table-row>
        <table:table-row table:style-name="ro1">
          <table:table-cell office:value-type="float" office:value="21.14594" calcext:value-type="float">
            <text:p>21.14594</text:p>
          </table:table-cell>
          <table:table-cell office:value-type="float" office:value="12.65276" calcext:value-type="float">
            <text:p>12.65276</text:p>
          </table:table-cell>
          <table:table-cell office:value-type="float" office:value="2.42551" calcext:value-type="float">
            <text:p>2.42551</text:p>
          </table:table-cell>
          <table:table-cell office:value-type="float" office:value="6.51258" calcext:value-type="float">
            <text:p>6.51258</text:p>
          </table:table-cell>
          <table:table-cell office:value-type="float" office:value="6.74305" calcext:value-type="float">
            <text:p>6.74305</text:p>
          </table:table-cell>
          <table:table-cell office:value-type="float" office:value="25.85761" calcext:value-type="float">
            <text:p>25.85761</text:p>
          </table:table-cell>
          <table:table-cell office:value-type="float" office:value="17.25323" calcext:value-type="float">
            <text:p>17.25323</text:p>
          </table:table-cell>
          <table:table-cell office:value-type="float" office:value="12.84369" calcext:value-type="float">
            <text:p>12.84369</text:p>
          </table:table-cell>
          <table:table-cell office:value-type="float" office:value="7.66504" calcext:value-type="float">
            <text:p>7.66504</text:p>
          </table:table-cell>
          <table:table-cell office:value-type="float" office:value="7.11779" calcext:value-type="float">
            <text:p>7.11779</text:p>
          </table:table-cell>
          <table:table-cell office:value-type="float" office:value="6.21965" calcext:value-type="float">
            <text:p>6.21965</text:p>
          </table:table-cell>
          <table:table-cell office:value-type="float" office:value="5.77678" calcext:value-type="float">
            <text:p>5.77678</text:p>
          </table:table-cell>
          <table:table-cell office:value-type="float" office:value="16.98936" calcext:value-type="float">
            <text:p>16.98936</text:p>
          </table:table-cell>
          <table:table-cell office:value-type="float" office:value="7.8277" calcext:value-type="float">
            <text:p>7.8277</text:p>
          </table:table-cell>
          <table:table-cell office:value-type="float" office:value="16.45807" calcext:value-type="float">
            <text:p>16.45807</text:p>
          </table:table-cell>
          <table:table-cell office:value-type="float" office:value="9.4818" calcext:value-type="float">
            <text:p>9.4818</text:p>
          </table:table-cell>
          <table:table-cell office:value-type="float" office:value="4.12369" calcext:value-type="float">
            <text:p>4.12369</text:p>
          </table:table-cell>
          <table:table-cell office:value-type="float" office:value="20.89735" calcext:value-type="float">
            <text:p>20.89735</text:p>
          </table:table-cell>
          <table:table-cell office:value-type="float" office:value="6.73764" calcext:value-type="float">
            <text:p>6.73764</text:p>
          </table:table-cell>
          <table:table-cell office:value-type="float" office:value="7.94306" calcext:value-type="float">
            <text:p>7.94306</text:p>
          </table:table-cell>
          <table:table-cell/>
        </table:table-row>
        <table:table-row table:style-name="ro1">
          <table:table-cell office:value-type="float" office:value="20.57712" calcext:value-type="float">
            <text:p>20.57712</text:p>
          </table:table-cell>
          <table:table-cell office:value-type="float" office:value="13.26049" calcext:value-type="float">
            <text:p>13.26049</text:p>
          </table:table-cell>
          <table:table-cell office:value-type="float" office:value="2.15108" calcext:value-type="float">
            <text:p>2.15108</text:p>
          </table:table-cell>
          <table:table-cell office:value-type="float" office:value="6.4499" calcext:value-type="float">
            <text:p>6.4499</text:p>
          </table:table-cell>
          <table:table-cell office:value-type="float" office:value="7.24732" calcext:value-type="float">
            <text:p>7.24732</text:p>
          </table:table-cell>
          <table:table-cell office:value-type="float" office:value="26.77496" calcext:value-type="float">
            <text:p>26.77496</text:p>
          </table:table-cell>
          <table:table-cell office:value-type="float" office:value="18.10183" calcext:value-type="float">
            <text:p>18.10183</text:p>
          </table:table-cell>
          <table:table-cell office:value-type="float" office:value="12.45644" calcext:value-type="float">
            <text:p>12.45644</text:p>
          </table:table-cell>
          <table:table-cell office:value-type="float" office:value="8.35383" calcext:value-type="float">
            <text:p>8.35383</text:p>
          </table:table-cell>
          <table:table-cell office:value-type="float" office:value="7.15002" calcext:value-type="float">
            <text:p>7.15002</text:p>
          </table:table-cell>
          <table:table-cell office:value-type="float" office:value="5.87573" calcext:value-type="float">
            <text:p>5.87573</text:p>
          </table:table-cell>
          <table:table-cell office:value-type="float" office:value="5.82213" calcext:value-type="float">
            <text:p>5.82213</text:p>
          </table:table-cell>
          <table:table-cell office:value-type="float" office:value="16.6167" calcext:value-type="float">
            <text:p>16.6167</text:p>
          </table:table-cell>
          <table:table-cell office:value-type="float" office:value="8.58653" calcext:value-type="float">
            <text:p>8.58653</text:p>
          </table:table-cell>
          <table:table-cell office:value-type="float" office:value="16.02693" calcext:value-type="float">
            <text:p>16.02693</text:p>
          </table:table-cell>
          <table:table-cell office:value-type="float" office:value="8.97475" calcext:value-type="float">
            <text:p>8.97475</text:p>
          </table:table-cell>
          <table:table-cell office:value-type="float" office:value="4.02854" calcext:value-type="float">
            <text:p>4.02854</text:p>
          </table:table-cell>
          <table:table-cell office:value-type="float" office:value="20.38182" calcext:value-type="float">
            <text:p>20.38182</text:p>
          </table:table-cell>
          <table:table-cell office:value-type="float" office:value="7.09827" calcext:value-type="float">
            <text:p>7.09827</text:p>
          </table:table-cell>
          <table:table-cell office:value-type="float" office:value="7.60474" calcext:value-type="float">
            <text:p>7.60474</text:p>
          </table:table-cell>
          <table:table-cell/>
        </table:table-row>
        <table:table-row table:style-name="ro1">
          <table:table-cell office:value-type="float" office:value="19.99454" calcext:value-type="float">
            <text:p>19.99454</text:p>
          </table:table-cell>
          <table:table-cell office:value-type="float" office:value="13.90794" calcext:value-type="float">
            <text:p>13.90794</text:p>
          </table:table-cell>
          <table:table-cell office:value-type="float" office:value="2.01236" calcext:value-type="float">
            <text:p>2.01236</text:p>
          </table:table-cell>
          <table:table-cell office:value-type="float" office:value="6.47968" calcext:value-type="float">
            <text:p>6.47968</text:p>
          </table:table-cell>
          <table:table-cell office:value-type="float" office:value="7.73697" calcext:value-type="float">
            <text:p>7.73697</text:p>
          </table:table-cell>
          <table:table-cell office:value-type="float" office:value="27.38211" calcext:value-type="float">
            <text:p>27.38211</text:p>
          </table:table-cell>
          <table:table-cell office:value-type="float" office:value="18.67908" calcext:value-type="float">
            <text:p>18.67908</text:p>
          </table:table-cell>
          <table:table-cell office:value-type="float" office:value="12.1955" calcext:value-type="float">
            <text:p>12.1955</text:p>
          </table:table-cell>
          <table:table-cell office:value-type="float" office:value="9.14695" calcext:value-type="float">
            <text:p>9.14695</text:p>
          </table:table-cell>
          <table:table-cell office:value-type="float" office:value="7.21629" calcext:value-type="float">
            <text:p>7.21629</text:p>
          </table:table-cell>
          <table:table-cell office:value-type="float" office:value="5.40953" calcext:value-type="float">
            <text:p>5.40953</text:p>
          </table:table-cell>
          <table:table-cell office:value-type="float" office:value="5.88847" calcext:value-type="float">
            <text:p>5.88847</text:p>
          </table:table-cell>
          <table:table-cell office:value-type="float" office:value="16.0541" calcext:value-type="float">
            <text:p>16.0541</text:p>
          </table:table-cell>
          <table:table-cell office:value-type="float" office:value="9.46831" calcext:value-type="float">
            <text:p>9.46831</text:p>
          </table:table-cell>
          <table:table-cell office:value-type="float" office:value="15.75051" calcext:value-type="float">
            <text:p>15.75051</text:p>
          </table:table-cell>
          <table:table-cell office:value-type="float" office:value="8.51199" calcext:value-type="float">
            <text:p>8.51199</text:p>
          </table:table-cell>
          <table:table-cell office:value-type="float" office:value="3.99708" calcext:value-type="float">
            <text:p>3.99708</text:p>
          </table:table-cell>
          <table:table-cell office:value-type="float" office:value="19.87845" calcext:value-type="float">
            <text:p>19.87845</text:p>
          </table:table-cell>
          <table:table-cell office:value-type="float" office:value="7.33401" calcext:value-type="float">
            <text:p>7.33401</text:p>
          </table:table-cell>
          <table:table-cell office:value-type="float" office:value="7.37679" calcext:value-type="float">
            <text:p>7.37679</text:p>
          </table:table-cell>
          <table:table-cell/>
        </table:table-row>
        <table:table-row table:style-name="ro1">
          <table:table-cell office:value-type="float" office:value="19.41046" calcext:value-type="float">
            <text:p>19.41046</text:p>
          </table:table-cell>
          <table:table-cell office:value-type="float" office:value="14.55856" calcext:value-type="float">
            <text:p>14.55856</text:p>
          </table:table-cell>
          <table:table-cell office:value-type="float" office:value="1.87513" calcext:value-type="float">
            <text:p>1.87513</text:p>
          </table:table-cell>
          <table:table-cell office:value-type="float" office:value="6.58267" calcext:value-type="float">
            <text:p>6.58267</text:p>
          </table:table-cell>
          <table:table-cell office:value-type="float" office:value="8.19742" calcext:value-type="float">
            <text:p>8.19742</text:p>
          </table:table-cell>
          <table:table-cell office:value-type="float" office:value="28.29007" calcext:value-type="float">
            <text:p>28.29007</text:p>
          </table:table-cell>
          <table:table-cell office:value-type="float" office:value="19.5528" calcext:value-type="float">
            <text:p>19.5528</text:p>
          </table:table-cell>
          <table:table-cell office:value-type="float" office:value="11.82079" calcext:value-type="float">
            <text:p>11.82079</text:p>
          </table:table-cell>
          <table:table-cell office:value-type="float" office:value="10.06677" calcext:value-type="float">
            <text:p>10.06677</text:p>
          </table:table-cell>
          <table:table-cell office:value-type="float" office:value="7.27798" calcext:value-type="float">
            <text:p>7.27798</text:p>
          </table:table-cell>
          <table:table-cell office:value-type="float" office:value="5.05508" calcext:value-type="float">
            <text:p>5.05508</text:p>
          </table:table-cell>
          <table:table-cell office:value-type="float" office:value="6.08275" calcext:value-type="float">
            <text:p>6.08275</text:p>
          </table:table-cell>
          <table:table-cell office:value-type="float" office:value="15.69127" calcext:value-type="float">
            <text:p>15.69127</text:p>
          </table:table-cell>
          <table:table-cell office:value-type="float" office:value="10.45016" calcext:value-type="float">
            <text:p>10.45016</text:p>
          </table:table-cell>
          <table:table-cell office:value-type="float" office:value="15.44838" calcext:value-type="float">
            <text:p>15.44838</text:p>
          </table:table-cell>
          <table:table-cell office:value-type="float" office:value="8.09537" calcext:value-type="float">
            <text:p>8.09537</text:p>
          </table:table-cell>
          <table:table-cell office:value-type="float" office:value="3.97375" calcext:value-type="float">
            <text:p>3.97375</text:p>
          </table:table-cell>
          <table:table-cell office:value-type="float" office:value="19.50322" calcext:value-type="float">
            <text:p>19.50322</text:p>
          </table:table-cell>
          <table:table-cell office:value-type="float" office:value="7.70665" calcext:value-type="float">
            <text:p>7.70665</text:p>
          </table:table-cell>
          <table:table-cell office:value-type="float" office:value="7.0561" calcext:value-type="float">
            <text:p>7.0561</text:p>
          </table:table-cell>
          <table:table-cell/>
        </table:table-row>
        <table:table-row table:style-name="ro1">
          <table:table-cell office:value-type="float" office:value="18.83584" calcext:value-type="float">
            <text:p>18.83584</text:p>
          </table:table-cell>
          <table:table-cell office:value-type="float" office:value="15.23121" calcext:value-type="float">
            <text:p>15.23121</text:p>
          </table:table-cell>
          <table:table-cell office:value-type="float" office:value="1.85424" calcext:value-type="float">
            <text:p>1.85424</text:p>
          </table:table-cell>
          <table:table-cell office:value-type="float" office:value="6.76925" calcext:value-type="float">
            <text:p>6.76925</text:p>
          </table:table-cell>
          <table:table-cell office:value-type="float" office:value="8.67001" calcext:value-type="float">
            <text:p>8.67001</text:p>
          </table:table-cell>
          <table:table-cell office:value-type="float" office:value="28.88716" calcext:value-type="float">
            <text:p>28.88716</text:p>
          </table:table-cell>
          <table:table-cell office:value-type="float" office:value="20.14725" calcext:value-type="float">
            <text:p>20.14725</text:p>
          </table:table-cell>
          <table:table-cell office:value-type="float" office:value="11.55749" calcext:value-type="float">
            <text:p>11.55749</text:p>
          </table:table-cell>
          <table:table-cell office:value-type="float" office:value="10.97347" calcext:value-type="float">
            <text:p>10.97347</text:p>
          </table:table-cell>
          <table:table-cell office:value-type="float" office:value="7.37622" calcext:value-type="float">
            <text:p>7.37622</text:p>
          </table:table-cell>
          <table:table-cell office:value-type="float" office:value="4.5983" calcext:value-type="float">
            <text:p>4.5983</text:p>
          </table:table-cell>
          <table:table-cell office:value-type="float" office:value="6.39384" calcext:value-type="float">
            <text:p>6.39384</text:p>
          </table:table-cell>
          <table:table-cell office:value-type="float" office:value="15.13207" calcext:value-type="float">
            <text:p>15.13207</text:p>
          </table:table-cell>
          <table:table-cell office:value-type="float" office:value="11.50619" calcext:value-type="float">
            <text:p>11.50619</text:p>
          </table:table-cell>
          <table:table-cell office:value-type="float" office:value="15.04626" calcext:value-type="float">
            <text:p>15.04626</text:p>
          </table:table-cell>
          <table:table-cell office:value-type="float" office:value="7.73544" calcext:value-type="float">
            <text:p>7.73544</text:p>
          </table:table-cell>
          <table:table-cell office:value-type="float" office:value="4.00291" calcext:value-type="float">
            <text:p>4.00291</text:p>
          </table:table-cell>
          <table:table-cell office:value-type="float" office:value="19.06532" calcext:value-type="float">
            <text:p>19.06532</text:p>
          </table:table-cell>
          <table:table-cell office:value-type="float" office:value="7.96163" calcext:value-type="float">
            <text:p>7.96163</text:p>
          </table:table-cell>
          <table:table-cell office:value-type="float" office:value="6.86768" calcext:value-type="float">
            <text:p>6.86768</text:p>
          </table:table-cell>
          <table:table-cell/>
        </table:table-row>
        <table:table-row table:style-name="ro1">
          <table:table-cell office:value-type="float" office:value="18.25939" calcext:value-type="float">
            <text:p>18.25939</text:p>
          </table:table-cell>
          <table:table-cell office:value-type="float" office:value="15.90022" calcext:value-type="float">
            <text:p>15.90022</text:p>
          </table:table-cell>
          <table:table-cell office:value-type="float" office:value="1.93338" calcext:value-type="float">
            <text:p>1.93338</text:p>
          </table:table-cell>
          <table:table-cell office:value-type="float" office:value="7.03231" calcext:value-type="float">
            <text:p>7.03231</text:p>
          </table:table-cell>
          <table:table-cell office:value-type="float" office:value="9.12767" calcext:value-type="float">
            <text:p>9.12767</text:p>
          </table:table-cell>
          <table:table-cell office:value-type="float" office:value="29.79513" calcext:value-type="float">
            <text:p>29.79513</text:p>
          </table:table-cell>
          <table:table-cell office:value-type="float" office:value="21.03278" calcext:value-type="float">
            <text:p>21.03278</text:p>
          </table:table-cell>
          <table:table-cell office:value-type="float" office:value="11.18252" calcext:value-type="float">
            <text:p>11.18252</text:p>
          </table:table-cell>
          <table:table-cell office:value-type="float" office:value="12.06513" calcext:value-type="float">
            <text:p>12.06513</text:p>
          </table:table-cell>
          <table:table-cell office:value-type="float" office:value="7.46977" calcext:value-type="float">
            <text:p>7.46977</text:p>
          </table:table-cell>
          <table:table-cell office:value-type="float" office:value="4.23311" calcext:value-type="float">
            <text:p>4.23311</text:p>
          </table:table-cell>
          <table:table-cell office:value-type="float" office:value="6.72597" calcext:value-type="float">
            <text:p>6.72597</text:p>
          </table:table-cell>
          <table:table-cell office:value-type="float" office:value="14.20333" calcext:value-type="float">
            <text:p>14.20333</text:p>
          </table:table-cell>
          <table:table-cell office:value-type="float" office:value="12.6355" calcext:value-type="float">
            <text:p>12.6355</text:p>
          </table:table-cell>
          <table:table-cell office:value-type="float" office:value="14.75104" calcext:value-type="float">
            <text:p>14.75104</text:p>
          </table:table-cell>
          <table:table-cell office:value-type="float" office:value="7.437" calcext:value-type="float">
            <text:p>7.437</text:p>
          </table:table-cell>
          <table:table-cell office:value-type="float" office:value="4.06399" calcext:value-type="float">
            <text:p>4.06399</text:p>
          </table:table-cell>
          <table:table-cell office:value-type="float" office:value="18.73533" calcext:value-type="float">
            <text:p>18.73533</text:p>
          </table:table-cell>
          <table:table-cell office:value-type="float" office:value="8.34574" calcext:value-type="float">
            <text:p>8.34574</text:p>
          </table:table-cell>
          <table:table-cell office:value-type="float" office:value="6.60505" calcext:value-type="float">
            <text:p>6.60505</text:p>
          </table:table-cell>
          <table:table-cell/>
        </table:table-row>
        <table:table-row table:style-name="ro1">
          <table:table-cell office:value-type="float" office:value="17.68179" calcext:value-type="float">
            <text:p>17.68179</text:p>
          </table:table-cell>
          <table:table-cell office:value-type="float" office:value="16.61392" calcext:value-type="float">
            <text:p>16.61392</text:p>
          </table:table-cell>
          <table:table-cell office:value-type="float" office:value="2.13325" calcext:value-type="float">
            <text:p>2.13325</text:p>
          </table:table-cell>
          <table:table-cell office:value-type="float" office:value="7.3768" calcext:value-type="float">
            <text:p>7.3768</text:p>
          </table:table-cell>
          <table:table-cell office:value-type="float" office:value="9.58805" calcext:value-type="float">
            <text:p>9.58805</text:p>
          </table:table-cell>
          <table:table-cell office:value-type="float" office:value="30.3925" calcext:value-type="float">
            <text:p>30.3925</text:p>
          </table:table-cell>
          <table:table-cell office:value-type="float" office:value="21.63154" calcext:value-type="float">
            <text:p>21.63154</text:p>
          </table:table-cell>
          <table:table-cell office:value-type="float" office:value="10.93637" calcext:value-type="float">
            <text:p>10.93637</text:p>
          </table:table-cell>
          <table:table-cell office:value-type="float" office:value="13.22708" calcext:value-type="float">
            <text:p>13.22708</text:p>
          </table:table-cell>
          <table:table-cell office:value-type="float" office:value="7.60791" calcext:value-type="float">
            <text:p>7.60791</text:p>
          </table:table-cell>
          <table:table-cell office:value-type="float" office:value="3.76561" calcext:value-type="float">
            <text:p>3.76561</text:p>
          </table:table-cell>
          <table:table-cell office:value-type="float" office:value="7.09696" calcext:value-type="float">
            <text:p>7.09696</text:p>
          </table:table-cell>
          <table:table-cell office:value-type="float" office:value="13.82593" calcext:value-type="float">
            <text:p>13.82593</text:p>
          </table:table-cell>
          <table:table-cell office:value-type="float" office:value="13.83755" calcext:value-type="float">
            <text:p>13.83755</text:p>
          </table:table-cell>
          <table:table-cell office:value-type="float" office:value="14.34923" calcext:value-type="float">
            <text:p>14.34923</text:p>
          </table:table-cell>
          <table:table-cell office:value-type="float" office:value="7.21592" calcext:value-type="float">
            <text:p>7.21592</text:p>
          </table:table-cell>
          <table:table-cell office:value-type="float" office:value="4.16337" calcext:value-type="float">
            <text:p>4.16337</text:p>
          </table:table-cell>
          <table:table-cell office:value-type="float" office:value="18.3272" calcext:value-type="float">
            <text:p>18.3272</text:p>
          </table:table-cell>
          <table:table-cell office:value-type="float" office:value="8.60495" calcext:value-type="float">
            <text:p>8.60495</text:p>
          </table:table-cell>
          <table:table-cell office:value-type="float" office:value="6.42568" calcext:value-type="float">
            <text:p>6.42568</text:p>
          </table:table-cell>
          <table:table-cell/>
        </table:table-row>
        <table:table-row table:style-name="ro1">
          <table:table-cell office:value-type="float" office:value="17.11325" calcext:value-type="float">
            <text:p>17.11325</text:p>
          </table:table-cell>
          <table:table-cell office:value-type="float" office:value="17.30908" calcext:value-type="float">
            <text:p>17.30908</text:p>
          </table:table-cell>
          <table:table-cell office:value-type="float" office:value="2.55064" calcext:value-type="float">
            <text:p>2.55064</text:p>
          </table:table-cell>
          <table:table-cell office:value-type="float" office:value="8.20367" calcext:value-type="float">
            <text:p>8.20367</text:p>
          </table:table-cell>
          <table:table-cell office:value-type="float" office:value="10.02184" calcext:value-type="float">
            <text:p>10.02184</text:p>
          </table:table-cell>
          <table:table-cell office:value-type="float" office:value="31.28892" calcext:value-type="float">
            <text:p>31.28892</text:p>
          </table:table-cell>
          <table:table-cell office:value-type="float" office:value="22.53203" calcext:value-type="float">
            <text:p>22.53203</text:p>
          </table:table-cell>
          <table:table-cell office:value-type="float" office:value="10.56786" calcext:value-type="float">
            <text:p>10.56786</text:p>
          </table:table-cell>
          <table:table-cell office:value-type="float" office:value="14.44624" calcext:value-type="float">
            <text:p>14.44624</text:p>
          </table:table-cell>
          <table:table-cell office:value-type="float" office:value="7.72894" calcext:value-type="float">
            <text:p>7.72894</text:p>
          </table:table-cell>
          <table:table-cell office:value-type="float" office:value="3.40941" calcext:value-type="float">
            <text:p>3.40941</text:p>
          </table:table-cell>
          <table:table-cell office:value-type="float" office:value="7.47624" calcext:value-type="float">
            <text:p>7.47624</text:p>
          </table:table-cell>
          <table:table-cell office:value-type="float" office:value="13.31369" calcext:value-type="float">
            <text:p>13.31369</text:p>
          </table:table-cell>
          <table:table-cell office:value-type="float" office:value="15.0846" calcext:value-type="float">
            <text:p>15.0846</text:p>
          </table:table-cell>
          <table:table-cell office:value-type="float" office:value="14.05386" calcext:value-type="float">
            <text:p>14.05386</text:p>
          </table:table-cell>
          <table:table-cell office:value-type="float" office:value="7.07837" calcext:value-type="float">
            <text:p>7.07837</text:p>
          </table:table-cell>
          <table:table-cell office:value-type="float" office:value="4.29312" calcext:value-type="float">
            <text:p>4.29312</text:p>
          </table:table-cell>
          <table:table-cell office:value-type="float" office:value="18.01247" calcext:value-type="float">
            <text:p>18.01247</text:p>
          </table:table-cell>
          <table:table-cell office:value-type="float" office:value="8.99307" calcext:value-type="float">
            <text:p>8.99307</text:p>
          </table:table-cell>
          <table:table-cell office:value-type="float" office:value="6.18624" calcext:value-type="float">
            <text:p>6.18624</text:p>
          </table:table-cell>
          <table:table-cell/>
        </table:table-row>
        <table:table-row table:style-name="ro1">
          <table:table-cell office:value-type="float" office:value="16.55819" calcext:value-type="float">
            <text:p>16.55819</text:p>
          </table:table-cell>
          <table:table-cell office:value-type="float" office:value="18.04352" calcext:value-type="float">
            <text:p>18.04352</text:p>
          </table:table-cell>
          <table:table-cell office:value-type="float" office:value="2.82979" calcext:value-type="float">
            <text:p>2.82979</text:p>
          </table:table-cell>
          <table:table-cell office:value-type="float" office:value="9.14917" calcext:value-type="float">
            <text:p>9.14917</text:p>
          </table:table-cell>
          <table:table-cell office:value-type="float" office:value="10.48182" calcext:value-type="float">
            <text:p>10.48182</text:p>
          </table:table-cell>
          <table:table-cell office:value-type="float" office:value="31.8872" calcext:value-type="float">
            <text:p>31.8872</text:p>
          </table:table-cell>
          <table:table-cell office:value-type="float" office:value="23.1472" calcext:value-type="float">
            <text:p>23.1472</text:p>
          </table:table-cell>
          <table:table-cell office:value-type="float" office:value="10.32588" calcext:value-type="float">
            <text:p>10.32588</text:p>
          </table:table-cell>
          <table:table-cell office:value-type="float" office:value="15.72236" calcext:value-type="float">
            <text:p>15.72236</text:p>
          </table:table-cell>
          <table:table-cell office:value-type="float" office:value="7.92044" calcext:value-type="float">
            <text:p>7.92044</text:p>
          </table:table-cell>
          <table:table-cell office:value-type="float" office:value="2.9304" calcext:value-type="float">
            <text:p>2.9304</text:p>
          </table:table-cell>
          <table:table-cell office:value-type="float" office:value="7.89175" calcext:value-type="float">
            <text:p>7.89175</text:p>
          </table:table-cell>
          <table:table-cell office:value-type="float" office:value="13.0209" calcext:value-type="float">
            <text:p>13.0209</text:p>
          </table:table-cell>
          <table:table-cell office:value-type="float" office:value="16.37688" calcext:value-type="float">
            <text:p>16.37688</text:p>
          </table:table-cell>
          <table:table-cell office:value-type="float" office:value="13.6588" calcext:value-type="float">
            <text:p>13.6588</text:p>
          </table:table-cell>
          <table:table-cell office:value-type="float" office:value="7.00852" calcext:value-type="float">
            <text:p>7.00852</text:p>
          </table:table-cell>
          <table:table-cell office:value-type="float" office:value="4.4451" calcext:value-type="float">
            <text:p>4.4451</text:p>
          </table:table-cell>
          <table:table-cell office:value-type="float" office:value="17.46151" calcext:value-type="float">
            <text:p>17.46151</text:p>
          </table:table-cell>
          <table:table-cell office:value-type="float" office:value="9.2586" calcext:value-type="float">
            <text:p>9.2586</text:p>
          </table:table-cell>
          <table:table-cell office:value-type="float" office:value="6.0342" calcext:value-type="float">
            <text:p>6.0342</text:p>
          </table:table-cell>
          <table:table-cell/>
        </table:table-row>
        <table:table-row table:style-name="ro1">
          <table:table-cell office:value-type="float" office:value="16.0143" calcext:value-type="float">
            <text:p>16.0143</text:p>
          </table:table-cell>
          <table:table-cell office:value-type="float" office:value="18.76031" calcext:value-type="float">
            <text:p>18.76031</text:p>
          </table:table-cell>
          <table:table-cell office:value-type="float" office:value="3.23707" calcext:value-type="float">
            <text:p>3.23707</text:p>
          </table:table-cell>
          <table:table-cell office:value-type="float" office:value="10.10353" calcext:value-type="float">
            <text:p>10.10353</text:p>
          </table:table-cell>
          <table:table-cell office:value-type="float" office:value="10.91174" calcext:value-type="float">
            <text:p>10.91174</text:p>
          </table:table-cell>
          <table:table-cell office:value-type="float" office:value="32.78506" calcext:value-type="float">
            <text:p>32.78506</text:p>
          </table:table-cell>
          <table:table-cell office:value-type="float" office:value="24.07218" calcext:value-type="float">
            <text:p>24.07218</text:p>
          </table:table-cell>
          <table:table-cell office:value-type="float" office:value="9.97446" calcext:value-type="float">
            <text:p>9.97446</text:p>
          </table:table-cell>
          <table:table-cell office:value-type="float" office:value="17.04648" calcext:value-type="float">
            <text:p>17.04648</text:p>
          </table:table-cell>
          <table:table-cell office:value-type="float" office:value="8.25116" calcext:value-type="float">
            <text:p>8.25116</text:p>
          </table:table-cell>
          <table:table-cell office:value-type="float" office:value="2.57371" calcext:value-type="float">
            <text:p>2.57371</text:p>
          </table:table-cell>
          <table:table-cell office:value-type="float" office:value="8.336" calcext:value-type="float">
            <text:p>8.336</text:p>
          </table:table-cell>
          <table:table-cell office:value-type="float" office:value="12.62561" calcext:value-type="float">
            <text:p>12.62561</text:p>
          </table:table-cell>
          <table:table-cell office:value-type="float" office:value="17.71518" calcext:value-type="float">
            <text:p>17.71518</text:p>
          </table:table-cell>
          <table:table-cell office:value-type="float" office:value="13.37144" calcext:value-type="float">
            <text:p>13.37144</text:p>
          </table:table-cell>
          <table:table-cell office:value-type="float" office:value="7.00824" calcext:value-type="float">
            <text:p>7.00824</text:p>
          </table:table-cell>
          <table:table-cell office:value-type="float" office:value="4.63934" calcext:value-type="float">
            <text:p>4.63934</text:p>
          </table:table-cell>
          <table:table-cell office:value-type="float" office:value="16.98161" calcext:value-type="float">
            <text:p>16.98161</text:p>
          </table:table-cell>
          <table:table-cell office:value-type="float" office:value="9.80638" calcext:value-type="float">
            <text:p>9.80638</text:p>
          </table:table-cell>
          <table:table-cell office:value-type="float" office:value="5.81052" calcext:value-type="float">
            <text:p>5.81052</text:p>
          </table:table-cell>
          <table:table-cell/>
        </table:table-row>
        <table:table-row table:style-name="ro1">
          <table:table-cell office:value-type="float" office:value="15.4825" calcext:value-type="float">
            <text:p>15.4825</text:p>
          </table:table-cell>
          <table:table-cell office:value-type="float" office:value="19.52539" calcext:value-type="float">
            <text:p>19.52539</text:p>
          </table:table-cell>
          <table:table-cell office:value-type="float" office:value="3.53687" calcext:value-type="float">
            <text:p>3.53687</text:p>
          </table:table-cell>
          <table:table-cell office:value-type="float" office:value="11.14333" calcext:value-type="float">
            <text:p>11.14333</text:p>
          </table:table-cell>
          <table:table-cell office:value-type="float" office:value="11.38938" calcext:value-type="float">
            <text:p>11.38938</text:p>
          </table:table-cell>
          <table:table-cell office:value-type="float" office:value="33.37239" calcext:value-type="float">
            <text:p>33.37239</text:p>
          </table:table-cell>
          <table:table-cell office:value-type="float" office:value="24.68173" calcext:value-type="float">
            <text:p>24.68173</text:p>
          </table:table-cell>
          <table:table-cell office:value-type="float" office:value="9.74253" calcext:value-type="float">
            <text:p>9.74253</text:p>
          </table:table-cell>
          <table:table-cell office:value-type="float" office:value="18.41964" calcext:value-type="float">
            <text:p>18.41964</text:p>
          </table:table-cell>
          <table:table-cell office:value-type="float" office:value="8.63474" calcext:value-type="float">
            <text:p>8.63474</text:p>
          </table:table-cell>
          <table:table-cell office:value-type="float" office:value="2.09311" calcext:value-type="float">
            <text:p>2.09311</text:p>
          </table:table-cell>
          <table:table-cell office:value-type="float" office:value="8.81723" calcext:value-type="float">
            <text:p>8.81723</text:p>
          </table:table-cell>
          <table:table-cell office:value-type="float" office:value="11.99309" calcext:value-type="float">
            <text:p>11.99309</text:p>
          </table:table-cell>
          <table:table-cell office:value-type="float" office:value="19.10228" calcext:value-type="float">
            <text:p>19.10228</text:p>
          </table:table-cell>
          <table:table-cell office:value-type="float" office:value="12.96647" calcext:value-type="float">
            <text:p>12.96647</text:p>
          </table:table-cell>
          <table:table-cell office:value-type="float" office:value="7.08083" calcext:value-type="float">
            <text:p>7.08083</text:p>
          </table:table-cell>
          <table:table-cell office:value-type="float" office:value="4.83665" calcext:value-type="float">
            <text:p>4.83665</text:p>
          </table:table-cell>
          <table:table-cell office:value-type="float" office:value="16.40916" calcext:value-type="float">
            <text:p>16.40916</text:p>
          </table:table-cell>
          <table:table-cell office:value-type="float" office:value="10.1781" calcext:value-type="float">
            <text:p>10.1781</text:p>
          </table:table-cell>
          <table:table-cell office:value-type="float" office:value="5.68258" calcext:value-type="float">
            <text:p>5.68258</text:p>
          </table:table-cell>
          <table:table-cell/>
        </table:table-row>
        <table:table-row table:style-name="ro1">
          <table:table-cell office:value-type="float" office:value="14.96391" calcext:value-type="float">
            <text:p>14.96391</text:p>
          </table:table-cell>
          <table:table-cell office:value-type="float" office:value="20.25814" calcext:value-type="float">
            <text:p>20.25814</text:p>
          </table:table-cell>
          <table:table-cell office:value-type="float" office:value="4.01377" calcext:value-type="float">
            <text:p>4.01377</text:p>
          </table:table-cell>
          <table:table-cell office:value-type="float" office:value="12.24362" calcext:value-type="float">
            <text:p>12.24362</text:p>
          </table:table-cell>
          <table:table-cell office:value-type="float" office:value="11.82245" calcext:value-type="float">
            <text:p>11.82245</text:p>
          </table:table-cell>
          <table:table-cell office:value-type="float" office:value="34.26133" calcext:value-type="float">
            <text:p>34.26133</text:p>
          </table:table-cell>
          <table:table-cell office:value-type="float" office:value="25.61936" calcext:value-type="float">
            <text:p>25.61936</text:p>
          </table:table-cell>
          <table:table-cell office:value-type="float" office:value="9.40288" calcext:value-type="float">
            <text:p>9.40288</text:p>
          </table:table-cell>
          <table:table-cell office:value-type="float" office:value="19.09999" calcext:value-type="float">
            <text:p>19.09999</text:p>
          </table:table-cell>
          <table:table-cell office:value-type="float" office:value="9.09532" calcext:value-type="float">
            <text:p>9.09532</text:p>
          </table:table-cell>
          <table:table-cell office:value-type="float" office:value="1.73521" calcext:value-type="float">
            <text:p>1.73521</text:p>
          </table:table-cell>
          <table:table-cell office:value-type="float" office:value="9.30907" calcext:value-type="float">
            <text:p>9.30907</text:p>
          </table:table-cell>
          <table:table-cell office:value-type="float" office:value="11.37213" calcext:value-type="float">
            <text:p>11.37213</text:p>
          </table:table-cell>
          <table:table-cell office:value-type="float" office:value="20.52546" calcext:value-type="float">
            <text:p>20.52546</text:p>
          </table:table-cell>
          <table:table-cell office:value-type="float" office:value="12.68761" calcext:value-type="float">
            <text:p>12.68761</text:p>
          </table:table-cell>
          <table:table-cell office:value-type="float" office:value="7.34147" calcext:value-type="float">
            <text:p>7.34147</text:p>
          </table:table-cell>
          <table:table-cell office:value-type="float" office:value="5.08678" calcext:value-type="float">
            <text:p>5.08678</text:p>
          </table:table-cell>
          <table:table-cell office:value-type="float" office:value="15.84071" calcext:value-type="float">
            <text:p>15.84071</text:p>
          </table:table-cell>
          <table:table-cell office:value-type="float" office:value="10.74668" calcext:value-type="float">
            <text:p>10.74668</text:p>
          </table:table-cell>
          <table:table-cell office:value-type="float" office:value="5.50637" calcext:value-type="float">
            <text:p>5.50637</text:p>
          </table:table-cell>
          <table:table-cell/>
        </table:table-row>
        <table:table-row table:style-name="ro1">
          <table:table-cell office:value-type="float" office:value="14.45449" calcext:value-type="float">
            <text:p>14.45449</text:p>
          </table:table-cell>
          <table:table-cell office:value-type="float" office:value="21.03986" calcext:value-type="float">
            <text:p>21.03986</text:p>
          </table:table-cell>
          <table:table-cell office:value-type="float" office:value="4.345" calcext:value-type="float">
            <text:p>4.345</text:p>
          </table:table-cell>
          <table:table-cell office:value-type="float" office:value="12.70296" calcext:value-type="float">
            <text:p>12.70296</text:p>
          </table:table-cell>
          <table:table-cell office:value-type="float" office:value="12.30959" calcext:value-type="float">
            <text:p>12.30959</text:p>
          </table:table-cell>
          <table:table-cell office:value-type="float" office:value="34.85275" calcext:value-type="float">
            <text:p>34.85275</text:p>
          </table:table-cell>
          <table:table-cell office:value-type="float" office:value="26.24498" calcext:value-type="float">
            <text:p>26.24498</text:p>
          </table:table-cell>
          <table:table-cell office:value-type="float" office:value="8.85883" calcext:value-type="float">
            <text:p>8.85883</text:p>
          </table:table-cell>
          <table:table-cell office:value-type="float" office:value="19.82601" calcext:value-type="float">
            <text:p>19.82601</text:p>
          </table:table-cell>
          <table:table-cell office:value-type="float" office:value="9.5409" calcext:value-type="float">
            <text:p>9.5409</text:p>
          </table:table-cell>
          <table:table-cell office:value-type="float" office:value="1.25447" calcext:value-type="float">
            <text:p>1.25447</text:p>
          </table:table-cell>
          <table:table-cell office:value-type="float" office:value="9.83188" calcext:value-type="float">
            <text:p>9.83188</text:p>
          </table:table-cell>
          <table:table-cell office:value-type="float" office:value="10.76523" calcext:value-type="float">
            <text:p>10.76523</text:p>
          </table:table-cell>
          <table:table-cell office:value-type="float" office:value="21.09993" calcext:value-type="float">
            <text:p>21.09993</text:p>
          </table:table-cell>
          <table:table-cell office:value-type="float" office:value="12.30239" calcext:value-type="float">
            <text:p>12.30239</text:p>
          </table:table-cell>
          <table:table-cell office:value-type="float" office:value="7.89991" calcext:value-type="float">
            <text:p>7.89991</text:p>
          </table:table-cell>
          <table:table-cell office:value-type="float" office:value="5.31544" calcext:value-type="float">
            <text:p>5.31544</text:p>
          </table:table-cell>
          <table:table-cell office:value-type="float" office:value="15.24406" calcext:value-type="float">
            <text:p>15.24406</text:p>
          </table:table-cell>
          <table:table-cell office:value-type="float" office:value="11.13774" calcext:value-type="float">
            <text:p>11.13774</text:p>
          </table:table-cell>
          <table:table-cell office:value-type="float" office:value="5.40171" calcext:value-type="float">
            <text:p>5.40171</text:p>
          </table:table-cell>
          <table:table-cell/>
        </table:table-row>
        <table:table-row table:style-name="ro1">
          <table:table-cell/>
          <table:table-cell office:value-type="float" office:value="21.79083" calcext:value-type="float">
            <text:p>21.79083</text:p>
          </table:table-cell>
          <table:table-cell office:value-type="float" office:value="4.87604" calcext:value-type="float">
            <text:p>4.87604</text:p>
          </table:table-cell>
          <table:table-cell office:value-type="float" office:value="13.41008" calcext:value-type="float">
            <text:p>13.41008</text:p>
          </table:table-cell>
          <table:table-cell office:value-type="float" office:value="12.75604" calcext:value-type="float">
            <text:p>12.75604</text:p>
          </table:table-cell>
          <table:table-cell office:value-type="float" office:value="35.73251" calcext:value-type="float">
            <text:p>35.73251</text:p>
          </table:table-cell>
          <table:table-cell office:value-type="float" office:value="27.16041" calcext:value-type="float">
            <text:p>27.16041</text:p>
          </table:table-cell>
          <table:table-cell office:value-type="float" office:value="8.35618" calcext:value-type="float">
            <text:p>8.35618</text:p>
          </table:table-cell>
          <table:table-cell office:value-type="float" office:value="20.51915" calcext:value-type="float">
            <text:p>20.51915</text:p>
          </table:table-cell>
          <table:table-cell office:value-type="float" office:value="10.00064" calcext:value-type="float">
            <text:p>10.00064</text:p>
          </table:table-cell>
          <table:table-cell office:value-type="float" office:value="0.88625" calcext:value-type="float">
            <text:p>0.88625</text:p>
          </table:table-cell>
          <table:table-cell office:value-type="float" office:value="10.37373" calcext:value-type="float">
            <text:p>10.37373</text:p>
          </table:table-cell>
          <table:table-cell office:value-type="float" office:value="10.18159" calcext:value-type="float">
            <text:p>10.18159</text:p>
          </table:table-cell>
          <table:table-cell office:value-type="float" office:value="21.97349" calcext:value-type="float">
            <text:p>21.97349</text:p>
          </table:table-cell>
          <table:table-cell office:value-type="float" office:value="12.02306" calcext:value-type="float">
            <text:p>12.02306</text:p>
          </table:table-cell>
          <table:table-cell office:value-type="float" office:value="8.57708" calcext:value-type="float">
            <text:p>8.57708</text:p>
          </table:table-cell>
          <table:table-cell office:value-type="float" office:value="5.60267" calcext:value-type="float">
            <text:p>5.60267</text:p>
          </table:table-cell>
          <table:table-cell office:value-type="float" office:value="14.64064" calcext:value-type="float">
            <text:p>14.64064</text:p>
          </table:table-cell>
          <table:table-cell office:value-type="float" office:value="11.71795" calcext:value-type="float">
            <text:p>11.71795</text:p>
          </table:table-cell>
          <table:table-cell office:value-type="float" office:value="5.27019" calcext:value-type="float">
            <text:p>5.27019</text:p>
          </table:table-cell>
          <table:table-cell/>
        </table:table-row>
        <table:table-row table:style-name="ro1">
          <table:table-cell/>
          <table:table-cell office:value-type="float" office:value="22.58495" calcext:value-type="float">
            <text:p>22.58495</text:p>
          </table:table-cell>
          <table:table-cell office:value-type="float" office:value="5.23382" calcext:value-type="float">
            <text:p>5.23382</text:p>
          </table:table-cell>
          <table:table-cell office:value-type="float" office:value="13.89216" calcext:value-type="float">
            <text:p>13.89216</text:p>
          </table:table-cell>
          <table:table-cell office:value-type="float" office:value="13.24703" calcext:value-type="float">
            <text:p>13.24703</text:p>
          </table:table-cell>
          <table:table-cell office:value-type="float" office:value="36.31542" calcext:value-type="float">
            <text:p>36.31542</text:p>
          </table:table-cell>
          <table:table-cell office:value-type="float" office:value="27.75992" calcext:value-type="float">
            <text:p>27.75992</text:p>
          </table:table-cell>
          <table:table-cell office:value-type="float" office:value="7.89576" calcext:value-type="float">
            <text:p>7.89576</text:p>
          </table:table-cell>
          <table:table-cell office:value-type="float" office:value="21.27175" calcext:value-type="float">
            <text:p>21.27175</text:p>
          </table:table-cell>
          <table:table-cell office:value-type="float" office:value="10.47182" calcext:value-type="float">
            <text:p>10.47182</text:p>
          </table:table-cell>
          <table:table-cell office:value-type="float" office:value="0.42432" calcext:value-type="float">
            <text:p>0.42432</text:p>
          </table:table-cell>
          <table:table-cell office:value-type="float" office:value="10.93201" calcext:value-type="float">
            <text:p>10.93201</text:p>
          </table:table-cell>
          <table:table-cell office:value-type="float" office:value="9.69943" calcext:value-type="float">
            <text:p>9.69943</text:p>
          </table:table-cell>
          <table:table-cell office:value-type="float" office:value="22.56463" calcext:value-type="float">
            <text:p>22.56463</text:p>
          </table:table-cell>
          <table:table-cell office:value-type="float" office:value="11.63962" calcext:value-type="float">
            <text:p>11.63962</text:p>
          </table:table-cell>
          <table:table-cell office:value-type="float" office:value="9.35464" calcext:value-type="float">
            <text:p>9.35464</text:p>
          </table:table-cell>
          <table:table-cell office:value-type="float" office:value="5.86302" calcext:value-type="float">
            <text:p>5.86302</text:p>
          </table:table-cell>
          <table:table-cell office:value-type="float" office:value="14.17315" calcext:value-type="float">
            <text:p>14.17315</text:p>
          </table:table-cell>
          <table:table-cell office:value-type="float" office:value="12.09703" calcext:value-type="float">
            <text:p>12.09703</text:p>
          </table:table-cell>
          <table:table-cell office:value-type="float" office:value="5.20123" calcext:value-type="float">
            <text:p>5.20123</text:p>
          </table:table-cell>
          <table:table-cell/>
        </table:table-row>
        <table:table-row table:style-name="ro1">
          <table:table-cell/>
          <table:table-cell office:value-type="float" office:value="23.33036" calcext:value-type="float">
            <text:p>23.33036</text:p>
          </table:table-cell>
          <table:table-cell office:value-type="float" office:value="5.81442" calcext:value-type="float">
            <text:p>5.81442</text:p>
          </table:table-cell>
          <table:table-cell office:value-type="float" office:value="14.63501" calcext:value-type="float">
            <text:p>14.63501</text:p>
          </table:table-cell>
          <table:table-cell office:value-type="float" office:value="13.70798" calcext:value-type="float">
            <text:p>13.70798</text:p>
          </table:table-cell>
          <table:table-cell office:value-type="float" office:value="37.19794" calcext:value-type="float">
            <text:p>37.19794</text:p>
          </table:table-cell>
          <table:table-cell office:value-type="float" office:value="28.66312" calcext:value-type="float">
            <text:p>28.66312</text:p>
          </table:table-cell>
          <table:table-cell office:value-type="float" office:value="7.4893" calcext:value-type="float">
            <text:p>7.4893</text:p>
          </table:table-cell>
          <table:table-cell office:value-type="float" office:value="21.98501" calcext:value-type="float">
            <text:p>21.98501</text:p>
          </table:table-cell>
          <table:table-cell office:value-type="float" office:value="10.9545" calcext:value-type="float">
            <text:p>10.9545</text:p>
          </table:table-cell>
          <table:table-cell office:value-type="float" office:value="0.12655" calcext:value-type="float">
            <text:p>0.12655</text:p>
          </table:table-cell>
          <table:table-cell office:value-type="float" office:value="11.50678" calcext:value-type="float">
            <text:p>11.50678</text:p>
          </table:table-cell>
          <table:table-cell office:value-type="float" office:value="9.1651" calcext:value-type="float">
            <text:p>9.1651</text:p>
          </table:table-cell>
          <table:table-cell office:value-type="float" office:value="23.46411" calcext:value-type="float">
            <text:p>23.46411</text:p>
          </table:table-cell>
          <table:table-cell office:value-type="float" office:value="11.37012" calcext:value-type="float">
            <text:p>11.37012</text:p>
          </table:table-cell>
          <table:table-cell office:value-type="float" office:value="10.2323" calcext:value-type="float">
            <text:p>10.2323</text:p>
          </table:table-cell>
          <table:table-cell office:value-type="float" office:value="6.17772" calcext:value-type="float">
            <text:p>6.17772</text:p>
          </table:table-cell>
          <table:table-cell office:value-type="float" office:value="13.46705" calcext:value-type="float">
            <text:p>13.46705</text:p>
          </table:table-cell>
          <table:table-cell office:value-type="float" office:value="12.66122" calcext:value-type="float">
            <text:p>12.66122</text:p>
          </table:table-cell>
          <table:table-cell office:value-type="float" office:value="5.12218" calcext:value-type="float">
            <text:p>5.12218</text:p>
          </table:table-cell>
          <table:table-cell/>
        </table:table-row>
        <table:table-row table:style-name="ro1">
          <table:table-cell/>
          <table:table-cell office:value-type="float" office:value="24.12396" calcext:value-type="float">
            <text:p>24.12396</text:p>
          </table:table-cell>
          <table:table-cell office:value-type="float" office:value="6.205" calcext:value-type="float">
            <text:p>6.205</text:p>
          </table:table-cell>
          <table:table-cell office:value-type="float" office:value="15.12882" calcext:value-type="float">
            <text:p>15.12882</text:p>
          </table:table-cell>
          <table:table-cell office:value-type="float" office:value="14.20922" calcext:value-type="float">
            <text:p>14.20922</text:p>
          </table:table-cell>
          <table:table-cell office:value-type="float" office:value="37.78131" calcext:value-type="float">
            <text:p>37.78131</text:p>
          </table:table-cell>
          <table:table-cell office:value-type="float" office:value="29.2728" calcext:value-type="float">
            <text:p>29.2728</text:p>
          </table:table-cell>
          <table:table-cell office:value-type="float" office:value="7.15769" calcext:value-type="float">
            <text:p>7.15769</text:p>
          </table:table-cell>
          <table:table-cell office:value-type="float" office:value="22.74399" calcext:value-type="float">
            <text:p>22.74399</text:p>
          </table:table-cell>
          <table:table-cell office:value-type="float" office:value="11.45657" calcext:value-type="float">
            <text:p>11.45657</text:p>
          </table:table-cell>
          <table:table-cell office:value-type="float" office:value="0.48014" calcext:value-type="float">
            <text:p>0.48014</text:p>
          </table:table-cell>
          <table:table-cell office:value-type="float" office:value="12.10711" calcext:value-type="float">
            <text:p>12.10711</text:p>
          </table:table-cell>
          <table:table-cell office:value-type="float" office:value="8.66376" calcext:value-type="float">
            <text:p>8.66376</text:p>
          </table:table-cell>
          <table:table-cell office:value-type="float" office:value="24.06459" calcext:value-type="float">
            <text:p>24.06459</text:p>
          </table:table-cell>
          <table:table-cell office:value-type="float" office:value="10.99914" calcext:value-type="float">
            <text:p>10.99914</text:p>
          </table:table-cell>
          <table:table-cell office:value-type="float" office:value="11.19938" calcext:value-type="float">
            <text:p>11.19938</text:p>
          </table:table-cell>
          <table:table-cell office:value-type="float" office:value="6.45696" calcext:value-type="float">
            <text:p>6.45696</text:p>
          </table:table-cell>
          <table:table-cell office:value-type="float" office:value="12.38902" calcext:value-type="float">
            <text:p>12.38902</text:p>
          </table:table-cell>
          <table:table-cell office:value-type="float" office:value="13.02983" calcext:value-type="float">
            <text:p>13.02983</text:p>
          </table:table-cell>
          <table:table-cell office:value-type="float" office:value="5.08753" calcext:value-type="float">
            <text:p>5.08753</text:p>
          </table:table-cell>
          <table:table-cell/>
        </table:table-row>
        <table:table-row table:style-name="ro1">
          <table:table-cell/>
          <table:table-cell office:value-type="float" office:value="24.86254" calcext:value-type="float">
            <text:p>24.86254</text:p>
          </table:table-cell>
          <table:table-cell office:value-type="float" office:value="6.81193" calcext:value-type="float">
            <text:p>6.81193</text:p>
          </table:table-cell>
          <table:table-cell office:value-type="float" office:value="15.89201" calcext:value-type="float">
            <text:p>15.89201</text:p>
          </table:table-cell>
          <table:table-cell office:value-type="float" office:value="14.68065" calcext:value-type="float">
            <text:p>14.68065</text:p>
          </table:table-cell>
          <table:table-cell office:value-type="float" office:value="38.6471" calcext:value-type="float">
            <text:p>38.6471</text:p>
          </table:table-cell>
          <table:table-cell office:value-type="float" office:value="29.97776" calcext:value-type="float">
            <text:p>29.97776</text:p>
          </table:table-cell>
          <table:table-cell office:value-type="float" office:value="6.90597" calcext:value-type="float">
            <text:p>6.90597</text:p>
          </table:table-cell>
          <table:table-cell office:value-type="float" office:value="23.46941" calcext:value-type="float">
            <text:p>23.46941</text:p>
          </table:table-cell>
          <table:table-cell office:value-type="float" office:value="11.98022" calcext:value-type="float">
            <text:p>11.98022</text:p>
          </table:table-cell>
          <table:table-cell office:value-type="float" office:value="0.83224" calcext:value-type="float">
            <text:p>0.83224</text:p>
          </table:table-cell>
          <table:table-cell office:value-type="float" office:value="12.70078" calcext:value-type="float">
            <text:p>12.70078</text:p>
          </table:table-cell>
          <table:table-cell office:value-type="float" office:value="8.20144" calcext:value-type="float">
            <text:p>8.20144</text:p>
          </table:table-cell>
          <table:table-cell office:value-type="float" office:value="24.9811" calcext:value-type="float">
            <text:p>24.9811</text:p>
          </table:table-cell>
          <table:table-cell office:value-type="float" office:value="10.74027" calcext:value-type="float">
            <text:p>10.74027</text:p>
          </table:table-cell>
          <table:table-cell office:value-type="float" office:value="12.25366" calcext:value-type="float">
            <text:p>12.25366</text:p>
          </table:table-cell>
          <table:table-cell office:value-type="float" office:value="6.79875" calcext:value-type="float">
            <text:p>6.79875</text:p>
          </table:table-cell>
          <table:table-cell office:value-type="float" office:value="11.43842" calcext:value-type="float">
            <text:p>11.43842</text:p>
          </table:table-cell>
          <table:table-cell office:value-type="float" office:value="13.57678" calcext:value-type="float">
            <text:p>13.57678</text:p>
          </table:table-cell>
          <table:table-cell office:value-type="float" office:value="5.05837" calcext:value-type="float">
            <text:p>5.05837</text:p>
          </table:table-cell>
          <table:table-cell/>
        </table:table-row>
        <table:table-row table:style-name="ro1">
          <table:table-cell/>
          <table:table-cell office:value-type="float" office:value="25.64652" calcext:value-type="float">
            <text:p>25.64652</text:p>
          </table:table-cell>
          <table:table-cell office:value-type="float" office:value="7.23421" calcext:value-type="float">
            <text:p>7.23421</text:p>
          </table:table-cell>
          <table:table-cell office:value-type="float" office:value="16.41563" calcext:value-type="float">
            <text:p>16.41563</text:p>
          </table:table-cell>
          <table:table-cell office:value-type="float" office:value="15.18319" calcext:value-type="float">
            <text:p>15.18319</text:p>
          </table:table-cell>
          <table:table-cell office:value-type="float" office:value="39.23291" calcext:value-type="float">
            <text:p>39.23291</text:p>
          </table:table-cell>
          <table:table-cell office:value-type="float" office:value="30.76092" calcext:value-type="float">
            <text:p>30.76092</text:p>
          </table:table-cell>
          <table:table-cell office:value-type="float" office:value="6.72337" calcext:value-type="float">
            <text:p>6.72337</text:p>
          </table:table-cell>
          <table:table-cell office:value-type="float" office:value="24.24445" calcext:value-type="float">
            <text:p>24.24445</text:p>
          </table:table-cell>
          <table:table-cell office:value-type="float" office:value="12.51364" calcext:value-type="float">
            <text:p>12.51364</text:p>
          </table:table-cell>
          <table:table-cell office:value-type="float" office:value="1.31919" calcext:value-type="float">
            <text:p>1.31919</text:p>
          </table:table-cell>
          <table:table-cell office:value-type="float" office:value="13.33133" calcext:value-type="float">
            <text:p>13.33133</text:p>
          </table:table-cell>
          <table:table-cell office:value-type="float" office:value="7.79517" calcext:value-type="float">
            <text:p>7.79517</text:p>
          </table:table-cell>
          <table:table-cell office:value-type="float" office:value="25.59824" calcext:value-type="float">
            <text:p>25.59824</text:p>
          </table:table-cell>
          <table:table-cell office:value-type="float" office:value="10.38315" calcext:value-type="float">
            <text:p>10.38315</text:p>
          </table:table-cell>
          <table:table-cell office:value-type="float" office:value="13.37079" calcext:value-type="float">
            <text:p>13.37079</text:p>
          </table:table-cell>
          <table:table-cell office:value-type="float" office:value="7.0838" calcext:value-type="float">
            <text:p>7.0838</text:p>
          </table:table-cell>
          <table:table-cell office:value-type="float" office:value="10.68385" calcext:value-type="float">
            <text:p>10.68385</text:p>
          </table:table-cell>
          <table:table-cell office:value-type="float" office:value="13.93196" calcext:value-type="float">
            <text:p>13.93196</text:p>
          </table:table-cell>
          <table:table-cell office:value-type="float" office:value="5.05944" calcext:value-type="float">
            <text:p>5.05944</text:p>
          </table:table-cell>
          <table:table-cell/>
        </table:table-row>
        <table:table-row table:style-name="ro1">
          <table:table-cell/>
          <table:table-cell office:value-type="float" office:value="26.37718" calcext:value-type="float">
            <text:p>26.37718</text:p>
          </table:table-cell>
          <table:table-cell office:value-type="float" office:value="7.89287" calcext:value-type="float">
            <text:p>7.89287</text:p>
          </table:table-cell>
          <table:table-cell office:value-type="float" office:value="17.2006" calcext:value-type="float">
            <text:p>17.2006</text:p>
          </table:table-cell>
          <table:table-cell office:value-type="float" office:value="15.66706" calcext:value-type="float">
            <text:p>15.66706</text:p>
          </table:table-cell>
          <table:table-cell office:value-type="float" office:value="40.09168" calcext:value-type="float">
            <text:p>40.09168</text:p>
          </table:table-cell>
          <table:table-cell office:value-type="float" office:value="31.47711" calcext:value-type="float">
            <text:p>31.47711</text:p>
          </table:table-cell>
          <table:table-cell office:value-type="float" office:value="6.5987" calcext:value-type="float">
            <text:p>6.5987</text:p>
          </table:table-cell>
          <table:table-cell office:value-type="float" office:value="24.9487" calcext:value-type="float">
            <text:p>24.9487</text:p>
          </table:table-cell>
          <table:table-cell office:value-type="float" office:value="13.07927" calcext:value-type="float">
            <text:p>13.07927</text:p>
          </table:table-cell>
          <table:table-cell office:value-type="float" office:value="1.69192" calcext:value-type="float">
            <text:p>1.69192</text:p>
          </table:table-cell>
          <table:table-cell office:value-type="float" office:value="13.95265" calcext:value-type="float">
            <text:p>13.95265</text:p>
          </table:table-cell>
          <table:table-cell office:value-type="float" office:value="7.44782" calcext:value-type="float">
            <text:p>7.44782</text:p>
          </table:table-cell>
          <table:table-cell office:value-type="float" office:value="26.5282" calcext:value-type="float">
            <text:p>26.5282</text:p>
          </table:table-cell>
          <table:table-cell office:value-type="float" office:value="10.13588" calcext:value-type="float">
            <text:p>10.13588</text:p>
          </table:table-cell>
          <table:table-cell office:value-type="float" office:value="14.54288" calcext:value-type="float">
            <text:p>14.54288</text:p>
          </table:table-cell>
          <table:table-cell office:value-type="float" office:value="7.44702" calcext:value-type="float">
            <text:p>7.44702</text:p>
          </table:table-cell>
          <table:table-cell office:value-type="float" office:value="10.03574" calcext:value-type="float">
            <text:p>10.03574</text:p>
          </table:table-cell>
          <table:table-cell office:value-type="float" office:value="14.43823" calcext:value-type="float">
            <text:p>14.43823</text:p>
          </table:table-cell>
          <table:table-cell office:value-type="float" office:value="5.13775" calcext:value-type="float">
            <text:p>5.13775</text:p>
          </table:table-cell>
          <table:table-cell/>
        </table:table-row>
        <table:table-row table:style-name="ro1">
          <table:table-cell/>
          <table:table-cell office:value-type="float" office:value="27.16006" calcext:value-type="float">
            <text:p>27.16006</text:p>
          </table:table-cell>
          <table:table-cell office:value-type="float" office:value="8.34814" calcext:value-type="float">
            <text:p>8.34814</text:p>
          </table:table-cell>
          <table:table-cell office:value-type="float" office:value="17.73249" calcext:value-type="float">
            <text:p>17.73249</text:p>
          </table:table-cell>
          <table:table-cell office:value-type="float" office:value="16.1702" calcext:value-type="float">
            <text:p>16.1702</text:p>
          </table:table-cell>
          <table:table-cell office:value-type="float" office:value="40.67241" calcext:value-type="float">
            <text:p>40.67241</text:p>
          </table:table-cell>
          <table:table-cell office:value-type="float" office:value="32.24542" calcext:value-type="float">
            <text:p>32.24542</text:p>
          </table:table-cell>
          <table:table-cell office:value-type="float" office:value="6.55187" calcext:value-type="float">
            <text:p>6.55187</text:p>
          </table:table-cell>
          <table:table-cell office:value-type="float" office:value="25.72003" calcext:value-type="float">
            <text:p>25.72003</text:p>
          </table:table-cell>
          <table:table-cell office:value-type="float" office:value="13.63684" calcext:value-type="float">
            <text:p>13.63684</text:p>
          </table:table-cell>
          <table:table-cell office:value-type="float" office:value="2.17646" calcext:value-type="float">
            <text:p>2.17646</text:p>
          </table:table-cell>
          <table:table-cell office:value-type="float" office:value="14.59975" calcext:value-type="float">
            <text:p>14.59975</text:p>
          </table:table-cell>
          <table:table-cell office:value-type="float" office:value="7.2771" calcext:value-type="float">
            <text:p>7.2771</text:p>
          </table:table-cell>
          <table:table-cell office:value-type="float" office:value="27.13363" calcext:value-type="float">
            <text:p>27.13363</text:p>
          </table:table-cell>
          <table:table-cell office:value-type="float" office:value="9.55142" calcext:value-type="float">
            <text:p>9.55142</text:p>
          </table:table-cell>
          <table:table-cell office:value-type="float" office:value="15.77245" calcext:value-type="float">
            <text:p>15.77245</text:p>
          </table:table-cell>
          <table:table-cell office:value-type="float" office:value="7.74343" calcext:value-type="float">
            <text:p>7.74343</text:p>
          </table:table-cell>
          <table:table-cell office:value-type="float" office:value="9.39285" calcext:value-type="float">
            <text:p>9.39285</text:p>
          </table:table-cell>
          <table:table-cell office:value-type="float" office:value="14.76094" calcext:value-type="float">
            <text:p>14.76094</text:p>
          </table:table-cell>
          <table:table-cell office:value-type="float" office:value="5.29638" calcext:value-type="float">
            <text:p>5.29638</text:p>
          </table:table-cell>
          <table:table-cell/>
        </table:table-row>
        <table:table-row table:style-name="ro1">
          <table:table-cell/>
          <table:table-cell office:value-type="float" office:value="27.88468" calcext:value-type="float">
            <text:p>27.88468</text:p>
          </table:table-cell>
          <table:table-cell office:value-type="float" office:value="9.05134" calcext:value-type="float">
            <text:p>9.05134</text:p>
          </table:table-cell>
          <table:table-cell office:value-type="float" office:value="18.53622" calcext:value-type="float">
            <text:p>18.53622</text:p>
          </table:table-cell>
          <table:table-cell office:value-type="float" office:value="16.66709" calcext:value-type="float">
            <text:p>16.66709</text:p>
          </table:table-cell>
          <table:table-cell office:value-type="float" office:value="41.52373" calcext:value-type="float">
            <text:p>41.52373</text:p>
          </table:table-cell>
          <table:table-cell office:value-type="float" office:value="32.95239" calcext:value-type="float">
            <text:p>32.95239</text:p>
          </table:table-cell>
          <table:table-cell office:value-type="float" office:value="6.58655" calcext:value-type="float">
            <text:p>6.58655</text:p>
          </table:table-cell>
          <table:table-cell office:value-type="float" office:value="26.41933" calcext:value-type="float">
            <text:p>26.41933</text:p>
          </table:table-cell>
          <table:table-cell office:value-type="float" office:value="14.2336" calcext:value-type="float">
            <text:p>14.2336</text:p>
          </table:table-cell>
          <table:table-cell office:value-type="float" office:value="2.55293" calcext:value-type="float">
            <text:p>2.55293</text:p>
          </table:table-cell>
          <table:table-cell office:value-type="float" office:value="15.2451" calcext:value-type="float">
            <text:p>15.2451</text:p>
          </table:table-cell>
          <table:table-cell office:value-type="float" office:value="7.16575" calcext:value-type="float">
            <text:p>7.16575</text:p>
          </table:table-cell>
          <table:table-cell office:value-type="float" office:value="28.0161" calcext:value-type="float">
            <text:p>28.0161</text:p>
          </table:table-cell>
          <table:table-cell office:value-type="float" office:value="9.00155" calcext:value-type="float">
            <text:p>9.00155</text:p>
          </table:table-cell>
          <table:table-cell office:value-type="float" office:value="17.05403" calcext:value-type="float">
            <text:p>17.05403</text:p>
          </table:table-cell>
          <table:table-cell office:value-type="float" office:value="8.12414" calcext:value-type="float">
            <text:p>8.12414</text:p>
          </table:table-cell>
          <table:table-cell office:value-type="float" office:value="8.76429" calcext:value-type="float">
            <text:p>8.76429</text:p>
          </table:table-cell>
          <table:table-cell office:value-type="float" office:value="15.2599" calcext:value-type="float">
            <text:p>15.2599</text:p>
          </table:table-cell>
          <table:table-cell office:value-type="float" office:value="5.53202" calcext:value-type="float">
            <text:p>5.53202</text:p>
          </table:table-cell>
          <table:table-cell/>
        </table:table-row>
        <table:table-row table:style-name="ro1">
          <table:table-cell/>
          <table:table-cell office:value-type="float" office:value="28.6261" calcext:value-type="float">
            <text:p>28.6261</text:p>
          </table:table-cell>
          <table:table-cell office:value-type="float" office:value="9.55391" calcext:value-type="float">
            <text:p>9.55391</text:p>
          </table:table-cell>
          <table:table-cell office:value-type="float" office:value="19.08781" calcext:value-type="float">
            <text:p>19.08781</text:p>
          </table:table-cell>
          <table:table-cell office:value-type="float" office:value="17.17474" calcext:value-type="float">
            <text:p>17.17474</text:p>
          </table:table-cell>
          <table:table-cell office:value-type="float" office:value="42.09499" calcext:value-type="float">
            <text:p>42.09499</text:p>
          </table:table-cell>
          <table:table-cell office:value-type="float" office:value="33.72836" calcext:value-type="float">
            <text:p>33.72836</text:p>
          </table:table-cell>
          <table:table-cell office:value-type="float" office:value="6.70564" calcext:value-type="float">
            <text:p>6.70564</text:p>
          </table:table-cell>
          <table:table-cell office:value-type="float" office:value="27.19662" calcext:value-type="float">
            <text:p>27.19662</text:p>
          </table:table-cell>
          <table:table-cell office:value-type="float" office:value="14.82058" calcext:value-type="float">
            <text:p>14.82058</text:p>
          </table:table-cell>
          <table:table-cell office:value-type="float" office:value="3.04033" calcext:value-type="float">
            <text:p>3.04033</text:p>
          </table:table-cell>
          <table:table-cell office:value-type="float" office:value="15.91772" calcext:value-type="float">
            <text:p>15.91772</text:p>
          </table:table-cell>
          <table:table-cell office:value-type="float" office:value="6.9724" calcext:value-type="float">
            <text:p>6.9724</text:p>
          </table:table-cell>
          <table:table-cell office:value-type="float" office:value="28.60963" calcext:value-type="float">
            <text:p>28.60963</text:p>
          </table:table-cell>
          <table:table-cell office:value-type="float" office:value="8.50818" calcext:value-type="float">
            <text:p>8.50818</text:p>
          </table:table-cell>
          <table:table-cell office:value-type="float" office:value="18.37655" calcext:value-type="float">
            <text:p>18.37655</text:p>
          </table:table-cell>
          <table:table-cell office:value-type="float" office:value="8.42052" calcext:value-type="float">
            <text:p>8.42052</text:p>
          </table:table-cell>
          <table:table-cell office:value-type="float" office:value="8.16533" calcext:value-type="float">
            <text:p>8.16533</text:p>
          </table:table-cell>
          <table:table-cell office:value-type="float" office:value="15.57991" calcext:value-type="float">
            <text:p>15.57991</text:p>
          </table:table-cell>
          <table:table-cell office:value-type="float" office:value="5.84501" calcext:value-type="float">
            <text:p>5.84501</text:p>
          </table:table-cell>
          <table:table-cell/>
        </table:table-row>
        <table:table-row table:style-name="ro1">
          <table:table-cell/>
          <table:table-cell office:value-type="float" office:value="29.31951" calcext:value-type="float">
            <text:p>29.31951</text:p>
          </table:table-cell>
          <table:table-cell office:value-type="float" office:value="10.3389" calcext:value-type="float">
            <text:p>10.3389</text:p>
          </table:table-cell>
          <table:table-cell office:value-type="float" office:value="19.9081" calcext:value-type="float">
            <text:p>19.9081</text:p>
          </table:table-cell>
          <table:table-cell office:value-type="float" office:value="17.67867" calcext:value-type="float">
            <text:p>17.67867</text:p>
          </table:table-cell>
          <table:table-cell office:value-type="float" office:value="42.95106" calcext:value-type="float">
            <text:p>42.95106</text:p>
          </table:table-cell>
          <table:table-cell office:value-type="float" office:value="34.42575" calcext:value-type="float">
            <text:p>34.42575</text:p>
          </table:table-cell>
          <table:table-cell office:value-type="float" office:value="6.90496" calcext:value-type="float">
            <text:p>6.90496</text:p>
          </table:table-cell>
          <table:table-cell office:value-type="float" office:value="27.88707" calcext:value-type="float">
            <text:p>27.88707</text:p>
          </table:table-cell>
          <table:table-cell office:value-type="float" office:value="15.43655" calcext:value-type="float">
            <text:p>15.43655</text:p>
          </table:table-cell>
          <table:table-cell office:value-type="float" office:value="3.41026" calcext:value-type="float">
            <text:p>3.41026</text:p>
          </table:table-cell>
          <table:table-cell office:value-type="float" office:value="16.58325" calcext:value-type="float">
            <text:p>16.58325</text:p>
          </table:table-cell>
          <table:table-cell office:value-type="float" office:value="6.85119" calcext:value-type="float">
            <text:p>6.85119</text:p>
          </table:table-cell>
          <table:table-cell office:value-type="float" office:value="29.49046" calcext:value-type="float">
            <text:p>29.49046</text:p>
          </table:table-cell>
          <table:table-cell office:value-type="float" office:value="8.07443" calcext:value-type="float">
            <text:p>8.07443</text:p>
          </table:table-cell>
          <table:table-cell office:value-type="float" office:value="19.72909" calcext:value-type="float">
            <text:p>19.72909</text:p>
          </table:table-cell>
          <table:table-cell office:value-type="float" office:value="8.80626" calcext:value-type="float">
            <text:p>8.80626</text:p>
          </table:table-cell>
          <table:table-cell office:value-type="float" office:value="7.5896" calcext:value-type="float">
            <text:p>7.5896</text:p>
          </table:table-cell>
          <table:table-cell office:value-type="float" office:value="16.06691" calcext:value-type="float">
            <text:p>16.06691</text:p>
          </table:table-cell>
          <table:table-cell office:value-type="float" office:value="6.21154" calcext:value-type="float">
            <text:p>6.21154</text:p>
          </table:table-cell>
          <table:table-cell/>
        </table:table-row>
        <table:table-row table:style-name="ro1">
          <table:table-cell/>
          <table:table-cell office:value-type="float" office:value="29.88711" calcext:value-type="float">
            <text:p>29.88711</text:p>
          </table:table-cell>
          <table:table-cell office:value-type="float" office:value="10.88914" calcext:value-type="float">
            <text:p>10.88914</text:p>
          </table:table-cell>
          <table:table-cell office:value-type="float" office:value="20.46782" calcext:value-type="float">
            <text:p>20.46782</text:p>
          </table:table-cell>
          <table:table-cell office:value-type="float" office:value="18.19593" calcext:value-type="float">
            <text:p>18.19593</text:p>
          </table:table-cell>
          <table:table-cell office:value-type="float" office:value="43.5117" calcext:value-type="float">
            <text:p>43.5117</text:p>
          </table:table-cell>
          <table:table-cell office:value-type="float" office:value="35.18717" calcext:value-type="float">
            <text:p>35.18717</text:p>
          </table:table-cell>
          <table:table-cell office:value-type="float" office:value="7.28001" calcext:value-type="float">
            <text:p>7.28001</text:p>
          </table:table-cell>
          <table:table-cell office:value-type="float" office:value="28.66293" calcext:value-type="float">
            <text:p>28.66293</text:p>
          </table:table-cell>
          <table:table-cell office:value-type="float" office:value="16.05725" calcext:value-type="float">
            <text:p>16.05725</text:p>
          </table:table-cell>
          <table:table-cell office:value-type="float" office:value="3.90066" calcext:value-type="float">
            <text:p>3.90066</text:p>
          </table:table-cell>
          <table:table-cell office:value-type="float" office:value="17.2829" calcext:value-type="float">
            <text:p>17.2829</text:p>
          </table:table-cell>
          <table:table-cell office:value-type="float" office:value="6.79553" calcext:value-type="float">
            <text:p>6.79553</text:p>
          </table:table-cell>
          <table:table-cell office:value-type="float" office:value="30.07263" calcext:value-type="float">
            <text:p>30.07263</text:p>
          </table:table-cell>
          <table:table-cell office:value-type="float" office:value="7.67049" calcext:value-type="float">
            <text:p>7.67049</text:p>
          </table:table-cell>
          <table:table-cell office:value-type="float" office:value="21.1272" calcext:value-type="float">
            <text:p>21.1272</text:p>
          </table:table-cell>
          <table:table-cell office:value-type="float" office:value="9.12017" calcext:value-type="float">
            <text:p>9.12017</text:p>
          </table:table-cell>
          <table:table-cell office:value-type="float" office:value="7.07066" calcext:value-type="float">
            <text:p>7.07066</text:p>
          </table:table-cell>
          <table:table-cell office:value-type="float" office:value="16.38631" calcext:value-type="float">
            <text:p>16.38631</text:p>
          </table:table-cell>
          <table:table-cell office:value-type="float" office:value="6.61901" calcext:value-type="float">
            <text:p>6.61901</text:p>
          </table:table-cell>
          <table:table-cell/>
        </table:table-row>
        <table:table-row table:style-name="ro1">
          <table:table-cell/>
          <table:table-cell office:value-type="float" office:value="30.7463" calcext:value-type="float">
            <text:p>30.7463</text:p>
          </table:table-cell>
          <table:table-cell office:value-type="float" office:value="11.74923" calcext:value-type="float">
            <text:p>11.74923</text:p>
          </table:table-cell>
          <table:table-cell office:value-type="float" office:value="21.3138" calcext:value-type="float">
            <text:p>21.3138</text:p>
          </table:table-cell>
          <table:table-cell office:value-type="float" office:value="18.71239" calcext:value-type="float">
            <text:p>18.71239</text:p>
          </table:table-cell>
          <table:table-cell office:value-type="float" office:value="44.36287" calcext:value-type="float">
            <text:p>44.36287</text:p>
          </table:table-cell>
          <table:table-cell office:value-type="float" office:value="35.88866" calcext:value-type="float">
            <text:p>35.88866</text:p>
          </table:table-cell>
          <table:table-cell office:value-type="float" office:value="8.01617" calcext:value-type="float">
            <text:p>8.01617</text:p>
          </table:table-cell>
          <table:table-cell office:value-type="float" office:value="29.35568" calcext:value-type="float">
            <text:p>29.35568</text:p>
          </table:table-cell>
          <table:table-cell office:value-type="float" office:value="16.69557" calcext:value-type="float">
            <text:p>16.69557</text:p>
          </table:table-cell>
          <table:table-cell office:value-type="float" office:value="4.27378" calcext:value-type="float">
            <text:p>4.27378</text:p>
          </table:table-cell>
          <table:table-cell office:value-type="float" office:value="17.96062" calcext:value-type="float">
            <text:p>17.96062</text:p>
          </table:table-cell>
          <table:table-cell office:value-type="float" office:value="6.81568" calcext:value-type="float">
            <text:p>6.81568</text:p>
          </table:table-cell>
          <table:table-cell office:value-type="float" office:value="30.95007" calcext:value-type="float">
            <text:p>30.95007</text:p>
          </table:table-cell>
          <table:table-cell office:value-type="float" office:value="7.30139" calcext:value-type="float">
            <text:p>7.30139</text:p>
          </table:table-cell>
          <table:table-cell office:value-type="float" office:value="22.56273" calcext:value-type="float">
            <text:p>22.56273</text:p>
          </table:table-cell>
          <table:table-cell office:value-type="float" office:value="9.50862" calcext:value-type="float">
            <text:p>9.50862</text:p>
          </table:table-cell>
          <table:table-cell office:value-type="float" office:value="6.59608" calcext:value-type="float">
            <text:p>6.59608</text:p>
          </table:table-cell>
          <table:table-cell office:value-type="float" office:value="16.86735" calcext:value-type="float">
            <text:p>16.86735</text:p>
          </table:table-cell>
          <table:table-cell office:value-type="float" office:value="7.06738" calcext:value-type="float">
            <text:p>7.06738</text:p>
          </table:table-cell>
          <table:table-cell/>
        </table:table-row>
        <table:table-row table:style-name="ro1">
          <table:table-cell/>
          <table:table-cell office:value-type="float" office:value="31.31422" calcext:value-type="float">
            <text:p>31.31422</text:p>
          </table:table-cell>
          <table:table-cell office:value-type="float" office:value="12.33448" calcext:value-type="float">
            <text:p>12.33448</text:p>
          </table:table-cell>
          <table:table-cell office:value-type="float" office:value="21.88062" calcext:value-type="float">
            <text:p>21.88062</text:p>
          </table:table-cell>
          <table:table-cell office:value-type="float" office:value="19.23362" calcext:value-type="float">
            <text:p>19.23362</text:p>
          </table:table-cell>
          <table:table-cell office:value-type="float" office:value="44.91762" calcext:value-type="float">
            <text:p>44.91762</text:p>
          </table:table-cell>
          <table:table-cell office:value-type="float" office:value="36.64978" calcext:value-type="float">
            <text:p>36.64978</text:p>
          </table:table-cell>
          <table:table-cell office:value-type="float" office:value="8.87834" calcext:value-type="float">
            <text:p>8.87834</text:p>
          </table:table-cell>
          <table:table-cell office:value-type="float" office:value="30.11805" calcext:value-type="float">
            <text:p>30.11805</text:p>
          </table:table-cell>
          <table:table-cell office:value-type="float" office:value="17.33175" calcext:value-type="float">
            <text:p>17.33175</text:p>
          </table:table-cell>
          <table:table-cell office:value-type="float" office:value="4.76024" calcext:value-type="float">
            <text:p>4.76024</text:p>
          </table:table-cell>
          <table:table-cell office:value-type="float" office:value="18.68177" calcext:value-type="float">
            <text:p>18.68177</text:p>
          </table:table-cell>
          <table:table-cell office:value-type="float" office:value="6.91124" calcext:value-type="float">
            <text:p>6.91124</text:p>
          </table:table-cell>
          <table:table-cell office:value-type="float" office:value="31.54244" calcext:value-type="float">
            <text:p>31.54244</text:p>
          </table:table-cell>
          <table:table-cell office:value-type="float" office:value="6.97419" calcext:value-type="float">
            <text:p>6.97419</text:p>
          </table:table-cell>
          <table:table-cell office:value-type="float" office:value="24.02385" calcext:value-type="float">
            <text:p>24.02385</text:p>
          </table:table-cell>
          <table:table-cell office:value-type="float" office:value="9.8199" calcext:value-type="float">
            <text:p>9.8199</text:p>
          </table:table-cell>
          <table:table-cell office:value-type="float" office:value="6.2" calcext:value-type="float">
            <text:p>6.2</text:p>
          </table:table-cell>
          <table:table-cell office:value-type="float" office:value="17.19281" calcext:value-type="float">
            <text:p>17.19281</text:p>
          </table:table-cell>
          <table:table-cell office:value-type="float" office:value="7.54725" calcext:value-type="float">
            <text:p>7.54725</text:p>
          </table:table-cell>
          <table:table-cell/>
        </table:table-row>
        <table:table-row table:style-name="ro1">
          <table:table-cell/>
          <table:table-cell office:value-type="float" office:value="32.17477" calcext:value-type="float">
            <text:p>32.17477</text:p>
          </table:table-cell>
          <table:table-cell office:value-type="float" office:value="13.1957" calcext:value-type="float">
            <text:p>13.1957</text:p>
          </table:table-cell>
          <table:table-cell office:value-type="float" office:value="22.70465" calcext:value-type="float">
            <text:p>22.70465</text:p>
          </table:table-cell>
          <table:table-cell office:value-type="float" office:value="19.75435" calcext:value-type="float">
            <text:p>19.75435</text:p>
          </table:table-cell>
          <table:table-cell office:value-type="float" office:value="45.75748" calcext:value-type="float">
            <text:p>45.75748</text:p>
          </table:table-cell>
          <table:table-cell office:value-type="float" office:value="37.34267" calcext:value-type="float">
            <text:p>37.34267</text:p>
          </table:table-cell>
          <table:table-cell office:value-type="float" office:value="9.82522" calcext:value-type="float">
            <text:p>9.82522</text:p>
          </table:table-cell>
          <table:table-cell office:value-type="float" office:value="30.81253" calcext:value-type="float">
            <text:p>30.81253</text:p>
          </table:table-cell>
          <table:table-cell office:value-type="float" office:value="17.99579" calcext:value-type="float">
            <text:p>17.99579</text:p>
          </table:table-cell>
          <table:table-cell office:value-type="float" office:value="5.13402" calcext:value-type="float">
            <text:p>5.13402</text:p>
          </table:table-cell>
          <table:table-cell office:value-type="float" office:value="19.36989" calcext:value-type="float">
            <text:p>19.36989</text:p>
          </table:table-cell>
          <table:table-cell office:value-type="float" office:value="7.07743" calcext:value-type="float">
            <text:p>7.07743</text:p>
          </table:table-cell>
          <table:table-cell office:value-type="float" office:value="32.40975" calcext:value-type="float">
            <text:p>32.40975</text:p>
          </table:table-cell>
          <table:table-cell office:value-type="float" office:value="6.69677" calcext:value-type="float">
            <text:p>6.69677</text:p>
          </table:table-cell>
          <table:table-cell office:value-type="float" office:value="25.47043" calcext:value-type="float">
            <text:p>25.47043</text:p>
          </table:table-cell>
          <table:table-cell office:value-type="float" office:value="10.21895" calcext:value-type="float">
            <text:p>10.21895</text:p>
          </table:table-cell>
          <table:table-cell office:value-type="float" office:value="5.87426" calcext:value-type="float">
            <text:p>5.87426</text:p>
          </table:table-cell>
          <table:table-cell office:value-type="float" office:value="17.6812" calcext:value-type="float">
            <text:p>17.6812</text:p>
          </table:table-cell>
          <table:table-cell office:value-type="float" office:value="8.03941" calcext:value-type="float">
            <text:p>8.03941</text:p>
          </table:table-cell>
          <table:table-cell/>
        </table:table-row>
        <table:table-row table:style-name="ro1">
          <table:table-cell/>
          <table:table-cell office:value-type="float" office:value="32.7444" calcext:value-type="float">
            <text:p>32.7444</text:p>
          </table:table-cell>
          <table:table-cell office:value-type="float" office:value="13.74587" calcext:value-type="float">
            <text:p>13.74587</text:p>
          </table:table-cell>
          <table:table-cell office:value-type="float" office:value="23.25935" calcext:value-type="float">
            <text:p>23.25935</text:p>
          </table:table-cell>
          <table:table-cell office:value-type="float" office:value="20.27103" calcext:value-type="float">
            <text:p>20.27103</text:p>
          </table:table-cell>
          <table:table-cell office:value-type="float" office:value="46.31668" calcext:value-type="float">
            <text:p>46.31668</text:p>
          </table:table-cell>
          <table:table-cell office:value-type="float" office:value="38.09508" calcext:value-type="float">
            <text:p>38.09508</text:p>
          </table:table-cell>
          <table:table-cell office:value-type="float" office:value="10.871" calcext:value-type="float">
            <text:p>10.871</text:p>
          </table:table-cell>
          <table:table-cell office:value-type="float" office:value="31.56285" calcext:value-type="float">
            <text:p>31.56285</text:p>
          </table:table-cell>
          <table:table-cell office:value-type="float" office:value="18.64648" calcext:value-type="float">
            <text:p>18.64648</text:p>
          </table:table-cell>
          <table:table-cell office:value-type="float" office:value="5.62396" calcext:value-type="float">
            <text:p>5.62396</text:p>
          </table:table-cell>
          <table:table-cell office:value-type="float" office:value="20.11515" calcext:value-type="float">
            <text:p>20.11515</text:p>
          </table:table-cell>
          <table:table-cell office:value-type="float" office:value="7.33025" calcext:value-type="float">
            <text:p>7.33025</text:p>
          </table:table-cell>
          <table:table-cell office:value-type="float" office:value="32.99268" calcext:value-type="float">
            <text:p>32.99268</text:p>
          </table:table-cell>
          <table:table-cell office:value-type="float" office:value="6.48353" calcext:value-type="float">
            <text:p>6.48353</text:p>
          </table:table-cell>
          <table:table-cell office:value-type="float" office:value="26.93166" calcext:value-type="float">
            <text:p>26.93166</text:p>
          </table:table-cell>
          <table:table-cell office:value-type="float" office:value="10.55996" calcext:value-type="float">
            <text:p>10.55996</text:p>
          </table:table-cell>
          <table:table-cell office:value-type="float" office:value="5.65907" calcext:value-type="float">
            <text:p>5.65907</text:p>
          </table:table-cell>
          <table:table-cell office:value-type="float" office:value="18.00682" calcext:value-type="float">
            <text:p>18.00682</text:p>
          </table:table-cell>
          <table:table-cell office:value-type="float" office:value="8.54104" calcext:value-type="float">
            <text:p>8.54104</text:p>
          </table:table-cell>
          <table:table-cell/>
        </table:table-row>
        <table:table-row table:style-name="ro1">
          <table:table-cell/>
          <table:table-cell office:value-type="float" office:value="34.16808" calcext:value-type="float">
            <text:p>34.16808</text:p>
          </table:table-cell>
          <table:table-cell office:value-type="float" office:value="14.52783" calcext:value-type="float">
            <text:p>14.52783</text:p>
          </table:table-cell>
          <table:table-cell office:value-type="float" office:value="24.1092" calcext:value-type="float">
            <text:p>24.1092</text:p>
          </table:table-cell>
          <table:table-cell office:value-type="float" office:value="20.78089" calcext:value-type="float">
            <text:p>20.78089</text:p>
          </table:table-cell>
          <table:table-cell office:value-type="float" office:value="46.96967" calcext:value-type="float">
            <text:p>46.96967</text:p>
          </table:table-cell>
          <table:table-cell office:value-type="float" office:value="38.78001" calcext:value-type="float">
            <text:p>38.78001</text:p>
          </table:table-cell>
          <table:table-cell office:value-type="float" office:value="12.00362" calcext:value-type="float">
            <text:p>12.00362</text:p>
          </table:table-cell>
          <table:table-cell office:value-type="float" office:value="32.25218" calcext:value-type="float">
            <text:p>32.25218</text:p>
          </table:table-cell>
          <table:table-cell office:value-type="float" office:value="19.33778" calcext:value-type="float">
            <text:p>19.33778</text:p>
          </table:table-cell>
          <table:table-cell office:value-type="float" office:value="5.99142" calcext:value-type="float">
            <text:p>5.99142</text:p>
          </table:table-cell>
          <table:table-cell office:value-type="float" office:value="20.82277" calcext:value-type="float">
            <text:p>20.82277</text:p>
          </table:table-cell>
          <table:table-cell office:value-type="float" office:value="7.96026" calcext:value-type="float">
            <text:p>7.96026</text:p>
          </table:table-cell>
          <table:table-cell office:value-type="float" office:value="33.86233" calcext:value-type="float">
            <text:p>33.86233</text:p>
          </table:table-cell>
          <table:table-cell office:value-type="float" office:value="6.32044" calcext:value-type="float">
            <text:p>6.32044</text:p>
          </table:table-cell>
          <table:table-cell office:value-type="float" office:value="28.40267" calcext:value-type="float">
            <text:p>28.40267</text:p>
          </table:table-cell>
          <table:table-cell office:value-type="float" office:value="11.1249" calcext:value-type="float">
            <text:p>11.1249</text:p>
          </table:table-cell>
          <table:table-cell office:value-type="float" office:value="5.54072" calcext:value-type="float">
            <text:p>5.54072</text:p>
          </table:table-cell>
          <table:table-cell office:value-type="float" office:value="18.51453" calcext:value-type="float">
            <text:p>18.51453</text:p>
          </table:table-cell>
          <table:table-cell office:value-type="float" office:value="9.05534" calcext:value-type="float">
            <text:p>9.05534</text:p>
          </table:table-cell>
          <table:table-cell/>
        </table:table-row>
        <table:table-row table:style-name="ro1">
          <table:table-cell/>
          <table:table-cell office:value-type="float" office:value="35.58286" calcext:value-type="float">
            <text:p>35.58286</text:p>
          </table:table-cell>
          <table:table-cell office:value-type="float" office:value="15.02828" calcext:value-type="float">
            <text:p>15.02828</text:p>
          </table:table-cell>
          <table:table-cell office:value-type="float" office:value="24.69053" calcext:value-type="float">
            <text:p>24.69053</text:p>
          </table:table-cell>
          <table:table-cell office:value-type="float" office:value="21.28216" calcext:value-type="float">
            <text:p>21.28216</text:p>
          </table:table-cell>
          <table:table-cell office:value-type="float" office:value="47.69433" calcext:value-type="float">
            <text:p>47.69433</text:p>
          </table:table-cell>
          <table:table-cell office:value-type="float" office:value="39.53084" calcext:value-type="float">
            <text:p>39.53084</text:p>
          </table:table-cell>
          <table:table-cell office:value-type="float" office:value="13.09308" calcext:value-type="float">
            <text:p>13.0930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20.00082" calcext:value-type="float">
            <text:p>20.00082</text:p>
          </table:table-cell>
          <table:table-cell office:value-type="float" office:value="6.47534" calcext:value-type="float">
            <text:p>6.47534</text:p>
          </table:table-cell>
          <table:table-cell office:value-type="float" office:value="21.57035" calcext:value-type="float">
            <text:p>21.57035</text:p>
          </table:table-cell>
          <table:table-cell office:value-type="float" office:value="8.78027" calcext:value-type="float">
            <text:p>8.78027</text:p>
          </table:table-cell>
          <table:table-cell office:value-type="float" office:value="34.43425" calcext:value-type="float">
            <text:p>34.43425</text:p>
          </table:table-cell>
          <table:table-cell office:value-type="float" office:value="6.22947" calcext:value-type="float">
            <text:p>6.22947</text:p>
          </table:table-cell>
          <table:table-cell office:value-type="float" office:value="29.87334" calcext:value-type="float">
            <text:p>29.87334</text:p>
          </table:table-cell>
          <table:table-cell office:value-type="float" office:value="11.71507" calcext:value-type="float">
            <text:p>11.71507</text:p>
          </table:table-cell>
          <table:table-cell office:value-type="float" office:value="5.53568" calcext:value-type="float">
            <text:p>5.53568</text:p>
          </table:table-cell>
          <table:table-cell office:value-type="float" office:value="18.84939" calcext:value-type="float">
            <text:p>18.84939</text:p>
          </table:table-cell>
          <table:table-cell office:value-type="float" office:value="9.56532" calcext:value-type="float">
            <text:p>9.56532</text:p>
          </table:table-cell>
          <table:table-cell/>
        </table:table-row>
        <table:table-row table:style-name="ro1">
          <table:table-cell/>
          <table:table-cell office:value-type="float" office:value="36.9937" calcext:value-type="float">
            <text:p>36.9937</text:p>
          </table:table-cell>
          <table:table-cell office:value-type="float" office:value="15.61574" calcext:value-type="float">
            <text:p>15.61574</text:p>
          </table:table-cell>
          <table:table-cell office:value-type="float" office:value="25.55507" calcext:value-type="float">
            <text:p>25.55507</text:p>
          </table:table-cell>
          <table:table-cell office:value-type="float" office:value="21.80565" calcext:value-type="float">
            <text:p>21.80565</text:p>
          </table:table-cell>
          <table:table-cell office:value-type="float" office:value="48.34017" calcext:value-type="float">
            <text:p>48.34017</text:p>
          </table:table-cell>
          <table:table-cell office:value-type="float" office:value="40.20954" calcext:value-type="float">
            <text:p>40.20954</text:p>
          </table:table-cell>
          <table:table-cell office:value-type="float" office:value="14.3568" calcext:value-type="float">
            <text:p>14.3568</text:p>
          </table:table-cell>
          <table:table-cell office:value-type="float" office:value="33.69395" calcext:value-type="float">
            <text:p>33.69395</text:p>
          </table:table-cell>
          <table:table-cell office:value-type="float" office:value="20.70689" calcext:value-type="float">
            <text:p>20.70689</text:p>
          </table:table-cell>
          <table:table-cell office:value-type="float" office:value="6.84641" calcext:value-type="float">
            <text:p>6.84641</text:p>
          </table:table-cell>
          <table:table-cell office:value-type="float" office:value="22.29556" calcext:value-type="float">
            <text:p>22.29556</text:p>
          </table:table-cell>
          <table:table-cell office:value-type="float" office:value="9.67649" calcext:value-type="float">
            <text:p>9.67649</text:p>
          </table:table-cell>
          <table:table-cell office:value-type="float" office:value="35.30163" calcext:value-type="float">
            <text:p>35.30163</text:p>
          </table:table-cell>
          <table:table-cell office:value-type="float" office:value="6.21011" calcext:value-type="float">
            <text:p>6.21011</text:p>
          </table:table-cell>
          <table:table-cell office:value-type="float" office:value="30.45845" calcext:value-type="float">
            <text:p>30.45845</text:p>
          </table:table-cell>
          <table:table-cell office:value-type="float" office:value="12.26753" calcext:value-type="float">
            <text:p>12.26753</text:p>
          </table:table-cell>
          <table:table-cell office:value-type="float" office:value="5.62441" calcext:value-type="float">
            <text:p>5.62441</text:p>
          </table:table-cell>
          <table:table-cell office:value-type="float" office:value="19.35939" calcext:value-type="float">
            <text:p>19.35939</text:p>
          </table:table-cell>
          <table:table-cell office:value-type="float" office:value="10.04648" calcext:value-type="float">
            <text:p>10.04648</text:p>
          </table:table-cell>
          <table:table-cell/>
        </table:table-row>
        <table:table-row table:style-name="ro1">
          <table:table-cell/>
          <table:table-cell office:value-type="float" office:value="38.40231" calcext:value-type="float">
            <text:p>38.40231</text:p>
          </table:table-cell>
          <table:table-cell office:value-type="float" office:value="16.12542" calcext:value-type="float">
            <text:p>16.12542</text:p>
          </table:table-cell>
          <table:table-cell office:value-type="float" office:value="26.14278" calcext:value-type="float">
            <text:p>26.14278</text:p>
          </table:table-cell>
          <table:table-cell office:value-type="float" office:value="22.31543" calcext:value-type="float">
            <text:p>22.31543</text:p>
          </table:table-cell>
          <table:table-cell office:value-type="float" office:value="49.05308" calcext:value-type="float">
            <text:p>49.05308</text:p>
          </table:table-cell>
          <table:table-cell office:value-type="float" office:value="40.96036" calcext:value-type="float">
            <text:p>40.96036</text:p>
          </table:table-cell>
          <table:table-cell office:value-type="float" office:value="15.66845" calcext:value-type="float">
            <text:p>15.66845</text:p>
          </table:table-cell>
          <table:table-cell office:value-type="float" office:value="34.44168" calcext:value-type="float">
            <text:p>34.44168</text:p>
          </table:table-cell>
          <table:table-cell office:value-type="float" office:value="21.39159" calcext:value-type="float">
            <text:p>21.39159</text:p>
          </table:table-cell>
          <table:table-cell office:value-type="float" office:value="7.32464" calcext:value-type="float">
            <text:p>7.32464</text:p>
          </table:table-cell>
          <table:table-cell office:value-type="float" office:value="23.06606" calcext:value-type="float">
            <text:p>23.06606</text:p>
          </table:table-cell>
          <table:table-cell office:value-type="float" office:value="10.65177" calcext:value-type="float">
            <text:p>10.65177</text:p>
          </table:table-cell>
          <table:table-cell office:value-type="float" office:value="35.87497" calcext:value-type="float">
            <text:p>35.87497</text:p>
          </table:table-cell>
          <table:table-cell office:value-type="float" office:value="6.26238" calcext:value-type="float">
            <text:p>6.26238</text:p>
          </table:table-cell>
          <table:table-cell office:value-type="float" office:value="31.3292" calcext:value-type="float">
            <text:p>31.3292</text:p>
          </table:table-cell>
          <table:table-cell office:value-type="float" office:value="12.815" calcext:value-type="float">
            <text:p>12.815</text:p>
          </table:table-cell>
          <table:table-cell office:value-type="float" office:value="5.79506" calcext:value-type="float">
            <text:p>5.79506</text:p>
          </table:table-cell>
          <table:table-cell office:value-type="float" office:value="19.69588" calcext:value-type="float">
            <text:p>19.69588</text:p>
          </table:table-cell>
          <table:table-cell office:value-type="float" office:value="10.50957" calcext:value-type="float">
            <text:p>10.50957</text:p>
          </table:table-cell>
          <table:table-cell/>
        </table:table-row>
        <table:table-row table:style-name="ro1">
          <table:table-cell/>
          <table:table-cell office:value-type="float" office:value="39.79649" calcext:value-type="float">
            <text:p>39.79649</text:p>
          </table:table-cell>
          <table:table-cell office:value-type="float" office:value="16.54159" calcext:value-type="float">
            <text:p>16.54159</text:p>
          </table:table-cell>
          <table:table-cell office:value-type="float" office:value="26.92463" calcext:value-type="float">
            <text:p>26.92463</text:p>
          </table:table-cell>
          <table:table-cell office:value-type="float" office:value="22.8392" calcext:value-type="float">
            <text:p>22.8392</text:p>
          </table:table-cell>
          <table:table-cell office:value-type="float" office:value="49.69238" calcext:value-type="float">
            <text:p>49.69238</text:p>
          </table:table-cell>
          <table:table-cell office:value-type="float" office:value="41.63214" calcext:value-type="float">
            <text:p>41.63214</text:p>
          </table:table-cell>
          <table:table-cell office:value-type="float" office:value="17.02438" calcext:value-type="float">
            <text:p>17.02438</text:p>
          </table:table-cell>
          <table:table-cell office:value-type="float" office:value="35.12416" calcext:value-type="float">
            <text:p>35.12416</text:p>
          </table:table-cell>
          <table:table-cell office:value-type="float" office:value="22.11193" calcext:value-type="float">
            <text:p>22.11193</text:p>
          </table:table-cell>
          <table:table-cell office:value-type="float" office:value="7.69649" calcext:value-type="float">
            <text:p>7.69649</text:p>
          </table:table-cell>
          <table:table-cell office:value-type="float" office:value="23.79047" calcext:value-type="float">
            <text:p>23.79047</text:p>
          </table:table-cell>
          <table:table-cell office:value-type="float" office:value="11.71667" calcext:value-type="float">
            <text:p>11.71667</text:p>
          </table:table-cell>
          <table:table-cell office:value-type="float" office:value="36.72392" calcext:value-type="float">
            <text:p>36.72392</text:p>
          </table:table-cell>
          <table:table-cell office:value-type="float" office:value="6.37358" calcext:value-type="float">
            <text:p>6.37358</text:p>
          </table:table-cell>
          <table:table-cell office:value-type="float" office:value="31.90438" calcext:value-type="float">
            <text:p>31.90438</text:p>
          </table:table-cell>
          <table:table-cell office:value-type="float" office:value="13.34216" calcext:value-type="float">
            <text:p>13.34216</text:p>
          </table:table-cell>
          <table:table-cell office:value-type="float" office:value="6.05392" calcext:value-type="float">
            <text:p>6.05392</text:p>
          </table:table-cell>
          <table:table-cell office:value-type="float" office:value="20.22485" calcext:value-type="float">
            <text:p>20.22485</text:p>
          </table:table-cell>
          <table:table-cell office:value-type="float" office:value="10.98795" calcext:value-type="float">
            <text:p>10.98795</text:p>
          </table:table-cell>
          <table:table-cell/>
        </table:table-row>
        <table:table-row table:style-name="ro1">
          <table:table-cell/>
          <table:table-cell office:value-type="float" office:value="41.19747" calcext:value-type="float">
            <text:p>41.19747</text:p>
          </table:table-cell>
          <table:table-cell office:value-type="float" office:value="17.14016" calcext:value-type="float">
            <text:p>17.14016</text:p>
          </table:table-cell>
          <table:table-cell office:value-type="float" office:value="27.63318" calcext:value-type="float">
            <text:p>27.63318</text:p>
          </table:table-cell>
          <table:table-cell office:value-type="float" office:value="23.36186" calcext:value-type="float">
            <text:p>23.36186</text:p>
          </table:table-cell>
          <table:table-cell office:value-type="float" office:value="50.41428" calcext:value-type="float">
            <text:p>50.41428</text:p>
          </table:table-cell>
          <table:table-cell office:value-type="float" office:value="42.37773" calcext:value-type="float">
            <text:p>42.37773</text:p>
          </table:table-cell>
          <table:table-cell office:value-type="float" office:value="18.42412" calcext:value-type="float">
            <text:p>18.42412</text:p>
          </table:table-cell>
          <table:table-cell office:value-type="float" office:value="35.87325" calcext:value-type="float">
            <text:p>35.87325</text:p>
          </table:table-cell>
          <table:table-cell office:value-type="float" office:value="22.79869" calcext:value-type="float">
            <text:p>22.79869</text:p>
          </table:table-cell>
          <table:table-cell office:value-type="float" office:value="8.16934" calcext:value-type="float">
            <text:p>8.16934</text:p>
          </table:table-cell>
          <table:table-cell office:value-type="float" office:value="24.58165" calcext:value-type="float">
            <text:p>24.58165</text:p>
          </table:table-cell>
          <table:table-cell office:value-type="float" office:value="12.85882" calcext:value-type="float">
            <text:p>12.85882</text:p>
          </table:table-cell>
          <table:table-cell office:value-type="float" office:value="37.29585" calcext:value-type="float">
            <text:p>37.29585</text:p>
          </table:table-cell>
          <table:table-cell office:value-type="float" office:value="6.55889" calcext:value-type="float">
            <text:p>6.55889</text:p>
          </table:table-cell>
          <table:table-cell office:value-type="float" office:value="32.77642" calcext:value-type="float">
            <text:p>32.77642</text:p>
          </table:table-cell>
          <table:table-cell office:value-type="float" office:value="13.8748" calcext:value-type="float">
            <text:p>13.8748</text:p>
          </table:table-cell>
          <table:table-cell office:value-type="float" office:value="6.39438" calcext:value-type="float">
            <text:p>6.39438</text:p>
          </table:table-cell>
          <table:table-cell office:value-type="float" office:value="20.57414" calcext:value-type="float">
            <text:p>20.57414</text:p>
          </table:table-cell>
          <table:table-cell office:value-type="float" office:value="11.45046" calcext:value-type="float">
            <text:p>11.45046</text:p>
          </table:table-cell>
          <table:table-cell/>
        </table:table-row>
        <table:table-row table:style-name="ro1">
          <table:table-cell/>
          <table:table-cell office:value-type="float" office:value="42.58315" calcext:value-type="float">
            <text:p>42.58315</text:p>
          </table:table-cell>
          <table:table-cell office:value-type="float" office:value="17.52509" calcext:value-type="float">
            <text:p>17.52509</text:p>
          </table:table-cell>
          <table:table-cell office:value-type="float" office:value="28.42752" calcext:value-type="float">
            <text:p>28.42752</text:p>
          </table:table-cell>
          <table:table-cell office:value-type="float" office:value="23.90119" calcext:value-type="float">
            <text:p>23.90119</text:p>
          </table:table-cell>
          <table:table-cell office:value-type="float" office:value="51.03765" calcext:value-type="float">
            <text:p>51.03765</text:p>
          </table:table-cell>
          <table:table-cell office:value-type="float" office:value="43.05131" calcext:value-type="float">
            <text:p>43.05131</text:p>
          </table:table-cell>
          <table:table-cell office:value-type="float" office:value="19.86484" calcext:value-type="float">
            <text:p>19.86484</text:p>
          </table:table-cell>
          <table:table-cell office:value-type="float" office:value="36.5494" calcext:value-type="float">
            <text:p>36.5494</text:p>
          </table:table-cell>
          <table:table-cell office:value-type="float" office:value="23.52518" calcext:value-type="float">
            <text:p>23.52518</text:p>
          </table:table-cell>
          <table:table-cell office:value-type="float" office:value="8.53538" calcext:value-type="float">
            <text:p>8.53538</text:p>
          </table:table-cell>
          <table:table-cell office:value-type="float" office:value="25.31416" calcext:value-type="float">
            <text:p>25.31416</text:p>
          </table:table-cell>
          <table:table-cell office:value-type="float" office:value="14.05723" calcext:value-type="float">
            <text:p>14.05723</text:p>
          </table:table-cell>
          <table:table-cell office:value-type="float" office:value="37.97738" calcext:value-type="float">
            <text:p>37.97738</text:p>
          </table:table-cell>
          <table:table-cell office:value-type="float" office:value="6.7893" calcext:value-type="float">
            <text:p>6.7893</text:p>
          </table:table-cell>
          <table:table-cell office:value-type="float" office:value="33.3508" calcext:value-type="float">
            <text:p>33.3508</text:p>
          </table:table-cell>
          <table:table-cell office:value-type="float" office:value="14.41203" calcext:value-type="float">
            <text:p>14.41203</text:p>
          </table:table-cell>
          <table:table-cell office:value-type="float" office:value="6.79682" calcext:value-type="float">
            <text:p>6.79682</text:p>
          </table:table-cell>
          <table:table-cell office:value-type="float" office:value="21.10929" calcext:value-type="float">
            <text:p>21.10929</text:p>
          </table:table-cell>
          <table:table-cell office:value-type="float" office:value="11.91932" calcext:value-type="float">
            <text:p>11.91932</text:p>
          </table:table-cell>
          <table:table-cell/>
        </table:table-row>
        <table:table-row table:style-name="ro1">
          <table:table-cell/>
          <table:table-cell office:value-type="float" office:value="43.96926" calcext:value-type="float">
            <text:p>43.96926</text:p>
          </table:table-cell>
          <table:table-cell office:value-type="float" office:value="18.09547" calcext:value-type="float">
            <text:p>18.09547</text:p>
          </table:table-cell>
          <table:table-cell office:value-type="float" office:value="29.13842" calcext:value-type="float">
            <text:p>29.13842</text:p>
          </table:table-cell>
          <table:table-cell office:value-type="float" office:value="24.42673" calcext:value-type="float">
            <text:p>24.42673</text:p>
          </table:table-cell>
          <table:table-cell office:value-type="float" office:value="51.7492" calcext:value-type="float">
            <text:p>51.7492</text:p>
          </table:table-cell>
          <table:table-cell office:value-type="float" office:value="43.78507" calcext:value-type="float">
            <text:p>43.78507</text:p>
          </table:table-cell>
          <table:table-cell office:value-type="float" office:value="21.34367" calcext:value-type="float">
            <text:p>21.34367</text:p>
          </table:table-cell>
          <table:table-cell office:value-type="float" office:value="37.28731" calcext:value-type="float">
            <text:p>37.28731</text:p>
          </table:table-cell>
          <table:table-cell office:value-type="float" office:value="24.19217" calcext:value-type="float">
            <text:p>24.19217</text:p>
          </table:table-cell>
          <table:table-cell office:value-type="float" office:value="9.12569" calcext:value-type="float">
            <text:p>9.12569</text:p>
          </table:table-cell>
          <table:table-cell office:value-type="float" office:value="26.08844" calcext:value-type="float">
            <text:p>26.08844</text:p>
          </table:table-cell>
          <table:table-cell office:value-type="float" office:value="15.31792" calcext:value-type="float">
            <text:p>15.31792</text:p>
          </table:table-cell>
          <table:table-cell office:value-type="float" office:value="38.71151" calcext:value-type="float">
            <text:p>38.71151</text:p>
          </table:table-cell>
          <table:table-cell office:value-type="float" office:value="7.07148" calcext:value-type="float">
            <text:p>7.07148</text:p>
          </table:table-cell>
          <table:table-cell office:value-type="float" office:value="34.2141" calcext:value-type="float">
            <text:p>34.2141</text:p>
          </table:table-cell>
          <table:table-cell office:value-type="float" office:value="14.95721" calcext:value-type="float">
            <text:p>14.95721</text:p>
          </table:table-cell>
          <table:table-cell office:value-type="float" office:value="7.25366" calcext:value-type="float">
            <text:p>7.25366</text:p>
          </table:table-cell>
          <table:table-cell office:value-type="float" office:value="21.45726" calcext:value-type="float">
            <text:p>21.45726</text:p>
          </table:table-cell>
          <table:table-cell office:value-type="float" office:value="12.38494" calcext:value-type="float">
            <text:p>12.38494</text:p>
          </table:table-cell>
          <table:table-cell/>
        </table:table-row>
        <table:table-row table:style-name="ro1">
          <table:table-cell/>
          <table:table-cell office:value-type="float" office:value="45.3434" calcext:value-type="float">
            <text:p>45.3434</text:p>
          </table:table-cell>
          <table:table-cell office:value-type="float" office:value="18.46736" calcext:value-type="float">
            <text:p>18.46736</text:p>
          </table:table-cell>
          <table:table-cell office:value-type="float" office:value="29.91499" calcext:value-type="float">
            <text:p>29.91499</text:p>
          </table:table-cell>
          <table:table-cell office:value-type="float" office:value="24.98824" calcext:value-type="float">
            <text:p>24.98824</text:p>
          </table:table-cell>
          <table:table-cell office:value-type="float" office:value="52.34964" calcext:value-type="float">
            <text:p>52.34964</text:p>
          </table:table-cell>
          <table:table-cell office:value-type="float" office:value="44.45376" calcext:value-type="float">
            <text:p>44.45376</text:p>
          </table:table-cell>
          <table:table-cell office:value-type="float" office:value="22.82738" calcext:value-type="float">
            <text:p>22.82738</text:p>
          </table:table-cell>
          <table:table-cell office:value-type="float" office:value="37.95696" calcext:value-type="float">
            <text:p>37.95696</text:p>
          </table:table-cell>
          <table:table-cell office:value-type="float" office:value="24.93228" calcext:value-type="float">
            <text:p>24.93228</text:p>
          </table:table-cell>
          <table:table-cell office:value-type="float" office:value="9.63707" calcext:value-type="float">
            <text:p>9.63707</text:p>
          </table:table-cell>
          <table:table-cell office:value-type="float" office:value="26.79701" calcext:value-type="float">
            <text:p>26.79701</text:p>
          </table:table-cell>
          <table:table-cell office:value-type="float" office:value="16.62523" calcext:value-type="float">
            <text:p>16.62523</text:p>
          </table:table-cell>
          <table:table-cell office:value-type="float" office:value="39.27816" calcext:value-type="float">
            <text:p>39.27816</text:p>
          </table:table-cell>
          <table:table-cell office:value-type="float" office:value="7.39328" calcext:value-type="float">
            <text:p>7.39328</text:p>
          </table:table-cell>
          <table:table-cell office:value-type="float" office:value="34.77928" calcext:value-type="float">
            <text:p>34.77928</text:p>
          </table:table-cell>
          <table:table-cell office:value-type="float" office:value="15.49932" calcext:value-type="float">
            <text:p>15.49932</text:p>
          </table:table-cell>
          <table:table-cell office:value-type="float" office:value="7.76654" calcext:value-type="float">
            <text:p>7.76654</text:p>
          </table:table-cell>
          <table:table-cell office:value-type="float" office:value="21.99972" calcext:value-type="float">
            <text:p>21.99972</text:p>
          </table:table-cell>
          <table:table-cell office:value-type="float" office:value="12.83752" calcext:value-type="float">
            <text:p>12.83752</text:p>
          </table:table-cell>
          <table:table-cell/>
        </table:table-row>
        <table:table-row table:style-name="ro1">
          <table:table-cell/>
          <table:table-cell office:value-type="float" office:value="46.71656" calcext:value-type="float">
            <text:p>46.71656</text:p>
          </table:table-cell>
          <table:table-cell office:value-type="float" office:value="19.00873" calcext:value-type="float">
            <text:p>19.00873</text:p>
          </table:table-cell>
          <table:table-cell office:value-type="float" office:value="30.61814" calcext:value-type="float">
            <text:p>30.61814</text:p>
          </table:table-cell>
          <table:table-cell office:value-type="float" office:value="25.52036" calcext:value-type="float">
            <text:p>25.52036</text:p>
          </table:table-cell>
          <table:table-cell/>
          <table:table-cell office:value-type="float" office:value="45.17776" calcext:value-type="float">
            <text:p>45.17776</text:p>
          </table:table-cell>
          <table:table-cell office:value-type="float" office:value="24.30445" calcext:value-type="float">
            <text:p>24.30445</text:p>
          </table:table-cell>
          <table:table-cell office:value-type="float" office:value="38.69635" calcext:value-type="float">
            <text:p>38.69635</text:p>
          </table:table-cell>
          <table:table-cell office:value-type="float" office:value="25.61798" calcext:value-type="float">
            <text:p>25.61798</text:p>
          </table:table-cell>
          <table:table-cell office:value-type="float" office:value="9.63707" calcext:value-type="float">
            <text:p>9.63707</text:p>
          </table:table-cell>
          <table:table-cell office:value-type="float" office:value="27.59479" calcext:value-type="float">
            <text:p>27.59479</text:p>
          </table:table-cell>
          <table:table-cell office:value-type="float" office:value="17.96405" calcext:value-type="float">
            <text:p>17.96405</text:p>
          </table:table-cell>
          <table:table-cell office:value-type="float" office:value="40.12183" calcext:value-type="float">
            <text:p>40.12183</text:p>
          </table:table-cell>
          <table:table-cell office:value-type="float" office:value="7.74716" calcext:value-type="float">
            <text:p>7.74716</text:p>
          </table:table-cell>
          <table:table-cell office:value-type="float" office:value="35.64257" calcext:value-type="float">
            <text:p>35.64257</text:p>
          </table:table-cell>
          <table:table-cell office:value-type="float" office:value="16.06127" calcext:value-type="float">
            <text:p>16.06127</text:p>
          </table:table-cell>
          <table:table-cell office:value-type="float" office:value="8.31364" calcext:value-type="float">
            <text:p>8.31364</text:p>
          </table:table-cell>
          <table:table-cell office:value-type="float" office:value="22.3616" calcext:value-type="float">
            <text:p>22.3616</text:p>
          </table:table-cell>
          <table:table-cell office:value-type="float" office:value="13.29703" calcext:value-type="float">
            <text:p>13.29703</text:p>
          </table:table-cell>
          <table:table-cell/>
        </table:table-row>
        <table:table-row table:style-name="ro1">
          <table:table-cell/>
          <table:table-cell office:value-type="float" office:value="48.07779" calcext:value-type="float">
            <text:p>48.07779</text:p>
          </table:table-cell>
          <table:table-cell office:value-type="float" office:value="19.36906" calcext:value-type="float">
            <text:p>19.36906</text:p>
          </table:table-cell>
          <table:table-cell office:value-type="float" office:value="31.39319" calcext:value-type="float">
            <text:p>31.39319</text:p>
          </table:table-cell>
          <table:table-cell office:value-type="float" office:value="26.09758" calcext:value-type="float">
            <text:p>26.09758</text:p>
          </table:table-cell>
          <table:table-cell/>
          <table:table-cell office:value-type="float" office:value="45.84139" calcext:value-type="float">
            <text:p>45.84139</text:p>
          </table:table-cell>
          <table:table-cell office:value-type="float" office:value="25.79673" calcext:value-type="float">
            <text:p>25.79673</text:p>
          </table:table-cell>
          <table:table-cell office:value-type="float" office:value="39.35932" calcext:value-type="float">
            <text:p>39.35932</text:p>
          </table:table-cell>
          <table:table-cell office:value-type="float" office:value="26.39416" calcext:value-type="float">
            <text:p>26.39416</text:p>
          </table:table-cell>
          <table:table-cell office:value-type="float" office:value="10.1195" calcext:value-type="float">
            <text:p>10.1195</text:p>
          </table:table-cell>
          <table:table-cell office:value-type="float" office:value="28.30781" calcext:value-type="float">
            <text:p>28.30781</text:p>
          </table:table-cell>
          <table:table-cell office:value-type="float" office:value="19.35338" calcext:value-type="float">
            <text:p>19.35338</text:p>
          </table:table-cell>
          <table:table-cell office:value-type="float" office:value="40.68977" calcext:value-type="float">
            <text:p>40.68977</text:p>
          </table:table-cell>
          <table:table-cell office:value-type="float" office:value="8.13336" calcext:value-type="float">
            <text:p>8.13336</text:p>
          </table:table-cell>
          <table:table-cell office:value-type="float" office:value="36.20705" calcext:value-type="float">
            <text:p>36.20705</text:p>
          </table:table-cell>
          <table:table-cell office:value-type="float" office:value="16.60778" calcext:value-type="float">
            <text:p>16.60778</text:p>
          </table:table-cell>
          <table:table-cell office:value-type="float" office:value="8.89509" calcext:value-type="float">
            <text:p>8.89509</text:p>
          </table:table-cell>
          <table:table-cell office:value-type="float" office:value="22.9145" calcext:value-type="float">
            <text:p>22.9145</text:p>
          </table:table-cell>
          <table:table-cell office:value-type="float" office:value="13.75396" calcext:value-type="float">
            <text:p>13.75396</text:p>
          </table:table-cell>
          <table:table-cell/>
        </table:table-row>
        <table:table-row table:style-name="ro1">
          <table:table-cell/>
          <table:table-cell office:value-type="float" office:value="49.42379" calcext:value-type="float">
            <text:p>49.42379</text:p>
          </table:table-cell>
          <table:table-cell office:value-type="float" office:value="19.89586" calcext:value-type="float">
            <text:p>19.89586</text:p>
          </table:table-cell>
          <table:table-cell office:value-type="float" office:value="32.09698" calcext:value-type="float">
            <text:p>32.09698</text:p>
          </table:table-cell>
          <table:table-cell office:value-type="float" office:value="26.6428" calcext:value-type="float">
            <text:p>26.6428</text:p>
          </table:table-cell>
          <table:table-cell/>
          <table:table-cell office:value-type="float" office:value="46.56839" calcext:value-type="float">
            <text:p>46.56839</text:p>
          </table:table-cell>
          <table:table-cell office:value-type="float" office:value="27.26526" calcext:value-type="float">
            <text:p>27.26526</text:p>
          </table:table-cell>
          <table:table-cell office:value-type="float" office:value="40.0901" calcext:value-type="float">
            <text:p>40.0901</text:p>
          </table:table-cell>
          <table:table-cell office:value-type="float" office:value="27.09084" calcext:value-type="float">
            <text:p>27.09084</text:p>
          </table:table-cell>
          <table:table-cell office:value-type="float" office:value="10.47378" calcext:value-type="float">
            <text:p>10.47378</text:p>
          </table:table-cell>
          <table:table-cell office:value-type="float" office:value="29.09322" calcext:value-type="float">
            <text:p>29.09322</text:p>
          </table:table-cell>
          <table:table-cell office:value-type="float" office:value="20.78331" calcext:value-type="float">
            <text:p>20.78331</text:p>
          </table:table-cell>
          <table:table-cell office:value-type="float" office:value="41.52703" calcext:value-type="float">
            <text:p>41.52703</text:p>
          </table:table-cell>
          <table:table-cell office:value-type="float" office:value="8.5327" calcext:value-type="float">
            <text:p>8.5327</text:p>
          </table:table-cell>
          <table:table-cell office:value-type="float" office:value="37.04901" calcext:value-type="float">
            <text:p>37.04901</text:p>
          </table:table-cell>
          <table:table-cell office:value-type="float" office:value="17.1863" calcext:value-type="float">
            <text:p>17.1863</text:p>
          </table:table-cell>
          <table:table-cell office:value-type="float" office:value="9.50048" calcext:value-type="float">
            <text:p>9.50048</text:p>
          </table:table-cell>
          <table:table-cell office:value-type="float" office:value="23.29027" calcext:value-type="float">
            <text:p>23.29027</text:p>
          </table:table-cell>
          <table:table-cell office:value-type="float" office:value="14.2087" calcext:value-type="float">
            <text:p>14.2087</text:p>
          </table:table-cell>
          <table:table-cell/>
        </table:table-row>
        <table:table-row table:style-name="ro1">
          <table:table-cell/>
          <table:table-cell office:value-type="float" office:value="50.76245" calcext:value-type="float">
            <text:p>50.76245</text:p>
          </table:table-cell>
          <table:table-cell office:value-type="float" office:value="20.24471" calcext:value-type="float">
            <text:p>20.24471</text:p>
          </table:table-cell>
          <table:table-cell office:value-type="float" office:value="32.86182" calcext:value-type="float">
            <text:p>32.86182</text:p>
          </table:table-cell>
          <table:table-cell office:value-type="float" office:value="27.22496" calcext:value-type="float">
            <text:p>27.22496</text:p>
          </table:table-cell>
          <table:table-cell/>
          <table:table-cell office:value-type="float" office:value="47.22729" calcext:value-type="float">
            <text:p>47.22729</text:p>
          </table:table-cell>
          <table:table-cell office:value-type="float" office:value="28.74251" calcext:value-type="float">
            <text:p>28.74251</text:p>
          </table:table-cell>
          <table:table-cell office:value-type="float" office:value="40.75735" calcext:value-type="float">
            <text:p>40.75735</text:p>
          </table:table-cell>
          <table:table-cell office:value-type="float" office:value="27.87156" calcext:value-type="float">
            <text:p>27.87156</text:p>
          </table:table-cell>
          <table:table-cell office:value-type="float" office:value="10.90286" calcext:value-type="float">
            <text:p>10.90286</text:p>
          </table:table-cell>
          <table:table-cell office:value-type="float" office:value="29.79466" calcext:value-type="float">
            <text:p>29.79466</text:p>
          </table:table-cell>
          <table:table-cell office:value-type="float" office:value="22.24147" calcext:value-type="float">
            <text:p>22.24147</text:p>
          </table:table-cell>
          <table:table-cell office:value-type="float" office:value="42.08609" calcext:value-type="float">
            <text:p>42.08609</text:p>
          </table:table-cell>
          <table:table-cell office:value-type="float" office:value="8.94518" calcext:value-type="float">
            <text:p>8.94518</text:p>
          </table:table-cell>
          <table:table-cell office:value-type="float" office:value="37.61597" calcext:value-type="float">
            <text:p>37.61597</text:p>
          </table:table-cell>
          <table:table-cell office:value-type="float" office:value="17.74701" calcext:value-type="float">
            <text:p>17.74701</text:p>
          </table:table-cell>
          <table:table-cell office:value-type="float" office:value="10.13664" calcext:value-type="float">
            <text:p>10.13664</text:p>
          </table:table-cell>
          <table:table-cell office:value-type="float" office:value="23.85346" calcext:value-type="float">
            <text:p>23.85346</text:p>
          </table:table-cell>
          <table:table-cell office:value-type="float" office:value="14.65201" calcext:value-type="float">
            <text:p>14.65201</text:p>
          </table:table-cell>
          <table:table-cell/>
        </table:table-row>
        <table:table-row table:style-name="ro1">
          <table:table-cell/>
          <table:table-cell office:value-type="float" office:value="52.08722" calcext:value-type="float">
            <text:p>52.08722</text:p>
          </table:table-cell>
          <table:table-cell office:value-type="float" office:value="20.71415" calcext:value-type="float">
            <text:p>20.71415</text:p>
          </table:table-cell>
          <table:table-cell office:value-type="float" office:value="33.55873" calcext:value-type="float">
            <text:p>33.55873</text:p>
          </table:table-cell>
          <table:table-cell office:value-type="float" office:value="27.77327" calcext:value-type="float">
            <text:p>27.77327</text:p>
          </table:table-cell>
          <table:table-cell/>
          <table:table-cell office:value-type="float" office:value="47.94497" calcext:value-type="float">
            <text:p>47.94497</text:p>
          </table:table-cell>
          <table:table-cell office:value-type="float" office:value="30.19878" calcext:value-type="float">
            <text:p>30.19878</text:p>
          </table:table-cell>
          <table:table-cell office:value-type="float" office:value="41.48122" calcext:value-type="float">
            <text:p>41.48122</text:p>
          </table:table-cell>
          <table:table-cell office:value-type="float" office:value="28.57125" calcext:value-type="float">
            <text:p>28.57125</text:p>
          </table:table-cell>
          <table:table-cell office:value-type="float" office:value="11.21448" calcext:value-type="float">
            <text:p>11.21448</text:p>
          </table:table-cell>
          <table:table-cell office:value-type="float" office:value="30.57729" calcext:value-type="float">
            <text:p>30.57729</text:p>
          </table:table-cell>
          <table:table-cell office:value-type="float" office:value="23.69631" calcext:value-type="float">
            <text:p>23.69631</text:p>
          </table:table-cell>
          <table:table-cell office:value-type="float" office:value="42.91811" calcext:value-type="float">
            <text:p>42.91811</text:p>
          </table:table-cell>
          <table:table-cell office:value-type="float" office:value="9.33646" calcext:value-type="float">
            <text:p>9.33646</text:p>
          </table:table-cell>
          <table:table-cell office:value-type="float" office:value="38.4616" calcext:value-type="float">
            <text:p>38.4616</text:p>
          </table:table-cell>
          <table:table-cell office:value-type="float" office:value="18.3418" calcext:value-type="float">
            <text:p>18.3418</text:p>
          </table:table-cell>
          <table:table-cell office:value-type="float" office:value="10.7814" calcext:value-type="float">
            <text:p>10.7814</text:p>
          </table:table-cell>
          <table:table-cell office:value-type="float" office:value="24.23288" calcext:value-type="float">
            <text:p>24.23288</text:p>
          </table:table-cell>
          <table:table-cell office:value-type="float" office:value="15.08355" calcext:value-type="float">
            <text:p>15.08355</text:p>
          </table:table-cell>
          <table:table-cell/>
        </table:table-row>
        <table:table-row table:style-name="ro1">
          <table:table-cell/>
          <table:table-cell office:value-type="float" office:value="53.40991" calcext:value-type="float">
            <text:p>53.40991</text:p>
          </table:table-cell>
          <table:table-cell office:value-type="float" office:value="21.004" calcext:value-type="float">
            <text:p>21.004</text:p>
          </table:table-cell>
          <table:table-cell office:value-type="float" office:value="34.31694" calcext:value-type="float">
            <text:p>34.31694</text:p>
          </table:table-cell>
          <table:table-cell office:value-type="float" office:value="28.23718" calcext:value-type="float">
            <text:p>28.23718</text:p>
          </table:table-cell>
          <table:table-cell/>
          <table:table-cell office:value-type="float" office:value="48.59593" calcext:value-type="float">
            <text:p>48.59593</text:p>
          </table:table-cell>
          <table:table-cell office:value-type="float" office:value="31.6495" calcext:value-type="float">
            <text:p>31.6495</text:p>
          </table:table-cell>
          <table:table-cell office:value-type="float" office:value="42.14424" calcext:value-type="float">
            <text:p>42.14424</text:p>
          </table:table-cell>
          <table:table-cell office:value-type="float" office:value="29.34825" calcext:value-type="float">
            <text:p>29.34825</text:p>
          </table:table-cell>
          <table:table-cell office:value-type="float" office:value="11.66792" calcext:value-type="float">
            <text:p>11.66792</text:p>
          </table:table-cell>
          <table:table-cell office:value-type="float" office:value="31.2912" calcext:value-type="float">
            <text:p>31.2912</text:p>
          </table:table-cell>
          <table:table-cell office:value-type="float" office:value="25.16341" calcext:value-type="float">
            <text:p>25.16341</text:p>
          </table:table-cell>
          <table:table-cell office:value-type="float" office:value="43.47869" calcext:value-type="float">
            <text:p>43.47869</text:p>
          </table:table-cell>
          <table:table-cell office:value-type="float" office:value="9.73392" calcext:value-type="float">
            <text:p>9.73392</text:p>
          </table:table-cell>
          <table:table-cell office:value-type="float" office:value="39.01935" calcext:value-type="float">
            <text:p>39.01935</text:p>
          </table:table-cell>
          <table:table-cell office:value-type="float" office:value="18.90692" calcext:value-type="float">
            <text:p>18.90692</text:p>
          </table:table-cell>
          <table:table-cell office:value-type="float" office:value="11.44618" calcext:value-type="float">
            <text:p>11.44618</text:p>
          </table:table-cell>
          <table:table-cell office:value-type="float" office:value="24.8172" calcext:value-type="float">
            <text:p>24.8172</text:p>
          </table:table-cell>
          <table:table-cell office:value-type="float" office:value="15.51827" calcext:value-type="float">
            <text:p>15.51827</text:p>
          </table:table-cell>
          <table:table-cell/>
        </table:table-row>
        <table:table-row table:style-name="ro1">
          <table:table-cell/>
          <table:table-cell office:value-type="float" office:value="54.7149" calcext:value-type="float">
            <text:p>54.7149</text:p>
          </table:table-cell>
          <table:table-cell office:value-type="float" office:value="21.4516" calcext:value-type="float">
            <text:p>21.4516</text:p>
          </table:table-cell>
          <table:table-cell office:value-type="float" office:value="35.00723" calcext:value-type="float">
            <text:p>35.00723</text:p>
          </table:table-cell>
          <table:table-cell office:value-type="float" office:value="28.92426" calcext:value-type="float">
            <text:p>28.92426</text:p>
          </table:table-cell>
          <table:table-cell/>
          <table:table-cell office:value-type="float" office:value="49.30797" calcext:value-type="float">
            <text:p>49.30797</text:p>
          </table:table-cell>
          <table:table-cell office:value-type="float" office:value="33.09972" calcext:value-type="float">
            <text:p>33.09972</text:p>
          </table:table-cell>
          <table:table-cell office:value-type="float" office:value="42.8682" calcext:value-type="float">
            <text:p>42.8682</text:p>
          </table:table-cell>
          <table:table-cell office:value-type="float" office:value="30.81461" calcext:value-type="float">
            <text:p>30.81461</text:p>
          </table:table-cell>
          <table:table-cell office:value-type="float" office:value="11.97346" calcext:value-type="float">
            <text:p>11.97346</text:p>
          </table:table-cell>
          <table:table-cell office:value-type="float" office:value="32.05761" calcext:value-type="float">
            <text:p>32.05761</text:p>
          </table:table-cell>
          <table:table-cell office:value-type="float" office:value="26.64543" calcext:value-type="float">
            <text:p>26.64543</text:p>
          </table:table-cell>
          <table:table-cell/>
          <table:table-cell office:value-type="float" office:value="10.13166" calcext:value-type="float">
            <text:p>10.13166</text:p>
          </table:table-cell>
          <table:table-cell office:value-type="float" office:value="39.85679" calcext:value-type="float">
            <text:p>39.85679</text:p>
          </table:table-cell>
          <table:table-cell office:value-type="float" office:value="19.5083" calcext:value-type="float">
            <text:p>19.5083</text:p>
          </table:table-cell>
          <table:table-cell office:value-type="float" office:value="12.11948" calcext:value-type="float">
            <text:p>12.11948</text:p>
          </table:table-cell>
          <table:table-cell office:value-type="float" office:value="25.19999" calcext:value-type="float">
            <text:p>25.19999</text:p>
          </table:table-cell>
          <table:table-cell office:value-type="float" office:value="15.95928" calcext:value-type="float">
            <text:p>15.95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.75417" calcext:value-type="float">
            <text:p>21.75417</text:p>
          </table:table-cell>
          <table:table-cell office:value-type="float" office:value="35.75528" calcext:value-type="float">
            <text:p>35.75528</text:p>
          </table:table-cell>
          <table:table-cell office:value-type="float" office:value="29.40408" calcext:value-type="float">
            <text:p>29.40408</text:p>
          </table:table-cell>
          <table:table-cell/>
          <table:table-cell office:value-type="float" office:value="49.95329" calcext:value-type="float">
            <text:p>49.95329</text:p>
          </table:table-cell>
          <table:table-cell office:value-type="float" office:value="34.53048" calcext:value-type="float">
            <text:p>34.53048</text:p>
          </table:table-cell>
          <table:table-cell office:value-type="float" office:value="43.52109" calcext:value-type="float">
            <text:p>43.52109</text:p>
          </table:table-cell>
          <table:table-cell office:value-type="float" office:value="31.50703" calcext:value-type="float">
            <text:p>31.50703</text:p>
          </table:table-cell>
          <table:table-cell office:value-type="float" office:value="12.71564" calcext:value-type="float">
            <text:p>12.71564</text:p>
          </table:table-cell>
          <table:table-cell office:value-type="float" office:value="32.76263" calcext:value-type="float">
            <text:p>32.76263</text:p>
          </table:table-cell>
          <table:table-cell office:value-type="float" office:value="28.11408" calcext:value-type="float">
            <text:p>28.11408</text:p>
          </table:table-cell>
          <table:table-cell/>
          <table:table-cell office:value-type="float" office:value="10.52496" calcext:value-type="float">
            <text:p>10.52496</text:p>
          </table:table-cell>
          <table:table-cell office:value-type="float" office:value="40.41655" calcext:value-type="float">
            <text:p>40.41655</text:p>
          </table:table-cell>
          <table:table-cell office:value-type="float" office:value="20.0879" calcext:value-type="float">
            <text:p>20.0879</text:p>
          </table:table-cell>
          <table:table-cell office:value-type="float" office:value="13.00087" calcext:value-type="float">
            <text:p>13.00087</text:p>
          </table:table-cell>
          <table:table-cell office:value-type="float" office:value="25.78522" calcext:value-type="float">
            <text:p>25.78522</text:p>
          </table:table-cell>
          <table:table-cell office:value-type="float" office:value="16.37502" calcext:value-type="float">
            <text:p>16.37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.203" calcext:value-type="float">
            <text:p>22.203</text:p>
          </table:table-cell>
          <table:table-cell office:value-type="float" office:value="36.44731" calcext:value-type="float">
            <text:p>36.44731</text:p>
          </table:table-cell>
          <table:table-cell office:value-type="float" office:value="30.1118" calcext:value-type="float">
            <text:p>30.1118</text:p>
          </table:table-cell>
          <table:table-cell/>
          <table:table-cell office:value-type="float" office:value="50.65838" calcext:value-type="float">
            <text:p>50.65838</text:p>
          </table:table-cell>
          <table:table-cell office:value-type="float" office:value="35.95521" calcext:value-type="float">
            <text:p>35.95521</text:p>
          </table:table-cell>
          <table:table-cell office:value-type="float" office:value="44.22521" calcext:value-type="float">
            <text:p>44.22521</text:p>
          </table:table-cell>
          <table:table-cell office:value-type="float" office:value="32.26848" calcext:value-type="float">
            <text:p>32.26848</text:p>
          </table:table-cell>
          <table:table-cell office:value-type="float" office:value="13.22428" calcext:value-type="float">
            <text:p>13.22428</text:p>
          </table:table-cell>
          <table:table-cell office:value-type="float" office:value="33.52626" calcext:value-type="float">
            <text:p>33.52626</text:p>
          </table:table-cell>
          <table:table-cell office:value-type="float" office:value="29.58244" calcext:value-type="float">
            <text:p>29.58244</text:p>
          </table:table-cell>
          <table:table-cell/>
          <table:table-cell office:value-type="float" office:value="10.93074" calcext:value-type="float">
            <text:p>10.93074</text:p>
          </table:table-cell>
          <table:table-cell office:value-type="float" office:value="41.24821" calcext:value-type="float">
            <text:p>41.24821</text:p>
          </table:table-cell>
          <table:table-cell office:value-type="float" office:value="20.70493" calcext:value-type="float">
            <text:p>20.70493</text:p>
          </table:table-cell>
          <table:table-cell office:value-type="float" office:value="14.15334" calcext:value-type="float">
            <text:p>14.15334</text:p>
          </table:table-cell>
          <table:table-cell office:value-type="float" office:value="26.18203" calcext:value-type="float">
            <text:p>26.18203</text:p>
          </table:table-cell>
          <table:table-cell office:value-type="float" office:value="16.79581" calcext:value-type="float">
            <text:p>16.795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.50398" calcext:value-type="float">
            <text:p>22.50398</text:p>
          </table:table-cell>
          <table:table-cell office:value-type="float" office:value="37.19476" calcext:value-type="float">
            <text:p>37.19476</text:p>
          </table:table-cell>
          <table:table-cell office:value-type="float" office:value="30.58235" calcext:value-type="float">
            <text:p>30.58235</text:p>
          </table:table-cell>
          <table:table-cell/>
          <table:table-cell office:value-type="float" office:value="51.29556" calcext:value-type="float">
            <text:p>51.29556</text:p>
          </table:table-cell>
          <table:table-cell office:value-type="float" office:value="37.3743" calcext:value-type="float">
            <text:p>37.3743</text:p>
          </table:table-cell>
          <table:table-cell office:value-type="float" office:value="44.87692" calcext:value-type="float">
            <text:p>44.87692</text:p>
          </table:table-cell>
          <table:table-cell office:value-type="float" office:value="32.96427" calcext:value-type="float">
            <text:p>32.96427</text:p>
          </table:table-cell>
          <table:table-cell office:value-type="float" office:value="14.05512" calcext:value-type="float">
            <text:p>14.05512</text:p>
          </table:table-cell>
          <table:table-cell office:value-type="float" office:value="34.98187" calcext:value-type="float">
            <text:p>34.98187</text:p>
          </table:table-cell>
          <table:table-cell office:value-type="float" office:value="31.04312" calcext:value-type="float">
            <text:p>31.04312</text:p>
          </table:table-cell>
          <table:table-cell/>
          <table:table-cell office:value-type="float" office:value="11.33863" calcext:value-type="float">
            <text:p>11.33863</text:p>
          </table:table-cell>
          <table:table-cell office:value-type="float" office:value="41.80104" calcext:value-type="float">
            <text:p>41.80104</text:p>
          </table:table-cell>
          <table:table-cell office:value-type="float" office:value="21.92164" calcext:value-type="float">
            <text:p>21.92164</text:p>
          </table:table-cell>
          <table:table-cell office:value-type="float" office:value="15.28619" calcext:value-type="float">
            <text:p>15.28619</text:p>
          </table:table-cell>
          <table:table-cell office:value-type="float" office:value="26.77834" calcext:value-type="float">
            <text:p>26.77834</text:p>
          </table:table-cell>
          <table:table-cell office:value-type="float" office:value="17.212" calcext:value-type="float">
            <text:p>17.2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.96973" calcext:value-type="float">
            <text:p>22.96973</text:p>
          </table:table-cell>
          <table:table-cell office:value-type="float" office:value="37.86937" calcext:value-type="float">
            <text:p>37.86937</text:p>
          </table:table-cell>
          <table:table-cell office:value-type="float" office:value="31.30216" calcext:value-type="float">
            <text:p>31.30216</text:p>
          </table:table-cell>
          <table:table-cell/>
          <table:table-cell office:value-type="float" office:value="51.99278" calcext:value-type="float">
            <text:p>51.99278</text:p>
          </table:table-cell>
          <table:table-cell office:value-type="float" office:value="38.78433" calcext:value-type="float">
            <text:p>38.78433</text:p>
          </table:table-cell>
          <table:table-cell office:value-type="float" office:value="45.58427" calcext:value-type="float">
            <text:p>45.58427</text:p>
          </table:table-cell>
          <table:table-cell office:value-type="float" office:value="33.53819" calcext:value-type="float">
            <text:p>33.53819</text:p>
          </table:table-cell>
          <table:table-cell office:value-type="float" office:value="14.62151" calcext:value-type="float">
            <text:p>14.62151</text:p>
          </table:table-cell>
          <table:table-cell office:value-type="float" office:value="36.43158" calcext:value-type="float">
            <text:p>36.43158</text:p>
          </table:table-cell>
          <table:table-cell office:value-type="float" office:value="32.31714" calcext:value-type="float">
            <text:p>32.31714</text:p>
          </table:table-cell>
          <table:table-cell/>
          <table:table-cell office:value-type="float" office:value="11.73987" calcext:value-type="float">
            <text:p>11.73987</text:p>
          </table:table-cell>
          <table:table-cell office:value-type="float" office:value="42.62721" calcext:value-type="float">
            <text:p>42.62721</text:p>
          </table:table-cell>
          <table:table-cell office:value-type="float" office:value="23.15814" calcext:value-type="float">
            <text:p>23.15814</text:p>
          </table:table-cell>
          <table:table-cell office:value-type="float" office:value="16.43649" calcext:value-type="float">
            <text:p>16.43649</text:p>
          </table:table-cell>
          <table:table-cell office:value-type="float" office:value="27.1785" calcext:value-type="float">
            <text:p>27.1785</text:p>
          </table:table-cell>
          <table:table-cell office:value-type="float" office:value="17.62368" calcext:value-type="float">
            <text:p>17.623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.27294" calcext:value-type="float">
            <text:p>23.27294</text:p>
          </table:table-cell>
          <table:table-cell office:value-type="float" office:value="38.60511" calcext:value-type="float">
            <text:p>38.60511</text:p>
          </table:table-cell>
          <table:table-cell office:value-type="float" office:value="31.78733" calcext:value-type="float">
            <text:p>31.78733</text:p>
          </table:table-cell>
          <table:table-cell/>
          <table:table-cell office:value-type="float" office:value="52.62401" calcext:value-type="float">
            <text:p>52.62401</text:p>
          </table:table-cell>
          <table:table-cell office:value-type="float" office:value="40.17035" calcext:value-type="float">
            <text:p>40.17035</text:p>
          </table:table-cell>
          <table:table-cell office:value-type="float" office:value="46.22693" calcext:value-type="float">
            <text:p>46.22693</text:p>
          </table:table-cell>
          <table:table-cell office:value-type="float" office:value="34.40122" calcext:value-type="float">
            <text:p>34.40122</text:p>
          </table:table-cell>
          <table:table-cell office:value-type="float" office:value="15.46183" calcext:value-type="float">
            <text:p>15.46183</text:p>
          </table:table-cell>
          <table:table-cell office:value-type="float" office:value="37.87099" calcext:value-type="float">
            <text:p>37.87099</text:p>
          </table:table-cell>
          <table:table-cell office:value-type="float" office:value="33.76024" calcext:value-type="float">
            <text:p>33.76024</text:p>
          </table:table-cell>
          <table:table-cell/>
          <table:table-cell office:value-type="float" office:value="12.14033" calcext:value-type="float">
            <text:p>12.14033</text:p>
          </table:table-cell>
          <table:table-cell office:value-type="float" office:value="43.18154" calcext:value-type="float">
            <text:p>43.18154</text:p>
          </table:table-cell>
          <table:table-cell office:value-type="float" office:value="24.41456" calcext:value-type="float">
            <text:p>24.41456</text:p>
          </table:table-cell>
          <table:table-cell office:value-type="float" office:value="17.59311" calcext:value-type="float">
            <text:p>17.59311</text:p>
          </table:table-cell>
          <table:table-cell office:value-type="float" office:value="27.78474" calcext:value-type="float">
            <text:p>27.78474</text:p>
          </table:table-cell>
          <table:table-cell office:value-type="float" office:value="18.031" calcext:value-type="float">
            <text:p>18.0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.74645" calcext:value-type="float">
            <text:p>23.74645</text:p>
          </table:table-cell>
          <table:table-cell office:value-type="float" office:value="39.28358" calcext:value-type="float">
            <text:p>39.28358</text:p>
          </table:table-cell>
          <table:table-cell office:value-type="float" office:value="32.5265" calcext:value-type="float">
            <text:p>32.5265</text:p>
          </table:table-cell>
          <table:table-cell/>
          <table:table-cell office:value-type="float" office:value="53.32313" calcext:value-type="float">
            <text:p>53.32313</text:p>
          </table:table-cell>
          <table:table-cell office:value-type="float" office:value="41.56254" calcext:value-type="float">
            <text:p>41.56254</text:p>
          </table:table-cell>
          <table:table-cell office:value-type="float" office:value="46.92569" calcext:value-type="float">
            <text:p>46.92569</text:p>
          </table:table-cell>
          <table:table-cell office:value-type="float" office:value="34.97598" calcext:value-type="float">
            <text:p>34.97598</text:p>
          </table:table-cell>
          <table:table-cell office:value-type="float" office:value="16.02866" calcext:value-type="float">
            <text:p>16.02866</text:p>
          </table:table-cell>
          <table:table-cell office:value-type="float" office:value="39.13274" calcext:value-type="float">
            <text:p>39.13274</text:p>
          </table:table-cell>
          <table:table-cell office:value-type="float" office:value="34.62174" calcext:value-type="float">
            <text:p>34.62174</text:p>
          </table:table-cell>
          <table:table-cell/>
          <table:table-cell office:value-type="float" office:value="12.53814" calcext:value-type="float">
            <text:p>12.53814</text:p>
          </table:table-cell>
          <table:table-cell office:value-type="float" office:value="43.99824" calcext:value-type="float">
            <text:p>43.99824</text:p>
          </table:table-cell>
          <table:table-cell office:value-type="float" office:value="25.69859" calcext:value-type="float">
            <text:p>25.69859</text:p>
          </table:table-cell>
          <table:table-cell office:value-type="float" office:value="18.7395" calcext:value-type="float">
            <text:p>18.7395</text:p>
          </table:table-cell>
          <table:table-cell office:value-type="float" office:value="28.19928" calcext:value-type="float">
            <text:p>28.19928</text:p>
          </table:table-cell>
          <table:table-cell office:value-type="float" office:value="18.43232" calcext:value-type="float">
            <text:p>18.432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06023" calcext:value-type="float">
            <text:p>24.06023</text:p>
          </table:table-cell>
          <table:table-cell office:value-type="float" office:value="40.01954" calcext:value-type="float">
            <text:p>40.01954</text:p>
          </table:table-cell>
          <table:table-cell office:value-type="float" office:value="33.01652" calcext:value-type="float">
            <text:p>33.01652</text:p>
          </table:table-cell>
          <table:table-cell/>
          <table:table-cell office:value-type="float" office:value="53.94002" calcext:value-type="float">
            <text:p>53.94002</text:p>
          </table:table-cell>
          <table:table-cell office:value-type="float" office:value="42.93789" calcext:value-type="float">
            <text:p>42.93789</text:p>
          </table:table-cell>
          <table:table-cell office:value-type="float" office:value="47.56461" calcext:value-type="float">
            <text:p>47.56461</text:p>
          </table:table-cell>
          <table:table-cell office:value-type="float" office:value="36.40395" calcext:value-type="float">
            <text:p>36.40395</text:p>
          </table:table-cell>
          <table:table-cell office:value-type="float" office:value="16.87374" calcext:value-type="float">
            <text:p>16.87374</text:p>
          </table:table-cell>
          <table:table-cell office:value-type="float" office:value="39.9826" calcext:value-type="float">
            <text:p>39.9826</text:p>
          </table:table-cell>
          <table:table-cell office:value-type="float" office:value="35.19367" calcext:value-type="float">
            <text:p>35.19367</text:p>
          </table:table-cell>
          <table:table-cell/>
          <table:table-cell office:value-type="float" office:value="12.93778" calcext:value-type="float">
            <text:p>12.93778</text:p>
          </table:table-cell>
          <table:table-cell office:value-type="float" office:value="44.54543" calcext:value-type="float">
            <text:p>44.54543</text:p>
          </table:table-cell>
          <table:table-cell office:value-type="float" office:value="26.99576" calcext:value-type="float">
            <text:p>26.99576</text:p>
          </table:table-cell>
          <table:table-cell office:value-type="float" office:value="19.90761" calcext:value-type="float">
            <text:p>19.90761</text:p>
          </table:table-cell>
          <table:table-cell office:value-type="float" office:value="28.81663" calcext:value-type="float">
            <text:p>28.81663</text:p>
          </table:table-cell>
          <table:table-cell office:value-type="float" office:value="18.82718" calcext:value-type="float">
            <text:p>18.827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53587" calcext:value-type="float">
            <text:p>24.53587</text:p>
          </table:table-cell>
          <table:table-cell office:value-type="float" office:value="40.67903" calcext:value-type="float">
            <text:p>40.67903</text:p>
          </table:table-cell>
          <table:table-cell office:value-type="float" office:value="33.76859" calcext:value-type="float">
            <text:p>33.76859</text:p>
          </table:table-cell>
          <table:table-cell/>
          <table:table-cell office:value-type="float" office:value="54.61992" calcext:value-type="float">
            <text:p>54.61992</text:p>
          </table:table-cell>
          <table:table-cell office:value-type="float" office:value="44.30323" calcext:value-type="float">
            <text:p>44.30323</text:p>
          </table:table-cell>
          <table:table-cell office:value-type="float" office:value="48.09986" calcext:value-type="float">
            <text:p>48.09986</text:p>
          </table:table-cell>
          <table:table-cell office:value-type="float" office:value="37.81612" calcext:value-type="float">
            <text:p>37.81612</text:p>
          </table:table-cell>
          <table:table-cell office:value-type="float" office:value="17.44286" calcext:value-type="float">
            <text:p>17.44286</text:p>
          </table:table-cell>
          <table:table-cell office:value-type="float" office:value="40.55245" calcext:value-type="float">
            <text:p>40.55245</text:p>
          </table:table-cell>
          <table:table-cell office:value-type="float" office:value="36.04545" calcext:value-type="float">
            <text:p>36.04545</text:p>
          </table:table-cell>
          <table:table-cell/>
          <table:table-cell office:value-type="float" office:value="13.36816" calcext:value-type="float">
            <text:p>13.36816</text:p>
          </table:table-cell>
          <table:table-cell office:value-type="float" office:value="45.35814" calcext:value-type="float">
            <text:p>45.35814</text:p>
          </table:table-cell>
          <table:table-cell office:value-type="float" office:value="28.31933" calcext:value-type="float">
            <text:p>28.31933</text:p>
          </table:table-cell>
          <table:table-cell office:value-type="float" office:value="21.11116" calcext:value-type="float">
            <text:p>21.11116</text:p>
          </table:table-cell>
          <table:table-cell office:value-type="float" office:value="29.22427" calcext:value-type="float">
            <text:p>29.22427</text:p>
          </table:table-cell>
          <table:table-cell office:value-type="float" office:value="19.17465" calcext:value-type="float">
            <text:p>19.174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85929" calcext:value-type="float">
            <text:p>24.85929</text:p>
          </table:table-cell>
          <table:table-cell office:value-type="float" office:value="41.40626" calcext:value-type="float">
            <text:p>41.40626</text:p>
          </table:table-cell>
          <table:table-cell office:value-type="float" office:value="34.27338" calcext:value-type="float">
            <text:p>34.27338</text:p>
          </table:table-cell>
          <table:table-cell/>
          <table:table-cell office:value-type="float" office:value="55.22714" calcext:value-type="float">
            <text:p>55.22714</text:p>
          </table:table-cell>
          <table:table-cell office:value-type="float" office:value="45.65114" calcext:value-type="float">
            <text:p>45.65114</text:p>
          </table:table-cell>
          <table:table-cell office:value-type="float" office:value="48.88979" calcext:value-type="float">
            <text:p>48.88979</text:p>
          </table:table-cell>
          <table:table-cell office:value-type="float" office:value="39.2195" calcext:value-type="float">
            <text:p>39.2195</text:p>
          </table:table-cell>
          <table:table-cell office:value-type="float" office:value="18.29695" calcext:value-type="float">
            <text:p>18.29695</text:p>
          </table:table-cell>
          <table:table-cell office:value-type="float" office:value="41.96697" calcext:value-type="float">
            <text:p>41.96697</text:p>
          </table:table-cell>
          <table:table-cell office:value-type="float" office:value="36.6176" calcext:value-type="float">
            <text:p>36.6176</text:p>
          </table:table-cell>
          <table:table-cell/>
          <table:table-cell office:value-type="float" office:value="13.79464" calcext:value-type="float">
            <text:p>13.79464</text:p>
          </table:table-cell>
          <table:table-cell office:value-type="float" office:value="45.89466" calcext:value-type="float">
            <text:p>45.89466</text:p>
          </table:table-cell>
          <table:table-cell office:value-type="float" office:value="29.65958" calcext:value-type="float">
            <text:p>29.65958</text:p>
          </table:table-cell>
          <table:table-cell office:value-type="float" office:value="22.33605" calcext:value-type="float">
            <text:p>22.33605</text:p>
          </table:table-cell>
          <table:table-cell office:value-type="float" office:value="30.27299" calcext:value-type="float">
            <text:p>30.27299</text:p>
          </table:table-cell>
          <table:table-cell office:value-type="float" office:value="19.52786" calcext:value-type="float">
            <text:p>19.527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.34402" calcext:value-type="float">
            <text:p>25.34402</text:p>
          </table:table-cell>
          <table:table-cell office:value-type="float" office:value="42.0708" calcext:value-type="float">
            <text:p>42.0708</text:p>
          </table:table-cell>
          <table:table-cell office:value-type="float" office:value="35.02562" calcext:value-type="float">
            <text:p>35.02562</text:p>
          </table:table-cell>
          <table:table-cell/>
          <table:table-cell office:value-type="float" office:value="55.90683" calcext:value-type="float">
            <text:p>55.90683</text:p>
          </table:table-cell>
          <table:table-cell office:value-type="float" office:value="46.98697" calcext:value-type="float">
            <text:p>46.98697</text:p>
          </table:table-cell>
          <table:table-cell office:value-type="float" office:value="49.4166" calcext:value-type="float">
            <text:p>49.4166</text:p>
          </table:table-cell>
          <table:table-cell office:value-type="float" office:value="40.60548" calcext:value-type="float">
            <text:p>40.60548</text:p>
          </table:table-cell>
          <table:table-cell office:value-type="float" office:value="18.86635" calcext:value-type="float">
            <text:p>18.86635</text:p>
          </table:table-cell>
          <table:table-cell office:value-type="float" office:value="43.36603" calcext:value-type="float">
            <text:p>43.36603</text:p>
          </table:table-cell>
          <table:table-cell office:value-type="float" office:value="37.46156" calcext:value-type="float">
            <text:p>37.46156</text:p>
          </table:table-cell>
          <table:table-cell/>
          <table:table-cell office:value-type="float" office:value="14.19146" calcext:value-type="float">
            <text:p>14.19146</text:p>
          </table:table-cell>
          <table:table-cell office:value-type="float" office:value="46.69913" calcext:value-type="float">
            <text:p>46.69913</text:p>
          </table:table-cell>
          <table:table-cell office:value-type="float" office:value="31.02582" calcext:value-type="float">
            <text:p>31.02582</text:p>
          </table:table-cell>
          <table:table-cell office:value-type="float" office:value="23.58804" calcext:value-type="float">
            <text:p>23.58804</text:p>
          </table:table-cell>
          <table:table-cell office:value-type="float" office:value="31.34258" calcext:value-type="float">
            <text:p>31.34258</text:p>
          </table:table-cell>
          <table:table-cell office:value-type="float" office:value="19.8658" calcext:value-type="float">
            <text:p>19.86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.67023" calcext:value-type="float">
            <text:p>25.67023</text:p>
          </table:table-cell>
          <table:table-cell office:value-type="float" office:value="42.78514" calcext:value-type="float">
            <text:p>42.78514</text:p>
          </table:table-cell>
          <table:table-cell office:value-type="float" office:value="35.5351" calcext:value-type="float">
            <text:p>35.5351</text:p>
          </table:table-cell>
          <table:table-cell/>
          <table:table-cell office:value-type="float" office:value="56.47073" calcext:value-type="float">
            <text:p>56.47073</text:p>
          </table:table-cell>
          <table:table-cell office:value-type="float" office:value="48.3125" calcext:value-type="float">
            <text:p>48.3125</text:p>
          </table:table-cell>
          <table:table-cell office:value-type="float" office:value="50.19842" calcext:value-type="float">
            <text:p>50.19842</text:p>
          </table:table-cell>
          <table:table-cell office:value-type="float" office:value="41.98706" calcext:value-type="float">
            <text:p>41.98706</text:p>
          </table:table-cell>
          <table:table-cell office:value-type="float" office:value="19.72322" calcext:value-type="float">
            <text:p>19.72322</text:p>
          </table:table-cell>
          <table:table-cell office:value-type="float" office:value="44.75987" calcext:value-type="float">
            <text:p>44.75987</text:p>
          </table:table-cell>
          <table:table-cell office:value-type="float" office:value="38.02607" calcext:value-type="float">
            <text:p>38.02607</text:p>
          </table:table-cell>
          <table:table-cell/>
          <table:table-cell office:value-type="float" office:value="14.5828" calcext:value-type="float">
            <text:p>14.5828</text:p>
          </table:table-cell>
          <table:table-cell office:value-type="float" office:value="47.24116" calcext:value-type="float">
            <text:p>47.24116</text:p>
          </table:table-cell>
          <table:table-cell office:value-type="float" office:value="32.39929" calcext:value-type="float">
            <text:p>32.39929</text:p>
          </table:table-cell>
          <table:table-cell office:value-type="float" office:value="24.87379" calcext:value-type="float">
            <text:p>24.87379</text:p>
          </table:table-cell>
          <table:table-cell office:value-type="float" office:value="32.41588" calcext:value-type="float">
            <text:p>32.41588</text:p>
          </table:table-cell>
          <table:table-cell office:value-type="float" office:value="20.20755" calcext:value-type="float">
            <text:p>20.207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16436" calcext:value-type="float">
            <text:p>26.16436</text:p>
          </table:table-cell>
          <table:table-cell office:value-type="float" office:value="43.4434" calcext:value-type="float">
            <text:p>43.4434</text:p>
          </table:table-cell>
          <table:table-cell office:value-type="float" office:value="36.82436" calcext:value-type="float">
            <text:p>36.82436</text:p>
          </table:table-cell>
          <table:table-cell/>
          <table:table-cell office:value-type="float" office:value="57.14133" calcext:value-type="float">
            <text:p>57.14133</text:p>
          </table:table-cell>
          <table:table-cell office:value-type="float" office:value="49.61976" calcext:value-type="float">
            <text:p>49.61976</text:p>
          </table:table-cell>
          <table:table-cell office:value-type="float" office:value="50.71943" calcext:value-type="float">
            <text:p>50.71943</text:p>
          </table:table-cell>
          <table:table-cell office:value-type="float" office:value="43.35307" calcext:value-type="float">
            <text:p>43.35307</text:p>
          </table:table-cell>
          <table:table-cell office:value-type="float" office:value="20.30153" calcext:value-type="float">
            <text:p>20.30153</text:p>
          </table:table-cell>
          <table:table-cell office:value-type="float" office:value="46.13573" calcext:value-type="float">
            <text:p>46.13573</text:p>
          </table:table-cell>
          <table:table-cell office:value-type="float" office:value="38.8617" calcext:value-type="float">
            <text:p>38.8617</text:p>
          </table:table-cell>
          <table:table-cell/>
          <table:table-cell office:value-type="float" office:value="14.97151" calcext:value-type="float">
            <text:p>14.97151</text:p>
          </table:table-cell>
          <table:table-cell office:value-type="float" office:value="48.04236" calcext:value-type="float">
            <text:p>48.04236</text:p>
          </table:table-cell>
          <table:table-cell office:value-type="float" office:value="33.79683" calcext:value-type="float">
            <text:p>33.79683</text:p>
          </table:table-cell>
          <table:table-cell office:value-type="float" office:value="26.17616" calcext:value-type="float">
            <text:p>26.17616</text:p>
          </table:table-cell>
          <table:table-cell office:value-type="float" office:value="33.49414" calcext:value-type="float">
            <text:p>33.49414</text:p>
          </table:table-cell>
          <table:table-cell office:value-type="float" office:value="20.54567" calcext:value-type="float">
            <text:p>20.545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49391" calcext:value-type="float">
            <text:p>26.49391</text:p>
          </table:table-cell>
          <table:table-cell office:value-type="float" office:value="44.1501" calcext:value-type="float">
            <text:p>44.1501</text:p>
          </table:table-cell>
          <table:table-cell office:value-type="float" office:value="38.12981" calcext:value-type="float">
            <text:p>38.12981</text:p>
          </table:table-cell>
          <table:table-cell/>
          <table:table-cell office:value-type="float" office:value="58.37945" calcext:value-type="float">
            <text:p>58.37945</text:p>
          </table:table-cell>
          <table:table-cell office:value-type="float" office:value="50.40018" calcext:value-type="float">
            <text:p>50.40018</text:p>
          </table:table-cell>
          <table:table-cell office:value-type="float" office:value="51.49489" calcext:value-type="float">
            <text:p>51.49489</text:p>
          </table:table-cell>
          <table:table-cell office:value-type="float" office:value="44.70137" calcext:value-type="float">
            <text:p>44.70137</text:p>
          </table:table-cell>
          <table:table-cell office:value-type="float" office:value="21.16415" calcext:value-type="float">
            <text:p>21.16415</text:p>
          </table:table-cell>
          <table:table-cell office:value-type="float" office:value="47.4982" calcext:value-type="float">
            <text:p>47.4982</text:p>
          </table:table-cell>
          <table:table-cell office:value-type="float" office:value="39.42758" calcext:value-type="float">
            <text:p>39.42758</text:p>
          </table:table-cell>
          <table:table-cell/>
          <table:table-cell office:value-type="float" office:value="15.36736" calcext:value-type="float">
            <text:p>15.36736</text:p>
          </table:table-cell>
          <table:table-cell office:value-type="float" office:value="48.56921" calcext:value-type="float">
            <text:p>48.56921</text:p>
          </table:table-cell>
          <table:table-cell office:value-type="float" office:value="35.21324" calcext:value-type="float">
            <text:p>35.21324</text:p>
          </table:table-cell>
          <table:table-cell office:value-type="float" office:value="26.86283" calcext:value-type="float">
            <text:p>26.86283</text:p>
          </table:table-cell>
          <table:table-cell office:value-type="float" office:value="34.5666" calcext:value-type="float">
            <text:p>34.5666</text:p>
          </table:table-cell>
          <table:table-cell office:value-type="float" office:value="20.87823" calcext:value-type="float">
            <text:p>20.878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998" calcext:value-type="float">
            <text:p>26.998</text:p>
          </table:table-cell>
          <table:table-cell office:value-type="float" office:value="44.79852" calcext:value-type="float">
            <text:p>44.79852</text:p>
          </table:table-cell>
          <table:table-cell office:value-type="float" office:value="39.46206" calcext:value-type="float">
            <text:p>39.46206</text:p>
          </table:table-cell>
          <table:table-cell/>
          <table:table-cell office:value-type="float" office:value="59.58971" calcext:value-type="float">
            <text:p>59.58971</text:p>
          </table:table-cell>
          <table:table-cell office:value-type="float" office:value="50.91739" calcext:value-type="float">
            <text:p>50.91739</text:p>
          </table:table-cell>
          <table:table-cell office:value-type="float" office:value="52.00968" calcext:value-type="float">
            <text:p>52.00968</text:p>
          </table:table-cell>
          <table:table-cell office:value-type="float" office:value="46.03958" calcext:value-type="float">
            <text:p>46.03958</text:p>
          </table:table-cell>
          <table:table-cell office:value-type="float" office:value="21.73869" calcext:value-type="float">
            <text:p>21.73869</text:p>
          </table:table-cell>
          <table:table-cell office:value-type="float" office:value="48.84295" calcext:value-type="float">
            <text:p>48.84295</text:p>
          </table:table-cell>
          <table:table-cell office:value-type="float" office:value="40.25527" calcext:value-type="float">
            <text:p>40.25527</text:p>
          </table:table-cell>
          <table:table-cell/>
          <table:table-cell office:value-type="float" office:value="15.7504" calcext:value-type="float">
            <text:p>15.7504</text:p>
          </table:table-cell>
          <table:table-cell office:value-type="float" office:value="49.36101" calcext:value-type="float">
            <text:p>49.36101</text:p>
          </table:table-cell>
          <table:table-cell office:value-type="float" office:value="36.63209" calcext:value-type="float">
            <text:p>36.63209</text:p>
          </table:table-cell>
          <table:table-cell office:value-type="float" office:value="27.5042" calcext:value-type="float">
            <text:p>27.5042</text:p>
          </table:table-cell>
          <table:table-cell office:value-type="float" office:value="35.6584" calcext:value-type="float">
            <text:p>35.6584</text:p>
          </table:table-cell>
          <table:table-cell office:value-type="float" office:value="21.00286" calcext:value-type="float">
            <text:p>21.002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.33919" calcext:value-type="float">
            <text:p>27.33919</text:p>
          </table:table-cell>
          <table:table-cell office:value-type="float" office:value="45.50831" calcext:value-type="float">
            <text:p>45.50831</text:p>
          </table:table-cell>
          <table:table-cell office:value-type="float" office:value="40.80556" calcext:value-type="float">
            <text:p>40.80556</text:p>
          </table:table-cell>
          <table:table-cell/>
          <table:table-cell office:value-type="float" office:value="60.79981" calcext:value-type="float">
            <text:p>60.79981</text:p>
          </table:table-cell>
          <table:table-cell office:value-type="float" office:value="51.68825" calcext:value-type="float">
            <text:p>51.68825</text:p>
          </table:table-cell>
          <table:table-cell office:value-type="float" office:value="52.77926" calcext:value-type="float">
            <text:p>52.77926</text:p>
          </table:table-cell>
          <table:table-cell office:value-type="float" office:value="47.36977" calcext:value-type="float">
            <text:p>47.36977</text:p>
          </table:table-cell>
          <table:table-cell office:value-type="float" office:value="22.61261" calcext:value-type="float">
            <text:p>22.61261</text:p>
          </table:table-cell>
          <table:table-cell office:value-type="float" office:value="50.1774" calcext:value-type="float">
            <text:p>50.1774</text:p>
          </table:table-cell>
          <table:table-cell office:value-type="float" office:value="40.81558" calcext:value-type="float">
            <text:p>40.81558</text:p>
          </table:table-cell>
          <table:table-cell/>
          <table:table-cell office:value-type="float" office:value="16.14373" calcext:value-type="float">
            <text:p>16.14373</text:p>
          </table:table-cell>
          <table:table-cell office:value-type="float" office:value="49.88685" calcext:value-type="float">
            <text:p>49.88685</text:p>
          </table:table-cell>
          <table:table-cell office:value-type="float" office:value="38.07435" calcext:value-type="float">
            <text:p>38.07435</text:p>
          </table:table-cell>
          <table:table-cell office:value-type="float" office:value="28.21305" calcext:value-type="float">
            <text:p>28.21305</text:p>
          </table:table-cell>
          <table:table-cell office:value-type="float" office:value="36.76799" calcext:value-type="float">
            <text:p>36.76799</text:p>
          </table:table-cell>
          <table:table-cell office:value-type="float" office:value="21.19564" calcext:value-type="float">
            <text:p>21.195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.84665" calcext:value-type="float">
            <text:p>27.84665</text:p>
          </table:table-cell>
          <table:table-cell office:value-type="float" office:value="46.14387" calcext:value-type="float">
            <text:p>46.14387</text:p>
          </table:table-cell>
          <table:table-cell office:value-type="float" office:value="42.16724" calcext:value-type="float">
            <text:p>42.16724</text:p>
          </table:table-cell>
          <table:table-cell/>
          <table:table-cell office:value-type="float" office:value="61.999" calcext:value-type="float">
            <text:p>61.999</text:p>
          </table:table-cell>
          <table:table-cell office:value-type="float" office:value="52.18292" calcext:value-type="float">
            <text:p>52.18292</text:p>
          </table:table-cell>
          <table:table-cell office:value-type="float" office:value="53.27301" calcext:value-type="float">
            <text:p>53.27301</text:p>
          </table:table-cell>
          <table:table-cell office:value-type="float" office:value="48.6765" calcext:value-type="float">
            <text:p>48.6765</text:p>
          </table:table-cell>
          <table:table-cell office:value-type="float" office:value="23.18631" calcext:value-type="float">
            <text:p>23.18631</text:p>
          </table:table-cell>
          <table:table-cell office:value-type="float" office:value="51.50623" calcext:value-type="float">
            <text:p>51.50623</text:p>
          </table:table-cell>
          <table:table-cell office:value-type="float" office:value="41.63848" calcext:value-type="float">
            <text:p>41.63848</text:p>
          </table:table-cell>
          <table:table-cell/>
          <table:table-cell office:value-type="float" office:value="16.53421" calcext:value-type="float">
            <text:p>16.53421</text:p>
          </table:table-cell>
          <table:table-cell office:value-type="float" office:value="50.66446" calcext:value-type="float">
            <text:p>50.66446</text:p>
          </table:table-cell>
          <table:table-cell office:value-type="float" office:value="39.51439" calcext:value-type="float">
            <text:p>39.51439</text:p>
          </table:table-cell>
          <table:table-cell office:value-type="float" office:value="28.86297" calcext:value-type="float">
            <text:p>28.86297</text:p>
          </table:table-cell>
          <table:table-cell office:value-type="float" office:value="37.89612" calcext:value-type="float">
            <text:p>37.896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.18893" calcext:value-type="float">
            <text:p>28.18893</text:p>
          </table:table-cell>
          <table:table-cell office:value-type="float" office:value="46.84057" calcext:value-type="float">
            <text:p>46.84057</text:p>
          </table:table-cell>
          <table:table-cell office:value-type="float" office:value="43.55953" calcext:value-type="float">
            <text:p>43.55953</text:p>
          </table:table-cell>
          <table:table-cell/>
          <table:table-cell office:value-type="float" office:value="63.19147" calcext:value-type="float">
            <text:p>63.19147</text:p>
          </table:table-cell>
          <table:table-cell office:value-type="float" office:value="52.91826" calcext:value-type="float">
            <text:p>52.91826</text:p>
          </table:table-cell>
          <table:table-cell office:value-type="float" office:value="54.00718" calcext:value-type="float">
            <text:p>54.00718</text:p>
          </table:table-cell>
          <table:table-cell office:value-type="float" office:value="49.97834" calcext:value-type="float">
            <text:p>49.97834</text:p>
          </table:table-cell>
          <table:table-cell office:value-type="float" office:value="24.05835" calcext:value-type="float">
            <text:p>24.05835</text:p>
          </table:table-cell>
          <table:table-cell office:value-type="float" office:value="52.81122" calcext:value-type="float">
            <text:p>52.81122</text:p>
          </table:table-cell>
          <table:table-cell office:value-type="float" office:value="42.18813" calcext:value-type="float">
            <text:p>42.18813</text:p>
          </table:table-cell>
          <table:table-cell/>
          <table:table-cell office:value-type="float" office:value="16.76361" calcext:value-type="float">
            <text:p>16.76361</text:p>
          </table:table-cell>
          <table:table-cell office:value-type="float" office:value="51.18438" calcext:value-type="float">
            <text:p>51.18438</text:p>
          </table:table-cell>
          <table:table-cell office:value-type="float" office:value="40.89834" calcext:value-type="float">
            <text:p>40.89834</text:p>
          </table:table-cell>
          <table:table-cell office:value-type="float" office:value="29.58167" calcext:value-type="float">
            <text:p>29.58167</text:p>
          </table:table-cell>
          <table:table-cell office:value-type="float" office:value="39.04434" calcext:value-type="float">
            <text:p>39.04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.70681" calcext:value-type="float">
            <text:p>28.70681</text:p>
          </table:table-cell>
          <table:table-cell office:value-type="float" office:value="47.47074" calcext:value-type="float">
            <text:p>47.47074</text:p>
          </table:table-cell>
          <table:table-cell office:value-type="float" office:value="44.95698" calcext:value-type="float">
            <text:p>44.95698</text:p>
          </table:table-cell>
          <table:table-cell/>
          <table:table-cell office:value-type="float" office:value="64.37634" calcext:value-type="float">
            <text:p>64.37634</text:p>
          </table:table-cell>
          <table:table-cell office:value-type="float" office:value="53.41304" calcext:value-type="float">
            <text:p>53.41304</text:p>
          </table:table-cell>
          <table:table-cell office:value-type="float" office:value="54.4981" calcext:value-type="float">
            <text:p>54.4981</text:p>
          </table:table-cell>
          <table:table-cell office:value-type="float" office:value="51.25843" calcext:value-type="float">
            <text:p>51.25843</text:p>
          </table:table-cell>
          <table:table-cell office:value-type="float" office:value="24.64019" calcext:value-type="float">
            <text:p>24.64019</text:p>
          </table:table-cell>
          <table:table-cell office:value-type="float" office:value="54.10224" calcext:value-type="float">
            <text:p>54.10224</text:p>
          </table:table-cell>
          <table:table-cell office:value-type="float" office:value="43.01188" calcext:value-type="float">
            <text:p>43.01188</text:p>
          </table:table-cell>
          <table:table-cell/>
          <table:table-cell office:value-type="float" office:value="16.91883" calcext:value-type="float">
            <text:p>16.91883</text:p>
          </table:table-cell>
          <table:table-cell office:value-type="float" office:value="51.95398" calcext:value-type="float">
            <text:p>51.95398</text:p>
          </table:table-cell>
          <table:table-cell office:value-type="float" office:value="42.26498" calcext:value-type="float">
            <text:p>42.26498</text:p>
          </table:table-cell>
          <table:table-cell office:value-type="float" office:value="30.23918" calcext:value-type="float">
            <text:p>30.23918</text:p>
          </table:table-cell>
          <table:table-cell office:value-type="float" office:value="40.22534" calcext:value-type="float">
            <text:p>40.225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.58115" calcext:value-type="float">
            <text:p>29.58115</text:p>
          </table:table-cell>
          <table:table-cell office:value-type="float" office:value="48.17044" calcext:value-type="float">
            <text:p>48.17044</text:p>
          </table:table-cell>
          <table:table-cell office:value-type="float" office:value="46.32191" calcext:value-type="float">
            <text:p>46.32191</text:p>
          </table:table-cell>
          <table:table-cell/>
          <table:table-cell office:value-type="float" office:value="65.55143" calcext:value-type="float">
            <text:p>65.55143</text:p>
          </table:table-cell>
          <table:table-cell office:value-type="float" office:value="54.14343" calcext:value-type="float">
            <text:p>54.14343</text:p>
          </table:table-cell>
          <table:table-cell office:value-type="float" office:value="55.22776" calcext:value-type="float">
            <text:p>55.22776</text:p>
          </table:table-cell>
          <table:table-cell office:value-type="float" office:value="52.48372" calcext:value-type="float">
            <text:p>52.48372</text:p>
          </table:table-cell>
          <table:table-cell office:value-type="float" office:value="25.5154" calcext:value-type="float">
            <text:p>25.5154</text:p>
          </table:table-cell>
          <table:table-cell office:value-type="float" office:value="55.35055" calcext:value-type="float">
            <text:p>55.35055</text:p>
          </table:table-cell>
          <table:table-cell office:value-type="float" office:value="43.55296" calcext:value-type="float">
            <text:p>43.55296</text:p>
          </table:table-cell>
          <table:table-cell/>
          <table:table-cell office:value-type="float" office:value="17.14503" calcext:value-type="float">
            <text:p>17.14503</text:p>
          </table:table-cell>
          <table:table-cell/>
          <table:table-cell office:value-type="float" office:value="43.61246" calcext:value-type="float">
            <text:p>43.61246</text:p>
          </table:table-cell>
          <table:table-cell office:value-type="float" office:value="30.97892" calcext:value-type="float">
            <text:p>30.97892</text:p>
          </table:table-cell>
          <table:table-cell office:value-type="float" office:value="41.41881" calcext:value-type="float">
            <text:p>41.41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.46997" calcext:value-type="float">
            <text:p>30.46997</text:p>
          </table:table-cell>
          <table:table-cell office:value-type="float" office:value="48.79097" calcext:value-type="float">
            <text:p>48.79097</text:p>
          </table:table-cell>
          <table:table-cell office:value-type="float" office:value="47.65634" calcext:value-type="float">
            <text:p>47.65634</text:p>
          </table:table-cell>
          <table:table-cell/>
          <table:table-cell office:value-type="float" office:value="66.70138" calcext:value-type="float">
            <text:p>66.70138</text:p>
          </table:table-cell>
          <table:table-cell office:value-type="float" office:value="54.62133" calcext:value-type="float">
            <text:p>54.62133</text:p>
          </table:table-cell>
          <table:table-cell office:value-type="float" office:value="55.71465" calcext:value-type="float">
            <text:p>55.71465</text:p>
          </table:table-cell>
          <table:table-cell office:value-type="float" office:value="53.69857" calcext:value-type="float">
            <text:p>53.69857</text:p>
          </table:table-cell>
          <table:table-cell office:value-type="float" office:value="26.09982" calcext:value-type="float">
            <text:p>26.09982</text:p>
          </table:table-cell>
          <table:table-cell office:value-type="float" office:value="56.57851" calcext:value-type="float">
            <text:p>56.57851</text:p>
          </table:table-cell>
          <table:table-cell office:value-type="float" office:value="44.37304" calcext:value-type="float">
            <text:p>44.37304</text:p>
          </table:table-cell>
          <table:table-cell/>
          <table:table-cell office:value-type="float" office:value="17.29467" calcext:value-type="float">
            <text:p>17.29467</text:p>
          </table:table-cell>
          <table:table-cell/>
          <table:table-cell office:value-type="float" office:value="44.92786" calcext:value-type="float">
            <text:p>44.92786</text:p>
          </table:table-cell>
          <table:table-cell office:value-type="float" office:value="31.64726" calcext:value-type="float">
            <text:p>31.64726</text:p>
          </table:table-cell>
          <table:table-cell office:value-type="float" office:value="42.62921" calcext:value-type="float">
            <text:p>42.629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.37186" calcext:value-type="float">
            <text:p>31.37186</text:p>
          </table:table-cell>
          <table:table-cell office:value-type="float" office:value="49.47237" calcext:value-type="float">
            <text:p>49.47237</text:p>
          </table:table-cell>
          <table:table-cell office:value-type="float" office:value="48.96434" calcext:value-type="float">
            <text:p>48.96434</text:p>
          </table:table-cell>
          <table:table-cell/>
          <table:table-cell office:value-type="float" office:value="67.85169" calcext:value-type="float">
            <text:p>67.85169</text:p>
          </table:table-cell>
          <table:table-cell office:value-type="float" office:value="55.34716" calcext:value-type="float">
            <text:p>55.34716</text:p>
          </table:table-cell>
          <table:table-cell office:value-type="float" office:value="56.43945" calcext:value-type="float">
            <text:p>56.43945</text:p>
          </table:table-cell>
          <table:table-cell/>
          <table:table-cell office:value-type="float" office:value="26.97902" calcext:value-type="float">
            <text:p>26.97902</text:p>
          </table:table-cell>
          <table:table-cell office:value-type="float" office:value="57.78767" calcext:value-type="float">
            <text:p>57.78767</text:p>
          </table:table-cell>
          <table:table-cell office:value-type="float" office:value="44.905" calcext:value-type="float">
            <text:p>44.905</text:p>
          </table:table-cell>
          <table:table-cell/>
          <table:table-cell office:value-type="float" office:value="17.50757" calcext:value-type="float">
            <text:p>17.50757</text:p>
          </table:table-cell>
          <table:table-cell/>
          <table:table-cell office:value-type="float" office:value="46.2189" calcext:value-type="float">
            <text:p>46.2189</text:p>
          </table:table-cell>
          <table:table-cell office:value-type="float" office:value="32.40667" calcext:value-type="float">
            <text:p>32.40667</text:p>
          </table:table-cell>
          <table:table-cell office:value-type="float" office:value="43.85955" calcext:value-type="float">
            <text:p>43.859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.73864" calcext:value-type="float">
            <text:p>31.73864</text:p>
          </table:table-cell>
          <table:table-cell/>
          <table:table-cell office:value-type="float" office:value="50.24681" calcext:value-type="float">
            <text:p>50.24681</text:p>
          </table:table-cell>
          <table:table-cell table:number-columns-repeated="2"/>
          <table:table-cell office:value-type="float" office:value="55.83158" calcext:value-type="float">
            <text:p>55.83158</text:p>
          </table:table-cell>
          <table:table-cell office:value-type="float" office:value="56.91032" calcext:value-type="float">
            <text:p>56.91032</text:p>
          </table:table-cell>
          <table:table-cell/>
          <table:table-cell office:value-type="float" office:value="27.55765" calcext:value-type="float">
            <text:p>27.55765</text:p>
          </table:table-cell>
          <table:table-cell/>
          <table:table-cell office:value-type="float" office:value="45.71648" calcext:value-type="float">
            <text:p>45.71648</text:p>
          </table:table-cell>
          <table:table-cell/>
          <table:table-cell office:value-type="float" office:value="17.6387" calcext:value-type="float">
            <text:p>17.6387</text:p>
          </table:table-cell>
          <table:table-cell/>
          <table:table-cell office:value-type="float" office:value="47.49558" calcext:value-type="float">
            <text:p>47.49558</text:p>
          </table:table-cell>
          <table:table-cell office:value-type="float" office:value="33.08006" calcext:value-type="float">
            <text:p>33.08006</text:p>
          </table:table-cell>
          <table:table-cell office:value-type="float" office:value="45.11546" calcext:value-type="float">
            <text:p>45.115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.50538" calcext:value-type="float">
            <text:p>51.50538</text:p>
          </table:table-cell>
          <table:table-cell table:number-columns-repeated="2"/>
          <table:table-cell office:value-type="float" office:value="56.55537" calcext:value-type="float">
            <text:p>56.55537</text:p>
          </table:table-cell>
          <table:table-cell office:value-type="float" office:value="57.63297" calcext:value-type="float">
            <text:p>57.63297</text:p>
          </table:table-cell>
          <table:table-cell/>
          <table:table-cell office:value-type="float" office:value="28.43665" calcext:value-type="float">
            <text:p>28.43665</text:p>
          </table:table-cell>
          <table:table-cell/>
          <table:table-cell office:value-type="float" office:value="46.24287" calcext:value-type="float">
            <text:p>46.24287</text:p>
          </table:table-cell>
          <table:table-cell/>
          <table:table-cell office:value-type="float" office:value="17.83301" calcext:value-type="float">
            <text:p>17.83301</text:p>
          </table:table-cell>
          <table:table-cell/>
          <table:table-cell office:value-type="float" office:value="48.74279" calcext:value-type="float">
            <text:p>48.74279</text:p>
          </table:table-cell>
          <table:table-cell office:value-type="float" office:value="33.85201" calcext:value-type="float">
            <text:p>33.85201</text:p>
          </table:table-cell>
          <table:table-cell office:value-type="float" office:value="46.38781" calcext:value-type="float">
            <text:p>46.387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2.74293" calcext:value-type="float">
            <text:p>52.74293</text:p>
          </table:table-cell>
          <table:table-cell table:number-columns-repeated="2"/>
          <table:table-cell office:value-type="float" office:value="57.03282" calcext:value-type="float">
            <text:p>57.03282</text:p>
          </table:table-cell>
          <table:table-cell office:value-type="float" office:value="58.1131" calcext:value-type="float">
            <text:p>58.1131</text:p>
          </table:table-cell>
          <table:table-cell/>
          <table:table-cell office:value-type="float" office:value="29.0189" calcext:value-type="float">
            <text:p>29.0189</text:p>
          </table:table-cell>
          <table:table-cell/>
          <table:table-cell office:value-type="float" office:value="47.04753" calcext:value-type="float">
            <text:p>47.04753</text:p>
          </table:table-cell>
          <table:table-cell/>
          <table:table-cell office:value-type="float" office:value="17.95932" calcext:value-type="float">
            <text:p>17.95932</text:p>
          </table:table-cell>
          <table:table-cell/>
          <table:table-cell office:value-type="float" office:value="49.96764" calcext:value-type="float">
            <text:p>49.96764</text:p>
          </table:table-cell>
          <table:table-cell office:value-type="float" office:value="34.53423" calcext:value-type="float">
            <text:p>34.53423</text:p>
          </table:table-cell>
          <table:table-cell office:value-type="float" office:value="47.66079" calcext:value-type="float">
            <text:p>47.660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.95736" calcext:value-type="float">
            <text:p>53.95736</text:p>
          </table:table-cell>
          <table:table-cell table:number-columns-repeated="2"/>
          <table:table-cell office:value-type="float" office:value="57.75384" calcext:value-type="float">
            <text:p>57.75384</text:p>
          </table:table-cell>
          <table:table-cell office:value-type="float" office:value="58.82756" calcext:value-type="float">
            <text:p>58.82756</text:p>
          </table:table-cell>
          <table:table-cell/>
          <table:table-cell office:value-type="float" office:value="29.89188" calcext:value-type="float">
            <text:p>29.89188</text:p>
          </table:table-cell>
          <table:table-cell/>
          <table:table-cell office:value-type="float" office:value="47.57859" calcext:value-type="float">
            <text:p>47.57859</text:p>
          </table:table-cell>
          <table:table-cell/>
          <table:table-cell office:value-type="float" office:value="18.15074" calcext:value-type="float">
            <text:p>18.15074</text:p>
          </table:table-cell>
          <table:table-cell/>
          <table:table-cell office:value-type="float" office:value="51.1734" calcext:value-type="float">
            <text:p>51.1734</text:p>
          </table:table-cell>
          <table:table-cell office:value-type="float" office:value="35.31616" calcext:value-type="float">
            <text:p>35.31616</text:p>
          </table:table-cell>
          <table:table-cell office:value-type="float" office:value="48.91317" calcext:value-type="float">
            <text:p>48.913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5.15016" calcext:value-type="float">
            <text:p>55.15016</text:p>
          </table:table-cell>
          <table:table-cell table:number-columns-repeated="2"/>
          <table:table-cell office:value-type="float" office:value="58.22386" calcext:value-type="float">
            <text:p>58.22386</text:p>
          </table:table-cell>
          <table:table-cell office:value-type="float" office:value="59.29629" calcext:value-type="float">
            <text:p>59.29629</text:p>
          </table:table-cell>
          <table:table-cell/>
          <table:table-cell office:value-type="float" office:value="30.47561" calcext:value-type="float">
            <text:p>30.47561</text:p>
          </table:table-cell>
          <table:table-cell/>
          <table:table-cell office:value-type="float" office:value="48.36697" calcext:value-type="float">
            <text:p>48.36697</text:p>
          </table:table-cell>
          <table:table-cell/>
          <table:table-cell office:value-type="float" office:value="18.27085" calcext:value-type="float">
            <text:p>18.27085</text:p>
          </table:table-cell>
          <table:table-cell/>
          <table:table-cell office:value-type="float" office:value="52.35788" calcext:value-type="float">
            <text:p>52.35788</text:p>
          </table:table-cell>
          <table:table-cell office:value-type="float" office:value="36.00636" calcext:value-type="float">
            <text:p>36.00636</text:p>
          </table:table-cell>
          <table:table-cell office:value-type="float" office:value="50.14055" calcext:value-type="float">
            <text:p>50.140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6.32346" calcext:value-type="float">
            <text:p>56.32346</text:p>
          </table:table-cell>
          <table:table-cell table:number-columns-repeated="2"/>
          <table:table-cell office:value-type="float" office:value="58.93253" calcext:value-type="float">
            <text:p>58.93253</text:p>
          </table:table-cell>
          <table:table-cell office:value-type="float" office:value="60.00416" calcext:value-type="float">
            <text:p>60.00416</text:p>
          </table:table-cell>
          <table:table-cell/>
          <table:table-cell office:value-type="float" office:value="31.35508" calcext:value-type="float">
            <text:p>31.35508</text:p>
          </table:table-cell>
          <table:table-cell/>
          <table:table-cell office:value-type="float" office:value="48.88999" calcext:value-type="float">
            <text:p>48.88999</text:p>
          </table:table-cell>
          <table:table-cell/>
          <table:table-cell office:value-type="float" office:value="18.46172" calcext:value-type="float">
            <text:p>18.46172</text:p>
          </table:table-cell>
          <table:table-cell/>
          <table:table-cell office:value-type="float" office:value="53.52588" calcext:value-type="float">
            <text:p>53.52588</text:p>
          </table:table-cell>
          <table:table-cell office:value-type="float" office:value="36.80537" calcext:value-type="float">
            <text:p>36.80537</text:p>
          </table:table-cell>
          <table:table-cell office:value-type="float" office:value="51.32547" calcext:value-type="float">
            <text:p>51.325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7.47714" calcext:value-type="float">
            <text:p>57.47714</text:p>
          </table:table-cell>
          <table:table-cell table:number-columns-repeated="2"/>
          <table:table-cell office:value-type="float" office:value="59.40781" calcext:value-type="float">
            <text:p>59.40781</text:p>
          </table:table-cell>
          <table:table-cell office:value-type="float" office:value="60.46732" calcext:value-type="float">
            <text:p>60.46732</text:p>
          </table:table-cell>
          <table:table-cell/>
          <table:table-cell office:value-type="float" office:value="31.93227" calcext:value-type="float">
            <text:p>31.93227</text:p>
          </table:table-cell>
          <table:table-cell/>
          <table:table-cell office:value-type="float" office:value="49.67336" calcext:value-type="float">
            <text:p>49.67336</text:p>
          </table:table-cell>
          <table:table-cell/>
          <table:table-cell office:value-type="float" office:value="18.58557" calcext:value-type="float">
            <text:p>18.58557</text:p>
          </table:table-cell>
          <table:table-cell/>
          <table:table-cell office:value-type="float" office:value="54.66988" calcext:value-type="float">
            <text:p>54.66988</text:p>
          </table:table-cell>
          <table:table-cell office:value-type="float" office:value="37.49899" calcext:value-type="float">
            <text:p>37.49899</text:p>
          </table:table-cell>
          <table:table-cell office:value-type="float" office:value="52.48028" calcext:value-type="float">
            <text:p>52.480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8.60148" calcext:value-type="float">
            <text:p>58.60148</text:p>
          </table:table-cell>
          <table:table-cell table:number-columns-repeated="2"/>
          <table:table-cell office:value-type="float" office:value="60.10988" calcext:value-type="float">
            <text:p>60.10988</text:p>
          </table:table-cell>
          <table:table-cell office:value-type="float" office:value="61.17848" calcext:value-type="float">
            <text:p>61.17848</text:p>
          </table:table-cell>
          <table:table-cell/>
          <table:table-cell office:value-type="float" office:value="32.80496" calcext:value-type="float">
            <text:p>32.80496</text:p>
          </table:table-cell>
          <table:table-cell/>
          <table:table-cell office:value-type="float" office:value="50.1879" calcext:value-type="float">
            <text:p>50.1879</text:p>
          </table:table-cell>
          <table:table-cell/>
          <table:table-cell office:value-type="float" office:value="18.76264" calcext:value-type="float">
            <text:p>18.76264</text:p>
          </table:table-cell>
          <table:table-cell/>
          <table:table-cell office:value-type="float" office:value="55.78794" calcext:value-type="float">
            <text:p>55.78794</text:p>
          </table:table-cell>
          <table:table-cell office:value-type="float" office:value="38.28936" calcext:value-type="float">
            <text:p>38.28936</text:p>
          </table:table-cell>
          <table:table-cell office:value-type="float" office:value="53.59546" calcext:value-type="float">
            <text:p>53.595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.71539" calcext:value-type="float">
            <text:p>59.71539</text:p>
          </table:table-cell>
          <table:table-cell table:number-columns-repeated="2"/>
          <table:table-cell office:value-type="float" office:value="60.57769" calcext:value-type="float">
            <text:p>60.57769</text:p>
          </table:table-cell>
          <table:table-cell office:value-type="float" office:value="61.63986" calcext:value-type="float">
            <text:p>61.63986</text:p>
          </table:table-cell>
          <table:table-cell/>
          <table:table-cell office:value-type="float" office:value="33.39238" calcext:value-type="float">
            <text:p>33.39238</text:p>
          </table:table-cell>
          <table:table-cell/>
          <table:table-cell office:value-type="float" office:value="50.96272" calcext:value-type="float">
            <text:p>50.96272</text:p>
          </table:table-cell>
          <table:table-cell/>
          <table:table-cell office:value-type="float" office:value="18.88488" calcext:value-type="float">
            <text:p>18.88488</text:p>
          </table:table-cell>
          <table:table-cell/>
          <table:table-cell office:value-type="float" office:value="56.89223" calcext:value-type="float">
            <text:p>56.89223</text:p>
          </table:table-cell>
          <table:table-cell office:value-type="float" office:value="38.9721" calcext:value-type="float">
            <text:p>38.9721</text:p>
          </table:table-cell>
          <table:table-cell office:value-type="float" office:value="54.68533" calcext:value-type="float">
            <text:p>54.685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0.80525" calcext:value-type="float">
            <text:p>60.80525</text:p>
          </table:table-cell>
          <table:table-cell table:number-columns-repeated="2"/>
          <table:table-cell office:value-type="float" office:value="61.27642" calcext:value-type="float">
            <text:p>61.27642</text:p>
          </table:table-cell>
          <table:table-cell table:number-columns-repeated="2"/>
          <table:table-cell office:value-type="float" office:value="34.25732" calcext:value-type="float">
            <text:p>34.25732</text:p>
          </table:table-cell>
          <table:table-cell/>
          <table:table-cell office:value-type="float" office:value="51.47115" calcext:value-type="float">
            <text:p>51.47115</text:p>
          </table:table-cell>
          <table:table-cell/>
          <table:table-cell office:value-type="float" office:value="19.06788" calcext:value-type="float">
            <text:p>19.06788</text:p>
          </table:table-cell>
          <table:table-cell/>
          <table:table-cell office:value-type="float" office:value="57.97246" calcext:value-type="float">
            <text:p>57.97246</text:p>
          </table:table-cell>
          <table:table-cell office:value-type="float" office:value="39.73278" calcext:value-type="float">
            <text:p>39.73278</text:p>
          </table:table-cell>
          <table:table-cell office:value-type="float" office:value="55.74776" calcext:value-type="float">
            <text:p>55.747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1.87441" calcext:value-type="float">
            <text:p>61.87441</text:p>
          </table:table-cell>
          <table:table-cell table:number-columns-repeated="2"/>
          <table:table-cell office:value-type="float" office:value="61.72673" calcext:value-type="float">
            <text:p>61.72673</text:p>
          </table:table-cell>
          <table:table-cell table:number-columns-repeated="2"/>
          <table:table-cell office:value-type="float" office:value="34.84087" calcext:value-type="float">
            <text:p>34.84087</text:p>
          </table:table-cell>
          <table:table-cell/>
          <table:table-cell office:value-type="float" office:value="52.21001" calcext:value-type="float">
            <text:p>52.21001</text:p>
          </table:table-cell>
          <table:table-cell/>
          <table:table-cell office:value-type="float" office:value="19.18448" calcext:value-type="float">
            <text:p>19.18448</text:p>
          </table:table-cell>
          <table:table-cell table:number-columns-repeated="2"/>
          <table:table-cell office:value-type="float" office:value="40.4129" calcext:value-type="float">
            <text:p>40.4129</text:p>
          </table:table-cell>
          <table:table-cell office:value-type="float" office:value="56.77916" calcext:value-type="float">
            <text:p>56.77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.92071" calcext:value-type="float">
            <text:p>62.92071</text:p>
          </table:table-cell>
          <table:table-cell table:number-columns-repeated="5"/>
          <table:table-cell office:value-type="float" office:value="35.70414" calcext:value-type="float">
            <text:p>35.70414</text:p>
          </table:table-cell>
          <table:table-cell/>
          <table:table-cell office:value-type="float" office:value="52.69961" calcext:value-type="float">
            <text:p>52.69961</text:p>
          </table:table-cell>
          <table:table-cell/>
          <table:table-cell office:value-type="float" office:value="19.35644" calcext:value-type="float">
            <text:p>19.35644</text:p>
          </table:table-cell>
          <table:table-cell table:number-columns-repeated="2"/>
          <table:table-cell office:value-type="float" office:value="41.16119" calcext:value-type="float">
            <text:p>41.16119</text:p>
          </table:table-cell>
          <table:table-cell office:value-type="float" office:value="57.77242" calcext:value-type="float">
            <text:p>57.772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.95626" calcext:value-type="float">
            <text:p>63.95626</text:p>
          </table:table-cell>
          <table:table-cell table:number-columns-repeated="5"/>
          <table:table-cell office:value-type="float" office:value="36.27713" calcext:value-type="float">
            <text:p>36.27713</text:p>
          </table:table-cell>
          <table:table-cell/>
          <table:table-cell office:value-type="float" office:value="53.43192" calcext:value-type="float">
            <text:p>53.43192</text:p>
          </table:table-cell>
          <table:table-cell/>
          <table:table-cell office:value-type="float" office:value="19.47017" calcext:value-type="float">
            <text:p>19.47017</text:p>
          </table:table-cell>
          <table:table-cell table:number-columns-repeated="2"/>
          <table:table-cell office:value-type="float" office:value="41.82156" calcext:value-type="float">
            <text:p>41.82156</text:p>
          </table:table-cell>
          <table:table-cell office:value-type="float" office:value="58.7297" calcext:value-type="float">
            <text:p>58.72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9701" calcext:value-type="float">
            <text:p>64.9701</text:p>
          </table:table-cell>
          <table:table-cell table:number-columns-repeated="5"/>
          <table:table-cell office:value-type="float" office:value="37.13355" calcext:value-type="float">
            <text:p>37.13355</text:p>
          </table:table-cell>
          <table:table-cell/>
          <table:table-cell office:value-type="float" office:value="53.91957" calcext:value-type="float">
            <text:p>53.91957</text:p>
          </table:table-cell>
          <table:table-cell/>
          <table:table-cell office:value-type="float" office:value="19.64143" calcext:value-type="float">
            <text:p>19.64143</text:p>
          </table:table-cell>
          <table:table-cell table:number-columns-repeated="2"/>
          <table:table-cell office:value-type="float" office:value="42.56438" calcext:value-type="float">
            <text:p>42.56438</text:p>
          </table:table-cell>
          <table:table-cell office:value-type="float" office:value="59.66504" calcext:value-type="float">
            <text:p>59.665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.95694" calcext:value-type="float">
            <text:p>65.95694</text:p>
          </table:table-cell>
          <table:table-cell table:number-columns-repeated="5"/>
          <table:table-cell office:value-type="float" office:value="37.68951" calcext:value-type="float">
            <text:p>37.68951</text:p>
          </table:table-cell>
          <table:table-cell/>
          <table:table-cell office:value-type="float" office:value="54.64259" calcext:value-type="float">
            <text:p>54.64259</text:p>
          </table:table-cell>
          <table:table-cell/>
          <table:table-cell office:value-type="float" office:value="19.75672" calcext:value-type="float">
            <text:p>19.75672</text:p>
          </table:table-cell>
          <table:table-cell table:number-columns-repeated="2"/>
          <table:table-cell office:value-type="float" office:value="43.21492" calcext:value-type="float">
            <text:p>43.21492</text:p>
          </table:table-cell>
          <table:table-cell office:value-type="float" office:value="60.03035" calcext:value-type="float">
            <text:p>60.030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.93484" calcext:value-type="float">
            <text:p>66.93484</text:p>
          </table:table-cell>
          <table:table-cell table:number-columns-repeated="5"/>
          <table:table-cell office:value-type="float" office:value="38.52031" calcext:value-type="float">
            <text:p>38.52031</text:p>
          </table:table-cell>
          <table:table-cell/>
          <table:table-cell office:value-type="float" office:value="55.11921" calcext:value-type="float">
            <text:p>55.11921</text:p>
          </table:table-cell>
          <table:table-cell/>
          <table:table-cell office:value-type="float" office:value="19.91806" calcext:value-type="float">
            <text:p>19.91806</text:p>
          </table:table-cell>
          <table:table-cell table:number-columns-repeated="2"/>
          <table:table-cell office:value-type="float" office:value="43.94057" calcext:value-type="float">
            <text:p>43.94057</text:p>
          </table:table-cell>
          <table:table-cell office:value-type="float" office:value="60.57402" calcext:value-type="float">
            <text:p>60.574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.87936" calcext:value-type="float">
            <text:p>67.87936</text:p>
          </table:table-cell>
          <table:table-cell table:number-columns-repeated="5"/>
          <table:table-cell office:value-type="float" office:value="39.0745" calcext:value-type="float">
            <text:p>39.0745</text:p>
          </table:table-cell>
          <table:table-cell/>
          <table:table-cell office:value-type="float" office:value="55.84333" calcext:value-type="float">
            <text:p>55.84333</text:p>
          </table:table-cell>
          <table:table-cell/>
          <table:table-cell office:value-type="float" office:value="20.02795" calcext:value-type="float">
            <text:p>20.02795</text:p>
          </table:table-cell>
          <table:table-cell table:number-columns-repeated="2"/>
          <table:table-cell office:value-type="float" office:value="44.48421" calcext:value-type="float">
            <text:p>44.48421</text:p>
          </table:table-cell>
          <table:table-cell office:value-type="float" office:value="60.91875" calcext:value-type="float">
            <text:p>60.9187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6.31729" calcext:value-type="float">
            <text:p>56.31729</text:p>
          </table:table-cell>
          <table:table-cell/>
          <table:table-cell office:value-type="float" office:value="20.19583" calcext:value-type="float">
            <text:p>20.19583</text:p>
          </table:table-cell>
          <table:table-cell table:number-columns-repeated="2"/>
          <table:table-cell office:value-type="float" office:value="45.11716" calcext:value-type="float">
            <text:p>45.11716</text:p>
          </table:table-cell>
          <table:table-cell office:value-type="float" office:value="61.44543" calcext:value-type="float">
            <text:p>61.4454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7.04285" calcext:value-type="float">
            <text:p>57.04285</text:p>
          </table:table-cell>
          <table:table-cell/>
          <table:table-cell office:value-type="float" office:value="20.29734" calcext:value-type="float">
            <text:p>20.29734</text:p>
          </table:table-cell>
          <table:table-cell table:number-columns-repeated="2"/>
          <table:table-cell office:value-type="float" office:value="45.81002" calcext:value-type="float">
            <text:p>45.81002</text:p>
          </table:table-cell>
          <table:table-cell office:value-type="float" office:value="61.78674" calcext:value-type="float">
            <text:p>61.78674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7.50983" calcext:value-type="float">
            <text:p>57.50983</text:p>
          </table:table-cell>
          <table:table-cell/>
          <table:table-cell office:value-type="float" office:value="20.46242" calcext:value-type="float">
            <text:p>20.46242</text:p>
          </table:table-cell>
          <table:table-cell table:number-columns-repeated="2"/>
          <table:table-cell office:value-type="float" office:value="46.40003" calcext:value-type="float">
            <text:p>46.40003</text:p>
          </table:table-cell>
          <table:table-cell office:value-type="float" office:value="62.29472" calcext:value-type="float">
            <text:p>62.2947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8.22041" calcext:value-type="float">
            <text:p>58.22041</text:p>
          </table:table-cell>
          <table:table-cell/>
          <table:table-cell office:value-type="float" office:value="20.5558" calcext:value-type="float">
            <text:p>20.5558</text:p>
          </table:table-cell>
          <table:table-cell table:number-columns-repeated="2"/>
          <table:table-cell office:value-type="float" office:value="47.08199" calcext:value-type="float">
            <text:p>47.08199</text:p>
          </table:table-cell>
          <table:table-cell office:value-type="float" office:value="62.63461" calcext:value-type="float">
            <text:p>62.6346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8.69311" calcext:value-type="float">
            <text:p>58.69311</text:p>
          </table:table-cell>
          <table:table-cell/>
          <table:table-cell office:value-type="float" office:value="20.71219" calcext:value-type="float">
            <text:p>20.71219</text:p>
          </table:table-cell>
          <table:table-cell table:number-columns-repeated="2"/>
          <table:table-cell office:value-type="float" office:value="47.66451" calcext:value-type="float">
            <text:p>47.66451</text:p>
          </table:table-cell>
          <table:table-cell office:value-type="float" office:value="63.12689" calcext:value-type="float">
            <text:p>63.1268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9.3973" calcext:value-type="float">
            <text:p>59.3973</text:p>
          </table:table-cell>
          <table:table-cell/>
          <table:table-cell office:value-type="float" office:value="20.81007" calcext:value-type="float">
            <text:p>20.81007</text:p>
          </table:table-cell>
          <table:table-cell table:number-columns-repeated="2"/>
          <table:table-cell office:value-type="float" office:value="48.3425" calcext:value-type="float">
            <text:p>48.3425</text:p>
          </table:table-cell>
          <table:table-cell office:value-type="float" office:value="63.45622" calcext:value-type="float">
            <text:p>63.4562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9.86605" calcext:value-type="float">
            <text:p>59.86605</text:p>
          </table:table-cell>
          <table:table-cell/>
          <table:table-cell office:value-type="float" office:value="20.96776" calcext:value-type="float">
            <text:p>20.96776</text:p>
          </table:table-cell>
          <table:table-cell table:number-columns-repeated="2"/>
          <table:table-cell office:value-type="float" office:value="48.91953" calcext:value-type="float">
            <text:p>48.91953</text:p>
          </table:table-cell>
          <table:table-cell office:value-type="float" office:value="63.93067" calcext:value-type="float">
            <text:p>63.93067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06091" calcext:value-type="float">
            <text:p>21.06091</text:p>
          </table:table-cell>
          <table:table-cell table:number-columns-repeated="2"/>
          <table:table-cell office:value-type="float" office:value="49.58827" calcext:value-type="float">
            <text:p>49.58827</text:p>
          </table:table-cell>
          <table:table-cell office:value-type="float" office:value="64.24543" calcext:value-type="float">
            <text:p>64.2454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15775" calcext:value-type="float">
            <text:p>21.15775</text:p>
          </table:table-cell>
          <table:table-cell table:number-columns-repeated="2"/>
          <table:table-cell office:value-type="float" office:value="50.16007" calcext:value-type="float">
            <text:p>50.16007</text:p>
          </table:table-cell>
          <table:table-cell office:value-type="float" office:value="64.70992" calcext:value-type="float">
            <text:p>64.70992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3049" calcext:value-type="float">
            <text:p>21.3049</text:p>
          </table:table-cell>
          <table:table-cell table:number-columns-repeated="2"/>
          <table:table-cell office:value-type="float" office:value="50.81766" calcext:value-type="float">
            <text:p>50.81766</text:p>
          </table:table-cell>
          <table:table-cell office:value-type="float" office:value="65.01521" calcext:value-type="float">
            <text:p>65.01521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39684" calcext:value-type="float">
            <text:p>21.39684</text:p>
          </table:table-cell>
          <table:table-cell table:number-columns-repeated="2"/>
          <table:table-cell office:value-type="float" office:value="51.36957" calcext:value-type="float">
            <text:p>51.36957</text:p>
          </table:table-cell>
          <table:table-cell office:value-type="float" office:value="65.46412" calcext:value-type="float">
            <text:p>65.46412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53323" calcext:value-type="float">
            <text:p>21.53323</text:p>
          </table:table-cell>
          <table:table-cell table:number-columns-repeated="2"/>
          <table:table-cell office:value-type="float" office:value="52.02778" calcext:value-type="float">
            <text:p>52.02778</text:p>
          </table:table-cell>
          <table:table-cell office:value-type="float" office:value="65.75981" calcext:value-type="float">
            <text:p>65.75981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61618" calcext:value-type="float">
            <text:p>21.61618</text:p>
          </table:table-cell>
          <table:table-cell table:number-columns-repeated="2"/>
          <table:table-cell office:value-type="float" office:value="52.57346" calcext:value-type="float">
            <text:p>52.57346</text:p>
          </table:table-cell>
          <table:table-cell office:value-type="float" office:value="66.1982" calcext:value-type="float">
            <text:p>66.1982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75103" calcext:value-type="float">
            <text:p>21.75103</text:p>
          </table:table-cell>
          <table:table-cell table:number-columns-repeated="2"/>
          <table:table-cell office:value-type="float" office:value="53.22107" calcext:value-type="float">
            <text:p>53.22107</text:p>
          </table:table-cell>
          <table:table-cell office:value-type="float" office:value="66.48844" calcext:value-type="float">
            <text:p>66.48844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84243" calcext:value-type="float">
            <text:p>21.84243</text:p>
          </table:table-cell>
          <table:table-cell table:number-columns-repeated="2"/>
          <table:table-cell office:value-type="float" office:value="53.76296" calcext:value-type="float">
            <text:p>53.76296</text:p>
          </table:table-cell>
          <table:table-cell office:value-type="float" office:value="66.90759" calcext:value-type="float">
            <text:p>66.9075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.97582" calcext:value-type="float">
            <text:p>21.97582</text:p>
          </table:table-cell>
          <table:table-cell table:number-columns-repeated="2"/>
          <table:table-cell office:value-type="float" office:value="54.39309" calcext:value-type="float">
            <text:p>54.39309</text:p>
          </table:table-cell>
          <table:table-cell office:value-type="float" office:value="67.18303" calcext:value-type="float">
            <text:p>67.1830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.04911" calcext:value-type="float">
            <text:p>22.04911</text:p>
          </table:table-cell>
          <table:table-cell table:number-columns-repeated="2"/>
          <table:table-cell office:value-type="float" office:value="54.92605" calcext:value-type="float">
            <text:p>54.92605</text:p>
          </table:table-cell>
          <table:table-cell office:value-type="float" office:value="67.59096" calcext:value-type="float">
            <text:p>67.59096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.18119" calcext:value-type="float">
            <text:p>22.18119</text:p>
          </table:table-cell>
          <table:table-cell table:number-columns-repeated="2"/>
          <table:table-cell office:value-type="float" office:value="55.55505" calcext:value-type="float">
            <text:p>55.55505</text:p>
          </table:table-cell>
          <table:table-cell office:value-type="float" office:value="67.8568" calcext:value-type="float">
            <text:p>67.8568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.24986" calcext:value-type="float">
            <text:p>22.24986</text:p>
          </table:table-cell>
          <table:table-cell table:number-columns-repeated="2"/>
          <table:table-cell office:value-type="float" office:value="56.08424" calcext:value-type="float">
            <text:p>56.08424</text:p>
          </table:table-cell>
          <table:table-cell office:value-type="float" office:value="68.25477" calcext:value-type="float">
            <text:p>68.25477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.37585" calcext:value-type="float">
            <text:p>22.37585</text:p>
          </table:table-cell>
          <table:table-cell table:number-columns-repeated="2"/>
          <table:table-cell office:value-type="float" office:value="56.70366" calcext:value-type="float">
            <text:p>56.70366</text:p>
          </table:table-cell>
          <table:table-cell office:value-type="float" office:value="68.51266" calcext:value-type="float">
            <text:p>68.51266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.44011" calcext:value-type="float">
            <text:p>22.44011</text:p>
          </table:table-cell>
          <table:table-cell table:number-columns-repeated="2"/>
          <table:table-cell office:value-type="float" office:value="57.21549" calcext:value-type="float">
            <text:p>57.21549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2.5596" calcext:value-type="float">
            <text:p>22.5596</text:p>
          </table:table-cell>
          <table:table-cell table:number-columns-repeated="2"/>
          <table:table-cell office:value-type="float" office:value="57.82881" calcext:value-type="float">
            <text:p>57.8288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2.5596" calcext:value-type="float">
            <text:p>22.5596</text:p>
          </table:table-cell>
          <table:table-cell table:number-columns-repeated="2"/>
          <table:table-cell office:value-type="float" office:value="58.33231" calcext:value-type="float">
            <text:p>58.3323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2.6329" calcext:value-type="float">
            <text:p>22.6329</text:p>
          </table:table-cell>
          <table:table-cell table:number-columns-repeated="2"/>
          <table:table-cell office:value-type="float" office:value="58.93541" calcext:value-type="float">
            <text:p>58.9354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2.73903" calcext:value-type="float">
            <text:p>22.73903</text:p>
          </table:table-cell>
          <table:table-cell table:number-columns-repeated="2"/>
          <table:table-cell office:value-type="float" office:value="59.43156" calcext:value-type="float">
            <text:p>59.43156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2.80869" calcext:value-type="float">
            <text:p>22.80869</text:p>
          </table:table-cell>
          <table:table-cell table:number-columns-repeated="2"/>
          <table:table-cell office:value-type="float" office:value="60.0377" calcext:value-type="float">
            <text:p>60.0377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2.91036" calcext:value-type="float">
            <text:p>22.91036</text:p>
          </table:table-cell>
          <table:table-cell table:number-columns-repeated="2"/>
          <table:table-cell office:value-type="float" office:value="60.52003" calcext:value-type="float">
            <text:p>60.5200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2.96579" calcext:value-type="float">
            <text:p>22.96579</text:p>
          </table:table-cell>
          <table:table-cell table:number-columns-repeated="2"/>
          <table:table-cell office:value-type="float" office:value="61.11545" calcext:value-type="float">
            <text:p>61.1154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3.05835" calcext:value-type="float">
            <text:p>23.05835</text:p>
          </table:table-cell>
          <table:table-cell table:number-columns-repeated="2"/>
          <table:table-cell office:value-type="float" office:value="61.59226" calcext:value-type="float">
            <text:p>61.59226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3.11615" calcext:value-type="float">
            <text:p>23.11615</text:p>
          </table:table-cell>
          <table:table-cell table:number-columns-repeated="2"/>
          <table:table-cell office:value-type="float" office:value="62.1711" calcext:value-type="float">
            <text:p>62.171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3.21423" calcext:value-type="float">
            <text:p>23.21423</text:p>
          </table:table-cell>
          <table:table-cell table:number-columns-repeated="2"/>
          <table:table-cell office:value-type="float" office:value="62.63793" calcext:value-type="float">
            <text:p>62.6379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3.21108" calcext:value-type="float">
            <text:p>63.2110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3.67214" calcext:value-type="float">
            <text:p>63.6721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4.24352" calcext:value-type="float">
            <text:p>64.2435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4.68541" calcext:value-type="float">
            <text:p>64.6854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5.24972" calcext:value-type="float">
            <text:p>65.2497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5.68471" calcext:value-type="float">
            <text:p>65.6847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6.23744" calcext:value-type="float">
            <text:p>66.2374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6.6697" calcext:value-type="float">
            <text:p>66.669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7.63051" calcext:value-type="float">
            <text:p>67.63051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4.45449" calcext:value-type="float">
            <text:p>14.45449</text:p>
          </table:table-cell>
          <table:table-cell office:value-type="float" office:value="6.68003" calcext:value-type="float">
            <text:p>6.68003</text:p>
          </table:table-cell>
          <table:table-cell office:value-type="float" office:value="1.85424" calcext:value-type="float">
            <text:p>1.85424</text:p>
          </table:table-cell>
          <table:table-cell office:value-type="float" office:value="6.4499" calcext:value-type="float">
            <text:p>6.4499</text:p>
          </table:table-cell>
          <table:table-cell office:value-type="float" office:value="2.58967" calcext:value-type="float">
            <text:p>2.58967</text:p>
          </table:table-cell>
          <table:table-cell office:value-type="float" office:value="3.49453" calcext:value-type="float">
            <text:p>3.49453</text:p>
          </table:table-cell>
          <table:table-cell office:value-type="float" office:value="5.26084" calcext:value-type="float">
            <text:p>5.26084</text:p>
          </table:table-cell>
          <table:table-cell office:value-type="float" office:value="6.55187" calcext:value-type="float">
            <text:p>6.55187</text:p>
          </table:table-cell>
          <table:table-cell office:value-type="float" office:value="6.83111" calcext:value-type="float">
            <text:p>6.83111</text:p>
          </table:table-cell>
          <table:table-cell office:value-type="float" office:value="7.09274" calcext:value-type="float">
            <text:p>7.09274</text:p>
          </table:table-cell>
          <table:table-cell office:value-type="float" office:value="0.12655" calcext:value-type="float">
            <text:p>0.12655</text:p>
          </table:table-cell>
          <table:table-cell office:value-type="float" office:value="5.76679" calcext:value-type="float">
            <text:p>5.76679</text:p>
          </table:table-cell>
          <table:table-cell office:value-type="float" office:value="6.79553" calcext:value-type="float">
            <text:p>6.79553</text:p>
          </table:table-cell>
          <table:table-cell office:value-type="float" office:value="6.42701" calcext:value-type="float">
            <text:p>6.42701</text:p>
          </table:table-cell>
          <table:table-cell office:value-type="float" office:value="6.21011" calcext:value-type="float">
            <text:p>6.21011</text:p>
          </table:table-cell>
          <table:table-cell office:value-type="float" office:value="7.00824" calcext:value-type="float">
            <text:p>7.00824</text:p>
          </table:table-cell>
          <table:table-cell office:value-type="float" office:value="3.97375" calcext:value-type="float">
            <text:p>3.97375</text:p>
          </table:table-cell>
          <table:table-cell office:value-type="float" office:value="5.53568" calcext:value-type="float">
            <text:p>5.53568</text:p>
          </table:table-cell>
          <table:table-cell office:value-type="float" office:value="4.37186" calcext:value-type="float">
            <text:p>4.37186</text:p>
          </table:table-cell>
          <table:table-cell office:value-type="float" office:value="5.05837" calcext:value-type="float">
            <text:p>5.05837</text:p>
          </table:table-cell>
          <table:table-cell office:value-type="float" office:value="5.16204315789474" calcext:value-type="float">
            <text:p>5.16204315789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4T18:31:50.105325730</dc:date>
    <meta:editing-duration>PT1M49S</meta:editing-duration>
    <meta:editing-cycles>1</meta:editing-cycles>
    <meta:document-statistic meta:table-count="1" meta:cell-count="679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5.89cm" svg:height="33.793cm" xlink:href=".." xlink:type="simple" chart:class="chart:line" chart:style-name="ch1">
        <chart:legend chart:legend-position="end" svg:x="32.985cm" svg:y="11.866cm" style:legend-expansion="high" chart:style-name="ch2"/>
        <chart:plot-area chart:style-name="ch3" table:cell-range-address="output.A1:output.T392" svg:x="0.717cm" svg:y="0.675cm" svg:width="31.551cm" svg:height="32.443cm">
          <chart:coordinate-region svg:x="1.524cm" svg:y="0.874cm" svg:width="30.744cm" svg:height="31.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1:output.A392" chart:class="chart:line">
            <chart:data-point chart:repeated="392"/>
          </chart:series>
          <chart:series chart:style-name="ch7" chart:values-cell-range-address="output.B1:output.B392" chart:class="chart:line">
            <chart:data-point chart:repeated="392"/>
          </chart:series>
          <chart:series chart:style-name="ch8" chart:values-cell-range-address="output.C1:output.C392" chart:class="chart:line">
            <chart:data-point chart:repeated="392"/>
          </chart:series>
          <chart:series chart:style-name="ch9" chart:values-cell-range-address="output.D1:output.D392" chart:class="chart:line">
            <chart:data-point chart:repeated="392"/>
          </chart:series>
          <chart:series chart:style-name="ch10" chart:values-cell-range-address="output.E1:output.E392" chart:class="chart:line">
            <chart:data-point chart:repeated="392"/>
          </chart:series>
          <chart:series chart:style-name="ch11" chart:values-cell-range-address="output.F1:output.F392" chart:class="chart:line">
            <chart:data-point chart:repeated="392"/>
          </chart:series>
          <chart:series chart:style-name="ch12" chart:values-cell-range-address="output.G1:output.G392" chart:class="chart:line">
            <chart:data-point chart:repeated="392"/>
          </chart:series>
          <chart:series chart:style-name="ch13" chart:values-cell-range-address="output.H1:output.H392" chart:class="chart:line">
            <chart:data-point chart:repeated="392"/>
          </chart:series>
          <chart:series chart:style-name="ch14" chart:values-cell-range-address="output.I1:output.I392" chart:class="chart:line">
            <chart:data-point chart:repeated="392"/>
          </chart:series>
          <chart:series chart:style-name="ch15" chart:values-cell-range-address="output.J1:output.J392" chart:class="chart:line">
            <chart:data-point chart:repeated="392"/>
          </chart:series>
          <chart:series chart:style-name="ch16" chart:values-cell-range-address="output.K1:output.K392" chart:class="chart:line">
            <chart:data-point chart:repeated="392"/>
          </chart:series>
          <chart:series chart:style-name="ch17" chart:values-cell-range-address="output.L1:output.L392" chart:class="chart:line">
            <chart:data-point chart:repeated="392"/>
          </chart:series>
          <chart:series chart:style-name="ch18" chart:values-cell-range-address="output.M1:output.M392" chart:class="chart:line">
            <chart:data-point chart:repeated="392"/>
          </chart:series>
          <chart:series chart:style-name="ch19" chart:values-cell-range-address="output.N1:output.N392" chart:class="chart:line">
            <chart:data-point chart:repeated="392"/>
          </chart:series>
          <chart:series chart:style-name="ch20" chart:values-cell-range-address="output.O1:output.O392" chart:class="chart:line">
            <chart:data-point chart:repeated="392"/>
          </chart:series>
          <chart:series chart:style-name="ch9" chart:values-cell-range-address="output.P1:output.P392" chart:class="chart:line">
            <chart:data-point chart:repeated="392"/>
          </chart:series>
          <chart:series chart:style-name="ch10" chart:values-cell-range-address="output.Q1:output.Q392" chart:class="chart:line">
            <chart:data-point chart:repeated="392"/>
          </chart:series>
          <chart:series chart:style-name="ch11" chart:values-cell-range-address="output.R1:output.R392" chart:class="chart:line">
            <chart:data-point chart:repeated="392"/>
          </chart:series>
          <chart:series chart:style-name="ch12" chart:values-cell-range-address="output.S1:output.S392" chart:class="chart:line">
            <chart:data-point chart:repeated="392"/>
          </chart:series>
          <chart:series chart:style-name="ch13" chart:values-cell-range-address="output.T1:output.T392" chart:class="chart:line">
            <chart:data-point chart:repeated="39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.53169">
                <text:p>106.53169</text:p>
                <draw:g>
                  <svg:desc>output.A1:output.A392</svg:desc>
                </draw:g>
              </table:table-cell>
              <table:table-cell office:value-type="float" office:value="105.65427">
                <text:p>105.65427</text:p>
                <draw:g>
                  <svg:desc>output.B1:output.B392</svg:desc>
                </draw:g>
              </table:table-cell>
              <table:table-cell office:value-type="float" office:value="106.53169">
                <text:p>106.53169</text:p>
                <draw:g>
                  <svg:desc>output.C1:output.C392</svg:desc>
                </draw:g>
              </table:table-cell>
              <table:table-cell office:value-type="float" office:value="105.94654">
                <text:p>105.94654</text:p>
                <draw:g>
                  <svg:desc>output.D1:output.D392</svg:desc>
                </draw:g>
              </table:table-cell>
              <table:table-cell office:value-type="float" office:value="106.53169">
                <text:p>106.53169</text:p>
                <draw:g>
                  <svg:desc>output.E1:output.E392</svg:desc>
                </draw:g>
              </table:table-cell>
              <table:table-cell office:value-type="float" office:value="105.24641">
                <text:p>105.24641</text:p>
                <draw:g>
                  <svg:desc>output.F1:output.F392</svg:desc>
                </draw:g>
              </table:table-cell>
              <table:table-cell office:value-type="float" office:value="105.64598">
                <text:p>105.64598</text:p>
                <draw:g>
                  <svg:desc>output.G1:output.G392</svg:desc>
                </draw:g>
              </table:table-cell>
              <table:table-cell office:value-type="float" office:value="105.64636">
                <text:p>105.64636</text:p>
                <draw:g>
                  <svg:desc>output.H1:output.H392</svg:desc>
                </draw:g>
              </table:table-cell>
              <table:table-cell office:value-type="float" office:value="105.54874">
                <text:p>105.54874</text:p>
                <draw:g>
                  <svg:desc>output.I1:output.I392</svg:desc>
                </draw:g>
              </table:table-cell>
              <table:table-cell office:value-type="float" office:value="106.53169">
                <text:p>106.53169</text:p>
                <draw:g>
                  <svg:desc>output.J1:output.J392</svg:desc>
                </draw:g>
              </table:table-cell>
              <table:table-cell office:value-type="float" office:value="106.53169">
                <text:p>106.53169</text:p>
                <draw:g>
                  <svg:desc>output.K1:output.K392</svg:desc>
                </draw:g>
              </table:table-cell>
              <table:table-cell office:value-type="float" office:value="105.94648">
                <text:p>105.94648</text:p>
                <draw:g>
                  <svg:desc>output.L1:output.L392</svg:desc>
                </draw:g>
              </table:table-cell>
              <table:table-cell office:value-type="float" office:value="105.94637">
                <text:p>105.94637</text:p>
                <draw:g>
                  <svg:desc>output.M1:output.M392</svg:desc>
                </draw:g>
              </table:table-cell>
              <table:table-cell office:value-type="float" office:value="105.94667">
                <text:p>105.94667</text:p>
                <draw:g>
                  <svg:desc>output.N1:output.N392</svg:desc>
                </draw:g>
              </table:table-cell>
              <table:table-cell office:value-type="float" office:value="106.53169">
                <text:p>106.53169</text:p>
                <draw:g>
                  <svg:desc>output.O1:output.O392</svg:desc>
                </draw:g>
              </table:table-cell>
              <table:table-cell office:value-type="float" office:value="106.23253">
                <text:p>106.23253</text:p>
                <draw:g>
                  <svg:desc>output.P1:output.P392</svg:desc>
                </draw:g>
              </table:table-cell>
              <table:table-cell office:value-type="float" office:value="106.53169">
                <text:p>106.53169</text:p>
                <draw:g>
                  <svg:desc>output.Q1:output.Q392</svg:desc>
                </draw:g>
              </table:table-cell>
              <table:table-cell office:value-type="float" office:value="106.53169">
                <text:p>106.53169</text:p>
                <draw:g>
                  <svg:desc>output.R1:output.R392</svg:desc>
                </draw:g>
              </table:table-cell>
              <table:table-cell office:value-type="float" office:value="106.2325">
                <text:p>106.2325</text:p>
                <draw:g>
                  <svg:desc>output.S1:output.S392</svg:desc>
                </draw:g>
              </table:table-cell>
              <table:table-cell office:value-type="float" office:value="105.54922">
                <text:p>105.54922</text:p>
                <draw:g>
                  <svg:desc>output.T1:output.T3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1282">
                <text:p>105.3128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59559">
                <text:p>105.5955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92043">
                <text:p>104.92043</text:p>
              </table:table-cell>
              <table:table-cell office:value-type="float" office:value="105.32352">
                <text:p>105.32352</text:p>
              </table:table-cell>
              <table:table-cell office:value-type="float" office:value="105.12813">
                <text:p>105.12813</text:p>
              </table:table-cell>
              <table:table-cell office:value-type="float" office:value="105.22554">
                <text:p>105.22554</text:p>
              </table:table-cell>
              <table:table-cell office:value-type="float" office:value="106.48255">
                <text:p>106.4825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59526">
                <text:p>105.59526</text:p>
              </table:table-cell>
              <table:table-cell office:value-type="float" office:value="105.59543">
                <text:p>105.59543</text:p>
              </table:table-cell>
              <table:table-cell office:value-type="float" office:value="105.59554">
                <text:p>105.5955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85929">
                <text:p>105.8592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85927">
                <text:p>105.85927</text:p>
              </table:table-cell>
              <table:table-cell office:value-type="float" office:value="105.22584">
                <text:p>105.22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9994">
                <text:p>104.7999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672">
                <text:p>105.0567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38326">
                <text:p>104.38326</text:p>
              </table:table-cell>
              <table:table-cell office:value-type="float" office:value="104.78679">
                <text:p>104.78679</text:p>
              </table:table-cell>
              <table:table-cell office:value-type="float" office:value="104.7876">
                <text:p>104.7876</text:p>
              </table:table-cell>
              <table:table-cell office:value-type="float" office:value="104.68925">
                <text:p>104.68925</text:p>
              </table:table-cell>
              <table:table-cell office:value-type="float" office:value="105.94133">
                <text:p>105.9413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598">
                <text:p>105.05598</text:p>
              </table:table-cell>
              <table:table-cell office:value-type="float" office:value="105.05597">
                <text:p>105.05597</text:p>
              </table:table-cell>
              <table:table-cell office:value-type="float" office:value="105.05628">
                <text:p>105.0562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794">
                <text:p>105.3079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814">
                <text:p>105.30814</text:p>
              </table:table-cell>
              <table:table-cell office:value-type="float" office:value="104.6897">
                <text:p>104.6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9994">
                <text:p>104.7999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672">
                <text:p>105.0567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38326">
                <text:p>104.38326</text:p>
              </table:table-cell>
              <table:table-cell office:value-type="float" office:value="104.78679">
                <text:p>104.78679</text:p>
              </table:table-cell>
              <table:table-cell office:value-type="float" office:value="104.7876">
                <text:p>104.7876</text:p>
              </table:table-cell>
              <table:table-cell office:value-type="float" office:value="104.68925">
                <text:p>104.68925</text:p>
              </table:table-cell>
              <table:table-cell office:value-type="float" office:value="105.94133">
                <text:p>105.9413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598">
                <text:p>105.05598</text:p>
              </table:table-cell>
              <table:table-cell office:value-type="float" office:value="105.05597">
                <text:p>105.05597</text:p>
              </table:table-cell>
              <table:table-cell office:value-type="float" office:value="105.05628">
                <text:p>105.0562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794">
                <text:p>105.3079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814">
                <text:p>105.30814</text:p>
              </table:table-cell>
              <table:table-cell office:value-type="float" office:value="104.6897">
                <text:p>104.6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47172">
                <text:p>104.4717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3507">
                <text:p>104.7350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07663">
                <text:p>104.07663</text:p>
              </table:table-cell>
              <table:table-cell office:value-type="float" office:value="104.4824">
                <text:p>104.4824</text:p>
              </table:table-cell>
              <table:table-cell office:value-type="float" office:value="104.28537">
                <text:p>104.28537</text:p>
              </table:table-cell>
              <table:table-cell office:value-type="float" office:value="104.38245">
                <text:p>104.38245</text:p>
              </table:table-cell>
              <table:table-cell office:value-type="float" office:value="105.58972">
                <text:p>105.5897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345">
                <text:p>104.7345</text:p>
              </table:table-cell>
              <table:table-cell office:value-type="float" office:value="104.73437">
                <text:p>104.73437</text:p>
              </table:table-cell>
              <table:table-cell office:value-type="float" office:value="104.73472">
                <text:p>104.73472</text:p>
              </table:table-cell>
              <table:table-cell office:value-type="float" office:value="106.32259">
                <text:p>106.32259</text:p>
              </table:table-cell>
              <table:table-cell office:value-type="float" office:value="104.98502">
                <text:p>104.9850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98544">
                <text:p>104.98544</text:p>
              </table:table-cell>
              <table:table-cell office:value-type="float" office:value="104.3848">
                <text:p>104.3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4931">
                <text:p>103.9493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20827">
                <text:p>104.2082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55582">
                <text:p>103.55582</text:p>
              </table:table-cell>
              <table:table-cell office:value-type="float" office:value="103.95983">
                <text:p>103.95983</text:p>
              </table:table-cell>
              <table:table-cell office:value-type="float" office:value="103.96023">
                <text:p>103.96023</text:p>
              </table:table-cell>
              <table:table-cell office:value-type="float" office:value="103.86167">
                <text:p>103.86167</text:p>
              </table:table-cell>
              <table:table-cell office:value-type="float" office:value="105.04844">
                <text:p>105.0484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20773">
                <text:p>104.20773</text:p>
              </table:table-cell>
              <table:table-cell office:value-type="float" office:value="104.20718">
                <text:p>104.20718</text:p>
              </table:table-cell>
              <table:table-cell office:value-type="float" office:value="104.20795">
                <text:p>104.20795</text:p>
              </table:table-cell>
              <table:table-cell office:value-type="float" office:value="105.74955">
                <text:p>105.74955</text:p>
              </table:table-cell>
              <table:table-cell office:value-type="float" office:value="104.45715">
                <text:p>104.4571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45808">
                <text:p>104.45808</text:p>
              </table:table-cell>
              <table:table-cell office:value-type="float" office:value="103.86205">
                <text:p>103.86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5754">
                <text:p>103.6575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304">
                <text:p>103.9130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26404">
                <text:p>103.26404</text:p>
              </table:table-cell>
              <table:table-cell office:value-type="float" office:value="103.67797">
                <text:p>103.67797</text:p>
              </table:table-cell>
              <table:table-cell office:value-type="float" office:value="103.48322">
                <text:p>103.48322</text:p>
              </table:table-cell>
              <table:table-cell office:value-type="float" office:value="103.57984">
                <text:p>103.57984</text:p>
              </table:table-cell>
              <table:table-cell office:value-type="float" office:value="104.72658">
                <text:p>104.7265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255">
                <text:p>103.91255</text:p>
              </table:table-cell>
              <table:table-cell office:value-type="float" office:value="103.91164">
                <text:p>103.91164</text:p>
              </table:table-cell>
              <table:table-cell office:value-type="float" office:value="103.9129">
                <text:p>103.9129</text:p>
              </table:table-cell>
              <table:table-cell office:value-type="float" office:value="105.41085">
                <text:p>105.41085</text:p>
              </table:table-cell>
              <table:table-cell office:value-type="float" office:value="104.15084">
                <text:p>104.1508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15226">
                <text:p>104.15226</text:p>
              </table:table-cell>
              <table:table-cell office:value-type="float" office:value="103.58041">
                <text:p>103.5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5754">
                <text:p>103.6575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304">
                <text:p>103.9130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26404">
                <text:p>103.26404</text:p>
              </table:table-cell>
              <table:table-cell office:value-type="float" office:value="103.67797">
                <text:p>103.67797</text:p>
              </table:table-cell>
              <table:table-cell office:value-type="float" office:value="103.48322">
                <text:p>103.48322</text:p>
              </table:table-cell>
              <table:table-cell office:value-type="float" office:value="103.57984">
                <text:p>103.57984</text:p>
              </table:table-cell>
              <table:table-cell office:value-type="float" office:value="104.72658">
                <text:p>104.7265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255">
                <text:p>103.91255</text:p>
              </table:table-cell>
              <table:table-cell office:value-type="float" office:value="103.91164">
                <text:p>103.91164</text:p>
              </table:table-cell>
              <table:table-cell office:value-type="float" office:value="103.9129">
                <text:p>103.9129</text:p>
              </table:table-cell>
              <table:table-cell office:value-type="float" office:value="105.41085">
                <text:p>105.41085</text:p>
              </table:table-cell>
              <table:table-cell office:value-type="float" office:value="104.15084">
                <text:p>104.1508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15226">
                <text:p>104.15226</text:p>
              </table:table-cell>
              <table:table-cell office:value-type="float" office:value="103.58041">
                <text:p>103.58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14926">
                <text:p>103.1492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38872">
                <text:p>103.3887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75325">
                <text:p>102.75325</text:p>
              </table:table-cell>
              <table:table-cell office:value-type="float" office:value="103.1695">
                <text:p>103.1695</text:p>
              </table:table-cell>
              <table:table-cell office:value-type="float" office:value="103.16834">
                <text:p>103.16834</text:p>
              </table:table-cell>
              <table:table-cell office:value-type="float" office:value="103.07126">
                <text:p>103.07126</text:p>
              </table:table-cell>
              <table:table-cell office:value-type="float" office:value="104.20105">
                <text:p>104.2010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39006">
                <text:p>103.39006</text:p>
              </table:table-cell>
              <table:table-cell office:value-type="float" office:value="103.38697">
                <text:p>103.38697</text:p>
              </table:table-cell>
              <table:table-cell office:value-type="float" office:value="103.3887">
                <text:p>103.3887</text:p>
              </table:table-cell>
              <table:table-cell office:value-type="float" office:value="104.87188">
                <text:p>104.87188</text:p>
              </table:table-cell>
              <table:table-cell office:value-type="float" office:value="103.62527">
                <text:p>103.6252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2676">
                <text:p>103.62676</text:p>
              </table:table-cell>
              <table:table-cell office:value-type="float" office:value="103.07209">
                <text:p>103.07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88031">
                <text:p>102.8803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10846">
                <text:p>103.10846</text:p>
              </table:table-cell>
              <table:table-cell office:value-type="float" office:value="106.48241">
                <text:p>106.48241</text:p>
              </table:table-cell>
              <table:table-cell office:value-type="float" office:value="102.48602">
                <text:p>102.48602</text:p>
              </table:table-cell>
              <table:table-cell office:value-type="float" office:value="102.90046">
                <text:p>102.90046</text:p>
              </table:table-cell>
              <table:table-cell office:value-type="float" office:value="102.7062">
                <text:p>102.7062</text:p>
              </table:table-cell>
              <table:table-cell office:value-type="float" office:value="102.80232">
                <text:p>102.80232</text:p>
              </table:table-cell>
              <table:table-cell office:value-type="float" office:value="103.90387">
                <text:p>103.9038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10796">
                <text:p>103.10796</text:p>
              </table:table-cell>
              <table:table-cell office:value-type="float" office:value="103.10652">
                <text:p>103.10652</text:p>
              </table:table-cell>
              <table:table-cell office:value-type="float" office:value="103.10854">
                <text:p>103.10854</text:p>
              </table:table-cell>
              <table:table-cell office:value-type="float" office:value="104.56208">
                <text:p>104.56208</text:p>
              </table:table-cell>
              <table:table-cell office:value-type="float" office:value="103.34182">
                <text:p>103.3418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34336">
                <text:p>103.34336</text:p>
              </table:table-cell>
              <table:table-cell office:value-type="float" office:value="102.80322">
                <text:p>102.80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88031">
                <text:p>102.8803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10846">
                <text:p>103.10846</text:p>
              </table:table-cell>
              <table:table-cell office:value-type="float" office:value="106.48241">
                <text:p>106.48241</text:p>
              </table:table-cell>
              <table:table-cell office:value-type="float" office:value="101.97936">
                <text:p>101.97936</text:p>
              </table:table-cell>
              <table:table-cell office:value-type="float" office:value="102.39614">
                <text:p>102.39614</text:p>
              </table:table-cell>
              <table:table-cell office:value-type="float" office:value="102.39545">
                <text:p>102.39545</text:p>
              </table:table-cell>
              <table:table-cell office:value-type="float" office:value="102.80232">
                <text:p>102.80232</text:p>
              </table:table-cell>
              <table:table-cell office:value-type="float" office:value="103.90387">
                <text:p>103.9038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60754">
                <text:p>102.60754</text:p>
              </table:table-cell>
              <table:table-cell office:value-type="float" office:value="103.10652">
                <text:p>103.10652</text:p>
              </table:table-cell>
              <table:table-cell office:value-type="float" office:value="103.10854">
                <text:p>103.10854</text:p>
              </table:table-cell>
              <table:table-cell office:value-type="float" office:value="104.56208">
                <text:p>104.56208</text:p>
              </table:table-cell>
              <table:table-cell office:value-type="float" office:value="103.34182">
                <text:p>103.3418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83257">
                <text:p>102.83257</text:p>
              </table:table-cell>
              <table:table-cell office:value-type="float" office:value="102.29945">
                <text:p>102.29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.22962">
                <text:p>106.22962</text:p>
              </table:table-cell>
              <table:table-cell office:value-type="float" office:value="102.3744">
                <text:p>102.374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60638">
                <text:p>102.60638</text:p>
              </table:table-cell>
              <table:table-cell office:value-type="float" office:value="105.93917">
                <text:p>105.93917</text:p>
              </table:table-cell>
              <table:table-cell office:value-type="float" office:value="101.73486">
                <text:p>101.73486</text:p>
              </table:table-cell>
              <table:table-cell office:value-type="float" office:value="102.15153">
                <text:p>102.15153</text:p>
              </table:table-cell>
              <table:table-cell office:value-type="float" office:value="101.95614">
                <text:p>101.95614</text:p>
              </table:table-cell>
              <table:table-cell office:value-type="float" office:value="102.2964">
                <text:p>102.2964</text:p>
              </table:table-cell>
              <table:table-cell office:value-type="float" office:value="103.38088">
                <text:p>103.3808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338">
                <text:p>102.338</text:p>
              </table:table-cell>
              <table:table-cell office:value-type="float" office:value="102.60599">
                <text:p>102.60599</text:p>
              </table:table-cell>
              <table:table-cell office:value-type="float" office:value="102.6084">
                <text:p>102.6084</text:p>
              </table:table-cell>
              <table:table-cell office:value-type="float" office:value="104.03495">
                <text:p>104.03495</text:p>
              </table:table-cell>
              <table:table-cell office:value-type="float" office:value="102.83057">
                <text:p>102.8305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56428">
                <text:p>102.56428</text:p>
              </table:table-cell>
              <table:table-cell office:value-type="float" office:value="102.05552">
                <text:p>102.05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85255">
                <text:p>105.85255</text:p>
              </table:table-cell>
              <table:table-cell office:value-type="float" office:value="102.13012">
                <text:p>102.1301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33919">
                <text:p>102.33919</text:p>
              </table:table-cell>
              <table:table-cell office:value-type="float" office:value="105.58639">
                <text:p>105.58639</text:p>
              </table:table-cell>
              <table:table-cell office:value-type="float" office:value="101.24276">
                <text:p>101.24276</text:p>
              </table:table-cell>
              <table:table-cell office:value-type="float" office:value="102.15153">
                <text:p>102.15153</text:p>
              </table:table-cell>
              <table:table-cell office:value-type="float" office:value="101.95614">
                <text:p>101.95614</text:p>
              </table:table-cell>
              <table:table-cell office:value-type="float" office:value="102.05441">
                <text:p>102.05441</text:p>
              </table:table-cell>
              <table:table-cell office:value-type="float" office:value="103.09819">
                <text:p>103.0981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338">
                <text:p>102.338</text:p>
              </table:table-cell>
              <table:table-cell office:value-type="float" office:value="102.33652">
                <text:p>102.33652</text:p>
              </table:table-cell>
              <table:table-cell office:value-type="float" office:value="102.33928">
                <text:p>102.33928</text:p>
              </table:table-cell>
              <table:table-cell office:value-type="float" office:value="103.73986">
                <text:p>103.73986</text:p>
              </table:table-cell>
              <table:table-cell office:value-type="float" office:value="102.56202">
                <text:p>102.5620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56428">
                <text:p>102.56428</text:p>
              </table:table-cell>
              <table:table-cell office:value-type="float" office:value="101.56219">
                <text:p>101.56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.85255">
                <text:p>105.85255</text:p>
              </table:table-cell>
              <table:table-cell office:value-type="float" office:value="102.13012">
                <text:p>102.1301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33919">
                <text:p>102.33919</text:p>
              </table:table-cell>
              <table:table-cell office:value-type="float" office:value="105.58639">
                <text:p>105.58639</text:p>
              </table:table-cell>
              <table:table-cell office:value-type="float" office:value="101.01148">
                <text:p>101.01148</text:p>
              </table:table-cell>
              <table:table-cell office:value-type="float" office:value="101.65729">
                <text:p>101.65729</text:p>
              </table:table-cell>
              <table:table-cell office:value-type="float" office:value="101.65948">
                <text:p>101.65948</text:p>
              </table:table-cell>
              <table:table-cell office:value-type="float" office:value="102.05441">
                <text:p>102.05441</text:p>
              </table:table-cell>
              <table:table-cell office:value-type="float" office:value="103.09819">
                <text:p>103.0981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84235">
                <text:p>101.84235</text:p>
              </table:table-cell>
              <table:table-cell office:value-type="float" office:value="102.33652">
                <text:p>102.33652</text:p>
              </table:table-cell>
              <table:table-cell office:value-type="float" office:value="102.33928">
                <text:p>102.33928</text:p>
              </table:table-cell>
              <table:table-cell office:value-type="float" office:value="103.21566">
                <text:p>103.21566</text:p>
              </table:table-cell>
              <table:table-cell office:value-type="float" office:value="102.56202">
                <text:p>102.5620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06584">
                <text:p>102.06584</text:p>
              </table:table-cell>
              <table:table-cell office:value-type="float" office:value="101.33344">
                <text:p>101.33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.29849">
                <text:p>105.29849</text:p>
              </table:table-cell>
              <table:table-cell office:value-type="float" office:value="101.63827">
                <text:p>101.63827</text:p>
              </table:table-cell>
              <table:table-cell office:value-type="float" office:value="106.40838">
                <text:p>106.40838</text:p>
              </table:table-cell>
              <table:table-cell office:value-type="float" office:value="101.84367">
                <text:p>101.84367</text:p>
              </table:table-cell>
              <table:table-cell office:value-type="float" office:value="105.0447">
                <text:p>105.0447</text:p>
              </table:table-cell>
              <table:table-cell office:value-type="float" office:value="100.54189">
                <text:p>100.54189</text:p>
              </table:table-cell>
              <table:table-cell office:value-type="float" office:value="101.42818">
                <text:p>101.42818</text:p>
              </table:table-cell>
              <table:table-cell office:value-type="float" office:value="101.23362">
                <text:p>101.23362</text:p>
              </table:table-cell>
              <table:table-cell office:value-type="float" office:value="101.56076">
                <text:p>101.56076</text:p>
              </table:table-cell>
              <table:table-cell office:value-type="float" office:value="102.59733">
                <text:p>102.5973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60787">
                <text:p>101.60787</text:p>
              </table:table-cell>
              <table:table-cell office:value-type="float" office:value="101.84068">
                <text:p>101.84068</text:p>
              </table:table-cell>
              <table:table-cell office:value-type="float" office:value="101.84384">
                <text:p>101.84384</text:p>
              </table:table-cell>
              <table:table-cell office:value-type="float" office:value="102.94559">
                <text:p>102.94559</text:p>
              </table:table-cell>
              <table:table-cell office:value-type="float" office:value="102.06332">
                <text:p>102.0633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82079">
                <text:p>101.82079</text:p>
              </table:table-cell>
              <table:table-cell office:value-type="float" office:value="100.86425">
                <text:p>100.8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.97735">
                <text:p>104.97735</text:p>
              </table:table-cell>
              <table:table-cell office:value-type="float" office:value="101.40696">
                <text:p>101.40696</text:p>
              </table:table-cell>
              <table:table-cell office:value-type="float" office:value="106.40838">
                <text:p>106.40838</text:p>
              </table:table-cell>
              <table:table-cell office:value-type="float" office:value="101.59971">
                <text:p>101.59971</text:p>
              </table:table-cell>
              <table:table-cell office:value-type="float" office:value="104.72434">
                <text:p>104.72434</text:p>
              </table:table-cell>
              <table:table-cell office:value-type="float" office:value="100.32605">
                <text:p>100.32605</text:p>
              </table:table-cell>
              <table:table-cell office:value-type="float" office:value="100.9576">
                <text:p>100.9576</text:p>
              </table:table-cell>
              <table:table-cell office:value-type="float" office:value="100.95889">
                <text:p>100.95889</text:p>
              </table:table-cell>
              <table:table-cell office:value-type="float" office:value="101.33208">
                <text:p>101.33208</text:p>
              </table:table-cell>
              <table:table-cell office:value-type="float" office:value="102.32955">
                <text:p>102.3295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12468">
                <text:p>101.12468</text:p>
              </table:table-cell>
              <table:table-cell office:value-type="float" office:value="101.60626">
                <text:p>101.60626</text:p>
              </table:table-cell>
              <table:table-cell office:value-type="float" office:value="101.60917">
                <text:p>101.60917</text:p>
              </table:table-cell>
              <table:table-cell office:value-type="float" office:value="102.43582">
                <text:p>102.43582</text:p>
              </table:table-cell>
              <table:table-cell office:value-type="float" office:value="101.82002">
                <text:p>101.8200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33696">
                <text:p>101.33696</text:p>
              </table:table-cell>
              <table:table-cell office:value-type="float" office:value="100.6486">
                <text:p>100.6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.44702">
                <text:p>104.44702</text:p>
              </table:table-cell>
              <table:table-cell office:value-type="float" office:value="100.92733">
                <text:p>100.92733</text:p>
              </table:table-cell>
              <table:table-cell office:value-type="float" office:value="106.03668">
                <text:p>106.03668</text:p>
              </table:table-cell>
              <table:table-cell office:value-type="float" office:value="101.12665">
                <text:p>101.12665</text:p>
              </table:table-cell>
              <table:table-cell office:value-type="float" office:value="104.19667">
                <text:p>104.19667</text:p>
              </table:table-cell>
              <table:table-cell office:value-type="float" office:value="99.85919">
                <text:p>99.85919</text:p>
              </table:table-cell>
              <table:table-cell office:value-type="float" office:value="100.74155">
                <text:p>100.74155</text:p>
              </table:table-cell>
              <table:table-cell office:value-type="float" office:value="100.54865">
                <text:p>100.54865</text:p>
              </table:table-cell>
              <table:table-cell office:value-type="float" office:value="100.86299">
                <text:p>100.86299</text:p>
              </table:table-cell>
              <table:table-cell office:value-type="float" office:value="101.83146">
                <text:p>101.8314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89592">
                <text:p>100.89592</text:p>
              </table:table-cell>
              <table:table-cell office:value-type="float" office:value="101.12268">
                <text:p>101.12268</text:p>
              </table:table-cell>
              <table:table-cell office:value-type="float" office:value="101.12608">
                <text:p>101.12608</text:p>
              </table:table-cell>
              <table:table-cell office:value-type="float" office:value="102.43582">
                <text:p>102.43582</text:p>
              </table:table-cell>
              <table:table-cell office:value-type="float" office:value="101.33386">
                <text:p>101.3338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10733">
                <text:p>101.10733</text:p>
              </table:table-cell>
              <table:table-cell office:value-type="float" office:value="100.19187">
                <text:p>100.19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1405">
                <text:p>104.1405</text:p>
              </table:table-cell>
              <table:table-cell office:value-type="float" office:value="100.72073">
                <text:p>100.72073</text:p>
              </table:table-cell>
              <table:table-cell office:value-type="float" office:value="105.47683">
                <text:p>105.47683</text:p>
              </table:table-cell>
              <table:table-cell office:value-type="float" office:value="100.8959">
                <text:p>100.8959</text:p>
              </table:table-cell>
              <table:table-cell office:value-type="float" office:value="103.8989">
                <text:p>103.8989</text:p>
              </table:table-cell>
              <table:table-cell office:value-type="float" office:value="99.66863">
                <text:p>99.66863</text:p>
              </table:table-cell>
              <table:table-cell office:value-type="float" office:value="100.28446">
                <text:p>100.28446</text:p>
              </table:table-cell>
              <table:table-cell office:value-type="float" office:value="100.28849">
                <text:p>100.28849</text:p>
              </table:table-cell>
              <table:table-cell office:value-type="float" office:value="100.64489">
                <text:p>100.64489</text:p>
              </table:table-cell>
              <table:table-cell office:value-type="float" office:value="101.59655">
                <text:p>101.5965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42565">
                <text:p>100.42565</text:p>
              </table:table-cell>
              <table:table-cell office:value-type="float" office:value="100.89374">
                <text:p>100.89374</text:p>
              </table:table-cell>
              <table:table-cell office:value-type="float" office:value="100.89725">
                <text:p>100.89725</text:p>
              </table:table-cell>
              <table:table-cell office:value-type="float" office:value="102.17712">
                <text:p>102.17712</text:p>
              </table:table-cell>
              <table:table-cell office:value-type="float" office:value="101.10358">
                <text:p>101.1035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63648">
                <text:p>100.63648</text:p>
              </table:table-cell>
              <table:table-cell office:value-type="float" office:value="99.98961">
                <text:p>99.98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61474">
                <text:p>103.61474</text:p>
              </table:table-cell>
              <table:table-cell office:value-type="float" office:value="100.25368">
                <text:p>100.25368</text:p>
              </table:table-cell>
              <table:table-cell office:value-type="float" office:value="105.15315">
                <text:p>105.15315</text:p>
              </table:table-cell>
              <table:table-cell office:value-type="float" office:value="100.42577">
                <text:p>100.42577</text:p>
              </table:table-cell>
              <table:table-cell office:value-type="float" office:value="103.37557">
                <text:p>103.37557</text:p>
              </table:table-cell>
              <table:table-cell office:value-type="float" office:value="99.21458">
                <text:p>99.21458</text:p>
              </table:table-cell>
              <table:table-cell office:value-type="float" office:value="100.09382">
                <text:p>100.09382</text:p>
              </table:table-cell>
              <table:table-cell office:value-type="float" office:value="99.89181">
                <text:p>99.89181</text:p>
              </table:table-cell>
              <table:table-cell office:value-type="float" office:value="100.19043">
                <text:p>100.19043</text:p>
              </table:table-cell>
              <table:table-cell office:value-type="float" office:value="101.11313">
                <text:p>101.1131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21993">
                <text:p>100.21993</text:p>
              </table:table-cell>
              <table:table-cell office:value-type="float" office:value="100.42303">
                <text:p>100.42303</text:p>
              </table:table-cell>
              <table:table-cell office:value-type="float" office:value="100.42683">
                <text:p>100.42683</text:p>
              </table:table-cell>
              <table:table-cell office:value-type="float" office:value="101.69171">
                <text:p>101.69171</text:p>
              </table:table-cell>
              <table:table-cell office:value-type="float" office:value="100.6321">
                <text:p>100.632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63648">
                <text:p>100.63648</text:p>
              </table:table-cell>
              <table:table-cell office:value-type="float" office:value="99.54775">
                <text:p>99.54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.33107">
                <text:p>103.33107</text:p>
              </table:table-cell>
              <table:table-cell office:value-type="float" office:value="100.06278">
                <text:p>100.06278</text:p>
              </table:table-cell>
              <table:table-cell office:value-type="float" office:value="104.61421">
                <text:p>104.61421</text:p>
              </table:table-cell>
              <table:table-cell office:value-type="float" office:value="100.2201">
                <text:p>100.2201</text:p>
              </table:table-cell>
              <table:table-cell office:value-type="float" office:value="103.09286">
                <text:p>103.09286</text:p>
              </table:table-cell>
              <table:table-cell office:value-type="float" office:value="99.03738">
                <text:p>99.03738</text:p>
              </table:table-cell>
              <table:table-cell office:value-type="float" office:value="99.63918">
                <text:p>99.63918</text:p>
              </table:table-cell>
              <table:table-cell office:value-type="float" office:value="99.64391">
                <text:p>99.64391</text:p>
              </table:table-cell>
              <table:table-cell office:value-type="float" office:value="99.98793">
                <text:p>99.98793</text:p>
              </table:table-cell>
              <table:table-cell office:value-type="float" office:value="101.11313">
                <text:p>101.11313</text:p>
              </table:table-cell>
              <table:table-cell office:value-type="float" office:value="106.13387">
                <text:p>106.13387</text:p>
              </table:table-cell>
              <table:table-cell office:value-type="float" office:value="99.76215">
                <text:p>99.76215</text:p>
              </table:table-cell>
              <table:table-cell office:value-type="float" office:value="100.21735">
                <text:p>100.21735</text:p>
              </table:table-cell>
              <table:table-cell office:value-type="float" office:value="100.22122">
                <text:p>100.22122</text:p>
              </table:table-cell>
              <table:table-cell office:value-type="float" office:value="101.69171">
                <text:p>101.69171</text:p>
              </table:table-cell>
              <table:table-cell office:value-type="float" office:value="100.41542">
                <text:p>100.4154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42023">
                <text:p>100.42023</text:p>
              </table:table-cell>
              <table:table-cell office:value-type="float" office:value="99.36809">
                <text:p>99.36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81939">
                <text:p>102.81939</text:p>
              </table:table-cell>
              <table:table-cell office:value-type="float" office:value="99.60859">
                <text:p>99.60859</text:p>
              </table:table-cell>
              <table:table-cell office:value-type="float" office:value="104.30519">
                <text:p>104.30519</text:p>
              </table:table-cell>
              <table:table-cell office:value-type="float" office:value="99.76477">
                <text:p>99.76477</text:p>
              </table:table-cell>
              <table:table-cell office:value-type="float" office:value="102.59181">
                <text:p>102.59181</text:p>
              </table:table-cell>
              <table:table-cell office:value-type="float" office:value="98.60537">
                <text:p>98.60537</text:p>
              </table:table-cell>
              <table:table-cell office:value-type="float" office:value="99.4615">
                <text:p>99.4615</text:p>
              </table:table-cell>
              <table:table-cell office:value-type="float" office:value="99.27066">
                <text:p>99.27066</text:p>
              </table:table-cell>
              <table:table-cell office:value-type="float" office:value="99.54564">
                <text:p>99.54564</text:p>
              </table:table-cell>
              <table:table-cell office:value-type="float" office:value="100.88432">
                <text:p>100.88432</text:p>
              </table:table-cell>
              <table:table-cell office:value-type="float" office:value="105.76221">
                <text:p>105.76221</text:p>
              </table:table-cell>
              <table:table-cell office:value-type="float" office:value="99.58174">
                <text:p>99.58174</text:p>
              </table:table-cell>
              <table:table-cell office:value-type="float" office:value="99.75943">
                <text:p>99.75943</text:p>
              </table:table-cell>
              <table:table-cell office:value-type="float" office:value="99.76369">
                <text:p>99.76369</text:p>
              </table:table-cell>
              <table:table-cell office:value-type="float" office:value="101.44791">
                <text:p>101.44791</text:p>
              </table:table-cell>
              <table:table-cell office:value-type="float" office:value="99.95632">
                <text:p>99.9563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96165">
                <text:p>99.96165</text:p>
              </table:table-cell>
              <table:table-cell office:value-type="float" office:value="98.93827">
                <text:p>98.93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55053">
                <text:p>102.55053</text:p>
              </table:table-cell>
              <table:table-cell office:value-type="float" office:value="99.43105">
                <text:p>99.43105</text:p>
              </table:table-cell>
              <table:table-cell office:value-type="float" office:value="104.30519">
                <text:p>104.30519</text:p>
              </table:table-cell>
              <table:table-cell office:value-type="float" office:value="99.58172">
                <text:p>99.58172</text:p>
              </table:table-cell>
              <table:table-cell office:value-type="float" office:value="102.32402">
                <text:p>102.32402</text:p>
              </table:table-cell>
              <table:table-cell office:value-type="float" office:value="98.44169">
                <text:p>98.44169</text:p>
              </table:table-cell>
              <table:table-cell office:value-type="float" office:value="99.02958">
                <text:p>99.02958</text:p>
              </table:table-cell>
              <table:table-cell office:value-type="float" office:value="99.03521">
                <text:p>99.03521</text:p>
              </table:table-cell>
              <table:table-cell office:value-type="float" office:value="99.36597">
                <text:p>99.36597</text:p>
              </table:table-cell>
              <table:table-cell office:value-type="float" office:value="100.4139">
                <text:p>100.4139</text:p>
              </table:table-cell>
              <table:table-cell office:value-type="float" office:value="105.76221">
                <text:p>105.76221</text:p>
              </table:table-cell>
              <table:table-cell office:value-type="float" office:value="99.13694">
                <text:p>99.13694</text:p>
              </table:table-cell>
              <table:table-cell office:value-type="float" office:value="99.57949">
                <text:p>99.57949</text:p>
              </table:table-cell>
              <table:table-cell office:value-type="float" office:value="99.58095">
                <text:p>99.58095</text:p>
              </table:table-cell>
              <table:table-cell office:value-type="float" office:value="100.9653">
                <text:p>100.9653</text:p>
              </table:table-cell>
              <table:table-cell office:value-type="float" office:value="99.76497">
                <text:p>99.7649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77022">
                <text:p>99.77022</text:p>
              </table:table-cell>
              <table:table-cell office:value-type="float" office:value="98.77456">
                <text:p>98.77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.0514">
                <text:p>102.0514</text:p>
              </table:table-cell>
              <table:table-cell office:value-type="float" office:value="98.99889">
                <text:p>98.99889</text:p>
              </table:table-cell>
              <table:table-cell office:value-type="float" office:value="103.77839">
                <text:p>103.77839</text:p>
              </table:table-cell>
              <table:table-cell office:value-type="float" office:value="99.13885">
                <text:p>99.13885</text:p>
              </table:table-cell>
              <table:table-cell office:value-type="float" office:value="101.82561">
                <text:p>101.82561</text:p>
              </table:table-cell>
              <table:table-cell office:value-type="float" office:value="98.02505">
                <text:p>98.02505</text:p>
              </table:table-cell>
              <table:table-cell office:value-type="float" office:value="98.86569">
                <text:p>98.86569</text:p>
              </table:table-cell>
              <table:table-cell office:value-type="float" office:value="98.67811">
                <text:p>98.67811</text:p>
              </table:table-cell>
              <table:table-cell office:value-type="float" office:value="98.93621">
                <text:p>98.93621</text:p>
              </table:table-cell>
              <table:table-cell office:value-type="float" office:value="100.20803">
                <text:p>100.20803</text:p>
              </table:table-cell>
              <table:table-cell office:value-type="float" office:value="105.21008">
                <text:p>105.21008</text:p>
              </table:table-cell>
              <table:table-cell office:value-type="float" office:value="98.9702">
                <text:p>98.9702</text:p>
              </table:table-cell>
              <table:table-cell office:value-type="float" office:value="99.13481">
                <text:p>99.13481</text:p>
              </table:table-cell>
              <table:table-cell office:value-type="float" office:value="99.13805">
                <text:p>99.13805</text:p>
              </table:table-cell>
              <table:table-cell office:value-type="float" office:value="100.747">
                <text:p>100.747</text:p>
              </table:table-cell>
              <table:table-cell office:value-type="float" office:value="99.31891">
                <text:p>99.3189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32422">
                <text:p>99.32422</text:p>
              </table:table-cell>
              <table:table-cell office:value-type="float" office:value="98.35539">
                <text:p>98.35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80582">
                <text:p>101.80582</text:p>
              </table:table-cell>
              <table:table-cell office:value-type="float" office:value="98.83482">
                <text:p>98.83482</text:p>
              </table:table-cell>
              <table:table-cell office:value-type="float" office:value="103.49401">
                <text:p>103.49401</text:p>
              </table:table-cell>
              <table:table-cell office:value-type="float" office:value="98.97207">
                <text:p>98.97207</text:p>
              </table:table-cell>
              <table:table-cell office:value-type="float" office:value="101.59288">
                <text:p>101.59288</text:p>
              </table:table-cell>
              <table:table-cell office:value-type="float" office:value="97.88424">
                <text:p>97.88424</text:p>
              </table:table-cell>
              <table:table-cell office:value-type="float" office:value="98.44914">
                <text:p>98.44914</text:p>
              </table:table-cell>
              <table:table-cell office:value-type="float" office:value="98.45261">
                <text:p>98.45261</text:p>
              </table:table-cell>
              <table:table-cell office:value-type="float" office:value="98.77233">
                <text:p>98.77233</text:p>
              </table:table-cell>
              <table:table-cell office:value-type="float" office:value="99.75259">
                <text:p>99.75259</text:p>
              </table:table-cell>
              <table:table-cell office:value-type="float" office:value="104.89878">
                <text:p>104.89878</text:p>
              </table:table-cell>
              <table:table-cell office:value-type="float" office:value="98.54061">
                <text:p>98.54061</text:p>
              </table:table-cell>
              <table:table-cell office:value-type="float" office:value="98.96795">
                <text:p>98.96795</text:p>
              </table:table-cell>
              <table:table-cell office:value-type="float" office:value="98.97111">
                <text:p>98.97111</text:p>
              </table:table-cell>
              <table:table-cell office:value-type="float" office:value="100.27719">
                <text:p>100.27719</text:p>
              </table:table-cell>
              <table:table-cell office:value-type="float" office:value="99.14094">
                <text:p>99.1409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14648">
                <text:p>99.14648</text:p>
              </table:table-cell>
              <table:table-cell office:value-type="float" office:value="98.21707">
                <text:p>98.21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32159">
                <text:p>101.32159</text:p>
              </table:table-cell>
              <table:table-cell office:value-type="float" office:value="98.40842">
                <text:p>98.40842</text:p>
              </table:table-cell>
              <table:table-cell office:value-type="float" office:value="102.98148">
                <text:p>102.98148</text:p>
              </table:table-cell>
              <table:table-cell office:value-type="float" office:value="98.53993">
                <text:p>98.53993</text:p>
              </table:table-cell>
              <table:table-cell office:value-type="float" office:value="101.10697">
                <text:p>101.10697</text:p>
              </table:table-cell>
              <table:table-cell office:value-type="float" office:value="97.47048">
                <text:p>97.47048</text:p>
              </table:table-cell>
              <table:table-cell office:value-type="float" office:value="98.30873">
                <text:p>98.30873</text:p>
              </table:table-cell>
              <table:table-cell office:value-type="float" office:value="98.1213">
                <text:p>98.1213</text:p>
              </table:table-cell>
              <table:table-cell office:value-type="float" office:value="98.35574">
                <text:p>98.35574</text:p>
              </table:table-cell>
              <table:table-cell office:value-type="float" office:value="99.57015">
                <text:p>99.57015</text:p>
              </table:table-cell>
              <table:table-cell office:value-type="float" office:value="104.89878">
                <text:p>104.89878</text:p>
              </table:table-cell>
              <table:table-cell office:value-type="float" office:value="98.38714">
                <text:p>98.38714</text:p>
              </table:table-cell>
              <table:table-cell office:value-type="float" office:value="98.53612">
                <text:p>98.53612</text:p>
              </table:table-cell>
              <table:table-cell office:value-type="float" office:value="98.5388">
                <text:p>98.5388</text:p>
              </table:table-cell>
              <table:table-cell office:value-type="float" office:value="100.08143">
                <text:p>100.08143</text:p>
              </table:table-cell>
              <table:table-cell office:value-type="float" office:value="98.71027">
                <text:p>98.7102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8.71307">
                <text:p>98.71307</text:p>
              </table:table-cell>
              <table:table-cell office:value-type="float" office:value="97.80071">
                <text:p>97.80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08918">
                <text:p>101.08918</text:p>
              </table:table-cell>
              <table:table-cell office:value-type="float" office:value="98.26718">
                <text:p>98.26718</text:p>
              </table:table-cell>
              <table:table-cell office:value-type="float" office:value="102.71181">
                <text:p>102.71181</text:p>
              </table:table-cell>
              <table:table-cell office:value-type="float" office:value="98.38652">
                <text:p>98.38652</text:p>
              </table:table-cell>
              <table:table-cell office:value-type="float" office:value="100.8776">
                <text:p>100.8776</text:p>
              </table:table-cell>
              <table:table-cell office:value-type="float" office:value="97.34315">
                <text:p>97.34315</text:p>
              </table:table-cell>
              <table:table-cell office:value-type="float" office:value="97.90518">
                <text:p>97.90518</text:p>
              </table:table-cell>
              <table:table-cell office:value-type="float" office:value="97.90822">
                <text:p>97.90822</text:p>
              </table:table-cell>
              <table:table-cell office:value-type="float" office:value="98.21487">
                <text:p>98.21487</text:p>
              </table:table-cell>
              <table:table-cell office:value-type="float" office:value="99.12485">
                <text:p>99.12485</text:p>
              </table:table-cell>
              <table:table-cell office:value-type="float" office:value="104.36054">
                <text:p>104.36054</text:p>
              </table:table-cell>
              <table:table-cell office:value-type="float" office:value="97.96798">
                <text:p>97.96798</text:p>
              </table:table-cell>
              <table:table-cell office:value-type="float" office:value="98.38534">
                <text:p>98.38534</text:p>
              </table:table-cell>
              <table:table-cell office:value-type="float" office:value="98.38526">
                <text:p>98.38526</text:p>
              </table:table-cell>
              <table:table-cell office:value-type="float" office:value="99.62377">
                <text:p>99.62377</text:p>
              </table:table-cell>
              <table:table-cell office:value-type="float" office:value="98.55543">
                <text:p>98.5554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8.55855">
                <text:p>98.55855</text:p>
              </table:table-cell>
              <table:table-cell office:value-type="float" office:value="97.68592">
                <text:p>97.68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.61742">
                <text:p>100.61742</text:p>
              </table:table-cell>
              <table:table-cell office:value-type="float" office:value="97.86315">
                <text:p>97.86315</text:p>
              </table:table-cell>
              <table:table-cell office:value-type="float" office:value="102.20168">
                <text:p>102.20168</text:p>
              </table:table-cell>
              <table:table-cell office:value-type="float" office:value="97.96983">
                <text:p>97.96983</text:p>
              </table:table-cell>
              <table:table-cell office:value-type="float" office:value="100.40663">
                <text:p>100.40663</text:p>
              </table:table-cell>
              <table:table-cell office:value-type="float" office:value="96.94921">
                <text:p>96.94921</text:p>
              </table:table-cell>
              <table:table-cell office:value-type="float" office:value="97.77802">
                <text:p>97.77802</text:p>
              </table:table-cell>
              <table:table-cell office:value-type="float" office:value="97.59106">
                <text:p>97.59106</text:p>
              </table:table-cell>
              <table:table-cell office:value-type="float" office:value="97.80824">
                <text:p>97.80824</text:p>
              </table:table-cell>
              <table:table-cell office:value-type="float" office:value="98.95781">
                <text:p>98.95781</text:p>
              </table:table-cell>
              <table:table-cell office:value-type="float" office:value="104.06215">
                <text:p>104.06215</text:p>
              </table:table-cell>
              <table:table-cell office:value-type="float" office:value="97.83798">
                <text:p>97.83798</text:p>
              </table:table-cell>
              <table:table-cell office:value-type="float" office:value="97.96622">
                <text:p>97.96622</text:p>
              </table:table-cell>
              <table:table-cell office:value-type="float" office:value="97.96835">
                <text:p>97.96835</text:p>
              </table:table-cell>
              <table:table-cell office:value-type="float" office:value="99.44375">
                <text:p>99.44375</text:p>
              </table:table-cell>
              <table:table-cell office:value-type="float" office:value="98.13506">
                <text:p>98.1350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8.13092">
                <text:p>98.13092</text:p>
              </table:table-cell>
              <table:table-cell office:value-type="float" office:value="97.28286">
                <text:p>97.28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.40051">
                <text:p>100.40051</text:p>
              </table:table-cell>
              <table:table-cell office:value-type="float" office:value="97.73562">
                <text:p>97.73562</text:p>
              </table:table-cell>
              <table:table-cell office:value-type="float" office:value="101.95553">
                <text:p>101.95553</text:p>
              </table:table-cell>
              <table:table-cell office:value-type="float" office:value="97.83979">
                <text:p>97.83979</text:p>
              </table:table-cell>
              <table:table-cell office:value-type="float" office:value="100.20285">
                <text:p>100.20285</text:p>
              </table:table-cell>
              <table:table-cell office:value-type="float" office:value="96.83798">
                <text:p>96.83798</text:p>
              </table:table-cell>
              <table:table-cell office:value-type="float" office:value="97.37778">
                <text:p>97.37778</text:p>
              </table:table-cell>
              <table:table-cell office:value-type="float" office:value="97.38326">
                <text:p>97.38326</text:p>
              </table:table-cell>
              <table:table-cell office:value-type="float" office:value="97.6836">
                <text:p>97.6836</text:p>
              </table:table-cell>
              <table:table-cell office:value-type="float" office:value="98.52782">
                <text:p>98.52782</text:p>
              </table:table-cell>
              <table:table-cell office:value-type="float" office:value="103.53814">
                <text:p>103.53814</text:p>
              </table:table-cell>
              <table:table-cell office:value-type="float" office:value="97.43429">
                <text:p>97.43429</text:p>
              </table:table-cell>
              <table:table-cell office:value-type="float" office:value="97.83571">
                <text:p>97.83571</text:p>
              </table:table-cell>
              <table:table-cell office:value-type="float" office:value="97.83816">
                <text:p>97.83816</text:p>
              </table:table-cell>
              <table:table-cell office:value-type="float" office:value="99.0011">
                <text:p>99.0011</text:p>
              </table:table-cell>
              <table:table-cell office:value-type="float" office:value="97.994">
                <text:p>97.99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99947">
                <text:p>97.99947</text:p>
              </table:table-cell>
              <table:table-cell office:value-type="float" office:value="97.17868">
                <text:p>97.17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94179">
                <text:p>99.94179</text:p>
              </table:table-cell>
              <table:table-cell office:value-type="float" office:value="97.33461">
                <text:p>97.33461</text:p>
              </table:table-cell>
              <table:table-cell office:value-type="float" office:value="101.45898">
                <text:p>101.45898</text:p>
              </table:table-cell>
              <table:table-cell office:value-type="float" office:value="97.43578">
                <text:p>97.43578</text:p>
              </table:table-cell>
              <table:table-cell office:value-type="float" office:value="99.74445">
                <text:p>99.74445</text:p>
              </table:table-cell>
              <table:table-cell office:value-type="float" office:value="96.4596">
                <text:p>96.4596</text:p>
              </table:table-cell>
              <table:table-cell office:value-type="float" office:value="97.2738">
                <text:p>97.2738</text:p>
              </table:table-cell>
              <table:table-cell office:value-type="float" office:value="97.0868">
                <text:p>97.0868</text:p>
              </table:table-cell>
              <table:table-cell office:value-type="float" office:value="97.283">
                <text:p>97.283</text:p>
              </table:table-cell>
              <table:table-cell office:value-type="float" office:value="98.37401">
                <text:p>98.37401</text:p>
              </table:table-cell>
              <table:table-cell office:value-type="float" office:value="103.25477">
                <text:p>103.25477</text:p>
              </table:table-cell>
              <table:table-cell office:value-type="float" office:value="97.31739">
                <text:p>97.31739</text:p>
              </table:table-cell>
              <table:table-cell office:value-type="float" office:value="97.43189">
                <text:p>97.43189</text:p>
              </table:table-cell>
              <table:table-cell office:value-type="float" office:value="97.43392">
                <text:p>97.43392</text:p>
              </table:table-cell>
              <table:table-cell office:value-type="float" office:value="98.83238">
                <text:p>98.83238</text:p>
              </table:table-cell>
              <table:table-cell office:value-type="float" office:value="97.57925">
                <text:p>97.5792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58487">
                <text:p>97.58487</text:p>
              </table:table-cell>
              <table:table-cell office:value-type="float" office:value="96.80058">
                <text:p>96.80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75038">
                <text:p>99.75038</text:p>
              </table:table-cell>
              <table:table-cell office:value-type="float" office:value="97.23019">
                <text:p>97.23019</text:p>
              </table:table-cell>
              <table:table-cell office:value-type="float" office:value="101.22822">
                <text:p>101.22822</text:p>
              </table:table-cell>
              <table:table-cell office:value-type="float" office:value="97.31909">
                <text:p>97.31909</text:p>
              </table:table-cell>
              <table:table-cell office:value-type="float" office:value="99.56155">
                <text:p>99.56155</text:p>
              </table:table-cell>
              <table:table-cell office:value-type="float" office:value="96.3688">
                <text:p>96.3688</text:p>
              </table:table-cell>
              <table:table-cell office:value-type="float" office:value="96.89568">
                <text:p>96.89568</text:p>
              </table:table-cell>
              <table:table-cell office:value-type="float" office:value="96.89829">
                <text:p>96.89829</text:p>
              </table:table-cell>
              <table:table-cell office:value-type="float" office:value="97.1787">
                <text:p>97.1787</text:p>
              </table:table-cell>
              <table:table-cell office:value-type="float" office:value="97.95711">
                <text:p>97.95711</text:p>
              </table:table-cell>
              <table:table-cell office:value-type="float" office:value="102.7431">
                <text:p>102.7431</text:p>
              </table:table-cell>
              <table:table-cell office:value-type="float" office:value="96.9265">
                <text:p>96.9265</text:p>
              </table:table-cell>
              <table:table-cell office:value-type="float" office:value="97.31766">
                <text:p>97.31766</text:p>
              </table:table-cell>
              <table:table-cell office:value-type="float" office:value="97.31713">
                <text:p>97.31713</text:p>
              </table:table-cell>
              <table:table-cell office:value-type="float" office:value="98.40283">
                <text:p>98.40283</text:p>
              </table:table-cell>
              <table:table-cell office:value-type="float" office:value="97.46134">
                <text:p>97.4613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46704">
                <text:p>97.46704</text:p>
              </table:table-cell>
              <table:table-cell office:value-type="float" office:value="96.70961">
                <text:p>96.709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30394">
                <text:p>99.30394</text:p>
              </table:table-cell>
              <table:table-cell office:value-type="float" office:value="96.84142">
                <text:p>96.84142</text:p>
              </table:table-cell>
              <table:table-cell office:value-type="float" office:value="100.75573">
                <text:p>100.75573</text:p>
              </table:table-cell>
              <table:table-cell office:value-type="float" office:value="96.92534">
                <text:p>96.92534</text:p>
              </table:table-cell>
              <table:table-cell office:value-type="float" office:value="99.11857">
                <text:p>99.11857</text:p>
              </table:table-cell>
              <table:table-cell office:value-type="float" office:value="95.9939">
                <text:p>95.9939</text:p>
              </table:table-cell>
              <table:table-cell office:value-type="float" office:value="96.80465">
                <text:p>96.80465</text:p>
              </table:table-cell>
              <table:table-cell office:value-type="float" office:value="96.61842">
                <text:p>96.61842</text:p>
              </table:table-cell>
              <table:table-cell office:value-type="float" office:value="96.8003">
                <text:p>96.8003</text:p>
              </table:table-cell>
              <table:table-cell office:value-type="float" office:value="97.82646">
                <text:p>97.82646</text:p>
              </table:table-cell>
              <table:table-cell office:value-type="float" office:value="102.47259">
                <text:p>102.47259</text:p>
              </table:table-cell>
              <table:table-cell office:value-type="float" office:value="96.82308">
                <text:p>96.82308</text:p>
              </table:table-cell>
              <table:table-cell office:value-type="float" office:value="96.92376">
                <text:p>96.92376</text:p>
              </table:table-cell>
              <table:table-cell office:value-type="float" office:value="96.92595">
                <text:p>96.92595</text:p>
              </table:table-cell>
              <table:table-cell office:value-type="float" office:value="98.25973">
                <text:p>98.25973</text:p>
              </table:table-cell>
              <table:table-cell office:value-type="float" office:value="97.06923">
                <text:p>97.06923</text:p>
              </table:table-cell>
              <table:table-cell office:value-type="float" office:value="106.22929">
                <text:p>106.2292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07476">
                <text:p>97.07476</text:p>
              </table:table-cell>
              <table:table-cell office:value-type="float" office:value="96.33454">
                <text:p>96.33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12593">
                <text:p>99.12593</text:p>
              </table:table-cell>
              <table:table-cell office:value-type="float" office:value="96.75983">
                <text:p>96.75983</text:p>
              </table:table-cell>
              <table:table-cell office:value-type="float" office:value="100.53795">
                <text:p>100.53795</text:p>
              </table:table-cell>
              <table:table-cell office:value-type="float" office:value="96.82461">
                <text:p>96.82461</text:p>
              </table:table-cell>
              <table:table-cell office:value-type="float" office:value="98.95101">
                <text:p>98.95101</text:p>
              </table:table-cell>
              <table:table-cell office:value-type="float" office:value="95.92583">
                <text:p>95.92583</text:p>
              </table:table-cell>
              <table:table-cell office:value-type="float" office:value="96.42963">
                <text:p>96.42963</text:p>
              </table:table-cell>
              <table:table-cell office:value-type="float" office:value="96.43262">
                <text:p>96.43262</text:p>
              </table:table-cell>
              <table:table-cell office:value-type="float" office:value="96.70945">
                <text:p>96.70945</text:p>
              </table:table-cell>
              <table:table-cell office:value-type="float" office:value="97.42207">
                <text:p>97.42207</text:p>
              </table:table-cell>
              <table:table-cell office:value-type="float" office:value="101.9755">
                <text:p>101.9755</text:p>
              </table:table-cell>
              <table:table-cell office:value-type="float" office:value="96.44478">
                <text:p>96.44478</text:p>
              </table:table-cell>
              <table:table-cell office:value-type="float" office:value="96.82026">
                <text:p>96.82026</text:p>
              </table:table-cell>
              <table:table-cell office:value-type="float" office:value="96.82254">
                <text:p>96.82254</text:p>
              </table:table-cell>
              <table:table-cell office:value-type="float" office:value="97.84301">
                <text:p>97.84301</text:p>
              </table:table-cell>
              <table:table-cell office:value-type="float" office:value="96.96469">
                <text:p>96.96469</text:p>
              </table:table-cell>
              <table:table-cell office:value-type="float" office:value="105.65511">
                <text:p>105.65511</text:p>
              </table:table-cell>
              <table:table-cell office:value-type="float" office:value="106.53169">
                <text:p>106.53169</text:p>
              </table:table-cell>
              <table:table-cell office:value-type="float" office:value="96.96997">
                <text:p>96.96997</text:p>
              </table:table-cell>
              <table:table-cell office:value-type="float" office:value="96.2664">
                <text:p>96.2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69232">
                <text:p>98.69232</text:p>
              </table:table-cell>
              <table:table-cell office:value-type="float" office:value="96.38458">
                <text:p>96.38458</text:p>
              </table:table-cell>
              <table:table-cell office:value-type="float" office:value="100.07784">
                <text:p>100.07784</text:p>
              </table:table-cell>
              <table:table-cell office:value-type="float" office:value="96.44375">
                <text:p>96.44375</text:p>
              </table:table-cell>
              <table:table-cell office:value-type="float" office:value="98.51828">
                <text:p>98.51828</text:p>
              </table:table-cell>
              <table:table-cell office:value-type="float" office:value="95.56042">
                <text:p>95.56042</text:p>
              </table:table-cell>
              <table:table-cell office:value-type="float" office:value="96.36135">
                <text:p>96.36135</text:p>
              </table:table-cell>
              <table:table-cell office:value-type="float" office:value="96.17611">
                <text:p>96.17611</text:p>
              </table:table-cell>
              <table:table-cell office:value-type="float" office:value="96.33129">
                <text:p>96.33129</text:p>
              </table:table-cell>
              <table:table-cell office:value-type="float" office:value="97.30501">
                <text:p>97.30501</text:p>
              </table:table-cell>
              <table:table-cell office:value-type="float" office:value="101.73012">
                <text:p>101.73012</text:p>
              </table:table-cell>
              <table:table-cell office:value-type="float" office:value="96.36434">
                <text:p>96.36434</text:p>
              </table:table-cell>
              <table:table-cell office:value-type="float" office:value="96.44224">
                <text:p>96.44224</text:p>
              </table:table-cell>
              <table:table-cell office:value-type="float" office:value="96.44447">
                <text:p>96.44447</text:p>
              </table:table-cell>
              <table:table-cell office:value-type="float" office:value="97.7131">
                <text:p>97.7131</text:p>
              </table:table-cell>
              <table:table-cell office:value-type="float" office:value="96.57581">
                <text:p>96.57581</text:p>
              </table:table-cell>
              <table:table-cell office:value-type="float" office:value="105.32909">
                <text:p>105.32909</text:p>
              </table:table-cell>
              <table:table-cell office:value-type="float" office:value="106.53169">
                <text:p>106.53169</text:p>
              </table:table-cell>
              <table:table-cell office:value-type="float" office:value="96.58121">
                <text:p>96.58121</text:p>
              </table:table-cell>
              <table:table-cell office:value-type="float" office:value="95.90444">
                <text:p>95.90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53732">
                <text:p>98.53732</text:p>
              </table:table-cell>
              <table:table-cell office:value-type="float" office:value="96.30655">
                <text:p>96.30655</text:p>
              </table:table-cell>
              <table:table-cell office:value-type="float" office:value="99.87588">
                <text:p>99.87588</text:p>
              </table:table-cell>
              <table:table-cell office:value-type="float" office:value="96.36624">
                <text:p>96.36624</text:p>
              </table:table-cell>
              <table:table-cell office:value-type="float" office:value="98.3642">
                <text:p>98.3642</text:p>
              </table:table-cell>
              <table:table-cell office:value-type="float" office:value="95.49628">
                <text:p>95.49628</text:p>
              </table:table-cell>
              <table:table-cell office:value-type="float" office:value="95.99912">
                <text:p>95.99912</text:p>
              </table:table-cell>
              <table:table-cell office:value-type="float" office:value="96.00267">
                <text:p>96.00267</text:p>
              </table:table-cell>
              <table:table-cell office:value-type="float" office:value="96.26599">
                <text:p>96.26599</text:p>
              </table:table-cell>
              <table:table-cell office:value-type="float" office:value="96.91104">
                <text:p>96.91104</text:p>
              </table:table-cell>
              <table:table-cell office:value-type="float" office:value="101.24571">
                <text:p>101.24571</text:p>
              </table:table-cell>
              <table:table-cell office:value-type="float" office:value="95.99926">
                <text:p>95.99926</text:p>
              </table:table-cell>
              <table:table-cell office:value-type="float" office:value="96.36194">
                <text:p>96.36194</text:p>
              </table:table-cell>
              <table:table-cell office:value-type="float" office:value="96.36404">
                <text:p>96.36404</text:p>
              </table:table-cell>
              <table:table-cell office:value-type="float" office:value="97.30938">
                <text:p>97.30938</text:p>
              </table:table-cell>
              <table:table-cell office:value-type="float" office:value="96.49431">
                <text:p>96.49431</text:p>
              </table:table-cell>
              <table:table-cell office:value-type="float" office:value="105.32909">
                <text:p>105.32909</text:p>
              </table:table-cell>
              <table:table-cell office:value-type="float" office:value="106.32191">
                <text:p>106.32191</text:p>
              </table:table-cell>
              <table:table-cell office:value-type="float" office:value="96.49933">
                <text:p>96.49933</text:p>
              </table:table-cell>
              <table:table-cell office:value-type="float" office:value="95.8499">
                <text:p>95.8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10945">
                <text:p>98.10945</text:p>
              </table:table-cell>
              <table:table-cell office:value-type="float" office:value="95.94138">
                <text:p>95.94138</text:p>
              </table:table-cell>
              <table:table-cell office:value-type="float" office:value="99.42867">
                <text:p>99.42867</text:p>
              </table:table-cell>
              <table:table-cell office:value-type="float" office:value="95.9982">
                <text:p>95.9982</text:p>
              </table:table-cell>
              <table:table-cell office:value-type="float" office:value="97.94678">
                <text:p>97.94678</text:p>
              </table:table-cell>
              <table:table-cell office:value-type="float" office:value="95.14678">
                <text:p>95.14678</text:p>
              </table:table-cell>
              <table:table-cell office:value-type="float" office:value="95.94422">
                <text:p>95.94422</text:p>
              </table:table-cell>
              <table:table-cell office:value-type="float" office:value="95.75699">
                <text:p>95.75699</text:p>
              </table:table-cell>
              <table:table-cell office:value-type="float" office:value="95.90068">
                <text:p>95.90068</text:p>
              </table:table-cell>
              <table:table-cell office:value-type="float" office:value="96.81007">
                <text:p>96.81007</text:p>
              </table:table-cell>
              <table:table-cell office:value-type="float" office:value="101.0136">
                <text:p>101.0136</text:p>
              </table:table-cell>
              <table:table-cell office:value-type="float" office:value="95.9323">
                <text:p>95.9323</text:p>
              </table:table-cell>
              <table:table-cell office:value-type="float" office:value="95.997">
                <text:p>95.997</text:p>
              </table:table-cell>
              <table:table-cell office:value-type="float" office:value="95.99895">
                <text:p>95.99895</text:p>
              </table:table-cell>
              <table:table-cell office:value-type="float" office:value="97.20248">
                <text:p>97.20248</text:p>
              </table:table-cell>
              <table:table-cell office:value-type="float" office:value="96.11584">
                <text:p>96.11584</text:p>
              </table:table-cell>
              <table:table-cell office:value-type="float" office:value="104.77994">
                <text:p>104.77994</text:p>
              </table:table-cell>
              <table:table-cell office:value-type="float" office:value="106.32191">
                <text:p>106.32191</text:p>
              </table:table-cell>
              <table:table-cell office:value-type="float" office:value="96.12059">
                <text:p>96.12059</text:p>
              </table:table-cell>
              <table:table-cell office:value-type="float" office:value="95.50052">
                <text:p>95.50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97756">
                <text:p>97.97756</text:p>
              </table:table-cell>
              <table:table-cell office:value-type="float" office:value="95.88636">
                <text:p>95.88636</text:p>
              </table:table-cell>
              <table:table-cell office:value-type="float" office:value="99.24974">
                <text:p>99.24974</text:p>
              </table:table-cell>
              <table:table-cell office:value-type="float" office:value="95.93115">
                <text:p>95.93115</text:p>
              </table:table-cell>
              <table:table-cell office:value-type="float" office:value="97.81632">
                <text:p>97.81632</text:p>
              </table:table-cell>
              <table:table-cell office:value-type="float" office:value="95.11474">
                <text:p>95.11474</text:p>
              </table:table-cell>
              <table:table-cell office:value-type="float" office:value="95.5918">
                <text:p>95.5918</text:p>
              </table:table-cell>
              <table:table-cell office:value-type="float" office:value="95.59878">
                <text:p>95.59878</text:p>
              </table:table-cell>
              <table:table-cell office:value-type="float" office:value="95.84577">
                <text:p>95.84577</text:p>
              </table:table-cell>
              <table:table-cell office:value-type="float" office:value="96.42892">
                <text:p>96.42892</text:p>
              </table:table-cell>
              <table:table-cell office:value-type="float" office:value="100.54168">
                <text:p>100.54168</text:p>
              </table:table-cell>
              <table:table-cell office:value-type="float" office:value="95.58013">
                <text:p>95.58013</text:p>
              </table:table-cell>
              <table:table-cell office:value-type="float" office:value="95.92994">
                <text:p>95.92994</text:p>
              </table:table-cell>
              <table:table-cell office:value-type="float" office:value="95.93186">
                <text:p>95.93186</text:p>
              </table:table-cell>
              <table:table-cell office:value-type="float" office:value="96.81166">
                <text:p>96.81166</text:p>
              </table:table-cell>
              <table:table-cell office:value-type="float" office:value="96.04766">
                <text:p>96.04766</text:p>
              </table:table-cell>
              <table:table-cell office:value-type="float" office:value="104.47027">
                <text:p>104.47027</text:p>
              </table:table-cell>
              <table:table-cell office:value-type="float" office:value="105.74689">
                <text:p>105.74689</text:p>
              </table:table-cell>
              <table:table-cell office:value-type="float" office:value="96.05245">
                <text:p>96.05245</text:p>
              </table:table-cell>
              <table:table-cell office:value-type="float" office:value="95.45597">
                <text:p>95.45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56006">
                <text:p>97.56006</text:p>
              </table:table-cell>
              <table:table-cell office:value-type="float" office:value="95.53662">
                <text:p>95.53662</text:p>
              </table:table-cell>
              <table:table-cell office:value-type="float" office:value="98.81547">
                <text:p>98.81547</text:p>
              </table:table-cell>
              <table:table-cell office:value-type="float" office:value="95.56924">
                <text:p>95.56924</text:p>
              </table:table-cell>
              <table:table-cell office:value-type="float" office:value="97.41187">
                <text:p>97.41187</text:p>
              </table:table-cell>
              <table:table-cell office:value-type="float" office:value="94.76573">
                <text:p>94.76573</text:p>
              </table:table-cell>
              <table:table-cell office:value-type="float" office:value="95.54992">
                <text:p>95.54992</text:p>
              </table:table-cell>
              <table:table-cell office:value-type="float" office:value="95.36355">
                <text:p>95.36355</text:p>
              </table:table-cell>
              <table:table-cell office:value-type="float" office:value="95.49638">
                <text:p>95.49638</text:p>
              </table:table-cell>
              <table:table-cell office:value-type="float" office:value="96.35119">
                <text:p>96.35119</text:p>
              </table:table-cell>
              <table:table-cell office:value-type="float" office:value="100.33673">
                <text:p>100.33673</text:p>
              </table:table-cell>
              <table:table-cell office:value-type="float" office:value="95.52344">
                <text:p>95.52344</text:p>
              </table:table-cell>
              <table:table-cell office:value-type="float" office:value="95.57752">
                <text:p>95.57752</text:p>
              </table:table-cell>
              <table:table-cell office:value-type="float" office:value="95.57957">
                <text:p>95.57957</text:p>
              </table:table-cell>
              <table:table-cell office:value-type="float" office:value="96.71844">
                <text:p>96.71844</text:p>
              </table:table-cell>
              <table:table-cell office:value-type="float" office:value="95.68468">
                <text:p>95.68468</text:p>
              </table:table-cell>
              <table:table-cell office:value-type="float" office:value="103.94333">
                <text:p>103.94333</text:p>
              </table:table-cell>
              <table:table-cell office:value-type="float" office:value="105.4076">
                <text:p>105.4076</text:p>
              </table:table-cell>
              <table:table-cell office:value-type="float" office:value="95.68961">
                <text:p>95.68961</text:p>
              </table:table-cell>
              <table:table-cell office:value-type="float" office:value="95.11951">
                <text:p>95.11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44404">
                <text:p>97.44404</text:p>
              </table:table-cell>
              <table:table-cell office:value-type="float" office:value="95.49476">
                <text:p>95.49476</text:p>
              </table:table-cell>
              <table:table-cell office:value-type="float" office:value="98.65007">
                <text:p>98.65007</text:p>
              </table:table-cell>
              <table:table-cell office:value-type="float" office:value="95.52502">
                <text:p>95.52502</text:p>
              </table:table-cell>
              <table:table-cell office:value-type="float" office:value="97.29481">
                <text:p>97.29481</text:p>
              </table:table-cell>
              <table:table-cell office:value-type="float" office:value="94.74711">
                <text:p>94.74711</text:p>
              </table:table-cell>
              <table:table-cell office:value-type="float" office:value="95.2132">
                <text:p>95.2132</text:p>
              </table:table-cell>
              <table:table-cell office:value-type="float" office:value="95.21763">
                <text:p>95.21763</text:p>
              </table:table-cell>
              <table:table-cell office:value-type="float" office:value="95.45494">
                <text:p>95.45494</text:p>
              </table:table-cell>
              <table:table-cell office:value-type="float" office:value="95.98279">
                <text:p>95.98279</text:p>
              </table:table-cell>
              <table:table-cell office:value-type="float" office:value="99.8778">
                <text:p>99.8778</text:p>
              </table:table-cell>
              <table:table-cell office:value-type="float" office:value="95.18419">
                <text:p>95.18419</text:p>
              </table:table-cell>
              <table:table-cell office:value-type="float" office:value="95.52362">
                <text:p>95.52362</text:p>
              </table:table-cell>
              <table:table-cell office:value-type="float" office:value="95.52275">
                <text:p>95.52275</text:p>
              </table:table-cell>
              <table:table-cell office:value-type="float" office:value="96.34056">
                <text:p>96.34056</text:p>
              </table:table-cell>
              <table:table-cell office:value-type="float" office:value="95.63935">
                <text:p>95.63935</text:p>
              </table:table-cell>
              <table:table-cell office:value-type="float" office:value="103.64842">
                <text:p>103.64842</text:p>
              </table:table-cell>
              <table:table-cell office:value-type="float" office:value="105.4076">
                <text:p>105.4076</text:p>
              </table:table-cell>
              <table:table-cell office:value-type="float" office:value="95.6443">
                <text:p>95.6443</text:p>
              </table:table-cell>
              <table:table-cell office:value-type="float" office:value="95.09751">
                <text:p>95.09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04913">
                <text:p>97.04913</text:p>
              </table:table-cell>
              <table:table-cell office:value-type="float" office:value="95.15476">
                <text:p>95.15476</text:p>
              </table:table-cell>
              <table:table-cell office:value-type="float" office:value="98.23126">
                <text:p>98.23126</text:p>
              </table:table-cell>
              <table:table-cell office:value-type="float" office:value="95.17289">
                <text:p>95.17289</text:p>
              </table:table-cell>
              <table:table-cell office:value-type="float" office:value="96.90361">
                <text:p>96.90361</text:p>
              </table:table-cell>
              <table:table-cell office:value-type="float" office:value="94.41059">
                <text:p>94.41059</text:p>
              </table:table-cell>
              <table:table-cell office:value-type="float" office:value="95.19128">
                <text:p>95.19128</text:p>
              </table:table-cell>
              <table:table-cell office:value-type="float" office:value="95.00571">
                <text:p>95.00571</text:p>
              </table:table-cell>
              <table:table-cell office:value-type="float" office:value="95.11529">
                <text:p>95.11529</text:p>
              </table:table-cell>
              <table:table-cell office:value-type="float" office:value="95.91564">
                <text:p>95.91564</text:p>
              </table:table-cell>
              <table:table-cell office:value-type="float" office:value="99.68408">
                <text:p>99.68408</text:p>
              </table:table-cell>
              <table:table-cell office:value-type="float" office:value="95.15328">
                <text:p>95.15328</text:p>
              </table:table-cell>
              <table:table-cell office:value-type="float" office:value="95.18134">
                <text:p>95.18134</text:p>
              </table:table-cell>
              <table:table-cell office:value-type="float" office:value="95.18371">
                <text:p>95.18371</text:p>
              </table:table-cell>
              <table:table-cell office:value-type="float" office:value="96.26088">
                <text:p>96.26088</text:p>
              </table:table-cell>
              <table:table-cell office:value-type="float" office:value="95.2866">
                <text:p>95.2866</text:p>
              </table:table-cell>
              <table:table-cell office:value-type="float" office:value="103.1337">
                <text:p>103.1337</text:p>
              </table:table-cell>
              <table:table-cell office:value-type="float" office:value="104.86825">
                <text:p>104.86825</text:p>
              </table:table-cell>
              <table:table-cell office:value-type="float" office:value="95.29137">
                <text:p>95.29137</text:p>
              </table:table-cell>
              <table:table-cell office:value-type="float" office:value="94.76416">
                <text:p>94.76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.94721">
                <text:p>96.94721</text:p>
              </table:table-cell>
              <table:table-cell office:value-type="float" office:value="95.12309">
                <text:p>95.12309</text:p>
              </table:table-cell>
              <table:table-cell office:value-type="float" office:value="98.08929">
                <text:p>98.08929</text:p>
              </table:table-cell>
              <table:table-cell office:value-type="float" office:value="95.14203">
                <text:p>95.14203</text:p>
              </table:table-cell>
              <table:table-cell office:value-type="float" office:value="96.80017">
                <text:p>96.80017</text:p>
              </table:table-cell>
              <table:table-cell office:value-type="float" office:value="94.40164">
                <text:p>94.40164</text:p>
              </table:table-cell>
              <table:table-cell office:value-type="float" office:value="94.86429">
                <text:p>94.86429</text:p>
              </table:table-cell>
              <table:table-cell office:value-type="float" office:value="94.86242">
                <text:p>94.86242</text:p>
              </table:table-cell>
              <table:table-cell office:value-type="float" office:value="95.09336">
                <text:p>95.09336</text:p>
              </table:table-cell>
              <table:table-cell office:value-type="float" office:value="95.56333">
                <text:p>95.56333</text:p>
              </table:table-cell>
              <table:table-cell office:value-type="float" office:value="99.24027">
                <text:p>99.24027</text:p>
              </table:table-cell>
              <table:table-cell office:value-type="float" office:value="94.81421">
                <text:p>94.81421</text:p>
              </table:table-cell>
              <table:table-cell office:value-type="float" office:value="95.15042">
                <text:p>95.15042</text:p>
              </table:table-cell>
              <table:table-cell office:value-type="float" office:value="95.15291">
                <text:p>95.15291</text:p>
              </table:table-cell>
              <table:table-cell office:value-type="float" office:value="95.89331">
                <text:p>95.89331</text:p>
              </table:table-cell>
              <table:table-cell office:value-type="float" office:value="95.24508">
                <text:p>95.24508</text:p>
              </table:table-cell>
              <table:table-cell office:value-type="float" office:value="102.86373">
                <text:p>102.86373</text:p>
              </table:table-cell>
              <table:table-cell office:value-type="float" office:value="104.55799">
                <text:p>104.55799</text:p>
              </table:table-cell>
              <table:table-cell office:value-type="float" office:value="95.24981">
                <text:p>95.24981</text:p>
              </table:table-cell>
              <table:table-cell office:value-type="float" office:value="94.755">
                <text:p>94.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.55561">
                <text:p>96.55561</text:p>
              </table:table-cell>
              <table:table-cell office:value-type="float" office:value="94.79893">
                <text:p>94.79893</text:p>
              </table:table-cell>
              <table:table-cell office:value-type="float" office:value="97.67108">
                <text:p>97.67108</text:p>
              </table:table-cell>
              <table:table-cell office:value-type="float" office:value="94.81237">
                <text:p>94.81237</text:p>
              </table:table-cell>
              <table:table-cell office:value-type="float" office:value="96.42183">
                <text:p>96.42183</text:p>
              </table:table-cell>
              <table:table-cell office:value-type="float" office:value="94.08732">
                <text:p>94.08732</text:p>
              </table:table-cell>
              <table:table-cell office:value-type="float" office:value="94.84568">
                <text:p>94.84568</text:p>
              </table:table-cell>
              <table:table-cell office:value-type="float" office:value="94.6636">
                <text:p>94.6636</text:p>
              </table:table-cell>
              <table:table-cell office:value-type="float" office:value="94.76026">
                <text:p>94.76026</text:p>
              </table:table-cell>
              <table:table-cell office:value-type="float" office:value="95.50963">
                <text:p>95.50963</text:p>
              </table:table-cell>
              <table:table-cell office:value-type="float" office:value="99.06266">
                <text:p>99.06266</text:p>
              </table:table-cell>
              <table:table-cell office:value-type="float" office:value="94.79315">
                <text:p>94.79315</text:p>
              </table:table-cell>
              <table:table-cell office:value-type="float" office:value="94.81095">
                <text:p>94.81095</text:p>
              </table:table-cell>
              <table:table-cell office:value-type="float" office:value="94.8138">
                <text:p>94.8138</text:p>
              </table:table-cell>
              <table:table-cell office:value-type="float" office:value="95.82703">
                <text:p>95.82703</text:p>
              </table:table-cell>
              <table:table-cell office:value-type="float" office:value="94.90478">
                <text:p>94.90478</text:p>
              </table:table-cell>
              <table:table-cell office:value-type="float" office:value="102.35352">
                <text:p>102.35352</text:p>
              </table:table-cell>
              <table:table-cell office:value-type="float" office:value="104.03069">
                <text:p>104.03069</text:p>
              </table:table-cell>
              <table:table-cell office:value-type="float" office:value="94.90963">
                <text:p>94.90963</text:p>
              </table:table-cell>
              <table:table-cell office:value-type="float" office:value="94.44047">
                <text:p>94.44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.47407">
                <text:p>96.47407</text:p>
              </table:table-cell>
              <table:table-cell office:value-type="float" office:value="94.7897">
                <text:p>94.7897</text:p>
              </table:table-cell>
              <table:table-cell office:value-type="float" office:value="97.55461">
                <text:p>97.55461</text:p>
              </table:table-cell>
              <table:table-cell office:value-type="float" office:value="94.79133">
                <text:p>94.79133</text:p>
              </table:table-cell>
              <table:table-cell office:value-type="float" office:value="96.34122">
                <text:p>96.34122</text:p>
              </table:table-cell>
              <table:table-cell office:value-type="float" office:value="94.09134">
                <text:p>94.09134</text:p>
              </table:table-cell>
              <table:table-cell office:value-type="float" office:value="94.53124">
                <text:p>94.53124</text:p>
              </table:table-cell>
              <table:table-cell office:value-type="float" office:value="94.53885">
                <text:p>94.53885</text:p>
              </table:table-cell>
              <table:table-cell office:value-type="float" office:value="94.75116">
                <text:p>94.75116</text:p>
              </table:table-cell>
              <table:table-cell office:value-type="float" office:value="95.16715">
                <text:p>95.16715</text:p>
              </table:table-cell>
              <table:table-cell office:value-type="float" office:value="98.62932">
                <text:p>98.62932</text:p>
              </table:table-cell>
              <table:table-cell office:value-type="float" office:value="94.46681">
                <text:p>94.46681</text:p>
              </table:table-cell>
              <table:table-cell office:value-type="float" office:value="94.79297">
                <text:p>94.79297</text:p>
              </table:table-cell>
              <table:table-cell office:value-type="float" office:value="94.79267">
                <text:p>94.79267</text:p>
              </table:table-cell>
              <table:table-cell office:value-type="float" office:value="95.47517">
                <text:p>95.47517</text:p>
              </table:table-cell>
              <table:table-cell office:value-type="float" office:value="94.88568">
                <text:p>94.88568</text:p>
              </table:table-cell>
              <table:table-cell office:value-type="float" office:value="102.09669">
                <text:p>102.09669</text:p>
              </table:table-cell>
              <table:table-cell office:value-type="float" office:value="103.73503">
                <text:p>103.73503</text:p>
              </table:table-cell>
              <table:table-cell office:value-type="float" office:value="94.88735">
                <text:p>94.88735</text:p>
              </table:table-cell>
              <table:table-cell office:value-type="float" office:value="94.44437">
                <text:p>94.44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.09818">
                <text:p>96.09818</text:p>
              </table:table-cell>
              <table:table-cell office:value-type="float" office:value="94.46549">
                <text:p>94.46549</text:p>
              </table:table-cell>
              <table:table-cell office:value-type="float" office:value="97.14945">
                <text:p>97.14945</text:p>
              </table:table-cell>
              <table:table-cell office:value-type="float" office:value="94.46489">
                <text:p>94.46489</text:p>
              </table:table-cell>
              <table:table-cell office:value-type="float" office:value="95.97601">
                <text:p>95.97601</text:p>
              </table:table-cell>
              <table:table-cell office:value-type="float" office:value="93.78036">
                <text:p>93.78036</text:p>
              </table:table-cell>
              <table:table-cell office:value-type="float" office:value="94.53502">
                <text:p>94.53502</text:p>
              </table:table-cell>
              <table:table-cell office:value-type="float" office:value="94.35354">
                <text:p>94.35354</text:p>
              </table:table-cell>
              <table:table-cell office:value-type="float" office:value="94.43681">
                <text:p>94.43681</text:p>
              </table:table-cell>
              <table:table-cell office:value-type="float" office:value="95.12664">
                <text:p>95.12664</text:p>
              </table:table-cell>
              <table:table-cell office:value-type="float" office:value="98.47449">
                <text:p>98.47449</text:p>
              </table:table-cell>
              <table:table-cell office:value-type="float" office:value="94.4683">
                <text:p>94.4683</text:p>
              </table:table-cell>
              <table:table-cell office:value-type="float" office:value="94.46648">
                <text:p>94.46648</text:p>
              </table:table-cell>
              <table:table-cell office:value-type="float" office:value="94.46613">
                <text:p>94.46613</text:p>
              </table:table-cell>
              <table:table-cell office:value-type="float" office:value="95.43164">
                <text:p>95.43164</text:p>
              </table:table-cell>
              <table:table-cell office:value-type="float" office:value="94.55803">
                <text:p>94.55803</text:p>
              </table:table-cell>
              <table:table-cell office:value-type="float" office:value="101.61092">
                <text:p>101.61092</text:p>
              </table:table-cell>
              <table:table-cell office:value-type="float" office:value="103.20977">
                <text:p>103.20977</text:p>
              </table:table-cell>
              <table:table-cell office:value-type="float" office:value="94.56309">
                <text:p>94.56309</text:p>
              </table:table-cell>
              <table:table-cell office:value-type="float" office:value="94.13336">
                <text:p>94.13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.02991">
                <text:p>96.02991</text:p>
              </table:table-cell>
              <table:table-cell office:value-type="float" office:value="94.46899">
                <text:p>94.46899</text:p>
              </table:table-cell>
              <table:table-cell office:value-type="float" office:value="97.04659">
                <text:p>97.04659</text:p>
              </table:table-cell>
              <table:table-cell office:value-type="float" office:value="94.45667">
                <text:p>94.45667</text:p>
              </table:table-cell>
              <table:table-cell office:value-type="float" office:value="95.90878">
                <text:p>95.90878</text:p>
              </table:table-cell>
              <table:table-cell office:value-type="float" office:value="93.79737">
                <text:p>93.79737</text:p>
              </table:table-cell>
              <table:table-cell office:value-type="float" office:value="94.22387">
                <text:p>94.22387</text:p>
              </table:table-cell>
              <table:table-cell office:value-type="float" office:value="94.23136">
                <text:p>94.23136</text:p>
              </table:table-cell>
              <table:table-cell office:value-type="float" office:value="94.44073">
                <text:p>94.44073</text:p>
              </table:table-cell>
              <table:table-cell office:value-type="float" office:value="94.79657">
                <text:p>94.79657</text:p>
              </table:table-cell>
              <table:table-cell office:value-type="float" office:value="98.05678">
                <text:p>98.05678</text:p>
              </table:table-cell>
              <table:table-cell office:value-type="float" office:value="94.15456">
                <text:p>94.15456</text:p>
              </table:table-cell>
              <table:table-cell office:value-type="float" office:value="94.46789">
                <text:p>94.46789</text:p>
              </table:table-cell>
              <table:table-cell office:value-type="float" office:value="94.46758">
                <text:p>94.46758</text:p>
              </table:table-cell>
              <table:table-cell office:value-type="float" office:value="95.08978">
                <text:p>95.08978</text:p>
              </table:table-cell>
              <table:table-cell office:value-type="float" office:value="94.54885">
                <text:p>94.54885</text:p>
              </table:table-cell>
              <table:table-cell office:value-type="float" office:value="101.36703">
                <text:p>101.36703</text:p>
              </table:table-cell>
              <table:table-cell office:value-type="float" office:value="102.93921">
                <text:p>102.93921</text:p>
              </table:table-cell>
              <table:table-cell office:value-type="float" office:value="94.55404">
                <text:p>94.55404</text:p>
              </table:table-cell>
              <table:table-cell office:value-type="float" office:value="94.14671">
                <text:p>94.14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.67628">
                <text:p>95.67628</text:p>
              </table:table-cell>
              <table:table-cell office:value-type="float" office:value="94.15749">
                <text:p>94.15749</text:p>
              </table:table-cell>
              <table:table-cell office:value-type="float" office:value="96.65408">
                <text:p>96.65408</text:p>
              </table:table-cell>
              <table:table-cell office:value-type="float" office:value="94.14274">
                <text:p>94.14274</text:p>
              </table:table-cell>
              <table:table-cell office:value-type="float" office:value="95.55357">
                <text:p>95.55357</text:p>
              </table:table-cell>
              <table:table-cell office:value-type="float" office:value="93.49547">
                <text:p>93.49547</text:p>
              </table:table-cell>
              <table:table-cell office:value-type="float" office:value="94.24034">
                <text:p>94.24034</text:p>
              </table:table-cell>
              <table:table-cell office:value-type="float" office:value="94.05621">
                <text:p>94.05621</text:p>
              </table:table-cell>
              <table:table-cell office:value-type="float" office:value="94.12961">
                <text:p>94.12961</text:p>
              </table:table-cell>
              <table:table-cell office:value-type="float" office:value="94.7755">
                <text:p>94.7755</text:p>
              </table:table-cell>
              <table:table-cell office:value-type="float" office:value="97.91583">
                <text:p>97.91583</text:p>
              </table:table-cell>
              <table:table-cell office:value-type="float" office:value="94.15954">
                <text:p>94.15954</text:p>
              </table:table-cell>
              <table:table-cell office:value-type="float" office:value="94.15415">
                <text:p>94.15415</text:p>
              </table:table-cell>
              <table:table-cell office:value-type="float" office:value="94.15363">
                <text:p>94.15363</text:p>
              </table:table-cell>
              <table:table-cell office:value-type="float" office:value="95.05944">
                <text:p>95.05944</text:p>
              </table:table-cell>
              <table:table-cell office:value-type="float" office:value="94.23397">
                <text:p>94.23397</text:p>
              </table:table-cell>
              <table:table-cell office:value-type="float" office:value="100.89378">
                <text:p>100.89378</text:p>
              </table:table-cell>
              <table:table-cell office:value-type="float" office:value="102.42883">
                <text:p>102.42883</text:p>
              </table:table-cell>
              <table:table-cell office:value-type="float" office:value="94.23951">
                <text:p>94.23951</text:p>
              </table:table-cell>
              <table:table-cell office:value-type="float" office:value="93.84791">
                <text:p>93.84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.62109">
                <text:p>95.62109</text:p>
              </table:table-cell>
              <table:table-cell office:value-type="float" office:value="94.17049">
                <text:p>94.17049</text:p>
              </table:table-cell>
              <table:table-cell office:value-type="float" office:value="96.56197">
                <text:p>96.56197</text:p>
              </table:table-cell>
              <table:table-cell office:value-type="float" office:value="94.15683">
                <text:p>94.15683</text:p>
              </table:table-cell>
              <table:table-cell office:value-type="float" office:value="95.49975">
                <text:p>95.49975</text:p>
              </table:table-cell>
              <table:table-cell office:value-type="float" office:value="93.5216">
                <text:p>93.5216</text:p>
              </table:table-cell>
              <table:table-cell office:value-type="float" office:value="93.93817">
                <text:p>93.93817</text:p>
              </table:table-cell>
              <table:table-cell office:value-type="float" office:value="93.94595">
                <text:p>93.94595</text:p>
              </table:table-cell>
              <table:table-cell office:value-type="float" office:value="94.14302">
                <text:p>94.14302</text:p>
              </table:table-cell>
              <table:table-cell office:value-type="float" office:value="94.4521">
                <text:p>94.4521</text:p>
              </table:table-cell>
              <table:table-cell office:value-type="float" office:value="97.51075">
                <text:p>97.51075</text:p>
              </table:table-cell>
              <table:table-cell office:value-type="float" office:value="93.8583">
                <text:p>93.8583</text:p>
              </table:table-cell>
              <table:table-cell office:value-type="float" office:value="94.15574">
                <text:p>94.15574</text:p>
              </table:table-cell>
              <table:table-cell office:value-type="float" office:value="94.15852">
                <text:p>94.15852</text:p>
              </table:table-cell>
              <table:table-cell office:value-type="float" office:value="94.72079">
                <text:p>94.72079</text:p>
              </table:table-cell>
              <table:table-cell office:value-type="float" office:value="94.23782">
                <text:p>94.23782</text:p>
              </table:table-cell>
              <table:table-cell office:value-type="float" office:value="100.67535">
                <text:p>100.67535</text:p>
              </table:table-cell>
              <table:table-cell office:value-type="float" office:value="102.17143">
                <text:p>102.17143</text:p>
              </table:table-cell>
              <table:table-cell office:value-type="float" office:value="94.24016">
                <text:p>94.24016</text:p>
              </table:table-cell>
              <table:table-cell office:value-type="float" office:value="93.87393">
                <text:p>93.873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.2681">
                <text:p>95.2681</text:p>
              </table:table-cell>
              <table:table-cell office:value-type="float" office:value="93.87141">
                <text:p>93.87141</text:p>
              </table:table-cell>
              <table:table-cell office:value-type="float" office:value="96.19491">
                <text:p>96.19491</text:p>
              </table:table-cell>
              <table:table-cell office:value-type="float" office:value="93.84636">
                <text:p>93.84636</text:p>
              </table:table-cell>
              <table:table-cell office:value-type="float" office:value="95.15728">
                <text:p>95.15728</text:p>
              </table:table-cell>
              <table:table-cell office:value-type="float" office:value="93.41997">
                <text:p>93.41997</text:p>
              </table:table-cell>
              <table:table-cell office:value-type="float" office:value="93.977">
                <text:p>93.977</text:p>
              </table:table-cell>
              <table:table-cell office:value-type="float" office:value="93.7934">
                <text:p>93.7934</text:p>
              </table:table-cell>
              <table:table-cell office:value-type="float" office:value="93.84441">
                <text:p>93.84441</text:p>
              </table:table-cell>
              <table:table-cell office:value-type="float" office:value="94.44411">
                <text:p>94.44411</text:p>
              </table:table-cell>
              <table:table-cell office:value-type="float" office:value="97.39302">
                <text:p>97.39302</text:p>
              </table:table-cell>
              <table:table-cell office:value-type="float" office:value="93.87275">
                <text:p>93.87275</text:p>
              </table:table-cell>
              <table:table-cell office:value-type="float" office:value="93.85431">
                <text:p>93.85431</text:p>
              </table:table-cell>
              <table:table-cell office:value-type="float" office:value="93.85722">
                <text:p>93.85722</text:p>
              </table:table-cell>
              <table:table-cell office:value-type="float" office:value="94.71307">
                <text:p>94.71307</text:p>
              </table:table-cell>
              <table:table-cell office:value-type="float" office:value="93.92301">
                <text:p>93.92301</text:p>
              </table:table-cell>
              <table:table-cell office:value-type="float" office:value="100.20527">
                <text:p>100.20527</text:p>
              </table:table-cell>
              <table:table-cell office:value-type="float" office:value="101.6832">
                <text:p>101.6832</text:p>
              </table:table-cell>
              <table:table-cell office:value-type="float" office:value="93.92859">
                <text:p>93.92859</text:p>
              </table:table-cell>
              <table:table-cell office:value-type="float" office:value="93.58417">
                <text:p>93.58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.23583">
                <text:p>95.23583</text:p>
              </table:table-cell>
              <table:table-cell office:value-type="float" office:value="93.89714">
                <text:p>93.89714</text:p>
              </table:table-cell>
              <table:table-cell office:value-type="float" office:value="96.11632">
                <text:p>96.11632</text:p>
              </table:table-cell>
              <table:table-cell office:value-type="float" office:value="93.87024">
                <text:p>93.87024</text:p>
              </table:table-cell>
              <table:table-cell office:value-type="float" office:value="95.12625">
                <text:p>95.12625</text:p>
              </table:table-cell>
              <table:table-cell office:value-type="float" office:value="93.27105">
                <text:p>93.27105</text:p>
              </table:table-cell>
              <table:table-cell office:value-type="float" office:value="93.68739">
                <text:p>93.68739</text:p>
              </table:table-cell>
              <table:table-cell office:value-type="float" office:value="93.69176">
                <text:p>93.69176</text:p>
              </table:table-cell>
              <table:table-cell office:value-type="float" office:value="93.87988">
                <text:p>93.87988</text:p>
              </table:table-cell>
              <table:table-cell office:value-type="float" office:value="94.1273">
                <text:p>94.1273</text:p>
              </table:table-cell>
              <table:table-cell office:value-type="float" office:value="97.00122">
                <text:p>97.00122</text:p>
              </table:table-cell>
              <table:table-cell office:value-type="float" office:value="93.58079">
                <text:p>93.58079</text:p>
              </table:table-cell>
              <table:table-cell office:value-type="float" office:value="93.87801">
                <text:p>93.87801</text:p>
              </table:table-cell>
              <table:table-cell office:value-type="float" office:value="93.88117">
                <text:p>93.88117</text:p>
              </table:table-cell>
              <table:table-cell office:value-type="float" office:value="94.38726">
                <text:p>94.38726</text:p>
              </table:table-cell>
              <table:table-cell office:value-type="float" office:value="93.94929">
                <text:p>93.94929</text:p>
              </table:table-cell>
              <table:table-cell office:value-type="float" office:value="100.01012">
                <text:p>100.01012</text:p>
              </table:table-cell>
              <table:table-cell office:value-type="float" office:value="101.44142">
                <text:p>101.44142</text:p>
              </table:table-cell>
              <table:table-cell office:value-type="float" office:value="93.95492">
                <text:p>93.95492</text:p>
              </table:table-cell>
              <table:table-cell office:value-type="float" office:value="93.63198">
                <text:p>93.63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89556">
                <text:p>94.89556</text:p>
              </table:table-cell>
              <table:table-cell office:value-type="float" office:value="93.60711">
                <text:p>93.60711</text:p>
              </table:table-cell>
              <table:table-cell office:value-type="float" office:value="95.75263">
                <text:p>95.75263</text:p>
              </table:table-cell>
              <table:table-cell office:value-type="float" office:value="93.57795">
                <text:p>93.57795</text:p>
              </table:table-cell>
              <table:table-cell office:value-type="float" office:value="94.78714">
                <text:p>94.78714</text:p>
              </table:table-cell>
              <table:table-cell office:value-type="float" office:value="93.17161">
                <text:p>93.17161</text:p>
              </table:table-cell>
              <table:table-cell office:value-type="float" office:value="93.72243">
                <text:p>93.72243</text:p>
              </table:table-cell>
              <table:table-cell office:value-type="float" office:value="93.54276">
                <text:p>93.54276</text:p>
              </table:table-cell>
              <table:table-cell office:value-type="float" office:value="93.59038">
                <text:p>93.59038</text:p>
              </table:table-cell>
              <table:table-cell office:value-type="float" office:value="94.14181">
                <text:p>94.14181</text:p>
              </table:table-cell>
              <table:table-cell office:value-type="float" office:value="96.89724">
                <text:p>96.89724</text:p>
              </table:table-cell>
              <table:table-cell office:value-type="float" office:value="93.61711">
                <text:p>93.61711</text:p>
              </table:table-cell>
              <table:table-cell office:value-type="float" office:value="93.58007">
                <text:p>93.58007</text:p>
              </table:table-cell>
              <table:table-cell office:value-type="float" office:value="93.57963">
                <text:p>93.57963</text:p>
              </table:table-cell>
              <table:table-cell office:value-type="float" office:value="94.38003">
                <text:p>94.38003</text:p>
              </table:table-cell>
              <table:table-cell office:value-type="float" office:value="93.64717">
                <text:p>93.64717</text:p>
              </table:table-cell>
              <table:table-cell office:value-type="float" office:value="99.55513">
                <text:p>99.55513</text:p>
              </table:table-cell>
              <table:table-cell office:value-type="float" office:value="100.9558">
                <text:p>100.9558</text:p>
              </table:table-cell>
              <table:table-cell office:value-type="float" office:value="93.6526">
                <text:p>93.6526</text:p>
              </table:table-cell>
              <table:table-cell office:value-type="float" office:value="93.34523">
                <text:p>93.34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.8635">
                <text:p>94.8635</text:p>
              </table:table-cell>
              <table:table-cell office:value-type="float" office:value="93.6452">
                <text:p>93.6452</text:p>
              </table:table-cell>
              <table:table-cell office:value-type="float" office:value="95.69692">
                <text:p>95.69692</text:p>
              </table:table-cell>
              <table:table-cell office:value-type="float" office:value="93.60504">
                <text:p>93.60504</text:p>
              </table:table-cell>
              <table:table-cell office:value-type="float" office:value="94.76941">
                <text:p>94.76941</text:p>
              </table:table-cell>
              <table:table-cell office:value-type="float" office:value="93.04129">
                <text:p>93.04129</text:p>
              </table:table-cell>
              <table:table-cell office:value-type="float" office:value="93.43576">
                <text:p>93.43576</text:p>
              </table:table-cell>
              <table:table-cell office:value-type="float" office:value="93.44355">
                <text:p>93.44355</text:p>
              </table:table-cell>
              <table:table-cell office:value-type="float" office:value="93.62881">
                <text:p>93.62881</text:p>
              </table:table-cell>
              <table:table-cell office:value-type="float" office:value="93.84089">
                <text:p>93.84089</text:p>
              </table:table-cell>
              <table:table-cell office:value-type="float" office:value="96.51848">
                <text:p>96.51848</text:p>
              </table:table-cell>
              <table:table-cell office:value-type="float" office:value="93.32813">
                <text:p>93.32813</text:p>
              </table:table-cell>
              <table:table-cell office:value-type="float" office:value="93.61302">
                <text:p>93.61302</text:p>
              </table:table-cell>
              <table:table-cell office:value-type="float" office:value="93.61603">
                <text:p>93.61603</text:p>
              </table:table-cell>
              <table:table-cell office:value-type="float" office:value="94.07647">
                <text:p>94.07647</text:p>
              </table:table-cell>
              <table:table-cell office:value-type="float" office:value="93.67324">
                <text:p>93.67324</text:p>
              </table:table-cell>
              <table:table-cell office:value-type="float" office:value="99.37332">
                <text:p>99.37332</text:p>
              </table:table-cell>
              <table:table-cell office:value-type="float" office:value="100.73699">
                <text:p>100.73699</text:p>
              </table:table-cell>
              <table:table-cell office:value-type="float" office:value="93.67875">
                <text:p>93.67875</text:p>
              </table:table-cell>
              <table:table-cell office:value-type="float" office:value="93.40209">
                <text:p>93.40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.53949">
                <text:p>94.53949</text:p>
              </table:table-cell>
              <table:table-cell office:value-type="float" office:value="93.36747">
                <text:p>93.36747</text:p>
              </table:table-cell>
              <table:table-cell office:value-type="float" office:value="95.34313">
                <text:p>95.34313</text:p>
              </table:table-cell>
              <table:table-cell office:value-type="float" office:value="93.32543">
                <text:p>93.32543</text:p>
              </table:table-cell>
              <table:table-cell office:value-type="float" office:value="94.44293">
                <text:p>94.44293</text:p>
              </table:table-cell>
              <table:table-cell office:value-type="float" office:value="92.95375">
                <text:p>92.95375</text:p>
              </table:table-cell>
              <table:table-cell office:value-type="float" office:value="93.4925">
                <text:p>93.4925</text:p>
              </table:table-cell>
              <table:table-cell office:value-type="float" office:value="93.31346">
                <text:p>93.31346</text:p>
              </table:table-cell>
              <table:table-cell office:value-type="float" office:value="93.34211">
                <text:p>93.34211</text:p>
              </table:table-cell>
              <table:table-cell office:value-type="float" office:value="93.85534">
                <text:p>93.85534</text:p>
              </table:table-cell>
              <table:table-cell office:value-type="float" office:value="96.42773">
                <text:p>96.42773</text:p>
              </table:table-cell>
              <table:table-cell office:value-type="float" office:value="93.37713">
                <text:p>93.37713</text:p>
              </table:table-cell>
              <table:table-cell office:value-type="float" office:value="93.32392">
                <text:p>93.32392</text:p>
              </table:table-cell>
              <table:table-cell office:value-type="float" office:value="93.32731">
                <text:p>93.32731</text:p>
              </table:table-cell>
              <table:table-cell office:value-type="float" office:value="94.0789">
                <text:p>94.0789</text:p>
              </table:table-cell>
              <table:table-cell office:value-type="float" office:value="93.38334">
                <text:p>93.38334</text:p>
              </table:table-cell>
              <table:table-cell office:value-type="float" office:value="98.9312">
                <text:p>98.9312</text:p>
              </table:table-cell>
              <table:table-cell office:value-type="float" office:value="100.27615">
                <text:p>100.27615</text:p>
              </table:table-cell>
              <table:table-cell office:value-type="float" office:value="93.38902">
                <text:p>93.38902</text:p>
              </table:table-cell>
              <table:table-cell office:value-type="float" office:value="93.12763">
                <text:p>93.12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.53059">
                <text:p>94.53059</text:p>
              </table:table-cell>
              <table:table-cell office:value-type="float" office:value="93.41453">
                <text:p>93.41453</text:p>
              </table:table-cell>
              <table:table-cell office:value-type="float" office:value="95.31031">
                <text:p>95.31031</text:p>
              </table:table-cell>
              <table:table-cell office:value-type="float" office:value="93.37442">
                <text:p>93.37442</text:p>
              </table:table-cell>
              <table:table-cell office:value-type="float" office:value="94.44438">
                <text:p>94.44438</text:p>
              </table:table-cell>
              <table:table-cell office:value-type="float" office:value="92.8269">
                <text:p>92.8269</text:p>
              </table:table-cell>
              <table:table-cell office:value-type="float" office:value="93.21806">
                <text:p>93.21806</text:p>
              </table:table-cell>
              <table:table-cell office:value-type="float" office:value="93.22601">
                <text:p>93.22601</text:p>
              </table:table-cell>
              <table:table-cell office:value-type="float" office:value="93.399">
                <text:p>93.399</text:p>
              </table:table-cell>
              <table:table-cell office:value-type="float" office:value="93.56344">
                <text:p>93.56344</text:p>
              </table:table-cell>
              <table:table-cell office:value-type="float" office:value="96.05881">
                <text:p>96.05881</text:p>
              </table:table-cell>
              <table:table-cell office:value-type="float" office:value="93.10032">
                <text:p>93.10032</text:p>
              </table:table-cell>
              <table:table-cell office:value-type="float" office:value="93.37288">
                <text:p>93.37288</text:p>
              </table:table-cell>
              <table:table-cell office:value-type="float" office:value="93.37631">
                <text:p>93.37631</text:p>
              </table:table-cell>
              <table:table-cell office:value-type="float" office:value="93.77848">
                <text:p>93.77848</text:p>
              </table:table-cell>
              <table:table-cell office:value-type="float" office:value="93.43134">
                <text:p>93.43134</text:p>
              </table:table-cell>
              <table:table-cell office:value-type="float" office:value="98.76268">
                <text:p>98.76268</text:p>
              </table:table-cell>
              <table:table-cell office:value-type="float" office:value="100.07293">
                <text:p>100.07293</text:p>
              </table:table-cell>
              <table:table-cell office:value-type="float" office:value="93.43709">
                <text:p>93.43709</text:p>
              </table:table-cell>
              <table:table-cell office:value-type="float" office:value="93.18357">
                <text:p>93.18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.21621">
                <text:p>94.21621</text:p>
              </table:table-cell>
              <table:table-cell office:value-type="float" office:value="93.13633">
                <text:p>93.13633</text:p>
              </table:table-cell>
              <table:table-cell office:value-type="float" office:value="94.97257">
                <text:p>94.97257</text:p>
              </table:table-cell>
              <table:table-cell office:value-type="float" office:value="93.09791">
                <text:p>93.09791</text:p>
              </table:table-cell>
              <table:table-cell office:value-type="float" office:value="94.13084">
                <text:p>94.13084</text:p>
              </table:table-cell>
              <table:table-cell office:value-type="float" office:value="92.74745">
                <text:p>92.74745</text:p>
              </table:table-cell>
              <table:table-cell office:value-type="float" office:value="93.27766">
                <text:p>93.27766</text:p>
              </table:table-cell>
              <table:table-cell office:value-type="float" office:value="93.28198">
                <text:p>93.28198</text:p>
              </table:table-cell>
              <table:table-cell office:value-type="float" office:value="93.12454">
                <text:p>93.12454</text:p>
              </table:table-cell>
              <table:table-cell office:value-type="float" office:value="93.60005">
                <text:p>93.60005</text:p>
              </table:table-cell>
              <table:table-cell office:value-type="float" office:value="95.99095">
                <text:p>95.99095</text:p>
              </table:table-cell>
              <table:table-cell office:value-type="float" office:value="93.15796">
                <text:p>93.15796</text:p>
              </table:table-cell>
              <table:table-cell office:value-type="float" office:value="93.09601">
                <text:p>93.09601</text:p>
              </table:table-cell>
              <table:table-cell office:value-type="float" office:value="93.0962">
                <text:p>93.0962</text:p>
              </table:table-cell>
              <table:table-cell office:value-type="float" office:value="93.80312">
                <text:p>93.80312</text:p>
              </table:table-cell>
              <table:table-cell office:value-type="float" office:value="93.15375">
                <text:p>93.15375</text:p>
              </table:table-cell>
              <table:table-cell office:value-type="float" office:value="98.34327">
                <text:p>98.34327</text:p>
              </table:table-cell>
              <table:table-cell office:value-type="float" office:value="99.61525">
                <text:p>99.61525</text:p>
              </table:table-cell>
              <table:table-cell office:value-type="float" office:value="93.15973">
                <text:p>93.15973</text:p>
              </table:table-cell>
              <table:table-cell office:value-type="float" office:value="92.91775">
                <text:p>92.91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.21683">
                <text:p>94.21683</text:p>
              </table:table-cell>
              <table:table-cell office:value-type="float" office:value="93.20502">
                <text:p>93.20502</text:p>
              </table:table-cell>
              <table:table-cell office:value-type="float" office:value="94.94005">
                <text:p>94.94005</text:p>
              </table:table-cell>
              <table:table-cell office:value-type="float" office:value="93.14283">
                <text:p>93.14283</text:p>
              </table:table-cell>
              <table:table-cell office:value-type="float" office:value="94.13222">
                <text:p>94.13222</text:p>
              </table:table-cell>
              <table:table-cell office:value-type="float" office:value="92.62988">
                <text:p>92.62988</text:p>
              </table:table-cell>
              <table:table-cell office:value-type="float" office:value="93.01152">
                <text:p>93.01152</text:p>
              </table:table-cell>
              <table:table-cell office:value-type="float" office:value="93.01626">
                <text:p>93.01626</text:p>
              </table:table-cell>
              <table:table-cell office:value-type="float" office:value="93.18058">
                <text:p>93.18058</text:p>
              </table:table-cell>
              <table:table-cell office:value-type="float" office:value="93.31127">
                <text:p>93.31127</text:p>
              </table:table-cell>
              <table:table-cell office:value-type="float" office:value="95.62864">
                <text:p>95.62864</text:p>
              </table:table-cell>
              <table:table-cell office:value-type="float" office:value="92.88053">
                <text:p>92.88053</text:p>
              </table:table-cell>
              <table:table-cell office:value-type="float" office:value="93.15365">
                <text:p>93.15365</text:p>
              </table:table-cell>
              <table:table-cell office:value-type="float" office:value="93.15405">
                <text:p>93.15405</text:p>
              </table:table-cell>
              <table:table-cell office:value-type="float" office:value="93.5119">
                <text:p>93.5119</text:p>
              </table:table-cell>
              <table:table-cell office:value-type="float" office:value="93.20119">
                <text:p>93.20119</text:p>
              </table:table-cell>
              <table:table-cell office:value-type="float" office:value="98.19078">
                <text:p>98.19078</text:p>
              </table:table-cell>
              <table:table-cell office:value-type="float" office:value="99.43297">
                <text:p>99.43297</text:p>
              </table:table-cell>
              <table:table-cell office:value-type="float" office:value="93.20373">
                <text:p>93.20373</text:p>
              </table:table-cell>
              <table:table-cell office:value-type="float" office:value="92.98941">
                <text:p>92.98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.91497">
                <text:p>93.91497</text:p>
              </table:table-cell>
              <table:table-cell office:value-type="float" office:value="92.92949">
                <text:p>92.92949</text:p>
              </table:table-cell>
              <table:table-cell office:value-type="float" office:value="94.61189">
                <text:p>94.61189</text:p>
              </table:table-cell>
              <table:table-cell office:value-type="float" office:value="92.8786">
                <text:p>92.8786</text:p>
              </table:table-cell>
              <table:table-cell office:value-type="float" office:value="93.83122">
                <text:p>93.83122</text:p>
              </table:table-cell>
              <table:table-cell office:value-type="float" office:value="92.56178">
                <text:p>92.56178</text:p>
              </table:table-cell>
              <table:table-cell office:value-type="float" office:value="93.08895">
                <text:p>93.08895</text:p>
              </table:table-cell>
              <table:table-cell office:value-type="float" office:value="93.09745">
                <text:p>93.09745</text:p>
              </table:table-cell>
              <table:table-cell office:value-type="float" office:value="92.91853">
                <text:p>92.91853</text:p>
              </table:table-cell>
              <table:table-cell office:value-type="float" office:value="93.36009">
                <text:p>93.36009</text:p>
              </table:table-cell>
              <table:table-cell office:value-type="float" office:value="95.58369">
                <text:p>95.58369</text:p>
              </table:table-cell>
              <table:table-cell office:value-type="float" office:value="92.94676">
                <text:p>92.94676</text:p>
              </table:table-cell>
              <table:table-cell office:value-type="float" office:value="93.06314">
                <text:p>93.06314</text:p>
              </table:table-cell>
              <table:table-cell office:value-type="float" office:value="92.88049">
                <text:p>92.88049</text:p>
              </table:table-cell>
              <table:table-cell office:value-type="float" office:value="93.54914">
                <text:p>93.54914</text:p>
              </table:table-cell>
              <table:table-cell office:value-type="float" office:value="92.93246">
                <text:p>92.93246</text:p>
              </table:table-cell>
              <table:table-cell office:value-type="float" office:value="97.78406">
                <text:p>97.78406</text:p>
              </table:table-cell>
              <table:table-cell office:value-type="float" office:value="98.99048">
                <text:p>98.99048</text:p>
              </table:table-cell>
              <table:table-cell office:value-type="float" office:value="92.92944">
                <text:p>92.92944</text:p>
              </table:table-cell>
              <table:table-cell office:value-type="float" office:value="92.73182">
                <text:p>92.73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.93182">
                <text:p>93.93182</text:p>
              </table:table-cell>
              <table:table-cell office:value-type="float" office:value="93.0067">
                <text:p>93.0067</text:p>
              </table:table-cell>
              <table:table-cell office:value-type="float" office:value="94.60209">
                <text:p>94.60209</text:p>
              </table:table-cell>
              <table:table-cell office:value-type="float" office:value="92.94488">
                <text:p>92.94488</text:p>
              </table:table-cell>
              <table:table-cell office:value-type="float" office:value="93.85525">
                <text:p>93.85525</text:p>
              </table:table-cell>
              <table:table-cell office:value-type="float" office:value="92.4529">
                <text:p>92.4529</text:p>
              </table:table-cell>
              <table:table-cell office:value-type="float" office:value="92.82565">
                <text:p>92.82565</text:p>
              </table:table-cell>
              <table:table-cell office:value-type="float" office:value="92.83064">
                <text:p>92.83064</text:p>
              </table:table-cell>
              <table:table-cell office:value-type="float" office:value="92.99611">
                <text:p>92.99611</text:p>
              </table:table-cell>
              <table:table-cell office:value-type="float" office:value="93.08375">
                <text:p>93.08375</text:p>
              </table:table-cell>
              <table:table-cell office:value-type="float" office:value="95.23104">
                <text:p>95.23104</text:p>
              </table:table-cell>
              <table:table-cell office:value-type="float" office:value="92.68178">
                <text:p>92.68178</text:p>
              </table:table-cell>
              <table:table-cell office:value-type="float" office:value="92.94291">
                <text:p>92.94291</text:p>
              </table:table-cell>
              <table:table-cell office:value-type="float" office:value="92.94706">
                <text:p>92.94706</text:p>
              </table:table-cell>
              <table:table-cell office:value-type="float" office:value="93.26075">
                <text:p>93.26075</text:p>
              </table:table-cell>
              <table:table-cell office:value-type="float" office:value="92.98858">
                <text:p>92.98858</text:p>
              </table:table-cell>
              <table:table-cell office:value-type="float" office:value="97.65482">
                <text:p>97.65482</text:p>
              </table:table-cell>
              <table:table-cell office:value-type="float" office:value="98.82413">
                <text:p>98.82413</text:p>
              </table:table-cell>
              <table:table-cell office:value-type="float" office:value="92.99518">
                <text:p>92.99518</text:p>
              </table:table-cell>
              <table:table-cell office:value-type="float" office:value="92.81218">
                <text:p>92.81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.6391">
                <text:p>93.6391</text:p>
              </table:table-cell>
              <table:table-cell office:value-type="float" office:value="92.74345">
                <text:p>92.74345</text:p>
              </table:table-cell>
              <table:table-cell office:value-type="float" office:value="94.27699">
                <text:p>94.27699</text:p>
              </table:table-cell>
              <table:table-cell office:value-type="float" office:value="92.68008">
                <text:p>92.68008</text:p>
              </table:table-cell>
              <table:table-cell office:value-type="float" office:value="93.55741">
                <text:p>93.55741</text:p>
              </table:table-cell>
              <table:table-cell office:value-type="float" office:value="92.3867">
                <text:p>92.3867</text:p>
              </table:table-cell>
              <table:table-cell office:value-type="float" office:value="92.90203">
                <text:p>92.90203</text:p>
              </table:table-cell>
              <table:table-cell office:value-type="float" office:value="92.91076">
                <text:p>92.91076</text:p>
              </table:table-cell>
              <table:table-cell office:value-type="float" office:value="92.7294">
                <text:p>92.7294</text:p>
              </table:table-cell>
              <table:table-cell office:value-type="float" office:value="93.14167">
                <text:p>93.14167</text:p>
              </table:table-cell>
              <table:table-cell office:value-type="float" office:value="95.19934">
                <text:p>95.19934</text:p>
              </table:table-cell>
              <table:table-cell office:value-type="float" office:value="92.76021">
                <text:p>92.76021</text:p>
              </table:table-cell>
              <table:table-cell office:value-type="float" office:value="92.87682">
                <text:p>92.87682</text:p>
              </table:table-cell>
              <table:table-cell office:value-type="float" office:value="92.87741">
                <text:p>92.87741</text:p>
              </table:table-cell>
              <table:table-cell office:value-type="float" office:value="93.3105">
                <text:p>93.3105</text:p>
              </table:table-cell>
              <table:table-cell office:value-type="float" office:value="92.72624">
                <text:p>92.72624</text:p>
              </table:table-cell>
              <table:table-cell office:value-type="float" office:value="97.2517">
                <text:p>97.2517</text:p>
              </table:table-cell>
              <table:table-cell office:value-type="float" office:value="98.39235">
                <text:p>98.39235</text:p>
              </table:table-cell>
              <table:table-cell office:value-type="float" office:value="92.7297">
                <text:p>92.7297</text:p>
              </table:table-cell>
              <table:table-cell office:value-type="float" office:value="92.55665">
                <text:p>92.55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66518">
                <text:p>93.66518</text:p>
              </table:table-cell>
              <table:table-cell office:value-type="float" office:value="92.82335">
                <text:p>92.82335</text:p>
              </table:table-cell>
              <table:table-cell office:value-type="float" office:value="94.2801">
                <text:p>94.2801</text:p>
              </table:table-cell>
              <table:table-cell office:value-type="float" office:value="92.75844">
                <text:p>92.75844</text:p>
              </table:table-cell>
              <table:table-cell office:value-type="float" office:value="93.59365">
                <text:p>93.59365</text:p>
              </table:table-cell>
              <table:table-cell office:value-type="float" office:value="92.29004">
                <text:p>92.29004</text:p>
              </table:table-cell>
              <table:table-cell office:value-type="float" office:value="92.65061">
                <text:p>92.65061</text:p>
              </table:table-cell>
              <table:table-cell office:value-type="float" office:value="92.65551">
                <text:p>92.65551</text:p>
              </table:table-cell>
              <table:table-cell office:value-type="float" office:value="92.80959">
                <text:p>92.80959</text:p>
              </table:table-cell>
              <table:table-cell office:value-type="float" office:value="93.05117">
                <text:p>93.05117</text:p>
              </table:table-cell>
              <table:table-cell office:value-type="float" office:value="94.85966">
                <text:p>94.85966</text:p>
              </table:table-cell>
              <table:table-cell office:value-type="float" office:value="92.69261">
                <text:p>92.69261</text:p>
              </table:table-cell>
              <table:table-cell office:value-type="float" office:value="92.75637">
                <text:p>92.75637</text:p>
              </table:table-cell>
              <table:table-cell office:value-type="float" office:value="92.76083">
                <text:p>92.76083</text:p>
              </table:table-cell>
              <table:table-cell office:value-type="float" office:value="93.03122">
                <text:p>93.03122</text:p>
              </table:table-cell>
              <table:table-cell office:value-type="float" office:value="92.80021">
                <text:p>92.80021</text:p>
              </table:table-cell>
              <table:table-cell office:value-type="float" office:value="97.14535">
                <text:p>97.14535</text:p>
              </table:table-cell>
              <table:table-cell office:value-type="float" office:value="98.25166">
                <text:p>98.25166</text:p>
              </table:table-cell>
              <table:table-cell office:value-type="float" office:value="92.79816">
                <text:p>92.79816</text:p>
              </table:table-cell>
              <table:table-cell office:value-type="float" office:value="92.6538">
                <text:p>92.65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37436">
                <text:p>93.37436</text:p>
              </table:table-cell>
              <table:table-cell office:value-type="float" office:value="92.57715">
                <text:p>92.57715</text:p>
              </table:table-cell>
              <table:table-cell office:value-type="float" office:value="94.16665">
                <text:p>94.16665</text:p>
              </table:table-cell>
              <table:table-cell office:value-type="float" office:value="92.5014">
                <text:p>92.5014</text:p>
              </table:table-cell>
              <table:table-cell office:value-type="float" office:value="93.49251">
                <text:p>93.49251</text:p>
              </table:table-cell>
              <table:table-cell office:value-type="float" office:value="92.2315">
                <text:p>92.2315</text:p>
              </table:table-cell>
              <table:table-cell office:value-type="float" office:value="92.74381">
                <text:p>92.74381</text:p>
              </table:table-cell>
              <table:table-cell office:value-type="float" office:value="92.75279">
                <text:p>92.75279</text:p>
              </table:table-cell>
              <table:table-cell office:value-type="float" office:value="92.73979">
                <text:p>92.73979</text:p>
              </table:table-cell>
              <table:table-cell office:value-type="float" office:value="92.93098">
                <text:p>92.93098</text:p>
              </table:table-cell>
              <table:table-cell office:value-type="float" office:value="94.84107">
                <text:p>94.84107</text:p>
              </table:table-cell>
              <table:table-cell office:value-type="float" office:value="92.59286">
                <text:p>92.59286</text:p>
              </table:table-cell>
              <table:table-cell office:value-type="float" office:value="92.689">
                <text:p>92.689</text:p>
              </table:table-cell>
              <table:table-cell office:value-type="float" office:value="92.69345">
                <text:p>92.69345</text:p>
              </table:table-cell>
              <table:table-cell office:value-type="float" office:value="93.08981">
                <text:p>93.08981</text:p>
              </table:table-cell>
              <table:table-cell office:value-type="float" office:value="92.53685">
                <text:p>92.53685</text:p>
              </table:table-cell>
              <table:table-cell office:value-type="float" office:value="96.75475">
                <text:p>96.75475</text:p>
              </table:table-cell>
              <table:table-cell office:value-type="float" office:value="97.83212">
                <text:p>97.83212</text:p>
              </table:table-cell>
              <table:table-cell office:value-type="float" office:value="92.54422">
                <text:p>92.54422</text:p>
              </table:table-cell>
              <table:table-cell office:value-type="float" office:value="92.40113">
                <text:p>92.40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42218">
                <text:p>93.42218</text:p>
              </table:table-cell>
              <table:table-cell office:value-type="float" office:value="92.66496">
                <text:p>92.66496</text:p>
              </table:table-cell>
              <table:table-cell office:value-type="float" office:value="93.99287">
                <text:p>93.99287</text:p>
              </table:table-cell>
              <table:table-cell office:value-type="float" office:value="92.57879">
                <text:p>92.57879</text:p>
              </table:table-cell>
              <table:table-cell office:value-type="float" office:value="93.34965">
                <text:p>93.34965</text:p>
              </table:table-cell>
              <table:table-cell office:value-type="float" office:value="92.14363">
                <text:p>92.14363</text:p>
              </table:table-cell>
              <table:table-cell office:value-type="float" office:value="92.49152">
                <text:p>92.49152</text:p>
              </table:table-cell>
              <table:table-cell office:value-type="float" office:value="92.49999">
                <text:p>92.49999</text:p>
              </table:table-cell>
              <table:table-cell office:value-type="float" office:value="92.65175">
                <text:p>92.65175</text:p>
              </table:table-cell>
              <table:table-cell office:value-type="float" office:value="92.85219">
                <text:p>92.85219</text:p>
              </table:table-cell>
              <table:table-cell office:value-type="float" office:value="94.70413">
                <text:p>94.70413</text:p>
              </table:table-cell>
              <table:table-cell office:value-type="float" office:value="92.52391">
                <text:p>92.52391</text:p>
              </table:table-cell>
              <table:table-cell office:value-type="float" office:value="92.43246">
                <text:p>92.43246</text:p>
              </table:table-cell>
              <table:table-cell office:value-type="float" office:value="92.59389">
                <text:p>92.59389</text:p>
              </table:table-cell>
              <table:table-cell office:value-type="float" office:value="92.82215">
                <text:p>92.82215</text:p>
              </table:table-cell>
              <table:table-cell office:value-type="float" office:value="92.62271">
                <text:p>92.62271</text:p>
              </table:table-cell>
              <table:table-cell office:value-type="float" office:value="96.66186">
                <text:p>96.66186</text:p>
              </table:table-cell>
              <table:table-cell office:value-type="float" office:value="97.702">
                <text:p>97.702</text:p>
              </table:table-cell>
              <table:table-cell office:value-type="float" office:value="92.62988">
                <text:p>92.62988</text:p>
              </table:table-cell>
              <table:table-cell office:value-type="float" office:value="92.49709">
                <text:p>92.49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13539">
                <text:p>93.13539</text:p>
              </table:table-cell>
              <table:table-cell office:value-type="float" office:value="92.41233">
                <text:p>92.41233</text:p>
              </table:table-cell>
              <table:table-cell office:value-type="float" office:value="93.87868">
                <text:p>93.87868</text:p>
              </table:table-cell>
              <table:table-cell office:value-type="float" office:value="92.33781">
                <text:p>92.33781</text:p>
              </table:table-cell>
              <table:table-cell office:value-type="float" office:value="93.26061">
                <text:p>93.26061</text:p>
              </table:table-cell>
              <table:table-cell office:value-type="float" office:value="92.08743">
                <text:p>92.08743</text:p>
              </table:table-cell>
              <table:table-cell office:value-type="float" office:value="92.59147">
                <text:p>92.59147</text:p>
              </table:table-cell>
              <table:table-cell office:value-type="float" office:value="92.59597">
                <text:p>92.59597</text:p>
              </table:table-cell>
              <table:table-cell office:value-type="float" office:value="92.58425">
                <text:p>92.58425</text:p>
              </table:table-cell>
              <table:table-cell office:value-type="float" office:value="92.74387">
                <text:p>92.74387</text:p>
              </table:table-cell>
              <table:table-cell office:value-type="float" office:value="94.50475">
                <text:p>94.50475</text:p>
              </table:table-cell>
              <table:table-cell office:value-type="float" office:value="92.42414">
                <text:p>92.42414</text:p>
              </table:table-cell>
              <table:table-cell office:value-type="float" office:value="92.52035">
                <text:p>92.52035</text:p>
              </table:table-cell>
              <table:table-cell office:value-type="float" office:value="92.52476">
                <text:p>92.52476</text:p>
              </table:table-cell>
              <table:table-cell office:value-type="float" office:value="92.89271">
                <text:p>92.89271</text:p>
              </table:table-cell>
              <table:table-cell office:value-type="float" office:value="92.37136">
                <text:p>92.37136</text:p>
              </table:table-cell>
              <table:table-cell office:value-type="float" office:value="96.28451">
                <text:p>96.28451</text:p>
              </table:table-cell>
              <table:table-cell office:value-type="float" office:value="97.29816">
                <text:p>97.29816</text:p>
              </table:table-cell>
              <table:table-cell office:value-type="float" office:value="92.37887">
                <text:p>92.37887</text:p>
              </table:table-cell>
              <table:table-cell office:value-type="float" office:value="92.2657">
                <text:p>92.2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.19244">
                <text:p>93.19244</text:p>
              </table:table-cell>
              <table:table-cell office:value-type="float" office:value="92.5121">
                <text:p>92.5121</text:p>
              </table:table-cell>
              <table:table-cell office:value-type="float" office:value="93.71507">
                <text:p>93.71507</text:p>
              </table:table-cell>
              <table:table-cell office:value-type="float" office:value="92.42319">
                <text:p>92.42319</text:p>
              </table:table-cell>
              <table:table-cell office:value-type="float" office:value="93.13091">
                <text:p>93.13091</text:p>
              </table:table-cell>
              <table:table-cell office:value-type="float" office:value="92.0076">
                <text:p>92.0076</text:p>
              </table:table-cell>
              <table:table-cell office:value-type="float" office:value="92.35591">
                <text:p>92.35591</text:p>
              </table:table-cell>
              <table:table-cell office:value-type="float" office:value="92.36472">
                <text:p>92.36472</text:p>
              </table:table-cell>
              <table:table-cell office:value-type="float" office:value="92.49595">
                <text:p>92.49595</text:p>
              </table:table-cell>
              <table:table-cell office:value-type="float" office:value="92.67652">
                <text:p>92.67652</text:p>
              </table:table-cell>
              <table:table-cell office:value-type="float" office:value="94.3801">
                <text:p>94.3801</text:p>
              </table:table-cell>
              <table:table-cell office:value-type="float" office:value="92.36596">
                <text:p>92.36596</text:p>
              </table:table-cell>
              <table:table-cell office:value-type="float" office:value="92.27639">
                <text:p>92.27639</text:p>
              </table:table-cell>
              <table:table-cell office:value-type="float" office:value="92.43404">
                <text:p>92.43404</text:p>
              </table:table-cell>
              <table:table-cell office:value-type="float" office:value="92.63756">
                <text:p>92.63756</text:p>
              </table:table-cell>
              <table:table-cell office:value-type="float" office:value="92.4649">
                <text:p>92.4649</text:p>
              </table:table-cell>
              <table:table-cell office:value-type="float" office:value="96.20539">
                <text:p>96.20539</text:p>
              </table:table-cell>
              <table:table-cell office:value-type="float" office:value="97.19143">
                <text:p>97.19143</text:p>
              </table:table-cell>
              <table:table-cell office:value-type="float" office:value="92.46359">
                <text:p>92.46359</text:p>
              </table:table-cell>
              <table:table-cell office:value-type="float" office:value="92.36014">
                <text:p>92.36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91453">
                <text:p>92.91453</text:p>
              </table:table-cell>
              <table:table-cell office:value-type="float" office:value="92.27665">
                <text:p>92.27665</text:p>
              </table:table-cell>
              <table:table-cell office:value-type="float" office:value="93.61628">
                <text:p>93.61628</text:p>
              </table:table-cell>
              <table:table-cell office:value-type="float" office:value="92.18114">
                <text:p>92.18114</text:p>
              </table:table-cell>
              <table:table-cell office:value-type="float" office:value="93.04028">
                <text:p>93.04028</text:p>
              </table:table-cell>
              <table:table-cell office:value-type="float" office:value="91.95324">
                <text:p>91.95324</text:p>
              </table:table-cell>
              <table:table-cell office:value-type="float" office:value="92.29633">
                <text:p>92.29633</text:p>
              </table:table-cell>
              <table:table-cell office:value-type="float" office:value="92.45914">
                <text:p>92.45914</text:p>
              </table:table-cell>
              <table:table-cell office:value-type="float" office:value="92.43956">
                <text:p>92.43956</text:p>
              </table:table-cell>
              <table:table-cell office:value-type="float" office:value="92.57755">
                <text:p>92.57755</text:p>
              </table:table-cell>
              <table:table-cell office:value-type="float" office:value="94.1945">
                <text:p>94.1945</text:p>
              </table:table-cell>
              <table:table-cell office:value-type="float" office:value="92.28793">
                <text:p>92.28793</text:p>
              </table:table-cell>
              <table:table-cell office:value-type="float" office:value="92.37597">
                <text:p>92.37597</text:p>
              </table:table-cell>
              <table:table-cell office:value-type="float" office:value="92.37629">
                <text:p>92.37629</text:p>
              </table:table-cell>
              <table:table-cell office:value-type="float" office:value="92.71293">
                <text:p>92.71293</text:p>
              </table:table-cell>
              <table:table-cell office:value-type="float" office:value="92.21299">
                <text:p>92.21299</text:p>
              </table:table-cell>
              <table:table-cell office:value-type="float" office:value="95.83864">
                <text:p>95.83864</text:p>
              </table:table-cell>
              <table:table-cell office:value-type="float" office:value="96.80085">
                <text:p>96.80085</text:p>
              </table:table-cell>
              <table:table-cell office:value-type="float" office:value="92.22096">
                <text:p>92.22096</text:p>
              </table:table-cell>
              <table:table-cell office:value-type="float" office:value="92.12708">
                <text:p>92.127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.98027">
                <text:p>92.98027</text:p>
              </table:table-cell>
              <table:table-cell office:value-type="float" office:value="92.37486">
                <text:p>92.37486</text:p>
              </table:table-cell>
              <table:table-cell office:value-type="float" office:value="93.46289">
                <text:p>93.46289</text:p>
              </table:table-cell>
              <table:table-cell office:value-type="float" office:value="92.27429">
                <text:p>92.27429</text:p>
              </table:table-cell>
              <table:table-cell office:value-type="float" office:value="92.77745">
                <text:p>92.77745</text:p>
              </table:table-cell>
              <table:table-cell office:value-type="float" office:value="91.88073">
                <text:p>91.88073</text:p>
              </table:table-cell>
              <table:table-cell office:value-type="float" office:value="92.21741">
                <text:p>92.21741</text:p>
              </table:table-cell>
              <table:table-cell office:value-type="float" office:value="92.22657">
                <text:p>92.22657</text:p>
              </table:table-cell>
              <table:table-cell office:value-type="float" office:value="92.35958">
                <text:p>92.35958</text:p>
              </table:table-cell>
              <table:table-cell office:value-type="float" office:value="92.50837">
                <text:p>92.50837</text:p>
              </table:table-cell>
              <table:table-cell office:value-type="float" office:value="94.08181">
                <text:p>94.08181</text:p>
              </table:table-cell>
              <table:table-cell office:value-type="float" office:value="92.22825">
                <text:p>92.22825</text:p>
              </table:table-cell>
              <table:table-cell office:value-type="float" office:value="92.37597">
                <text:p>92.37597</text:p>
              </table:table-cell>
              <table:table-cell office:value-type="float" office:value="92.28898">
                <text:p>92.28898</text:p>
              </table:table-cell>
              <table:table-cell office:value-type="float" office:value="92.45164">
                <text:p>92.45164</text:p>
              </table:table-cell>
              <table:table-cell office:value-type="float" office:value="92.31866">
                <text:p>92.31866</text:p>
              </table:table-cell>
              <table:table-cell office:value-type="float" office:value="95.78232">
                <text:p>95.78232</text:p>
              </table:table-cell>
              <table:table-cell office:value-type="float" office:value="96.70733">
                <text:p>96.70733</text:p>
              </table:table-cell>
              <table:table-cell office:value-type="float" office:value="92.31752">
                <text:p>92.31752</text:p>
              </table:table-cell>
              <table:table-cell office:value-type="float" office:value="92.23278">
                <text:p>92.23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.71787">
                <text:p>92.71787</text:p>
              </table:table-cell>
              <table:table-cell office:value-type="float" office:value="92.14173">
                <text:p>92.14173</text:p>
              </table:table-cell>
              <table:table-cell office:value-type="float" office:value="93.37252">
                <text:p>93.37252</text:p>
              </table:table-cell>
              <table:table-cell office:value-type="float" office:value="92.04427">
                <text:p>92.04427</text:p>
              </table:table-cell>
              <table:table-cell office:value-type="float" office:value="92.85452">
                <text:p>92.85452</text:p>
              </table:table-cell>
              <table:table-cell office:value-type="float" office:value="91.83346">
                <text:p>91.83346</text:p>
              </table:table-cell>
              <table:table-cell office:value-type="float" office:value="92.16874">
                <text:p>92.16874</text:p>
              </table:table-cell>
              <table:table-cell office:value-type="float" office:value="92.34136">
                <text:p>92.34136</text:p>
              </table:table-cell>
              <table:table-cell office:value-type="float" office:value="92.31017">
                <text:p>92.31017</text:p>
              </table:table-cell>
              <table:table-cell office:value-type="float" office:value="92.26472">
                <text:p>92.26472</text:p>
              </table:table-cell>
              <table:table-cell office:value-type="float" office:value="93.90624">
                <text:p>93.90624</text:p>
              </table:table-cell>
              <table:table-cell office:value-type="float" office:value="92.22825">
                <text:p>92.22825</text:p>
              </table:table-cell>
              <table:table-cell office:value-type="float" office:value="92.13123">
                <text:p>92.13123</text:p>
              </table:table-cell>
              <table:table-cell office:value-type="float" office:value="92.23832">
                <text:p>92.23832</text:p>
              </table:table-cell>
              <table:table-cell office:value-type="float" office:value="92.53908">
                <text:p>92.53908</text:p>
              </table:table-cell>
              <table:table-cell office:value-type="float" office:value="92.07861">
                <text:p>92.07861</text:p>
              </table:table-cell>
              <table:table-cell office:value-type="float" office:value="95.43112">
                <text:p>95.43112</text:p>
              </table:table-cell>
              <table:table-cell office:value-type="float" office:value="96.32976">
                <text:p>96.32976</text:p>
              </table:table-cell>
              <table:table-cell office:value-type="float" office:value="92.2704">
                <text:p>92.2704</text:p>
              </table:table-cell>
              <table:table-cell office:value-type="float" office:value="92.01158">
                <text:p>92.01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.78634">
                <text:p>92.78634</text:p>
              </table:table-cell>
              <table:table-cell office:value-type="float" office:value="92.24719">
                <text:p>92.24719</text:p>
              </table:table-cell>
              <table:table-cell office:value-type="float" office:value="93.23215">
                <text:p>93.23215</text:p>
              </table:table-cell>
              <table:table-cell office:value-type="float" office:value="92.14879">
                <text:p>92.14879</text:p>
              </table:table-cell>
              <table:table-cell office:value-type="float" office:value="92.85452">
                <text:p>92.85452</text:p>
              </table:table-cell>
              <table:table-cell office:value-type="float" office:value="91.76727">
                <text:p>91.76727</text:p>
              </table:table-cell>
              <table:table-cell office:value-type="float" office:value="92.10157">
                <text:p>92.10157</text:p>
              </table:table-cell>
              <table:table-cell office:value-type="float" office:value="92.10677">
                <text:p>92.10677</text:p>
              </table:table-cell>
              <table:table-cell office:value-type="float" office:value="92.23284">
                <text:p>92.23284</text:p>
              </table:table-cell>
              <table:table-cell office:value-type="float" office:value="92.36018">
                <text:p>92.36018</text:p>
              </table:table-cell>
              <table:table-cell office:value-type="float" office:value="93.79272">
                <text:p>93.79272</text:p>
              </table:table-cell>
              <table:table-cell office:value-type="float" office:value="91.99506">
                <text:p>91.99506</text:p>
              </table:table-cell>
              <table:table-cell office:value-type="float" office:value="92.23845">
                <text:p>92.23845</text:p>
              </table:table-cell>
              <table:table-cell office:value-type="float" office:value="92.23832">
                <text:p>92.23832</text:p>
              </table:table-cell>
              <table:table-cell office:value-type="float" office:value="92.29508">
                <text:p>92.29508</text:p>
              </table:table-cell>
              <table:table-cell office:value-type="float" office:value="92.18236">
                <text:p>92.18236</text:p>
              </table:table-cell>
              <table:table-cell office:value-type="float" office:value="95.38792">
                <text:p>95.38792</text:p>
              </table:table-cell>
              <table:table-cell office:value-type="float" office:value="96.24993">
                <text:p>96.24993</text:p>
              </table:table-cell>
              <table:table-cell office:value-type="float" office:value="92.18148">
                <text:p>92.18148</text:p>
              </table:table-cell>
              <table:table-cell office:value-type="float" office:value="92.1226">
                <text:p>92.1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5291">
                <text:p>92.5291</text:p>
              </table:table-cell>
              <table:table-cell office:value-type="float" office:value="92.02145">
                <text:p>92.02145</text:p>
              </table:table-cell>
              <table:table-cell office:value-type="float" office:value="93.14413">
                <text:p>93.14413</text:p>
              </table:table-cell>
              <table:table-cell office:value-type="float" office:value="91.91294">
                <text:p>91.91294</text:p>
              </table:table-cell>
              <table:table-cell office:value-type="float" office:value="92.59072">
                <text:p>92.59072</text:p>
              </table:table-cell>
              <table:table-cell office:value-type="float" office:value="91.72127">
                <text:p>91.72127</text:p>
              </table:table-cell>
              <table:table-cell office:value-type="float" office:value="92.05066">
                <text:p>92.05066</text:p>
              </table:table-cell>
              <table:table-cell office:value-type="float" office:value="92.06002">
                <text:p>92.06002</text:p>
              </table:table-cell>
              <table:table-cell office:value-type="float" office:value="92.18142">
                <text:p>92.18142</text:p>
              </table:table-cell>
              <table:table-cell office:value-type="float" office:value="92.11892">
                <text:p>92.11892</text:p>
              </table:table-cell>
              <table:table-cell office:value-type="float" office:value="93.64357">
                <text:p>93.64357</text:p>
              </table:table-cell>
              <table:table-cell office:value-type="float" office:value="92.10058">
                <text:p>92.10058</text:p>
              </table:table-cell>
              <table:table-cell office:value-type="float" office:value="92.00536">
                <text:p>92.00536</text:p>
              </table:table-cell>
              <table:table-cell office:value-type="float" office:value="92.15909">
                <text:p>92.15909</text:p>
              </table:table-cell>
              <table:table-cell office:value-type="float" office:value="92.39029">
                <text:p>92.39029</text:p>
              </table:table-cell>
              <table:table-cell office:value-type="float" office:value="91.94992">
                <text:p>91.94992</text:p>
              </table:table-cell>
              <table:table-cell office:value-type="float" office:value="95.03699">
                <text:p>95.03699</text:p>
              </table:table-cell>
              <table:table-cell office:value-type="float" office:value="95.88503">
                <text:p>95.88503</text:p>
              </table:table-cell>
              <table:table-cell office:value-type="float" office:value="92.13225">
                <text:p>92.13225</text:p>
              </table:table-cell>
              <table:table-cell office:value-type="float" office:value="91.8958">
                <text:p>91.8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.61887">
                <text:p>92.61887</text:p>
              </table:table-cell>
              <table:table-cell office:value-type="float" office:value="92.13409">
                <text:p>92.13409</text:p>
              </table:table-cell>
              <table:table-cell office:value-type="float" office:value="93.02247">
                <text:p>93.02247</text:p>
              </table:table-cell>
              <table:table-cell office:value-type="float" office:value="92.02888">
                <text:p>92.02888</text:p>
              </table:table-cell>
              <table:table-cell office:value-type="float" office:value="92.66665">
                <text:p>92.66665</text:p>
              </table:table-cell>
              <table:table-cell office:value-type="float" office:value="91.66434">
                <text:p>91.66434</text:p>
              </table:table-cell>
              <table:table-cell office:value-type="float" office:value="91.98282">
                <text:p>91.98282</text:p>
              </table:table-cell>
              <table:table-cell office:value-type="float" office:value="91.9923">
                <text:p>91.9923</text:p>
              </table:table-cell>
              <table:table-cell office:value-type="float" office:value="92.12421">
                <text:p>92.12421</text:p>
              </table:table-cell>
              <table:table-cell office:value-type="float" office:value="92.22603">
                <text:p>92.22603</text:p>
              </table:table-cell>
              <table:table-cell office:value-type="float" office:value="93.54197">
                <text:p>93.54197</text:p>
              </table:table-cell>
              <table:table-cell office:value-type="float" office:value="91.87473">
                <text:p>91.87473</text:p>
              </table:table-cell>
              <table:table-cell office:value-type="float" office:value="92.10659">
                <text:p>92.10659</text:p>
              </table:table-cell>
              <table:table-cell office:value-type="float" office:value="92.11038">
                <text:p>92.11038</text:p>
              </table:table-cell>
              <table:table-cell office:value-type="float" office:value="92.14886">
                <text:p>92.14886</text:p>
              </table:table-cell>
              <table:table-cell office:value-type="float" office:value="92.05201">
                <text:p>92.05201</text:p>
              </table:table-cell>
              <table:table-cell office:value-type="float" office:value="95.01646">
                <text:p>95.01646</text:p>
              </table:table-cell>
              <table:table-cell office:value-type="float" office:value="95.8185">
                <text:p>95.8185</text:p>
              </table:table-cell>
              <table:table-cell office:value-type="float" office:value="92.06048">
                <text:p>92.06048</text:p>
              </table:table-cell>
              <table:table-cell office:value-type="float" office:value="92.01885">
                <text:p>92.018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.36389">
                <text:p>92.36389</text:p>
              </table:table-cell>
              <table:table-cell office:value-type="float" office:value="91.90646">
                <text:p>91.90646</text:p>
              </table:table-cell>
              <table:table-cell office:value-type="float" office:value="92.94622">
                <text:p>92.94622</text:p>
              </table:table-cell>
              <table:table-cell office:value-type="float" office:value="91.79539">
                <text:p>91.79539</text:p>
              </table:table-cell>
              <table:table-cell office:value-type="float" office:value="92.41504">
                <text:p>92.41504</text:p>
              </table:table-cell>
              <table:table-cell office:value-type="float" office:value="91.62398">
                <text:p>91.62398</text:p>
              </table:table-cell>
              <table:table-cell office:value-type="float" office:value="91.94609">
                <text:p>91.94609</text:p>
              </table:table-cell>
              <table:table-cell office:value-type="float" office:value="91.95568">
                <text:p>91.95568</text:p>
              </table:table-cell>
              <table:table-cell office:value-type="float" office:value="92.07792">
                <text:p>92.07792</text:p>
              </table:table-cell>
              <table:table-cell office:value-type="float" office:value="92.22603">
                <text:p>92.22603</text:p>
              </table:table-cell>
              <table:table-cell office:value-type="float" office:value="93.25377">
                <text:p>93.25377</text:p>
              </table:table-cell>
              <table:table-cell office:value-type="float" office:value="91.98744">
                <text:p>91.98744</text:p>
              </table:table-cell>
              <table:table-cell office:value-type="float" office:value="91.87586">
                <text:p>91.87586</text:p>
              </table:table-cell>
              <table:table-cell office:value-type="float" office:value="92.03904">
                <text:p>92.03904</text:p>
              </table:table-cell>
              <table:table-cell office:value-type="float" office:value="92.24638">
                <text:p>92.24638</text:p>
              </table:table-cell>
              <table:table-cell office:value-type="float" office:value="91.831">
                <text:p>91.831</text:p>
              </table:table-cell>
              <table:table-cell office:value-type="float" office:value="94.67832">
                <text:p>94.67832</text:p>
              </table:table-cell>
              <table:table-cell office:value-type="float" office:value="95.46699">
                <text:p>95.46699</text:p>
              </table:table-cell>
              <table:table-cell office:value-type="float" office:value="92.00887">
                <text:p>92.00887</text:p>
              </table:table-cell>
              <table:table-cell office:value-type="float" office:value="91.80226">
                <text:p>91.80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.45234">
                <text:p>92.45234</text:p>
              </table:table-cell>
              <table:table-cell office:value-type="float" office:value="92.02953">
                <text:p>92.02953</text:p>
              </table:table-cell>
              <table:table-cell office:value-type="float" office:value="92.82389">
                <text:p>92.82389</text:p>
              </table:table-cell>
              <table:table-cell office:value-type="float" office:value="91.91448">
                <text:p>91.91448</text:p>
              </table:table-cell>
              <table:table-cell office:value-type="float" office:value="92.50291">
                <text:p>92.50291</text:p>
              </table:table-cell>
              <table:table-cell office:value-type="float" office:value="91.56419">
                <text:p>91.56419</text:p>
              </table:table-cell>
              <table:table-cell office:value-type="float" office:value="91.88939">
                <text:p>91.88939</text:p>
              </table:table-cell>
              <table:table-cell office:value-type="float" office:value="91.89906">
                <text:p>91.89906</text:p>
              </table:table-cell>
              <table:table-cell office:value-type="float" office:value="91.86073">
                <text:p>91.86073</text:p>
              </table:table-cell>
              <table:table-cell office:value-type="float" office:value="91.98364">
                <text:p>91.98364</text:p>
              </table:table-cell>
              <table:table-cell office:value-type="float" office:value="93.30945">
                <text:p>93.30945</text:p>
              </table:table-cell>
              <table:table-cell office:value-type="float" office:value="91.75482">
                <text:p>91.75482</text:p>
              </table:table-cell>
              <table:table-cell office:value-type="float" office:value="91.98864">
                <text:p>91.98864</text:p>
              </table:table-cell>
              <table:table-cell office:value-type="float" office:value="91.99213">
                <text:p>91.99213</text:p>
              </table:table-cell>
              <table:table-cell office:value-type="float" office:value="92.01275">
                <text:p>92.01275</text:p>
              </table:table-cell>
              <table:table-cell office:value-type="float" office:value="91.94028">
                <text:p>91.94028</text:p>
              </table:table-cell>
              <table:table-cell office:value-type="float" office:value="94.66785">
                <text:p>94.66785</text:p>
              </table:table-cell>
              <table:table-cell office:value-type="float" office:value="95.30508">
                <text:p>95.30508</text:p>
              </table:table-cell>
              <table:table-cell office:value-type="float" office:value="91.94857">
                <text:p>91.94857</text:p>
              </table:table-cell>
              <table:table-cell office:value-type="float" office:value="91.93155">
                <text:p>91.93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.20969">
                <text:p>92.20969</text:p>
              </table:table-cell>
              <table:table-cell office:value-type="float" office:value="91.81284">
                <text:p>91.81284</text:p>
              </table:table-cell>
              <table:table-cell office:value-type="float" office:value="92.75532">
                <text:p>92.75532</text:p>
              </table:table-cell>
              <table:table-cell office:value-type="float" office:value="91.69236">
                <text:p>91.69236</text:p>
              </table:table-cell>
              <table:table-cell office:value-type="float" office:value="92.25932">
                <text:p>92.25932</text:p>
              </table:table-cell>
              <table:table-cell office:value-type="float" office:value="91.53393">
                <text:p>91.53393</text:p>
              </table:table-cell>
              <table:table-cell office:value-type="float" office:value="91.85824">
                <text:p>91.85824</text:p>
              </table:table-cell>
              <table:table-cell office:value-type="float" office:value="91.86811">
                <text:p>91.86811</text:p>
              </table:table-cell>
              <table:table-cell office:value-type="float" office:value="91.98017">
                <text:p>91.98017</text:p>
              </table:table-cell>
              <table:table-cell office:value-type="float" office:value="92.09416">
                <text:p>92.09416</text:p>
              </table:table-cell>
              <table:table-cell office:value-type="float" office:value="93.03364">
                <text:p>93.03364</text:p>
              </table:table-cell>
              <table:table-cell office:value-type="float" office:value="91.87444">
                <text:p>91.87444</text:p>
              </table:table-cell>
              <table:table-cell office:value-type="float" office:value="91.76527">
                <text:p>91.76527</text:p>
              </table:table-cell>
              <table:table-cell office:value-type="float" office:value="91.9285">
                <text:p>91.9285</text:p>
              </table:table-cell>
              <table:table-cell office:value-type="float" office:value="92.11784">
                <text:p>92.11784</text:p>
              </table:table-cell>
              <table:table-cell office:value-type="float" office:value="91.71744">
                <text:p>91.71744</text:p>
              </table:table-cell>
              <table:table-cell office:value-type="float" office:value="94.34244">
                <text:p>94.34244</text:p>
              </table:table-cell>
              <table:table-cell office:value-type="float" office:value="95.08154">
                <text:p>95.08154</text:p>
              </table:table-cell>
              <table:table-cell office:value-type="float" office:value="91.89868">
                <text:p>91.89868</text:p>
              </table:table-cell>
              <table:table-cell office:value-type="float" office:value="91.70741">
                <text:p>91.70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30208">
                <text:p>92.30208</text:p>
              </table:table-cell>
              <table:table-cell office:value-type="float" office:value="91.94173">
                <text:p>91.94173</text:p>
              </table:table-cell>
              <table:table-cell office:value-type="float" office:value="92.64949">
                <text:p>92.64949</text:p>
              </table:table-cell>
              <table:table-cell office:value-type="float" office:value="91.8089">
                <text:p>91.8089</text:p>
              </table:table-cell>
              <table:table-cell office:value-type="float" office:value="92.355">
                <text:p>92.355</text:p>
              </table:table-cell>
              <table:table-cell office:value-type="float" office:value="91.47154">
                <text:p>91.47154</text:p>
              </table:table-cell>
              <table:table-cell office:value-type="float" office:value="91.79899">
                <text:p>91.79899</text:p>
              </table:table-cell>
              <table:table-cell office:value-type="float" office:value="91.80461">
                <text:p>91.80461</text:p>
              </table:table-cell>
              <table:table-cell office:value-type="float" office:value="91.7644">
                <text:p>91.7644</text:p>
              </table:table-cell>
              <table:table-cell office:value-type="float" office:value="91.86324">
                <text:p>91.86324</text:p>
              </table:table-cell>
              <table:table-cell office:value-type="float" office:value="93.03364">
                <text:p>93.03364</text:p>
              </table:table-cell>
              <table:table-cell office:value-type="float" office:value="91.65338">
                <text:p>91.65338</text:p>
              </table:table-cell>
              <table:table-cell office:value-type="float" office:value="91.87586">
                <text:p>91.87586</text:p>
              </table:table-cell>
              <table:table-cell office:value-type="float" office:value="91.87919">
                <text:p>91.87919</text:p>
              </table:table-cell>
              <table:table-cell office:value-type="float" office:value="91.88256">
                <text:p>91.88256</text:p>
              </table:table-cell>
              <table:table-cell office:value-type="float" office:value="91.83752">
                <text:p>91.83752</text:p>
              </table:table-cell>
              <table:table-cell office:value-type="float" office:value="94.21772">
                <text:p>94.21772</text:p>
              </table:table-cell>
              <table:table-cell office:value-type="float" office:value="94.93196">
                <text:p>94.93196</text:p>
              </table:table-cell>
              <table:table-cell office:value-type="float" office:value="91.83674">
                <text:p>91.83674</text:p>
              </table:table-cell>
              <table:table-cell office:value-type="float" office:value="91.8376">
                <text:p>91.8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07103">
                <text:p>92.07103</text:p>
              </table:table-cell>
              <table:table-cell office:value-type="float" office:value="91.72214">
                <text:p>91.72214</text:p>
              </table:table-cell>
              <table:table-cell office:value-type="float" office:value="92.57924">
                <text:p>92.57924</text:p>
              </table:table-cell>
              <table:table-cell office:value-type="float" office:value="91.58492">
                <text:p>91.58492</text:p>
              </table:table-cell>
              <table:table-cell office:value-type="float" office:value="92.1103">
                <text:p>92.1103</text:p>
              </table:table-cell>
              <table:table-cell office:value-type="float" office:value="91.44212">
                <text:p>91.44212</text:p>
              </table:table-cell>
              <table:table-cell office:value-type="float" office:value="91.76464">
                <text:p>91.76464</text:p>
              </table:table-cell>
              <table:table-cell office:value-type="float" office:value="91.77471">
                <text:p>91.77471</text:p>
              </table:table-cell>
              <table:table-cell office:value-type="float" office:value="91.89002">
                <text:p>91.89002</text:p>
              </table:table-cell>
              <table:table-cell office:value-type="float" office:value="91.97594">
                <text:p>91.97594</text:p>
              </table:table-cell>
              <table:table-cell office:value-type="float" office:value="93.0923">
                <text:p>93.0923</text:p>
              </table:table-cell>
              <table:table-cell office:value-type="float" office:value="91.77076">
                <text:p>91.77076</text:p>
              </table:table-cell>
              <table:table-cell office:value-type="float" office:value="91.65057">
                <text:p>91.65057</text:p>
              </table:table-cell>
              <table:table-cell office:value-type="float" office:value="91.81364">
                <text:p>91.81364</text:p>
              </table:table-cell>
              <table:table-cell office:value-type="float" office:value="91.99483">
                <text:p>91.99483</text:p>
              </table:table-cell>
              <table:table-cell office:value-type="float" office:value="91.6126">
                <text:p>91.6126</text:p>
              </table:table-cell>
              <table:table-cell office:value-type="float" office:value="94.21772">
                <text:p>94.21772</text:p>
              </table:table-cell>
              <table:table-cell office:value-type="float" office:value="94.7131">
                <text:p>94.7131</text:p>
              </table:table-cell>
              <table:table-cell office:value-type="float" office:value="91.79357">
                <text:p>91.79357</text:p>
              </table:table-cell>
              <table:table-cell office:value-type="float" office:value="91.61071">
                <text:p>91.61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7492">
                <text:p>92.17492</text:p>
              </table:table-cell>
              <table:table-cell office:value-type="float" office:value="91.84817">
                <text:p>91.84817</text:p>
              </table:table-cell>
              <table:table-cell office:value-type="float" office:value="92.48195">
                <text:p>92.48195</text:p>
              </table:table-cell>
              <table:table-cell office:value-type="float" office:value="91.71212">
                <text:p>91.71212</text:p>
              </table:table-cell>
              <table:table-cell office:value-type="float" office:value="92.21742">
                <text:p>92.21742</text:p>
              </table:table-cell>
              <table:table-cell office:value-type="float" office:value="91.3547">
                <text:p>91.3547</text:p>
              </table:table-cell>
              <table:table-cell office:value-type="float" office:value="91.69817">
                <text:p>91.69817</text:p>
              </table:table-cell>
              <table:table-cell office:value-type="float" office:value="91.70834">
                <text:p>91.70834</text:p>
              </table:table-cell>
              <table:table-cell office:value-type="float" office:value="91.67148">
                <text:p>91.67148</text:p>
              </table:table-cell>
              <table:table-cell office:value-type="float" office:value="91.7522">
                <text:p>91.7522</text:p>
              </table:table-cell>
              <table:table-cell office:value-type="float" office:value="92.81598">
                <text:p>92.81598</text:p>
              </table:table-cell>
              <table:table-cell office:value-type="float" office:value="91.55236">
                <text:p>91.55236</text:p>
              </table:table-cell>
              <table:table-cell office:value-type="float" office:value="91.77678">
                <text:p>91.77678</text:p>
              </table:table-cell>
              <table:table-cell office:value-type="float" office:value="91.78002">
                <text:p>91.78002</text:p>
              </table:table-cell>
              <table:table-cell office:value-type="float" office:value="91.76584">
                <text:p>91.76584</text:p>
              </table:table-cell>
              <table:table-cell office:value-type="float" office:value="91.73032">
                <text:p>91.73032</text:p>
              </table:table-cell>
              <table:table-cell office:value-type="float" office:value="94.03237">
                <text:p>94.03237</text:p>
              </table:table-cell>
              <table:table-cell office:value-type="float" office:value="94.57591">
                <text:p>94.57591</text:p>
              </table:table-cell>
              <table:table-cell office:value-type="float" office:value="91.73884">
                <text:p>91.73884</text:p>
              </table:table-cell>
              <table:table-cell office:value-type="float" office:value="91.6712">
                <text:p>91.67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.94228">
                <text:p>91.94228</text:p>
              </table:table-cell>
              <table:table-cell office:value-type="float" office:value="91.62559">
                <text:p>91.62559</text:p>
              </table:table-cell>
              <table:table-cell office:value-type="float" office:value="92.42306">
                <text:p>92.42306</text:p>
              </table:table-cell>
              <table:table-cell office:value-type="float" office:value="91.48596">
                <text:p>91.48596</text:p>
              </table:table-cell>
              <table:table-cell office:value-type="float" office:value="91.98375">
                <text:p>91.98375</text:p>
              </table:table-cell>
              <table:table-cell office:value-type="float" office:value="91.24608">
                <text:p>91.24608</text:p>
              </table:table-cell>
              <table:table-cell office:value-type="float" office:value="91.61576">
                <text:p>91.61576</text:p>
              </table:table-cell>
              <table:table-cell office:value-type="float" office:value="91.62602">
                <text:p>91.62602</text:p>
              </table:table-cell>
              <table:table-cell office:value-type="float" office:value="91.79397">
                <text:p>91.79397</text:p>
              </table:table-cell>
              <table:table-cell office:value-type="float" office:value="91.86276">
                <text:p>91.86276</text:p>
              </table:table-cell>
              <table:table-cell office:value-type="float" office:value="92.88299">
                <text:p>92.88299</text:p>
              </table:table-cell>
              <table:table-cell office:value-type="float" office:value="91.68068">
                <text:p>91.68068</text:p>
              </table:table-cell>
              <table:table-cell office:value-type="float" office:value="91.55324">
                <text:p>91.55324</text:p>
              </table:table-cell>
              <table:table-cell office:value-type="float" office:value="91.71683">
                <text:p>91.71683</text:p>
              </table:table-cell>
              <table:table-cell office:value-type="float" office:value="91.88493">
                <text:p>91.88493</text:p>
              </table:table-cell>
              <table:table-cell office:value-type="float" office:value="91.51213">
                <text:p>91.51213</text:p>
              </table:table-cell>
              <table:table-cell office:value-type="float" office:value="93.91962">
                <text:p>93.91962</text:p>
              </table:table-cell>
              <table:table-cell office:value-type="float" office:value="94.37685">
                <text:p>94.37685</text:p>
              </table:table-cell>
              <table:table-cell office:value-type="float" office:value="91.6928">
                <text:p>91.6928</text:p>
              </table:table-cell>
              <table:table-cell office:value-type="float" office:value="91.36946">
                <text:p>91.36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.04813">
                <text:p>92.04813</text:p>
              </table:table-cell>
              <table:table-cell office:value-type="float" office:value="91.73505">
                <text:p>91.73505</text:p>
              </table:table-cell>
              <table:table-cell office:value-type="float" office:value="92.33443">
                <text:p>92.33443</text:p>
              </table:table-cell>
              <table:table-cell office:value-type="float" office:value="91.45028">
                <text:p>91.45028</text:p>
              </table:table-cell>
              <table:table-cell office:value-type="float" office:value="92.08921">
                <text:p>92.08921</text:p>
              </table:table-cell>
              <table:table-cell office:value-type="float" office:value="91.02508">
                <text:p>91.02508</text:p>
              </table:table-cell>
              <table:table-cell office:value-type="float" office:value="91.43058">
                <text:p>91.43058</text:p>
              </table:table-cell>
              <table:table-cell office:value-type="float" office:value="91.44055">
                <text:p>91.44055</text:p>
              </table:table-cell>
              <table:table-cell office:value-type="float" office:value="91.5323">
                <text:p>91.5323</text:p>
              </table:table-cell>
              <table:table-cell office:value-type="float" office:value="91.6374">
                <text:p>91.6374</text:p>
              </table:table-cell>
              <table:table-cell office:value-type="float" office:value="92.62767">
                <text:p>92.62767</text:p>
              </table:table-cell>
              <table:table-cell office:value-type="float" office:value="91.45482">
                <text:p>91.45482</text:p>
              </table:table-cell>
              <table:table-cell office:value-type="float" office:value="91.67702">
                <text:p>91.67702</text:p>
              </table:table-cell>
              <table:table-cell office:value-type="float" office:value="91.68058">
                <text:p>91.68058</text:p>
              </table:table-cell>
              <table:table-cell office:value-type="float" office:value="91.65904">
                <text:p>91.65904</text:p>
              </table:table-cell>
              <table:table-cell office:value-type="float" office:value="91.63605">
                <text:p>91.63605</text:p>
              </table:table-cell>
              <table:table-cell office:value-type="float" office:value="93.74457">
                <text:p>93.74457</text:p>
              </table:table-cell>
              <table:table-cell office:value-type="float" office:value="94.25176">
                <text:p>94.25176</text:p>
              </table:table-cell>
              <table:table-cell office:value-type="float" office:value="91.63612">
                <text:p>91.63612</text:p>
              </table:table-cell>
              <table:table-cell office:value-type="float" office:value="91.31464">
                <text:p>91.31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82288">
                <text:p>91.82288</text:p>
              </table:table-cell>
              <table:table-cell office:value-type="float" office:value="91.45572">
                <text:p>91.45572</text:p>
              </table:table-cell>
              <table:table-cell office:value-type="float" office:value="92.27743">
                <text:p>92.27743</text:p>
              </table:table-cell>
              <table:table-cell office:value-type="float" office:value="91.38214">
                <text:p>91.38214</text:p>
              </table:table-cell>
              <table:table-cell office:value-type="float" office:value="91.85413">
                <text:p>91.85413</text:p>
              </table:table-cell>
              <table:table-cell office:value-type="float" office:value="90.86311">
                <text:p>90.86311</text:p>
              </table:table-cell>
              <table:table-cell office:value-type="float" office:value="91.27296">
                <text:p>91.27296</text:p>
              </table:table-cell>
              <table:table-cell office:value-type="float" office:value="91.28306">
                <text:p>91.28306</text:p>
              </table:table-cell>
              <table:table-cell office:value-type="float" office:value="91.51749">
                <text:p>91.51749</text:p>
              </table:table-cell>
              <table:table-cell office:value-type="float" office:value="91.76384">
                <text:p>91.76384</text:p>
              </table:table-cell>
              <table:table-cell office:value-type="float" office:value="92.7069">
                <text:p>92.7069</text:p>
              </table:table-cell>
              <table:table-cell office:value-type="float" office:value="91.54909">
                <text:p>91.54909</text:p>
              </table:table-cell>
              <table:table-cell office:value-type="float" office:value="91.45117">
                <text:p>91.45117</text:p>
              </table:table-cell>
              <table:table-cell office:value-type="float" office:value="91.61112">
                <text:p>91.61112</text:p>
              </table:table-cell>
              <table:table-cell office:value-type="float" office:value="91.78015">
                <text:p>91.78015</text:p>
              </table:table-cell>
              <table:table-cell office:value-type="float" office:value="91.39738">
                <text:p>91.39738</text:p>
              </table:table-cell>
              <table:table-cell office:value-type="float" office:value="93.63453">
                <text:p>93.63453</text:p>
              </table:table-cell>
              <table:table-cell office:value-type="float" office:value="94.06596">
                <text:p>94.06596</text:p>
              </table:table-cell>
              <table:table-cell office:value-type="float" office:value="91.58731">
                <text:p>91.58731</text:p>
              </table:table-cell>
              <table:table-cell office:value-type="float" office:value="90.98179">
                <text:p>90.98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9361">
                <text:p>91.9361</text:p>
              </table:table-cell>
              <table:table-cell office:value-type="float" office:value="91.42765">
                <text:p>91.42765</text:p>
              </table:table-cell>
              <table:table-cell office:value-type="float" office:value="92.19694">
                <text:p>92.19694</text:p>
              </table:table-cell>
              <table:table-cell office:value-type="float" office:value="91.29435">
                <text:p>91.29435</text:p>
              </table:table-cell>
              <table:table-cell office:value-type="float" office:value="91.96689">
                <text:p>91.96689</text:p>
              </table:table-cell>
              <table:table-cell office:value-type="float" office:value="90.62513">
                <text:p>90.62513</text:p>
              </table:table-cell>
              <table:table-cell office:value-type="float" office:value="91.03399">
                <text:p>91.03399</text:p>
              </table:table-cell>
              <table:table-cell office:value-type="float" office:value="91.04448">
                <text:p>91.04448</text:p>
              </table:table-cell>
              <table:table-cell office:value-type="float" office:value="91.18547">
                <text:p>91.18547</text:p>
              </table:table-cell>
              <table:table-cell office:value-type="float" office:value="91.54053">
                <text:p>91.54053</text:p>
              </table:table-cell>
              <table:table-cell office:value-type="float" office:value="92.45086">
                <text:p>92.45086</text:p>
              </table:table-cell>
              <table:table-cell office:value-type="float" office:value="91.27172">
                <text:p>91.27172</text:p>
              </table:table-cell>
              <table:table-cell office:value-type="float" office:value="91.54987">
                <text:p>91.54987</text:p>
              </table:table-cell>
              <table:table-cell office:value-type="float" office:value="91.54933">
                <text:p>91.54933</text:p>
              </table:table-cell>
              <table:table-cell office:value-type="float" office:value="91.55218">
                <text:p>91.55218</text:p>
              </table:table-cell>
              <table:table-cell office:value-type="float" office:value="91.42979">
                <text:p>91.42979</text:p>
              </table:table-cell>
              <table:table-cell office:value-type="float" office:value="93.48206">
                <text:p>93.48206</text:p>
              </table:table-cell>
              <table:table-cell office:value-type="float" office:value="93.9402">
                <text:p>93.9402</text:p>
              </table:table-cell>
              <table:table-cell office:value-type="float" office:value="91.43931">
                <text:p>91.43931</text:p>
              </table:table-cell>
              <table:table-cell office:value-type="float" office:value="90.92276">
                <text:p>90.922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70924">
                <text:p>91.70924</text:p>
              </table:table-cell>
              <table:table-cell office:value-type="float" office:value="91.08607">
                <text:p>91.08607</text:p>
              </table:table-cell>
              <table:table-cell office:value-type="float" office:value="92.14695">
                <text:p>92.14695</text:p>
              </table:table-cell>
              <table:table-cell office:value-type="float" office:value="91.09454">
                <text:p>91.09454</text:p>
              </table:table-cell>
              <table:table-cell office:value-type="float" office:value="91.74348">
                <text:p>91.74348</text:p>
              </table:table-cell>
              <table:table-cell office:value-type="float" office:value="90.47296">
                <text:p>90.47296</text:p>
              </table:table-cell>
              <table:table-cell office:value-type="float" office:value="90.88123">
                <text:p>90.88123</text:p>
              </table:table-cell>
              <table:table-cell office:value-type="float" office:value="90.89175">
                <text:p>90.89175</text:p>
              </table:table-cell>
              <table:table-cell office:value-type="float" office:value="91.13026">
                <text:p>91.13026</text:p>
              </table:table-cell>
              <table:table-cell office:value-type="float" office:value="91.65522">
                <text:p>91.65522</text:p>
              </table:table-cell>
              <table:table-cell office:value-type="float" office:value="92.52898">
                <text:p>92.52898</text:p>
              </table:table-cell>
              <table:table-cell office:value-type="float" office:value="91.23774">
                <text:p>91.23774</text:p>
              </table:table-cell>
              <table:table-cell office:value-type="float" office:value="91.26831">
                <text:p>91.26831</text:p>
              </table:table-cell>
              <table:table-cell office:value-type="float" office:value="91.38842">
                <text:p>91.38842</text:p>
              </table:table-cell>
              <table:table-cell office:value-type="float" office:value="91.67991">
                <text:p>91.67991</text:p>
              </table:table-cell>
              <table:table-cell office:value-type="float" office:value="91.09967">
                <text:p>91.09967</text:p>
              </table:table-cell>
              <table:table-cell office:value-type="float" office:value="93.38046">
                <text:p>93.38046</text:p>
              </table:table-cell>
              <table:table-cell office:value-type="float" office:value="93.76809">
                <text:p>93.76809</text:p>
              </table:table-cell>
              <table:table-cell office:value-type="float" office:value="91.28902">
                <text:p>91.28902</text:p>
              </table:table-cell>
              <table:table-cell office:value-type="float" office:value="90.6001">
                <text:p>90.6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82935">
                <text:p>91.82935</text:p>
              </table:table-cell>
              <table:table-cell office:value-type="float" office:value="91.02727">
                <text:p>91.02727</text:p>
              </table:table-cell>
              <table:table-cell office:value-type="float" office:value="92.0692">
                <text:p>92.0692</text:p>
              </table:table-cell>
              <table:table-cell office:value-type="float" office:value="90.93212">
                <text:p>90.93212</text:p>
              </table:table-cell>
              <table:table-cell office:value-type="float" office:value="91.85401">
                <text:p>91.85401</text:p>
              </table:table-cell>
              <table:table-cell office:value-type="float" office:value="90.25369">
                <text:p>90.25369</text:p>
              </table:table-cell>
              <table:table-cell office:value-type="float" office:value="90.65252">
                <text:p>90.65252</text:p>
              </table:table-cell>
              <table:table-cell office:value-type="float" office:value="90.66297">
                <text:p>90.66297</text:p>
              </table:table-cell>
              <table:table-cell office:value-type="float" office:value="90.79857">
                <text:p>90.79857</text:p>
              </table:table-cell>
              <table:table-cell office:value-type="float" office:value="91.43863">
                <text:p>91.43863</text:p>
              </table:table-cell>
              <table:table-cell office:value-type="float" office:value="92.28497">
                <text:p>92.28497</text:p>
              </table:table-cell>
              <table:table-cell office:value-type="float" office:value="90.89554">
                <text:p>90.89554</text:p>
              </table:table-cell>
              <table:table-cell office:value-type="float" office:value="91.22566">
                <text:p>91.22566</text:p>
              </table:table-cell>
              <table:table-cell office:value-type="float" office:value="91.22939">
                <text:p>91.22939</text:p>
              </table:table-cell>
              <table:table-cell office:value-type="float" office:value="91.45397">
                <text:p>91.45397</text:p>
              </table:table-cell>
              <table:table-cell office:value-type="float" office:value="91.05288">
                <text:p>91.05288</text:p>
              </table:table-cell>
              <table:table-cell office:value-type="float" office:value="93.22839">
                <text:p>93.22839</text:p>
              </table:table-cell>
              <table:table-cell office:value-type="float" office:value="93.65438">
                <text:p>93.65438</text:p>
              </table:table-cell>
              <table:table-cell office:value-type="float" office:value="91.05337">
                <text:p>91.05337</text:p>
              </table:table-cell>
              <table:table-cell office:value-type="float" office:value="90.55967">
                <text:p>90.55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60443">
                <text:p>91.60443</text:p>
              </table:table-cell>
              <table:table-cell office:value-type="float" office:value="90.6958">
                <text:p>90.6958</text:p>
              </table:table-cell>
              <table:table-cell office:value-type="float" office:value="92.02645">
                <text:p>92.02645</text:p>
              </table:table-cell>
              <table:table-cell office:value-type="float" office:value="90.69346">
                <text:p>90.69346</text:p>
              </table:table-cell>
              <table:table-cell office:value-type="float" office:value="91.62834">
                <text:p>91.62834</text:p>
              </table:table-cell>
              <table:table-cell office:value-type="float" office:value="90.10662">
                <text:p>90.10662</text:p>
              </table:table-cell>
              <table:table-cell office:value-type="float" office:value="90.50941">
                <text:p>90.50941</text:p>
              </table:table-cell>
              <table:table-cell office:value-type="float" office:value="90.51986">
                <text:p>90.51986</text:p>
              </table:table-cell>
              <table:table-cell office:value-type="float" office:value="90.74928">
                <text:p>90.74928</text:p>
              </table:table-cell>
              <table:table-cell office:value-type="float" office:value="91.53293">
                <text:p>91.53293</text:p>
              </table:table-cell>
              <table:table-cell office:value-type="float" office:value="92.38024">
                <text:p>92.38024</text:p>
              </table:table-cell>
              <table:table-cell office:value-type="float" office:value="90.84509">
                <text:p>90.84509</text:p>
              </table:table-cell>
              <table:table-cell office:value-type="float" office:value="90.89203">
                <text:p>90.89203</text:p>
              </table:table-cell>
              <table:table-cell office:value-type="float" office:value="90.99875">
                <text:p>90.99875</text:p>
              </table:table-cell>
              <table:table-cell office:value-type="float" office:value="91.57495">
                <text:p>91.57495</text:p>
              </table:table-cell>
              <table:table-cell office:value-type="float" office:value="90.7109">
                <text:p>90.7109</text:p>
              </table:table-cell>
              <table:table-cell office:value-type="float" office:value="93.13884">
                <text:p>93.13884</text:p>
              </table:table-cell>
              <table:table-cell office:value-type="float" office:value="93.50495">
                <text:p>93.50495</text:p>
              </table:table-cell>
              <table:table-cell office:value-type="float" office:value="90.89988">
                <text:p>90.89988</text:p>
              </table:table-cell>
              <table:table-cell office:value-type="float" office:value="90.23388">
                <text:p>90.23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.72214">
                <text:p>91.72214</text:p>
              </table:table-cell>
              <table:table-cell office:value-type="float" office:value="90.65106">
                <text:p>90.65106</text:p>
              </table:table-cell>
              <table:table-cell office:value-type="float" office:value="91.956">
                <text:p>91.956</text:p>
              </table:table-cell>
              <table:table-cell office:value-type="float" office:value="90.54076">
                <text:p>90.54076</text:p>
              </table:table-cell>
              <table:table-cell office:value-type="float" office:value="91.75882">
                <text:p>91.75882</text:p>
              </table:table-cell>
              <table:table-cell office:value-type="float" office:value="89.88478">
                <text:p>89.88478</text:p>
              </table:table-cell>
              <table:table-cell office:value-type="float" office:value="90.2864">
                <text:p>90.2864</text:p>
              </table:table-cell>
              <table:table-cell office:value-type="float" office:value="90.29691">
                <text:p>90.29691</text:p>
              </table:table-cell>
              <table:table-cell office:value-type="float" office:value="90.42746">
                <text:p>90.42746</text:p>
              </table:table-cell>
              <table:table-cell office:value-type="float" office:value="91.256">
                <text:p>91.256</text:p>
              </table:table-cell>
              <table:table-cell office:value-type="float" office:value="92.13882">
                <text:p>92.13882</text:p>
              </table:table-cell>
              <table:table-cell office:value-type="float" office:value="90.51295">
                <text:p>90.51295</text:p>
              </table:table-cell>
              <table:table-cell office:value-type="float" office:value="90.83266">
                <text:p>90.83266</text:p>
              </table:table-cell>
              <table:table-cell office:value-type="float" office:value="90.83625">
                <text:p>90.83625</text:p>
              </table:table-cell>
              <table:table-cell office:value-type="float" office:value="91.30659">
                <text:p>91.30659</text:p>
              </table:table-cell>
              <table:table-cell office:value-type="float" office:value="90.66072">
                <text:p>90.66072</text:p>
              </table:table-cell>
              <table:table-cell office:value-type="float" office:value="92.99974">
                <text:p>92.99974</text:p>
              </table:table-cell>
              <table:table-cell office:value-type="float" office:value="93.40325">
                <text:p>93.40325</text:p>
              </table:table-cell>
              <table:table-cell office:value-type="float" office:value="90.67027">
                <text:p>90.67027</text:p>
              </table:table-cell>
              <table:table-cell office:value-type="float" office:value="90.19006">
                <text:p>90.19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50832">
                <text:p>91.50832</text:p>
              </table:table-cell>
              <table:table-cell office:value-type="float" office:value="90.32076">
                <text:p>90.32076</text:p>
              </table:table-cell>
              <table:table-cell office:value-type="float" office:value="91.90583">
                <text:p>91.90583</text:p>
              </table:table-cell>
              <table:table-cell office:value-type="float" office:value="90.31701">
                <text:p>90.31701</text:p>
              </table:table-cell>
              <table:table-cell office:value-type="float" office:value="91.53115">
                <text:p>91.53115</text:p>
              </table:table-cell>
              <table:table-cell office:value-type="float" office:value="89.74751">
                <text:p>89.74751</text:p>
              </table:table-cell>
              <table:table-cell office:value-type="float" office:value="90.14856">
                <text:p>90.14856</text:p>
              </table:table-cell>
              <table:table-cell office:value-type="float" office:value="90.15912">
                <text:p>90.15912</text:p>
              </table:table-cell>
              <table:table-cell office:value-type="float" office:value="90.38326">
                <text:p>90.38326</text:p>
              </table:table-cell>
              <table:table-cell office:value-type="float" office:value="91.21325">
                <text:p>91.21325</text:p>
              </table:table-cell>
              <table:table-cell office:value-type="float" office:value="92.23251">
                <text:p>92.23251</text:p>
              </table:table-cell>
              <table:table-cell office:value-type="float" office:value="90.45879">
                <text:p>90.45879</text:p>
              </table:table-cell>
              <table:table-cell office:value-type="float" office:value="90.50044">
                <text:p>90.50044</text:p>
              </table:table-cell>
              <table:table-cell office:value-type="float" office:value="90.60709">
                <text:p>90.60709</text:p>
              </table:table-cell>
              <table:table-cell office:value-type="float" office:value="91.29048">
                <text:p>91.29048</text:p>
              </table:table-cell>
              <table:table-cell office:value-type="float" office:value="90.33769">
                <text:p>90.33769</text:p>
              </table:table-cell>
              <table:table-cell office:value-type="float" office:value="92.92189">
                <text:p>92.92189</text:p>
              </table:table-cell>
              <table:table-cell office:value-type="float" office:value="93.25057">
                <text:p>93.25057</text:p>
              </table:table-cell>
              <table:table-cell office:value-type="float" office:value="90.51767">
                <text:p>90.51767</text:p>
              </table:table-cell>
              <table:table-cell office:value-type="float" office:value="89.8699">
                <text:p>89.8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63256">
                <text:p>91.63256</text:p>
              </table:table-cell>
              <table:table-cell office:value-type="float" office:value="90.28131">
                <text:p>90.28131</text:p>
              </table:table-cell>
              <table:table-cell office:value-type="float" office:value="91.8433">
                <text:p>91.8433</text:p>
              </table:table-cell>
              <table:table-cell office:value-type="float" office:value="90.16532">
                <text:p>90.16532</text:p>
              </table:table-cell>
              <table:table-cell office:value-type="float" office:value="91.65481">
                <text:p>91.65481</text:p>
              </table:table-cell>
              <table:table-cell office:value-type="float" office:value="89.52629">
                <text:p>89.52629</text:p>
              </table:table-cell>
              <table:table-cell office:value-type="float" office:value="89.93116">
                <text:p>89.93116</text:p>
              </table:table-cell>
              <table:table-cell office:value-type="float" office:value="89.94191">
                <text:p>89.94191</text:p>
              </table:table-cell>
              <table:table-cell office:value-type="float" office:value="90.05816">
                <text:p>90.05816</text:p>
              </table:table-cell>
              <table:table-cell office:value-type="float" office:value="90.87968">
                <text:p>90.87968</text:p>
              </table:table-cell>
              <table:table-cell office:value-type="float" office:value="92.00257">
                <text:p>92.00257</text:p>
              </table:table-cell>
              <table:table-cell office:value-type="float" office:value="90.137">
                <text:p>90.137</text:p>
              </table:table-cell>
              <table:table-cell office:value-type="float" office:value="90.45974">
                <text:p>90.45974</text:p>
              </table:table-cell>
              <table:table-cell office:value-type="float" office:value="90.46378">
                <text:p>90.46378</text:p>
              </table:table-cell>
              <table:table-cell office:value-type="float" office:value="90.95688">
                <text:p>90.95688</text:p>
              </table:table-cell>
              <table:table-cell office:value-type="float" office:value="90.2929">
                <text:p>90.2929</text:p>
              </table:table-cell>
              <table:table-cell office:value-type="float" office:value="92.79176">
                <text:p>92.79176</text:p>
              </table:table-cell>
              <table:table-cell office:value-type="float" office:value="93.16053">
                <text:p>93.16053</text:p>
              </table:table-cell>
              <table:table-cell office:value-type="float" office:value="90.29397">
                <text:p>90.29397</text:p>
              </table:table-cell>
              <table:table-cell office:value-type="float" office:value="89.8311">
                <text:p>89.83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39431">
                <text:p>91.39431</text:p>
              </table:table-cell>
              <table:table-cell office:value-type="float" office:value="89.9567">
                <text:p>89.9567</text:p>
              </table:table-cell>
              <table:table-cell office:value-type="float" office:value="91.79957">
                <text:p>91.79957</text:p>
              </table:table-cell>
              <table:table-cell office:value-type="float" office:value="89.94735">
                <text:p>89.94735</text:p>
              </table:table-cell>
              <table:table-cell office:value-type="float" office:value="91.43337">
                <text:p>91.43337</text:p>
              </table:table-cell>
              <table:table-cell office:value-type="float" office:value="89.38536">
                <text:p>89.38536</text:p>
              </table:table-cell>
              <table:table-cell office:value-type="float" office:value="89.79399">
                <text:p>89.79399</text:p>
              </table:table-cell>
              <table:table-cell office:value-type="float" office:value="89.80496">
                <text:p>89.80496</text:p>
              </table:table-cell>
              <table:table-cell office:value-type="float" office:value="90.05816">
                <text:p>90.05816</text:p>
              </table:table-cell>
              <table:table-cell office:value-type="float" office:value="90.81995">
                <text:p>90.81995</text:p>
              </table:table-cell>
              <table:table-cell office:value-type="float" office:value="92.10388">
                <text:p>92.10388</text:p>
              </table:table-cell>
              <table:table-cell office:value-type="float" office:value="90.09281">
                <text:p>90.09281</text:p>
              </table:table-cell>
              <table:table-cell office:value-type="float" office:value="90.12456">
                <text:p>90.12456</text:p>
              </table:table-cell>
              <table:table-cell office:value-type="float" office:value="90.24047">
                <text:p>90.24047</text:p>
              </table:table-cell>
              <table:table-cell office:value-type="float" office:value="90.90182">
                <text:p>90.90182</text:p>
              </table:table-cell>
              <table:table-cell office:value-type="float" office:value="89.96684">
                <text:p>89.96684</text:p>
              </table:table-cell>
              <table:table-cell office:value-type="float" office:value="92.71249">
                <text:p>92.71249</text:p>
              </table:table-cell>
              <table:table-cell office:value-type="float" office:value="93.02089">
                <text:p>93.02089</text:p>
              </table:table-cell>
              <table:table-cell office:value-type="float" office:value="90.14677">
                <text:p>90.14677</text:p>
              </table:table-cell>
              <table:table-cell office:value-type="float" office:value="89.51208">
                <text:p>89.51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.42228">
                <text:p>91.42228</text:p>
              </table:table-cell>
              <table:table-cell office:value-type="float" office:value="89.91785">
                <text:p>89.91785</text:p>
              </table:table-cell>
              <table:table-cell office:value-type="float" office:value="91.74404">
                <text:p>91.74404</text:p>
              </table:table-cell>
              <table:table-cell office:value-type="float" office:value="89.80097">
                <text:p>89.80097</text:p>
              </table:table-cell>
              <table:table-cell office:value-type="float" office:value="91.52777">
                <text:p>91.52777</text:p>
              </table:table-cell>
              <table:table-cell office:value-type="float" office:value="89.17414">
                <text:p>89.17414</text:p>
              </table:table-cell>
              <table:table-cell office:value-type="float" office:value="89.58204">
                <text:p>89.58204</text:p>
              </table:table-cell>
              <table:table-cell office:value-type="float" office:value="89.593">
                <text:p>89.593</text:p>
              </table:table-cell>
              <table:table-cell office:value-type="float" office:value="90.02799">
                <text:p>90.02799</text:p>
              </table:table-cell>
              <table:table-cell office:value-type="float" office:value="90.48778">
                <text:p>90.48778</text:p>
              </table:table-cell>
              <table:table-cell office:value-type="float" office:value="91.87284">
                <text:p>91.87284</text:p>
              </table:table-cell>
              <table:table-cell office:value-type="float" office:value="89.77207">
                <text:p>89.77207</text:p>
              </table:table-cell>
              <table:table-cell office:value-type="float" office:value="90.08926">
                <text:p>90.08926</text:p>
              </table:table-cell>
              <table:table-cell office:value-type="float" office:value="90.09348">
                <text:p>90.09348</text:p>
              </table:table-cell>
              <table:table-cell office:value-type="float" office:value="90.55605">
                <text:p>90.55605</text:p>
              </table:table-cell>
              <table:table-cell office:value-type="float" office:value="89.93147">
                <text:p>89.93147</text:p>
              </table:table-cell>
              <table:table-cell office:value-type="float" office:value="92.60436">
                <text:p>92.60436</text:p>
              </table:table-cell>
              <table:table-cell office:value-type="float" office:value="92.94265">
                <text:p>92.94265</text:p>
              </table:table-cell>
              <table:table-cell office:value-type="float" office:value="89.93339">
                <text:p>89.93339</text:p>
              </table:table-cell>
              <table:table-cell office:value-type="float" office:value="89.48725">
                <text:p>89.48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.09647">
                <text:p>91.09647</text:p>
              </table:table-cell>
              <table:table-cell office:value-type="float" office:value="89.5987">
                <text:p>89.5987</text:p>
              </table:table-cell>
              <table:table-cell office:value-type="float" office:value="91.70207">
                <text:p>91.70207</text:p>
              </table:table-cell>
              <table:table-cell office:value-type="float" office:value="89.58415">
                <text:p>89.58415</text:p>
              </table:table-cell>
              <table:table-cell office:value-type="float" office:value="91.24622">
                <text:p>91.24622</text:p>
              </table:table-cell>
              <table:table-cell office:value-type="float" office:value="89.0428">
                <text:p>89.0428</text:p>
              </table:table-cell>
              <table:table-cell office:value-type="float" office:value="89.45">
                <text:p>89.45</text:p>
              </table:table-cell>
              <table:table-cell office:value-type="float" office:value="89.46108">
                <text:p>89.46108</text:p>
              </table:table-cell>
              <table:table-cell office:value-type="float" office:value="89.71296">
                <text:p>89.71296</text:p>
              </table:table-cell>
              <table:table-cell office:value-type="float" office:value="90.44739">
                <text:p>90.44739</text:p>
              </table:table-cell>
              <table:table-cell office:value-type="float" office:value="91.98532">
                <text:p>91.98532</text:p>
              </table:table-cell>
              <table:table-cell office:value-type="float" office:value="89.73324">
                <text:p>89.73324</text:p>
              </table:table-cell>
              <table:table-cell office:value-type="float" office:value="89.7642">
                <text:p>89.7642</text:p>
              </table:table-cell>
              <table:table-cell office:value-type="float" office:value="89.87561">
                <text:p>89.87561</text:p>
              </table:table-cell>
              <table:table-cell office:value-type="float" office:value="90.51535">
                <text:p>90.51535</text:p>
              </table:table-cell>
              <table:table-cell office:value-type="float" office:value="89.6023">
                <text:p>89.6023</text:p>
              </table:table-cell>
              <table:table-cell office:value-type="float" office:value="92.53646">
                <text:p>92.53646</text:p>
              </table:table-cell>
              <table:table-cell office:value-type="float" office:value="92.81209">
                <text:p>92.81209</text:p>
              </table:table-cell>
              <table:table-cell office:value-type="float" office:value="89.7913">
                <text:p>89.7913</text:p>
              </table:table-cell>
              <table:table-cell office:value-type="float" office:value="89.1736">
                <text:p>89.1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.04073">
                <text:p>91.04073</text:p>
              </table:table-cell>
              <table:table-cell office:value-type="float" office:value="89.56486">
                <text:p>89.56486</text:p>
              </table:table-cell>
              <table:table-cell office:value-type="float" office:value="91.64468">
                <text:p>91.64468</text:p>
              </table:table-cell>
              <table:table-cell office:value-type="float" office:value="89.44289">
                <text:p>89.44289</text:p>
              </table:table-cell>
              <table:table-cell office:value-type="float" office:value="91.20352">
                <text:p>91.20352</text:p>
              </table:table-cell>
              <table:table-cell office:value-type="float" office:value="89.0428">
                <text:p>89.0428</text:p>
              </table:table-cell>
              <table:table-cell office:value-type="float" office:value="89.24797">
                <text:p>89.24797</text:p>
              </table:table-cell>
              <table:table-cell office:value-type="float" office:value="89.25915">
                <text:p>89.25915</text:p>
              </table:table-cell>
              <table:table-cell office:value-type="float" office:value="89.67892">
                <text:p>89.67892</text:p>
              </table:table-cell>
              <table:table-cell office:value-type="float" office:value="90.11215">
                <text:p>90.11215</text:p>
              </table:table-cell>
              <table:table-cell office:value-type="float" office:value="91.76116">
                <text:p>91.76116</text:p>
              </table:table-cell>
              <table:table-cell office:value-type="float" office:value="89.41419">
                <text:p>89.41419</text:p>
              </table:table-cell>
              <table:table-cell office:value-type="float" office:value="89.72948">
                <text:p>89.72948</text:p>
              </table:table-cell>
              <table:table-cell office:value-type="float" office:value="89.73378">
                <text:p>89.73378</text:p>
              </table:table-cell>
              <table:table-cell office:value-type="float" office:value="90.18001">
                <text:p>90.18001</text:p>
              </table:table-cell>
              <table:table-cell office:value-type="float" office:value="89.57233">
                <text:p>89.57233</text:p>
              </table:table-cell>
              <table:table-cell office:value-type="float" office:value="92.42793">
                <text:p>92.42793</text:p>
              </table:table-cell>
              <table:table-cell office:value-type="float" office:value="92.73623">
                <text:p>92.73623</text:p>
              </table:table-cell>
              <table:table-cell office:value-type="float" office:value="89.57455">
                <text:p>89.57455</text:p>
              </table:table-cell>
              <table:table-cell office:value-type="float" office:value="89.1736">
                <text:p>89.1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.70777">
                <text:p>90.70777</text:p>
              </table:table-cell>
              <table:table-cell office:value-type="float" office:value="89.25547">
                <text:p>89.25547</text:p>
              </table:table-cell>
              <table:table-cell office:value-type="float" office:value="91.59964">
                <text:p>91.59964</text:p>
              </table:table-cell>
              <table:table-cell office:value-type="float" office:value="89.23152">
                <text:p>89.23152</text:p>
              </table:table-cell>
              <table:table-cell office:value-type="float" office:value="90.87458">
                <text:p>90.87458</text:p>
              </table:table-cell>
              <table:table-cell office:value-type="float" office:value="88.837">
                <text:p>88.837</text:p>
              </table:table-cell>
              <table:table-cell office:value-type="float" office:value="89.24797">
                <text:p>89.24797</text:p>
              </table:table-cell>
              <table:table-cell office:value-type="float" office:value="89.25915">
                <text:p>89.25915</text:p>
              </table:table-cell>
              <table:table-cell office:value-type="float" office:value="89.3607">
                <text:p>89.3607</text:p>
              </table:table-cell>
              <table:table-cell office:value-type="float" office:value="90.07682">
                <text:p>90.07682</text:p>
              </table:table-cell>
              <table:table-cell office:value-type="float" office:value="91.87112">
                <text:p>91.87112</text:p>
              </table:table-cell>
              <table:table-cell office:value-type="float" office:value="89.38031">
                <text:p>89.38031</text:p>
              </table:table-cell>
              <table:table-cell office:value-type="float" office:value="89.41466">
                <text:p>89.41466</text:p>
              </table:table-cell>
              <table:table-cell office:value-type="float" office:value="89.52155">
                <text:p>89.52155</text:p>
              </table:table-cell>
              <table:table-cell office:value-type="float" office:value="90.14483">
                <text:p>90.14483</text:p>
              </table:table-cell>
              <table:table-cell office:value-type="float" office:value="89.26217">
                <text:p>89.26217</text:p>
              </table:table-cell>
              <table:table-cell office:value-type="float" office:value="92.35848">
                <text:p>92.35848</text:p>
              </table:table-cell>
              <table:table-cell office:value-type="float" office:value="92.62796">
                <text:p>92.62796</text:p>
              </table:table-cell>
              <table:table-cell office:value-type="float" office:value="89.44205">
                <text:p>89.44205</text:p>
              </table:table-cell>
              <table:table-cell office:value-type="float" office:value="89.14456">
                <text:p>89.14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65773">
                <text:p>90.65773</text:p>
              </table:table-cell>
              <table:table-cell office:value-type="float" office:value="89.25547">
                <text:p>89.25547</text:p>
              </table:table-cell>
              <table:table-cell office:value-type="float" office:value="91.47785">
                <text:p>91.47785</text:p>
              </table:table-cell>
              <table:table-cell office:value-type="float" office:value="89.23152">
                <text:p>89.23152</text:p>
              </table:table-cell>
              <table:table-cell office:value-type="float" office:value="90.81526">
                <text:p>90.81526</text:p>
              </table:table-cell>
              <table:table-cell office:value-type="float" office:value="88.7015">
                <text:p>88.7015</text:p>
              </table:table-cell>
              <table:table-cell office:value-type="float" office:value="89.11179">
                <text:p>89.11179</text:p>
              </table:table-cell>
              <table:table-cell office:value-type="float" office:value="89.12312">
                <text:p>89.12312</text:p>
              </table:table-cell>
              <table:table-cell office:value-type="float" office:value="89.33181">
                <text:p>89.33181</text:p>
              </table:table-cell>
              <table:table-cell office:value-type="float" office:value="89.75193">
                <text:p>89.75193</text:p>
              </table:table-cell>
              <table:table-cell office:value-type="float" office:value="91.64942">
                <text:p>91.64942</text:p>
              </table:table-cell>
              <table:table-cell office:value-type="float" office:value="89.38031">
                <text:p>89.38031</text:p>
              </table:table-cell>
              <table:table-cell office:value-type="float" office:value="89.37619">
                <text:p>89.37619</text:p>
              </table:table-cell>
              <table:table-cell office:value-type="float" office:value="89.38037">
                <text:p>89.38037</text:p>
              </table:table-cell>
              <table:table-cell office:value-type="float" office:value="89.81991">
                <text:p>89.81991</text:p>
              </table:table-cell>
              <table:table-cell office:value-type="float" office:value="89.26217">
                <text:p>89.26217</text:p>
              </table:table-cell>
              <table:table-cell office:value-type="float" office:value="92.27167">
                <text:p>92.27167</text:p>
              </table:table-cell>
              <table:table-cell office:value-type="float" office:value="92.55064">
                <text:p>92.55064</text:p>
              </table:table-cell>
              <table:table-cell office:value-type="float" office:value="89.44205">
                <text:p>89.44205</text:p>
              </table:table-cell>
              <table:table-cell office:value-type="float" office:value="88.84078">
                <text:p>88.84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32607">
                <text:p>90.32607</text:p>
              </table:table-cell>
              <table:table-cell office:value-type="float" office:value="89.22172">
                <text:p>89.22172</text:p>
              </table:table-cell>
              <table:table-cell office:value-type="float" office:value="91.34972">
                <text:p>91.34972</text:p>
              </table:table-cell>
              <table:table-cell office:value-type="float" office:value="89.0952">
                <text:p>89.0952</text:p>
              </table:table-cell>
              <table:table-cell office:value-type="float" office:value="90.81526">
                <text:p>90.81526</text:p>
              </table:table-cell>
              <table:table-cell office:value-type="float" office:value="88.49598">
                <text:p>88.49598</text:p>
              </table:table-cell>
              <table:table-cell office:value-type="float" office:value="88.90143">
                <text:p>88.90143</text:p>
              </table:table-cell>
              <table:table-cell office:value-type="float" office:value="88.91272">
                <text:p>88.91272</text:p>
              </table:table-cell>
              <table:table-cell office:value-type="float" office:value="89.33181">
                <text:p>89.33181</text:p>
              </table:table-cell>
              <table:table-cell office:value-type="float" office:value="89.71726">
                <text:p>89.71726</text:p>
              </table:table-cell>
              <table:table-cell office:value-type="float" office:value="91.76639">
                <text:p>91.76639</text:p>
              </table:table-cell>
              <table:table-cell office:value-type="float" office:value="89.07097">
                <text:p>89.07097</text:p>
              </table:table-cell>
              <table:table-cell office:value-type="float" office:value="89.37619">
                <text:p>89.37619</text:p>
              </table:table-cell>
              <table:table-cell office:value-type="float" office:value="89.38037">
                <text:p>89.38037</text:p>
              </table:table-cell>
              <table:table-cell office:value-type="float" office:value="89.81991">
                <text:p>89.81991</text:p>
              </table:table-cell>
              <table:table-cell office:value-type="float" office:value="89.22376">
                <text:p>89.22376</text:p>
              </table:table-cell>
              <table:table-cell office:value-type="float" office:value="92.21326">
                <text:p>92.21326</text:p>
              </table:table-cell>
              <table:table-cell office:value-type="float" office:value="92.45126">
                <text:p>92.45126</text:p>
              </table:table-cell>
              <table:table-cell office:value-type="float" office:value="89.23475">
                <text:p>89.23475</text:p>
              </table:table-cell>
              <table:table-cell office:value-type="float" office:value="88.81634">
                <text:p>88.816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32607">
                <text:p>90.32607</text:p>
              </table:table-cell>
              <table:table-cell office:value-type="float" office:value="88.90885">
                <text:p>88.90885</text:p>
              </table:table-cell>
              <table:table-cell office:value-type="float" office:value="91.34972">
                <text:p>91.34972</text:p>
              </table:table-cell>
              <table:table-cell office:value-type="float" office:value="88.88899">
                <text:p>88.88899</text:p>
              </table:table-cell>
              <table:table-cell office:value-type="float" office:value="90.48302">
                <text:p>90.48302</text:p>
              </table:table-cell>
              <table:table-cell office:value-type="float" office:value="88.36116">
                <text:p>88.36116</text:p>
              </table:table-cell>
              <table:table-cell office:value-type="float" office:value="88.77476">
                <text:p>88.77476</text:p>
              </table:table-cell>
              <table:table-cell office:value-type="float" office:value="88.78613">
                <text:p>88.78613</text:p>
              </table:table-cell>
              <table:table-cell office:value-type="float" office:value="89.02352">
                <text:p>89.02352</text:p>
              </table:table-cell>
              <table:table-cell office:value-type="float" office:value="89.71726">
                <text:p>89.71726</text:p>
              </table:table-cell>
              <table:table-cell office:value-type="float" office:value="91.55172">
                <text:p>91.55172</text:p>
              </table:table-cell>
              <table:table-cell office:value-type="float" office:value="89.04207">
                <text:p>89.04207</text:p>
              </table:table-cell>
              <table:table-cell office:value-type="float" office:value="89.05779">
                <text:p>89.05779</text:p>
              </table:table-cell>
              <table:table-cell office:value-type="float" office:value="89.17336">
                <text:p>89.17336</text:p>
              </table:table-cell>
              <table:table-cell office:value-type="float" office:value="89.7809">
                <text:p>89.7809</text:p>
              </table:table-cell>
              <table:table-cell office:value-type="float" office:value="88.91479">
                <text:p>88.91479</text:p>
              </table:table-cell>
              <table:table-cell office:value-type="float" office:value="92.12562">
                <text:p>92.12562</text:p>
              </table:table-cell>
              <table:table-cell office:value-type="float" office:value="92.3816">
                <text:p>92.3816</text:p>
              </table:table-cell>
              <table:table-cell office:value-type="float" office:value="89.09413">
                <text:p>89.09413</text:p>
              </table:table-cell>
              <table:table-cell office:value-type="float" office:value="88.4998">
                <text:p>88.4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.29042">
                <text:p>90.29042</text:p>
              </table:table-cell>
              <table:table-cell office:value-type="float" office:value="88.88463">
                <text:p>88.88463</text:p>
              </table:table-cell>
              <table:table-cell office:value-type="float" office:value="91.11362">
                <text:p>91.11362</text:p>
              </table:table-cell>
              <table:table-cell office:value-type="float" office:value="88.75325">
                <text:p>88.75325</text:p>
              </table:table-cell>
              <table:table-cell office:value-type="float" office:value="90.43678">
                <text:p>90.43678</text:p>
              </table:table-cell>
              <table:table-cell office:value-type="float" office:value="88.16067">
                <text:p>88.16067</text:p>
              </table:table-cell>
              <table:table-cell office:value-type="float" office:value="88.56945">
                <text:p>88.56945</text:p>
              </table:table-cell>
              <table:table-cell office:value-type="float" office:value="88.58078">
                <text:p>88.58078</text:p>
              </table:table-cell>
              <table:table-cell office:value-type="float" office:value="88.99924">
                <text:p>88.99924</text:p>
              </table:table-cell>
              <table:table-cell office:value-type="float" office:value="89.39787">
                <text:p>89.39787</text:p>
              </table:table-cell>
              <table:table-cell office:value-type="float" office:value="91.66612">
                <text:p>91.66612</text:p>
              </table:table-cell>
              <table:table-cell office:value-type="float" office:value="88.72445">
                <text:p>88.72445</text:p>
              </table:table-cell>
              <table:table-cell office:value-type="float" office:value="89.03747">
                <text:p>89.03747</text:p>
              </table:table-cell>
              <table:table-cell office:value-type="float" office:value="89.04163">
                <text:p>89.04163</text:p>
              </table:table-cell>
              <table:table-cell office:value-type="float" office:value="89.46609">
                <text:p>89.46609</text:p>
              </table:table-cell>
              <table:table-cell office:value-type="float" office:value="88.89">
                <text:p>88.89</text:p>
              </table:table-cell>
              <table:table-cell office:value-type="float" office:value="92.06961">
                <text:p>92.06961</text:p>
              </table:table-cell>
              <table:table-cell office:value-type="float" office:value="92.28504">
                <text:p>92.28504</text:p>
              </table:table-cell>
              <table:table-cell office:value-type="float" office:value="88.8919">
                <text:p>88.8919</text:p>
              </table:table-cell>
              <table:table-cell office:value-type="float" office:value="88.48002">
                <text:p>88.48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96474">
                <text:p>89.96474</text:p>
              </table:table-cell>
              <table:table-cell office:value-type="float" office:value="88.57689">
                <text:p>88.57689</text:p>
              </table:table-cell>
              <table:table-cell office:value-type="float" office:value="90.96431">
                <text:p>90.96431</text:p>
              </table:table-cell>
              <table:table-cell office:value-type="float" office:value="88.55179">
                <text:p>88.55179</text:p>
              </table:table-cell>
              <table:table-cell office:value-type="float" office:value="90.10183">
                <text:p>90.10183</text:p>
              </table:table-cell>
              <table:table-cell office:value-type="float" office:value="88.0306">
                <text:p>88.0306</text:p>
              </table:table-cell>
              <table:table-cell office:value-type="float" office:value="88.43862">
                <text:p>88.43862</text:p>
              </table:table-cell>
              <table:table-cell office:value-type="float" office:value="88.45">
                <text:p>88.45</text:p>
              </table:table-cell>
              <table:table-cell office:value-type="float" office:value="88.68281">
                <text:p>88.68281</text:p>
              </table:table-cell>
              <table:table-cell office:value-type="float" office:value="89.36391">
                <text:p>89.36391</text:p>
              </table:table-cell>
              <table:table-cell office:value-type="float" office:value="91.66612">
                <text:p>91.66612</text:p>
              </table:table-cell>
              <table:table-cell office:value-type="float" office:value="88.69999">
                <text:p>88.69999</text:p>
              </table:table-cell>
              <table:table-cell office:value-type="float" office:value="88.72445">
                <text:p>88.72445</text:p>
              </table:table-cell>
              <table:table-cell office:value-type="float" office:value="88.83087">
                <text:p>88.83087</text:p>
              </table:table-cell>
              <table:table-cell office:value-type="float" office:value="89.43218">
                <text:p>89.43218</text:p>
              </table:table-cell>
              <table:table-cell office:value-type="float" office:value="88.57723">
                <text:p>88.57723</text:p>
              </table:table-cell>
              <table:table-cell office:value-type="float" office:value="91.98997">
                <text:p>91.98997</text:p>
              </table:table-cell>
              <table:table-cell office:value-type="float" office:value="92.22653">
                <text:p>92.22653</text:p>
              </table:table-cell>
              <table:table-cell office:value-type="float" office:value="88.75598">
                <text:p>88.75598</text:p>
              </table:table-cell>
              <table:table-cell office:value-type="float" office:value="88.16829">
                <text:p>88.16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9164">
                <text:p>89.9164</text:p>
              </table:table-cell>
              <table:table-cell office:value-type="float" office:value="88.54837">
                <text:p>88.54837</text:p>
              </table:table-cell>
              <table:table-cell office:value-type="float" office:value="90.73432">
                <text:p>90.73432</text:p>
              </table:table-cell>
              <table:table-cell office:value-type="float" office:value="88.41171">
                <text:p>88.41171</text:p>
              </table:table-cell>
              <table:table-cell office:value-type="float" office:value="90.06681">
                <text:p>90.06681</text:p>
              </table:table-cell>
              <table:table-cell office:value-type="float" office:value="87.83089">
                <text:p>87.83089</text:p>
              </table:table-cell>
              <table:table-cell office:value-type="float" office:value="88.24677">
                <text:p>88.24677</text:p>
              </table:table-cell>
              <table:table-cell office:value-type="float" office:value="88.25831">
                <text:p>88.25831</text:p>
              </table:table-cell>
              <table:table-cell office:value-type="float" office:value="88.66794">
                <text:p>88.66794</text:p>
              </table:table-cell>
              <table:table-cell office:value-type="float" office:value="89.04552">
                <text:p>89.04552</text:p>
              </table:table-cell>
              <table:table-cell office:value-type="float" office:value="91.44922">
                <text:p>91.44922</text:p>
              </table:table-cell>
              <table:table-cell office:value-type="float" office:value="88.38308">
                <text:p>88.38308</text:p>
              </table:table-cell>
              <table:table-cell office:value-type="float" office:value="88.69131">
                <text:p>88.69131</text:p>
              </table:table-cell>
              <table:table-cell office:value-type="float" office:value="88.69068">
                <text:p>88.69068</text:p>
              </table:table-cell>
              <table:table-cell office:value-type="float" office:value="89.10927">
                <text:p>89.10927</text:p>
              </table:table-cell>
              <table:table-cell office:value-type="float" office:value="88.54827">
                <text:p>88.54827</text:p>
              </table:table-cell>
              <table:table-cell office:value-type="float" office:value="91.94085">
                <text:p>91.94085</text:p>
              </table:table-cell>
              <table:table-cell office:value-type="float" office:value="92.1385">
                <text:p>92.1385</text:p>
              </table:table-cell>
              <table:table-cell office:value-type="float" office:value="88.55891">
                <text:p>88.55891</text:p>
              </table:table-cell>
              <table:table-cell office:value-type="float" office:value="88.1483">
                <text:p>88.14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.60084">
                <text:p>89.60084</text:p>
              </table:table-cell>
              <table:table-cell office:value-type="float" office:value="88.24146">
                <text:p>88.24146</text:p>
              </table:table-cell>
              <table:table-cell office:value-type="float" office:value="90.58177">
                <text:p>90.58177</text:p>
              </table:table-cell>
              <table:table-cell office:value-type="float" office:value="88.21549">
                <text:p>88.21549</text:p>
              </table:table-cell>
              <table:table-cell office:value-type="float" office:value="89.742">
                <text:p>89.742</text:p>
              </table:table-cell>
              <table:table-cell office:value-type="float" office:value="87.70042">
                <text:p>87.70042</text:p>
              </table:table-cell>
              <table:table-cell office:value-type="float" office:value="88.11174">
                <text:p>88.11174</text:p>
              </table:table-cell>
              <table:table-cell office:value-type="float" office:value="88.12346">
                <text:p>88.12346</text:p>
              </table:table-cell>
              <table:table-cell office:value-type="float" office:value="88.36111">
                <text:p>88.36111</text:p>
              </table:table-cell>
              <table:table-cell office:value-type="float" office:value="89.02511">
                <text:p>89.02511</text:p>
              </table:table-cell>
              <table:table-cell office:value-type="float" office:value="91.56092">
                <text:p>91.56092</text:p>
              </table:table-cell>
              <table:table-cell office:value-type="float" office:value="88.36326">
                <text:p>88.36326</text:p>
              </table:table-cell>
              <table:table-cell office:value-type="float" office:value="88.38353">
                <text:p>88.38353</text:p>
              </table:table-cell>
              <table:table-cell office:value-type="float" office:value="88.4984">
                <text:p>88.4984</text:p>
              </table:table-cell>
              <table:table-cell office:value-type="float" office:value="89.08017">
                <text:p>89.08017</text:p>
              </table:table-cell>
              <table:table-cell office:value-type="float" office:value="88.2408">
                <text:p>88.2408</text:p>
              </table:table-cell>
              <table:table-cell office:value-type="float" office:value="91.86007">
                <text:p>91.86007</text:p>
              </table:table-cell>
              <table:table-cell office:value-type="float" office:value="92.08215">
                <text:p>92.08215</text:p>
              </table:table-cell>
              <table:table-cell office:value-type="float" office:value="88.41905">
                <text:p>88.41905</text:p>
              </table:table-cell>
              <table:table-cell office:value-type="float" office:value="87.84638">
                <text:p>87.846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.56646">
                <text:p>89.56646</text:p>
              </table:table-cell>
              <table:table-cell office:value-type="float" office:value="88.21267">
                <text:p>88.21267</text:p>
              </table:table-cell>
              <table:table-cell office:value-type="float" office:value="90.35752">
                <text:p>90.35752</text:p>
              </table:table-cell>
              <table:table-cell office:value-type="float" office:value="88.07124">
                <text:p>88.07124</text:p>
              </table:table-cell>
              <table:table-cell office:value-type="float" office:value="89.71204">
                <text:p>89.71204</text:p>
              </table:table-cell>
              <table:table-cell office:value-type="float" office:value="87.50515">
                <text:p>87.50515</text:p>
              </table:table-cell>
              <table:table-cell office:value-type="float" office:value="87.91605">
                <text:p>87.91605</text:p>
              </table:table-cell>
              <table:table-cell office:value-type="float" office:value="87.92764">
                <text:p>87.92764</text:p>
              </table:table-cell>
              <table:table-cell office:value-type="float" office:value="88.33716">
                <text:p>88.33716</text:p>
              </table:table-cell>
              <table:table-cell office:value-type="float" office:value="88.71227">
                <text:p>88.71227</text:p>
              </table:table-cell>
              <table:table-cell office:value-type="float" office:value="91.2967">
                <text:p>91.2967</text:p>
              </table:table-cell>
              <table:table-cell office:value-type="float" office:value="88.05636">
                <text:p>88.05636</text:p>
              </table:table-cell>
              <table:table-cell office:value-type="float" office:value="88.35505">
                <text:p>88.35505</text:p>
              </table:table-cell>
              <table:table-cell office:value-type="float" office:value="88.3628">
                <text:p>88.3628</text:p>
              </table:table-cell>
              <table:table-cell office:value-type="float" office:value="88.76719">
                <text:p>88.76719</text:p>
              </table:table-cell>
              <table:table-cell office:value-type="float" office:value="88.21626">
                <text:p>88.21626</text:p>
              </table:table-cell>
              <table:table-cell office:value-type="float" office:value="91.82192">
                <text:p>91.82192</text:p>
              </table:table-cell>
              <table:table-cell office:value-type="float" office:value="92.00179">
                <text:p>92.00179</text:p>
              </table:table-cell>
              <table:table-cell office:value-type="float" office:value="88.22293">
                <text:p>88.22293</text:p>
              </table:table-cell>
              <table:table-cell office:value-type="float" office:value="87.82182">
                <text:p>87.82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.24749">
                <text:p>89.24749</text:p>
              </table:table-cell>
              <table:table-cell office:value-type="float" office:value="87.91072">
                <text:p>87.91072</text:p>
              </table:table-cell>
              <table:table-cell office:value-type="float" office:value="90.21004">
                <text:p>90.21004</text:p>
              </table:table-cell>
              <table:table-cell office:value-type="float" office:value="87.87112">
                <text:p>87.87112</text:p>
              </table:table-cell>
              <table:table-cell office:value-type="float" office:value="89.39277">
                <text:p>89.39277</text:p>
              </table:table-cell>
              <table:table-cell office:value-type="float" office:value="87.36628">
                <text:p>87.36628</text:p>
              </table:table-cell>
              <table:table-cell office:value-type="float" office:value="87.77671">
                <text:p>87.77671</text:p>
              </table:table-cell>
              <table:table-cell office:value-type="float" office:value="87.78825">
                <text:p>87.78825</text:p>
              </table:table-cell>
              <table:table-cell office:value-type="float" office:value="88.02644">
                <text:p>88.02644</text:p>
              </table:table-cell>
              <table:table-cell office:value-type="float" office:value="88.67449">
                <text:p>88.67449</text:p>
              </table:table-cell>
              <table:table-cell office:value-type="float" office:value="91.28532">
                <text:p>91.28532</text:p>
              </table:table-cell>
              <table:table-cell office:value-type="float" office:value="88.02757">
                <text:p>88.02757</text:p>
              </table:table-cell>
              <table:table-cell office:value-type="float" office:value="88.04351">
                <text:p>88.04351</text:p>
              </table:table-cell>
              <table:table-cell office:value-type="float" office:value="88.16223">
                <text:p>88.16223</text:p>
              </table:table-cell>
              <table:table-cell office:value-type="float" office:value="88.7427">
                <text:p>88.7427</text:p>
              </table:table-cell>
              <table:table-cell office:value-type="float" office:value="87.90951">
                <text:p>87.90951</text:p>
              </table:table-cell>
              <table:table-cell office:value-type="float" office:value="91.82192">
                <text:p>91.82192</text:p>
              </table:table-cell>
              <table:table-cell office:value-type="float" office:value="91.95227">
                <text:p>91.95227</text:p>
              </table:table-cell>
              <table:table-cell office:value-type="float" office:value="88.08756">
                <text:p>88.08756</text:p>
              </table:table-cell>
              <table:table-cell office:value-type="float" office:value="87.50697">
                <text:p>87.50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.22267">
                <text:p>89.22267</text:p>
              </table:table-cell>
              <table:table-cell office:value-type="float" office:value="87.88223">
                <text:p>87.88223</text:p>
              </table:table-cell>
              <table:table-cell office:value-type="float" office:value="89.99633">
                <text:p>89.99633</text:p>
              </table:table-cell>
              <table:table-cell office:value-type="float" office:value="87.74499">
                <text:p>87.74499</text:p>
              </table:table-cell>
              <table:table-cell office:value-type="float" office:value="89.35903">
                <text:p>89.35903</text:p>
              </table:table-cell>
              <table:table-cell office:value-type="float" office:value="87.17065">
                <text:p>87.17065</text:p>
              </table:table-cell>
              <table:table-cell office:value-type="float" office:value="87.58559">
                <text:p>87.58559</text:p>
              </table:table-cell>
              <table:table-cell office:value-type="float" office:value="87.59684">
                <text:p>87.59684</text:p>
              </table:table-cell>
              <table:table-cell office:value-type="float" office:value="88.00679">
                <text:p>88.00679</text:p>
              </table:table-cell>
              <table:table-cell office:value-type="float" office:value="88.37138">
                <text:p>88.37138</text:p>
              </table:table-cell>
              <table:table-cell office:value-type="float" office:value="90.94698">
                <text:p>90.94698</text:p>
              </table:table-cell>
              <table:table-cell office:value-type="float" office:value="87.71668">
                <text:p>87.71668</text:p>
              </table:table-cell>
              <table:table-cell office:value-type="float" office:value="88.02824">
                <text:p>88.02824</text:p>
              </table:table-cell>
              <table:table-cell office:value-type="float" office:value="88.02722">
                <text:p>88.02722</text:p>
              </table:table-cell>
              <table:table-cell office:value-type="float" office:value="88.43052">
                <text:p>88.43052</text:p>
              </table:table-cell>
              <table:table-cell office:value-type="float" office:value="87.88955">
                <text:p>87.88955</text:p>
              </table:table-cell>
              <table:table-cell office:value-type="float" office:value="91.74854">
                <text:p>91.74854</text:p>
              </table:table-cell>
              <table:table-cell office:value-type="float" office:value="91.95227">
                <text:p>91.95227</text:p>
              </table:table-cell>
              <table:table-cell office:value-type="float" office:value="87.89128">
                <text:p>87.89128</text:p>
              </table:table-cell>
              <table:table-cell office:value-type="float" office:value="87.48663">
                <text:p>87.48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.90884">
                <text:p>88.90884</text:p>
              </table:table-cell>
              <table:table-cell office:value-type="float" office:value="87.57141">
                <text:p>87.57141</text:p>
              </table:table-cell>
              <table:table-cell office:value-type="float" office:value="89.84983">
                <text:p>89.84983</text:p>
              </table:table-cell>
              <table:table-cell office:value-type="float" office:value="87.54454">
                <text:p>87.54454</text:p>
              </table:table-cell>
              <table:table-cell office:value-type="float" office:value="89.03638">
                <text:p>89.03638</text:p>
              </table:table-cell>
              <table:table-cell office:value-type="float" office:value="87.03598">
                <text:p>87.03598</text:p>
              </table:table-cell>
              <table:table-cell office:value-type="float" office:value="87.45554">
                <text:p>87.45554</text:p>
              </table:table-cell>
              <table:table-cell office:value-type="float" office:value="87.46667">
                <text:p>87.46667</text:p>
              </table:table-cell>
              <table:table-cell office:value-type="float" office:value="87.70068">
                <text:p>87.70068</text:p>
              </table:table-cell>
              <table:table-cell office:value-type="float" office:value="88.33804">
                <text:p>88.33804</text:p>
              </table:table-cell>
              <table:table-cell office:value-type="float" office:value="90.89622">
                <text:p>90.89622</text:p>
              </table:table-cell>
              <table:table-cell office:value-type="float" office:value="87.69685">
                <text:p>87.69685</text:p>
              </table:table-cell>
              <table:table-cell office:value-type="float" office:value="87.71271">
                <text:p>87.71271</text:p>
              </table:table-cell>
              <table:table-cell office:value-type="float" office:value="87.82256">
                <text:p>87.82256</text:p>
              </table:table-cell>
              <table:table-cell office:value-type="float" office:value="88.41056">
                <text:p>88.41056</text:p>
              </table:table-cell>
              <table:table-cell office:value-type="float" office:value="87.58285">
                <text:p>87.58285</text:p>
              </table:table-cell>
              <table:table-cell office:value-type="float" office:value="91.70793">
                <text:p>91.70793</text:p>
              </table:table-cell>
              <table:table-cell office:value-type="float" office:value="91.87535">
                <text:p>91.87535</text:p>
              </table:table-cell>
              <table:table-cell office:value-type="float" office:value="87.76055">
                <text:p>87.76055</text:p>
              </table:table-cell>
              <table:table-cell office:value-type="float" office:value="87.17662">
                <text:p>87.176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.88002">
                <text:p>88.88002</text:p>
              </table:table-cell>
              <table:table-cell office:value-type="float" office:value="87.54722">
                <text:p>87.54722</text:p>
              </table:table-cell>
              <table:table-cell office:value-type="float" office:value="89.63699">
                <text:p>89.63699</text:p>
              </table:table-cell>
              <table:table-cell office:value-type="float" office:value="87.4054">
                <text:p>87.4054</text:p>
              </table:table-cell>
              <table:table-cell office:value-type="float" office:value="89.01633">
                <text:p>89.01633</text:p>
              </table:table-cell>
              <table:table-cell office:value-type="float" office:value="86.83614">
                <text:p>86.83614</text:p>
              </table:table-cell>
              <table:table-cell office:value-type="float" office:value="87.2555">
                <text:p>87.2555</text:p>
              </table:table-cell>
              <table:table-cell office:value-type="float" office:value="87.26633">
                <text:p>87.26633</text:p>
              </table:table-cell>
              <table:table-cell office:value-type="float" office:value="87.6766">
                <text:p>87.6766</text:p>
              </table:table-cell>
              <table:table-cell office:value-type="float" office:value="88.0311">
                <text:p>88.0311</text:p>
              </table:table-cell>
              <table:table-cell office:value-type="float" office:value="90.55506">
                <text:p>90.55506</text:p>
              </table:table-cell>
              <table:table-cell office:value-type="float" office:value="87.39071">
                <text:p>87.39071</text:p>
              </table:table-cell>
              <table:table-cell office:value-type="float" office:value="87.69287">
                <text:p>87.69287</text:p>
              </table:table-cell>
              <table:table-cell office:value-type="float" office:value="87.69657">
                <text:p>87.69657</text:p>
              </table:table-cell>
              <table:table-cell office:value-type="float" office:value="88.09881">
                <text:p>88.09881</text:p>
              </table:table-cell>
              <table:table-cell office:value-type="float" office:value="87.55825">
                <text:p>87.55825</text:p>
              </table:table-cell>
              <table:table-cell office:value-type="float" office:value="91.64647">
                <text:p>91.64647</text:p>
              </table:table-cell>
              <table:table-cell office:value-type="float" office:value="91.83309">
                <text:p>91.83309</text:p>
              </table:table-cell>
              <table:table-cell office:value-type="float" office:value="87.56492">
                <text:p>87.56492</text:p>
              </table:table-cell>
              <table:table-cell office:value-type="float" office:value="87.15162">
                <text:p>87.1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.57137">
                <text:p>88.57137</text:p>
              </table:table-cell>
              <table:table-cell office:value-type="float" office:value="87.23719">
                <text:p>87.23719</text:p>
              </table:table-cell>
              <table:table-cell office:value-type="float" office:value="89.49554">
                <text:p>89.49554</text:p>
              </table:table-cell>
              <table:table-cell office:value-type="float" office:value="87.20085">
                <text:p>87.20085</text:p>
              </table:table-cell>
              <table:table-cell office:value-type="float" office:value="88.70249">
                <text:p>88.70249</text:p>
              </table:table-cell>
              <table:table-cell office:value-type="float" office:value="86.70168">
                <text:p>86.70168</text:p>
              </table:table-cell>
              <table:table-cell office:value-type="float" office:value="87.12066">
                <text:p>87.12066</text:p>
              </table:table-cell>
              <table:table-cell office:value-type="float" office:value="87.13162">
                <text:p>87.13162</text:p>
              </table:table-cell>
              <table:table-cell office:value-type="float" office:value="87.36648">
                <text:p>87.36648</text:p>
              </table:table-cell>
              <table:table-cell office:value-type="float" office:value="88.01579">
                <text:p>88.01579</text:p>
              </table:table-cell>
              <table:table-cell office:value-type="float" office:value="90.51451">
                <text:p>90.51451</text:p>
              </table:table-cell>
              <table:table-cell office:value-type="float" office:value="87.36164">
                <text:p>87.36164</text:p>
              </table:table-cell>
              <table:table-cell office:value-type="float" office:value="87.37783">
                <text:p>87.37783</text:p>
              </table:table-cell>
              <table:table-cell office:value-type="float" office:value="87.49171">
                <text:p>87.49171</text:p>
              </table:table-cell>
              <table:table-cell office:value-type="float" office:value="88.0748">
                <text:p>88.0748</text:p>
              </table:table-cell>
              <table:table-cell office:value-type="float" office:value="87.25225">
                <text:p>87.25225</text:p>
              </table:table-cell>
              <table:table-cell office:value-type="float" office:value="91.60349">
                <text:p>91.60349</text:p>
              </table:table-cell>
              <table:table-cell office:value-type="float" office:value="91.76385">
                <text:p>91.76385</text:p>
              </table:table-cell>
              <table:table-cell office:value-type="float" office:value="87.42974">
                <text:p>87.42974</text:p>
              </table:table-cell>
              <table:table-cell office:value-type="float" office:value="86.84177">
                <text:p>86.84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8.54702">
                <text:p>88.54702</text:p>
              </table:table-cell>
              <table:table-cell office:value-type="float" office:value="87.20348">
                <text:p>87.20348</text:p>
              </table:table-cell>
              <table:table-cell office:value-type="float" office:value="89.29252">
                <text:p>89.29252</text:p>
              </table:table-cell>
              <table:table-cell office:value-type="float" office:value="87.07066">
                <text:p>87.07066</text:p>
              </table:table-cell>
              <table:table-cell office:value-type="float" office:value="88.66954">
                <text:p>88.66954</text:p>
              </table:table-cell>
              <table:table-cell office:value-type="float" office:value="86.49256">
                <text:p>86.49256</text:p>
              </table:table-cell>
              <table:table-cell office:value-type="float" office:value="86.916">
                <text:p>86.916</text:p>
              </table:table-cell>
              <table:table-cell office:value-type="float" office:value="86.92684">
                <text:p>86.92684</text:p>
              </table:table-cell>
              <table:table-cell office:value-type="float" office:value="87.34668">
                <text:p>87.34668</text:p>
              </table:table-cell>
              <table:table-cell office:value-type="float" office:value="87.70008">
                <text:p>87.70008</text:p>
              </table:table-cell>
              <table:table-cell office:value-type="float" office:value="90.17937">
                <text:p>90.17937</text:p>
              </table:table-cell>
              <table:table-cell office:value-type="float" office:value="87.05123">
                <text:p>87.05123</text:p>
              </table:table-cell>
              <table:table-cell office:value-type="float" office:value="87.35747">
                <text:p>87.35747</text:p>
              </table:table-cell>
              <table:table-cell office:value-type="float" office:value="87.36136">
                <text:p>87.36136</text:p>
              </table:table-cell>
              <table:table-cell office:value-type="float" office:value="87.76382">
                <text:p>87.76382</text:p>
              </table:table-cell>
              <table:table-cell office:value-type="float" office:value="87.22329">
                <text:p>87.22329</text:p>
              </table:table-cell>
              <table:table-cell office:value-type="float" office:value="91.54022">
                <text:p>91.54022</text:p>
              </table:table-cell>
              <table:table-cell office:value-type="float" office:value="91.70991">
                <text:p>91.70991</text:p>
              </table:table-cell>
              <table:table-cell office:value-type="float" office:value="87.22517">
                <text:p>87.22517</text:p>
              </table:table-cell>
              <table:table-cell office:value-type="float" office:value="86.80737">
                <text:p>86.807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.23937">
                <text:p>88.23937</text:p>
              </table:table-cell>
              <table:table-cell office:value-type="float" office:value="86.89789">
                <text:p>86.89789</text:p>
              </table:table-cell>
              <table:table-cell office:value-type="float" office:value="89.15175">
                <text:p>89.15175</text:p>
              </table:table-cell>
              <table:table-cell office:value-type="float" office:value="86.87041">
                <text:p>86.87041</text:p>
              </table:table-cell>
              <table:table-cell office:value-type="float" office:value="88.36197">
                <text:p>88.36197</text:p>
              </table:table-cell>
              <table:table-cell office:value-type="float" office:value="86.35371">
                <text:p>86.35371</text:p>
              </table:table-cell>
              <table:table-cell office:value-type="float" office:value="86.78551">
                <text:p>86.78551</text:p>
              </table:table-cell>
              <table:table-cell office:value-type="float" office:value="86.79629">
                <text:p>86.79629</text:p>
              </table:table-cell>
              <table:table-cell office:value-type="float" office:value="87.04588">
                <text:p>87.04588</text:p>
              </table:table-cell>
              <table:table-cell office:value-type="float" office:value="87.68043">
                <text:p>87.68043</text:p>
              </table:table-cell>
              <table:table-cell office:value-type="float" office:value="90.14412">
                <text:p>90.14412</text:p>
              </table:table-cell>
              <table:table-cell office:value-type="float" office:value="87.02595">
                <text:p>87.02595</text:p>
              </table:table-cell>
              <table:table-cell office:value-type="float" office:value="87.04712">
                <text:p>87.04712</text:p>
              </table:table-cell>
              <table:table-cell office:value-type="float" office:value="87.15183">
                <text:p>87.15183</text:p>
              </table:table-cell>
              <table:table-cell office:value-type="float" office:value="87.74389">
                <text:p>87.74389</text:p>
              </table:table-cell>
              <table:table-cell office:value-type="float" office:value="87.08849">
                <text:p>87.08849</text:p>
              </table:table-cell>
              <table:table-cell office:value-type="float" office:value="91.4945">
                <text:p>91.4945</text:p>
              </table:table-cell>
              <table:table-cell office:value-type="float" office:value="91.64818">
                <text:p>91.64818</text:p>
              </table:table-cell>
              <table:table-cell office:value-type="float" office:value="87.09025">
                <text:p>87.09025</text:p>
              </table:table-cell>
              <table:table-cell office:value-type="float" office:value="86.50209">
                <text:p>86.502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8.21506">
                <text:p>88.21506</text:p>
              </table:table-cell>
              <table:table-cell office:value-type="float" office:value="86.86828">
                <text:p>86.86828</text:p>
              </table:table-cell>
              <table:table-cell office:value-type="float" office:value="88.94946">
                <text:p>88.94946</text:p>
              </table:table-cell>
              <table:table-cell office:value-type="float" office:value="86.7311">
                <text:p>86.7311</text:p>
              </table:table-cell>
              <table:table-cell office:value-type="float" office:value="88.33361">
                <text:p>88.33361</text:p>
              </table:table-cell>
              <table:table-cell office:value-type="float" office:value="86.13996">
                <text:p>86.13996</text:p>
              </table:table-cell>
              <table:table-cell office:value-type="float" office:value="86.57628">
                <text:p>86.57628</text:p>
              </table:table-cell>
              <table:table-cell office:value-type="float" office:value="86.58705">
                <text:p>86.58705</text:p>
              </table:table-cell>
              <table:table-cell office:value-type="float" office:value="87.01651">
                <text:p>87.01651</text:p>
              </table:table-cell>
              <table:table-cell office:value-type="float" office:value="87.36523">
                <text:p>87.36523</text:p>
              </table:table-cell>
              <table:table-cell office:value-type="float" office:value="89.81887">
                <text:p>89.81887</text:p>
              </table:table-cell>
              <table:table-cell office:value-type="float" office:value="86.71131">
                <text:p>86.71131</text:p>
              </table:table-cell>
              <table:table-cell office:value-type="float" office:value="87.01326">
                <text:p>87.01326</text:p>
              </table:table-cell>
              <table:table-cell office:value-type="float" office:value="87.01687">
                <text:p>87.01687</text:p>
              </table:table-cell>
              <table:table-cell office:value-type="float" office:value="87.42874">
                <text:p>87.42874</text:p>
              </table:table-cell>
              <table:table-cell office:value-type="float" office:value="86.88351">
                <text:p>86.88351</text:p>
              </table:table-cell>
              <table:table-cell office:value-type="float" office:value="91.43814">
                <text:p>91.43814</text:p>
              </table:table-cell>
              <table:table-cell office:value-type="float" office:value="91.60926">
                <text:p>91.60926</text:p>
              </table:table-cell>
              <table:table-cell office:value-type="float" office:value="86.89008">
                <text:p>86.89008</text:p>
              </table:table-cell>
              <table:table-cell office:value-type="float" office:value="86.47117">
                <text:p>86.47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90367">
                <text:p>87.90367</text:p>
              </table:table-cell>
              <table:table-cell office:value-type="float" office:value="86.55453">
                <text:p>86.55453</text:p>
              </table:table-cell>
              <table:table-cell office:value-type="float" office:value="88.81351">
                <text:p>88.81351</text:p>
              </table:table-cell>
              <table:table-cell office:value-type="float" office:value="86.52668">
                <text:p>86.52668</text:p>
              </table:table-cell>
              <table:table-cell office:value-type="float" office:value="88.02222">
                <text:p>88.02222</text:p>
              </table:table-cell>
              <table:table-cell office:value-type="float" office:value="86.00489">
                <text:p>86.00489</text:p>
              </table:table-cell>
              <table:table-cell office:value-type="float" office:value="86.44114">
                <text:p>86.44114</text:p>
              </table:table-cell>
              <table:table-cell office:value-type="float" office:value="86.45189">
                <text:p>86.45189</text:p>
              </table:table-cell>
              <table:table-cell office:value-type="float" office:value="86.70267">
                <text:p>86.70267</text:p>
              </table:table-cell>
              <table:table-cell office:value-type="float" office:value="87.34445">
                <text:p>87.34445</text:p>
              </table:table-cell>
              <table:table-cell office:value-type="float" office:value="89.77947">
                <text:p>89.77947</text:p>
              </table:table-cell>
              <table:table-cell office:value-type="float" office:value="86.68172">
                <text:p>86.68172</text:p>
              </table:table-cell>
              <table:table-cell office:value-type="float" office:value="86.71228">
                <text:p>86.71228</text:p>
              </table:table-cell>
              <table:table-cell office:value-type="float" office:value="86.81206">
                <text:p>86.81206</text:p>
              </table:table-cell>
              <table:table-cell office:value-type="float" office:value="87.40454">
                <text:p>87.40454</text:p>
              </table:table-cell>
              <table:table-cell office:value-type="float" office:value="86.75286">
                <text:p>86.75286</text:p>
              </table:table-cell>
              <table:table-cell office:value-type="float" office:value="91.38967">
                <text:p>91.38967</text:p>
              </table:table-cell>
              <table:table-cell office:value-type="float" office:value="91.55036">
                <text:p>91.55036</text:p>
              </table:table-cell>
              <table:table-cell office:value-type="float" office:value="86.75075">
                <text:p>86.75075</text:p>
              </table:table-cell>
              <table:table-cell office:value-type="float" office:value="86.15293">
                <text:p>86.152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87964">
                <text:p>87.87964</text:p>
              </table:table-cell>
              <table:table-cell office:value-type="float" office:value="86.5153">
                <text:p>86.5153</text:p>
              </table:table-cell>
              <table:table-cell office:value-type="float" office:value="88.61201">
                <text:p>88.61201</text:p>
              </table:table-cell>
              <table:table-cell office:value-type="float" office:value="86.38275">
                <text:p>86.38275</text:p>
              </table:table-cell>
              <table:table-cell office:value-type="float" office:value="88.0071">
                <text:p>88.0071</text:p>
              </table:table-cell>
              <table:table-cell office:value-type="float" office:value="85.79535">
                <text:p>85.79535</text:p>
              </table:table-cell>
              <table:table-cell office:value-type="float" office:value="86.22749">
                <text:p>86.22749</text:p>
              </table:table-cell>
              <table:table-cell office:value-type="float" office:value="86.23809">
                <text:p>86.23809</text:p>
              </table:table-cell>
              <table:table-cell office:value-type="float" office:value="86.67723">
                <text:p>86.67723</text:p>
              </table:table-cell>
              <table:table-cell office:value-type="float" office:value="87.03411">
                <text:p>87.03411</text:p>
              </table:table-cell>
              <table:table-cell office:value-type="float" office:value="89.45972">
                <text:p>89.45972</text:p>
              </table:table-cell>
              <table:table-cell office:value-type="float" office:value="86.37656">
                <text:p>86.37656</text:p>
              </table:table-cell>
              <table:table-cell office:value-type="float" office:value="86.68279">
                <text:p>86.68279</text:p>
              </table:table-cell>
              <table:table-cell office:value-type="float" office:value="86.68179">
                <text:p>86.68179</text:p>
              </table:table-cell>
              <table:table-cell office:value-type="float" office:value="87.09417">
                <text:p>87.09417</text:p>
              </table:table-cell>
              <table:table-cell office:value-type="float" office:value="86.5484">
                <text:p>86.5484</text:p>
              </table:table-cell>
              <table:table-cell office:value-type="float" office:value="91.24183">
                <text:p>91.24183</text:p>
              </table:table-cell>
              <table:table-cell office:value-type="float" office:value="91.50862">
                <text:p>91.50862</text:p>
              </table:table-cell>
              <table:table-cell office:value-type="float" office:value="86.54996">
                <text:p>86.54996</text:p>
              </table:table-cell>
              <table:table-cell office:value-type="float" office:value="86.11744">
                <text:p>86.11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.5727">
                <text:p>87.5727</text:p>
              </table:table-cell>
              <table:table-cell office:value-type="float" office:value="86.2058">
                <text:p>86.2058</text:p>
              </table:table-cell>
              <table:table-cell office:value-type="float" office:value="88.48088">
                <text:p>88.48088</text:p>
              </table:table-cell>
              <table:table-cell office:value-type="float" office:value="86.18245">
                <text:p>86.18245</text:p>
              </table:table-cell>
              <table:table-cell office:value-type="float" office:value="87.69636">
                <text:p>87.69636</text:p>
              </table:table-cell>
              <table:table-cell office:value-type="float" office:value="85.65582">
                <text:p>85.65582</text:p>
              </table:table-cell>
              <table:table-cell office:value-type="float" office:value="86.0877">
                <text:p>86.0877</text:p>
              </table:table-cell>
              <table:table-cell office:value-type="float" office:value="86.10319">
                <text:p>86.10319</text:p>
              </table:table-cell>
              <table:table-cell office:value-type="float" office:value="86.36738">
                <text:p>86.36738</text:p>
              </table:table-cell>
              <table:table-cell office:value-type="float" office:value="87.00032">
                <text:p>87.00032</text:p>
              </table:table-cell>
              <table:table-cell office:value-type="float" office:value="89.42583">
                <text:p>89.42583</text:p>
              </table:table-cell>
              <table:table-cell office:value-type="float" office:value="86.33712">
                <text:p>86.33712</text:p>
              </table:table-cell>
              <table:table-cell office:value-type="float" office:value="86.3639">
                <text:p>86.3639</text:p>
              </table:table-cell>
              <table:table-cell office:value-type="float" office:value="86.47235">
                <text:p>86.47235</text:p>
              </table:table-cell>
              <table:table-cell office:value-type="float" office:value="87.06878">
                <text:p>87.06878</text:p>
              </table:table-cell>
              <table:table-cell office:value-type="float" office:value="86.41307">
                <text:p>86.41307</text:p>
              </table:table-cell>
              <table:table-cell office:value-type="float" office:value="91.09176">
                <text:p>91.09176</text:p>
              </table:table-cell>
              <table:table-cell office:value-type="float" office:value="91.45191">
                <text:p>91.45191</text:p>
              </table:table-cell>
              <table:table-cell office:value-type="float" office:value="86.40585">
                <text:p>86.40585</text:p>
              </table:table-cell>
              <table:table-cell office:value-type="float" office:value="85.97273">
                <text:p>85.97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54816">
                <text:p>87.54816</text:p>
              </table:table-cell>
              <table:table-cell office:value-type="float" office:value="86.16174">
                <text:p>86.16174</text:p>
              </table:table-cell>
              <table:table-cell office:value-type="float" office:value="88.27986">
                <text:p>88.27986</text:p>
              </table:table-cell>
              <table:table-cell office:value-type="float" office:value="86.03887">
                <text:p>86.03887</text:p>
              </table:table-cell>
              <table:table-cell office:value-type="float" office:value="87.67194">
                <text:p>87.67194</text:p>
              </table:table-cell>
              <table:table-cell office:value-type="float" office:value="85.43265">
                <text:p>85.43265</text:p>
              </table:table-cell>
              <table:table-cell office:value-type="float" office:value="85.87825">
                <text:p>85.87825</text:p>
              </table:table-cell>
              <table:table-cell office:value-type="float" office:value="85.88868">
                <text:p>85.88868</text:p>
              </table:table-cell>
              <table:table-cell office:value-type="float" office:value="86.32808">
                <text:p>86.32808</text:p>
              </table:table-cell>
              <table:table-cell office:value-type="float" office:value="86.69924">
                <text:p>86.69924</text:p>
              </table:table-cell>
              <table:table-cell office:value-type="float" office:value="89.10736">
                <text:p>89.10736</text:p>
              </table:table-cell>
              <table:table-cell office:value-type="float" office:value="86.02761">
                <text:p>86.02761</text:p>
              </table:table-cell>
              <table:table-cell office:value-type="float" office:value="86.33815">
                <text:p>86.33815</text:p>
              </table:table-cell>
              <table:table-cell office:value-type="float" office:value="86.33601">
                <text:p>86.33601</text:p>
              </table:table-cell>
              <table:table-cell office:value-type="float" office:value="86.75914">
                <text:p>86.75914</text:p>
              </table:table-cell>
              <table:table-cell office:value-type="float" office:value="86.20777">
                <text:p>86.20777</text:p>
              </table:table-cell>
              <table:table-cell office:value-type="float" office:value="90.85634">
                <text:p>90.85634</text:p>
              </table:table-cell>
              <table:table-cell office:value-type="float" office:value="91.40743">
                <text:p>91.40743</text:p>
              </table:table-cell>
              <table:table-cell office:value-type="float" office:value="86.20057">
                <text:p>86.20057</text:p>
              </table:table-cell>
              <table:table-cell office:value-type="float" office:value="85.74959">
                <text:p>85.74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423">
                <text:p>87.2423</text:p>
              </table:table-cell>
              <table:table-cell office:value-type="float" office:value="85.84776">
                <text:p>85.84776</text:p>
              </table:table-cell>
              <table:table-cell office:value-type="float" office:value="88.14891">
                <text:p>88.14891</text:p>
              </table:table-cell>
              <table:table-cell office:value-type="float" office:value="85.82035">
                <text:p>85.82035</text:p>
              </table:table-cell>
              <table:table-cell office:value-type="float" office:value="87.35716">
                <text:p>87.35716</text:p>
              </table:table-cell>
              <table:table-cell office:value-type="float" office:value="85.28812">
                <text:p>85.28812</text:p>
              </table:table-cell>
              <table:table-cell office:value-type="float" office:value="85.7336">
                <text:p>85.7336</text:p>
              </table:table-cell>
              <table:table-cell office:value-type="float" office:value="85.74899">
                <text:p>85.74899</text:p>
              </table:table-cell>
              <table:table-cell office:value-type="float" office:value="86.01374">
                <text:p>86.01374</text:p>
              </table:table-cell>
              <table:table-cell office:value-type="float" office:value="86.66463">
                <text:p>86.66463</text:p>
              </table:table-cell>
              <table:table-cell office:value-type="float" office:value="89.07814">
                <text:p>89.07814</text:p>
              </table:table-cell>
              <table:table-cell office:value-type="float" office:value="85.98335">
                <text:p>85.98335</text:p>
              </table:table-cell>
              <table:table-cell office:value-type="float" office:value="86.01506">
                <text:p>86.01506</text:p>
              </table:table-cell>
              <table:table-cell office:value-type="float" office:value="86.12247">
                <text:p>86.12247</text:p>
              </table:table-cell>
              <table:table-cell office:value-type="float" office:value="86.72966">
                <text:p>86.72966</text:p>
              </table:table-cell>
              <table:table-cell office:value-type="float" office:value="86.05908">
                <text:p>86.05908</text:p>
              </table:table-cell>
              <table:table-cell office:value-type="float" office:value="90.7031">
                <text:p>90.7031</text:p>
              </table:table-cell>
              <table:table-cell office:value-type="float" office:value="91.29501">
                <text:p>91.29501</text:p>
              </table:table-cell>
              <table:table-cell office:value-type="float" office:value="86.06552">
                <text:p>86.06552</text:p>
              </table:table-cell>
              <table:table-cell office:value-type="float" office:value="85.60506">
                <text:p>85.605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21309">
                <text:p>87.21309</text:p>
              </table:table-cell>
              <table:table-cell office:value-type="float" office:value="85.80749">
                <text:p>85.80749</text:p>
              </table:table-cell>
              <table:table-cell office:value-type="float" office:value="87.94372">
                <text:p>87.94372</text:p>
              </table:table-cell>
              <table:table-cell office:value-type="float" office:value="85.68044">
                <text:p>85.68044</text:p>
              </table:table-cell>
              <table:table-cell office:value-type="float" office:value="87.33689">
                <text:p>87.33689</text:p>
              </table:table-cell>
              <table:table-cell office:value-type="float" office:value="85.06912">
                <text:p>85.06912</text:p>
              </table:table-cell>
              <table:table-cell office:value-type="float" office:value="85.51935">
                <text:p>85.51935</text:p>
              </table:table-cell>
              <table:table-cell office:value-type="float" office:value="85.52101">
                <text:p>85.52101</text:p>
              </table:table-cell>
              <table:table-cell office:value-type="float" office:value="85.97842">
                <text:p>85.97842</text:p>
              </table:table-cell>
              <table:table-cell office:value-type="float" office:value="86.3505">
                <text:p>86.3505</text:p>
              </table:table-cell>
              <table:table-cell office:value-type="float" office:value="88.76475">
                <text:p>88.76475</text:p>
              </table:table-cell>
              <table:table-cell office:value-type="float" office:value="85.66901">
                <text:p>85.66901</text:p>
              </table:table-cell>
              <table:table-cell office:value-type="float" office:value="85.98431">
                <text:p>85.98431</text:p>
              </table:table-cell>
              <table:table-cell office:value-type="float" office:value="85.98255">
                <text:p>85.98255</text:p>
              </table:table-cell>
              <table:table-cell office:value-type="float" office:value="86.4108">
                <text:p>86.4108</text:p>
              </table:table-cell>
              <table:table-cell office:value-type="float" office:value="85.84921">
                <text:p>85.84921</text:p>
              </table:table-cell>
              <table:table-cell office:value-type="float" office:value="90.47363">
                <text:p>90.47363</text:p>
              </table:table-cell>
              <table:table-cell office:value-type="float" office:value="91.18065">
                <text:p>91.18065</text:p>
              </table:table-cell>
              <table:table-cell office:value-type="float" office:value="85.84707">
                <text:p>85.84707</text:p>
              </table:table-cell>
              <table:table-cell office:value-type="float" office:value="85.38546">
                <text:p>85.3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.91181">
                <text:p>86.91181</text:p>
              </table:table-cell>
              <table:table-cell office:value-type="float" office:value="85.48048">
                <text:p>85.48048</text:p>
              </table:table-cell>
              <table:table-cell office:value-type="float" office:value="87.81735">
                <text:p>87.81735</text:p>
              </table:table-cell>
              <table:table-cell office:value-type="float" office:value="85.63137">
                <text:p>85.63137</text:p>
              </table:table-cell>
              <table:table-cell office:value-type="float" office:value="87.02652">
                <text:p>87.02652</text:p>
              </table:table-cell>
              <table:table-cell office:value-type="float" office:value="84.9112">
                <text:p>84.9112</text:p>
              </table:table-cell>
              <table:table-cell office:value-type="float" office:value="85.36141">
                <text:p>85.36141</text:p>
              </table:table-cell>
              <table:table-cell office:value-type="float" office:value="85.37172">
                <text:p>85.37172</text:p>
              </table:table-cell>
              <table:table-cell office:value-type="float" office:value="85.65964">
                <text:p>85.65964</text:p>
              </table:table-cell>
              <table:table-cell office:value-type="float" office:value="86.32461">
                <text:p>86.32461</text:p>
              </table:table-cell>
              <table:table-cell office:value-type="float" office:value="88.74041">
                <text:p>88.74041</text:p>
              </table:table-cell>
              <table:table-cell office:value-type="float" office:value="85.61995">
                <text:p>85.61995</text:p>
              </table:table-cell>
              <table:table-cell office:value-type="float" office:value="85.65664">
                <text:p>85.65664</text:p>
              </table:table-cell>
              <table:table-cell office:value-type="float" office:value="85.76431">
                <text:p>85.76431</text:p>
              </table:table-cell>
              <table:table-cell office:value-type="float" office:value="86.3852">
                <text:p>86.3852</text:p>
              </table:table-cell>
              <table:table-cell office:value-type="float" office:value="85.70935">
                <text:p>85.70935</text:p>
              </table:table-cell>
              <table:table-cell office:value-type="float" office:value="90.33023">
                <text:p>90.33023</text:p>
              </table:table-cell>
              <table:table-cell office:value-type="float" office:value="91.1248">
                <text:p>91.1248</text:p>
              </table:table-cell>
              <table:table-cell office:value-type="float" office:value="85.7024">
                <text:p>85.7024</text:p>
              </table:table-cell>
              <table:table-cell office:value-type="float" office:value="85.2358">
                <text:p>85.2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.88217">
                <text:p>86.88217</text:p>
              </table:table-cell>
              <table:table-cell office:value-type="float" office:value="85.43558">
                <text:p>85.43558</text:p>
              </table:table-cell>
              <table:table-cell office:value-type="float" office:value="87.6167">
                <text:p>87.6167</text:p>
              </table:table-cell>
              <table:table-cell office:value-type="float" office:value="85.31264">
                <text:p>85.31264</text:p>
              </table:table-cell>
              <table:table-cell office:value-type="float" office:value="86.99781">
                <text:p>86.99781</text:p>
              </table:table-cell>
              <table:table-cell office:value-type="float" office:value="84.68728">
                <text:p>84.68728</text:p>
              </table:table-cell>
              <table:table-cell office:value-type="float" office:value="85.13729">
                <text:p>85.13729</text:p>
              </table:table-cell>
              <table:table-cell office:value-type="float" office:value="85.14766">
                <text:p>85.14766</text:p>
              </table:table-cell>
              <table:table-cell office:value-type="float" office:value="85.61074">
                <text:p>85.61074</text:p>
              </table:table-cell>
              <table:table-cell office:value-type="float" office:value="86.00142">
                <text:p>86.00142</text:p>
              </table:table-cell>
              <table:table-cell office:value-type="float" office:value="88.42349">
                <text:p>88.42349</text:p>
              </table:table-cell>
              <table:table-cell office:value-type="float" office:value="85.30134">
                <text:p>85.30134</text:p>
              </table:table-cell>
              <table:table-cell office:value-type="float" office:value="85.62119">
                <text:p>85.62119</text:p>
              </table:table-cell>
              <table:table-cell office:value-type="float" office:value="85.61961">
                <text:p>85.61961</text:p>
              </table:table-cell>
              <table:table-cell office:value-type="float" office:value="86.0669">
                <text:p>86.0669</text:p>
              </table:table-cell>
              <table:table-cell office:value-type="float" office:value="85.48963">
                <text:p>85.48963</text:p>
              </table:table-cell>
              <table:table-cell office:value-type="float" office:value="90.10685">
                <text:p>90.10685</text:p>
              </table:table-cell>
              <table:table-cell office:value-type="float" office:value="90.7868">
                <text:p>90.7868</text:p>
              </table:table-cell>
              <table:table-cell office:value-type="float" office:value="85.48774">
                <text:p>85.48774</text:p>
              </table:table-cell>
              <table:table-cell office:value-type="float" office:value="84.99061">
                <text:p>84.990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.56775">
                <text:p>86.56775</text:p>
              </table:table-cell>
              <table:table-cell office:value-type="float" office:value="85.10396">
                <text:p>85.10396</text:p>
              </table:table-cell>
              <table:table-cell office:value-type="float" office:value="87.4862">
                <text:p>87.4862</text:p>
              </table:table-cell>
              <table:table-cell office:value-type="float" office:value="85.25861">
                <text:p>85.25861</text:p>
              </table:table-cell>
              <table:table-cell office:value-type="float" office:value="86.68332">
                <text:p>86.68332</text:p>
              </table:table-cell>
              <table:table-cell office:value-type="float" office:value="84.52449">
                <text:p>84.52449</text:p>
              </table:table-cell>
              <table:table-cell office:value-type="float" office:value="84.98795">
                <text:p>84.98795</text:p>
              </table:table-cell>
              <table:table-cell office:value-type="float" office:value="84.98959">
                <text:p>84.98959</text:p>
              </table:table-cell>
              <table:table-cell office:value-type="float" office:value="85.28725">
                <text:p>85.28725</text:p>
              </table:table-cell>
              <table:table-cell office:value-type="float" office:value="85.97081">
                <text:p>85.97081</text:p>
              </table:table-cell>
              <table:table-cell office:value-type="float" office:value="88.40359">
                <text:p>88.40359</text:p>
              </table:table-cell>
              <table:table-cell office:value-type="float" office:value="85.24719">
                <text:p>85.24719</text:p>
              </table:table-cell>
              <table:table-cell office:value-type="float" office:value="85.29748">
                <text:p>85.29748</text:p>
              </table:table-cell>
              <table:table-cell office:value-type="float" office:value="85.40522">
                <text:p>85.40522</text:p>
              </table:table-cell>
              <table:table-cell office:value-type="float" office:value="86.03638">
                <text:p>86.03638</text:p>
              </table:table-cell>
              <table:table-cell office:value-type="float" office:value="85.33628">
                <text:p>85.33628</text:p>
              </table:table-cell>
              <table:table-cell office:value-type="float" office:value="89.96443">
                <text:p>89.96443</text:p>
              </table:table-cell>
              <table:table-cell office:value-type="float" office:value="90.73665">
                <text:p>90.73665</text:p>
              </table:table-cell>
              <table:table-cell office:value-type="float" office:value="85.33814">
                <text:p>85.33814</text:p>
              </table:table-cell>
              <table:table-cell office:value-type="float" office:value="84.83654">
                <text:p>84.836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.53803">
                <text:p>86.53803</text:p>
              </table:table-cell>
              <table:table-cell office:value-type="float" office:value="85.04469">
                <text:p>85.04469</text:p>
              </table:table-cell>
              <table:table-cell office:value-type="float" office:value="87.28143">
                <text:p>87.28143</text:p>
              </table:table-cell>
              <table:table-cell office:value-type="float" office:value="84.93523">
                <text:p>84.93523</text:p>
              </table:table-cell>
              <table:table-cell office:value-type="float" office:value="86.66233">
                <text:p>86.66233</text:p>
              </table:table-cell>
              <table:table-cell office:value-type="float" office:value="84.28169">
                <text:p>84.28169</text:p>
              </table:table-cell>
              <table:table-cell office:value-type="float" office:value="84.92412">
                <text:p>84.92412</text:p>
              </table:table-cell>
              <table:table-cell office:value-type="float" office:value="84.76008">
                <text:p>84.76008</text:p>
              </table:table-cell>
              <table:table-cell office:value-type="float" office:value="85.23708">
                <text:p>85.23708</text:p>
              </table:table-cell>
              <table:table-cell office:value-type="float" office:value="85.64278">
                <text:p>85.64278</text:p>
              </table:table-cell>
              <table:table-cell office:value-type="float" office:value="88.09648">
                <text:p>88.09648</text:p>
              </table:table-cell>
              <table:table-cell office:value-type="float" office:value="84.92369">
                <text:p>84.92369</text:p>
              </table:table-cell>
              <table:table-cell office:value-type="float" office:value="85.24346">
                <text:p>85.24346</text:p>
              </table:table-cell>
              <table:table-cell office:value-type="float" office:value="85.24702">
                <text:p>85.24702</text:p>
              </table:table-cell>
              <table:table-cell office:value-type="float" office:value="85.71356">
                <text:p>85.71356</text:p>
              </table:table-cell>
              <table:table-cell office:value-type="float" office:value="85.11191">
                <text:p>85.11191</text:p>
              </table:table-cell>
              <table:table-cell office:value-type="float" office:value="89.74677">
                <text:p>89.74677</text:p>
              </table:table-cell>
              <table:table-cell office:value-type="float" office:value="90.40053">
                <text:p>90.40053</text:p>
              </table:table-cell>
              <table:table-cell office:value-type="float" office:value="85.11014">
                <text:p>85.11014</text:p>
              </table:table-cell>
              <table:table-cell office:value-type="float" office:value="84.50855">
                <text:p>84.508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.22774">
                <text:p>86.22774</text:p>
              </table:table-cell>
              <table:table-cell office:value-type="float" office:value="84.89048">
                <text:p>84.89048</text:p>
              </table:table-cell>
              <table:table-cell office:value-type="float" office:value="87.15489">
                <text:p>87.15489</text:p>
              </table:table-cell>
              <table:table-cell office:value-type="float" office:value="84.87128">
                <text:p>84.87128</text:p>
              </table:table-cell>
              <table:table-cell office:value-type="float" office:value="86.34352">
                <text:p>86.34352</text:p>
              </table:table-cell>
              <table:table-cell office:value-type="float" office:value="84.12745">
                <text:p>84.12745</text:p>
              </table:table-cell>
              <table:table-cell office:value-type="float" office:value="84.59061">
                <text:p>84.59061</text:p>
              </table:table-cell>
              <table:table-cell office:value-type="float" office:value="84.59713">
                <text:p>84.59713</text:p>
              </table:table-cell>
              <table:table-cell office:value-type="float" office:value="84.91384">
                <text:p>84.91384</text:p>
              </table:table-cell>
              <table:table-cell office:value-type="float" office:value="85.6021">
                <text:p>85.6021</text:p>
              </table:table-cell>
              <table:table-cell office:value-type="float" office:value="88.07218">
                <text:p>88.07218</text:p>
              </table:table-cell>
              <table:table-cell office:value-type="float" office:value="84.86464">
                <text:p>84.86464</text:p>
              </table:table-cell>
              <table:table-cell office:value-type="float" office:value="84.9201">
                <text:p>84.9201</text:p>
              </table:table-cell>
              <table:table-cell office:value-type="float" office:value="85.02293">
                <text:p>85.02293</text:p>
              </table:table-cell>
              <table:table-cell office:value-type="float" office:value="85.67315">
                <text:p>85.67315</text:p>
              </table:table-cell>
              <table:table-cell office:value-type="float" office:value="84.9624">
                <text:p>84.9624</text:p>
              </table:table-cell>
              <table:table-cell office:value-type="float" office:value="89.60062">
                <text:p>89.60062</text:p>
              </table:table-cell>
              <table:table-cell office:value-type="float" office:value="90.35998">
                <text:p>90.35998</text:p>
              </table:table-cell>
              <table:table-cell office:value-type="float" office:value="84.95571">
                <text:p>84.95571</text:p>
              </table:table-cell>
              <table:table-cell office:value-type="float" office:value="84.43461">
                <text:p>84.434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.19682">
                <text:p>86.19682</text:p>
              </table:table-cell>
              <table:table-cell office:value-type="float" office:value="84.64742">
                <text:p>84.64742</text:p>
              </table:table-cell>
              <table:table-cell office:value-type="float" office:value="86.94569">
                <text:p>86.94569</text:p>
              </table:table-cell>
              <table:table-cell office:value-type="float" office:value="84.54769">
                <text:p>84.54769</text:p>
              </table:table-cell>
              <table:table-cell office:value-type="float" office:value="86.30909">
                <text:p>86.30909</text:p>
              </table:table-cell>
              <table:table-cell office:value-type="float" office:value="83.87137">
                <text:p>83.87137</text:p>
              </table:table-cell>
              <table:table-cell office:value-type="float" office:value="84.52195">
                <text:p>84.52195</text:p>
              </table:table-cell>
              <table:table-cell office:value-type="float" office:value="84.35816">
                <text:p>84.35816</text:p>
              </table:table-cell>
              <table:table-cell office:value-type="float" office:value="84.85015">
                <text:p>84.85015</text:p>
              </table:table-cell>
              <table:table-cell office:value-type="float" office:value="85.28319">
                <text:p>85.28319</text:p>
              </table:table-cell>
              <table:table-cell office:value-type="float" office:value="87.76073">
                <text:p>87.76073</text:p>
              </table:table-cell>
              <table:table-cell office:value-type="float" office:value="84.53591">
                <text:p>84.53591</text:p>
              </table:table-cell>
              <table:table-cell office:value-type="float" office:value="84.86081">
                <text:p>84.86081</text:p>
              </table:table-cell>
              <table:table-cell office:value-type="float" office:value="84.8646">
                <text:p>84.8646</text:p>
              </table:table-cell>
              <table:table-cell office:value-type="float" office:value="85.52619">
                <text:p>85.52619</text:p>
              </table:table-cell>
              <table:table-cell office:value-type="float" office:value="84.72408">
                <text:p>84.72408</text:p>
              </table:table-cell>
              <table:table-cell office:value-type="float" office:value="89.38832">
                <text:p>89.38832</text:p>
              </table:table-cell>
              <table:table-cell office:value-type="float" office:value="90.0336">
                <text:p>90.0336</text:p>
              </table:table-cell>
              <table:table-cell office:value-type="float" office:value="84.71737">
                <text:p>84.71737</text:p>
              </table:table-cell>
              <table:table-cell office:value-type="float" office:value="84.09321">
                <text:p>84.09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.87325">
                <text:p>85.87325</text:p>
              </table:table-cell>
              <table:table-cell office:value-type="float" office:value="84.4847">
                <text:p>84.4847</text:p>
              </table:table-cell>
              <table:table-cell office:value-type="float" office:value="86.81452">
                <text:p>86.81452</text:p>
              </table:table-cell>
              <table:table-cell office:value-type="float" office:value="84.47873">
                <text:p>84.47873</text:p>
              </table:table-cell>
              <table:table-cell office:value-type="float" office:value="85.99408">
                <text:p>85.99408</text:p>
              </table:table-cell>
              <table:table-cell office:value-type="float" office:value="83.70729">
                <text:p>83.70729</text:p>
              </table:table-cell>
              <table:table-cell office:value-type="float" office:value="84.18008">
                <text:p>84.18008</text:p>
              </table:table-cell>
              <table:table-cell office:value-type="float" office:value="84.19037">
                <text:p>84.19037</text:p>
              </table:table-cell>
              <table:table-cell office:value-type="float" office:value="84.51297">
                <text:p>84.51297</text:p>
              </table:table-cell>
              <table:table-cell office:value-type="float" office:value="85.22891">
                <text:p>85.22891</text:p>
              </table:table-cell>
              <table:table-cell office:value-type="float" office:value="87.74056">
                <text:p>87.74056</text:p>
              </table:table-cell>
              <table:table-cell office:value-type="float" office:value="84.46687">
                <text:p>84.46687</text:p>
              </table:table-cell>
              <table:table-cell office:value-type="float" office:value="84.5328">
                <text:p>84.5328</text:p>
              </table:table-cell>
              <table:table-cell office:value-type="float" office:value="84.63025">
                <text:p>84.63025</text:p>
              </table:table-cell>
              <table:table-cell office:value-type="float" office:value="85.29771">
                <text:p>85.29771</text:p>
              </table:table-cell>
              <table:table-cell office:value-type="float" office:value="84.56946">
                <text:p>84.56946</text:p>
              </table:table-cell>
              <table:table-cell office:value-type="float" office:value="89.24478">
                <text:p>89.24478</text:p>
              </table:table-cell>
              <table:table-cell office:value-type="float" office:value="89.98482">
                <text:p>89.98482</text:p>
              </table:table-cell>
              <table:table-cell office:value-type="float" office:value="84.56313">
                <text:p>84.56313</text:p>
              </table:table-cell>
              <table:table-cell office:value-type="float" office:value="84.01926">
                <text:p>84.01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.83737">
                <text:p>85.83737</text:p>
              </table:table-cell>
              <table:table-cell office:value-type="float" office:value="84.23706">
                <text:p>84.23706</text:p>
              </table:table-cell>
              <table:table-cell office:value-type="float" office:value="86.49989">
                <text:p>86.49989</text:p>
              </table:table-cell>
              <table:table-cell office:value-type="float" office:value="84.13666">
                <text:p>84.13666</text:p>
              </table:table-cell>
              <table:table-cell office:value-type="float" office:value="85.96297">
                <text:p>85.96297</text:p>
              </table:table-cell>
              <table:table-cell office:value-type="float" office:value="83.4465">
                <text:p>83.4465</text:p>
              </table:table-cell>
              <table:table-cell office:value-type="float" office:value="84.10135">
                <text:p>84.10135</text:p>
              </table:table-cell>
              <table:table-cell office:value-type="float" office:value="83.93791">
                <text:p>83.93791</text:p>
              </table:table-cell>
              <table:table-cell office:value-type="float" office:value="84.44789">
                <text:p>84.44789</text:p>
              </table:table-cell>
              <table:table-cell office:value-type="float" office:value="84.9048">
                <text:p>84.9048</text:p>
              </table:table-cell>
              <table:table-cell office:value-type="float" office:value="87.4336">
                <text:p>87.4336</text:p>
              </table:table-cell>
              <table:table-cell office:value-type="float" office:value="84.12985">
                <text:p>84.12985</text:p>
              </table:table-cell>
              <table:table-cell office:value-type="float" office:value="84.46343">
                <text:p>84.46343</text:p>
              </table:table-cell>
              <table:table-cell office:value-type="float" office:value="84.46716">
                <text:p>84.46716</text:p>
              </table:table-cell>
              <table:table-cell office:value-type="float" office:value="85.15326">
                <text:p>85.15326</text:p>
              </table:table-cell>
              <table:table-cell office:value-type="float" office:value="84.32679">
                <text:p>84.32679</text:p>
              </table:table-cell>
              <table:table-cell office:value-type="float" office:value="89.04242">
                <text:p>89.04242</text:p>
              </table:table-cell>
              <table:table-cell office:value-type="float" office:value="89.66838">
                <text:p>89.66838</text:p>
              </table:table-cell>
              <table:table-cell office:value-type="float" office:value="84.31987">
                <text:p>84.31987</text:p>
              </table:table-cell>
              <table:table-cell office:value-type="float" office:value="83.67314">
                <text:p>83.67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52304">
                <text:p>85.52304</text:p>
              </table:table-cell>
              <table:table-cell office:value-type="float" office:value="84.06422">
                <text:p>84.06422</text:p>
              </table:table-cell>
              <table:table-cell office:value-type="float" office:value="86.47362">
                <text:p>86.47362</text:p>
              </table:table-cell>
              <table:table-cell office:value-type="float" office:value="84.06256">
                <text:p>84.06256</text:p>
              </table:table-cell>
              <table:table-cell office:value-type="float" office:value="85.63955">
                <text:p>85.63955</text:p>
              </table:table-cell>
              <table:table-cell office:value-type="float" office:value="83.4465">
                <text:p>83.4465</text:p>
              </table:table-cell>
              <table:table-cell office:value-type="float" office:value="83.7548">
                <text:p>83.7548</text:p>
              </table:table-cell>
              <table:table-cell office:value-type="float" office:value="83.77005">
                <text:p>83.77005</text:p>
              </table:table-cell>
              <table:table-cell office:value-type="float" office:value="84.1059">
                <text:p>84.1059</text:p>
              </table:table-cell>
              <table:table-cell office:value-type="float" office:value="84.84553">
                <text:p>84.84553</text:p>
              </table:table-cell>
              <table:table-cell office:value-type="float" office:value="87.40393">
                <text:p>87.40393</text:p>
              </table:table-cell>
              <table:table-cell office:value-type="float" office:value="84.05567">
                <text:p>84.05567</text:p>
              </table:table-cell>
              <table:table-cell office:value-type="float" office:value="84.13543">
                <text:p>84.13543</text:p>
              </table:table-cell>
              <table:table-cell office:value-type="float" office:value="84.22436">
                <text:p>84.22436</text:p>
              </table:table-cell>
              <table:table-cell office:value-type="float" office:value="84.92367">
                <text:p>84.92367</text:p>
              </table:table-cell>
              <table:table-cell office:value-type="float" office:value="84.15851">
                <text:p>84.15851</text:p>
              </table:table-cell>
              <table:table-cell office:value-type="float" office:value="88.906">
                <text:p>88.906</text:p>
              </table:table-cell>
              <table:table-cell office:value-type="float" office:value="89.63846">
                <text:p>89.63846</text:p>
              </table:table-cell>
              <table:table-cell office:value-type="float" office:value="84.16076">
                <text:p>84.16076</text:p>
              </table:table-cell>
              <table:table-cell office:value-type="float" office:value="83.67314">
                <text:p>83.673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.46864">
                <text:p>85.46864</text:p>
              </table:table-cell>
              <table:table-cell office:value-type="float" office:value="83.81157">
                <text:p>83.81157</text:p>
              </table:table-cell>
              <table:table-cell office:value-type="float" office:value="86.15479">
                <text:p>86.15479</text:p>
              </table:table-cell>
              <table:table-cell office:value-type="float" office:value="83.72082">
                <text:p>83.72082</text:p>
              </table:table-cell>
              <table:table-cell office:value-type="float" office:value="85.59874">
                <text:p>85.59874</text:p>
              </table:table-cell>
              <table:table-cell office:value-type="float" office:value="83.27376">
                <text:p>83.27376</text:p>
              </table:table-cell>
              <table:table-cell office:value-type="float" office:value="83.7548">
                <text:p>83.7548</text:p>
              </table:table-cell>
              <table:table-cell office:value-type="float" office:value="83.77005">
                <text:p>83.77005</text:p>
              </table:table-cell>
              <table:table-cell office:value-type="float" office:value="84.03199">
                <text:p>84.03199</text:p>
              </table:table-cell>
              <table:table-cell office:value-type="float" office:value="84.51689">
                <text:p>84.51689</text:p>
              </table:table-cell>
              <table:table-cell office:value-type="float" office:value="87.09296">
                <text:p>87.09296</text:p>
              </table:table-cell>
              <table:table-cell office:value-type="float" office:value="83.70867">
                <text:p>83.70867</text:p>
              </table:table-cell>
              <table:table-cell office:value-type="float" office:value="84.05233">
                <text:p>84.05233</text:p>
              </table:table-cell>
              <table:table-cell office:value-type="float" office:value="84.06444">
                <text:p>84.06444</text:p>
              </table:table-cell>
              <table:table-cell office:value-type="float" office:value="84.76569">
                <text:p>84.76569</text:p>
              </table:table-cell>
              <table:table-cell office:value-type="float" office:value="83.826">
                <text:p>83.826</text:p>
              </table:table-cell>
              <table:table-cell office:value-type="float" office:value="88.69528">
                <text:p>88.69528</text:p>
              </table:table-cell>
              <table:table-cell office:value-type="float" office:value="89.31925">
                <text:p>89.31925</text:p>
              </table:table-cell>
              <table:table-cell office:value-type="float" office:value="83.90401">
                <text:p>83.90401</text:p>
              </table:table-cell>
              <table:table-cell office:value-type="float" office:value="83.58055">
                <text:p>83.58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.46864">
                <text:p>85.46864</text:p>
              </table:table-cell>
              <table:table-cell office:value-type="float" office:value="83.81157">
                <text:p>83.81157</text:p>
              </table:table-cell>
              <table:table-cell office:value-type="float" office:value="86.15479">
                <text:p>86.15479</text:p>
              </table:table-cell>
              <table:table-cell office:value-type="float" office:value="83.72082">
                <text:p>83.72082</text:p>
              </table:table-cell>
              <table:table-cell office:value-type="float" office:value="85.27972">
                <text:p>85.27972</text:p>
              </table:table-cell>
              <table:table-cell office:value-type="float" office:value="83.00267">
                <text:p>83.00267</text:p>
              </table:table-cell>
              <table:table-cell office:value-type="float" office:value="83.66234">
                <text:p>83.66234</text:p>
              </table:table-cell>
              <table:table-cell office:value-type="float" office:value="83.50394">
                <text:p>83.50394</text:p>
              </table:table-cell>
              <table:table-cell office:value-type="float" office:value="83.6852">
                <text:p>83.6852</text:p>
              </table:table-cell>
              <table:table-cell office:value-type="float" office:value="84.44765">
                <text:p>84.44765</text:p>
              </table:table-cell>
              <table:table-cell office:value-type="float" office:value="87.07252">
                <text:p>87.07252</text:p>
              </table:table-cell>
              <table:table-cell office:value-type="float" office:value="83.70867">
                <text:p>83.70867</text:p>
              </table:table-cell>
              <table:table-cell office:value-type="float" office:value="83.71076">
                <text:p>83.71076</text:p>
              </table:table-cell>
              <table:table-cell office:value-type="float" office:value="83.80344">
                <text:p>83.80344</text:p>
              </table:table-cell>
              <table:table-cell office:value-type="float" office:value="84.53128">
                <text:p>84.53128</text:p>
              </table:table-cell>
              <table:table-cell office:value-type="float" office:value="83.826">
                <text:p>83.826</text:p>
              </table:table-cell>
              <table:table-cell office:value-type="float" office:value="88.55982">
                <text:p>88.55982</text:p>
              </table:table-cell>
              <table:table-cell office:value-type="float" office:value="89.31925">
                <text:p>89.31925</text:p>
              </table:table-cell>
              <table:table-cell office:value-type="float" office:value="83.90401">
                <text:p>83.90401</text:p>
              </table:table-cell>
              <table:table-cell office:value-type="float" office:value="83.23444">
                <text:p>83.23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5.32401">
                <text:p>85.32401</text:p>
              </table:table-cell>
              <table:table-cell office:value-type="float" office:value="83.63895">
                <text:p>83.63895</text:p>
              </table:table-cell>
              <table:table-cell office:value-type="float" office:value="86.12364">
                <text:p>86.12364</text:p>
              </table:table-cell>
              <table:table-cell office:value-type="float" office:value="83.63303">
                <text:p>83.63303</text:p>
              </table:table-cell>
              <table:table-cell office:value-type="float" office:value="85.27972">
                <text:p>85.27972</text:p>
              </table:table-cell>
              <table:table-cell office:value-type="float" office:value="82.82462">
                <text:p>82.82462</text:p>
              </table:table-cell>
              <table:table-cell office:value-type="float" office:value="83.31601">
                <text:p>83.31601</text:p>
              </table:table-cell>
              <table:table-cell office:value-type="float" office:value="83.32595">
                <text:p>83.32595</text:p>
              </table:table-cell>
              <table:table-cell office:value-type="float" office:value="83.6852">
                <text:p>83.6852</text:p>
              </table:table-cell>
              <table:table-cell office:value-type="float" office:value="84.11931">
                <text:p>84.11931</text:p>
              </table:table-cell>
              <table:table-cell office:value-type="float" office:value="86.75729">
                <text:p>86.75729</text:p>
              </table:table-cell>
              <table:table-cell office:value-type="float" office:value="83.62944">
                <text:p>83.62944</text:p>
              </table:table-cell>
              <table:table-cell office:value-type="float" office:value="83.71076">
                <text:p>83.71076</text:p>
              </table:table-cell>
              <table:table-cell office:value-type="float" office:value="83.80344">
                <text:p>83.80344</text:p>
              </table:table-cell>
              <table:table-cell office:value-type="float" office:value="84.53128">
                <text:p>84.53128</text:p>
              </table:table-cell>
              <table:table-cell office:value-type="float" office:value="83.73787">
                <text:p>83.73787</text:p>
              </table:table-cell>
              <table:table-cell office:value-type="float" office:value="88.55982">
                <text:p>88.55982</text:p>
              </table:table-cell>
              <table:table-cell office:value-type="float" office:value="89.28036">
                <text:p>89.28036</text:p>
              </table:table-cell>
              <table:table-cell office:value-type="float" office:value="83.73117">
                <text:p>83.73117</text:p>
              </table:table-cell>
              <table:table-cell office:value-type="float" office:value="83.12799">
                <text:p>83.127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.09902">
                <text:p>85.09902</text:p>
              </table:table-cell>
              <table:table-cell office:value-type="float" office:value="83.36393">
                <text:p>83.36393</text:p>
              </table:table-cell>
              <table:table-cell office:value-type="float" office:value="85.80864">
                <text:p>85.80864</text:p>
              </table:table-cell>
              <table:table-cell office:value-type="float" office:value="83.28627">
                <text:p>83.28627</text:p>
              </table:table-cell>
              <table:table-cell office:value-type="float" office:value="85.22055">
                <text:p>85.22055</text:p>
              </table:table-cell>
              <table:table-cell office:value-type="float" office:value="82.54482">
                <text:p>82.54482</text:p>
              </table:table-cell>
              <table:table-cell office:value-type="float" office:value="83.21844">
                <text:p>83.21844</text:p>
              </table:table-cell>
              <table:table-cell office:value-type="float" office:value="83.04629">
                <text:p>83.04629</text:p>
              </table:table-cell>
              <table:table-cell office:value-type="float" office:value="83.59271">
                <text:p>83.59271</text:p>
              </table:table-cell>
              <table:table-cell office:value-type="float" office:value="84.11931">
                <text:p>84.11931</text:p>
              </table:table-cell>
              <table:table-cell office:value-type="float" office:value="86.75729">
                <text:p>86.75729</text:p>
              </table:table-cell>
              <table:table-cell office:value-type="float" office:value="83.2741">
                <text:p>83.2741</text:p>
              </table:table-cell>
              <table:table-cell office:value-type="float" office:value="83.62626">
                <text:p>83.62626</text:p>
              </table:table-cell>
              <table:table-cell office:value-type="float" office:value="83.6304">
                <text:p>83.6304</text:p>
              </table:table-cell>
              <table:table-cell office:value-type="float" office:value="84.36847">
                <text:p>84.36847</text:p>
              </table:table-cell>
              <table:table-cell office:value-type="float" office:value="83.39168">
                <text:p>83.39168</text:p>
              </table:table-cell>
              <table:table-cell office:value-type="float" office:value="88.3675">
                <text:p>88.3675</text:p>
              </table:table-cell>
              <table:table-cell office:value-type="float" office:value="88.97065">
                <text:p>88.97065</text:p>
              </table:table-cell>
              <table:table-cell office:value-type="float" office:value="83.47817">
                <text:p>83.47817</text:p>
              </table:table-cell>
              <table:table-cell office:value-type="float" office:value="82.77228">
                <text:p>82.772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.94087">
                <text:p>84.94087</text:p>
              </table:table-cell>
              <table:table-cell office:value-type="float" office:value="83.1864">
                <text:p>83.1864</text:p>
              </table:table-cell>
              <table:table-cell office:value-type="float" office:value="85.7725">
                <text:p>85.7725</text:p>
              </table:table-cell>
              <table:table-cell office:value-type="float" office:value="83.17982">
                <text:p>83.17982</text:p>
              </table:table-cell>
              <table:table-cell office:value-type="float" office:value="84.90176">
                <text:p>84.90176</text:p>
              </table:table-cell>
              <table:table-cell office:value-type="float" office:value="82.34117">
                <text:p>82.34117</text:p>
              </table:table-cell>
              <table:table-cell office:value-type="float" office:value="82.84149">
                <text:p>82.84149</text:p>
              </table:table-cell>
              <table:table-cell office:value-type="float" office:value="82.85136">
                <text:p>82.85136</text:p>
              </table:table-cell>
              <table:table-cell office:value-type="float" office:value="83.24092">
                <text:p>83.24092</text:p>
              </table:table-cell>
              <table:table-cell office:value-type="float" office:value="84.04508">
                <text:p>84.04508</text:p>
              </table:table-cell>
              <table:table-cell office:value-type="float" office:value="86.72756">
                <text:p>86.72756</text:p>
              </table:table-cell>
              <table:table-cell office:value-type="float" office:value="83.18117">
                <text:p>83.18117</text:p>
              </table:table-cell>
              <table:table-cell office:value-type="float" office:value="83.27111">
                <text:p>83.27111</text:p>
              </table:table-cell>
              <table:table-cell office:value-type="float" office:value="83.36411">
                <text:p>83.36411</text:p>
              </table:table-cell>
              <table:table-cell office:value-type="float" office:value="84.12046">
                <text:p>84.12046</text:p>
              </table:table-cell>
              <table:table-cell office:value-type="float" office:value="83.29865">
                <text:p>83.29865</text:p>
              </table:table-cell>
              <table:table-cell office:value-type="float" office:value="88.2366">
                <text:p>88.2366</text:p>
              </table:table-cell>
              <table:table-cell office:value-type="float" office:value="88.94139">
                <text:p>88.94139</text:p>
              </table:table-cell>
              <table:table-cell office:value-type="float" office:value="83.29174">
                <text:p>83.29174</text:p>
              </table:table-cell>
              <table:table-cell office:value-type="float" office:value="82.6315">
                <text:p>82.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7115">
                <text:p>84.7115</text:p>
              </table:table-cell>
              <table:table-cell office:value-type="float" office:value="82.90183">
                <text:p>82.90183</text:p>
              </table:table-cell>
              <table:table-cell office:value-type="float" office:value="85.44488">
                <text:p>85.44488</text:p>
              </table:table-cell>
              <table:table-cell office:value-type="float" office:value="82.83377">
                <text:p>82.83377</text:p>
              </table:table-cell>
              <table:table-cell office:value-type="float" office:value="84.83719">
                <text:p>84.83719</text:p>
              </table:table-cell>
              <table:table-cell office:value-type="float" office:value="82.01861">
                <text:p>82.01861</text:p>
              </table:table-cell>
              <table:table-cell office:value-type="float" office:value="82.69225">
                <text:p>82.69225</text:p>
              </table:table-cell>
              <table:table-cell office:value-type="float" office:value="82.53407">
                <text:p>82.53407</text:p>
              </table:table-cell>
              <table:table-cell office:value-type="float" office:value="83.13482">
                <text:p>83.13482</text:p>
              </table:table-cell>
              <table:table-cell office:value-type="float" office:value="83.698">
                <text:p>83.698</text:p>
              </table:table-cell>
              <table:table-cell office:value-type="float" office:value="86.4131">
                <text:p>86.4131</text:p>
              </table:table-cell>
              <table:table-cell office:value-type="float" office:value="82.82996">
                <text:p>82.82996</text:p>
              </table:table-cell>
              <table:table-cell office:value-type="float" office:value="83.17792">
                <text:p>83.17792</text:p>
              </table:table-cell>
              <table:table-cell office:value-type="float" office:value="83.1824">
                <text:p>83.1824</text:p>
              </table:table-cell>
              <table:table-cell office:value-type="float" office:value="83.95273">
                <text:p>83.95273</text:p>
              </table:table-cell>
              <table:table-cell office:value-type="float" office:value="83.29865">
                <text:p>83.29865</text:p>
              </table:table-cell>
              <table:table-cell office:value-type="float" office:value="88.21197">
                <text:p>88.21197</text:p>
              </table:table-cell>
              <table:table-cell office:value-type="float" office:value="88.62403">
                <text:p>88.62403</text:p>
              </table:table-cell>
              <table:table-cell office:value-type="float" office:value="83.02044">
                <text:p>83.02044</text:p>
              </table:table-cell>
              <table:table-cell office:value-type="float" office:value="82.24646">
                <text:p>82.246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.55728">
                <text:p>84.55728</text:p>
              </table:table-cell>
              <table:table-cell office:value-type="float" office:value="82.68975">
                <text:p>82.68975</text:p>
              </table:table-cell>
              <table:table-cell office:value-type="float" office:value="85.40456">
                <text:p>85.40456</text:p>
              </table:table-cell>
              <table:table-cell office:value-type="float" office:value="82.71341">
                <text:p>82.71341</text:p>
              </table:table-cell>
              <table:table-cell office:value-type="float" office:value="84.50914">
                <text:p>84.50914</text:p>
              </table:table-cell>
              <table:table-cell office:value-type="float" office:value="81.80162">
                <text:p>81.80162</text:p>
              </table:table-cell>
              <table:table-cell office:value-type="float" office:value="82.3073">
                <text:p>82.3073</text:p>
              </table:table-cell>
              <table:table-cell office:value-type="float" office:value="82.31706">
                <text:p>82.31706</text:p>
              </table:table-cell>
              <table:table-cell office:value-type="float" office:value="82.76645">
                <text:p>82.76645</text:p>
              </table:table-cell>
              <table:table-cell office:value-type="float" office:value="83.60999">
                <text:p>83.60999</text:p>
              </table:table-cell>
              <table:table-cell office:value-type="float" office:value="86.37801">
                <text:p>86.37801</text:p>
              </table:table-cell>
              <table:table-cell office:value-type="float" office:value="82.70969">
                <text:p>82.70969</text:p>
              </table:table-cell>
              <table:table-cell office:value-type="float" office:value="82.82709">
                <text:p>82.82709</text:p>
              </table:table-cell>
              <table:table-cell office:value-type="float" office:value="82.83099">
                <text:p>82.83099</text:p>
              </table:table-cell>
              <table:table-cell office:value-type="float" office:value="83.69137">
                <text:p>83.69137</text:p>
              </table:table-cell>
              <table:table-cell office:value-type="float" office:value="82.94786">
                <text:p>82.94786</text:p>
              </table:table-cell>
              <table:table-cell office:value-type="float" office:value="87.90035">
                <text:p>87.90035</text:p>
              </table:table-cell>
              <table:table-cell office:value-type="float" office:value="88.5998">
                <text:p>88.5998</text:p>
              </table:table-cell>
              <table:table-cell office:value-type="float" office:value="82.83421">
                <text:p>82.83421</text:p>
              </table:table-cell>
              <table:table-cell office:value-type="float" office:value="82.09186">
                <text:p>82.091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.31466">
                <text:p>84.31466</text:p>
              </table:table-cell>
              <table:table-cell office:value-type="float" office:value="82.37595">
                <text:p>82.37595</text:p>
              </table:table-cell>
              <table:table-cell office:value-type="float" office:value="85.08109">
                <text:p>85.08109</text:p>
              </table:table-cell>
              <table:table-cell office:value-type="float" office:value="82.33315">
                <text:p>82.33315</text:p>
              </table:table-cell>
              <table:table-cell office:value-type="float" office:value="84.44514">
                <text:p>84.44514</text:p>
              </table:table-cell>
              <table:table-cell office:value-type="float" office:value="81.47423">
                <text:p>81.47423</text:p>
              </table:table-cell>
              <table:table-cell office:value-type="float" office:value="82.1616">
                <text:p>82.1616</text:p>
              </table:table-cell>
              <table:table-cell office:value-type="float" office:value="81.99833">
                <text:p>81.99833</text:p>
              </table:table-cell>
              <table:table-cell office:value-type="float" office:value="82.62204">
                <text:p>82.62204</text:p>
              </table:table-cell>
              <table:table-cell office:value-type="float" office:value="83.26348">
                <text:p>83.26348</text:p>
              </table:table-cell>
              <table:table-cell office:value-type="float" office:value="86.06782">
                <text:p>86.06782</text:p>
              </table:table-cell>
              <table:table-cell office:value-type="float" office:value="82.32956">
                <text:p>82.32956</text:p>
              </table:table-cell>
              <table:table-cell office:value-type="float" office:value="82.71188">
                <text:p>82.71188</text:p>
              </table:table-cell>
              <table:table-cell office:value-type="float" office:value="82.71076">
                <text:p>82.71076</text:p>
              </table:table-cell>
              <table:table-cell office:value-type="float" office:value="83.51871">
                <text:p>83.51871</text:p>
              </table:table-cell>
              <table:table-cell office:value-type="float" office:value="82.84158">
                <text:p>82.84158</text:p>
              </table:table-cell>
              <table:table-cell office:value-type="float" office:value="87.88037">
                <text:p>87.88037</text:p>
              </table:table-cell>
              <table:table-cell office:value-type="float" office:value="88.2921">
                <text:p>88.2921</text:p>
              </table:table-cell>
              <table:table-cell office:value-type="float" office:value="82.52884">
                <text:p>82.52884</text:p>
              </table:table-cell>
              <table:table-cell office:value-type="float" office:value="81.70198">
                <text:p>81.70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14676">
                <text:p>84.14676</text:p>
              </table:table-cell>
              <table:table-cell office:value-type="float" office:value="82.1554">
                <text:p>82.1554</text:p>
              </table:table-cell>
              <table:table-cell office:value-type="float" office:value="85.03069">
                <text:p>85.03069</text:p>
              </table:table-cell>
              <table:table-cell office:value-type="float" office:value="82.17828">
                <text:p>82.17828</text:p>
              </table:table-cell>
              <table:table-cell office:value-type="float" office:value="84.1122">
                <text:p>84.1122</text:p>
              </table:table-cell>
              <table:table-cell office:value-type="float" office:value="81.25219">
                <text:p>81.25219</text:p>
              </table:table-cell>
              <table:table-cell office:value-type="float" office:value="81.77174">
                <text:p>81.77174</text:p>
              </table:table-cell>
              <table:table-cell office:value-type="float" office:value="81.78134">
                <text:p>81.78134</text:p>
              </table:table-cell>
              <table:table-cell office:value-type="float" office:value="82.2367">
                <text:p>82.2367</text:p>
              </table:table-cell>
              <table:table-cell office:value-type="float" office:value="83.1619">
                <text:p>83.1619</text:p>
              </table:table-cell>
              <table:table-cell office:value-type="float" office:value="86.03225">
                <text:p>86.03225</text:p>
              </table:table-cell>
              <table:table-cell office:value-type="float" office:value="82.18332">
                <text:p>82.18332</text:p>
              </table:table-cell>
              <table:table-cell office:value-type="float" office:value="82.32671">
                <text:p>82.32671</text:p>
              </table:table-cell>
              <table:table-cell office:value-type="float" office:value="82.33069">
                <text:p>82.33069</text:p>
              </table:table-cell>
              <table:table-cell office:value-type="float" office:value="83.25286">
                <text:p>83.25286</text:p>
              </table:table-cell>
              <table:table-cell office:value-type="float" office:value="82.46883">
                <text:p>82.46883</text:p>
              </table:table-cell>
              <table:table-cell office:value-type="float" office:value="87.56962">
                <text:p>87.56962</text:p>
              </table:table-cell>
              <table:table-cell office:value-type="float" office:value="88.27245">
                <text:p>88.27245</text:p>
              </table:table-cell>
              <table:table-cell office:value-type="float" office:value="82.31664">
                <text:p>82.31664</text:p>
              </table:table-cell>
              <table:table-cell office:value-type="float" office:value="81.55068">
                <text:p>81.550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.81418">
                <text:p>83.81418</text:p>
              </table:table-cell>
              <table:table-cell office:value-type="float" office:value="81.83162">
                <text:p>81.83162</text:p>
              </table:table-cell>
              <table:table-cell office:value-type="float" office:value="84.69761">
                <text:p>84.69761</text:p>
              </table:table-cell>
              <table:table-cell office:value-type="float" office:value="81.79354">
                <text:p>81.79354</text:p>
              </table:table-cell>
              <table:table-cell office:value-type="float" office:value="84.02929">
                <text:p>84.02929</text:p>
              </table:table-cell>
              <table:table-cell office:value-type="float" office:value="80.92836">
                <text:p>80.92836</text:p>
              </table:table-cell>
              <table:table-cell office:value-type="float" office:value="81.62081">
                <text:p>81.62081</text:p>
              </table:table-cell>
              <table:table-cell office:value-type="float" office:value="81.45766">
                <text:p>81.45766</text:p>
              </table:table-cell>
              <table:table-cell office:value-type="float" office:value="82.09078">
                <text:p>82.09078</text:p>
              </table:table-cell>
              <table:table-cell office:value-type="float" office:value="82.8109">
                <text:p>82.8109</text:p>
              </table:table-cell>
              <table:table-cell office:value-type="float" office:value="85.70918">
                <text:p>85.70918</text:p>
              </table:table-cell>
              <table:table-cell office:value-type="float" office:value="81.7897">
                <text:p>81.7897</text:p>
              </table:table-cell>
              <table:table-cell office:value-type="float" office:value="82.17679">
                <text:p>82.17679</text:p>
              </table:table-cell>
              <table:table-cell office:value-type="float" office:value="82.18083">
                <text:p>82.18083</text:p>
              </table:table-cell>
              <table:table-cell office:value-type="float" office:value="83.06648">
                <text:p>83.06648</text:p>
              </table:table-cell>
              <table:table-cell office:value-type="float" office:value="82.32413">
                <text:p>82.32413</text:p>
              </table:table-cell>
              <table:table-cell office:value-type="float" office:value="87.54517">
                <text:p>87.54517</text:p>
              </table:table-cell>
              <table:table-cell office:value-type="float" office:value="87.96099">
                <text:p>87.96099</text:p>
              </table:table-cell>
              <table:table-cell office:value-type="float" office:value="81.99413">
                <text:p>81.99413</text:p>
              </table:table-cell>
              <table:table-cell office:value-type="float" office:value="81.15574">
                <text:p>81.155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.72654">
                <text:p>83.72654</text:p>
              </table:table-cell>
              <table:table-cell office:value-type="float" office:value="81.61466">
                <text:p>81.61466</text:p>
              </table:table-cell>
              <table:table-cell office:value-type="float" office:value="84.63732">
                <text:p>84.63732</text:p>
              </table:table-cell>
              <table:table-cell office:value-type="float" office:value="81.63364">
                <text:p>81.63364</text:p>
              </table:table-cell>
              <table:table-cell office:value-type="float" office:value="83.68812">
                <text:p>83.68812</text:p>
              </table:table-cell>
              <table:table-cell office:value-type="float" office:value="80.70129">
                <text:p>80.70129</text:p>
              </table:table-cell>
              <table:table-cell office:value-type="float" office:value="81.22613">
                <text:p>81.22613</text:p>
              </table:table-cell>
              <table:table-cell office:value-type="float" office:value="81.23567">
                <text:p>81.23567</text:p>
              </table:table-cell>
              <table:table-cell office:value-type="float" office:value="81.70088">
                <text:p>81.70088</text:p>
              </table:table-cell>
              <table:table-cell office:value-type="float" office:value="82.69574">
                <text:p>82.69574</text:p>
              </table:table-cell>
              <table:table-cell office:value-type="float" office:value="85.67371">
                <text:p>85.67371</text:p>
              </table:table-cell>
              <table:table-cell office:value-type="float" office:value="81.63844">
                <text:p>81.63844</text:p>
              </table:table-cell>
              <table:table-cell office:value-type="float" office:value="81.78684">
                <text:p>81.78684</text:p>
              </table:table-cell>
              <table:table-cell office:value-type="float" office:value="81.79072">
                <text:p>81.79072</text:p>
              </table:table-cell>
              <table:table-cell office:value-type="float" office:value="82.79572">
                <text:p>82.79572</text:p>
              </table:table-cell>
              <table:table-cell office:value-type="float" office:value="81.93401">
                <text:p>81.93401</text:p>
              </table:table-cell>
              <table:table-cell office:value-type="float" office:value="87.23928">
                <text:p>87.23928</text:p>
              </table:table-cell>
              <table:table-cell office:value-type="float" office:value="87.93238">
                <text:p>87.93238</text:p>
              </table:table-cell>
              <table:table-cell office:value-type="float" office:value="81.77696">
                <text:p>81.77696</text:p>
              </table:table-cell>
              <table:table-cell office:value-type="float" office:value="80.99444">
                <text:p>80.99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3.38055">
                <text:p>83.38055</text:p>
              </table:table-cell>
              <table:table-cell office:value-type="float" office:value="81.286">
                <text:p>81.286</text:p>
              </table:table-cell>
              <table:table-cell office:value-type="float" office:value="84.30087">
                <text:p>84.30087</text:p>
              </table:table-cell>
              <table:table-cell office:value-type="float" office:value="81.24381">
                <text:p>81.24381</text:p>
              </table:table-cell>
              <table:table-cell office:value-type="float" office:value="83.6089">
                <text:p>83.6089</text:p>
              </table:table-cell>
              <table:table-cell office:value-type="float" office:value="80.36755">
                <text:p>80.36755</text:p>
              </table:table-cell>
              <table:table-cell office:value-type="float" office:value="81.06489">
                <text:p>81.06489</text:p>
              </table:table-cell>
              <table:table-cell office:value-type="float" office:value="80.90699">
                <text:p>80.90699</text:p>
              </table:table-cell>
              <table:table-cell office:value-type="float" office:value="81.54476">
                <text:p>81.54476</text:p>
              </table:table-cell>
              <table:table-cell office:value-type="float" office:value="82.31057">
                <text:p>82.31057</text:p>
              </table:table-cell>
              <table:table-cell office:value-type="float" office:value="85.34633">
                <text:p>85.34633</text:p>
              </table:table-cell>
              <table:table-cell office:value-type="float" office:value="81.24852">
                <text:p>81.24852</text:p>
              </table:table-cell>
              <table:table-cell office:value-type="float" office:value="81.63183">
                <text:p>81.63183</text:p>
              </table:table-cell>
              <table:table-cell office:value-type="float" office:value="81.63582">
                <text:p>81.63582</text:p>
              </table:table-cell>
              <table:table-cell office:value-type="float" office:value="82.59215">
                <text:p>82.59215</text:p>
              </table:table-cell>
              <table:table-cell office:value-type="float" office:value="81.78807">
                <text:p>81.78807</text:p>
              </table:table-cell>
              <table:table-cell office:value-type="float" office:value="87.21417">
                <text:p>87.21417</text:p>
              </table:table-cell>
              <table:table-cell office:value-type="float" office:value="87.6304">
                <text:p>87.6304</text:p>
              </table:table-cell>
              <table:table-cell office:value-type="float" office:value="81.45307">
                <text:p>81.45307</text:p>
              </table:table-cell>
              <table:table-cell office:value-type="float" office:value="80.59986">
                <text:p>80.599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.28771">
                <text:p>83.28771</text:p>
              </table:table-cell>
              <table:table-cell office:value-type="float" office:value="81.06399">
                <text:p>81.06399</text:p>
              </table:table-cell>
              <table:table-cell office:value-type="float" office:value="84.23192">
                <text:p>84.23192</text:p>
              </table:table-cell>
              <table:table-cell office:value-type="float" office:value="81.08741">
                <text:p>81.08741</text:p>
              </table:table-cell>
              <table:table-cell office:value-type="float" office:value="83.24895">
                <text:p>83.24895</text:p>
              </table:table-cell>
              <table:table-cell office:value-type="float" office:value="80.14042">
                <text:p>80.14042</text:p>
              </table:table-cell>
              <table:table-cell office:value-type="float" office:value="80.66503">
                <text:p>80.66503</text:p>
              </table:table-cell>
              <table:table-cell office:value-type="float" office:value="80.6799">
                <text:p>80.6799</text:p>
              </table:table-cell>
              <table:table-cell office:value-type="float" office:value="81.14982">
                <text:p>81.14982</text:p>
              </table:table-cell>
              <table:table-cell office:value-type="float" office:value="82.16089">
                <text:p>82.16089</text:p>
              </table:table-cell>
              <table:table-cell office:value-type="float" office:value="85.30085">
                <text:p>85.30085</text:p>
              </table:table-cell>
              <table:table-cell office:value-type="float" office:value="81.09171">
                <text:p>81.09171</text:p>
              </table:table-cell>
              <table:table-cell office:value-type="float" office:value="81.23694">
                <text:p>81.23694</text:p>
              </table:table-cell>
              <table:table-cell office:value-type="float" office:value="81.24957">
                <text:p>81.24957</text:p>
              </table:table-cell>
              <table:table-cell office:value-type="float" office:value="82.26961">
                <text:p>82.26961</text:p>
              </table:table-cell>
              <table:table-cell office:value-type="float" office:value="81.39819">
                <text:p>81.39819</text:p>
              </table:table-cell>
              <table:table-cell office:value-type="float" office:value="86.90409">
                <text:p>86.90409</text:p>
              </table:table-cell>
              <table:table-cell office:value-type="float" office:value="87.59711">
                <text:p>87.59711</text:p>
              </table:table-cell>
              <table:table-cell office:value-type="float" office:value="81.23067">
                <text:p>81.23067</text:p>
              </table:table-cell>
              <table:table-cell office:value-type="float" office:value="80.43346">
                <text:p>80.43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2.93687">
                <text:p>82.93687</text:p>
              </table:table-cell>
              <table:table-cell office:value-type="float" office:value="80.73031">
                <text:p>80.73031</text:p>
              </table:table-cell>
              <table:table-cell office:value-type="float" office:value="83.89928">
                <text:p>83.89928</text:p>
              </table:table-cell>
              <table:table-cell office:value-type="float" office:value="80.69275">
                <text:p>80.69275</text:p>
              </table:table-cell>
              <table:table-cell office:value-type="float" office:value="83.15617">
                <text:p>83.15617</text:p>
              </table:table-cell>
              <table:table-cell office:value-type="float" office:value="79.80149">
                <text:p>79.80149</text:p>
              </table:table-cell>
              <table:table-cell office:value-type="float" office:value="80.4987">
                <text:p>80.4987</text:p>
              </table:table-cell>
              <table:table-cell office:value-type="float" office:value="80.34106">
                <text:p>80.34106</text:p>
              </table:table-cell>
              <table:table-cell office:value-type="float" office:value="80.99363">
                <text:p>80.99363</text:p>
              </table:table-cell>
              <table:table-cell office:value-type="float" office:value="81.7708">
                <text:p>81.7708</text:p>
              </table:table-cell>
              <table:table-cell office:value-type="float" office:value="84.97703">
                <text:p>84.97703</text:p>
              </table:table-cell>
              <table:table-cell office:value-type="float" office:value="80.69681">
                <text:p>80.69681</text:p>
              </table:table-cell>
              <table:table-cell office:value-type="float" office:value="81.08535">
                <text:p>81.08535</text:p>
              </table:table-cell>
              <table:table-cell office:value-type="float" office:value="81.08428">
                <text:p>81.08428</text:p>
              </table:table-cell>
              <table:table-cell office:value-type="float" office:value="82.05744">
                <text:p>82.05744</text:p>
              </table:table-cell>
              <table:table-cell office:value-type="float" office:value="81.24147">
                <text:p>81.24147</text:p>
              </table:table-cell>
              <table:table-cell office:value-type="float" office:value="86.87887">
                <text:p>86.87887</text:p>
              </table:table-cell>
              <table:table-cell office:value-type="float" office:value="87.29095">
                <text:p>87.29095</text:p>
              </table:table-cell>
              <table:table-cell office:value-type="float" office:value="80.90163">
                <text:p>80.90163</text:p>
              </table:table-cell>
              <table:table-cell office:value-type="float" office:value="80.03725">
                <text:p>80.03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.83039">
                <text:p>82.83039</text:p>
              </table:table-cell>
              <table:table-cell office:value-type="float" office:value="80.50315">
                <text:p>80.50315</text:p>
              </table:table-cell>
              <table:table-cell office:value-type="float" office:value="83.81162">
                <text:p>83.81162</text:p>
              </table:table-cell>
              <table:table-cell office:value-type="float" office:value="80.53121">
                <text:p>80.53121</text:p>
              </table:table-cell>
              <table:table-cell office:value-type="float" office:value="82.79666">
                <text:p>82.79666</text:p>
              </table:table-cell>
              <table:table-cell office:value-type="float" office:value="79.56916">
                <text:p>79.56916</text:p>
              </table:table-cell>
              <table:table-cell office:value-type="float" office:value="80.1076">
                <text:p>80.1076</text:p>
              </table:table-cell>
              <table:table-cell office:value-type="float" office:value="80.10882">
                <text:p>80.10882</text:p>
              </table:table-cell>
              <table:table-cell office:value-type="float" office:value="80.59381">
                <text:p>80.59381</text:p>
              </table:table-cell>
              <table:table-cell office:value-type="float" office:value="81.62461">
                <text:p>81.62461</text:p>
              </table:table-cell>
              <table:table-cell office:value-type="float" office:value="84.91788">
                <text:p>84.91788</text:p>
              </table:table-cell>
              <table:table-cell office:value-type="float" office:value="80.53515">
                <text:p>80.53515</text:p>
              </table:table-cell>
              <table:table-cell office:value-type="float" office:value="80.68528">
                <text:p>80.68528</text:p>
              </table:table-cell>
              <table:table-cell office:value-type="float" office:value="80.68928">
                <text:p>80.68928</text:p>
              </table:table-cell>
              <table:table-cell office:value-type="float" office:value="81.72997">
                <text:p>81.72997</text:p>
              </table:table-cell>
              <table:table-cell office:value-type="float" office:value="80.84654">
                <text:p>80.84654</text:p>
              </table:table-cell>
              <table:table-cell office:value-type="float" office:value="86.57322">
                <text:p>86.57322</text:p>
              </table:table-cell>
              <table:table-cell office:value-type="float" office:value="87.27064">
                <text:p>87.27064</text:p>
              </table:table-cell>
              <table:table-cell office:value-type="float" office:value="80.68298">
                <text:p>80.68298</text:p>
              </table:table-cell>
              <table:table-cell office:value-type="float" office:value="79.85704">
                <text:p>79.857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2.46235">
                <text:p>82.46235</text:p>
              </table:table-cell>
              <table:table-cell office:value-type="float" office:value="80.09849">
                <text:p>80.09849</text:p>
              </table:table-cell>
              <table:table-cell office:value-type="float" office:value="83.47415">
                <text:p>83.47415</text:p>
              </table:table-cell>
              <table:table-cell office:value-type="float" office:value="80.13154">
                <text:p>80.13154</text:p>
              </table:table-cell>
              <table:table-cell office:value-type="float" office:value="82.68996">
                <text:p>82.68996</text:p>
              </table:table-cell>
              <table:table-cell office:value-type="float" office:value="79.21267">
                <text:p>79.21267</text:p>
              </table:table-cell>
              <table:table-cell office:value-type="float" office:value="79.92754">
                <text:p>79.92754</text:p>
              </table:table-cell>
              <table:table-cell office:value-type="float" office:value="79.765">
                <text:p>79.765</text:p>
              </table:table-cell>
              <table:table-cell office:value-type="float" office:value="80.42729">
                <text:p>80.42729</text:p>
              </table:table-cell>
              <table:table-cell office:value-type="float" office:value="81.22976">
                <text:p>81.22976</text:p>
              </table:table-cell>
              <table:table-cell office:value-type="float" office:value="84.58965">
                <text:p>84.58965</text:p>
              </table:table-cell>
              <table:table-cell office:value-type="float" office:value="80.135">
                <text:p>80.135</text:p>
              </table:table-cell>
              <table:table-cell office:value-type="float" office:value="80.52359">
                <text:p>80.52359</text:p>
              </table:table-cell>
              <table:table-cell office:value-type="float" office:value="80.52757">
                <text:p>80.52757</text:p>
              </table:table-cell>
              <table:table-cell office:value-type="float" office:value="81.50783">
                <text:p>81.50783</text:p>
              </table:table-cell>
              <table:table-cell office:value-type="float" office:value="80.68511">
                <text:p>80.68511</text:p>
              </table:table-cell>
              <table:table-cell office:value-type="float" office:value="86.53854">
                <text:p>86.53854</text:p>
              </table:table-cell>
              <table:table-cell office:value-type="float" office:value="86.96053">
                <text:p>86.96053</text:p>
              </table:table-cell>
              <table:table-cell office:value-type="float" office:value="80.34379">
                <text:p>80.34379</text:p>
              </table:table-cell>
              <table:table-cell office:value-type="float" office:value="79.46073">
                <text:p>79.460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.31273">
                <text:p>82.31273</text:p>
              </table:table-cell>
              <table:table-cell office:value-type="float" office:value="79.92692">
                <text:p>79.92692</text:p>
              </table:table-cell>
              <table:table-cell office:value-type="float" office:value="83.38138">
                <text:p>83.38138</text:p>
              </table:table-cell>
              <table:table-cell office:value-type="float" office:value="79.95979">
                <text:p>79.95979</text:p>
              </table:table-cell>
              <table:table-cell office:value-type="float" office:value="82.30476">
                <text:p>82.30476</text:p>
              </table:table-cell>
              <table:table-cell office:value-type="float" office:value="78.97539">
                <text:p>78.97539</text:p>
              </table:table-cell>
              <table:table-cell office:value-type="float" office:value="79.52639">
                <text:p>79.52639</text:p>
              </table:table-cell>
              <table:table-cell office:value-type="float" office:value="79.53294">
                <text:p>79.53294</text:p>
              </table:table-cell>
              <table:table-cell office:value-type="float" office:value="80.02741">
                <text:p>80.02741</text:p>
              </table:table-cell>
              <table:table-cell office:value-type="float" office:value="81.06465">
                <text:p>81.06465</text:p>
              </table:table-cell>
              <table:table-cell office:value-type="float" office:value="84.52563">
                <text:p>84.52563</text:p>
              </table:table-cell>
              <table:table-cell office:value-type="float" office:value="79.96292">
                <text:p>79.96292</text:p>
              </table:table-cell>
              <table:table-cell office:value-type="float" office:value="80.13237">
                <text:p>80.13237</text:p>
              </table:table-cell>
              <table:table-cell office:value-type="float" office:value="80.13636">
                <text:p>80.13636</text:p>
              </table:table-cell>
              <table:table-cell office:value-type="float" office:value="81.11806">
                <text:p>81.11806</text:p>
              </table:table-cell>
              <table:table-cell office:value-type="float" office:value="80.28531">
                <text:p>80.28531</text:p>
              </table:table-cell>
              <table:table-cell office:value-type="float" office:value="86.22453">
                <text:p>86.22453</text:p>
              </table:table-cell>
              <table:table-cell office:value-type="float" office:value="86.92676">
                <text:p>86.92676</text:p>
              </table:table-cell>
              <table:table-cell office:value-type="float" office:value="80.1166">
                <text:p>80.1166</text:p>
              </table:table-cell>
              <table:table-cell office:value-type="float" office:value="79.26998">
                <text:p>79.26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1.92769">
                <text:p>81.92769</text:p>
              </table:table-cell>
              <table:table-cell office:value-type="float" office:value="79.52245">
                <text:p>79.52245</text:p>
              </table:table-cell>
              <table:table-cell office:value-type="float" office:value="83.02691">
                <text:p>83.02691</text:p>
              </table:table-cell>
              <table:table-cell office:value-type="float" office:value="79.5637">
                <text:p>79.5637</text:p>
              </table:table-cell>
              <table:table-cell office:value-type="float" office:value="82.15503">
                <text:p>82.15503</text:p>
              </table:table-cell>
              <table:table-cell office:value-type="float" office:value="78.62112">
                <text:p>78.62112</text:p>
              </table:table-cell>
              <table:table-cell office:value-type="float" office:value="79.34118">
                <text:p>79.34118</text:p>
              </table:table-cell>
              <table:table-cell office:value-type="float" office:value="79.17488">
                <text:p>79.17488</text:p>
              </table:table-cell>
              <table:table-cell office:value-type="float" office:value="79.85076">
                <text:p>79.85076</text:p>
              </table:table-cell>
              <table:table-cell office:value-type="float" office:value="80.67818">
                <text:p>80.67818</text:p>
              </table:table-cell>
              <table:table-cell office:value-type="float" office:value="84.18421">
                <text:p>84.18421</text:p>
              </table:table-cell>
              <table:table-cell office:value-type="float" office:value="79.55798">
                <text:p>79.55798</text:p>
              </table:table-cell>
              <table:table-cell office:value-type="float" office:value="79.96558">
                <text:p>79.96558</text:p>
              </table:table-cell>
              <table:table-cell office:value-type="float" office:value="79.96418">
                <text:p>79.96418</text:p>
              </table:table-cell>
              <table:table-cell office:value-type="float" office:value="80.96163">
                <text:p>80.96163</text:p>
              </table:table-cell>
              <table:table-cell office:value-type="float" office:value="80.11868">
                <text:p>80.11868</text:p>
              </table:table-cell>
              <table:table-cell office:value-type="float" office:value="86.19382">
                <text:p>86.19382</text:p>
              </table:table-cell>
              <table:table-cell office:value-type="float" office:value="86.62089">
                <text:p>86.62089</text:p>
              </table:table-cell>
              <table:table-cell office:value-type="float" office:value="79.77238">
                <text:p>79.77238</text:p>
              </table:table-cell>
              <table:table-cell office:value-type="float" office:value="78.86866">
                <text:p>78.86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.76782">
                <text:p>81.76782</text:p>
              </table:table-cell>
              <table:table-cell office:value-type="float" office:value="79.34567">
                <text:p>79.34567</text:p>
              </table:table-cell>
              <table:table-cell office:value-type="float" office:value="82.929">
                <text:p>82.929</text:p>
              </table:table-cell>
              <table:table-cell office:value-type="float" office:value="79.37813">
                <text:p>79.37813</text:p>
              </table:table-cell>
              <table:table-cell office:value-type="float" office:value="81.7651">
                <text:p>81.7651</text:p>
              </table:table-cell>
              <table:table-cell office:value-type="float" office:value="78.37879">
                <text:p>78.37879</text:p>
              </table:table-cell>
              <table:table-cell office:value-type="float" office:value="79.34118">
                <text:p>79.34118</text:p>
              </table:table-cell>
              <table:table-cell office:value-type="float" office:value="78.94622">
                <text:p>78.94622</text:p>
              </table:table-cell>
              <table:table-cell office:value-type="float" office:value="79.44592">
                <text:p>79.44592</text:p>
              </table:table-cell>
              <table:table-cell office:value-type="float" office:value="80.51651">
                <text:p>80.51651</text:p>
              </table:table-cell>
              <table:table-cell office:value-type="float" office:value="84.11521">
                <text:p>84.11521</text:p>
              </table:table-cell>
              <table:table-cell office:value-type="float" office:value="79.38099">
                <text:p>79.38099</text:p>
              </table:table-cell>
              <table:table-cell office:value-type="float" office:value="79.55577">
                <text:p>79.55577</text:p>
              </table:table-cell>
              <table:table-cell office:value-type="float" office:value="79.55942">
                <text:p>79.55942</text:p>
              </table:table-cell>
              <table:table-cell office:value-type="float" office:value="80.5618">
                <text:p>80.5618</text:p>
              </table:table-cell>
              <table:table-cell office:value-type="float" office:value="79.71384">
                <text:p>79.71384</text:p>
              </table:table-cell>
              <table:table-cell office:value-type="float" office:value="85.87941">
                <text:p>85.87941</text:p>
              </table:table-cell>
              <table:table-cell office:value-type="float" office:value="86.59111">
                <text:p>86.59111</text:p>
              </table:table-cell>
              <table:table-cell office:value-type="float" office:value="79.53994">
                <text:p>79.53994</text:p>
              </table:table-cell>
              <table:table-cell office:value-type="float" office:value="78.67292">
                <text:p>78.67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.37774">
                <text:p>81.37774</text:p>
              </table:table-cell>
              <table:table-cell office:value-type="float" office:value="78.93091">
                <text:p>78.93091</text:p>
              </table:table-cell>
              <table:table-cell office:value-type="float" office:value="82.56455">
                <text:p>82.56455</text:p>
              </table:table-cell>
              <table:table-cell office:value-type="float" office:value="78.97714">
                <text:p>78.97714</text:p>
              </table:table-cell>
              <table:table-cell office:value-type="float" office:value="81.61007">
                <text:p>81.61007</text:p>
              </table:table-cell>
              <table:table-cell office:value-type="float" office:value="77.96428">
                <text:p>77.96428</text:p>
              </table:table-cell>
              <table:table-cell office:value-type="float" office:value="78.9349">
                <text:p>78.9349</text:p>
              </table:table-cell>
              <table:table-cell office:value-type="float" office:value="78.57842">
                <text:p>78.57842</text:p>
              </table:table-cell>
              <table:table-cell office:value-type="float" office:value="79.2641">
                <text:p>79.2641</text:p>
              </table:table-cell>
              <table:table-cell office:value-type="float" office:value="80.11667">
                <text:p>80.11667</text:p>
              </table:table-cell>
              <table:table-cell office:value-type="float" office:value="83.76891">
                <text:p>83.76891</text:p>
              </table:table-cell>
              <table:table-cell office:value-type="float" office:value="78.9798">
                <text:p>78.9798</text:p>
              </table:table-cell>
              <table:table-cell office:value-type="float" office:value="79.38373">
                <text:p>79.38373</text:p>
              </table:table-cell>
              <table:table-cell office:value-type="float" office:value="79.38211">
                <text:p>79.38211</text:p>
              </table:table-cell>
              <table:table-cell office:value-type="float" office:value="80.40012">
                <text:p>80.40012</text:p>
              </table:table-cell>
              <table:table-cell office:value-type="float" office:value="79.54208">
                <text:p>79.54208</text:p>
              </table:table-cell>
              <table:table-cell office:value-type="float" office:value="85.83513">
                <text:p>85.83513</text:p>
              </table:table-cell>
              <table:table-cell office:value-type="float" office:value="86.27233">
                <text:p>86.27233</text:p>
              </table:table-cell>
              <table:table-cell office:value-type="float" office:value="79.19038">
                <text:p>79.19038</text:p>
              </table:table-cell>
              <table:table-cell office:value-type="float" office:value="78.25799">
                <text:p>78.257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22641">
                <text:p>81.22641</text:p>
              </table:table-cell>
              <table:table-cell office:value-type="float" office:value="78.74898">
                <text:p>78.74898</text:p>
              </table:table-cell>
              <table:table-cell office:value-type="float" office:value="82.43208">
                <text:p>82.43208</text:p>
              </table:table-cell>
              <table:table-cell office:value-type="float" office:value="78.78651">
                <text:p>78.78651</text:p>
              </table:table-cell>
              <table:table-cell office:value-type="float" office:value="81.22026">
                <text:p>81.22026</text:p>
              </table:table-cell>
              <table:table-cell office:value-type="float" office:value="77.76339">
                <text:p>77.76339</text:p>
              </table:table-cell>
              <table:table-cell office:value-type="float" office:value="78.73941">
                <text:p>78.73941</text:p>
              </table:table-cell>
              <table:table-cell office:value-type="float" office:value="78.33102">
                <text:p>78.33102</text:p>
              </table:table-cell>
              <table:table-cell office:value-type="float" office:value="78.85418">
                <text:p>78.85418</text:p>
              </table:table-cell>
              <table:table-cell office:value-type="float" office:value="79.94472">
                <text:p>79.94472</text:p>
              </table:table-cell>
              <table:table-cell office:value-type="float" office:value="83.68964">
                <text:p>83.68964</text:p>
              </table:table-cell>
              <table:table-cell office:value-type="float" office:value="78.7891">
                <text:p>78.7891</text:p>
              </table:table-cell>
              <table:table-cell office:value-type="float" office:value="78.97394">
                <text:p>78.97394</text:p>
              </table:table-cell>
              <table:table-cell office:value-type="float" office:value="78.97218">
                <text:p>78.97218</text:p>
              </table:table-cell>
              <table:table-cell office:value-type="float" office:value="79.99946">
                <text:p>79.99946</text:p>
              </table:table-cell>
              <table:table-cell office:value-type="float" office:value="79.13214">
                <text:p>79.13214</text:p>
              </table:table-cell>
              <table:table-cell office:value-type="float" office:value="85.51592">
                <text:p>85.51592</text:p>
              </table:table-cell>
              <table:table-cell office:value-type="float" office:value="86.24161">
                <text:p>86.24161</text:p>
              </table:table-cell>
              <table:table-cell office:value-type="float" office:value="78.94776">
                <text:p>78.94776</text:p>
              </table:table-cell>
              <table:table-cell office:value-type="float" office:value="78.06589">
                <text:p>78.06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.83151">
                <text:p>80.83151</text:p>
              </table:table-cell>
              <table:table-cell office:value-type="float" office:value="78.3344">
                <text:p>78.3344</text:p>
              </table:table-cell>
              <table:table-cell office:value-type="float" office:value="82.03831">
                <text:p>82.03831</text:p>
              </table:table-cell>
              <table:table-cell office:value-type="float" office:value="78.37684">
                <text:p>78.37684</text:p>
              </table:table-cell>
              <table:table-cell office:value-type="float" office:value="81.06382">
                <text:p>81.06382</text:p>
              </table:table-cell>
              <table:table-cell office:value-type="float" office:value="77.34358">
                <text:p>77.34358</text:p>
              </table:table-cell>
              <table:table-cell office:value-type="float" office:value="78.32471">
                <text:p>78.32471</text:p>
              </table:table-cell>
              <table:table-cell office:value-type="float" office:value="77.96669">
                <text:p>77.96669</text:p>
              </table:table-cell>
              <table:table-cell office:value-type="float" office:value="78.6673">
                <text:p>78.6673</text:p>
              </table:table-cell>
              <table:table-cell office:value-type="float" office:value="79.53994">
                <text:p>79.53994</text:p>
              </table:table-cell>
              <table:table-cell office:value-type="float" office:value="83.33492">
                <text:p>83.33492</text:p>
              </table:table-cell>
              <table:table-cell office:value-type="float" office:value="78.37411">
                <text:p>78.37411</text:p>
              </table:table-cell>
              <table:table-cell office:value-type="float" office:value="78.79164">
                <text:p>78.79164</text:p>
              </table:table-cell>
              <table:table-cell office:value-type="float" office:value="78.78991">
                <text:p>78.78991</text:p>
              </table:table-cell>
              <table:table-cell office:value-type="float" office:value="79.82774">
                <text:p>79.82774</text:p>
              </table:table-cell>
              <table:table-cell office:value-type="float" office:value="78.95006">
                <text:p>78.95006</text:p>
              </table:table-cell>
              <table:table-cell office:value-type="float" office:value="85.47544">
                <text:p>85.47544</text:p>
              </table:table-cell>
              <table:table-cell office:value-type="float" office:value="85.92301">
                <text:p>85.92301</text:p>
              </table:table-cell>
              <table:table-cell office:value-type="float" office:value="78.53812">
                <text:p>78.53812</text:p>
              </table:table-cell>
              <table:table-cell office:value-type="float" office:value="77.6319">
                <text:p>77.63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.66991">
                <text:p>80.66991</text:p>
              </table:table-cell>
              <table:table-cell office:value-type="float" office:value="78.13366">
                <text:p>78.13366</text:p>
              </table:table-cell>
              <table:table-cell office:value-type="float" office:value="81.89203">
                <text:p>81.89203</text:p>
              </table:table-cell>
              <table:table-cell office:value-type="float" office:value="78.18439">
                <text:p>78.18439</text:p>
              </table:table-cell>
              <table:table-cell office:value-type="float" office:value="80.66907">
                <text:p>80.66907</text:p>
              </table:table-cell>
              <table:table-cell office:value-type="float" office:value="77.13735">
                <text:p>77.13735</text:p>
              </table:table-cell>
              <table:table-cell office:value-type="float" office:value="78.13277">
                <text:p>78.13277</text:p>
              </table:table-cell>
              <table:table-cell office:value-type="float" office:value="77.71059">
                <text:p>77.71059</text:p>
              </table:table-cell>
              <table:table-cell office:value-type="float" office:value="78.25223">
                <text:p>78.25223</text:p>
              </table:table-cell>
              <table:table-cell office:value-type="float" office:value="79.36292">
                <text:p>79.36292</text:p>
              </table:table-cell>
              <table:table-cell office:value-type="float" office:value="83.24196">
                <text:p>83.24196</text:p>
              </table:table-cell>
              <table:table-cell office:value-type="float" office:value="78.18678">
                <text:p>78.18678</text:p>
              </table:table-cell>
              <table:table-cell office:value-type="float" office:value="78.37675">
                <text:p>78.37675</text:p>
              </table:table-cell>
              <table:table-cell office:value-type="float" office:value="78.37989">
                <text:p>78.37989</text:p>
              </table:table-cell>
              <table:table-cell office:value-type="float" office:value="79.43194">
                <text:p>79.43194</text:p>
              </table:table-cell>
              <table:table-cell office:value-type="float" office:value="78.54031">
                <text:p>78.54031</text:p>
              </table:table-cell>
              <table:table-cell office:value-type="float" office:value="85.157">
                <text:p>85.157</text:p>
              </table:table-cell>
              <table:table-cell office:value-type="float" office:value="85.88741">
                <text:p>85.88741</text:p>
              </table:table-cell>
              <table:table-cell office:value-type="float" office:value="78.35093">
                <text:p>78.35093</text:p>
              </table:table-cell>
              <table:table-cell office:value-type="float" office:value="77.42597">
                <text:p>77.425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.26992">
                <text:p>80.26992</text:p>
              </table:table-cell>
              <table:table-cell office:value-type="float" office:value="77.71385">
                <text:p>77.71385</text:p>
              </table:table-cell>
              <table:table-cell office:value-type="float" office:value="81.50195">
                <text:p>81.50195</text:p>
              </table:table-cell>
              <table:table-cell office:value-type="float" office:value="77.76949">
                <text:p>77.76949</text:p>
              </table:table-cell>
              <table:table-cell office:value-type="float" office:value="80.50235">
                <text:p>80.50235</text:p>
              </table:table-cell>
              <table:table-cell office:value-type="float" office:value="76.71249">
                <text:p>76.71249</text:p>
              </table:table-cell>
              <table:table-cell office:value-type="float" office:value="77.70391">
                <text:p>77.70391</text:p>
              </table:table-cell>
              <table:table-cell office:value-type="float" office:value="77.33245">
                <text:p>77.33245</text:p>
              </table:table-cell>
              <table:table-cell office:value-type="float" office:value="78.05159">
                <text:p>78.05159</text:p>
              </table:table-cell>
              <table:table-cell office:value-type="float" office:value="78.95833">
                <text:p>78.95833</text:p>
              </table:table-cell>
              <table:table-cell office:value-type="float" office:value="82.89088">
                <text:p>82.89088</text:p>
              </table:table-cell>
              <table:table-cell office:value-type="float" office:value="77.76687">
                <text:p>77.76687</text:p>
              </table:table-cell>
              <table:table-cell office:value-type="float" office:value="78.17572">
                <text:p>78.17572</text:p>
              </table:table-cell>
              <table:table-cell office:value-type="float" office:value="78.17873">
                <text:p>78.17873</text:p>
              </table:table-cell>
              <table:table-cell office:value-type="float" office:value="79.25501">
                <text:p>79.25501</text:p>
              </table:table-cell>
              <table:table-cell office:value-type="float" office:value="78.34456">
                <text:p>78.34456</text:p>
              </table:table-cell>
              <table:table-cell office:value-type="float" office:value="85.09791">
                <text:p>85.09791</text:p>
              </table:table-cell>
              <table:table-cell office:value-type="float" office:value="85.55955">
                <text:p>85.55955</text:p>
              </table:table-cell>
              <table:table-cell office:value-type="float" office:value="77.93085">
                <text:p>77.93085</text:p>
              </table:table-cell>
              <table:table-cell office:value-type="float" office:value="77.00081">
                <text:p>77.000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.10301">
                <text:p>80.10301</text:p>
              </table:table-cell>
              <table:table-cell office:value-type="float" office:value="77.50797">
                <text:p>77.50797</text:p>
              </table:table-cell>
              <table:table-cell office:value-type="float" office:value="81.35045">
                <text:p>81.35045</text:p>
              </table:table-cell>
              <table:table-cell office:value-type="float" office:value="77.56346">
                <text:p>77.56346</text:p>
              </table:table-cell>
              <table:table-cell office:value-type="float" office:value="80.10258">
                <text:p>80.10258</text:p>
              </table:table-cell>
              <table:table-cell office:value-type="float" office:value="76.49618">
                <text:p>76.49618</text:p>
              </table:table-cell>
              <table:table-cell office:value-type="float" office:value="77.49322">
                <text:p>77.49322</text:p>
              </table:table-cell>
              <table:table-cell office:value-type="float" office:value="77.07931">
                <text:p>77.07931</text:p>
              </table:table-cell>
              <table:table-cell office:value-type="float" office:value="77.63143">
                <text:p>77.63143</text:p>
              </table:table-cell>
              <table:table-cell office:value-type="float" office:value="78.77102">
                <text:p>78.77102</text:p>
              </table:table-cell>
              <table:table-cell office:value-type="float" office:value="82.78416">
                <text:p>82.78416</text:p>
              </table:table-cell>
              <table:table-cell office:value-type="float" office:value="77.56582">
                <text:p>77.56582</text:p>
              </table:table-cell>
              <table:table-cell office:value-type="float" office:value="77.76072">
                <text:p>77.76072</text:p>
              </table:table-cell>
              <table:table-cell office:value-type="float" office:value="77.75876">
                <text:p>77.75876</text:p>
              </table:table-cell>
              <table:table-cell office:value-type="float" office:value="78.8404">
                <text:p>78.8404</text:p>
              </table:table-cell>
              <table:table-cell office:value-type="float" office:value="77.92457">
                <text:p>77.92457</text:p>
              </table:table-cell>
              <table:table-cell office:value-type="float" office:value="84.77464">
                <text:p>84.77464</text:p>
              </table:table-cell>
              <table:table-cell office:value-type="float" office:value="85.51909">
                <text:p>85.51909</text:p>
              </table:table-cell>
              <table:table-cell office:value-type="float" office:value="77.72985">
                <text:p>77.72985</text:p>
              </table:table-cell>
              <table:table-cell office:value-type="float" office:value="76.7849">
                <text:p>76.78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.69817">
                <text:p>79.69817</text:p>
              </table:table-cell>
              <table:table-cell office:value-type="float" office:value="77.08287">
                <text:p>77.08287</text:p>
              </table:table-cell>
              <table:table-cell office:value-type="float" office:value="80.95531">
                <text:p>80.95531</text:p>
              </table:table-cell>
              <table:table-cell office:value-type="float" office:value="77.13824">
                <text:p>77.13824</text:p>
              </table:table-cell>
              <table:table-cell office:value-type="float" office:value="79.93563">
                <text:p>79.93563</text:p>
              </table:table-cell>
              <table:table-cell office:value-type="float" office:value="76.06253">
                <text:p>76.06253</text:p>
              </table:table-cell>
              <table:table-cell office:value-type="float" office:value="77.06809">
                <text:p>77.06809</text:p>
              </table:table-cell>
              <table:table-cell office:value-type="float" office:value="76.69121">
                <text:p>76.69121</text:p>
              </table:table-cell>
              <table:table-cell office:value-type="float" office:value="77.41967">
                <text:p>77.41967</text:p>
              </table:table-cell>
              <table:table-cell office:value-type="float" office:value="78.36131">
                <text:p>78.36131</text:p>
              </table:table-cell>
              <table:table-cell office:value-type="float" office:value="82.40724">
                <text:p>82.40724</text:p>
              </table:table-cell>
              <table:table-cell office:value-type="float" office:value="77.14077">
                <text:p>77.14077</text:p>
              </table:table-cell>
              <table:table-cell office:value-type="float" office:value="77.56306">
                <text:p>77.56306</text:p>
              </table:table-cell>
              <table:table-cell office:value-type="float" office:value="77.56641">
                <text:p>77.56641</text:p>
              </table:table-cell>
              <table:table-cell office:value-type="float" office:value="78.64968">
                <text:p>78.64968</text:p>
              </table:table-cell>
              <table:table-cell office:value-type="float" office:value="77.73239">
                <text:p>77.73239</text:p>
              </table:table-cell>
              <table:table-cell office:value-type="float" office:value="84.7194">
                <text:p>84.7194</text:p>
              </table:table-cell>
              <table:table-cell office:value-type="float" office:value="85.20041">
                <text:p>85.20041</text:p>
              </table:table-cell>
              <table:table-cell office:value-type="float" office:value="77.30462">
                <text:p>77.30462</text:p>
              </table:table-cell>
              <table:table-cell office:value-type="float" office:value="76.34571">
                <text:p>76.345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.52607">
                <text:p>79.52607</text:p>
              </table:table-cell>
              <table:table-cell office:value-type="float" office:value="76.85836">
                <text:p>76.85836</text:p>
              </table:table-cell>
              <table:table-cell office:value-type="float" office:value="80.79357">
                <text:p>80.79357</text:p>
              </table:table-cell>
              <table:table-cell office:value-type="float" office:value="76.92707">
                <text:p>76.92707</text:p>
              </table:table-cell>
              <table:table-cell office:value-type="float" office:value="79.53988">
                <text:p>79.53988</text:p>
              </table:table-cell>
              <table:table-cell office:value-type="float" office:value="75.83267">
                <text:p>75.83267</text:p>
              </table:table-cell>
              <table:table-cell office:value-type="float" office:value="76.85238">
                <text:p>76.85238</text:p>
              </table:table-cell>
              <table:table-cell office:value-type="float" office:value="76.42492">
                <text:p>76.42492</text:p>
              </table:table-cell>
              <table:table-cell office:value-type="float" office:value="76.99449">
                <text:p>76.99449</text:p>
              </table:table-cell>
              <table:table-cell office:value-type="float" office:value="78.16882">
                <text:p>78.16882</text:p>
              </table:table-cell>
              <table:table-cell office:value-type="float" office:value="82.2573">
                <text:p>82.2573</text:p>
              </table:table-cell>
              <table:table-cell office:value-type="float" office:value="76.92966">
                <text:p>76.92966</text:p>
              </table:table-cell>
              <table:table-cell office:value-type="float" office:value="77.12948">
                <text:p>77.12948</text:p>
              </table:table-cell>
              <table:table-cell office:value-type="float" office:value="77.14109">
                <text:p>77.14109</text:p>
              </table:table-cell>
              <table:table-cell office:value-type="float" office:value="78.23494">
                <text:p>78.23494</text:p>
              </table:table-cell>
              <table:table-cell office:value-type="float" office:value="77.30376">
                <text:p>77.30376</text:p>
              </table:table-cell>
              <table:table-cell office:value-type="float" office:value="84.38282">
                <text:p>84.38282</text:p>
              </table:table-cell>
              <table:table-cell office:value-type="float" office:value="85.14641">
                <text:p>85.14641</text:p>
              </table:table-cell>
              <table:table-cell office:value-type="float" office:value="77.09863">
                <text:p>77.09863</text:p>
              </table:table-cell>
              <table:table-cell office:value-type="float" office:value="76.12126">
                <text:p>76.121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.11602">
                <text:p>79.11602</text:p>
              </table:table-cell>
              <table:table-cell office:value-type="float" office:value="76.42827">
                <text:p>76.42827</text:p>
              </table:table-cell>
              <table:table-cell office:value-type="float" office:value="80.39879">
                <text:p>80.39879</text:p>
              </table:table-cell>
              <table:table-cell office:value-type="float" office:value="76.49353">
                <text:p>76.49353</text:p>
              </table:table-cell>
              <table:table-cell office:value-type="float" office:value="79.36301">
                <text:p>79.36301</text:p>
              </table:table-cell>
              <table:table-cell office:value-type="float" office:value="75.38914">
                <text:p>75.38914</text:p>
              </table:table-cell>
              <table:table-cell office:value-type="float" office:value="76.41339">
                <text:p>76.41339</text:p>
              </table:table-cell>
              <table:table-cell office:value-type="float" office:value="76.02311">
                <text:p>76.02311</text:p>
              </table:table-cell>
              <table:table-cell office:value-type="float" office:value="76.77866">
                <text:p>76.77866</text:p>
              </table:table-cell>
              <table:table-cell office:value-type="float" office:value="77.74542">
                <text:p>77.74542</text:p>
              </table:table-cell>
              <table:table-cell office:value-type="float" office:value="81.87209">
                <text:p>81.87209</text:p>
              </table:table-cell>
              <table:table-cell office:value-type="float" office:value="76.49597">
                <text:p>76.49597</text:p>
              </table:table-cell>
              <table:table-cell office:value-type="float" office:value="76.91831">
                <text:p>76.91831</text:p>
              </table:table-cell>
              <table:table-cell office:value-type="float" office:value="76.92121">
                <text:p>76.92121</text:p>
              </table:table-cell>
              <table:table-cell office:value-type="float" office:value="78.04778">
                <text:p>78.04778</text:p>
              </table:table-cell>
              <table:table-cell office:value-type="float" office:value="77.09285">
                <text:p>77.09285</text:p>
              </table:table-cell>
              <table:table-cell office:value-type="float" office:value="84.3222">
                <text:p>84.3222</text:p>
              </table:table-cell>
              <table:table-cell office:value-type="float" office:value="84.82309">
                <text:p>84.82309</text:p>
              </table:table-cell>
              <table:table-cell office:value-type="float" office:value="76.6648">
                <text:p>76.6648</text:p>
              </table:table-cell>
              <table:table-cell office:value-type="float" office:value="75.67703">
                <text:p>75.677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93392">
                <text:p>78.93392</text:p>
              </table:table-cell>
              <table:table-cell office:value-type="float" office:value="76.2039">
                <text:p>76.2039</text:p>
              </table:table-cell>
              <table:table-cell office:value-type="float" office:value="80.23186">
                <text:p>80.23186</text:p>
              </table:table-cell>
              <table:table-cell office:value-type="float" office:value="76.27226">
                <text:p>76.27226</text:p>
              </table:table-cell>
              <table:table-cell office:value-type="float" office:value="78.95358">
                <text:p>78.95358</text:p>
              </table:table-cell>
              <table:table-cell office:value-type="float" office:value="75.15432">
                <text:p>75.15432</text:p>
              </table:table-cell>
              <table:table-cell office:value-type="float" office:value="76.184">
                <text:p>76.184</text:p>
              </table:table-cell>
              <table:table-cell office:value-type="float" office:value="75.75183">
                <text:p>75.75183</text:p>
              </table:table-cell>
              <table:table-cell office:value-type="float" office:value="76.33991">
                <text:p>76.33991</text:p>
              </table:table-cell>
              <table:table-cell office:value-type="float" office:value="77.54794">
                <text:p>77.54794</text:p>
              </table:table-cell>
              <table:table-cell office:value-type="float" office:value="81.72581">
                <text:p>81.72581</text:p>
              </table:table-cell>
              <table:table-cell office:value-type="float" office:value="76.27463">
                <text:p>76.27463</text:p>
              </table:table-cell>
              <table:table-cell office:value-type="float" office:value="76.49299">
                <text:p>76.49299</text:p>
              </table:table-cell>
              <table:table-cell office:value-type="float" office:value="76.49604">
                <text:p>76.49604</text:p>
              </table:table-cell>
              <table:table-cell office:value-type="float" office:value="77.62785">
                <text:p>77.62785</text:p>
              </table:table-cell>
              <table:table-cell office:value-type="float" office:value="76.66772">
                <text:p>76.66772</text:p>
              </table:table-cell>
              <table:table-cell office:value-type="float" office:value="83.98081">
                <text:p>83.98081</text:p>
              </table:table-cell>
              <table:table-cell office:value-type="float" office:value="84.7591">
                <text:p>84.7591</text:p>
              </table:table-cell>
              <table:table-cell office:value-type="float" office:value="76.44362">
                <text:p>76.44362</text:p>
              </table:table-cell>
              <table:table-cell office:value-type="float" office:value="75.44248">
                <text:p>75.442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52409">
                <text:p>78.52409</text:p>
              </table:table-cell>
              <table:table-cell office:value-type="float" office:value="75.76021">
                <text:p>75.76021</text:p>
              </table:table-cell>
              <table:table-cell office:value-type="float" office:value="79.8268">
                <text:p>79.8268</text:p>
              </table:table-cell>
              <table:table-cell office:value-type="float" office:value="75.83342">
                <text:p>75.83342</text:p>
              </table:table-cell>
              <table:table-cell office:value-type="float" office:value="78.76276">
                <text:p>78.76276</text:p>
              </table:table-cell>
              <table:table-cell office:value-type="float" office:value="74.70184">
                <text:p>74.70184</text:p>
              </table:table-cell>
              <table:table-cell office:value-type="float" office:value="75.74516">
                <text:p>75.74516</text:p>
              </table:table-cell>
              <table:table-cell office:value-type="float" office:value="75.345">
                <text:p>75.345</text:p>
              </table:table-cell>
              <table:table-cell office:value-type="float" office:value="76.11022">
                <text:p>76.11022</text:p>
              </table:table-cell>
              <table:table-cell office:value-type="float" office:value="77.11423">
                <text:p>77.11423</text:p>
              </table:table-cell>
              <table:table-cell office:value-type="float" office:value="81.33082">
                <text:p>81.33082</text:p>
              </table:table-cell>
              <table:table-cell office:value-type="float" office:value="75.83572">
                <text:p>75.83572</text:p>
              </table:table-cell>
              <table:table-cell office:value-type="float" office:value="76.26808">
                <text:p>76.26808</text:p>
              </table:table-cell>
              <table:table-cell office:value-type="float" office:value="76.26587">
                <text:p>76.26587</text:p>
              </table:table-cell>
              <table:table-cell office:value-type="float" office:value="77.42179">
                <text:p>77.42179</text:p>
              </table:table-cell>
              <table:table-cell office:value-type="float" office:value="76.44304">
                <text:p>76.44304</text:p>
              </table:table-cell>
              <table:table-cell office:value-type="float" office:value="83.90151">
                <text:p>83.90151</text:p>
              </table:table-cell>
              <table:table-cell office:value-type="float" office:value="84.43104">
                <text:p>84.43104</text:p>
              </table:table-cell>
              <table:table-cell office:value-type="float" office:value="76.00478">
                <text:p>76.00478</text:p>
              </table:table-cell>
              <table:table-cell office:value-type="float" office:value="74.98471">
                <text:p>74.98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.33684">
                <text:p>78.33684</text:p>
              </table:table-cell>
              <table:table-cell office:value-type="float" office:value="75.5257">
                <text:p>75.5257</text:p>
              </table:table-cell>
              <table:table-cell office:value-type="float" office:value="79.65497">
                <text:p>79.65497</text:p>
              </table:table-cell>
              <table:table-cell office:value-type="float" office:value="75.60344">
                <text:p>75.60344</text:p>
              </table:table-cell>
              <table:table-cell office:value-type="float" office:value="78.35652">
                <text:p>78.35652</text:p>
              </table:table-cell>
              <table:table-cell office:value-type="float" office:value="74.46198">
                <text:p>74.46198</text:p>
              </table:table-cell>
              <table:table-cell office:value-type="float" office:value="75.50576">
                <text:p>75.50576</text:p>
              </table:table-cell>
              <table:table-cell office:value-type="float" office:value="75.07371">
                <text:p>75.07371</text:p>
              </table:table-cell>
              <table:table-cell office:value-type="float" office:value="75.67119">
                <text:p>75.67119</text:p>
              </table:table-cell>
              <table:table-cell office:value-type="float" office:value="76.90298">
                <text:p>76.90298</text:p>
              </table:table-cell>
              <table:table-cell office:value-type="float" office:value="81.17947">
                <text:p>81.17947</text:p>
              </table:table-cell>
              <table:table-cell office:value-type="float" office:value="75.60597">
                <text:p>75.60597</text:p>
              </table:table-cell>
              <table:table-cell office:value-type="float" office:value="75.82411">
                <text:p>75.82411</text:p>
              </table:table-cell>
              <table:table-cell office:value-type="float" office:value="75.82717">
                <text:p>75.82717</text:p>
              </table:table-cell>
              <table:table-cell office:value-type="float" office:value="76.99686">
                <text:p>76.99686</text:p>
              </table:table-cell>
              <table:table-cell office:value-type="float" office:value="76.01283">
                <text:p>76.01283</text:p>
              </table:table-cell>
              <table:table-cell office:value-type="float" office:value="83.55982">
                <text:p>83.55982</text:p>
              </table:table-cell>
              <table:table-cell office:value-type="float" office:value="84.36208">
                <text:p>84.36208</text:p>
              </table:table-cell>
              <table:table-cell office:value-type="float" office:value="75.77477">
                <text:p>75.77477</text:p>
              </table:table-cell>
              <table:table-cell office:value-type="float" office:value="74.73674">
                <text:p>74.736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.90817">
                <text:p>77.90817</text:p>
              </table:table-cell>
              <table:table-cell office:value-type="float" office:value="75.07347">
                <text:p>75.07347</text:p>
              </table:table-cell>
              <table:table-cell office:value-type="float" office:value="79.24986">
                <text:p>79.24986</text:p>
              </table:table-cell>
              <table:table-cell office:value-type="float" office:value="75.15953">
                <text:p>75.15953</text:p>
              </table:table-cell>
              <table:table-cell office:value-type="float" office:value="78.16061">
                <text:p>78.16061</text:p>
              </table:table-cell>
              <table:table-cell office:value-type="float" office:value="74.17692">
                <text:p>74.17692</text:p>
              </table:table-cell>
              <table:table-cell office:value-type="float" office:value="75.06175">
                <text:p>75.06175</text:p>
              </table:table-cell>
              <table:table-cell office:value-type="float" office:value="74.64803">
                <text:p>74.64803</text:p>
              </table:table-cell>
              <table:table-cell office:value-type="float" office:value="75.43676">
                <text:p>75.43676</text:p>
              </table:table-cell>
              <table:table-cell office:value-type="float" office:value="76.47778">
                <text:p>76.47778</text:p>
              </table:table-cell>
              <table:table-cell office:value-type="float" office:value="80.78485">
                <text:p>80.78485</text:p>
              </table:table-cell>
              <table:table-cell office:value-type="float" office:value="75.15672">
                <text:p>75.15672</text:p>
              </table:table-cell>
              <table:table-cell office:value-type="float" office:value="75.59413">
                <text:p>75.59413</text:p>
              </table:table-cell>
              <table:table-cell office:value-type="float" office:value="75.60588">
                <text:p>75.60588</text:p>
              </table:table-cell>
              <table:table-cell office:value-type="float" office:value="76.78554">
                <text:p>76.78554</text:p>
              </table:table-cell>
              <table:table-cell office:value-type="float" office:value="75.77807">
                <text:p>75.77807</text:p>
              </table:table-cell>
              <table:table-cell office:value-type="float" office:value="83.46698">
                <text:p>83.46698</text:p>
              </table:table-cell>
              <table:table-cell office:value-type="float" office:value="84.02058">
                <text:p>84.02058</text:p>
              </table:table-cell>
              <table:table-cell office:value-type="float" office:value="75.33066">
                <text:p>75.33066</text:p>
              </table:table-cell>
              <table:table-cell office:value-type="float" office:value="74.28259">
                <text:p>74.282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71584">
                <text:p>77.71584</text:p>
              </table:table-cell>
              <table:table-cell office:value-type="float" office:value="74.83402">
                <text:p>74.83402</text:p>
              </table:table-cell>
              <table:table-cell office:value-type="float" office:value="79.06758">
                <text:p>79.06758</text:p>
              </table:table-cell>
              <table:table-cell office:value-type="float" office:value="74.91099">
                <text:p>74.91099</text:p>
              </table:table-cell>
              <table:table-cell office:value-type="float" office:value="77.74042">
                <text:p>77.74042</text:p>
              </table:table-cell>
              <table:table-cell office:value-type="float" office:value="73.73729">
                <text:p>73.73729</text:p>
              </table:table-cell>
              <table:table-cell office:value-type="float" office:value="74.80887">
                <text:p>74.80887</text:p>
              </table:table-cell>
              <table:table-cell office:value-type="float" office:value="74.36307">
                <text:p>74.36307</text:p>
              </table:table-cell>
              <table:table-cell office:value-type="float" office:value="74.9876">
                <text:p>74.9876</text:p>
              </table:table-cell>
              <table:table-cell office:value-type="float" office:value="76.24781">
                <text:p>76.24781</text:p>
              </table:table-cell>
              <table:table-cell office:value-type="float" office:value="80.61475">
                <text:p>80.61475</text:p>
              </table:table-cell>
              <table:table-cell office:value-type="float" office:value="74.91337">
                <text:p>74.91337</text:p>
              </table:table-cell>
              <table:table-cell office:value-type="float" office:value="75.14995">
                <text:p>75.14995</text:p>
              </table:table-cell>
              <table:table-cell office:value-type="float" office:value="75.14793">
                <text:p>75.14793</text:p>
              </table:table-cell>
              <table:table-cell office:value-type="float" office:value="76.34675">
                <text:p>76.34675</text:p>
              </table:table-cell>
              <table:table-cell office:value-type="float" office:value="75.33926">
                <text:p>75.33926</text:p>
              </table:table-cell>
              <table:table-cell office:value-type="float" office:value="83.12096">
                <text:p>83.12096</text:p>
              </table:table-cell>
              <table:table-cell office:value-type="float" office:value="83.94644">
                <text:p>83.94644</text:p>
              </table:table-cell>
              <table:table-cell office:value-type="float" office:value="75.09582">
                <text:p>75.09582</text:p>
              </table:table-cell>
              <table:table-cell office:value-type="float" office:value="74.02097">
                <text:p>74.020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28221">
                <text:p>77.28221</text:p>
              </table:table-cell>
              <table:table-cell office:value-type="float" office:value="74.37137">
                <text:p>74.37137</text:p>
              </table:table-cell>
              <table:table-cell office:value-type="float" office:value="78.65757">
                <text:p>78.65757</text:p>
              </table:table-cell>
              <table:table-cell office:value-type="float" office:value="74.46187">
                <text:p>74.46187</text:p>
              </table:table-cell>
              <table:table-cell office:value-type="float" office:value="77.53432">
                <text:p>77.53432</text:p>
              </table:table-cell>
              <table:table-cell office:value-type="float" office:value="73.4472">
                <text:p>73.4472</text:p>
              </table:table-cell>
              <table:table-cell office:value-type="float" office:value="74.35112">
                <text:p>74.35112</text:p>
              </table:table-cell>
              <table:table-cell office:value-type="float" office:value="73.9238">
                <text:p>73.9238</text:p>
              </table:table-cell>
              <table:table-cell office:value-type="float" office:value="74.73963">
                <text:p>74.73963</text:p>
              </table:table-cell>
              <table:table-cell office:value-type="float" office:value="75.80889">
                <text:p>75.80889</text:p>
              </table:table-cell>
              <table:table-cell office:value-type="float" office:value="80.22353">
                <text:p>80.22353</text:p>
              </table:table-cell>
              <table:table-cell office:value-type="float" office:value="74.46432">
                <text:p>74.46432</text:p>
              </table:table-cell>
              <table:table-cell office:value-type="float" office:value="74.90988">
                <text:p>74.90988</text:p>
              </table:table-cell>
              <table:table-cell office:value-type="float" office:value="74.91308">
                <text:p>74.91308</text:p>
              </table:table-cell>
              <table:table-cell office:value-type="float" office:value="76.12185">
                <text:p>76.12185</text:p>
              </table:table-cell>
              <table:table-cell office:value-type="float" office:value="75.09086">
                <text:p>75.09086</text:p>
              </table:table-cell>
              <table:table-cell office:value-type="float" office:value="83.02325">
                <text:p>83.02325</text:p>
              </table:table-cell>
              <table:table-cell office:value-type="float" office:value="83.60021">
                <text:p>83.60021</text:p>
              </table:table-cell>
              <table:table-cell office:value-type="float" office:value="74.63747">
                <text:p>74.63747</text:p>
              </table:table-cell>
              <table:table-cell office:value-type="float" office:value="73.55797">
                <text:p>73.557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07599">
                <text:p>77.07599</text:p>
              </table:table-cell>
              <table:table-cell office:value-type="float" office:value="74.10984">
                <text:p>74.10984</text:p>
              </table:table-cell>
              <table:table-cell office:value-type="float" office:value="78.47017">
                <text:p>78.47017</text:p>
              </table:table-cell>
              <table:table-cell office:value-type="float" office:value="74.19985">
                <text:p>74.19985</text:p>
              </table:table-cell>
              <table:table-cell office:value-type="float" office:value="77.11402">
                <text:p>77.11402</text:p>
              </table:table-cell>
              <table:table-cell office:value-type="float" office:value="73.00753">
                <text:p>73.00753</text:p>
              </table:table-cell>
              <table:table-cell office:value-type="float" office:value="74.08974">
                <text:p>74.08974</text:p>
              </table:table-cell>
              <table:table-cell office:value-type="float" office:value="73.63385">
                <text:p>73.63385</text:p>
              </table:table-cell>
              <table:table-cell office:value-type="float" office:value="74.27668">
                <text:p>74.27668</text:p>
              </table:table-cell>
              <table:table-cell office:value-type="float" office:value="75.58719">
                <text:p>75.58719</text:p>
              </table:table-cell>
              <table:table-cell office:value-type="float" office:value="80.05645">
                <text:p>80.05645</text:p>
              </table:table-cell>
              <table:table-cell office:value-type="float" office:value="74.20227">
                <text:p>74.20227</text:p>
              </table:table-cell>
              <table:table-cell office:value-type="float" office:value="74.45201">
                <text:p>74.45201</text:p>
              </table:table-cell>
              <table:table-cell office:value-type="float" office:value="74.45514">
                <text:p>74.45514</text:p>
              </table:table-cell>
              <table:table-cell office:value-type="float" office:value="75.678">
                <text:p>75.678</text:p>
              </table:table-cell>
              <table:table-cell office:value-type="float" office:value="74.64149">
                <text:p>74.64149</text:p>
              </table:table-cell>
              <table:table-cell office:value-type="float" office:value="82.66385">
                <text:p>82.66385</text:p>
              </table:table-cell>
              <table:table-cell office:value-type="float" office:value="83.52098">
                <text:p>83.52098</text:p>
              </table:table-cell>
              <table:table-cell office:value-type="float" office:value="74.38417">
                <text:p>74.38417</text:p>
              </table:table-cell>
              <table:table-cell office:value-type="float" office:value="73.2778">
                <text:p>73.2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.65094">
                <text:p>76.65094</text:p>
              </table:table-cell>
              <table:table-cell office:value-type="float" office:value="73.647">
                <text:p>73.647</text:p>
              </table:table-cell>
              <table:table-cell office:value-type="float" office:value="78.04969">
                <text:p>78.04969</text:p>
              </table:table-cell>
              <table:table-cell office:value-type="float" office:value="73.73684">
                <text:p>73.73684</text:p>
              </table:table-cell>
              <table:table-cell office:value-type="float" office:value="76.90272">
                <text:p>76.90272</text:p>
              </table:table-cell>
              <table:table-cell office:value-type="float" office:value="72.70377">
                <text:p>72.70377</text:p>
              </table:table-cell>
              <table:table-cell office:value-type="float" office:value="73.62684">
                <text:p>73.62684</text:p>
              </table:table-cell>
              <table:table-cell office:value-type="float" office:value="73.1897">
                <text:p>73.1897</text:p>
              </table:table-cell>
              <table:table-cell office:value-type="float" office:value="74.01522">
                <text:p>74.01522</text:p>
              </table:table-cell>
              <table:table-cell office:value-type="float" office:value="75.12947">
                <text:p>75.12947</text:p>
              </table:table-cell>
              <table:table-cell office:value-type="float" office:value="79.65173">
                <text:p>79.65173</text:p>
              </table:table-cell>
              <table:table-cell office:value-type="float" office:value="73.73935">
                <text:p>73.73935</text:p>
              </table:table-cell>
              <table:table-cell office:value-type="float" office:value="74.19826">
                <text:p>74.19826</text:p>
              </table:table-cell>
              <table:table-cell office:value-type="float" office:value="74.20159">
                <text:p>74.20159</text:p>
              </table:table-cell>
              <table:table-cell office:value-type="float" office:value="75.44309">
                <text:p>75.44309</text:p>
              </table:table-cell>
              <table:table-cell office:value-type="float" office:value="74.3932">
                <text:p>74.3932</text:p>
              </table:table-cell>
              <table:table-cell office:value-type="float" office:value="82.53477">
                <text:p>82.53477</text:p>
              </table:table-cell>
              <table:table-cell office:value-type="float" office:value="83.16609">
                <text:p>83.16609</text:p>
              </table:table-cell>
              <table:table-cell office:value-type="float" office:value="73.93498">
                <text:p>73.93498</text:p>
              </table:table-cell>
              <table:table-cell office:value-type="float" office:value="72.80951">
                <text:p>72.80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6.42613">
                <text:p>76.42613</text:p>
              </table:table-cell>
              <table:table-cell office:value-type="float" office:value="73.38057">
                <text:p>73.38057</text:p>
              </table:table-cell>
              <table:table-cell office:value-type="float" office:value="77.84875">
                <text:p>77.84875</text:p>
              </table:table-cell>
              <table:table-cell office:value-type="float" office:value="73.4697">
                <text:p>73.4697</text:p>
              </table:table-cell>
              <table:table-cell office:value-type="float" office:value="76.47239">
                <text:p>76.47239</text:p>
              </table:table-cell>
              <table:table-cell office:value-type="float" office:value="72.25044">
                <text:p>72.25044</text:p>
              </table:table-cell>
              <table:table-cell office:value-type="float" office:value="73.35568">
                <text:p>73.35568</text:p>
              </table:table-cell>
              <table:table-cell office:value-type="float" office:value="72.89117">
                <text:p>72.89117</text:p>
              </table:table-cell>
              <table:table-cell office:value-type="float" office:value="73.55227">
                <text:p>73.55227</text:p>
              </table:table-cell>
              <table:table-cell office:value-type="float" office:value="74.89466">
                <text:p>74.89466</text:p>
              </table:table-cell>
              <table:table-cell office:value-type="float" office:value="79.47468">
                <text:p>79.47468</text:p>
              </table:table-cell>
              <table:table-cell office:value-type="float" office:value="73.47232">
                <text:p>73.47232</text:p>
              </table:table-cell>
              <table:table-cell office:value-type="float" office:value="73.73531">
                <text:p>73.73531</text:p>
              </table:table-cell>
              <table:table-cell office:value-type="float" office:value="73.73839">
                <text:p>73.73839</text:p>
              </table:table-cell>
              <table:table-cell office:value-type="float" office:value="74.9991">
                <text:p>74.9991</text:p>
              </table:table-cell>
              <table:table-cell office:value-type="float" office:value="73.93031">
                <text:p>73.93031</text:p>
              </table:table-cell>
              <table:table-cell office:value-type="float" office:value="82.14964">
                <text:p>82.14964</text:p>
              </table:table-cell>
              <table:table-cell office:value-type="float" office:value="83.06818">
                <text:p>83.06818</text:p>
              </table:table-cell>
              <table:table-cell office:value-type="float" office:value="73.66817">
                <text:p>73.66817</text:p>
              </table:table-cell>
              <table:table-cell office:value-type="float" office:value="72.52956">
                <text:p>72.52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.99054">
                <text:p>75.99054</text:p>
              </table:table-cell>
              <table:table-cell office:value-type="float" office:value="72.9042">
                <text:p>72.9042</text:p>
              </table:table-cell>
              <table:table-cell office:value-type="float" office:value="77.60081">
                <text:p>77.60081</text:p>
              </table:table-cell>
              <table:table-cell office:value-type="float" office:value="73.0063">
                <text:p>73.0063</text:p>
              </table:table-cell>
              <table:table-cell office:value-type="float" office:value="76.24742">
                <text:p>76.24742</text:p>
              </table:table-cell>
              <table:table-cell office:value-type="float" office:value="71.94178">
                <text:p>71.94178</text:p>
              </table:table-cell>
              <table:table-cell office:value-type="float" office:value="72.87898">
                <text:p>72.87898</text:p>
              </table:table-cell>
              <table:table-cell office:value-type="float" office:value="72.43334">
                <text:p>72.43334</text:p>
              </table:table-cell>
              <table:table-cell office:value-type="float" office:value="73.2809">
                <text:p>73.2809</text:p>
              </table:table-cell>
              <table:table-cell office:value-type="float" office:value="74.43677">
                <text:p>74.43677</text:p>
              </table:table-cell>
              <table:table-cell office:value-type="float" office:value="79.06469">
                <text:p>79.06469</text:p>
              </table:table-cell>
              <table:table-cell office:value-type="float" office:value="73.00938">
                <text:p>73.00938</text:p>
              </table:table-cell>
              <table:table-cell office:value-type="float" office:value="73.46816">
                <text:p>73.46816</text:p>
              </table:table-cell>
              <table:table-cell office:value-type="float" office:value="73.47138">
                <text:p>73.47138</text:p>
              </table:table-cell>
              <table:table-cell office:value-type="float" office:value="74.75056">
                <text:p>74.75056</text:p>
              </table:table-cell>
              <table:table-cell office:value-type="float" office:value="73.66354">
                <text:p>73.66354</text:p>
              </table:table-cell>
              <table:table-cell office:value-type="float" office:value="81.99989">
                <text:p>81.99989</text:p>
              </table:table-cell>
              <table:table-cell office:value-type="float" office:value="82.70861">
                <text:p>82.70861</text:p>
              </table:table-cell>
              <table:table-cell office:value-type="float" office:value="73.19656">
                <text:p>73.19656</text:p>
              </table:table-cell>
              <table:table-cell office:value-type="float" office:value="72.03917">
                <text:p>72.039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.7607">
                <text:p>75.7607</text:p>
              </table:table-cell>
              <table:table-cell office:value-type="float" office:value="72.61919">
                <text:p>72.61919</text:p>
              </table:table-cell>
              <table:table-cell office:value-type="float" office:value="77.22227">
                <text:p>77.22227</text:p>
              </table:table-cell>
              <table:table-cell office:value-type="float" office:value="72.72577">
                <text:p>72.72577</text:p>
              </table:table-cell>
              <table:table-cell office:value-type="float" office:value="75.80854">
                <text:p>75.80854</text:p>
              </table:table-cell>
              <table:table-cell office:value-type="float" office:value="71.47511">
                <text:p>71.47511</text:p>
              </table:table-cell>
              <table:table-cell office:value-type="float" office:value="72.59428">
                <text:p>72.59428</text:p>
              </table:table-cell>
              <table:table-cell office:value-type="float" office:value="72.12476">
                <text:p>72.12476</text:p>
              </table:table-cell>
              <table:table-cell office:value-type="float" office:value="72.80417">
                <text:p>72.80417</text:p>
              </table:table-cell>
              <table:table-cell office:value-type="float" office:value="74.18318">
                <text:p>74.18318</text:p>
              </table:table-cell>
              <table:table-cell office:value-type="float" office:value="78.88747">
                <text:p>78.88747</text:p>
              </table:table-cell>
              <table:table-cell office:value-type="float" office:value="72.72899">
                <text:p>72.72899</text:p>
              </table:table-cell>
              <table:table-cell office:value-type="float" office:value="73.16914">
                <text:p>73.16914</text:p>
              </table:table-cell>
              <table:table-cell office:value-type="float" office:value="73.00839">
                <text:p>73.00839</text:p>
              </table:table-cell>
              <table:table-cell office:value-type="float" office:value="74.30139">
                <text:p>74.30139</text:p>
              </table:table-cell>
              <table:table-cell office:value-type="float" office:value="73.20052">
                <text:p>73.20052</text:p>
              </table:table-cell>
              <table:table-cell office:value-type="float" office:value="81.60981">
                <text:p>81.60981</text:p>
              </table:table-cell>
              <table:table-cell office:value-type="float" office:value="82.59353">
                <text:p>82.59353</text:p>
              </table:table-cell>
              <table:table-cell office:value-type="float" office:value="72.92478">
                <text:p>72.92478</text:p>
              </table:table-cell>
              <table:table-cell office:value-type="float" office:value="71.74049">
                <text:p>71.740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.31653">
                <text:p>75.31653</text:p>
              </table:table-cell>
              <table:table-cell office:value-type="float" office:value="72.14253">
                <text:p>72.14253</text:p>
              </table:table-cell>
              <table:table-cell office:value-type="float" office:value="76.96945">
                <text:p>76.96945</text:p>
              </table:table-cell>
              <table:table-cell office:value-type="float" office:value="72.24884">
                <text:p>72.24884</text:p>
              </table:table-cell>
              <table:table-cell office:value-type="float" office:value="75.57353">
                <text:p>75.57353</text:p>
              </table:table-cell>
              <table:table-cell office:value-type="float" office:value="71.15768">
                <text:p>71.15768</text:p>
              </table:table-cell>
              <table:table-cell office:value-type="float" office:value="72.10887">
                <text:p>72.10887</text:p>
              </table:table-cell>
              <table:table-cell office:value-type="float" office:value="71.65839">
                <text:p>71.65839</text:p>
              </table:table-cell>
              <table:table-cell office:value-type="float" office:value="72.51921">
                <text:p>72.51921</text:p>
              </table:table-cell>
              <table:table-cell office:value-type="float" office:value="73.89291">
                <text:p>73.89291</text:p>
              </table:table-cell>
              <table:table-cell office:value-type="float" office:value="78.47275">
                <text:p>78.47275</text:p>
              </table:table-cell>
              <table:table-cell office:value-type="float" office:value="72.24711">
                <text:p>72.24711</text:p>
              </table:table-cell>
              <table:table-cell office:value-type="float" office:value="72.72441">
                <text:p>72.72441</text:p>
              </table:table-cell>
              <table:table-cell office:value-type="float" office:value="72.7279">
                <text:p>72.7279</text:p>
              </table:table-cell>
              <table:table-cell office:value-type="float" office:value="74.03927">
                <text:p>74.03927</text:p>
              </table:table-cell>
              <table:table-cell office:value-type="float" office:value="72.92024">
                <text:p>72.92024</text:p>
              </table:table-cell>
              <table:table-cell office:value-type="float" office:value="81.45856">
                <text:p>81.45856</text:p>
              </table:table-cell>
              <table:table-cell office:value-type="float" office:value="82.20835">
                <text:p>82.20835</text:p>
              </table:table-cell>
              <table:table-cell office:value-type="float" office:value="72.44809">
                <text:p>72.44809</text:p>
              </table:table-cell>
              <table:table-cell office:value-type="float" office:value="71.24977">
                <text:p>71.249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.07302">
                <text:p>75.07302</text:p>
              </table:table-cell>
              <table:table-cell office:value-type="float" office:value="71.84912">
                <text:p>71.84912</text:p>
              </table:table-cell>
              <table:table-cell office:value-type="float" office:value="76.57208">
                <text:p>76.57208</text:p>
              </table:table-cell>
              <table:table-cell office:value-type="float" office:value="71.95823">
                <text:p>71.95823</text:p>
              </table:table-cell>
              <table:table-cell office:value-type="float" office:value="75.12954">
                <text:p>75.12954</text:p>
              </table:table-cell>
              <table:table-cell office:value-type="float" office:value="70.67208">
                <text:p>70.67208</text:p>
              </table:table-cell>
              <table:table-cell office:value-type="float" office:value="71.81071">
                <text:p>71.81071</text:p>
              </table:table-cell>
              <table:table-cell office:value-type="float" office:value="71.34124">
                <text:p>71.34124</text:p>
              </table:table-cell>
              <table:table-cell office:value-type="float" office:value="72.04248">
                <text:p>72.04248</text:p>
              </table:table-cell>
              <table:table-cell office:value-type="float" office:value="73.45321">
                <text:p>73.45321</text:p>
              </table:table-cell>
              <table:table-cell office:value-type="float" office:value="78.28517">
                <text:p>78.28517</text:p>
              </table:table-cell>
              <table:table-cell office:value-type="float" office:value="71.96185">
                <text:p>71.96185</text:p>
              </table:table-cell>
              <table:table-cell office:value-type="float" office:value="72.42052">
                <text:p>72.42052</text:p>
              </table:table-cell>
              <table:table-cell office:value-type="float" office:value="72.41886">
                <text:p>72.41886</text:p>
              </table:table-cell>
              <table:table-cell office:value-type="float" office:value="73.57643">
                <text:p>73.57643</text:p>
              </table:table-cell>
              <table:table-cell office:value-type="float" office:value="72.44317">
                <text:p>72.44317</text:p>
              </table:table-cell>
              <table:table-cell office:value-type="float" office:value="81.06368">
                <text:p>81.06368</text:p>
              </table:table-cell>
              <table:table-cell office:value-type="float" office:value="82.0535">
                <text:p>82.0535</text:p>
              </table:table-cell>
              <table:table-cell office:value-type="float" office:value="72.16297">
                <text:p>72.16297</text:p>
              </table:table-cell>
              <table:table-cell office:value-type="float" office:value="70.94306">
                <text:p>70.94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.62373">
                <text:p>74.62373</text:p>
              </table:table-cell>
              <table:table-cell office:value-type="float" office:value="71.35379">
                <text:p>71.35379</text:p>
              </table:table-cell>
              <table:table-cell office:value-type="float" office:value="76.3138">
                <text:p>76.3138</text:p>
              </table:table-cell>
              <table:table-cell office:value-type="float" office:value="71.46773">
                <text:p>71.46773</text:p>
              </table:table-cell>
              <table:table-cell office:value-type="float" office:value="74.88095">
                <text:p>74.88095</text:p>
              </table:table-cell>
              <table:table-cell office:value-type="float" office:value="70.3548">
                <text:p>70.3548</text:p>
              </table:table-cell>
              <table:table-cell office:value-type="float" office:value="71.32019">
                <text:p>71.32019</text:p>
              </table:table-cell>
              <table:table-cell office:value-type="float" office:value="70.85642">
                <text:p>70.85642</text:p>
              </table:table-cell>
              <table:table-cell office:value-type="float" office:value="71.74428">
                <text:p>71.74428</text:p>
              </table:table-cell>
              <table:table-cell office:value-type="float" office:value="73.1627">
                <text:p>73.1627</text:p>
              </table:table-cell>
              <table:table-cell office:value-type="float" office:value="78.03724">
                <text:p>78.03724</text:p>
              </table:table-cell>
              <table:table-cell office:value-type="float" office:value="71.47132">
                <text:p>71.47132</text:p>
              </table:table-cell>
              <table:table-cell office:value-type="float" office:value="71.94829">
                <text:p>71.94829</text:p>
              </table:table-cell>
              <table:table-cell office:value-type="float" office:value="71.95195">
                <text:p>71.95195</text:p>
              </table:table-cell>
              <table:table-cell office:value-type="float" office:value="73.30946">
                <text:p>73.30946</text:p>
              </table:table-cell>
              <table:table-cell office:value-type="float" office:value="72.15817">
                <text:p>72.15817</text:p>
              </table:table-cell>
              <table:table-cell office:value-type="float" office:value="80.90718">
                <text:p>80.90718</text:p>
              </table:table-cell>
              <table:table-cell office:value-type="float" office:value="81.66831">
                <text:p>81.66831</text:p>
              </table:table-cell>
              <table:table-cell office:value-type="float" office:value="71.67763">
                <text:p>71.67763</text:p>
              </table:table-cell>
              <table:table-cell office:value-type="float" office:value="70.4472">
                <text:p>70.4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.37548">
                <text:p>74.37548</text:p>
              </table:table-cell>
              <table:table-cell office:value-type="float" office:value="71.04692">
                <text:p>71.04692</text:p>
              </table:table-cell>
              <table:table-cell office:value-type="float" office:value="75.91143">
                <text:p>75.91143</text:p>
              </table:table-cell>
              <table:table-cell office:value-type="float" office:value="71.16881">
                <text:p>71.16881</text:p>
              </table:table-cell>
              <table:table-cell office:value-type="float" office:value="74.4317">
                <text:p>74.4317</text:p>
              </table:table-cell>
              <table:table-cell office:value-type="float" office:value="69.85564">
                <text:p>69.85564</text:p>
              </table:table-cell>
              <table:table-cell office:value-type="float" office:value="71.01736">
                <text:p>71.01736</text:p>
              </table:table-cell>
              <table:table-cell office:value-type="float" office:value="70.52573">
                <text:p>70.52573</text:p>
              </table:table-cell>
              <table:table-cell office:value-type="float" office:value="71.25351">
                <text:p>71.25351</text:p>
              </table:table-cell>
              <table:table-cell office:value-type="float" office:value="72.7093">
                <text:p>72.7093</text:p>
              </table:table-cell>
              <table:table-cell office:value-type="float" office:value="77.66375">
                <text:p>77.66375</text:p>
              </table:table-cell>
              <table:table-cell office:value-type="float" office:value="71.17246">
                <text:p>71.17246</text:p>
              </table:table-cell>
              <table:table-cell office:value-type="float" office:value="71.64439">
                <text:p>71.64439</text:p>
              </table:table-cell>
              <table:table-cell office:value-type="float" office:value="71.64291">
                <text:p>71.64291</text:p>
              </table:table-cell>
              <table:table-cell office:value-type="float" office:value="72.84144">
                <text:p>72.84144</text:p>
              </table:table-cell>
              <table:table-cell office:value-type="float" office:value="71.67271">
                <text:p>71.67271</text:p>
              </table:table-cell>
              <table:table-cell office:value-type="float" office:value="80.50732">
                <text:p>80.50732</text:p>
              </table:table-cell>
              <table:table-cell office:value-type="float" office:value="81.51703">
                <text:p>81.51703</text:p>
              </table:table-cell>
              <table:table-cell office:value-type="float" office:value="71.3791">
                <text:p>71.3791</text:p>
              </table:table-cell>
              <table:table-cell office:value-type="float" office:value="70.122">
                <text:p>70.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91253">
                <text:p>73.91253</text:p>
              </table:table-cell>
              <table:table-cell office:value-type="float" office:value="70.55122">
                <text:p>70.55122</text:p>
              </table:table-cell>
              <table:table-cell office:value-type="float" office:value="75.63965">
                <text:p>75.63965</text:p>
              </table:table-cell>
              <table:table-cell office:value-type="float" office:value="70.66927">
                <text:p>70.66927</text:p>
              </table:table-cell>
              <table:table-cell office:value-type="float" office:value="74.17819">
                <text:p>74.17819</text:p>
              </table:table-cell>
              <table:table-cell office:value-type="float" office:value="69.5247">
                <text:p>69.5247</text:p>
              </table:table-cell>
              <table:table-cell office:value-type="float" office:value="70.51293">
                <text:p>70.51293</text:p>
              </table:table-cell>
              <table:table-cell office:value-type="float" office:value="70.03217">
                <text:p>70.03217</text:p>
              </table:table-cell>
              <table:table-cell office:value-type="float" office:value="70.94184">
                <text:p>70.94184</text:p>
              </table:table-cell>
              <table:table-cell office:value-type="float" office:value="72.40037">
                <text:p>72.40037</text:p>
              </table:table-cell>
              <table:table-cell office:value-type="float" office:value="77.41105">
                <text:p>77.41105</text:p>
              </table:table-cell>
              <table:table-cell office:value-type="float" office:value="70.84626">
                <text:p>70.84626</text:p>
              </table:table-cell>
              <table:table-cell office:value-type="float" office:value="71.15875">
                <text:p>71.15875</text:p>
              </table:table-cell>
              <table:table-cell office:value-type="float" office:value="71.16197">
                <text:p>71.16197</text:p>
              </table:table-cell>
              <table:table-cell office:value-type="float" office:value="72.56099">
                <text:p>72.56099</text:p>
              </table:table-cell>
              <table:table-cell office:value-type="float" office:value="71.37412">
                <text:p>71.37412</text:p>
              </table:table-cell>
              <table:table-cell office:value-type="float" office:value="80.34544">
                <text:p>80.34544</text:p>
              </table:table-cell>
              <table:table-cell office:value-type="float" office:value="81.12204">
                <text:p>81.12204</text:p>
              </table:table-cell>
              <table:table-cell office:value-type="float" office:value="70.88837">
                <text:p>70.88837</text:p>
              </table:table-cell>
              <table:table-cell office:value-type="float" office:value="69.61758">
                <text:p>69.61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.6457">
                <text:p>73.6457</text:p>
              </table:table-cell>
              <table:table-cell office:value-type="float" office:value="70.23085">
                <text:p>70.23085</text:p>
              </table:table-cell>
              <table:table-cell office:value-type="float" office:value="75.22343">
                <text:p>75.22343</text:p>
              </table:table-cell>
              <table:table-cell office:value-type="float" office:value="70.35719">
                <text:p>70.35719</text:p>
              </table:table-cell>
              <table:table-cell office:value-type="float" office:value="73.7202">
                <text:p>73.7202</text:p>
              </table:table-cell>
              <table:table-cell office:value-type="float" office:value="69.01716">
                <text:p>69.01716</text:p>
              </table:table-cell>
              <table:table-cell office:value-type="float" office:value="70.19303">
                <text:p>70.19303</text:p>
              </table:table-cell>
              <table:table-cell office:value-type="float" office:value="69.6966">
                <text:p>69.6966</text:p>
              </table:table-cell>
              <table:table-cell office:value-type="float" office:value="70.43726">
                <text:p>70.43726</text:p>
              </table:table-cell>
              <table:table-cell office:value-type="float" office:value="71.93329">
                <text:p>71.93329</text:p>
              </table:table-cell>
              <table:table-cell office:value-type="float" office:value="77.02772">
                <text:p>77.02772</text:p>
              </table:table-cell>
              <table:table-cell office:value-type="float" office:value="70.36064">
                <text:p>70.36064</text:p>
              </table:table-cell>
              <table:table-cell office:value-type="float" office:value="70.84114">
                <text:p>70.84114</text:p>
              </table:table-cell>
              <table:table-cell office:value-type="float" office:value="70.84456">
                <text:p>70.84456</text:p>
              </table:table-cell>
              <table:table-cell office:value-type="float" office:value="72.08415">
                <text:p>72.08415</text:p>
              </table:table-cell>
              <table:table-cell office:value-type="float" office:value="70.88354">
                <text:p>70.88354</text:p>
              </table:table-cell>
              <table:table-cell office:value-type="float" office:value="79.94059">
                <text:p>79.94059</text:p>
              </table:table-cell>
              <table:table-cell office:value-type="float" office:value="80.96538">
                <text:p>80.96538</text:p>
              </table:table-cell>
              <table:table-cell office:value-type="float" office:value="70.57657">
                <text:p>70.57657</text:p>
              </table:table-cell>
              <table:table-cell office:value-type="float" office:value="69.2841">
                <text:p>69.28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.18276">
                <text:p>73.18276</text:p>
              </table:table-cell>
              <table:table-cell office:value-type="float" office:value="69.7266">
                <text:p>69.7266</text:p>
              </table:table-cell>
              <table:table-cell office:value-type="float" office:value="74.9518">
                <text:p>74.9518</text:p>
              </table:table-cell>
              <table:table-cell office:value-type="float" office:value="69.85281">
                <text:p>69.85281</text:p>
              </table:table-cell>
              <table:table-cell office:value-type="float" office:value="73.45301">
                <text:p>73.45301</text:p>
              </table:table-cell>
              <table:table-cell office:value-type="float" office:value="68.67272">
                <text:p>68.67272</text:p>
              </table:table-cell>
              <table:table-cell office:value-type="float" office:value="69.68862">
                <text:p>69.68862</text:p>
              </table:table-cell>
              <table:table-cell office:value-type="float" office:value="69.18966">
                <text:p>69.18966</text:p>
              </table:table-cell>
              <table:table-cell office:value-type="float" office:value="70.11738">
                <text:p>70.11738</text:p>
              </table:table-cell>
              <table:table-cell office:value-type="float" office:value="71.62444">
                <text:p>71.62444</text:p>
              </table:table-cell>
              <table:table-cell office:value-type="float" office:value="76.76636">
                <text:p>76.76636</text:p>
              </table:table-cell>
              <table:table-cell office:value-type="float" office:value="70.02972">
                <text:p>70.02972</text:p>
              </table:table-cell>
              <table:table-cell office:value-type="float" office:value="70.35563">
                <text:p>70.35563</text:p>
              </table:table-cell>
              <table:table-cell office:value-type="float" office:value="70.35894">
                <text:p>70.35894</text:p>
              </table:table-cell>
              <table:table-cell office:value-type="float" office:value="71.78525">
                <text:p>71.78525</text:p>
              </table:table-cell>
              <table:table-cell office:value-type="float" office:value="70.57169">
                <text:p>70.57169</text:p>
              </table:table-cell>
              <table:table-cell office:value-type="float" office:value="79.76863">
                <text:p>79.76863</text:p>
              </table:table-cell>
              <table:table-cell office:value-type="float" office:value="80.56949">
                <text:p>80.56949</text:p>
              </table:table-cell>
              <table:table-cell office:value-type="float" office:value="70.07227">
                <text:p>70.07227</text:p>
              </table:table-cell>
              <table:table-cell office:value-type="float" office:value="68.76549">
                <text:p>68.76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.9024">
                <text:p>72.9024</text:p>
              </table:table-cell>
              <table:table-cell office:value-type="float" office:value="69.39304">
                <text:p>69.39304</text:p>
              </table:table-cell>
              <table:table-cell office:value-type="float" office:value="74.52553">
                <text:p>74.52553</text:p>
              </table:table-cell>
              <table:table-cell office:value-type="float" office:value="69.52738">
                <text:p>69.52738</text:p>
              </table:table-cell>
              <table:table-cell office:value-type="float" office:value="73.14883">
                <text:p>73.14883</text:p>
              </table:table-cell>
              <table:table-cell office:value-type="float" office:value="68.1517">
                <text:p>68.1517</text:p>
              </table:table-cell>
              <table:table-cell office:value-type="float" office:value="69.35035">
                <text:p>69.35035</text:p>
              </table:table-cell>
              <table:table-cell office:value-type="float" office:value="68.84553">
                <text:p>68.84553</text:p>
              </table:table-cell>
              <table:table-cell office:value-type="float" office:value="69.61302">
                <text:p>69.61302</text:p>
              </table:table-cell>
              <table:table-cell office:value-type="float" office:value="71.14352">
                <text:p>71.14352</text:p>
              </table:table-cell>
              <table:table-cell office:value-type="float" office:value="76.3777">
                <text:p>76.3777</text:p>
              </table:table-cell>
              <table:table-cell office:value-type="float" office:value="69.53093">
                <text:p>69.53093</text:p>
              </table:table-cell>
              <table:table-cell office:value-type="float" office:value="70.02463">
                <text:p>70.02463</text:p>
              </table:table-cell>
              <table:table-cell office:value-type="float" office:value="70.02777">
                <text:p>70.02777</text:p>
              </table:table-cell>
              <table:table-cell office:value-type="float" office:value="71.29463">
                <text:p>71.29463</text:p>
              </table:table-cell>
              <table:table-cell office:value-type="float" office:value="70.06718">
                <text:p>70.06718</text:p>
              </table:table-cell>
              <table:table-cell office:value-type="float" office:value="79.36393">
                <text:p>79.36393</text:p>
              </table:table-cell>
              <table:table-cell office:value-type="float" office:value="80.40259">
                <text:p>80.40259</text:p>
              </table:table-cell>
              <table:table-cell office:value-type="float" office:value="69.74671">
                <text:p>69.74671</text:p>
              </table:table-cell>
              <table:table-cell office:value-type="float" office:value="68.41874">
                <text:p>68.418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.42548">
                <text:p>72.42548</text:p>
              </table:table-cell>
              <table:table-cell office:value-type="float" office:value="68.87491">
                <text:p>68.87491</text:p>
              </table:table-cell>
              <table:table-cell office:value-type="float" office:value="74.24018">
                <text:p>74.24018</text:p>
              </table:table-cell>
              <table:table-cell office:value-type="float" office:value="69.00914">
                <text:p>69.00914</text:p>
              </table:table-cell>
              <table:table-cell office:value-type="float" office:value="72.69541">
                <text:p>72.69541</text:p>
              </table:table-cell>
              <table:table-cell office:value-type="float" office:value="67.79866">
                <text:p>67.79866</text:p>
              </table:table-cell>
              <table:table-cell office:value-type="float" office:value="68.83205">
                <text:p>68.83205</text:p>
              </table:table-cell>
              <table:table-cell office:value-type="float" office:value="68.325">
                <text:p>68.325</text:p>
              </table:table-cell>
              <table:table-cell office:value-type="float" office:value="69.27476">
                <text:p>69.27476</text:p>
              </table:table-cell>
              <table:table-cell office:value-type="float" office:value="70.82598">
                <text:p>70.82598</text:p>
              </table:table-cell>
              <table:table-cell office:value-type="float" office:value="76.11111">
                <text:p>76.11111</text:p>
              </table:table-cell>
              <table:table-cell office:value-type="float" office:value="69.18645">
                <text:p>69.18645</text:p>
              </table:table-cell>
              <table:table-cell office:value-type="float" office:value="69.51683">
                <text:p>69.51683</text:p>
              </table:table-cell>
              <table:table-cell office:value-type="float" office:value="69.529">
                <text:p>69.529</text:p>
              </table:table-cell>
              <table:table-cell office:value-type="float" office:value="70.99602">
                <text:p>70.99602</text:p>
              </table:table-cell>
              <table:table-cell office:value-type="float" office:value="69.74185">
                <text:p>69.74185</text:p>
              </table:table-cell>
              <table:table-cell office:value-type="float" office:value="79.18686">
                <text:p>79.18686</text:p>
              </table:table-cell>
              <table:table-cell office:value-type="float" office:value="80.00305">
                <text:p>80.00305</text:p>
              </table:table-cell>
              <table:table-cell office:value-type="float" office:value="69.23356">
                <text:p>69.23356</text:p>
              </table:table-cell>
              <table:table-cell office:value-type="float" office:value="67.8871">
                <text:p>67.8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.14027">
                <text:p>72.14027</text:p>
              </table:table-cell>
              <table:table-cell office:value-type="float" office:value="68.52806">
                <text:p>68.52806</text:p>
              </table:table-cell>
              <table:table-cell office:value-type="float" office:value="73.80897">
                <text:p>73.80897</text:p>
              </table:table-cell>
              <table:table-cell office:value-type="float" office:value="68.67543">
                <text:p>68.67543</text:p>
              </table:table-cell>
              <table:table-cell office:value-type="float" office:value="72.39137">
                <text:p>72.39137</text:p>
              </table:table-cell>
              <table:table-cell office:value-type="float" office:value="67.26919">
                <text:p>67.26919</text:p>
              </table:table-cell>
              <table:table-cell office:value-type="float" office:value="68.48547">
                <text:p>68.48547</text:p>
              </table:table-cell>
              <table:table-cell office:value-type="float" office:value="67.97227">
                <text:p>67.97227</text:p>
              </table:table-cell>
              <table:table-cell office:value-type="float" office:value="68.75655">
                <text:p>68.75655</text:p>
              </table:table-cell>
              <table:table-cell office:value-type="float" office:value="70.3407">
                <text:p>70.3407</text:p>
              </table:table-cell>
              <table:table-cell office:value-type="float" office:value="75.70877">
                <text:p>75.70877</text:p>
              </table:table-cell>
              <table:table-cell office:value-type="float" office:value="68.67413">
                <text:p>68.67413</text:p>
              </table:table-cell>
              <table:table-cell office:value-type="float" office:value="69.18094">
                <text:p>69.18094</text:p>
              </table:table-cell>
              <table:table-cell office:value-type="float" office:value="69.18435">
                <text:p>69.18435</text:p>
              </table:table-cell>
              <table:table-cell office:value-type="float" office:value="70.4917">
                <text:p>70.4917</text:p>
              </table:table-cell>
              <table:table-cell office:value-type="float" office:value="69.22865">
                <text:p>69.22865</text:p>
              </table:table-cell>
              <table:table-cell office:value-type="float" office:value="78.77692">
                <text:p>78.77692</text:p>
              </table:table-cell>
              <table:table-cell office:value-type="float" office:value="79.83141">
                <text:p>79.83141</text:p>
              </table:table-cell>
              <table:table-cell office:value-type="float" office:value="68.89502">
                <text:p>68.89502</text:p>
              </table:table-cell>
              <table:table-cell office:value-type="float" office:value="67.53202">
                <text:p>67.532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65468">
                <text:p>71.65468</text:p>
              </table:table-cell>
              <table:table-cell office:value-type="float" office:value="68.00993">
                <text:p>68.00993</text:p>
              </table:table-cell>
              <table:table-cell office:value-type="float" office:value="73.51019">
                <text:p>73.51019</text:p>
              </table:table-cell>
              <table:table-cell office:value-type="float" office:value="68.15704">
                <text:p>68.15704</text:p>
              </table:table-cell>
              <table:table-cell office:value-type="float" office:value="71.93304">
                <text:p>71.93304</text:p>
              </table:table-cell>
              <table:table-cell office:value-type="float" office:value="66.91133">
                <text:p>66.91133</text:p>
              </table:table-cell>
              <table:table-cell office:value-type="float" office:value="67.95853">
                <text:p>67.95853</text:p>
              </table:table-cell>
              <table:table-cell office:value-type="float" office:value="67.43829">
                <text:p>67.43829</text:p>
              </table:table-cell>
              <table:table-cell office:value-type="float" office:value="68.40969">
                <text:p>68.40969</text:p>
              </table:table-cell>
              <table:table-cell office:value-type="float" office:value="70.00959">
                <text:p>70.00959</text:p>
              </table:table-cell>
              <table:table-cell office:value-type="float" office:value="75.43723">
                <text:p>75.43723</text:p>
              </table:table-cell>
              <table:table-cell office:value-type="float" office:value="68.32969">
                <text:p>68.32969</text:p>
              </table:table-cell>
              <table:table-cell office:value-type="float" office:value="68.66481">
                <text:p>68.66481</text:p>
              </table:table-cell>
              <table:table-cell office:value-type="float" office:value="68.67168">
                <text:p>68.67168</text:p>
              </table:table-cell>
              <table:table-cell office:value-type="float" office:value="70.17971">
                <text:p>70.17971</text:p>
              </table:table-cell>
              <table:table-cell office:value-type="float" office:value="68.89016">
                <text:p>68.89016</text:p>
              </table:table-cell>
              <table:table-cell office:value-type="float" office:value="78.58957">
                <text:p>78.58957</text:p>
              </table:table-cell>
              <table:table-cell office:value-type="float" office:value="79.42676">
                <text:p>79.42676</text:p>
              </table:table-cell>
              <table:table-cell office:value-type="float" office:value="68.37693">
                <text:p>68.37693</text:p>
              </table:table-cell>
              <table:table-cell office:value-type="float" office:value="66.99119">
                <text:p>66.991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3561">
                <text:p>71.3561</text:p>
              </table:table-cell>
              <table:table-cell office:value-type="float" office:value="67.64974">
                <text:p>67.64974</text:p>
              </table:table-cell>
              <table:table-cell office:value-type="float" office:value="73.06568">
                <text:p>73.06568</text:p>
              </table:table-cell>
              <table:table-cell office:value-type="float" office:value="67.79618">
                <text:p>67.79618</text:p>
              </table:table-cell>
              <table:table-cell office:value-type="float" office:value="71.61553">
                <text:p>71.61553</text:p>
              </table:table-cell>
              <table:table-cell office:value-type="float" office:value="66.36816">
                <text:p>66.36816</text:p>
              </table:table-cell>
              <table:table-cell office:value-type="float" office:value="67.59875">
                <text:p>67.59875</text:p>
              </table:table-cell>
              <table:table-cell office:value-type="float" office:value="67.08065">
                <text:p>67.08065</text:p>
              </table:table-cell>
              <table:table-cell office:value-type="float" office:value="67.88273">
                <text:p>67.88273</text:p>
              </table:table-cell>
              <table:table-cell office:value-type="float" office:value="69.51041">
                <text:p>69.51041</text:p>
              </table:table-cell>
              <table:table-cell office:value-type="float" office:value="75.02459">
                <text:p>75.02459</text:p>
              </table:table-cell>
              <table:table-cell office:value-type="float" office:value="67.80023">
                <text:p>67.80023</text:p>
              </table:table-cell>
              <table:table-cell office:value-type="float" office:value="68.32036">
                <text:p>68.32036</text:p>
              </table:table-cell>
              <table:table-cell office:value-type="float" office:value="68.31854">
                <text:p>68.31854</text:p>
              </table:table-cell>
              <table:table-cell office:value-type="float" office:value="69.67531">
                <text:p>69.67531</text:p>
              </table:table-cell>
              <table:table-cell office:value-type="float" office:value="68.37189">
                <text:p>68.37189</text:p>
              </table:table-cell>
              <table:table-cell office:value-type="float" office:value="78.17466">
                <text:p>78.17466</text:p>
              </table:table-cell>
              <table:table-cell office:value-type="float" office:value="79.24983">
                <text:p>79.24983</text:p>
              </table:table-cell>
              <table:table-cell office:value-type="float" office:value="68.03011">
                <text:p>68.03011</text:p>
              </table:table-cell>
              <table:table-cell office:value-type="float" office:value="66.62285">
                <text:p>66.622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.86539">
                <text:p>70.86539</text:p>
              </table:table-cell>
              <table:table-cell office:value-type="float" office:value="67.11421">
                <text:p>67.11421</text:p>
              </table:table-cell>
              <table:table-cell office:value-type="float" office:value="72.76174">
                <text:p>72.76174</text:p>
              </table:table-cell>
              <table:table-cell office:value-type="float" office:value="67.26913">
                <text:p>67.26913</text:p>
              </table:table-cell>
              <table:table-cell office:value-type="float" office:value="71.14361">
                <text:p>71.14361</text:p>
              </table:table-cell>
              <table:table-cell office:value-type="float" office:value="65.99287">
                <text:p>65.99287</text:p>
              </table:table-cell>
              <table:table-cell office:value-type="float" office:value="67.05789">
                <text:p>67.05789</text:p>
              </table:table-cell>
              <table:table-cell office:value-type="float" office:value="66.70387">
                <text:p>66.70387</text:p>
              </table:table-cell>
              <table:table-cell office:value-type="float" office:value="67.5229">
                <text:p>67.5229</text:p>
              </table:table-cell>
              <table:table-cell office:value-type="float" office:value="69.16573">
                <text:p>69.16573</text:p>
              </table:table-cell>
              <table:table-cell office:value-type="float" office:value="74.73909">
                <text:p>74.73909</text:p>
              </table:table-cell>
              <table:table-cell office:value-type="float" office:value="67.44741">
                <text:p>67.44741</text:p>
              </table:table-cell>
              <table:table-cell office:value-type="float" office:value="67.79461">
                <text:p>67.79461</text:p>
              </table:table-cell>
              <table:table-cell office:value-type="float" office:value="67.79758">
                <text:p>67.79758</text:p>
              </table:table-cell>
              <table:table-cell office:value-type="float" office:value="69.34113">
                <text:p>69.34113</text:p>
              </table:table-cell>
              <table:table-cell office:value-type="float" office:value="68.02506">
                <text:p>68.02506</text:p>
              </table:table-cell>
              <table:table-cell office:value-type="float" office:value="77.98232">
                <text:p>77.98232</text:p>
              </table:table-cell>
              <table:table-cell office:value-type="float" office:value="78.84015">
                <text:p>78.84015</text:p>
              </table:table-cell>
              <table:table-cell office:value-type="float" office:value="67.50285">
                <text:p>67.50285</text:p>
              </table:table-cell>
              <table:table-cell office:value-type="float" office:value="66.082">
                <text:p>66.0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.5535">
                <text:p>70.5535</text:p>
              </table:table-cell>
              <table:table-cell office:value-type="float" office:value="66.74572">
                <text:p>66.74572</text:p>
              </table:table-cell>
              <table:table-cell office:value-type="float" office:value="72.30866">
                <text:p>72.30866</text:p>
              </table:table-cell>
              <table:table-cell office:value-type="float" office:value="66.90029">
                <text:p>66.90029</text:p>
              </table:table-cell>
              <table:table-cell office:value-type="float" office:value="70.82122">
                <text:p>70.82122</text:p>
              </table:table-cell>
              <table:table-cell office:value-type="float" office:value="65.44127">
                <text:p>65.44127</text:p>
              </table:table-cell>
              <table:table-cell office:value-type="float" office:value="66.6898">
                <text:p>66.6898</text:p>
              </table:table-cell>
              <table:table-cell office:value-type="float" office:value="66.16314">
                <text:p>66.16314</text:p>
              </table:table-cell>
              <table:table-cell office:value-type="float" office:value="66.99564">
                <text:p>66.99564</text:p>
              </table:table-cell>
              <table:table-cell office:value-type="float" office:value="68.65331">
                <text:p>68.65331</text:p>
              </table:table-cell>
              <table:table-cell office:value-type="float" office:value="74.31815">
                <text:p>74.31815</text:p>
              </table:table-cell>
              <table:table-cell office:value-type="float" office:value="66.90415">
                <text:p>66.90415</text:p>
              </table:table-cell>
              <table:table-cell office:value-type="float" office:value="67.44166">
                <text:p>67.44166</text:p>
              </table:table-cell>
              <table:table-cell office:value-type="float" office:value="67.43961">
                <text:p>67.43961</text:p>
              </table:table-cell>
              <table:table-cell office:value-type="float" office:value="68.83163">
                <text:p>68.83163</text:p>
              </table:table-cell>
              <table:table-cell office:value-type="float" office:value="67.49808">
                <text:p>67.49808</text:p>
              </table:table-cell>
              <table:table-cell office:value-type="float" office:value="77.55372">
                <text:p>77.55372</text:p>
              </table:table-cell>
              <table:table-cell office:value-type="float" office:value="78.65785">
                <text:p>78.65785</text:p>
              </table:table-cell>
              <table:table-cell office:value-type="float" office:value="67.13413">
                <text:p>67.13413</text:p>
              </table:table-cell>
              <table:table-cell office:value-type="float" office:value="65.69157">
                <text:p>65.691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.04918">
                <text:p>70.04918</text:p>
              </table:table-cell>
              <table:table-cell office:value-type="float" office:value="66.20492">
                <text:p>66.20492</text:p>
              </table:table-cell>
              <table:table-cell office:value-type="float" office:value="71.99964">
                <text:p>71.99964</text:p>
              </table:table-cell>
              <table:table-cell office:value-type="float" office:value="66.35942">
                <text:p>66.35942</text:p>
              </table:table-cell>
              <table:table-cell office:value-type="float" office:value="70.32712">
                <text:p>70.32712</text:p>
              </table:table-cell>
              <table:table-cell office:value-type="float" office:value="65.06129">
                <text:p>65.06129</text:p>
              </table:table-cell>
              <table:table-cell office:value-type="float" office:value="66.14887">
                <text:p>66.14887</text:p>
              </table:table-cell>
              <table:table-cell office:value-type="float" office:value="65.77801">
                <text:p>65.77801</text:p>
              </table:table-cell>
              <table:table-cell office:value-type="float" office:value="66.61374">
                <text:p>66.61374</text:p>
              </table:table-cell>
              <table:table-cell office:value-type="float" office:value="68.29918">
                <text:p>68.29918</text:p>
              </table:table-cell>
              <table:table-cell office:value-type="float" office:value="74.02787">
                <text:p>74.02787</text:p>
              </table:table-cell>
              <table:table-cell office:value-type="float" office:value="66.53753">
                <text:p>66.53753</text:p>
              </table:table-cell>
              <table:table-cell office:value-type="float" office:value="66.89369">
                <text:p>66.89369</text:p>
              </table:table-cell>
              <table:table-cell office:value-type="float" office:value="66.89645">
                <text:p>66.89645</text:p>
              </table:table-cell>
              <table:table-cell office:value-type="float" office:value="68.48423">
                <text:p>68.48423</text:p>
              </table:table-cell>
              <table:table-cell office:value-type="float" office:value="67.12924">
                <text:p>67.12924</text:p>
              </table:table-cell>
              <table:table-cell office:value-type="float" office:value="77.34773">
                <text:p>77.34773</text:p>
              </table:table-cell>
              <table:table-cell office:value-type="float" office:value="78.24297">
                <text:p>78.24297</text:p>
              </table:table-cell>
              <table:table-cell office:value-type="float" office:value="66.602">
                <text:p>66.602</text:p>
              </table:table-cell>
              <table:table-cell office:value-type="float" office:value="65.14184">
                <text:p>65.14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.72375">
                <text:p>69.72375</text:p>
              </table:table-cell>
              <table:table-cell office:value-type="float" office:value="65.81445">
                <text:p>65.81445</text:p>
              </table:table-cell>
              <table:table-cell office:value-type="float" office:value="71.52777">
                <text:p>71.52777</text:p>
              </table:table-cell>
              <table:table-cell office:value-type="float" office:value="65.98174">
                <text:p>65.98174</text:p>
              </table:table-cell>
              <table:table-cell office:value-type="float" office:value="69.99618">
                <text:p>69.99618</text:p>
              </table:table-cell>
              <table:table-cell office:value-type="float" office:value="64.49253">
                <text:p>64.49253</text:p>
              </table:table-cell>
              <table:table-cell office:value-type="float" office:value="65.75878">
                <text:p>65.75878</text:p>
              </table:table-cell>
              <table:table-cell office:value-type="float" office:value="65.22348">
                <text:p>65.22348</text:p>
              </table:table-cell>
              <table:table-cell office:value-type="float" office:value="66.07782">
                <text:p>66.07782</text:p>
              </table:table-cell>
              <table:table-cell office:value-type="float" office:value="67.77844">
                <text:p>67.77844</text:p>
              </table:table-cell>
              <table:table-cell office:value-type="float" office:value="73.59672">
                <text:p>73.59672</text:p>
              </table:table-cell>
              <table:table-cell office:value-type="float" office:value="65.9898">
                <text:p>65.9898</text:p>
              </table:table-cell>
              <table:table-cell office:value-type="float" office:value="66.53195">
                <text:p>66.53195</text:p>
              </table:table-cell>
              <table:table-cell office:value-type="float" office:value="66.52993">
                <text:p>66.52993</text:p>
              </table:table-cell>
              <table:table-cell office:value-type="float" office:value="67.96576">
                <text:p>67.96576</text:p>
              </table:table-cell>
              <table:table-cell office:value-type="float" office:value="66.59713">
                <text:p>66.59713</text:p>
              </table:table-cell>
              <table:table-cell office:value-type="float" office:value="76.92269">
                <text:p>76.92269</text:p>
              </table:table-cell>
              <table:table-cell office:value-type="float" office:value="78.0504">
                <text:p>78.0504</text:p>
              </table:table-cell>
              <table:table-cell office:value-type="float" office:value="66.22498">
                <text:p>66.22498</text:p>
              </table:table-cell>
              <table:table-cell office:value-type="float" office:value="64.74303">
                <text:p>64.743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.21926">
                <text:p>69.21926</text:p>
              </table:table-cell>
              <table:table-cell office:value-type="float" office:value="65.26497">
                <text:p>65.26497</text:p>
              </table:table-cell>
              <table:table-cell office:value-type="float" office:value="71.21042">
                <text:p>71.21042</text:p>
              </table:table-cell>
              <table:table-cell office:value-type="float" office:value="65.43578">
                <text:p>65.43578</text:p>
              </table:table-cell>
              <table:table-cell office:value-type="float" office:value="69.49701">
                <text:p>69.49701</text:p>
              </table:table-cell>
              <table:table-cell office:value-type="float" office:value="64.10369">
                <text:p>64.10369</text:p>
              </table:table-cell>
              <table:table-cell office:value-type="float" office:value="65.20907">
                <text:p>65.20907</text:p>
              </table:table-cell>
              <table:table-cell office:value-type="float" office:value="64.82515">
                <text:p>64.82515</text:p>
              </table:table-cell>
              <table:table-cell office:value-type="float" office:value="65.6964">
                <text:p>65.6964</text:p>
              </table:table-cell>
              <table:table-cell office:value-type="float" office:value="67.42074">
                <text:p>67.42074</text:p>
              </table:table-cell>
              <table:table-cell office:value-type="float" office:value="73.298">
                <text:p>73.298</text:p>
              </table:table-cell>
              <table:table-cell office:value-type="float" office:value="65.61477">
                <text:p>65.61477</text:p>
              </table:table-cell>
              <table:table-cell office:value-type="float" office:value="65.97526">
                <text:p>65.97526</text:p>
              </table:table-cell>
              <table:table-cell office:value-type="float" office:value="65.97816">
                <text:p>65.97816</text:p>
              </table:table-cell>
              <table:table-cell office:value-type="float" office:value="67.61015">
                <text:p>67.61015</text:p>
              </table:table-cell>
              <table:table-cell office:value-type="float" office:value="66.21991">
                <text:p>66.21991</text:p>
              </table:table-cell>
              <table:table-cell office:value-type="float" office:value="76.71156">
                <text:p>76.71156</text:p>
              </table:table-cell>
              <table:table-cell office:value-type="float" office:value="77.62171">
                <text:p>77.62171</text:p>
              </table:table-cell>
              <table:table-cell office:value-type="float" office:value="65.67545">
                <text:p>65.67545</text:p>
              </table:table-cell>
              <table:table-cell office:value-type="float" office:value="64.18407">
                <text:p>64.18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.87185">
                <text:p>68.87185</text:p>
              </table:table-cell>
              <table:table-cell office:value-type="float" office:value="64.87491">
                <text:p>64.87491</text:p>
              </table:table-cell>
              <table:table-cell office:value-type="float" office:value="70.73015">
                <text:p>70.73015</text:p>
              </table:table-cell>
              <table:table-cell office:value-type="float" office:value="65.04516">
                <text:p>65.04516</text:p>
              </table:table-cell>
              <table:table-cell office:value-type="float" office:value="69.16604">
                <text:p>69.16604</text:p>
              </table:table-cell>
              <table:table-cell office:value-type="float" office:value="63.52126">
                <text:p>63.52126</text:p>
              </table:table-cell>
              <table:table-cell office:value-type="float" office:value="64.81071">
                <text:p>64.81071</text:p>
              </table:table-cell>
              <table:table-cell office:value-type="float" office:value="64.26644">
                <text:p>64.26644</text:p>
              </table:table-cell>
              <table:table-cell office:value-type="float" office:value="65.13794">
                <text:p>65.13794</text:p>
              </table:table-cell>
              <table:table-cell office:value-type="float" office:value="66.87786">
                <text:p>66.87786</text:p>
              </table:table-cell>
              <table:table-cell office:value-type="float" office:value="72.85322">
                <text:p>72.85322</text:p>
              </table:table-cell>
              <table:table-cell office:value-type="float" office:value="65.04981">
                <text:p>65.04981</text:p>
              </table:table-cell>
              <table:table-cell office:value-type="float" office:value="65.60876">
                <text:p>65.60876</text:p>
              </table:table-cell>
              <table:table-cell office:value-type="float" office:value="65.61149">
                <text:p>65.61149</text:p>
              </table:table-cell>
              <table:table-cell office:value-type="float" office:value="67.07819">
                <text:p>67.07819</text:p>
              </table:table-cell>
              <table:table-cell office:value-type="float" office:value="65.67922">
                <text:p>65.67922</text:p>
              </table:table-cell>
              <table:table-cell office:value-type="float" office:value="76.27263">
                <text:p>76.27263</text:p>
              </table:table-cell>
              <table:table-cell office:value-type="float" office:value="77.42421">
                <text:p>77.42421</text:p>
              </table:table-cell>
              <table:table-cell office:value-type="float" office:value="65.29857">
                <text:p>65.29857</text:p>
              </table:table-cell>
              <table:table-cell office:value-type="float" office:value="63.77183">
                <text:p>63.77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.35331">
                <text:p>68.35331</text:p>
              </table:table-cell>
              <table:table-cell office:value-type="float" office:value="64.31618">
                <text:p>64.31618</text:p>
              </table:table-cell>
              <table:table-cell office:value-type="float" office:value="70.39866">
                <text:p>70.39866</text:p>
              </table:table-cell>
              <table:table-cell office:value-type="float" office:value="64.48623">
                <text:p>64.48623</text:p>
              </table:table-cell>
              <table:table-cell office:value-type="float" office:value="68.64454">
                <text:p>68.64454</text:p>
              </table:table-cell>
              <table:table-cell office:value-type="float" office:value="63.12887">
                <text:p>63.12887</text:p>
              </table:table-cell>
              <table:table-cell office:value-type="float" office:value="64.2519">
                <text:p>64.2519</text:p>
              </table:table-cell>
              <table:table-cell office:value-type="float" office:value="63.8597">
                <text:p>63.8597</text:p>
              </table:table-cell>
              <table:table-cell office:value-type="float" office:value="64.74321">
                <text:p>64.74321</text:p>
              </table:table-cell>
              <table:table-cell office:value-type="float" office:value="66.51147">
                <text:p>66.51147</text:p>
              </table:table-cell>
              <table:table-cell office:value-type="float" office:value="72.54908">
                <text:p>72.54908</text:p>
              </table:table-cell>
              <table:table-cell office:value-type="float" office:value="64.66566">
                <text:p>64.66566</text:p>
              </table:table-cell>
              <table:table-cell office:value-type="float" office:value="65.05886">
                <text:p>65.05886</text:p>
              </table:table-cell>
              <table:table-cell office:value-type="float" office:value="65.04647">
                <text:p>65.04647</text:p>
              </table:table-cell>
              <table:table-cell office:value-type="float" office:value="66.70928">
                <text:p>66.70928</text:p>
              </table:table-cell>
              <table:table-cell office:value-type="float" office:value="65.28884">
                <text:p>65.28884</text:p>
              </table:table-cell>
              <table:table-cell office:value-type="float" office:value="76.05142">
                <text:p>76.05142</text:p>
              </table:table-cell>
              <table:table-cell office:value-type="float" office:value="76.99851">
                <text:p>76.99851</text:p>
              </table:table-cell>
              <table:table-cell office:value-type="float" office:value="64.73503">
                <text:p>64.73503</text:p>
              </table:table-cell>
              <table:table-cell office:value-type="float" office:value="63.20422">
                <text:p>63.20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.00617">
                <text:p>68.00617</text:p>
              </table:table-cell>
              <table:table-cell office:value-type="float" office:value="63.90859">
                <text:p>63.90859</text:p>
              </table:table-cell>
              <table:table-cell office:value-type="float" office:value="69.89931">
                <text:p>69.89931</text:p>
              </table:table-cell>
              <table:table-cell office:value-type="float" office:value="64.08707">
                <text:p>64.08707</text:p>
              </table:table-cell>
              <table:table-cell office:value-type="float" office:value="68.29974">
                <text:p>68.29974</text:p>
              </table:table-cell>
              <table:table-cell office:value-type="float" office:value="62.53282">
                <text:p>62.53282</text:p>
              </table:table-cell>
              <table:table-cell office:value-type="float" office:value="63.84484">
                <text:p>63.84484</text:p>
              </table:table-cell>
              <table:table-cell office:value-type="float" office:value="63.2874">
                <text:p>63.2874</text:p>
              </table:table-cell>
              <table:table-cell office:value-type="float" office:value="64.35058">
                <text:p>64.35058</text:p>
              </table:table-cell>
              <table:table-cell office:value-type="float" office:value="65.95987">
                <text:p>65.95987</text:p>
              </table:table-cell>
              <table:table-cell office:value-type="float" office:value="72.08217">
                <text:p>72.08217</text:p>
              </table:table-cell>
              <table:table-cell office:value-type="float" office:value="64.09176">
                <text:p>64.09176</text:p>
              </table:table-cell>
              <table:table-cell office:value-type="float" office:value="64.65946">
                <text:p>64.65946</text:p>
              </table:table-cell>
              <table:table-cell office:value-type="float" office:value="64.65745">
                <text:p>64.65745</text:p>
              </table:table-cell>
              <table:table-cell office:value-type="float" office:value="66.16827">
                <text:p>66.16827</text:p>
              </table:table-cell>
              <table:table-cell office:value-type="float" office:value="64.72994">
                <text:p>64.72994</text:p>
              </table:table-cell>
              <table:table-cell office:value-type="float" office:value="75.60701">
                <text:p>75.60701</text:p>
              </table:table-cell>
              <table:table-cell office:value-type="float" office:value="76.77832">
                <text:p>76.77832</text:p>
              </table:table-cell>
              <table:table-cell office:value-type="float" office:value="64.33582">
                <text:p>64.33582</text:p>
              </table:table-cell>
              <table:table-cell office:value-type="float" office:value="62.77982">
                <text:p>62.779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47884">
                <text:p>67.47884</text:p>
              </table:table-cell>
              <table:table-cell office:value-type="float" office:value="63.33605">
                <text:p>63.33605</text:p>
              </table:table-cell>
              <table:table-cell office:value-type="float" office:value="69.56811">
                <text:p>69.56811</text:p>
              </table:table-cell>
              <table:table-cell office:value-type="float" office:value="63.51453">
                <text:p>63.51453</text:p>
              </table:table-cell>
              <table:table-cell office:value-type="float" office:value="67.76495">
                <text:p>67.76495</text:p>
              </table:table-cell>
              <table:table-cell office:value-type="float" office:value="62.53282">
                <text:p>62.53282</text:p>
              </table:table-cell>
              <table:table-cell office:value-type="float" office:value="63.27244">
                <text:p>63.27244</text:p>
              </table:table-cell>
              <table:table-cell office:value-type="float" office:value="62.87227">
                <text:p>62.87227</text:p>
              </table:table-cell>
              <table:table-cell office:value-type="float" office:value="63.76821">
                <text:p>63.76821</text:p>
              </table:table-cell>
              <table:table-cell office:value-type="float" office:value="65.59314">
                <text:p>65.59314</text:p>
              </table:table-cell>
              <table:table-cell office:value-type="float" office:value="71.77299">
                <text:p>71.77299</text:p>
              </table:table-cell>
              <table:table-cell office:value-type="float" office:value="63.6941">
                <text:p>63.6941</text:p>
              </table:table-cell>
              <table:table-cell office:value-type="float" office:value="64.09576">
                <text:p>64.09576</text:p>
              </table:table-cell>
              <table:table-cell office:value-type="float" office:value="64.08346">
                <text:p>64.08346</text:p>
              </table:table-cell>
              <table:table-cell office:value-type="float" office:value="65.78583">
                <text:p>65.78583</text:p>
              </table:table-cell>
              <table:table-cell office:value-type="float" office:value="64.331">
                <text:p>64.331</text:p>
              </table:table-cell>
              <table:table-cell office:value-type="float" office:value="75.37696">
                <text:p>75.37696</text:p>
              </table:table-cell>
              <table:table-cell office:value-type="float" office:value="76.34755">
                <text:p>76.34755</text:p>
              </table:table-cell>
              <table:table-cell office:value-type="float" office:value="63.77718">
                <text:p>63.77718</text:p>
              </table:table-cell>
              <table:table-cell office:value-type="float" office:value="62.19862">
                <text:p>62.198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7.11882">
                <text:p>67.11882</text:p>
              </table:table-cell>
              <table:table-cell office:value-type="float" office:value="62.91136">
                <text:p>62.91136</text:p>
              </table:table-cell>
              <table:table-cell office:value-type="float" office:value="69.06047">
                <text:p>69.06047</text:p>
              </table:table-cell>
              <table:table-cell office:value-type="float" office:value="63.10709">
                <text:p>63.10709</text:p>
              </table:table-cell>
              <table:table-cell office:value-type="float" office:value="67.41163">
                <text:p>67.41163</text:p>
              </table:table-cell>
              <table:table-cell office:value-type="float" office:value="61.59184">
                <text:p>61.59184</text:p>
              </table:table-cell>
              <table:table-cell office:value-type="float" office:value="62.84826">
                <text:p>62.84826</text:p>
              </table:table-cell>
              <table:table-cell office:value-type="float" office:value="62.29099">
                <text:p>62.29099</text:p>
              </table:table-cell>
              <table:table-cell office:value-type="float" office:value="63.3708">
                <text:p>63.3708</text:p>
              </table:table-cell>
              <table:table-cell office:value-type="float" office:value="65.03845">
                <text:p>65.03845</text:p>
              </table:table-cell>
              <table:table-cell office:value-type="float" office:value="71.30079">
                <text:p>71.30079</text:p>
              </table:table-cell>
              <table:table-cell office:value-type="float" office:value="63.11167">
                <text:p>63.11167</text:p>
              </table:table-cell>
              <table:table-cell office:value-type="float" office:value="63.68779">
                <text:p>63.68779</text:p>
              </table:table-cell>
              <table:table-cell office:value-type="float" office:value="63.69072">
                <text:p>63.69072</text:p>
              </table:table-cell>
              <table:table-cell office:value-type="float" office:value="65.23568">
                <text:p>65.23568</text:p>
              </table:table-cell>
              <table:table-cell office:value-type="float" office:value="63.77223">
                <text:p>63.77223</text:p>
              </table:table-cell>
              <table:table-cell office:value-type="float" office:value="74.91913">
                <text:p>74.91913</text:p>
              </table:table-cell>
              <table:table-cell office:value-type="float" office:value="76.12241">
                <text:p>76.12241</text:p>
              </table:table-cell>
              <table:table-cell office:value-type="float" office:value="63.35614">
                <text:p>63.35614</text:p>
              </table:table-cell>
              <table:table-cell office:value-type="float" office:value="61.22237">
                <text:p>61.22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.58265">
                <text:p>66.58265</text:p>
              </table:table-cell>
              <table:table-cell office:value-type="float" office:value="62.33878">
                <text:p>62.33878</text:p>
              </table:table-cell>
              <table:table-cell office:value-type="float" office:value="68.71583">
                <text:p>68.71583</text:p>
              </table:table-cell>
              <table:table-cell office:value-type="float" office:value="62.52606">
                <text:p>62.52606</text:p>
              </table:table-cell>
              <table:table-cell office:value-type="float" office:value="66.87724">
                <text:p>66.87724</text:p>
              </table:table-cell>
              <table:table-cell office:value-type="float" office:value="60.66816">
                <text:p>60.66816</text:p>
              </table:table-cell>
              <table:table-cell office:value-type="float" office:value="61.86528">
                <text:p>61.86528</text:p>
              </table:table-cell>
              <table:table-cell office:value-type="float" office:value="61.84877">
                <text:p>61.84877</text:p>
              </table:table-cell>
              <table:table-cell office:value-type="float" office:value="62.78001">
                <text:p>62.78001</text:p>
              </table:table-cell>
              <table:table-cell office:value-type="float" office:value="64.63905">
                <text:p>64.63905</text:p>
              </table:table-cell>
              <table:table-cell office:value-type="float" office:value="70.98304">
                <text:p>70.98304</text:p>
              </table:table-cell>
              <table:table-cell office:value-type="float" office:value="62.71036">
                <text:p>62.71036</text:p>
              </table:table-cell>
              <table:table-cell office:value-type="float" office:value="63.12018">
                <text:p>63.12018</text:p>
              </table:table-cell>
              <table:table-cell office:value-type="float" office:value="63.09953">
                <text:p>63.09953</text:p>
              </table:table-cell>
              <table:table-cell office:value-type="float" office:value="64.83607">
                <text:p>64.83607</text:p>
              </table:table-cell>
              <table:table-cell office:value-type="float" office:value="63.34781">
                <text:p>63.34781</text:p>
              </table:table-cell>
              <table:table-cell office:value-type="float" office:value="74.67891">
                <text:p>74.67891</text:p>
              </table:table-cell>
              <table:table-cell office:value-type="float" office:value="75.67819">
                <text:p>75.67819</text:p>
              </table:table-cell>
              <table:table-cell office:value-type="float" office:value="62.95881">
                <text:p>62.95881</text:p>
              </table:table-cell>
              <table:table-cell office:value-type="float" office:value="61.22237">
                <text:p>61.222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.7004">
                <text:p>65.7004</text:p>
              </table:table-cell>
              <table:table-cell office:value-type="float" office:value="61.3582">
                <text:p>61.3582</text:p>
              </table:table-cell>
              <table:table-cell office:value-type="float" office:value="67.86151">
                <text:p>67.86151</text:p>
              </table:table-cell>
              <table:table-cell office:value-type="float" office:value="62.09655">
                <text:p>62.09655</text:p>
              </table:table-cell>
              <table:table-cell office:value-type="float" office:value="65.98173">
                <text:p>65.98173</text:p>
              </table:table-cell>
              <table:table-cell office:value-type="float" office:value="59.70545">
                <text:p>59.70545</text:p>
              </table:table-cell>
              <table:table-cell office:value-type="float" office:value="60.94925">
                <text:p>60.94925</text:p>
              </table:table-cell>
              <table:table-cell office:value-type="float" office:value="60.89492">
                <text:p>60.89492</text:p>
              </table:table-cell>
              <table:table-cell office:value-type="float" office:value="62.37409">
                <text:p>62.37409</text:p>
              </table:table-cell>
              <table:table-cell office:value-type="float" office:value="64.08041">
                <text:p>64.08041</text:p>
              </table:table-cell>
              <table:table-cell office:value-type="float" office:value="70.49734">
                <text:p>70.49734</text:p>
              </table:table-cell>
              <table:table-cell office:value-type="float" office:value="62.10579">
                <text:p>62.10579</text:p>
              </table:table-cell>
              <table:table-cell office:value-type="float" office:value="62.69907">
                <text:p>62.69907</text:p>
              </table:table-cell>
              <table:table-cell office:value-type="float" office:value="62.70202">
                <text:p>62.70202</text:p>
              </table:table-cell>
              <table:table-cell office:value-type="float" office:value="64.28657">
                <text:p>64.28657</text:p>
              </table:table-cell>
              <table:table-cell office:value-type="float" office:value="62.78044">
                <text:p>62.78044</text:p>
              </table:table-cell>
              <table:table-cell office:value-type="float" office:value="73.98131">
                <text:p>73.98131</text:p>
              </table:table-cell>
              <table:table-cell office:value-type="float" office:value="75.03902">
                <text:p>75.03902</text:p>
              </table:table-cell>
              <table:table-cell office:value-type="float" office:value="61.97845">
                <text:p>61.97845</text:p>
              </table:table-cell>
              <table:table-cell office:value-type="float" office:value="60.29041">
                <text:p>60.290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.7004">
                <text:p>65.7004</text:p>
              </table:table-cell>
              <table:table-cell office:value-type="float" office:value="61.3582">
                <text:p>61.3582</text:p>
              </table:table-cell>
              <table:table-cell office:value-type="float" office:value="67.86151">
                <text:p>67.86151</text:p>
              </table:table-cell>
              <table:table-cell office:value-type="float" office:value="61.55896">
                <text:p>61.55896</text:p>
              </table:table-cell>
              <table:table-cell office:value-type="float" office:value="65.15345">
                <text:p>65.15345</text:p>
              </table:table-cell>
              <table:table-cell office:value-type="float" office:value="58.72297">
                <text:p>58.72297</text:p>
              </table:table-cell>
              <table:table-cell office:value-type="float" office:value="60.94925">
                <text:p>60.94925</text:p>
              </table:table-cell>
              <table:table-cell office:value-type="float" office:value="60.89492">
                <text:p>60.89492</text:p>
              </table:table-cell>
              <table:table-cell office:value-type="float" office:value="61.7966">
                <text:p>61.7966</text:p>
              </table:table-cell>
              <table:table-cell office:value-type="float" office:value="63.13104">
                <text:p>63.13104</text:p>
              </table:table-cell>
              <table:table-cell office:value-type="float" office:value="70.16616">
                <text:p>70.16616</text:p>
              </table:table-cell>
              <table:table-cell office:value-type="float" office:value="61.20807">
                <text:p>61.20807</text:p>
              </table:table-cell>
              <table:table-cell office:value-type="float" office:value="62.12267">
                <text:p>62.12267</text:p>
              </table:table-cell>
              <table:table-cell office:value-type="float" office:value="62.09738">
                <text:p>62.09738</text:p>
              </table:table-cell>
              <table:table-cell office:value-type="float" office:value="63.34758">
                <text:p>63.34758</text:p>
              </table:table-cell>
              <table:table-cell office:value-type="float" office:value="62.3602">
                <text:p>62.3602</text:p>
              </table:table-cell>
              <table:table-cell office:value-type="float" office:value="73.32227">
                <text:p>73.32227</text:p>
              </table:table-cell>
              <table:table-cell office:value-type="float" office:value="75.03902">
                <text:p>75.03902</text:p>
              </table:table-cell>
              <table:table-cell office:value-type="float" office:value="61.97845">
                <text:p>61.97845</text:p>
              </table:table-cell>
              <table:table-cell office:value-type="float" office:value="59.32288">
                <text:p>59.322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.847">
                <text:p>64.847</text:p>
              </table:table-cell>
              <table:table-cell office:value-type="float" office:value="60.4348">
                <text:p>60.4348</text:p>
              </table:table-cell>
              <table:table-cell office:value-type="float" office:value="67.04214">
                <text:p>67.04214</text:p>
              </table:table-cell>
              <table:table-cell office:value-type="float" office:value="61.16734">
                <text:p>61.16734</text:p>
              </table:table-cell>
              <table:table-cell office:value-type="float" office:value="65.15345">
                <text:p>65.15345</text:p>
              </table:table-cell>
              <table:table-cell office:value-type="float" office:value="57.7112">
                <text:p>57.7112</text:p>
              </table:table-cell>
              <table:table-cell office:value-type="float" office:value="59.99254">
                <text:p>59.99254</text:p>
              </table:table-cell>
              <table:table-cell office:value-type="float" office:value="59.94869">
                <text:p>59.94869</text:p>
              </table:table-cell>
              <table:table-cell office:value-type="float" office:value="61.43274">
                <text:p>61.43274</text:p>
              </table:table-cell>
              <table:table-cell office:value-type="float" office:value="62.24968">
                <text:p>62.24968</text:p>
              </table:table-cell>
              <table:table-cell office:value-type="float" office:value="69.6671">
                <text:p>69.6671</text:p>
              </table:table-cell>
              <table:table-cell office:value-type="float" office:value="61.20807">
                <text:p>61.20807</text:p>
              </table:table-cell>
              <table:table-cell office:value-type="float" office:value="61.70951">
                <text:p>61.70951</text:p>
              </table:table-cell>
              <table:table-cell office:value-type="float" office:value="61.71233">
                <text:p>61.71233</text:p>
              </table:table-cell>
              <table:table-cell office:value-type="float" office:value="63.34758">
                <text:p>63.34758</text:p>
              </table:table-cell>
              <table:table-cell office:value-type="float" office:value="61.82284">
                <text:p>61.82284</text:p>
              </table:table-cell>
              <table:table-cell office:value-type="float" office:value="73.32227">
                <text:p>73.32227</text:p>
              </table:table-cell>
              <table:table-cell office:value-type="float" office:value="74.43366">
                <text:p>74.43366</text:p>
              </table:table-cell>
              <table:table-cell office:value-type="float" office:value="61.07451">
                <text:p>61.07451</text:p>
              </table:table-cell>
              <table:table-cell office:value-type="float" office:value="58.32444">
                <text:p>58.324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3.9636">
                <text:p>63.9636</text:p>
              </table:table-cell>
              <table:table-cell office:value-type="float" office:value="59.46229">
                <text:p>59.46229</text:p>
              </table:table-cell>
              <table:table-cell office:value-type="float" office:value="66.19272">
                <text:p>66.19272</text:p>
              </table:table-cell>
              <table:table-cell office:value-type="float" office:value="61.16734">
                <text:p>61.16734</text:p>
              </table:table-cell>
              <table:table-cell office:value-type="float" office:value="64.28017">
                <text:p>64.28017</text:p>
              </table:table-cell>
              <table:table-cell office:value-type="float" office:value="56.66237">
                <text:p>56.66237</text:p>
              </table:table-cell>
              <table:table-cell office:value-type="float" office:value="59.03852">
                <text:p>59.03852</text:p>
              </table:table-cell>
              <table:table-cell office:value-type="float" office:value="58.96347">
                <text:p>58.96347</text:p>
              </table:table-cell>
              <table:table-cell office:value-type="float" office:value="60.87971">
                <text:p>60.87971</text:p>
              </table:table-cell>
              <table:table-cell office:value-type="float" office:value="62.24968">
                <text:p>62.24968</text:p>
              </table:table-cell>
              <table:table-cell office:value-type="float" office:value="69.34234">
                <text:p>69.34234</text:p>
              </table:table-cell>
              <table:table-cell office:value-type="float" office:value="60.26658">
                <text:p>60.26658</text:p>
              </table:table-cell>
              <table:table-cell office:value-type="float" office:value="61.1931">
                <text:p>61.1931</text:p>
              </table:table-cell>
              <table:table-cell office:value-type="float" office:value="61.1681">
                <text:p>61.1681</text:p>
              </table:table-cell>
              <table:table-cell office:value-type="float" office:value="62.45524">
                <text:p>62.45524</text:p>
              </table:table-cell>
              <table:table-cell office:value-type="float" office:value="61.43175">
                <text:p>61.43175</text:p>
              </table:table-cell>
              <table:table-cell office:value-type="float" office:value="72.63113">
                <text:p>72.63113</text:p>
              </table:table-cell>
              <table:table-cell office:value-type="float" office:value="73.78482">
                <text:p>73.78482</text:p>
              </table:table-cell>
              <table:table-cell office:value-type="float" office:value="60.11879">
                <text:p>60.11879</text:p>
              </table:table-cell>
              <table:table-cell office:value-type="float" office:value="57.30688">
                <text:p>57.306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.585">
                <text:p>63.585</text:p>
              </table:table-cell>
              <table:table-cell office:value-type="float" office:value="58.4773">
                <text:p>58.4773</text:p>
              </table:table-cell>
              <table:table-cell office:value-type="float" office:value="65.32806">
                <text:p>65.32806</text:p>
              </table:table-cell>
              <table:table-cell office:value-type="float" office:value="60.64853">
                <text:p>60.64853</text:p>
              </table:table-cell>
              <table:table-cell office:value-type="float" office:value="63.37387">
                <text:p>63.37387</text:p>
              </table:table-cell>
              <table:table-cell office:value-type="float" office:value="55.58303">
                <text:p>55.58303</text:p>
              </table:table-cell>
              <table:table-cell office:value-type="float" office:value="58.03162">
                <text:p>58.03162</text:p>
              </table:table-cell>
              <table:table-cell office:value-type="float" office:value="57.96611">
                <text:p>57.96611</text:p>
              </table:table-cell>
              <table:table-cell office:value-type="float" office:value="60.87971">
                <text:p>60.87971</text:p>
              </table:table-cell>
              <table:table-cell office:value-type="float" office:value="61.33802">
                <text:p>61.33802</text:p>
              </table:table-cell>
              <table:table-cell office:value-type="float" office:value="68.88106">
                <text:p>68.88106</text:p>
              </table:table-cell>
              <table:table-cell office:value-type="float" office:value="59.2963">
                <text:p>59.2963</text:p>
              </table:table-cell>
              <table:table-cell office:value-type="float" office:value="61.1931">
                <text:p>61.1931</text:p>
              </table:table-cell>
              <table:table-cell office:value-type="float" office:value="61.1681">
                <text:p>61.1681</text:p>
              </table:table-cell>
              <table:table-cell office:value-type="float" office:value="61.54984">
                <text:p>61.54984</text:p>
              </table:table-cell>
              <table:table-cell office:value-type="float" office:value="61.43175">
                <text:p>61.43175</text:p>
              </table:table-cell>
              <table:table-cell office:value-type="float" office:value="71.90362">
                <text:p>71.90362</text:p>
              </table:table-cell>
              <table:table-cell office:value-type="float" office:value="73.10517">
                <text:p>73.10517</text:p>
              </table:table-cell>
              <table:table-cell office:value-type="float" office:value="59.14469">
                <text:p>59.14469</text:p>
              </table:table-cell>
              <table:table-cell office:value-type="float" office:value="56.25175">
                <text:p>56.25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.06575">
                <text:p>63.06575</text:p>
              </table:table-cell>
              <table:table-cell office:value-type="float" office:value="57.45964">
                <text:p>57.45964</text:p>
              </table:table-cell>
              <table:table-cell office:value-type="float" office:value="64.4331">
                <text:p>64.4331</text:p>
              </table:table-cell>
              <table:table-cell office:value-type="float" office:value="60.22618">
                <text:p>60.22618</text:p>
              </table:table-cell>
              <table:table-cell office:value-type="float" office:value="62.43425">
                <text:p>62.43425</text:p>
              </table:table-cell>
              <table:table-cell office:value-type="float" office:value="54.48685">
                <text:p>54.48685</text:p>
              </table:table-cell>
              <table:table-cell office:value-type="float" office:value="56.99341">
                <text:p>56.99341</text:p>
              </table:table-cell>
              <table:table-cell office:value-type="float" office:value="56.93496">
                <text:p>56.93496</text:p>
              </table:table-cell>
              <table:table-cell office:value-type="float" office:value="60.50286">
                <text:p>60.50286</text:p>
              </table:table-cell>
              <table:table-cell office:value-type="float" office:value="60.37612">
                <text:p>60.37612</text:p>
              </table:table-cell>
              <table:table-cell office:value-type="float" office:value="68.56329">
                <text:p>68.56329</text:p>
              </table:table-cell>
              <table:table-cell office:value-type="float" office:value="58.3077">
                <text:p>58.3077</text:p>
              </table:table-cell>
              <table:table-cell office:value-type="float" office:value="60.79174">
                <text:p>60.79174</text:p>
              </table:table-cell>
              <table:table-cell office:value-type="float" office:value="60.7946">
                <text:p>60.7946</text:p>
              </table:table-cell>
              <table:table-cell office:value-type="float" office:value="60.59333">
                <text:p>60.59333</text:p>
              </table:table-cell>
              <table:table-cell office:value-type="float" office:value="60.90464">
                <text:p>60.90464</text:p>
              </table:table-cell>
              <table:table-cell office:value-type="float" office:value="71.1401">
                <text:p>71.1401</text:p>
              </table:table-cell>
              <table:table-cell office:value-type="float" office:value="72.40053">
                <text:p>72.40053</text:p>
              </table:table-cell>
              <table:table-cell office:value-type="float" office:value="58.15306">
                <text:p>58.15306</text:p>
              </table:table-cell>
              <table:table-cell office:value-type="float" office:value="55.1683">
                <text:p>55.16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67652">
                <text:p>62.67652</text:p>
              </table:table-cell>
              <table:table-cell office:value-type="float" office:value="56.41391">
                <text:p>56.41391</text:p>
              </table:table-cell>
              <table:table-cell office:value-type="float" office:value="63.50486">
                <text:p>63.50486</text:p>
              </table:table-cell>
              <table:table-cell office:value-type="float" office:value="59.68899">
                <text:p>59.68899</text:p>
              </table:table-cell>
              <table:table-cell office:value-type="float" office:value="61.48319">
                <text:p>61.48319</text:p>
              </table:table-cell>
              <table:table-cell office:value-type="float" office:value="53.36743">
                <text:p>53.36743</text:p>
              </table:table-cell>
              <table:table-cell office:value-type="float" office:value="55.91536">
                <text:p>55.91536</text:p>
              </table:table-cell>
              <table:table-cell office:value-type="float" office:value="55.86367">
                <text:p>55.86367</text:p>
              </table:table-cell>
              <table:table-cell office:value-type="float" office:value="59.91763">
                <text:p>59.91763</text:p>
              </table:table-cell>
              <table:table-cell office:value-type="float" office:value="59.39376">
                <text:p>59.39376</text:p>
              </table:table-cell>
              <table:table-cell office:value-type="float" office:value="68.08159">
                <text:p>68.08159</text:p>
              </table:table-cell>
              <table:table-cell office:value-type="float" office:value="57.29128">
                <text:p>57.29128</text:p>
              </table:table-cell>
              <table:table-cell office:value-type="float" office:value="60.26042">
                <text:p>60.26042</text:p>
              </table:table-cell>
              <table:table-cell office:value-type="float" office:value="60.2268">
                <text:p>60.2268</text:p>
              </table:table-cell>
              <table:table-cell office:value-type="float" office:value="59.60537">
                <text:p>59.60537</text:p>
              </table:table-cell>
              <table:table-cell office:value-type="float" office:value="60.49606">
                <text:p>60.49606</text:p>
              </table:table-cell>
              <table:table-cell office:value-type="float" office:value="70.37517">
                <text:p>70.37517</text:p>
              </table:table-cell>
              <table:table-cell office:value-type="float" office:value="71.66159">
                <text:p>71.66159</text:p>
              </table:table-cell>
              <table:table-cell office:value-type="float" office:value="57.11908">
                <text:p>57.11908</text:p>
              </table:table-cell>
              <table:table-cell office:value-type="float" office:value="54.07284">
                <text:p>54.072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13661">
                <text:p>62.13661</text:p>
              </table:table-cell>
              <table:table-cell office:value-type="float" office:value="55.33363">
                <text:p>55.33363</text:p>
              </table:table-cell>
              <table:table-cell office:value-type="float" office:value="62.54639">
                <text:p>62.54639</text:p>
              </table:table-cell>
              <table:table-cell office:value-type="float" office:value="59.2566">
                <text:p>59.2566</text:p>
              </table:table-cell>
              <table:table-cell office:value-type="float" office:value="60.50699">
                <text:p>60.50699</text:p>
              </table:table-cell>
              <table:table-cell office:value-type="float" office:value="52.20513">
                <text:p>52.20513</text:p>
              </table:table-cell>
              <table:table-cell office:value-type="float" office:value="54.81599">
                <text:p>54.81599</text:p>
              </table:table-cell>
              <table:table-cell office:value-type="float" office:value="54.77626">
                <text:p>54.77626</text:p>
              </table:table-cell>
              <table:table-cell office:value-type="float" office:value="59.52641">
                <text:p>59.52641</text:p>
              </table:table-cell>
              <table:table-cell office:value-type="float" office:value="58.3891">
                <text:p>58.3891</text:p>
              </table:table-cell>
              <table:table-cell office:value-type="float" office:value="68.08159">
                <text:p>68.08159</text:p>
              </table:table-cell>
              <table:table-cell office:value-type="float" office:value="56.23032">
                <text:p>56.23032</text:p>
              </table:table-cell>
              <table:table-cell office:value-type="float" office:value="59.83598">
                <text:p>59.83598</text:p>
              </table:table-cell>
              <table:table-cell office:value-type="float" office:value="59.83828">
                <text:p>59.83828</text:p>
              </table:table-cell>
              <table:table-cell office:value-type="float" office:value="58.58938">
                <text:p>58.58938</text:p>
              </table:table-cell>
              <table:table-cell office:value-type="float" office:value="59.95439">
                <text:p>59.95439</text:p>
              </table:table-cell>
              <table:table-cell office:value-type="float" office:value="69.58391">
                <text:p>69.58391</text:p>
              </table:table-cell>
              <table:table-cell office:value-type="float" office:value="70.89127">
                <text:p>70.89127</text:p>
              </table:table-cell>
              <table:table-cell office:value-type="float" office:value="56.04601">
                <text:p>56.04601</text:p>
              </table:table-cell>
              <table:table-cell office:value-type="float" office:value="52.94135">
                <text:p>52.94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.72815">
                <text:p>61.72815</text:p>
              </table:table-cell>
              <table:table-cell office:value-type="float" office:value="54.23822">
                <text:p>54.23822</text:p>
              </table:table-cell>
              <table:table-cell office:value-type="float" office:value="61.58277">
                <text:p>61.58277</text:p>
              </table:table-cell>
              <table:table-cell office:value-type="float" office:value="58.70053">
                <text:p>58.70053</text:p>
              </table:table-cell>
              <table:table-cell office:value-type="float" office:value="59.48392">
                <text:p>59.48392</text:p>
              </table:table-cell>
              <table:table-cell office:value-type="float" office:value="51.06296">
                <text:p>51.06296</text:p>
              </table:table-cell>
              <table:table-cell office:value-type="float" office:value="53.70409">
                <text:p>53.70409</text:p>
              </table:table-cell>
              <table:table-cell office:value-type="float" office:value="53.65938">
                <text:p>53.65938</text:p>
              </table:table-cell>
              <table:table-cell office:value-type="float" office:value="58.92417">
                <text:p>58.92417</text:p>
              </table:table-cell>
              <table:table-cell office:value-type="float" office:value="57.35631">
                <text:p>57.35631</text:p>
              </table:table-cell>
              <table:table-cell office:value-type="float" office:value="67.7436">
                <text:p>67.7436</text:p>
              </table:table-cell>
              <table:table-cell office:value-type="float" office:value="55.14736">
                <text:p>55.14736</text:p>
              </table:table-cell>
              <table:table-cell office:value-type="float" office:value="59.2819">
                <text:p>59.2819</text:p>
              </table:table-cell>
              <table:table-cell office:value-type="float" office:value="59.24843">
                <text:p>59.24843</text:p>
              </table:table-cell>
              <table:table-cell office:value-type="float" office:value="57.56612">
                <text:p>57.56612</text:p>
              </table:table-cell>
              <table:table-cell office:value-type="float" office:value="59.52711">
                <text:p>59.52711</text:p>
              </table:table-cell>
              <table:table-cell office:value-type="float" office:value="68.75556">
                <text:p>68.75556</text:p>
              </table:table-cell>
              <table:table-cell office:value-type="float" office:value="70.09877">
                <text:p>70.09877</text:p>
              </table:table-cell>
              <table:table-cell office:value-type="float" office:value="54.96447">
                <text:p>54.96447</text:p>
              </table:table-cell>
              <table:table-cell office:value-type="float" office:value="51.77446">
                <text:p>51.774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.18035">
                <text:p>61.18035</text:p>
              </table:table-cell>
              <table:table-cell office:value-type="float" office:value="53.11081">
                <text:p>53.11081</text:p>
              </table:table-cell>
              <table:table-cell office:value-type="float" office:value="60.57994">
                <text:p>60.57994</text:p>
              </table:table-cell>
              <table:table-cell office:value-type="float" office:value="58.26594">
                <text:p>58.26594</text:p>
              </table:table-cell>
              <table:table-cell office:value-type="float" office:value="58.44402">
                <text:p>58.44402</text:p>
              </table:table-cell>
              <table:table-cell office:value-type="float" office:value="50.07063">
                <text:p>50.07063</text:p>
              </table:table-cell>
              <table:table-cell office:value-type="float" office:value="52.55671">
                <text:p>52.55671</text:p>
              </table:table-cell>
              <table:table-cell office:value-type="float" office:value="52.50748">
                <text:p>52.50748</text:p>
              </table:table-cell>
              <table:table-cell office:value-type="float" office:value="58.52341">
                <text:p>58.52341</text:p>
              </table:table-cell>
              <table:table-cell office:value-type="float" office:value="56.28033">
                <text:p>56.28033</text:p>
              </table:table-cell>
              <table:table-cell office:value-type="float" office:value="67.23839">
                <text:p>67.23839</text:p>
              </table:table-cell>
              <table:table-cell office:value-type="float" office:value="54.0468">
                <text:p>54.0468</text:p>
              </table:table-cell>
              <table:table-cell office:value-type="float" office:value="58.85611">
                <text:p>58.85611</text:p>
              </table:table-cell>
              <table:table-cell office:value-type="float" office:value="58.85349">
                <text:p>58.85349</text:p>
              </table:table-cell>
              <table:table-cell office:value-type="float" office:value="56.49732">
                <text:p>56.49732</text:p>
              </table:table-cell>
              <table:table-cell office:value-type="float" office:value="58.98282">
                <text:p>58.98282</text:p>
              </table:table-cell>
              <table:table-cell office:value-type="float" office:value="67.9053">
                <text:p>67.9053</text:p>
              </table:table-cell>
              <table:table-cell office:value-type="float" office:value="69.26276">
                <text:p>69.26276</text:p>
              </table:table-cell>
              <table:table-cell office:value-type="float" office:value="53.8505">
                <text:p>53.8505</text:p>
              </table:table-cell>
              <table:table-cell office:value-type="float" office:value="50.86444">
                <text:p>50.86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.74947">
                <text:p>60.74947</text:p>
              </table:table-cell>
              <table:table-cell office:value-type="float" office:value="51.94985">
                <text:p>51.94985</text:p>
              </table:table-cell>
              <table:table-cell office:value-type="float" office:value="59.54541">
                <text:p>59.54541</text:p>
              </table:table-cell>
              <table:table-cell office:value-type="float" office:value="57.70505">
                <text:p>57.70505</text:p>
              </table:table-cell>
              <table:table-cell office:value-type="float" office:value="57.38107">
                <text:p>57.38107</text:p>
              </table:table-cell>
              <table:table-cell office:value-type="float" office:value="49.07715">
                <text:p>49.07715</text:p>
              </table:table-cell>
              <table:table-cell office:value-type="float" office:value="51.38068">
                <text:p>51.38068</text:p>
              </table:table-cell>
              <table:table-cell office:value-type="float" office:value="51.87797">
                <text:p>51.87797</text:p>
              </table:table-cell>
              <table:table-cell office:value-type="float" office:value="57.91711">
                <text:p>57.91711</text:p>
              </table:table-cell>
              <table:table-cell office:value-type="float" office:value="55.20153">
                <text:p>55.20153</text:p>
              </table:table-cell>
              <table:table-cell office:value-type="float" office:value="66.89719">
                <text:p>66.89719</text:p>
              </table:table-cell>
              <table:table-cell office:value-type="float" office:value="52.90988">
                <text:p>52.90988</text:p>
              </table:table-cell>
              <table:table-cell office:value-type="float" office:value="58.29706">
                <text:p>58.29706</text:p>
              </table:table-cell>
              <table:table-cell office:value-type="float" office:value="58.25035">
                <text:p>58.25035</text:p>
              </table:table-cell>
              <table:table-cell office:value-type="float" office:value="55.4042">
                <text:p>55.4042</text:p>
              </table:table-cell>
              <table:table-cell office:value-type="float" office:value="58.53963">
                <text:p>58.53963</text:p>
              </table:table-cell>
              <table:table-cell office:value-type="float" office:value="67.02995">
                <text:p>67.02995</text:p>
              </table:table-cell>
              <table:table-cell office:value-type="float" office:value="68.45804">
                <text:p>68.45804</text:p>
              </table:table-cell>
              <table:table-cell office:value-type="float" office:value="52.70617">
                <text:p>52.70617</text:p>
              </table:table-cell>
              <table:table-cell office:value-type="float" office:value="49.88176">
                <text:p>49.88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18571">
                <text:p>60.18571</text:p>
              </table:table-cell>
              <table:table-cell office:value-type="float" office:value="50.77391">
                <text:p>50.77391</text:p>
              </table:table-cell>
              <table:table-cell office:value-type="float" office:value="58.48954">
                <text:p>58.48954</text:p>
              </table:table-cell>
              <table:table-cell office:value-type="float" office:value="57.24175">
                <text:p>57.24175</text:p>
              </table:table-cell>
              <table:table-cell office:value-type="float" office:value="56.29712">
                <text:p>56.29712</text:p>
              </table:table-cell>
              <table:table-cell office:value-type="float" office:value="48.06246">
                <text:p>48.06246</text:p>
              </table:table-cell>
              <table:table-cell office:value-type="float" office:value="50.28696">
                <text:p>50.28696</text:p>
              </table:table-cell>
              <table:table-cell office:value-type="float" office:value="51.34016">
                <text:p>51.34016</text:p>
              </table:table-cell>
              <table:table-cell office:value-type="float" office:value="57.49914">
                <text:p>57.49914</text:p>
              </table:table-cell>
              <table:table-cell office:value-type="float" office:value="54.08643">
                <text:p>54.08643</text:p>
              </table:table-cell>
              <table:table-cell office:value-type="float" office:value="66.38437">
                <text:p>66.38437</text:p>
              </table:table-cell>
              <table:table-cell office:value-type="float" office:value="51.74486">
                <text:p>51.74486</text:p>
              </table:table-cell>
              <table:table-cell office:value-type="float" office:value="57.85105">
                <text:p>57.85105</text:p>
              </table:table-cell>
              <table:table-cell office:value-type="float" office:value="57.84841">
                <text:p>57.84841</text:p>
              </table:table-cell>
              <table:table-cell office:value-type="float" office:value="54.28682">
                <text:p>54.28682</text:p>
              </table:table-cell>
              <table:table-cell office:value-type="float" office:value="57.98743">
                <text:p>57.98743</text:p>
              </table:table-cell>
              <table:table-cell office:value-type="float" office:value="66.14022">
                <text:p>66.14022</text:p>
              </table:table-cell>
              <table:table-cell office:value-type="float" office:value="67.72729">
                <text:p>67.72729</text:p>
              </table:table-cell>
              <table:table-cell office:value-type="float" office:value="51.5845">
                <text:p>51.5845</text:p>
              </table:table-cell>
              <table:table-cell office:value-type="float" office:value="48.87475">
                <text:p>48.874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73354">
                <text:p>59.73354</text:p>
              </table:table-cell>
              <table:table-cell office:value-type="float" office:value="49.58102">
                <text:p>49.58102</text:p>
              </table:table-cell>
              <table:table-cell office:value-type="float" office:value="57.42159">
                <text:p>57.42159</text:p>
              </table:table-cell>
              <table:table-cell office:value-type="float" office:value="56.65787">
                <text:p>56.65787</text:p>
              </table:table-cell>
              <table:table-cell office:value-type="float" office:value="55.17263">
                <text:p>55.17263</text:p>
              </table:table-cell>
              <table:table-cell office:value-type="float" office:value="47.02669">
                <text:p>47.02669</text:p>
              </table:table-cell>
              <table:table-cell office:value-type="float" office:value="49.30166">
                <text:p>49.30166</text:p>
              </table:table-cell>
              <table:table-cell office:value-type="float" office:value="50.69961">
                <text:p>50.69961</text:p>
              </table:table-cell>
              <table:table-cell office:value-type="float" office:value="56.87431">
                <text:p>56.87431</text:p>
              </table:table-cell>
              <table:table-cell office:value-type="float" office:value="52.93772">
                <text:p>52.93772</text:p>
              </table:table-cell>
              <table:table-cell office:value-type="float" office:value="66.02901">
                <text:p>66.02901</text:p>
              </table:table-cell>
              <table:table-cell office:value-type="float" office:value="50.68549">
                <text:p>50.68549</text:p>
              </table:table-cell>
              <table:table-cell office:value-type="float" office:value="57.27301">
                <text:p>57.27301</text:p>
              </table:table-cell>
              <table:table-cell office:value-type="float" office:value="57.22689">
                <text:p>57.22689</text:p>
              </table:table-cell>
              <table:table-cell office:value-type="float" office:value="53.15651">
                <text:p>53.15651</text:p>
              </table:table-cell>
              <table:table-cell office:value-type="float" office:value="57.5247">
                <text:p>57.5247</text:p>
              </table:table-cell>
              <table:table-cell office:value-type="float" office:value="65.342">
                <text:p>65.342</text:p>
              </table:table-cell>
              <table:table-cell office:value-type="float" office:value="66.96382">
                <text:p>66.96382</text:p>
              </table:table-cell>
              <table:table-cell office:value-type="float" office:value="50.61215">
                <text:p>50.61215</text:p>
              </table:table-cell>
              <table:table-cell office:value-type="float" office:value="47.84647">
                <text:p>47.846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1646">
                <text:p>59.1646</text:p>
              </table:table-cell>
              <table:table-cell office:value-type="float" office:value="48.35055">
                <text:p>48.35055</text:p>
              </table:table-cell>
              <table:table-cell office:value-type="float" office:value="56.32089">
                <text:p>56.32089</text:p>
              </table:table-cell>
              <table:table-cell office:value-type="float" office:value="56.17687">
                <text:p>56.17687</text:p>
              </table:table-cell>
              <table:table-cell office:value-type="float" office:value="54.11096">
                <text:p>54.11096</text:p>
              </table:table-cell>
              <table:table-cell office:value-type="float" office:value="45.98605">
                <text:p>45.98605</text:p>
              </table:table-cell>
              <table:table-cell office:value-type="float" office:value="48.23568">
                <text:p>48.23568</text:p>
              </table:table-cell>
              <table:table-cell office:value-type="float" office:value="50.14848">
                <text:p>50.14848</text:p>
              </table:table-cell>
              <table:table-cell office:value-type="float" office:value="56.44186">
                <text:p>56.44186</text:p>
              </table:table-cell>
              <table:table-cell office:value-type="float" office:value="51.76818">
                <text:p>51.76818</text:p>
              </table:table-cell>
              <table:table-cell office:value-type="float" office:value="65.52233">
                <text:p>65.52233</text:p>
              </table:table-cell>
              <table:table-cell office:value-type="float" office:value="49.71191">
                <text:p>49.71191</text:p>
              </table:table-cell>
              <table:table-cell office:value-type="float" office:value="56.80827">
                <text:p>56.80827</text:p>
              </table:table-cell>
              <table:table-cell office:value-type="float" office:value="56.80528">
                <text:p>56.80528</text:p>
              </table:table-cell>
              <table:table-cell office:value-type="float" office:value="51.98706">
                <text:p>51.98706</text:p>
              </table:table-cell>
              <table:table-cell office:value-type="float" office:value="56.94584">
                <text:p>56.94584</text:p>
              </table:table-cell>
              <table:table-cell office:value-type="float" office:value="64.52811">
                <text:p>64.52811</text:p>
              </table:table-cell>
              <table:table-cell office:value-type="float" office:value="66.18026">
                <text:p>66.18026</text:p>
              </table:table-cell>
              <table:table-cell office:value-type="float" office:value="49.63112">
                <text:p>49.63112</text:p>
              </table:table-cell>
              <table:table-cell office:value-type="float" office:value="47.84647">
                <text:p>47.846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.71583">
                <text:p>58.71583</text:p>
              </table:table-cell>
              <table:table-cell office:value-type="float" office:value="47.10771">
                <text:p>47.10771</text:p>
              </table:table-cell>
              <table:table-cell office:value-type="float" office:value="55.23943">
                <text:p>55.23943</text:p>
              </table:table-cell>
              <table:table-cell office:value-type="float" office:value="55.576">
                <text:p>55.576</text:p>
              </table:table-cell>
              <table:table-cell office:value-type="float" office:value="53.16172">
                <text:p>53.16172</text:p>
              </table:table-cell>
              <table:table-cell office:value-type="float" office:value="44.93518">
                <text:p>44.93518</text:p>
              </table:table-cell>
              <table:table-cell office:value-type="float" office:value="47.17368">
                <text:p>47.17368</text:p>
              </table:table-cell>
              <table:table-cell office:value-type="float" office:value="49.50403">
                <text:p>49.50403</text:p>
              </table:table-cell>
              <table:table-cell office:value-type="float" office:value="55.79606">
                <text:p>55.79606</text:p>
              </table:table-cell>
              <table:table-cell office:value-type="float" office:value="50.58585">
                <text:p>50.58585</text:p>
              </table:table-cell>
              <table:table-cell office:value-type="float" office:value="65.14463">
                <text:p>65.14463</text:p>
              </table:table-cell>
              <table:table-cell office:value-type="float" office:value="48.61722">
                <text:p>48.61722</text:p>
              </table:table-cell>
              <table:table-cell office:value-type="float" office:value="56.22146">
                <text:p>56.22146</text:p>
              </table:table-cell>
              <table:table-cell office:value-type="float" office:value="56.16223">
                <text:p>56.16223</text:p>
              </table:table-cell>
              <table:table-cell office:value-type="float" office:value="50.9488">
                <text:p>50.9488</text:p>
              </table:table-cell>
              <table:table-cell office:value-type="float" office:value="56.46496">
                <text:p>56.46496</text:p>
              </table:table-cell>
              <table:table-cell office:value-type="float" office:value="63.69624">
                <text:p>63.69624</text:p>
              </table:table-cell>
              <table:table-cell office:value-type="float" office:value="65.36749">
                <text:p>65.36749</text:p>
              </table:table-cell>
              <table:table-cell office:value-type="float" office:value="48.61128">
                <text:p>48.61128</text:p>
              </table:table-cell>
              <table:table-cell office:value-type="float" office:value="46.78086">
                <text:p>46.78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274">
                <text:p>58.1274</text:p>
              </table:table-cell>
              <table:table-cell office:value-type="float" office:value="45.85924">
                <text:p>45.85924</text:p>
              </table:table-cell>
              <table:table-cell office:value-type="float" office:value="54.3063">
                <text:p>54.3063</text:p>
              </table:table-cell>
              <table:table-cell office:value-type="float" office:value="55.08602">
                <text:p>55.08602</text:p>
              </table:table-cell>
              <table:table-cell office:value-type="float" office:value="52.18846">
                <text:p>52.18846</text:p>
              </table:table-cell>
              <table:table-cell office:value-type="float" office:value="44.93518">
                <text:p>44.93518</text:p>
              </table:table-cell>
              <table:table-cell office:value-type="float" office:value="46.17175">
                <text:p>46.17175</text:p>
              </table:table-cell>
              <table:table-cell office:value-type="float" office:value="48.93614">
                <text:p>48.93614</text:p>
              </table:table-cell>
              <table:table-cell office:value-type="float" office:value="55.35133">
                <text:p>55.35133</text:p>
              </table:table-cell>
              <table:table-cell office:value-type="float" office:value="49.37922">
                <text:p>49.37922</text:p>
              </table:table-cell>
              <table:table-cell office:value-type="float" office:value="64.60866">
                <text:p>64.60866</text:p>
              </table:table-cell>
              <table:table-cell office:value-type="float" office:value="47.51166">
                <text:p>47.51166</text:p>
              </table:table-cell>
              <table:table-cell office:value-type="float" office:value="55.72994">
                <text:p>55.72994</text:p>
              </table:table-cell>
              <table:table-cell office:value-type="float" office:value="55.73564">
                <text:p>55.73564</text:p>
              </table:table-cell>
              <table:table-cell office:value-type="float" office:value="49.98087">
                <text:p>49.98087</text:p>
              </table:table-cell>
              <table:table-cell office:value-type="float" office:value="55.87471">
                <text:p>55.87471</text:p>
              </table:table-cell>
              <table:table-cell office:value-type="float" office:value="62.83521">
                <text:p>62.83521</text:p>
              </table:table-cell>
              <table:table-cell office:value-type="float" office:value="64.53534">
                <text:p>64.53534</text:p>
              </table:table-cell>
              <table:table-cell office:value-type="float" office:value="47.56653">
                <text:p>47.56653</text:p>
              </table:table-cell>
              <table:table-cell office:value-type="float" office:value="45.71571">
                <text:p>45.715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.6653">
                <text:p>57.6653</text:p>
              </table:table-cell>
              <table:table-cell office:value-type="float" office:value="44.57049">
                <text:p>44.57049</text:p>
              </table:table-cell>
              <table:table-cell office:value-type="float" office:value="53.33297">
                <text:p>53.33297</text:p>
              </table:table-cell>
              <table:table-cell office:value-type="float" office:value="54.48186">
                <text:p>54.48186</text:p>
              </table:table-cell>
              <table:table-cell office:value-type="float" office:value="51.18177">
                <text:p>51.18177</text:p>
              </table:table-cell>
              <table:table-cell office:value-type="float" office:value="43.89773">
                <text:p>43.89773</text:p>
              </table:table-cell>
              <table:table-cell office:value-type="float" office:value="45.0868">
                <text:p>45.0868</text:p>
              </table:table-cell>
              <table:table-cell office:value-type="float" office:value="48.27617">
                <text:p>48.27617</text:p>
              </table:table-cell>
              <table:table-cell office:value-type="float" office:value="54.69321">
                <text:p>54.69321</text:p>
              </table:table-cell>
              <table:table-cell office:value-type="float" office:value="48.13759">
                <text:p>48.13759</text:p>
              </table:table-cell>
              <table:table-cell office:value-type="float" office:value="64.2276">
                <text:p>64.2276</text:p>
              </table:table-cell>
              <table:table-cell office:value-type="float" office:value="46.46476">
                <text:p>46.46476</text:p>
              </table:table-cell>
              <table:table-cell office:value-type="float" office:value="55.13012">
                <text:p>55.13012</text:p>
              </table:table-cell>
              <table:table-cell office:value-type="float" office:value="55.07443">
                <text:p>55.07443</text:p>
              </table:table-cell>
              <table:table-cell office:value-type="float" office:value="49.50412">
                <text:p>49.50412</text:p>
              </table:table-cell>
              <table:table-cell office:value-type="float" office:value="55.39182">
                <text:p>55.39182</text:p>
              </table:table-cell>
              <table:table-cell office:value-type="float" office:value="61.94909">
                <text:p>61.94909</text:p>
              </table:table-cell>
              <table:table-cell office:value-type="float" office:value="63.83105">
                <text:p>63.83105</text:p>
              </table:table-cell>
              <table:table-cell office:value-type="float" office:value="46.47802">
                <text:p>46.47802</text:p>
              </table:table-cell>
              <table:table-cell office:value-type="float" office:value="44.64346">
                <text:p>44.64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.06057">
                <text:p>57.06057</text:p>
              </table:table-cell>
              <table:table-cell office:value-type="float" office:value="43.29107">
                <text:p>43.29107</text:p>
              </table:table-cell>
              <table:table-cell office:value-type="float" office:value="52.32708">
                <text:p>52.32708</text:p>
              </table:table-cell>
              <table:table-cell office:value-type="float" office:value="53.98662">
                <text:p>53.98662</text:p>
              </table:table-cell>
              <table:table-cell office:value-type="float" office:value="50.15715">
                <text:p>50.15715</text:p>
              </table:table-cell>
              <table:table-cell office:value-type="float" office:value="42.88108">
                <text:p>42.88108</text:p>
              </table:table-cell>
              <table:table-cell office:value-type="float" office:value="43.90998">
                <text:p>43.90998</text:p>
              </table:table-cell>
              <table:table-cell office:value-type="float" office:value="47.7811">
                <text:p>47.7811</text:p>
              </table:table-cell>
              <table:table-cell office:value-type="float" office:value="54.25424">
                <text:p>54.25424</text:p>
              </table:table-cell>
              <table:table-cell office:value-type="float" office:value="46.89984">
                <text:p>46.89984</text:p>
              </table:table-cell>
              <table:table-cell office:value-type="float" office:value="63.68173">
                <text:p>63.68173</text:p>
              </table:table-cell>
              <table:table-cell office:value-type="float" office:value="45.29337">
                <text:p>45.29337</text:p>
              </table:table-cell>
              <table:table-cell office:value-type="float" office:value="54.63285">
                <text:p>54.63285</text:p>
              </table:table-cell>
              <table:table-cell office:value-type="float" office:value="54.64638">
                <text:p>54.64638</text:p>
              </table:table-cell>
              <table:table-cell office:value-type="float" office:value="48.95589">
                <text:p>48.95589</text:p>
              </table:table-cell>
              <table:table-cell office:value-type="float" office:value="54.79222">
                <text:p>54.79222</text:p>
              </table:table-cell>
              <table:table-cell office:value-type="float" office:value="61.03921">
                <text:p>61.03921</text:p>
              </table:table-cell>
              <table:table-cell office:value-type="float" office:value="62.9296">
                <text:p>62.9296</text:p>
              </table:table-cell>
              <table:table-cell office:value-type="float" office:value="45.36272">
                <text:p>45.36272</text:p>
              </table:table-cell>
              <table:table-cell office:value-type="float" office:value="43.59317">
                <text:p>43.593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57261">
                <text:p>56.57261</text:p>
              </table:table-cell>
              <table:table-cell office:value-type="float" office:value="41.98784">
                <text:p>41.98784</text:p>
              </table:table-cell>
              <table:table-cell office:value-type="float" office:value="51.28608">
                <text:p>51.28608</text:p>
              </table:table-cell>
              <table:table-cell office:value-type="float" office:value="53.36438">
                <text:p>53.36438</text:p>
              </table:table-cell>
              <table:table-cell office:value-type="float" office:value="49.101">
                <text:p>49.101</text:p>
              </table:table-cell>
              <table:table-cell office:value-type="float" office:value="41.81346">
                <text:p>41.81346</text:p>
              </table:table-cell>
              <table:table-cell office:value-type="float" office:value="42.73064">
                <text:p>42.73064</text:p>
              </table:table-cell>
              <table:table-cell office:value-type="float" office:value="47.03524">
                <text:p>47.03524</text:p>
              </table:table-cell>
              <table:table-cell office:value-type="float" office:value="53.57993">
                <text:p>53.57993</text:p>
              </table:table-cell>
              <table:table-cell office:value-type="float" office:value="45.63692">
                <text:p>45.63692</text:p>
              </table:table-cell>
              <table:table-cell office:value-type="float" office:value="63.27983">
                <text:p>63.27983</text:p>
              </table:table-cell>
              <table:table-cell office:value-type="float" office:value="44.10274">
                <text:p>44.10274</text:p>
              </table:table-cell>
              <table:table-cell office:value-type="float" office:value="54.03003">
                <text:p>54.03003</text:p>
              </table:table-cell>
              <table:table-cell office:value-type="float" office:value="53.97528">
                <text:p>53.97528</text:p>
              </table:table-cell>
              <table:table-cell office:value-type="float" office:value="48.45867">
                <text:p>48.45867</text:p>
              </table:table-cell>
              <table:table-cell office:value-type="float" office:value="54.29186">
                <text:p>54.29186</text:p>
              </table:table-cell>
              <table:table-cell office:value-type="float" office:value="60.10578">
                <text:p>60.10578</text:p>
              </table:table-cell>
              <table:table-cell office:value-type="float" office:value="61.99316">
                <text:p>61.99316</text:p>
              </table:table-cell>
              <table:table-cell office:value-type="float" office:value="45.36272">
                <text:p>45.36272</text:p>
              </table:table-cell>
              <table:table-cell office:value-type="float" office:value="42.53848">
                <text:p>42.538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.95424">
                <text:p>55.95424</text:p>
              </table:table-cell>
              <table:table-cell office:value-type="float" office:value="40.67658">
                <text:p>40.67658</text:p>
              </table:table-cell>
              <table:table-cell office:value-type="float" office:value="50.22279">
                <text:p>50.22279</text:p>
              </table:table-cell>
              <table:table-cell office:value-type="float" office:value="52.84673">
                <text:p>52.84673</text:p>
              </table:table-cell>
              <table:table-cell office:value-type="float" office:value="48.02297">
                <text:p>48.02297</text:p>
              </table:table-cell>
              <table:table-cell office:value-type="float" office:value="40.71483">
                <text:p>40.71483</text:p>
              </table:table-cell>
              <table:table-cell office:value-type="float" office:value="41.50981">
                <text:p>41.50981</text:p>
              </table:table-cell>
              <table:table-cell office:value-type="float" office:value="46.54481">
                <text:p>46.54481</text:p>
              </table:table-cell>
              <table:table-cell office:value-type="float" office:value="53.12183">
                <text:p>53.12183</text:p>
              </table:table-cell>
              <table:table-cell office:value-type="float" office:value="44.34434">
                <text:p>44.34434</text:p>
              </table:table-cell>
              <table:table-cell office:value-type="float" office:value="62.72126">
                <text:p>62.72126</text:p>
              </table:table-cell>
              <table:table-cell office:value-type="float" office:value="42.89253">
                <text:p>42.89253</text:p>
              </table:table-cell>
              <table:table-cell office:value-type="float" office:value="53.5191">
                <text:p>53.5191</text:p>
              </table:table-cell>
              <table:table-cell office:value-type="float" office:value="53.51907">
                <text:p>53.51907</text:p>
              </table:table-cell>
              <table:table-cell office:value-type="float" office:value="47.89776">
                <text:p>47.89776</text:p>
              </table:table-cell>
              <table:table-cell office:value-type="float" office:value="53.68287">
                <text:p>53.68287</text:p>
              </table:table-cell>
              <table:table-cell office:value-type="float" office:value="59.14008">
                <text:p>59.14008</text:p>
              </table:table-cell>
              <table:table-cell office:value-type="float" office:value="61.99316">
                <text:p>61.99316</text:p>
              </table:table-cell>
              <table:table-cell office:value-type="float" office:value="44.24768">
                <text:p>44.24768</text:p>
              </table:table-cell>
              <table:table-cell office:value-type="float" office:value="41.4438">
                <text:p>41.44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46108">
                <text:p>55.46108</text:p>
              </table:table-cell>
              <table:table-cell office:value-type="float" office:value="39.36398">
                <text:p>39.36398</text:p>
              </table:table-cell>
              <table:table-cell office:value-type="float" office:value="49.13784">
                <text:p>49.13784</text:p>
              </table:table-cell>
              <table:table-cell office:value-type="float" office:value="52.21711">
                <text:p>52.21711</text:p>
              </table:table-cell>
              <table:table-cell office:value-type="float" office:value="46.92748">
                <text:p>46.92748</text:p>
              </table:table-cell>
              <table:table-cell office:value-type="float" office:value="39.59564">
                <text:p>39.59564</text:p>
              </table:table-cell>
              <table:table-cell office:value-type="float" office:value="40.28821">
                <text:p>40.28821</text:p>
              </table:table-cell>
              <table:table-cell office:value-type="float" office:value="45.78771">
                <text:p>45.78771</text:p>
              </table:table-cell>
              <table:table-cell office:value-type="float" office:value="52.48454">
                <text:p>52.48454</text:p>
              </table:table-cell>
              <table:table-cell office:value-type="float" office:value="43.06034">
                <text:p>43.06034</text:p>
              </table:table-cell>
              <table:table-cell office:value-type="float" office:value="62.31469">
                <text:p>62.31469</text:p>
              </table:table-cell>
              <table:table-cell office:value-type="float" office:value="41.64671">
                <text:p>41.64671</text:p>
              </table:table-cell>
              <table:table-cell office:value-type="float" office:value="52.8939">
                <text:p>52.8939</text:p>
              </table:table-cell>
              <table:table-cell office:value-type="float" office:value="52.83103">
                <text:p>52.83103</text:p>
              </table:table-cell>
              <table:table-cell office:value-type="float" office:value="47.39911">
                <text:p>47.39911</text:p>
              </table:table-cell>
              <table:table-cell office:value-type="float" office:value="53.16088">
                <text:p>53.16088</text:p>
              </table:table-cell>
              <table:table-cell office:value-type="float" office:value="58.15581">
                <text:p>58.15581</text:p>
              </table:table-cell>
              <table:table-cell office:value-type="float" office:value="61.03865">
                <text:p>61.03865</text:p>
              </table:table-cell>
              <table:table-cell office:value-type="float" office:value="43.17472">
                <text:p>43.17472</text:p>
              </table:table-cell>
              <table:table-cell office:value-type="float" office:value="40.32219">
                <text:p>40.322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.84823">
                <text:p>54.84823</text:p>
              </table:table-cell>
              <table:table-cell office:value-type="float" office:value="38.0457">
                <text:p>38.0457</text:p>
              </table:table-cell>
              <table:table-cell office:value-type="float" office:value="48.02673">
                <text:p>48.02673</text:p>
              </table:table-cell>
              <table:table-cell office:value-type="float" office:value="51.66945">
                <text:p>51.66945</text:p>
              </table:table-cell>
              <table:table-cell office:value-type="float" office:value="45.80716">
                <text:p>45.80716</text:p>
              </table:table-cell>
              <table:table-cell office:value-type="float" office:value="38.44948">
                <text:p>38.44948</text:p>
              </table:table-cell>
              <table:table-cell office:value-type="float" office:value="39.05853">
                <text:p>39.05853</text:p>
              </table:table-cell>
              <table:table-cell office:value-type="float" office:value="45.27538">
                <text:p>45.27538</text:p>
              </table:table-cell>
              <table:table-cell office:value-type="float" office:value="51.95185">
                <text:p>51.95185</text:p>
              </table:table-cell>
              <table:table-cell office:value-type="float" office:value="41.76416">
                <text:p>41.76416</text:p>
              </table:table-cell>
              <table:table-cell office:value-type="float" office:value="61.75584">
                <text:p>61.75584</text:p>
              </table:table-cell>
              <table:table-cell office:value-type="float" office:value="40.38992">
                <text:p>40.38992</text:p>
              </table:table-cell>
              <table:table-cell office:value-type="float" office:value="52.37066">
                <text:p>52.37066</text:p>
              </table:table-cell>
              <table:table-cell office:value-type="float" office:value="52.37019">
                <text:p>52.37019</text:p>
              </table:table-cell>
              <table:table-cell office:value-type="float" office:value="46.82901">
                <text:p>46.82901</text:p>
              </table:table-cell>
              <table:table-cell office:value-type="float" office:value="52.53105">
                <text:p>52.53105</text:p>
              </table:table-cell>
              <table:table-cell office:value-type="float" office:value="57.15361">
                <text:p>57.15361</text:p>
              </table:table-cell>
              <table:table-cell office:value-type="float" office:value="60.06178">
                <text:p>60.06178</text:p>
              </table:table-cell>
              <table:table-cell office:value-type="float" office:value="42.15299">
                <text:p>42.15299</text:p>
              </table:table-cell>
              <table:table-cell office:value-type="float" office:value="39.17792">
                <text:p>39.177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.34328">
                <text:p>54.34328</text:p>
              </table:table-cell>
              <table:table-cell office:value-type="float" office:value="36.72324">
                <text:p>36.72324</text:p>
              </table:table-cell>
              <table:table-cell office:value-type="float" office:value="46.90003">
                <text:p>46.90003</text:p>
              </table:table-cell>
              <table:table-cell office:value-type="float" office:value="51.03695">
                <text:p>51.03695</text:p>
              </table:table-cell>
              <table:table-cell office:value-type="float" office:value="44.6611">
                <text:p>44.6611</text:p>
              </table:table-cell>
              <table:table-cell office:value-type="float" office:value="37.28695">
                <text:p>37.28695</text:p>
              </table:table-cell>
              <table:table-cell office:value-type="float" office:value="37.79612">
                <text:p>37.79612</text:p>
              </table:table-cell>
              <table:table-cell office:value-type="float" office:value="44.50472">
                <text:p>44.50472</text:p>
              </table:table-cell>
              <table:table-cell office:value-type="float" office:value="51.31174">
                <text:p>51.31174</text:p>
              </table:table-cell>
              <table:table-cell office:value-type="float" office:value="40.43905">
                <text:p>40.43905</text:p>
              </table:table-cell>
              <table:table-cell office:value-type="float" office:value="61.33146">
                <text:p>61.33146</text:p>
              </table:table-cell>
              <table:table-cell office:value-type="float" office:value="39.13014">
                <text:p>39.13014</text:p>
              </table:table-cell>
              <table:table-cell office:value-type="float" office:value="51.72907">
                <text:p>51.72907</text:p>
              </table:table-cell>
              <table:table-cell office:value-type="float" office:value="51.667">
                <text:p>51.667</text:p>
              </table:table-cell>
              <table:table-cell office:value-type="float" office:value="46.3108">
                <text:p>46.3108</text:p>
              </table:table-cell>
              <table:table-cell office:value-type="float" office:value="51.99687">
                <text:p>51.99687</text:p>
              </table:table-cell>
              <table:table-cell office:value-type="float" office:value="56.1199">
                <text:p>56.1199</text:p>
              </table:table-cell>
              <table:table-cell office:value-type="float" office:value="59.06238">
                <text:p>59.06238</text:p>
              </table:table-cell>
              <table:table-cell office:value-type="float" office:value="41.09527">
                <text:p>41.09527</text:p>
              </table:table-cell>
              <table:table-cell office:value-type="float" office:value="38.0104">
                <text:p>38.0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70454">
                <text:p>53.70454</text:p>
              </table:table-cell>
              <table:table-cell office:value-type="float" office:value="36.72324">
                <text:p>36.72324</text:p>
              </table:table-cell>
              <table:table-cell office:value-type="float" office:value="45.74816">
                <text:p>45.74816</text:p>
              </table:table-cell>
              <table:table-cell office:value-type="float" office:value="50.50317">
                <text:p>50.50317</text:p>
              </table:table-cell>
              <table:table-cell office:value-type="float" office:value="43.48269">
                <text:p>43.48269</text:p>
              </table:table-cell>
              <table:table-cell office:value-type="float" office:value="36.08069">
                <text:p>36.08069</text:p>
              </table:table-cell>
              <table:table-cell office:value-type="float" office:value="36.53613">
                <text:p>36.53613</text:p>
              </table:table-cell>
              <table:table-cell office:value-type="float" office:value="43.99402">
                <text:p>43.99402</text:p>
              </table:table-cell>
              <table:table-cell office:value-type="float" office:value="50.77892">
                <text:p>50.77892</text:p>
              </table:table-cell>
              <table:table-cell office:value-type="float" office:value="39.13239">
                <text:p>39.13239</text:p>
              </table:table-cell>
              <table:table-cell office:value-type="float" office:value="60.30674">
                <text:p>60.30674</text:p>
              </table:table-cell>
              <table:table-cell office:value-type="float" office:value="37.86025">
                <text:p>37.86025</text:p>
              </table:table-cell>
              <table:table-cell office:value-type="float" office:value="51.19409">
                <text:p>51.19409</text:p>
              </table:table-cell>
              <table:table-cell office:value-type="float" office:value="51.21951">
                <text:p>51.21951</text:p>
              </table:table-cell>
              <table:table-cell office:value-type="float" office:value="45.759">
                <text:p>45.759</text:p>
              </table:table-cell>
              <table:table-cell office:value-type="float" office:value="51.36707">
                <text:p>51.36707</text:p>
              </table:table-cell>
              <table:table-cell office:value-type="float" office:value="55.06845">
                <text:p>55.06845</text:p>
              </table:table-cell>
              <table:table-cell office:value-type="float" office:value="58.04122">
                <text:p>58.04122</text:p>
              </table:table-cell>
              <table:table-cell office:value-type="float" office:value="40.00894">
                <text:p>40.00894</text:p>
              </table:table-cell>
              <table:table-cell office:value-type="float" office:value="36.82136">
                <text:p>36.821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.18341">
                <text:p>53.18341</text:p>
              </table:table-cell>
              <table:table-cell office:value-type="float" office:value="35.41844">
                <text:p>35.41844</text:p>
              </table:table-cell>
              <table:table-cell office:value-type="float" office:value="44.57621">
                <text:p>44.57621</text:p>
              </table:table-cell>
              <table:table-cell office:value-type="float" office:value="49.85001">
                <text:p>49.85001</text:p>
              </table:table-cell>
              <table:table-cell office:value-type="float" office:value="42.27519">
                <text:p>42.27519</text:p>
              </table:table-cell>
              <table:table-cell office:value-type="float" office:value="34.84779">
                <text:p>34.84779</text:p>
              </table:table-cell>
              <table:table-cell office:value-type="float" office:value="35.24454">
                <text:p>35.24454</text:p>
              </table:table-cell>
              <table:table-cell office:value-type="float" office:value="43.22944">
                <text:p>43.22944</text:p>
              </table:table-cell>
              <table:table-cell office:value-type="float" office:value="50.12379">
                <text:p>50.12379</text:p>
              </table:table-cell>
              <table:table-cell office:value-type="float" office:value="37.81191">
                <text:p>37.81191</text:p>
              </table:table-cell>
              <table:table-cell office:value-type="float" office:value="59.25978">
                <text:p>59.25978</text:p>
              </table:table-cell>
              <table:table-cell office:value-type="float" office:value="36.58261">
                <text:p>36.58261</text:p>
              </table:table-cell>
              <table:table-cell office:value-type="float" office:value="50.56406">
                <text:p>50.56406</text:p>
              </table:table-cell>
              <table:table-cell office:value-type="float" office:value="50.60904">
                <text:p>50.60904</text:p>
              </table:table-cell>
              <table:table-cell office:value-type="float" office:value="45.759">
                <text:p>45.759</text:p>
              </table:table-cell>
              <table:table-cell office:value-type="float" office:value="50.82409">
                <text:p>50.82409</text:p>
              </table:table-cell>
              <table:table-cell office:value-type="float" office:value="53.98969">
                <text:p>53.98969</text:p>
              </table:table-cell>
              <table:table-cell office:value-type="float" office:value="56.99837">
                <text:p>56.99837</text:p>
              </table:table-cell>
              <table:table-cell office:value-type="float" office:value="38.90102">
                <text:p>38.90102</text:p>
              </table:table-cell>
              <table:table-cell office:value-type="float" office:value="35.58614">
                <text:p>35.58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53423">
                <text:p>52.53423</text:p>
              </table:table-cell>
              <table:table-cell office:value-type="float" office:value="34.08008">
                <text:p>34.08008</text:p>
              </table:table-cell>
              <table:table-cell office:value-type="float" office:value="43.39811">
                <text:p>43.39811</text:p>
              </table:table-cell>
              <table:table-cell office:value-type="float" office:value="49.29875">
                <text:p>49.29875</text:p>
              </table:table-cell>
              <table:table-cell office:value-type="float" office:value="41.06606">
                <text:p>41.06606</text:p>
              </table:table-cell>
              <table:table-cell office:value-type="float" office:value="33.59344">
                <text:p>33.59344</text:p>
              </table:table-cell>
              <table:table-cell office:value-type="float" office:value="33.92618">
                <text:p>33.92618</text:p>
              </table:table-cell>
              <table:table-cell office:value-type="float" office:value="42.70597">
                <text:p>42.70597</text:p>
              </table:table-cell>
              <table:table-cell office:value-type="float" office:value="49.57812">
                <text:p>49.57812</text:p>
              </table:table-cell>
              <table:table-cell office:value-type="float" office:value="36.48561">
                <text:p>36.48561</text:p>
              </table:table-cell>
              <table:table-cell office:value-type="float" office:value="58.29194">
                <text:p>58.29194</text:p>
              </table:table-cell>
              <table:table-cell office:value-type="float" office:value="35.28147">
                <text:p>35.28147</text:p>
              </table:table-cell>
              <table:table-cell office:value-type="float" office:value="50.01422">
                <text:p>50.01422</text:p>
              </table:table-cell>
              <table:table-cell office:value-type="float" office:value="50.17925">
                <text:p>50.17925</text:p>
              </table:table-cell>
              <table:table-cell office:value-type="float" office:value="45.23808">
                <text:p>45.23808</text:p>
              </table:table-cell>
              <table:table-cell office:value-type="float" office:value="50.17515">
                <text:p>50.17515</text:p>
              </table:table-cell>
              <table:table-cell office:value-type="float" office:value="52.88634">
                <text:p>52.88634</text:p>
              </table:table-cell>
              <table:table-cell office:value-type="float" office:value="56.42059">
                <text:p>56.42059</text:p>
              </table:table-cell>
              <table:table-cell office:value-type="float" office:value="37.75939">
                <text:p>37.75939</text:p>
              </table:table-cell>
              <table:table-cell office:value-type="float" office:value="34.34381">
                <text:p>34.343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.99716">
                <text:p>51.99716</text:p>
              </table:table-cell>
              <table:table-cell office:value-type="float" office:value="32.91231">
                <text:p>32.91231</text:p>
              </table:table-cell>
              <table:table-cell office:value-type="float" office:value="42.19513">
                <text:p>42.19513</text:p>
              </table:table-cell>
              <table:table-cell office:value-type="float" office:value="48.63827">
                <text:p>48.63827</text:p>
              </table:table-cell>
              <table:table-cell office:value-type="float" office:value="39.83327">
                <text:p>39.83327</text:p>
              </table:table-cell>
              <table:table-cell office:value-type="float" office:value="32.30651">
                <text:p>32.30651</text:p>
              </table:table-cell>
              <table:table-cell office:value-type="float" office:value="32.60713">
                <text:p>32.60713</text:p>
              </table:table-cell>
              <table:table-cell office:value-type="float" office:value="41.93118">
                <text:p>41.93118</text:p>
              </table:table-cell>
              <table:table-cell office:value-type="float" office:value="48.91967">
                <text:p>48.91967</text:p>
              </table:table-cell>
              <table:table-cell office:value-type="float" office:value="35.17176">
                <text:p>35.17176</text:p>
              </table:table-cell>
              <table:table-cell office:value-type="float" office:value="57.38398">
                <text:p>57.38398</text:p>
              </table:table-cell>
              <table:table-cell office:value-type="float" office:value="33.96824">
                <text:p>33.96824</text:p>
              </table:table-cell>
              <table:table-cell office:value-type="float" office:value="49.35783">
                <text:p>49.35783</text:p>
              </table:table-cell>
              <table:table-cell office:value-type="float" office:value="49.50793">
                <text:p>49.50793</text:p>
              </table:table-cell>
              <table:table-cell office:value-type="float" office:value="44.65979">
                <text:p>44.65979</text:p>
              </table:table-cell>
              <table:table-cell office:value-type="float" office:value="49.6282">
                <text:p>49.6282</text:p>
              </table:table-cell>
              <table:table-cell office:value-type="float" office:value="51.74615">
                <text:p>51.74615</text:p>
              </table:table-cell>
              <table:table-cell office:value-type="float" office:value="55.92461">
                <text:p>55.92461</text:p>
              </table:table-cell>
              <table:table-cell office:value-type="float" office:value="36.57981">
                <text:p>36.57981</text:p>
              </table:table-cell>
              <table:table-cell office:value-type="float" office:value="33.06875">
                <text:p>33.06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35232">
                <text:p>51.35232</text:p>
              </table:table-cell>
              <table:table-cell office:value-type="float" office:value="31.56995">
                <text:p>31.56995</text:p>
              </table:table-cell>
              <table:table-cell office:value-type="float" office:value="40.95431">
                <text:p>40.95431</text:p>
              </table:table-cell>
              <table:table-cell office:value-type="float" office:value="48.05713">
                <text:p>48.05713</text:p>
              </table:table-cell>
              <table:table-cell office:value-type="float" office:value="38.60805">
                <text:p>38.60805</text:p>
              </table:table-cell>
              <table:table-cell office:value-type="float" office:value="31.01946">
                <text:p>31.01946</text:p>
              </table:table-cell>
              <table:table-cell office:value-type="float" office:value="31.26804">
                <text:p>31.26804</text:p>
              </table:table-cell>
              <table:table-cell office:value-type="float" office:value="41.40874">
                <text:p>41.40874</text:p>
              </table:table-cell>
              <table:table-cell office:value-type="float" office:value="48.34042">
                <text:p>48.34042</text:p>
              </table:table-cell>
              <table:table-cell office:value-type="float" office:value="33.83588">
                <text:p>33.83588</text:p>
              </table:table-cell>
              <table:table-cell office:value-type="float" office:value="56.4512">
                <text:p>56.4512</text:p>
              </table:table-cell>
              <table:table-cell office:value-type="float" office:value="32.64">
                <text:p>32.64</text:p>
              </table:table-cell>
              <table:table-cell office:value-type="float" office:value="48.79638">
                <text:p>48.79638</text:p>
              </table:table-cell>
              <table:table-cell office:value-type="float" office:value="49.0342">
                <text:p>49.0342</text:p>
              </table:table-cell>
              <table:table-cell office:value-type="float" office:value="44.11396">
                <text:p>44.11396</text:p>
              </table:table-cell>
              <table:table-cell office:value-type="float" office:value="48.96777">
                <text:p>48.96777</text:p>
              </table:table-cell>
              <table:table-cell office:value-type="float" office:value="50.57632">
                <text:p>50.57632</text:p>
              </table:table-cell>
              <table:table-cell office:value-type="float" office:value="55.33718">
                <text:p>55.33718</text:p>
              </table:table-cell>
              <table:table-cell office:value-type="float" office:value="35.37765">
                <text:p>35.37765</text:p>
              </table:table-cell>
              <table:table-cell office:value-type="float" office:value="31.77409">
                <text:p>31.77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.81211">
                <text:p>50.81211</text:p>
              </table:table-cell>
              <table:table-cell office:value-type="float" office:value="30.21018">
                <text:p>30.21018</text:p>
              </table:table-cell>
              <table:table-cell office:value-type="float" office:value="39.69525">
                <text:p>39.69525</text:p>
              </table:table-cell>
              <table:table-cell office:value-type="float" office:value="47.39488">
                <text:p>47.39488</text:p>
              </table:table-cell>
              <table:table-cell office:value-type="float" office:value="37.37633">
                <text:p>37.37633</text:p>
              </table:table-cell>
              <table:table-cell office:value-type="float" office:value="29.70453">
                <text:p>29.70453</text:p>
              </table:table-cell>
              <table:table-cell office:value-type="float" office:value="29.93513">
                <text:p>29.93513</text:p>
              </table:table-cell>
              <table:table-cell office:value-type="float" office:value="40.6128">
                <text:p>40.6128</text:p>
              </table:table-cell>
              <table:table-cell office:value-type="float" office:value="47.67587">
                <text:p>47.67587</text:p>
              </table:table-cell>
              <table:table-cell office:value-type="float" office:value="32.5109">
                <text:p>32.5109</text:p>
              </table:table-cell>
              <table:table-cell office:value-type="float" office:value="55.4831">
                <text:p>55.4831</text:p>
              </table:table-cell>
              <table:table-cell office:value-type="float" office:value="31.30078">
                <text:p>31.30078</text:p>
              </table:table-cell>
              <table:table-cell office:value-type="float" office:value="48.12416">
                <text:p>48.12416</text:p>
              </table:table-cell>
              <table:table-cell office:value-type="float" office:value="48.31855">
                <text:p>48.31855</text:p>
              </table:table-cell>
              <table:table-cell office:value-type="float" office:value="43.52546">
                <text:p>43.52546</text:p>
              </table:table-cell>
              <table:table-cell office:value-type="float" office:value="48.39609">
                <text:p>48.39609</text:p>
              </table:table-cell>
              <table:table-cell office:value-type="float" office:value="49.40177">
                <text:p>49.40177</text:p>
              </table:table-cell>
              <table:table-cell office:value-type="float" office:value="54.8417">
                <text:p>54.8417</text:p>
              </table:table-cell>
              <table:table-cell office:value-type="float" office:value="34.15146">
                <text:p>34.15146</text:p>
              </table:table-cell>
              <table:table-cell office:value-type="float" office:value="31.10146">
                <text:p>31.10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.1556">
                <text:p>50.1556</text:p>
              </table:table-cell>
              <table:table-cell office:value-type="float" office:value="28.87084">
                <text:p>28.87084</text:p>
              </table:table-cell>
              <table:table-cell office:value-type="float" office:value="38.44791">
                <text:p>38.44791</text:p>
              </table:table-cell>
              <table:table-cell office:value-type="float" office:value="46.82869">
                <text:p>46.82869</text:p>
              </table:table-cell>
              <table:table-cell office:value-type="float" office:value="36.11347">
                <text:p>36.11347</text:p>
              </table:table-cell>
              <table:table-cell office:value-type="float" office:value="28.39095">
                <text:p>28.39095</text:p>
              </table:table-cell>
              <table:table-cell office:value-type="float" office:value="28.58298">
                <text:p>28.58298</text:p>
              </table:table-cell>
              <table:table-cell office:value-type="float" office:value="40.08362">
                <text:p>40.08362</text:p>
              </table:table-cell>
              <table:table-cell office:value-type="float" office:value="47.09963">
                <text:p>47.09963</text:p>
              </table:table-cell>
              <table:table-cell office:value-type="float" office:value="31.17969">
                <text:p>31.17969</text:p>
              </table:table-cell>
              <table:table-cell office:value-type="float" office:value="54.50234">
                <text:p>54.50234</text:p>
              </table:table-cell>
              <table:table-cell office:value-type="float" office:value="29.96169">
                <text:p>29.96169</text:p>
              </table:table-cell>
              <table:table-cell office:value-type="float" office:value="47.5572">
                <text:p>47.5572</text:p>
              </table:table-cell>
              <table:table-cell office:value-type="float" office:value="47.84097">
                <text:p>47.84097</text:p>
              </table:table-cell>
              <table:table-cell office:value-type="float" office:value="42.97511">
                <text:p>42.97511</text:p>
              </table:table-cell>
              <table:table-cell office:value-type="float" office:value="47.73686">
                <text:p>47.73686</text:p>
              </table:table-cell>
              <table:table-cell office:value-type="float" office:value="48.19574">
                <text:p>48.19574</text:p>
              </table:table-cell>
              <table:table-cell office:value-type="float" office:value="54.24169">
                <text:p>54.24169</text:p>
              </table:table-cell>
              <table:table-cell office:value-type="float" office:value="32.88842">
                <text:p>32.88842</text:p>
              </table:table-cell>
              <table:table-cell office:value-type="float" office:value="30.45933">
                <text:p>30.459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.59432">
                <text:p>49.59432</text:p>
              </table:table-cell>
              <table:table-cell office:value-type="float" office:value="27.52707">
                <text:p>27.52707</text:p>
              </table:table-cell>
              <table:table-cell office:value-type="float" office:value="37.20489">
                <text:p>37.20489</text:p>
              </table:table-cell>
              <table:table-cell office:value-type="float" office:value="46.15585">
                <text:p>46.15585</text:p>
              </table:table-cell>
              <table:table-cell office:value-type="float" office:value="34.96601">
                <text:p>34.96601</text:p>
              </table:table-cell>
              <table:table-cell office:value-type="float" office:value="27.19512">
                <text:p>27.19512</text:p>
              </table:table-cell>
              <table:table-cell office:value-type="float" office:value="27.23245">
                <text:p>27.23245</text:p>
              </table:table-cell>
              <table:table-cell office:value-type="float" office:value="39.29891">
                <text:p>39.29891</text:p>
              </table:table-cell>
              <table:table-cell office:value-type="float" office:value="46.42604">
                <text:p>46.42604</text:p>
              </table:table-cell>
              <table:table-cell office:value-type="float" office:value="29.8362">
                <text:p>29.8362</text:p>
              </table:table-cell>
              <table:table-cell office:value-type="float" office:value="53.49152">
                <text:p>53.49152</text:p>
              </table:table-cell>
              <table:table-cell office:value-type="float" office:value="28.60884">
                <text:p>28.60884</text:p>
              </table:table-cell>
              <table:table-cell office:value-type="float" office:value="46.88454">
                <text:p>46.88454</text:p>
              </table:table-cell>
              <table:table-cell office:value-type="float" office:value="47.13101">
                <text:p>47.13101</text:p>
              </table:table-cell>
              <table:table-cell office:value-type="float" office:value="42.36744">
                <text:p>42.36744</text:p>
              </table:table-cell>
              <table:table-cell office:value-type="float" office:value="47.17049">
                <text:p>47.17049</text:p>
              </table:table-cell>
              <table:table-cell office:value-type="float" office:value="46.97207">
                <text:p>46.97207</text:p>
              </table:table-cell>
              <table:table-cell office:value-type="float" office:value="53.72886">
                <text:p>53.72886</text:p>
              </table:table-cell>
              <table:table-cell office:value-type="float" office:value="31.61399">
                <text:p>31.61399</text:p>
              </table:table-cell>
              <table:table-cell office:value-type="float" office:value="29.78037">
                <text:p>29.780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.92843">
                <text:p>48.92843</text:p>
              </table:table-cell>
              <table:table-cell office:value-type="float" office:value="26.24368">
                <text:p>26.24368</text:p>
              </table:table-cell>
              <table:table-cell office:value-type="float" office:value="35.98294">
                <text:p>35.98294</text:p>
              </table:table-cell>
              <table:table-cell office:value-type="float" office:value="45.65192">
                <text:p>45.65192</text:p>
              </table:table-cell>
              <table:table-cell office:value-type="float" office:value="33.86344">
                <text:p>33.86344</text:p>
              </table:table-cell>
              <table:table-cell office:value-type="float" office:value="26.0694">
                <text:p>26.0694</text:p>
              </table:table-cell>
              <table:table-cell office:value-type="float" office:value="26.02278">
                <text:p>26.02278</text:p>
              </table:table-cell>
              <table:table-cell office:value-type="float" office:value="38.77697">
                <text:p>38.77697</text:p>
              </table:table-cell>
              <table:table-cell office:value-type="float" office:value="45.8496">
                <text:p>45.8496</text:p>
              </table:table-cell>
              <table:table-cell office:value-type="float" office:value="28.51165">
                <text:p>28.51165</text:p>
              </table:table-cell>
              <table:table-cell office:value-type="float" office:value="52.45172">
                <text:p>52.45172</text:p>
              </table:table-cell>
              <table:table-cell office:value-type="float" office:value="27.25957">
                <text:p>27.25957</text:p>
              </table:table-cell>
              <table:table-cell office:value-type="float" office:value="46.30831">
                <text:p>46.30831</text:p>
              </table:table-cell>
              <table:table-cell office:value-type="float" office:value="46.67012">
                <text:p>46.67012</text:p>
              </table:table-cell>
              <table:table-cell office:value-type="float" office:value="41.80058">
                <text:p>41.80058</text:p>
              </table:table-cell>
              <table:table-cell office:value-type="float" office:value="46.50228">
                <text:p>46.50228</text:p>
              </table:table-cell>
              <table:table-cell office:value-type="float" office:value="45.74094">
                <text:p>45.74094</text:p>
              </table:table-cell>
              <table:table-cell office:value-type="float" office:value="53.12014">
                <text:p>53.12014</text:p>
              </table:table-cell>
              <table:table-cell office:value-type="float" office:value="30.32095">
                <text:p>30.32095</text:p>
              </table:table-cell>
              <table:table-cell office:value-type="float" office:value="29.13063">
                <text:p>29.13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.35661">
                <text:p>48.35661</text:p>
              </table:table-cell>
              <table:table-cell office:value-type="float" office:value="25.18025">
                <text:p>25.18025</text:p>
              </table:table-cell>
              <table:table-cell office:value-type="float" office:value="34.91353">
                <text:p>34.91353</text:p>
              </table:table-cell>
              <table:table-cell office:value-type="float" office:value="44.88927">
                <text:p>44.88927</text:p>
              </table:table-cell>
              <table:table-cell office:value-type="float" office:value="32.96057">
                <text:p>32.96057</text:p>
              </table:table-cell>
              <table:table-cell office:value-type="float" office:value="25.17992">
                <text:p>25.17992</text:p>
              </table:table-cell>
              <table:table-cell office:value-type="float" office:value="25.0491">
                <text:p>25.0491</text:p>
              </table:table-cell>
              <table:table-cell office:value-type="float" office:value="38.77697">
                <text:p>38.77697</text:p>
              </table:table-cell>
              <table:table-cell office:value-type="float" office:value="45.16348">
                <text:p>45.16348</text:p>
              </table:table-cell>
              <table:table-cell office:value-type="float" office:value="27.30581">
                <text:p>27.30581</text:p>
              </table:table-cell>
              <table:table-cell office:value-type="float" office:value="51.38747">
                <text:p>51.38747</text:p>
              </table:table-cell>
              <table:table-cell office:value-type="float" office:value="26.04911">
                <text:p>26.04911</text:p>
              </table:table-cell>
              <table:table-cell office:value-type="float" office:value="45.63283">
                <text:p>45.63283</text:p>
              </table:table-cell>
              <table:table-cell office:value-type="float" office:value="45.93934">
                <text:p>45.93934</text:p>
              </table:table-cell>
              <table:table-cell office:value-type="float" office:value="41.17343">
                <text:p>41.17343</text:p>
              </table:table-cell>
              <table:table-cell office:value-type="float" office:value="45.91461">
                <text:p>45.91461</text:p>
              </table:table-cell>
              <table:table-cell office:value-type="float" office:value="44.62563">
                <text:p>44.62563</text:p>
              </table:table-cell>
              <table:table-cell office:value-type="float" office:value="52.58985">
                <text:p>52.58985</text:p>
              </table:table-cell>
              <table:table-cell office:value-type="float" office:value="29.05835">
                <text:p>29.05835</text:p>
              </table:table-cell>
              <table:table-cell office:value-type="float" office:value="28.45103">
                <text:p>28.45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.68123">
                <text:p>47.68123</text:p>
              </table:table-cell>
              <table:table-cell office:value-type="float" office:value="24.35162">
                <text:p>24.35162</text:p>
              </table:table-cell>
              <table:table-cell office:value-type="float" office:value="34.04403">
                <text:p>34.04403</text:p>
              </table:table-cell>
              <table:table-cell office:value-type="float" office:value="44.36945">
                <text:p>44.36945</text:p>
              </table:table-cell>
              <table:table-cell office:value-type="float" office:value="32.21134">
                <text:p>32.21134</text:p>
              </table:table-cell>
              <table:table-cell office:value-type="float" office:value="24.41344">
                <text:p>24.41344</text:p>
              </table:table-cell>
              <table:table-cell office:value-type="float" office:value="24.28183">
                <text:p>24.28183</text:p>
              </table:table-cell>
              <table:table-cell office:value-type="float" office:value="37.98334">
                <text:p>37.98334</text:p>
              </table:table-cell>
              <table:table-cell office:value-type="float" office:value="44.56679">
                <text:p>44.56679</text:p>
              </table:table-cell>
              <table:table-cell office:value-type="float" office:value="26.33104">
                <text:p>26.33104</text:p>
              </table:table-cell>
              <table:table-cell office:value-type="float" office:value="50.3088">
                <text:p>50.3088</text:p>
              </table:table-cell>
              <table:table-cell office:value-type="float" office:value="25.07381">
                <text:p>25.07381</text:p>
              </table:table-cell>
              <table:table-cell office:value-type="float" office:value="45.04041">
                <text:p>45.04041</text:p>
              </table:table-cell>
              <table:table-cell office:value-type="float" office:value="45.44343">
                <text:p>45.44343</text:p>
              </table:table-cell>
              <table:table-cell office:value-type="float" office:value="40.59708">
                <text:p>40.59708</text:p>
              </table:table-cell>
              <table:table-cell office:value-type="float" office:value="45.23565">
                <text:p>45.23565</text:p>
              </table:table-cell>
              <table:table-cell office:value-type="float" office:value="43.62473">
                <text:p>43.62473</text:p>
              </table:table-cell>
              <table:table-cell office:value-type="float" office:value="51.95081">
                <text:p>51.95081</text:p>
              </table:table-cell>
              <table:table-cell office:value-type="float" office:value="27.85108">
                <text:p>27.85108</text:p>
              </table:table-cell>
              <table:table-cell office:value-type="float" office:value="27.83101">
                <text:p>27.83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.68123">
                <text:p>47.68123</text:p>
              </table:table-cell>
              <table:table-cell office:value-type="float" office:value="23.66882">
                <text:p>23.66882</text:p>
              </table:table-cell>
              <table:table-cell office:value-type="float" office:value="33.31656">
                <text:p>33.31656</text:p>
              </table:table-cell>
              <table:table-cell office:value-type="float" office:value="43.59809">
                <text:p>43.59809</text:p>
              </table:table-cell>
              <table:table-cell office:value-type="float" office:value="31.47602">
                <text:p>31.47602</text:p>
              </table:table-cell>
              <table:table-cell office:value-type="float" office:value="23.45345">
                <text:p>23.45345</text:p>
              </table:table-cell>
              <table:table-cell office:value-type="float" office:value="23.54924">
                <text:p>23.54924</text:p>
              </table:table-cell>
              <table:table-cell office:value-type="float" office:value="37.45712">
                <text:p>37.45712</text:p>
              </table:table-cell>
              <table:table-cell office:value-type="float" office:value="43.88002">
                <text:p>43.88002</text:p>
              </table:table-cell>
              <table:table-cell office:value-type="float" office:value="25.58532">
                <text:p>25.58532</text:p>
              </table:table-cell>
              <table:table-cell office:value-type="float" office:value="49.20572">
                <text:p>49.20572</text:p>
              </table:table-cell>
              <table:table-cell office:value-type="float" office:value="24.31115">
                <text:p>24.31115</text:p>
              </table:table-cell>
              <table:table-cell office:value-type="float" office:value="44.35044">
                <text:p>44.35044</text:p>
              </table:table-cell>
              <table:table-cell office:value-type="float" office:value="44.69625">
                <text:p>44.69625</text:p>
              </table:table-cell>
              <table:table-cell office:value-type="float" office:value="39.97571">
                <text:p>39.97571</text:p>
              </table:table-cell>
              <table:table-cell office:value-type="float" office:value="44.63732">
                <text:p>44.63732</text:p>
              </table:table-cell>
              <table:table-cell office:value-type="float" office:value="42.57944">
                <text:p>42.57944</text:p>
              </table:table-cell>
              <table:table-cell office:value-type="float" office:value="51.40989">
                <text:p>51.40989</text:p>
              </table:table-cell>
              <table:table-cell office:value-type="float" office:value="26.64505">
                <text:p>26.64505</text:p>
              </table:table-cell>
              <table:table-cell office:value-type="float" office:value="27.22516">
                <text:p>27.225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1239">
                <text:p>47.11239</text:p>
              </table:table-cell>
              <table:table-cell office:value-type="float" office:value="22.9713">
                <text:p>22.9713</text:p>
              </table:table-cell>
              <table:table-cell office:value-type="float" office:value="32.59257">
                <text:p>32.59257</text:p>
              </table:table-cell>
              <table:table-cell office:value-type="float" office:value="43.0967">
                <text:p>43.0967</text:p>
              </table:table-cell>
              <table:table-cell office:value-type="float" office:value="30.72448">
                <text:p>30.72448</text:p>
              </table:table-cell>
              <table:table-cell office:value-type="float" office:value="22.36113">
                <text:p>22.36113</text:p>
              </table:table-cell>
              <table:table-cell office:value-type="float" office:value="22.80871">
                <text:p>22.80871</text:p>
              </table:table-cell>
              <table:table-cell office:value-type="float" office:value="36.65926">
                <text:p>36.65926</text:p>
              </table:table-cell>
              <table:table-cell office:value-type="float" office:value="43.27637">
                <text:p>43.27637</text:p>
              </table:table-cell>
              <table:table-cell office:value-type="float" office:value="24.91678">
                <text:p>24.91678</text:p>
              </table:table-cell>
              <table:table-cell office:value-type="float" office:value="48.05686">
                <text:p>48.05686</text:p>
              </table:table-cell>
              <table:table-cell office:value-type="float" office:value="23.59186">
                <text:p>23.59186</text:p>
              </table:table-cell>
              <table:table-cell office:value-type="float" office:value="43.74395">
                <text:p>43.74395</text:p>
              </table:table-cell>
              <table:table-cell office:value-type="float" office:value="44.2002">
                <text:p>44.2002</text:p>
              </table:table-cell>
              <table:table-cell office:value-type="float" office:value="39.40067">
                <text:p>39.40067</text:p>
              </table:table-cell>
              <table:table-cell office:value-type="float" office:value="43.96072">
                <text:p>43.96072</text:p>
              </table:table-cell>
              <table:table-cell office:value-type="float" office:value="41.52083">
                <text:p>41.52083</text:p>
              </table:table-cell>
              <table:table-cell office:value-type="float" office:value="50.76747">
                <text:p>50.76747</text:p>
              </table:table-cell>
              <table:table-cell office:value-type="float" office:value="25.53386">
                <text:p>25.53386</text:p>
              </table:table-cell>
              <table:table-cell office:value-type="float" office:value="26.6513">
                <text:p>26.6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.43152">
                <text:p>46.43152</text:p>
              </table:table-cell>
              <table:table-cell office:value-type="float" office:value="22.28713">
                <text:p>22.28713</text:p>
              </table:table-cell>
              <table:table-cell office:value-type="float" office:value="31.86002">
                <text:p>31.86002</text:p>
              </table:table-cell>
              <table:table-cell office:value-type="float" office:value="42.4903">
                <text:p>42.4903</text:p>
              </table:table-cell>
              <table:table-cell office:value-type="float" office:value="29.96023">
                <text:p>29.96023</text:p>
              </table:table-cell>
              <table:table-cell office:value-type="float" office:value="21.21802">
                <text:p>21.21802</text:p>
              </table:table-cell>
              <table:table-cell office:value-type="float" office:value="22.06968">
                <text:p>22.06968</text:p>
              </table:table-cell>
              <table:table-cell office:value-type="float" office:value="36.13331">
                <text:p>36.13331</text:p>
              </table:table-cell>
              <table:table-cell office:value-type="float" office:value="42.59055">
                <text:p>42.59055</text:p>
              </table:table-cell>
              <table:table-cell office:value-type="float" office:value="24.22993">
                <text:p>24.22993</text:p>
              </table:table-cell>
              <table:table-cell office:value-type="float" office:value="46.88587">
                <text:p>46.88587</text:p>
              </table:table-cell>
              <table:table-cell office:value-type="float" office:value="22.86375">
                <text:p>22.86375</text:p>
              </table:table-cell>
              <table:table-cell office:value-type="float" office:value="43.05829">
                <text:p>43.05829</text:p>
              </table:table-cell>
              <table:table-cell office:value-type="float" office:value="43.44717">
                <text:p>43.44717</text:p>
              </table:table-cell>
              <table:table-cell office:value-type="float" office:value="38.90787">
                <text:p>38.90787</text:p>
              </table:table-cell>
              <table:table-cell office:value-type="float" office:value="43.35558">
                <text:p>43.35558</text:p>
              </table:table-cell>
              <table:table-cell office:value-type="float" office:value="40.43633">
                <text:p>40.43633</text:p>
              </table:table-cell>
              <table:table-cell office:value-type="float" office:value="50.21319">
                <text:p>50.21319</text:p>
              </table:table-cell>
              <table:table-cell office:value-type="float" office:value="24.66211">
                <text:p>24.66211</text:p>
              </table:table-cell>
              <table:table-cell office:value-type="float" office:value="26.15433">
                <text:p>26.154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.84728">
                <text:p>45.84728</text:p>
              </table:table-cell>
              <table:table-cell office:value-type="float" office:value="21.58594">
                <text:p>21.58594</text:p>
              </table:table-cell>
              <table:table-cell office:value-type="float" office:value="31.11175">
                <text:p>31.11175</text:p>
              </table:table-cell>
              <table:table-cell office:value-type="float" office:value="41.17703">
                <text:p>41.17703</text:p>
              </table:table-cell>
              <table:table-cell office:value-type="float" office:value="29.19257">
                <text:p>29.19257</text:p>
              </table:table-cell>
              <table:table-cell office:value-type="float" office:value="20.10361">
                <text:p>20.10361</text:p>
              </table:table-cell>
              <table:table-cell office:value-type="float" office:value="21.33091">
                <text:p>21.33091</text:p>
              </table:table-cell>
              <table:table-cell office:value-type="float" office:value="35.34189">
                <text:p>35.34189</text:p>
              </table:table-cell>
              <table:table-cell office:value-type="float" office:value="41.98912">
                <text:p>41.98912</text:p>
              </table:table-cell>
              <table:table-cell office:value-type="float" office:value="23.54545">
                <text:p>23.54545</text:p>
              </table:table-cell>
              <table:table-cell office:value-type="float" office:value="45.70109">
                <text:p>45.70109</text:p>
              </table:table-cell>
              <table:table-cell office:value-type="float" office:value="22.13672">
                <text:p>22.13672</text:p>
              </table:table-cell>
              <table:table-cell office:value-type="float" office:value="42.46556">
                <text:p>42.46556</text:p>
              </table:table-cell>
              <table:table-cell office:value-type="float" office:value="42.94985">
                <text:p>42.94985</text:p>
              </table:table-cell>
              <table:table-cell office:value-type="float" office:value="38.16682">
                <text:p>38.16682</text:p>
              </table:table-cell>
              <table:table-cell office:value-type="float" office:value="42.66623">
                <text:p>42.66623</text:p>
              </table:table-cell>
              <table:table-cell office:value-type="float" office:value="39.32516">
                <text:p>39.32516</text:p>
              </table:table-cell>
              <table:table-cell office:value-type="float" office:value="49.56177">
                <text:p>49.56177</text:p>
              </table:table-cell>
              <table:table-cell office:value-type="float" office:value="23.88908">
                <text:p>23.88908</text:p>
              </table:table-cell>
              <table:table-cell office:value-type="float" office:value="25.67889">
                <text:p>25.678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.15255">
                <text:p>45.15255</text:p>
              </table:table-cell>
              <table:table-cell office:value-type="float" office:value="20.88734">
                <text:p>20.88734</text:p>
              </table:table-cell>
              <table:table-cell office:value-type="float" office:value="30.34173">
                <text:p>30.34173</text:p>
              </table:table-cell>
              <table:table-cell office:value-type="float" office:value="39.85526">
                <text:p>39.85526</text:p>
              </table:table-cell>
              <table:table-cell office:value-type="float" office:value="28.40263">
                <text:p>28.40263</text:p>
              </table:table-cell>
              <table:table-cell office:value-type="float" office:value="19.22472">
                <text:p>19.22472</text:p>
              </table:table-cell>
              <table:table-cell office:value-type="float" office:value="20.30373">
                <text:p>20.30373</text:p>
              </table:table-cell>
              <table:table-cell office:value-type="float" office:value="34.80808">
                <text:p>34.80808</text:p>
              </table:table-cell>
              <table:table-cell office:value-type="float" office:value="41.29202">
                <text:p>41.29202</text:p>
              </table:table-cell>
              <table:table-cell office:value-type="float" office:value="22.85401">
                <text:p>22.85401</text:p>
              </table:table-cell>
              <table:table-cell office:value-type="float" office:value="44.50233">
                <text:p>44.50233</text:p>
              </table:table-cell>
              <table:table-cell office:value-type="float" office:value="21.40173">
                <text:p>21.40173</text:p>
              </table:table-cell>
              <table:table-cell office:value-type="float" office:value="41.76562">
                <text:p>41.76562</text:p>
              </table:table-cell>
              <table:table-cell office:value-type="float" office:value="42.18956">
                <text:p>42.18956</text:p>
              </table:table-cell>
              <table:table-cell office:value-type="float" office:value="37.67811">
                <text:p>37.67811</text:p>
              </table:table-cell>
              <table:table-cell office:value-type="float" office:value="42.06309">
                <text:p>42.06309</text:p>
              </table:table-cell>
              <table:table-cell office:value-type="float" office:value="38.20323">
                <text:p>38.20323</text:p>
              </table:table-cell>
              <table:table-cell office:value-type="float" office:value="48.98988">
                <text:p>48.98988</text:p>
              </table:table-cell>
              <table:table-cell office:value-type="float" office:value="23.12809">
                <text:p>23.12809</text:p>
              </table:table-cell>
              <table:table-cell office:value-type="float" office:value="25.32674">
                <text:p>25.326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56262">
                <text:p>44.56262</text:p>
              </table:table-cell>
              <table:table-cell office:value-type="float" office:value="20.19175">
                <text:p>20.19175</text:p>
              </table:table-cell>
              <table:table-cell office:value-type="float" office:value="29.57186">
                <text:p>29.57186</text:p>
              </table:table-cell>
              <table:table-cell office:value-type="float" office:value="38.54551">
                <text:p>38.54551</text:p>
              </table:table-cell>
              <table:table-cell office:value-type="float" office:value="27.61234">
                <text:p>27.61234</text:p>
              </table:table-cell>
              <table:table-cell office:value-type="float" office:value="18.46003">
                <text:p>18.46003</text:p>
              </table:table-cell>
              <table:table-cell office:value-type="float" office:value="19.13966">
                <text:p>19.13966</text:p>
              </table:table-cell>
              <table:table-cell office:value-type="float" office:value="33.99953">
                <text:p>33.99953</text:p>
              </table:table-cell>
              <table:table-cell office:value-type="float" office:value="40.67156">
                <text:p>40.67156</text:p>
              </table:table-cell>
              <table:table-cell office:value-type="float" office:value="22.16517">
                <text:p>22.16517</text:p>
              </table:table-cell>
              <table:table-cell office:value-type="float" office:value="43.28607">
                <text:p>43.28607</text:p>
              </table:table-cell>
              <table:table-cell office:value-type="float" office:value="20.66828">
                <text:p>20.66828</text:p>
              </table:table-cell>
              <table:table-cell office:value-type="float" office:value="41.15305">
                <text:p>41.15305</text:p>
              </table:table-cell>
              <table:table-cell office:value-type="float" office:value="41.66934">
                <text:p>41.66934</text:p>
              </table:table-cell>
              <table:table-cell office:value-type="float" office:value="36.93858">
                <text:p>36.93858</text:p>
              </table:table-cell>
              <table:table-cell office:value-type="float" office:value="41.36008">
                <text:p>41.36008</text:p>
              </table:table-cell>
              <table:table-cell office:value-type="float" office:value="37.03101">
                <text:p>37.03101</text:p>
              </table:table-cell>
              <table:table-cell office:value-type="float" office:value="48.34382">
                <text:p>48.34382</text:p>
              </table:table-cell>
              <table:table-cell office:value-type="float" office:value="22.34888">
                <text:p>22.34888</text:p>
              </table:table-cell>
              <table:table-cell office:value-type="float" office:value="24.89553">
                <text:p>24.895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.86856">
                <text:p>43.86856</text:p>
              </table:table-cell>
              <table:table-cell office:value-type="float" office:value="19.49849">
                <text:p>19.49849</text:p>
              </table:table-cell>
              <table:table-cell office:value-type="float" office:value="28.78629">
                <text:p>28.78629</text:p>
              </table:table-cell>
              <table:table-cell office:value-type="float" office:value="37.83759">
                <text:p>37.83759</text:p>
              </table:table-cell>
              <table:table-cell office:value-type="float" office:value="26.80877">
                <text:p>26.80877</text:p>
              </table:table-cell>
              <table:table-cell office:value-type="float" office:value="17.7255">
                <text:p>17.7255</text:p>
              </table:table-cell>
              <table:table-cell office:value-type="float" office:value="18.09218">
                <text:p>18.09218</text:p>
              </table:table-cell>
              <table:table-cell office:value-type="float" office:value="33.47048">
                <text:p>33.47048</text:p>
              </table:table-cell>
              <table:table-cell office:value-type="float" office:value="39.35195">
                <text:p>39.35195</text:p>
              </table:table-cell>
              <table:table-cell office:value-type="float" office:value="21.49777">
                <text:p>21.49777</text:p>
              </table:table-cell>
              <table:table-cell office:value-type="float" office:value="42.04678">
                <text:p>42.04678</text:p>
              </table:table-cell>
              <table:table-cell office:value-type="float" office:value="20.25913">
                <text:p>20.25913</text:p>
              </table:table-cell>
              <table:table-cell office:value-type="float" office:value="40.43994">
                <text:p>40.43994</text:p>
              </table:table-cell>
              <table:table-cell office:value-type="float" office:value="40.89842">
                <text:p>40.89842</text:p>
              </table:table-cell>
              <table:table-cell office:value-type="float" office:value="36.44025">
                <text:p>36.44025</text:p>
              </table:table-cell>
              <table:table-cell office:value-type="float" office:value="40.74738">
                <text:p>40.74738</text:p>
              </table:table-cell>
              <table:table-cell office:value-type="float" office:value="35.8465">
                <text:p>35.8465</text:p>
              </table:table-cell>
              <table:table-cell office:value-type="float" office:value="47.78766">
                <text:p>47.78766</text:p>
              </table:table-cell>
              <table:table-cell office:value-type="float" office:value="21.58421">
                <text:p>21.58421</text:p>
              </table:table-cell>
              <table:table-cell office:value-type="float" office:value="24.56664">
                <text:p>24.566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.27296">
                <text:p>43.27296</text:p>
              </table:table-cell>
              <table:table-cell office:value-type="float" office:value="18.80728">
                <text:p>18.80728</text:p>
              </table:table-cell>
              <table:table-cell office:value-type="float" office:value="28.00061">
                <text:p>28.00061</text:p>
              </table:table-cell>
              <table:table-cell office:value-type="float" office:value="37.22281">
                <text:p>37.22281</text:p>
              </table:table-cell>
              <table:table-cell office:value-type="float" office:value="26.00439">
                <text:p>26.00439</text:p>
              </table:table-cell>
              <table:table-cell office:value-type="float" office:value="16.69983">
                <text:p>16.69983</text:p>
              </table:table-cell>
              <table:table-cell office:value-type="float" office:value="17.14421">
                <text:p>17.14421</text:p>
              </table:table-cell>
              <table:table-cell office:value-type="float" office:value="32.67252">
                <text:p>32.67252</text:p>
              </table:table-cell>
              <table:table-cell office:value-type="float" office:value="38.03808">
                <text:p>38.03808</text:p>
              </table:table-cell>
              <table:table-cell office:value-type="float" office:value="20.80332">
                <text:p>20.80332</text:p>
              </table:table-cell>
              <table:table-cell office:value-type="float" office:value="40.79405">
                <text:p>40.79405</text:p>
              </table:table-cell>
              <table:table-cell office:value-type="float" office:value="19.93577">
                <text:p>19.93577</text:p>
              </table:table-cell>
              <table:table-cell office:value-type="float" office:value="39.83194">
                <text:p>39.83194</text:p>
              </table:table-cell>
              <table:table-cell office:value-type="float" office:value="40.38519">
                <text:p>40.38519</text:p>
              </table:table-cell>
              <table:table-cell office:value-type="float" office:value="35.67257">
                <text:p>35.67257</text:p>
              </table:table-cell>
              <table:table-cell office:value-type="float" office:value="40.05219">
                <text:p>40.05219</text:p>
              </table:table-cell>
              <table:table-cell office:value-type="float" office:value="34.62564">
                <text:p>34.62564</text:p>
              </table:table-cell>
              <table:table-cell office:value-type="float" office:value="47.235">
                <text:p>47.235</text:p>
              </table:table-cell>
              <table:table-cell office:value-type="float" office:value="20.81118">
                <text:p>20.81118</text:p>
              </table:table-cell>
              <table:table-cell office:value-type="float" office:value="24.13311">
                <text:p>24.133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.58372">
                <text:p>42.58372</text:p>
              </table:table-cell>
              <table:table-cell office:value-type="float" office:value="18.1555">
                <text:p>18.1555</text:p>
              </table:table-cell>
              <table:table-cell office:value-type="float" office:value="27.20218">
                <text:p>27.20218</text:p>
              </table:table-cell>
              <table:table-cell office:value-type="float" office:value="36.51384">
                <text:p>36.51384</text:p>
              </table:table-cell>
              <table:table-cell office:value-type="float" office:value="25.21601">
                <text:p>25.21601</text:p>
              </table:table-cell>
              <table:table-cell office:value-type="float" office:value="15.64939">
                <text:p>15.64939</text:p>
              </table:table-cell>
              <table:table-cell office:value-type="float" office:value="16.40055">
                <text:p>16.40055</text:p>
              </table:table-cell>
              <table:table-cell office:value-type="float" office:value="32.13399">
                <text:p>32.13399</text:p>
              </table:table-cell>
              <table:table-cell office:value-type="float" office:value="36.71363">
                <text:p>36.71363</text:p>
              </table:table-cell>
              <table:table-cell office:value-type="float" office:value="20.11072">
                <text:p>20.11072</text:p>
              </table:table-cell>
              <table:table-cell office:value-type="float" office:value="39.50972">
                <text:p>39.50972</text:p>
              </table:table-cell>
              <table:table-cell office:value-type="float" office:value="19.37103">
                <text:p>19.37103</text:p>
              </table:table-cell>
              <table:table-cell office:value-type="float" office:value="39.13792">
                <text:p>39.13792</text:p>
              </table:table-cell>
              <table:table-cell office:value-type="float" office:value="39.61425">
                <text:p>39.61425</text:p>
              </table:table-cell>
              <table:table-cell office:value-type="float" office:value="35.1561">
                <text:p>35.1561</text:p>
              </table:table-cell>
              <table:table-cell office:value-type="float" office:value="39.4374">
                <text:p>39.4374</text:p>
              </table:table-cell>
              <table:table-cell office:value-type="float" office:value="33.39755">
                <text:p>33.39755</text:p>
              </table:table-cell>
              <table:table-cell office:value-type="float" office:value="46.74122">
                <text:p>46.74122</text:p>
              </table:table-cell>
              <table:table-cell office:value-type="float" office:value="20.06303">
                <text:p>20.06303</text:p>
              </table:table-cell>
              <table:table-cell office:value-type="float" office:value="23.80052">
                <text:p>23.800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.97766">
                <text:p>41.97766</text:p>
              </table:table-cell>
              <table:table-cell office:value-type="float" office:value="17.504">
                <text:p>17.504</text:p>
              </table:table-cell>
              <table:table-cell office:value-type="float" office:value="26.39361">
                <text:p>26.39361</text:p>
              </table:table-cell>
              <table:table-cell office:value-type="float" office:value="35.9">
                <text:p>35.9</text:p>
              </table:table-cell>
              <table:table-cell office:value-type="float" office:value="24.39296">
                <text:p>24.39296</text:p>
              </table:table-cell>
              <table:table-cell office:value-type="float" office:value="14.67493">
                <text:p>14.67493</text:p>
              </table:table-cell>
              <table:table-cell office:value-type="float" office:value="15.69511">
                <text:p>15.69511</text:p>
              </table:table-cell>
              <table:table-cell office:value-type="float" office:value="31.32832">
                <text:p>31.32832</text:p>
              </table:table-cell>
              <table:table-cell office:value-type="float" office:value="35.40206">
                <text:p>35.40206</text:p>
              </table:table-cell>
              <table:table-cell office:value-type="float" office:value="19.42055">
                <text:p>19.42055</text:p>
              </table:table-cell>
              <table:table-cell office:value-type="float" office:value="38.25049">
                <text:p>38.25049</text:p>
              </table:table-cell>
              <table:table-cell office:value-type="float" office:value="18.97022">
                <text:p>18.97022</text:p>
              </table:table-cell>
              <table:table-cell office:value-type="float" office:value="38.52232">
                <text:p>38.52232</text:p>
              </table:table-cell>
              <table:table-cell office:value-type="float" office:value="39.09046">
                <text:p>39.09046</text:p>
              </table:table-cell>
              <table:table-cell office:value-type="float" office:value="34.37912">
                <text:p>34.37912</text:p>
              </table:table-cell>
              <table:table-cell office:value-type="float" office:value="38.9172">
                <text:p>38.9172</text:p>
              </table:table-cell>
              <table:table-cell office:value-type="float" office:value="32.19003">
                <text:p>32.19003</text:p>
              </table:table-cell>
              <table:table-cell office:value-type="float" office:value="46.224">
                <text:p>46.224</text:p>
              </table:table-cell>
              <table:table-cell office:value-type="float" office:value="19.3477">
                <text:p>19.3477</text:p>
              </table:table-cell>
              <table:table-cell office:value-type="float" office:value="23.36419">
                <text:p>23.364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.27494">
                <text:p>41.27494</text:p>
              </table:table-cell>
              <table:table-cell office:value-type="float" office:value="16.83291">
                <text:p>16.83291</text:p>
              </table:table-cell>
              <table:table-cell office:value-type="float" office:value="25.58416">
                <text:p>25.58416</text:p>
              </table:table-cell>
              <table:table-cell office:value-type="float" office:value="34.5754">
                <text:p>34.5754</text:p>
              </table:table-cell>
              <table:table-cell office:value-type="float" office:value="23.55981">
                <text:p>23.55981</text:p>
              </table:table-cell>
              <table:table-cell office:value-type="float" office:value="13.89972">
                <text:p>13.89972</text:p>
              </table:table-cell>
              <table:table-cell office:value-type="float" office:value="14.98048">
                <text:p>14.98048</text:p>
              </table:table-cell>
              <table:table-cell office:value-type="float" office:value="30.78449">
                <text:p>30.78449</text:p>
              </table:table-cell>
              <table:table-cell office:value-type="float" office:value="34.07054">
                <text:p>34.07054</text:p>
              </table:table-cell>
              <table:table-cell office:value-type="float" office:value="18.5493">
                <text:p>18.5493</text:p>
              </table:table-cell>
              <table:table-cell office:value-type="float" office:value="37.10136">
                <text:p>37.10136</text:p>
              </table:table-cell>
              <table:table-cell office:value-type="float" office:value="18.38507">
                <text:p>18.38507</text:p>
              </table:table-cell>
              <table:table-cell office:value-type="float" office:value="37.81789">
                <text:p>37.81789</text:p>
              </table:table-cell>
              <table:table-cell office:value-type="float" office:value="37.78543">
                <text:p>37.78543</text:p>
              </table:table-cell>
              <table:table-cell office:value-type="float" office:value="33.86457">
                <text:p>33.86457</text:p>
              </table:table-cell>
              <table:table-cell office:value-type="float" office:value="38.11868">
                <text:p>38.11868</text:p>
              </table:table-cell>
              <table:table-cell office:value-type="float" office:value="30.98544">
                <text:p>30.98544</text:p>
              </table:table-cell>
              <table:table-cell office:value-type="float" office:value="45.71804">
                <text:p>45.71804</text:p>
              </table:table-cell>
              <table:table-cell office:value-type="float" office:value="18.62412">
                <text:p>18.62412</text:p>
              </table:table-cell>
              <table:table-cell office:value-type="float" office:value="23.03757">
                <text:p>23.037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.65431">
                <text:p>40.65431</text:p>
              </table:table-cell>
              <table:table-cell office:value-type="float" office:value="15.8899">
                <text:p>15.8899</text:p>
              </table:table-cell>
              <table:table-cell office:value-type="float" office:value="24.77106">
                <text:p>24.77106</text:p>
              </table:table-cell>
              <table:table-cell office:value-type="float" office:value="33.23083">
                <text:p>33.23083</text:p>
              </table:table-cell>
              <table:table-cell office:value-type="float" office:value="22.67978">
                <text:p>22.67978</text:p>
              </table:table-cell>
              <table:table-cell office:value-type="float" office:value="13.12847">
                <text:p>13.12847</text:p>
              </table:table-cell>
              <table:table-cell office:value-type="float" office:value="14.25618">
                <text:p>14.25618</text:p>
              </table:table-cell>
              <table:table-cell office:value-type="float" office:value="29.97327">
                <text:p>29.97327</text:p>
              </table:table-cell>
              <table:table-cell office:value-type="float" office:value="32.72317">
                <text:p>32.72317</text:p>
              </table:table-cell>
              <table:table-cell office:value-type="float" office:value="17.98896">
                <text:p>17.98896</text:p>
              </table:table-cell>
              <table:table-cell office:value-type="float" office:value="36.13704">
                <text:p>36.13704</text:p>
              </table:table-cell>
              <table:table-cell office:value-type="float" office:value="17.9842">
                <text:p>17.9842</text:p>
              </table:table-cell>
              <table:table-cell office:value-type="float" office:value="37.20032">
                <text:p>37.20032</text:p>
              </table:table-cell>
              <table:table-cell office:value-type="float" office:value="36.48657">
                <text:p>36.48657</text:p>
              </table:table-cell>
              <table:table-cell office:value-type="float" office:value="33.07709">
                <text:p>33.07709</text:p>
              </table:table-cell>
              <table:table-cell office:value-type="float" office:value="37.59156">
                <text:p>37.59156</text:p>
              </table:table-cell>
              <table:table-cell office:value-type="float" office:value="29.79904">
                <text:p>29.79904</text:p>
              </table:table-cell>
              <table:table-cell office:value-type="float" office:value="45.17452">
                <text:p>45.17452</text:p>
              </table:table-cell>
              <table:table-cell office:value-type="float" office:value="17.7622">
                <text:p>17.7622</text:p>
              </table:table-cell>
              <table:table-cell office:value-type="float" office:value="22.60661">
                <text:p>22.606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.96619">
                <text:p>39.96619</text:p>
              </table:table-cell>
              <table:table-cell office:value-type="float" office:value="14.98238">
                <text:p>14.98238</text:p>
              </table:table-cell>
              <table:table-cell office:value-type="float" office:value="23.95679">
                <text:p>23.95679</text:p>
              </table:table-cell>
              <table:table-cell office:value-type="float" office:value="31.89575">
                <text:p>31.89575</text:p>
              </table:table-cell>
              <table:table-cell office:value-type="float" office:value="21.81996">
                <text:p>21.81996</text:p>
              </table:table-cell>
              <table:table-cell office:value-type="float" office:value="12.48998">
                <text:p>12.48998</text:p>
              </table:table-cell>
              <table:table-cell office:value-type="float" office:value="13.5322">
                <text:p>13.5322</text:p>
              </table:table-cell>
              <table:table-cell office:value-type="float" office:value="29.43321">
                <text:p>29.43321</text:p>
              </table:table-cell>
              <table:table-cell office:value-type="float" office:value="31.38269">
                <text:p>31.38269</text:p>
              </table:table-cell>
              <table:table-cell office:value-type="float" office:value="17.59807">
                <text:p>17.59807</text:p>
              </table:table-cell>
              <table:table-cell office:value-type="float" office:value="35.37122">
                <text:p>35.37122</text:p>
              </table:table-cell>
              <table:table-cell office:value-type="float" office:value="17.37586">
                <text:p>17.37586</text:p>
              </table:table-cell>
              <table:table-cell office:value-type="float" office:value="36.50058">
                <text:p>36.50058</text:p>
              </table:table-cell>
              <table:table-cell office:value-type="float" office:value="35.17214">
                <text:p>35.17214</text:p>
              </table:table-cell>
              <table:table-cell office:value-type="float" office:value="32.55516">
                <text:p>32.55516</text:p>
              </table:table-cell>
              <table:table-cell office:value-type="float" office:value="36.80932">
                <text:p>36.80932</text:p>
              </table:table-cell>
              <table:table-cell office:value-type="float" office:value="28.64576">
                <text:p>28.64576</text:p>
              </table:table-cell>
              <table:table-cell office:value-type="float" office:value="44.64954">
                <text:p>44.64954</text:p>
              </table:table-cell>
              <table:table-cell office:value-type="float" office:value="16.8416">
                <text:p>16.8416</text:p>
              </table:table-cell>
              <table:table-cell office:value-type="float" office:value="22.26619">
                <text:p>22.26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.35371">
                <text:p>39.35371</text:p>
              </table:table-cell>
              <table:table-cell office:value-type="float" office:value="14.00604">
                <text:p>14.00604</text:p>
              </table:table-cell>
              <table:table-cell office:value-type="float" office:value="23.13129">
                <text:p>23.13129</text:p>
              </table:table-cell>
              <table:table-cell office:value-type="float" office:value="30.54338">
                <text:p>30.54338</text:p>
              </table:table-cell>
              <table:table-cell office:value-type="float" office:value="20.94067">
                <text:p>20.94067</text:p>
              </table:table-cell>
              <table:table-cell office:value-type="float" office:value="11.7277">
                <text:p>11.7277</text:p>
              </table:table-cell>
              <table:table-cell office:value-type="float" office:value="12.59912">
                <text:p>12.59912</text:p>
              </table:table-cell>
              <table:table-cell office:value-type="float" office:value="28.63998">
                <text:p>28.63998</text:p>
              </table:table-cell>
              <table:table-cell office:value-type="float" office:value="30.03253">
                <text:p>30.03253</text:p>
              </table:table-cell>
              <table:table-cell office:value-type="float" office:value="16.99712">
                <text:p>16.99712</text:p>
              </table:table-cell>
              <table:table-cell office:value-type="float" office:value="34.66966">
                <text:p>34.66966</text:p>
              </table:table-cell>
              <table:table-cell office:value-type="float" office:value="16.98386">
                <text:p>16.98386</text:p>
              </table:table-cell>
              <table:table-cell office:value-type="float" office:value="35.88754">
                <text:p>35.88754</text:p>
              </table:table-cell>
              <table:table-cell office:value-type="float" office:value="33.84308">
                <text:p>33.84308</text:p>
              </table:table-cell>
              <table:table-cell office:value-type="float" office:value="31.75525">
                <text:p>31.75525</text:p>
              </table:table-cell>
              <table:table-cell office:value-type="float" office:value="36.28506">
                <text:p>36.28506</text:p>
              </table:table-cell>
              <table:table-cell office:value-type="float" office:value="27.52724">
                <text:p>27.52724</text:p>
              </table:table-cell>
              <table:table-cell office:value-type="float" office:value="44.09844">
                <text:p>44.09844</text:p>
              </table:table-cell>
              <table:table-cell office:value-type="float" office:value="16.08394">
                <text:p>16.08394</text:p>
              </table:table-cell>
              <table:table-cell office:value-type="float" office:value="21.83251">
                <text:p>21.832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.64605">
                <text:p>38.64605</text:p>
              </table:table-cell>
              <table:table-cell office:value-type="float" office:value="13.08271">
                <text:p>13.08271</text:p>
              </table:table-cell>
              <table:table-cell office:value-type="float" office:value="22.35919">
                <text:p>22.35919</text:p>
              </table:table-cell>
              <table:table-cell office:value-type="float" office:value="29.2356">
                <text:p>29.2356</text:p>
              </table:table-cell>
              <table:table-cell office:value-type="float" office:value="19.99897">
                <text:p>19.99897</text:p>
              </table:table-cell>
              <table:table-cell office:value-type="float" office:value="10.95456">
                <text:p>10.95456</text:p>
              </table:table-cell>
              <table:table-cell office:value-type="float" office:value="11.69623">
                <text:p>11.69623</text:p>
              </table:table-cell>
              <table:table-cell office:value-type="float" office:value="28.09679">
                <text:p>28.09679</text:p>
              </table:table-cell>
              <table:table-cell office:value-type="float" office:value="28.69605">
                <text:p>28.69605</text:p>
              </table:table-cell>
              <table:table-cell office:value-type="float" office:value="16.59317">
                <text:p>16.59317</text:p>
              </table:table-cell>
              <table:table-cell office:value-type="float" office:value="33.94377">
                <text:p>33.94377</text:p>
              </table:table-cell>
              <table:table-cell office:value-type="float" office:value="16.36401">
                <text:p>16.36401</text:p>
              </table:table-cell>
              <table:table-cell office:value-type="float" office:value="35.19081">
                <text:p>35.19081</text:p>
              </table:table-cell>
              <table:table-cell office:value-type="float" office:value="32.51196">
                <text:p>32.51196</text:p>
              </table:table-cell>
              <table:table-cell office:value-type="float" office:value="31.21651">
                <text:p>31.21651</text:p>
              </table:table-cell>
              <table:table-cell office:value-type="float" office:value="35.49487">
                <text:p>35.49487</text:p>
              </table:table-cell>
              <table:table-cell office:value-type="float" office:value="26.46109">
                <text:p>26.46109</text:p>
              </table:table-cell>
              <table:table-cell office:value-type="float" office:value="43.56174">
                <text:p>43.56174</text:p>
              </table:table-cell>
              <table:table-cell office:value-type="float" office:value="15.32973">
                <text:p>15.32973</text:p>
              </table:table-cell>
              <table:table-cell office:value-type="float" office:value="21.49662">
                <text:p>21.496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.0373">
                <text:p>38.0373</text:p>
              </table:table-cell>
              <table:table-cell office:value-type="float" office:value="12.38842">
                <text:p>12.38842</text:p>
              </table:table-cell>
              <table:table-cell office:value-type="float" office:value="21.58263">
                <text:p>21.58263</text:p>
              </table:table-cell>
              <table:table-cell office:value-type="float" office:value="28.65228">
                <text:p>28.65228</text:p>
              </table:table-cell>
              <table:table-cell office:value-type="float" office:value="19.02122">
                <text:p>19.02122</text:p>
              </table:table-cell>
              <table:table-cell office:value-type="float" office:value="10.1846">
                <text:p>10.1846</text:p>
              </table:table-cell>
              <table:table-cell office:value-type="float" office:value="10.84947">
                <text:p>10.84947</text:p>
              </table:table-cell>
              <table:table-cell office:value-type="float" office:value="27.294">
                <text:p>27.294</text:p>
              </table:table-cell>
              <table:table-cell office:value-type="float" office:value="27.35987">
                <text:p>27.35987</text:p>
              </table:table-cell>
              <table:table-cell office:value-type="float" office:value="16.00311">
                <text:p>16.00311</text:p>
              </table:table-cell>
              <table:table-cell office:value-type="float" office:value="33.20603">
                <text:p>33.20603</text:p>
              </table:table-cell>
              <table:table-cell office:value-type="float" office:value="15.99275">
                <text:p>15.99275</text:p>
              </table:table-cell>
              <table:table-cell office:value-type="float" office:value="34.56234">
                <text:p>34.56234</text:p>
              </table:table-cell>
              <table:table-cell office:value-type="float" office:value="31.17361">
                <text:p>31.17361</text:p>
              </table:table-cell>
              <table:table-cell office:value-type="float" office:value="30.4299">
                <text:p>30.4299</text:p>
              </table:table-cell>
              <table:table-cell office:value-type="float" office:value="34.95727">
                <text:p>34.95727</text:p>
              </table:table-cell>
              <table:table-cell office:value-type="float" office:value="25.44476">
                <text:p>25.44476</text:p>
              </table:table-cell>
              <table:table-cell office:value-type="float" office:value="42.99979">
                <text:p>42.99979</text:p>
              </table:table-cell>
              <table:table-cell office:value-type="float" office:value="14.57419">
                <text:p>14.57419</text:p>
              </table:table-cell>
              <table:table-cell office:value-type="float" office:value="21.07141">
                <text:p>21.071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33625">
                <text:p>37.33625</text:p>
              </table:table-cell>
              <table:table-cell office:value-type="float" office:value="11.30314">
                <text:p>11.30314</text:p>
              </table:table-cell>
              <table:table-cell office:value-type="float" office:value="20.78381">
                <text:p>20.78381</text:p>
              </table:table-cell>
              <table:table-cell office:value-type="float" office:value="28.14367">
                <text:p>28.14367</text:p>
              </table:table-cell>
              <table:table-cell office:value-type="float" office:value="17.98364">
                <text:p>17.98364</text:p>
              </table:table-cell>
              <table:table-cell office:value-type="float" office:value="9.4151">
                <text:p>9.4151</text:p>
              </table:table-cell>
              <table:table-cell office:value-type="float" office:value="9.97076">
                <text:p>9.97076</text:p>
              </table:table-cell>
              <table:table-cell office:value-type="float" office:value="26.77987">
                <text:p>26.77987</text:p>
              </table:table-cell>
              <table:table-cell office:value-type="float" office:value="26.05784">
                <text:p>26.05784</text:p>
              </table:table-cell>
              <table:table-cell office:value-type="float" office:value="15.63236">
                <text:p>15.63236</text:p>
              </table:table-cell>
              <table:table-cell office:value-type="float" office:value="32.45632">
                <text:p>32.45632</text:p>
              </table:table-cell>
              <table:table-cell office:value-type="float" office:value="15.52032">
                <text:p>15.52032</text:p>
              </table:table-cell>
              <table:table-cell office:value-type="float" office:value="33.85446">
                <text:p>33.85446</text:p>
              </table:table-cell>
              <table:table-cell office:value-type="float" office:value="29.83021">
                <text:p>29.83021</text:p>
              </table:table-cell>
              <table:table-cell office:value-type="float" office:value="29.93452">
                <text:p>29.93452</text:p>
              </table:table-cell>
              <table:table-cell office:value-type="float" office:value="34.15767">
                <text:p>34.15767</text:p>
              </table:table-cell>
              <table:table-cell office:value-type="float" office:value="24.39764">
                <text:p>24.39764</text:p>
              </table:table-cell>
              <table:table-cell office:value-type="float" office:value="42.44459">
                <text:p>42.44459</text:p>
              </table:table-cell>
              <table:table-cell office:value-type="float" office:value="13.80843">
                <text:p>13.80843</text:p>
              </table:table-cell>
              <table:table-cell office:value-type="float" office:value="20.73155">
                <text:p>20.731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.7348">
                <text:p>36.7348</text:p>
              </table:table-cell>
              <table:table-cell office:value-type="float" office:value="10.29232">
                <text:p>10.29232</text:p>
              </table:table-cell>
              <table:table-cell office:value-type="float" office:value="19.982">
                <text:p>19.982</text:p>
              </table:table-cell>
              <table:table-cell office:value-type="float" office:value="27.7061">
                <text:p>27.7061</text:p>
              </table:table-cell>
              <table:table-cell office:value-type="float" office:value="16.89184">
                <text:p>16.89184</text:p>
              </table:table-cell>
              <table:table-cell office:value-type="float" office:value="8.65291">
                <text:p>8.65291</text:p>
              </table:table-cell>
              <table:table-cell office:value-type="float" office:value="8.98191">
                <text:p>8.98191</text:p>
              </table:table-cell>
              <table:table-cell office:value-type="float" office:value="26.06831">
                <text:p>26.06831</text:p>
              </table:table-cell>
              <table:table-cell office:value-type="float" office:value="25.49463">
                <text:p>25.49463</text:p>
              </table:table-cell>
              <table:table-cell office:value-type="float" office:value="15.15298">
                <text:p>15.15298</text:p>
              </table:table-cell>
              <table:table-cell office:value-type="float" office:value="31.70042">
                <text:p>31.70042</text:p>
              </table:table-cell>
              <table:table-cell office:value-type="float" office:value="15.22952">
                <text:p>15.22952</text:p>
              </table:table-cell>
              <table:table-cell office:value-type="float" office:value="33.22061">
                <text:p>33.22061</text:p>
              </table:table-cell>
              <table:table-cell office:value-type="float" office:value="28.48638">
                <text:p>28.48638</text:p>
              </table:table-cell>
              <table:table-cell office:value-type="float" office:value="29.24106">
                <text:p>29.24106</text:p>
              </table:table-cell>
              <table:table-cell office:value-type="float" office:value="33.61474">
                <text:p>33.61474</text:p>
              </table:table-cell>
              <table:table-cell office:value-type="float" office:value="23.30744">
                <text:p>23.30744</text:p>
              </table:table-cell>
              <table:table-cell office:value-type="float" office:value="41.85766">
                <text:p>41.85766</text:p>
              </table:table-cell>
              <table:table-cell office:value-type="float" office:value="13.04072">
                <text:p>13.04072</text:p>
              </table:table-cell>
              <table:table-cell office:value-type="float" office:value="20.30332">
                <text:p>20.303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.21272">
                <text:p>36.21272</text:p>
              </table:table-cell>
              <table:table-cell office:value-type="float" office:value="9.51686">
                <text:p>9.51686</text:p>
              </table:table-cell>
              <table:table-cell office:value-type="float" office:value="19.16543">
                <text:p>19.16543</text:p>
              </table:table-cell>
              <table:table-cell office:value-type="float" office:value="27.29267">
                <text:p>27.29267</text:p>
              </table:table-cell>
              <table:table-cell office:value-type="float" office:value="15.7475">
                <text:p>15.7475</text:p>
              </table:table-cell>
              <table:table-cell office:value-type="float" office:value="7.90811">
                <text:p>7.90811</text:p>
              </table:table-cell>
              <table:table-cell office:value-type="float" office:value="8.21061">
                <text:p>8.21061</text:p>
              </table:table-cell>
              <table:table-cell office:value-type="float" office:value="25.63563">
                <text:p>25.63563</text:p>
              </table:table-cell>
              <table:table-cell office:value-type="float" office:value="24.97728">
                <text:p>24.97728</text:p>
              </table:table-cell>
              <table:table-cell office:value-type="float" office:value="14.87713">
                <text:p>14.87713</text:p>
              </table:table-cell>
              <table:table-cell office:value-type="float" office:value="30.92658">
                <text:p>30.92658</text:p>
              </table:table-cell>
              <table:table-cell office:value-type="float" office:value="14.81729">
                <text:p>14.81729</text:p>
              </table:table-cell>
              <table:table-cell office:value-type="float" office:value="32.51168">
                <text:p>32.51168</text:p>
              </table:table-cell>
              <table:table-cell office:value-type="float" office:value="27.19073">
                <text:p>27.19073</text:p>
              </table:table-cell>
              <table:table-cell office:value-type="float" office:value="28.83482">
                <text:p>28.83482</text:p>
              </table:table-cell>
              <table:table-cell office:value-type="float" office:value="32.82096">
                <text:p>32.82096</text:p>
              </table:table-cell>
              <table:table-cell office:value-type="float" office:value="22.18316">
                <text:p>22.18316</text:p>
              </table:table-cell>
              <table:table-cell office:value-type="float" office:value="41.29446">
                <text:p>41.29446</text:p>
              </table:table-cell>
              <table:table-cell office:value-type="float" office:value="12.28379">
                <text:p>12.28379</text:p>
              </table:table-cell>
              <table:table-cell office:value-type="float" office:value="19.99016">
                <text:p>19.990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42552">
                <text:p>35.42552</text:p>
              </table:table-cell>
              <table:table-cell office:value-type="float" office:value="8.95318">
                <text:p>8.95318</text:p>
              </table:table-cell>
              <table:table-cell office:value-type="float" office:value="18.33216">
                <text:p>18.33216</text:p>
              </table:table-cell>
              <table:table-cell office:value-type="float" office:value="26.95707">
                <text:p>26.95707</text:p>
              </table:table-cell>
              <table:table-cell office:value-type="float" office:value="14.56235">
                <text:p>14.56235</text:p>
              </table:table-cell>
              <table:table-cell office:value-type="float" office:value="7.17112">
                <text:p>7.17112</text:p>
              </table:table-cell>
              <table:table-cell office:value-type="float" office:value="7.61207">
                <text:p>7.61207</text:p>
              </table:table-cell>
              <table:table-cell office:value-type="float" office:value="25.06518">
                <text:p>25.06518</text:p>
              </table:table-cell>
              <table:table-cell office:value-type="float" office:value="24.13131">
                <text:p>24.13131</text:p>
              </table:table-cell>
              <table:table-cell office:value-type="float" office:value="14.4928">
                <text:p>14.4928</text:p>
              </table:table-cell>
              <table:table-cell office:value-type="float" office:value="30.13712">
                <text:p>30.13712</text:p>
              </table:table-cell>
              <table:table-cell office:value-type="float" office:value="14.53503">
                <text:p>14.53503</text:p>
              </table:table-cell>
              <table:table-cell office:value-type="float" office:value="31.88272">
                <text:p>31.88272</text:p>
              </table:table-cell>
              <table:table-cell office:value-type="float" office:value="26.13003">
                <text:p>26.13003</text:p>
              </table:table-cell>
              <table:table-cell office:value-type="float" office:value="28.30343">
                <text:p>28.30343</text:p>
              </table:table-cell>
              <table:table-cell office:value-type="float" office:value="32.28304">
                <text:p>32.28304</text:p>
              </table:table-cell>
              <table:table-cell office:value-type="float" office:value="21.02288">
                <text:p>21.02288</text:p>
              </table:table-cell>
              <table:table-cell office:value-type="float" office:value="40.70555">
                <text:p>40.70555</text:p>
              </table:table-cell>
              <table:table-cell office:value-type="float" office:value="11.5153">
                <text:p>11.5153</text:p>
              </table:table-cell>
              <table:table-cell office:value-type="float" office:value="19.5902">
                <text:p>19.59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89362">
                <text:p>34.89362</text:p>
              </table:table-cell>
              <table:table-cell office:value-type="float" office:value="8.73159">
                <text:p>8.73159</text:p>
              </table:table-cell>
              <table:table-cell office:value-type="float" office:value="17.48003">
                <text:p>17.48003</text:p>
              </table:table-cell>
              <table:table-cell office:value-type="float" office:value="26.56707">
                <text:p>26.56707</text:p>
              </table:table-cell>
              <table:table-cell office:value-type="float" office:value="13.33022">
                <text:p>13.33022</text:p>
              </table:table-cell>
              <table:table-cell office:value-type="float" office:value="6.46482">
                <text:p>6.46482</text:p>
              </table:table-cell>
              <table:table-cell office:value-type="float" office:value="7.06576">
                <text:p>7.06576</text:p>
              </table:table-cell>
              <table:table-cell office:value-type="float" office:value="24.72536">
                <text:p>24.72536</text:p>
              </table:table-cell>
              <table:table-cell office:value-type="float" office:value="23.44056">
                <text:p>23.44056</text:p>
              </table:table-cell>
              <table:table-cell office:value-type="float" office:value="14.22947">
                <text:p>14.22947</text:p>
              </table:table-cell>
              <table:table-cell office:value-type="float" office:value="29.34807">
                <text:p>29.34807</text:p>
              </table:table-cell>
              <table:table-cell office:value-type="float" office:value="14.11216">
                <text:p>14.11216</text:p>
              </table:table-cell>
              <table:table-cell office:value-type="float" office:value="31.1746">
                <text:p>31.1746</text:p>
              </table:table-cell>
              <table:table-cell office:value-type="float" office:value="25.30771">
                <text:p>25.30771</text:p>
              </table:table-cell>
              <table:table-cell office:value-type="float" office:value="27.9906">
                <text:p>27.9906</text:p>
              </table:table-cell>
              <table:table-cell office:value-type="float" office:value="31.47849">
                <text:p>31.47849</text:p>
              </table:table-cell>
              <table:table-cell office:value-type="float" office:value="19.99415">
                <text:p>19.99415</text:p>
              </table:table-cell>
              <table:table-cell office:value-type="float" office:value="40.14869">
                <text:p>40.14869</text:p>
              </table:table-cell>
              <table:table-cell office:value-type="float" office:value="10.74989">
                <text:p>10.74989</text:p>
              </table:table-cell>
              <table:table-cell office:value-type="float" office:value="19.28245">
                <text:p>19.282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09537">
                <text:p>34.09537</text:p>
              </table:table-cell>
              <table:table-cell office:value-type="float" office:value="8.45857">
                <text:p>8.45857</text:p>
              </table:table-cell>
              <table:table-cell office:value-type="float" office:value="16.61411">
                <text:p>16.61411</text:p>
              </table:table-cell>
              <table:table-cell office:value-type="float" office:value="26.26382">
                <text:p>26.26382</text:p>
              </table:table-cell>
              <table:table-cell office:value-type="float" office:value="12.59027">
                <text:p>12.59027</text:p>
              </table:table-cell>
              <table:table-cell office:value-type="float" office:value="5.78828">
                <text:p>5.78828</text:p>
              </table:table-cell>
              <table:table-cell office:value-type="float" office:value="6.57077">
                <text:p>6.57077</text:p>
              </table:table-cell>
              <table:table-cell office:value-type="float" office:value="24.29378">
                <text:p>24.29378</text:p>
              </table:table-cell>
              <table:table-cell office:value-type="float" office:value="22.76075">
                <text:p>22.76075</text:p>
              </table:table-cell>
              <table:table-cell office:value-type="float" office:value="13.84574">
                <text:p>13.84574</text:p>
              </table:table-cell>
              <table:table-cell office:value-type="float" office:value="28.5466">
                <text:p>28.5466</text:p>
              </table:table-cell>
              <table:table-cell office:value-type="float" office:value="13.71368">
                <text:p>13.71368</text:p>
              </table:table-cell>
              <table:table-cell office:value-type="float" office:value="30.53262">
                <text:p>30.53262</text:p>
              </table:table-cell>
              <table:table-cell office:value-type="float" office:value="24.61366">
                <text:p>24.61366</text:p>
              </table:table-cell>
              <table:table-cell office:value-type="float" office:value="27.55071">
                <text:p>27.55071</text:p>
              </table:table-cell>
              <table:table-cell office:value-type="float" office:value="30.94453">
                <text:p>30.94453</text:p>
              </table:table-cell>
              <table:table-cell office:value-type="float" office:value="19.18074">
                <text:p>19.18074</text:p>
              </table:table-cell>
              <table:table-cell office:value-type="float" office:value="39.54991">
                <text:p>39.54991</text:p>
              </table:table-cell>
              <table:table-cell office:value-type="float" office:value="9.99678">
                <text:p>9.99678</text:p>
              </table:table-cell>
              <table:table-cell office:value-type="float" office:value="18.87815">
                <text:p>18.87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56601">
                <text:p>33.56601</text:p>
              </table:table-cell>
              <table:table-cell office:value-type="float" office:value="8.25545">
                <text:p>8.25545</text:p>
              </table:table-cell>
              <table:table-cell office:value-type="float" office:value="16.26091">
                <text:p>16.26091</text:p>
              </table:table-cell>
              <table:table-cell office:value-type="float" office:value="25.87633">
                <text:p>25.87633</text:p>
              </table:table-cell>
              <table:table-cell office:value-type="float" office:value="12.09694">
                <text:p>12.09694</text:p>
              </table:table-cell>
              <table:table-cell office:value-type="float" office:value="5.15007">
                <text:p>5.15007</text:p>
              </table:table-cell>
              <table:table-cell office:value-type="float" office:value="6.13244">
                <text:p>6.13244</text:p>
              </table:table-cell>
              <table:table-cell office:value-type="float" office:value="24.01289">
                <text:p>24.01289</text:p>
              </table:table-cell>
              <table:table-cell office:value-type="float" office:value="22.07408">
                <text:p>22.07408</text:p>
              </table:table-cell>
              <table:table-cell office:value-type="float" office:value="13.48271">
                <text:p>13.48271</text:p>
              </table:table-cell>
              <table:table-cell office:value-type="float" office:value="27.73555">
                <text:p>27.73555</text:p>
              </table:table-cell>
              <table:table-cell office:value-type="float" office:value="13.1434">
                <text:p>13.1434</text:p>
              </table:table-cell>
              <table:table-cell office:value-type="float" office:value="29.8216">
                <text:p>29.8216</text:p>
              </table:table-cell>
              <table:table-cell office:value-type="float" office:value="23.90357">
                <text:p>23.90357</text:p>
              </table:table-cell>
              <table:table-cell office:value-type="float" office:value="27.25672">
                <text:p>27.25672</text:p>
              </table:table-cell>
              <table:table-cell office:value-type="float" office:value="30.13438">
                <text:p>30.13438</text:p>
              </table:table-cell>
              <table:table-cell office:value-type="float" office:value="18.45889">
                <text:p>18.45889</text:p>
              </table:table-cell>
              <table:table-cell office:value-type="float" office:value="38.96977">
                <text:p>38.96977</text:p>
              </table:table-cell>
              <table:table-cell office:value-type="float" office:value="9.24828">
                <text:p>9.24828</text:p>
              </table:table-cell>
              <table:table-cell office:value-type="float" office:value="18.55588">
                <text:p>18.555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.78339">
                <text:p>32.78339</text:p>
              </table:table-cell>
              <table:table-cell office:value-type="float" office:value="7.99852">
                <text:p>7.99852</text:p>
              </table:table-cell>
              <table:table-cell office:value-type="float" office:value="15.71242">
                <text:p>15.71242</text:p>
              </table:table-cell>
              <table:table-cell office:value-type="float" office:value="25.56921">
                <text:p>25.56921</text:p>
              </table:table-cell>
              <table:table-cell office:value-type="float" office:value="11.3668">
                <text:p>11.3668</text:p>
              </table:table-cell>
              <table:table-cell office:value-type="float" office:value="4.59132">
                <text:p>4.59132</text:p>
              </table:table-cell>
              <table:table-cell office:value-type="float" office:value="5.77617">
                <text:p>5.77617</text:p>
              </table:table-cell>
              <table:table-cell office:value-type="float" office:value="23.60569">
                <text:p>23.60569</text:p>
              </table:table-cell>
              <table:table-cell office:value-type="float" office:value="21.38013">
                <text:p>21.38013</text:p>
              </table:table-cell>
              <table:table-cell office:value-type="float" office:value="12.9468">
                <text:p>12.9468</text:p>
              </table:table-cell>
              <table:table-cell office:value-type="float" office:value="26.92135">
                <text:p>26.92135</text:p>
              </table:table-cell>
              <table:table-cell office:value-type="float" office:value="12.77623">
                <text:p>12.77623</text:p>
              </table:table-cell>
              <table:table-cell office:value-type="float" office:value="29.18805">
                <text:p>29.18805</text:p>
              </table:table-cell>
              <table:table-cell office:value-type="float" office:value="23.19524">
                <text:p>23.19524</text:p>
              </table:table-cell>
              <table:table-cell office:value-type="float" office:value="26.82674">
                <text:p>26.82674</text:p>
              </table:table-cell>
              <table:table-cell office:value-type="float" office:value="29.59457">
                <text:p>29.59457</text:p>
              </table:table-cell>
              <table:table-cell office:value-type="float" office:value="17.72834">
                <text:p>17.72834</text:p>
              </table:table-cell>
              <table:table-cell office:value-type="float" office:value="38.33951">
                <text:p>38.33951</text:p>
              </table:table-cell>
              <table:table-cell office:value-type="float" office:value="8.51253">
                <text:p>8.51253</text:p>
              </table:table-cell>
              <table:table-cell office:value-type="float" office:value="18.14807">
                <text:p>18.148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.25131">
                <text:p>32.25131</text:p>
              </table:table-cell>
              <table:table-cell office:value-type="float" office:value="7.81664">
                <text:p>7.81664</text:p>
              </table:table-cell>
              <table:table-cell office:value-type="float" office:value="15.34397">
                <text:p>15.34397</text:p>
              </table:table-cell>
              <table:table-cell office:value-type="float" office:value="25.17931">
                <text:p>25.17931</text:p>
              </table:table-cell>
              <table:table-cell office:value-type="float" office:value="10.87638">
                <text:p>10.87638</text:p>
              </table:table-cell>
              <table:table-cell office:value-type="float" office:value="4.11709">
                <text:p>4.11709</text:p>
              </table:table-cell>
              <table:table-cell office:value-type="float" office:value="5.50543">
                <text:p>5.50543</text:p>
              </table:table-cell>
              <table:table-cell office:value-type="float" office:value="23.32996">
                <text:p>23.32996</text:p>
              </table:table-cell>
              <table:table-cell office:value-type="float" office:value="20.68921">
                <text:p>20.68921</text:p>
              </table:table-cell>
              <table:table-cell office:value-type="float" office:value="12.61493">
                <text:p>12.61493</text:p>
              </table:table-cell>
              <table:table-cell office:value-type="float" office:value="26.10666">
                <text:p>26.10666</text:p>
              </table:table-cell>
              <table:table-cell office:value-type="float" office:value="12.25121">
                <text:p>12.25121</text:p>
              </table:table-cell>
              <table:table-cell office:value-type="float" office:value="28.48741">
                <text:p>28.48741</text:p>
              </table:table-cell>
              <table:table-cell office:value-type="float" office:value="22.47946">
                <text:p>22.47946</text:p>
              </table:table-cell>
              <table:table-cell office:value-type="float" office:value="26.52696">
                <text:p>26.52696</text:p>
              </table:table-cell>
              <table:table-cell office:value-type="float" office:value="28.26809">
                <text:p>28.26809</text:p>
              </table:table-cell>
              <table:table-cell office:value-type="float" office:value="16.98933">
                <text:p>16.98933</text:p>
              </table:table-cell>
              <table:table-cell office:value-type="float" office:value="37.75518">
                <text:p>37.75518</text:p>
              </table:table-cell>
              <table:table-cell office:value-type="float" office:value="8.20146">
                <text:p>8.20146</text:p>
              </table:table-cell>
              <table:table-cell office:value-type="float" office:value="17.83092">
                <text:p>17.830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.46047">
                <text:p>31.46047</text:p>
              </table:table-cell>
              <table:table-cell office:value-type="float" office:value="7.60297">
                <text:p>7.60297</text:p>
              </table:table-cell>
              <table:table-cell office:value-type="float" office:value="14.72072">
                <text:p>14.72072</text:p>
              </table:table-cell>
              <table:table-cell office:value-type="float" office:value="24.48383">
                <text:p>24.48383</text:p>
              </table:table-cell>
              <table:table-cell office:value-type="float" office:value="10.14924">
                <text:p>10.14924</text:p>
              </table:table-cell>
              <table:table-cell office:value-type="float" office:value="3.77394">
                <text:p>3.77394</text:p>
              </table:table-cell>
              <table:table-cell office:value-type="float" office:value="5.33865">
                <text:p>5.33865</text:p>
              </table:table-cell>
              <table:table-cell office:value-type="float" office:value="22.91065">
                <text:p>22.91065</text:p>
              </table:table-cell>
              <table:table-cell office:value-type="float" office:value="20.00126">
                <text:p>20.00126</text:p>
              </table:table-cell>
              <table:table-cell office:value-type="float" office:value="12.09428">
                <text:p>12.09428</text:p>
              </table:table-cell>
              <table:table-cell office:value-type="float" office:value="25.27895">
                <text:p>25.27895</text:p>
              </table:table-cell>
              <table:table-cell office:value-type="float" office:value="11.89858">
                <text:p>11.89858</text:p>
              </table:table-cell>
              <table:table-cell office:value-type="float" office:value="27.85103">
                <text:p>27.85103</text:p>
              </table:table-cell>
              <table:table-cell office:value-type="float" office:value="21.76581">
                <text:p>21.76581</text:p>
              </table:table-cell>
              <table:table-cell office:value-type="float" office:value="26.08326">
                <text:p>26.08326</text:p>
              </table:table-cell>
              <table:table-cell office:value-type="float" office:value="27.46221">
                <text:p>27.46221</text:p>
              </table:table-cell>
              <table:table-cell office:value-type="float" office:value="16.24297">
                <text:p>16.24297</text:p>
              </table:table-cell>
              <table:table-cell office:value-type="float" office:value="37.13059">
                <text:p>37.13059</text:p>
              </table:table-cell>
              <table:table-cell office:value-type="float" office:value="7.80011">
                <text:p>7.80011</text:p>
              </table:table-cell>
              <table:table-cell office:value-type="float" office:value="17.41982">
                <text:p>17.419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97787">
                <text:p>30.97787</text:p>
              </table:table-cell>
              <table:table-cell office:value-type="float" office:value="7.44065">
                <text:p>7.44065</text:p>
              </table:table-cell>
              <table:table-cell office:value-type="float" office:value="14.24751">
                <text:p>14.24751</text:p>
              </table:table-cell>
              <table:table-cell office:value-type="float" office:value="23.77001">
                <text:p>23.77001</text:p>
              </table:table-cell>
              <table:table-cell office:value-type="float" office:value="9.69573">
                <text:p>9.69573</text:p>
              </table:table-cell>
              <table:table-cell office:value-type="float" office:value="3.55495">
                <text:p>3.55495</text:p>
              </table:table-cell>
              <table:table-cell office:value-type="float" office:value="5.28391">
                <text:p>5.28391</text:p>
              </table:table-cell>
              <table:table-cell office:value-type="float" office:value="22.62978">
                <text:p>22.62978</text:p>
              </table:table-cell>
              <table:table-cell office:value-type="float" office:value="19.31532">
                <text:p>19.31532</text:p>
              </table:table-cell>
              <table:table-cell office:value-type="float" office:value="11.74338">
                <text:p>11.74338</text:p>
              </table:table-cell>
              <table:table-cell office:value-type="float" office:value="24.46258">
                <text:p>24.46258</text:p>
              </table:table-cell>
              <table:table-cell office:value-type="float" office:value="11.33045">
                <text:p>11.33045</text:p>
              </table:table-cell>
              <table:table-cell office:value-type="float" office:value="27.14543">
                <text:p>27.14543</text:p>
              </table:table-cell>
              <table:table-cell office:value-type="float" office:value="21.0436">
                <text:p>21.0436</text:p>
              </table:table-cell>
              <table:table-cell office:value-type="float" office:value="25.79131">
                <text:p>25.79131</text:p>
              </table:table-cell>
              <table:table-cell office:value-type="float" office:value="26.94986">
                <text:p>26.94986</text:p>
              </table:table-cell>
              <table:table-cell office:value-type="float" office:value="15.49888">
                <text:p>15.49888</text:p>
              </table:table-cell>
              <table:table-cell office:value-type="float" office:value="36.52948">
                <text:p>36.52948</text:p>
              </table:table-cell>
              <table:table-cell office:value-type="float" office:value="7.49364">
                <text:p>7.49364</text:p>
              </table:table-cell>
              <table:table-cell office:value-type="float" office:value="17.09825">
                <text:p>17.098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1724">
                <text:p>30.31724</text:p>
              </table:table-cell>
              <table:table-cell office:value-type="float" office:value="7.26375">
                <text:p>7.26375</text:p>
              </table:table-cell>
              <table:table-cell office:value-type="float" office:value="13.5237">
                <text:p>13.5237</text:p>
              </table:table-cell>
              <table:table-cell office:value-type="float" office:value="23.0683">
                <text:p>23.0683</text:p>
              </table:table-cell>
              <table:table-cell office:value-type="float" office:value="9.07384">
                <text:p>9.07384</text:p>
              </table:table-cell>
              <table:table-cell office:value-type="float" office:value="3.49453">
                <text:p>3.49453</text:p>
              </table:table-cell>
              <table:table-cell office:value-type="float" office:value="5.26084">
                <text:p>5.26084</text:p>
              </table:table-cell>
              <table:table-cell office:value-type="float" office:value="22.21816">
                <text:p>22.21816</text:p>
              </table:table-cell>
              <table:table-cell office:value-type="float" office:value="18.63235">
                <text:p>18.63235</text:p>
              </table:table-cell>
              <table:table-cell office:value-type="float" office:value="11.28422">
                <text:p>11.28422</text:p>
              </table:table-cell>
              <table:table-cell office:value-type="float" office:value="23.64493">
                <text:p>23.64493</text:p>
              </table:table-cell>
              <table:table-cell office:value-type="float" office:value="10.96889">
                <text:p>10.96889</text:p>
              </table:table-cell>
              <table:table-cell office:value-type="float" office:value="26.53287">
                <text:p>26.53287</text:p>
              </table:table-cell>
              <table:table-cell office:value-type="float" office:value="20.33307">
                <text:p>20.33307</text:p>
              </table:table-cell>
              <table:table-cell office:value-type="float" office:value="25.34393">
                <text:p>25.34393</text:p>
              </table:table-cell>
              <table:table-cell office:value-type="float" office:value="26.24704">
                <text:p>26.24704</text:p>
              </table:table-cell>
              <table:table-cell office:value-type="float" office:value="14.748">
                <text:p>14.748</text:p>
              </table:table-cell>
              <table:table-cell office:value-type="float" office:value="35.87331">
                <text:p>35.87331</text:p>
              </table:table-cell>
              <table:table-cell office:value-type="float" office:value="7.09871">
                <text:p>7.09871</text:p>
              </table:table-cell>
              <table:table-cell office:value-type="float" office:value="16.68358">
                <text:p>16.683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93486">
                <text:p>29.93486</text:p>
              </table:table-cell>
              <table:table-cell office:value-type="float" office:value="7.13014">
                <text:p>7.13014</text:p>
              </table:table-cell>
              <table:table-cell office:value-type="float" office:value="13.03178">
                <text:p>13.03178</text:p>
              </table:table-cell>
              <table:table-cell office:value-type="float" office:value="22.34809">
                <text:p>22.34809</text:p>
              </table:table-cell>
              <table:table-cell office:value-type="float" office:value="8.71156">
                <text:p>8.71156</text:p>
              </table:table-cell>
              <table:table-cell office:value-type="float" office:value="3.60512">
                <text:p>3.60512</text:p>
              </table:table-cell>
              <table:table-cell office:value-type="float" office:value="5.2642">
                <text:p>5.2642</text:p>
              </table:table-cell>
              <table:table-cell office:value-type="float" office:value="21.94271">
                <text:p>21.94271</text:p>
              </table:table-cell>
              <table:table-cell office:value-type="float" office:value="17.98744">
                <text:p>17.98744</text:p>
              </table:table-cell>
              <table:table-cell office:value-type="float" office:value="11.01995">
                <text:p>11.01995</text:p>
              </table:table-cell>
              <table:table-cell office:value-type="float" office:value="22.8715">
                <text:p>22.8715</text:p>
              </table:table-cell>
              <table:table-cell office:value-type="float" office:value="10.49371">
                <text:p>10.49371</text:p>
              </table:table-cell>
              <table:table-cell office:value-type="float" office:value="25.92614">
                <text:p>25.92614</text:p>
              </table:table-cell>
              <table:table-cell office:value-type="float" office:value="19.61387">
                <text:p>19.61387</text:p>
              </table:table-cell>
              <table:table-cell office:value-type="float" office:value="25.04622">
                <text:p>25.04622</text:p>
              </table:table-cell>
              <table:table-cell office:value-type="float" office:value="25.82068">
                <text:p>25.82068</text:p>
              </table:table-cell>
              <table:table-cell office:value-type="float" office:value="13.8755">
                <text:p>13.8755</text:p>
              </table:table-cell>
              <table:table-cell office:value-type="float" office:value="35.26362">
                <text:p>35.26362</text:p>
              </table:table-cell>
              <table:table-cell office:value-type="float" office:value="6.82785">
                <text:p>6.82785</text:p>
              </table:table-cell>
              <table:table-cell office:value-type="float" office:value="16.36786">
                <text:p>16.367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.42346">
                <text:p>29.42346</text:p>
              </table:table-cell>
              <table:table-cell office:value-type="float" office:value="6.9935">
                <text:p>6.9935</text:p>
              </table:table-cell>
              <table:table-cell office:value-type="float" office:value="12.27746">
                <text:p>12.27746</text:p>
              </table:table-cell>
              <table:table-cell office:value-type="float" office:value="21.63963">
                <text:p>21.63963</text:p>
              </table:table-cell>
              <table:table-cell office:value-type="float" office:value="8.20143">
                <text:p>8.20143</text:p>
              </table:table-cell>
              <table:table-cell office:value-type="float" office:value="3.8656">
                <text:p>3.8656</text:p>
              </table:table-cell>
              <table:table-cell office:value-type="float" office:value="5.37113">
                <text:p>5.37113</text:p>
              </table:table-cell>
              <table:table-cell office:value-type="float" office:value="21.51861">
                <text:p>21.51861</text:p>
              </table:table-cell>
              <table:table-cell office:value-type="float" office:value="17.33289">
                <text:p>17.33289</text:p>
              </table:table-cell>
              <table:table-cell office:value-type="float" office:value="10.66963">
                <text:p>10.66963</text:p>
              </table:table-cell>
              <table:table-cell office:value-type="float" office:value="22.08168">
                <text:p>22.08168</text:p>
              </table:table-cell>
              <table:table-cell office:value-type="float" office:value="10.21722">
                <text:p>10.21722</text:p>
              </table:table-cell>
              <table:table-cell office:value-type="float" office:value="25.40417">
                <text:p>25.40417</text:p>
              </table:table-cell>
              <table:table-cell office:value-type="float" office:value="18.90568">
                <text:p>18.90568</text:p>
              </table:table-cell>
              <table:table-cell office:value-type="float" office:value="24.60855">
                <text:p>24.60855</text:p>
              </table:table-cell>
              <table:table-cell office:value-type="float" office:value="25.25923">
                <text:p>25.25923</text:p>
              </table:table-cell>
              <table:table-cell office:value-type="float" office:value="12.99586">
                <text:p>12.99586</text:p>
              </table:table-cell>
              <table:table-cell office:value-type="float" office:value="34.61054">
                <text:p>34.61054</text:p>
              </table:table-cell>
              <table:table-cell office:value-type="float" office:value="6.43644">
                <text:p>6.43644</text:p>
              </table:table-cell>
              <table:table-cell office:value-type="float" office:value="15.9397">
                <text:p>15.93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.13215">
                <text:p>29.13215</text:p>
              </table:table-cell>
              <table:table-cell office:value-type="float" office:value="6.902">
                <text:p>6.902</text:p>
              </table:table-cell>
              <table:table-cell office:value-type="float" office:value="11.75531">
                <text:p>11.75531</text:p>
              </table:table-cell>
              <table:table-cell office:value-type="float" office:value="20.92253">
                <text:p>20.92253</text:p>
              </table:table-cell>
              <table:table-cell office:value-type="float" office:value="7.86184">
                <text:p>7.86184</text:p>
              </table:table-cell>
              <table:table-cell office:value-type="float" office:value="4.26439">
                <text:p>4.26439</text:p>
              </table:table-cell>
              <table:table-cell office:value-type="float" office:value="5.50992">
                <text:p>5.50992</text:p>
              </table:table-cell>
              <table:table-cell office:value-type="float" office:value="21.24832">
                <text:p>21.24832</text:p>
              </table:table-cell>
              <table:table-cell office:value-type="float" office:value="16.67043">
                <text:p>16.67043</text:p>
              </table:table-cell>
              <table:table-cell office:value-type="float" office:value="10.44247">
                <text:p>10.44247</text:p>
              </table:table-cell>
              <table:table-cell office:value-type="float" office:value="21.28191">
                <text:p>21.28191</text:p>
              </table:table-cell>
              <table:table-cell office:value-type="float" office:value="9.8356">
                <text:p>9.8356</text:p>
              </table:table-cell>
              <table:table-cell office:value-type="float" office:value="24.9367">
                <text:p>24.9367</text:p>
              </table:table-cell>
              <table:table-cell office:value-type="float" office:value="17.95409">
                <text:p>17.95409</text:p>
              </table:table-cell>
              <table:table-cell office:value-type="float" office:value="24.30529">
                <text:p>24.30529</text:p>
              </table:table-cell>
              <table:table-cell office:value-type="float" office:value="24.92572">
                <text:p>24.92572</text:p>
              </table:table-cell>
              <table:table-cell office:value-type="float" office:value="12.23732">
                <text:p>12.23732</text:p>
              </table:table-cell>
              <table:table-cell office:value-type="float" office:value="33.98176">
                <text:p>33.98176</text:p>
              </table:table-cell>
              <table:table-cell office:value-type="float" office:value="6.17892">
                <text:p>6.17892</text:p>
              </table:table-cell>
              <table:table-cell office:value-type="float" office:value="15.63046">
                <text:p>15.630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73844">
                <text:p>28.73844</text:p>
              </table:table-cell>
              <table:table-cell office:value-type="float" office:value="6.80777">
                <text:p>6.80777</text:p>
              </table:table-cell>
              <table:table-cell office:value-type="float" office:value="10.97556">
                <text:p>10.97556</text:p>
              </table:table-cell>
              <table:table-cell office:value-type="float" office:value="20.20644">
                <text:p>20.20644</text:p>
              </table:table-cell>
              <table:table-cell office:value-type="float" office:value="7.3598">
                <text:p>7.3598</text:p>
              </table:table-cell>
              <table:table-cell office:value-type="float" office:value="4.76593">
                <text:p>4.76593</text:p>
              </table:table-cell>
              <table:table-cell office:value-type="float" office:value="5.78346">
                <text:p>5.78346</text:p>
              </table:table-cell>
              <table:table-cell office:value-type="float" office:value="20.83163">
                <text:p>20.83163</text:p>
              </table:table-cell>
              <table:table-cell office:value-type="float" office:value="15.97064">
                <text:p>15.97064</text:p>
              </table:table-cell>
              <table:table-cell office:value-type="float" office:value="10.11186">
                <text:p>10.11186</text:p>
              </table:table-cell>
              <table:table-cell office:value-type="float" office:value="20.46767">
                <text:p>20.46767</text:p>
              </table:table-cell>
              <table:table-cell office:value-type="float" office:value="9.57674">
                <text:p>9.57674</text:p>
              </table:table-cell>
              <table:table-cell office:value-type="float" office:value="24.51014">
                <text:p>24.51014</text:p>
              </table:table-cell>
              <table:table-cell office:value-type="float" office:value="16.96837">
                <text:p>16.96837</text:p>
              </table:table-cell>
              <table:table-cell office:value-type="float" office:value="23.86576">
                <text:p>23.86576</text:p>
              </table:table-cell>
              <table:table-cell office:value-type="float" office:value="24.50057">
                <text:p>24.50057</text:p>
              </table:table-cell>
              <table:table-cell office:value-type="float" office:value="11.49655">
                <text:p>11.49655</text:p>
              </table:table-cell>
              <table:table-cell office:value-type="float" office:value="33.31279">
                <text:p>33.31279</text:p>
              </table:table-cell>
              <table:table-cell office:value-type="float" office:value="5.83639">
                <text:p>5.83639</text:p>
              </table:table-cell>
              <table:table-cell office:value-type="float" office:value="15.19913">
                <text:p>15.199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49151">
                <text:p>28.49151</text:p>
              </table:table-cell>
              <table:table-cell office:value-type="float" office:value="6.75151">
                <text:p>6.75151</text:p>
              </table:table-cell>
              <table:table-cell office:value-type="float" office:value="10.48125">
                <text:p>10.48125</text:p>
              </table:table-cell>
              <table:table-cell office:value-type="float" office:value="19.29854">
                <text:p>19.29854</text:p>
              </table:table-cell>
              <table:table-cell office:value-type="float" office:value="6.98673">
                <text:p>6.98673</text:p>
              </table:table-cell>
              <table:table-cell office:value-type="float" office:value="5.34282">
                <text:p>5.34282</text:p>
              </table:table-cell>
              <table:table-cell office:value-type="float" office:value="6.00735">
                <text:p>6.00735</text:p>
              </table:table-cell>
              <table:table-cell office:value-type="float" office:value="20.54648">
                <text:p>20.54648</text:p>
              </table:table-cell>
              <table:table-cell office:value-type="float" office:value="15.02701">
                <text:p>15.02701</text:p>
              </table:table-cell>
              <table:table-cell office:value-type="float" office:value="9.88862">
                <text:p>9.88862</text:p>
              </table:table-cell>
              <table:table-cell office:value-type="float" office:value="19.64878">
                <text:p>19.64878</text:p>
              </table:table-cell>
              <table:table-cell office:value-type="float" office:value="9.20444">
                <text:p>9.20444</text:p>
              </table:table-cell>
              <table:table-cell office:value-type="float" office:value="24.18661">
                <text:p>24.18661</text:p>
              </table:table-cell>
              <table:table-cell office:value-type="float" office:value="15.95393">
                <text:p>15.95393</text:p>
              </table:table-cell>
              <table:table-cell office:value-type="float" office:value="23.56838">
                <text:p>23.56838</text:p>
              </table:table-cell>
              <table:table-cell office:value-type="float" office:value="24.23042">
                <text:p>24.23042</text:p>
              </table:table-cell>
              <table:table-cell office:value-type="float" office:value="10.74629">
                <text:p>10.74629</text:p>
              </table:table-cell>
              <table:table-cell office:value-type="float" office:value="32.67817">
                <text:p>32.67817</text:p>
              </table:table-cell>
              <table:table-cell office:value-type="float" office:value="5.61772">
                <text:p>5.61772</text:p>
              </table:table-cell>
              <table:table-cell office:value-type="float" office:value="14.88544">
                <text:p>14.885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.10472">
                <text:p>28.10472</text:p>
              </table:table-cell>
              <table:table-cell office:value-type="float" office:value="6.708">
                <text:p>6.708</text:p>
              </table:table-cell>
              <table:table-cell office:value-type="float" office:value="9.8052">
                <text:p>9.8052</text:p>
              </table:table-cell>
              <table:table-cell office:value-type="float" office:value="18.3294">
                <text:p>18.3294</text:p>
              </table:table-cell>
              <table:table-cell office:value-type="float" office:value="6.31983">
                <text:p>6.31983</text:p>
              </table:table-cell>
              <table:table-cell office:value-type="float" office:value="6.10576">
                <text:p>6.10576</text:p>
              </table:table-cell>
              <table:table-cell office:value-type="float" office:value="6.38907">
                <text:p>6.38907</text:p>
              </table:table-cell>
              <table:table-cell office:value-type="float" office:value="20.12723">
                <text:p>20.12723</text:p>
              </table:table-cell>
              <table:table-cell office:value-type="float" office:value="14.13387">
                <text:p>14.13387</text:p>
              </table:table-cell>
              <table:table-cell office:value-type="float" office:value="9.57356">
                <text:p>9.57356</text:p>
              </table:table-cell>
              <table:table-cell office:value-type="float" office:value="18.81711">
                <text:p>18.81711</text:p>
              </table:table-cell>
              <table:table-cell office:value-type="float" office:value="8.96116">
                <text:p>8.96116</text:p>
              </table:table-cell>
              <table:table-cell office:value-type="float" office:value="23.80585">
                <text:p>23.80585</text:p>
              </table:table-cell>
              <table:table-cell office:value-type="float" office:value="15.07761">
                <text:p>15.07761</text:p>
              </table:table-cell>
              <table:table-cell office:value-type="float" office:value="23.12689">
                <text:p>23.12689</text:p>
              </table:table-cell>
              <table:table-cell office:value-type="float" office:value="23.53836">
                <text:p>23.53836</text:p>
              </table:table-cell>
              <table:table-cell office:value-type="float" office:value="10.00109">
                <text:p>10.00109</text:p>
              </table:table-cell>
              <table:table-cell office:value-type="float" office:value="32.02014">
                <text:p>32.02014</text:p>
              </table:table-cell>
              <table:table-cell office:value-type="float" office:value="5.25992">
                <text:p>5.25992</text:p>
              </table:table-cell>
              <table:table-cell office:value-type="float" office:value="14.46203">
                <text:p>14.462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84216">
                <text:p>27.84216</text:p>
              </table:table-cell>
              <table:table-cell office:value-type="float" office:value="6.68003">
                <text:p>6.68003</text:p>
              </table:table-cell>
              <table:table-cell office:value-type="float" office:value="9.39855">
                <text:p>9.39855</text:p>
              </table:table-cell>
              <table:table-cell office:value-type="float" office:value="17.30008">
                <text:p>17.30008</text:p>
              </table:table-cell>
              <table:table-cell office:value-type="float" office:value="5.90511">
                <text:p>5.90511</text:p>
              </table:table-cell>
              <table:table-cell office:value-type="float" office:value="7.46174">
                <text:p>7.46174</text:p>
              </table:table-cell>
              <table:table-cell office:value-type="float" office:value="6.6861">
                <text:p>6.6861</text:p>
              </table:table-cell>
              <table:table-cell office:value-type="float" office:value="19.84714">
                <text:p>19.84714</text:p>
              </table:table-cell>
              <table:table-cell office:value-type="float" office:value="13.21144">
                <text:p>13.21144</text:p>
              </table:table-cell>
              <table:table-cell office:value-type="float" office:value="9.36384">
                <text:p>9.36384</text:p>
              </table:table-cell>
              <table:table-cell office:value-type="float" office:value="17.98226">
                <text:p>17.98226</text:p>
              </table:table-cell>
              <table:table-cell office:value-type="float" office:value="8.59567">
                <text:p>8.59567</text:p>
              </table:table-cell>
              <table:table-cell office:value-type="float" office:value="23.49907">
                <text:p>23.49907</text:p>
              </table:table-cell>
              <table:table-cell office:value-type="float" office:value="14.38549">
                <text:p>14.38549</text:p>
              </table:table-cell>
              <table:table-cell office:value-type="float" office:value="22.8243">
                <text:p>22.8243</text:p>
              </table:table-cell>
              <table:table-cell office:value-type="float" office:value="22.85979">
                <text:p>22.85979</text:p>
              </table:table-cell>
              <table:table-cell office:value-type="float" office:value="9.27099">
                <text:p>9.27099</text:p>
              </table:table-cell>
              <table:table-cell office:value-type="float" office:value="31.38267">
                <text:p>31.38267</text:p>
              </table:table-cell>
              <table:table-cell office:value-type="float" office:value="5.01382">
                <text:p>5.01382</text:p>
              </table:table-cell>
              <table:table-cell office:value-type="float" office:value="14.14465">
                <text:p>14.144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45512">
                <text:p>27.45512</text:p>
              </table:table-cell>
              <table:table-cell office:value-type="float" office:value="6.68558">
                <text:p>6.68558</text:p>
              </table:table-cell>
              <table:table-cell office:value-type="float" office:value="8.74887">
                <text:p>8.74887</text:p>
              </table:table-cell>
              <table:table-cell office:value-type="float" office:value="16.3123">
                <text:p>16.3123</text:p>
              </table:table-cell>
              <table:table-cell office:value-type="float" office:value="5.39641">
                <text:p>5.39641</text:p>
              </table:table-cell>
              <table:table-cell office:value-type="float" office:value="8.8249">
                <text:p>8.8249</text:p>
              </table:table-cell>
              <table:table-cell office:value-type="float" office:value="7.17737">
                <text:p>7.17737</text:p>
              </table:table-cell>
              <table:table-cell office:value-type="float" office:value="19.43527">
                <text:p>19.43527</text:p>
              </table:table-cell>
              <table:table-cell office:value-type="float" office:value="12.38973">
                <text:p>12.38973</text:p>
              </table:table-cell>
              <table:table-cell office:value-type="float" office:value="9.06598">
                <text:p>9.06598</text:p>
              </table:table-cell>
              <table:table-cell office:value-type="float" office:value="17.13403">
                <text:p>17.13403</text:p>
              </table:table-cell>
              <table:table-cell office:value-type="float" office:value="8.35702">
                <text:p>8.35702</text:p>
              </table:table-cell>
              <table:table-cell office:value-type="float" office:value="23.11568">
                <text:p>23.11568</text:p>
              </table:table-cell>
              <table:table-cell office:value-type="float" office:value="13.62487">
                <text:p>13.62487</text:p>
              </table:table-cell>
              <table:table-cell office:value-type="float" office:value="22.38098">
                <text:p>22.38098</text:p>
              </table:table-cell>
              <table:table-cell office:value-type="float" office:value="22.16421">
                <text:p>22.16421</text:p>
              </table:table-cell>
              <table:table-cell office:value-type="float" office:value="8.54883">
                <text:p>8.54883</text:p>
              </table:table-cell>
              <table:table-cell office:value-type="float" office:value="30.74013">
                <text:p>30.74013</text:p>
              </table:table-cell>
              <table:table-cell office:value-type="float" office:value="4.68102">
                <text:p>4.68102</text:p>
              </table:table-cell>
              <table:table-cell office:value-type="float" office:value="13.72895">
                <text:p>13.728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.18962">
                <text:p>27.18962</text:p>
              </table:table-cell>
              <table:table-cell office:value-type="float" office:value="6.69834">
                <text:p>6.69834</text:p>
              </table:table-cell>
              <table:table-cell office:value-type="float" office:value="8.31726">
                <text:p>8.31726</text:p>
              </table:table-cell>
              <table:table-cell office:value-type="float" office:value="15.52946">
                <text:p>15.52946</text:p>
              </table:table-cell>
              <table:table-cell office:value-type="float" office:value="4.86309">
                <text:p>4.86309</text:p>
              </table:table-cell>
              <table:table-cell office:value-type="float" office:value="10.24372">
                <text:p>10.24372</text:p>
              </table:table-cell>
              <table:table-cell office:value-type="float" office:value="7.53066">
                <text:p>7.53066</text:p>
              </table:table-cell>
              <table:table-cell office:value-type="float" office:value="19.16003">
                <text:p>19.16003</text:p>
              </table:table-cell>
              <table:table-cell office:value-type="float" office:value="11.7456">
                <text:p>11.7456</text:p>
              </table:table-cell>
              <table:table-cell office:value-type="float" office:value="8.88601">
                <text:p>8.88601</text:p>
              </table:table-cell>
              <table:table-cell office:value-type="float" office:value="16.28068">
                <text:p>16.28068</text:p>
              </table:table-cell>
              <table:table-cell office:value-type="float" office:value="8.02991">
                <text:p>8.02991</text:p>
              </table:table-cell>
              <table:table-cell office:value-type="float" office:value="22.81381">
                <text:p>22.81381</text:p>
              </table:table-cell>
              <table:table-cell office:value-type="float" office:value="12.69735">
                <text:p>12.69735</text:p>
              </table:table-cell>
              <table:table-cell office:value-type="float" office:value="22.08504">
                <text:p>22.08504</text:p>
              </table:table-cell>
              <table:table-cell office:value-type="float" office:value="21.4713">
                <text:p>21.4713</text:p>
              </table:table-cell>
              <table:table-cell office:value-type="float" office:value="8.14076">
                <text:p>8.14076</text:p>
              </table:table-cell>
              <table:table-cell office:value-type="float" office:value="30.10914">
                <text:p>30.10914</text:p>
              </table:table-cell>
              <table:table-cell office:value-type="float" office:value="4.51244">
                <text:p>4.51244</text:p>
              </table:table-cell>
              <table:table-cell office:value-type="float" office:value="13.41949">
                <text:p>13.419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80127">
                <text:p>26.80127</text:p>
              </table:table-cell>
              <table:table-cell office:value-type="float" office:value="6.73595">
                <text:p>6.73595</text:p>
              </table:table-cell>
              <table:table-cell office:value-type="float" office:value="7.72611">
                <text:p>7.72611</text:p>
              </table:table-cell>
              <table:table-cell office:value-type="float" office:value="14.85205">
                <text:p>14.85205</text:p>
              </table:table-cell>
              <table:table-cell office:value-type="float" office:value="4.4621">
                <text:p>4.4621</text:p>
              </table:table-cell>
              <table:table-cell office:value-type="float" office:value="11.72817">
                <text:p>11.72817</text:p>
              </table:table-cell>
              <table:table-cell office:value-type="float" office:value="8.09335">
                <text:p>8.09335</text:p>
              </table:table-cell>
              <table:table-cell office:value-type="float" office:value="18.74552">
                <text:p>18.74552</text:p>
              </table:table-cell>
              <table:table-cell office:value-type="float" office:value="11.13772">
                <text:p>11.13772</text:p>
              </table:table-cell>
              <table:table-cell office:value-type="float" office:value="8.68375">
                <text:p>8.68375</text:p>
              </table:table-cell>
              <table:table-cell office:value-type="float" office:value="15.56861">
                <text:p>15.56861</text:p>
              </table:table-cell>
              <table:table-cell office:value-type="float" office:value="7.80702">
                <text:p>7.80702</text:p>
              </table:table-cell>
              <table:table-cell office:value-type="float" office:value="22.42841">
                <text:p>22.42841</text:p>
              </table:table-cell>
              <table:table-cell office:value-type="float" office:value="11.81075">
                <text:p>11.81075</text:p>
              </table:table-cell>
              <table:table-cell office:value-type="float" office:value="21.64969">
                <text:p>21.64969</text:p>
              </table:table-cell>
              <table:table-cell office:value-type="float" office:value="20.7811">
                <text:p>20.7811</text:p>
              </table:table-cell>
              <table:table-cell office:value-type="float" office:value="7.84379">
                <text:p>7.84379</text:p>
              </table:table-cell>
              <table:table-cell office:value-type="float" office:value="29.47256">
                <text:p>29.47256</text:p>
              </table:table-cell>
              <table:table-cell office:value-type="float" office:value="4.39717">
                <text:p>4.39717</text:p>
              </table:table-cell>
              <table:table-cell office:value-type="float" office:value="12.99066">
                <text:p>12.99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54267">
                <text:p>26.54267</text:p>
              </table:table-cell>
              <table:table-cell office:value-type="float" office:value="6.81419">
                <text:p>6.81419</text:p>
              </table:table-cell>
              <table:table-cell office:value-type="float" office:value="7.37571">
                <text:p>7.37571</text:p>
              </table:table-cell>
              <table:table-cell office:value-type="float" office:value="14.11935">
                <text:p>14.11935</text:p>
              </table:table-cell>
              <table:table-cell office:value-type="float" office:value="3.97919">
                <text:p>3.97919</text:p>
              </table:table-cell>
              <table:table-cell office:value-type="float" office:value="13.2371">
                <text:p>13.2371</text:p>
              </table:table-cell>
              <table:table-cell office:value-type="float" office:value="8.49981">
                <text:p>8.49981</text:p>
              </table:table-cell>
              <table:table-cell office:value-type="float" office:value="18.48386">
                <text:p>18.48386</text:p>
              </table:table-cell>
              <table:table-cell office:value-type="float" office:value="10.53683">
                <text:p>10.53683</text:p>
              </table:table-cell>
              <table:table-cell office:value-type="float" office:value="8.4404">
                <text:p>8.4404</text:p>
              </table:table-cell>
              <table:table-cell office:value-type="float" office:value="14.70703">
                <text:p>14.70703</text:p>
              </table:table-cell>
              <table:table-cell office:value-type="float" office:value="7.49492">
                <text:p>7.49492</text:p>
              </table:table-cell>
              <table:table-cell office:value-type="float" office:value="22.12205">
                <text:p>22.12205</text:p>
              </table:table-cell>
              <table:table-cell office:value-type="float" office:value="10.90247">
                <text:p>10.90247</text:p>
              </table:table-cell>
              <table:table-cell office:value-type="float" office:value="21.35868">
                <text:p>21.35868</text:p>
              </table:table-cell>
              <table:table-cell office:value-type="float" office:value="20.08378">
                <text:p>20.08378</text:p>
              </table:table-cell>
              <table:table-cell office:value-type="float" office:value="7.56798">
                <text:p>7.56798</text:p>
              </table:table-cell>
              <table:table-cell office:value-type="float" office:value="28.85083">
                <text:p>28.85083</text:p>
              </table:table-cell>
              <table:table-cell office:value-type="float" office:value="4.37186">
                <text:p>4.37186</text:p>
              </table:table-cell>
              <table:table-cell office:value-type="float" office:value="12.68825">
                <text:p>12.688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14357">
                <text:p>26.14357</text:p>
              </table:table-cell>
              <table:table-cell office:value-type="float" office:value="6.98636">
                <text:p>6.98636</text:p>
              </table:table-cell>
              <table:table-cell office:value-type="float" office:value="6.88175">
                <text:p>6.88175</text:p>
              </table:table-cell>
              <table:table-cell office:value-type="float" office:value="13.17875">
                <text:p>13.17875</text:p>
              </table:table-cell>
              <table:table-cell office:value-type="float" office:value="3.61317">
                <text:p>3.61317</text:p>
              </table:table-cell>
              <table:table-cell office:value-type="float" office:value="14.78459">
                <text:p>14.78459</text:p>
              </table:table-cell>
              <table:table-cell office:value-type="float" office:value="9.13107">
                <text:p>9.13107</text:p>
              </table:table-cell>
              <table:table-cell office:value-type="float" office:value="18.09395">
                <text:p>18.09395</text:p>
              </table:table-cell>
              <table:table-cell office:value-type="float" office:value="9.95587">
                <text:p>9.95587</text:p>
              </table:table-cell>
              <table:table-cell office:value-type="float" office:value="8.25887">
                <text:p>8.25887</text:p>
              </table:table-cell>
              <table:table-cell office:value-type="float" office:value="13.85115">
                <text:p>13.85115</text:p>
              </table:table-cell>
              <table:table-cell office:value-type="float" office:value="7.29075">
                <text:p>7.29075</text:p>
              </table:table-cell>
              <table:table-cell office:value-type="float" office:value="21.73442">
                <text:p>21.73442</text:p>
              </table:table-cell>
              <table:table-cell office:value-type="float" office:value="9.92327">
                <text:p>9.92327</text:p>
              </table:table-cell>
              <table:table-cell office:value-type="float" office:value="20.92201">
                <text:p>20.92201</text:p>
              </table:table-cell>
              <table:table-cell office:value-type="float" office:value="19.39834">
                <text:p>19.39834</text:p>
              </table:table-cell>
              <table:table-cell office:value-type="float" office:value="7.15877">
                <text:p>7.15877</text:p>
              </table:table-cell>
              <table:table-cell office:value-type="float" office:value="28.23718">
                <text:p>28.23718</text:p>
              </table:table-cell>
              <table:table-cell office:value-type="float" office:value="4.40084">
                <text:p>4.40084</text:p>
              </table:table-cell>
              <table:table-cell office:value-type="float" office:value="12.26786">
                <text:p>12.267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88118">
                <text:p>25.88118</text:p>
              </table:table-cell>
              <table:table-cell office:value-type="float" office:value="7.18971">
                <text:p>7.18971</text:p>
              </table:table-cell>
              <table:table-cell office:value-type="float" office:value="6.56206">
                <text:p>6.56206</text:p>
              </table:table-cell>
              <table:table-cell office:value-type="float" office:value="12.29278">
                <text:p>12.29278</text:p>
              </table:table-cell>
              <table:table-cell office:value-type="float" office:value="3.17935">
                <text:p>3.17935</text:p>
              </table:table-cell>
              <table:table-cell office:value-type="float" office:value="16.3625">
                <text:p>16.3625</text:p>
              </table:table-cell>
              <table:table-cell office:value-type="float" office:value="9.57251">
                <text:p>9.57251</text:p>
              </table:table-cell>
              <table:table-cell office:value-type="float" office:value="17.82611">
                <text:p>17.82611</text:p>
              </table:table-cell>
              <table:table-cell office:value-type="float" office:value="9.4073">
                <text:p>9.4073</text:p>
              </table:table-cell>
              <table:table-cell office:value-type="float" office:value="8.04237">
                <text:p>8.04237</text:p>
              </table:table-cell>
              <table:table-cell office:value-type="float" office:value="12.8399">
                <text:p>12.8399</text:p>
              </table:table-cell>
              <table:table-cell office:value-type="float" office:value="7.00694">
                <text:p>7.00694</text:p>
              </table:table-cell>
              <table:table-cell office:value-type="float" office:value="21.45252">
                <text:p>21.45252</text:p>
              </table:table-cell>
              <table:table-cell office:value-type="float" office:value="9.07616">
                <text:p>9.07616</text:p>
              </table:table-cell>
              <table:table-cell office:value-type="float" office:value="20.65692">
                <text:p>20.65692</text:p>
              </table:table-cell>
              <table:table-cell office:value-type="float" office:value="18.71476">
                <text:p>18.71476</text:p>
              </table:table-cell>
              <table:table-cell office:value-type="float" office:value="6.89409">
                <text:p>6.89409</text:p>
              </table:table-cell>
              <table:table-cell office:value-type="float" office:value="27.63008">
                <text:p>27.63008</text:p>
              </table:table-cell>
              <table:table-cell office:value-type="float" office:value="4.44363">
                <text:p>4.44363</text:p>
              </table:table-cell>
              <table:table-cell office:value-type="float" office:value="11.96309">
                <text:p>11.963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49288">
                <text:p>25.49288</text:p>
              </table:table-cell>
              <table:table-cell office:value-type="float" office:value="7.45226">
                <text:p>7.45226</text:p>
              </table:table-cell>
              <table:table-cell office:value-type="float" office:value="6.08786">
                <text:p>6.08786</text:p>
              </table:table-cell>
              <table:table-cell office:value-type="float" office:value="11.39219">
                <text:p>11.39219</text:p>
              </table:table-cell>
              <table:table-cell office:value-type="float" office:value="2.91102">
                <text:p>2.91102</text:p>
              </table:table-cell>
              <table:table-cell office:value-type="float" office:value="17.31918">
                <text:p>17.31918</text:p>
              </table:table-cell>
              <table:table-cell office:value-type="float" office:value="10.24351">
                <text:p>10.24351</text:p>
              </table:table-cell>
              <table:table-cell office:value-type="float" office:value="17.43379">
                <text:p>17.43379</text:p>
              </table:table-cell>
              <table:table-cell office:value-type="float" office:value="8.88873">
                <text:p>8.88873</text:p>
              </table:table-cell>
              <table:table-cell office:value-type="float" office:value="7.8935">
                <text:p>7.8935</text:p>
              </table:table-cell>
              <table:table-cell office:value-type="float" office:value="11.78856">
                <text:p>11.78856</text:p>
              </table:table-cell>
              <table:table-cell office:value-type="float" office:value="6.83354">
                <text:p>6.83354</text:p>
              </table:table-cell>
              <table:table-cell office:value-type="float" office:value="21.0334">
                <text:p>21.0334</text:p>
              </table:table-cell>
              <table:table-cell office:value-type="float" office:value="8.45588">
                <text:p>8.45588</text:p>
              </table:table-cell>
              <table:table-cell office:value-type="float" office:value="20.23819">
                <text:p>20.23819</text:p>
              </table:table-cell>
              <table:table-cell office:value-type="float" office:value="18.06852">
                <text:p>18.06852</text:p>
              </table:table-cell>
              <table:table-cell office:value-type="float" office:value="6.50986">
                <text:p>6.50986</text:p>
              </table:table-cell>
              <table:table-cell office:value-type="float" office:value="27.03612">
                <text:p>27.03612</text:p>
              </table:table-cell>
              <table:table-cell office:value-type="float" office:value="4.51124">
                <text:p>4.51124</text:p>
              </table:table-cell>
              <table:table-cell office:value-type="float" office:value="11.54214">
                <text:p>11.542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22736">
                <text:p>25.22736</text:p>
              </table:table-cell>
              <table:table-cell office:value-type="float" office:value="7.747">
                <text:p>7.747</text:p>
              </table:table-cell>
              <table:table-cell office:value-type="float" office:value="5.77023">
                <text:p>5.77023</text:p>
              </table:table-cell>
              <table:table-cell office:value-type="float" office:value="10.63665">
                <text:p>10.63665</text:p>
              </table:table-cell>
              <table:table-cell office:value-type="float" office:value="2.64732">
                <text:p>2.64732</text:p>
              </table:table-cell>
              <table:table-cell office:value-type="float" office:value="17.96271">
                <text:p>17.96271</text:p>
              </table:table-cell>
              <table:table-cell office:value-type="float" office:value="10.71239">
                <text:p>10.71239</text:p>
              </table:table-cell>
              <table:table-cell office:value-type="float" office:value="17.16964">
                <text:p>17.16964</text:p>
              </table:table-cell>
              <table:table-cell office:value-type="float" office:value="8.414">
                <text:p>8.414</text:p>
              </table:table-cell>
              <table:table-cell office:value-type="float" office:value="7.7104">
                <text:p>7.7104</text:p>
              </table:table-cell>
              <table:table-cell office:value-type="float" office:value="10.90786">
                <text:p>10.90786</text:p>
              </table:table-cell>
              <table:table-cell office:value-type="float" office:value="6.65128">
                <text:p>6.65128</text:p>
              </table:table-cell>
              <table:table-cell office:value-type="float" office:value="20.75654">
                <text:p>20.75654</text:p>
              </table:table-cell>
              <table:table-cell office:value-type="float" office:value="7.95823">
                <text:p>7.95823</text:p>
              </table:table-cell>
              <table:table-cell office:value-type="float" office:value="19.96818">
                <text:p>19.96818</text:p>
              </table:table-cell>
              <table:table-cell office:value-type="float" office:value="17.4134">
                <text:p>17.4134</text:p>
              </table:table-cell>
              <table:table-cell office:value-type="float" office:value="6.25895">
                <text:p>6.25895</text:p>
              </table:table-cell>
              <table:table-cell office:value-type="float" office:value="26.44473">
                <text:p>26.44473</text:p>
              </table:table-cell>
              <table:table-cell office:value-type="float" office:value="4.58544">
                <text:p>4.58544</text:p>
              </table:table-cell>
              <table:table-cell office:value-type="float" office:value="11.24805">
                <text:p>11.248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83879">
                <text:p>24.83879</text:p>
              </table:table-cell>
              <table:table-cell office:value-type="float" office:value="8.10715">
                <text:p>8.10715</text:p>
              </table:table-cell>
              <table:table-cell office:value-type="float" office:value="5.3141">
                <text:p>5.3141</text:p>
              </table:table-cell>
              <table:table-cell office:value-type="float" office:value="10.02314">
                <text:p>10.02314</text:p>
              </table:table-cell>
              <table:table-cell office:value-type="float" office:value="2.58967">
                <text:p>2.58967</text:p>
              </table:table-cell>
              <table:table-cell office:value-type="float" office:value="18.92892">
                <text:p>18.92892</text:p>
              </table:table-cell>
              <table:table-cell office:value-type="float" office:value="11.43649">
                <text:p>11.43649</text:p>
              </table:table-cell>
              <table:table-cell office:value-type="float" office:value="16.76408">
                <text:p>16.76408</text:p>
              </table:table-cell>
              <table:table-cell office:value-type="float" office:value="7.984">
                <text:p>7.984</text:p>
              </table:table-cell>
              <table:table-cell office:value-type="float" office:value="7.58861">
                <text:p>7.58861</text:p>
              </table:table-cell>
              <table:table-cell office:value-type="float" office:value="10.03507">
                <text:p>10.03507</text:p>
              </table:table-cell>
              <table:table-cell office:value-type="float" office:value="6.44412">
                <text:p>6.44412</text:p>
              </table:table-cell>
              <table:table-cell office:value-type="float" office:value="20.34515">
                <text:p>20.34515</text:p>
              </table:table-cell>
              <table:table-cell office:value-type="float" office:value="7.5243">
                <text:p>7.5243</text:p>
              </table:table-cell>
              <table:table-cell office:value-type="float" office:value="19.54687">
                <text:p>19.54687</text:p>
              </table:table-cell>
              <table:table-cell office:value-type="float" office:value="16.4755">
                <text:p>16.4755</text:p>
              </table:table-cell>
              <table:table-cell office:value-type="float" office:value="5.9007">
                <text:p>5.9007</text:p>
              </table:table-cell>
              <table:table-cell office:value-type="float" office:value="25.88289">
                <text:p>25.88289</text:p>
              </table:table-cell>
              <table:table-cell office:value-type="float" office:value="4.73749">
                <text:p>4.73749</text:p>
              </table:table-cell>
              <table:table-cell office:value-type="float" office:value="10.8347">
                <text:p>10.83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57993">
                <text:p>24.57993</text:p>
              </table:table-cell>
              <table:table-cell office:value-type="float" office:value="8.48222">
                <text:p>8.48222</text:p>
              </table:table-cell>
              <table:table-cell office:value-type="float" office:value="5.03359">
                <text:p>5.03359</text:p>
              </table:table-cell>
              <table:table-cell office:value-type="float" office:value="9.44018">
                <text:p>9.44018</text:p>
              </table:table-cell>
              <table:table-cell office:value-type="float" office:value="2.62352">
                <text:p>2.62352</text:p>
              </table:table-cell>
              <table:table-cell office:value-type="float" office:value="19.57738">
                <text:p>19.57738</text:p>
              </table:table-cell>
              <table:table-cell office:value-type="float" office:value="11.92119">
                <text:p>11.92119</text:p>
              </table:table-cell>
              <table:table-cell office:value-type="float" office:value="16.34811">
                <text:p>16.34811</text:p>
              </table:table-cell>
              <table:table-cell office:value-type="float" office:value="7.61357">
                <text:p>7.61357</text:p>
              </table:table-cell>
              <table:table-cell office:value-type="float" office:value="7.44221">
                <text:p>7.44221</text:p>
              </table:table-cell>
              <table:table-cell office:value-type="float" office:value="9.54794">
                <text:p>9.54794</text:p>
              </table:table-cell>
              <table:table-cell office:value-type="float" office:value="6.29355">
                <text:p>6.29355</text:p>
              </table:table-cell>
              <table:table-cell office:value-type="float" office:value="20.06382">
                <text:p>20.06382</text:p>
              </table:table-cell>
              <table:table-cell office:value-type="float" office:value="7.14616">
                <text:p>7.14616</text:p>
              </table:table-cell>
              <table:table-cell office:value-type="float" office:value="19.2718">
                <text:p>19.2718</text:p>
              </table:table-cell>
              <table:table-cell office:value-type="float" office:value="15.52501">
                <text:p>15.52501</text:p>
              </table:table-cell>
              <table:table-cell office:value-type="float" office:value="5.66771">
                <text:p>5.66771</text:p>
              </table:table-cell>
              <table:table-cell office:value-type="float" office:value="25.31227">
                <text:p>25.31227</text:p>
              </table:table-cell>
              <table:table-cell office:value-type="float" office:value="4.85011">
                <text:p>4.85011</text:p>
              </table:table-cell>
              <table:table-cell office:value-type="float" office:value="10.54971">
                <text:p>10.549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19189">
                <text:p>24.19189</text:p>
              </table:table-cell>
              <table:table-cell office:value-type="float" office:value="8.90899">
                <text:p>8.90899</text:p>
              </table:table-cell>
              <table:table-cell office:value-type="float" office:value="4.61331">
                <text:p>4.61331</text:p>
              </table:table-cell>
              <table:table-cell office:value-type="float" office:value="8.88584">
                <text:p>8.88584</text:p>
              </table:table-cell>
              <table:table-cell office:value-type="float" office:value="2.96326">
                <text:p>2.96326</text:p>
              </table:table-cell>
              <table:table-cell office:value-type="float" office:value="20.55133">
                <text:p>20.55133</text:p>
              </table:table-cell>
              <table:table-cell office:value-type="float" office:value="12.67845">
                <text:p>12.67845</text:p>
              </table:table-cell>
              <table:table-cell office:value-type="float" office:value="15.79732">
                <text:p>15.79732</text:p>
              </table:table-cell>
              <table:table-cell office:value-type="float" office:value="7.31456">
                <text:p>7.31456</text:p>
              </table:table-cell>
              <table:table-cell office:value-type="float" office:value="7.35371">
                <text:p>7.35371</text:p>
              </table:table-cell>
              <table:table-cell office:value-type="float" office:value="9.17382">
                <text:p>9.17382</text:p>
              </table:table-cell>
              <table:table-cell office:value-type="float" office:value="6.13473">
                <text:p>6.13473</text:p>
              </table:table-cell>
              <table:table-cell office:value-type="float" office:value="19.6502">
                <text:p>19.6502</text:p>
              </table:table-cell>
              <table:table-cell office:value-type="float" office:value="6.84021">
                <text:p>6.84021</text:p>
              </table:table-cell>
              <table:table-cell office:value-type="float" office:value="18.84828">
                <text:p>18.84828</text:p>
              </table:table-cell>
              <table:table-cell office:value-type="float" office:value="14.56834">
                <text:p>14.56834</text:p>
              </table:table-cell>
              <table:table-cell office:value-type="float" office:value="5.35088">
                <text:p>5.35088</text:p>
              </table:table-cell>
              <table:table-cell office:value-type="float" office:value="24.78896">
                <text:p>24.78896</text:p>
              </table:table-cell>
              <table:table-cell office:value-type="float" office:value="5.05546">
                <text:p>5.05546</text:p>
              </table:table-cell>
              <table:table-cell office:value-type="float" office:value="10.1473">
                <text:p>10.14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.93004">
                <text:p>23.93004</text:p>
              </table:table-cell>
              <table:table-cell office:value-type="float" office:value="9.362">
                <text:p>9.362</text:p>
              </table:table-cell>
              <table:table-cell office:value-type="float" office:value="4.32683">
                <text:p>4.32683</text:p>
              </table:table-cell>
              <table:table-cell office:value-type="float" office:value="8.36385">
                <text:p>8.36385</text:p>
              </table:table-cell>
              <table:table-cell office:value-type="float" office:value="3.35971">
                <text:p>3.35971</text:p>
              </table:table-cell>
              <table:table-cell office:value-type="float" office:value="21.20696">
                <text:p>21.20696</text:p>
              </table:table-cell>
              <table:table-cell office:value-type="float" office:value="13.1946">
                <text:p>13.1946</text:p>
              </table:table-cell>
              <table:table-cell office:value-type="float" office:value="15.42601">
                <text:p>15.42601</text:p>
              </table:table-cell>
              <table:table-cell office:value-type="float" office:value="7.08188">
                <text:p>7.08188</text:p>
              </table:table-cell>
              <table:table-cell office:value-type="float" office:value="7.25227">
                <text:p>7.25227</text:p>
              </table:table-cell>
              <table:table-cell office:value-type="float" office:value="8.67765">
                <text:p>8.67765</text:p>
              </table:table-cell>
              <table:table-cell office:value-type="float" office:value="6.0209">
                <text:p>6.0209</text:p>
              </table:table-cell>
              <table:table-cell office:value-type="float" office:value="19.37345">
                <text:p>19.37345</text:p>
              </table:table-cell>
              <table:table-cell office:value-type="float" office:value="6.61232">
                <text:p>6.61232</text:p>
              </table:table-cell>
              <table:table-cell office:value-type="float" office:value="18.56816">
                <text:p>18.56816</text:p>
              </table:table-cell>
              <table:table-cell office:value-type="float" office:value="13.73089">
                <text:p>13.73089</text:p>
              </table:table-cell>
              <table:table-cell office:value-type="float" office:value="5.15503">
                <text:p>5.15503</text:p>
              </table:table-cell>
              <table:table-cell office:value-type="float" office:value="24.24218">
                <text:p>24.24218</text:p>
              </table:table-cell>
              <table:table-cell office:value-type="float" office:value="5.21469">
                <text:p>5.21469</text:p>
              </table:table-cell>
              <table:table-cell office:value-type="float" office:value="9.86283">
                <text:p>9.862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.54232">
                <text:p>23.54232</text:p>
              </table:table-cell>
              <table:table-cell office:value-type="float" office:value="9.84467">
                <text:p>9.84467</text:p>
              </table:table-cell>
              <table:table-cell office:value-type="float" office:value="3.91139">
                <text:p>3.91139</text:p>
              </table:table-cell>
              <table:table-cell office:value-type="float" office:value="7.88895">
                <text:p>7.88895</text:p>
              </table:table-cell>
              <table:table-cell office:value-type="float" office:value="3.98276">
                <text:p>3.98276</text:p>
              </table:table-cell>
              <table:table-cell office:value-type="float" office:value="22.17182">
                <text:p>22.17182</text:p>
              </table:table-cell>
              <table:table-cell office:value-type="float" office:value="13.97121">
                <text:p>13.97121</text:p>
              </table:table-cell>
              <table:table-cell office:value-type="float" office:value="14.8775">
                <text:p>14.8775</text:p>
              </table:table-cell>
              <table:table-cell office:value-type="float" office:value="6.93527">
                <text:p>6.93527</text:p>
              </table:table-cell>
              <table:table-cell office:value-type="float" office:value="7.19679">
                <text:p>7.19679</text:p>
              </table:table-cell>
              <table:table-cell office:value-type="float" office:value="8.30394">
                <text:p>8.30394</text:p>
              </table:table-cell>
              <table:table-cell office:value-type="float" office:value="5.9048">
                <text:p>5.9048</text:p>
              </table:table-cell>
              <table:table-cell office:value-type="float" office:value="18.95745">
                <text:p>18.95745</text:p>
              </table:table-cell>
              <table:table-cell office:value-type="float" office:value="6.46741">
                <text:p>6.46741</text:p>
              </table:table-cell>
              <table:table-cell office:value-type="float" office:value="18.1526">
                <text:p>18.1526</text:p>
              </table:table-cell>
              <table:table-cell office:value-type="float" office:value="13.07242">
                <text:p>13.07242</text:p>
              </table:table-cell>
              <table:table-cell office:value-type="float" office:value="4.89146">
                <text:p>4.89146</text:p>
              </table:table-cell>
              <table:table-cell office:value-type="float" office:value="23.7234">
                <text:p>23.7234</text:p>
              </table:table-cell>
              <table:table-cell office:value-type="float" office:value="5.47929">
                <text:p>5.47929</text:p>
              </table:table-cell>
              <table:table-cell office:value-type="float" office:value="9.46369">
                <text:p>9.463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.2876">
                <text:p>23.2876</text:p>
              </table:table-cell>
              <table:table-cell office:value-type="float" office:value="10.36248">
                <text:p>10.36248</text:p>
              </table:table-cell>
              <table:table-cell office:value-type="float" office:value="3.64096">
                <text:p>3.64096</text:p>
              </table:table-cell>
              <table:table-cell office:value-type="float" office:value="7.4689">
                <text:p>7.4689</text:p>
              </table:table-cell>
              <table:table-cell office:value-type="float" office:value="4.52972">
                <text:p>4.52972</text:p>
              </table:table-cell>
              <table:table-cell office:value-type="float" office:value="22.78514">
                <text:p>22.78514</text:p>
              </table:table-cell>
              <table:table-cell office:value-type="float" office:value="14.50883">
                <text:p>14.50883</text:p>
              </table:table-cell>
              <table:table-cell office:value-type="float" office:value="14.51744">
                <text:p>14.51744</text:p>
              </table:table-cell>
              <table:table-cell office:value-type="float" office:value="6.84574">
                <text:p>6.84574</text:p>
              </table:table-cell>
              <table:table-cell office:value-type="float" office:value="7.13835">
                <text:p>7.13835</text:p>
              </table:table-cell>
              <table:table-cell office:value-type="float" office:value="7.81815">
                <text:p>7.81815</text:p>
              </table:table-cell>
              <table:table-cell office:value-type="float" office:value="5.84646">
                <text:p>5.84646</text:p>
              </table:table-cell>
              <table:table-cell office:value-type="float" office:value="18.68537">
                <text:p>18.68537</text:p>
              </table:table-cell>
              <table:table-cell office:value-type="float" office:value="6.42701">
                <text:p>6.42701</text:p>
              </table:table-cell>
              <table:table-cell office:value-type="float" office:value="17.86794">
                <text:p>17.86794</text:p>
              </table:table-cell>
              <table:table-cell office:value-type="float" office:value="12.32515">
                <text:p>12.32515</text:p>
              </table:table-cell>
              <table:table-cell office:value-type="float" office:value="4.73578">
                <text:p>4.73578</text:p>
              </table:table-cell>
              <table:table-cell office:value-type="float" office:value="23.15816">
                <text:p>23.15816</text:p>
              </table:table-cell>
              <table:table-cell office:value-type="float" office:value="5.66847">
                <text:p>5.66847</text:p>
              </table:table-cell>
              <table:table-cell office:value-type="float" office:value="9.19079">
                <text:p>9.190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.00562">
                <text:p>23.00562</text:p>
              </table:table-cell>
              <table:table-cell office:value-type="float" office:value="10.90472">
                <text:p>10.90472</text:p>
              </table:table-cell>
              <table:table-cell office:value-type="float" office:value="3.25171">
                <text:p>3.25171</text:p>
              </table:table-cell>
              <table:table-cell office:value-type="float" office:value="7.11071">
                <text:p>7.11071</text:p>
              </table:table-cell>
              <table:table-cell office:value-type="float" office:value="5.17741">
                <text:p>5.17741</text:p>
              </table:table-cell>
              <table:table-cell office:value-type="float" office:value="23.70729">
                <text:p>23.70729</text:p>
              </table:table-cell>
              <table:table-cell office:value-type="float" office:value="15.31449">
                <text:p>15.31449</text:p>
              </table:table-cell>
              <table:table-cell office:value-type="float" office:value="13.93469">
                <text:p>13.93469</text:p>
              </table:table-cell>
              <table:table-cell office:value-type="float" office:value="6.83111">
                <text:p>6.83111</text:p>
              </table:table-cell>
              <table:table-cell office:value-type="float" office:value="7.11213">
                <text:p>7.11213</text:p>
              </table:table-cell>
              <table:table-cell office:value-type="float" office:value="7.4646">
                <text:p>7.4646</text:p>
              </table:table-cell>
              <table:table-cell office:value-type="float" office:value="5.79535">
                <text:p>5.79535</text:p>
              </table:table-cell>
              <table:table-cell office:value-type="float" office:value="18.29463">
                <text:p>18.29463</text:p>
              </table:table-cell>
              <table:table-cell office:value-type="float" office:value="6.45239">
                <text:p>6.45239</text:p>
              </table:table-cell>
              <table:table-cell office:value-type="float" office:value="17.44988">
                <text:p>17.44988</text:p>
              </table:table-cell>
              <table:table-cell office:value-type="float" office:value="11.49708">
                <text:p>11.49708</text:p>
              </table:table-cell>
              <table:table-cell office:value-type="float" office:value="4.50573">
                <text:p>4.50573</text:p>
              </table:table-cell>
              <table:table-cell office:value-type="float" office:value="22.61854">
                <text:p>22.61854</text:p>
              </table:table-cell>
              <table:table-cell office:value-type="float" office:value="5.96199">
                <text:p>5.96199</text:p>
              </table:table-cell>
              <table:table-cell office:value-type="float" office:value="8.80644">
                <text:p>8.806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37916">
                <text:p>22.37916</text:p>
              </table:table-cell>
              <table:table-cell office:value-type="float" office:value="11.46737">
                <text:p>11.46737</text:p>
              </table:table-cell>
              <table:table-cell office:value-type="float" office:value="2.99577">
                <text:p>2.99577</text:p>
              </table:table-cell>
              <table:table-cell office:value-type="float" office:value="6.8329">
                <text:p>6.8329</text:p>
              </table:table-cell>
              <table:table-cell office:value-type="float" office:value="5.70914">
                <text:p>5.70914</text:p>
              </table:table-cell>
              <table:table-cell office:value-type="float" office:value="24.32764">
                <text:p>24.32764</text:p>
              </table:table-cell>
              <table:table-cell office:value-type="float" office:value="15.85771">
                <text:p>15.85771</text:p>
              </table:table-cell>
              <table:table-cell office:value-type="float" office:value="13.57881">
                <text:p>13.57881</text:p>
              </table:table-cell>
              <table:table-cell office:value-type="float" office:value="6.89411">
                <text:p>6.89411</text:p>
              </table:table-cell>
              <table:table-cell office:value-type="float" office:value="7.09274">
                <text:p>7.09274</text:p>
              </table:table-cell>
              <table:table-cell office:value-type="float" office:value="7.01904">
                <text:p>7.01904</text:p>
              </table:table-cell>
              <table:table-cell office:value-type="float" office:value="5.76679">
                <text:p>5.76679</text:p>
              </table:table-cell>
              <table:table-cell office:value-type="float" office:value="18.03671">
                <text:p>18.03671</text:p>
              </table:table-cell>
              <table:table-cell office:value-type="float" office:value="6.72488">
                <text:p>6.72488</text:p>
              </table:table-cell>
              <table:table-cell office:value-type="float" office:value="17.16117">
                <text:p>17.16117</text:p>
              </table:table-cell>
              <table:table-cell office:value-type="float" office:value="10.66299">
                <text:p>10.66299</text:p>
              </table:table-cell>
              <table:table-cell office:value-type="float" office:value="4.37879">
                <text:p>4.37879</text:p>
              </table:table-cell>
              <table:table-cell office:value-type="float" office:value="22.04608">
                <text:p>22.04608</text:p>
              </table:table-cell>
              <table:table-cell office:value-type="float" office:value="6.18113">
                <text:p>6.18113</text:p>
              </table:table-cell>
              <table:table-cell office:value-type="float" office:value="8.54652">
                <text:p>8.546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.74956">
                <text:p>21.74956</text:p>
              </table:table-cell>
              <table:table-cell office:value-type="float" office:value="12.0429">
                <text:p>12.0429</text:p>
              </table:table-cell>
              <table:table-cell office:value-type="float" office:value="2.64326">
                <text:p>2.64326</text:p>
              </table:table-cell>
              <table:table-cell office:value-type="float" office:value="6.63691">
                <text:p>6.63691</text:p>
              </table:table-cell>
              <table:table-cell office:value-type="float" office:value="6.25429">
                <text:p>6.25429</text:p>
              </table:table-cell>
              <table:table-cell office:value-type="float" office:value="25.24705">
                <text:p>25.24705</text:p>
              </table:table-cell>
              <table:table-cell office:value-type="float" office:value="16.69124">
                <text:p>16.69124</text:p>
              </table:table-cell>
              <table:table-cell office:value-type="float" office:value="13.11858">
                <text:p>13.11858</text:p>
              </table:table-cell>
              <table:table-cell office:value-type="float" office:value="7.11975">
                <text:p>7.11975</text:p>
              </table:table-cell>
              <table:table-cell office:value-type="float" office:value="7.09518">
                <text:p>7.09518</text:p>
              </table:table-cell>
              <table:table-cell office:value-type="float" office:value="6.67549">
                <text:p>6.67549</text:p>
              </table:table-cell>
              <table:table-cell office:value-type="float" office:value="5.76808">
                <text:p>5.76808</text:p>
              </table:table-cell>
              <table:table-cell office:value-type="float" office:value="17.65106">
                <text:p>17.65106</text:p>
              </table:table-cell>
              <table:table-cell office:value-type="float" office:value="7.20023">
                <text:p>7.20023</text:p>
              </table:table-cell>
              <table:table-cell office:value-type="float" office:value="16.74139">
                <text:p>16.74139</text:p>
              </table:table-cell>
              <table:table-cell office:value-type="float" office:value="10.01347">
                <text:p>10.01347</text:p>
              </table:table-cell>
              <table:table-cell office:value-type="float" office:value="4.20655">
                <text:p>4.20655</text:p>
              </table:table-cell>
              <table:table-cell office:value-type="float" office:value="21.48848">
                <text:p>21.48848</text:p>
              </table:table-cell>
              <table:table-cell office:value-type="float" office:value="6.51533">
                <text:p>6.51533</text:p>
              </table:table-cell>
              <table:table-cell office:value-type="float" office:value="8.18819">
                <text:p>8.18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14594">
                <text:p>21.14594</text:p>
              </table:table-cell>
              <table:table-cell office:value-type="float" office:value="12.65276">
                <text:p>12.65276</text:p>
              </table:table-cell>
              <table:table-cell office:value-type="float" office:value="2.42551">
                <text:p>2.42551</text:p>
              </table:table-cell>
              <table:table-cell office:value-type="float" office:value="6.51258">
                <text:p>6.51258</text:p>
              </table:table-cell>
              <table:table-cell office:value-type="float" office:value="6.74305">
                <text:p>6.74305</text:p>
              </table:table-cell>
              <table:table-cell office:value-type="float" office:value="25.85761">
                <text:p>25.85761</text:p>
              </table:table-cell>
              <table:table-cell office:value-type="float" office:value="17.25323">
                <text:p>17.25323</text:p>
              </table:table-cell>
              <table:table-cell office:value-type="float" office:value="12.84369">
                <text:p>12.84369</text:p>
              </table:table-cell>
              <table:table-cell office:value-type="float" office:value="7.66504">
                <text:p>7.66504</text:p>
              </table:table-cell>
              <table:table-cell office:value-type="float" office:value="7.11779">
                <text:p>7.11779</text:p>
              </table:table-cell>
              <table:table-cell office:value-type="float" office:value="6.21965">
                <text:p>6.21965</text:p>
              </table:table-cell>
              <table:table-cell office:value-type="float" office:value="5.77678">
                <text:p>5.77678</text:p>
              </table:table-cell>
              <table:table-cell office:value-type="float" office:value="16.98936">
                <text:p>16.98936</text:p>
              </table:table-cell>
              <table:table-cell office:value-type="float" office:value="7.8277">
                <text:p>7.8277</text:p>
              </table:table-cell>
              <table:table-cell office:value-type="float" office:value="16.45807">
                <text:p>16.45807</text:p>
              </table:table-cell>
              <table:table-cell office:value-type="float" office:value="9.4818">
                <text:p>9.4818</text:p>
              </table:table-cell>
              <table:table-cell office:value-type="float" office:value="4.12369">
                <text:p>4.12369</text:p>
              </table:table-cell>
              <table:table-cell office:value-type="float" office:value="20.89735">
                <text:p>20.89735</text:p>
              </table:table-cell>
              <table:table-cell office:value-type="float" office:value="6.73764">
                <text:p>6.73764</text:p>
              </table:table-cell>
              <table:table-cell office:value-type="float" office:value="7.94306">
                <text:p>7.943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57712">
                <text:p>20.57712</text:p>
              </table:table-cell>
              <table:table-cell office:value-type="float" office:value="13.26049">
                <text:p>13.26049</text:p>
              </table:table-cell>
              <table:table-cell office:value-type="float" office:value="2.15108">
                <text:p>2.15108</text:p>
              </table:table-cell>
              <table:table-cell office:value-type="float" office:value="6.4499">
                <text:p>6.4499</text:p>
              </table:table-cell>
              <table:table-cell office:value-type="float" office:value="7.24732">
                <text:p>7.24732</text:p>
              </table:table-cell>
              <table:table-cell office:value-type="float" office:value="26.77496">
                <text:p>26.77496</text:p>
              </table:table-cell>
              <table:table-cell office:value-type="float" office:value="18.10183">
                <text:p>18.10183</text:p>
              </table:table-cell>
              <table:table-cell office:value-type="float" office:value="12.45644">
                <text:p>12.45644</text:p>
              </table:table-cell>
              <table:table-cell office:value-type="float" office:value="8.35383">
                <text:p>8.35383</text:p>
              </table:table-cell>
              <table:table-cell office:value-type="float" office:value="7.15002">
                <text:p>7.15002</text:p>
              </table:table-cell>
              <table:table-cell office:value-type="float" office:value="5.87573">
                <text:p>5.87573</text:p>
              </table:table-cell>
              <table:table-cell office:value-type="float" office:value="5.82213">
                <text:p>5.82213</text:p>
              </table:table-cell>
              <table:table-cell office:value-type="float" office:value="16.6167">
                <text:p>16.6167</text:p>
              </table:table-cell>
              <table:table-cell office:value-type="float" office:value="8.58653">
                <text:p>8.58653</text:p>
              </table:table-cell>
              <table:table-cell office:value-type="float" office:value="16.02693">
                <text:p>16.02693</text:p>
              </table:table-cell>
              <table:table-cell office:value-type="float" office:value="8.97475">
                <text:p>8.97475</text:p>
              </table:table-cell>
              <table:table-cell office:value-type="float" office:value="4.02854">
                <text:p>4.02854</text:p>
              </table:table-cell>
              <table:table-cell office:value-type="float" office:value="20.38182">
                <text:p>20.38182</text:p>
              </table:table-cell>
              <table:table-cell office:value-type="float" office:value="7.09827">
                <text:p>7.09827</text:p>
              </table:table-cell>
              <table:table-cell office:value-type="float" office:value="7.60474">
                <text:p>7.604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99454">
                <text:p>19.99454</text:p>
              </table:table-cell>
              <table:table-cell office:value-type="float" office:value="13.90794">
                <text:p>13.90794</text:p>
              </table:table-cell>
              <table:table-cell office:value-type="float" office:value="2.01236">
                <text:p>2.01236</text:p>
              </table:table-cell>
              <table:table-cell office:value-type="float" office:value="6.47968">
                <text:p>6.47968</text:p>
              </table:table-cell>
              <table:table-cell office:value-type="float" office:value="7.73697">
                <text:p>7.73697</text:p>
              </table:table-cell>
              <table:table-cell office:value-type="float" office:value="27.38211">
                <text:p>27.38211</text:p>
              </table:table-cell>
              <table:table-cell office:value-type="float" office:value="18.67908">
                <text:p>18.67908</text:p>
              </table:table-cell>
              <table:table-cell office:value-type="float" office:value="12.1955">
                <text:p>12.1955</text:p>
              </table:table-cell>
              <table:table-cell office:value-type="float" office:value="9.14695">
                <text:p>9.14695</text:p>
              </table:table-cell>
              <table:table-cell office:value-type="float" office:value="7.21629">
                <text:p>7.21629</text:p>
              </table:table-cell>
              <table:table-cell office:value-type="float" office:value="5.40953">
                <text:p>5.40953</text:p>
              </table:table-cell>
              <table:table-cell office:value-type="float" office:value="5.88847">
                <text:p>5.88847</text:p>
              </table:table-cell>
              <table:table-cell office:value-type="float" office:value="16.0541">
                <text:p>16.0541</text:p>
              </table:table-cell>
              <table:table-cell office:value-type="float" office:value="9.46831">
                <text:p>9.46831</text:p>
              </table:table-cell>
              <table:table-cell office:value-type="float" office:value="15.75051">
                <text:p>15.75051</text:p>
              </table:table-cell>
              <table:table-cell office:value-type="float" office:value="8.51199">
                <text:p>8.51199</text:p>
              </table:table-cell>
              <table:table-cell office:value-type="float" office:value="3.99708">
                <text:p>3.99708</text:p>
              </table:table-cell>
              <table:table-cell office:value-type="float" office:value="19.87845">
                <text:p>19.87845</text:p>
              </table:table-cell>
              <table:table-cell office:value-type="float" office:value="7.33401">
                <text:p>7.33401</text:p>
              </table:table-cell>
              <table:table-cell office:value-type="float" office:value="7.37679">
                <text:p>7.376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41046">
                <text:p>19.41046</text:p>
              </table:table-cell>
              <table:table-cell office:value-type="float" office:value="14.55856">
                <text:p>14.55856</text:p>
              </table:table-cell>
              <table:table-cell office:value-type="float" office:value="1.87513">
                <text:p>1.87513</text:p>
              </table:table-cell>
              <table:table-cell office:value-type="float" office:value="6.58267">
                <text:p>6.58267</text:p>
              </table:table-cell>
              <table:table-cell office:value-type="float" office:value="8.19742">
                <text:p>8.19742</text:p>
              </table:table-cell>
              <table:table-cell office:value-type="float" office:value="28.29007">
                <text:p>28.29007</text:p>
              </table:table-cell>
              <table:table-cell office:value-type="float" office:value="19.5528">
                <text:p>19.5528</text:p>
              </table:table-cell>
              <table:table-cell office:value-type="float" office:value="11.82079">
                <text:p>11.82079</text:p>
              </table:table-cell>
              <table:table-cell office:value-type="float" office:value="10.06677">
                <text:p>10.06677</text:p>
              </table:table-cell>
              <table:table-cell office:value-type="float" office:value="7.27798">
                <text:p>7.27798</text:p>
              </table:table-cell>
              <table:table-cell office:value-type="float" office:value="5.05508">
                <text:p>5.05508</text:p>
              </table:table-cell>
              <table:table-cell office:value-type="float" office:value="6.08275">
                <text:p>6.08275</text:p>
              </table:table-cell>
              <table:table-cell office:value-type="float" office:value="15.69127">
                <text:p>15.69127</text:p>
              </table:table-cell>
              <table:table-cell office:value-type="float" office:value="10.45016">
                <text:p>10.45016</text:p>
              </table:table-cell>
              <table:table-cell office:value-type="float" office:value="15.44838">
                <text:p>15.44838</text:p>
              </table:table-cell>
              <table:table-cell office:value-type="float" office:value="8.09537">
                <text:p>8.09537</text:p>
              </table:table-cell>
              <table:table-cell office:value-type="float" office:value="3.97375">
                <text:p>3.97375</text:p>
              </table:table-cell>
              <table:table-cell office:value-type="float" office:value="19.50322">
                <text:p>19.50322</text:p>
              </table:table-cell>
              <table:table-cell office:value-type="float" office:value="7.70665">
                <text:p>7.70665</text:p>
              </table:table-cell>
              <table:table-cell office:value-type="float" office:value="7.0561">
                <text:p>7.05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.83584">
                <text:p>18.83584</text:p>
              </table:table-cell>
              <table:table-cell office:value-type="float" office:value="15.23121">
                <text:p>15.23121</text:p>
              </table:table-cell>
              <table:table-cell office:value-type="float" office:value="1.85424">
                <text:p>1.85424</text:p>
              </table:table-cell>
              <table:table-cell office:value-type="float" office:value="6.76925">
                <text:p>6.76925</text:p>
              </table:table-cell>
              <table:table-cell office:value-type="float" office:value="8.67001">
                <text:p>8.67001</text:p>
              </table:table-cell>
              <table:table-cell office:value-type="float" office:value="28.88716">
                <text:p>28.88716</text:p>
              </table:table-cell>
              <table:table-cell office:value-type="float" office:value="20.14725">
                <text:p>20.14725</text:p>
              </table:table-cell>
              <table:table-cell office:value-type="float" office:value="11.55749">
                <text:p>11.55749</text:p>
              </table:table-cell>
              <table:table-cell office:value-type="float" office:value="10.97347">
                <text:p>10.97347</text:p>
              </table:table-cell>
              <table:table-cell office:value-type="float" office:value="7.37622">
                <text:p>7.37622</text:p>
              </table:table-cell>
              <table:table-cell office:value-type="float" office:value="4.5983">
                <text:p>4.5983</text:p>
              </table:table-cell>
              <table:table-cell office:value-type="float" office:value="6.39384">
                <text:p>6.39384</text:p>
              </table:table-cell>
              <table:table-cell office:value-type="float" office:value="15.13207">
                <text:p>15.13207</text:p>
              </table:table-cell>
              <table:table-cell office:value-type="float" office:value="11.50619">
                <text:p>11.50619</text:p>
              </table:table-cell>
              <table:table-cell office:value-type="float" office:value="15.04626">
                <text:p>15.04626</text:p>
              </table:table-cell>
              <table:table-cell office:value-type="float" office:value="7.73544">
                <text:p>7.73544</text:p>
              </table:table-cell>
              <table:table-cell office:value-type="float" office:value="4.00291">
                <text:p>4.00291</text:p>
              </table:table-cell>
              <table:table-cell office:value-type="float" office:value="19.06532">
                <text:p>19.06532</text:p>
              </table:table-cell>
              <table:table-cell office:value-type="float" office:value="7.96163">
                <text:p>7.96163</text:p>
              </table:table-cell>
              <table:table-cell office:value-type="float" office:value="6.86768">
                <text:p>6.86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.25939">
                <text:p>18.25939</text:p>
              </table:table-cell>
              <table:table-cell office:value-type="float" office:value="15.90022">
                <text:p>15.90022</text:p>
              </table:table-cell>
              <table:table-cell office:value-type="float" office:value="1.93338">
                <text:p>1.93338</text:p>
              </table:table-cell>
              <table:table-cell office:value-type="float" office:value="7.03231">
                <text:p>7.03231</text:p>
              </table:table-cell>
              <table:table-cell office:value-type="float" office:value="9.12767">
                <text:p>9.12767</text:p>
              </table:table-cell>
              <table:table-cell office:value-type="float" office:value="29.79513">
                <text:p>29.79513</text:p>
              </table:table-cell>
              <table:table-cell office:value-type="float" office:value="21.03278">
                <text:p>21.03278</text:p>
              </table:table-cell>
              <table:table-cell office:value-type="float" office:value="11.18252">
                <text:p>11.18252</text:p>
              </table:table-cell>
              <table:table-cell office:value-type="float" office:value="12.06513">
                <text:p>12.06513</text:p>
              </table:table-cell>
              <table:table-cell office:value-type="float" office:value="7.46977">
                <text:p>7.46977</text:p>
              </table:table-cell>
              <table:table-cell office:value-type="float" office:value="4.23311">
                <text:p>4.23311</text:p>
              </table:table-cell>
              <table:table-cell office:value-type="float" office:value="6.72597">
                <text:p>6.72597</text:p>
              </table:table-cell>
              <table:table-cell office:value-type="float" office:value="14.20333">
                <text:p>14.20333</text:p>
              </table:table-cell>
              <table:table-cell office:value-type="float" office:value="12.6355">
                <text:p>12.6355</text:p>
              </table:table-cell>
              <table:table-cell office:value-type="float" office:value="14.75104">
                <text:p>14.75104</text:p>
              </table:table-cell>
              <table:table-cell office:value-type="float" office:value="7.437">
                <text:p>7.437</text:p>
              </table:table-cell>
              <table:table-cell office:value-type="float" office:value="4.06399">
                <text:p>4.06399</text:p>
              </table:table-cell>
              <table:table-cell office:value-type="float" office:value="18.73533">
                <text:p>18.73533</text:p>
              </table:table-cell>
              <table:table-cell office:value-type="float" office:value="8.34574">
                <text:p>8.34574</text:p>
              </table:table-cell>
              <table:table-cell office:value-type="float" office:value="6.60505">
                <text:p>6.605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68179">
                <text:p>17.68179</text:p>
              </table:table-cell>
              <table:table-cell office:value-type="float" office:value="16.61392">
                <text:p>16.61392</text:p>
              </table:table-cell>
              <table:table-cell office:value-type="float" office:value="2.13325">
                <text:p>2.13325</text:p>
              </table:table-cell>
              <table:table-cell office:value-type="float" office:value="7.3768">
                <text:p>7.3768</text:p>
              </table:table-cell>
              <table:table-cell office:value-type="float" office:value="9.58805">
                <text:p>9.58805</text:p>
              </table:table-cell>
              <table:table-cell office:value-type="float" office:value="30.3925">
                <text:p>30.3925</text:p>
              </table:table-cell>
              <table:table-cell office:value-type="float" office:value="21.63154">
                <text:p>21.63154</text:p>
              </table:table-cell>
              <table:table-cell office:value-type="float" office:value="10.93637">
                <text:p>10.93637</text:p>
              </table:table-cell>
              <table:table-cell office:value-type="float" office:value="13.22708">
                <text:p>13.22708</text:p>
              </table:table-cell>
              <table:table-cell office:value-type="float" office:value="7.60791">
                <text:p>7.60791</text:p>
              </table:table-cell>
              <table:table-cell office:value-type="float" office:value="3.76561">
                <text:p>3.76561</text:p>
              </table:table-cell>
              <table:table-cell office:value-type="float" office:value="7.09696">
                <text:p>7.09696</text:p>
              </table:table-cell>
              <table:table-cell office:value-type="float" office:value="13.82593">
                <text:p>13.82593</text:p>
              </table:table-cell>
              <table:table-cell office:value-type="float" office:value="13.83755">
                <text:p>13.83755</text:p>
              </table:table-cell>
              <table:table-cell office:value-type="float" office:value="14.34923">
                <text:p>14.34923</text:p>
              </table:table-cell>
              <table:table-cell office:value-type="float" office:value="7.21592">
                <text:p>7.21592</text:p>
              </table:table-cell>
              <table:table-cell office:value-type="float" office:value="4.16337">
                <text:p>4.16337</text:p>
              </table:table-cell>
              <table:table-cell office:value-type="float" office:value="18.3272">
                <text:p>18.3272</text:p>
              </table:table-cell>
              <table:table-cell office:value-type="float" office:value="8.60495">
                <text:p>8.60495</text:p>
              </table:table-cell>
              <table:table-cell office:value-type="float" office:value="6.42568">
                <text:p>6.425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11325">
                <text:p>17.11325</text:p>
              </table:table-cell>
              <table:table-cell office:value-type="float" office:value="17.30908">
                <text:p>17.30908</text:p>
              </table:table-cell>
              <table:table-cell office:value-type="float" office:value="2.55064">
                <text:p>2.55064</text:p>
              </table:table-cell>
              <table:table-cell office:value-type="float" office:value="8.20367">
                <text:p>8.20367</text:p>
              </table:table-cell>
              <table:table-cell office:value-type="float" office:value="10.02184">
                <text:p>10.02184</text:p>
              </table:table-cell>
              <table:table-cell office:value-type="float" office:value="31.28892">
                <text:p>31.28892</text:p>
              </table:table-cell>
              <table:table-cell office:value-type="float" office:value="22.53203">
                <text:p>22.53203</text:p>
              </table:table-cell>
              <table:table-cell office:value-type="float" office:value="10.56786">
                <text:p>10.56786</text:p>
              </table:table-cell>
              <table:table-cell office:value-type="float" office:value="14.44624">
                <text:p>14.44624</text:p>
              </table:table-cell>
              <table:table-cell office:value-type="float" office:value="7.72894">
                <text:p>7.72894</text:p>
              </table:table-cell>
              <table:table-cell office:value-type="float" office:value="3.40941">
                <text:p>3.40941</text:p>
              </table:table-cell>
              <table:table-cell office:value-type="float" office:value="7.47624">
                <text:p>7.47624</text:p>
              </table:table-cell>
              <table:table-cell office:value-type="float" office:value="13.31369">
                <text:p>13.31369</text:p>
              </table:table-cell>
              <table:table-cell office:value-type="float" office:value="15.0846">
                <text:p>15.0846</text:p>
              </table:table-cell>
              <table:table-cell office:value-type="float" office:value="14.05386">
                <text:p>14.05386</text:p>
              </table:table-cell>
              <table:table-cell office:value-type="float" office:value="7.07837">
                <text:p>7.07837</text:p>
              </table:table-cell>
              <table:table-cell office:value-type="float" office:value="4.29312">
                <text:p>4.29312</text:p>
              </table:table-cell>
              <table:table-cell office:value-type="float" office:value="18.01247">
                <text:p>18.01247</text:p>
              </table:table-cell>
              <table:table-cell office:value-type="float" office:value="8.99307">
                <text:p>8.99307</text:p>
              </table:table-cell>
              <table:table-cell office:value-type="float" office:value="6.18624">
                <text:p>6.186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55819">
                <text:p>16.55819</text:p>
              </table:table-cell>
              <table:table-cell office:value-type="float" office:value="18.04352">
                <text:p>18.04352</text:p>
              </table:table-cell>
              <table:table-cell office:value-type="float" office:value="2.82979">
                <text:p>2.82979</text:p>
              </table:table-cell>
              <table:table-cell office:value-type="float" office:value="9.14917">
                <text:p>9.14917</text:p>
              </table:table-cell>
              <table:table-cell office:value-type="float" office:value="10.48182">
                <text:p>10.48182</text:p>
              </table:table-cell>
              <table:table-cell office:value-type="float" office:value="31.8872">
                <text:p>31.8872</text:p>
              </table:table-cell>
              <table:table-cell office:value-type="float" office:value="23.1472">
                <text:p>23.1472</text:p>
              </table:table-cell>
              <table:table-cell office:value-type="float" office:value="10.32588">
                <text:p>10.32588</text:p>
              </table:table-cell>
              <table:table-cell office:value-type="float" office:value="15.72236">
                <text:p>15.72236</text:p>
              </table:table-cell>
              <table:table-cell office:value-type="float" office:value="7.92044">
                <text:p>7.92044</text:p>
              </table:table-cell>
              <table:table-cell office:value-type="float" office:value="2.9304">
                <text:p>2.9304</text:p>
              </table:table-cell>
              <table:table-cell office:value-type="float" office:value="7.89175">
                <text:p>7.89175</text:p>
              </table:table-cell>
              <table:table-cell office:value-type="float" office:value="13.0209">
                <text:p>13.0209</text:p>
              </table:table-cell>
              <table:table-cell office:value-type="float" office:value="16.37688">
                <text:p>16.37688</text:p>
              </table:table-cell>
              <table:table-cell office:value-type="float" office:value="13.6588">
                <text:p>13.6588</text:p>
              </table:table-cell>
              <table:table-cell office:value-type="float" office:value="7.00852">
                <text:p>7.00852</text:p>
              </table:table-cell>
              <table:table-cell office:value-type="float" office:value="4.4451">
                <text:p>4.4451</text:p>
              </table:table-cell>
              <table:table-cell office:value-type="float" office:value="17.46151">
                <text:p>17.46151</text:p>
              </table:table-cell>
              <table:table-cell office:value-type="float" office:value="9.2586">
                <text:p>9.2586</text:p>
              </table:table-cell>
              <table:table-cell office:value-type="float" office:value="6.0342">
                <text:p>6.03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0143">
                <text:p>16.0143</text:p>
              </table:table-cell>
              <table:table-cell office:value-type="float" office:value="18.76031">
                <text:p>18.76031</text:p>
              </table:table-cell>
              <table:table-cell office:value-type="float" office:value="3.23707">
                <text:p>3.23707</text:p>
              </table:table-cell>
              <table:table-cell office:value-type="float" office:value="10.10353">
                <text:p>10.10353</text:p>
              </table:table-cell>
              <table:table-cell office:value-type="float" office:value="10.91174">
                <text:p>10.91174</text:p>
              </table:table-cell>
              <table:table-cell office:value-type="float" office:value="32.78506">
                <text:p>32.78506</text:p>
              </table:table-cell>
              <table:table-cell office:value-type="float" office:value="24.07218">
                <text:p>24.07218</text:p>
              </table:table-cell>
              <table:table-cell office:value-type="float" office:value="9.97446">
                <text:p>9.97446</text:p>
              </table:table-cell>
              <table:table-cell office:value-type="float" office:value="17.04648">
                <text:p>17.04648</text:p>
              </table:table-cell>
              <table:table-cell office:value-type="float" office:value="8.25116">
                <text:p>8.25116</text:p>
              </table:table-cell>
              <table:table-cell office:value-type="float" office:value="2.57371">
                <text:p>2.57371</text:p>
              </table:table-cell>
              <table:table-cell office:value-type="float" office:value="8.336">
                <text:p>8.336</text:p>
              </table:table-cell>
              <table:table-cell office:value-type="float" office:value="12.62561">
                <text:p>12.62561</text:p>
              </table:table-cell>
              <table:table-cell office:value-type="float" office:value="17.71518">
                <text:p>17.71518</text:p>
              </table:table-cell>
              <table:table-cell office:value-type="float" office:value="13.37144">
                <text:p>13.37144</text:p>
              </table:table-cell>
              <table:table-cell office:value-type="float" office:value="7.00824">
                <text:p>7.00824</text:p>
              </table:table-cell>
              <table:table-cell office:value-type="float" office:value="4.63934">
                <text:p>4.63934</text:p>
              </table:table-cell>
              <table:table-cell office:value-type="float" office:value="16.98161">
                <text:p>16.98161</text:p>
              </table:table-cell>
              <table:table-cell office:value-type="float" office:value="9.80638">
                <text:p>9.80638</text:p>
              </table:table-cell>
              <table:table-cell office:value-type="float" office:value="5.81052">
                <text:p>5.810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4825">
                <text:p>15.4825</text:p>
              </table:table-cell>
              <table:table-cell office:value-type="float" office:value="19.52539">
                <text:p>19.52539</text:p>
              </table:table-cell>
              <table:table-cell office:value-type="float" office:value="3.53687">
                <text:p>3.53687</text:p>
              </table:table-cell>
              <table:table-cell office:value-type="float" office:value="11.14333">
                <text:p>11.14333</text:p>
              </table:table-cell>
              <table:table-cell office:value-type="float" office:value="11.38938">
                <text:p>11.38938</text:p>
              </table:table-cell>
              <table:table-cell office:value-type="float" office:value="33.37239">
                <text:p>33.37239</text:p>
              </table:table-cell>
              <table:table-cell office:value-type="float" office:value="24.68173">
                <text:p>24.68173</text:p>
              </table:table-cell>
              <table:table-cell office:value-type="float" office:value="9.74253">
                <text:p>9.74253</text:p>
              </table:table-cell>
              <table:table-cell office:value-type="float" office:value="18.41964">
                <text:p>18.41964</text:p>
              </table:table-cell>
              <table:table-cell office:value-type="float" office:value="8.63474">
                <text:p>8.63474</text:p>
              </table:table-cell>
              <table:table-cell office:value-type="float" office:value="2.09311">
                <text:p>2.09311</text:p>
              </table:table-cell>
              <table:table-cell office:value-type="float" office:value="8.81723">
                <text:p>8.81723</text:p>
              </table:table-cell>
              <table:table-cell office:value-type="float" office:value="11.99309">
                <text:p>11.99309</text:p>
              </table:table-cell>
              <table:table-cell office:value-type="float" office:value="19.10228">
                <text:p>19.10228</text:p>
              </table:table-cell>
              <table:table-cell office:value-type="float" office:value="12.96647">
                <text:p>12.96647</text:p>
              </table:table-cell>
              <table:table-cell office:value-type="float" office:value="7.08083">
                <text:p>7.08083</text:p>
              </table:table-cell>
              <table:table-cell office:value-type="float" office:value="4.83665">
                <text:p>4.83665</text:p>
              </table:table-cell>
              <table:table-cell office:value-type="float" office:value="16.40916">
                <text:p>16.40916</text:p>
              </table:table-cell>
              <table:table-cell office:value-type="float" office:value="10.1781">
                <text:p>10.1781</text:p>
              </table:table-cell>
              <table:table-cell office:value-type="float" office:value="5.68258">
                <text:p>5.682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96391">
                <text:p>14.96391</text:p>
              </table:table-cell>
              <table:table-cell office:value-type="float" office:value="20.25814">
                <text:p>20.25814</text:p>
              </table:table-cell>
              <table:table-cell office:value-type="float" office:value="4.01377">
                <text:p>4.01377</text:p>
              </table:table-cell>
              <table:table-cell office:value-type="float" office:value="12.24362">
                <text:p>12.24362</text:p>
              </table:table-cell>
              <table:table-cell office:value-type="float" office:value="11.82245">
                <text:p>11.82245</text:p>
              </table:table-cell>
              <table:table-cell office:value-type="float" office:value="34.26133">
                <text:p>34.26133</text:p>
              </table:table-cell>
              <table:table-cell office:value-type="float" office:value="25.61936">
                <text:p>25.61936</text:p>
              </table:table-cell>
              <table:table-cell office:value-type="float" office:value="9.40288">
                <text:p>9.40288</text:p>
              </table:table-cell>
              <table:table-cell office:value-type="float" office:value="19.09999">
                <text:p>19.09999</text:p>
              </table:table-cell>
              <table:table-cell office:value-type="float" office:value="9.09532">
                <text:p>9.09532</text:p>
              </table:table-cell>
              <table:table-cell office:value-type="float" office:value="1.73521">
                <text:p>1.73521</text:p>
              </table:table-cell>
              <table:table-cell office:value-type="float" office:value="9.30907">
                <text:p>9.30907</text:p>
              </table:table-cell>
              <table:table-cell office:value-type="float" office:value="11.37213">
                <text:p>11.37213</text:p>
              </table:table-cell>
              <table:table-cell office:value-type="float" office:value="20.52546">
                <text:p>20.52546</text:p>
              </table:table-cell>
              <table:table-cell office:value-type="float" office:value="12.68761">
                <text:p>12.68761</text:p>
              </table:table-cell>
              <table:table-cell office:value-type="float" office:value="7.34147">
                <text:p>7.34147</text:p>
              </table:table-cell>
              <table:table-cell office:value-type="float" office:value="5.08678">
                <text:p>5.08678</text:p>
              </table:table-cell>
              <table:table-cell office:value-type="float" office:value="15.84071">
                <text:p>15.84071</text:p>
              </table:table-cell>
              <table:table-cell office:value-type="float" office:value="10.74668">
                <text:p>10.74668</text:p>
              </table:table-cell>
              <table:table-cell office:value-type="float" office:value="5.50637">
                <text:p>5.506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45449">
                <text:p>14.45449</text:p>
              </table:table-cell>
              <table:table-cell office:value-type="float" office:value="21.03986">
                <text:p>21.03986</text:p>
              </table:table-cell>
              <table:table-cell office:value-type="float" office:value="4.345">
                <text:p>4.345</text:p>
              </table:table-cell>
              <table:table-cell office:value-type="float" office:value="12.70296">
                <text:p>12.70296</text:p>
              </table:table-cell>
              <table:table-cell office:value-type="float" office:value="12.30959">
                <text:p>12.30959</text:p>
              </table:table-cell>
              <table:table-cell office:value-type="float" office:value="34.85275">
                <text:p>34.85275</text:p>
              </table:table-cell>
              <table:table-cell office:value-type="float" office:value="26.24498">
                <text:p>26.24498</text:p>
              </table:table-cell>
              <table:table-cell office:value-type="float" office:value="8.85883">
                <text:p>8.85883</text:p>
              </table:table-cell>
              <table:table-cell office:value-type="float" office:value="19.82601">
                <text:p>19.82601</text:p>
              </table:table-cell>
              <table:table-cell office:value-type="float" office:value="9.5409">
                <text:p>9.5409</text:p>
              </table:table-cell>
              <table:table-cell office:value-type="float" office:value="1.25447">
                <text:p>1.25447</text:p>
              </table:table-cell>
              <table:table-cell office:value-type="float" office:value="9.83188">
                <text:p>9.83188</text:p>
              </table:table-cell>
              <table:table-cell office:value-type="float" office:value="10.76523">
                <text:p>10.76523</text:p>
              </table:table-cell>
              <table:table-cell office:value-type="float" office:value="21.09993">
                <text:p>21.09993</text:p>
              </table:table-cell>
              <table:table-cell office:value-type="float" office:value="12.30239">
                <text:p>12.30239</text:p>
              </table:table-cell>
              <table:table-cell office:value-type="float" office:value="7.89991">
                <text:p>7.89991</text:p>
              </table:table-cell>
              <table:table-cell office:value-type="float" office:value="5.31544">
                <text:p>5.31544</text:p>
              </table:table-cell>
              <table:table-cell office:value-type="float" office:value="15.24406">
                <text:p>15.24406</text:p>
              </table:table-cell>
              <table:table-cell office:value-type="float" office:value="11.13774">
                <text:p>11.13774</text:p>
              </table:table-cell>
              <table:table-cell office:value-type="float" office:value="5.40171">
                <text:p>5.401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1.79083">
                <text:p>21.79083</text:p>
              </table:table-cell>
              <table:table-cell office:value-type="float" office:value="4.87604">
                <text:p>4.87604</text:p>
              </table:table-cell>
              <table:table-cell office:value-type="float" office:value="13.41008">
                <text:p>13.41008</text:p>
              </table:table-cell>
              <table:table-cell office:value-type="float" office:value="12.75604">
                <text:p>12.75604</text:p>
              </table:table-cell>
              <table:table-cell office:value-type="float" office:value="35.73251">
                <text:p>35.73251</text:p>
              </table:table-cell>
              <table:table-cell office:value-type="float" office:value="27.16041">
                <text:p>27.16041</text:p>
              </table:table-cell>
              <table:table-cell office:value-type="float" office:value="8.35618">
                <text:p>8.35618</text:p>
              </table:table-cell>
              <table:table-cell office:value-type="float" office:value="20.51915">
                <text:p>20.51915</text:p>
              </table:table-cell>
              <table:table-cell office:value-type="float" office:value="10.00064">
                <text:p>10.00064</text:p>
              </table:table-cell>
              <table:table-cell office:value-type="float" office:value="0.88625">
                <text:p>0.88625</text:p>
              </table:table-cell>
              <table:table-cell office:value-type="float" office:value="10.37373">
                <text:p>10.37373</text:p>
              </table:table-cell>
              <table:table-cell office:value-type="float" office:value="10.18159">
                <text:p>10.18159</text:p>
              </table:table-cell>
              <table:table-cell office:value-type="float" office:value="21.97349">
                <text:p>21.97349</text:p>
              </table:table-cell>
              <table:table-cell office:value-type="float" office:value="12.02306">
                <text:p>12.02306</text:p>
              </table:table-cell>
              <table:table-cell office:value-type="float" office:value="8.57708">
                <text:p>8.57708</text:p>
              </table:table-cell>
              <table:table-cell office:value-type="float" office:value="5.60267">
                <text:p>5.60267</text:p>
              </table:table-cell>
              <table:table-cell office:value-type="float" office:value="14.64064">
                <text:p>14.64064</text:p>
              </table:table-cell>
              <table:table-cell office:value-type="float" office:value="11.71795">
                <text:p>11.71795</text:p>
              </table:table-cell>
              <table:table-cell office:value-type="float" office:value="5.27019">
                <text:p>5.27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2.58495">
                <text:p>22.58495</text:p>
              </table:table-cell>
              <table:table-cell office:value-type="float" office:value="5.23382">
                <text:p>5.23382</text:p>
              </table:table-cell>
              <table:table-cell office:value-type="float" office:value="13.89216">
                <text:p>13.89216</text:p>
              </table:table-cell>
              <table:table-cell office:value-type="float" office:value="13.24703">
                <text:p>13.24703</text:p>
              </table:table-cell>
              <table:table-cell office:value-type="float" office:value="36.31542">
                <text:p>36.31542</text:p>
              </table:table-cell>
              <table:table-cell office:value-type="float" office:value="27.75992">
                <text:p>27.75992</text:p>
              </table:table-cell>
              <table:table-cell office:value-type="float" office:value="7.89576">
                <text:p>7.89576</text:p>
              </table:table-cell>
              <table:table-cell office:value-type="float" office:value="21.27175">
                <text:p>21.27175</text:p>
              </table:table-cell>
              <table:table-cell office:value-type="float" office:value="10.47182">
                <text:p>10.47182</text:p>
              </table:table-cell>
              <table:table-cell office:value-type="float" office:value="0.42432">
                <text:p>0.42432</text:p>
              </table:table-cell>
              <table:table-cell office:value-type="float" office:value="10.93201">
                <text:p>10.93201</text:p>
              </table:table-cell>
              <table:table-cell office:value-type="float" office:value="9.69943">
                <text:p>9.69943</text:p>
              </table:table-cell>
              <table:table-cell office:value-type="float" office:value="22.56463">
                <text:p>22.56463</text:p>
              </table:table-cell>
              <table:table-cell office:value-type="float" office:value="11.63962">
                <text:p>11.63962</text:p>
              </table:table-cell>
              <table:table-cell office:value-type="float" office:value="9.35464">
                <text:p>9.35464</text:p>
              </table:table-cell>
              <table:table-cell office:value-type="float" office:value="5.86302">
                <text:p>5.86302</text:p>
              </table:table-cell>
              <table:table-cell office:value-type="float" office:value="14.17315">
                <text:p>14.17315</text:p>
              </table:table-cell>
              <table:table-cell office:value-type="float" office:value="12.09703">
                <text:p>12.09703</text:p>
              </table:table-cell>
              <table:table-cell office:value-type="float" office:value="5.20123">
                <text:p>5.20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3.33036">
                <text:p>23.33036</text:p>
              </table:table-cell>
              <table:table-cell office:value-type="float" office:value="5.81442">
                <text:p>5.81442</text:p>
              </table:table-cell>
              <table:table-cell office:value-type="float" office:value="14.63501">
                <text:p>14.63501</text:p>
              </table:table-cell>
              <table:table-cell office:value-type="float" office:value="13.70798">
                <text:p>13.70798</text:p>
              </table:table-cell>
              <table:table-cell office:value-type="float" office:value="37.19794">
                <text:p>37.19794</text:p>
              </table:table-cell>
              <table:table-cell office:value-type="float" office:value="28.66312">
                <text:p>28.66312</text:p>
              </table:table-cell>
              <table:table-cell office:value-type="float" office:value="7.4893">
                <text:p>7.4893</text:p>
              </table:table-cell>
              <table:table-cell office:value-type="float" office:value="21.98501">
                <text:p>21.98501</text:p>
              </table:table-cell>
              <table:table-cell office:value-type="float" office:value="10.9545">
                <text:p>10.9545</text:p>
              </table:table-cell>
              <table:table-cell office:value-type="float" office:value="0.12655">
                <text:p>0.12655</text:p>
              </table:table-cell>
              <table:table-cell office:value-type="float" office:value="11.50678">
                <text:p>11.50678</text:p>
              </table:table-cell>
              <table:table-cell office:value-type="float" office:value="9.1651">
                <text:p>9.1651</text:p>
              </table:table-cell>
              <table:table-cell office:value-type="float" office:value="23.46411">
                <text:p>23.46411</text:p>
              </table:table-cell>
              <table:table-cell office:value-type="float" office:value="11.37012">
                <text:p>11.37012</text:p>
              </table:table-cell>
              <table:table-cell office:value-type="float" office:value="10.2323">
                <text:p>10.2323</text:p>
              </table:table-cell>
              <table:table-cell office:value-type="float" office:value="6.17772">
                <text:p>6.17772</text:p>
              </table:table-cell>
              <table:table-cell office:value-type="float" office:value="13.46705">
                <text:p>13.46705</text:p>
              </table:table-cell>
              <table:table-cell office:value-type="float" office:value="12.66122">
                <text:p>12.66122</text:p>
              </table:table-cell>
              <table:table-cell office:value-type="float" office:value="5.12218">
                <text:p>5.12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4.12396">
                <text:p>24.12396</text:p>
              </table:table-cell>
              <table:table-cell office:value-type="float" office:value="6.205">
                <text:p>6.205</text:p>
              </table:table-cell>
              <table:table-cell office:value-type="float" office:value="15.12882">
                <text:p>15.12882</text:p>
              </table:table-cell>
              <table:table-cell office:value-type="float" office:value="14.20922">
                <text:p>14.20922</text:p>
              </table:table-cell>
              <table:table-cell office:value-type="float" office:value="37.78131">
                <text:p>37.78131</text:p>
              </table:table-cell>
              <table:table-cell office:value-type="float" office:value="29.2728">
                <text:p>29.2728</text:p>
              </table:table-cell>
              <table:table-cell office:value-type="float" office:value="7.15769">
                <text:p>7.15769</text:p>
              </table:table-cell>
              <table:table-cell office:value-type="float" office:value="22.74399">
                <text:p>22.74399</text:p>
              </table:table-cell>
              <table:table-cell office:value-type="float" office:value="11.45657">
                <text:p>11.45657</text:p>
              </table:table-cell>
              <table:table-cell office:value-type="float" office:value="0.48014">
                <text:p>0.48014</text:p>
              </table:table-cell>
              <table:table-cell office:value-type="float" office:value="12.10711">
                <text:p>12.10711</text:p>
              </table:table-cell>
              <table:table-cell office:value-type="float" office:value="8.66376">
                <text:p>8.66376</text:p>
              </table:table-cell>
              <table:table-cell office:value-type="float" office:value="24.06459">
                <text:p>24.06459</text:p>
              </table:table-cell>
              <table:table-cell office:value-type="float" office:value="10.99914">
                <text:p>10.99914</text:p>
              </table:table-cell>
              <table:table-cell office:value-type="float" office:value="11.19938">
                <text:p>11.19938</text:p>
              </table:table-cell>
              <table:table-cell office:value-type="float" office:value="6.45696">
                <text:p>6.45696</text:p>
              </table:table-cell>
              <table:table-cell office:value-type="float" office:value="12.38902">
                <text:p>12.38902</text:p>
              </table:table-cell>
              <table:table-cell office:value-type="float" office:value="13.02983">
                <text:p>13.02983</text:p>
              </table:table-cell>
              <table:table-cell office:value-type="float" office:value="5.08753">
                <text:p>5.087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4.86254">
                <text:p>24.86254</text:p>
              </table:table-cell>
              <table:table-cell office:value-type="float" office:value="6.81193">
                <text:p>6.81193</text:p>
              </table:table-cell>
              <table:table-cell office:value-type="float" office:value="15.89201">
                <text:p>15.89201</text:p>
              </table:table-cell>
              <table:table-cell office:value-type="float" office:value="14.68065">
                <text:p>14.68065</text:p>
              </table:table-cell>
              <table:table-cell office:value-type="float" office:value="38.6471">
                <text:p>38.6471</text:p>
              </table:table-cell>
              <table:table-cell office:value-type="float" office:value="29.97776">
                <text:p>29.97776</text:p>
              </table:table-cell>
              <table:table-cell office:value-type="float" office:value="6.90597">
                <text:p>6.90597</text:p>
              </table:table-cell>
              <table:table-cell office:value-type="float" office:value="23.46941">
                <text:p>23.46941</text:p>
              </table:table-cell>
              <table:table-cell office:value-type="float" office:value="11.98022">
                <text:p>11.98022</text:p>
              </table:table-cell>
              <table:table-cell office:value-type="float" office:value="0.83224">
                <text:p>0.83224</text:p>
              </table:table-cell>
              <table:table-cell office:value-type="float" office:value="12.70078">
                <text:p>12.70078</text:p>
              </table:table-cell>
              <table:table-cell office:value-type="float" office:value="8.20144">
                <text:p>8.20144</text:p>
              </table:table-cell>
              <table:table-cell office:value-type="float" office:value="24.9811">
                <text:p>24.9811</text:p>
              </table:table-cell>
              <table:table-cell office:value-type="float" office:value="10.74027">
                <text:p>10.74027</text:p>
              </table:table-cell>
              <table:table-cell office:value-type="float" office:value="12.25366">
                <text:p>12.25366</text:p>
              </table:table-cell>
              <table:table-cell office:value-type="float" office:value="6.79875">
                <text:p>6.79875</text:p>
              </table:table-cell>
              <table:table-cell office:value-type="float" office:value="11.43842">
                <text:p>11.43842</text:p>
              </table:table-cell>
              <table:table-cell office:value-type="float" office:value="13.57678">
                <text:p>13.57678</text:p>
              </table:table-cell>
              <table:table-cell office:value-type="float" office:value="5.05837">
                <text:p>5.058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5.64652">
                <text:p>25.64652</text:p>
              </table:table-cell>
              <table:table-cell office:value-type="float" office:value="7.23421">
                <text:p>7.23421</text:p>
              </table:table-cell>
              <table:table-cell office:value-type="float" office:value="16.41563">
                <text:p>16.41563</text:p>
              </table:table-cell>
              <table:table-cell office:value-type="float" office:value="15.18319">
                <text:p>15.18319</text:p>
              </table:table-cell>
              <table:table-cell office:value-type="float" office:value="39.23291">
                <text:p>39.23291</text:p>
              </table:table-cell>
              <table:table-cell office:value-type="float" office:value="30.76092">
                <text:p>30.76092</text:p>
              </table:table-cell>
              <table:table-cell office:value-type="float" office:value="6.72337">
                <text:p>6.72337</text:p>
              </table:table-cell>
              <table:table-cell office:value-type="float" office:value="24.24445">
                <text:p>24.24445</text:p>
              </table:table-cell>
              <table:table-cell office:value-type="float" office:value="12.51364">
                <text:p>12.51364</text:p>
              </table:table-cell>
              <table:table-cell office:value-type="float" office:value="1.31919">
                <text:p>1.31919</text:p>
              </table:table-cell>
              <table:table-cell office:value-type="float" office:value="13.33133">
                <text:p>13.33133</text:p>
              </table:table-cell>
              <table:table-cell office:value-type="float" office:value="7.79517">
                <text:p>7.79517</text:p>
              </table:table-cell>
              <table:table-cell office:value-type="float" office:value="25.59824">
                <text:p>25.59824</text:p>
              </table:table-cell>
              <table:table-cell office:value-type="float" office:value="10.38315">
                <text:p>10.38315</text:p>
              </table:table-cell>
              <table:table-cell office:value-type="float" office:value="13.37079">
                <text:p>13.37079</text:p>
              </table:table-cell>
              <table:table-cell office:value-type="float" office:value="7.0838">
                <text:p>7.0838</text:p>
              </table:table-cell>
              <table:table-cell office:value-type="float" office:value="10.68385">
                <text:p>10.68385</text:p>
              </table:table-cell>
              <table:table-cell office:value-type="float" office:value="13.93196">
                <text:p>13.93196</text:p>
              </table:table-cell>
              <table:table-cell office:value-type="float" office:value="5.05944">
                <text:p>5.059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6.37718">
                <text:p>26.37718</text:p>
              </table:table-cell>
              <table:table-cell office:value-type="float" office:value="7.89287">
                <text:p>7.89287</text:p>
              </table:table-cell>
              <table:table-cell office:value-type="float" office:value="17.2006">
                <text:p>17.2006</text:p>
              </table:table-cell>
              <table:table-cell office:value-type="float" office:value="15.66706">
                <text:p>15.66706</text:p>
              </table:table-cell>
              <table:table-cell office:value-type="float" office:value="40.09168">
                <text:p>40.09168</text:p>
              </table:table-cell>
              <table:table-cell office:value-type="float" office:value="31.47711">
                <text:p>31.47711</text:p>
              </table:table-cell>
              <table:table-cell office:value-type="float" office:value="6.5987">
                <text:p>6.5987</text:p>
              </table:table-cell>
              <table:table-cell office:value-type="float" office:value="24.9487">
                <text:p>24.9487</text:p>
              </table:table-cell>
              <table:table-cell office:value-type="float" office:value="13.07927">
                <text:p>13.07927</text:p>
              </table:table-cell>
              <table:table-cell office:value-type="float" office:value="1.69192">
                <text:p>1.69192</text:p>
              </table:table-cell>
              <table:table-cell office:value-type="float" office:value="13.95265">
                <text:p>13.95265</text:p>
              </table:table-cell>
              <table:table-cell office:value-type="float" office:value="7.44782">
                <text:p>7.44782</text:p>
              </table:table-cell>
              <table:table-cell office:value-type="float" office:value="26.5282">
                <text:p>26.5282</text:p>
              </table:table-cell>
              <table:table-cell office:value-type="float" office:value="10.13588">
                <text:p>10.13588</text:p>
              </table:table-cell>
              <table:table-cell office:value-type="float" office:value="14.54288">
                <text:p>14.54288</text:p>
              </table:table-cell>
              <table:table-cell office:value-type="float" office:value="7.44702">
                <text:p>7.44702</text:p>
              </table:table-cell>
              <table:table-cell office:value-type="float" office:value="10.03574">
                <text:p>10.03574</text:p>
              </table:table-cell>
              <table:table-cell office:value-type="float" office:value="14.43823">
                <text:p>14.43823</text:p>
              </table:table-cell>
              <table:table-cell office:value-type="float" office:value="5.13775">
                <text:p>5.137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7.16006">
                <text:p>27.16006</text:p>
              </table:table-cell>
              <table:table-cell office:value-type="float" office:value="8.34814">
                <text:p>8.34814</text:p>
              </table:table-cell>
              <table:table-cell office:value-type="float" office:value="17.73249">
                <text:p>17.73249</text:p>
              </table:table-cell>
              <table:table-cell office:value-type="float" office:value="16.1702">
                <text:p>16.1702</text:p>
              </table:table-cell>
              <table:table-cell office:value-type="float" office:value="40.67241">
                <text:p>40.67241</text:p>
              </table:table-cell>
              <table:table-cell office:value-type="float" office:value="32.24542">
                <text:p>32.24542</text:p>
              </table:table-cell>
              <table:table-cell office:value-type="float" office:value="6.55187">
                <text:p>6.55187</text:p>
              </table:table-cell>
              <table:table-cell office:value-type="float" office:value="25.72003">
                <text:p>25.72003</text:p>
              </table:table-cell>
              <table:table-cell office:value-type="float" office:value="13.63684">
                <text:p>13.63684</text:p>
              </table:table-cell>
              <table:table-cell office:value-type="float" office:value="2.17646">
                <text:p>2.17646</text:p>
              </table:table-cell>
              <table:table-cell office:value-type="float" office:value="14.59975">
                <text:p>14.59975</text:p>
              </table:table-cell>
              <table:table-cell office:value-type="float" office:value="7.2771">
                <text:p>7.2771</text:p>
              </table:table-cell>
              <table:table-cell office:value-type="float" office:value="27.13363">
                <text:p>27.13363</text:p>
              </table:table-cell>
              <table:table-cell office:value-type="float" office:value="9.55142">
                <text:p>9.55142</text:p>
              </table:table-cell>
              <table:table-cell office:value-type="float" office:value="15.77245">
                <text:p>15.77245</text:p>
              </table:table-cell>
              <table:table-cell office:value-type="float" office:value="7.74343">
                <text:p>7.74343</text:p>
              </table:table-cell>
              <table:table-cell office:value-type="float" office:value="9.39285">
                <text:p>9.39285</text:p>
              </table:table-cell>
              <table:table-cell office:value-type="float" office:value="14.76094">
                <text:p>14.76094</text:p>
              </table:table-cell>
              <table:table-cell office:value-type="float" office:value="5.29638">
                <text:p>5.296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7.88468">
                <text:p>27.88468</text:p>
              </table:table-cell>
              <table:table-cell office:value-type="float" office:value="9.05134">
                <text:p>9.05134</text:p>
              </table:table-cell>
              <table:table-cell office:value-type="float" office:value="18.53622">
                <text:p>18.53622</text:p>
              </table:table-cell>
              <table:table-cell office:value-type="float" office:value="16.66709">
                <text:p>16.66709</text:p>
              </table:table-cell>
              <table:table-cell office:value-type="float" office:value="41.52373">
                <text:p>41.52373</text:p>
              </table:table-cell>
              <table:table-cell office:value-type="float" office:value="32.95239">
                <text:p>32.95239</text:p>
              </table:table-cell>
              <table:table-cell office:value-type="float" office:value="6.58655">
                <text:p>6.58655</text:p>
              </table:table-cell>
              <table:table-cell office:value-type="float" office:value="26.41933">
                <text:p>26.41933</text:p>
              </table:table-cell>
              <table:table-cell office:value-type="float" office:value="14.2336">
                <text:p>14.2336</text:p>
              </table:table-cell>
              <table:table-cell office:value-type="float" office:value="2.55293">
                <text:p>2.55293</text:p>
              </table:table-cell>
              <table:table-cell office:value-type="float" office:value="15.2451">
                <text:p>15.2451</text:p>
              </table:table-cell>
              <table:table-cell office:value-type="float" office:value="7.16575">
                <text:p>7.16575</text:p>
              </table:table-cell>
              <table:table-cell office:value-type="float" office:value="28.0161">
                <text:p>28.0161</text:p>
              </table:table-cell>
              <table:table-cell office:value-type="float" office:value="9.00155">
                <text:p>9.00155</text:p>
              </table:table-cell>
              <table:table-cell office:value-type="float" office:value="17.05403">
                <text:p>17.05403</text:p>
              </table:table-cell>
              <table:table-cell office:value-type="float" office:value="8.12414">
                <text:p>8.12414</text:p>
              </table:table-cell>
              <table:table-cell office:value-type="float" office:value="8.76429">
                <text:p>8.76429</text:p>
              </table:table-cell>
              <table:table-cell office:value-type="float" office:value="15.2599">
                <text:p>15.2599</text:p>
              </table:table-cell>
              <table:table-cell office:value-type="float" office:value="5.53202">
                <text:p>5.532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8.6261">
                <text:p>28.6261</text:p>
              </table:table-cell>
              <table:table-cell office:value-type="float" office:value="9.55391">
                <text:p>9.55391</text:p>
              </table:table-cell>
              <table:table-cell office:value-type="float" office:value="19.08781">
                <text:p>19.08781</text:p>
              </table:table-cell>
              <table:table-cell office:value-type="float" office:value="17.17474">
                <text:p>17.17474</text:p>
              </table:table-cell>
              <table:table-cell office:value-type="float" office:value="42.09499">
                <text:p>42.09499</text:p>
              </table:table-cell>
              <table:table-cell office:value-type="float" office:value="33.72836">
                <text:p>33.72836</text:p>
              </table:table-cell>
              <table:table-cell office:value-type="float" office:value="6.70564">
                <text:p>6.70564</text:p>
              </table:table-cell>
              <table:table-cell office:value-type="float" office:value="27.19662">
                <text:p>27.19662</text:p>
              </table:table-cell>
              <table:table-cell office:value-type="float" office:value="14.82058">
                <text:p>14.82058</text:p>
              </table:table-cell>
              <table:table-cell office:value-type="float" office:value="3.04033">
                <text:p>3.04033</text:p>
              </table:table-cell>
              <table:table-cell office:value-type="float" office:value="15.91772">
                <text:p>15.91772</text:p>
              </table:table-cell>
              <table:table-cell office:value-type="float" office:value="6.9724">
                <text:p>6.9724</text:p>
              </table:table-cell>
              <table:table-cell office:value-type="float" office:value="28.60963">
                <text:p>28.60963</text:p>
              </table:table-cell>
              <table:table-cell office:value-type="float" office:value="8.50818">
                <text:p>8.50818</text:p>
              </table:table-cell>
              <table:table-cell office:value-type="float" office:value="18.37655">
                <text:p>18.37655</text:p>
              </table:table-cell>
              <table:table-cell office:value-type="float" office:value="8.42052">
                <text:p>8.42052</text:p>
              </table:table-cell>
              <table:table-cell office:value-type="float" office:value="8.16533">
                <text:p>8.16533</text:p>
              </table:table-cell>
              <table:table-cell office:value-type="float" office:value="15.57991">
                <text:p>15.57991</text:p>
              </table:table-cell>
              <table:table-cell office:value-type="float" office:value="5.84501">
                <text:p>5.845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.31951">
                <text:p>29.31951</text:p>
              </table:table-cell>
              <table:table-cell office:value-type="float" office:value="10.3389">
                <text:p>10.3389</text:p>
              </table:table-cell>
              <table:table-cell office:value-type="float" office:value="19.9081">
                <text:p>19.9081</text:p>
              </table:table-cell>
              <table:table-cell office:value-type="float" office:value="17.67867">
                <text:p>17.67867</text:p>
              </table:table-cell>
              <table:table-cell office:value-type="float" office:value="42.95106">
                <text:p>42.95106</text:p>
              </table:table-cell>
              <table:table-cell office:value-type="float" office:value="34.42575">
                <text:p>34.42575</text:p>
              </table:table-cell>
              <table:table-cell office:value-type="float" office:value="6.90496">
                <text:p>6.90496</text:p>
              </table:table-cell>
              <table:table-cell office:value-type="float" office:value="27.88707">
                <text:p>27.88707</text:p>
              </table:table-cell>
              <table:table-cell office:value-type="float" office:value="15.43655">
                <text:p>15.43655</text:p>
              </table:table-cell>
              <table:table-cell office:value-type="float" office:value="3.41026">
                <text:p>3.41026</text:p>
              </table:table-cell>
              <table:table-cell office:value-type="float" office:value="16.58325">
                <text:p>16.58325</text:p>
              </table:table-cell>
              <table:table-cell office:value-type="float" office:value="6.85119">
                <text:p>6.85119</text:p>
              </table:table-cell>
              <table:table-cell office:value-type="float" office:value="29.49046">
                <text:p>29.49046</text:p>
              </table:table-cell>
              <table:table-cell office:value-type="float" office:value="8.07443">
                <text:p>8.07443</text:p>
              </table:table-cell>
              <table:table-cell office:value-type="float" office:value="19.72909">
                <text:p>19.72909</text:p>
              </table:table-cell>
              <table:table-cell office:value-type="float" office:value="8.80626">
                <text:p>8.80626</text:p>
              </table:table-cell>
              <table:table-cell office:value-type="float" office:value="7.5896">
                <text:p>7.5896</text:p>
              </table:table-cell>
              <table:table-cell office:value-type="float" office:value="16.06691">
                <text:p>16.06691</text:p>
              </table:table-cell>
              <table:table-cell office:value-type="float" office:value="6.21154">
                <text:p>6.211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.88711">
                <text:p>29.88711</text:p>
              </table:table-cell>
              <table:table-cell office:value-type="float" office:value="10.88914">
                <text:p>10.88914</text:p>
              </table:table-cell>
              <table:table-cell office:value-type="float" office:value="20.46782">
                <text:p>20.46782</text:p>
              </table:table-cell>
              <table:table-cell office:value-type="float" office:value="18.19593">
                <text:p>18.19593</text:p>
              </table:table-cell>
              <table:table-cell office:value-type="float" office:value="43.5117">
                <text:p>43.5117</text:p>
              </table:table-cell>
              <table:table-cell office:value-type="float" office:value="35.18717">
                <text:p>35.18717</text:p>
              </table:table-cell>
              <table:table-cell office:value-type="float" office:value="7.28001">
                <text:p>7.28001</text:p>
              </table:table-cell>
              <table:table-cell office:value-type="float" office:value="28.66293">
                <text:p>28.66293</text:p>
              </table:table-cell>
              <table:table-cell office:value-type="float" office:value="16.05725">
                <text:p>16.05725</text:p>
              </table:table-cell>
              <table:table-cell office:value-type="float" office:value="3.90066">
                <text:p>3.90066</text:p>
              </table:table-cell>
              <table:table-cell office:value-type="float" office:value="17.2829">
                <text:p>17.2829</text:p>
              </table:table-cell>
              <table:table-cell office:value-type="float" office:value="6.79553">
                <text:p>6.79553</text:p>
              </table:table-cell>
              <table:table-cell office:value-type="float" office:value="30.07263">
                <text:p>30.07263</text:p>
              </table:table-cell>
              <table:table-cell office:value-type="float" office:value="7.67049">
                <text:p>7.67049</text:p>
              </table:table-cell>
              <table:table-cell office:value-type="float" office:value="21.1272">
                <text:p>21.1272</text:p>
              </table:table-cell>
              <table:table-cell office:value-type="float" office:value="9.12017">
                <text:p>9.12017</text:p>
              </table:table-cell>
              <table:table-cell office:value-type="float" office:value="7.07066">
                <text:p>7.07066</text:p>
              </table:table-cell>
              <table:table-cell office:value-type="float" office:value="16.38631">
                <text:p>16.38631</text:p>
              </table:table-cell>
              <table:table-cell office:value-type="float" office:value="6.61901">
                <text:p>6.619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30.7463">
                <text:p>30.7463</text:p>
              </table:table-cell>
              <table:table-cell office:value-type="float" office:value="11.74923">
                <text:p>11.74923</text:p>
              </table:table-cell>
              <table:table-cell office:value-type="float" office:value="21.3138">
                <text:p>21.3138</text:p>
              </table:table-cell>
              <table:table-cell office:value-type="float" office:value="18.71239">
                <text:p>18.71239</text:p>
              </table:table-cell>
              <table:table-cell office:value-type="float" office:value="44.36287">
                <text:p>44.36287</text:p>
              </table:table-cell>
              <table:table-cell office:value-type="float" office:value="35.88866">
                <text:p>35.88866</text:p>
              </table:table-cell>
              <table:table-cell office:value-type="float" office:value="8.01617">
                <text:p>8.01617</text:p>
              </table:table-cell>
              <table:table-cell office:value-type="float" office:value="29.35568">
                <text:p>29.35568</text:p>
              </table:table-cell>
              <table:table-cell office:value-type="float" office:value="16.69557">
                <text:p>16.69557</text:p>
              </table:table-cell>
              <table:table-cell office:value-type="float" office:value="4.27378">
                <text:p>4.27378</text:p>
              </table:table-cell>
              <table:table-cell office:value-type="float" office:value="17.96062">
                <text:p>17.96062</text:p>
              </table:table-cell>
              <table:table-cell office:value-type="float" office:value="6.81568">
                <text:p>6.81568</text:p>
              </table:table-cell>
              <table:table-cell office:value-type="float" office:value="30.95007">
                <text:p>30.95007</text:p>
              </table:table-cell>
              <table:table-cell office:value-type="float" office:value="7.30139">
                <text:p>7.30139</text:p>
              </table:table-cell>
              <table:table-cell office:value-type="float" office:value="22.56273">
                <text:p>22.56273</text:p>
              </table:table-cell>
              <table:table-cell office:value-type="float" office:value="9.50862">
                <text:p>9.50862</text:p>
              </table:table-cell>
              <table:table-cell office:value-type="float" office:value="6.59608">
                <text:p>6.59608</text:p>
              </table:table-cell>
              <table:table-cell office:value-type="float" office:value="16.86735">
                <text:p>16.86735</text:p>
              </table:table-cell>
              <table:table-cell office:value-type="float" office:value="7.06738">
                <text:p>7.067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31.31422">
                <text:p>31.31422</text:p>
              </table:table-cell>
              <table:table-cell office:value-type="float" office:value="12.33448">
                <text:p>12.33448</text:p>
              </table:table-cell>
              <table:table-cell office:value-type="float" office:value="21.88062">
                <text:p>21.88062</text:p>
              </table:table-cell>
              <table:table-cell office:value-type="float" office:value="19.23362">
                <text:p>19.23362</text:p>
              </table:table-cell>
              <table:table-cell office:value-type="float" office:value="44.91762">
                <text:p>44.91762</text:p>
              </table:table-cell>
              <table:table-cell office:value-type="float" office:value="36.64978">
                <text:p>36.64978</text:p>
              </table:table-cell>
              <table:table-cell office:value-type="float" office:value="8.87834">
                <text:p>8.87834</text:p>
              </table:table-cell>
              <table:table-cell office:value-type="float" office:value="30.11805">
                <text:p>30.11805</text:p>
              </table:table-cell>
              <table:table-cell office:value-type="float" office:value="17.33175">
                <text:p>17.33175</text:p>
              </table:table-cell>
              <table:table-cell office:value-type="float" office:value="4.76024">
                <text:p>4.76024</text:p>
              </table:table-cell>
              <table:table-cell office:value-type="float" office:value="18.68177">
                <text:p>18.68177</text:p>
              </table:table-cell>
              <table:table-cell office:value-type="float" office:value="6.91124">
                <text:p>6.91124</text:p>
              </table:table-cell>
              <table:table-cell office:value-type="float" office:value="31.54244">
                <text:p>31.54244</text:p>
              </table:table-cell>
              <table:table-cell office:value-type="float" office:value="6.97419">
                <text:p>6.97419</text:p>
              </table:table-cell>
              <table:table-cell office:value-type="float" office:value="24.02385">
                <text:p>24.02385</text:p>
              </table:table-cell>
              <table:table-cell office:value-type="float" office:value="9.8199">
                <text:p>9.8199</text:p>
              </table:table-cell>
              <table:table-cell office:value-type="float" office:value="6.2">
                <text:p>6.2</text:p>
              </table:table-cell>
              <table:table-cell office:value-type="float" office:value="17.19281">
                <text:p>17.19281</text:p>
              </table:table-cell>
              <table:table-cell office:value-type="float" office:value="7.54725">
                <text:p>7.547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32.17477">
                <text:p>32.17477</text:p>
              </table:table-cell>
              <table:table-cell office:value-type="float" office:value="13.1957">
                <text:p>13.1957</text:p>
              </table:table-cell>
              <table:table-cell office:value-type="float" office:value="22.70465">
                <text:p>22.70465</text:p>
              </table:table-cell>
              <table:table-cell office:value-type="float" office:value="19.75435">
                <text:p>19.75435</text:p>
              </table:table-cell>
              <table:table-cell office:value-type="float" office:value="45.75748">
                <text:p>45.75748</text:p>
              </table:table-cell>
              <table:table-cell office:value-type="float" office:value="37.34267">
                <text:p>37.34267</text:p>
              </table:table-cell>
              <table:table-cell office:value-type="float" office:value="9.82522">
                <text:p>9.82522</text:p>
              </table:table-cell>
              <table:table-cell office:value-type="float" office:value="30.81253">
                <text:p>30.81253</text:p>
              </table:table-cell>
              <table:table-cell office:value-type="float" office:value="17.99579">
                <text:p>17.99579</text:p>
              </table:table-cell>
              <table:table-cell office:value-type="float" office:value="5.13402">
                <text:p>5.13402</text:p>
              </table:table-cell>
              <table:table-cell office:value-type="float" office:value="19.36989">
                <text:p>19.36989</text:p>
              </table:table-cell>
              <table:table-cell office:value-type="float" office:value="7.07743">
                <text:p>7.07743</text:p>
              </table:table-cell>
              <table:table-cell office:value-type="float" office:value="32.40975">
                <text:p>32.40975</text:p>
              </table:table-cell>
              <table:table-cell office:value-type="float" office:value="6.69677">
                <text:p>6.69677</text:p>
              </table:table-cell>
              <table:table-cell office:value-type="float" office:value="25.47043">
                <text:p>25.47043</text:p>
              </table:table-cell>
              <table:table-cell office:value-type="float" office:value="10.21895">
                <text:p>10.21895</text:p>
              </table:table-cell>
              <table:table-cell office:value-type="float" office:value="5.87426">
                <text:p>5.87426</text:p>
              </table:table-cell>
              <table:table-cell office:value-type="float" office:value="17.6812">
                <text:p>17.6812</text:p>
              </table:table-cell>
              <table:table-cell office:value-type="float" office:value="8.03941">
                <text:p>8.039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32.7444">
                <text:p>32.7444</text:p>
              </table:table-cell>
              <table:table-cell office:value-type="float" office:value="13.74587">
                <text:p>13.74587</text:p>
              </table:table-cell>
              <table:table-cell office:value-type="float" office:value="23.25935">
                <text:p>23.25935</text:p>
              </table:table-cell>
              <table:table-cell office:value-type="float" office:value="20.27103">
                <text:p>20.27103</text:p>
              </table:table-cell>
              <table:table-cell office:value-type="float" office:value="46.31668">
                <text:p>46.31668</text:p>
              </table:table-cell>
              <table:table-cell office:value-type="float" office:value="38.09508">
                <text:p>38.09508</text:p>
              </table:table-cell>
              <table:table-cell office:value-type="float" office:value="10.871">
                <text:p>10.871</text:p>
              </table:table-cell>
              <table:table-cell office:value-type="float" office:value="31.56285">
                <text:p>31.56285</text:p>
              </table:table-cell>
              <table:table-cell office:value-type="float" office:value="18.64648">
                <text:p>18.64648</text:p>
              </table:table-cell>
              <table:table-cell office:value-type="float" office:value="5.62396">
                <text:p>5.62396</text:p>
              </table:table-cell>
              <table:table-cell office:value-type="float" office:value="20.11515">
                <text:p>20.11515</text:p>
              </table:table-cell>
              <table:table-cell office:value-type="float" office:value="7.33025">
                <text:p>7.33025</text:p>
              </table:table-cell>
              <table:table-cell office:value-type="float" office:value="32.99268">
                <text:p>32.99268</text:p>
              </table:table-cell>
              <table:table-cell office:value-type="float" office:value="6.48353">
                <text:p>6.48353</text:p>
              </table:table-cell>
              <table:table-cell office:value-type="float" office:value="26.93166">
                <text:p>26.93166</text:p>
              </table:table-cell>
              <table:table-cell office:value-type="float" office:value="10.55996">
                <text:p>10.55996</text:p>
              </table:table-cell>
              <table:table-cell office:value-type="float" office:value="5.65907">
                <text:p>5.65907</text:p>
              </table:table-cell>
              <table:table-cell office:value-type="float" office:value="18.00682">
                <text:p>18.00682</text:p>
              </table:table-cell>
              <table:table-cell office:value-type="float" office:value="8.54104">
                <text:p>8.541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34.16808">
                <text:p>34.16808</text:p>
              </table:table-cell>
              <table:table-cell office:value-type="float" office:value="14.52783">
                <text:p>14.52783</text:p>
              </table:table-cell>
              <table:table-cell office:value-type="float" office:value="24.1092">
                <text:p>24.1092</text:p>
              </table:table-cell>
              <table:table-cell office:value-type="float" office:value="20.78089">
                <text:p>20.78089</text:p>
              </table:table-cell>
              <table:table-cell office:value-type="float" office:value="46.96967">
                <text:p>46.96967</text:p>
              </table:table-cell>
              <table:table-cell office:value-type="float" office:value="38.78001">
                <text:p>38.78001</text:p>
              </table:table-cell>
              <table:table-cell office:value-type="float" office:value="12.00362">
                <text:p>12.00362</text:p>
              </table:table-cell>
              <table:table-cell office:value-type="float" office:value="32.25218">
                <text:p>32.25218</text:p>
              </table:table-cell>
              <table:table-cell office:value-type="float" office:value="19.33778">
                <text:p>19.33778</text:p>
              </table:table-cell>
              <table:table-cell office:value-type="float" office:value="5.99142">
                <text:p>5.99142</text:p>
              </table:table-cell>
              <table:table-cell office:value-type="float" office:value="20.82277">
                <text:p>20.82277</text:p>
              </table:table-cell>
              <table:table-cell office:value-type="float" office:value="7.96026">
                <text:p>7.96026</text:p>
              </table:table-cell>
              <table:table-cell office:value-type="float" office:value="33.86233">
                <text:p>33.86233</text:p>
              </table:table-cell>
              <table:table-cell office:value-type="float" office:value="6.32044">
                <text:p>6.32044</text:p>
              </table:table-cell>
              <table:table-cell office:value-type="float" office:value="28.40267">
                <text:p>28.40267</text:p>
              </table:table-cell>
              <table:table-cell office:value-type="float" office:value="11.1249">
                <text:p>11.1249</text:p>
              </table:table-cell>
              <table:table-cell office:value-type="float" office:value="5.54072">
                <text:p>5.54072</text:p>
              </table:table-cell>
              <table:table-cell office:value-type="float" office:value="18.51453">
                <text:p>18.51453</text:p>
              </table:table-cell>
              <table:table-cell office:value-type="float" office:value="9.05534">
                <text:p>9.055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35.58286">
                <text:p>35.58286</text:p>
              </table:table-cell>
              <table:table-cell office:value-type="float" office:value="15.02828">
                <text:p>15.02828</text:p>
              </table:table-cell>
              <table:table-cell office:value-type="float" office:value="24.69053">
                <text:p>24.69053</text:p>
              </table:table-cell>
              <table:table-cell office:value-type="float" office:value="21.28216">
                <text:p>21.28216</text:p>
              </table:table-cell>
              <table:table-cell office:value-type="float" office:value="47.69433">
                <text:p>47.69433</text:p>
              </table:table-cell>
              <table:table-cell office:value-type="float" office:value="39.53084">
                <text:p>39.53084</text:p>
              </table:table-cell>
              <table:table-cell office:value-type="float" office:value="13.09308">
                <text:p>13.09308</text:p>
              </table:table-cell>
              <table:table-cell office:value-type="float" office:value="33.00333">
                <text:p>33.00333</text:p>
              </table:table-cell>
              <table:table-cell office:value-type="float" office:value="20.00082">
                <text:p>20.00082</text:p>
              </table:table-cell>
              <table:table-cell office:value-type="float" office:value="6.47534">
                <text:p>6.47534</text:p>
              </table:table-cell>
              <table:table-cell office:value-type="float" office:value="21.57035">
                <text:p>21.57035</text:p>
              </table:table-cell>
              <table:table-cell office:value-type="float" office:value="8.78027">
                <text:p>8.78027</text:p>
              </table:table-cell>
              <table:table-cell office:value-type="float" office:value="34.43425">
                <text:p>34.43425</text:p>
              </table:table-cell>
              <table:table-cell office:value-type="float" office:value="6.22947">
                <text:p>6.22947</text:p>
              </table:table-cell>
              <table:table-cell office:value-type="float" office:value="29.87334">
                <text:p>29.87334</text:p>
              </table:table-cell>
              <table:table-cell office:value-type="float" office:value="11.71507">
                <text:p>11.71507</text:p>
              </table:table-cell>
              <table:table-cell office:value-type="float" office:value="5.53568">
                <text:p>5.53568</text:p>
              </table:table-cell>
              <table:table-cell office:value-type="float" office:value="18.84939">
                <text:p>18.84939</text:p>
              </table:table-cell>
              <table:table-cell office:value-type="float" office:value="9.56532">
                <text:p>9.565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6.9937">
                <text:p>36.9937</text:p>
              </table:table-cell>
              <table:table-cell office:value-type="float" office:value="15.61574">
                <text:p>15.61574</text:p>
              </table:table-cell>
              <table:table-cell office:value-type="float" office:value="25.55507">
                <text:p>25.55507</text:p>
              </table:table-cell>
              <table:table-cell office:value-type="float" office:value="21.80565">
                <text:p>21.80565</text:p>
              </table:table-cell>
              <table:table-cell office:value-type="float" office:value="48.34017">
                <text:p>48.34017</text:p>
              </table:table-cell>
              <table:table-cell office:value-type="float" office:value="40.20954">
                <text:p>40.20954</text:p>
              </table:table-cell>
              <table:table-cell office:value-type="float" office:value="14.3568">
                <text:p>14.3568</text:p>
              </table:table-cell>
              <table:table-cell office:value-type="float" office:value="33.69395">
                <text:p>33.69395</text:p>
              </table:table-cell>
              <table:table-cell office:value-type="float" office:value="20.70689">
                <text:p>20.70689</text:p>
              </table:table-cell>
              <table:table-cell office:value-type="float" office:value="6.84641">
                <text:p>6.84641</text:p>
              </table:table-cell>
              <table:table-cell office:value-type="float" office:value="22.29556">
                <text:p>22.29556</text:p>
              </table:table-cell>
              <table:table-cell office:value-type="float" office:value="9.67649">
                <text:p>9.67649</text:p>
              </table:table-cell>
              <table:table-cell office:value-type="float" office:value="35.30163">
                <text:p>35.30163</text:p>
              </table:table-cell>
              <table:table-cell office:value-type="float" office:value="6.21011">
                <text:p>6.21011</text:p>
              </table:table-cell>
              <table:table-cell office:value-type="float" office:value="30.45845">
                <text:p>30.45845</text:p>
              </table:table-cell>
              <table:table-cell office:value-type="float" office:value="12.26753">
                <text:p>12.26753</text:p>
              </table:table-cell>
              <table:table-cell office:value-type="float" office:value="5.62441">
                <text:p>5.62441</text:p>
              </table:table-cell>
              <table:table-cell office:value-type="float" office:value="19.35939">
                <text:p>19.35939</text:p>
              </table:table-cell>
              <table:table-cell office:value-type="float" office:value="10.04648">
                <text:p>10.046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8.40231">
                <text:p>38.40231</text:p>
              </table:table-cell>
              <table:table-cell office:value-type="float" office:value="16.12542">
                <text:p>16.12542</text:p>
              </table:table-cell>
              <table:table-cell office:value-type="float" office:value="26.14278">
                <text:p>26.14278</text:p>
              </table:table-cell>
              <table:table-cell office:value-type="float" office:value="22.31543">
                <text:p>22.31543</text:p>
              </table:table-cell>
              <table:table-cell office:value-type="float" office:value="49.05308">
                <text:p>49.05308</text:p>
              </table:table-cell>
              <table:table-cell office:value-type="float" office:value="40.96036">
                <text:p>40.96036</text:p>
              </table:table-cell>
              <table:table-cell office:value-type="float" office:value="15.66845">
                <text:p>15.66845</text:p>
              </table:table-cell>
              <table:table-cell office:value-type="float" office:value="34.44168">
                <text:p>34.44168</text:p>
              </table:table-cell>
              <table:table-cell office:value-type="float" office:value="21.39159">
                <text:p>21.39159</text:p>
              </table:table-cell>
              <table:table-cell office:value-type="float" office:value="7.32464">
                <text:p>7.32464</text:p>
              </table:table-cell>
              <table:table-cell office:value-type="float" office:value="23.06606">
                <text:p>23.06606</text:p>
              </table:table-cell>
              <table:table-cell office:value-type="float" office:value="10.65177">
                <text:p>10.65177</text:p>
              </table:table-cell>
              <table:table-cell office:value-type="float" office:value="35.87497">
                <text:p>35.87497</text:p>
              </table:table-cell>
              <table:table-cell office:value-type="float" office:value="6.26238">
                <text:p>6.26238</text:p>
              </table:table-cell>
              <table:table-cell office:value-type="float" office:value="31.3292">
                <text:p>31.3292</text:p>
              </table:table-cell>
              <table:table-cell office:value-type="float" office:value="12.815">
                <text:p>12.815</text:p>
              </table:table-cell>
              <table:table-cell office:value-type="float" office:value="5.79506">
                <text:p>5.79506</text:p>
              </table:table-cell>
              <table:table-cell office:value-type="float" office:value="19.69588">
                <text:p>19.69588</text:p>
              </table:table-cell>
              <table:table-cell office:value-type="float" office:value="10.50957">
                <text:p>10.509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9.79649">
                <text:p>39.79649</text:p>
              </table:table-cell>
              <table:table-cell office:value-type="float" office:value="16.54159">
                <text:p>16.54159</text:p>
              </table:table-cell>
              <table:table-cell office:value-type="float" office:value="26.92463">
                <text:p>26.92463</text:p>
              </table:table-cell>
              <table:table-cell office:value-type="float" office:value="22.8392">
                <text:p>22.8392</text:p>
              </table:table-cell>
              <table:table-cell office:value-type="float" office:value="49.69238">
                <text:p>49.69238</text:p>
              </table:table-cell>
              <table:table-cell office:value-type="float" office:value="41.63214">
                <text:p>41.63214</text:p>
              </table:table-cell>
              <table:table-cell office:value-type="float" office:value="17.02438">
                <text:p>17.02438</text:p>
              </table:table-cell>
              <table:table-cell office:value-type="float" office:value="35.12416">
                <text:p>35.12416</text:p>
              </table:table-cell>
              <table:table-cell office:value-type="float" office:value="22.11193">
                <text:p>22.11193</text:p>
              </table:table-cell>
              <table:table-cell office:value-type="float" office:value="7.69649">
                <text:p>7.69649</text:p>
              </table:table-cell>
              <table:table-cell office:value-type="float" office:value="23.79047">
                <text:p>23.79047</text:p>
              </table:table-cell>
              <table:table-cell office:value-type="float" office:value="11.71667">
                <text:p>11.71667</text:p>
              </table:table-cell>
              <table:table-cell office:value-type="float" office:value="36.72392">
                <text:p>36.72392</text:p>
              </table:table-cell>
              <table:table-cell office:value-type="float" office:value="6.37358">
                <text:p>6.37358</text:p>
              </table:table-cell>
              <table:table-cell office:value-type="float" office:value="31.90438">
                <text:p>31.90438</text:p>
              </table:table-cell>
              <table:table-cell office:value-type="float" office:value="13.34216">
                <text:p>13.34216</text:p>
              </table:table-cell>
              <table:table-cell office:value-type="float" office:value="6.05392">
                <text:p>6.05392</text:p>
              </table:table-cell>
              <table:table-cell office:value-type="float" office:value="20.22485">
                <text:p>20.22485</text:p>
              </table:table-cell>
              <table:table-cell office:value-type="float" office:value="10.98795">
                <text:p>10.987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41.19747">
                <text:p>41.19747</text:p>
              </table:table-cell>
              <table:table-cell office:value-type="float" office:value="17.14016">
                <text:p>17.14016</text:p>
              </table:table-cell>
              <table:table-cell office:value-type="float" office:value="27.63318">
                <text:p>27.63318</text:p>
              </table:table-cell>
              <table:table-cell office:value-type="float" office:value="23.36186">
                <text:p>23.36186</text:p>
              </table:table-cell>
              <table:table-cell office:value-type="float" office:value="50.41428">
                <text:p>50.41428</text:p>
              </table:table-cell>
              <table:table-cell office:value-type="float" office:value="42.37773">
                <text:p>42.37773</text:p>
              </table:table-cell>
              <table:table-cell office:value-type="float" office:value="18.42412">
                <text:p>18.42412</text:p>
              </table:table-cell>
              <table:table-cell office:value-type="float" office:value="35.87325">
                <text:p>35.87325</text:p>
              </table:table-cell>
              <table:table-cell office:value-type="float" office:value="22.79869">
                <text:p>22.79869</text:p>
              </table:table-cell>
              <table:table-cell office:value-type="float" office:value="8.16934">
                <text:p>8.16934</text:p>
              </table:table-cell>
              <table:table-cell office:value-type="float" office:value="24.58165">
                <text:p>24.58165</text:p>
              </table:table-cell>
              <table:table-cell office:value-type="float" office:value="12.85882">
                <text:p>12.85882</text:p>
              </table:table-cell>
              <table:table-cell office:value-type="float" office:value="37.29585">
                <text:p>37.29585</text:p>
              </table:table-cell>
              <table:table-cell office:value-type="float" office:value="6.55889">
                <text:p>6.55889</text:p>
              </table:table-cell>
              <table:table-cell office:value-type="float" office:value="32.77642">
                <text:p>32.77642</text:p>
              </table:table-cell>
              <table:table-cell office:value-type="float" office:value="13.8748">
                <text:p>13.8748</text:p>
              </table:table-cell>
              <table:table-cell office:value-type="float" office:value="6.39438">
                <text:p>6.39438</text:p>
              </table:table-cell>
              <table:table-cell office:value-type="float" office:value="20.57414">
                <text:p>20.57414</text:p>
              </table:table-cell>
              <table:table-cell office:value-type="float" office:value="11.45046">
                <text:p>11.450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42.58315">
                <text:p>42.58315</text:p>
              </table:table-cell>
              <table:table-cell office:value-type="float" office:value="17.52509">
                <text:p>17.52509</text:p>
              </table:table-cell>
              <table:table-cell office:value-type="float" office:value="28.42752">
                <text:p>28.42752</text:p>
              </table:table-cell>
              <table:table-cell office:value-type="float" office:value="23.90119">
                <text:p>23.90119</text:p>
              </table:table-cell>
              <table:table-cell office:value-type="float" office:value="51.03765">
                <text:p>51.03765</text:p>
              </table:table-cell>
              <table:table-cell office:value-type="float" office:value="43.05131">
                <text:p>43.05131</text:p>
              </table:table-cell>
              <table:table-cell office:value-type="float" office:value="19.86484">
                <text:p>19.86484</text:p>
              </table:table-cell>
              <table:table-cell office:value-type="float" office:value="36.5494">
                <text:p>36.5494</text:p>
              </table:table-cell>
              <table:table-cell office:value-type="float" office:value="23.52518">
                <text:p>23.52518</text:p>
              </table:table-cell>
              <table:table-cell office:value-type="float" office:value="8.53538">
                <text:p>8.53538</text:p>
              </table:table-cell>
              <table:table-cell office:value-type="float" office:value="25.31416">
                <text:p>25.31416</text:p>
              </table:table-cell>
              <table:table-cell office:value-type="float" office:value="14.05723">
                <text:p>14.05723</text:p>
              </table:table-cell>
              <table:table-cell office:value-type="float" office:value="37.97738">
                <text:p>37.97738</text:p>
              </table:table-cell>
              <table:table-cell office:value-type="float" office:value="6.7893">
                <text:p>6.7893</text:p>
              </table:table-cell>
              <table:table-cell office:value-type="float" office:value="33.3508">
                <text:p>33.3508</text:p>
              </table:table-cell>
              <table:table-cell office:value-type="float" office:value="14.41203">
                <text:p>14.41203</text:p>
              </table:table-cell>
              <table:table-cell office:value-type="float" office:value="6.79682">
                <text:p>6.79682</text:p>
              </table:table-cell>
              <table:table-cell office:value-type="float" office:value="21.10929">
                <text:p>21.10929</text:p>
              </table:table-cell>
              <table:table-cell office:value-type="float" office:value="11.91932">
                <text:p>11.919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43.96926">
                <text:p>43.96926</text:p>
              </table:table-cell>
              <table:table-cell office:value-type="float" office:value="18.09547">
                <text:p>18.09547</text:p>
              </table:table-cell>
              <table:table-cell office:value-type="float" office:value="29.13842">
                <text:p>29.13842</text:p>
              </table:table-cell>
              <table:table-cell office:value-type="float" office:value="24.42673">
                <text:p>24.42673</text:p>
              </table:table-cell>
              <table:table-cell office:value-type="float" office:value="51.7492">
                <text:p>51.7492</text:p>
              </table:table-cell>
              <table:table-cell office:value-type="float" office:value="43.78507">
                <text:p>43.78507</text:p>
              </table:table-cell>
              <table:table-cell office:value-type="float" office:value="21.34367">
                <text:p>21.34367</text:p>
              </table:table-cell>
              <table:table-cell office:value-type="float" office:value="37.28731">
                <text:p>37.28731</text:p>
              </table:table-cell>
              <table:table-cell office:value-type="float" office:value="24.19217">
                <text:p>24.19217</text:p>
              </table:table-cell>
              <table:table-cell office:value-type="float" office:value="9.12569">
                <text:p>9.12569</text:p>
              </table:table-cell>
              <table:table-cell office:value-type="float" office:value="26.08844">
                <text:p>26.08844</text:p>
              </table:table-cell>
              <table:table-cell office:value-type="float" office:value="15.31792">
                <text:p>15.31792</text:p>
              </table:table-cell>
              <table:table-cell office:value-type="float" office:value="38.71151">
                <text:p>38.71151</text:p>
              </table:table-cell>
              <table:table-cell office:value-type="float" office:value="7.07148">
                <text:p>7.07148</text:p>
              </table:table-cell>
              <table:table-cell office:value-type="float" office:value="34.2141">
                <text:p>34.2141</text:p>
              </table:table-cell>
              <table:table-cell office:value-type="float" office:value="14.95721">
                <text:p>14.95721</text:p>
              </table:table-cell>
              <table:table-cell office:value-type="float" office:value="7.25366">
                <text:p>7.25366</text:p>
              </table:table-cell>
              <table:table-cell office:value-type="float" office:value="21.45726">
                <text:p>21.45726</text:p>
              </table:table-cell>
              <table:table-cell office:value-type="float" office:value="12.38494">
                <text:p>12.384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45.3434">
                <text:p>45.3434</text:p>
              </table:table-cell>
              <table:table-cell office:value-type="float" office:value="18.46736">
                <text:p>18.46736</text:p>
              </table:table-cell>
              <table:table-cell office:value-type="float" office:value="29.91499">
                <text:p>29.91499</text:p>
              </table:table-cell>
              <table:table-cell office:value-type="float" office:value="24.98824">
                <text:p>24.98824</text:p>
              </table:table-cell>
              <table:table-cell office:value-type="float" office:value="52.34964">
                <text:p>52.34964</text:p>
              </table:table-cell>
              <table:table-cell office:value-type="float" office:value="44.45376">
                <text:p>44.45376</text:p>
              </table:table-cell>
              <table:table-cell office:value-type="float" office:value="22.82738">
                <text:p>22.82738</text:p>
              </table:table-cell>
              <table:table-cell office:value-type="float" office:value="37.95696">
                <text:p>37.95696</text:p>
              </table:table-cell>
              <table:table-cell office:value-type="float" office:value="24.93228">
                <text:p>24.93228</text:p>
              </table:table-cell>
              <table:table-cell office:value-type="float" office:value="9.63707">
                <text:p>9.63707</text:p>
              </table:table-cell>
              <table:table-cell office:value-type="float" office:value="26.79701">
                <text:p>26.79701</text:p>
              </table:table-cell>
              <table:table-cell office:value-type="float" office:value="16.62523">
                <text:p>16.62523</text:p>
              </table:table-cell>
              <table:table-cell office:value-type="float" office:value="39.27816">
                <text:p>39.27816</text:p>
              </table:table-cell>
              <table:table-cell office:value-type="float" office:value="7.39328">
                <text:p>7.39328</text:p>
              </table:table-cell>
              <table:table-cell office:value-type="float" office:value="34.77928">
                <text:p>34.77928</text:p>
              </table:table-cell>
              <table:table-cell office:value-type="float" office:value="15.49932">
                <text:p>15.49932</text:p>
              </table:table-cell>
              <table:table-cell office:value-type="float" office:value="7.76654">
                <text:p>7.76654</text:p>
              </table:table-cell>
              <table:table-cell office:value-type="float" office:value="21.99972">
                <text:p>21.99972</text:p>
              </table:table-cell>
              <table:table-cell office:value-type="float" office:value="12.83752">
                <text:p>12.837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46.71656">
                <text:p>46.71656</text:p>
              </table:table-cell>
              <table:table-cell office:value-type="float" office:value="19.00873">
                <text:p>19.00873</text:p>
              </table:table-cell>
              <table:table-cell office:value-type="float" office:value="30.61814">
                <text:p>30.61814</text:p>
              </table:table-cell>
              <table:table-cell office:value-type="float" office:value="25.52036">
                <text:p>25.52036</text:p>
              </table:table-cell>
              <table:table-cell office:value-type="float" office:value="NaN">
                <text:p>NaN</text:p>
              </table:table-cell>
              <table:table-cell office:value-type="float" office:value="45.17776">
                <text:p>45.17776</text:p>
              </table:table-cell>
              <table:table-cell office:value-type="float" office:value="24.30445">
                <text:p>24.30445</text:p>
              </table:table-cell>
              <table:table-cell office:value-type="float" office:value="38.69635">
                <text:p>38.69635</text:p>
              </table:table-cell>
              <table:table-cell office:value-type="float" office:value="25.61798">
                <text:p>25.61798</text:p>
              </table:table-cell>
              <table:table-cell office:value-type="float" office:value="9.63707">
                <text:p>9.63707</text:p>
              </table:table-cell>
              <table:table-cell office:value-type="float" office:value="27.59479">
                <text:p>27.59479</text:p>
              </table:table-cell>
              <table:table-cell office:value-type="float" office:value="17.96405">
                <text:p>17.96405</text:p>
              </table:table-cell>
              <table:table-cell office:value-type="float" office:value="40.12183">
                <text:p>40.12183</text:p>
              </table:table-cell>
              <table:table-cell office:value-type="float" office:value="7.74716">
                <text:p>7.74716</text:p>
              </table:table-cell>
              <table:table-cell office:value-type="float" office:value="35.64257">
                <text:p>35.64257</text:p>
              </table:table-cell>
              <table:table-cell office:value-type="float" office:value="16.06127">
                <text:p>16.06127</text:p>
              </table:table-cell>
              <table:table-cell office:value-type="float" office:value="8.31364">
                <text:p>8.31364</text:p>
              </table:table-cell>
              <table:table-cell office:value-type="float" office:value="22.3616">
                <text:p>22.3616</text:p>
              </table:table-cell>
              <table:table-cell office:value-type="float" office:value="13.29703">
                <text:p>13.297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48.07779">
                <text:p>48.07779</text:p>
              </table:table-cell>
              <table:table-cell office:value-type="float" office:value="19.36906">
                <text:p>19.36906</text:p>
              </table:table-cell>
              <table:table-cell office:value-type="float" office:value="31.39319">
                <text:p>31.39319</text:p>
              </table:table-cell>
              <table:table-cell office:value-type="float" office:value="26.09758">
                <text:p>26.09758</text:p>
              </table:table-cell>
              <table:table-cell office:value-type="float" office:value="NaN">
                <text:p>NaN</text:p>
              </table:table-cell>
              <table:table-cell office:value-type="float" office:value="45.84139">
                <text:p>45.84139</text:p>
              </table:table-cell>
              <table:table-cell office:value-type="float" office:value="25.79673">
                <text:p>25.79673</text:p>
              </table:table-cell>
              <table:table-cell office:value-type="float" office:value="39.35932">
                <text:p>39.35932</text:p>
              </table:table-cell>
              <table:table-cell office:value-type="float" office:value="26.39416">
                <text:p>26.39416</text:p>
              </table:table-cell>
              <table:table-cell office:value-type="float" office:value="10.1195">
                <text:p>10.1195</text:p>
              </table:table-cell>
              <table:table-cell office:value-type="float" office:value="28.30781">
                <text:p>28.30781</text:p>
              </table:table-cell>
              <table:table-cell office:value-type="float" office:value="19.35338">
                <text:p>19.35338</text:p>
              </table:table-cell>
              <table:table-cell office:value-type="float" office:value="40.68977">
                <text:p>40.68977</text:p>
              </table:table-cell>
              <table:table-cell office:value-type="float" office:value="8.13336">
                <text:p>8.13336</text:p>
              </table:table-cell>
              <table:table-cell office:value-type="float" office:value="36.20705">
                <text:p>36.20705</text:p>
              </table:table-cell>
              <table:table-cell office:value-type="float" office:value="16.60778">
                <text:p>16.60778</text:p>
              </table:table-cell>
              <table:table-cell office:value-type="float" office:value="8.89509">
                <text:p>8.89509</text:p>
              </table:table-cell>
              <table:table-cell office:value-type="float" office:value="22.9145">
                <text:p>22.9145</text:p>
              </table:table-cell>
              <table:table-cell office:value-type="float" office:value="13.75396">
                <text:p>13.753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49.42379">
                <text:p>49.42379</text:p>
              </table:table-cell>
              <table:table-cell office:value-type="float" office:value="19.89586">
                <text:p>19.89586</text:p>
              </table:table-cell>
              <table:table-cell office:value-type="float" office:value="32.09698">
                <text:p>32.09698</text:p>
              </table:table-cell>
              <table:table-cell office:value-type="float" office:value="26.6428">
                <text:p>26.6428</text:p>
              </table:table-cell>
              <table:table-cell office:value-type="float" office:value="NaN">
                <text:p>NaN</text:p>
              </table:table-cell>
              <table:table-cell office:value-type="float" office:value="46.56839">
                <text:p>46.56839</text:p>
              </table:table-cell>
              <table:table-cell office:value-type="float" office:value="27.26526">
                <text:p>27.26526</text:p>
              </table:table-cell>
              <table:table-cell office:value-type="float" office:value="40.0901">
                <text:p>40.0901</text:p>
              </table:table-cell>
              <table:table-cell office:value-type="float" office:value="27.09084">
                <text:p>27.09084</text:p>
              </table:table-cell>
              <table:table-cell office:value-type="float" office:value="10.47378">
                <text:p>10.47378</text:p>
              </table:table-cell>
              <table:table-cell office:value-type="float" office:value="29.09322">
                <text:p>29.09322</text:p>
              </table:table-cell>
              <table:table-cell office:value-type="float" office:value="20.78331">
                <text:p>20.78331</text:p>
              </table:table-cell>
              <table:table-cell office:value-type="float" office:value="41.52703">
                <text:p>41.52703</text:p>
              </table:table-cell>
              <table:table-cell office:value-type="float" office:value="8.5327">
                <text:p>8.5327</text:p>
              </table:table-cell>
              <table:table-cell office:value-type="float" office:value="37.04901">
                <text:p>37.04901</text:p>
              </table:table-cell>
              <table:table-cell office:value-type="float" office:value="17.1863">
                <text:p>17.1863</text:p>
              </table:table-cell>
              <table:table-cell office:value-type="float" office:value="9.50048">
                <text:p>9.50048</text:p>
              </table:table-cell>
              <table:table-cell office:value-type="float" office:value="23.29027">
                <text:p>23.29027</text:p>
              </table:table-cell>
              <table:table-cell office:value-type="float" office:value="14.2087">
                <text:p>14.20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50.76245">
                <text:p>50.76245</text:p>
              </table:table-cell>
              <table:table-cell office:value-type="float" office:value="20.24471">
                <text:p>20.24471</text:p>
              </table:table-cell>
              <table:table-cell office:value-type="float" office:value="32.86182">
                <text:p>32.86182</text:p>
              </table:table-cell>
              <table:table-cell office:value-type="float" office:value="27.22496">
                <text:p>27.22496</text:p>
              </table:table-cell>
              <table:table-cell office:value-type="float" office:value="NaN">
                <text:p>NaN</text:p>
              </table:table-cell>
              <table:table-cell office:value-type="float" office:value="47.22729">
                <text:p>47.22729</text:p>
              </table:table-cell>
              <table:table-cell office:value-type="float" office:value="28.74251">
                <text:p>28.74251</text:p>
              </table:table-cell>
              <table:table-cell office:value-type="float" office:value="40.75735">
                <text:p>40.75735</text:p>
              </table:table-cell>
              <table:table-cell office:value-type="float" office:value="27.87156">
                <text:p>27.87156</text:p>
              </table:table-cell>
              <table:table-cell office:value-type="float" office:value="10.90286">
                <text:p>10.90286</text:p>
              </table:table-cell>
              <table:table-cell office:value-type="float" office:value="29.79466">
                <text:p>29.79466</text:p>
              </table:table-cell>
              <table:table-cell office:value-type="float" office:value="22.24147">
                <text:p>22.24147</text:p>
              </table:table-cell>
              <table:table-cell office:value-type="float" office:value="42.08609">
                <text:p>42.08609</text:p>
              </table:table-cell>
              <table:table-cell office:value-type="float" office:value="8.94518">
                <text:p>8.94518</text:p>
              </table:table-cell>
              <table:table-cell office:value-type="float" office:value="37.61597">
                <text:p>37.61597</text:p>
              </table:table-cell>
              <table:table-cell office:value-type="float" office:value="17.74701">
                <text:p>17.74701</text:p>
              </table:table-cell>
              <table:table-cell office:value-type="float" office:value="10.13664">
                <text:p>10.13664</text:p>
              </table:table-cell>
              <table:table-cell office:value-type="float" office:value="23.85346">
                <text:p>23.85346</text:p>
              </table:table-cell>
              <table:table-cell office:value-type="float" office:value="14.65201">
                <text:p>14.652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52.08722">
                <text:p>52.08722</text:p>
              </table:table-cell>
              <table:table-cell office:value-type="float" office:value="20.71415">
                <text:p>20.71415</text:p>
              </table:table-cell>
              <table:table-cell office:value-type="float" office:value="33.55873">
                <text:p>33.55873</text:p>
              </table:table-cell>
              <table:table-cell office:value-type="float" office:value="27.77327">
                <text:p>27.77327</text:p>
              </table:table-cell>
              <table:table-cell office:value-type="float" office:value="NaN">
                <text:p>NaN</text:p>
              </table:table-cell>
              <table:table-cell office:value-type="float" office:value="47.94497">
                <text:p>47.94497</text:p>
              </table:table-cell>
              <table:table-cell office:value-type="float" office:value="30.19878">
                <text:p>30.19878</text:p>
              </table:table-cell>
              <table:table-cell office:value-type="float" office:value="41.48122">
                <text:p>41.48122</text:p>
              </table:table-cell>
              <table:table-cell office:value-type="float" office:value="28.57125">
                <text:p>28.57125</text:p>
              </table:table-cell>
              <table:table-cell office:value-type="float" office:value="11.21448">
                <text:p>11.21448</text:p>
              </table:table-cell>
              <table:table-cell office:value-type="float" office:value="30.57729">
                <text:p>30.57729</text:p>
              </table:table-cell>
              <table:table-cell office:value-type="float" office:value="23.69631">
                <text:p>23.69631</text:p>
              </table:table-cell>
              <table:table-cell office:value-type="float" office:value="42.91811">
                <text:p>42.91811</text:p>
              </table:table-cell>
              <table:table-cell office:value-type="float" office:value="9.33646">
                <text:p>9.33646</text:p>
              </table:table-cell>
              <table:table-cell office:value-type="float" office:value="38.4616">
                <text:p>38.4616</text:p>
              </table:table-cell>
              <table:table-cell office:value-type="float" office:value="18.3418">
                <text:p>18.3418</text:p>
              </table:table-cell>
              <table:table-cell office:value-type="float" office:value="10.7814">
                <text:p>10.7814</text:p>
              </table:table-cell>
              <table:table-cell office:value-type="float" office:value="24.23288">
                <text:p>24.23288</text:p>
              </table:table-cell>
              <table:table-cell office:value-type="float" office:value="15.08355">
                <text:p>15.083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53.40991">
                <text:p>53.40991</text:p>
              </table:table-cell>
              <table:table-cell office:value-type="float" office:value="21.004">
                <text:p>21.004</text:p>
              </table:table-cell>
              <table:table-cell office:value-type="float" office:value="34.31694">
                <text:p>34.31694</text:p>
              </table:table-cell>
              <table:table-cell office:value-type="float" office:value="28.23718">
                <text:p>28.23718</text:p>
              </table:table-cell>
              <table:table-cell office:value-type="float" office:value="NaN">
                <text:p>NaN</text:p>
              </table:table-cell>
              <table:table-cell office:value-type="float" office:value="48.59593">
                <text:p>48.59593</text:p>
              </table:table-cell>
              <table:table-cell office:value-type="float" office:value="31.6495">
                <text:p>31.6495</text:p>
              </table:table-cell>
              <table:table-cell office:value-type="float" office:value="42.14424">
                <text:p>42.14424</text:p>
              </table:table-cell>
              <table:table-cell office:value-type="float" office:value="29.34825">
                <text:p>29.34825</text:p>
              </table:table-cell>
              <table:table-cell office:value-type="float" office:value="11.66792">
                <text:p>11.66792</text:p>
              </table:table-cell>
              <table:table-cell office:value-type="float" office:value="31.2912">
                <text:p>31.2912</text:p>
              </table:table-cell>
              <table:table-cell office:value-type="float" office:value="25.16341">
                <text:p>25.16341</text:p>
              </table:table-cell>
              <table:table-cell office:value-type="float" office:value="43.47869">
                <text:p>43.47869</text:p>
              </table:table-cell>
              <table:table-cell office:value-type="float" office:value="9.73392">
                <text:p>9.73392</text:p>
              </table:table-cell>
              <table:table-cell office:value-type="float" office:value="39.01935">
                <text:p>39.01935</text:p>
              </table:table-cell>
              <table:table-cell office:value-type="float" office:value="18.90692">
                <text:p>18.90692</text:p>
              </table:table-cell>
              <table:table-cell office:value-type="float" office:value="11.44618">
                <text:p>11.44618</text:p>
              </table:table-cell>
              <table:table-cell office:value-type="float" office:value="24.8172">
                <text:p>24.8172</text:p>
              </table:table-cell>
              <table:table-cell office:value-type="float" office:value="15.51827">
                <text:p>15.518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54.7149">
                <text:p>54.7149</text:p>
              </table:table-cell>
              <table:table-cell office:value-type="float" office:value="21.4516">
                <text:p>21.4516</text:p>
              </table:table-cell>
              <table:table-cell office:value-type="float" office:value="35.00723">
                <text:p>35.00723</text:p>
              </table:table-cell>
              <table:table-cell office:value-type="float" office:value="28.92426">
                <text:p>28.92426</text:p>
              </table:table-cell>
              <table:table-cell office:value-type="float" office:value="NaN">
                <text:p>NaN</text:p>
              </table:table-cell>
              <table:table-cell office:value-type="float" office:value="49.30797">
                <text:p>49.30797</text:p>
              </table:table-cell>
              <table:table-cell office:value-type="float" office:value="33.09972">
                <text:p>33.09972</text:p>
              </table:table-cell>
              <table:table-cell office:value-type="float" office:value="42.8682">
                <text:p>42.8682</text:p>
              </table:table-cell>
              <table:table-cell office:value-type="float" office:value="30.81461">
                <text:p>30.81461</text:p>
              </table:table-cell>
              <table:table-cell office:value-type="float" office:value="11.97346">
                <text:p>11.97346</text:p>
              </table:table-cell>
              <table:table-cell office:value-type="float" office:value="32.05761">
                <text:p>32.05761</text:p>
              </table:table-cell>
              <table:table-cell office:value-type="float" office:value="26.64543">
                <text:p>26.64543</text:p>
              </table:table-cell>
              <table:table-cell office:value-type="float" office:value="NaN">
                <text:p>NaN</text:p>
              </table:table-cell>
              <table:table-cell office:value-type="float" office:value="10.13166">
                <text:p>10.13166</text:p>
              </table:table-cell>
              <table:table-cell office:value-type="float" office:value="39.85679">
                <text:p>39.85679</text:p>
              </table:table-cell>
              <table:table-cell office:value-type="float" office:value="19.5083">
                <text:p>19.5083</text:p>
              </table:table-cell>
              <table:table-cell office:value-type="float" office:value="12.11948">
                <text:p>12.11948</text:p>
              </table:table-cell>
              <table:table-cell office:value-type="float" office:value="25.19999">
                <text:p>25.19999</text:p>
              </table:table-cell>
              <table:table-cell office:value-type="float" office:value="15.95928">
                <text:p>15.959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5417">
                <text:p>21.75417</text:p>
              </table:table-cell>
              <table:table-cell office:value-type="float" office:value="35.75528">
                <text:p>35.75528</text:p>
              </table:table-cell>
              <table:table-cell office:value-type="float" office:value="29.40408">
                <text:p>29.40408</text:p>
              </table:table-cell>
              <table:table-cell office:value-type="float" office:value="NaN">
                <text:p>NaN</text:p>
              </table:table-cell>
              <table:table-cell office:value-type="float" office:value="49.95329">
                <text:p>49.95329</text:p>
              </table:table-cell>
              <table:table-cell office:value-type="float" office:value="34.53048">
                <text:p>34.53048</text:p>
              </table:table-cell>
              <table:table-cell office:value-type="float" office:value="43.52109">
                <text:p>43.52109</text:p>
              </table:table-cell>
              <table:table-cell office:value-type="float" office:value="31.50703">
                <text:p>31.50703</text:p>
              </table:table-cell>
              <table:table-cell office:value-type="float" office:value="12.71564">
                <text:p>12.71564</text:p>
              </table:table-cell>
              <table:table-cell office:value-type="float" office:value="32.76263">
                <text:p>32.76263</text:p>
              </table:table-cell>
              <table:table-cell office:value-type="float" office:value="28.11408">
                <text:p>28.11408</text:p>
              </table:table-cell>
              <table:table-cell office:value-type="float" office:value="NaN">
                <text:p>NaN</text:p>
              </table:table-cell>
              <table:table-cell office:value-type="float" office:value="10.52496">
                <text:p>10.52496</text:p>
              </table:table-cell>
              <table:table-cell office:value-type="float" office:value="40.41655">
                <text:p>40.41655</text:p>
              </table:table-cell>
              <table:table-cell office:value-type="float" office:value="20.0879">
                <text:p>20.0879</text:p>
              </table:table-cell>
              <table:table-cell office:value-type="float" office:value="13.00087">
                <text:p>13.00087</text:p>
              </table:table-cell>
              <table:table-cell office:value-type="float" office:value="25.78522">
                <text:p>25.78522</text:p>
              </table:table-cell>
              <table:table-cell office:value-type="float" office:value="16.37502">
                <text:p>16.375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03">
                <text:p>22.203</text:p>
              </table:table-cell>
              <table:table-cell office:value-type="float" office:value="36.44731">
                <text:p>36.44731</text:p>
              </table:table-cell>
              <table:table-cell office:value-type="float" office:value="30.1118">
                <text:p>30.1118</text:p>
              </table:table-cell>
              <table:table-cell office:value-type="float" office:value="NaN">
                <text:p>NaN</text:p>
              </table:table-cell>
              <table:table-cell office:value-type="float" office:value="50.65838">
                <text:p>50.65838</text:p>
              </table:table-cell>
              <table:table-cell office:value-type="float" office:value="35.95521">
                <text:p>35.95521</text:p>
              </table:table-cell>
              <table:table-cell office:value-type="float" office:value="44.22521">
                <text:p>44.22521</text:p>
              </table:table-cell>
              <table:table-cell office:value-type="float" office:value="32.26848">
                <text:p>32.26848</text:p>
              </table:table-cell>
              <table:table-cell office:value-type="float" office:value="13.22428">
                <text:p>13.22428</text:p>
              </table:table-cell>
              <table:table-cell office:value-type="float" office:value="33.52626">
                <text:p>33.52626</text:p>
              </table:table-cell>
              <table:table-cell office:value-type="float" office:value="29.58244">
                <text:p>29.58244</text:p>
              </table:table-cell>
              <table:table-cell office:value-type="float" office:value="NaN">
                <text:p>NaN</text:p>
              </table:table-cell>
              <table:table-cell office:value-type="float" office:value="10.93074">
                <text:p>10.93074</text:p>
              </table:table-cell>
              <table:table-cell office:value-type="float" office:value="41.24821">
                <text:p>41.24821</text:p>
              </table:table-cell>
              <table:table-cell office:value-type="float" office:value="20.70493">
                <text:p>20.70493</text:p>
              </table:table-cell>
              <table:table-cell office:value-type="float" office:value="14.15334">
                <text:p>14.15334</text:p>
              </table:table-cell>
              <table:table-cell office:value-type="float" office:value="26.18203">
                <text:p>26.18203</text:p>
              </table:table-cell>
              <table:table-cell office:value-type="float" office:value="16.79581">
                <text:p>16.795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0398">
                <text:p>22.50398</text:p>
              </table:table-cell>
              <table:table-cell office:value-type="float" office:value="37.19476">
                <text:p>37.19476</text:p>
              </table:table-cell>
              <table:table-cell office:value-type="float" office:value="30.58235">
                <text:p>30.58235</text:p>
              </table:table-cell>
              <table:table-cell office:value-type="float" office:value="NaN">
                <text:p>NaN</text:p>
              </table:table-cell>
              <table:table-cell office:value-type="float" office:value="51.29556">
                <text:p>51.29556</text:p>
              </table:table-cell>
              <table:table-cell office:value-type="float" office:value="37.3743">
                <text:p>37.3743</text:p>
              </table:table-cell>
              <table:table-cell office:value-type="float" office:value="44.87692">
                <text:p>44.87692</text:p>
              </table:table-cell>
              <table:table-cell office:value-type="float" office:value="32.96427">
                <text:p>32.96427</text:p>
              </table:table-cell>
              <table:table-cell office:value-type="float" office:value="14.05512">
                <text:p>14.05512</text:p>
              </table:table-cell>
              <table:table-cell office:value-type="float" office:value="34.98187">
                <text:p>34.98187</text:p>
              </table:table-cell>
              <table:table-cell office:value-type="float" office:value="31.04312">
                <text:p>31.04312</text:p>
              </table:table-cell>
              <table:table-cell office:value-type="float" office:value="NaN">
                <text:p>NaN</text:p>
              </table:table-cell>
              <table:table-cell office:value-type="float" office:value="11.33863">
                <text:p>11.33863</text:p>
              </table:table-cell>
              <table:table-cell office:value-type="float" office:value="41.80104">
                <text:p>41.80104</text:p>
              </table:table-cell>
              <table:table-cell office:value-type="float" office:value="21.92164">
                <text:p>21.92164</text:p>
              </table:table-cell>
              <table:table-cell office:value-type="float" office:value="15.28619">
                <text:p>15.28619</text:p>
              </table:table-cell>
              <table:table-cell office:value-type="float" office:value="26.77834">
                <text:p>26.77834</text:p>
              </table:table-cell>
              <table:table-cell office:value-type="float" office:value="17.212">
                <text:p>17.2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973">
                <text:p>22.96973</text:p>
              </table:table-cell>
              <table:table-cell office:value-type="float" office:value="37.86937">
                <text:p>37.86937</text:p>
              </table:table-cell>
              <table:table-cell office:value-type="float" office:value="31.30216">
                <text:p>31.30216</text:p>
              </table:table-cell>
              <table:table-cell office:value-type="float" office:value="NaN">
                <text:p>NaN</text:p>
              </table:table-cell>
              <table:table-cell office:value-type="float" office:value="51.99278">
                <text:p>51.99278</text:p>
              </table:table-cell>
              <table:table-cell office:value-type="float" office:value="38.78433">
                <text:p>38.78433</text:p>
              </table:table-cell>
              <table:table-cell office:value-type="float" office:value="45.58427">
                <text:p>45.58427</text:p>
              </table:table-cell>
              <table:table-cell office:value-type="float" office:value="33.53819">
                <text:p>33.53819</text:p>
              </table:table-cell>
              <table:table-cell office:value-type="float" office:value="14.62151">
                <text:p>14.62151</text:p>
              </table:table-cell>
              <table:table-cell office:value-type="float" office:value="36.43158">
                <text:p>36.43158</text:p>
              </table:table-cell>
              <table:table-cell office:value-type="float" office:value="32.31714">
                <text:p>32.31714</text:p>
              </table:table-cell>
              <table:table-cell office:value-type="float" office:value="NaN">
                <text:p>NaN</text:p>
              </table:table-cell>
              <table:table-cell office:value-type="float" office:value="11.73987">
                <text:p>11.73987</text:p>
              </table:table-cell>
              <table:table-cell office:value-type="float" office:value="42.62721">
                <text:p>42.62721</text:p>
              </table:table-cell>
              <table:table-cell office:value-type="float" office:value="23.15814">
                <text:p>23.15814</text:p>
              </table:table-cell>
              <table:table-cell office:value-type="float" office:value="16.43649">
                <text:p>16.43649</text:p>
              </table:table-cell>
              <table:table-cell office:value-type="float" office:value="27.1785">
                <text:p>27.1785</text:p>
              </table:table-cell>
              <table:table-cell office:value-type="float" office:value="17.62368">
                <text:p>17.623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294">
                <text:p>23.27294</text:p>
              </table:table-cell>
              <table:table-cell office:value-type="float" office:value="38.60511">
                <text:p>38.60511</text:p>
              </table:table-cell>
              <table:table-cell office:value-type="float" office:value="31.78733">
                <text:p>31.78733</text:p>
              </table:table-cell>
              <table:table-cell office:value-type="float" office:value="NaN">
                <text:p>NaN</text:p>
              </table:table-cell>
              <table:table-cell office:value-type="float" office:value="52.62401">
                <text:p>52.62401</text:p>
              </table:table-cell>
              <table:table-cell office:value-type="float" office:value="40.17035">
                <text:p>40.17035</text:p>
              </table:table-cell>
              <table:table-cell office:value-type="float" office:value="46.22693">
                <text:p>46.22693</text:p>
              </table:table-cell>
              <table:table-cell office:value-type="float" office:value="34.40122">
                <text:p>34.40122</text:p>
              </table:table-cell>
              <table:table-cell office:value-type="float" office:value="15.46183">
                <text:p>15.46183</text:p>
              </table:table-cell>
              <table:table-cell office:value-type="float" office:value="37.87099">
                <text:p>37.87099</text:p>
              </table:table-cell>
              <table:table-cell office:value-type="float" office:value="33.76024">
                <text:p>33.76024</text:p>
              </table:table-cell>
              <table:table-cell office:value-type="float" office:value="NaN">
                <text:p>NaN</text:p>
              </table:table-cell>
              <table:table-cell office:value-type="float" office:value="12.14033">
                <text:p>12.14033</text:p>
              </table:table-cell>
              <table:table-cell office:value-type="float" office:value="43.18154">
                <text:p>43.18154</text:p>
              </table:table-cell>
              <table:table-cell office:value-type="float" office:value="24.41456">
                <text:p>24.41456</text:p>
              </table:table-cell>
              <table:table-cell office:value-type="float" office:value="17.59311">
                <text:p>17.59311</text:p>
              </table:table-cell>
              <table:table-cell office:value-type="float" office:value="27.78474">
                <text:p>27.78474</text:p>
              </table:table-cell>
              <table:table-cell office:value-type="float" office:value="18.031">
                <text:p>18.0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645">
                <text:p>23.74645</text:p>
              </table:table-cell>
              <table:table-cell office:value-type="float" office:value="39.28358">
                <text:p>39.28358</text:p>
              </table:table-cell>
              <table:table-cell office:value-type="float" office:value="32.5265">
                <text:p>32.5265</text:p>
              </table:table-cell>
              <table:table-cell office:value-type="float" office:value="NaN">
                <text:p>NaN</text:p>
              </table:table-cell>
              <table:table-cell office:value-type="float" office:value="53.32313">
                <text:p>53.32313</text:p>
              </table:table-cell>
              <table:table-cell office:value-type="float" office:value="41.56254">
                <text:p>41.56254</text:p>
              </table:table-cell>
              <table:table-cell office:value-type="float" office:value="46.92569">
                <text:p>46.92569</text:p>
              </table:table-cell>
              <table:table-cell office:value-type="float" office:value="34.97598">
                <text:p>34.97598</text:p>
              </table:table-cell>
              <table:table-cell office:value-type="float" office:value="16.02866">
                <text:p>16.02866</text:p>
              </table:table-cell>
              <table:table-cell office:value-type="float" office:value="39.13274">
                <text:p>39.13274</text:p>
              </table:table-cell>
              <table:table-cell office:value-type="float" office:value="34.62174">
                <text:p>34.62174</text:p>
              </table:table-cell>
              <table:table-cell office:value-type="float" office:value="NaN">
                <text:p>NaN</text:p>
              </table:table-cell>
              <table:table-cell office:value-type="float" office:value="12.53814">
                <text:p>12.53814</text:p>
              </table:table-cell>
              <table:table-cell office:value-type="float" office:value="43.99824">
                <text:p>43.99824</text:p>
              </table:table-cell>
              <table:table-cell office:value-type="float" office:value="25.69859">
                <text:p>25.69859</text:p>
              </table:table-cell>
              <table:table-cell office:value-type="float" office:value="18.7395">
                <text:p>18.7395</text:p>
              </table:table-cell>
              <table:table-cell office:value-type="float" office:value="28.19928">
                <text:p>28.19928</text:p>
              </table:table-cell>
              <table:table-cell office:value-type="float" office:value="18.43232">
                <text:p>18.432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6023">
                <text:p>24.06023</text:p>
              </table:table-cell>
              <table:table-cell office:value-type="float" office:value="40.01954">
                <text:p>40.01954</text:p>
              </table:table-cell>
              <table:table-cell office:value-type="float" office:value="33.01652">
                <text:p>33.01652</text:p>
              </table:table-cell>
              <table:table-cell office:value-type="float" office:value="NaN">
                <text:p>NaN</text:p>
              </table:table-cell>
              <table:table-cell office:value-type="float" office:value="53.94002">
                <text:p>53.94002</text:p>
              </table:table-cell>
              <table:table-cell office:value-type="float" office:value="42.93789">
                <text:p>42.93789</text:p>
              </table:table-cell>
              <table:table-cell office:value-type="float" office:value="47.56461">
                <text:p>47.56461</text:p>
              </table:table-cell>
              <table:table-cell office:value-type="float" office:value="36.40395">
                <text:p>36.40395</text:p>
              </table:table-cell>
              <table:table-cell office:value-type="float" office:value="16.87374">
                <text:p>16.87374</text:p>
              </table:table-cell>
              <table:table-cell office:value-type="float" office:value="39.9826">
                <text:p>39.9826</text:p>
              </table:table-cell>
              <table:table-cell office:value-type="float" office:value="35.19367">
                <text:p>35.19367</text:p>
              </table:table-cell>
              <table:table-cell office:value-type="float" office:value="NaN">
                <text:p>NaN</text:p>
              </table:table-cell>
              <table:table-cell office:value-type="float" office:value="12.93778">
                <text:p>12.93778</text:p>
              </table:table-cell>
              <table:table-cell office:value-type="float" office:value="44.54543">
                <text:p>44.54543</text:p>
              </table:table-cell>
              <table:table-cell office:value-type="float" office:value="26.99576">
                <text:p>26.99576</text:p>
              </table:table-cell>
              <table:table-cell office:value-type="float" office:value="19.90761">
                <text:p>19.90761</text:p>
              </table:table-cell>
              <table:table-cell office:value-type="float" office:value="28.81663">
                <text:p>28.81663</text:p>
              </table:table-cell>
              <table:table-cell office:value-type="float" office:value="18.82718">
                <text:p>18.827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3587">
                <text:p>24.53587</text:p>
              </table:table-cell>
              <table:table-cell office:value-type="float" office:value="40.67903">
                <text:p>40.67903</text:p>
              </table:table-cell>
              <table:table-cell office:value-type="float" office:value="33.76859">
                <text:p>33.76859</text:p>
              </table:table-cell>
              <table:table-cell office:value-type="float" office:value="NaN">
                <text:p>NaN</text:p>
              </table:table-cell>
              <table:table-cell office:value-type="float" office:value="54.61992">
                <text:p>54.61992</text:p>
              </table:table-cell>
              <table:table-cell office:value-type="float" office:value="44.30323">
                <text:p>44.30323</text:p>
              </table:table-cell>
              <table:table-cell office:value-type="float" office:value="48.09986">
                <text:p>48.09986</text:p>
              </table:table-cell>
              <table:table-cell office:value-type="float" office:value="37.81612">
                <text:p>37.81612</text:p>
              </table:table-cell>
              <table:table-cell office:value-type="float" office:value="17.44286">
                <text:p>17.44286</text:p>
              </table:table-cell>
              <table:table-cell office:value-type="float" office:value="40.55245">
                <text:p>40.55245</text:p>
              </table:table-cell>
              <table:table-cell office:value-type="float" office:value="36.04545">
                <text:p>36.04545</text:p>
              </table:table-cell>
              <table:table-cell office:value-type="float" office:value="NaN">
                <text:p>NaN</text:p>
              </table:table-cell>
              <table:table-cell office:value-type="float" office:value="13.36816">
                <text:p>13.36816</text:p>
              </table:table-cell>
              <table:table-cell office:value-type="float" office:value="45.35814">
                <text:p>45.35814</text:p>
              </table:table-cell>
              <table:table-cell office:value-type="float" office:value="28.31933">
                <text:p>28.31933</text:p>
              </table:table-cell>
              <table:table-cell office:value-type="float" office:value="21.11116">
                <text:p>21.11116</text:p>
              </table:table-cell>
              <table:table-cell office:value-type="float" office:value="29.22427">
                <text:p>29.22427</text:p>
              </table:table-cell>
              <table:table-cell office:value-type="float" office:value="19.17465">
                <text:p>19.174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5929">
                <text:p>24.85929</text:p>
              </table:table-cell>
              <table:table-cell office:value-type="float" office:value="41.40626">
                <text:p>41.40626</text:p>
              </table:table-cell>
              <table:table-cell office:value-type="float" office:value="34.27338">
                <text:p>34.27338</text:p>
              </table:table-cell>
              <table:table-cell office:value-type="float" office:value="NaN">
                <text:p>NaN</text:p>
              </table:table-cell>
              <table:table-cell office:value-type="float" office:value="55.22714">
                <text:p>55.22714</text:p>
              </table:table-cell>
              <table:table-cell office:value-type="float" office:value="45.65114">
                <text:p>45.65114</text:p>
              </table:table-cell>
              <table:table-cell office:value-type="float" office:value="48.88979">
                <text:p>48.88979</text:p>
              </table:table-cell>
              <table:table-cell office:value-type="float" office:value="39.2195">
                <text:p>39.2195</text:p>
              </table:table-cell>
              <table:table-cell office:value-type="float" office:value="18.29695">
                <text:p>18.29695</text:p>
              </table:table-cell>
              <table:table-cell office:value-type="float" office:value="41.96697">
                <text:p>41.96697</text:p>
              </table:table-cell>
              <table:table-cell office:value-type="float" office:value="36.6176">
                <text:p>36.6176</text:p>
              </table:table-cell>
              <table:table-cell office:value-type="float" office:value="NaN">
                <text:p>NaN</text:p>
              </table:table-cell>
              <table:table-cell office:value-type="float" office:value="13.79464">
                <text:p>13.79464</text:p>
              </table:table-cell>
              <table:table-cell office:value-type="float" office:value="45.89466">
                <text:p>45.89466</text:p>
              </table:table-cell>
              <table:table-cell office:value-type="float" office:value="29.65958">
                <text:p>29.65958</text:p>
              </table:table-cell>
              <table:table-cell office:value-type="float" office:value="22.33605">
                <text:p>22.33605</text:p>
              </table:table-cell>
              <table:table-cell office:value-type="float" office:value="30.27299">
                <text:p>30.27299</text:p>
              </table:table-cell>
              <table:table-cell office:value-type="float" office:value="19.52786">
                <text:p>19.527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4402">
                <text:p>25.34402</text:p>
              </table:table-cell>
              <table:table-cell office:value-type="float" office:value="42.0708">
                <text:p>42.0708</text:p>
              </table:table-cell>
              <table:table-cell office:value-type="float" office:value="35.02562">
                <text:p>35.02562</text:p>
              </table:table-cell>
              <table:table-cell office:value-type="float" office:value="NaN">
                <text:p>NaN</text:p>
              </table:table-cell>
              <table:table-cell office:value-type="float" office:value="55.90683">
                <text:p>55.90683</text:p>
              </table:table-cell>
              <table:table-cell office:value-type="float" office:value="46.98697">
                <text:p>46.98697</text:p>
              </table:table-cell>
              <table:table-cell office:value-type="float" office:value="49.4166">
                <text:p>49.4166</text:p>
              </table:table-cell>
              <table:table-cell office:value-type="float" office:value="40.60548">
                <text:p>40.60548</text:p>
              </table:table-cell>
              <table:table-cell office:value-type="float" office:value="18.86635">
                <text:p>18.86635</text:p>
              </table:table-cell>
              <table:table-cell office:value-type="float" office:value="43.36603">
                <text:p>43.36603</text:p>
              </table:table-cell>
              <table:table-cell office:value-type="float" office:value="37.46156">
                <text:p>37.46156</text:p>
              </table:table-cell>
              <table:table-cell office:value-type="float" office:value="NaN">
                <text:p>NaN</text:p>
              </table:table-cell>
              <table:table-cell office:value-type="float" office:value="14.19146">
                <text:p>14.19146</text:p>
              </table:table-cell>
              <table:table-cell office:value-type="float" office:value="46.69913">
                <text:p>46.69913</text:p>
              </table:table-cell>
              <table:table-cell office:value-type="float" office:value="31.02582">
                <text:p>31.02582</text:p>
              </table:table-cell>
              <table:table-cell office:value-type="float" office:value="23.58804">
                <text:p>23.58804</text:p>
              </table:table-cell>
              <table:table-cell office:value-type="float" office:value="31.34258">
                <text:p>31.34258</text:p>
              </table:table-cell>
              <table:table-cell office:value-type="float" office:value="19.8658">
                <text:p>19.8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7023">
                <text:p>25.67023</text:p>
              </table:table-cell>
              <table:table-cell office:value-type="float" office:value="42.78514">
                <text:p>42.78514</text:p>
              </table:table-cell>
              <table:table-cell office:value-type="float" office:value="35.5351">
                <text:p>35.5351</text:p>
              </table:table-cell>
              <table:table-cell office:value-type="float" office:value="NaN">
                <text:p>NaN</text:p>
              </table:table-cell>
              <table:table-cell office:value-type="float" office:value="56.47073">
                <text:p>56.47073</text:p>
              </table:table-cell>
              <table:table-cell office:value-type="float" office:value="48.3125">
                <text:p>48.3125</text:p>
              </table:table-cell>
              <table:table-cell office:value-type="float" office:value="50.19842">
                <text:p>50.19842</text:p>
              </table:table-cell>
              <table:table-cell office:value-type="float" office:value="41.98706">
                <text:p>41.98706</text:p>
              </table:table-cell>
              <table:table-cell office:value-type="float" office:value="19.72322">
                <text:p>19.72322</text:p>
              </table:table-cell>
              <table:table-cell office:value-type="float" office:value="44.75987">
                <text:p>44.75987</text:p>
              </table:table-cell>
              <table:table-cell office:value-type="float" office:value="38.02607">
                <text:p>38.02607</text:p>
              </table:table-cell>
              <table:table-cell office:value-type="float" office:value="NaN">
                <text:p>NaN</text:p>
              </table:table-cell>
              <table:table-cell office:value-type="float" office:value="14.5828">
                <text:p>14.5828</text:p>
              </table:table-cell>
              <table:table-cell office:value-type="float" office:value="47.24116">
                <text:p>47.24116</text:p>
              </table:table-cell>
              <table:table-cell office:value-type="float" office:value="32.39929">
                <text:p>32.39929</text:p>
              </table:table-cell>
              <table:table-cell office:value-type="float" office:value="24.87379">
                <text:p>24.87379</text:p>
              </table:table-cell>
              <table:table-cell office:value-type="float" office:value="32.41588">
                <text:p>32.41588</text:p>
              </table:table-cell>
              <table:table-cell office:value-type="float" office:value="20.20755">
                <text:p>20.207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6436">
                <text:p>26.16436</text:p>
              </table:table-cell>
              <table:table-cell office:value-type="float" office:value="43.4434">
                <text:p>43.4434</text:p>
              </table:table-cell>
              <table:table-cell office:value-type="float" office:value="36.82436">
                <text:p>36.82436</text:p>
              </table:table-cell>
              <table:table-cell office:value-type="float" office:value="NaN">
                <text:p>NaN</text:p>
              </table:table-cell>
              <table:table-cell office:value-type="float" office:value="57.14133">
                <text:p>57.14133</text:p>
              </table:table-cell>
              <table:table-cell office:value-type="float" office:value="49.61976">
                <text:p>49.61976</text:p>
              </table:table-cell>
              <table:table-cell office:value-type="float" office:value="50.71943">
                <text:p>50.71943</text:p>
              </table:table-cell>
              <table:table-cell office:value-type="float" office:value="43.35307">
                <text:p>43.35307</text:p>
              </table:table-cell>
              <table:table-cell office:value-type="float" office:value="20.30153">
                <text:p>20.30153</text:p>
              </table:table-cell>
              <table:table-cell office:value-type="float" office:value="46.13573">
                <text:p>46.13573</text:p>
              </table:table-cell>
              <table:table-cell office:value-type="float" office:value="38.8617">
                <text:p>38.8617</text:p>
              </table:table-cell>
              <table:table-cell office:value-type="float" office:value="NaN">
                <text:p>NaN</text:p>
              </table:table-cell>
              <table:table-cell office:value-type="float" office:value="14.97151">
                <text:p>14.97151</text:p>
              </table:table-cell>
              <table:table-cell office:value-type="float" office:value="48.04236">
                <text:p>48.04236</text:p>
              </table:table-cell>
              <table:table-cell office:value-type="float" office:value="33.79683">
                <text:p>33.79683</text:p>
              </table:table-cell>
              <table:table-cell office:value-type="float" office:value="26.17616">
                <text:p>26.17616</text:p>
              </table:table-cell>
              <table:table-cell office:value-type="float" office:value="33.49414">
                <text:p>33.49414</text:p>
              </table:table-cell>
              <table:table-cell office:value-type="float" office:value="20.54567">
                <text:p>20.545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9391">
                <text:p>26.49391</text:p>
              </table:table-cell>
              <table:table-cell office:value-type="float" office:value="44.1501">
                <text:p>44.1501</text:p>
              </table:table-cell>
              <table:table-cell office:value-type="float" office:value="38.12981">
                <text:p>38.12981</text:p>
              </table:table-cell>
              <table:table-cell office:value-type="float" office:value="NaN">
                <text:p>NaN</text:p>
              </table:table-cell>
              <table:table-cell office:value-type="float" office:value="58.37945">
                <text:p>58.37945</text:p>
              </table:table-cell>
              <table:table-cell office:value-type="float" office:value="50.40018">
                <text:p>50.40018</text:p>
              </table:table-cell>
              <table:table-cell office:value-type="float" office:value="51.49489">
                <text:p>51.49489</text:p>
              </table:table-cell>
              <table:table-cell office:value-type="float" office:value="44.70137">
                <text:p>44.70137</text:p>
              </table:table-cell>
              <table:table-cell office:value-type="float" office:value="21.16415">
                <text:p>21.16415</text:p>
              </table:table-cell>
              <table:table-cell office:value-type="float" office:value="47.4982">
                <text:p>47.4982</text:p>
              </table:table-cell>
              <table:table-cell office:value-type="float" office:value="39.42758">
                <text:p>39.42758</text:p>
              </table:table-cell>
              <table:table-cell office:value-type="float" office:value="NaN">
                <text:p>NaN</text:p>
              </table:table-cell>
              <table:table-cell office:value-type="float" office:value="15.36736">
                <text:p>15.36736</text:p>
              </table:table-cell>
              <table:table-cell office:value-type="float" office:value="48.56921">
                <text:p>48.56921</text:p>
              </table:table-cell>
              <table:table-cell office:value-type="float" office:value="35.21324">
                <text:p>35.21324</text:p>
              </table:table-cell>
              <table:table-cell office:value-type="float" office:value="26.86283">
                <text:p>26.86283</text:p>
              </table:table-cell>
              <table:table-cell office:value-type="float" office:value="34.5666">
                <text:p>34.5666</text:p>
              </table:table-cell>
              <table:table-cell office:value-type="float" office:value="20.87823">
                <text:p>20.878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8">
                <text:p>26.998</text:p>
              </table:table-cell>
              <table:table-cell office:value-type="float" office:value="44.79852">
                <text:p>44.79852</text:p>
              </table:table-cell>
              <table:table-cell office:value-type="float" office:value="39.46206">
                <text:p>39.46206</text:p>
              </table:table-cell>
              <table:table-cell office:value-type="float" office:value="NaN">
                <text:p>NaN</text:p>
              </table:table-cell>
              <table:table-cell office:value-type="float" office:value="59.58971">
                <text:p>59.58971</text:p>
              </table:table-cell>
              <table:table-cell office:value-type="float" office:value="50.91739">
                <text:p>50.91739</text:p>
              </table:table-cell>
              <table:table-cell office:value-type="float" office:value="52.00968">
                <text:p>52.00968</text:p>
              </table:table-cell>
              <table:table-cell office:value-type="float" office:value="46.03958">
                <text:p>46.03958</text:p>
              </table:table-cell>
              <table:table-cell office:value-type="float" office:value="21.73869">
                <text:p>21.73869</text:p>
              </table:table-cell>
              <table:table-cell office:value-type="float" office:value="48.84295">
                <text:p>48.84295</text:p>
              </table:table-cell>
              <table:table-cell office:value-type="float" office:value="40.25527">
                <text:p>40.25527</text:p>
              </table:table-cell>
              <table:table-cell office:value-type="float" office:value="NaN">
                <text:p>NaN</text:p>
              </table:table-cell>
              <table:table-cell office:value-type="float" office:value="15.7504">
                <text:p>15.7504</text:p>
              </table:table-cell>
              <table:table-cell office:value-type="float" office:value="49.36101">
                <text:p>49.36101</text:p>
              </table:table-cell>
              <table:table-cell office:value-type="float" office:value="36.63209">
                <text:p>36.63209</text:p>
              </table:table-cell>
              <table:table-cell office:value-type="float" office:value="27.5042">
                <text:p>27.5042</text:p>
              </table:table-cell>
              <table:table-cell office:value-type="float" office:value="35.6584">
                <text:p>35.6584</text:p>
              </table:table-cell>
              <table:table-cell office:value-type="float" office:value="21.00286">
                <text:p>21.002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3919">
                <text:p>27.33919</text:p>
              </table:table-cell>
              <table:table-cell office:value-type="float" office:value="45.50831">
                <text:p>45.50831</text:p>
              </table:table-cell>
              <table:table-cell office:value-type="float" office:value="40.80556">
                <text:p>40.80556</text:p>
              </table:table-cell>
              <table:table-cell office:value-type="float" office:value="NaN">
                <text:p>NaN</text:p>
              </table:table-cell>
              <table:table-cell office:value-type="float" office:value="60.79981">
                <text:p>60.79981</text:p>
              </table:table-cell>
              <table:table-cell office:value-type="float" office:value="51.68825">
                <text:p>51.68825</text:p>
              </table:table-cell>
              <table:table-cell office:value-type="float" office:value="52.77926">
                <text:p>52.77926</text:p>
              </table:table-cell>
              <table:table-cell office:value-type="float" office:value="47.36977">
                <text:p>47.36977</text:p>
              </table:table-cell>
              <table:table-cell office:value-type="float" office:value="22.61261">
                <text:p>22.61261</text:p>
              </table:table-cell>
              <table:table-cell office:value-type="float" office:value="50.1774">
                <text:p>50.1774</text:p>
              </table:table-cell>
              <table:table-cell office:value-type="float" office:value="40.81558">
                <text:p>40.81558</text:p>
              </table:table-cell>
              <table:table-cell office:value-type="float" office:value="NaN">
                <text:p>NaN</text:p>
              </table:table-cell>
              <table:table-cell office:value-type="float" office:value="16.14373">
                <text:p>16.14373</text:p>
              </table:table-cell>
              <table:table-cell office:value-type="float" office:value="49.88685">
                <text:p>49.88685</text:p>
              </table:table-cell>
              <table:table-cell office:value-type="float" office:value="38.07435">
                <text:p>38.07435</text:p>
              </table:table-cell>
              <table:table-cell office:value-type="float" office:value="28.21305">
                <text:p>28.21305</text:p>
              </table:table-cell>
              <table:table-cell office:value-type="float" office:value="36.76799">
                <text:p>36.76799</text:p>
              </table:table-cell>
              <table:table-cell office:value-type="float" office:value="21.19564">
                <text:p>21.195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4665">
                <text:p>27.84665</text:p>
              </table:table-cell>
              <table:table-cell office:value-type="float" office:value="46.14387">
                <text:p>46.14387</text:p>
              </table:table-cell>
              <table:table-cell office:value-type="float" office:value="42.16724">
                <text:p>42.16724</text:p>
              </table:table-cell>
              <table:table-cell office:value-type="float" office:value="NaN">
                <text:p>NaN</text:p>
              </table:table-cell>
              <table:table-cell office:value-type="float" office:value="61.999">
                <text:p>61.999</text:p>
              </table:table-cell>
              <table:table-cell office:value-type="float" office:value="52.18292">
                <text:p>52.18292</text:p>
              </table:table-cell>
              <table:table-cell office:value-type="float" office:value="53.27301">
                <text:p>53.27301</text:p>
              </table:table-cell>
              <table:table-cell office:value-type="float" office:value="48.6765">
                <text:p>48.6765</text:p>
              </table:table-cell>
              <table:table-cell office:value-type="float" office:value="23.18631">
                <text:p>23.18631</text:p>
              </table:table-cell>
              <table:table-cell office:value-type="float" office:value="51.50623">
                <text:p>51.50623</text:p>
              </table:table-cell>
              <table:table-cell office:value-type="float" office:value="41.63848">
                <text:p>41.63848</text:p>
              </table:table-cell>
              <table:table-cell office:value-type="float" office:value="NaN">
                <text:p>NaN</text:p>
              </table:table-cell>
              <table:table-cell office:value-type="float" office:value="16.53421">
                <text:p>16.53421</text:p>
              </table:table-cell>
              <table:table-cell office:value-type="float" office:value="50.66446">
                <text:p>50.66446</text:p>
              </table:table-cell>
              <table:table-cell office:value-type="float" office:value="39.51439">
                <text:p>39.51439</text:p>
              </table:table-cell>
              <table:table-cell office:value-type="float" office:value="28.86297">
                <text:p>28.86297</text:p>
              </table:table-cell>
              <table:table-cell office:value-type="float" office:value="37.89612">
                <text:p>37.89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8893">
                <text:p>28.18893</text:p>
              </table:table-cell>
              <table:table-cell office:value-type="float" office:value="46.84057">
                <text:p>46.84057</text:p>
              </table:table-cell>
              <table:table-cell office:value-type="float" office:value="43.55953">
                <text:p>43.55953</text:p>
              </table:table-cell>
              <table:table-cell office:value-type="float" office:value="NaN">
                <text:p>NaN</text:p>
              </table:table-cell>
              <table:table-cell office:value-type="float" office:value="63.19147">
                <text:p>63.19147</text:p>
              </table:table-cell>
              <table:table-cell office:value-type="float" office:value="52.91826">
                <text:p>52.91826</text:p>
              </table:table-cell>
              <table:table-cell office:value-type="float" office:value="54.00718">
                <text:p>54.00718</text:p>
              </table:table-cell>
              <table:table-cell office:value-type="float" office:value="49.97834">
                <text:p>49.97834</text:p>
              </table:table-cell>
              <table:table-cell office:value-type="float" office:value="24.05835">
                <text:p>24.05835</text:p>
              </table:table-cell>
              <table:table-cell office:value-type="float" office:value="52.81122">
                <text:p>52.81122</text:p>
              </table:table-cell>
              <table:table-cell office:value-type="float" office:value="42.18813">
                <text:p>42.18813</text:p>
              </table:table-cell>
              <table:table-cell office:value-type="float" office:value="NaN">
                <text:p>NaN</text:p>
              </table:table-cell>
              <table:table-cell office:value-type="float" office:value="16.76361">
                <text:p>16.76361</text:p>
              </table:table-cell>
              <table:table-cell office:value-type="float" office:value="51.18438">
                <text:p>51.18438</text:p>
              </table:table-cell>
              <table:table-cell office:value-type="float" office:value="40.89834">
                <text:p>40.89834</text:p>
              </table:table-cell>
              <table:table-cell office:value-type="float" office:value="29.58167">
                <text:p>29.58167</text:p>
              </table:table-cell>
              <table:table-cell office:value-type="float" office:value="39.04434">
                <text:p>39.04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0681">
                <text:p>28.70681</text:p>
              </table:table-cell>
              <table:table-cell office:value-type="float" office:value="47.47074">
                <text:p>47.47074</text:p>
              </table:table-cell>
              <table:table-cell office:value-type="float" office:value="44.95698">
                <text:p>44.95698</text:p>
              </table:table-cell>
              <table:table-cell office:value-type="float" office:value="NaN">
                <text:p>NaN</text:p>
              </table:table-cell>
              <table:table-cell office:value-type="float" office:value="64.37634">
                <text:p>64.37634</text:p>
              </table:table-cell>
              <table:table-cell office:value-type="float" office:value="53.41304">
                <text:p>53.41304</text:p>
              </table:table-cell>
              <table:table-cell office:value-type="float" office:value="54.4981">
                <text:p>54.4981</text:p>
              </table:table-cell>
              <table:table-cell office:value-type="float" office:value="51.25843">
                <text:p>51.25843</text:p>
              </table:table-cell>
              <table:table-cell office:value-type="float" office:value="24.64019">
                <text:p>24.64019</text:p>
              </table:table-cell>
              <table:table-cell office:value-type="float" office:value="54.10224">
                <text:p>54.10224</text:p>
              </table:table-cell>
              <table:table-cell office:value-type="float" office:value="43.01188">
                <text:p>43.01188</text:p>
              </table:table-cell>
              <table:table-cell office:value-type="float" office:value="NaN">
                <text:p>NaN</text:p>
              </table:table-cell>
              <table:table-cell office:value-type="float" office:value="16.91883">
                <text:p>16.91883</text:p>
              </table:table-cell>
              <table:table-cell office:value-type="float" office:value="51.95398">
                <text:p>51.95398</text:p>
              </table:table-cell>
              <table:table-cell office:value-type="float" office:value="42.26498">
                <text:p>42.26498</text:p>
              </table:table-cell>
              <table:table-cell office:value-type="float" office:value="30.23918">
                <text:p>30.23918</text:p>
              </table:table-cell>
              <table:table-cell office:value-type="float" office:value="40.22534">
                <text:p>40.22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8115">
                <text:p>29.58115</text:p>
              </table:table-cell>
              <table:table-cell office:value-type="float" office:value="48.17044">
                <text:p>48.17044</text:p>
              </table:table-cell>
              <table:table-cell office:value-type="float" office:value="46.32191">
                <text:p>46.32191</text:p>
              </table:table-cell>
              <table:table-cell office:value-type="float" office:value="NaN">
                <text:p>NaN</text:p>
              </table:table-cell>
              <table:table-cell office:value-type="float" office:value="65.55143">
                <text:p>65.55143</text:p>
              </table:table-cell>
              <table:table-cell office:value-type="float" office:value="54.14343">
                <text:p>54.14343</text:p>
              </table:table-cell>
              <table:table-cell office:value-type="float" office:value="55.22776">
                <text:p>55.22776</text:p>
              </table:table-cell>
              <table:table-cell office:value-type="float" office:value="52.48372">
                <text:p>52.48372</text:p>
              </table:table-cell>
              <table:table-cell office:value-type="float" office:value="25.5154">
                <text:p>25.5154</text:p>
              </table:table-cell>
              <table:table-cell office:value-type="float" office:value="55.35055">
                <text:p>55.35055</text:p>
              </table:table-cell>
              <table:table-cell office:value-type="float" office:value="43.55296">
                <text:p>43.55296</text:p>
              </table:table-cell>
              <table:table-cell office:value-type="float" office:value="NaN">
                <text:p>NaN</text:p>
              </table:table-cell>
              <table:table-cell office:value-type="float" office:value="17.14503">
                <text:p>17.14503</text:p>
              </table:table-cell>
              <table:table-cell office:value-type="float" office:value="NaN">
                <text:p>NaN</text:p>
              </table:table-cell>
              <table:table-cell office:value-type="float" office:value="43.61246">
                <text:p>43.61246</text:p>
              </table:table-cell>
              <table:table-cell office:value-type="float" office:value="30.97892">
                <text:p>30.97892</text:p>
              </table:table-cell>
              <table:table-cell office:value-type="float" office:value="41.41881">
                <text:p>41.4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46997">
                <text:p>30.46997</text:p>
              </table:table-cell>
              <table:table-cell office:value-type="float" office:value="48.79097">
                <text:p>48.79097</text:p>
              </table:table-cell>
              <table:table-cell office:value-type="float" office:value="47.65634">
                <text:p>47.65634</text:p>
              </table:table-cell>
              <table:table-cell office:value-type="float" office:value="NaN">
                <text:p>NaN</text:p>
              </table:table-cell>
              <table:table-cell office:value-type="float" office:value="66.70138">
                <text:p>66.70138</text:p>
              </table:table-cell>
              <table:table-cell office:value-type="float" office:value="54.62133">
                <text:p>54.62133</text:p>
              </table:table-cell>
              <table:table-cell office:value-type="float" office:value="55.71465">
                <text:p>55.71465</text:p>
              </table:table-cell>
              <table:table-cell office:value-type="float" office:value="53.69857">
                <text:p>53.69857</text:p>
              </table:table-cell>
              <table:table-cell office:value-type="float" office:value="26.09982">
                <text:p>26.09982</text:p>
              </table:table-cell>
              <table:table-cell office:value-type="float" office:value="56.57851">
                <text:p>56.57851</text:p>
              </table:table-cell>
              <table:table-cell office:value-type="float" office:value="44.37304">
                <text:p>44.37304</text:p>
              </table:table-cell>
              <table:table-cell office:value-type="float" office:value="NaN">
                <text:p>NaN</text:p>
              </table:table-cell>
              <table:table-cell office:value-type="float" office:value="17.29467">
                <text:p>17.29467</text:p>
              </table:table-cell>
              <table:table-cell office:value-type="float" office:value="NaN">
                <text:p>NaN</text:p>
              </table:table-cell>
              <table:table-cell office:value-type="float" office:value="44.92786">
                <text:p>44.92786</text:p>
              </table:table-cell>
              <table:table-cell office:value-type="float" office:value="31.64726">
                <text:p>31.64726</text:p>
              </table:table-cell>
              <table:table-cell office:value-type="float" office:value="42.62921">
                <text:p>42.62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7186">
                <text:p>31.37186</text:p>
              </table:table-cell>
              <table:table-cell office:value-type="float" office:value="49.47237">
                <text:p>49.47237</text:p>
              </table:table-cell>
              <table:table-cell office:value-type="float" office:value="48.96434">
                <text:p>48.96434</text:p>
              </table:table-cell>
              <table:table-cell office:value-type="float" office:value="NaN">
                <text:p>NaN</text:p>
              </table:table-cell>
              <table:table-cell office:value-type="float" office:value="67.85169">
                <text:p>67.85169</text:p>
              </table:table-cell>
              <table:table-cell office:value-type="float" office:value="55.34716">
                <text:p>55.34716</text:p>
              </table:table-cell>
              <table:table-cell office:value-type="float" office:value="56.43945">
                <text:p>56.43945</text:p>
              </table:table-cell>
              <table:table-cell office:value-type="float" office:value="NaN">
                <text:p>NaN</text:p>
              </table:table-cell>
              <table:table-cell office:value-type="float" office:value="26.97902">
                <text:p>26.97902</text:p>
              </table:table-cell>
              <table:table-cell office:value-type="float" office:value="57.78767">
                <text:p>57.78767</text:p>
              </table:table-cell>
              <table:table-cell office:value-type="float" office:value="44.905">
                <text:p>44.905</text:p>
              </table:table-cell>
              <table:table-cell office:value-type="float" office:value="NaN">
                <text:p>NaN</text:p>
              </table:table-cell>
              <table:table-cell office:value-type="float" office:value="17.50757">
                <text:p>17.50757</text:p>
              </table:table-cell>
              <table:table-cell office:value-type="float" office:value="NaN">
                <text:p>NaN</text:p>
              </table:table-cell>
              <table:table-cell office:value-type="float" office:value="46.2189">
                <text:p>46.2189</text:p>
              </table:table-cell>
              <table:table-cell office:value-type="float" office:value="32.40667">
                <text:p>32.40667</text:p>
              </table:table-cell>
              <table:table-cell office:value-type="float" office:value="43.85955">
                <text:p>43.8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3864">
                <text:p>31.73864</text:p>
              </table:table-cell>
              <table:table-cell office:value-type="float" office:value="NaN">
                <text:p>NaN</text:p>
              </table:table-cell>
              <table:table-cell office:value-type="float" office:value="50.24681">
                <text:p>50.2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83158">
                <text:p>55.83158</text:p>
              </table:table-cell>
              <table:table-cell office:value-type="float" office:value="56.91032">
                <text:p>56.91032</text:p>
              </table:table-cell>
              <table:table-cell office:value-type="float" office:value="NaN">
                <text:p>NaN</text:p>
              </table:table-cell>
              <table:table-cell office:value-type="float" office:value="27.55765">
                <text:p>27.55765</text:p>
              </table:table-cell>
              <table:table-cell office:value-type="float" office:value="NaN">
                <text:p>NaN</text:p>
              </table:table-cell>
              <table:table-cell office:value-type="float" office:value="45.71648">
                <text:p>45.71648</text:p>
              </table:table-cell>
              <table:table-cell office:value-type="float" office:value="NaN">
                <text:p>NaN</text:p>
              </table:table-cell>
              <table:table-cell office:value-type="float" office:value="17.6387">
                <text:p>17.6387</text:p>
              </table:table-cell>
              <table:table-cell office:value-type="float" office:value="NaN">
                <text:p>NaN</text:p>
              </table:table-cell>
              <table:table-cell office:value-type="float" office:value="47.49558">
                <text:p>47.49558</text:p>
              </table:table-cell>
              <table:table-cell office:value-type="float" office:value="33.08006">
                <text:p>33.08006</text:p>
              </table:table-cell>
              <table:table-cell office:value-type="float" office:value="45.11546">
                <text:p>45.1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0538">
                <text:p>51.5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5537">
                <text:p>56.55537</text:p>
              </table:table-cell>
              <table:table-cell office:value-type="float" office:value="57.63297">
                <text:p>57.63297</text:p>
              </table:table-cell>
              <table:table-cell office:value-type="float" office:value="NaN">
                <text:p>NaN</text:p>
              </table:table-cell>
              <table:table-cell office:value-type="float" office:value="28.43665">
                <text:p>28.43665</text:p>
              </table:table-cell>
              <table:table-cell office:value-type="float" office:value="NaN">
                <text:p>NaN</text:p>
              </table:table-cell>
              <table:table-cell office:value-type="float" office:value="46.24287">
                <text:p>46.24287</text:p>
              </table:table-cell>
              <table:table-cell office:value-type="float" office:value="NaN">
                <text:p>NaN</text:p>
              </table:table-cell>
              <table:table-cell office:value-type="float" office:value="17.83301">
                <text:p>17.83301</text:p>
              </table:table-cell>
              <table:table-cell office:value-type="float" office:value="NaN">
                <text:p>NaN</text:p>
              </table:table-cell>
              <table:table-cell office:value-type="float" office:value="48.74279">
                <text:p>48.74279</text:p>
              </table:table-cell>
              <table:table-cell office:value-type="float" office:value="33.85201">
                <text:p>33.85201</text:p>
              </table:table-cell>
              <table:table-cell office:value-type="float" office:value="46.38781">
                <text:p>46.3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4293">
                <text:p>52.7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3282">
                <text:p>57.03282</text:p>
              </table:table-cell>
              <table:table-cell office:value-type="float" office:value="58.1131">
                <text:p>58.1131</text:p>
              </table:table-cell>
              <table:table-cell office:value-type="float" office:value="NaN">
                <text:p>NaN</text:p>
              </table:table-cell>
              <table:table-cell office:value-type="float" office:value="29.0189">
                <text:p>29.0189</text:p>
              </table:table-cell>
              <table:table-cell office:value-type="float" office:value="NaN">
                <text:p>NaN</text:p>
              </table:table-cell>
              <table:table-cell office:value-type="float" office:value="47.04753">
                <text:p>47.04753</text:p>
              </table:table-cell>
              <table:table-cell office:value-type="float" office:value="NaN">
                <text:p>NaN</text:p>
              </table:table-cell>
              <table:table-cell office:value-type="float" office:value="17.95932">
                <text:p>17.95932</text:p>
              </table:table-cell>
              <table:table-cell office:value-type="float" office:value="NaN">
                <text:p>NaN</text:p>
              </table:table-cell>
              <table:table-cell office:value-type="float" office:value="49.96764">
                <text:p>49.96764</text:p>
              </table:table-cell>
              <table:table-cell office:value-type="float" office:value="34.53423">
                <text:p>34.53423</text:p>
              </table:table-cell>
              <table:table-cell office:value-type="float" office:value="47.66079">
                <text:p>47.6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95736">
                <text:p>53.9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75384">
                <text:p>57.75384</text:p>
              </table:table-cell>
              <table:table-cell office:value-type="float" office:value="58.82756">
                <text:p>58.82756</text:p>
              </table:table-cell>
              <table:table-cell office:value-type="float" office:value="NaN">
                <text:p>NaN</text:p>
              </table:table-cell>
              <table:table-cell office:value-type="float" office:value="29.89188">
                <text:p>29.89188</text:p>
              </table:table-cell>
              <table:table-cell office:value-type="float" office:value="NaN">
                <text:p>NaN</text:p>
              </table:table-cell>
              <table:table-cell office:value-type="float" office:value="47.57859">
                <text:p>47.57859</text:p>
              </table:table-cell>
              <table:table-cell office:value-type="float" office:value="NaN">
                <text:p>NaN</text:p>
              </table:table-cell>
              <table:table-cell office:value-type="float" office:value="18.15074">
                <text:p>18.15074</text:p>
              </table:table-cell>
              <table:table-cell office:value-type="float" office:value="NaN">
                <text:p>NaN</text:p>
              </table:table-cell>
              <table:table-cell office:value-type="float" office:value="51.1734">
                <text:p>51.1734</text:p>
              </table:table-cell>
              <table:table-cell office:value-type="float" office:value="35.31616">
                <text:p>35.31616</text:p>
              </table:table-cell>
              <table:table-cell office:value-type="float" office:value="48.91317">
                <text:p>48.9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15016">
                <text:p>55.1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22386">
                <text:p>58.22386</text:p>
              </table:table-cell>
              <table:table-cell office:value-type="float" office:value="59.29629">
                <text:p>59.29629</text:p>
              </table:table-cell>
              <table:table-cell office:value-type="float" office:value="NaN">
                <text:p>NaN</text:p>
              </table:table-cell>
              <table:table-cell office:value-type="float" office:value="30.47561">
                <text:p>30.47561</text:p>
              </table:table-cell>
              <table:table-cell office:value-type="float" office:value="NaN">
                <text:p>NaN</text:p>
              </table:table-cell>
              <table:table-cell office:value-type="float" office:value="48.36697">
                <text:p>48.36697</text:p>
              </table:table-cell>
              <table:table-cell office:value-type="float" office:value="NaN">
                <text:p>NaN</text:p>
              </table:table-cell>
              <table:table-cell office:value-type="float" office:value="18.27085">
                <text:p>18.27085</text:p>
              </table:table-cell>
              <table:table-cell office:value-type="float" office:value="NaN">
                <text:p>NaN</text:p>
              </table:table-cell>
              <table:table-cell office:value-type="float" office:value="52.35788">
                <text:p>52.35788</text:p>
              </table:table-cell>
              <table:table-cell office:value-type="float" office:value="36.00636">
                <text:p>36.00636</text:p>
              </table:table-cell>
              <table:table-cell office:value-type="float" office:value="50.14055">
                <text:p>50.1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32346">
                <text:p>56.3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93253">
                <text:p>58.93253</text:p>
              </table:table-cell>
              <table:table-cell office:value-type="float" office:value="60.00416">
                <text:p>60.00416</text:p>
              </table:table-cell>
              <table:table-cell office:value-type="float" office:value="NaN">
                <text:p>NaN</text:p>
              </table:table-cell>
              <table:table-cell office:value-type="float" office:value="31.35508">
                <text:p>31.35508</text:p>
              </table:table-cell>
              <table:table-cell office:value-type="float" office:value="NaN">
                <text:p>NaN</text:p>
              </table:table-cell>
              <table:table-cell office:value-type="float" office:value="48.88999">
                <text:p>48.88999</text:p>
              </table:table-cell>
              <table:table-cell office:value-type="float" office:value="NaN">
                <text:p>NaN</text:p>
              </table:table-cell>
              <table:table-cell office:value-type="float" office:value="18.46172">
                <text:p>18.46172</text:p>
              </table:table-cell>
              <table:table-cell office:value-type="float" office:value="NaN">
                <text:p>NaN</text:p>
              </table:table-cell>
              <table:table-cell office:value-type="float" office:value="53.52588">
                <text:p>53.52588</text:p>
              </table:table-cell>
              <table:table-cell office:value-type="float" office:value="36.80537">
                <text:p>36.80537</text:p>
              </table:table-cell>
              <table:table-cell office:value-type="float" office:value="51.32547">
                <text:p>51.3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47714">
                <text:p>57.4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40781">
                <text:p>59.40781</text:p>
              </table:table-cell>
              <table:table-cell office:value-type="float" office:value="60.46732">
                <text:p>60.46732</text:p>
              </table:table-cell>
              <table:table-cell office:value-type="float" office:value="NaN">
                <text:p>NaN</text:p>
              </table:table-cell>
              <table:table-cell office:value-type="float" office:value="31.93227">
                <text:p>31.93227</text:p>
              </table:table-cell>
              <table:table-cell office:value-type="float" office:value="NaN">
                <text:p>NaN</text:p>
              </table:table-cell>
              <table:table-cell office:value-type="float" office:value="49.67336">
                <text:p>49.67336</text:p>
              </table:table-cell>
              <table:table-cell office:value-type="float" office:value="NaN">
                <text:p>NaN</text:p>
              </table:table-cell>
              <table:table-cell office:value-type="float" office:value="18.58557">
                <text:p>18.58557</text:p>
              </table:table-cell>
              <table:table-cell office:value-type="float" office:value="NaN">
                <text:p>NaN</text:p>
              </table:table-cell>
              <table:table-cell office:value-type="float" office:value="54.66988">
                <text:p>54.66988</text:p>
              </table:table-cell>
              <table:table-cell office:value-type="float" office:value="37.49899">
                <text:p>37.49899</text:p>
              </table:table-cell>
              <table:table-cell office:value-type="float" office:value="52.48028">
                <text:p>52.4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60148">
                <text:p>58.6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0988">
                <text:p>60.10988</text:p>
              </table:table-cell>
              <table:table-cell office:value-type="float" office:value="61.17848">
                <text:p>61.17848</text:p>
              </table:table-cell>
              <table:table-cell office:value-type="float" office:value="NaN">
                <text:p>NaN</text:p>
              </table:table-cell>
              <table:table-cell office:value-type="float" office:value="32.80496">
                <text:p>32.80496</text:p>
              </table:table-cell>
              <table:table-cell office:value-type="float" office:value="NaN">
                <text:p>NaN</text:p>
              </table:table-cell>
              <table:table-cell office:value-type="float" office:value="50.1879">
                <text:p>50.1879</text:p>
              </table:table-cell>
              <table:table-cell office:value-type="float" office:value="NaN">
                <text:p>NaN</text:p>
              </table:table-cell>
              <table:table-cell office:value-type="float" office:value="18.76264">
                <text:p>18.76264</text:p>
              </table:table-cell>
              <table:table-cell office:value-type="float" office:value="NaN">
                <text:p>NaN</text:p>
              </table:table-cell>
              <table:table-cell office:value-type="float" office:value="55.78794">
                <text:p>55.78794</text:p>
              </table:table-cell>
              <table:table-cell office:value-type="float" office:value="38.28936">
                <text:p>38.28936</text:p>
              </table:table-cell>
              <table:table-cell office:value-type="float" office:value="53.59546">
                <text:p>53.59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1539">
                <text:p>59.7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7769">
                <text:p>60.57769</text:p>
              </table:table-cell>
              <table:table-cell office:value-type="float" office:value="61.63986">
                <text:p>61.63986</text:p>
              </table:table-cell>
              <table:table-cell office:value-type="float" office:value="NaN">
                <text:p>NaN</text:p>
              </table:table-cell>
              <table:table-cell office:value-type="float" office:value="33.39238">
                <text:p>33.39238</text:p>
              </table:table-cell>
              <table:table-cell office:value-type="float" office:value="NaN">
                <text:p>NaN</text:p>
              </table:table-cell>
              <table:table-cell office:value-type="float" office:value="50.96272">
                <text:p>50.96272</text:p>
              </table:table-cell>
              <table:table-cell office:value-type="float" office:value="NaN">
                <text:p>NaN</text:p>
              </table:table-cell>
              <table:table-cell office:value-type="float" office:value="18.88488">
                <text:p>18.88488</text:p>
              </table:table-cell>
              <table:table-cell office:value-type="float" office:value="NaN">
                <text:p>NaN</text:p>
              </table:table-cell>
              <table:table-cell office:value-type="float" office:value="56.89223">
                <text:p>56.89223</text:p>
              </table:table-cell>
              <table:table-cell office:value-type="float" office:value="38.9721">
                <text:p>38.9721</text:p>
              </table:table-cell>
              <table:table-cell office:value-type="float" office:value="54.68533">
                <text:p>54.68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80525">
                <text:p>60.8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27642">
                <text:p>61.2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5732">
                <text:p>34.25732</text:p>
              </table:table-cell>
              <table:table-cell office:value-type="float" office:value="NaN">
                <text:p>NaN</text:p>
              </table:table-cell>
              <table:table-cell office:value-type="float" office:value="51.47115">
                <text:p>51.47115</text:p>
              </table:table-cell>
              <table:table-cell office:value-type="float" office:value="NaN">
                <text:p>NaN</text:p>
              </table:table-cell>
              <table:table-cell office:value-type="float" office:value="19.06788">
                <text:p>19.06788</text:p>
              </table:table-cell>
              <table:table-cell office:value-type="float" office:value="NaN">
                <text:p>NaN</text:p>
              </table:table-cell>
              <table:table-cell office:value-type="float" office:value="57.97246">
                <text:p>57.97246</text:p>
              </table:table-cell>
              <table:table-cell office:value-type="float" office:value="39.73278">
                <text:p>39.73278</text:p>
              </table:table-cell>
              <table:table-cell office:value-type="float" office:value="55.74776">
                <text:p>55.74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87441">
                <text:p>61.8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72673">
                <text:p>61.7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84087">
                <text:p>34.84087</text:p>
              </table:table-cell>
              <table:table-cell office:value-type="float" office:value="NaN">
                <text:p>NaN</text:p>
              </table:table-cell>
              <table:table-cell office:value-type="float" office:value="52.21001">
                <text:p>52.21001</text:p>
              </table:table-cell>
              <table:table-cell office:value-type="float" office:value="NaN">
                <text:p>NaN</text:p>
              </table:table-cell>
              <table:table-cell office:value-type="float" office:value="19.18448">
                <text:p>19.1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129">
                <text:p>40.4129</text:p>
              </table:table-cell>
              <table:table-cell office:value-type="float" office:value="56.77916">
                <text:p>56.7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92071">
                <text:p>62.9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70414">
                <text:p>35.70414</text:p>
              </table:table-cell>
              <table:table-cell office:value-type="float" office:value="NaN">
                <text:p>NaN</text:p>
              </table:table-cell>
              <table:table-cell office:value-type="float" office:value="52.69961">
                <text:p>52.69961</text:p>
              </table:table-cell>
              <table:table-cell office:value-type="float" office:value="NaN">
                <text:p>NaN</text:p>
              </table:table-cell>
              <table:table-cell office:value-type="float" office:value="19.35644">
                <text:p>19.3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6119">
                <text:p>41.16119</text:p>
              </table:table-cell>
              <table:table-cell office:value-type="float" office:value="57.77242">
                <text:p>57.77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95626">
                <text:p>63.9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27713">
                <text:p>36.27713</text:p>
              </table:table-cell>
              <table:table-cell office:value-type="float" office:value="NaN">
                <text:p>NaN</text:p>
              </table:table-cell>
              <table:table-cell office:value-type="float" office:value="53.43192">
                <text:p>53.43192</text:p>
              </table:table-cell>
              <table:table-cell office:value-type="float" office:value="NaN">
                <text:p>NaN</text:p>
              </table:table-cell>
              <table:table-cell office:value-type="float" office:value="19.47017">
                <text:p>19.4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2156">
                <text:p>41.82156</text:p>
              </table:table-cell>
              <table:table-cell office:value-type="float" office:value="58.7297">
                <text:p>58.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9701">
                <text:p>64.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13355">
                <text:p>37.13355</text:p>
              </table:table-cell>
              <table:table-cell office:value-type="float" office:value="NaN">
                <text:p>NaN</text:p>
              </table:table-cell>
              <table:table-cell office:value-type="float" office:value="53.91957">
                <text:p>53.91957</text:p>
              </table:table-cell>
              <table:table-cell office:value-type="float" office:value="NaN">
                <text:p>NaN</text:p>
              </table:table-cell>
              <table:table-cell office:value-type="float" office:value="19.64143">
                <text:p>19.64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6438">
                <text:p>42.56438</text:p>
              </table:table-cell>
              <table:table-cell office:value-type="float" office:value="59.66504">
                <text:p>59.6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95694">
                <text:p>65.9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68951">
                <text:p>37.68951</text:p>
              </table:table-cell>
              <table:table-cell office:value-type="float" office:value="NaN">
                <text:p>NaN</text:p>
              </table:table-cell>
              <table:table-cell office:value-type="float" office:value="54.64259">
                <text:p>54.64259</text:p>
              </table:table-cell>
              <table:table-cell office:value-type="float" office:value="NaN">
                <text:p>NaN</text:p>
              </table:table-cell>
              <table:table-cell office:value-type="float" office:value="19.75672">
                <text:p>19.7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1492">
                <text:p>43.21492</text:p>
              </table:table-cell>
              <table:table-cell office:value-type="float" office:value="60.03035">
                <text:p>60.0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93484">
                <text:p>66.9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2031">
                <text:p>38.52031</text:p>
              </table:table-cell>
              <table:table-cell office:value-type="float" office:value="NaN">
                <text:p>NaN</text:p>
              </table:table-cell>
              <table:table-cell office:value-type="float" office:value="55.11921">
                <text:p>55.11921</text:p>
              </table:table-cell>
              <table:table-cell office:value-type="float" office:value="NaN">
                <text:p>NaN</text:p>
              </table:table-cell>
              <table:table-cell office:value-type="float" office:value="19.91806">
                <text:p>19.9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94057">
                <text:p>43.94057</text:p>
              </table:table-cell>
              <table:table-cell office:value-type="float" office:value="60.57402">
                <text:p>60.57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87936">
                <text:p>67.87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745">
                <text:p>39.0745</text:p>
              </table:table-cell>
              <table:table-cell office:value-type="float" office:value="NaN">
                <text:p>NaN</text:p>
              </table:table-cell>
              <table:table-cell office:value-type="float" office:value="55.84333">
                <text:p>55.84333</text:p>
              </table:table-cell>
              <table:table-cell office:value-type="float" office:value="NaN">
                <text:p>NaN</text:p>
              </table:table-cell>
              <table:table-cell office:value-type="float" office:value="20.02795">
                <text:p>20.0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8421">
                <text:p>44.48421</text:p>
              </table:table-cell>
              <table:table-cell office:value-type="float" office:value="60.91875">
                <text:p>60.9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31729">
                <text:p>56.31729</text:p>
              </table:table-cell>
              <table:table-cell office:value-type="float" office:value="NaN">
                <text:p>NaN</text:p>
              </table:table-cell>
              <table:table-cell office:value-type="float" office:value="20.19583">
                <text:p>20.1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1716">
                <text:p>45.11716</text:p>
              </table:table-cell>
              <table:table-cell office:value-type="float" office:value="61.44543">
                <text:p>61.44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4285">
                <text:p>57.04285</text:p>
              </table:table-cell>
              <table:table-cell office:value-type="float" office:value="NaN">
                <text:p>NaN</text:p>
              </table:table-cell>
              <table:table-cell office:value-type="float" office:value="20.29734">
                <text:p>20.2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1002">
                <text:p>45.81002</text:p>
              </table:table-cell>
              <table:table-cell office:value-type="float" office:value="61.78674">
                <text:p>61.7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50983">
                <text:p>57.50983</text:p>
              </table:table-cell>
              <table:table-cell office:value-type="float" office:value="NaN">
                <text:p>NaN</text:p>
              </table:table-cell>
              <table:table-cell office:value-type="float" office:value="20.46242">
                <text:p>20.4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40003">
                <text:p>46.40003</text:p>
              </table:table-cell>
              <table:table-cell office:value-type="float" office:value="62.29472">
                <text:p>62.2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22041">
                <text:p>58.22041</text:p>
              </table:table-cell>
              <table:table-cell office:value-type="float" office:value="NaN">
                <text:p>NaN</text:p>
              </table:table-cell>
              <table:table-cell office:value-type="float" office:value="20.5558">
                <text:p>20.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8199">
                <text:p>47.08199</text:p>
              </table:table-cell>
              <table:table-cell office:value-type="float" office:value="62.63461">
                <text:p>62.63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69311">
                <text:p>58.69311</text:p>
              </table:table-cell>
              <table:table-cell office:value-type="float" office:value="NaN">
                <text:p>NaN</text:p>
              </table:table-cell>
              <table:table-cell office:value-type="float" office:value="20.71219">
                <text:p>20.7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6451">
                <text:p>47.66451</text:p>
              </table:table-cell>
              <table:table-cell office:value-type="float" office:value="63.12689">
                <text:p>63.12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973">
                <text:p>59.3973</text:p>
              </table:table-cell>
              <table:table-cell office:value-type="float" office:value="NaN">
                <text:p>NaN</text:p>
              </table:table-cell>
              <table:table-cell office:value-type="float" office:value="20.81007">
                <text:p>20.8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425">
                <text:p>48.3425</text:p>
              </table:table-cell>
              <table:table-cell office:value-type="float" office:value="63.45622">
                <text:p>63.45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86605">
                <text:p>59.86605</text:p>
              </table:table-cell>
              <table:table-cell office:value-type="float" office:value="NaN">
                <text:p>NaN</text:p>
              </table:table-cell>
              <table:table-cell office:value-type="float" office:value="20.96776">
                <text:p>20.9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1953">
                <text:p>48.91953</text:p>
              </table:table-cell>
              <table:table-cell office:value-type="float" office:value="63.93067">
                <text:p>63.9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6091">
                <text:p>21.0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8827">
                <text:p>49.58827</text:p>
              </table:table-cell>
              <table:table-cell office:value-type="float" office:value="64.24543">
                <text:p>64.24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5775">
                <text:p>21.1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6007">
                <text:p>50.16007</text:p>
              </table:table-cell>
              <table:table-cell office:value-type="float" office:value="64.70992">
                <text:p>64.7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049">
                <text:p>21.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1766">
                <text:p>50.81766</text:p>
              </table:table-cell>
              <table:table-cell office:value-type="float" office:value="65.01521">
                <text:p>65.0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684">
                <text:p>21.3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6957">
                <text:p>51.36957</text:p>
              </table:table-cell>
              <table:table-cell office:value-type="float" office:value="65.46412">
                <text:p>65.4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3323">
                <text:p>21.5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02778">
                <text:p>52.02778</text:p>
              </table:table-cell>
              <table:table-cell office:value-type="float" office:value="65.75981">
                <text:p>65.75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1618">
                <text:p>21.6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57346">
                <text:p>52.57346</text:p>
              </table:table-cell>
              <table:table-cell office:value-type="float" office:value="66.1982">
                <text:p>66.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5103">
                <text:p>21.7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2107">
                <text:p>53.22107</text:p>
              </table:table-cell>
              <table:table-cell office:value-type="float" office:value="66.48844">
                <text:p>66.48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4243">
                <text:p>21.8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6296">
                <text:p>53.76296</text:p>
              </table:table-cell>
              <table:table-cell office:value-type="float" office:value="66.90759">
                <text:p>66.9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7582">
                <text:p>21.9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39309">
                <text:p>54.39309</text:p>
              </table:table-cell>
              <table:table-cell office:value-type="float" office:value="67.18303">
                <text:p>67.1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4911">
                <text:p>22.0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92605">
                <text:p>54.92605</text:p>
              </table:table-cell>
              <table:table-cell office:value-type="float" office:value="67.59096">
                <text:p>67.59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8119">
                <text:p>22.1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5505">
                <text:p>55.55505</text:p>
              </table:table-cell>
              <table:table-cell office:value-type="float" office:value="67.8568">
                <text:p>67.8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986">
                <text:p>22.2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08424">
                <text:p>56.08424</text:p>
              </table:table-cell>
              <table:table-cell office:value-type="float" office:value="68.25477">
                <text:p>68.25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7585">
                <text:p>22.3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70366">
                <text:p>56.70366</text:p>
              </table:table-cell>
              <table:table-cell office:value-type="float" office:value="68.51266">
                <text:p>68.5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011">
                <text:p>22.4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21549">
                <text:p>57.2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96">
                <text:p>22.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2881">
                <text:p>57.8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96">
                <text:p>22.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3231">
                <text:p>58.3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329">
                <text:p>22.6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93541">
                <text:p>58.9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903">
                <text:p>22.7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43156">
                <text:p>59.4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869">
                <text:p>22.8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0377">
                <text:p>60.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1036">
                <text:p>22.9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2003">
                <text:p>60.5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579">
                <text:p>22.9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11545">
                <text:p>61.1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835">
                <text:p>23.0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9226">
                <text:p>61.5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1615">
                <text:p>23.1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1711">
                <text:p>62.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423">
                <text:p>23.2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63793">
                <text:p>62.6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21108">
                <text:p>63.2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67214">
                <text:p>63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24352">
                <text:p>64.2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8541">
                <text:p>64.6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24972">
                <text:p>65.2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68471">
                <text:p>65.6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23744">
                <text:p>66.2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697">
                <text:p>66.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63051">
                <text:p>67.6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13cm" svg:height="16.558cm" xlink:href=".." xlink:type="simple" chart:class="chart:bar" chart:style-name="ch1">
        <chart:legend chart:legend-position="end" svg:x="24.335cm" svg:y="7.98cm" style:legend-expansion="high" chart:style-name="ch2"/>
        <chart:plot-area chart:style-name="ch3" table:cell-range-address="output.B395:output.T395" svg:x="0.528cm" svg:y="0.331cm" svg:width="23.279cm" svg:height="15.896cm">
          <chart:coordinate-region svg:x="0.964cm" svg:y="0.53cm" svg:width="22.843cm" svg:height="15.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B395:output.T39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395</text:p>
                <draw:g>
                  <svg:desc/>
                </draw:g>
              </table:table-cell>
              <table:table-cell office:value-type="float" office:value="6.68003">
                <text:p>6.68003</text:p>
                <draw:g>
                  <svg:desc>output.B395:output.T395</svg:desc>
                </draw:g>
              </table:table-cell>
              <table:table-cell office:value-type="float" office:value="1.85424">
                <text:p>1.85424</text:p>
              </table:table-cell>
              <table:table-cell office:value-type="float" office:value="6.4499">
                <text:p>6.4499</text:p>
              </table:table-cell>
              <table:table-cell office:value-type="float" office:value="2.58967">
                <text:p>2.58967</text:p>
              </table:table-cell>
              <table:table-cell office:value-type="float" office:value="3.49453">
                <text:p>3.49453</text:p>
              </table:table-cell>
              <table:table-cell office:value-type="float" office:value="5.26084">
                <text:p>5.26084</text:p>
              </table:table-cell>
              <table:table-cell office:value-type="float" office:value="6.55187">
                <text:p>6.55187</text:p>
              </table:table-cell>
              <table:table-cell office:value-type="float" office:value="6.83111">
                <text:p>6.83111</text:p>
              </table:table-cell>
              <table:table-cell office:value-type="float" office:value="7.09274">
                <text:p>7.09274</text:p>
              </table:table-cell>
              <table:table-cell office:value-type="float" office:value="0.12655">
                <text:p>0.12655</text:p>
              </table:table-cell>
              <table:table-cell office:value-type="float" office:value="5.76679">
                <text:p>5.76679</text:p>
              </table:table-cell>
              <table:table-cell office:value-type="float" office:value="6.79553">
                <text:p>6.79553</text:p>
              </table:table-cell>
              <table:table-cell office:value-type="float" office:value="6.42701">
                <text:p>6.42701</text:p>
              </table:table-cell>
              <table:table-cell office:value-type="float" office:value="6.21011">
                <text:p>6.21011</text:p>
              </table:table-cell>
              <table:table-cell office:value-type="float" office:value="7.00824">
                <text:p>7.00824</text:p>
              </table:table-cell>
              <table:table-cell office:value-type="float" office:value="3.97375">
                <text:p>3.97375</text:p>
              </table:table-cell>
              <table:table-cell office:value-type="float" office:value="5.53568">
                <text:p>5.53568</text:p>
              </table:table-cell>
              <table:table-cell office:value-type="float" office:value="4.37186">
                <text:p>4.37186</text:p>
              </table:table-cell>
              <table:table-cell office:value-type="float" office:value="5.05837">
                <text:p>5.05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